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5.828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refijo_nombre_css</text:p>
          </table:table-cell>
          <table:table-cell office:value-type="string" calcext:value-type="string">
            <text:p>icono</text:p>
          </table:table-cell>
          <table:table-cell office:value-type="string" calcext:value-type="string">
            <text:p>termino</text:p>
          </table:table-cell>
          <table:table-cell office:value-type="string" calcext:value-type="string">
            <text:p>codigo_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 fa-500px: 500px </text:p>
          </table:table-cell>
          <table:table-cell office:value-type="string" calcext:value-type="string">
            <text:p><text:s/>fab fa-500p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e</text:p>
          </table:table-cell>
          <table:table-cell table:formula="of:=CONCATENATE(&quot;Fontawesome.create!(&quot;;[.$B$1];&quot;: '&quot;;TRIM([.$B2]);&quot;', &quot;;[.$C$1];&quot;: '&quot;;TRIM([.$C2]);&quot;', &quot;;[.$D$1];&quot;: '&quot;;TRIM([.$D2]);&quot;', &quot;;[.$E$1];&quot;: '&quot;;TRIM([.$E2]);&quot;')&quot;)" office:value-type="string" office:string-value="Fontawesome.create!(prefijo_nombre_css: 'fab fa-500px: 500px', icono: 'fab fa-500px', termino: '', codigo_css: '\f26e')" calcext:value-type="string">
            <text:p>Fontawesome.create!(prefijo_nombre_css: 'fab fa-500px: 500px', icono: 'fab fa-500px', termino: '', codigo_css: '\f26e')</text:p>
          </table:table-cell>
        </table:table-row>
        <table:table-row table:style-name="ro1">
          <table:table-cell/>
          <table:table-cell office:value-type="string" calcext:value-type="string">
            <text:p>fab fa-accessible-icon: Icono accesible </text:p>
          </table:table-cell>
          <table:table-cell office:value-type="string" calcext:value-type="string">
            <text:p><text:s/>fab fa-accessible-icon </text:p>
          </table:table-cell>
          <table:table-cell office:value-type="string" calcext:value-type="string">
            <text:p><text:s/>accesibilidad, discapacidad, persona, silla de ruedas, silla de ruedas-alt, </text:p>
          </table:table-cell>
          <table:table-cell office:value-type="string" calcext:value-type="string">
            <text:p><text:s/>\f368</text:p>
          </table:table-cell>
          <table:table-cell table:formula="of:=CONCATENATE(&quot;Fontawesome.create!(&quot;;[.$B$1];&quot;: '&quot;;TRIM([.$B3]);&quot;', &quot;;[.$C$1];&quot;: '&quot;;TRIM([.$C3]);&quot;', &quot;;[.$D$1];&quot;: '&quot;;TRIM([.$D3]);&quot;', &quot;;[.$E$1];&quot;: '&quot;;TRIM([.$E3]);&quot;')&quot;)" office:value-type="string" office:string-value="Fontawesome.create!(prefijo_nombre_css: 'fab fa-accessible-icon: Icono accesible', icono: 'fab fa-accessible-icon', termino: 'accesibilidad, discapacidad, persona, silla de ruedas, silla de ruedas-alt,', codigo_css: '\f368')" calcext:value-type="string">
            <text:p>Fontawesome.create!(prefijo_nombre_css: 'fab fa-accessible-icon: Icono accesible', icono: 'fab fa-accessible-icon', termino: 'accesibilidad, discapacidad, persona, silla de ruedas, silla de ruedas-alt,', codigo_css: '\f368')</text:p>
          </table:table-cell>
        </table:table-row>
        <table:table-row table:style-name="ro1">
          <table:table-cell/>
          <table:table-cell office:value-type="string" calcext:value-type="string">
            <text:p>fab fa-accusoft: Accusoft </text:p>
          </table:table-cell>
          <table:table-cell office:value-type="string" calcext:value-type="string">
            <text:p><text:s/>fab fa-accusof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69</text:p>
          </table:table-cell>
          <table:table-cell table:formula="of:=CONCATENATE(&quot;Fontawesome.create!(&quot;;[.$B$1];&quot;: '&quot;;TRIM([.$B4]);&quot;', &quot;;[.$C$1];&quot;: '&quot;;TRIM([.$C4]);&quot;', &quot;;[.$D$1];&quot;: '&quot;;TRIM([.$D4]);&quot;', &quot;;[.$E$1];&quot;: '&quot;;TRIM([.$E4]);&quot;')&quot;)" office:value-type="string" office:string-value="Fontawesome.create!(prefijo_nombre_css: 'fab fa-accusoft: Accusoft', icono: 'fab fa-accusoft', termino: '', codigo_css: '\f369')" calcext:value-type="string">
            <text:p>Fontawesome.create!(prefijo_nombre_css: 'fab fa-accusoft: Accusoft', icono: 'fab fa-accusoft', termino: '', codigo_css: '\f369')</text:p>
          </table:table-cell>
        </table:table-row>
        <table:table-row table:style-name="ro1">
          <table:table-cell/>
          <table:table-cell office:value-type="string" calcext:value-type="string">
            <text:p>fab fa-acquisitions-incorporated: Anuncioquisiciones incorporadas </text:p>
          </table:table-cell>
          <table:table-cell office:value-type="string" calcext:value-type="string">
            <text:p><text:s/>fab fa-acquisitions-incorporated </text:p>
          </table:table-cell>
          <table:table-cell office:value-type="string" calcext:value-type="string">
            <text:p><text:s/>Dungeons &amp; Dragons, d&amp;d, dnd, fantasy, game, gaming, mesatop, </text:p>
          </table:table-cell>
          <table:table-cell office:value-type="string" calcext:value-type="string">
            <text:p><text:s/>\f6af</text:p>
          </table:table-cell>
          <table:table-cell table:formula="of:=CONCATENATE(&quot;Fontawesome.create!(&quot;;[.$B$1];&quot;: '&quot;;TRIM([.$B5]);&quot;', &quot;;[.$C$1];&quot;: '&quot;;TRIM([.$C5]);&quot;', &quot;;[.$D$1];&quot;: '&quot;;TRIM([.$D5]);&quot;', &quot;;[.$E$1];&quot;: '&quot;;TRIM([.$E5]);&quot;')&quot;)" office:value-type="string" office:string-value="Fontawesome.create!(prefijo_nombre_css: 'fab fa-acquisitions-incorporated: Anuncioquisiciones incorporadas', icono: 'fab fa-acquisitions-incorporated', termino: 'Dungeons &amp; Dragons, d&amp;d, dnd, fantasy, game, gaming, mesatop,', codigo_css: '\f6af')" calcext:value-type="string">
            <text:p>Fontawesome.create!(prefijo_nombre_css: 'fab fa-acquisitions-incorporated: Anuncioquisiciones incorporadas', icono: 'fab fa-acquisitions-incorporated', termino: 'Dungeons &amp; Dragons, d&amp;d, dnd, fantasy, game, gaming, mesatop,', codigo_css: '\f6af')</text:p>
          </table:table-cell>
        </table:table-row>
        <table:table-row table:style-name="ro1">
          <table:table-cell/>
          <table:table-cell office:value-type="string" calcext:value-type="string">
            <text:p>fas fa-ad: Anuncio </text:p>
          </table:table-cell>
          <table:table-cell office:value-type="string" calcext:value-type="string">
            <text:p><text:s/>fas fa-ad </text:p>
          </table:table-cell>
          <table:table-cell office:value-type="string" calcext:value-type="string">
            <text:p><text:s/>anuncios publicitarios, medios de comunicación, periódico, promoción, publicidad, </text:p>
          </table:table-cell>
          <table:table-cell office:value-type="string" calcext:value-type="string">
            <text:p><text:s/>\f641</text:p>
          </table:table-cell>
          <table:table-cell table:formula="of:=CONCATENATE(&quot;Fontawesome.create!(&quot;;[.$B$1];&quot;: '&quot;;TRIM([.$B6]);&quot;', &quot;;[.$C$1];&quot;: '&quot;;TRIM([.$C6]);&quot;', &quot;;[.$D$1];&quot;: '&quot;;TRIM([.$D6]);&quot;', &quot;;[.$E$1];&quot;: '&quot;;TRIM([.$E6]);&quot;')&quot;)" office:value-type="string" office:string-value="Fontawesome.create!(prefijo_nombre_css: 'fas fa-ad: Anuncio', icono: 'fas fa-ad', termino: 'anuncios publicitarios, medios de comunicación, periódico, promoción, publicidad,', codigo_css: '\f641')" calcext:value-type="string">
            <text:p>Fontawesome.create!(prefijo_nombre_css: 'fas fa-ad: Anuncio', icono: 'fas fa-ad', termino: 'anuncios publicitarios, medios de comunicación, periódico, promoción, publicidad,', codigo_css: '\f641')</text:p>
          </table:table-cell>
        </table:table-row>
        <table:table-row table:style-name="ro1">
          <table:table-cell/>
          <table:table-cell office:value-type="string" calcext:value-type="string">
            <text:p>fas fa-address-book: Anunciodress Book </text:p>
          </table:table-cell>
          <table:table-cell office:value-type="string" calcext:value-type="string">
            <text:p><text:s/>fas fa-address-book </text:p>
          </table:table-cell>
          <table:table-cell office:value-type="string" calcext:value-type="string">
            <text:p><text:s/>contacto, directorio, índice, pequeño libro negro, rolodex, </text:p>
          </table:table-cell>
          <table:table-cell office:value-type="string" calcext:value-type="string">
            <text:p><text:s/>\f2b9</text:p>
          </table:table-cell>
          <table:table-cell table:formula="of:=CONCATENATE(&quot;Fontawesome.create!(&quot;;[.$B$1];&quot;: '&quot;;TRIM([.$B7]);&quot;', &quot;;[.$C$1];&quot;: '&quot;;TRIM([.$C7]);&quot;', &quot;;[.$D$1];&quot;: '&quot;;TRIM([.$D7]);&quot;', &quot;;[.$E$1];&quot;: '&quot;;TRIM([.$E7]);&quot;')&quot;)" office:value-type="string" office:string-value="Fontawesome.create!(prefijo_nombre_css: 'fas fa-address-book: Anunciodress Book', icono: 'fas fa-address-book', termino: 'contacto, directorio, índice, pequeño libro negro, rolodex,', codigo_css: '\f2b9')" calcext:value-type="string">
            <text:p>Fontawesome.create!(prefijo_nombre_css: 'fas fa-address-book: Anunciodress Book', icono: 'fas fa-address-book', termino: 'contacto, directorio, índice, pequeño libro negro, rolodex,', codigo_css: '\f2b9')</text:p>
          </table:table-cell>
        </table:table-row>
        <table:table-row table:style-name="ro1">
          <table:table-cell/>
          <table:table-cell office:value-type="string" calcext:value-type="string">
            <text:p>fas fa-address-card: Anunciodress Coched </text:p>
          </table:table-cell>
          <table:table-cell office:value-type="string" calcext:value-type="string">
            <text:p><text:s/>fas fa-address-card </text:p>
          </table:table-cell>
          <table:table-cell office:value-type="string" calcext:value-type="string">
            <text:p><text:s/>acerca de, contacto, id, identificación, postal, perfil, </text:p>
          </table:table-cell>
          <table:table-cell office:value-type="string" calcext:value-type="string">
            <text:p><text:s/>\f2bb</text:p>
          </table:table-cell>
          <table:table-cell table:formula="of:=CONCATENATE(&quot;Fontawesome.create!(&quot;;[.$B$1];&quot;: '&quot;;TRIM([.$B8]);&quot;', &quot;;[.$C$1];&quot;: '&quot;;TRIM([.$C8]);&quot;', &quot;;[.$D$1];&quot;: '&quot;;TRIM([.$D8]);&quot;', &quot;;[.$E$1];&quot;: '&quot;;TRIM([.$E8]);&quot;')&quot;)" office:value-type="string" office:string-value="Fontawesome.create!(prefijo_nombre_css: 'fas fa-address-card: Anunciodress Coched', icono: 'fas fa-address-card', termino: 'acerca de, contacto, id, identificación, postal, perfil,', codigo_css: '\f2bb')" calcext:value-type="string">
            <text:p>Fontawesome.create!(prefijo_nombre_css: 'fas fa-address-card: Anunciodress Coched', icono: 'fas fa-address-card', termino: 'acerca de, contacto, id, identificación, postal, perfil,', codigo_css: '\f2bb')</text:p>
          </table:table-cell>
        </table:table-row>
        <table:table-row table:style-name="ro1">
          <table:table-cell/>
          <table:table-cell office:value-type="string" calcext:value-type="string">
            <text:p>fas fa-adjust: ajustar </text:p>
          </table:table-cell>
          <table:table-cell office:value-type="string" calcext:value-type="string">
            <text:p><text:s/>fas fa-adjust </text:p>
          </table:table-cell>
          <table:table-cell office:value-type="string" calcext:value-type="string">
            <text:p><text:s/>contraste, oscuro, claro, saturación, </text:p>
          </table:table-cell>
          <table:table-cell office:value-type="string" calcext:value-type="string">
            <text:p><text:s/>\f042</text:p>
          </table:table-cell>
          <table:table-cell table:formula="of:=CONCATENATE(&quot;Fontawesome.create!(&quot;;[.$B$1];&quot;: '&quot;;TRIM([.$B9]);&quot;', &quot;;[.$C$1];&quot;: '&quot;;TRIM([.$C9]);&quot;', &quot;;[.$D$1];&quot;: '&quot;;TRIM([.$D9]);&quot;', &quot;;[.$E$1];&quot;: '&quot;;TRIM([.$E9]);&quot;')&quot;)" office:value-type="string" office:string-value="Fontawesome.create!(prefijo_nombre_css: 'fas fa-adjust: ajustar', icono: 'fas fa-adjust', termino: 'contraste, oscuro, claro, saturación,', codigo_css: '\f042')" calcext:value-type="string">
            <text:p>Fontawesome.create!(prefijo_nombre_css: 'fas fa-adjust: ajustar', icono: 'fas fa-adjust', termino: 'contraste, oscuro, claro, saturación,', codigo_css: '\f042')</text:p>
          </table:table-cell>
        </table:table-row>
        <table:table-row table:style-name="ro1">
          <table:table-cell/>
          <table:table-cell office:value-type="string" calcext:value-type="string">
            <text:p>fab fa-adn: App.net </text:p>
          </table:table-cell>
          <table:table-cell office:value-type="string" calcext:value-type="string">
            <text:p><text:s/>fab fa-ad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70</text:p>
          </table:table-cell>
          <table:table-cell table:formula="of:=CONCATENATE(&quot;Fontawesome.create!(&quot;;[.$B$1];&quot;: '&quot;;TRIM([.$B10]);&quot;', &quot;;[.$C$1];&quot;: '&quot;;TRIM([.$C10]);&quot;', &quot;;[.$D$1];&quot;: '&quot;;TRIM([.$D10]);&quot;', &quot;;[.$E$1];&quot;: '&quot;;TRIM([.$E10]);&quot;')&quot;)" office:value-type="string" office:string-value="Fontawesome.create!(prefijo_nombre_css: 'fab fa-adn: App.net', icono: 'fab fa-adn', termino: '', codigo_css: '\f170')" calcext:value-type="string">
            <text:p>Fontawesome.create!(prefijo_nombre_css: 'fab fa-adn: App.net', icono: 'fab fa-adn', termino: '', codigo_css: '\f170')</text:p>
          </table:table-cell>
        </table:table-row>
        <table:table-row table:style-name="ro1">
          <table:table-cell/>
          <table:table-cell office:value-type="string" calcext:value-type="string">
            <text:p>fab fa-adversal: Anuncioversal </text:p>
          </table:table-cell>
          <table:table-cell office:value-type="string" calcext:value-type="string">
            <text:p><text:s/>fab fa-advers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6a</text:p>
          </table:table-cell>
          <table:table-cell table:formula="of:=CONCATENATE(&quot;Fontawesome.create!(&quot;;[.$B$1];&quot;: '&quot;;TRIM([.$B11]);&quot;', &quot;;[.$C$1];&quot;: '&quot;;TRIM([.$C11]);&quot;', &quot;;[.$D$1];&quot;: '&quot;;TRIM([.$D11]);&quot;', &quot;;[.$E$1];&quot;: '&quot;;TRIM([.$E11]);&quot;')&quot;)" office:value-type="string" office:string-value="Fontawesome.create!(prefijo_nombre_css: 'fab fa-adversal: Anuncioversal', icono: 'fab fa-adversal', termino: '', codigo_css: '\f36a')" calcext:value-type="string">
            <text:p>Fontawesome.create!(prefijo_nombre_css: 'fab fa-adversal: Anuncioversal', icono: 'fab fa-adversal', termino: '', codigo_css: '\f36a')</text:p>
          </table:table-cell>
        </table:table-row>
        <table:table-row table:style-name="ro1">
          <table:table-cell/>
          <table:table-cell office:value-type="string" calcext:value-type="string">
            <text:p>fab fa-affiliatetheme: tema afiliado </text:p>
          </table:table-cell>
          <table:table-cell office:value-type="string" calcext:value-type="string">
            <text:p><text:s/>fab fa-affiliatethem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6b</text:p>
          </table:table-cell>
          <table:table-cell table:formula="of:=CONCATENATE(&quot;Fontawesome.create!(&quot;;[.$B$1];&quot;: '&quot;;TRIM([.$B12]);&quot;', &quot;;[.$C$1];&quot;: '&quot;;TRIM([.$C12]);&quot;', &quot;;[.$D$1];&quot;: '&quot;;TRIM([.$D12]);&quot;', &quot;;[.$E$1];&quot;: '&quot;;TRIM([.$E12]);&quot;')&quot;)" office:value-type="string" office:string-value="Fontawesome.create!(prefijo_nombre_css: 'fab fa-affiliatetheme: tema afiliado', icono: 'fab fa-affiliatetheme', termino: '', codigo_css: '\f36b')" calcext:value-type="string">
            <text:p>Fontawesome.create!(prefijo_nombre_css: 'fab fa-affiliatetheme: tema afiliado', icono: 'fab fa-affiliatetheme', termino: '', codigo_css: '\f36b')</text:p>
          </table:table-cell>
        </table:table-row>
        <table:table-row table:style-name="ro1">
          <table:table-cell/>
          <table:table-cell office:value-type="string" calcext:value-type="string">
            <text:p>fas fa-air-freshener: Ambientador </text:p>
          </table:table-cell>
          <table:table-cell office:value-type="string" calcext:value-type="string">
            <text:p><text:s/>fas fa-air-freshener </text:p>
          </table:table-cell>
          <table:table-cell office:value-type="string" calcext:value-type="string">
            <text:p><text:s/>coche, desodorizar, fresco, pino, olor, </text:p>
          </table:table-cell>
          <table:table-cell office:value-type="string" calcext:value-type="string">
            <text:p><text:s/>\f5d0</text:p>
          </table:table-cell>
          <table:table-cell table:formula="of:=CONCATENATE(&quot;Fontawesome.create!(&quot;;[.$B$1];&quot;: '&quot;;TRIM([.$B13]);&quot;', &quot;;[.$C$1];&quot;: '&quot;;TRIM([.$C13]);&quot;', &quot;;[.$D$1];&quot;: '&quot;;TRIM([.$D13]);&quot;', &quot;;[.$E$1];&quot;: '&quot;;TRIM([.$E13]);&quot;')&quot;)" office:value-type="string" office:string-value="Fontawesome.create!(prefijo_nombre_css: 'fas fa-air-freshener: Ambientador', icono: 'fas fa-air-freshener', termino: 'coche, desodorizar, fresco, pino, olor,', codigo_css: '\f5d0')" calcext:value-type="string">
            <text:p>Fontawesome.create!(prefijo_nombre_css: 'fas fa-air-freshener: Ambientador', icono: 'fas fa-air-freshener', termino: 'coche, desodorizar, fresco, pino, olor,', codigo_css: '\f5d0')</text:p>
          </table:table-cell>
        </table:table-row>
        <table:table-row table:style-name="ro1">
          <table:table-cell/>
          <table:table-cell office:value-type="string" calcext:value-type="string">
            <text:p>fab fa-airbnb: Airbnb </text:p>
          </table:table-cell>
          <table:table-cell office:value-type="string" calcext:value-type="string">
            <text:p><text:s/>fab fa-airbn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4</text:p>
          </table:table-cell>
          <table:table-cell table:formula="of:=CONCATENATE(&quot;Fontawesome.create!(&quot;;[.$B$1];&quot;: '&quot;;TRIM([.$B14]);&quot;', &quot;;[.$C$1];&quot;: '&quot;;TRIM([.$C14]);&quot;', &quot;;[.$D$1];&quot;: '&quot;;TRIM([.$D14]);&quot;', &quot;;[.$E$1];&quot;: '&quot;;TRIM([.$E14]);&quot;')&quot;)" office:value-type="string" office:string-value="Fontawesome.create!(prefijo_nombre_css: 'fab fa-airbnb: Airbnb', icono: 'fab fa-airbnb', termino: '', codigo_css: '\f834')" calcext:value-type="string">
            <text:p>Fontawesome.create!(prefijo_nombre_css: 'fab fa-airbnb: Airbnb', icono: 'fab fa-airbnb', termino: '', codigo_css: '\f834')</text:p>
          </table:table-cell>
        </table:table-row>
        <table:table-row table:style-name="ro1">
          <table:table-cell/>
          <table:table-cell office:value-type="string" calcext:value-type="string">
            <text:p>fab fa-algolia: Algolia </text:p>
          </table:table-cell>
          <table:table-cell office:value-type="string" calcext:value-type="string">
            <text:p><text:s/>fab fa-algoli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6c</text:p>
          </table:table-cell>
          <table:table-cell table:formula="of:=CONCATENATE(&quot;Fontawesome.create!(&quot;;[.$B$1];&quot;: '&quot;;TRIM([.$B15]);&quot;', &quot;;[.$C$1];&quot;: '&quot;;TRIM([.$C15]);&quot;', &quot;;[.$D$1];&quot;: '&quot;;TRIM([.$D15]);&quot;', &quot;;[.$E$1];&quot;: '&quot;;TRIM([.$E15]);&quot;')&quot;)" office:value-type="string" office:string-value="Fontawesome.create!(prefijo_nombre_css: 'fab fa-algolia: Algolia', icono: 'fab fa-algolia', termino: '', codigo_css: '\f36c')" calcext:value-type="string">
            <text:p>Fontawesome.create!(prefijo_nombre_css: 'fab fa-algolia: Algolia', icono: 'fab fa-algolia', termino: '', codigo_css: '\f36c')</text:p>
          </table:table-cell>
        </table:table-row>
        <table:table-row table:style-name="ro1">
          <table:table-cell/>
          <table:table-cell office:value-type="string" calcext:value-type="string">
            <text:p>fas fa-align-center: Alinear al centro </text:p>
          </table:table-cell>
          <table:table-cell office:value-type="string" calcext:value-type="string">
            <text:p><text:s/>fas fa-align-center </text:p>
          </table:table-cell>
          <table:table-cell office:value-type="string" calcext:value-type="string">
            <text:p><text:s/>formato, medio, párrafo, texto, </text:p>
          </table:table-cell>
          <table:table-cell office:value-type="string" calcext:value-type="string">
            <text:p><text:s/>\f037</text:p>
          </table:table-cell>
          <table:table-cell table:formula="of:=CONCATENATE(&quot;Fontawesome.create!(&quot;;[.$B$1];&quot;: '&quot;;TRIM([.$B16]);&quot;', &quot;;[.$C$1];&quot;: '&quot;;TRIM([.$C16]);&quot;', &quot;;[.$D$1];&quot;: '&quot;;TRIM([.$D16]);&quot;', &quot;;[.$E$1];&quot;: '&quot;;TRIM([.$E16]);&quot;')&quot;)" office:value-type="string" office:string-value="Fontawesome.create!(prefijo_nombre_css: 'fas fa-align-center: Alinear al centro', icono: 'fas fa-align-center', termino: 'formato, medio, párrafo, texto,', codigo_css: '\f037')" calcext:value-type="string">
            <text:p>Fontawesome.create!(prefijo_nombre_css: 'fas fa-align-center: Alinear al centro', icono: 'fas fa-align-center', termino: 'formato, medio, párrafo, texto,', codigo_css: '\f037')</text:p>
          </table:table-cell>
        </table:table-row>
        <table:table-row table:style-name="ro1">
          <table:table-cell/>
          <table:table-cell office:value-type="string" calcext:value-type="string">
            <text:p>fas fa-align-justify: alinear-justificar </text:p>
          </table:table-cell>
          <table:table-cell office:value-type="string" calcext:value-type="string">
            <text:p><text:s/>fas fa-align-justify </text:p>
          </table:table-cell>
          <table:table-cell office:value-type="string" calcext:value-type="string">
            <text:p><text:s/>formato, párrafo, texto, </text:p>
          </table:table-cell>
          <table:table-cell office:value-type="string" calcext:value-type="string">
            <text:p><text:s/>\f039</text:p>
          </table:table-cell>
          <table:table-cell table:formula="of:=CONCATENATE(&quot;Fontawesome.create!(&quot;;[.$B$1];&quot;: '&quot;;TRIM([.$B17]);&quot;', &quot;;[.$C$1];&quot;: '&quot;;TRIM([.$C17]);&quot;', &quot;;[.$D$1];&quot;: '&quot;;TRIM([.$D17]);&quot;', &quot;;[.$E$1];&quot;: '&quot;;TRIM([.$E17]);&quot;')&quot;)" office:value-type="string" office:string-value="Fontawesome.create!(prefijo_nombre_css: 'fas fa-align-justify: alinear-justificar', icono: 'fas fa-align-justify', termino: 'formato, párrafo, texto,', codigo_css: '\f039')" calcext:value-type="string">
            <text:p>Fontawesome.create!(prefijo_nombre_css: 'fas fa-align-justify: alinear-justificar', icono: 'fas fa-align-justify', termino: 'formato, párrafo, texto,', codigo_css: '\f039')</text:p>
          </table:table-cell>
        </table:table-row>
        <table:table-row table:style-name="ro1">
          <table:table-cell/>
          <table:table-cell office:value-type="string" calcext:value-type="string">
            <text:p>fas fa-align-left: alinear a la izquierda </text:p>
          </table:table-cell>
          <table:table-cell office:value-type="string" calcext:value-type="string">
            <text:p><text:s/>fas fa-align-left </text:p>
          </table:table-cell>
          <table:table-cell office:value-type="string" calcext:value-type="string">
            <text:p><text:s/>formato, párrafo, texto, </text:p>
          </table:table-cell>
          <table:table-cell office:value-type="string" calcext:value-type="string">
            <text:p><text:s/>\f036</text:p>
          </table:table-cell>
          <table:table-cell table:formula="of:=CONCATENATE(&quot;Fontawesome.create!(&quot;;[.$B$1];&quot;: '&quot;;TRIM([.$B18]);&quot;', &quot;;[.$C$1];&quot;: '&quot;;TRIM([.$C18]);&quot;', &quot;;[.$D$1];&quot;: '&quot;;TRIM([.$D18]);&quot;', &quot;;[.$E$1];&quot;: '&quot;;TRIM([.$E18]);&quot;')&quot;)" office:value-type="string" office:string-value="Fontawesome.create!(prefijo_nombre_css: 'fas fa-align-left: alinear a la izquierda', icono: 'fas fa-align-left', termino: 'formato, párrafo, texto,', codigo_css: '\f036')" calcext:value-type="string">
            <text:p>Fontawesome.create!(prefijo_nombre_css: 'fas fa-align-left: alinear a la izquierda', icono: 'fas fa-align-left', termino: 'formato, párrafo, texto,', codigo_css: '\f036')</text:p>
          </table:table-cell>
        </table:table-row>
        <table:table-row table:style-name="ro1">
          <table:table-cell/>
          <table:table-cell office:value-type="string" calcext:value-type="string">
            <text:p>fas fa-align-right: alinear a la derecha </text:p>
          </table:table-cell>
          <table:table-cell office:value-type="string" calcext:value-type="string">
            <text:p><text:s/>fas fa-align-right </text:p>
          </table:table-cell>
          <table:table-cell office:value-type="string" calcext:value-type="string">
            <text:p><text:s/>formato, párrafo, texto, </text:p>
          </table:table-cell>
          <table:table-cell office:value-type="string" calcext:value-type="string">
            <text:p><text:s/>\f038</text:p>
          </table:table-cell>
          <table:table-cell table:formula="of:=CONCATENATE(&quot;Fontawesome.create!(&quot;;[.$B$1];&quot;: '&quot;;TRIM([.$B19]);&quot;', &quot;;[.$C$1];&quot;: '&quot;;TRIM([.$C19]);&quot;', &quot;;[.$D$1];&quot;: '&quot;;TRIM([.$D19]);&quot;', &quot;;[.$E$1];&quot;: '&quot;;TRIM([.$E19]);&quot;')&quot;)" office:value-type="string" office:string-value="Fontawesome.create!(prefijo_nombre_css: 'fas fa-align-right: alinear a la derecha', icono: 'fas fa-align-right', termino: 'formato, párrafo, texto,', codigo_css: '\f038')" calcext:value-type="string">
            <text:p>Fontawesome.create!(prefijo_nombre_css: 'fas fa-align-right: alinear a la derecha', icono: 'fas fa-align-right', termino: 'formato, párrafo, texto,', codigo_css: '\f038')</text:p>
          </table:table-cell>
        </table:table-row>
        <table:table-row table:style-name="ro1">
          <table:table-cell/>
          <table:table-cell office:value-type="string" calcext:value-type="string">
            <text:p>fab fa-alipay: Alipay </text:p>
          </table:table-cell>
          <table:table-cell office:value-type="string" calcext:value-type="string">
            <text:p><text:s/>fab fa-alipa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642</text:p>
          </table:table-cell>
          <table:table-cell table:formula="of:=CONCATENATE(&quot;Fontawesome.create!(&quot;;[.$B$1];&quot;: '&quot;;TRIM([.$B20]);&quot;', &quot;;[.$C$1];&quot;: '&quot;;TRIM([.$C20]);&quot;', &quot;;[.$D$1];&quot;: '&quot;;TRIM([.$D20]);&quot;', &quot;;[.$E$1];&quot;: '&quot;;TRIM([.$E20]);&quot;')&quot;)" office:value-type="string" office:string-value="Fontawesome.create!(prefijo_nombre_css: 'fab fa-alipay: Alipay', icono: 'fab fa-alipay', termino: '', codigo_css: '\f642')" calcext:value-type="string">
            <text:p>Fontawesome.create!(prefijo_nombre_css: 'fab fa-alipay: Alipay', icono: 'fab fa-alipay', termino: '', codigo_css: '\f642')</text:p>
          </table:table-cell>
        </table:table-row>
        <table:table-row table:style-name="ro1">
          <table:table-cell/>
          <table:table-cell office:value-type="string" calcext:value-type="string">
            <text:p>fas fa-allergies: Alergias </text:p>
          </table:table-cell>
          <table:table-cell office:value-type="string" calcext:value-type="string">
            <text:p><text:s/>fas fa-allergies </text:p>
          </table:table-cell>
          <table:table-cell office:value-type="string" calcext:value-type="string">
            <text:p><text:s/>alergia, mano, manchas, pecas, piel, urticaria, </text:p>
          </table:table-cell>
          <table:table-cell office:value-type="string" calcext:value-type="string">
            <text:p><text:s/>\f461</text:p>
          </table:table-cell>
          <table:table-cell table:formula="of:=CONCATENATE(&quot;Fontawesome.create!(&quot;;[.$B$1];&quot;: '&quot;;TRIM([.$B21]);&quot;', &quot;;[.$C$1];&quot;: '&quot;;TRIM([.$C21]);&quot;', &quot;;[.$D$1];&quot;: '&quot;;TRIM([.$D21]);&quot;', &quot;;[.$E$1];&quot;: '&quot;;TRIM([.$E21]);&quot;')&quot;)" office:value-type="string" office:string-value="Fontawesome.create!(prefijo_nombre_css: 'fas fa-allergies: Alergias', icono: 'fas fa-allergies', termino: 'alergia, mano, manchas, pecas, piel, urticaria,', codigo_css: '\f461')" calcext:value-type="string">
            <text:p>Fontawesome.create!(prefijo_nombre_css: 'fas fa-allergies: Alergias', icono: 'fas fa-allergies', termino: 'alergia, mano, manchas, pecas, piel, urticaria,', codigo_css: '\f461')</text:p>
          </table:table-cell>
        </table:table-row>
        <table:table-row table:style-name="ro1">
          <table:table-cell/>
          <table:table-cell office:value-type="string" calcext:value-type="string">
            <text:p>fab fa-amazon: Amazonas </text:p>
          </table:table-cell>
          <table:table-cell office:value-type="string" calcext:value-type="string">
            <text:p><text:s/>fab fa-amaz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70</text:p>
          </table:table-cell>
          <table:table-cell table:formula="of:=CONCATENATE(&quot;Fontawesome.create!(&quot;;[.$B$1];&quot;: '&quot;;TRIM([.$B22]);&quot;', &quot;;[.$C$1];&quot;: '&quot;;TRIM([.$C22]);&quot;', &quot;;[.$D$1];&quot;: '&quot;;TRIM([.$D22]);&quot;', &quot;;[.$E$1];&quot;: '&quot;;TRIM([.$E22]);&quot;')&quot;)" office:value-type="string" office:string-value="Fontawesome.create!(prefijo_nombre_css: 'fab fa-amazon: Amazonas', icono: 'fab fa-amazon', termino: '', codigo_css: '\f270')" calcext:value-type="string">
            <text:p>Fontawesome.create!(prefijo_nombre_css: 'fab fa-amazon: Amazonas', icono: 'fab fa-amazon', termino: '', codigo_css: '\f270')</text:p>
          </table:table-cell>
        </table:table-row>
        <table:table-row table:style-name="ro1">
          <table:table-cell/>
          <table:table-cell office:value-type="string" calcext:value-type="string">
            <text:p>fab fa-amazon-pay: Amazonas Pay </text:p>
          </table:table-cell>
          <table:table-cell office:value-type="string" calcext:value-type="string">
            <text:p><text:s/>fab fa-amazon-pa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c</text:p>
          </table:table-cell>
          <table:table-cell table:formula="of:=CONCATENATE(&quot;Fontawesome.create!(&quot;;[.$B$1];&quot;: '&quot;;TRIM([.$B23]);&quot;', &quot;;[.$C$1];&quot;: '&quot;;TRIM([.$C23]);&quot;', &quot;;[.$D$1];&quot;: '&quot;;TRIM([.$D23]);&quot;', &quot;;[.$E$1];&quot;: '&quot;;TRIM([.$E23]);&quot;')&quot;)" office:value-type="string" office:string-value="Fontawesome.create!(prefijo_nombre_css: 'fab fa-amazon-pay: Amazonas Pay', icono: 'fab fa-amazon-pay', termino: '', codigo_css: '\f42c')" calcext:value-type="string">
            <text:p>Fontawesome.create!(prefijo_nombre_css: 'fab fa-amazon-pay: Amazonas Pay', icono: 'fab fa-amazon-pay', termino: '', codigo_css: '\f42c')</text:p>
          </table:table-cell>
        </table:table-row>
        <table:table-row table:style-name="ro1">
          <table:table-cell/>
          <table:table-cell office:value-type="string" calcext:value-type="string">
            <text:p>fas fa-ambulance: ambulancia </text:p>
          </table:table-cell>
          <table:table-cell office:value-type="string" calcext:value-type="string">
            <text:p><text:s/>fas fa-ambulance </text:p>
          </table:table-cell>
          <table:table-cell office:value-type="string" calcext:value-type="string">
            <text:p><text:s/>covid-19, emergencia, emt, er, hospital, socorro, sostén, vehículo </text:p>
          </table:table-cell>
          <table:table-cell office:value-type="string" calcext:value-type="string">
            <text:p><text:s/>\f0f9</text:p>
          </table:table-cell>
          <table:table-cell table:formula="of:=CONCATENATE(&quot;Fontawesome.create!(&quot;;[.$B$1];&quot;: '&quot;;TRIM([.$B24]);&quot;', &quot;;[.$C$1];&quot;: '&quot;;TRIM([.$C24]);&quot;', &quot;;[.$D$1];&quot;: '&quot;;TRIM([.$D24]);&quot;', &quot;;[.$E$1];&quot;: '&quot;;TRIM([.$E24]);&quot;')&quot;)" office:value-type="string" office:string-value="Fontawesome.create!(prefijo_nombre_css: 'fas fa-ambulance: ambulancia', icono: 'fas fa-ambulance', termino: 'covid-19, emergencia, emt, er, hospital, socorro, sostén, vehículo', codigo_css: '\f0f9')" calcext:value-type="string">
            <text:p>Fontawesome.create!(prefijo_nombre_css: 'fas fa-ambulance: ambulancia', icono: 'fas fa-ambulance', termino: 'covid-19, emergencia, emt, er, hospital, socorro, sostén, vehículo', codigo_css: '\f0f9')</text:p>
          </table:table-cell>
        </table:table-row>
        <table:table-row table:style-name="ro1">
          <table:table-cell/>
          <table:table-cell office:value-type="string" calcext:value-type="string">
            <text:p>fas fa-american-sign-language-interpreting: Interpretación de lenguaje de señas estadounidense </text:p>
          </table:table-cell>
          <table:table-cell office:value-type="string" calcext:value-type="string">
            <text:p><text:s/>fas fa-american-sign-language-interpreting </text:p>
          </table:table-cell>
          <table:table-cell office:value-type="string" calcext:value-type="string">
            <text:p><text:s/>asl, dedo, hablar, interpretar, la mano, sordo, </text:p>
          </table:table-cell>
          <table:table-cell office:value-type="string" calcext:value-type="string">
            <text:p><text:s/>\f2a3</text:p>
          </table:table-cell>
          <table:table-cell table:formula="of:=CONCATENATE(&quot;Fontawesome.create!(&quot;;[.$B$1];&quot;: '&quot;;TRIM([.$B25]);&quot;', &quot;;[.$C$1];&quot;: '&quot;;TRIM([.$C25]);&quot;', &quot;;[.$D$1];&quot;: '&quot;;TRIM([.$D25]);&quot;', &quot;;[.$E$1];&quot;: '&quot;;TRIM([.$E25]);&quot;')&quot;)" office:value-type="string" office:string-value="Fontawesome.create!(prefijo_nombre_css: 'fas fa-american-sign-language-interpreting: Interpretación de lenguaje de señas estadounidense', icono: 'fas fa-american-sign-language-interpreting', termino: 'asl, dedo, hablar, interpretar, la mano, sordo,', codigo_css: '\f2a3')" calcext:value-type="string">
            <text:p>Fontawesome.create!(prefijo_nombre_css: 'fas fa-american-sign-language-interpreting: Interpretación de lenguaje de señas estadounidense', icono: 'fas fa-american-sign-language-interpreting', termino: 'asl, dedo, hablar, interpretar, la mano, sordo,', codigo_css: '\f2a3')</text:p>
          </table:table-cell>
        </table:table-row>
        <table:table-row table:style-name="ro1">
          <table:table-cell/>
          <table:table-cell office:value-type="string" calcext:value-type="string">
            <text:p>fab fa-amilia: Amilia </text:p>
          </table:table-cell>
          <table:table-cell office:value-type="string" calcext:value-type="string">
            <text:p><text:s/>fab fa-amili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6d</text:p>
          </table:table-cell>
          <table:table-cell table:formula="of:=CONCATENATE(&quot;Fontawesome.create!(&quot;;[.$B$1];&quot;: '&quot;;TRIM([.$B26]);&quot;', &quot;;[.$C$1];&quot;: '&quot;;TRIM([.$C26]);&quot;', &quot;;[.$D$1];&quot;: '&quot;;TRIM([.$D26]);&quot;', &quot;;[.$E$1];&quot;: '&quot;;TRIM([.$E26]);&quot;')&quot;)" office:value-type="string" office:string-value="Fontawesome.create!(prefijo_nombre_css: 'fab fa-amilia: Amilia', icono: 'fab fa-amilia', termino: '', codigo_css: '\f36d')" calcext:value-type="string">
            <text:p>Fontawesome.create!(prefijo_nombre_css: 'fab fa-amilia: Amilia', icono: 'fab fa-amilia', termino: '', codigo_css: '\f36d')</text:p>
          </table:table-cell>
        </table:table-row>
        <table:table-row table:style-name="ro1">
          <table:table-cell/>
          <table:table-cell office:value-type="string" calcext:value-type="string">
            <text:p>fas fa-anchor: Ancla </text:p>
          </table:table-cell>
          <table:table-cell office:value-type="string" calcext:value-type="string">
            <text:p><text:s/>fas fa-anchor </text:p>
          </table:table-cell>
          <table:table-cell office:value-type="string" calcext:value-type="string">
            <text:p><text:s/>atracar, atracar, atracar, amarre, amarre, amarre, </text:p>
          </table:table-cell>
          <table:table-cell office:value-type="string" calcext:value-type="string">
            <text:p><text:s/>\f13d</text:p>
          </table:table-cell>
          <table:table-cell table:formula="of:=CONCATENATE(&quot;Fontawesome.create!(&quot;;[.$B$1];&quot;: '&quot;;TRIM([.$B27]);&quot;', &quot;;[.$C$1];&quot;: '&quot;;TRIM([.$C27]);&quot;', &quot;;[.$D$1];&quot;: '&quot;;TRIM([.$D27]);&quot;', &quot;;[.$E$1];&quot;: '&quot;;TRIM([.$E27]);&quot;')&quot;)" office:value-type="string" office:string-value="Fontawesome.create!(prefijo_nombre_css: 'fas fa-anchor: Ancla', icono: 'fas fa-anchor', termino: 'atracar, atracar, atracar, amarre, amarre, amarre,', codigo_css: '\f13d')" calcext:value-type="string">
            <text:p>Fontawesome.create!(prefijo_nombre_css: 'fas fa-anchor: Ancla', icono: 'fas fa-anchor', termino: 'atracar, atracar, atracar, amarre, amarre, amarre,', codigo_css: '\f13d')</text:p>
          </table:table-cell>
        </table:table-row>
        <table:table-row table:style-name="ro1">
          <table:table-cell/>
          <table:table-cell office:value-type="string" calcext:value-type="string">
            <text:p>fab fa-android: Androide </text:p>
          </table:table-cell>
          <table:table-cell office:value-type="string" calcext:value-type="string">
            <text:p><text:s/>fab fa-android </text:p>
          </table:table-cell>
          <table:table-cell office:value-type="string" calcext:value-type="string">
            <text:p><text:s/>robot, </text:p>
          </table:table-cell>
          <table:table-cell office:value-type="string" calcext:value-type="string">
            <text:p><text:s/>\f17b</text:p>
          </table:table-cell>
          <table:table-cell table:formula="of:=CONCATENATE(&quot;Fontawesome.create!(&quot;;[.$B$1];&quot;: '&quot;;TRIM([.$B28]);&quot;', &quot;;[.$C$1];&quot;: '&quot;;TRIM([.$C28]);&quot;', &quot;;[.$D$1];&quot;: '&quot;;TRIM([.$D28]);&quot;', &quot;;[.$E$1];&quot;: '&quot;;TRIM([.$E28]);&quot;')&quot;)" office:value-type="string" office:string-value="Fontawesome.create!(prefijo_nombre_css: 'fab fa-android: Androide', icono: 'fab fa-android', termino: 'robot,', codigo_css: '\f17b')" calcext:value-type="string">
            <text:p>Fontawesome.create!(prefijo_nombre_css: 'fab fa-android: Androide', icono: 'fab fa-android', termino: 'robot,', codigo_css: '\f17b')</text:p>
          </table:table-cell>
        </table:table-row>
        <table:table-row table:style-name="ro1">
          <table:table-cell/>
          <table:table-cell office:value-type="string" calcext:value-type="string">
            <text:p>fab fa-angellist: AngelList </text:p>
          </table:table-cell>
          <table:table-cell office:value-type="string" calcext:value-type="string">
            <text:p><text:s/>fab fa-angelli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09</text:p>
          </table:table-cell>
          <table:table-cell table:formula="of:=CONCATENATE(&quot;Fontawesome.create!(&quot;;[.$B$1];&quot;: '&quot;;TRIM([.$B29]);&quot;', &quot;;[.$C$1];&quot;: '&quot;;TRIM([.$C29]);&quot;', &quot;;[.$D$1];&quot;: '&quot;;TRIM([.$D29]);&quot;', &quot;;[.$E$1];&quot;: '&quot;;TRIM([.$E29]);&quot;')&quot;)" office:value-type="string" office:string-value="Fontawesome.create!(prefijo_nombre_css: 'fab fa-angellist: AngelList', icono: 'fab fa-angellist', termino: '', codigo_css: '\f209')" calcext:value-type="string">
            <text:p>Fontawesome.create!(prefijo_nombre_css: 'fab fa-angellist: AngelList', icono: 'fab fa-angellist', termino: '', codigo_css: '\f209')</text:p>
          </table:table-cell>
        </table:table-row>
        <table:table-row table:style-name="ro1">
          <table:table-cell/>
          <table:table-cell office:value-type="string" calcext:value-type="string">
            <text:p>fas fa-angle-double-down: Ángulo doble hacia abajo </text:p>
          </table:table-cell>
          <table:table-cell office:value-type="string" calcext:value-type="string">
            <text:p><text:s/>fas fa-angle-double-down </text:p>
          </table:table-cell>
          <table:table-cell office:value-type="string" calcext:value-type="string">
            <text:p><text:s/>flechas, caret, descargar, expandir, </text:p>
          </table:table-cell>
          <table:table-cell office:value-type="string" calcext:value-type="string">
            <text:p><text:s/>\f103</text:p>
          </table:table-cell>
          <table:table-cell table:formula="of:=CONCATENATE(&quot;Fontawesome.create!(&quot;;[.$B$1];&quot;: '&quot;;TRIM([.$B30]);&quot;', &quot;;[.$C$1];&quot;: '&quot;;TRIM([.$C30]);&quot;', &quot;;[.$D$1];&quot;: '&quot;;TRIM([.$D30]);&quot;', &quot;;[.$E$1];&quot;: '&quot;;TRIM([.$E30]);&quot;')&quot;)" office:value-type="string" office:string-value="Fontawesome.create!(prefijo_nombre_css: 'fas fa-angle-double-down: Ángulo doble hacia abajo', icono: 'fas fa-angle-double-down', termino: 'flechas, caret, descargar, expandir,', codigo_css: '\f103')" calcext:value-type="string">
            <text:p>Fontawesome.create!(prefijo_nombre_css: 'fas fa-angle-double-down: Ángulo doble hacia abajo', icono: 'fas fa-angle-double-down', termino: 'flechas, caret, descargar, expandir,', codigo_css: '\f103')</text:p>
          </table:table-cell>
        </table:table-row>
        <table:table-row table:style-name="ro1">
          <table:table-cell/>
          <table:table-cell office:value-type="string" calcext:value-type="string">
            <text:p>fas fa-angle-double-left: Ángulo doble a la izquierda </text:p>
          </table:table-cell>
          <table:table-cell office:value-type="string" calcext:value-type="string">
            <text:p><text:s/>fas fa-angle-double-left </text:p>
          </table:table-cell>
          <table:table-cell office:value-type="string" calcext:value-type="string">
            <text:p><text:s/>anterior, atrás, circulo, citar, flechas, laquo, </text:p>
          </table:table-cell>
          <table:table-cell office:value-type="string" calcext:value-type="string">
            <text:p><text:s/>\f100</text:p>
          </table:table-cell>
          <table:table-cell table:formula="of:=CONCATENATE(&quot;Fontawesome.create!(&quot;;[.$B$1];&quot;: '&quot;;TRIM([.$B31]);&quot;', &quot;;[.$C$1];&quot;: '&quot;;TRIM([.$C31]);&quot;', &quot;;[.$D$1];&quot;: '&quot;;TRIM([.$D31]);&quot;', &quot;;[.$E$1];&quot;: '&quot;;TRIM([.$E31]);&quot;')&quot;)" office:value-type="string" office:string-value="Fontawesome.create!(prefijo_nombre_css: 'fas fa-angle-double-left: Ángulo doble a la izquierda', icono: 'fas fa-angle-double-left', termino: 'anterior, atrás, circulo, citar, flechas, laquo,', codigo_css: '\f100')" calcext:value-type="string">
            <text:p>Fontawesome.create!(prefijo_nombre_css: 'fas fa-angle-double-left: Ángulo doble a la izquierda', icono: 'fas fa-angle-double-left', termino: 'anterior, atrás, circulo, citar, flechas, laquo,', codigo_css: '\f100')</text:p>
          </table:table-cell>
        </table:table-row>
        <table:table-row table:style-name="ro1">
          <table:table-cell/>
          <table:table-cell office:value-type="string" calcext:value-type="string">
            <text:p>fas fa-angle-double-right: Ángulo doble a la derecha </text:p>
          </table:table-cell>
          <table:table-cell office:value-type="string" calcext:value-type="string">
            <text:p><text:s/>fas fa-angle-double-right </text:p>
          </table:table-cell>
          <table:table-cell office:value-type="string" calcext:value-type="string">
            <text:p><text:s/>citar, adelante, flechas, signo de intercalación, más, raquo, </text:p>
          </table:table-cell>
          <table:table-cell office:value-type="string" calcext:value-type="string">
            <text:p><text:s/>\f101</text:p>
          </table:table-cell>
          <table:table-cell table:formula="of:=CONCATENATE(&quot;Fontawesome.create!(&quot;;[.$B$1];&quot;: '&quot;;TRIM([.$B32]);&quot;', &quot;;[.$C$1];&quot;: '&quot;;TRIM([.$C32]);&quot;', &quot;;[.$D$1];&quot;: '&quot;;TRIM([.$D32]);&quot;', &quot;;[.$E$1];&quot;: '&quot;;TRIM([.$E32]);&quot;')&quot;)" office:value-type="string" office:string-value="Fontawesome.create!(prefijo_nombre_css: 'fas fa-angle-double-right: Ángulo doble a la derecha', icono: 'fas fa-angle-double-right', termino: 'citar, adelante, flechas, signo de intercalación, más, raquo,', codigo_css: '\f101')" calcext:value-type="string">
            <text:p>Fontawesome.create!(prefijo_nombre_css: 'fas fa-angle-double-right: Ángulo doble a la derecha', icono: 'fas fa-angle-double-right', termino: 'citar, adelante, flechas, signo de intercalación, más, raquo,', codigo_css: '\f101')</text:p>
          </table:table-cell>
        </table:table-row>
        <table:table-row table:style-name="ro1">
          <table:table-cell/>
          <table:table-cell office:value-type="string" calcext:value-type="string">
            <text:p>fas fa-angle-double-up: Ángulo doble hacia arriba </text:p>
          </table:table-cell>
          <table:table-cell office:value-type="string" calcext:value-type="string">
            <text:p><text:s/>fas fa-angle-double-up </text:p>
          </table:table-cell>
          <table:table-cell office:value-type="string" calcext:value-type="string">
            <text:p><text:s/>flechas, cursor, colapso, subir, </text:p>
          </table:table-cell>
          <table:table-cell office:value-type="string" calcext:value-type="string">
            <text:p><text:s/>\f102</text:p>
          </table:table-cell>
          <table:table-cell table:formula="of:=CONCATENATE(&quot;Fontawesome.create!(&quot;;[.$B$1];&quot;: '&quot;;TRIM([.$B33]);&quot;', &quot;;[.$C$1];&quot;: '&quot;;TRIM([.$C33]);&quot;', &quot;;[.$D$1];&quot;: '&quot;;TRIM([.$D33]);&quot;', &quot;;[.$E$1];&quot;: '&quot;;TRIM([.$E33]);&quot;')&quot;)" office:value-type="string" office:string-value="Fontawesome.create!(prefijo_nombre_css: 'fas fa-angle-double-up: Ángulo doble hacia arriba', icono: 'fas fa-angle-double-up', termino: 'flechas, cursor, colapso, subir,', codigo_css: '\f102')" calcext:value-type="string">
            <text:p>Fontawesome.create!(prefijo_nombre_css: 'fas fa-angle-double-up: Ángulo doble hacia arriba', icono: 'fas fa-angle-double-up', termino: 'flechas, cursor, colapso, subir,', codigo_css: '\f102')</text:p>
          </table:table-cell>
        </table:table-row>
        <table:table-row table:style-name="ro1">
          <table:table-cell/>
          <table:table-cell office:value-type="string" calcext:value-type="string">
            <text:p>fas fa-angle-down: ángulo hacia abajo </text:p>
          </table:table-cell>
          <table:table-cell office:value-type="string" calcext:value-type="string">
            <text:p><text:s/>fas fa-angle-down </text:p>
          </table:table-cell>
          <table:table-cell office:value-type="string" calcext:value-type="string">
            <text:p><text:s/>flecha, cursor, descargar, expandir, </text:p>
          </table:table-cell>
          <table:table-cell office:value-type="string" calcext:value-type="string">
            <text:p><text:s/>\f107</text:p>
          </table:table-cell>
          <table:table-cell table:formula="of:=CONCATENATE(&quot;Fontawesome.create!(&quot;;[.$B$1];&quot;: '&quot;;TRIM([.$B34]);&quot;', &quot;;[.$C$1];&quot;: '&quot;;TRIM([.$C34]);&quot;', &quot;;[.$D$1];&quot;: '&quot;;TRIM([.$D34]);&quot;', &quot;;[.$E$1];&quot;: '&quot;;TRIM([.$E34]);&quot;')&quot;)" office:value-type="string" office:string-value="Fontawesome.create!(prefijo_nombre_css: 'fas fa-angle-down: ángulo hacia abajo', icono: 'fas fa-angle-down', termino: 'flecha, cursor, descargar, expandir,', codigo_css: '\f107')" calcext:value-type="string">
            <text:p>Fontawesome.create!(prefijo_nombre_css: 'fas fa-angle-down: ángulo hacia abajo', icono: 'fas fa-angle-down', termino: 'flecha, cursor, descargar, expandir,', codigo_css: '\f107')</text:p>
          </table:table-cell>
        </table:table-row>
        <table:table-row table:style-name="ro1">
          <table:table-cell/>
          <table:table-cell office:value-type="string" calcext:value-type="string">
            <text:p>fas fa-angle-left: ángulo a la izquierda </text:p>
          </table:table-cell>
          <table:table-cell office:value-type="string" calcext:value-type="string">
            <text:p><text:s/>fas fa-angle-left </text:p>
          </table:table-cell>
          <table:table-cell office:value-type="string" calcext:value-type="string">
            <text:p><text:s/>anterior, atrás, cursor, cursor, flecha, </text:p>
          </table:table-cell>
          <table:table-cell office:value-type="string" calcext:value-type="string">
            <text:p><text:s/>\f104</text:p>
          </table:table-cell>
          <table:table-cell table:formula="of:=CONCATENATE(&quot;Fontawesome.create!(&quot;;[.$B$1];&quot;: '&quot;;TRIM([.$B35]);&quot;', &quot;;[.$C$1];&quot;: '&quot;;TRIM([.$C35]);&quot;', &quot;;[.$D$1];&quot;: '&quot;;TRIM([.$D35]);&quot;', &quot;;[.$E$1];&quot;: '&quot;;TRIM([.$E35]);&quot;')&quot;)" office:value-type="string" office:string-value="Fontawesome.create!(prefijo_nombre_css: 'fas fa-angle-left: ángulo a la izquierda', icono: 'fas fa-angle-left', termino: 'anterior, atrás, cursor, cursor, flecha,', codigo_css: '\f104')" calcext:value-type="string">
            <text:p>Fontawesome.create!(prefijo_nombre_css: 'fas fa-angle-left: ángulo a la izquierda', icono: 'fas fa-angle-left', termino: 'anterior, atrás, cursor, cursor, flecha,', codigo_css: '\f104')</text:p>
          </table:table-cell>
        </table:table-row>
        <table:table-row table:style-name="ro1">
          <table:table-cell/>
          <table:table-cell office:value-type="string" calcext:value-type="string">
            <text:p>fas fa-angle-right: ángulo a la derecha </text:p>
          </table:table-cell>
          <table:table-cell office:value-type="string" calcext:value-type="string">
            <text:p><text:s/>fas fa-angle-right </text:p>
          </table:table-cell>
          <table:table-cell office:value-type="string" calcext:value-type="string">
            <text:p><text:s/>adelante, flecha, cuidado, más, siguiente, </text:p>
          </table:table-cell>
          <table:table-cell office:value-type="string" calcext:value-type="string">
            <text:p><text:s/>\f105</text:p>
          </table:table-cell>
          <table:table-cell table:formula="of:=CONCATENATE(&quot;Fontawesome.create!(&quot;;[.$B$1];&quot;: '&quot;;TRIM([.$B36]);&quot;', &quot;;[.$C$1];&quot;: '&quot;;TRIM([.$C36]);&quot;', &quot;;[.$D$1];&quot;: '&quot;;TRIM([.$D36]);&quot;', &quot;;[.$E$1];&quot;: '&quot;;TRIM([.$E36]);&quot;')&quot;)" office:value-type="string" office:string-value="Fontawesome.create!(prefijo_nombre_css: 'fas fa-angle-right: ángulo a la derecha', icono: 'fas fa-angle-right', termino: 'adelante, flecha, cuidado, más, siguiente,', codigo_css: '\f105')" calcext:value-type="string">
            <text:p>Fontawesome.create!(prefijo_nombre_css: 'fas fa-angle-right: ángulo a la derecha', icono: 'fas fa-angle-right', termino: 'adelante, flecha, cuidado, más, siguiente,', codigo_css: '\f105')</text:p>
          </table:table-cell>
        </table:table-row>
        <table:table-row table:style-name="ro1">
          <table:table-cell/>
          <table:table-cell office:value-type="string" calcext:value-type="string">
            <text:p>fas fa-angle-up: ángulo hacia arriba </text:p>
          </table:table-cell>
          <table:table-cell office:value-type="string" calcext:value-type="string">
            <text:p><text:s/>fas fa-angle-up </text:p>
          </table:table-cell>
          <table:table-cell office:value-type="string" calcext:value-type="string">
            <text:p><text:s/>flecha, cursor, colapso, subir, </text:p>
          </table:table-cell>
          <table:table-cell office:value-type="string" calcext:value-type="string">
            <text:p><text:s/>\f106</text:p>
          </table:table-cell>
          <table:table-cell table:formula="of:=CONCATENATE(&quot;Fontawesome.create!(&quot;;[.$B$1];&quot;: '&quot;;TRIM([.$B37]);&quot;', &quot;;[.$C$1];&quot;: '&quot;;TRIM([.$C37]);&quot;', &quot;;[.$D$1];&quot;: '&quot;;TRIM([.$D37]);&quot;', &quot;;[.$E$1];&quot;: '&quot;;TRIM([.$E37]);&quot;')&quot;)" office:value-type="string" office:string-value="Fontawesome.create!(prefijo_nombre_css: 'fas fa-angle-up: ángulo hacia arriba', icono: 'fas fa-angle-up', termino: 'flecha, cursor, colapso, subir,', codigo_css: '\f106')" calcext:value-type="string">
            <text:p>Fontawesome.create!(prefijo_nombre_css: 'fas fa-angle-up: ángulo hacia arriba', icono: 'fas fa-angle-up', termino: 'flecha, cursor, colapso, subir,', codigo_css: '\f106')</text:p>
          </table:table-cell>
        </table:table-row>
        <table:table-row table:style-name="ro1">
          <table:table-cell/>
          <table:table-cell office:value-type="string" calcext:value-type="string">
            <text:p>fas fa-angry: Cochea enojada </text:p>
          </table:table-cell>
          <table:table-cell office:value-type="string" calcext:value-type="string">
            <text:p><text:s/>fas fa-angry </text:p>
          </table:table-cell>
          <table:table-cell office:value-type="string" calcext:value-type="string">
            <text:p><text:s/>desaprobar, emoticon, enojado, enojado, </text:p>
          </table:table-cell>
          <table:table-cell office:value-type="string" calcext:value-type="string">
            <text:p><text:s/>\f556</text:p>
          </table:table-cell>
          <table:table-cell table:formula="of:=CONCATENATE(&quot;Fontawesome.create!(&quot;;[.$B$1];&quot;: '&quot;;TRIM([.$B38]);&quot;', &quot;;[.$C$1];&quot;: '&quot;;TRIM([.$C38]);&quot;', &quot;;[.$D$1];&quot;: '&quot;;TRIM([.$D38]);&quot;', &quot;;[.$E$1];&quot;: '&quot;;TRIM([.$E38]);&quot;')&quot;)" office:value-type="string" office:string-value="Fontawesome.create!(prefijo_nombre_css: 'fas fa-angry: Cochea enojada', icono: 'fas fa-angry', termino: 'desaprobar, emoticon, enojado, enojado,', codigo_css: '\f556')" calcext:value-type="string">
            <text:p>Fontawesome.create!(prefijo_nombre_css: 'fas fa-angry: Cochea enojada', icono: 'fas fa-angry', termino: 'desaprobar, emoticon, enojado, enojado,', codigo_css: '\f556')</text:p>
          </table:table-cell>
        </table:table-row>
        <table:table-row table:style-name="ro1">
          <table:table-cell/>
          <table:table-cell office:value-type="string" calcext:value-type="string">
            <text:p>fab fa-angrycreative: Creativo enojado </text:p>
          </table:table-cell>
          <table:table-cell office:value-type="string" calcext:value-type="string">
            <text:p><text:s/>fab fa-angrycreativ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6e</text:p>
          </table:table-cell>
          <table:table-cell table:formula="of:=CONCATENATE(&quot;Fontawesome.create!(&quot;;[.$B$1];&quot;: '&quot;;TRIM([.$B39]);&quot;', &quot;;[.$C$1];&quot;: '&quot;;TRIM([.$C39]);&quot;', &quot;;[.$D$1];&quot;: '&quot;;TRIM([.$D39]);&quot;', &quot;;[.$E$1];&quot;: '&quot;;TRIM([.$E39]);&quot;')&quot;)" office:value-type="string" office:string-value="Fontawesome.create!(prefijo_nombre_css: 'fab fa-angrycreative: Creativo enojado', icono: 'fab fa-angrycreative', termino: '', codigo_css: '\f36e')" calcext:value-type="string">
            <text:p>Fontawesome.create!(prefijo_nombre_css: 'fab fa-angrycreative: Creativo enojado', icono: 'fab fa-angrycreative', termino: '', codigo_css: '\f36e')</text:p>
          </table:table-cell>
        </table:table-row>
        <table:table-row table:style-name="ro1">
          <table:table-cell/>
          <table:table-cell office:value-type="string" calcext:value-type="string">
            <text:p>fab fa-angular: Angular </text:p>
          </table:table-cell>
          <table:table-cell office:value-type="string" calcext:value-type="string">
            <text:p><text:s/>fab fa-angula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0</text:p>
          </table:table-cell>
          <table:table-cell table:formula="of:=CONCATENATE(&quot;Fontawesome.create!(&quot;;[.$B$1];&quot;: '&quot;;TRIM([.$B40]);&quot;', &quot;;[.$C$1];&quot;: '&quot;;TRIM([.$C40]);&quot;', &quot;;[.$D$1];&quot;: '&quot;;TRIM([.$D40]);&quot;', &quot;;[.$E$1];&quot;: '&quot;;TRIM([.$E40]);&quot;')&quot;)" office:value-type="string" office:string-value="Fontawesome.create!(prefijo_nombre_css: 'fab fa-angular: Angular', icono: 'fab fa-angular', termino: '', codigo_css: '\f420')" calcext:value-type="string">
            <text:p>Fontawesome.create!(prefijo_nombre_css: 'fab fa-angular: Angular', icono: 'fab fa-angular', termino: '', codigo_css: '\f420')</text:p>
          </table:table-cell>
        </table:table-row>
        <table:table-row table:style-name="ro1">
          <table:table-cell/>
          <table:table-cell office:value-type="string" calcext:value-type="string">
            <text:p>fas fa-ankh: Ankh </text:p>
          </table:table-cell>
          <table:table-cell office:value-type="string" calcext:value-type="string">
            <text:p><text:s/>fas fa-ankh </text:p>
          </table:table-cell>
          <table:table-cell office:value-type="string" calcext:value-type="string">
            <text:p><text:s/>amuleto, cobre, cristianismo copto, coptos, crux ansata, egipto, venus, </text:p>
          </table:table-cell>
          <table:table-cell office:value-type="string" calcext:value-type="string">
            <text:p><text:s/>\f644</text:p>
          </table:table-cell>
          <table:table-cell table:formula="of:=CONCATENATE(&quot;Fontawesome.create!(&quot;;[.$B$1];&quot;: '&quot;;TRIM([.$B41]);&quot;', &quot;;[.$C$1];&quot;: '&quot;;TRIM([.$C41]);&quot;', &quot;;[.$D$1];&quot;: '&quot;;TRIM([.$D41]);&quot;', &quot;;[.$E$1];&quot;: '&quot;;TRIM([.$E41]);&quot;')&quot;)" office:value-type="string" office:string-value="Fontawesome.create!(prefijo_nombre_css: 'fas fa-ankh: Ankh', icono: 'fas fa-ankh', termino: 'amuleto, cobre, cristianismo copto, coptos, crux ansata, egipto, venus,', codigo_css: '\f644')" calcext:value-type="string">
            <text:p>Fontawesome.create!(prefijo_nombre_css: 'fas fa-ankh: Ankh', icono: 'fas fa-ankh', termino: 'amuleto, cobre, cristianismo copto, coptos, crux ansata, egipto, venus,', codigo_css: '\f644')</text:p>
          </table:table-cell>
        </table:table-row>
        <table:table-row table:style-name="ro1">
          <table:table-cell/>
          <table:table-cell office:value-type="string" calcext:value-type="string">
            <text:p>fab fa-app-store: Tienda de aplicaciones </text:p>
          </table:table-cell>
          <table:table-cell office:value-type="string" calcext:value-type="string">
            <text:p><text:s/>fab fa-app-sto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6f</text:p>
          </table:table-cell>
          <table:table-cell table:formula="of:=CONCATENATE(&quot;Fontawesome.create!(&quot;;[.$B$1];&quot;: '&quot;;TRIM([.$B42]);&quot;', &quot;;[.$C$1];&quot;: '&quot;;TRIM([.$C42]);&quot;', &quot;;[.$D$1];&quot;: '&quot;;TRIM([.$D42]);&quot;', &quot;;[.$E$1];&quot;: '&quot;;TRIM([.$E42]);&quot;')&quot;)" office:value-type="string" office:string-value="Fontawesome.create!(prefijo_nombre_css: 'fab fa-app-store: Tienda de aplicaciones', icono: 'fab fa-app-store', termino: '', codigo_css: '\f36f')" calcext:value-type="string">
            <text:p>Fontawesome.create!(prefijo_nombre_css: 'fab fa-app-store: Tienda de aplicaciones', icono: 'fab fa-app-store', termino: '', codigo_css: '\f36f')</text:p>
          </table:table-cell>
        </table:table-row>
        <table:table-row table:style-name="ro1">
          <table:table-cell/>
          <table:table-cell office:value-type="string" calcext:value-type="string">
            <text:p>fab fa-app-store-ios: iOS Tienda de aplicaciones </text:p>
          </table:table-cell>
          <table:table-cell office:value-type="string" calcext:value-type="string">
            <text:p><text:s/>fab fa-app-store-io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0</text:p>
          </table:table-cell>
          <table:table-cell table:formula="of:=CONCATENATE(&quot;Fontawesome.create!(&quot;;[.$B$1];&quot;: '&quot;;TRIM([.$B43]);&quot;', &quot;;[.$C$1];&quot;: '&quot;;TRIM([.$C43]);&quot;', &quot;;[.$D$1];&quot;: '&quot;;TRIM([.$D43]);&quot;', &quot;;[.$E$1];&quot;: '&quot;;TRIM([.$E43]);&quot;')&quot;)" office:value-type="string" office:string-value="Fontawesome.create!(prefijo_nombre_css: 'fab fa-app-store-ios: iOS Tienda de aplicaciones', icono: 'fab fa-app-store-ios', termino: '', codigo_css: '\f370')" calcext:value-type="string">
            <text:p>Fontawesome.create!(prefijo_nombre_css: 'fab fa-app-store-ios: iOS Tienda de aplicaciones', icono: 'fab fa-app-store-ios', termino: '', codigo_css: '\f370')</text:p>
          </table:table-cell>
        </table:table-row>
        <table:table-row table:style-name="ro1">
          <table:table-cell/>
          <table:table-cell office:value-type="string" calcext:value-type="string">
            <text:p>fab fa-apper: Apper Systems AB </text:p>
          </table:table-cell>
          <table:table-cell office:value-type="string" calcext:value-type="string">
            <text:p><text:s/>fab fa-app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1</text:p>
          </table:table-cell>
          <table:table-cell table:formula="of:=CONCATENATE(&quot;Fontawesome.create!(&quot;;[.$B$1];&quot;: '&quot;;TRIM([.$B44]);&quot;', &quot;;[.$C$1];&quot;: '&quot;;TRIM([.$C44]);&quot;', &quot;;[.$D$1];&quot;: '&quot;;TRIM([.$D44]);&quot;', &quot;;[.$E$1];&quot;: '&quot;;TRIM([.$E44]);&quot;')&quot;)" office:value-type="string" office:string-value="Fontawesome.create!(prefijo_nombre_css: 'fab fa-apper: Apper Systems AB', icono: 'fab fa-apper', termino: '', codigo_css: '\f371')" calcext:value-type="string">
            <text:p>Fontawesome.create!(prefijo_nombre_css: 'fab fa-apper: Apper Systems AB', icono: 'fab fa-apper', termino: '', codigo_css: '\f371')</text:p>
          </table:table-cell>
        </table:table-row>
        <table:table-row table:style-name="ro1">
          <table:table-cell/>
          <table:table-cell office:value-type="string" calcext:value-type="string">
            <text:p>fab fa-apple: manzana </text:p>
          </table:table-cell>
          <table:table-cell office:value-type="string" calcext:value-type="string">
            <text:p><text:s/>fab fa-apple </text:p>
          </table:table-cell>
          <table:table-cell office:value-type="string" calcext:value-type="string">
            <text:p><text:s/>fruta, ios, mac, sistema operativo, os, osx, </text:p>
          </table:table-cell>
          <table:table-cell office:value-type="string" calcext:value-type="string">
            <text:p><text:s/>\f179</text:p>
          </table:table-cell>
          <table:table-cell table:formula="of:=CONCATENATE(&quot;Fontawesome.create!(&quot;;[.$B$1];&quot;: '&quot;;TRIM([.$B45]);&quot;', &quot;;[.$C$1];&quot;: '&quot;;TRIM([.$C45]);&quot;', &quot;;[.$D$1];&quot;: '&quot;;TRIM([.$D45]);&quot;', &quot;;[.$E$1];&quot;: '&quot;;TRIM([.$E45]);&quot;')&quot;)" office:value-type="string" office:string-value="Fontawesome.create!(prefijo_nombre_css: 'fab fa-apple: manzana', icono: 'fab fa-apple', termino: 'fruta, ios, mac, sistema operativo, os, osx,', codigo_css: '\f179')" calcext:value-type="string">
            <text:p>Fontawesome.create!(prefijo_nombre_css: 'fab fa-apple: manzana', icono: 'fab fa-apple', termino: 'fruta, ios, mac, sistema operativo, os, osx,', codigo_css: '\f179')</text:p>
          </table:table-cell>
        </table:table-row>
        <table:table-row table:style-name="ro1">
          <table:table-cell/>
          <table:table-cell office:value-type="string" calcext:value-type="string">
            <text:p>fas fa-apple-alt: Fruit manzana </text:p>
          </table:table-cell>
          <table:table-cell office:value-type="string" calcext:value-type="string">
            <text:p><text:s/>fas fa-apple-alt </text:p>
          </table:table-cell>
          <table:table-cell office:value-type="string" calcext:value-type="string">
            <text:p><text:s/>estacional, fruta, fuji, huerta, macintosh, otoño, vegano, </text:p>
          </table:table-cell>
          <table:table-cell office:value-type="string" calcext:value-type="string">
            <text:p><text:s/>\f5d1</text:p>
          </table:table-cell>
          <table:table-cell table:formula="of:=CONCATENATE(&quot;Fontawesome.create!(&quot;;[.$B$1];&quot;: '&quot;;TRIM([.$B46]);&quot;', &quot;;[.$C$1];&quot;: '&quot;;TRIM([.$C46]);&quot;', &quot;;[.$D$1];&quot;: '&quot;;TRIM([.$D46]);&quot;', &quot;;[.$E$1];&quot;: '&quot;;TRIM([.$E46]);&quot;')&quot;)" office:value-type="string" office:string-value="Fontawesome.create!(prefijo_nombre_css: 'fas fa-apple-alt: Fruit manzana', icono: 'fas fa-apple-alt', termino: 'estacional, fruta, fuji, huerta, macintosh, otoño, vegano,', codigo_css: '\f5d1')" calcext:value-type="string">
            <text:p>Fontawesome.create!(prefijo_nombre_css: 'fas fa-apple-alt: Fruit manzana', icono: 'fas fa-apple-alt', termino: 'estacional, fruta, fuji, huerta, macintosh, otoño, vegano,', codigo_css: '\f5d1')</text:p>
          </table:table-cell>
        </table:table-row>
        <table:table-row table:style-name="ro1">
          <table:table-cell/>
          <table:table-cell office:value-type="string" calcext:value-type="string">
            <text:p>fab fa-apple-pay: manzana Pay </text:p>
          </table:table-cell>
          <table:table-cell office:value-type="string" calcext:value-type="string">
            <text:p><text:s/>fab fa-apple-pa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5</text:p>
          </table:table-cell>
          <table:table-cell table:formula="of:=CONCATENATE(&quot;Fontawesome.create!(&quot;;[.$B$1];&quot;: '&quot;;TRIM([.$B47]);&quot;', &quot;;[.$C$1];&quot;: '&quot;;TRIM([.$C47]);&quot;', &quot;;[.$D$1];&quot;: '&quot;;TRIM([.$D47]);&quot;', &quot;;[.$E$1];&quot;: '&quot;;TRIM([.$E47]);&quot;')&quot;)" office:value-type="string" office:string-value="Fontawesome.create!(prefijo_nombre_css: 'fab fa-apple-pay: manzana Pay', icono: 'fab fa-apple-pay', termino: '', codigo_css: '\f415')" calcext:value-type="string">
            <text:p>Fontawesome.create!(prefijo_nombre_css: 'fab fa-apple-pay: manzana Pay', icono: 'fab fa-apple-pay', termino: '', codigo_css: '\f415')</text:p>
          </table:table-cell>
        </table:table-row>
        <table:table-row table:style-name="ro1">
          <table:table-cell/>
          <table:table-cell office:value-type="string" calcext:value-type="string">
            <text:p>fas fa-archive: Archivo </text:p>
          </table:table-cell>
          <table:table-cell office:value-type="string" calcext:value-type="string">
            <text:p><text:s/>fas fa-archive </text:p>
          </table:table-cell>
          <table:table-cell office:value-type="string" calcext:value-type="string">
            <text:p><text:s/>arco, monumento, la carretera, calle, túnel, </text:p>
          </table:table-cell>
          <table:table-cell office:value-type="string" calcext:value-type="string">
            <text:p><text:s/>\f187</text:p>
          </table:table-cell>
          <table:table-cell table:formula="of:=CONCATENATE(&quot;Fontawesome.create!(&quot;;[.$B$1];&quot;: '&quot;;TRIM([.$B48]);&quot;', &quot;;[.$C$1];&quot;: '&quot;;TRIM([.$C48]);&quot;', &quot;;[.$D$1];&quot;: '&quot;;TRIM([.$D48]);&quot;', &quot;;[.$E$1];&quot;: '&quot;;TRIM([.$E48]);&quot;')&quot;)" office:value-type="string" office:string-value="Fontawesome.create!(prefijo_nombre_css: 'fas fa-archive: Archivo', icono: 'fas fa-archive', termino: 'arco, monumento, la carretera, calle, túnel,', codigo_css: '\f187')" calcext:value-type="string">
            <text:p>Fontawesome.create!(prefijo_nombre_css: 'fas fa-archive: Archivo', icono: 'fas fa-archive', termino: 'arco, monumento, la carretera, calle, túnel,', codigo_css: '\f187')</text:p>
          </table:table-cell>
        </table:table-row>
        <table:table-row table:style-name="ro1">
          <table:table-cell/>
          <table:table-cell office:value-type="string" calcext:value-type="string">
            <text:p>fas fa-archway: Arco </text:p>
          </table:table-cell>
          <table:table-cell office:value-type="string" calcext:value-type="string">
            <text:p><text:s/>fas fa-archway </text:p>
          </table:table-cell>
          <table:table-cell office:value-type="string" calcext:value-type="string">
            <text:p><text:s/>flecha-círculo-o-abajo, descargar, </text:p>
          </table:table-cell>
          <table:table-cell office:value-type="string" calcext:value-type="string">
            <text:p><text:s/>\f557</text:p>
          </table:table-cell>
          <table:table-cell table:formula="of:=CONCATENATE(&quot;Fontawesome.create!(&quot;;[.$B$1];&quot;: '&quot;;TRIM([.$B49]);&quot;', &quot;;[.$C$1];&quot;: '&quot;;TRIM([.$C49]);&quot;', &quot;;[.$D$1];&quot;: '&quot;;TRIM([.$D49]);&quot;', &quot;;[.$E$1];&quot;: '&quot;;TRIM([.$E49]);&quot;')&quot;)" office:value-type="string" office:string-value="Fontawesome.create!(prefijo_nombre_css: 'fas fa-archway: Arco', icono: 'fas fa-archway', termino: 'flecha-círculo-o-abajo, descargar,', codigo_css: '\f557')" calcext:value-type="string">
            <text:p>Fontawesome.create!(prefijo_nombre_css: 'fas fa-archway: Arco', icono: 'fas fa-archway', termino: 'flecha-círculo-o-abajo, descargar,', codigo_css: '\f557')</text:p>
          </table:table-cell>
        </table:table-row>
        <table:table-row table:style-name="ro1">
          <table:table-cell/>
          <table:table-cell office:value-type="string" calcext:value-type="string">
            <text:p>fas fa-arrow-alt-circle-down: Círculo de flecha alternativo hacia abajo </text:p>
          </table:table-cell>
          <table:table-cell office:value-type="string" calcext:value-type="string">
            <text:p><text:s/>fas fa-arrow-alt-circle-down </text:p>
          </table:table-cell>
          <table:table-cell office:value-type="string" calcext:value-type="string">
            <text:p><text:s/>flecha-circulo-o-izquierda, atrás, anterior, </text:p>
          </table:table-cell>
          <table:table-cell office:value-type="string" calcext:value-type="string">
            <text:p><text:s/>\f358</text:p>
          </table:table-cell>
          <table:table-cell table:formula="of:=CONCATENATE(&quot;Fontawesome.create!(&quot;;[.$B$1];&quot;: '&quot;;TRIM([.$B50]);&quot;', &quot;;[.$C$1];&quot;: '&quot;;TRIM([.$C50]);&quot;', &quot;;[.$D$1];&quot;: '&quot;;TRIM([.$D50]);&quot;', &quot;;[.$E$1];&quot;: '&quot;;TRIM([.$E50]);&quot;')&quot;)" office:value-type="string" office:string-value="Fontawesome.create!(prefijo_nombre_css: 'fas fa-arrow-alt-circle-down: Círculo de flecha alternativo hacia abajo', icono: 'fas fa-arrow-alt-circle-down', termino: 'flecha-circulo-o-izquierda, atrás, anterior,', codigo_css: '\f358')" calcext:value-type="string">
            <text:p>Fontawesome.create!(prefijo_nombre_css: 'fas fa-arrow-alt-circle-down: Círculo de flecha alternativo hacia abajo', icono: 'fas fa-arrow-alt-circle-down', termino: 'flecha-circulo-o-izquierda, atrás, anterior,', codigo_css: '\f358')</text:p>
          </table:table-cell>
        </table:table-row>
        <table:table-row table:style-name="ro1">
          <table:table-cell/>
          <table:table-cell office:value-type="string" calcext:value-type="string">
            <text:p>fas fa-arrow-alt-circle-left: Círculo de flecha alternativo a la izquierda </text:p>
          </table:table-cell>
          <table:table-cell office:value-type="string" calcext:value-type="string">
            <text:p><text:s/>fas fa-arrow-alt-circle-left </text:p>
          </table:table-cell>
          <table:table-cell office:value-type="string" calcext:value-type="string">
            <text:p><text:s/>flecha-círculo-o-derecha, adelante, siguiente, </text:p>
          </table:table-cell>
          <table:table-cell office:value-type="string" calcext:value-type="string">
            <text:p><text:s/>\f359</text:p>
          </table:table-cell>
          <table:table-cell table:formula="of:=CONCATENATE(&quot;Fontawesome.create!(&quot;;[.$B$1];&quot;: '&quot;;TRIM([.$B51]);&quot;', &quot;;[.$C$1];&quot;: '&quot;;TRIM([.$C51]);&quot;', &quot;;[.$D$1];&quot;: '&quot;;TRIM([.$D51]);&quot;', &quot;;[.$E$1];&quot;: '&quot;;TRIM([.$E51]);&quot;')&quot;)" office:value-type="string" office:string-value="Fontawesome.create!(prefijo_nombre_css: 'fas fa-arrow-alt-circle-left: Círculo de flecha alternativo a la izquierda', icono: 'fas fa-arrow-alt-circle-left', termino: 'flecha-círculo-o-derecha, adelante, siguiente,', codigo_css: '\f359')" calcext:value-type="string">
            <text:p>Fontawesome.create!(prefijo_nombre_css: 'fas fa-arrow-alt-circle-left: Círculo de flecha alternativo a la izquierda', icono: 'fas fa-arrow-alt-circle-left', termino: 'flecha-círculo-o-derecha, adelante, siguiente,', codigo_css: '\f359')</text:p>
          </table:table-cell>
        </table:table-row>
        <table:table-row table:style-name="ro1">
          <table:table-cell/>
          <table:table-cell office:value-type="string" calcext:value-type="string">
            <text:p>fas fa-arrow-alt-circle-right: Círculo de flecha alternativo a la derecha </text:p>
          </table:table-cell>
          <table:table-cell office:value-type="string" calcext:value-type="string">
            <text:p><text:s/>fas fa-arrow-alt-circle-right </text:p>
          </table:table-cell>
          <table:table-cell office:value-type="string" calcext:value-type="string">
            <text:p><text:s/>flecha-círculo-o-arriba, </text:p>
          </table:table-cell>
          <table:table-cell office:value-type="string" calcext:value-type="string">
            <text:p><text:s/>\f35a</text:p>
          </table:table-cell>
          <table:table-cell table:formula="of:=CONCATENATE(&quot;Fontawesome.create!(&quot;;[.$B$1];&quot;: '&quot;;TRIM([.$B52]);&quot;', &quot;;[.$C$1];&quot;: '&quot;;TRIM([.$C52]);&quot;', &quot;;[.$D$1];&quot;: '&quot;;TRIM([.$D52]);&quot;', &quot;;[.$E$1];&quot;: '&quot;;TRIM([.$E52]);&quot;')&quot;)" office:value-type="string" office:string-value="Fontawesome.create!(prefijo_nombre_css: 'fas fa-arrow-alt-circle-right: Círculo de flecha alternativo a la derecha', icono: 'fas fa-arrow-alt-circle-right', termino: 'flecha-círculo-o-arriba,', codigo_css: '\f35a')" calcext:value-type="string">
            <text:p>Fontawesome.create!(prefijo_nombre_css: 'fas fa-arrow-alt-circle-right: Círculo de flecha alternativo a la derecha', icono: 'fas fa-arrow-alt-circle-right', termino: 'flecha-círculo-o-arriba,', codigo_css: '\f35a')</text:p>
          </table:table-cell>
        </table:table-row>
        <table:table-row table:style-name="ro1">
          <table:table-cell/>
          <table:table-cell office:value-type="string" calcext:value-type="string">
            <text:p>fas fa-arrow-alt-circle-up: Círculo de flecha alternativo hacia arriba </text:p>
          </table:table-cell>
          <table:table-cell office:value-type="string" calcext:value-type="string">
            <text:p><text:s/>fas fa-arrow-alt-circle-up </text:p>
          </table:table-cell>
          <table:table-cell office:value-type="string" calcext:value-type="string">
            <text:p><text:s/>descargar, </text:p>
          </table:table-cell>
          <table:table-cell office:value-type="string" calcext:value-type="string">
            <text:p><text:s/>\f35b</text:p>
          </table:table-cell>
          <table:table-cell table:formula="of:=CONCATENATE(&quot;Fontawesome.create!(&quot;;[.$B$1];&quot;: '&quot;;TRIM([.$B53]);&quot;', &quot;;[.$C$1];&quot;: '&quot;;TRIM([.$C53]);&quot;', &quot;;[.$D$1];&quot;: '&quot;;TRIM([.$D53]);&quot;', &quot;;[.$E$1];&quot;: '&quot;;TRIM([.$E53]);&quot;')&quot;)" office:value-type="string" office:string-value="Fontawesome.create!(prefijo_nombre_css: 'fas fa-arrow-alt-circle-up: Círculo de flecha alternativo hacia arriba', icono: 'fas fa-arrow-alt-circle-up', termino: 'descargar,', codigo_css: '\f35b')" calcext:value-type="string">
            <text:p>Fontawesome.create!(prefijo_nombre_css: 'fas fa-arrow-alt-circle-up: Círculo de flecha alternativo hacia arriba', icono: 'fas fa-arrow-alt-circle-up', termino: 'descargar,', codigo_css: '\f35b')</text:p>
          </table:table-cell>
        </table:table-row>
        <table:table-row table:style-name="ro1">
          <table:table-cell/>
          <table:table-cell office:value-type="string" calcext:value-type="string">
            <text:p>fas fa-arrow-circle-down: Círculo de flecha hacia abajo </text:p>
          </table:table-cell>
          <table:table-cell office:value-type="string" calcext:value-type="string">
            <text:p><text:s/>fas fa-arrow-circle-down </text:p>
          </table:table-cell>
          <table:table-cell office:value-type="string" calcext:value-type="string">
            <text:p><text:s/>atrás, anterior, </text:p>
          </table:table-cell>
          <table:table-cell office:value-type="string" calcext:value-type="string">
            <text:p><text:s/>\f0ab</text:p>
          </table:table-cell>
          <table:table-cell table:formula="of:=CONCATENATE(&quot;Fontawesome.create!(&quot;;[.$B$1];&quot;: '&quot;;TRIM([.$B54]);&quot;', &quot;;[.$C$1];&quot;: '&quot;;TRIM([.$C54]);&quot;', &quot;;[.$D$1];&quot;: '&quot;;TRIM([.$D54]);&quot;', &quot;;[.$E$1];&quot;: '&quot;;TRIM([.$E54]);&quot;')&quot;)" office:value-type="string" office:string-value="Fontawesome.create!(prefijo_nombre_css: 'fas fa-arrow-circle-down: Círculo de flecha hacia abajo', icono: 'fas fa-arrow-circle-down', termino: 'atrás, anterior,', codigo_css: '\f0ab')" calcext:value-type="string">
            <text:p>Fontawesome.create!(prefijo_nombre_css: 'fas fa-arrow-circle-down: Círculo de flecha hacia abajo', icono: 'fas fa-arrow-circle-down', termino: 'atrás, anterior,', codigo_css: '\f0ab')</text:p>
          </table:table-cell>
        </table:table-row>
        <table:table-row table:style-name="ro1">
          <table:table-cell/>
          <table:table-cell office:value-type="string" calcext:value-type="string">
            <text:p>fas fa-arrow-circle-left: Círculo de flecha a la izquierda </text:p>
          </table:table-cell>
          <table:table-cell office:value-type="string" calcext:value-type="string">
            <text:p><text:s/>fas fa-arrow-circle-left </text:p>
          </table:table-cell>
          <table:table-cell office:value-type="string" calcext:value-type="string">
            <text:p><text:s/>adelante, siguiente, </text:p>
          </table:table-cell>
          <table:table-cell office:value-type="string" calcext:value-type="string">
            <text:p><text:s/>\f0a8</text:p>
          </table:table-cell>
          <table:table-cell table:formula="of:=CONCATENATE(&quot;Fontawesome.create!(&quot;;[.$B$1];&quot;: '&quot;;TRIM([.$B55]);&quot;', &quot;;[.$C$1];&quot;: '&quot;;TRIM([.$C55]);&quot;', &quot;;[.$D$1];&quot;: '&quot;;TRIM([.$D55]);&quot;', &quot;;[.$E$1];&quot;: '&quot;;TRIM([.$E55]);&quot;')&quot;)" office:value-type="string" office:string-value="Fontawesome.create!(prefijo_nombre_css: 'fas fa-arrow-circle-left: Círculo de flecha a la izquierda', icono: 'fas fa-arrow-circle-left', termino: 'adelante, siguiente,', codigo_css: '\f0a8')" calcext:value-type="string">
            <text:p>Fontawesome.create!(prefijo_nombre_css: 'fas fa-arrow-circle-left: Círculo de flecha a la izquierda', icono: 'fas fa-arrow-circle-left', termino: 'adelante, siguiente,', codigo_css: '\f0a8')</text:p>
          </table:table-cell>
        </table:table-row>
        <table:table-row table:style-name="ro1">
          <table:table-cell/>
          <table:table-cell office:value-type="string" calcext:value-type="string">
            <text:p>fas fa-arrow-circle-right: Círculo de flecha a la derecha </text:p>
          </table:table-cell>
          <table:table-cell office:value-type="string" calcext:value-type="string">
            <text:p><text:s/>fas fa-arrow-circle-right </text:p>
          </table:table-cell>
          <table:table-cell office:value-type="string" calcext:value-type="string">
            <text:p><text:s/>subir, </text:p>
          </table:table-cell>
          <table:table-cell office:value-type="string" calcext:value-type="string">
            <text:p><text:s/>\f0a9</text:p>
          </table:table-cell>
          <table:table-cell table:formula="of:=CONCATENATE(&quot;Fontawesome.create!(&quot;;[.$B$1];&quot;: '&quot;;TRIM([.$B56]);&quot;', &quot;;[.$C$1];&quot;: '&quot;;TRIM([.$C56]);&quot;', &quot;;[.$D$1];&quot;: '&quot;;TRIM([.$D56]);&quot;', &quot;;[.$E$1];&quot;: '&quot;;TRIM([.$E56]);&quot;')&quot;)" office:value-type="string" office:string-value="Fontawesome.create!(prefijo_nombre_css: 'fas fa-arrow-circle-right: Círculo de flecha a la derecha', icono: 'fas fa-arrow-circle-right', termino: 'subir,', codigo_css: '\f0a9')" calcext:value-type="string">
            <text:p>Fontawesome.create!(prefijo_nombre_css: 'fas fa-arrow-circle-right: Círculo de flecha a la derecha', icono: 'fas fa-arrow-circle-right', termino: 'subir,', codigo_css: '\f0a9')</text:p>
          </table:table-cell>
        </table:table-row>
        <table:table-row table:style-name="ro1">
          <table:table-cell/>
          <table:table-cell office:value-type="string" calcext:value-type="string">
            <text:p>fas fa-arrow-circle-up: Círculo de flecha hacia arriba </text:p>
          </table:table-cell>
          <table:table-cell office:value-type="string" calcext:value-type="string">
            <text:p><text:s/>fas fa-arrow-circle-up </text:p>
          </table:table-cell>
          <table:table-cell office:value-type="string" calcext:value-type="string">
            <text:p><text:s/>descargar, </text:p>
          </table:table-cell>
          <table:table-cell office:value-type="string" calcext:value-type="string">
            <text:p><text:s/>\f0aa</text:p>
          </table:table-cell>
          <table:table-cell table:formula="of:=CONCATENATE(&quot;Fontawesome.create!(&quot;;[.$B$1];&quot;: '&quot;;TRIM([.$B57]);&quot;', &quot;;[.$C$1];&quot;: '&quot;;TRIM([.$C57]);&quot;', &quot;;[.$D$1];&quot;: '&quot;;TRIM([.$D57]);&quot;', &quot;;[.$E$1];&quot;: '&quot;;TRIM([.$E57]);&quot;')&quot;)" office:value-type="string" office:string-value="Fontawesome.create!(prefijo_nombre_css: 'fas fa-arrow-circle-up: Círculo de flecha hacia arriba', icono: 'fas fa-arrow-circle-up', termino: 'descargar,', codigo_css: '\f0aa')" calcext:value-type="string">
            <text:p>Fontawesome.create!(prefijo_nombre_css: 'fas fa-arrow-circle-up: Círculo de flecha hacia arriba', icono: 'fas fa-arrow-circle-up', termino: 'descargar,', codigo_css: '\f0aa')</text:p>
          </table:table-cell>
        </table:table-row>
        <table:table-row table:style-name="ro1">
          <table:table-cell/>
          <table:table-cell office:value-type="string" calcext:value-type="string">
            <text:p>fas fa-arrow-down: flecha abajo </text:p>
          </table:table-cell>
          <table:table-cell office:value-type="string" calcext:value-type="string">
            <text:p><text:s/>fas fa-arrow-down </text:p>
          </table:table-cell>
          <table:table-cell office:value-type="string" calcext:value-type="string">
            <text:p><text:s/>atrás, anterior, </text:p>
          </table:table-cell>
          <table:table-cell office:value-type="string" calcext:value-type="string">
            <text:p><text:s/>\f063</text:p>
          </table:table-cell>
          <table:table-cell table:formula="of:=CONCATENATE(&quot;Fontawesome.create!(&quot;;[.$B$1];&quot;: '&quot;;TRIM([.$B58]);&quot;', &quot;;[.$C$1];&quot;: '&quot;;TRIM([.$C58]);&quot;', &quot;;[.$D$1];&quot;: '&quot;;TRIM([.$D58]);&quot;', &quot;;[.$E$1];&quot;: '&quot;;TRIM([.$E58]);&quot;')&quot;)" office:value-type="string" office:string-value="Fontawesome.create!(prefijo_nombre_css: 'fas fa-arrow-down: flecha abajo', icono: 'fas fa-arrow-down', termino: 'atrás, anterior,', codigo_css: '\f063')" calcext:value-type="string">
            <text:p>Fontawesome.create!(prefijo_nombre_css: 'fas fa-arrow-down: flecha abajo', icono: 'fas fa-arrow-down', termino: 'atrás, anterior,', codigo_css: '\f063')</text:p>
          </table:table-cell>
        </table:table-row>
        <table:table-row table:style-name="ro1">
          <table:table-cell/>
          <table:table-cell office:value-type="string" calcext:value-type="string">
            <text:p>fas fa-arrow-left: flecha izquierda </text:p>
          </table:table-cell>
          <table:table-cell office:value-type="string" calcext:value-type="string">
            <text:p><text:s/>fas fa-arrow-left </text:p>
          </table:table-cell>
          <table:table-cell office:value-type="string" calcext:value-type="string">
            <text:p><text:s/>adelante, siguiente, </text:p>
          </table:table-cell>
          <table:table-cell office:value-type="string" calcext:value-type="string">
            <text:p><text:s/>\f060</text:p>
          </table:table-cell>
          <table:table-cell table:formula="of:=CONCATENATE(&quot;Fontawesome.create!(&quot;;[.$B$1];&quot;: '&quot;;TRIM([.$B59]);&quot;', &quot;;[.$C$1];&quot;: '&quot;;TRIM([.$C59]);&quot;', &quot;;[.$D$1];&quot;: '&quot;;TRIM([.$D59]);&quot;', &quot;;[.$E$1];&quot;: '&quot;;TRIM([.$E59]);&quot;')&quot;)" office:value-type="string" office:string-value="Fontawesome.create!(prefijo_nombre_css: 'fas fa-arrow-left: flecha izquierda', icono: 'fas fa-arrow-left', termino: 'adelante, siguiente,', codigo_css: '\f060')" calcext:value-type="string">
            <text:p>Fontawesome.create!(prefijo_nombre_css: 'fas fa-arrow-left: flecha izquierda', icono: 'fas fa-arrow-left', termino: 'adelante, siguiente,', codigo_css: '\f060')</text:p>
          </table:table-cell>
        </table:table-row>
        <table:table-row table:style-name="ro1">
          <table:table-cell/>
          <table:table-cell office:value-type="string" calcext:value-type="string">
            <text:p>fas fa-arrow-right: flecha derecha </text:p>
          </table:table-cell>
          <table:table-cell office:value-type="string" calcext:value-type="string">
            <text:p><text:s/>fas fa-arrow-right </text:p>
          </table:table-cell>
          <table:table-cell office:value-type="string" calcext:value-type="string">
            <text:p><text:s/>subir, </text:p>
          </table:table-cell>
          <table:table-cell office:value-type="string" calcext:value-type="string">
            <text:p><text:s/>\f061</text:p>
          </table:table-cell>
          <table:table-cell table:formula="of:=CONCATENATE(&quot;Fontawesome.create!(&quot;;[.$B$1];&quot;: '&quot;;TRIM([.$B60]);&quot;', &quot;;[.$C$1];&quot;: '&quot;;TRIM([.$C60]);&quot;', &quot;;[.$D$1];&quot;: '&quot;;TRIM([.$D60]);&quot;', &quot;;[.$E$1];&quot;: '&quot;;TRIM([.$E60]);&quot;')&quot;)" office:value-type="string" office:string-value="Fontawesome.create!(prefijo_nombre_css: 'fas fa-arrow-right: flecha derecha', icono: 'fas fa-arrow-right', termino: 'subir,', codigo_css: '\f061')" calcext:value-type="string">
            <text:p>Fontawesome.create!(prefijo_nombre_css: 'fas fa-arrow-right: flecha derecha', icono: 'fas fa-arrow-right', termino: 'subir,', codigo_css: '\f061')</text:p>
          </table:table-cell>
        </table:table-row>
        <table:table-row table:style-name="ro1">
          <table:table-cell/>
          <table:table-cell office:value-type="string" calcext:value-type="string">
            <text:p>fas fa-arrow-up: flecha arriba </text:p>
          </table:table-cell>
          <table:table-cell office:value-type="string" calcext:value-type="string">
            <text:p><text:s/>fas fa-arrow-up </text:p>
          </table:table-cell>
          <table:table-cell office:value-type="string" calcext:value-type="string">
            <text:p><text:s/>forward, descargar, </text:p>
          </table:table-cell>
          <table:table-cell office:value-type="string" calcext:value-type="string">
            <text:p><text:s/>\f062</text:p>
          </table:table-cell>
          <table:table-cell table:formula="of:=CONCATENATE(&quot;Fontawesome.create!(&quot;;[.$B$1];&quot;: '&quot;;TRIM([.$B61]);&quot;', &quot;;[.$C$1];&quot;: '&quot;;TRIM([.$C61]);&quot;', &quot;;[.$D$1];&quot;: '&quot;;TRIM([.$D61]);&quot;', &quot;;[.$E$1];&quot;: '&quot;;TRIM([.$E61]);&quot;')&quot;)" office:value-type="string" office:string-value="Fontawesome.create!(prefijo_nombre_css: 'fas fa-arrow-up: flecha arriba', icono: 'fas fa-arrow-up', termino: 'forward, descargar,', codigo_css: '\f062')" calcext:value-type="string">
            <text:p>Fontawesome.create!(prefijo_nombre_css: 'fas fa-arrow-up: flecha arriba', icono: 'fas fa-arrow-up', termino: 'forward, descargar,', codigo_css: '\f062')</text:p>
          </table:table-cell>
        </table:table-row>
        <table:table-row table:style-name="ro1">
          <table:table-cell/>
          <table:table-cell office:value-type="string" calcext:value-type="string">
            <text:p>fas fa-arrows-alt: Flechas alternativas </text:p>
          </table:table-cell>
          <table:table-cell office:value-type="string" calcext:value-type="string">
            <text:p><text:s/>fas fa-arrows-alt </text:p>
          </table:table-cell>
          <table:table-cell office:value-type="string" calcext:value-type="string">
            <text:p><text:s/>flecha, flechas, más grande, ampliar, expandir, pantalla completa, mover, posicionar, reordenar, cambiar el tamaño, fuente impresionante mango de arrastre </text:p>
          </table:table-cell>
          <table:table-cell office:value-type="string" calcext:value-type="string">
            <text:p><text:s/>\f0b2</text:p>
          </table:table-cell>
          <table:table-cell table:formula="of:=CONCATENATE(&quot;Fontawesome.create!(&quot;;[.$B$1];&quot;: '&quot;;TRIM([.$B62]);&quot;', &quot;;[.$C$1];&quot;: '&quot;;TRIM([.$C62]);&quot;', &quot;;[.$D$1];&quot;: '&quot;;TRIM([.$D62]);&quot;', &quot;;[.$E$1];&quot;: '&quot;;TRIM([.$E62]);&quot;')&quot;)" office:value-type="string" office:string-value="Fontawesome.create!(prefijo_nombre_css: 'fas fa-arrows-alt: Flechas alternativas', icono: 'fas fa-arrows-alt', termino: 'flecha, flechas, más grande, ampliar, expandir, pantalla completa, mover, posicionar, reordenar, cambiar el tamaño, fuente impresionante mango de arrastre', codigo_css: '\f0b2')" calcext:value-type="string">
            <text:p>Fontawesome.create!(prefijo_nombre_css: 'fas fa-arrows-alt: Flechas alternativas', icono: 'fas fa-arrows-alt', termino: 'flecha, flechas, más grande, ampliar, expandir, pantalla completa, mover, posicionar, reordenar, cambiar el tamaño, fuente impresionante mango de arrastre', codigo_css: '\f0b2')</text:p>
          </table:table-cell>
        </table:table-row>
        <table:table-row table:style-name="ro1">
          <table:table-cell/>
          <table:table-cell office:value-type="string" calcext:value-type="string">
            <text:p>fas fa-arrows-alt-h: Flechas alternativas Horizontal </text:p>
          </table:table-cell>
          <table:table-cell office:value-type="string" calcext:value-type="string">
            <text:p><text:s/>fas fa-arrows-alt-h </text:p>
          </table:table-cell>
          <table:table-cell office:value-type="string" calcext:value-type="string">
            <text:p><text:s/>flechas-v, expandir, retrato, cambiar el tamaño, vertical, </text:p>
          </table:table-cell>
          <table:table-cell office:value-type="string" calcext:value-type="string">
            <text:p><text:s/>\f337</text:p>
          </table:table-cell>
          <table:table-cell table:formula="of:=CONCATENATE(&quot;Fontawesome.create!(&quot;;[.$B$1];&quot;: '&quot;;TRIM([.$B63]);&quot;', &quot;;[.$C$1];&quot;: '&quot;;TRIM([.$C63]);&quot;', &quot;;[.$D$1];&quot;: '&quot;;TRIM([.$D63]);&quot;', &quot;;[.$E$1];&quot;: '&quot;;TRIM([.$E63]);&quot;')&quot;)" office:value-type="string" office:string-value="Fontawesome.create!(prefijo_nombre_css: 'fas fa-arrows-alt-h: Flechas alternativas Horizontal', icono: 'fas fa-arrows-alt-h', termino: 'flechas-v, expandir, retrato, cambiar el tamaño, vertical,', codigo_css: '\f337')" calcext:value-type="string">
            <text:p>Fontawesome.create!(prefijo_nombre_css: 'fas fa-arrows-alt-h: Flechas alternativas Horizontal', icono: 'fas fa-arrows-alt-h', termino: 'flechas-v, expandir, retrato, cambiar el tamaño, vertical,', codigo_css: '\f337')</text:p>
          </table:table-cell>
        </table:table-row>
        <table:table-row table:style-name="ro1">
          <table:table-cell/>
          <table:table-cell office:value-type="string" calcext:value-type="string">
            <text:p>fas fa-arrows-alt-v: Flechas alternativas Vertical </text:p>
          </table:table-cell>
          <table:table-cell office:value-type="string" calcext:value-type="string">
            <text:p><text:s/>fas fa-arrows-alt-v </text:p>
          </table:table-cell>
          <table:table-cell office:value-type="string" calcext:value-type="string">
            <text:p><text:s/>flechas-v, expandir, retrato, redimensionar, vertical, </text:p>
          </table:table-cell>
          <table:table-cell office:value-type="string" calcext:value-type="string">
            <text:p><text:s/>\f338</text:p>
          </table:table-cell>
          <table:table-cell table:formula="of:=CONCATENATE(&quot;Fontawesome.create!(&quot;;[.$B$1];&quot;: '&quot;;TRIM([.$B64]);&quot;', &quot;;[.$C$1];&quot;: '&quot;;TRIM([.$C64]);&quot;', &quot;;[.$D$1];&quot;: '&quot;;TRIM([.$D64]);&quot;', &quot;;[.$E$1];&quot;: '&quot;;TRIM([.$E64]);&quot;')&quot;)" office:value-type="string" office:string-value="Fontawesome.create!(prefijo_nombre_css: 'fas fa-arrows-alt-v: Flechas alternativas Vertical', icono: 'fas fa-arrows-alt-v', termino: 'flechas-v, expandir, retrato, redimensionar, vertical,', codigo_css: '\f338')" calcext:value-type="string">
            <text:p>Fontawesome.create!(prefijo_nombre_css: 'fas fa-arrows-alt-v: Flechas alternativas Vertical', icono: 'fas fa-arrows-alt-v', termino: 'flechas-v, expandir, retrato, redimensionar, vertical,', codigo_css: '\f338')</text:p>
          </table:table-cell>
        </table:table-row>
        <table:table-row table:style-name="ro1">
          <table:table-cell/>
          <table:table-cell office:value-type="string" calcext:value-type="string">
            <text:p>fab fa-artstation: Artstation </text:p>
          </table:table-cell>
          <table:table-cell office:value-type="string" calcext:value-type="string">
            <text:p><text:s/>fab fa-artstati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77a</text:p>
          </table:table-cell>
          <table:table-cell table:formula="of:=CONCATENATE(&quot;Fontawesome.create!(&quot;;[.$B$1];&quot;: '&quot;;TRIM([.$B65]);&quot;', &quot;;[.$C$1];&quot;: '&quot;;TRIM([.$C65]);&quot;', &quot;;[.$D$1];&quot;: '&quot;;TRIM([.$D65]);&quot;', &quot;;[.$E$1];&quot;: '&quot;;TRIM([.$E65]);&quot;')&quot;)" office:value-type="string" office:string-value="Fontawesome.create!(prefijo_nombre_css: 'fab fa-artstation: Artstation', icono: 'fab fa-artstation', termino: '', codigo_css: '\f77a')" calcext:value-type="string">
            <text:p>Fontawesome.create!(prefijo_nombre_css: 'fab fa-artstation: Artstation', icono: 'fab fa-artstation', termino: '', codigo_css: '\f77a')</text:p>
          </table:table-cell>
        </table:table-row>
        <table:table-row table:style-name="ro1">
          <table:table-cell/>
          <table:table-cell office:value-type="string" calcext:value-type="string">
            <text:p>fas fa-assistive-listening-systems: Sistemas de audición asistida </text:p>
          </table:table-cell>
          <table:table-cell office:value-type="string" calcext:value-type="string">
            <text:p><text:s/>fas fa-assistive-listening-systems </text:p>
          </table:table-cell>
          <table:table-cell office:value-type="string" calcext:value-type="string">
            <text:p><text:s/>anotación, detalles, referencia, estrella, </text:p>
          </table:table-cell>
          <table:table-cell office:value-type="string" calcext:value-type="string">
            <text:p><text:s/>\f2a2</text:p>
          </table:table-cell>
          <table:table-cell table:formula="of:=CONCATENATE(&quot;Fontawesome.create!(&quot;;[.$B$1];&quot;: '&quot;;TRIM([.$B66]);&quot;', &quot;;[.$C$1];&quot;: '&quot;;TRIM([.$C66]);&quot;', &quot;;[.$D$1];&quot;: '&quot;;TRIM([.$D66]);&quot;', &quot;;[.$E$1];&quot;: '&quot;;TRIM([.$E66]);&quot;')&quot;)" office:value-type="string" office:string-value="Fontawesome.create!(prefijo_nombre_css: 'fas fa-assistive-listening-systems: Sistemas de audición asistida', icono: 'fas fa-assistive-listening-systems', termino: 'anotación, detalles, referencia, estrella,', codigo_css: '\f2a2')" calcext:value-type="string">
            <text:p>Fontawesome.create!(prefijo_nombre_css: 'fas fa-assistive-listening-systems: Sistemas de audición asistida', icono: 'fas fa-assistive-listening-systems', termino: 'anotación, detalles, referencia, estrella,', codigo_css: '\f2a2')</text:p>
          </table:table-cell>
        </table:table-row>
        <table:table-row table:style-name="ro1">
          <table:table-cell/>
          <table:table-cell office:value-type="string" calcext:value-type="string">
            <text:p>fas fa-asterisk: asterisco </text:p>
          </table:table-cell>
          <table:table-cell office:value-type="string" calcext:value-type="string">
            <text:p><text:s/>fas fa-asterisk </text:p>
          </table:table-cell>
          <table:table-cell office:value-type="string" calcext:value-type="string">
            <text:p><text:s/>anotación, detalles, referencia, estrella, </text:p>
          </table:table-cell>
          <table:table-cell office:value-type="string" calcext:value-type="string">
            <text:p><text:s/>\f069</text:p>
          </table:table-cell>
          <table:table-cell table:formula="of:=CONCATENATE(&quot;Fontawesome.create!(&quot;;[.$B$1];&quot;: '&quot;;TRIM([.$B67]);&quot;', &quot;;[.$C$1];&quot;: '&quot;;TRIM([.$C67]);&quot;', &quot;;[.$D$1];&quot;: '&quot;;TRIM([.$D67]);&quot;', &quot;;[.$E$1];&quot;: '&quot;;TRIM([.$E67]);&quot;')&quot;)" office:value-type="string" office:string-value="Fontawesome.create!(prefijo_nombre_css: 'fas fa-asterisk: asterisco', icono: 'fas fa-asterisk', termino: 'anotación, detalles, referencia, estrella,', codigo_css: '\f069')" calcext:value-type="string">
            <text:p>Fontawesome.create!(prefijo_nombre_css: 'fas fa-asterisk: asterisco', icono: 'fas fa-asterisk', termino: 'anotación, detalles, referencia, estrella,', codigo_css: '\f069')</text:p>
          </table:table-cell>
        </table:table-row>
        <table:table-row table:style-name="ro1">
          <table:table-cell/>
          <table:table-cell office:value-type="string" calcext:value-type="string">
            <text:p>fab fa-asymmetrik: Asymmetrik, Ltd. </text:p>
          </table:table-cell>
          <table:table-cell office:value-type="string" calcext:value-type="string">
            <text:p><text:s/>fab fa-asymmetri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2</text:p>
          </table:table-cell>
          <table:table-cell table:formula="of:=CONCATENATE(&quot;Fontawesome.create!(&quot;;[.$B$1];&quot;: '&quot;;TRIM([.$B68]);&quot;', &quot;;[.$C$1];&quot;: '&quot;;TRIM([.$C68]);&quot;', &quot;;[.$D$1];&quot;: '&quot;;TRIM([.$D68]);&quot;', &quot;;[.$E$1];&quot;: '&quot;;TRIM([.$E68]);&quot;')&quot;)" office:value-type="string" office:string-value="Fontawesome.create!(prefijo_nombre_css: 'fab fa-asymmetrik: Asymmetrik, Ltd.', icono: 'fab fa-asymmetrik', termino: '', codigo_css: '\f372')" calcext:value-type="string">
            <text:p>Fontawesome.create!(prefijo_nombre_css: 'fab fa-asymmetrik: Asymmetrik, Ltd.', icono: 'fab fa-asymmetrik', termino: '', codigo_css: '\f372')</text:p>
          </table:table-cell>
        </table:table-row>
        <table:table-row table:style-name="ro1">
          <table:table-cell/>
          <table:table-cell office:value-type="string" calcext:value-type="string">
            <text:p>fas fa-at: A </text:p>
          </table:table-cell>
          <table:table-cell office:value-type="string" calcext:value-type="string">
            <text:p><text:s/>fas fa-at </text:p>
          </table:table-cell>
          <table:table-cell office:value-type="string" calcext:value-type="string">
            <text:p><text:s/>libro, direcciones, geografía, globo, mapa, viaje, orientación, </text:p>
          </table:table-cell>
          <table:table-cell office:value-type="string" calcext:value-type="string">
            <text:p><text:s/>\f1fa</text:p>
          </table:table-cell>
          <table:table-cell table:formula="of:=CONCATENATE(&quot;Fontawesome.create!(&quot;;[.$B$1];&quot;: '&quot;;TRIM([.$B69]);&quot;', &quot;;[.$C$1];&quot;: '&quot;;TRIM([.$C69]);&quot;', &quot;;[.$D$1];&quot;: '&quot;;TRIM([.$D69]);&quot;', &quot;;[.$E$1];&quot;: '&quot;;TRIM([.$E69]);&quot;')&quot;)" office:value-type="string" office:string-value="Fontawesome.create!(prefijo_nombre_css: 'fas fa-at: A', icono: 'fas fa-at', termino: 'libro, direcciones, geografía, globo, mapa, viaje, orientación,', codigo_css: '\f1fa')" calcext:value-type="string">
            <text:p>Fontawesome.create!(prefijo_nombre_css: 'fas fa-at: A', icono: 'fas fa-at', termino: 'libro, direcciones, geografía, globo, mapa, viaje, orientación,', codigo_css: '\f1fa')</text:p>
          </table:table-cell>
        </table:table-row>
        <table:table-row table:style-name="ro1">
          <table:table-cell/>
          <table:table-cell office:value-type="string" calcext:value-type="string">
            <text:p>fas fa-atlas: Alas </text:p>
          </table:table-cell>
          <table:table-cell office:value-type="string" calcext:value-type="string">
            <text:p><text:s/>fas fa-atlas </text:p>
          </table:table-cell>
          <table:table-cell office:value-type="string" calcext:value-type="string">
            <text:p><text:s/>libro, direcciones, geografía, globo, mapa, viaje, orientación, </text:p>
          </table:table-cell>
          <table:table-cell office:value-type="string" calcext:value-type="string">
            <text:p><text:s/>\f558</text:p>
          </table:table-cell>
          <table:table-cell table:formula="of:=CONCATENATE(&quot;Fontawesome.create!(&quot;;[.$B$1];&quot;: '&quot;;TRIM([.$B70]);&quot;', &quot;;[.$C$1];&quot;: '&quot;;TRIM([.$C70]);&quot;', &quot;;[.$D$1];&quot;: '&quot;;TRIM([.$D70]);&quot;', &quot;;[.$E$1];&quot;: '&quot;;TRIM([.$E70]);&quot;')&quot;)" office:value-type="string" office:string-value="Fontawesome.create!(prefijo_nombre_css: 'fas fa-atlas: Alas', icono: 'fas fa-atlas', termino: 'libro, direcciones, geografía, globo, mapa, viaje, orientación,', codigo_css: '\f558')" calcext:value-type="string">
            <text:p>Fontawesome.create!(prefijo_nombre_css: 'fas fa-atlas: Alas', icono: 'fas fa-atlas', termino: 'libro, direcciones, geografía, globo, mapa, viaje, orientación,', codigo_css: '\f558')</text:p>
          </table:table-cell>
        </table:table-row>
        <table:table-row table:style-name="ro1">
          <table:table-cell/>
          <table:table-cell office:value-type="string" calcext:value-type="string">
            <text:p>fab fa-atlassian: Alassian </text:p>
          </table:table-cell>
          <table:table-cell office:value-type="string" calcext:value-type="string">
            <text:p><text:s/>fab fa-atlassia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77b</text:p>
          </table:table-cell>
          <table:table-cell table:formula="of:=CONCATENATE(&quot;Fontawesome.create!(&quot;;[.$B$1];&quot;: '&quot;;TRIM([.$B71]);&quot;', &quot;;[.$C$1];&quot;: '&quot;;TRIM([.$C71]);&quot;', &quot;;[.$D$1];&quot;: '&quot;;TRIM([.$D71]);&quot;', &quot;;[.$E$1];&quot;: '&quot;;TRIM([.$E71]);&quot;')&quot;)" office:value-type="string" office:string-value="Fontawesome.create!(prefijo_nombre_css: 'fab fa-atlassian: Alassian', icono: 'fab fa-atlassian', termino: '', codigo_css: '\f77b')" calcext:value-type="string">
            <text:p>Fontawesome.create!(prefijo_nombre_css: 'fab fa-atlassian: Alassian', icono: 'fab fa-atlassian', termino: '', codigo_css: '\f77b')</text:p>
          </table:table-cell>
        </table:table-row>
        <table:table-row table:style-name="ro1">
          <table:table-cell/>
          <table:table-cell office:value-type="string" calcext:value-type="string">
            <text:p>fas fa-atom: Aom </text:p>
          </table:table-cell>
          <table:table-cell office:value-type="string" calcext:value-type="string">
            <text:p><text:s/>fas fa-atom </text:p>
          </table:table-cell>
          <table:table-cell office:value-type="string" calcext:value-type="string">
            <text:p><text:s/>ateísmo, ciencia, electrón, ion, isótopo, neutrón, nuclear, protón, </text:p>
          </table:table-cell>
          <table:table-cell office:value-type="string" calcext:value-type="string">
            <text:p><text:s/>\f5d2</text:p>
          </table:table-cell>
          <table:table-cell table:formula="of:=CONCATENATE(&quot;Fontawesome.create!(&quot;;[.$B$1];&quot;: '&quot;;TRIM([.$B72]);&quot;', &quot;;[.$C$1];&quot;: '&quot;;TRIM([.$C72]);&quot;', &quot;;[.$D$1];&quot;: '&quot;;TRIM([.$D72]);&quot;', &quot;;[.$E$1];&quot;: '&quot;;TRIM([.$E72]);&quot;')&quot;)" office:value-type="string" office:string-value="Fontawesome.create!(prefijo_nombre_css: 'fas fa-atom: Aom', icono: 'fas fa-atom', termino: 'ateísmo, ciencia, electrón, ion, isótopo, neutrón, nuclear, protón,', codigo_css: '\f5d2')" calcext:value-type="string">
            <text:p>Fontawesome.create!(prefijo_nombre_css: 'fas fa-atom: Aom', icono: 'fas fa-atom', termino: 'ateísmo, ciencia, electrón, ion, isótopo, neutrón, nuclear, protón,', codigo_css: '\f5d2')</text:p>
          </table:table-cell>
        </table:table-row>
        <table:table-row table:style-name="ro1">
          <table:table-cell/>
          <table:table-cell office:value-type="string" calcext:value-type="string">
            <text:p>fab fa-audible: Audible </text:p>
          </table:table-cell>
          <table:table-cell office:value-type="string" calcext:value-type="string">
            <text:p><text:s/>fab fa-audib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3</text:p>
          </table:table-cell>
          <table:table-cell table:formula="of:=CONCATENATE(&quot;Fontawesome.create!(&quot;;[.$B$1];&quot;: '&quot;;TRIM([.$B73]);&quot;', &quot;;[.$C$1];&quot;: '&quot;;TRIM([.$C73]);&quot;', &quot;;[.$D$1];&quot;: '&quot;;TRIM([.$D73]);&quot;', &quot;;[.$E$1];&quot;: '&quot;;TRIM([.$E73]);&quot;')&quot;)" office:value-type="string" office:string-value="Fontawesome.create!(prefijo_nombre_css: 'fab fa-audible: Audible', icono: 'fab fa-audible', termino: '', codigo_css: '\f373')" calcext:value-type="string">
            <text:p>Fontawesome.create!(prefijo_nombre_css: 'fab fa-audible: Audible', icono: 'fab fa-audible', termino: '', codigo_css: '\f373')</text:p>
          </table:table-cell>
        </table:table-row>
        <table:table-row table:style-name="ro1">
          <table:table-cell/>
          <table:table-cell office:value-type="string" calcext:value-type="string">
            <text:p>fas fa-audio-description: Descripción de audio </text:p>
          </table:table-cell>
          <table:table-cell office:value-type="string" calcext:value-type="string">
            <text:p><text:s/>fas fa-audio-description </text:p>
          </table:table-cell>
          <table:table-cell office:value-type="string" calcext:value-type="string">
            <text:p><text:s/>ciego, narración, video, visual, </text:p>
          </table:table-cell>
          <table:table-cell office:value-type="string" calcext:value-type="string">
            <text:p><text:s/>\f29e</text:p>
          </table:table-cell>
          <table:table-cell table:formula="of:=CONCATENATE(&quot;Fontawesome.create!(&quot;;[.$B$1];&quot;: '&quot;;TRIM([.$B74]);&quot;', &quot;;[.$C$1];&quot;: '&quot;;TRIM([.$C74]);&quot;', &quot;;[.$D$1];&quot;: '&quot;;TRIM([.$D74]);&quot;', &quot;;[.$E$1];&quot;: '&quot;;TRIM([.$E74]);&quot;')&quot;)" office:value-type="string" office:string-value="Fontawesome.create!(prefijo_nombre_css: 'fas fa-audio-description: Descripción de audio', icono: 'fas fa-audio-description', termino: 'ciego, narración, video, visual,', codigo_css: '\f29e')" calcext:value-type="string">
            <text:p>Fontawesome.create!(prefijo_nombre_css: 'fas fa-audio-description: Descripción de audio', icono: 'fas fa-audio-description', termino: 'ciego, narración, video, visual,', codigo_css: '\f29e')</text:p>
          </table:table-cell>
        </table:table-row>
        <table:table-row table:style-name="ro1">
          <table:table-cell/>
          <table:table-cell office:value-type="string" calcext:value-type="string">
            <text:p>fab fa-autoprefixer: Autoprefixer </text:p>
          </table:table-cell>
          <table:table-cell office:value-type="string" calcext:value-type="string">
            <text:p><text:s/>fab fa-autoprefix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c</text:p>
          </table:table-cell>
          <table:table-cell table:formula="of:=CONCATENATE(&quot;Fontawesome.create!(&quot;;[.$B$1];&quot;: '&quot;;TRIM([.$B75]);&quot;', &quot;;[.$C$1];&quot;: '&quot;;TRIM([.$C75]);&quot;', &quot;;[.$D$1];&quot;: '&quot;;TRIM([.$D75]);&quot;', &quot;;[.$E$1];&quot;: '&quot;;TRIM([.$E75]);&quot;')&quot;)" office:value-type="string" office:string-value="Fontawesome.create!(prefijo_nombre_css: 'fab fa-autoprefixer: Autoprefixer', icono: 'fab fa-autoprefixer', termino: '', codigo_css: '\f41c')" calcext:value-type="string">
            <text:p>Fontawesome.create!(prefijo_nombre_css: 'fab fa-autoprefixer: Autoprefixer', icono: 'fab fa-autoprefixer', termino: '', codigo_css: '\f41c')</text:p>
          </table:table-cell>
        </table:table-row>
        <table:table-row table:style-name="ro1">
          <table:table-cell/>
          <table:table-cell office:value-type="string" calcext:value-type="string">
            <text:p>fab fa-avianex: avianex </text:p>
          </table:table-cell>
          <table:table-cell office:value-type="string" calcext:value-type="string">
            <text:p><text:s/>fab fa-aviane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4</text:p>
          </table:table-cell>
          <table:table-cell table:formula="of:=CONCATENATE(&quot;Fontawesome.create!(&quot;;[.$B$1];&quot;: '&quot;;TRIM([.$B76]);&quot;', &quot;;[.$C$1];&quot;: '&quot;;TRIM([.$C76]);&quot;', &quot;;[.$D$1];&quot;: '&quot;;TRIM([.$D76]);&quot;', &quot;;[.$E$1];&quot;: '&quot;;TRIM([.$E76]);&quot;')&quot;)" office:value-type="string" office:string-value="Fontawesome.create!(prefijo_nombre_css: 'fab fa-avianex: avianex', icono: 'fab fa-avianex', termino: '', codigo_css: '\f374')" calcext:value-type="string">
            <text:p>Fontawesome.create!(prefijo_nombre_css: 'fab fa-avianex: avianex', icono: 'fab fa-avianex', termino: '', codigo_css: '\f374')</text:p>
          </table:table-cell>
        </table:table-row>
        <table:table-row table:style-name="ro1">
          <table:table-cell/>
          <table:table-cell office:value-type="string" calcext:value-type="string">
            <text:p>fab fa-aviato: Aviato </text:p>
          </table:table-cell>
          <table:table-cell office:value-type="string" calcext:value-type="string">
            <text:p><text:s/>fab fa-aviat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1</text:p>
          </table:table-cell>
          <table:table-cell table:formula="of:=CONCATENATE(&quot;Fontawesome.create!(&quot;;[.$B$1];&quot;: '&quot;;TRIM([.$B77]);&quot;', &quot;;[.$C$1];&quot;: '&quot;;TRIM([.$C77]);&quot;', &quot;;[.$D$1];&quot;: '&quot;;TRIM([.$D77]);&quot;', &quot;;[.$E$1];&quot;: '&quot;;TRIM([.$E77]);&quot;')&quot;)" office:value-type="string" office:string-value="Fontawesome.create!(prefijo_nombre_css: 'fab fa-aviato: Aviato', icono: 'fab fa-aviato', termino: '', codigo_css: '\f421')" calcext:value-type="string">
            <text:p>Fontawesome.create!(prefijo_nombre_css: 'fab fa-aviato: Aviato', icono: 'fab fa-aviato', termino: '', codigo_css: '\f421')</text:p>
          </table:table-cell>
        </table:table-row>
        <table:table-row table:style-name="ro1">
          <table:table-cell/>
          <table:table-cell office:value-type="string" calcext:value-type="string">
            <text:p>fas fa-award: Premio </text:p>
          </table:table-cell>
          <table:table-cell office:value-type="string" calcext:value-type="string">
            <text:p><text:s/>fas fa-award </text:p>
          </table:table-cell>
          <table:table-cell office:value-type="string" calcext:value-type="string">
            <text:p><text:s/>honor, listón, premio, reconocimiento, trofeo, </text:p>
          </table:table-cell>
          <table:table-cell office:value-type="string" calcext:value-type="string">
            <text:p><text:s/>\f559</text:p>
          </table:table-cell>
          <table:table-cell table:formula="of:=CONCATENATE(&quot;Fontawesome.create!(&quot;;[.$B$1];&quot;: '&quot;;TRIM([.$B78]);&quot;', &quot;;[.$C$1];&quot;: '&quot;;TRIM([.$C78]);&quot;', &quot;;[.$D$1];&quot;: '&quot;;TRIM([.$D78]);&quot;', &quot;;[.$E$1];&quot;: '&quot;;TRIM([.$E78]);&quot;')&quot;)" office:value-type="string" office:string-value="Fontawesome.create!(prefijo_nombre_css: 'fas fa-award: Premio', icono: 'fas fa-award', termino: 'honor, listón, premio, reconocimiento, trofeo,', codigo_css: '\f559')" calcext:value-type="string">
            <text:p>Fontawesome.create!(prefijo_nombre_css: 'fas fa-award: Premio', icono: 'fas fa-award', termino: 'honor, listón, premio, reconocimiento, trofeo,', codigo_css: '\f559')</text:p>
          </table:table-cell>
        </table:table-row>
        <table:table-row table:style-name="ro1">
          <table:table-cell/>
          <table:table-cell office:value-type="string" calcext:value-type="string">
            <text:p>fab fa-aws: Amazonas Web Services (AWS) </text:p>
          </table:table-cell>
          <table:table-cell office:value-type="string" calcext:value-type="string">
            <text:p><text:s/>fab fa-aw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5</text:p>
          </table:table-cell>
          <table:table-cell table:formula="of:=CONCATENATE(&quot;Fontawesome.create!(&quot;;[.$B$1];&quot;: '&quot;;TRIM([.$B79]);&quot;', &quot;;[.$C$1];&quot;: '&quot;;TRIM([.$C79]);&quot;', &quot;;[.$D$1];&quot;: '&quot;;TRIM([.$D79]);&quot;', &quot;;[.$E$1];&quot;: '&quot;;TRIM([.$E79]);&quot;')&quot;)" office:value-type="string" office:string-value="Fontawesome.create!(prefijo_nombre_css: 'fab fa-aws: Amazonas Web Services (AWS)', icono: 'fab fa-aws', termino: '', codigo_css: '\f375')" calcext:value-type="string">
            <text:p>Fontawesome.create!(prefijo_nombre_css: 'fab fa-aws: Amazonas Web Services (AWS)', icono: 'fab fa-aws', termino: '', codigo_css: '\f375')</text:p>
          </table:table-cell>
        </table:table-row>
        <table:table-row table:style-name="ro1">
          <table:table-cell/>
          <table:table-cell office:value-type="string" calcext:value-type="string">
            <text:p>fas fa-baby: Bebé </text:p>
          </table:table-cell>
          <table:table-cell office:value-type="string" calcext:value-type="string">
            <text:p><text:s/>fas fa-baby </text:p>
          </table:table-cell>
          <table:table-cell office:value-type="string" calcext:value-type="string">
            <text:p><text:s/>cochecito, empujar, infante, pasear, portador, ruedas, transportación, </text:p>
          </table:table-cell>
          <table:table-cell office:value-type="string" calcext:value-type="string">
            <text:p><text:s/>\f77c</text:p>
          </table:table-cell>
          <table:table-cell table:formula="of:=CONCATENATE(&quot;Fontawesome.create!(&quot;;[.$B$1];&quot;: '&quot;;TRIM([.$B80]);&quot;', &quot;;[.$C$1];&quot;: '&quot;;TRIM([.$C80]);&quot;', &quot;;[.$D$1];&quot;: '&quot;;TRIM([.$D80]);&quot;', &quot;;[.$E$1];&quot;: '&quot;;TRIM([.$E80]);&quot;')&quot;)" office:value-type="string" office:string-value="Fontawesome.create!(prefijo_nombre_css: 'fas fa-baby: Bebé', icono: 'fas fa-baby', termino: 'cochecito, empujar, infante, pasear, portador, ruedas, transportación,', codigo_css: '\f77c')" calcext:value-type="string">
            <text:p>Fontawesome.create!(prefijo_nombre_css: 'fas fa-baby: Bebé', icono: 'fas fa-baby', termino: 'cochecito, empujar, infante, pasear, portador, ruedas, transportación,', codigo_css: '\f77c')</text:p>
          </table:table-cell>
        </table:table-row>
        <table:table-row table:style-name="ro1">
          <table:table-cell/>
          <table:table-cell office:value-type="string" calcext:value-type="string">
            <text:p>fas fa-baby-carriage: Bebé Cocheriage </text:p>
          </table:table-cell>
          <table:table-cell office:value-type="string" calcext:value-type="string">
            <text:p><text:s/>fas fa-baby-carriage </text:p>
          </table:table-cell>
          <table:table-cell office:value-type="string" calcext:value-type="string">
            <text:p><text:s/>comando, borrar, borrar, teclado, deshacer, </text:p>
          </table:table-cell>
          <table:table-cell office:value-type="string" calcext:value-type="string">
            <text:p><text:s/>\f77d</text:p>
          </table:table-cell>
          <table:table-cell table:formula="of:=CONCATENATE(&quot;Fontawesome.create!(&quot;;[.$B$1];&quot;: '&quot;;TRIM([.$B81]);&quot;', &quot;;[.$C$1];&quot;: '&quot;;TRIM([.$C81]);&quot;', &quot;;[.$D$1];&quot;: '&quot;;TRIM([.$D81]);&quot;', &quot;;[.$E$1];&quot;: '&quot;;TRIM([.$E81]);&quot;')&quot;)" office:value-type="string" office:string-value="Fontawesome.create!(prefijo_nombre_css: 'fas fa-baby-carriage: Bebé Cocheriage', icono: 'fas fa-baby-carriage', termino: 'comando, borrar, borrar, teclado, deshacer,', codigo_css: '\f77d')" calcext:value-type="string">
            <text:p>Fontawesome.create!(prefijo_nombre_css: 'fas fa-baby-carriage: Bebé Cocheriage', icono: 'fas fa-baby-carriage', termino: 'comando, borrar, borrar, teclado, deshacer,', codigo_css: '\f77d')</text:p>
          </table:table-cell>
        </table:table-row>
        <table:table-row table:style-name="ro1">
          <table:table-cell/>
          <table:table-cell office:value-type="string" calcext:value-type="string">
            <text:p>fas fa-backspace: Retroceso </text:p>
          </table:table-cell>
          <table:table-cell office:value-type="string" calcext:value-type="string">
            <text:p><text:s/>fas fa-backspace </text:p>
          </table:table-cell>
          <table:table-cell office:value-type="string" calcext:value-type="string">
            <text:p><text:s/>anterior, rebobinar, </text:p>
          </table:table-cell>
          <table:table-cell office:value-type="string" calcext:value-type="string">
            <text:p><text:s/>\f55a</text:p>
          </table:table-cell>
          <table:table-cell table:formula="of:=CONCATENATE(&quot;Fontawesome.create!(&quot;;[.$B$1];&quot;: '&quot;;TRIM([.$B82]);&quot;', &quot;;[.$C$1];&quot;: '&quot;;TRIM([.$C82]);&quot;', &quot;;[.$D$1];&quot;: '&quot;;TRIM([.$D82]);&quot;', &quot;;[.$E$1];&quot;: '&quot;;TRIM([.$E82]);&quot;')&quot;)" office:value-type="string" office:string-value="Fontawesome.create!(prefijo_nombre_css: 'fas fa-backspace: Retroceso', icono: 'fas fa-backspace', termino: 'anterior, rebobinar,', codigo_css: '\f55a')" calcext:value-type="string">
            <text:p>Fontawesome.create!(prefijo_nombre_css: 'fas fa-backspace: Retroceso', icono: 'fas fa-backspace', termino: 'anterior, rebobinar,', codigo_css: '\f55a')</text:p>
          </table:table-cell>
        </table:table-row>
        <table:table-row table:style-name="ro1">
          <table:table-cell/>
          <table:table-cell office:value-type="string" calcext:value-type="string">
            <text:p>fas fa-backward: hacia atrás </text:p>
          </table:table-cell>
          <table:table-cell office:value-type="string" calcext:value-type="string">
            <text:p><text:s/>fas fa-backward </text:p>
          </table:table-cell>
          <table:table-cell office:value-type="string" calcext:value-type="string">
            <text:p><text:s/>blt, carne de cerdo, desayuno, jamón, panceta, lonchera, </text:p>
          </table:table-cell>
          <table:table-cell office:value-type="string" calcext:value-type="string">
            <text:p><text:s/>\f04a</text:p>
          </table:table-cell>
          <table:table-cell table:formula="of:=CONCATENATE(&quot;Fontawesome.create!(&quot;;[.$B$1];&quot;: '&quot;;TRIM([.$B83]);&quot;', &quot;;[.$C$1];&quot;: '&quot;;TRIM([.$C83]);&quot;', &quot;;[.$D$1];&quot;: '&quot;;TRIM([.$D83]);&quot;', &quot;;[.$E$1];&quot;: '&quot;;TRIM([.$E83]);&quot;')&quot;)" office:value-type="string" office:string-value="Fontawesome.create!(prefijo_nombre_css: 'fas fa-backward: hacia atrás', icono: 'fas fa-backward', termino: 'blt, carne de cerdo, desayuno, jamón, panceta, lonchera,', codigo_css: '\f04a')" calcext:value-type="string">
            <text:p>Fontawesome.create!(prefijo_nombre_css: 'fas fa-backward: hacia atrás', icono: 'fas fa-backward', termino: 'blt, carne de cerdo, desayuno, jamón, panceta, lonchera,', codigo_css: '\f04a')</text:p>
          </table:table-cell>
        </table:table-row>
        <table:table-row table:style-name="ro1">
          <table:table-cell/>
          <table:table-cell office:value-type="string" calcext:value-type="string">
            <text:p>fas fa-bacon: Tocino </text:p>
          </table:table-cell>
          <table:table-cell office:value-type="string" calcext:value-type="string">
            <text:p><text:s/>fas fa-bacon </text:p>
          </table:table-cell>
          <table:table-cell office:value-type="string" calcext:value-type="string">
            <text:p><text:s/>antibiótico, anticuerpo, covid-19, enfermo, organismo, </text:p>
          </table:table-cell>
          <table:table-cell office:value-type="string" calcext:value-type="string">
            <text:p><text:s/>\f7e5</text:p>
          </table:table-cell>
          <table:table-cell table:formula="of:=CONCATENATE(&quot;Fontawesome.create!(&quot;;[.$B$1];&quot;: '&quot;;TRIM([.$B84]);&quot;', &quot;;[.$C$1];&quot;: '&quot;;TRIM([.$C84]);&quot;', &quot;;[.$D$1];&quot;: '&quot;;TRIM([.$D84]);&quot;', &quot;;[.$E$1];&quot;: '&quot;;TRIM([.$E84]);&quot;')&quot;)" office:value-type="string" office:string-value="Fontawesome.create!(prefijo_nombre_css: 'fas fa-bacon: Tocino', icono: 'fas fa-bacon', termino: 'antibiótico, anticuerpo, covid-19, enfermo, organismo,', codigo_css: '\f7e5')" calcext:value-type="string">
            <text:p>Fontawesome.create!(prefijo_nombre_css: 'fas fa-bacon: Tocino', icono: 'fas fa-bacon', termino: 'antibiótico, anticuerpo, covid-19, enfermo, organismo,', codigo_css: '\f7e5')</text:p>
          </table:table-cell>
        </table:table-row>
        <table:table-row table:style-name="ro1">
          <table:table-cell/>
          <table:table-cell office:value-type="string" calcext:value-type="string">
            <text:p>fas fa-bahai: Bahá'í </text:p>
          </table:table-cell>
          <table:table-cell office:value-type="string" calcext:value-type="string">
            <text:p><text:s/>fas fa-bahai </text:p>
          </table:table-cell>
          <table:table-cell office:value-type="string" calcext:value-type="string">
            <text:p><text:s/>equilibrado, la justicia, jurídico, medida, peso, </text:p>
          </table:table-cell>
          <table:table-cell office:value-type="string" calcext:value-type="string">
            <text:p><text:s/>\f666</text:p>
          </table:table-cell>
          <table:table-cell table:formula="of:=CONCATENATE(&quot;Fontawesome.create!(&quot;;[.$B$1];&quot;: '&quot;;TRIM([.$B85]);&quot;', &quot;;[.$C$1];&quot;: '&quot;;TRIM([.$C85]);&quot;', &quot;;[.$D$1];&quot;: '&quot;;TRIM([.$D85]);&quot;', &quot;;[.$E$1];&quot;: '&quot;;TRIM([.$E85]);&quot;')&quot;)" office:value-type="string" office:string-value="Fontawesome.create!(prefijo_nombre_css: 'fas fa-bahai: Bahá'í', icono: 'fas fa-bahai', termino: 'equilibrado, la justicia, jurídico, medida, peso,', codigo_css: '\f666')" calcext:value-type="string">
            <text:p>Fontawesome.create!(prefijo_nombre_css: 'fas fa-bahai: Bahá'í', icono: 'fas fa-bahai', termino: 'equilibrado, la justicia, jurídico, medida, peso,', codigo_css: '\f666')</text:p>
          </table:table-cell>
        </table:table-row>
        <table:table-row table:style-name="ro1">
          <table:table-cell/>
          <table:table-cell office:value-type="string" calcext:value-type="string">
            <text:p>fas fa-balance-scale: Balanza </text:p>
          </table:table-cell>
          <table:table-cell office:value-type="string" calcext:value-type="string">
            <text:p><text:s/>fas fa-balance-scale </text:p>
          </table:table-cell>
          <table:table-cell office:value-type="string" calcext:value-type="string">
            <text:p><text:s/>la justicia, legal, medida, peso, desequilibrado, </text:p>
          </table:table-cell>
          <table:table-cell office:value-type="string" calcext:value-type="string">
            <text:p><text:s/>\f24e</text:p>
          </table:table-cell>
          <table:table-cell table:formula="of:=CONCATENATE(&quot;Fontawesome.create!(&quot;;[.$B$1];&quot;: '&quot;;TRIM([.$B86]);&quot;', &quot;;[.$C$1];&quot;: '&quot;;TRIM([.$C86]);&quot;', &quot;;[.$D$1];&quot;: '&quot;;TRIM([.$D86]);&quot;', &quot;;[.$E$1];&quot;: '&quot;;TRIM([.$E86]);&quot;')&quot;)" office:value-type="string" office:string-value="Fontawesome.create!(prefijo_nombre_css: 'fas fa-balance-scale: Balanza', icono: 'fas fa-balance-scale', termino: 'la justicia, legal, medida, peso, desequilibrado,', codigo_css: '\f24e')" calcext:value-type="string">
            <text:p>Fontawesome.create!(prefijo_nombre_css: 'fas fa-balance-scale: Balanza', icono: 'fas fa-balance-scale', termino: 'la justicia, legal, medida, peso, desequilibrado,', codigo_css: '\f24e')</text:p>
          </table:table-cell>
        </table:table-row>
        <table:table-row table:style-name="ro1">
          <table:table-cell/>
          <table:table-cell office:value-type="string" calcext:value-type="string">
            <text:p>fas fa-balance-scale-left: Balanza (Left-Weighted) </text:p>
          </table:table-cell>
          <table:table-cell office:value-type="string" calcext:value-type="string">
            <text:p><text:s/>fas fa-balance-scale-left </text:p>
          </table:table-cell>
          <table:table-cell office:value-type="string" calcext:value-type="string">
            <text:p><text:s/>desequilibrado, la justicia, la medida, peso, </text:p>
          </table:table-cell>
          <table:table-cell office:value-type="string" calcext:value-type="string">
            <text:p><text:s/>\f515</text:p>
          </table:table-cell>
          <table:table-cell table:formula="of:=CONCATENATE(&quot;Fontawesome.create!(&quot;;[.$B$1];&quot;: '&quot;;TRIM([.$B87]);&quot;', &quot;;[.$C$1];&quot;: '&quot;;TRIM([.$C87]);&quot;', &quot;;[.$D$1];&quot;: '&quot;;TRIM([.$D87]);&quot;', &quot;;[.$E$1];&quot;: '&quot;;TRIM([.$E87]);&quot;')&quot;)" office:value-type="string" office:string-value="Fontawesome.create!(prefijo_nombre_css: 'fas fa-balance-scale-left: Balanza (Left-Weighted)', icono: 'fas fa-balance-scale-left', termino: 'desequilibrado, la justicia, la medida, peso,', codigo_css: '\f515')" calcext:value-type="string">
            <text:p>Fontawesome.create!(prefijo_nombre_css: 'fas fa-balance-scale-left: Balanza (Left-Weighted)', icono: 'fas fa-balance-scale-left', termino: 'desequilibrado, la justicia, la medida, peso,', codigo_css: '\f515')</text:p>
          </table:table-cell>
        </table:table-row>
        <table:table-row table:style-name="ro1">
          <table:table-cell/>
          <table:table-cell office:value-type="string" calcext:value-type="string">
            <text:p>fas fa-balance-scale-right: Balanza (Right-Weighted) </text:p>
          </table:table-cell>
          <table:table-cell office:value-type="string" calcext:value-type="string">
            <text:p><text:s/>fas fa-balance-scale-right </text:p>
          </table:table-cell>
          <table:table-cell office:value-type="string" calcext:value-type="string">
            <text:p><text:s/>desequilibrado, la justicia, la medida, peso, </text:p>
          </table:table-cell>
          <table:table-cell office:value-type="string" calcext:value-type="string">
            <text:p><text:s/>\f516</text:p>
          </table:table-cell>
          <table:table-cell table:formula="of:=CONCATENATE(&quot;Fontawesome.create!(&quot;;[.$B$1];&quot;: '&quot;;TRIM([.$B88]);&quot;', &quot;;[.$C$1];&quot;: '&quot;;TRIM([.$C88]);&quot;', &quot;;[.$D$1];&quot;: '&quot;;TRIM([.$D88]);&quot;', &quot;;[.$E$1];&quot;: '&quot;;TRIM([.$E88]);&quot;')&quot;)" office:value-type="string" office:string-value="Fontawesome.create!(prefijo_nombre_css: 'fas fa-balance-scale-right: Balanza (Right-Weighted)', icono: 'fas fa-balance-scale-right', termino: 'desequilibrado, la justicia, la medida, peso,', codigo_css: '\f516')" calcext:value-type="string">
            <text:p>Fontawesome.create!(prefijo_nombre_css: 'fas fa-balance-scale-right: Balanza (Right-Weighted)', icono: 'fas fa-balance-scale-right', termino: 'desequilibrado, la justicia, la medida, peso,', codigo_css: '\f516')</text:p>
          </table:table-cell>
        </table:table-row>
        <table:table-row table:style-name="ro1">
          <table:table-cell/>
          <table:table-cell office:value-type="string" calcext:value-type="string">
            <text:p>fas fa-ban: prohibición </text:p>
          </table:table-cell>
          <table:table-cell office:value-type="string" calcext:value-type="string">
            <text:p><text:s/>fas fa-ban </text:p>
          </table:table-cell>
          <table:table-cell office:value-type="string" calcext:value-type="string">
            <text:p><text:s/>vendaje, boo boo, primeros auxilios, ay, </text:p>
          </table:table-cell>
          <table:table-cell office:value-type="string" calcext:value-type="string">
            <text:p><text:s/>\f05e</text:p>
          </table:table-cell>
          <table:table-cell table:formula="of:=CONCATENATE(&quot;Fontawesome.create!(&quot;;[.$B$1];&quot;: '&quot;;TRIM([.$B89]);&quot;', &quot;;[.$C$1];&quot;: '&quot;;TRIM([.$C89]);&quot;', &quot;;[.$D$1];&quot;: '&quot;;TRIM([.$D89]);&quot;', &quot;;[.$E$1];&quot;: '&quot;;TRIM([.$E89]);&quot;')&quot;)" office:value-type="string" office:string-value="Fontawesome.create!(prefijo_nombre_css: 'fas fa-ban: prohibición', icono: 'fas fa-ban', termino: 'vendaje, boo boo, primeros auxilios, ay,', codigo_css: '\f05e')" calcext:value-type="string">
            <text:p>Fontawesome.create!(prefijo_nombre_css: 'fas fa-ban: prohibición', icono: 'fas fa-ban', termino: 'vendaje, boo boo, primeros auxilios, ay,', codigo_css: '\f05e')</text:p>
          </table:table-cell>
        </table:table-row>
        <table:table-row table:style-name="ro1">
          <table:table-cell/>
          <table:table-cell office:value-type="string" calcext:value-type="string">
            <text:p>fas fa-band-aid: Apósito adhesivo </text:p>
          </table:table-cell>
          <table:table-cell office:value-type="string" calcext:value-type="string">
            <text:p><text:s/>fas fa-band-aid </text:p>
          </table:table-cell>
          <table:table-cell office:value-type="string" calcext:value-type="string">
            <text:p><text:s/>vendaje, boo boo, primeros auxilios, ay, </text:p>
          </table:table-cell>
          <table:table-cell office:value-type="string" calcext:value-type="string">
            <text:p><text:s/>\f462</text:p>
          </table:table-cell>
          <table:table-cell table:formula="of:=CONCATENATE(&quot;Fontawesome.create!(&quot;;[.$B$1];&quot;: '&quot;;TRIM([.$B90]);&quot;', &quot;;[.$C$1];&quot;: '&quot;;TRIM([.$C90]);&quot;', &quot;;[.$D$1];&quot;: '&quot;;TRIM([.$D90]);&quot;', &quot;;[.$E$1];&quot;: '&quot;;TRIM([.$E90]);&quot;')&quot;)" office:value-type="string" office:string-value="Fontawesome.create!(prefijo_nombre_css: 'fas fa-band-aid: Apósito adhesivo', icono: 'fas fa-band-aid', termino: 'vendaje, boo boo, primeros auxilios, ay,', codigo_css: '\f462')" calcext:value-type="string">
            <text:p>Fontawesome.create!(prefijo_nombre_css: 'fas fa-band-aid: Apósito adhesivo', icono: 'fas fa-band-aid', termino: 'vendaje, boo boo, primeros auxilios, ay,', codigo_css: '\f462')</text:p>
          </table:table-cell>
        </table:table-row>
        <table:table-row table:style-name="ro1">
          <table:table-cell/>
          <table:table-cell office:value-type="string" calcext:value-type="string">
            <text:p>fab fa-bandcamp: Campamento de la banda </text:p>
          </table:table-cell>
          <table:table-cell office:value-type="string" calcext:value-type="string">
            <text:p><text:s/>fab fa-bandcam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d5</text:p>
          </table:table-cell>
          <table:table-cell table:formula="of:=CONCATENATE(&quot;Fontawesome.create!(&quot;;[.$B$1];&quot;: '&quot;;TRIM([.$B91]);&quot;', &quot;;[.$C$1];&quot;: '&quot;;TRIM([.$C91]);&quot;', &quot;;[.$D$1];&quot;: '&quot;;TRIM([.$D91]);&quot;', &quot;;[.$E$1];&quot;: '&quot;;TRIM([.$E91]);&quot;')&quot;)" office:value-type="string" office:string-value="Fontawesome.create!(prefijo_nombre_css: 'fab fa-bandcamp: Campamento de la banda', icono: 'fab fa-bandcamp', termino: '', codigo_css: '\f2d5')" calcext:value-type="string">
            <text:p>Fontawesome.create!(prefijo_nombre_css: 'fab fa-bandcamp: Campamento de la banda', icono: 'fab fa-bandcamp', termino: '', codigo_css: '\f2d5')</text:p>
          </table:table-cell>
        </table:table-row>
        <table:table-row table:style-name="ro1">
          <table:table-cell/>
          <table:table-cell office:value-type="string" calcext:value-type="string">
            <text:p>fas fa-barcode: código de barras </text:p>
          </table:table-cell>
          <table:table-cell office:value-type="string" calcext:value-type="string">
            <text:p><text:s/>fas fa-barcode </text:p>
          </table:table-cell>
          <table:table-cell office:value-type="string" calcext:value-type="string">
            <text:p><text:s/>lista de verificación, arrastrar, hamburguesa, lista, menú, nav, navegación, ol, reordenar, configuraciones, todo, ul, </text:p>
          </table:table-cell>
          <table:table-cell office:value-type="string" calcext:value-type="string">
            <text:p><text:s/>\f02a</text:p>
          </table:table-cell>
          <table:table-cell table:formula="of:=CONCATENATE(&quot;Fontawesome.create!(&quot;;[.$B$1];&quot;: '&quot;;TRIM([.$B92]);&quot;', &quot;;[.$C$1];&quot;: '&quot;;TRIM([.$C92]);&quot;', &quot;;[.$D$1];&quot;: '&quot;;TRIM([.$D92]);&quot;', &quot;;[.$E$1];&quot;: '&quot;;TRIM([.$E92]);&quot;')&quot;)" office:value-type="string" office:string-value="Fontawesome.create!(prefijo_nombre_css: 'fas fa-barcode: código de barras', icono: 'fas fa-barcode', termino: 'lista de verificación, arrastrar, hamburguesa, lista, menú, nav, navegación, ol, reordenar, configuraciones, todo, ul,', codigo_css: '\f02a')" calcext:value-type="string">
            <text:p>Fontawesome.create!(prefijo_nombre_css: 'fas fa-barcode: código de barras', icono: 'fas fa-barcode', termino: 'lista de verificación, arrastrar, hamburguesa, lista, menú, nav, navegación, ol, reordenar, configuraciones, todo, ul,', codigo_css: '\f02a')</text:p>
          </table:table-cell>
        </table:table-row>
        <table:table-row table:style-name="ro1">
          <table:table-cell/>
          <table:table-cell office:value-type="string" calcext:value-type="string">
            <text:p>fas fa-bars: Barras </text:p>
          </table:table-cell>
          <table:table-cell office:value-type="string" calcext:value-type="string">
            <text:p><text:s/>fas fa-bars </text:p>
          </table:table-cell>
          <table:table-cell office:value-type="string" calcext:value-type="string">
            <text:p><text:s/>lista de verificación, arrastrar, hamburguesa, lista, menú, nav, navegación, ol, reordenar, configuraciones, todo, ul, fuente del menú de hamburguesas increíble </text:p>
          </table:table-cell>
          <table:table-cell office:value-type="string" calcext:value-type="string">
            <text:p><text:s/>\f0c9</text:p>
          </table:table-cell>
          <table:table-cell table:formula="of:=CONCATENATE(&quot;Fontawesome.create!(&quot;;[.$B$1];&quot;: '&quot;;TRIM([.$B93]);&quot;', &quot;;[.$C$1];&quot;: '&quot;;TRIM([.$C93]);&quot;', &quot;;[.$D$1];&quot;: '&quot;;TRIM([.$D93]);&quot;', &quot;;[.$E$1];&quot;: '&quot;;TRIM([.$E93]);&quot;')&quot;)" office:value-type="string" office:string-value="Fontawesome.create!(prefijo_nombre_css: 'fas fa-bars: Barras', icono: 'fas fa-bars', termino: 'lista de verificación, arrastrar, hamburguesa, lista, menú, nav, navegación, ol, reordenar, configuraciones, todo, ul, fuente del menú de hamburguesas increíble', codigo_css: '\f0c9')" calcext:value-type="string">
            <text:p>Fontawesome.create!(prefijo_nombre_css: 'fas fa-bars: Barras', icono: 'fas fa-bars', termino: 'lista de verificación, arrastrar, hamburguesa, lista, menú, nav, navegación, ol, reordenar, configuraciones, todo, ul, fuente del menú de hamburguesas increíble', codigo_css: '\f0c9')</text:p>
          </table:table-cell>
        </table:table-row>
        <table:table-row table:style-name="ro1">
          <table:table-cell/>
          <table:table-cell office:value-type="string" calcext:value-type="string">
            <text:p>fas fa-baseball-ball: Pelota de beisbol </text:p>
          </table:table-cell>
          <table:table-cell office:value-type="string" calcext:value-type="string">
            <text:p><text:s/>fas fa-baseball-ball </text:p>
          </table:table-cell>
          <table:table-cell office:value-type="string" calcext:value-type="string">
            <text:p><text:s/>regate, mate, aro, nba, </text:p>
          </table:table-cell>
          <table:table-cell office:value-type="string" calcext:value-type="string">
            <text:p><text:s/>\f433</text:p>
          </table:table-cell>
          <table:table-cell table:formula="of:=CONCATENATE(&quot;Fontawesome.create!(&quot;;[.$B$1];&quot;: '&quot;;TRIM([.$B94]);&quot;', &quot;;[.$C$1];&quot;: '&quot;;TRIM([.$C94]);&quot;', &quot;;[.$D$1];&quot;: '&quot;;TRIM([.$D94]);&quot;', &quot;;[.$E$1];&quot;: '&quot;;TRIM([.$E94]);&quot;')&quot;)" office:value-type="string" office:string-value="Fontawesome.create!(prefijo_nombre_css: 'fas fa-baseball-ball: Pelota de beisbol', icono: 'fas fa-baseball-ball', termino: 'regate, mate, aro, nba,', codigo_css: '\f433')" calcext:value-type="string">
            <text:p>Fontawesome.create!(prefijo_nombre_css: 'fas fa-baseball-ball: Pelota de beisbol', icono: 'fas fa-baseball-ball', termino: 'regate, mate, aro, nba,', codigo_css: '\f433')</text:p>
          </table:table-cell>
        </table:table-row>
        <table:table-row table:style-name="ro1">
          <table:table-cell/>
          <table:table-cell office:value-type="string" calcext:value-type="string">
            <text:p>fas fa-basketball-ball: Pelota de baloncesto </text:p>
          </table:table-cell>
          <table:table-cell office:value-type="string" calcext:value-type="string">
            <text:p><text:s/>fas fa-basketball-ball </text:p>
          </table:table-cell>
          <table:table-cell office:value-type="string" calcext:value-type="string">
            <text:p><text:s/>limpiar, ducha, bañera, lavar, </text:p>
          </table:table-cell>
          <table:table-cell office:value-type="string" calcext:value-type="string">
            <text:p><text:s/>\f434</text:p>
          </table:table-cell>
          <table:table-cell table:formula="of:=CONCATENATE(&quot;Fontawesome.create!(&quot;;[.$B$1];&quot;: '&quot;;TRIM([.$B95]);&quot;', &quot;;[.$C$1];&quot;: '&quot;;TRIM([.$C95]);&quot;', &quot;;[.$D$1];&quot;: '&quot;;TRIM([.$D95]);&quot;', &quot;;[.$E$1];&quot;: '&quot;;TRIM([.$E95]);&quot;')&quot;)" office:value-type="string" office:string-value="Fontawesome.create!(prefijo_nombre_css: 'fas fa-basketball-ball: Pelota de baloncesto', icono: 'fas fa-basketball-ball', termino: 'limpiar, ducha, bañera, lavar,', codigo_css: '\f434')" calcext:value-type="string">
            <text:p>Fontawesome.create!(prefijo_nombre_css: 'fas fa-basketball-ball: Pelota de baloncesto', icono: 'fas fa-basketball-ball', termino: 'limpiar, ducha, bañera, lavar,', codigo_css: '\f434')</text:p>
          </table:table-cell>
        </table:table-row>
        <table:table-row table:style-name="ro1">
          <table:table-cell/>
          <table:table-cell office:value-type="string" calcext:value-type="string">
            <text:p>fas fa-bath: Bañera </text:p>
          </table:table-cell>
          <table:table-cell office:value-type="string" calcext:value-type="string">
            <text:p><text:s/>fas fa-bath </text:p>
          </table:table-cell>
          <table:table-cell office:value-type="string" calcext:value-type="string">
            <text:p><text:s/>carga, estado, muerto, poder, </text:p>
          </table:table-cell>
          <table:table-cell office:value-type="string" calcext:value-type="string">
            <text:p><text:s/>\f2cd</text:p>
          </table:table-cell>
          <table:table-cell table:formula="of:=CONCATENATE(&quot;Fontawesome.create!(&quot;;[.$B$1];&quot;: '&quot;;TRIM([.$B96]);&quot;', &quot;;[.$C$1];&quot;: '&quot;;TRIM([.$C96]);&quot;', &quot;;[.$D$1];&quot;: '&quot;;TRIM([.$D96]);&quot;', &quot;;[.$E$1];&quot;: '&quot;;TRIM([.$E96]);&quot;')&quot;)" office:value-type="string" office:string-value="Fontawesome.create!(prefijo_nombre_css: 'fas fa-bath: Bañera', icono: 'fas fa-bath', termino: 'carga, estado, muerto, poder,', codigo_css: '\f2cd')" calcext:value-type="string">
            <text:p>Fontawesome.create!(prefijo_nombre_css: 'fas fa-bath: Bañera', icono: 'fas fa-bath', termino: 'carga, estado, muerto, poder,', codigo_css: '\f2cd')</text:p>
          </table:table-cell>
        </table:table-row>
        <table:table-row table:style-name="ro1">
          <table:table-cell/>
          <table:table-cell office:value-type="string" calcext:value-type="string">
            <text:p>fas fa-battery-empty: Batería vacía </text:p>
          </table:table-cell>
          <table:table-cell office:value-type="string" calcext:value-type="string">
            <text:p><text:s/>fas fa-battery-empty </text:p>
          </table:table-cell>
          <table:table-cell office:value-type="string" calcext:value-type="string">
            <text:p><text:s/>carga, potencia, estado, </text:p>
          </table:table-cell>
          <table:table-cell office:value-type="string" calcext:value-type="string">
            <text:p><text:s/>\f244</text:p>
          </table:table-cell>
          <table:table-cell table:formula="of:=CONCATENATE(&quot;Fontawesome.create!(&quot;;[.$B$1];&quot;: '&quot;;TRIM([.$B97]);&quot;', &quot;;[.$C$1];&quot;: '&quot;;TRIM([.$C97]);&quot;', &quot;;[.$D$1];&quot;: '&quot;;TRIM([.$D97]);&quot;', &quot;;[.$E$1];&quot;: '&quot;;TRIM([.$E97]);&quot;')&quot;)" office:value-type="string" office:string-value="Fontawesome.create!(prefijo_nombre_css: 'fas fa-battery-empty: Batería vacía', icono: 'fas fa-battery-empty', termino: 'carga, potencia, estado,', codigo_css: '\f244')" calcext:value-type="string">
            <text:p>Fontawesome.create!(prefijo_nombre_css: 'fas fa-battery-empty: Batería vacía', icono: 'fas fa-battery-empty', termino: 'carga, potencia, estado,', codigo_css: '\f244')</text:p>
          </table:table-cell>
        </table:table-row>
        <table:table-row table:style-name="ro1">
          <table:table-cell/>
          <table:table-cell office:value-type="string" calcext:value-type="string">
            <text:p>fas fa-battery-full: Bateria llena </text:p>
          </table:table-cell>
          <table:table-cell office:value-type="string" calcext:value-type="string">
            <text:p><text:s/>fas fa-battery-full </text:p>
          </table:table-cell>
          <table:table-cell office:value-type="string" calcext:value-type="string">
            <text:p><text:s/>carga, potencia, estado, </text:p>
          </table:table-cell>
          <table:table-cell office:value-type="string" calcext:value-type="string">
            <text:p><text:s/>\f240</text:p>
          </table:table-cell>
          <table:table-cell table:formula="of:=CONCATENATE(&quot;Fontawesome.create!(&quot;;[.$B$1];&quot;: '&quot;;TRIM([.$B98]);&quot;', &quot;;[.$C$1];&quot;: '&quot;;TRIM([.$C98]);&quot;', &quot;;[.$D$1];&quot;: '&quot;;TRIM([.$D98]);&quot;', &quot;;[.$E$1];&quot;: '&quot;;TRIM([.$E98]);&quot;')&quot;)" office:value-type="string" office:string-value="Fontawesome.create!(prefijo_nombre_css: 'fas fa-battery-full: Bateria llena', icono: 'fas fa-battery-full', termino: 'carga, potencia, estado,', codigo_css: '\f240')" calcext:value-type="string">
            <text:p>Fontawesome.create!(prefijo_nombre_css: 'fas fa-battery-full: Bateria llena', icono: 'fas fa-battery-full', termino: 'carga, potencia, estado,', codigo_css: '\f240')</text:p>
          </table:table-cell>
        </table:table-row>
        <table:table-row table:style-name="ro1">
          <table:table-cell/>
          <table:table-cell office:value-type="string" calcext:value-type="string">
            <text:p>fas fa-battery-half: Batería 1/2 llena </text:p>
          </table:table-cell>
          <table:table-cell office:value-type="string" calcext:value-type="string">
            <text:p><text:s/>fas fa-battery-half </text:p>
          </table:table-cell>
          <table:table-cell office:value-type="string" calcext:value-type="string">
            <text:p><text:s/>carga, potencia, estado, </text:p>
          </table:table-cell>
          <table:table-cell office:value-type="string" calcext:value-type="string">
            <text:p><text:s/>\f242</text:p>
          </table:table-cell>
          <table:table-cell table:formula="of:=CONCATENATE(&quot;Fontawesome.create!(&quot;;[.$B$1];&quot;: '&quot;;TRIM([.$B99]);&quot;', &quot;;[.$C$1];&quot;: '&quot;;TRIM([.$C99]);&quot;', &quot;;[.$D$1];&quot;: '&quot;;TRIM([.$D99]);&quot;', &quot;;[.$E$1];&quot;: '&quot;;TRIM([.$E99]);&quot;')&quot;)" office:value-type="string" office:string-value="Fontawesome.create!(prefijo_nombre_css: 'fas fa-battery-half: Batería 1/2 llena', icono: 'fas fa-battery-half', termino: 'carga, potencia, estado,', codigo_css: '\f242')" calcext:value-type="string">
            <text:p>Fontawesome.create!(prefijo_nombre_css: 'fas fa-battery-half: Batería 1/2 llena', icono: 'fas fa-battery-half', termino: 'carga, potencia, estado,', codigo_css: '\f242')</text:p>
          </table:table-cell>
        </table:table-row>
        <table:table-row table:style-name="ro1">
          <table:table-cell/>
          <table:table-cell office:value-type="string" calcext:value-type="string">
            <text:p>fas fa-battery-quarter: Batería 1/4 llena </text:p>
          </table:table-cell>
          <table:table-cell office:value-type="string" calcext:value-type="string">
            <text:p><text:s/>fas fa-battery-quarter </text:p>
          </table:table-cell>
          <table:table-cell office:value-type="string" calcext:value-type="string">
            <text:p><text:s/>carga, potencia, estado, </text:p>
          </table:table-cell>
          <table:table-cell office:value-type="string" calcext:value-type="string">
            <text:p><text:s/>\f243</text:p>
          </table:table-cell>
          <table:table-cell table:formula="of:=CONCATENATE(&quot;Fontawesome.create!(&quot;;[.$B$1];&quot;: '&quot;;TRIM([.$B100]);&quot;', &quot;;[.$C$1];&quot;: '&quot;;TRIM([.$C100]);&quot;', &quot;;[.$D$1];&quot;: '&quot;;TRIM([.$D100]);&quot;', &quot;;[.$E$1];&quot;: '&quot;;TRIM([.$E100]);&quot;')&quot;)" office:value-type="string" office:string-value="Fontawesome.create!(prefijo_nombre_css: 'fas fa-battery-quarter: Batería 1/4 llena', icono: 'fas fa-battery-quarter', termino: 'carga, potencia, estado,', codigo_css: '\f243')" calcext:value-type="string">
            <text:p>Fontawesome.create!(prefijo_nombre_css: 'fas fa-battery-quarter: Batería 1/4 llena', icono: 'fas fa-battery-quarter', termino: 'carga, potencia, estado,', codigo_css: '\f243')</text:p>
          </table:table-cell>
        </table:table-row>
        <table:table-row table:style-name="ro1">
          <table:table-cell/>
          <table:table-cell office:value-type="string" calcext:value-type="string">
            <text:p>fas fa-battery-three-quarters: Batería 3/4 llena </text:p>
          </table:table-cell>
          <table:table-cell office:value-type="string" calcext:value-type="string">
            <text:p><text:s/>fas fa-battery-three-quarters </text:p>
          </table:table-cell>
          <table:table-cell office:value-type="string" calcext:value-type="string">
            <text:p><text:s/>carga, potencia, estado, </text:p>
          </table:table-cell>
          <table:table-cell office:value-type="string" calcext:value-type="string">
            <text:p><text:s/>\f241</text:p>
          </table:table-cell>
          <table:table-cell table:formula="of:=CONCATENATE(&quot;Fontawesome.create!(&quot;;[.$B$1];&quot;: '&quot;;TRIM([.$B101]);&quot;', &quot;;[.$C$1];&quot;: '&quot;;TRIM([.$C101]);&quot;', &quot;;[.$D$1];&quot;: '&quot;;TRIM([.$D101]);&quot;', &quot;;[.$E$1];&quot;: '&quot;;TRIM([.$E101]);&quot;')&quot;)" office:value-type="string" office:string-value="Fontawesome.create!(prefijo_nombre_css: 'fas fa-battery-three-quarters: Batería 3/4 llena', icono: 'fas fa-battery-three-quarters', termino: 'carga, potencia, estado,', codigo_css: '\f241')" calcext:value-type="string">
            <text:p>Fontawesome.create!(prefijo_nombre_css: 'fas fa-battery-three-quarters: Batería 3/4 llena', icono: 'fas fa-battery-three-quarters', termino: 'carga, potencia, estado,', codigo_css: '\f241')</text:p>
          </table:table-cell>
        </table:table-row>
        <table:table-row table:style-name="ro1">
          <table:table-cell/>
          <table:table-cell office:value-type="string" calcext:value-type="string">
            <text:p>fab fa-battle-net: Battle.net </text:p>
          </table:table-cell>
          <table:table-cell office:value-type="string" calcext:value-type="string">
            <text:p><text:s/>fab fa-battle-ne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5</text:p>
          </table:table-cell>
          <table:table-cell table:formula="of:=CONCATENATE(&quot;Fontawesome.create!(&quot;;[.$B$1];&quot;: '&quot;;TRIM([.$B102]);&quot;', &quot;;[.$C$1];&quot;: '&quot;;TRIM([.$C102]);&quot;', &quot;;[.$D$1];&quot;: '&quot;;TRIM([.$D102]);&quot;', &quot;;[.$E$1];&quot;: '&quot;;TRIM([.$E102]);&quot;')&quot;)" office:value-type="string" office:string-value="Fontawesome.create!(prefijo_nombre_css: 'fab fa-battle-net: Battle.net', icono: 'fab fa-battle-net', termino: '', codigo_css: '\f835')" calcext:value-type="string">
            <text:p>Fontawesome.create!(prefijo_nombre_css: 'fab fa-battle-net: Battle.net', icono: 'fab fa-battle-net', termino: '', codigo_css: '\f835')</text:p>
          </table:table-cell>
        </table:table-row>
        <table:table-row table:style-name="ro1">
          <table:table-cell/>
          <table:table-cell office:value-type="string" calcext:value-type="string">
            <text:p>fas fa-bed: Cama </text:p>
          </table:table-cell>
          <table:table-cell office:value-type="string" calcext:value-type="string">
            <text:p><text:s/>fas fa-bed </text:p>
          </table:table-cell>
          <table:table-cell office:value-type="string" calcext:value-type="string">
            <text:p><text:s/>alcohol, barrita, bebida, cerveza inglesa, licor, jarra, jarra, </text:p>
          </table:table-cell>
          <table:table-cell office:value-type="string" calcext:value-type="string">
            <text:p><text:s/>\f236</text:p>
          </table:table-cell>
          <table:table-cell table:formula="of:=CONCATENATE(&quot;Fontawesome.create!(&quot;;[.$B$1];&quot;: '&quot;;TRIM([.$B103]);&quot;', &quot;;[.$C$1];&quot;: '&quot;;TRIM([.$C103]);&quot;', &quot;;[.$D$1];&quot;: '&quot;;TRIM([.$D103]);&quot;', &quot;;[.$E$1];&quot;: '&quot;;TRIM([.$E103]);&quot;')&quot;)" office:value-type="string" office:string-value="Fontawesome.create!(prefijo_nombre_css: 'fas fa-bed: Cama', icono: 'fas fa-bed', termino: 'alcohol, barrita, bebida, cerveza inglesa, licor, jarra, jarra,', codigo_css: '\f236')" calcext:value-type="string">
            <text:p>Fontawesome.create!(prefijo_nombre_css: 'fas fa-bed: Cama', icono: 'fas fa-bed', termino: 'alcohol, barrita, bebida, cerveza inglesa, licor, jarra, jarra,', codigo_css: '\f236')</text:p>
          </table:table-cell>
        </table:table-row>
        <table:table-row table:style-name="ro1">
          <table:table-cell/>
          <table:table-cell office:value-type="string" calcext:value-type="string">
            <text:p>fas fa-beer: cerveza </text:p>
          </table:table-cell>
          <table:table-cell office:value-type="string" calcext:value-type="string">
            <text:p><text:s/>fas fa-beer </text:p>
          </table:table-cell>
          <table:table-cell office:value-type="string" calcext:value-type="string">
            <text:p><text:s/>alcohol, barrita, bebida, cerveza inglesa, licor, jarra, jarra, </text:p>
          </table:table-cell>
          <table:table-cell office:value-type="string" calcext:value-type="string">
            <text:p><text:s/>\f0fc</text:p>
          </table:table-cell>
          <table:table-cell table:formula="of:=CONCATENATE(&quot;Fontawesome.create!(&quot;;[.$B$1];&quot;: '&quot;;TRIM([.$B104]);&quot;', &quot;;[.$C$1];&quot;: '&quot;;TRIM([.$C104]);&quot;', &quot;;[.$D$1];&quot;: '&quot;;TRIM([.$D104]);&quot;', &quot;;[.$E$1];&quot;: '&quot;;TRIM([.$E104]);&quot;')&quot;)" office:value-type="string" office:string-value="Fontawesome.create!(prefijo_nombre_css: 'fas fa-beer: cerveza', icono: 'fas fa-beer', termino: 'alcohol, barrita, bebida, cerveza inglesa, licor, jarra, jarra,', codigo_css: '\f0fc')" calcext:value-type="string">
            <text:p>Fontawesome.create!(prefijo_nombre_css: 'fas fa-beer: cerveza', icono: 'fas fa-beer', termino: 'alcohol, barrita, bebida, cerveza inglesa, licor, jarra, jarra,', codigo_css: '\f0fc')</text:p>
          </table:table-cell>
        </table:table-row>
        <table:table-row table:style-name="ro1">
          <table:table-cell/>
          <table:table-cell office:value-type="string" calcext:value-type="string">
            <text:p>fab fa-behance: Behance </text:p>
          </table:table-cell>
          <table:table-cell office:value-type="string" calcext:value-type="string">
            <text:p><text:s/>fab fa-behanc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b4</text:p>
          </table:table-cell>
          <table:table-cell table:formula="of:=CONCATENATE(&quot;Fontawesome.create!(&quot;;[.$B$1];&quot;: '&quot;;TRIM([.$B105]);&quot;', &quot;;[.$C$1];&quot;: '&quot;;TRIM([.$C105]);&quot;', &quot;;[.$D$1];&quot;: '&quot;;TRIM([.$D105]);&quot;', &quot;;[.$E$1];&quot;: '&quot;;TRIM([.$E105]);&quot;')&quot;)" office:value-type="string" office:string-value="Fontawesome.create!(prefijo_nombre_css: 'fab fa-behance: Behance', icono: 'fab fa-behance', termino: '', codigo_css: '\f1b4')" calcext:value-type="string">
            <text:p>Fontawesome.create!(prefijo_nombre_css: 'fab fa-behance: Behance', icono: 'fab fa-behance', termino: '', codigo_css: '\f1b4')</text:p>
          </table:table-cell>
        </table:table-row>
        <table:table-row table:style-name="ro1">
          <table:table-cell/>
          <table:table-cell office:value-type="string" calcext:value-type="string">
            <text:p>fab fa-behance-square: Plaza Behance </text:p>
          </table:table-cell>
          <table:table-cell office:value-type="string" calcext:value-type="string">
            <text:p><text:s/>fab fa-behance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b5</text:p>
          </table:table-cell>
          <table:table-cell table:formula="of:=CONCATENATE(&quot;Fontawesome.create!(&quot;;[.$B$1];&quot;: '&quot;;TRIM([.$B106]);&quot;', &quot;;[.$C$1];&quot;: '&quot;;TRIM([.$C106]);&quot;', &quot;;[.$D$1];&quot;: '&quot;;TRIM([.$D106]);&quot;', &quot;;[.$E$1];&quot;: '&quot;;TRIM([.$E106]);&quot;')&quot;)" office:value-type="string" office:string-value="Fontawesome.create!(prefijo_nombre_css: 'fab fa-behance-square: Plaza Behance', icono: 'fab fa-behance-square', termino: '', codigo_css: '\f1b5')" calcext:value-type="string">
            <text:p>Fontawesome.create!(prefijo_nombre_css: 'fab fa-behance-square: Plaza Behance', icono: 'fab fa-behance-square', termino: '', codigo_css: '\f1b5')</text:p>
          </table:table-cell>
        </table:table-row>
        <table:table-row table:style-name="ro1">
          <table:table-cell/>
          <table:table-cell office:value-type="string" calcext:value-type="string">
            <text:p>fas fa-bell: campana </text:p>
          </table:table-cell>
          <table:table-cell office:value-type="string" calcext:value-type="string">
            <text:p><text:s/>fas fa-bell </text:p>
          </table:table-cell>
          <table:table-cell office:value-type="string" calcext:value-type="string">
            <text:p><text:s/>alerta, cancelar, desactivado, notificación, recordatorio, </text:p>
          </table:table-cell>
          <table:table-cell office:value-type="string" calcext:value-type="string">
            <text:p><text:s/>\f0f3</text:p>
          </table:table-cell>
          <table:table-cell table:formula="of:=CONCATENATE(&quot;Fontawesome.create!(&quot;;[.$B$1];&quot;: '&quot;;TRIM([.$B107]);&quot;', &quot;;[.$C$1];&quot;: '&quot;;TRIM([.$C107]);&quot;', &quot;;[.$D$1];&quot;: '&quot;;TRIM([.$D107]);&quot;', &quot;;[.$E$1];&quot;: '&quot;;TRIM([.$E107]);&quot;')&quot;)" office:value-type="string" office:string-value="Fontawesome.create!(prefijo_nombre_css: 'fas fa-bell: campana', icono: 'fas fa-bell', termino: 'alerta, cancelar, desactivado, notificación, recordatorio,', codigo_css: '\f0f3')" calcext:value-type="string">
            <text:p>Fontawesome.create!(prefijo_nombre_css: 'fas fa-bell: campana', icono: 'fas fa-bell', termino: 'alerta, cancelar, desactivado, notificación, recordatorio,', codigo_css: '\f0f3')</text:p>
          </table:table-cell>
        </table:table-row>
        <table:table-row table:style-name="ro1">
          <table:table-cell/>
          <table:table-cell office:value-type="string" calcext:value-type="string">
            <text:p>fas fa-bell-slash: Barra de campana </text:p>
          </table:table-cell>
          <table:table-cell office:value-type="string" calcext:value-type="string">
            <text:p><text:s/>fas fa-bell-slash </text:p>
          </table:table-cell>
          <table:table-cell office:value-type="string" calcext:value-type="string">
            <text:p><text:s/>curvas, ilustrador, líneas, camino, vector, </text:p>
          </table:table-cell>
          <table:table-cell office:value-type="string" calcext:value-type="string">
            <text:p><text:s/>\f1f6</text:p>
          </table:table-cell>
          <table:table-cell table:formula="of:=CONCATENATE(&quot;Fontawesome.create!(&quot;;[.$B$1];&quot;: '&quot;;TRIM([.$B108]);&quot;', &quot;;[.$C$1];&quot;: '&quot;;TRIM([.$C108]);&quot;', &quot;;[.$D$1];&quot;: '&quot;;TRIM([.$D108]);&quot;', &quot;;[.$E$1];&quot;: '&quot;;TRIM([.$E108]);&quot;')&quot;)" office:value-type="string" office:string-value="Fontawesome.create!(prefijo_nombre_css: 'fas fa-bell-slash: Barra de campana', icono: 'fas fa-bell-slash', termino: 'curvas, ilustrador, líneas, camino, vector,', codigo_css: '\f1f6')" calcext:value-type="string">
            <text:p>Fontawesome.create!(prefijo_nombre_css: 'fas fa-bell-slash: Barra de campana', icono: 'fas fa-bell-slash', termino: 'curvas, ilustrador, líneas, camino, vector,', codigo_css: '\f1f6')</text:p>
          </table:table-cell>
        </table:table-row>
        <table:table-row table:style-name="ro1">
          <table:table-cell/>
          <table:table-cell office:value-type="string" calcext:value-type="string">
            <text:p>fas fa-bezier-curve: Curva de Bezier </text:p>
          </table:table-cell>
          <table:table-cell office:value-type="string" calcext:value-type="string">
            <text:p><text:s/>fas fa-bezier-curve </text:p>
          </table:table-cell>
          <table:table-cell office:value-type="string" calcext:value-type="string">
            <text:p><text:s/>catolicismo, cristianismo, dios, santo, </text:p>
          </table:table-cell>
          <table:table-cell office:value-type="string" calcext:value-type="string">
            <text:p><text:s/>\f55b</text:p>
          </table:table-cell>
          <table:table-cell table:formula="of:=CONCATENATE(&quot;Fontawesome.create!(&quot;;[.$B$1];&quot;: '&quot;;TRIM([.$B109]);&quot;', &quot;;[.$C$1];&quot;: '&quot;;TRIM([.$C109]);&quot;', &quot;;[.$D$1];&quot;: '&quot;;TRIM([.$D109]);&quot;', &quot;;[.$E$1];&quot;: '&quot;;TRIM([.$E109]);&quot;')&quot;)" office:value-type="string" office:string-value="Fontawesome.create!(prefijo_nombre_css: 'fas fa-bezier-curve: Curva de Bezier', icono: 'fas fa-bezier-curve', termino: 'catolicismo, cristianismo, dios, santo,', codigo_css: '\f55b')" calcext:value-type="string">
            <text:p>Fontawesome.create!(prefijo_nombre_css: 'fas fa-bezier-curve: Curva de Bezier', icono: 'fas fa-bezier-curve', termino: 'catolicismo, cristianismo, dios, santo,', codigo_css: '\f55b')</text:p>
          </table:table-cell>
        </table:table-row>
        <table:table-row table:style-name="ro1">
          <table:table-cell/>
          <table:table-cell office:value-type="string" calcext:value-type="string">
            <text:p>fas fa-bible: Biblia </text:p>
          </table:table-cell>
          <table:table-cell office:value-type="string" calcext:value-type="string">
            <text:p><text:s/>fas fa-bible </text:p>
          </table:table-cell>
          <table:table-cell office:value-type="string" calcext:value-type="string">
            <text:p><text:s/>bicicleta, engranajes, pedal, transporte, vehículo, </text:p>
          </table:table-cell>
          <table:table-cell office:value-type="string" calcext:value-type="string">
            <text:p><text:s/>\f647</text:p>
          </table:table-cell>
          <table:table-cell table:formula="of:=CONCATENATE(&quot;Fontawesome.create!(&quot;;[.$B$1];&quot;: '&quot;;TRIM([.$B110]);&quot;', &quot;;[.$C$1];&quot;: '&quot;;TRIM([.$C110]);&quot;', &quot;;[.$D$1];&quot;: '&quot;;TRIM([.$D110]);&quot;', &quot;;[.$E$1];&quot;: '&quot;;TRIM([.$E110]);&quot;')&quot;)" office:value-type="string" office:string-value="Fontawesome.create!(prefijo_nombre_css: 'fas fa-bible: Biblia', icono: 'fas fa-bible', termino: 'bicicleta, engranajes, pedal, transporte, vehículo,', codigo_css: '\f647')" calcext:value-type="string">
            <text:p>Fontawesome.create!(prefijo_nombre_css: 'fas fa-bible: Biblia', icono: 'fas fa-bible', termino: 'bicicleta, engranajes, pedal, transporte, vehículo,', codigo_css: '\f647')</text:p>
          </table:table-cell>
        </table:table-row>
        <table:table-row table:style-name="ro1">
          <table:table-cell/>
          <table:table-cell office:value-type="string" calcext:value-type="string">
            <text:p>fas fa-bicycle: Bicicleta </text:p>
          </table:table-cell>
          <table:table-cell office:value-type="string" calcext:value-type="string">
            <text:p><text:s/>fas fa-bicycle </text:p>
          </table:table-cell>
          <table:table-cell office:value-type="string" calcext:value-type="string">
            <text:p><text:s/>bicicleta, ciclo, ciclismo, paseo, rueda, </text:p>
          </table:table-cell>
          <table:table-cell office:value-type="string" calcext:value-type="string">
            <text:p><text:s/>\f206</text:p>
          </table:table-cell>
          <table:table-cell table:formula="of:=CONCATENATE(&quot;Fontawesome.create!(&quot;;[.$B$1];&quot;: '&quot;;TRIM([.$B111]);&quot;', &quot;;[.$C$1];&quot;: '&quot;;TRIM([.$C111]);&quot;', &quot;;[.$D$1];&quot;: '&quot;;TRIM([.$D111]);&quot;', &quot;;[.$E$1];&quot;: '&quot;;TRIM([.$E111]);&quot;')&quot;)" office:value-type="string" office:string-value="Fontawesome.create!(prefijo_nombre_css: 'fas fa-bicycle: Bicicleta', icono: 'fas fa-bicycle', termino: 'bicicleta, ciclo, ciclismo, paseo, rueda,', codigo_css: '\f206')" calcext:value-type="string">
            <text:p>Fontawesome.create!(prefijo_nombre_css: 'fas fa-bicycle: Bicicleta', icono: 'fas fa-bicycle', termino: 'bicicleta, ciclo, ciclismo, paseo, rueda,', codigo_css: '\f206')</text:p>
          </table:table-cell>
        </table:table-row>
        <table:table-row table:style-name="ro1">
          <table:table-cell/>
          <table:table-cell office:value-type="string" calcext:value-type="string">
            <text:p>fas fa-biking: Andar en bicicleta </text:p>
          </table:table-cell>
          <table:table-cell office:value-type="string" calcext:value-type="string">
            <text:p><text:s/>fas fa-biking </text:p>
          </table:table-cell>
          <table:table-cell office:value-type="string" calcext:value-type="string">
            <text:p><text:s/>bicicleta, ciclo, ciclismo, paseo, rueda, </text:p>
          </table:table-cell>
          <table:table-cell office:value-type="string" calcext:value-type="string">
            <text:p><text:s/>\f84a</text:p>
          </table:table-cell>
          <table:table-cell table:formula="of:=CONCATENATE(&quot;Fontawesome.create!(&quot;;[.$B$1];&quot;: '&quot;;TRIM([.$B112]);&quot;', &quot;;[.$C$1];&quot;: '&quot;;TRIM([.$C112]);&quot;', &quot;;[.$D$1];&quot;: '&quot;;TRIM([.$D112]);&quot;', &quot;;[.$E$1];&quot;: '&quot;;TRIM([.$E112]);&quot;')&quot;)" office:value-type="string" office:string-value="Fontawesome.create!(prefijo_nombre_css: 'fas fa-biking: Andar en bicicleta', icono: 'fas fa-biking', termino: 'bicicleta, ciclo, ciclismo, paseo, rueda,', codigo_css: '\f84a')" calcext:value-type="string">
            <text:p>Fontawesome.create!(prefijo_nombre_css: 'fas fa-biking: Andar en bicicleta', icono: 'fas fa-biking', termino: 'bicicleta, ciclo, ciclismo, paseo, rueda,', codigo_css: '\f84a')</text:p>
          </table:table-cell>
        </table:table-row>
        <table:table-row table:style-name="ro1">
          <table:table-cell/>
          <table:table-cell office:value-type="string" calcext:value-type="string">
            <text:p>fab fa-bimobject: BIMobject </text:p>
          </table:table-cell>
          <table:table-cell office:value-type="string" calcext:value-type="string">
            <text:p><text:s/>fab fa-bimobjec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8</text:p>
          </table:table-cell>
          <table:table-cell table:formula="of:=CONCATENATE(&quot;Fontawesome.create!(&quot;;[.$B$1];&quot;: '&quot;;TRIM([.$B113]);&quot;', &quot;;[.$C$1];&quot;: '&quot;;TRIM([.$C113]);&quot;', &quot;;[.$D$1];&quot;: '&quot;;TRIM([.$D113]);&quot;', &quot;;[.$E$1];&quot;: '&quot;;TRIM([.$E113]);&quot;')&quot;)" office:value-type="string" office:string-value="Fontawesome.create!(prefijo_nombre_css: 'fab fa-bimobject: BIMobject', icono: 'fab fa-bimobject', termino: '', codigo_css: '\f378')" calcext:value-type="string">
            <text:p>Fontawesome.create!(prefijo_nombre_css: 'fab fa-bimobject: BIMobject', icono: 'fab fa-bimobject', termino: '', codigo_css: '\f378')</text:p>
          </table:table-cell>
        </table:table-row>
        <table:table-row table:style-name="ro1">
          <table:table-cell/>
          <table:table-cell office:value-type="string" calcext:value-type="string">
            <text:p>fas fa-binoculars: Prismáticos </text:p>
          </table:table-cell>
          <table:table-cell office:value-type="string" calcext:value-type="string">
            <text:p><text:s/>fas fa-binoculars </text:p>
          </table:table-cell>
          <table:table-cell office:value-type="string" calcext:value-type="string">
            <text:p><text:s/>covid-19, desperdicios, médico, peligro, peligroso, radiactivo, tóxico, zombi, </text:p>
          </table:table-cell>
          <table:table-cell office:value-type="string" calcext:value-type="string">
            <text:p><text:s/>\f1e5</text:p>
          </table:table-cell>
          <table:table-cell table:formula="of:=CONCATENATE(&quot;Fontawesome.create!(&quot;;[.$B$1];&quot;: '&quot;;TRIM([.$B114]);&quot;', &quot;;[.$C$1];&quot;: '&quot;;TRIM([.$C114]);&quot;', &quot;;[.$D$1];&quot;: '&quot;;TRIM([.$D114]);&quot;', &quot;;[.$E$1];&quot;: '&quot;;TRIM([.$E114]);&quot;')&quot;)" office:value-type="string" office:string-value="Fontawesome.create!(prefijo_nombre_css: 'fas fa-binoculars: Prismáticos', icono: 'fas fa-binoculars', termino: 'covid-19, desperdicios, médico, peligro, peligroso, radiactivo, tóxico, zombi,', codigo_css: '\f1e5')" calcext:value-type="string">
            <text:p>Fontawesome.create!(prefijo_nombre_css: 'fas fa-binoculars: Prismáticos', icono: 'fas fa-binoculars', termino: 'covid-19, desperdicios, médico, peligro, peligroso, radiactivo, tóxico, zombi,', codigo_css: '\f1e5')</text:p>
          </table:table-cell>
        </table:table-row>
        <table:table-row table:style-name="ro1">
          <table:table-cell/>
          <table:table-cell office:value-type="string" calcext:value-type="string">
            <text:p>fas fa-biohazard: Riesgo biológico </text:p>
          </table:table-cell>
          <table:table-cell office:value-type="string" calcext:value-type="string">
            <text:p><text:s/>fas fa-biohazard </text:p>
          </table:table-cell>
          <table:table-cell office:value-type="string" calcext:value-type="string">
            <text:p><text:s/>amarillo, aniversario, celebración, glaseado, dia de fiesta, fiesta, </text:p>
          </table:table-cell>
          <table:table-cell office:value-type="string" calcext:value-type="string">
            <text:p><text:s/>\f780</text:p>
          </table:table-cell>
          <table:table-cell table:formula="of:=CONCATENATE(&quot;Fontawesome.create!(&quot;;[.$B$1];&quot;: '&quot;;TRIM([.$B115]);&quot;', &quot;;[.$C$1];&quot;: '&quot;;TRIM([.$C115]);&quot;', &quot;;[.$D$1];&quot;: '&quot;;TRIM([.$D115]);&quot;', &quot;;[.$E$1];&quot;: '&quot;;TRIM([.$E115]);&quot;')&quot;)" office:value-type="string" office:string-value="Fontawesome.create!(prefijo_nombre_css: 'fas fa-biohazard: Riesgo biológico', icono: 'fas fa-biohazard', termino: 'amarillo, aniversario, celebración, glaseado, dia de fiesta, fiesta,', codigo_css: '\f780')" calcext:value-type="string">
            <text:p>Fontawesome.create!(prefijo_nombre_css: 'fas fa-biohazard: Riesgo biológico', icono: 'fas fa-biohazard', termino: 'amarillo, aniversario, celebración, glaseado, dia de fiesta, fiesta,', codigo_css: '\f780')</text:p>
          </table:table-cell>
        </table:table-row>
        <table:table-row table:style-name="ro1">
          <table:table-cell/>
          <table:table-cell office:value-type="string" calcext:value-type="string">
            <text:p>fas fa-birthday-cake: Pastel de cumpleaños </text:p>
          </table:table-cell>
          <table:table-cell office:value-type="string" calcext:value-type="string">
            <text:p><text:s/>fas fa-birthday-cake </text:p>
          </table:table-cell>
          <table:table-cell office:value-type="string" calcext:value-type="string">
            <text:p><text:s/>amarillo, aniversario, celebración, crema pastelera, dia de fiesta, </text:p>
          </table:table-cell>
          <table:table-cell office:value-type="string" calcext:value-type="string">
            <text:p><text:s/>\f1fd</text:p>
          </table:table-cell>
          <table:table-cell table:formula="of:=CONCATENATE(&quot;Fontawesome.create!(&quot;;[.$B$1];&quot;: '&quot;;TRIM([.$B116]);&quot;', &quot;;[.$C$1];&quot;: '&quot;;TRIM([.$C116]);&quot;', &quot;;[.$D$1];&quot;: '&quot;;TRIM([.$D116]);&quot;', &quot;;[.$E$1];&quot;: '&quot;;TRIM([.$E116]);&quot;')&quot;)" office:value-type="string" office:string-value="Fontawesome.create!(prefijo_nombre_css: 'fas fa-birthday-cake: Pastel de cumpleaños', icono: 'fas fa-birthday-cake', termino: 'amarillo, aniversario, celebración, crema pastelera, dia de fiesta,', codigo_css: '\f1fd')" calcext:value-type="string">
            <text:p>Fontawesome.create!(prefijo_nombre_css: 'fas fa-birthday-cake: Pastel de cumpleaños', icono: 'fas fa-birthday-cake', termino: 'amarillo, aniversario, celebración, crema pastelera, dia de fiesta,', codigo_css: '\f1fd')</text:p>
          </table:table-cell>
        </table:table-row>
        <table:table-row table:style-name="ro1">
          <table:table-cell/>
          <table:table-cell office:value-type="string" calcext:value-type="string">
            <text:p>fab fa-bitbucket: Bitbucket </text:p>
          </table:table-cell>
          <table:table-cell office:value-type="string" calcext:value-type="string">
            <text:p><text:s/>fab fa-bitbucket </text:p>
          </table:table-cell>
          <table:table-cell office:value-type="string" calcext:value-type="string">
            <text:p><text:s/>atlassian, bitbucket-square, git, </text:p>
          </table:table-cell>
          <table:table-cell office:value-type="string" calcext:value-type="string">
            <text:p><text:s/>\f171</text:p>
          </table:table-cell>
          <table:table-cell table:formula="of:=CONCATENATE(&quot;Fontawesome.create!(&quot;;[.$B$1];&quot;: '&quot;;TRIM([.$B117]);&quot;', &quot;;[.$C$1];&quot;: '&quot;;TRIM([.$C117]);&quot;', &quot;;[.$D$1];&quot;: '&quot;;TRIM([.$D117]);&quot;', &quot;;[.$E$1];&quot;: '&quot;;TRIM([.$E117]);&quot;')&quot;)" office:value-type="string" office:string-value="Fontawesome.create!(prefijo_nombre_css: 'fab fa-bitbucket: Bitbucket', icono: 'fab fa-bitbucket', termino: 'atlassian, bitbucket-square, git,', codigo_css: '\f171')" calcext:value-type="string">
            <text:p>Fontawesome.create!(prefijo_nombre_css: 'fab fa-bitbucket: Bitbucket', icono: 'fab fa-bitbucket', termino: 'atlassian, bitbucket-square, git,', codigo_css: '\f171')</text:p>
          </table:table-cell>
        </table:table-row>
        <table:table-row table:style-name="ro1">
          <table:table-cell/>
          <table:table-cell office:value-type="string" calcext:value-type="string">
            <text:p>fab fa-bitcoin: Bitcoin </text:p>
          </table:table-cell>
          <table:table-cell office:value-type="string" calcext:value-type="string">
            <text:p><text:s/>fab fa-bitcoi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9</text:p>
          </table:table-cell>
          <table:table-cell table:formula="of:=CONCATENATE(&quot;Fontawesome.create!(&quot;;[.$B$1];&quot;: '&quot;;TRIM([.$B118]);&quot;', &quot;;[.$C$1];&quot;: '&quot;;TRIM([.$C118]);&quot;', &quot;;[.$D$1];&quot;: '&quot;;TRIM([.$D118]);&quot;', &quot;;[.$E$1];&quot;: '&quot;;TRIM([.$E118]);&quot;')&quot;)" office:value-type="string" office:string-value="Fontawesome.create!(prefijo_nombre_css: 'fab fa-bitcoin: Bitcoin', icono: 'fab fa-bitcoin', termino: '', codigo_css: '\f379')" calcext:value-type="string">
            <text:p>Fontawesome.create!(prefijo_nombre_css: 'fab fa-bitcoin: Bitcoin', icono: 'fab fa-bitcoin', termino: '', codigo_css: '\f379')</text:p>
          </table:table-cell>
        </table:table-row>
        <table:table-row table:style-name="ro1">
          <table:table-cell/>
          <table:table-cell office:value-type="string" calcext:value-type="string">
            <text:p>fab fa-bity: Bity </text:p>
          </table:table-cell>
          <table:table-cell office:value-type="string" calcext:value-type="string">
            <text:p><text:s/>fab fa-bit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a</text:p>
          </table:table-cell>
          <table:table-cell table:formula="of:=CONCATENATE(&quot;Fontawesome.create!(&quot;;[.$B$1];&quot;: '&quot;;TRIM([.$B119]);&quot;', &quot;;[.$C$1];&quot;: '&quot;;TRIM([.$C119]);&quot;', &quot;;[.$D$1];&quot;: '&quot;;TRIM([.$D119]);&quot;', &quot;;[.$E$1];&quot;: '&quot;;TRIM([.$E119]);&quot;')&quot;)" office:value-type="string" office:string-value="Fontawesome.create!(prefijo_nombre_css: 'fab fa-bity: Bity', icono: 'fab fa-bity', termino: '', codigo_css: '\f37a')" calcext:value-type="string">
            <text:p>Fontawesome.create!(prefijo_nombre_css: 'fab fa-bity: Bity', icono: 'fab fa-bity', termino: '', codigo_css: '\f37a')</text:p>
          </table:table-cell>
        </table:table-row>
        <table:table-row table:style-name="ro1">
          <table:table-cell/>
          <table:table-cell office:value-type="string" calcext:value-type="string">
            <text:p>fab fa-black-tie: Font Awesome Black Tie </text:p>
          </table:table-cell>
          <table:table-cell office:value-type="string" calcext:value-type="string">
            <text:p><text:s/>fab fa-black-ti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7e</text:p>
          </table:table-cell>
          <table:table-cell table:formula="of:=CONCATENATE(&quot;Fontawesome.create!(&quot;;[.$B$1];&quot;: '&quot;;TRIM([.$B120]);&quot;', &quot;;[.$C$1];&quot;: '&quot;;TRIM([.$C120]);&quot;', &quot;;[.$D$1];&quot;: '&quot;;TRIM([.$D120]);&quot;', &quot;;[.$E$1];&quot;: '&quot;;TRIM([.$E120]);&quot;')&quot;)" office:value-type="string" office:string-value="Fontawesome.create!(prefijo_nombre_css: 'fab fa-black-tie: Font Awesome Black Tie', icono: 'fab fa-black-tie', termino: '', codigo_css: '\f27e')" calcext:value-type="string">
            <text:p>Fontawesome.create!(prefijo_nombre_css: 'fab fa-black-tie: Font Awesome Black Tie', icono: 'fab fa-black-tie', termino: '', codigo_css: '\f27e')</text:p>
          </table:table-cell>
        </table:table-row>
        <table:table-row table:style-name="ro1">
          <table:table-cell/>
          <table:table-cell office:value-type="string" calcext:value-type="string">
            <text:p>fab fa-blackberry: Mora </text:p>
          </table:table-cell>
          <table:table-cell office:value-type="string" calcext:value-type="string">
            <text:p><text:s/>fab fa-blackberr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b</text:p>
          </table:table-cell>
          <table:table-cell table:formula="of:=CONCATENATE(&quot;Fontawesome.create!(&quot;;[.$B$1];&quot;: '&quot;;TRIM([.$B121]);&quot;', &quot;;[.$C$1];&quot;: '&quot;;TRIM([.$C121]);&quot;', &quot;;[.$D$1];&quot;: '&quot;;TRIM([.$D121]);&quot;', &quot;;[.$E$1];&quot;: '&quot;;TRIM([.$E121]);&quot;')&quot;)" office:value-type="string" office:string-value="Fontawesome.create!(prefijo_nombre_css: 'fab fa-blackberry: Mora', icono: 'fab fa-blackberry', termino: '', codigo_css: '\f37b')" calcext:value-type="string">
            <text:p>Fontawesome.create!(prefijo_nombre_css: 'fab fa-blackberry: Mora', icono: 'fab fa-blackberry', termino: '', codigo_css: '\f37b')</text:p>
          </table:table-cell>
        </table:table-row>
        <table:table-row table:style-name="ro1">
          <table:table-cell/>
          <table:table-cell office:value-type="string" calcext:value-type="string">
            <text:p>fas fa-blender: Licuadora </text:p>
          </table:table-cell>
          <table:table-cell office:value-type="string" calcext:value-type="string">
            <text:p><text:s/>fas fa-blender </text:p>
          </table:table-cell>
          <table:table-cell office:value-type="string" calcext:value-type="string">
            <text:p><text:s/>Aparato, cóctel, comunicación, fantasía, batido, batidora, puré, tonto, batido, </text:p>
          </table:table-cell>
          <table:table-cell office:value-type="string" calcext:value-type="string">
            <text:p><text:s/>\f517</text:p>
          </table:table-cell>
          <table:table-cell table:formula="of:=CONCATENATE(&quot;Fontawesome.create!(&quot;;[.$B$1];&quot;: '&quot;;TRIM([.$B122]);&quot;', &quot;;[.$C$1];&quot;: '&quot;;TRIM([.$C122]);&quot;', &quot;;[.$D$1];&quot;: '&quot;;TRIM([.$D122]);&quot;', &quot;;[.$E$1];&quot;: '&quot;;TRIM([.$E122]);&quot;')&quot;)" office:value-type="string" office:string-value="Fontawesome.create!(prefijo_nombre_css: 'fas fa-blender: Licuadora', icono: 'fas fa-blender', termino: 'Aparato, cóctel, comunicación, fantasía, batido, batidora, puré, tonto, batido,', codigo_css: '\f517')" calcext:value-type="string">
            <text:p>Fontawesome.create!(prefijo_nombre_css: 'fas fa-blender: Licuadora', icono: 'fas fa-blender', termino: 'Aparato, cóctel, comunicación, fantasía, batido, batidora, puré, tonto, batido,', codigo_css: '\f517')</text:p>
          </table:table-cell>
        </table:table-row>
        <table:table-row table:style-name="ro1">
          <table:table-cell/>
          <table:table-cell office:value-type="string" calcext:value-type="string">
            <text:p>fas fa-blender-phone: Licuadora Phone </text:p>
          </table:table-cell>
          <table:table-cell office:value-type="string" calcext:value-type="string">
            <text:p><text:s/>fas fa-blender-phone </text:p>
          </table:table-cell>
          <table:table-cell office:value-type="string" calcext:value-type="string">
            <text:p><text:s/>caña, discapacidad, persona, vista, </text:p>
          </table:table-cell>
          <table:table-cell office:value-type="string" calcext:value-type="string">
            <text:p><text:s/>\f6b6</text:p>
          </table:table-cell>
          <table:table-cell table:formula="of:=CONCATENATE(&quot;Fontawesome.create!(&quot;;[.$B$1];&quot;: '&quot;;TRIM([.$B123]);&quot;', &quot;;[.$C$1];&quot;: '&quot;;TRIM([.$C123]);&quot;', &quot;;[.$D$1];&quot;: '&quot;;TRIM([.$D123]);&quot;', &quot;;[.$E$1];&quot;: '&quot;;TRIM([.$E123]);&quot;')&quot;)" office:value-type="string" office:string-value="Fontawesome.create!(prefijo_nombre_css: 'fas fa-blender-phone: Licuadora Phone', icono: 'fas fa-blender-phone', termino: 'caña, discapacidad, persona, vista,', codigo_css: '\f6b6')" calcext:value-type="string">
            <text:p>Fontawesome.create!(prefijo_nombre_css: 'fas fa-blender-phone: Licuadora Phone', icono: 'fas fa-blender-phone', termino: 'caña, discapacidad, persona, vista,', codigo_css: '\f6b6')</text:p>
          </table:table-cell>
        </table:table-row>
        <table:table-row table:style-name="ro1">
          <table:table-cell/>
          <table:table-cell office:value-type="string" calcext:value-type="string">
            <text:p>fas fa-blind: Ciego </text:p>
          </table:table-cell>
          <table:table-cell office:value-type="string" calcext:value-type="string">
            <text:p><text:s/>fas fa-blind </text:p>
          </table:table-cell>
          <table:table-cell office:value-type="string" calcext:value-type="string">
            <text:p><text:s/>diario, en línea, escribir, iniciar sesión, personal, web 2.0, wordpress, </text:p>
          </table:table-cell>
          <table:table-cell office:value-type="string" calcext:value-type="string">
            <text:p><text:s/>\f29d</text:p>
          </table:table-cell>
          <table:table-cell table:formula="of:=CONCATENATE(&quot;Fontawesome.create!(&quot;;[.$B$1];&quot;: '&quot;;TRIM([.$B124]);&quot;', &quot;;[.$C$1];&quot;: '&quot;;TRIM([.$C124]);&quot;', &quot;;[.$D$1];&quot;: '&quot;;TRIM([.$D124]);&quot;', &quot;;[.$E$1];&quot;: '&quot;;TRIM([.$E124]);&quot;')&quot;)" office:value-type="string" office:string-value="Fontawesome.create!(prefijo_nombre_css: 'fas fa-blind: Ciego', icono: 'fas fa-blind', termino: 'diario, en línea, escribir, iniciar sesión, personal, web 2.0, wordpress,', codigo_css: '\f29d')" calcext:value-type="string">
            <text:p>Fontawesome.create!(prefijo_nombre_css: 'fas fa-blind: Ciego', icono: 'fas fa-blind', termino: 'diario, en línea, escribir, iniciar sesión, personal, web 2.0, wordpress,', codigo_css: '\f29d')</text:p>
          </table:table-cell>
        </table:table-row>
        <table:table-row table:style-name="ro1">
          <table:table-cell/>
          <table:table-cell office:value-type="string" calcext:value-type="string">
            <text:p>fas fa-blog: Blog </text:p>
          </table:table-cell>
          <table:table-cell office:value-type="string" calcext:value-type="string">
            <text:p><text:s/>fas fa-blog </text:p>
          </table:table-cell>
          <table:table-cell office:value-type="string" calcext:value-type="string">
            <text:p><text:s/>diario, en línea, escribir, iniciar sesión, personal, web 2.0, wordpress, </text:p>
          </table:table-cell>
          <table:table-cell office:value-type="string" calcext:value-type="string">
            <text:p><text:s/>\f781</text:p>
          </table:table-cell>
          <table:table-cell table:formula="of:=CONCATENATE(&quot;Fontawesome.create!(&quot;;[.$B$1];&quot;: '&quot;;TRIM([.$B125]);&quot;', &quot;;[.$C$1];&quot;: '&quot;;TRIM([.$C125]);&quot;', &quot;;[.$D$1];&quot;: '&quot;;TRIM([.$D125]);&quot;', &quot;;[.$E$1];&quot;: '&quot;;TRIM([.$E125]);&quot;')&quot;)" office:value-type="string" office:string-value="Fontawesome.create!(prefijo_nombre_css: 'fas fa-blog: Blog', icono: 'fas fa-blog', termino: 'diario, en línea, escribir, iniciar sesión, personal, web 2.0, wordpress,', codigo_css: '\f781')" calcext:value-type="string">
            <text:p>Fontawesome.create!(prefijo_nombre_css: 'fas fa-blog: Blog', icono: 'fas fa-blog', termino: 'diario, en línea, escribir, iniciar sesión, personal, web 2.0, wordpress,', codigo_css: '\f781')</text:p>
          </table:table-cell>
        </table:table-row>
        <table:table-row table:style-name="ro1">
          <table:table-cell/>
          <table:table-cell office:value-type="string" calcext:value-type="string">
            <text:p>fab fa-blogger: Blogger </text:p>
          </table:table-cell>
          <table:table-cell office:value-type="string" calcext:value-type="string">
            <text:p><text:s/>fab fa-blogg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c</text:p>
          </table:table-cell>
          <table:table-cell table:formula="of:=CONCATENATE(&quot;Fontawesome.create!(&quot;;[.$B$1];&quot;: '&quot;;TRIM([.$B126]);&quot;', &quot;;[.$C$1];&quot;: '&quot;;TRIM([.$C126]);&quot;', &quot;;[.$D$1];&quot;: '&quot;;TRIM([.$D126]);&quot;', &quot;;[.$E$1];&quot;: '&quot;;TRIM([.$E126]);&quot;')&quot;)" office:value-type="string" office:string-value="Fontawesome.create!(prefijo_nombre_css: 'fab fa-blogger: Blogger', icono: 'fab fa-blogger', termino: '', codigo_css: '\f37c')" calcext:value-type="string">
            <text:p>Fontawesome.create!(prefijo_nombre_css: 'fab fa-blogger: Blogger', icono: 'fab fa-blogger', termino: '', codigo_css: '\f37c')</text:p>
          </table:table-cell>
        </table:table-row>
        <table:table-row table:style-name="ro1">
          <table:table-cell/>
          <table:table-cell office:value-type="string" calcext:value-type="string">
            <text:p>fab fa-blogger-b: Blogger B </text:p>
          </table:table-cell>
          <table:table-cell office:value-type="string" calcext:value-type="string">
            <text:p><text:s/>fab fa-blogger-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d</text:p>
          </table:table-cell>
          <table:table-cell table:formula="of:=CONCATENATE(&quot;Fontawesome.create!(&quot;;[.$B$1];&quot;: '&quot;;TRIM([.$B127]);&quot;', &quot;;[.$C$1];&quot;: '&quot;;TRIM([.$C127]);&quot;', &quot;;[.$D$1];&quot;: '&quot;;TRIM([.$D127]);&quot;', &quot;;[.$E$1];&quot;: '&quot;;TRIM([.$E127]);&quot;')&quot;)" office:value-type="string" office:string-value="Fontawesome.create!(prefijo_nombre_css: 'fab fa-blogger-b: Blogger B', icono: 'fab fa-blogger-b', termino: '', codigo_css: '\f37d')" calcext:value-type="string">
            <text:p>Fontawesome.create!(prefijo_nombre_css: 'fab fa-blogger-b: Blogger B', icono: 'fab fa-blogger-b', termino: '', codigo_css: '\f37d')</text:p>
          </table:table-cell>
        </table:table-row>
        <table:table-row table:style-name="ro1">
          <table:table-cell/>
          <table:table-cell office:value-type="string" calcext:value-type="string">
            <text:p>fab fa-bluetooth: Bluetooth </text:p>
          </table:table-cell>
          <table:table-cell office:value-type="string" calcext:value-type="string">
            <text:p><text:s/>fab fa-bluetoo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93</text:p>
          </table:table-cell>
          <table:table-cell table:formula="of:=CONCATENATE(&quot;Fontawesome.create!(&quot;;[.$B$1];&quot;: '&quot;;TRIM([.$B128]);&quot;', &quot;;[.$C$1];&quot;: '&quot;;TRIM([.$C128]);&quot;', &quot;;[.$D$1];&quot;: '&quot;;TRIM([.$D128]);&quot;', &quot;;[.$E$1];&quot;: '&quot;;TRIM([.$E128]);&quot;')&quot;)" office:value-type="string" office:string-value="Fontawesome.create!(prefijo_nombre_css: 'fab fa-bluetooth: Bluetooth', icono: 'fab fa-bluetooth', termino: '', codigo_css: '\f293')" calcext:value-type="string">
            <text:p>Fontawesome.create!(prefijo_nombre_css: 'fab fa-bluetooth: Bluetooth', icono: 'fab fa-bluetooth', termino: '', codigo_css: '\f293')</text:p>
          </table:table-cell>
        </table:table-row>
        <table:table-row table:style-name="ro1">
          <table:table-cell/>
          <table:table-cell office:value-type="string" calcext:value-type="string">
            <text:p>fab fa-bluetooth-b: Bluetooth </text:p>
          </table:table-cell>
          <table:table-cell office:value-type="string" calcext:value-type="string">
            <text:p><text:s/>fab fa-bluetooth-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94</text:p>
          </table:table-cell>
          <table:table-cell table:formula="of:=CONCATENATE(&quot;Fontawesome.create!(&quot;;[.$B$1];&quot;: '&quot;;TRIM([.$B129]);&quot;', &quot;;[.$C$1];&quot;: '&quot;;TRIM([.$C129]);&quot;', &quot;;[.$D$1];&quot;: '&quot;;TRIM([.$D129]);&quot;', &quot;;[.$E$1];&quot;: '&quot;;TRIM([.$E129]);&quot;')&quot;)" office:value-type="string" office:string-value="Fontawesome.create!(prefijo_nombre_css: 'fab fa-bluetooth-b: Bluetooth', icono: 'fab fa-bluetooth-b', termino: '', codigo_css: '\f294')" calcext:value-type="string">
            <text:p>Fontawesome.create!(prefijo_nombre_css: 'fab fa-bluetooth-b: Bluetooth', icono: 'fab fa-bluetooth-b', termino: '', codigo_css: '\f294')</text:p>
          </table:table-cell>
        </table:table-row>
        <table:table-row table:style-name="ro1">
          <table:table-cell/>
          <table:table-cell office:value-type="string" calcext:value-type="string">
            <text:p>fas fa-bold: negrita </text:p>
          </table:table-cell>
          <table:table-cell office:value-type="string" calcext:value-type="string">
            <text:p><text:s/>fas fa-bold </text:p>
          </table:table-cell>
          <table:table-cell office:value-type="string" calcext:value-type="string">
            <text:p><text:s/>electricidad, relámpago, clima, zap, </text:p>
          </table:table-cell>
          <table:table-cell office:value-type="string" calcext:value-type="string">
            <text:p><text:s/>\f032</text:p>
          </table:table-cell>
          <table:table-cell table:formula="of:=CONCATENATE(&quot;Fontawesome.create!(&quot;;[.$B$1];&quot;: '&quot;;TRIM([.$B130]);&quot;', &quot;;[.$C$1];&quot;: '&quot;;TRIM([.$C130]);&quot;', &quot;;[.$D$1];&quot;: '&quot;;TRIM([.$D130]);&quot;', &quot;;[.$E$1];&quot;: '&quot;;TRIM([.$E130]);&quot;')&quot;)" office:value-type="string" office:string-value="Fontawesome.create!(prefijo_nombre_css: 'fas fa-bold: negrita', icono: 'fas fa-bold', termino: 'electricidad, relámpago, clima, zap,', codigo_css: '\f032')" calcext:value-type="string">
            <text:p>Fontawesome.create!(prefijo_nombre_css: 'fas fa-bold: negrita', icono: 'fas fa-bold', termino: 'electricidad, relámpago, clima, zap,', codigo_css: '\f032')</text:p>
          </table:table-cell>
        </table:table-row>
        <table:table-row table:style-name="ro1">
          <table:table-cell/>
          <table:table-cell office:value-type="string" calcext:value-type="string">
            <text:p>fas fa-bolt: Rayo </text:p>
          </table:table-cell>
          <table:table-cell office:value-type="string" calcext:value-type="string">
            <text:p><text:s/>fas fa-bolt </text:p>
          </table:table-cell>
          <table:table-cell office:value-type="string" calcext:value-type="string">
            <text:p><text:s/>advertencia, error, explotar, fusible, granada, </text:p>
          </table:table-cell>
          <table:table-cell office:value-type="string" calcext:value-type="string">
            <text:p><text:s/>\f0e7</text:p>
          </table:table-cell>
          <table:table-cell table:formula="of:=CONCATENATE(&quot;Fontawesome.create!(&quot;;[.$B$1];&quot;: '&quot;;TRIM([.$B131]);&quot;', &quot;;[.$C$1];&quot;: '&quot;;TRIM([.$C131]);&quot;', &quot;;[.$D$1];&quot;: '&quot;;TRIM([.$D131]);&quot;', &quot;;[.$E$1];&quot;: '&quot;;TRIM([.$E131]);&quot;')&quot;)" office:value-type="string" office:string-value="Fontawesome.create!(prefijo_nombre_css: 'fas fa-bolt: Rayo', icono: 'fas fa-bolt', termino: 'advertencia, error, explotar, fusible, granada,', codigo_css: '\f0e7')" calcext:value-type="string">
            <text:p>Fontawesome.create!(prefijo_nombre_css: 'fas fa-bolt: Rayo', icono: 'fas fa-bolt', termino: 'advertencia, error, explotar, fusible, granada,', codigo_css: '\f0e7')</text:p>
          </table:table-cell>
        </table:table-row>
        <table:table-row table:style-name="ro1">
          <table:table-cell/>
          <table:table-cell office:value-type="string" calcext:value-type="string">
            <text:p>fas fa-bomb: Bomba </text:p>
          </table:table-cell>
          <table:table-cell office:value-type="string" calcext:value-type="string">
            <text:p><text:s/>fas fa-bomb </text:p>
          </table:table-cell>
          <table:table-cell office:value-type="string" calcext:value-type="string">
            <text:p><text:s/>calcio, esqueleto, esquelético, perro, tibia, </text:p>
          </table:table-cell>
          <table:table-cell office:value-type="string" calcext:value-type="string">
            <text:p><text:s/>\f1e2</text:p>
          </table:table-cell>
          <table:table-cell table:formula="of:=CONCATENATE(&quot;Fontawesome.create!(&quot;;[.$B$1];&quot;: '&quot;;TRIM([.$B132]);&quot;', &quot;;[.$C$1];&quot;: '&quot;;TRIM([.$C132]);&quot;', &quot;;[.$D$1];&quot;: '&quot;;TRIM([.$D132]);&quot;', &quot;;[.$E$1];&quot;: '&quot;;TRIM([.$E132]);&quot;')&quot;)" office:value-type="string" office:string-value="Fontawesome.create!(prefijo_nombre_css: 'fas fa-bomb: Bomba', icono: 'fas fa-bomb', termino: 'calcio, esqueleto, esquelético, perro, tibia,', codigo_css: '\f1e2')" calcext:value-type="string">
            <text:p>Fontawesome.create!(prefijo_nombre_css: 'fas fa-bomb: Bomba', icono: 'fas fa-bomb', termino: 'calcio, esqueleto, esquelético, perro, tibia,', codigo_css: '\f1e2')</text:p>
          </table:table-cell>
        </table:table-row>
        <table:table-row table:style-name="ro1">
          <table:table-cell/>
          <table:table-cell office:value-type="string" calcext:value-type="string">
            <text:p>fas fa-bone: Hueso </text:p>
          </table:table-cell>
          <table:table-cell office:value-type="string" calcext:value-type="string">
            <text:p><text:s/>fas fa-bone </text:p>
          </table:table-cell>
          <table:table-cell office:value-type="string" calcext:value-type="string">
            <text:p><text:s/>aparato, de fumar, cannabis, marihuana, pipa, </text:p>
          </table:table-cell>
          <table:table-cell office:value-type="string" calcext:value-type="string">
            <text:p><text:s/>\f5d7</text:p>
          </table:table-cell>
          <table:table-cell table:formula="of:=CONCATENATE(&quot;Fontawesome.create!(&quot;;[.$B$1];&quot;: '&quot;;TRIM([.$B133]);&quot;', &quot;;[.$C$1];&quot;: '&quot;;TRIM([.$C133]);&quot;', &quot;;[.$D$1];&quot;: '&quot;;TRIM([.$D133]);&quot;', &quot;;[.$E$1];&quot;: '&quot;;TRIM([.$E133]);&quot;')&quot;)" office:value-type="string" office:string-value="Fontawesome.create!(prefijo_nombre_css: 'fas fa-bone: Hueso', icono: 'fas fa-bone', termino: 'aparato, de fumar, cannabis, marihuana, pipa,', codigo_css: '\f5d7')" calcext:value-type="string">
            <text:p>Fontawesome.create!(prefijo_nombre_css: 'fas fa-bone: Hueso', icono: 'fas fa-bone', termino: 'aparato, de fumar, cannabis, marihuana, pipa,', codigo_css: '\f5d7')</text:p>
          </table:table-cell>
        </table:table-row>
        <table:table-row table:style-name="ro1">
          <table:table-cell/>
          <table:table-cell office:value-type="string" calcext:value-type="string">
            <text:p>fas fa-bong: Bong </text:p>
          </table:table-cell>
          <table:table-cell office:value-type="string" calcext:value-type="string">
            <text:p><text:s/>fas fa-bong </text:p>
          </table:table-cell>
          <table:table-cell office:value-type="string" calcext:value-type="string">
            <text:p><text:s/>biblioteca, diario, documentación, leer, </text:p>
          </table:table-cell>
          <table:table-cell office:value-type="string" calcext:value-type="string">
            <text:p><text:s/>\f55c</text:p>
          </table:table-cell>
          <table:table-cell table:formula="of:=CONCATENATE(&quot;Fontawesome.create!(&quot;;[.$B$1];&quot;: '&quot;;TRIM([.$B134]);&quot;', &quot;;[.$C$1];&quot;: '&quot;;TRIM([.$C134]);&quot;', &quot;;[.$D$1];&quot;: '&quot;;TRIM([.$D134]);&quot;', &quot;;[.$E$1];&quot;: '&quot;;TRIM([.$E134]);&quot;')&quot;)" office:value-type="string" office:string-value="Fontawesome.create!(prefijo_nombre_css: 'fas fa-bong: Bong', icono: 'fas fa-bong', termino: 'biblioteca, diario, documentación, leer,', codigo_css: '\f55c')" calcext:value-type="string">
            <text:p>Fontawesome.create!(prefijo_nombre_css: 'fas fa-bong: Bong', icono: 'fas fa-bong', termino: 'biblioteca, diario, documentación, leer,', codigo_css: '\f55c')</text:p>
          </table:table-cell>
        </table:table-row>
        <table:table-row table:style-name="ro1">
          <table:table-cell/>
          <table:table-cell office:value-type="string" calcext:value-type="string">
            <text:p>fas fa-book: libro </text:p>
          </table:table-cell>
          <table:table-cell office:value-type="string" calcext:value-type="string">
            <text:p><text:s/>fas fa-book </text:p>
          </table:table-cell>
          <table:table-cell office:value-type="string" calcext:value-type="string">
            <text:p><text:s/>Dungeons &amp; Dragons, tibias cruzadas, d &amp; d, artes oscuras, muerte, dnd, documentación, maldad, fantasía, halloween, vacaciones, necronomicon, leer, calavera, hechizo, </text:p>
          </table:table-cell>
          <table:table-cell office:value-type="string" calcext:value-type="string">
            <text:p><text:s/>\f02d</text:p>
          </table:table-cell>
          <table:table-cell table:formula="of:=CONCATENATE(&quot;Fontawesome.create!(&quot;;[.$B$1];&quot;: '&quot;;TRIM([.$B135]);&quot;', &quot;;[.$C$1];&quot;: '&quot;;TRIM([.$C135]);&quot;', &quot;;[.$D$1];&quot;: '&quot;;TRIM([.$D135]);&quot;', &quot;;[.$E$1];&quot;: '&quot;;TRIM([.$E135]);&quot;')&quot;)" office:value-type="string" office:string-value="Fontawesome.create!(prefijo_nombre_css: 'fas fa-book: libro', icono: 'fas fa-book', termino: 'Dungeons &amp; Dragons, tibias cruzadas, d &amp; d, artes oscuras, muerte, dnd, documentación, maldad, fantasía, halloween, vacaciones, necronomicon, leer, calavera, hechizo,', codigo_css: '\f02d')" calcext:value-type="string">
            <text:p>Fontawesome.create!(prefijo_nombre_css: 'fas fa-book: libro', icono: 'fas fa-book', termino: 'Dungeons &amp; Dragons, tibias cruzadas, d &amp; d, artes oscuras, muerte, dnd, documentación, maldad, fantasía, halloween, vacaciones, necronomicon, leer, calavera, hechizo,', codigo_css: '\f02d')</text:p>
          </table:table-cell>
        </table:table-row>
        <table:table-row table:style-name="ro1">
          <table:table-cell/>
          <table:table-cell office:value-type="string" calcext:value-type="string">
            <text:p>fas fa-book-dead: Libro de los Muertos </text:p>
          </table:table-cell>
          <table:table-cell office:value-type="string" calcext:value-type="string">
            <text:p><text:s/>fas fa-book-dead </text:p>
          </table:table-cell>
          <table:table-cell office:value-type="string" calcext:value-type="string">
            <text:p><text:s/>biblioteca, registro, diario, documentación, historia, leer, </text:p>
          </table:table-cell>
          <table:table-cell office:value-type="string" calcext:value-type="string">
            <text:p><text:s/>\f6b7</text:p>
          </table:table-cell>
          <table:table-cell table:formula="of:=CONCATENATE(&quot;Fontawesome.create!(&quot;;[.$B$1];&quot;: '&quot;;TRIM([.$B136]);&quot;', &quot;;[.$C$1];&quot;: '&quot;;TRIM([.$C136]);&quot;', &quot;;[.$D$1];&quot;: '&quot;;TRIM([.$D136]);&quot;', &quot;;[.$E$1];&quot;: '&quot;;TRIM([.$E136]);&quot;')&quot;)" office:value-type="string" office:string-value="Fontawesome.create!(prefijo_nombre_css: 'fas fa-book-dead: Libro de los Muertos', icono: 'fas fa-book-dead', termino: 'biblioteca, registro, diario, documentación, historia, leer,', codigo_css: '\f6b7')" calcext:value-type="string">
            <text:p>Fontawesome.create!(prefijo_nombre_css: 'fas fa-book-dead: Libro de los Muertos', icono: 'fas fa-book-dead', termino: 'biblioteca, registro, diario, documentación, historia, leer,', codigo_css: '\f6b7')</text:p>
          </table:table-cell>
        </table:table-row>
        <table:table-row table:style-name="ro1">
          <table:table-cell/>
          <table:table-cell office:value-type="string" calcext:value-type="string">
            <text:p>fas fa-book-medical: Libro médico </text:p>
          </table:table-cell>
          <table:table-cell office:value-type="string" calcext:value-type="string">
            <text:p><text:s/>fas fa-book-medical </text:p>
          </table:table-cell>
          <table:table-cell office:value-type="string" calcext:value-type="string">
            <text:p><text:s/>aviador, biblioteca, cuaderno, libro abierto, folleto, lectura, </text:p>
          </table:table-cell>
          <table:table-cell office:value-type="string" calcext:value-type="string">
            <text:p><text:s/>\f7e6</text:p>
          </table:table-cell>
          <table:table-cell table:formula="of:=CONCATENATE(&quot;Fontawesome.create!(&quot;;[.$B$1];&quot;: '&quot;;TRIM([.$B137]);&quot;', &quot;;[.$C$1];&quot;: '&quot;;TRIM([.$C137]);&quot;', &quot;;[.$D$1];&quot;: '&quot;;TRIM([.$D137]);&quot;', &quot;;[.$E$1];&quot;: '&quot;;TRIM([.$E137]);&quot;')&quot;)" office:value-type="string" office:string-value="Fontawesome.create!(prefijo_nombre_css: 'fas fa-book-medical: Libro médico', icono: 'fas fa-book-medical', termino: 'aviador, biblioteca, cuaderno, libro abierto, folleto, lectura,', codigo_css: '\f7e6')" calcext:value-type="string">
            <text:p>Fontawesome.create!(prefijo_nombre_css: 'fas fa-book-medical: Libro médico', icono: 'fas fa-book-medical', termino: 'aviador, biblioteca, cuaderno, libro abierto, folleto, lectura,', codigo_css: '\f7e6')</text:p>
          </table:table-cell>
        </table:table-row>
        <table:table-row table:style-name="ro1">
          <table:table-cell/>
          <table:table-cell office:value-type="string" calcext:value-type="string">
            <text:p>fas fa-book-open: Libro abierto </text:p>
          </table:table-cell>
          <table:table-cell office:value-type="string" calcext:value-type="string">
            <text:p><text:s/>fas fa-book-open </text:p>
          </table:table-cell>
          <table:table-cell office:value-type="string" calcext:value-type="string">
            <text:p><text:s/>aviador, biblioteca, cuaderno, libro abierto, folleto, lectura, </text:p>
          </table:table-cell>
          <table:table-cell office:value-type="string" calcext:value-type="string">
            <text:p><text:s/>\f518</text:p>
          </table:table-cell>
          <table:table-cell table:formula="of:=CONCATENATE(&quot;Fontawesome.create!(&quot;;[.$B$1];&quot;: '&quot;;TRIM([.$B138]);&quot;', &quot;;[.$C$1];&quot;: '&quot;;TRIM([.$C138]);&quot;', &quot;;[.$D$1];&quot;: '&quot;;TRIM([.$D138]);&quot;', &quot;;[.$E$1];&quot;: '&quot;;TRIM([.$E138]);&quot;')&quot;)" office:value-type="string" office:string-value="Fontawesome.create!(prefijo_nombre_css: 'fas fa-book-open: Libro abierto', icono: 'fas fa-book-open', termino: 'aviador, biblioteca, cuaderno, libro abierto, folleto, lectura,', codigo_css: '\f518')" calcext:value-type="string">
            <text:p>Fontawesome.create!(prefijo_nombre_css: 'fas fa-book-open: Libro abierto', icono: 'fas fa-book-open', termino: 'aviador, biblioteca, cuaderno, libro abierto, folleto, lectura,', codigo_css: '\f518')</text:p>
          </table:table-cell>
        </table:table-row>
        <table:table-row table:style-name="ro1">
          <table:table-cell/>
          <table:table-cell office:value-type="string" calcext:value-type="string">
            <text:p>fas fa-book-reader: Lector de libros </text:p>
          </table:table-cell>
          <table:table-cell office:value-type="string" calcext:value-type="string">
            <text:p><text:s/>fas fa-book-reader </text:p>
          </table:table-cell>
          <table:table-cell office:value-type="string" calcext:value-type="string">
            <text:p><text:s/>aviador, biblioteca, cuaderno, libro abierto, folleto, lectura, </text:p>
          </table:table-cell>
          <table:table-cell office:value-type="string" calcext:value-type="string">
            <text:p><text:s/>\f5da</text:p>
          </table:table-cell>
          <table:table-cell table:formula="of:=CONCATENATE(&quot;Fontawesome.create!(&quot;;[.$B$1];&quot;: '&quot;;TRIM([.$B139]);&quot;', &quot;;[.$C$1];&quot;: '&quot;;TRIM([.$C139]);&quot;', &quot;;[.$D$1];&quot;: '&quot;;TRIM([.$D139]);&quot;', &quot;;[.$E$1];&quot;: '&quot;;TRIM([.$E139]);&quot;')&quot;)" office:value-type="string" office:string-value="Fontawesome.create!(prefijo_nombre_css: 'fas fa-book-reader: Lector de libros', icono: 'fas fa-book-reader', termino: 'aviador, biblioteca, cuaderno, libro abierto, folleto, lectura,', codigo_css: '\f5da')" calcext:value-type="string">
            <text:p>Fontawesome.create!(prefijo_nombre_css: 'fas fa-book-reader: Lector de libros', icono: 'fas fa-book-reader', termino: 'aviador, biblioteca, cuaderno, libro abierto, folleto, lectura,', codigo_css: '\f5da')</text:p>
          </table:table-cell>
        </table:table-row>
        <table:table-row table:style-name="ro1">
          <table:table-cell/>
          <table:table-cell office:value-type="string" calcext:value-type="string">
            <text:p>fas fa-bookmark: libromark </text:p>
          </table:table-cell>
          <table:table-cell office:value-type="string" calcext:value-type="string">
            <text:p><text:s/>fas fa-bookmark </text:p>
          </table:table-cell>
          <table:table-cell office:value-type="string" calcext:value-type="string">
            <text:p><text:s/>favorito, marcador, leer, recordar, guardar, </text:p>
          </table:table-cell>
          <table:table-cell office:value-type="string" calcext:value-type="string">
            <text:p><text:s/>\f02e</text:p>
          </table:table-cell>
          <table:table-cell table:formula="of:=CONCATENATE(&quot;Fontawesome.create!(&quot;;[.$B$1];&quot;: '&quot;;TRIM([.$B140]);&quot;', &quot;;[.$C$1];&quot;: '&quot;;TRIM([.$C140]);&quot;', &quot;;[.$D$1];&quot;: '&quot;;TRIM([.$D140]);&quot;', &quot;;[.$E$1];&quot;: '&quot;;TRIM([.$E140]);&quot;')&quot;)" office:value-type="string" office:string-value="Fontawesome.create!(prefijo_nombre_css: 'fas fa-bookmark: libromark', icono: 'fas fa-bookmark', termino: 'favorito, marcador, leer, recordar, guardar,', codigo_css: '\f02e')" calcext:value-type="string">
            <text:p>Fontawesome.create!(prefijo_nombre_css: 'fas fa-bookmark: libromark', icono: 'fas fa-bookmark', termino: 'favorito, marcador, leer, recordar, guardar,', codigo_css: '\f02e')</text:p>
          </table:table-cell>
        </table:table-row>
        <table:table-row table:style-name="ro1">
          <table:table-cell/>
          <table:table-cell office:value-type="string" calcext:value-type="string">
            <text:p>fab fa-bootstrap: Oreja </text:p>
          </table:table-cell>
          <table:table-cell office:value-type="string" calcext:value-type="string">
            <text:p><text:s/>fab fa-bootstra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6</text:p>
          </table:table-cell>
          <table:table-cell table:formula="of:=CONCATENATE(&quot;Fontawesome.create!(&quot;;[.$B$1];&quot;: '&quot;;TRIM([.$B141]);&quot;', &quot;;[.$C$1];&quot;: '&quot;;TRIM([.$C141]);&quot;', &quot;;[.$D$1];&quot;: '&quot;;TRIM([.$D141]);&quot;', &quot;;[.$E$1];&quot;: '&quot;;TRIM([.$E141]);&quot;')&quot;)" office:value-type="string" office:string-value="Fontawesome.create!(prefijo_nombre_css: 'fab fa-bootstrap: Oreja', icono: 'fab fa-bootstrap', termino: '', codigo_css: '\f836')" calcext:value-type="string">
            <text:p>Fontawesome.create!(prefijo_nombre_css: 'fab fa-bootstrap: Oreja', icono: 'fab fa-bootstrap', termino: '', codigo_css: '\f836')</text:p>
          </table:table-cell>
        </table:table-row>
        <table:table-row table:style-name="ro1">
          <table:table-cell/>
          <table:table-cell office:value-type="string" calcext:value-type="string">
            <text:p>fas fa-border-all: Bordear todo </text:p>
          </table:table-cell>
          <table:table-cell office:value-type="string" calcext:value-type="string">
            <text:p><text:s/>fas fa-border-all </text:p>
          </table:table-cell>
          <table:table-cell office:value-type="string" calcext:value-type="string">
            <text:p><text:s/>celda, cuadrícula, contorno, trazo, tabla, </text:p>
          </table:table-cell>
          <table:table-cell office:value-type="string" calcext:value-type="string">
            <text:p><text:s/>\f84c</text:p>
          </table:table-cell>
          <table:table-cell table:formula="of:=CONCATENATE(&quot;Fontawesome.create!(&quot;;[.$B$1];&quot;: '&quot;;TRIM([.$B142]);&quot;', &quot;;[.$C$1];&quot;: '&quot;;TRIM([.$C142]);&quot;', &quot;;[.$D$1];&quot;: '&quot;;TRIM([.$D142]);&quot;', &quot;;[.$E$1];&quot;: '&quot;;TRIM([.$E142]);&quot;')&quot;)" office:value-type="string" office:string-value="Fontawesome.create!(prefijo_nombre_css: 'fas fa-border-all: Bordear todo', icono: 'fas fa-border-all', termino: 'celda, cuadrícula, contorno, trazo, tabla,', codigo_css: '\f84c')" calcext:value-type="string">
            <text:p>Fontawesome.create!(prefijo_nombre_css: 'fas fa-border-all: Bordear todo', icono: 'fas fa-border-all', termino: 'celda, cuadrícula, contorno, trazo, tabla,', codigo_css: '\f84c')</text:p>
          </table:table-cell>
        </table:table-row>
        <table:table-row table:style-name="ro1">
          <table:table-cell/>
          <table:table-cell office:value-type="string" calcext:value-type="string">
            <text:p>fas fa-border-none: Borde Ninguno </text:p>
          </table:table-cell>
          <table:table-cell office:value-type="string" calcext:value-type="string">
            <text:p><text:s/>fas fa-border-none </text:p>
          </table:table-cell>
          <table:table-cell office:value-type="string" calcext:value-type="string">
            <text:p><text:s/>celda, cuadrícula, contorno, trazo, tabla, </text:p>
          </table:table-cell>
          <table:table-cell office:value-type="string" calcext:value-type="string">
            <text:p><text:s/>\f850</text:p>
          </table:table-cell>
          <table:table-cell table:formula="of:=CONCATENATE(&quot;Fontawesome.create!(&quot;;[.$B$1];&quot;: '&quot;;TRIM([.$B143]);&quot;', &quot;;[.$C$1];&quot;: '&quot;;TRIM([.$C143]);&quot;', &quot;;[.$D$1];&quot;: '&quot;;TRIM([.$D143]);&quot;', &quot;;[.$E$1];&quot;: '&quot;;TRIM([.$E143]);&quot;')&quot;)" office:value-type="string" office:string-value="Fontawesome.create!(prefijo_nombre_css: 'fas fa-border-none: Borde Ninguno', icono: 'fas fa-border-none', termino: 'celda, cuadrícula, contorno, trazo, tabla,', codigo_css: '\f850')" calcext:value-type="string">
            <text:p>Fontawesome.create!(prefijo_nombre_css: 'fas fa-border-none: Borde Ninguno', icono: 'fas fa-border-none', termino: 'celda, cuadrícula, contorno, trazo, tabla,', codigo_css: '\f850')</text:p>
          </table:table-cell>
        </table:table-row>
        <table:table-row table:style-name="ro1">
          <table:table-cell/>
          <table:table-cell office:value-type="string" calcext:value-type="string">
            <text:p>fas fa-border-style: Estilo de borde </text:p>
          </table:table-cell>
          <table:table-cell office:value-type="string" calcext:value-type="string">
            <text:p><text:s/>fas fa-border-sty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53</text:p>
          </table:table-cell>
          <table:table-cell table:formula="of:=CONCATENATE(&quot;Fontawesome.create!(&quot;;[.$B$1];&quot;: '&quot;;TRIM([.$B144]);&quot;', &quot;;[.$C$1];&quot;: '&quot;;TRIM([.$C144]);&quot;', &quot;;[.$D$1];&quot;: '&quot;;TRIM([.$D144]);&quot;', &quot;;[.$E$1];&quot;: '&quot;;TRIM([.$E144]);&quot;')&quot;)" office:value-type="string" office:string-value="Fontawesome.create!(prefijo_nombre_css: 'fas fa-border-style: Estilo de borde', icono: 'fas fa-border-style', termino: '', codigo_css: '\f853')" calcext:value-type="string">
            <text:p>Fontawesome.create!(prefijo_nombre_css: 'fas fa-border-style: Estilo de borde', icono: 'fas fa-border-style', termino: '', codigo_css: '\f853')</text:p>
          </table:table-cell>
        </table:table-row>
        <table:table-row table:style-name="ro1">
          <table:table-cell/>
          <table:table-cell office:value-type="string" calcext:value-type="string">
            <text:p>fas fa-bowling-ball: Bola de boliche </text:p>
          </table:table-cell>
          <table:table-cell office:value-type="string" calcext:value-type="string">
            <text:p><text:s/>fas fa-bowling-ball </text:p>
          </table:table-cell>
          <table:table-cell office:value-type="string" calcext:value-type="string">
            <text:p><text:s/>almacenamiento, archivo, bulto, envase, </text:p>
          </table:table-cell>
          <table:table-cell office:value-type="string" calcext:value-type="string">
            <text:p><text:s/>\f436</text:p>
          </table:table-cell>
          <table:table-cell table:formula="of:=CONCATENATE(&quot;Fontawesome.create!(&quot;;[.$B$1];&quot;: '&quot;;TRIM([.$B145]);&quot;', &quot;;[.$C$1];&quot;: '&quot;;TRIM([.$C145]);&quot;', &quot;;[.$D$1];&quot;: '&quot;;TRIM([.$D145]);&quot;', &quot;;[.$E$1];&quot;: '&quot;;TRIM([.$E145]);&quot;')&quot;)" office:value-type="string" office:string-value="Fontawesome.create!(prefijo_nombre_css: 'fas fa-bowling-ball: Bola de boliche', icono: 'fas fa-bowling-ball', termino: 'almacenamiento, archivo, bulto, envase,', codigo_css: '\f436')" calcext:value-type="string">
            <text:p>Fontawesome.create!(prefijo_nombre_css: 'fas fa-bowling-ball: Bola de boliche', icono: 'fas fa-bowling-ball', termino: 'almacenamiento, archivo, bulto, envase,', codigo_css: '\f436')</text:p>
          </table:table-cell>
        </table:table-row>
        <table:table-row table:style-name="ro1">
          <table:table-cell/>
          <table:table-cell office:value-type="string" calcext:value-type="string">
            <text:p>fas fa-box: Caja </text:p>
          </table:table-cell>
          <table:table-cell office:value-type="string" calcext:value-type="string">
            <text:p><text:s/>fas fa-box </text:p>
          </table:table-cell>
          <table:table-cell office:value-type="string" calcext:value-type="string">
            <text:p><text:s/>almacenamiento, archivo, bulto, desempacar, envase, </text:p>
          </table:table-cell>
          <table:table-cell office:value-type="string" calcext:value-type="string">
            <text:p><text:s/>\f466</text:p>
          </table:table-cell>
          <table:table-cell table:formula="of:=CONCATENATE(&quot;Fontawesome.create!(&quot;;[.$B$1];&quot;: '&quot;;TRIM([.$B146]);&quot;', &quot;;[.$C$1];&quot;: '&quot;;TRIM([.$C146]);&quot;', &quot;;[.$D$1];&quot;: '&quot;;TRIM([.$D146]);&quot;', &quot;;[.$E$1];&quot;: '&quot;;TRIM([.$E146]);&quot;')&quot;)" office:value-type="string" office:string-value="Fontawesome.create!(prefijo_nombre_css: 'fas fa-box: Caja', icono: 'fas fa-box', termino: 'almacenamiento, archivo, bulto, desempacar, envase,', codigo_css: '\f466')" calcext:value-type="string">
            <text:p>Fontawesome.create!(prefijo_nombre_css: 'fas fa-box: Caja', icono: 'fas fa-box', termino: 'almacenamiento, archivo, bulto, desempacar, envase,', codigo_css: '\f466')</text:p>
          </table:table-cell>
        </table:table-row>
        <table:table-row table:style-name="ro1">
          <table:table-cell/>
          <table:table-cell office:value-type="string" calcext:value-type="string">
            <text:p>fas fa-box-open: Caja Open </text:p>
          </table:table-cell>
          <table:table-cell office:value-type="string" calcext:value-type="string">
            <text:p><text:s/>fas fa-box-open </text:p>
          </table:table-cell>
          <table:table-cell office:value-type="string" calcext:value-type="string">
            <text:p><text:s/>archivo, envase, paquete, almacenamiento, desempaquetar, producto </text:p>
          </table:table-cell>
          <table:table-cell office:value-type="string" calcext:value-type="string">
            <text:p><text:s/>\f49e</text:p>
          </table:table-cell>
          <table:table-cell table:formula="of:=CONCATENATE(&quot;Fontawesome.create!(&quot;;[.$B$1];&quot;: '&quot;;TRIM([.$B147]);&quot;', &quot;;[.$C$1];&quot;: '&quot;;TRIM([.$C147]);&quot;', &quot;;[.$D$1];&quot;: '&quot;;TRIM([.$D147]);&quot;', &quot;;[.$E$1];&quot;: '&quot;;TRIM([.$E147]);&quot;')&quot;)" office:value-type="string" office:string-value="Fontawesome.create!(prefijo_nombre_css: 'fas fa-box-open: Caja Open', icono: 'fas fa-box-open', termino: 'archivo, envase, paquete, almacenamiento, desempaquetar, producto', codigo_css: '\f49e')" calcext:value-type="string">
            <text:p>Fontawesome.create!(prefijo_nombre_css: 'fas fa-box-open: Caja Open', icono: 'fas fa-box-open', termino: 'archivo, envase, paquete, almacenamiento, desempaquetar, producto', codigo_css: '\f49e')</text:p>
          </table:table-cell>
        </table:table-row>
        <table:table-row table:style-name="ro1">
          <table:table-cell/>
          <table:table-cell office:value-type="string" calcext:value-type="string">
            <text:p>fas fa-box-tissue: Tissue Caja </text:p>
          </table:table-cell>
          <table:table-cell office:value-type="string" calcext:value-type="string">
            <text:p><text:s/>fas fa-box-tissue </text:p>
          </table:table-cell>
          <table:table-cell office:value-type="string" calcext:value-type="string">
            <text:p><text:s/>archivo, almacén, inventario, almacenamiento, </text:p>
          </table:table-cell>
          <table:table-cell office:value-type="string" calcext:value-type="string">
            <text:p><text:s/>\f95b</text:p>
          </table:table-cell>
          <table:table-cell table:formula="of:=CONCATENATE(&quot;Fontawesome.create!(&quot;;[.$B$1];&quot;: '&quot;;TRIM([.$B148]);&quot;', &quot;;[.$C$1];&quot;: '&quot;;TRIM([.$C148]);&quot;', &quot;;[.$D$1];&quot;: '&quot;;TRIM([.$D148]);&quot;', &quot;;[.$E$1];&quot;: '&quot;;TRIM([.$E148]);&quot;')&quot;)" office:value-type="string" office:string-value="Fontawesome.create!(prefijo_nombre_css: 'fas fa-box-tissue: Tissue Caja', icono: 'fas fa-box-tissue', termino: 'archivo, almacén, inventario, almacenamiento,', codigo_css: '\f95b')" calcext:value-type="string">
            <text:p>Fontawesome.create!(prefijo_nombre_css: 'fas fa-box-tissue: Tissue Caja', icono: 'fas fa-box-tissue', termino: 'archivo, almacén, inventario, almacenamiento,', codigo_css: '\f95b')</text:p>
          </table:table-cell>
        </table:table-row>
        <table:table-row table:style-name="ro1">
          <table:table-cell/>
          <table:table-cell office:value-type="string" calcext:value-type="string">
            <text:p>fas fa-boxes: Cajaes </text:p>
          </table:table-cell>
          <table:table-cell office:value-type="string" calcext:value-type="string">
            <text:p><text:s/>fas fa-boxes </text:p>
          </table:table-cell>
          <table:table-cell office:value-type="string" calcext:value-type="string">
            <text:p><text:s/>alphabet, ciego, planteado, puntos, visión, </text:p>
          </table:table-cell>
          <table:table-cell office:value-type="string" calcext:value-type="string">
            <text:p><text:s/>\f468</text:p>
          </table:table-cell>
          <table:table-cell table:formula="of:=CONCATENATE(&quot;Fontawesome.create!(&quot;;[.$B$1];&quot;: '&quot;;TRIM([.$B149]);&quot;', &quot;;[.$C$1];&quot;: '&quot;;TRIM([.$C149]);&quot;', &quot;;[.$D$1];&quot;: '&quot;;TRIM([.$D149]);&quot;', &quot;;[.$E$1];&quot;: '&quot;;TRIM([.$E149]);&quot;')&quot;)" office:value-type="string" office:string-value="Fontawesome.create!(prefijo_nombre_css: 'fas fa-boxes: Cajaes', icono: 'fas fa-boxes', termino: 'alphabet, ciego, planteado, puntos, visión,', codigo_css: '\f468')" calcext:value-type="string">
            <text:p>Fontawesome.create!(prefijo_nombre_css: 'fas fa-boxes: Cajaes', icono: 'fas fa-boxes', termino: 'alphabet, ciego, planteado, puntos, visión,', codigo_css: '\f468')</text:p>
          </table:table-cell>
        </table:table-row>
        <table:table-row table:style-name="ro1">
          <table:table-cell/>
          <table:table-cell office:value-type="string" calcext:value-type="string">
            <text:p>fas fa-braille: Braille </text:p>
          </table:table-cell>
          <table:table-cell office:value-type="string" calcext:value-type="string">
            <text:p><text:s/>fas fa-braille </text:p>
          </table:table-cell>
          <table:table-cell office:value-type="string" calcext:value-type="string">
            <text:p><text:s/>cerebelo, fideos chinos, intelecto, médula oblongada, mente, </text:p>
          </table:table-cell>
          <table:table-cell office:value-type="string" calcext:value-type="string">
            <text:p><text:s/>\f2a1</text:p>
          </table:table-cell>
          <table:table-cell table:formula="of:=CONCATENATE(&quot;Fontawesome.create!(&quot;;[.$B$1];&quot;: '&quot;;TRIM([.$B150]);&quot;', &quot;;[.$C$1];&quot;: '&quot;;TRIM([.$C150]);&quot;', &quot;;[.$D$1];&quot;: '&quot;;TRIM([.$D150]);&quot;', &quot;;[.$E$1];&quot;: '&quot;;TRIM([.$E150]);&quot;')&quot;)" office:value-type="string" office:string-value="Fontawesome.create!(prefijo_nombre_css: 'fas fa-braille: Braille', icono: 'fas fa-braille', termino: 'cerebelo, fideos chinos, intelecto, médula oblongada, mente,', codigo_css: '\f2a1')" calcext:value-type="string">
            <text:p>Fontawesome.create!(prefijo_nombre_css: 'fas fa-braille: Braille', icono: 'fas fa-braille', termino: 'cerebelo, fideos chinos, intelecto, médula oblongada, mente,', codigo_css: '\f2a1')</text:p>
          </table:table-cell>
        </table:table-row>
        <table:table-row table:style-name="ro1">
          <table:table-cell/>
          <table:table-cell office:value-type="string" calcext:value-type="string">
            <text:p>fas fa-brain: Cerebro </text:p>
          </table:table-cell>
          <table:table-cell office:value-type="string" calcext:value-type="string">
            <text:p><text:s/>fas fa-brain </text:p>
          </table:table-cell>
          <table:table-cell office:value-type="string" calcext:value-type="string">
            <text:p><text:s/>hornear, panadería, hornear, masa, harina, gluten, grano, sándwich, masa madre, tostadas, trigo, levadura, </text:p>
          </table:table-cell>
          <table:table-cell office:value-type="string" calcext:value-type="string">
            <text:p><text:s/>\f5dc</text:p>
          </table:table-cell>
          <table:table-cell table:formula="of:=CONCATENATE(&quot;Fontawesome.create!(&quot;;[.$B$1];&quot;: '&quot;;TRIM([.$B151]);&quot;', &quot;;[.$C$1];&quot;: '&quot;;TRIM([.$C151]);&quot;', &quot;;[.$D$1];&quot;: '&quot;;TRIM([.$D151]);&quot;', &quot;;[.$E$1];&quot;: '&quot;;TRIM([.$E151]);&quot;')&quot;)" office:value-type="string" office:string-value="Fontawesome.create!(prefijo_nombre_css: 'fas fa-brain: Cerebro', icono: 'fas fa-brain', termino: 'hornear, panadería, hornear, masa, harina, gluten, grano, sándwich, masa madre, tostadas, trigo, levadura,', codigo_css: '\f5dc')" calcext:value-type="string">
            <text:p>Fontawesome.create!(prefijo_nombre_css: 'fas fa-brain: Cerebro', icono: 'fas fa-brain', termino: 'hornear, panadería, hornear, masa, harina, gluten, grano, sándwich, masa madre, tostadas, trigo, levadura,', codigo_css: '\f5dc')</text:p>
          </table:table-cell>
        </table:table-row>
        <table:table-row table:style-name="ro1">
          <table:table-cell/>
          <table:table-cell office:value-type="string" calcext:value-type="string">
            <text:p>fas fa-bread-slice: Rebanada de pan </text:p>
          </table:table-cell>
          <table:table-cell office:value-type="string" calcext:value-type="string">
            <text:p><text:s/>fas fa-bread-slice </text:p>
          </table:table-cell>
          <table:table-cell office:value-type="string" calcext:value-type="string">
            <text:p><text:s/>bolsa, equipaje, oficina, trabajo, </text:p>
          </table:table-cell>
          <table:table-cell office:value-type="string" calcext:value-type="string">
            <text:p><text:s/>\f7ec</text:p>
          </table:table-cell>
          <table:table-cell table:formula="of:=CONCATENATE(&quot;Fontawesome.create!(&quot;;[.$B$1];&quot;: '&quot;;TRIM([.$B152]);&quot;', &quot;;[.$C$1];&quot;: '&quot;;TRIM([.$C152]);&quot;', &quot;;[.$D$1];&quot;: '&quot;;TRIM([.$D152]);&quot;', &quot;;[.$E$1];&quot;: '&quot;;TRIM([.$E152]);&quot;')&quot;)" office:value-type="string" office:string-value="Fontawesome.create!(prefijo_nombre_css: 'fas fa-bread-slice: Rebanada de pan', icono: 'fas fa-bread-slice', termino: 'bolsa, equipaje, oficina, trabajo,', codigo_css: '\f7ec')" calcext:value-type="string">
            <text:p>Fontawesome.create!(prefijo_nombre_css: 'fas fa-bread-slice: Rebanada de pan', icono: 'fas fa-bread-slice', termino: 'bolsa, equipaje, oficina, trabajo,', codigo_css: '\f7ec')</text:p>
          </table:table-cell>
        </table:table-row>
        <table:table-row table:style-name="ro1">
          <table:table-cell/>
          <table:table-cell office:value-type="string" calcext:value-type="string">
            <text:p>fas fa-briefcase: Maletín </text:p>
          </table:table-cell>
          <table:table-cell office:value-type="string" calcext:value-type="string">
            <text:p><text:s/>fas fa-briefcase </text:p>
          </table:table-cell>
          <table:table-cell office:value-type="string" calcext:value-type="string">
            <text:p><text:s/>doctor, emt, primeros auxilios, salud, </text:p>
          </table:table-cell>
          <table:table-cell office:value-type="string" calcext:value-type="string">
            <text:p><text:s/>\f0b1</text:p>
          </table:table-cell>
          <table:table-cell table:formula="of:=CONCATENATE(&quot;Fontawesome.create!(&quot;;[.$B$1];&quot;: '&quot;;TRIM([.$B153]);&quot;', &quot;;[.$C$1];&quot;: '&quot;;TRIM([.$C153]);&quot;', &quot;;[.$D$1];&quot;: '&quot;;TRIM([.$D153]);&quot;', &quot;;[.$E$1];&quot;: '&quot;;TRIM([.$E153]);&quot;')&quot;)" office:value-type="string" office:string-value="Fontawesome.create!(prefijo_nombre_css: 'fas fa-briefcase: Maletín', icono: 'fas fa-briefcase', termino: 'doctor, emt, primeros auxilios, salud,', codigo_css: '\f0b1')" calcext:value-type="string">
            <text:p>Fontawesome.create!(prefijo_nombre_css: 'fas fa-briefcase: Maletín', icono: 'fas fa-briefcase', termino: 'doctor, emt, primeros auxilios, salud,', codigo_css: '\f0b1')</text:p>
          </table:table-cell>
        </table:table-row>
        <table:table-row table:style-name="ro1">
          <table:table-cell/>
          <table:table-cell office:value-type="string" calcext:value-type="string">
            <text:p>fas fa-briefcase-medical: Medical Maletín </text:p>
          </table:table-cell>
          <table:table-cell office:value-type="string" calcext:value-type="string">
            <text:p><text:s/>fas fa-briefcase-medical </text:p>
          </table:table-cell>
          <table:table-cell office:value-type="string" calcext:value-type="string">
            <text:p><text:s/>doctor, emt, primeros auxilios, salud, </text:p>
          </table:table-cell>
          <table:table-cell office:value-type="string" calcext:value-type="string">
            <text:p><text:s/>\f469</text:p>
          </table:table-cell>
          <table:table-cell table:formula="of:=CONCATENATE(&quot;Fontawesome.create!(&quot;;[.$B$1];&quot;: '&quot;;TRIM([.$B154]);&quot;', &quot;;[.$C$1];&quot;: '&quot;;TRIM([.$C154]);&quot;', &quot;;[.$D$1];&quot;: '&quot;;TRIM([.$D154]);&quot;', &quot;;[.$E$1];&quot;: '&quot;;TRIM([.$E154]);&quot;')&quot;)" office:value-type="string" office:string-value="Fontawesome.create!(prefijo_nombre_css: 'fas fa-briefcase-medical: Medical Maletín', icono: 'fas fa-briefcase-medical', termino: 'doctor, emt, primeros auxilios, salud,', codigo_css: '\f469')" calcext:value-type="string">
            <text:p>Fontawesome.create!(prefijo_nombre_css: 'fas fa-briefcase-medical: Medical Maletín', icono: 'fas fa-briefcase-medical', termino: 'doctor, emt, primeros auxilios, salud,', codigo_css: '\f469')</text:p>
          </table:table-cell>
        </table:table-row>
        <table:table-row table:style-name="ro1">
          <table:table-cell/>
          <table:table-cell office:value-type="string" calcext:value-type="string">
            <text:p>fas fa-broadcast-tower: Torre de transmisión </text:p>
          </table:table-cell>
          <table:table-cell office:value-type="string" calcext:value-type="string">
            <text:p><text:s/>fas fa-broadcast-tower </text:p>
          </table:table-cell>
          <table:table-cell office:value-type="string" calcext:value-type="string">
            <text:p><text:s/>ondas de radio, antena, radio, recepción, ondas, </text:p>
          </table:table-cell>
          <table:table-cell office:value-type="string" calcext:value-type="string">
            <text:p><text:s/>\f519</text:p>
          </table:table-cell>
          <table:table-cell table:formula="of:=CONCATENATE(&quot;Fontawesome.create!(&quot;;[.$B$1];&quot;: '&quot;;TRIM([.$B155]);&quot;', &quot;;[.$C$1];&quot;: '&quot;;TRIM([.$C155]);&quot;', &quot;;[.$D$1];&quot;: '&quot;;TRIM([.$D155]);&quot;', &quot;;[.$E$1];&quot;: '&quot;;TRIM([.$E155]);&quot;')&quot;)" office:value-type="string" office:string-value="Fontawesome.create!(prefijo_nombre_css: 'fas fa-broadcast-tower: Torre de transmisión', icono: 'fas fa-broadcast-tower', termino: 'ondas de radio, antena, radio, recepción, ondas,', codigo_css: '\f519')" calcext:value-type="string">
            <text:p>Fontawesome.create!(prefijo_nombre_css: 'fas fa-broadcast-tower: Torre de transmisión', icono: 'fas fa-broadcast-tower', termino: 'ondas de radio, antena, radio, recepción, ondas,', codigo_css: '\f519')</text:p>
          </table:table-cell>
        </table:table-row>
        <table:table-row table:style-name="ro1">
          <table:table-cell/>
          <table:table-cell office:value-type="string" calcext:value-type="string">
            <text:p>fas fa-broom: Escoba </text:p>
          </table:table-cell>
          <table:table-cell office:value-type="string" calcext:value-type="string">
            <text:p><text:s/>fas fa-broom </text:p>
          </table:table-cell>
          <table:table-cell office:value-type="string" calcext:value-type="string">
            <text:p><text:s/>barrido, bruja, enarbolar, halloween, limpiar, nimbus 2000, quidditch, </text:p>
          </table:table-cell>
          <table:table-cell office:value-type="string" calcext:value-type="string">
            <text:p><text:s/>\f51a</text:p>
          </table:table-cell>
          <table:table-cell table:formula="of:=CONCATENATE(&quot;Fontawesome.create!(&quot;;[.$B$1];&quot;: '&quot;;TRIM([.$B156]);&quot;', &quot;;[.$C$1];&quot;: '&quot;;TRIM([.$C156]);&quot;', &quot;;[.$D$1];&quot;: '&quot;;TRIM([.$D156]);&quot;', &quot;;[.$E$1];&quot;: '&quot;;TRIM([.$E156]);&quot;')&quot;)" office:value-type="string" office:string-value="Fontawesome.create!(prefijo_nombre_css: 'fas fa-broom: Escoba', icono: 'fas fa-broom', termino: 'barrido, bruja, enarbolar, halloween, limpiar, nimbus 2000, quidditch,', codigo_css: '\f51a')" calcext:value-type="string">
            <text:p>Fontawesome.create!(prefijo_nombre_css: 'fas fa-broom: Escoba', icono: 'fas fa-broom', termino: 'barrido, bruja, enarbolar, halloween, limpiar, nimbus 2000, quidditch,', codigo_css: '\f51a')</text:p>
          </table:table-cell>
        </table:table-row>
        <table:table-row table:style-name="ro1">
          <table:table-cell/>
          <table:table-cell office:value-type="string" calcext:value-type="string">
            <text:p>fas fa-brush: Cepillo </text:p>
          </table:table-cell>
          <table:table-cell office:value-type="string" calcext:value-type="string">
            <text:p><text:s/>fas fa-brush </text:p>
          </table:table-cell>
          <table:table-cell office:value-type="string" calcext:value-type="string">
            <text:p><text:s/>arte, cerdas, color, encargarse de, pintar, </text:p>
          </table:table-cell>
          <table:table-cell office:value-type="string" calcext:value-type="string">
            <text:p><text:s/>\f55d</text:p>
          </table:table-cell>
          <table:table-cell table:formula="of:=CONCATENATE(&quot;Fontawesome.create!(&quot;;[.$B$1];&quot;: '&quot;;TRIM([.$B157]);&quot;', &quot;;[.$C$1];&quot;: '&quot;;TRIM([.$C157]);&quot;', &quot;;[.$D$1];&quot;: '&quot;;TRIM([.$D157]);&quot;', &quot;;[.$E$1];&quot;: '&quot;;TRIM([.$E157]);&quot;')&quot;)" office:value-type="string" office:string-value="Fontawesome.create!(prefijo_nombre_css: 'fas fa-brush: Cepillo', icono: 'fas fa-brush', termino: 'arte, cerdas, color, encargarse de, pintar,', codigo_css: '\f55d')" calcext:value-type="string">
            <text:p>Fontawesome.create!(prefijo_nombre_css: 'fas fa-brush: Cepillo', icono: 'fas fa-brush', termino: 'arte, cerdas, color, encargarse de, pintar,', codigo_css: '\f55d')</text:p>
          </table:table-cell>
        </table:table-row>
        <table:table-row table:style-name="ro1">
          <table:table-cell/>
          <table:table-cell office:value-type="string" calcext:value-type="string">
            <text:p>fab fa-btc: BTC </text:p>
          </table:table-cell>
          <table:table-cell office:value-type="string" calcext:value-type="string">
            <text:p><text:s/>fab fa-bt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5a</text:p>
          </table:table-cell>
          <table:table-cell table:formula="of:=CONCATENATE(&quot;Fontawesome.create!(&quot;;[.$B$1];&quot;: '&quot;;TRIM([.$B158]);&quot;', &quot;;[.$C$1];&quot;: '&quot;;TRIM([.$C158]);&quot;', &quot;;[.$D$1];&quot;: '&quot;;TRIM([.$D158]);&quot;', &quot;;[.$E$1];&quot;: '&quot;;TRIM([.$E158]);&quot;')&quot;)" office:value-type="string" office:string-value="Fontawesome.create!(prefijo_nombre_css: 'fab fa-btc: BTC', icono: 'fab fa-btc', termino: '', codigo_css: '\f15a')" calcext:value-type="string">
            <text:p>Fontawesome.create!(prefijo_nombre_css: 'fab fa-btc: BTC', icono: 'fab fa-btc', termino: '', codigo_css: '\f15a')</text:p>
          </table:table-cell>
        </table:table-row>
        <table:table-row table:style-name="ro1">
          <table:table-cell/>
          <table:table-cell office:value-type="string" calcext:value-type="string">
            <text:p>fab fa-buffer: Buffer </text:p>
          </table:table-cell>
          <table:table-cell office:value-type="string" calcext:value-type="string">
            <text:p><text:s/>fab fa-buff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7</text:p>
          </table:table-cell>
          <table:table-cell table:formula="of:=CONCATENATE(&quot;Fontawesome.create!(&quot;;[.$B$1];&quot;: '&quot;;TRIM([.$B159]);&quot;', &quot;;[.$C$1];&quot;: '&quot;;TRIM([.$C159]);&quot;', &quot;;[.$D$1];&quot;: '&quot;;TRIM([.$D159]);&quot;', &quot;;[.$E$1];&quot;: '&quot;;TRIM([.$E159]);&quot;')&quot;)" office:value-type="string" office:string-value="Fontawesome.create!(prefijo_nombre_css: 'fab fa-buffer: Buffer', icono: 'fab fa-buffer', termino: '', codigo_css: '\f837')" calcext:value-type="string">
            <text:p>Fontawesome.create!(prefijo_nombre_css: 'fab fa-buffer: Buffer', icono: 'fab fa-buffer', termino: '', codigo_css: '\f837')</text:p>
          </table:table-cell>
        </table:table-row>
        <table:table-row table:style-name="ro1">
          <table:table-cell/>
          <table:table-cell office:value-type="string" calcext:value-type="string">
            <text:p>fas fa-bug: Insecto </text:p>
          </table:table-cell>
          <table:table-cell office:value-type="string" calcext:value-type="string">
            <text:p><text:s/>fas fa-bug </text:p>
          </table:table-cell>
          <table:table-cell office:value-type="string" calcext:value-type="string">
            <text:p><text:s/>escarabajo, error, insecto, informe, </text:p>
          </table:table-cell>
          <table:table-cell office:value-type="string" calcext:value-type="string">
            <text:p><text:s/>\f188</text:p>
          </table:table-cell>
          <table:table-cell table:formula="of:=CONCATENATE(&quot;Fontawesome.create!(&quot;;[.$B$1];&quot;: '&quot;;TRIM([.$B160]);&quot;', &quot;;[.$C$1];&quot;: '&quot;;TRIM([.$C160]);&quot;', &quot;;[.$D$1];&quot;: '&quot;;TRIM([.$D160]);&quot;', &quot;;[.$E$1];&quot;: '&quot;;TRIM([.$E160]);&quot;')&quot;)" office:value-type="string" office:string-value="Fontawesome.create!(prefijo_nombre_css: 'fas fa-bug: Insecto', icono: 'fas fa-bug', termino: 'escarabajo, error, insecto, informe,', codigo_css: '\f188')" calcext:value-type="string">
            <text:p>Fontawesome.create!(prefijo_nombre_css: 'fas fa-bug: Insecto', icono: 'fas fa-bug', termino: 'escarabajo, error, insecto, informe,', codigo_css: '\f188')</text:p>
          </table:table-cell>
        </table:table-row>
        <table:table-row table:style-name="ro1">
          <table:table-cell/>
          <table:table-cell office:value-type="string" calcext:value-type="string">
            <text:p>fas fa-building: edificio </text:p>
          </table:table-cell>
          <table:table-cell office:value-type="string" calcext:value-type="string">
            <text:p><text:s/>fas fa-building </text:p>
          </table:table-cell>
          <table:table-cell office:value-type="string" calcext:value-type="string">
            <text:p><text:s/>apartamento, ciudad, compañía, negocio, oficina, trabajo, </text:p>
          </table:table-cell>
          <table:table-cell office:value-type="string" calcext:value-type="string">
            <text:p><text:s/>\f1ad</text:p>
          </table:table-cell>
          <table:table-cell table:formula="of:=CONCATENATE(&quot;Fontawesome.create!(&quot;;[.$B$1];&quot;: '&quot;;TRIM([.$B161]);&quot;', &quot;;[.$C$1];&quot;: '&quot;;TRIM([.$C161]);&quot;', &quot;;[.$D$1];&quot;: '&quot;;TRIM([.$D161]);&quot;', &quot;;[.$E$1];&quot;: '&quot;;TRIM([.$E161]);&quot;')&quot;)" office:value-type="string" office:string-value="Fontawesome.create!(prefijo_nombre_css: 'fas fa-building: edificio', icono: 'fas fa-building', termino: 'apartamento, ciudad, compañía, negocio, oficina, trabajo,', codigo_css: '\f1ad')" calcext:value-type="string">
            <text:p>Fontawesome.create!(prefijo_nombre_css: 'fas fa-building: edificio', icono: 'fas fa-building', termino: 'apartamento, ciudad, compañía, negocio, oficina, trabajo,', codigo_css: '\f1ad')</text:p>
          </table:table-cell>
        </table:table-row>
        <table:table-row table:style-name="ro1">
          <table:table-cell/>
          <table:table-cell office:value-type="string" calcext:value-type="string">
            <text:p>fas fa-bullhorn: megáfono </text:p>
          </table:table-cell>
          <table:table-cell office:value-type="string" calcext:value-type="string">
            <text:p><text:s/>fas fa-bullhorn </text:p>
          </table:table-cell>
          <table:table-cell office:value-type="string" calcext:value-type="string">
            <text:p><text:s/>anuncio, compartir, más fuerte, megáfono, </text:p>
          </table:table-cell>
          <table:table-cell office:value-type="string" calcext:value-type="string">
            <text:p><text:s/>\f0a1</text:p>
          </table:table-cell>
          <table:table-cell table:formula="of:=CONCATENATE(&quot;Fontawesome.create!(&quot;;[.$B$1];&quot;: '&quot;;TRIM([.$B162]);&quot;', &quot;;[.$C$1];&quot;: '&quot;;TRIM([.$C162]);&quot;', &quot;;[.$D$1];&quot;: '&quot;;TRIM([.$D162]);&quot;', &quot;;[.$E$1];&quot;: '&quot;;TRIM([.$E162]);&quot;')&quot;)" office:value-type="string" office:string-value="Fontawesome.create!(prefijo_nombre_css: 'fas fa-bullhorn: megáfono', icono: 'fas fa-bullhorn', termino: 'anuncio, compartir, más fuerte, megáfono,', codigo_css: '\f0a1')" calcext:value-type="string">
            <text:p>Fontawesome.create!(prefijo_nombre_css: 'fas fa-bullhorn: megáfono', icono: 'fas fa-bullhorn', termino: 'anuncio, compartir, más fuerte, megáfono,', codigo_css: '\f0a1')</text:p>
          </table:table-cell>
        </table:table-row>
        <table:table-row table:style-name="ro1">
          <table:table-cell/>
          <table:table-cell office:value-type="string" calcext:value-type="string">
            <text:p>fas fa-bullseye: Diana </text:p>
          </table:table-cell>
          <table:table-cell office:value-type="string" calcext:value-type="string">
            <text:p><text:s/>fas fa-bullseye </text:p>
          </table:table-cell>
          <table:table-cell office:value-type="string" calcext:value-type="string">
            <text:p><text:s/>tiro con arco, objetivo, objetivo, tiro con arco, </text:p>
          </table:table-cell>
          <table:table-cell office:value-type="string" calcext:value-type="string">
            <text:p><text:s/>\f140</text:p>
          </table:table-cell>
          <table:table-cell table:formula="of:=CONCATENATE(&quot;Fontawesome.create!(&quot;;[.$B$1];&quot;: '&quot;;TRIM([.$B163]);&quot;', &quot;;[.$C$1];&quot;: '&quot;;TRIM([.$C163]);&quot;', &quot;;[.$D$1];&quot;: '&quot;;TRIM([.$D163]);&quot;', &quot;;[.$E$1];&quot;: '&quot;;TRIM([.$E163]);&quot;')&quot;)" office:value-type="string" office:string-value="Fontawesome.create!(prefijo_nombre_css: 'fas fa-bullseye: Diana', icono: 'fas fa-bullseye', termino: 'tiro con arco, objetivo, objetivo, tiro con arco,', codigo_css: '\f140')" calcext:value-type="string">
            <text:p>Fontawesome.create!(prefijo_nombre_css: 'fas fa-bullseye: Diana', icono: 'fas fa-bullseye', termino: 'tiro con arco, objetivo, objetivo, tiro con arco,', codigo_css: '\f140')</text:p>
          </table:table-cell>
        </table:table-row>
        <table:table-row table:style-name="ro1">
          <table:table-cell/>
          <table:table-cell office:value-type="string" calcext:value-type="string">
            <text:p>fas fa-burn: Quemar </text:p>
          </table:table-cell>
          <table:table-cell office:value-type="string" calcext:value-type="string">
            <text:p><text:s/>fas fa-burn </text:p>
          </table:table-cell>
          <table:table-cell office:value-type="string" calcext:value-type="string">
            <text:p><text:s/>caliente, calor, calor, energía, fuego, llama, </text:p>
          </table:table-cell>
          <table:table-cell office:value-type="string" calcext:value-type="string">
            <text:p><text:s/>\f46a</text:p>
          </table:table-cell>
          <table:table-cell table:formula="of:=CONCATENATE(&quot;Fontawesome.create!(&quot;;[.$B$1];&quot;: '&quot;;TRIM([.$B164]);&quot;', &quot;;[.$C$1];&quot;: '&quot;;TRIM([.$C164]);&quot;', &quot;;[.$D$1];&quot;: '&quot;;TRIM([.$D164]);&quot;', &quot;;[.$E$1];&quot;: '&quot;;TRIM([.$E164]);&quot;')&quot;)" office:value-type="string" office:string-value="Fontawesome.create!(prefijo_nombre_css: 'fas fa-burn: Quemar', icono: 'fas fa-burn', termino: 'caliente, calor, calor, energía, fuego, llama,', codigo_css: '\f46a')" calcext:value-type="string">
            <text:p>Fontawesome.create!(prefijo_nombre_css: 'fas fa-burn: Quemar', icono: 'fas fa-burn', termino: 'caliente, calor, calor, energía, fuego, llama,', codigo_css: '\f46a')</text:p>
          </table:table-cell>
        </table:table-row>
        <table:table-row table:style-name="ro1">
          <table:table-cell/>
          <table:table-cell office:value-type="string" calcext:value-type="string">
            <text:p>fab fa-buromobelexperte: Büromöbel-Experte GmbH &amp; Co. KG. </text:p>
          </table:table-cell>
          <table:table-cell office:value-type="string" calcext:value-type="string">
            <text:p><text:s/>fab fa-buromobelexpert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7f</text:p>
          </table:table-cell>
          <table:table-cell table:formula="of:=CONCATENATE(&quot;Fontawesome.create!(&quot;;[.$B$1];&quot;: '&quot;;TRIM([.$B165]);&quot;', &quot;;[.$C$1];&quot;: '&quot;;TRIM([.$C165]);&quot;', &quot;;[.$D$1];&quot;: '&quot;;TRIM([.$D165]);&quot;', &quot;;[.$E$1];&quot;: '&quot;;TRIM([.$E165]);&quot;')&quot;)" office:value-type="string" office:string-value="Fontawesome.create!(prefijo_nombre_css: 'fab fa-buromobelexperte: Büromöbel-Experte GmbH &amp; Co. KG.', icono: 'fab fa-buromobelexperte', termino: '', codigo_css: '\f37f')" calcext:value-type="string">
            <text:p>Fontawesome.create!(prefijo_nombre_css: 'fab fa-buromobelexperte: Büromöbel-Experte GmbH &amp; Co. KG.', icono: 'fab fa-buromobelexperte', termino: '', codigo_css: '\f37f')</text:p>
          </table:table-cell>
        </table:table-row>
        <table:table-row table:style-name="ro1">
          <table:table-cell/>
          <table:table-cell office:value-type="string" calcext:value-type="string">
            <text:p>fas fa-bus: Autobús </text:p>
          </table:table-cell>
          <table:table-cell office:value-type="string" calcext:value-type="string">
            <text:p><text:s/>fas fa-bus </text:p>
          </table:table-cell>
          <table:table-cell office:value-type="string" calcext:value-type="string">
            <text:p><text:s/>transporte público, transporte, viaje, vehículo, </text:p>
          </table:table-cell>
          <table:table-cell office:value-type="string" calcext:value-type="string">
            <text:p><text:s/>\f207</text:p>
          </table:table-cell>
          <table:table-cell table:formula="of:=CONCATENATE(&quot;Fontawesome.create!(&quot;;[.$B$1];&quot;: '&quot;;TRIM([.$B166]);&quot;', &quot;;[.$C$1];&quot;: '&quot;;TRIM([.$C166]);&quot;', &quot;;[.$D$1];&quot;: '&quot;;TRIM([.$D166]);&quot;', &quot;;[.$E$1];&quot;: '&quot;;TRIM([.$E166]);&quot;')&quot;)" office:value-type="string" office:string-value="Fontawesome.create!(prefijo_nombre_css: 'fas fa-bus: Autobús', icono: 'fas fa-bus', termino: 'transporte público, transporte, viaje, vehículo,', codigo_css: '\f207')" calcext:value-type="string">
            <text:p>Fontawesome.create!(prefijo_nombre_css: 'fas fa-bus: Autobús', icono: 'fas fa-bus', termino: 'transporte público, transporte, viaje, vehículo,', codigo_css: '\f207')</text:p>
          </table:table-cell>
        </table:table-row>
        <table:table-row table:style-name="ro1">
          <table:table-cell/>
          <table:table-cell office:value-type="string" calcext:value-type="string">
            <text:p>fas fa-bus-alt: Autobús Alt </text:p>
          </table:table-cell>
          <table:table-cell office:value-type="string" calcext:value-type="string">
            <text:p><text:s/>fas fa-bus-alt </text:p>
          </table:table-cell>
          <table:table-cell office:value-type="string" calcext:value-type="string">
            <text:p><text:s/>mta, transporte público, transporte, viaje, vehículo, </text:p>
          </table:table-cell>
          <table:table-cell office:value-type="string" calcext:value-type="string">
            <text:p><text:s/>\f55e</text:p>
          </table:table-cell>
          <table:table-cell table:formula="of:=CONCATENATE(&quot;Fontawesome.create!(&quot;;[.$B$1];&quot;: '&quot;;TRIM([.$B167]);&quot;', &quot;;[.$C$1];&quot;: '&quot;;TRIM([.$C167]);&quot;', &quot;;[.$D$1];&quot;: '&quot;;TRIM([.$D167]);&quot;', &quot;;[.$E$1];&quot;: '&quot;;TRIM([.$E167]);&quot;')&quot;)" office:value-type="string" office:string-value="Fontawesome.create!(prefijo_nombre_css: 'fas fa-bus-alt: Autobús Alt', icono: 'fas fa-bus-alt', termino: 'mta, transporte público, transporte, viaje, vehículo,', codigo_css: '\f55e')" calcext:value-type="string">
            <text:p>Fontawesome.create!(prefijo_nombre_css: 'fas fa-bus-alt: Autobús Alt', icono: 'fas fa-bus-alt', termino: 'mta, transporte público, transporte, viaje, vehículo,', codigo_css: '\f55e')</text:p>
          </table:table-cell>
        </table:table-row>
        <table:table-row table:style-name="ro1">
          <table:table-cell/>
          <table:table-cell office:value-type="string" calcext:value-type="string">
            <text:p>fas fa-business-time: Autobúsiness Time </text:p>
          </table:table-cell>
          <table:table-cell office:value-type="string" calcext:value-type="string">
            <text:p><text:s/>fas fa-business-time </text:p>
          </table:table-cell>
          <table:table-cell office:value-type="string" calcext:value-type="string">
            <text:p><text:s/>alarma, calcetines de negocios, maletín, miercoles, reloj, recordatorio, </text:p>
          </table:table-cell>
          <table:table-cell office:value-type="string" calcext:value-type="string">
            <text:p><text:s/>\f64a</text:p>
          </table:table-cell>
          <table:table-cell table:formula="of:=CONCATENATE(&quot;Fontawesome.create!(&quot;;[.$B$1];&quot;: '&quot;;TRIM([.$B168]);&quot;', &quot;;[.$C$1];&quot;: '&quot;;TRIM([.$C168]);&quot;', &quot;;[.$D$1];&quot;: '&quot;;TRIM([.$D168]);&quot;', &quot;;[.$E$1];&quot;: '&quot;;TRIM([.$E168]);&quot;')&quot;)" office:value-type="string" office:string-value="Fontawesome.create!(prefijo_nombre_css: 'fas fa-business-time: Autobúsiness Time', icono: 'fas fa-business-time', termino: 'alarma, calcetines de negocios, maletín, miercoles, reloj, recordatorio,', codigo_css: '\f64a')" calcext:value-type="string">
            <text:p>Fontawesome.create!(prefijo_nombre_css: 'fas fa-business-time: Autobúsiness Time', icono: 'fas fa-business-time', termino: 'alarma, calcetines de negocios, maletín, miercoles, reloj, recordatorio,', codigo_css: '\f64a')</text:p>
          </table:table-cell>
        </table:table-row>
        <table:table-row table:style-name="ro1">
          <table:table-cell/>
          <table:table-cell office:value-type="string" calcext:value-type="string">
            <text:p>fab fa-buy-n-large: Compre n grande </text:p>
          </table:table-cell>
          <table:table-cell office:value-type="string" calcext:value-type="string">
            <text:p><text:s/>fab fa-buy-n-lar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a6</text:p>
          </table:table-cell>
          <table:table-cell table:formula="of:=CONCATENATE(&quot;Fontawesome.create!(&quot;;[.$B$1];&quot;: '&quot;;TRIM([.$B169]);&quot;', &quot;;[.$C$1];&quot;: '&quot;;TRIM([.$C169]);&quot;', &quot;;[.$D$1];&quot;: '&quot;;TRIM([.$D169]);&quot;', &quot;;[.$E$1];&quot;: '&quot;;TRIM([.$E169]);&quot;')&quot;)" office:value-type="string" office:string-value="Fontawesome.create!(prefijo_nombre_css: 'fab fa-buy-n-large: Compre n grande', icono: 'fab fa-buy-n-large', termino: '', codigo_css: '\f8a6')" calcext:value-type="string">
            <text:p>Fontawesome.create!(prefijo_nombre_css: 'fab fa-buy-n-large: Compre n grande', icono: 'fab fa-buy-n-large', termino: '', codigo_css: '\f8a6')</text:p>
          </table:table-cell>
        </table:table-row>
        <table:table-row table:style-name="ro1">
          <table:table-cell/>
          <table:table-cell office:value-type="string" calcext:value-type="string">
            <text:p>fab fa-buysellads: BuySellAnuncios </text:p>
          </table:table-cell>
          <table:table-cell office:value-type="string" calcext:value-type="string">
            <text:p><text:s/>fab fa-buysellad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0d</text:p>
          </table:table-cell>
          <table:table-cell table:formula="of:=CONCATENATE(&quot;Fontawesome.create!(&quot;;[.$B$1];&quot;: '&quot;;TRIM([.$B170]);&quot;', &quot;;[.$C$1];&quot;: '&quot;;TRIM([.$C170]);&quot;', &quot;;[.$D$1];&quot;: '&quot;;TRIM([.$D170]);&quot;', &quot;;[.$E$1];&quot;: '&quot;;TRIM([.$E170]);&quot;')&quot;)" office:value-type="string" office:string-value="Fontawesome.create!(prefijo_nombre_css: 'fab fa-buysellads: BuySellAnuncios', icono: 'fab fa-buysellads', termino: '', codigo_css: '\f20d')" calcext:value-type="string">
            <text:p>Fontawesome.create!(prefijo_nombre_css: 'fab fa-buysellads: BuySellAnuncios', icono: 'fab fa-buysellads', termino: '', codigo_css: '\f20d')</text:p>
          </table:table-cell>
        </table:table-row>
        <table:table-row table:style-name="ro1">
          <table:table-cell/>
          <table:table-cell office:value-type="string" calcext:value-type="string">
            <text:p>fas fa-calculator: Calculadora </text:p>
          </table:table-cell>
          <table:table-cell office:value-type="string" calcext:value-type="string">
            <text:p><text:s/>fas fa-calculator </text:p>
          </table:table-cell>
          <table:table-cell office:value-type="string" calcext:value-type="string">
            <text:p><text:s/>ábaco, suma, aritmética, contar, matemáticas, multiplicación, resta, </text:p>
          </table:table-cell>
          <table:table-cell office:value-type="string" calcext:value-type="string">
            <text:p><text:s/>\f1ec</text:p>
          </table:table-cell>
          <table:table-cell table:formula="of:=CONCATENATE(&quot;Fontawesome.create!(&quot;;[.$B$1];&quot;: '&quot;;TRIM([.$B171]);&quot;', &quot;;[.$C$1];&quot;: '&quot;;TRIM([.$C171]);&quot;', &quot;;[.$D$1];&quot;: '&quot;;TRIM([.$D171]);&quot;', &quot;;[.$E$1];&quot;: '&quot;;TRIM([.$E171]);&quot;')&quot;)" office:value-type="string" office:string-value="Fontawesome.create!(prefijo_nombre_css: 'fas fa-calculator: Calculadora', icono: 'fas fa-calculator', termino: 'ábaco, suma, aritmética, contar, matemáticas, multiplicación, resta,', codigo_css: '\f1ec')" calcext:value-type="string">
            <text:p>Fontawesome.create!(prefijo_nombre_css: 'fas fa-calculator: Calculadora', icono: 'fas fa-calculator', termino: 'ábaco, suma, aritmética, contar, matemáticas, multiplicación, resta,', codigo_css: '\f1ec')</text:p>
          </table:table-cell>
        </table:table-row>
        <table:table-row table:style-name="ro1">
          <table:table-cell/>
          <table:table-cell office:value-type="string" calcext:value-type="string">
            <text:p>fas fa-calendar: Calendario </text:p>
          </table:table-cell>
          <table:table-cell office:value-type="string" calcext:value-type="string">
            <text:p><text:s/>fas fa-calendar </text:p>
          </table:table-cell>
          <table:table-cell office:value-type="string" calcext:value-type="string">
            <text:p><text:s/>calendario-o, fecha, evento, horario, hora, cuando, </text:p>
          </table:table-cell>
          <table:table-cell office:value-type="string" calcext:value-type="string">
            <text:p><text:s/>\f133</text:p>
          </table:table-cell>
          <table:table-cell table:formula="of:=CONCATENATE(&quot;Fontawesome.create!(&quot;;[.$B$1];&quot;: '&quot;;TRIM([.$B172]);&quot;', &quot;;[.$C$1];&quot;: '&quot;;TRIM([.$C172]);&quot;', &quot;;[.$D$1];&quot;: '&quot;;TRIM([.$D172]);&quot;', &quot;;[.$E$1];&quot;: '&quot;;TRIM([.$E172]);&quot;')&quot;)" office:value-type="string" office:string-value="Fontawesome.create!(prefijo_nombre_css: 'fas fa-calendar: Calendario', icono: 'fas fa-calendar', termino: 'calendario-o, fecha, evento, horario, hora, cuando,', codigo_css: '\f133')" calcext:value-type="string">
            <text:p>Fontawesome.create!(prefijo_nombre_css: 'fas fa-calendar: Calendario', icono: 'fas fa-calendar', termino: 'calendario-o, fecha, evento, horario, hora, cuando,', codigo_css: '\f133')</text:p>
          </table:table-cell>
        </table:table-row>
        <table:table-row table:style-name="ro1">
          <table:table-cell/>
          <table:table-cell office:value-type="string" calcext:value-type="string">
            <text:p>fas fa-calendar-alt: Calendario alternativoio </text:p>
          </table:table-cell>
          <table:table-cell office:value-type="string" calcext:value-type="string">
            <text:p><text:s/>fas fa-calendar-alt </text:p>
          </table:table-cell>
          <table:table-cell office:value-type="string" calcext:value-type="string">
            <text:p><text:s/>calendario, fecha, evento, horario, hora, cuando, </text:p>
          </table:table-cell>
          <table:table-cell office:value-type="string" calcext:value-type="string">
            <text:p><text:s/>\f073</text:p>
          </table:table-cell>
          <table:table-cell table:formula="of:=CONCATENATE(&quot;Fontawesome.create!(&quot;;[.$B$1];&quot;: '&quot;;TRIM([.$B173]);&quot;', &quot;;[.$C$1];&quot;: '&quot;;TRIM([.$C173]);&quot;', &quot;;[.$D$1];&quot;: '&quot;;TRIM([.$D173]);&quot;', &quot;;[.$E$1];&quot;: '&quot;;TRIM([.$E173]);&quot;')&quot;)" office:value-type="string" office:string-value="Fontawesome.create!(prefijo_nombre_css: 'fas fa-calendar-alt: Calendario alternativoio', icono: 'fas fa-calendar-alt', termino: 'calendario, fecha, evento, horario, hora, cuando,', codigo_css: '\f073')" calcext:value-type="string">
            <text:p>Fontawesome.create!(prefijo_nombre_css: 'fas fa-calendar-alt: Calendario alternativoio', icono: 'fas fa-calendar-alt', termino: 'calendario, fecha, evento, horario, hora, cuando,', codigo_css: '\f073')</text:p>
          </table:table-cell>
        </table:table-row>
        <table:table-row table:style-name="ro1">
          <table:table-cell/>
          <table:table-cell office:value-type="string" calcext:value-type="string">
            <text:p>fas fa-calendar-check: Calendario Cheque </text:p>
          </table:table-cell>
          <table:table-cell office:value-type="string" calcext:value-type="string">
            <text:p><text:s/>fas fa-calendar-check </text:p>
          </table:table-cell>
          <table:table-cell office:value-type="string" calcext:value-type="string">
            <text:p><text:s/>aceptar, estar de acuerdo, cita, confirmar, corregir, fecha, hecho, evento, de acuerdo, programar, seleccionar, éxito, marcar, hora, todo, cuando, completar </text:p>
          </table:table-cell>
          <table:table-cell office:value-type="string" calcext:value-type="string">
            <text:p><text:s/>\f274</text:p>
          </table:table-cell>
          <table:table-cell table:formula="of:=CONCATENATE(&quot;Fontawesome.create!(&quot;;[.$B$1];&quot;: '&quot;;TRIM([.$B174]);&quot;', &quot;;[.$C$1];&quot;: '&quot;;TRIM([.$C174]);&quot;', &quot;;[.$D$1];&quot;: '&quot;;TRIM([.$D174]);&quot;', &quot;;[.$E$1];&quot;: '&quot;;TRIM([.$E174]);&quot;')&quot;)" office:value-type="string" office:string-value="Fontawesome.create!(prefijo_nombre_css: 'fas fa-calendar-check: Calendario Cheque', icono: 'fas fa-calendar-check', termino: 'aceptar, estar de acuerdo, cita, confirmar, corregir, fecha, hecho, evento, de acuerdo, programar, seleccionar, éxito, marcar, hora, todo, cuando, completar', codigo_css: '\f274')" calcext:value-type="string">
            <text:p>Fontawesome.create!(prefijo_nombre_css: 'fas fa-calendar-check: Calendario Cheque', icono: 'fas fa-calendar-check', termino: 'aceptar, estar de acuerdo, cita, confirmar, corregir, fecha, hecho, evento, de acuerdo, programar, seleccionar, éxito, marcar, hora, todo, cuando, completar', codigo_css: '\f274')</text:p>
          </table:table-cell>
        </table:table-row>
        <table:table-row table:style-name="ro1">
          <table:table-cell/>
          <table:table-cell office:value-type="string" calcext:value-type="string">
            <text:p>fas fa-calendar-day: Calendario with Day Focus </text:p>
          </table:table-cell>
          <table:table-cell office:value-type="string" calcext:value-type="string">
            <text:p><text:s/>fas fa-calendar-day </text:p>
          </table:table-cell>
          <table:table-cell office:value-type="string" calcext:value-type="string">
            <text:p><text:s/>fecha, detalle, evento, enfoque, horario, solo día, hora, hoy, cuando, </text:p>
          </table:table-cell>
          <table:table-cell office:value-type="string" calcext:value-type="string">
            <text:p><text:s/>\f783</text:p>
          </table:table-cell>
          <table:table-cell table:formula="of:=CONCATENATE(&quot;Fontawesome.create!(&quot;;[.$B$1];&quot;: '&quot;;TRIM([.$B175]);&quot;', &quot;;[.$C$1];&quot;: '&quot;;TRIM([.$C175]);&quot;', &quot;;[.$D$1];&quot;: '&quot;;TRIM([.$D175]);&quot;', &quot;;[.$E$1];&quot;: '&quot;;TRIM([.$E175]);&quot;')&quot;)" office:value-type="string" office:string-value="Fontawesome.create!(prefijo_nombre_css: 'fas fa-calendar-day: Calendario with Day Focus', icono: 'fas fa-calendar-day', termino: 'fecha, detalle, evento, enfoque, horario, solo día, hora, hoy, cuando,', codigo_css: '\f783')" calcext:value-type="string">
            <text:p>Fontawesome.create!(prefijo_nombre_css: 'fas fa-calendar-day: Calendario with Day Focus', icono: 'fas fa-calendar-day', termino: 'fecha, detalle, evento, enfoque, horario, solo día, hora, hoy, cuando,', codigo_css: '\f783')</text:p>
          </table:table-cell>
        </table:table-row>
        <table:table-row table:style-name="ro1">
          <table:table-cell/>
          <table:table-cell office:value-type="string" calcext:value-type="string">
            <text:p>fas fa-calendar-minus: Calendario Minus </text:p>
          </table:table-cell>
          <table:table-cell office:value-type="string" calcext:value-type="string">
            <text:p><text:s/>fas fa-calendar-minus </text:p>
          </table:table-cell>
          <table:table-cell office:value-type="string" calcext:value-type="string">
            <text:p><text:s/>calendario, eliminar, evento, fecha, horario, horario, negativo, </text:p>
          </table:table-cell>
          <table:table-cell office:value-type="string" calcext:value-type="string">
            <text:p><text:s/>\f272</text:p>
          </table:table-cell>
          <table:table-cell table:formula="of:=CONCATENATE(&quot;Fontawesome.create!(&quot;;[.$B$1];&quot;: '&quot;;TRIM([.$B176]);&quot;', &quot;;[.$C$1];&quot;: '&quot;;TRIM([.$C176]);&quot;', &quot;;[.$D$1];&quot;: '&quot;;TRIM([.$D176]);&quot;', &quot;;[.$E$1];&quot;: '&quot;;TRIM([.$E176]);&quot;')&quot;)" office:value-type="string" office:string-value="Fontawesome.create!(prefijo_nombre_css: 'fas fa-calendar-minus: Calendario Minus', icono: 'fas fa-calendar-minus', termino: 'calendario, eliminar, evento, fecha, horario, horario, negativo,', codigo_css: '\f272')" calcext:value-type="string">
            <text:p>Fontawesome.create!(prefijo_nombre_css: 'fas fa-calendar-minus: Calendario Minus', icono: 'fas fa-calendar-minus', termino: 'calendario, eliminar, evento, fecha, horario, horario, negativo,', codigo_css: '\f272')</text:p>
          </table:table-cell>
        </table:table-row>
        <table:table-row table:style-name="ro1">
          <table:table-cell/>
          <table:table-cell office:value-type="string" calcext:value-type="string">
            <text:p>fas fa-calendar-plus: Calendario Plus </text:p>
          </table:table-cell>
          <table:table-cell office:value-type="string" calcext:value-type="string">
            <text:p><text:s/>fas fa-calendar-plus </text:p>
          </table:table-cell>
          <table:table-cell office:value-type="string" calcext:value-type="string">
            <text:p><text:s/>agregar, calendario, crear, fecha, evento, nuevo, positivo, horario, tiempo, cuando, </text:p>
          </table:table-cell>
          <table:table-cell office:value-type="string" calcext:value-type="string">
            <text:p><text:s/>\f271</text:p>
          </table:table-cell>
          <table:table-cell table:formula="of:=CONCATENATE(&quot;Fontawesome.create!(&quot;;[.$B$1];&quot;: '&quot;;TRIM([.$B177]);&quot;', &quot;;[.$C$1];&quot;: '&quot;;TRIM([.$C177]);&quot;', &quot;;[.$D$1];&quot;: '&quot;;TRIM([.$D177]);&quot;', &quot;;[.$E$1];&quot;: '&quot;;TRIM([.$E177]);&quot;')&quot;)" office:value-type="string" office:string-value="Fontawesome.create!(prefijo_nombre_css: 'fas fa-calendar-plus: Calendario Plus', icono: 'fas fa-calendar-plus', termino: 'agregar, calendario, crear, fecha, evento, nuevo, positivo, horario, tiempo, cuando,', codigo_css: '\f271')" calcext:value-type="string">
            <text:p>Fontawesome.create!(prefijo_nombre_css: 'fas fa-calendar-plus: Calendario Plus', icono: 'fas fa-calendar-plus', termino: 'agregar, calendario, crear, fecha, evento, nuevo, positivo, horario, tiempo, cuando,', codigo_css: '\f271')</text:p>
          </table:table-cell>
        </table:table-row>
        <table:table-row table:style-name="ro1">
          <table:table-cell/>
          <table:table-cell office:value-type="string" calcext:value-type="string">
            <text:p>fas fa-calendar-times: Calendario Times </text:p>
          </table:table-cell>
          <table:table-cell office:value-type="string" calcext:value-type="string">
            <text:p><text:s/>fas fa-calendar-times </text:p>
          </table:table-cell>
          <table:table-cell office:value-type="string" calcext:value-type="string">
            <text:p><text:s/>archivo, calendario, fecha, eliminar, evento, eliminar, programar, hora, cuando, x, multiplicar </text:p>
          </table:table-cell>
          <table:table-cell office:value-type="string" calcext:value-type="string">
            <text:p><text:s/>\f273</text:p>
          </table:table-cell>
          <table:table-cell table:formula="of:=CONCATENATE(&quot;Fontawesome.create!(&quot;;[.$B$1];&quot;: '&quot;;TRIM([.$B178]);&quot;', &quot;;[.$C$1];&quot;: '&quot;;TRIM([.$C178]);&quot;', &quot;;[.$D$1];&quot;: '&quot;;TRIM([.$D178]);&quot;', &quot;;[.$E$1];&quot;: '&quot;;TRIM([.$E178]);&quot;')&quot;)" office:value-type="string" office:string-value="Fontawesome.create!(prefijo_nombre_css: 'fas fa-calendar-times: Calendario Times', icono: 'fas fa-calendar-times', termino: 'archivo, calendario, fecha, eliminar, evento, eliminar, programar, hora, cuando, x, multiplicar', codigo_css: '\f273')" calcext:value-type="string">
            <text:p>Fontawesome.create!(prefijo_nombre_css: 'fas fa-calendar-times: Calendario Times', icono: 'fas fa-calendar-times', termino: 'archivo, calendario, fecha, eliminar, evento, eliminar, programar, hora, cuando, x, multiplicar', codigo_css: '\f273')</text:p>
          </table:table-cell>
        </table:table-row>
        <table:table-row table:style-name="ro1">
          <table:table-cell/>
          <table:table-cell office:value-type="string" calcext:value-type="string">
            <text:p>fas fa-calendar-week: Calendario with Week Focus </text:p>
          </table:table-cell>
          <table:table-cell office:value-type="string" calcext:value-type="string">
            <text:p><text:s/>fas fa-calendar-week </text:p>
          </table:table-cell>
          <table:table-cell office:value-type="string" calcext:value-type="string">
            <text:p><text:s/>fecha, detalle, evento, enfoque, horario, semana única, tiempo, hoy, cuando, </text:p>
          </table:table-cell>
          <table:table-cell office:value-type="string" calcext:value-type="string">
            <text:p><text:s/>\f784</text:p>
          </table:table-cell>
          <table:table-cell table:formula="of:=CONCATENATE(&quot;Fontawesome.create!(&quot;;[.$B$1];&quot;: '&quot;;TRIM([.$B179]);&quot;', &quot;;[.$C$1];&quot;: '&quot;;TRIM([.$C179]);&quot;', &quot;;[.$D$1];&quot;: '&quot;;TRIM([.$D179]);&quot;', &quot;;[.$E$1];&quot;: '&quot;;TRIM([.$E179]);&quot;')&quot;)" office:value-type="string" office:string-value="Fontawesome.create!(prefijo_nombre_css: 'fas fa-calendar-week: Calendario with Week Focus', icono: 'fas fa-calendar-week', termino: 'fecha, detalle, evento, enfoque, horario, semana única, tiempo, hoy, cuando,', codigo_css: '\f784')" calcext:value-type="string">
            <text:p>Fontawesome.create!(prefijo_nombre_css: 'fas fa-calendar-week: Calendario with Week Focus', icono: 'fas fa-calendar-week', termino: 'fecha, detalle, evento, enfoque, horario, semana única, tiempo, hoy, cuando,', codigo_css: '\f784')</text:p>
          </table:table-cell>
        </table:table-row>
        <table:table-row table:style-name="ro1">
          <table:table-cell/>
          <table:table-cell office:value-type="string" calcext:value-type="string">
            <text:p>fas fa-camera: cámara </text:p>
          </table:table-cell>
          <table:table-cell office:value-type="string" calcext:value-type="string">
            <text:p><text:s/>fas fa-camera </text:p>
          </table:table-cell>
          <table:table-cell office:value-type="string" calcext:value-type="string">
            <text:p><text:s/>imagen, lente, foto, cuadro, grabar, obturador, vídeo, </text:p>
          </table:table-cell>
          <table:table-cell office:value-type="string" calcext:value-type="string">
            <text:p><text:s/>\f030</text:p>
          </table:table-cell>
          <table:table-cell table:formula="of:=CONCATENATE(&quot;Fontawesome.create!(&quot;;[.$B$1];&quot;: '&quot;;TRIM([.$B180]);&quot;', &quot;;[.$C$1];&quot;: '&quot;;TRIM([.$C180]);&quot;', &quot;;[.$D$1];&quot;: '&quot;;TRIM([.$D180]);&quot;', &quot;;[.$E$1];&quot;: '&quot;;TRIM([.$E180]);&quot;')&quot;)" office:value-type="string" office:string-value="Fontawesome.create!(prefijo_nombre_css: 'fas fa-camera: cámara', icono: 'fas fa-camera', termino: 'imagen, lente, foto, cuadro, grabar, obturador, vídeo,', codigo_css: '\f030')" calcext:value-type="string">
            <text:p>Fontawesome.create!(prefijo_nombre_css: 'fas fa-camera: cámara', icono: 'fas fa-camera', termino: 'imagen, lente, foto, cuadro, grabar, obturador, vídeo,', codigo_css: '\f030')</text:p>
          </table:table-cell>
        </table:table-row>
        <table:table-row table:style-name="ro1">
          <table:table-cell/>
          <table:table-cell office:value-type="string" calcext:value-type="string">
            <text:p>fas fa-camera-retro: Cámara retro </text:p>
          </table:table-cell>
          <table:table-cell office:value-type="string" calcext:value-type="string">
            <text:p><text:s/>fas fa-camera-retro </text:p>
          </table:table-cell>
          <table:table-cell office:value-type="string" calcext:value-type="string">
            <text:p><text:s/>imagen, lente, foto, cuadro, grabar, obturador, vídeo, </text:p>
          </table:table-cell>
          <table:table-cell office:value-type="string" calcext:value-type="string">
            <text:p><text:s/>\f083</text:p>
          </table:table-cell>
          <table:table-cell table:formula="of:=CONCATENATE(&quot;Fontawesome.create!(&quot;;[.$B$1];&quot;: '&quot;;TRIM([.$B181]);&quot;', &quot;;[.$C$1];&quot;: '&quot;;TRIM([.$C181]);&quot;', &quot;;[.$D$1];&quot;: '&quot;;TRIM([.$D181]);&quot;', &quot;;[.$E$1];&quot;: '&quot;;TRIM([.$E181]);&quot;')&quot;)" office:value-type="string" office:string-value="Fontawesome.create!(prefijo_nombre_css: 'fas fa-camera-retro: Cámara retro', icono: 'fas fa-camera-retro', termino: 'imagen, lente, foto, cuadro, grabar, obturador, vídeo,', codigo_css: '\f083')" calcext:value-type="string">
            <text:p>Fontawesome.create!(prefijo_nombre_css: 'fas fa-camera-retro: Cámara retro', icono: 'fas fa-camera-retro', termino: 'imagen, lente, foto, cuadro, grabar, obturador, vídeo,', codigo_css: '\f083')</text:p>
          </table:table-cell>
        </table:table-row>
        <table:table-row table:style-name="ro1">
          <table:table-cell/>
          <table:table-cell office:value-type="string" calcext:value-type="string">
            <text:p>fas fa-campground: Terreno de camping </text:p>
          </table:table-cell>
          <table:table-cell office:value-type="string" calcext:value-type="string">
            <text:p><text:s/>fas fa-campground </text:p>
          </table:table-cell>
          <table:table-cell office:value-type="string" calcext:value-type="string">
            <text:p><text:s/>cámping, el aire libre, tipi, tienda de campaña, tipi, </text:p>
          </table:table-cell>
          <table:table-cell office:value-type="string" calcext:value-type="string">
            <text:p><text:s/>\f6bb</text:p>
          </table:table-cell>
          <table:table-cell table:formula="of:=CONCATENATE(&quot;Fontawesome.create!(&quot;;[.$B$1];&quot;: '&quot;;TRIM([.$B182]);&quot;', &quot;;[.$C$1];&quot;: '&quot;;TRIM([.$C182]);&quot;', &quot;;[.$D$1];&quot;: '&quot;;TRIM([.$D182]);&quot;', &quot;;[.$E$1];&quot;: '&quot;;TRIM([.$E182]);&quot;')&quot;)" office:value-type="string" office:string-value="Fontawesome.create!(prefijo_nombre_css: 'fas fa-campground: Terreno de camping', icono: 'fas fa-campground', termino: 'cámping, el aire libre, tipi, tienda de campaña, tipi,', codigo_css: '\f6bb')" calcext:value-type="string">
            <text:p>Fontawesome.create!(prefijo_nombre_css: 'fas fa-campground: Terreno de camping', icono: 'fas fa-campground', termino: 'cámping, el aire libre, tipi, tienda de campaña, tipi,', codigo_css: '\f6bb')</text:p>
          </table:table-cell>
        </table:table-row>
        <table:table-row table:style-name="ro1">
          <table:table-cell/>
          <table:table-cell office:value-type="string" calcext:value-type="string">
            <text:p>fab fa-canadian-maple-leaf: Hoja de arce canadiense </text:p>
          </table:table-cell>
          <table:table-cell office:value-type="string" calcext:value-type="string">
            <text:p><text:s/>fab fa-canadian-maple-leaf </text:p>
          </table:table-cell>
          <table:table-cell office:value-type="string" calcext:value-type="string">
            <text:p><text:s/>bandera, canadá, flora, naturaleza, planta, </text:p>
          </table:table-cell>
          <table:table-cell office:value-type="string" calcext:value-type="string">
            <text:p><text:s/>\f785</text:p>
          </table:table-cell>
          <table:table-cell table:formula="of:=CONCATENATE(&quot;Fontawesome.create!(&quot;;[.$B$1];&quot;: '&quot;;TRIM([.$B183]);&quot;', &quot;;[.$C$1];&quot;: '&quot;;TRIM([.$C183]);&quot;', &quot;;[.$D$1];&quot;: '&quot;;TRIM([.$D183]);&quot;', &quot;;[.$E$1];&quot;: '&quot;;TRIM([.$E183]);&quot;')&quot;)" office:value-type="string" office:string-value="Fontawesome.create!(prefijo_nombre_css: 'fab fa-canadian-maple-leaf: Hoja de arce canadiense', icono: 'fab fa-canadian-maple-leaf', termino: 'bandera, canadá, flora, naturaleza, planta,', codigo_css: '\f785')" calcext:value-type="string">
            <text:p>Fontawesome.create!(prefijo_nombre_css: 'fab fa-canadian-maple-leaf: Hoja de arce canadiense', icono: 'fab fa-canadian-maple-leaf', termino: 'bandera, canadá, flora, naturaleza, planta,', codigo_css: '\f785')</text:p>
          </table:table-cell>
        </table:table-row>
        <table:table-row table:style-name="ro1">
          <table:table-cell/>
          <table:table-cell office:value-type="string" calcext:value-type="string">
            <text:p>fas fa-candy-cane: Bastón de caramelo </text:p>
          </table:table-cell>
          <table:table-cell office:value-type="string" calcext:value-type="string">
            <text:p><text:s/>fas fa-candy-cane </text:p>
          </table:table-cell>
          <table:table-cell office:value-type="string" calcext:value-type="string">
            <text:p><text:s/>a rayas, caramelo, dia de fiesta, hierbabuena, menta, navidad, </text:p>
          </table:table-cell>
          <table:table-cell office:value-type="string" calcext:value-type="string">
            <text:p><text:s/>\f786</text:p>
          </table:table-cell>
          <table:table-cell table:formula="of:=CONCATENATE(&quot;Fontawesome.create!(&quot;;[.$B$1];&quot;: '&quot;;TRIM([.$B184]);&quot;', &quot;;[.$C$1];&quot;: '&quot;;TRIM([.$C184]);&quot;', &quot;;[.$D$1];&quot;: '&quot;;TRIM([.$D184]);&quot;', &quot;;[.$E$1];&quot;: '&quot;;TRIM([.$E184]);&quot;')&quot;)" office:value-type="string" office:string-value="Fontawesome.create!(prefijo_nombre_css: 'fas fa-candy-cane: Bastón de caramelo', icono: 'fas fa-candy-cane', termino: 'a rayas, caramelo, dia de fiesta, hierbabuena, menta, navidad,', codigo_css: '\f786')" calcext:value-type="string">
            <text:p>Fontawesome.create!(prefijo_nombre_css: 'fas fa-candy-cane: Bastón de caramelo', icono: 'fas fa-candy-cane', termino: 'a rayas, caramelo, dia de fiesta, hierbabuena, menta, navidad,', codigo_css: '\f786')</text:p>
          </table:table-cell>
        </table:table-row>
        <table:table-row table:style-name="ro1">
          <table:table-cell/>
          <table:table-cell office:value-type="string" calcext:value-type="string">
            <text:p>fas fa-cannabis: Canabis </text:p>
          </table:table-cell>
          <table:table-cell office:value-type="string" calcext:value-type="string">
            <text:p><text:s/>fas fa-cannabis </text:p>
          </table:table-cell>
          <table:table-cell office:value-type="string" calcext:value-type="string">
            <text:p><text:s/>brote, crónico, drogas, endica, endo, ganja, marihuana, mary jane, bote, reefer, sativa, spliff, weed, whacky-tabacky, </text:p>
          </table:table-cell>
          <table:table-cell office:value-type="string" calcext:value-type="string">
            <text:p><text:s/>\f55f</text:p>
          </table:table-cell>
          <table:table-cell table:formula="of:=CONCATENATE(&quot;Fontawesome.create!(&quot;;[.$B$1];&quot;: '&quot;;TRIM([.$B185]);&quot;', &quot;;[.$C$1];&quot;: '&quot;;TRIM([.$C185]);&quot;', &quot;;[.$D$1];&quot;: '&quot;;TRIM([.$D185]);&quot;', &quot;;[.$E$1];&quot;: '&quot;;TRIM([.$E185]);&quot;')&quot;)" office:value-type="string" office:string-value="Fontawesome.create!(prefijo_nombre_css: 'fas fa-cannabis: Canabis', icono: 'fas fa-cannabis', termino: 'brote, crónico, drogas, endica, endo, ganja, marihuana, mary jane, bote, reefer, sativa, spliff, weed, whacky-tabacky,', codigo_css: '\f55f')" calcext:value-type="string">
            <text:p>Fontawesome.create!(prefijo_nombre_css: 'fas fa-cannabis: Canabis', icono: 'fas fa-cannabis', termino: 'brote, crónico, drogas, endica, endo, ganja, marihuana, mary jane, bote, reefer, sativa, spliff, weed, whacky-tabacky,', codigo_css: '\f55f')</text:p>
          </table:table-cell>
        </table:table-row>
        <table:table-row table:style-name="ro1">
          <table:table-cell/>
          <table:table-cell office:value-type="string" calcext:value-type="string">
            <text:p>fas fa-capsules: Cápsulas </text:p>
          </table:table-cell>
          <table:table-cell office:value-type="string" calcext:value-type="string">
            <text:p><text:s/>fas fa-capsules </text:p>
          </table:table-cell>
          <table:table-cell office:value-type="string" calcext:value-type="string">
            <text:p><text:s/>drogas, medicina, pastillas, prescripción, </text:p>
          </table:table-cell>
          <table:table-cell office:value-type="string" calcext:value-type="string">
            <text:p><text:s/>\f46b</text:p>
          </table:table-cell>
          <table:table-cell table:formula="of:=CONCATENATE(&quot;Fontawesome.create!(&quot;;[.$B$1];&quot;: '&quot;;TRIM([.$B186]);&quot;', &quot;;[.$C$1];&quot;: '&quot;;TRIM([.$C186]);&quot;', &quot;;[.$D$1];&quot;: '&quot;;TRIM([.$D186]);&quot;', &quot;;[.$E$1];&quot;: '&quot;;TRIM([.$E186]);&quot;')&quot;)" office:value-type="string" office:string-value="Fontawesome.create!(prefijo_nombre_css: 'fas fa-capsules: Cápsulas', icono: 'fas fa-capsules', termino: 'drogas, medicina, pastillas, prescripción,', codigo_css: '\f46b')" calcext:value-type="string">
            <text:p>Fontawesome.create!(prefijo_nombre_css: 'fas fa-capsules: Cápsulas', icono: 'fas fa-capsules', termino: 'drogas, medicina, pastillas, prescripción,', codigo_css: '\f46b')</text:p>
          </table:table-cell>
        </table:table-row>
        <table:table-row table:style-name="ro1">
          <table:table-cell/>
          <table:table-cell office:value-type="string" calcext:value-type="string">
            <text:p>fas fa-car: Coche </text:p>
          </table:table-cell>
          <table:table-cell office:value-type="string" calcext:value-type="string">
            <text:p><text:s/>fas fa-car </text:p>
          </table:table-cell>
          <table:table-cell office:value-type="string" calcext:value-type="string">
            <text:p><text:s/>Auto, automóvil, sedán, transporte, viaje, vehículo, </text:p>
          </table:table-cell>
          <table:table-cell office:value-type="string" calcext:value-type="string">
            <text:p><text:s/>\f1b9</text:p>
          </table:table-cell>
          <table:table-cell table:formula="of:=CONCATENATE(&quot;Fontawesome.create!(&quot;;[.$B$1];&quot;: '&quot;;TRIM([.$B187]);&quot;', &quot;;[.$C$1];&quot;: '&quot;;TRIM([.$C187]);&quot;', &quot;;[.$D$1];&quot;: '&quot;;TRIM([.$D187]);&quot;', &quot;;[.$E$1];&quot;: '&quot;;TRIM([.$E187]);&quot;')&quot;)" office:value-type="string" office:string-value="Fontawesome.create!(prefijo_nombre_css: 'fas fa-car: Coche', icono: 'fas fa-car', termino: 'Auto, automóvil, sedán, transporte, viaje, vehículo,', codigo_css: '\f1b9')" calcext:value-type="string">
            <text:p>Fontawesome.create!(prefijo_nombre_css: 'fas fa-car: Coche', icono: 'fas fa-car', termino: 'Auto, automóvil, sedán, transporte, viaje, vehículo,', codigo_css: '\f1b9')</text:p>
          </table:table-cell>
        </table:table-row>
        <table:table-row table:style-name="ro1">
          <table:table-cell/>
          <table:table-cell office:value-type="string" calcext:value-type="string">
            <text:p>fas fa-car-alt: Alternate Coche </text:p>
          </table:table-cell>
          <table:table-cell office:value-type="string" calcext:value-type="string">
            <text:p><text:s/>fas fa-car-alt </text:p>
          </table:table-cell>
          <table:table-cell office:value-type="string" calcext:value-type="string">
            <text:p><text:s/>Auto, automóvil, sedán, transporte, viaje, vehículo, </text:p>
          </table:table-cell>
          <table:table-cell office:value-type="string" calcext:value-type="string">
            <text:p><text:s/>\f5de</text:p>
          </table:table-cell>
          <table:table-cell table:formula="of:=CONCATENATE(&quot;Fontawesome.create!(&quot;;[.$B$1];&quot;: '&quot;;TRIM([.$B188]);&quot;', &quot;;[.$C$1];&quot;: '&quot;;TRIM([.$C188]);&quot;', &quot;;[.$D$1];&quot;: '&quot;;TRIM([.$D188]);&quot;', &quot;;[.$E$1];&quot;: '&quot;;TRIM([.$E188]);&quot;')&quot;)" office:value-type="string" office:string-value="Fontawesome.create!(prefijo_nombre_css: 'fas fa-car-alt: Alternate Coche', icono: 'fas fa-car-alt', termino: 'Auto, automóvil, sedán, transporte, viaje, vehículo,', codigo_css: '\f5de')" calcext:value-type="string">
            <text:p>Fontawesome.create!(prefijo_nombre_css: 'fas fa-car-alt: Alternate Coche', icono: 'fas fa-car-alt', termino: 'Auto, automóvil, sedán, transporte, viaje, vehículo,', codigo_css: '\f5de')</text:p>
          </table:table-cell>
        </table:table-row>
        <table:table-row table:style-name="ro1">
          <table:table-cell/>
          <table:table-cell office:value-type="string" calcext:value-type="string">
            <text:p>fas fa-car-battery: Coche Battery </text:p>
          </table:table-cell>
          <table:table-cell office:value-type="string" calcext:value-type="string">
            <text:p><text:s/>fas fa-car-battery </text:p>
          </table:table-cell>
          <table:table-cell office:value-type="string" calcext:value-type="string">
            <text:p><text:s/>auto, eléctrico, mecánico, potencia, </text:p>
          </table:table-cell>
          <table:table-cell office:value-type="string" calcext:value-type="string">
            <text:p><text:s/>\f5df</text:p>
          </table:table-cell>
          <table:table-cell table:formula="of:=CONCATENATE(&quot;Fontawesome.create!(&quot;;[.$B$1];&quot;: '&quot;;TRIM([.$B189]);&quot;', &quot;;[.$C$1];&quot;: '&quot;;TRIM([.$C189]);&quot;', &quot;;[.$D$1];&quot;: '&quot;;TRIM([.$D189]);&quot;', &quot;;[.$E$1];&quot;: '&quot;;TRIM([.$E189]);&quot;')&quot;)" office:value-type="string" office:string-value="Fontawesome.create!(prefijo_nombre_css: 'fas fa-car-battery: Coche Battery', icono: 'fas fa-car-battery', termino: 'auto, eléctrico, mecánico, potencia,', codigo_css: '\f5df')" calcext:value-type="string">
            <text:p>Fontawesome.create!(prefijo_nombre_css: 'fas fa-car-battery: Coche Battery', icono: 'fas fa-car-battery', termino: 'auto, eléctrico, mecánico, potencia,', codigo_css: '\f5df')</text:p>
          </table:table-cell>
        </table:table-row>
        <table:table-row table:style-name="ro1">
          <table:table-cell/>
          <table:table-cell office:value-type="string" calcext:value-type="string">
            <text:p>fas fa-car-crash: Coche Crash </text:p>
          </table:table-cell>
          <table:table-cell office:value-type="string" calcext:value-type="string">
            <text:p><text:s/>fas fa-car-crash </text:p>
          </table:table-cell>
          <table:table-cell office:value-type="string" calcext:value-type="string">
            <text:p><text:s/>accidente, auto, automóvil, seguro, sedán, transporte, vehículo, </text:p>
          </table:table-cell>
          <table:table-cell office:value-type="string" calcext:value-type="string">
            <text:p><text:s/>\f5e1</text:p>
          </table:table-cell>
          <table:table-cell table:formula="of:=CONCATENATE(&quot;Fontawesome.create!(&quot;;[.$B$1];&quot;: '&quot;;TRIM([.$B190]);&quot;', &quot;;[.$C$1];&quot;: '&quot;;TRIM([.$C190]);&quot;', &quot;;[.$D$1];&quot;: '&quot;;TRIM([.$D190]);&quot;', &quot;;[.$E$1];&quot;: '&quot;;TRIM([.$E190]);&quot;')&quot;)" office:value-type="string" office:string-value="Fontawesome.create!(prefijo_nombre_css: 'fas fa-car-crash: Coche Crash', icono: 'fas fa-car-crash', termino: 'accidente, auto, automóvil, seguro, sedán, transporte, vehículo,', codigo_css: '\f5e1')" calcext:value-type="string">
            <text:p>Fontawesome.create!(prefijo_nombre_css: 'fas fa-car-crash: Coche Crash', icono: 'fas fa-car-crash', termino: 'accidente, auto, automóvil, seguro, sedán, transporte, vehículo,', codigo_css: '\f5e1')</text:p>
          </table:table-cell>
        </table:table-row>
        <table:table-row table:style-name="ro1">
          <table:table-cell/>
          <table:table-cell office:value-type="string" calcext:value-type="string">
            <text:p>fas fa-car-side: Coche Side </text:p>
          </table:table-cell>
          <table:table-cell office:value-type="string" calcext:value-type="string">
            <text:p><text:s/>fas fa-car-side </text:p>
          </table:table-cell>
          <table:table-cell office:value-type="string" calcext:value-type="string">
            <text:p><text:s/>Auto, automóvil, sedán, transporte, viaje, vehículo, </text:p>
          </table:table-cell>
          <table:table-cell office:value-type="string" calcext:value-type="string">
            <text:p><text:s/>\f5e4</text:p>
          </table:table-cell>
          <table:table-cell table:formula="of:=CONCATENATE(&quot;Fontawesome.create!(&quot;;[.$B$1];&quot;: '&quot;;TRIM([.$B191]);&quot;', &quot;;[.$C$1];&quot;: '&quot;;TRIM([.$C191]);&quot;', &quot;;[.$D$1];&quot;: '&quot;;TRIM([.$D191]);&quot;', &quot;;[.$E$1];&quot;: '&quot;;TRIM([.$E191]);&quot;')&quot;)" office:value-type="string" office:string-value="Fontawesome.create!(prefijo_nombre_css: 'fas fa-car-side: Coche Side', icono: 'fas fa-car-side', termino: 'Auto, automóvil, sedán, transporte, viaje, vehículo,', codigo_css: '\f5e4')" calcext:value-type="string">
            <text:p>Fontawesome.create!(prefijo_nombre_css: 'fas fa-car-side: Coche Side', icono: 'fas fa-car-side', termino: 'Auto, automóvil, sedán, transporte, viaje, vehículo,', codigo_css: '\f5e4')</text:p>
          </table:table-cell>
        </table:table-row>
        <table:table-row table:style-name="ro1">
          <table:table-cell/>
          <table:table-cell office:value-type="string" calcext:value-type="string">
            <text:p>fas fa-caravan: Cocheavan </text:p>
          </table:table-cell>
          <table:table-cell office:value-type="string" calcext:value-type="string">
            <text:p><text:s/>fas fa-caravan </text:p>
          </table:table-cell>
          <table:table-cell office:value-type="string" calcext:value-type="string">
            <text:p><text:s/>caravana, casa rodante, rv, remolque, viaje, </text:p>
          </table:table-cell>
          <table:table-cell office:value-type="string" calcext:value-type="string">
            <text:p><text:s/>\f8ff</text:p>
          </table:table-cell>
          <table:table-cell table:formula="of:=CONCATENATE(&quot;Fontawesome.create!(&quot;;[.$B$1];&quot;: '&quot;;TRIM([.$B192]);&quot;', &quot;;[.$C$1];&quot;: '&quot;;TRIM([.$C192]);&quot;', &quot;;[.$D$1];&quot;: '&quot;;TRIM([.$D192]);&quot;', &quot;;[.$E$1];&quot;: '&quot;;TRIM([.$E192]);&quot;')&quot;)" office:value-type="string" office:string-value="Fontawesome.create!(prefijo_nombre_css: 'fas fa-caravan: Cocheavan', icono: 'fas fa-caravan', termino: 'caravana, casa rodante, rv, remolque, viaje,', codigo_css: '\f8ff')" calcext:value-type="string">
            <text:p>Fontawesome.create!(prefijo_nombre_css: 'fas fa-caravan: Cocheavan', icono: 'fas fa-caravan', termino: 'caravana, casa rodante, rv, remolque, viaje,', codigo_css: '\f8ff')</text:p>
          </table:table-cell>
        </table:table-row>
        <table:table-row table:style-name="ro1">
          <table:table-cell/>
          <table:table-cell office:value-type="string" calcext:value-type="string">
            <text:p>fas fa-caret-down: Cocheet Down </text:p>
          </table:table-cell>
          <table:table-cell office:value-type="string" calcext:value-type="string">
            <text:p><text:s/>fas fa-caret-down </text:p>
          </table:table-cell>
          <table:table-cell office:value-type="string" calcext:value-type="string">
            <text:p><text:s/>desplegable, expandir, flecha, menú, más, triángulo, </text:p>
          </table:table-cell>
          <table:table-cell office:value-type="string" calcext:value-type="string">
            <text:p><text:s/>\f0d7</text:p>
          </table:table-cell>
          <table:table-cell table:formula="of:=CONCATENATE(&quot;Fontawesome.create!(&quot;;[.$B$1];&quot;: '&quot;;TRIM([.$B193]);&quot;', &quot;;[.$C$1];&quot;: '&quot;;TRIM([.$C193]);&quot;', &quot;;[.$D$1];&quot;: '&quot;;TRIM([.$D193]);&quot;', &quot;;[.$E$1];&quot;: '&quot;;TRIM([.$E193]);&quot;')&quot;)" office:value-type="string" office:string-value="Fontawesome.create!(prefijo_nombre_css: 'fas fa-caret-down: Cocheet Down', icono: 'fas fa-caret-down', termino: 'desplegable, expandir, flecha, menú, más, triángulo,', codigo_css: '\f0d7')" calcext:value-type="string">
            <text:p>Fontawesome.create!(prefijo_nombre_css: 'fas fa-caret-down: Cocheet Down', icono: 'fas fa-caret-down', termino: 'desplegable, expandir, flecha, menú, más, triángulo,', codigo_css: '\f0d7')</text:p>
          </table:table-cell>
        </table:table-row>
        <table:table-row table:style-name="ro1">
          <table:table-cell/>
          <table:table-cell office:value-type="string" calcext:value-type="string">
            <text:p>fas fa-caret-left: Cocheet Left </text:p>
          </table:table-cell>
          <table:table-cell office:value-type="string" calcext:value-type="string">
            <text:p><text:s/>fas fa-caret-left </text:p>
          </table:table-cell>
          <table:table-cell office:value-type="string" calcext:value-type="string">
            <text:p><text:s/>anterior, flecha hacia atrás, triángulo, </text:p>
          </table:table-cell>
          <table:table-cell office:value-type="string" calcext:value-type="string">
            <text:p><text:s/>\f0d9</text:p>
          </table:table-cell>
          <table:table-cell table:formula="of:=CONCATENATE(&quot;Fontawesome.create!(&quot;;[.$B$1];&quot;: '&quot;;TRIM([.$B194]);&quot;', &quot;;[.$C$1];&quot;: '&quot;;TRIM([.$C194]);&quot;', &quot;;[.$D$1];&quot;: '&quot;;TRIM([.$D194]);&quot;', &quot;;[.$E$1];&quot;: '&quot;;TRIM([.$E194]);&quot;')&quot;)" office:value-type="string" office:string-value="Fontawesome.create!(prefijo_nombre_css: 'fas fa-caret-left: Cocheet Left', icono: 'fas fa-caret-left', termino: 'anterior, flecha hacia atrás, triángulo,', codigo_css: '\f0d9')" calcext:value-type="string">
            <text:p>Fontawesome.create!(prefijo_nombre_css: 'fas fa-caret-left: Cocheet Left', icono: 'fas fa-caret-left', termino: 'anterior, flecha hacia atrás, triángulo,', codigo_css: '\f0d9')</text:p>
          </table:table-cell>
        </table:table-row>
        <table:table-row table:style-name="ro1">
          <table:table-cell/>
          <table:table-cell office:value-type="string" calcext:value-type="string">
            <text:p>fas fa-caret-right: Cocheet Right </text:p>
          </table:table-cell>
          <table:table-cell office:value-type="string" calcext:value-type="string">
            <text:p><text:s/>fas fa-caret-right </text:p>
          </table:table-cell>
          <table:table-cell office:value-type="string" calcext:value-type="string">
            <text:p><text:s/>flecha, adelante, siguiente, triángulo, </text:p>
          </table:table-cell>
          <table:table-cell office:value-type="string" calcext:value-type="string">
            <text:p><text:s/>\f0da</text:p>
          </table:table-cell>
          <table:table-cell table:formula="of:=CONCATENATE(&quot;Fontawesome.create!(&quot;;[.$B$1];&quot;: '&quot;;TRIM([.$B195]);&quot;', &quot;;[.$C$1];&quot;: '&quot;;TRIM([.$C195]);&quot;', &quot;;[.$D$1];&quot;: '&quot;;TRIM([.$D195]);&quot;', &quot;;[.$E$1];&quot;: '&quot;;TRIM([.$E195]);&quot;')&quot;)" office:value-type="string" office:string-value="Fontawesome.create!(prefijo_nombre_css: 'fas fa-caret-right: Cocheet Right', icono: 'fas fa-caret-right', termino: 'flecha, adelante, siguiente, triángulo,', codigo_css: '\f0da')" calcext:value-type="string">
            <text:p>Fontawesome.create!(prefijo_nombre_css: 'fas fa-caret-right: Cocheet Right', icono: 'fas fa-caret-right', termino: 'flecha, adelante, siguiente, triángulo,', codigo_css: '\f0da')</text:p>
          </table:table-cell>
        </table:table-row>
        <table:table-row table:style-name="ro1">
          <table:table-cell/>
          <table:table-cell office:value-type="string" calcext:value-type="string">
            <text:p>fas fa-caret-square-down: Cocheet Square Down </text:p>
          </table:table-cell>
          <table:table-cell office:value-type="string" calcext:value-type="string">
            <text:p><text:s/>fas fa-caret-square-down </text:p>
          </table:table-cell>
          <table:table-cell office:value-type="string" calcext:value-type="string">
            <text:p><text:s/>flecha hacia abajo, cuadrado-o-abajo, desplegar, menú, más, triángulo, </text:p>
          </table:table-cell>
          <table:table-cell office:value-type="string" calcext:value-type="string">
            <text:p><text:s/>\f150</text:p>
          </table:table-cell>
          <table:table-cell table:formula="of:=CONCATENATE(&quot;Fontawesome.create!(&quot;;[.$B$1];&quot;: '&quot;;TRIM([.$B196]);&quot;', &quot;;[.$C$1];&quot;: '&quot;;TRIM([.$C196]);&quot;', &quot;;[.$D$1];&quot;: '&quot;;TRIM([.$D196]);&quot;', &quot;;[.$E$1];&quot;: '&quot;;TRIM([.$E196]);&quot;')&quot;)" office:value-type="string" office:string-value="Fontawesome.create!(prefijo_nombre_css: 'fas fa-caret-square-down: Cocheet Square Down', icono: 'fas fa-caret-square-down', termino: 'flecha hacia abajo, cuadrado-o-abajo, desplegar, menú, más, triángulo,', codigo_css: '\f150')" calcext:value-type="string">
            <text:p>Fontawesome.create!(prefijo_nombre_css: 'fas fa-caret-square-down: Cocheet Square Down', icono: 'fas fa-caret-square-down', termino: 'flecha hacia abajo, cuadrado-o-abajo, desplegar, menú, más, triángulo,', codigo_css: '\f150')</text:p>
          </table:table-cell>
        </table:table-row>
        <table:table-row table:style-name="ro1">
          <table:table-cell/>
          <table:table-cell office:value-type="string" calcext:value-type="string">
            <text:p>fas fa-caret-square-left: Cocheet Square Left </text:p>
          </table:table-cell>
          <table:table-cell office:value-type="string" calcext:value-type="string">
            <text:p><text:s/>fas fa-caret-square-left </text:p>
          </table:table-cell>
          <table:table-cell office:value-type="string" calcext:value-type="string">
            <text:p><text:s/>anterior, atrás, caret-square-o-left, flecha, triángulo el, </text:p>
          </table:table-cell>
          <table:table-cell office:value-type="string" calcext:value-type="string">
            <text:p><text:s/>\f191</text:p>
          </table:table-cell>
          <table:table-cell table:formula="of:=CONCATENATE(&quot;Fontawesome.create!(&quot;;[.$B$1];&quot;: '&quot;;TRIM([.$B197]);&quot;', &quot;;[.$C$1];&quot;: '&quot;;TRIM([.$C197]);&quot;', &quot;;[.$D$1];&quot;: '&quot;;TRIM([.$D197]);&quot;', &quot;;[.$E$1];&quot;: '&quot;;TRIM([.$E197]);&quot;')&quot;)" office:value-type="string" office:string-value="Fontawesome.create!(prefijo_nombre_css: 'fas fa-caret-square-left: Cocheet Square Left', icono: 'fas fa-caret-square-left', termino: 'anterior, atrás, caret-square-o-left, flecha, triángulo el,', codigo_css: '\f191')" calcext:value-type="string">
            <text:p>Fontawesome.create!(prefijo_nombre_css: 'fas fa-caret-square-left: Cocheet Square Left', icono: 'fas fa-caret-square-left', termino: 'anterior, atrás, caret-square-o-left, flecha, triángulo el,', codigo_css: '\f191')</text:p>
          </table:table-cell>
        </table:table-row>
        <table:table-row table:style-name="ro1">
          <table:table-cell/>
          <table:table-cell office:value-type="string" calcext:value-type="string">
            <text:p>fas fa-caret-square-right: Cocheet Square Right </text:p>
          </table:table-cell>
          <table:table-cell office:value-type="string" calcext:value-type="string">
            <text:p><text:s/>fas fa-caret-square-right </text:p>
          </table:table-cell>
          <table:table-cell office:value-type="string" calcext:value-type="string">
            <text:p><text:s/>adelante, flecha, signo de intercalación-cuadrado-o-derecha, siguiente, triángulo el, </text:p>
          </table:table-cell>
          <table:table-cell office:value-type="string" calcext:value-type="string">
            <text:p><text:s/>\f152</text:p>
          </table:table-cell>
          <table:table-cell table:formula="of:=CONCATENATE(&quot;Fontawesome.create!(&quot;;[.$B$1];&quot;: '&quot;;TRIM([.$B198]);&quot;', &quot;;[.$C$1];&quot;: '&quot;;TRIM([.$C198]);&quot;', &quot;;[.$D$1];&quot;: '&quot;;TRIM([.$D198]);&quot;', &quot;;[.$E$1];&quot;: '&quot;;TRIM([.$E198]);&quot;')&quot;)" office:value-type="string" office:string-value="Fontawesome.create!(prefijo_nombre_css: 'fas fa-caret-square-right: Cocheet Square Right', icono: 'fas fa-caret-square-right', termino: 'adelante, flecha, signo de intercalación-cuadrado-o-derecha, siguiente, triángulo el,', codigo_css: '\f152')" calcext:value-type="string">
            <text:p>Fontawesome.create!(prefijo_nombre_css: 'fas fa-caret-square-right: Cocheet Square Right', icono: 'fas fa-caret-square-right', termino: 'adelante, flecha, signo de intercalación-cuadrado-o-derecha, siguiente, triángulo el,', codigo_css: '\f152')</text:p>
          </table:table-cell>
        </table:table-row>
        <table:table-row table:style-name="ro1">
          <table:table-cell/>
          <table:table-cell office:value-type="string" calcext:value-type="string">
            <text:p>fas fa-caret-square-up: Cocheet Square Up </text:p>
          </table:table-cell>
          <table:table-cell office:value-type="string" calcext:value-type="string">
            <text:p><text:s/>fas fa-caret-square-up </text:p>
          </table:table-cell>
          <table:table-cell office:value-type="string" calcext:value-type="string">
            <text:p><text:s/>colapso, cuadrado, flecha, flecha, subir, triángulo el, </text:p>
          </table:table-cell>
          <table:table-cell office:value-type="string" calcext:value-type="string">
            <text:p><text:s/>\f151</text:p>
          </table:table-cell>
          <table:table-cell table:formula="of:=CONCATENATE(&quot;Fontawesome.create!(&quot;;[.$B$1];&quot;: '&quot;;TRIM([.$B199]);&quot;', &quot;;[.$C$1];&quot;: '&quot;;TRIM([.$C199]);&quot;', &quot;;[.$D$1];&quot;: '&quot;;TRIM([.$D199]);&quot;', &quot;;[.$E$1];&quot;: '&quot;;TRIM([.$E199]);&quot;')&quot;)" office:value-type="string" office:string-value="Fontawesome.create!(prefijo_nombre_css: 'fas fa-caret-square-up: Cocheet Square Up', icono: 'fas fa-caret-square-up', termino: 'colapso, cuadrado, flecha, flecha, subir, triángulo el,', codigo_css: '\f151')" calcext:value-type="string">
            <text:p>Fontawesome.create!(prefijo_nombre_css: 'fas fa-caret-square-up: Cocheet Square Up', icono: 'fas fa-caret-square-up', termino: 'colapso, cuadrado, flecha, flecha, subir, triángulo el,', codigo_css: '\f151')</text:p>
          </table:table-cell>
        </table:table-row>
        <table:table-row table:style-name="ro1">
          <table:table-cell/>
          <table:table-cell office:value-type="string" calcext:value-type="string">
            <text:p>fas fa-caret-up: Cocheet Up </text:p>
          </table:table-cell>
          <table:table-cell office:value-type="string" calcext:value-type="string">
            <text:p><text:s/>fas fa-caret-up </text:p>
          </table:table-cell>
          <table:table-cell office:value-type="string" calcext:value-type="string">
            <text:p><text:s/>flecha, colapso, triángulo, </text:p>
          </table:table-cell>
          <table:table-cell office:value-type="string" calcext:value-type="string">
            <text:p><text:s/>\f0d8</text:p>
          </table:table-cell>
          <table:table-cell table:formula="of:=CONCATENATE(&quot;Fontawesome.create!(&quot;;[.$B$1];&quot;: '&quot;;TRIM([.$B200]);&quot;', &quot;;[.$C$1];&quot;: '&quot;;TRIM([.$C200]);&quot;', &quot;;[.$D$1];&quot;: '&quot;;TRIM([.$D200]);&quot;', &quot;;[.$E$1];&quot;: '&quot;;TRIM([.$E200]);&quot;')&quot;)" office:value-type="string" office:string-value="Fontawesome.create!(prefijo_nombre_css: 'fas fa-caret-up: Cocheet Up', icono: 'fas fa-caret-up', termino: 'flecha, colapso, triángulo,', codigo_css: '\f0d8')" calcext:value-type="string">
            <text:p>Fontawesome.create!(prefijo_nombre_css: 'fas fa-caret-up: Cocheet Up', icono: 'fas fa-caret-up', termino: 'flecha, colapso, triángulo,', codigo_css: '\f0d8')</text:p>
          </table:table-cell>
        </table:table-row>
        <table:table-row table:style-name="ro1">
          <table:table-cell/>
          <table:table-cell office:value-type="string" calcext:value-type="string">
            <text:p>fas fa-carrot: Cocherot </text:p>
          </table:table-cell>
          <table:table-cell office:value-type="string" calcext:value-type="string">
            <text:p><text:s/>fas fa-carrot </text:p>
          </table:table-cell>
          <table:table-cell office:value-type="string" calcext:value-type="string">
            <text:p><text:s/>bugs bunny, naranja, vegano, vegetal, </text:p>
          </table:table-cell>
          <table:table-cell office:value-type="string" calcext:value-type="string">
            <text:p><text:s/>\f787</text:p>
          </table:table-cell>
          <table:table-cell table:formula="of:=CONCATENATE(&quot;Fontawesome.create!(&quot;;[.$B$1];&quot;: '&quot;;TRIM([.$B201]);&quot;', &quot;;[.$C$1];&quot;: '&quot;;TRIM([.$C201]);&quot;', &quot;;[.$D$1];&quot;: '&quot;;TRIM([.$D201]);&quot;', &quot;;[.$E$1];&quot;: '&quot;;TRIM([.$E201]);&quot;')&quot;)" office:value-type="string" office:string-value="Fontawesome.create!(prefijo_nombre_css: 'fas fa-carrot: Cocherot', icono: 'fas fa-carrot', termino: 'bugs bunny, naranja, vegano, vegetal,', codigo_css: '\f787')" calcext:value-type="string">
            <text:p>Fontawesome.create!(prefijo_nombre_css: 'fas fa-carrot: Cocherot', icono: 'fas fa-carrot', termino: 'bugs bunny, naranja, vegano, vegetal,', codigo_css: '\f787')</text:p>
          </table:table-cell>
        </table:table-row>
        <table:table-row table:style-name="ro1">
          <table:table-cell/>
          <table:table-cell office:value-type="string" calcext:value-type="string">
            <text:p>fas fa-cart-arrow-down: Shopping Cochet Arrow Down </text:p>
          </table:table-cell>
          <table:table-cell office:value-type="string" calcext:value-type="string">
            <text:p><text:s/>fas fa-cart-arrow-down </text:p>
          </table:table-cell>
          <table:table-cell office:value-type="string" calcext:value-type="string">
            <text:p><text:s/>descargar, guardar, comprar, </text:p>
          </table:table-cell>
          <table:table-cell office:value-type="string" calcext:value-type="string">
            <text:p><text:s/>\f218</text:p>
          </table:table-cell>
          <table:table-cell table:formula="of:=CONCATENATE(&quot;Fontawesome.create!(&quot;;[.$B$1];&quot;: '&quot;;TRIM([.$B202]);&quot;', &quot;;[.$C$1];&quot;: '&quot;;TRIM([.$C202]);&quot;', &quot;;[.$D$1];&quot;: '&quot;;TRIM([.$D202]);&quot;', &quot;;[.$E$1];&quot;: '&quot;;TRIM([.$E202]);&quot;')&quot;)" office:value-type="string" office:string-value="Fontawesome.create!(prefijo_nombre_css: 'fas fa-cart-arrow-down: Shopping Cochet Arrow Down', icono: 'fas fa-cart-arrow-down', termino: 'descargar, guardar, comprar,', codigo_css: '\f218')" calcext:value-type="string">
            <text:p>Fontawesome.create!(prefijo_nombre_css: 'fas fa-cart-arrow-down: Shopping Cochet Arrow Down', icono: 'fas fa-cart-arrow-down', termino: 'descargar, guardar, comprar,', codigo_css: '\f218')</text:p>
          </table:table-cell>
        </table:table-row>
        <table:table-row table:style-name="ro1">
          <table:table-cell/>
          <table:table-cell office:value-type="string" calcext:value-type="string">
            <text:p>fas fa-cart-plus: Anunciod to Shopping Cochet </text:p>
          </table:table-cell>
          <table:table-cell office:value-type="string" calcext:value-type="string">
            <text:p><text:s/>fas fa-cart-plus </text:p>
          </table:table-cell>
          <table:table-cell office:value-type="string" calcext:value-type="string">
            <text:p><text:s/>agregar, crear, nuevo, positivo, compras, </text:p>
          </table:table-cell>
          <table:table-cell office:value-type="string" calcext:value-type="string">
            <text:p><text:s/>\f217</text:p>
          </table:table-cell>
          <table:table-cell table:formula="of:=CONCATENATE(&quot;Fontawesome.create!(&quot;;[.$B$1];&quot;: '&quot;;TRIM([.$B203]);&quot;', &quot;;[.$C$1];&quot;: '&quot;;TRIM([.$C203]);&quot;', &quot;;[.$D$1];&quot;: '&quot;;TRIM([.$D203]);&quot;', &quot;;[.$E$1];&quot;: '&quot;;TRIM([.$E203]);&quot;')&quot;)" office:value-type="string" office:string-value="Fontawesome.create!(prefijo_nombre_css: 'fas fa-cart-plus: Anunciod to Shopping Cochet', icono: 'fas fa-cart-plus', termino: 'agregar, crear, nuevo, positivo, compras,', codigo_css: '\f217')" calcext:value-type="string">
            <text:p>Fontawesome.create!(prefijo_nombre_css: 'fas fa-cart-plus: Anunciod to Shopping Cochet', icono: 'fas fa-cart-plus', termino: 'agregar, crear, nuevo, positivo, compras,', codigo_css: '\f217')</text:p>
          </table:table-cell>
        </table:table-row>
        <table:table-row table:style-name="ro1">
          <table:table-cell/>
          <table:table-cell office:value-type="string" calcext:value-type="string">
            <text:p>fas fa-cash-register: Caja registradora </text:p>
          </table:table-cell>
          <table:table-cell office:value-type="string" calcext:value-type="string">
            <text:p><text:s/>fas fa-cash-register </text:p>
          </table:table-cell>
          <table:table-cell office:value-type="string" calcext:value-type="string">
            <text:p><text:s/>Comprar, cha-ching, cambiar, pagar, comercio, leaerboard, máquina, pagar, pago, compra, tienda, </text:p>
          </table:table-cell>
          <table:table-cell office:value-type="string" calcext:value-type="string">
            <text:p><text:s/>\f788</text:p>
          </table:table-cell>
          <table:table-cell table:formula="of:=CONCATENATE(&quot;Fontawesome.create!(&quot;;[.$B$1];&quot;: '&quot;;TRIM([.$B204]);&quot;', &quot;;[.$C$1];&quot;: '&quot;;TRIM([.$C204]);&quot;', &quot;;[.$D$1];&quot;: '&quot;;TRIM([.$D204]);&quot;', &quot;;[.$E$1];&quot;: '&quot;;TRIM([.$E204]);&quot;')&quot;)" office:value-type="string" office:string-value="Fontawesome.create!(prefijo_nombre_css: 'fas fa-cash-register: Caja registradora', icono: 'fas fa-cash-register', termino: 'Comprar, cha-ching, cambiar, pagar, comercio, leaerboard, máquina, pagar, pago, compra, tienda,', codigo_css: '\f788')" calcext:value-type="string">
            <text:p>Fontawesome.create!(prefijo_nombre_css: 'fas fa-cash-register: Caja registradora', icono: 'fas fa-cash-register', termino: 'Comprar, cha-ching, cambiar, pagar, comercio, leaerboard, máquina, pagar, pago, compra, tienda,', codigo_css: '\f788')</text:p>
          </table:table-cell>
        </table:table-row>
        <table:table-row table:style-name="ro1">
          <table:table-cell/>
          <table:table-cell office:value-type="string" calcext:value-type="string">
            <text:p>fas fa-cat: Gato </text:p>
          </table:table-cell>
          <table:table-cell office:value-type="string" calcext:value-type="string">
            <text:p><text:s/>fas fa-cat </text:p>
          </table:table-cell>
          <table:table-cell office:value-type="string" calcext:value-type="string">
            <text:p><text:s/>dia de fiesta, el gatito, felino, gatito, halloween, mascota, miau, </text:p>
          </table:table-cell>
          <table:table-cell office:value-type="string" calcext:value-type="string">
            <text:p><text:s/>\f6be</text:p>
          </table:table-cell>
          <table:table-cell table:formula="of:=CONCATENATE(&quot;Fontawesome.create!(&quot;;[.$B$1];&quot;: '&quot;;TRIM([.$B205]);&quot;', &quot;;[.$C$1];&quot;: '&quot;;TRIM([.$C205]);&quot;', &quot;;[.$D$1];&quot;: '&quot;;TRIM([.$D205]);&quot;', &quot;;[.$E$1];&quot;: '&quot;;TRIM([.$E205]);&quot;')&quot;)" office:value-type="string" office:string-value="Fontawesome.create!(prefijo_nombre_css: 'fas fa-cat: Gato', icono: 'fas fa-cat', termino: 'dia de fiesta, el gatito, felino, gatito, halloween, mascota, miau,', codigo_css: '\f6be')" calcext:value-type="string">
            <text:p>Fontawesome.create!(prefijo_nombre_css: 'fas fa-cat: Gato', icono: 'fas fa-cat', termino: 'dia de fiesta, el gatito, felino, gatito, halloween, mascota, miau,', codigo_css: '\f6be')</text:p>
          </table:table-cell>
        </table:table-row>
        <table:table-row table:style-name="ro1">
          <table:table-cell/>
          <table:table-cell office:value-type="string" calcext:value-type="string">
            <text:p>fab fa-cc-amazon-pay: Amazonas Pay Credit Coched </text:p>
          </table:table-cell>
          <table:table-cell office:value-type="string" calcext:value-type="string">
            <text:p><text:s/>fab fa-cc-amazon-pa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d</text:p>
          </table:table-cell>
          <table:table-cell table:formula="of:=CONCATENATE(&quot;Fontawesome.create!(&quot;;[.$B$1];&quot;: '&quot;;TRIM([.$B206]);&quot;', &quot;;[.$C$1];&quot;: '&quot;;TRIM([.$C206]);&quot;', &quot;;[.$D$1];&quot;: '&quot;;TRIM([.$D206]);&quot;', &quot;;[.$E$1];&quot;: '&quot;;TRIM([.$E206]);&quot;')&quot;)" office:value-type="string" office:string-value="Fontawesome.create!(prefijo_nombre_css: 'fab fa-cc-amazon-pay: Amazonas Pay Credit Coched', icono: 'fab fa-cc-amazon-pay', termino: '', codigo_css: '\f42d')" calcext:value-type="string">
            <text:p>Fontawesome.create!(prefijo_nombre_css: 'fab fa-cc-amazon-pay: Amazonas Pay Credit Coched', icono: 'fab fa-cc-amazon-pay', termino: '', codigo_css: '\f42d')</text:p>
          </table:table-cell>
        </table:table-row>
        <table:table-row table:style-name="ro1">
          <table:table-cell/>
          <table:table-cell office:value-type="string" calcext:value-type="string">
            <text:p>fab fa-cc-amex: American Express Credit Coched </text:p>
          </table:table-cell>
          <table:table-cell office:value-type="string" calcext:value-type="string">
            <text:p><text:s/>fab fa-cc-amex </text:p>
          </table:table-cell>
          <table:table-cell office:value-type="string" calcext:value-type="string">
            <text:p><text:s/>amex, </text:p>
          </table:table-cell>
          <table:table-cell office:value-type="string" calcext:value-type="string">
            <text:p><text:s/>\f1f3</text:p>
          </table:table-cell>
          <table:table-cell table:formula="of:=CONCATENATE(&quot;Fontawesome.create!(&quot;;[.$B$1];&quot;: '&quot;;TRIM([.$B207]);&quot;', &quot;;[.$C$1];&quot;: '&quot;;TRIM([.$C207]);&quot;', &quot;;[.$D$1];&quot;: '&quot;;TRIM([.$D207]);&quot;', &quot;;[.$E$1];&quot;: '&quot;;TRIM([.$E207]);&quot;')&quot;)" office:value-type="string" office:string-value="Fontawesome.create!(prefijo_nombre_css: 'fab fa-cc-amex: American Express Credit Coched', icono: 'fab fa-cc-amex', termino: 'amex,', codigo_css: '\f1f3')" calcext:value-type="string">
            <text:p>Fontawesome.create!(prefijo_nombre_css: 'fab fa-cc-amex: American Express Credit Coched', icono: 'fab fa-cc-amex', termino: 'amex,', codigo_css: '\f1f3')</text:p>
          </table:table-cell>
        </table:table-row>
        <table:table-row table:style-name="ro1">
          <table:table-cell/>
          <table:table-cell office:value-type="string" calcext:value-type="string">
            <text:p>fab fa-cc-apple-pay: manzana Pay Credit Coched </text:p>
          </table:table-cell>
          <table:table-cell office:value-type="string" calcext:value-type="string">
            <text:p><text:s/>fab fa-cc-apple-pa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6</text:p>
          </table:table-cell>
          <table:table-cell table:formula="of:=CONCATENATE(&quot;Fontawesome.create!(&quot;;[.$B$1];&quot;: '&quot;;TRIM([.$B208]);&quot;', &quot;;[.$C$1];&quot;: '&quot;;TRIM([.$C208]);&quot;', &quot;;[.$D$1];&quot;: '&quot;;TRIM([.$D208]);&quot;', &quot;;[.$E$1];&quot;: '&quot;;TRIM([.$E208]);&quot;')&quot;)" office:value-type="string" office:string-value="Fontawesome.create!(prefijo_nombre_css: 'fab fa-cc-apple-pay: manzana Pay Credit Coched', icono: 'fab fa-cc-apple-pay', termino: '', codigo_css: '\f416')" calcext:value-type="string">
            <text:p>Fontawesome.create!(prefijo_nombre_css: 'fab fa-cc-apple-pay: manzana Pay Credit Coched', icono: 'fab fa-cc-apple-pay', termino: '', codigo_css: '\f416')</text:p>
          </table:table-cell>
        </table:table-row>
        <table:table-row table:style-name="ro1">
          <table:table-cell/>
          <table:table-cell office:value-type="string" calcext:value-type="string">
            <text:p>fab fa-cc-diners-club: Diner's Club Credit Coched </text:p>
          </table:table-cell>
          <table:table-cell office:value-type="string" calcext:value-type="string">
            <text:p><text:s/>fab fa-cc-diners-clu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4c</text:p>
          </table:table-cell>
          <table:table-cell table:formula="of:=CONCATENATE(&quot;Fontawesome.create!(&quot;;[.$B$1];&quot;: '&quot;;TRIM([.$B209]);&quot;', &quot;;[.$C$1];&quot;: '&quot;;TRIM([.$C209]);&quot;', &quot;;[.$D$1];&quot;: '&quot;;TRIM([.$D209]);&quot;', &quot;;[.$E$1];&quot;: '&quot;;TRIM([.$E209]);&quot;')&quot;)" office:value-type="string" office:string-value="Fontawesome.create!(prefijo_nombre_css: 'fab fa-cc-diners-club: Diner's Club Credit Coched', icono: 'fab fa-cc-diners-club', termino: '', codigo_css: '\f24c')" calcext:value-type="string">
            <text:p>Fontawesome.create!(prefijo_nombre_css: 'fab fa-cc-diners-club: Diner's Club Credit Coched', icono: 'fab fa-cc-diners-club', termino: '', codigo_css: '\f24c')</text:p>
          </table:table-cell>
        </table:table-row>
        <table:table-row table:style-name="ro1">
          <table:table-cell/>
          <table:table-cell office:value-type="string" calcext:value-type="string">
            <text:p>fab fa-cc-discover: Discover Credit Coched </text:p>
          </table:table-cell>
          <table:table-cell office:value-type="string" calcext:value-type="string">
            <text:p><text:s/>fab fa-cc-discov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f2</text:p>
          </table:table-cell>
          <table:table-cell table:formula="of:=CONCATENATE(&quot;Fontawesome.create!(&quot;;[.$B$1];&quot;: '&quot;;TRIM([.$B210]);&quot;', &quot;;[.$C$1];&quot;: '&quot;;TRIM([.$C210]);&quot;', &quot;;[.$D$1];&quot;: '&quot;;TRIM([.$D210]);&quot;', &quot;;[.$E$1];&quot;: '&quot;;TRIM([.$E210]);&quot;')&quot;)" office:value-type="string" office:string-value="Fontawesome.create!(prefijo_nombre_css: 'fab fa-cc-discover: Discover Credit Coched', icono: 'fab fa-cc-discover', termino: '', codigo_css: '\f1f2')" calcext:value-type="string">
            <text:p>Fontawesome.create!(prefijo_nombre_css: 'fab fa-cc-discover: Discover Credit Coched', icono: 'fab fa-cc-discover', termino: '', codigo_css: '\f1f2')</text:p>
          </table:table-cell>
        </table:table-row>
        <table:table-row table:style-name="ro1">
          <table:table-cell/>
          <table:table-cell office:value-type="string" calcext:value-type="string">
            <text:p>fab fa-cc-jcb: JCB Credit Coched </text:p>
          </table:table-cell>
          <table:table-cell office:value-type="string" calcext:value-type="string">
            <text:p><text:s/>fab fa-cc-jc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4b</text:p>
          </table:table-cell>
          <table:table-cell table:formula="of:=CONCATENATE(&quot;Fontawesome.create!(&quot;;[.$B$1];&quot;: '&quot;;TRIM([.$B211]);&quot;', &quot;;[.$C$1];&quot;: '&quot;;TRIM([.$C211]);&quot;', &quot;;[.$D$1];&quot;: '&quot;;TRIM([.$D211]);&quot;', &quot;;[.$E$1];&quot;: '&quot;;TRIM([.$E211]);&quot;')&quot;)" office:value-type="string" office:string-value="Fontawesome.create!(prefijo_nombre_css: 'fab fa-cc-jcb: JCB Credit Coched', icono: 'fab fa-cc-jcb', termino: '', codigo_css: '\f24b')" calcext:value-type="string">
            <text:p>Fontawesome.create!(prefijo_nombre_css: 'fab fa-cc-jcb: JCB Credit Coched', icono: 'fab fa-cc-jcb', termino: '', codigo_css: '\f24b')</text:p>
          </table:table-cell>
        </table:table-row>
        <table:table-row table:style-name="ro1">
          <table:table-cell/>
          <table:table-cell office:value-type="string" calcext:value-type="string">
            <text:p>fab fa-cc-mastercard: MasterCoched Credit Coched </text:p>
          </table:table-cell>
          <table:table-cell office:value-type="string" calcext:value-type="string">
            <text:p><text:s/>fab fa-cc-mastercar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f1</text:p>
          </table:table-cell>
          <table:table-cell table:formula="of:=CONCATENATE(&quot;Fontawesome.create!(&quot;;[.$B$1];&quot;: '&quot;;TRIM([.$B212]);&quot;', &quot;;[.$C$1];&quot;: '&quot;;TRIM([.$C212]);&quot;', &quot;;[.$D$1];&quot;: '&quot;;TRIM([.$D212]);&quot;', &quot;;[.$E$1];&quot;: '&quot;;TRIM([.$E212]);&quot;')&quot;)" office:value-type="string" office:string-value="Fontawesome.create!(prefijo_nombre_css: 'fab fa-cc-mastercard: MasterCoched Credit Coched', icono: 'fab fa-cc-mastercard', termino: '', codigo_css: '\f1f1')" calcext:value-type="string">
            <text:p>Fontawesome.create!(prefijo_nombre_css: 'fab fa-cc-mastercard: MasterCoched Credit Coched', icono: 'fab fa-cc-mastercard', termino: '', codigo_css: '\f1f1')</text:p>
          </table:table-cell>
        </table:table-row>
        <table:table-row table:style-name="ro1">
          <table:table-cell/>
          <table:table-cell office:value-type="string" calcext:value-type="string">
            <text:p>fab fa-cc-paypal: Paypal Credit Coched </text:p>
          </table:table-cell>
          <table:table-cell office:value-type="string" calcext:value-type="string">
            <text:p><text:s/>fab fa-cc-payp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f4</text:p>
          </table:table-cell>
          <table:table-cell table:formula="of:=CONCATENATE(&quot;Fontawesome.create!(&quot;;[.$B$1];&quot;: '&quot;;TRIM([.$B213]);&quot;', &quot;;[.$C$1];&quot;: '&quot;;TRIM([.$C213]);&quot;', &quot;;[.$D$1];&quot;: '&quot;;TRIM([.$D213]);&quot;', &quot;;[.$E$1];&quot;: '&quot;;TRIM([.$E213]);&quot;')&quot;)" office:value-type="string" office:string-value="Fontawesome.create!(prefijo_nombre_css: 'fab fa-cc-paypal: Paypal Credit Coched', icono: 'fab fa-cc-paypal', termino: '', codigo_css: '\f1f4')" calcext:value-type="string">
            <text:p>Fontawesome.create!(prefijo_nombre_css: 'fab fa-cc-paypal: Paypal Credit Coched', icono: 'fab fa-cc-paypal', termino: '', codigo_css: '\f1f4')</text:p>
          </table:table-cell>
        </table:table-row>
        <table:table-row table:style-name="ro1">
          <table:table-cell/>
          <table:table-cell office:value-type="string" calcext:value-type="string">
            <text:p>fab fa-cc-stripe: Stripe Credit Coched </text:p>
          </table:table-cell>
          <table:table-cell office:value-type="string" calcext:value-type="string">
            <text:p><text:s/>fab fa-cc-strip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f5</text:p>
          </table:table-cell>
          <table:table-cell table:formula="of:=CONCATENATE(&quot;Fontawesome.create!(&quot;;[.$B$1];&quot;: '&quot;;TRIM([.$B214]);&quot;', &quot;;[.$C$1];&quot;: '&quot;;TRIM([.$C214]);&quot;', &quot;;[.$D$1];&quot;: '&quot;;TRIM([.$D214]);&quot;', &quot;;[.$E$1];&quot;: '&quot;;TRIM([.$E214]);&quot;')&quot;)" office:value-type="string" office:string-value="Fontawesome.create!(prefijo_nombre_css: 'fab fa-cc-stripe: Stripe Credit Coched', icono: 'fab fa-cc-stripe', termino: '', codigo_css: '\f1f5')" calcext:value-type="string">
            <text:p>Fontawesome.create!(prefijo_nombre_css: 'fab fa-cc-stripe: Stripe Credit Coched', icono: 'fab fa-cc-stripe', termino: '', codigo_css: '\f1f5')</text:p>
          </table:table-cell>
        </table:table-row>
        <table:table-row table:style-name="ro1">
          <table:table-cell/>
          <table:table-cell office:value-type="string" calcext:value-type="string">
            <text:p>fab fa-cc-visa: Visa Credit Coched </text:p>
          </table:table-cell>
          <table:table-cell office:value-type="string" calcext:value-type="string">
            <text:p><text:s/>fab fa-cc-vis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f0</text:p>
          </table:table-cell>
          <table:table-cell table:formula="of:=CONCATENATE(&quot;Fontawesome.create!(&quot;;[.$B$1];&quot;: '&quot;;TRIM([.$B215]);&quot;', &quot;;[.$C$1];&quot;: '&quot;;TRIM([.$C215]);&quot;', &quot;;[.$D$1];&quot;: '&quot;;TRIM([.$D215]);&quot;', &quot;;[.$E$1];&quot;: '&quot;;TRIM([.$E215]);&quot;')&quot;)" office:value-type="string" office:string-value="Fontawesome.create!(prefijo_nombre_css: 'fab fa-cc-visa: Visa Credit Coched', icono: 'fab fa-cc-visa', termino: '', codigo_css: '\f1f0')" calcext:value-type="string">
            <text:p>Fontawesome.create!(prefijo_nombre_css: 'fab fa-cc-visa: Visa Credit Coched', icono: 'fab fa-cc-visa', termino: '', codigo_css: '\f1f0')</text:p>
          </table:table-cell>
        </table:table-row>
        <table:table-row table:style-name="ro1">
          <table:table-cell/>
          <table:table-cell office:value-type="string" calcext:value-type="string">
            <text:p>fab fa-centercode: Código central </text:p>
          </table:table-cell>
          <table:table-cell office:value-type="string" calcext:value-type="string">
            <text:p><text:s/>fab fa-centercod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0</text:p>
          </table:table-cell>
          <table:table-cell table:formula="of:=CONCATENATE(&quot;Fontawesome.create!(&quot;;[.$B$1];&quot;: '&quot;;TRIM([.$B216]);&quot;', &quot;;[.$C$1];&quot;: '&quot;;TRIM([.$C216]);&quot;', &quot;;[.$D$1];&quot;: '&quot;;TRIM([.$D216]);&quot;', &quot;;[.$E$1];&quot;: '&quot;;TRIM([.$E216]);&quot;')&quot;)" office:value-type="string" office:string-value="Fontawesome.create!(prefijo_nombre_css: 'fab fa-centercode: Código central', icono: 'fab fa-centercode', termino: '', codigo_css: '\f380')" calcext:value-type="string">
            <text:p>Fontawesome.create!(prefijo_nombre_css: 'fab fa-centercode: Código central', icono: 'fab fa-centercode', termino: '', codigo_css: '\f380')</text:p>
          </table:table-cell>
        </table:table-row>
        <table:table-row table:style-name="ro1">
          <table:table-cell/>
          <table:table-cell office:value-type="string" calcext:value-type="string">
            <text:p>fab fa-centos: Centos </text:p>
          </table:table-cell>
          <table:table-cell office:value-type="string" calcext:value-type="string">
            <text:p><text:s/>fab fa-centos </text:p>
          </table:table-cell>
          <table:table-cell office:value-type="string" calcext:value-type="string">
            <text:p><text:s/>linux, sistema operativo, os, </text:p>
          </table:table-cell>
          <table:table-cell office:value-type="string" calcext:value-type="string">
            <text:p><text:s/>\f789</text:p>
          </table:table-cell>
          <table:table-cell table:formula="of:=CONCATENATE(&quot;Fontawesome.create!(&quot;;[.$B$1];&quot;: '&quot;;TRIM([.$B217]);&quot;', &quot;;[.$C$1];&quot;: '&quot;;TRIM([.$C217]);&quot;', &quot;;[.$D$1];&quot;: '&quot;;TRIM([.$D217]);&quot;', &quot;;[.$E$1];&quot;: '&quot;;TRIM([.$E217]);&quot;')&quot;)" office:value-type="string" office:string-value="Fontawesome.create!(prefijo_nombre_css: 'fab fa-centos: Centos', icono: 'fab fa-centos', termino: 'linux, sistema operativo, os,', codigo_css: '\f789')" calcext:value-type="string">
            <text:p>Fontawesome.create!(prefijo_nombre_css: 'fab fa-centos: Centos', icono: 'fab fa-centos', termino: 'linux, sistema operativo, os,', codigo_css: '\f789')</text:p>
          </table:table-cell>
        </table:table-row>
        <table:table-row table:style-name="ro1">
          <table:table-cell/>
          <table:table-cell office:value-type="string" calcext:value-type="string">
            <text:p>fas fa-certificate: certificado </text:p>
          </table:table-cell>
          <table:table-cell office:value-type="string" calcext:value-type="string">
            <text:p><text:s/>fas fa-certificate </text:p>
          </table:table-cell>
          <table:table-cell office:value-type="string" calcext:value-type="string">
            <text:p><text:s/>insignia, estrella, verificado, </text:p>
          </table:table-cell>
          <table:table-cell office:value-type="string" calcext:value-type="string">
            <text:p><text:s/>\f0a3</text:p>
          </table:table-cell>
          <table:table-cell table:formula="of:=CONCATENATE(&quot;Fontawesome.create!(&quot;;[.$B$1];&quot;: '&quot;;TRIM([.$B218]);&quot;', &quot;;[.$C$1];&quot;: '&quot;;TRIM([.$C218]);&quot;', &quot;;[.$D$1];&quot;: '&quot;;TRIM([.$D218]);&quot;', &quot;;[.$E$1];&quot;: '&quot;;TRIM([.$E218]);&quot;')&quot;)" office:value-type="string" office:string-value="Fontawesome.create!(prefijo_nombre_css: 'fas fa-certificate: certificado', icono: 'fas fa-certificate', termino: 'insignia, estrella, verificado,', codigo_css: '\f0a3')" calcext:value-type="string">
            <text:p>Fontawesome.create!(prefijo_nombre_css: 'fas fa-certificate: certificado', icono: 'fas fa-certificate', termino: 'insignia, estrella, verificado,', codigo_css: '\f0a3')</text:p>
          </table:table-cell>
        </table:table-row>
        <table:table-row table:style-name="ro1">
          <table:table-cell/>
          <table:table-cell office:value-type="string" calcext:value-type="string">
            <text:p>fas fa-chair: Silla </text:p>
          </table:table-cell>
          <table:table-cell office:value-type="string" calcext:value-type="string">
            <text:p><text:s/>fas fa-chair </text:p>
          </table:table-cell>
          <table:table-cell office:value-type="string" calcext:value-type="string">
            <text:p><text:s/>muebles, asiento, sentarse, </text:p>
          </table:table-cell>
          <table:table-cell office:value-type="string" calcext:value-type="string">
            <text:p><text:s/>\f6c0</text:p>
          </table:table-cell>
          <table:table-cell table:formula="of:=CONCATENATE(&quot;Fontawesome.create!(&quot;;[.$B$1];&quot;: '&quot;;TRIM([.$B219]);&quot;', &quot;;[.$C$1];&quot;: '&quot;;TRIM([.$C219]);&quot;', &quot;;[.$D$1];&quot;: '&quot;;TRIM([.$D219]);&quot;', &quot;;[.$E$1];&quot;: '&quot;;TRIM([.$E219]);&quot;')&quot;)" office:value-type="string" office:string-value="Fontawesome.create!(prefijo_nombre_css: 'fas fa-chair: Silla', icono: 'fas fa-chair', termino: 'muebles, asiento, sentarse,', codigo_css: '\f6c0')" calcext:value-type="string">
            <text:p>Fontawesome.create!(prefijo_nombre_css: 'fas fa-chair: Silla', icono: 'fas fa-chair', termino: 'muebles, asiento, sentarse,', codigo_css: '\f6c0')</text:p>
          </table:table-cell>
        </table:table-row>
        <table:table-row table:style-name="ro1">
          <table:table-cell/>
          <table:table-cell office:value-type="string" calcext:value-type="string">
            <text:p>fas fa-chalkboard: Pizarra </text:p>
          </table:table-cell>
          <table:table-cell office:value-type="string" calcext:value-type="string">
            <text:p><text:s/>fas fa-chalkboard </text:p>
          </table:table-cell>
          <table:table-cell office:value-type="string" calcext:value-type="string">
            <text:p><text:s/>aprendizaje, colegio, enseñando, escritura, escritura, </text:p>
          </table:table-cell>
          <table:table-cell office:value-type="string" calcext:value-type="string">
            <text:p><text:s/>\f51b</text:p>
          </table:table-cell>
          <table:table-cell table:formula="of:=CONCATENATE(&quot;Fontawesome.create!(&quot;;[.$B$1];&quot;: '&quot;;TRIM([.$B220]);&quot;', &quot;;[.$C$1];&quot;: '&quot;;TRIM([.$C220]);&quot;', &quot;;[.$D$1];&quot;: '&quot;;TRIM([.$D220]);&quot;', &quot;;[.$E$1];&quot;: '&quot;;TRIM([.$E220]);&quot;')&quot;)" office:value-type="string" office:string-value="Fontawesome.create!(prefijo_nombre_css: 'fas fa-chalkboard: Pizarra', icono: 'fas fa-chalkboard', termino: 'aprendizaje, colegio, enseñando, escritura, escritura,', codigo_css: '\f51b')" calcext:value-type="string">
            <text:p>Fontawesome.create!(prefijo_nombre_css: 'fas fa-chalkboard: Pizarra', icono: 'fas fa-chalkboard', termino: 'aprendizaje, colegio, enseñando, escritura, escritura,', codigo_css: '\f51b')</text:p>
          </table:table-cell>
        </table:table-row>
        <table:table-row table:style-name="ro1">
          <table:table-cell/>
          <table:table-cell office:value-type="string" calcext:value-type="string">
            <text:p>fas fa-chalkboard-teacher: Pizarra Teacher </text:p>
          </table:table-cell>
          <table:table-cell office:value-type="string" calcext:value-type="string">
            <text:p><text:s/>fas fa-chalkboard-teacher </text:p>
          </table:table-cell>
          <table:table-cell office:value-type="string" calcext:value-type="string">
            <text:p><text:s/>aprendizaje, colegio, escritura, instructor, profesor, pizarra, </text:p>
          </table:table-cell>
          <table:table-cell office:value-type="string" calcext:value-type="string">
            <text:p><text:s/>\f51c</text:p>
          </table:table-cell>
          <table:table-cell table:formula="of:=CONCATENATE(&quot;Fontawesome.create!(&quot;;[.$B$1];&quot;: '&quot;;TRIM([.$B221]);&quot;', &quot;;[.$C$1];&quot;: '&quot;;TRIM([.$C221]);&quot;', &quot;;[.$D$1];&quot;: '&quot;;TRIM([.$D221]);&quot;', &quot;;[.$E$1];&quot;: '&quot;;TRIM([.$E221]);&quot;')&quot;)" office:value-type="string" office:string-value="Fontawesome.create!(prefijo_nombre_css: 'fas fa-chalkboard-teacher: Pizarra Teacher', icono: 'fas fa-chalkboard-teacher', termino: 'aprendizaje, colegio, escritura, instructor, profesor, pizarra,', codigo_css: '\f51c')" calcext:value-type="string">
            <text:p>Fontawesome.create!(prefijo_nombre_css: 'fas fa-chalkboard-teacher: Pizarra Teacher', icono: 'fas fa-chalkboard-teacher', termino: 'aprendizaje, colegio, escritura, instructor, profesor, pizarra,', codigo_css: '\f51c')</text:p>
          </table:table-cell>
        </table:table-row>
        <table:table-row table:style-name="ro1">
          <table:table-cell/>
          <table:table-cell office:value-type="string" calcext:value-type="string">
            <text:p>fas fa-charging-station: Estación de carga </text:p>
          </table:table-cell>
          <table:table-cell office:value-type="string" calcext:value-type="string">
            <text:p><text:s/>fas fa-charging-station </text:p>
          </table:table-cell>
          <table:table-cell office:value-type="string" calcext:value-type="string">
            <text:p><text:s/>eléctrico, ev, tesla, vehículo, </text:p>
          </table:table-cell>
          <table:table-cell office:value-type="string" calcext:value-type="string">
            <text:p><text:s/>\f5e7</text:p>
          </table:table-cell>
          <table:table-cell table:formula="of:=CONCATENATE(&quot;Fontawesome.create!(&quot;;[.$B$1];&quot;: '&quot;;TRIM([.$B222]);&quot;', &quot;;[.$C$1];&quot;: '&quot;;TRIM([.$C222]);&quot;', &quot;;[.$D$1];&quot;: '&quot;;TRIM([.$D222]);&quot;', &quot;;[.$E$1];&quot;: '&quot;;TRIM([.$E222]);&quot;')&quot;)" office:value-type="string" office:string-value="Fontawesome.create!(prefijo_nombre_css: 'fas fa-charging-station: Estación de carga', icono: 'fas fa-charging-station', termino: 'eléctrico, ev, tesla, vehículo,', codigo_css: '\f5e7')" calcext:value-type="string">
            <text:p>Fontawesome.create!(prefijo_nombre_css: 'fas fa-charging-station: Estación de carga', icono: 'fas fa-charging-station', termino: 'eléctrico, ev, tesla, vehículo,', codigo_css: '\f5e7')</text:p>
          </table:table-cell>
        </table:table-row>
        <table:table-row table:style-name="ro1">
          <table:table-cell/>
          <table:table-cell office:value-type="string" calcext:value-type="string">
            <text:p>fas fa-chart-area: Gráfico de área </text:p>
          </table:table-cell>
          <table:table-cell office:value-type="string" calcext:value-type="string">
            <text:p><text:s/>fas fa-chart-area </text:p>
          </table:table-cell>
          <table:table-cell office:value-type="string" calcext:value-type="string">
            <text:p><text:s/>alana, analítica, carta de navegación, </text:p>
          </table:table-cell>
          <table:table-cell office:value-type="string" calcext:value-type="string">
            <text:p><text:s/>\f1fe</text:p>
          </table:table-cell>
          <table:table-cell table:formula="of:=CONCATENATE(&quot;Fontawesome.create!(&quot;;[.$B$1];&quot;: '&quot;;TRIM([.$B223]);&quot;', &quot;;[.$C$1];&quot;: '&quot;;TRIM([.$C223]);&quot;', &quot;;[.$D$1];&quot;: '&quot;;TRIM([.$D223]);&quot;', &quot;;[.$E$1];&quot;: '&quot;;TRIM([.$E223]);&quot;')&quot;)" office:value-type="string" office:string-value="Fontawesome.create!(prefijo_nombre_css: 'fas fa-chart-area: Gráfico de área', icono: 'fas fa-chart-area', termino: 'alana, analítica, carta de navegación,', codigo_css: '\f1fe')" calcext:value-type="string">
            <text:p>Fontawesome.create!(prefijo_nombre_css: 'fas fa-chart-area: Gráfico de área', icono: 'fas fa-chart-area', termino: 'alana, analítica, carta de navegación,', codigo_css: '\f1fe')</text:p>
          </table:table-cell>
        </table:table-row>
        <table:table-row table:style-name="ro1">
          <table:table-cell/>
          <table:table-cell office:value-type="string" calcext:value-type="string">
            <text:p>fas fa-chart-bar: Gráfico de barras </text:p>
          </table:table-cell>
          <table:table-cell office:value-type="string" calcext:value-type="string">
            <text:p><text:s/>fas fa-chart-bar </text:p>
          </table:table-cell>
          <table:table-cell office:value-type="string" calcext:value-type="string">
            <text:p><text:s/>analítica, barras, carta de navegación, </text:p>
          </table:table-cell>
          <table:table-cell office:value-type="string" calcext:value-type="string">
            <text:p><text:s/>\f080</text:p>
          </table:table-cell>
          <table:table-cell table:formula="of:=CONCATENATE(&quot;Fontawesome.create!(&quot;;[.$B$1];&quot;: '&quot;;TRIM([.$B224]);&quot;', &quot;;[.$C$1];&quot;: '&quot;;TRIM([.$C224]);&quot;', &quot;;[.$D$1];&quot;: '&quot;;TRIM([.$D224]);&quot;', &quot;;[.$E$1];&quot;: '&quot;;TRIM([.$E224]);&quot;')&quot;)" office:value-type="string" office:string-value="Fontawesome.create!(prefijo_nombre_css: 'fas fa-chart-bar: Gráfico de barras', icono: 'fas fa-chart-bar', termino: 'analítica, barras, carta de navegación,', codigo_css: '\f080')" calcext:value-type="string">
            <text:p>Fontawesome.create!(prefijo_nombre_css: 'fas fa-chart-bar: Gráfico de barras', icono: 'fas fa-chart-bar', termino: 'analítica, barras, carta de navegación,', codigo_css: '\f080')</text:p>
          </table:table-cell>
        </table:table-row>
        <table:table-row table:style-name="ro1">
          <table:table-cell/>
          <table:table-cell office:value-type="string" calcext:value-type="string">
            <text:p>fas fa-chart-line: Gráfico de linea </text:p>
          </table:table-cell>
          <table:table-cell office:value-type="string" calcext:value-type="string">
            <text:p><text:s/>fas fa-chart-line </text:p>
          </table:table-cell>
          <table:table-cell office:value-type="string" calcext:value-type="string">
            <text:p><text:s/>actividad, aumento, analítica, aumento, ganancia, graficar, línea, </text:p>
          </table:table-cell>
          <table:table-cell office:value-type="string" calcext:value-type="string">
            <text:p><text:s/>\f201</text:p>
          </table:table-cell>
          <table:table-cell table:formula="of:=CONCATENATE(&quot;Fontawesome.create!(&quot;;[.$B$1];&quot;: '&quot;;TRIM([.$B225]);&quot;', &quot;;[.$C$1];&quot;: '&quot;;TRIM([.$C225]);&quot;', &quot;;[.$D$1];&quot;: '&quot;;TRIM([.$D225]);&quot;', &quot;;[.$E$1];&quot;: '&quot;;TRIM([.$E225]);&quot;')&quot;)" office:value-type="string" office:string-value="Fontawesome.create!(prefijo_nombre_css: 'fas fa-chart-line: Gráfico de linea', icono: 'fas fa-chart-line', termino: 'actividad, aumento, analítica, aumento, ganancia, graficar, línea,', codigo_css: '\f201')" calcext:value-type="string">
            <text:p>Fontawesome.create!(prefijo_nombre_css: 'fas fa-chart-line: Gráfico de linea', icono: 'fas fa-chart-line', termino: 'actividad, aumento, analítica, aumento, ganancia, graficar, línea,', codigo_css: '\f201')</text:p>
          </table:table-cell>
        </table:table-row>
        <table:table-row table:style-name="ro1">
          <table:table-cell/>
          <table:table-cell office:value-type="string" calcext:value-type="string">
            <text:p>fas fa-chart-pie: Gráfico circular </text:p>
          </table:table-cell>
          <table:table-cell office:value-type="string" calcext:value-type="string">
            <text:p><text:s/>fas fa-chart-pie </text:p>
          </table:table-cell>
          <table:table-cell office:value-type="string" calcext:value-type="string">
            <text:p><text:s/>analítica, carta de navegación, diagrama, grafico, gráfico, </text:p>
          </table:table-cell>
          <table:table-cell office:value-type="string" calcext:value-type="string">
            <text:p><text:s/>\f200</text:p>
          </table:table-cell>
          <table:table-cell table:formula="of:=CONCATENATE(&quot;Fontawesome.create!(&quot;;[.$B$1];&quot;: '&quot;;TRIM([.$B226]);&quot;', &quot;;[.$C$1];&quot;: '&quot;;TRIM([.$C226]);&quot;', &quot;;[.$D$1];&quot;: '&quot;;TRIM([.$D226]);&quot;', &quot;;[.$E$1];&quot;: '&quot;;TRIM([.$E226]);&quot;')&quot;)" office:value-type="string" office:string-value="Fontawesome.create!(prefijo_nombre_css: 'fas fa-chart-pie: Gráfico circular', icono: 'fas fa-chart-pie', termino: 'analítica, carta de navegación, diagrama, grafico, gráfico,', codigo_css: '\f200')" calcext:value-type="string">
            <text:p>Fontawesome.create!(prefijo_nombre_css: 'fas fa-chart-pie: Gráfico circular', icono: 'fas fa-chart-pie', termino: 'analítica, carta de navegación, diagrama, grafico, gráfico,', codigo_css: '\f200')</text:p>
          </table:table-cell>
        </table:table-row>
        <table:table-row table:style-name="ro1">
          <table:table-cell/>
          <table:table-cell office:value-type="string" calcext:value-type="string">
            <text:p>fas fa-check: Cheque </text:p>
          </table:table-cell>
          <table:table-cell office:value-type="string" calcext:value-type="string">
            <text:p><text:s/>fas fa-check </text:p>
          </table:table-cell>
          <table:table-cell office:value-type="string" calcext:value-type="string">
            <text:p><text:s/>aceptar, estar de acuerdo, marca de verificación, confirmar, corregir, hecho, aviso, notificación, notificar, ok, seleccionar, éxito, marcar, todo, sí, </text:p>
          </table:table-cell>
          <table:table-cell office:value-type="string" calcext:value-type="string">
            <text:p><text:s/>\f00c</text:p>
          </table:table-cell>
          <table:table-cell table:formula="of:=CONCATENATE(&quot;Fontawesome.create!(&quot;;[.$B$1];&quot;: '&quot;;TRIM([.$B227]);&quot;', &quot;;[.$C$1];&quot;: '&quot;;TRIM([.$C227]);&quot;', &quot;;[.$D$1];&quot;: '&quot;;TRIM([.$D227]);&quot;', &quot;;[.$E$1];&quot;: '&quot;;TRIM([.$E227]);&quot;')&quot;)" office:value-type="string" office:string-value="Fontawesome.create!(prefijo_nombre_css: 'fas fa-check: Cheque', icono: 'fas fa-check', termino: 'aceptar, estar de acuerdo, marca de verificación, confirmar, corregir, hecho, aviso, notificación, notificar, ok, seleccionar, éxito, marcar, todo, sí,', codigo_css: '\f00c')" calcext:value-type="string">
            <text:p>Fontawesome.create!(prefijo_nombre_css: 'fas fa-check: Cheque', icono: 'fas fa-check', termino: 'aceptar, estar de acuerdo, marca de verificación, confirmar, corregir, hecho, aviso, notificación, notificar, ok, seleccionar, éxito, marcar, todo, sí,', codigo_css: '\f00c')</text:p>
          </table:table-cell>
        </table:table-row>
        <table:table-row table:style-name="ro1">
          <table:table-cell/>
          <table:table-cell office:value-type="string" calcext:value-type="string">
            <text:p>fas fa-check-circle: Cheque Circulo </text:p>
          </table:table-cell>
          <table:table-cell office:value-type="string" calcext:value-type="string">
            <text:p><text:s/>fas fa-check-circle </text:p>
          </table:table-cell>
          <table:table-cell office:value-type="string" calcext:value-type="string">
            <text:p><text:s/>aceptar, estar de acuerdo, confirmar, corregir, hecho, ok, seleccionar, éxito, marcar, todo, sí, </text:p>
          </table:table-cell>
          <table:table-cell office:value-type="string" calcext:value-type="string">
            <text:p><text:s/>\f058</text:p>
          </table:table-cell>
          <table:table-cell table:formula="of:=CONCATENATE(&quot;Fontawesome.create!(&quot;;[.$B$1];&quot;: '&quot;;TRIM([.$B228]);&quot;', &quot;;[.$C$1];&quot;: '&quot;;TRIM([.$C228]);&quot;', &quot;;[.$D$1];&quot;: '&quot;;TRIM([.$D228]);&quot;', &quot;;[.$E$1];&quot;: '&quot;;TRIM([.$E228]);&quot;')&quot;)" office:value-type="string" office:string-value="Fontawesome.create!(prefijo_nombre_css: 'fas fa-check-circle: Cheque Circulo', icono: 'fas fa-check-circle', termino: 'aceptar, estar de acuerdo, confirmar, corregir, hecho, ok, seleccionar, éxito, marcar, todo, sí,', codigo_css: '\f058')" calcext:value-type="string">
            <text:p>Fontawesome.create!(prefijo_nombre_css: 'fas fa-check-circle: Cheque Circulo', icono: 'fas fa-check-circle', termino: 'aceptar, estar de acuerdo, confirmar, corregir, hecho, ok, seleccionar, éxito, marcar, todo, sí,', codigo_css: '\f058')</text:p>
          </table:table-cell>
        </table:table-row>
        <table:table-row table:style-name="ro1">
          <table:table-cell/>
          <table:table-cell office:value-type="string" calcext:value-type="string">
            <text:p>fas fa-check-double: Double Cheque </text:p>
          </table:table-cell>
          <table:table-cell office:value-type="string" calcext:value-type="string">
            <text:p><text:s/>fas fa-check-double </text:p>
          </table:table-cell>
          <table:table-cell office:value-type="string" calcext:value-type="string">
            <text:p><text:s/>aceptar, de acuerdo, marca de verificación, confirmar, corregir, hecho, aviso, notificación, notificar, ok, seleccionar, éxito, marcar, todo, </text:p>
          </table:table-cell>
          <table:table-cell office:value-type="string" calcext:value-type="string">
            <text:p><text:s/>\f560</text:p>
          </table:table-cell>
          <table:table-cell table:formula="of:=CONCATENATE(&quot;Fontawesome.create!(&quot;;[.$B$1];&quot;: '&quot;;TRIM([.$B229]);&quot;', &quot;;[.$C$1];&quot;: '&quot;;TRIM([.$C229]);&quot;', &quot;;[.$D$1];&quot;: '&quot;;TRIM([.$D229]);&quot;', &quot;;[.$E$1];&quot;: '&quot;;TRIM([.$E229]);&quot;')&quot;)" office:value-type="string" office:string-value="Fontawesome.create!(prefijo_nombre_css: 'fas fa-check-double: Double Cheque', icono: 'fas fa-check-double', termino: 'aceptar, de acuerdo, marca de verificación, confirmar, corregir, hecho, aviso, notificación, notificar, ok, seleccionar, éxito, marcar, todo,', codigo_css: '\f560')" calcext:value-type="string">
            <text:p>Fontawesome.create!(prefijo_nombre_css: 'fas fa-check-double: Double Cheque', icono: 'fas fa-check-double', termino: 'aceptar, de acuerdo, marca de verificación, confirmar, corregir, hecho, aviso, notificación, notificar, ok, seleccionar, éxito, marcar, todo,', codigo_css: '\f560')</text:p>
          </table:table-cell>
        </table:table-row>
        <table:table-row table:style-name="ro1">
          <table:table-cell/>
          <table:table-cell office:value-type="string" calcext:value-type="string">
            <text:p>fas fa-check-square: Cheque Square </text:p>
          </table:table-cell>
          <table:table-cell office:value-type="string" calcext:value-type="string">
            <text:p><text:s/>fas fa-check-square </text:p>
          </table:table-cell>
          <table:table-cell office:value-type="string" calcext:value-type="string">
            <text:p><text:s/>aceptar, de acuerdo, marca de verificación, confirmar, corregir, hecho, de acuerdo, seleccionar, éxito, marcar, todo, sí, </text:p>
          </table:table-cell>
          <table:table-cell office:value-type="string" calcext:value-type="string">
            <text:p><text:s/>\f14a</text:p>
          </table:table-cell>
          <table:table-cell table:formula="of:=CONCATENATE(&quot;Fontawesome.create!(&quot;;[.$B$1];&quot;: '&quot;;TRIM([.$B230]);&quot;', &quot;;[.$C$1];&quot;: '&quot;;TRIM([.$C230]);&quot;', &quot;;[.$D$1];&quot;: '&quot;;TRIM([.$D230]);&quot;', &quot;;[.$E$1];&quot;: '&quot;;TRIM([.$E230]);&quot;')&quot;)" office:value-type="string" office:string-value="Fontawesome.create!(prefijo_nombre_css: 'fas fa-check-square: Cheque Square', icono: 'fas fa-check-square', termino: 'aceptar, de acuerdo, marca de verificación, confirmar, corregir, hecho, de acuerdo, seleccionar, éxito, marcar, todo, sí,', codigo_css: '\f14a')" calcext:value-type="string">
            <text:p>Fontawesome.create!(prefijo_nombre_css: 'fas fa-check-square: Cheque Square', icono: 'fas fa-check-square', termino: 'aceptar, de acuerdo, marca de verificación, confirmar, corregir, hecho, de acuerdo, seleccionar, éxito, marcar, todo, sí,', codigo_css: '\f14a')</text:p>
          </table:table-cell>
        </table:table-row>
        <table:table-row table:style-name="ro1">
          <table:table-cell/>
          <table:table-cell office:value-type="string" calcext:value-type="string">
            <text:p>fas fa-cheese: Queso </text:p>
          </table:table-cell>
          <table:table-cell office:value-type="string" calcext:value-type="string">
            <text:p><text:s/>fas fa-cheese </text:p>
          </table:table-cell>
          <table:table-cell office:value-type="string" calcext:value-type="string">
            <text:p><text:s/>queso cheddar, cuajada, derretir, gouda, queso parmesano, sándwich, suizo, cuña, </text:p>
          </table:table-cell>
          <table:table-cell office:value-type="string" calcext:value-type="string">
            <text:p><text:s/>\f7ef</text:p>
          </table:table-cell>
          <table:table-cell table:formula="of:=CONCATENATE(&quot;Fontawesome.create!(&quot;;[.$B$1];&quot;: '&quot;;TRIM([.$B231]);&quot;', &quot;;[.$C$1];&quot;: '&quot;;TRIM([.$C231]);&quot;', &quot;;[.$D$1];&quot;: '&quot;;TRIM([.$D231]);&quot;', &quot;;[.$E$1];&quot;: '&quot;;TRIM([.$E231]);&quot;')&quot;)" office:value-type="string" office:string-value="Fontawesome.create!(prefijo_nombre_css: 'fas fa-cheese: Queso', icono: 'fas fa-cheese', termino: 'queso cheddar, cuajada, derretir, gouda, queso parmesano, sándwich, suizo, cuña,', codigo_css: '\f7ef')" calcext:value-type="string">
            <text:p>Fontawesome.create!(prefijo_nombre_css: 'fas fa-cheese: Queso', icono: 'fas fa-cheese', termino: 'queso cheddar, cuajada, derretir, gouda, queso parmesano, sándwich, suizo, cuña,', codigo_css: '\f7ef')</text:p>
          </table:table-cell>
        </table:table-row>
        <table:table-row table:style-name="ro1">
          <table:table-cell/>
          <table:table-cell office:value-type="string" calcext:value-type="string">
            <text:p>fas fa-chess: Ajedrez </text:p>
          </table:table-cell>
          <table:table-cell office:value-type="string" calcext:value-type="string">
            <text:p><text:s/>fas fa-chess </text:p>
          </table:table-cell>
          <table:table-cell office:value-type="string" calcext:value-type="string">
            <text:p><text:s/>tablero, castillo, jaque mate, juego, rey, torre, estrategia, torneo, </text:p>
          </table:table-cell>
          <table:table-cell office:value-type="string" calcext:value-type="string">
            <text:p><text:s/>\f439</text:p>
          </table:table-cell>
          <table:table-cell table:formula="of:=CONCATENATE(&quot;Fontawesome.create!(&quot;;[.$B$1];&quot;: '&quot;;TRIM([.$B232]);&quot;', &quot;;[.$C$1];&quot;: '&quot;;TRIM([.$C232]);&quot;', &quot;;[.$D$1];&quot;: '&quot;;TRIM([.$D232]);&quot;', &quot;;[.$E$1];&quot;: '&quot;;TRIM([.$E232]);&quot;')&quot;)" office:value-type="string" office:string-value="Fontawesome.create!(prefijo_nombre_css: 'fas fa-chess: Ajedrez', icono: 'fas fa-chess', termino: 'tablero, castillo, jaque mate, juego, rey, torre, estrategia, torneo,', codigo_css: '\f439')" calcext:value-type="string">
            <text:p>Fontawesome.create!(prefijo_nombre_css: 'fas fa-chess: Ajedrez', icono: 'fas fa-chess', termino: 'tablero, castillo, jaque mate, juego, rey, torre, estrategia, torneo,', codigo_css: '\f439')</text:p>
          </table:table-cell>
        </table:table-row>
        <table:table-row table:style-name="ro1">
          <table:table-cell/>
          <table:table-cell office:value-type="string" calcext:value-type="string">
            <text:p>fas fa-chess-bishop: Ajedrez Bishop </text:p>
          </table:table-cell>
          <table:table-cell office:value-type="string" calcext:value-type="string">
            <text:p><text:s/>fas fa-chess-bishop </text:p>
          </table:table-cell>
          <table:table-cell office:value-type="string" calcext:value-type="string">
            <text:p><text:s/>tablero, jaque mate, juego, estrategia, </text:p>
          </table:table-cell>
          <table:table-cell office:value-type="string" calcext:value-type="string">
            <text:p><text:s/>\f43a</text:p>
          </table:table-cell>
          <table:table-cell table:formula="of:=CONCATENATE(&quot;Fontawesome.create!(&quot;;[.$B$1];&quot;: '&quot;;TRIM([.$B233]);&quot;', &quot;;[.$C$1];&quot;: '&quot;;TRIM([.$C233]);&quot;', &quot;;[.$D$1];&quot;: '&quot;;TRIM([.$D233]);&quot;', &quot;;[.$E$1];&quot;: '&quot;;TRIM([.$E233]);&quot;')&quot;)" office:value-type="string" office:string-value="Fontawesome.create!(prefijo_nombre_css: 'fas fa-chess-bishop: Ajedrez Bishop', icono: 'fas fa-chess-bishop', termino: 'tablero, jaque mate, juego, estrategia,', codigo_css: '\f43a')" calcext:value-type="string">
            <text:p>Fontawesome.create!(prefijo_nombre_css: 'fas fa-chess-bishop: Ajedrez Bishop', icono: 'fas fa-chess-bishop', termino: 'tablero, jaque mate, juego, estrategia,', codigo_css: '\f43a')</text:p>
          </table:table-cell>
        </table:table-row>
        <table:table-row table:style-name="ro1">
          <table:table-cell/>
          <table:table-cell office:value-type="string" calcext:value-type="string">
            <text:p>fas fa-chess-board: Ajedrez Board </text:p>
          </table:table-cell>
          <table:table-cell office:value-type="string" calcext:value-type="string">
            <text:p><text:s/>fas fa-chess-board </text:p>
          </table:table-cell>
          <table:table-cell office:value-type="string" calcext:value-type="string">
            <text:p><text:s/>tablero, jaque mate, juego, estrategia, </text:p>
          </table:table-cell>
          <table:table-cell office:value-type="string" calcext:value-type="string">
            <text:p><text:s/>\f43c</text:p>
          </table:table-cell>
          <table:table-cell table:formula="of:=CONCATENATE(&quot;Fontawesome.create!(&quot;;[.$B$1];&quot;: '&quot;;TRIM([.$B234]);&quot;', &quot;;[.$C$1];&quot;: '&quot;;TRIM([.$C234]);&quot;', &quot;;[.$D$1];&quot;: '&quot;;TRIM([.$D234]);&quot;', &quot;;[.$E$1];&quot;: '&quot;;TRIM([.$E234]);&quot;')&quot;)" office:value-type="string" office:string-value="Fontawesome.create!(prefijo_nombre_css: 'fas fa-chess-board: Ajedrez Board', icono: 'fas fa-chess-board', termino: 'tablero, jaque mate, juego, estrategia,', codigo_css: '\f43c')" calcext:value-type="string">
            <text:p>Fontawesome.create!(prefijo_nombre_css: 'fas fa-chess-board: Ajedrez Board', icono: 'fas fa-chess-board', termino: 'tablero, jaque mate, juego, estrategia,', codigo_css: '\f43c')</text:p>
          </table:table-cell>
        </table:table-row>
        <table:table-row table:style-name="ro1">
          <table:table-cell/>
          <table:table-cell office:value-type="string" calcext:value-type="string">
            <text:p>fas fa-chess-king: Ajedrez King </text:p>
          </table:table-cell>
          <table:table-cell office:value-type="string" calcext:value-type="string">
            <text:p><text:s/>fas fa-chess-king </text:p>
          </table:table-cell>
          <table:table-cell office:value-type="string" calcext:value-type="string">
            <text:p><text:s/>tablero, jaque mate, juego, estrategia, </text:p>
          </table:table-cell>
          <table:table-cell office:value-type="string" calcext:value-type="string">
            <text:p><text:s/>\f43f</text:p>
          </table:table-cell>
          <table:table-cell table:formula="of:=CONCATENATE(&quot;Fontawesome.create!(&quot;;[.$B$1];&quot;: '&quot;;TRIM([.$B235]);&quot;', &quot;;[.$C$1];&quot;: '&quot;;TRIM([.$C235]);&quot;', &quot;;[.$D$1];&quot;: '&quot;;TRIM([.$D235]);&quot;', &quot;;[.$E$1];&quot;: '&quot;;TRIM([.$E235]);&quot;')&quot;)" office:value-type="string" office:string-value="Fontawesome.create!(prefijo_nombre_css: 'fas fa-chess-king: Ajedrez King', icono: 'fas fa-chess-king', termino: 'tablero, jaque mate, juego, estrategia,', codigo_css: '\f43f')" calcext:value-type="string">
            <text:p>Fontawesome.create!(prefijo_nombre_css: 'fas fa-chess-king: Ajedrez King', icono: 'fas fa-chess-king', termino: 'tablero, jaque mate, juego, estrategia,', codigo_css: '\f43f')</text:p>
          </table:table-cell>
        </table:table-row>
        <table:table-row table:style-name="ro1">
          <table:table-cell/>
          <table:table-cell office:value-type="string" calcext:value-type="string">
            <text:p>fas fa-chess-knight: Ajedrez Knight </text:p>
          </table:table-cell>
          <table:table-cell office:value-type="string" calcext:value-type="string">
            <text:p><text:s/>fas fa-chess-knight </text:p>
          </table:table-cell>
          <table:table-cell office:value-type="string" calcext:value-type="string">
            <text:p><text:s/>tablero, jaque mate, juego, caballo, estrategia, </text:p>
          </table:table-cell>
          <table:table-cell office:value-type="string" calcext:value-type="string">
            <text:p><text:s/>\f441</text:p>
          </table:table-cell>
          <table:table-cell table:formula="of:=CONCATENATE(&quot;Fontawesome.create!(&quot;;[.$B$1];&quot;: '&quot;;TRIM([.$B236]);&quot;', &quot;;[.$C$1];&quot;: '&quot;;TRIM([.$C236]);&quot;', &quot;;[.$D$1];&quot;: '&quot;;TRIM([.$D236]);&quot;', &quot;;[.$E$1];&quot;: '&quot;;TRIM([.$E236]);&quot;')&quot;)" office:value-type="string" office:string-value="Fontawesome.create!(prefijo_nombre_css: 'fas fa-chess-knight: Ajedrez Knight', icono: 'fas fa-chess-knight', termino: 'tablero, jaque mate, juego, caballo, estrategia,', codigo_css: '\f441')" calcext:value-type="string">
            <text:p>Fontawesome.create!(prefijo_nombre_css: 'fas fa-chess-knight: Ajedrez Knight', icono: 'fas fa-chess-knight', termino: 'tablero, jaque mate, juego, caballo, estrategia,', codigo_css: '\f441')</text:p>
          </table:table-cell>
        </table:table-row>
        <table:table-row table:style-name="ro1">
          <table:table-cell/>
          <table:table-cell office:value-type="string" calcext:value-type="string">
            <text:p>fas fa-chess-pawn: Ajedrez Pawn </text:p>
          </table:table-cell>
          <table:table-cell office:value-type="string" calcext:value-type="string">
            <text:p><text:s/>fas fa-chess-pawn </text:p>
          </table:table-cell>
          <table:table-cell office:value-type="string" calcext:value-type="string">
            <text:p><text:s/>tablero, jaque mate, juego, estrategia, </text:p>
          </table:table-cell>
          <table:table-cell office:value-type="string" calcext:value-type="string">
            <text:p><text:s/>\f443</text:p>
          </table:table-cell>
          <table:table-cell table:formula="of:=CONCATENATE(&quot;Fontawesome.create!(&quot;;[.$B$1];&quot;: '&quot;;TRIM([.$B237]);&quot;', &quot;;[.$C$1];&quot;: '&quot;;TRIM([.$C237]);&quot;', &quot;;[.$D$1];&quot;: '&quot;;TRIM([.$D237]);&quot;', &quot;;[.$E$1];&quot;: '&quot;;TRIM([.$E237]);&quot;')&quot;)" office:value-type="string" office:string-value="Fontawesome.create!(prefijo_nombre_css: 'fas fa-chess-pawn: Ajedrez Pawn', icono: 'fas fa-chess-pawn', termino: 'tablero, jaque mate, juego, estrategia,', codigo_css: '\f443')" calcext:value-type="string">
            <text:p>Fontawesome.create!(prefijo_nombre_css: 'fas fa-chess-pawn: Ajedrez Pawn', icono: 'fas fa-chess-pawn', termino: 'tablero, jaque mate, juego, estrategia,', codigo_css: '\f443')</text:p>
          </table:table-cell>
        </table:table-row>
        <table:table-row table:style-name="ro1">
          <table:table-cell/>
          <table:table-cell office:value-type="string" calcext:value-type="string">
            <text:p>fas fa-chess-queen: Ajedrez Queen </text:p>
          </table:table-cell>
          <table:table-cell office:value-type="string" calcext:value-type="string">
            <text:p><text:s/>fas fa-chess-queen </text:p>
          </table:table-cell>
          <table:table-cell office:value-type="string" calcext:value-type="string">
            <text:p><text:s/>tablero, jaque mate, juego, estrategia, </text:p>
          </table:table-cell>
          <table:table-cell office:value-type="string" calcext:value-type="string">
            <text:p><text:s/>\f445</text:p>
          </table:table-cell>
          <table:table-cell table:formula="of:=CONCATENATE(&quot;Fontawesome.create!(&quot;;[.$B$1];&quot;: '&quot;;TRIM([.$B238]);&quot;', &quot;;[.$C$1];&quot;: '&quot;;TRIM([.$C238]);&quot;', &quot;;[.$D$1];&quot;: '&quot;;TRIM([.$D238]);&quot;', &quot;;[.$E$1];&quot;: '&quot;;TRIM([.$E238]);&quot;')&quot;)" office:value-type="string" office:string-value="Fontawesome.create!(prefijo_nombre_css: 'fas fa-chess-queen: Ajedrez Queen', icono: 'fas fa-chess-queen', termino: 'tablero, jaque mate, juego, estrategia,', codigo_css: '\f445')" calcext:value-type="string">
            <text:p>Fontawesome.create!(prefijo_nombre_css: 'fas fa-chess-queen: Ajedrez Queen', icono: 'fas fa-chess-queen', termino: 'tablero, jaque mate, juego, estrategia,', codigo_css: '\f445')</text:p>
          </table:table-cell>
        </table:table-row>
        <table:table-row table:style-name="ro1">
          <table:table-cell/>
          <table:table-cell office:value-type="string" calcext:value-type="string">
            <text:p>fas fa-chess-rook: Ajedrez Rook </text:p>
          </table:table-cell>
          <table:table-cell office:value-type="string" calcext:value-type="string">
            <text:p><text:s/>fas fa-chess-rook </text:p>
          </table:table-cell>
          <table:table-cell office:value-type="string" calcext:value-type="string">
            <text:p><text:s/>tablero, castillo, jaque mate, juego, estrategia, </text:p>
          </table:table-cell>
          <table:table-cell office:value-type="string" calcext:value-type="string">
            <text:p><text:s/>\f447</text:p>
          </table:table-cell>
          <table:table-cell table:formula="of:=CONCATENATE(&quot;Fontawesome.create!(&quot;;[.$B$1];&quot;: '&quot;;TRIM([.$B239]);&quot;', &quot;;[.$C$1];&quot;: '&quot;;TRIM([.$C239]);&quot;', &quot;;[.$D$1];&quot;: '&quot;;TRIM([.$D239]);&quot;', &quot;;[.$E$1];&quot;: '&quot;;TRIM([.$E239]);&quot;')&quot;)" office:value-type="string" office:string-value="Fontawesome.create!(prefijo_nombre_css: 'fas fa-chess-rook: Ajedrez Rook', icono: 'fas fa-chess-rook', termino: 'tablero, castillo, jaque mate, juego, estrategia,', codigo_css: '\f447')" calcext:value-type="string">
            <text:p>Fontawesome.create!(prefijo_nombre_css: 'fas fa-chess-rook: Ajedrez Rook', icono: 'fas fa-chess-rook', termino: 'tablero, castillo, jaque mate, juego, estrategia,', codigo_css: '\f447')</text:p>
          </table:table-cell>
        </table:table-row>
        <table:table-row table:style-name="ro1">
          <table:table-cell/>
          <table:table-cell office:value-type="string" calcext:value-type="string">
            <text:p>fas fa-chevron-circle-down: Círculo de Chevron hacia abajo </text:p>
          </table:table-cell>
          <table:table-cell office:value-type="string" calcext:value-type="string">
            <text:p><text:s/>fas fa-chevron-circle-down </text:p>
          </table:table-cell>
          <table:table-cell office:value-type="string" calcext:value-type="string">
            <text:p><text:s/>flecha, descargar, desplegable, menú, más, </text:p>
          </table:table-cell>
          <table:table-cell office:value-type="string" calcext:value-type="string">
            <text:p><text:s/>\f13a</text:p>
          </table:table-cell>
          <table:table-cell table:formula="of:=CONCATENATE(&quot;Fontawesome.create!(&quot;;[.$B$1];&quot;: '&quot;;TRIM([.$B240]);&quot;', &quot;;[.$C$1];&quot;: '&quot;;TRIM([.$C240]);&quot;', &quot;;[.$D$1];&quot;: '&quot;;TRIM([.$D240]);&quot;', &quot;;[.$E$1];&quot;: '&quot;;TRIM([.$E240]);&quot;')&quot;)" office:value-type="string" office:string-value="Fontawesome.create!(prefijo_nombre_css: 'fas fa-chevron-circle-down: Círculo de Chevron hacia abajo', icono: 'fas fa-chevron-circle-down', termino: 'flecha, descargar, desplegable, menú, más,', codigo_css: '\f13a')" calcext:value-type="string">
            <text:p>Fontawesome.create!(prefijo_nombre_css: 'fas fa-chevron-circle-down: Círculo de Chevron hacia abajo', icono: 'fas fa-chevron-circle-down', termino: 'flecha, descargar, desplegable, menú, más,', codigo_css: '\f13a')</text:p>
          </table:table-cell>
        </table:table-row>
        <table:table-row table:style-name="ro1">
          <table:table-cell/>
          <table:table-cell office:value-type="string" calcext:value-type="string">
            <text:p>fas fa-chevron-circle-left: Círculo de Chevron a la izquierda </text:p>
          </table:table-cell>
          <table:table-cell office:value-type="string" calcext:value-type="string">
            <text:p><text:s/>fas fa-chevron-circle-left </text:p>
          </table:table-cell>
          <table:table-cell office:value-type="string" calcext:value-type="string">
            <text:p><text:s/>flecha, atrás, anterior, </text:p>
          </table:table-cell>
          <table:table-cell office:value-type="string" calcext:value-type="string">
            <text:p><text:s/>\f137</text:p>
          </table:table-cell>
          <table:table-cell table:formula="of:=CONCATENATE(&quot;Fontawesome.create!(&quot;;[.$B$1];&quot;: '&quot;;TRIM([.$B241]);&quot;', &quot;;[.$C$1];&quot;: '&quot;;TRIM([.$C241]);&quot;', &quot;;[.$D$1];&quot;: '&quot;;TRIM([.$D241]);&quot;', &quot;;[.$E$1];&quot;: '&quot;;TRIM([.$E241]);&quot;')&quot;)" office:value-type="string" office:string-value="Fontawesome.create!(prefijo_nombre_css: 'fas fa-chevron-circle-left: Círculo de Chevron a la izquierda', icono: 'fas fa-chevron-circle-left', termino: 'flecha, atrás, anterior,', codigo_css: '\f137')" calcext:value-type="string">
            <text:p>Fontawesome.create!(prefijo_nombre_css: 'fas fa-chevron-circle-left: Círculo de Chevron a la izquierda', icono: 'fas fa-chevron-circle-left', termino: 'flecha, atrás, anterior,', codigo_css: '\f137')</text:p>
          </table:table-cell>
        </table:table-row>
        <table:table-row table:style-name="ro1">
          <table:table-cell/>
          <table:table-cell office:value-type="string" calcext:value-type="string">
            <text:p>fas fa-chevron-circle-right: Círculo de Chevron a la derecha </text:p>
          </table:table-cell>
          <table:table-cell office:value-type="string" calcext:value-type="string">
            <text:p><text:s/>fas fa-chevron-circle-right </text:p>
          </table:table-cell>
          <table:table-cell office:value-type="string" calcext:value-type="string">
            <text:p><text:s/>flecha, adelante, siguiente, </text:p>
          </table:table-cell>
          <table:table-cell office:value-type="string" calcext:value-type="string">
            <text:p><text:s/>\f138</text:p>
          </table:table-cell>
          <table:table-cell table:formula="of:=CONCATENATE(&quot;Fontawesome.create!(&quot;;[.$B$1];&quot;: '&quot;;TRIM([.$B242]);&quot;', &quot;;[.$C$1];&quot;: '&quot;;TRIM([.$C242]);&quot;', &quot;;[.$D$1];&quot;: '&quot;;TRIM([.$D242]);&quot;', &quot;;[.$E$1];&quot;: '&quot;;TRIM([.$E242]);&quot;')&quot;)" office:value-type="string" office:string-value="Fontawesome.create!(prefijo_nombre_css: 'fas fa-chevron-circle-right: Círculo de Chevron a la derecha', icono: 'fas fa-chevron-circle-right', termino: 'flecha, adelante, siguiente,', codigo_css: '\f138')" calcext:value-type="string">
            <text:p>Fontawesome.create!(prefijo_nombre_css: 'fas fa-chevron-circle-right: Círculo de Chevron a la derecha', icono: 'fas fa-chevron-circle-right', termino: 'flecha, adelante, siguiente,', codigo_css: '\f138')</text:p>
          </table:table-cell>
        </table:table-row>
        <table:table-row table:style-name="ro1">
          <table:table-cell/>
          <table:table-cell office:value-type="string" calcext:value-type="string">
            <text:p>fas fa-chevron-circle-up: Chevron Circulo Up </text:p>
          </table:table-cell>
          <table:table-cell office:value-type="string" calcext:value-type="string">
            <text:p><text:s/>fas fa-chevron-circle-up </text:p>
          </table:table-cell>
          <table:table-cell office:value-type="string" calcext:value-type="string">
            <text:p><text:s/>flecha, colapso, subir, </text:p>
          </table:table-cell>
          <table:table-cell office:value-type="string" calcext:value-type="string">
            <text:p><text:s/>\f139</text:p>
          </table:table-cell>
          <table:table-cell table:formula="of:=CONCATENATE(&quot;Fontawesome.create!(&quot;;[.$B$1];&quot;: '&quot;;TRIM([.$B243]);&quot;', &quot;;[.$C$1];&quot;: '&quot;;TRIM([.$C243]);&quot;', &quot;;[.$D$1];&quot;: '&quot;;TRIM([.$D243]);&quot;', &quot;;[.$E$1];&quot;: '&quot;;TRIM([.$E243]);&quot;')&quot;)" office:value-type="string" office:string-value="Fontawesome.create!(prefijo_nombre_css: 'fas fa-chevron-circle-up: Chevron Circulo Up', icono: 'fas fa-chevron-circle-up', termino: 'flecha, colapso, subir,', codigo_css: '\f139')" calcext:value-type="string">
            <text:p>Fontawesome.create!(prefijo_nombre_css: 'fas fa-chevron-circle-up: Chevron Circulo Up', icono: 'fas fa-chevron-circle-up', termino: 'flecha, colapso, subir,', codigo_css: '\f139')</text:p>
          </table:table-cell>
        </table:table-row>
        <table:table-row table:style-name="ro1">
          <table:table-cell/>
          <table:table-cell office:value-type="string" calcext:value-type="string">
            <text:p>fas fa-chevron-down: chevron-down </text:p>
          </table:table-cell>
          <table:table-cell office:value-type="string" calcext:value-type="string">
            <text:p><text:s/>fas fa-chevron-down </text:p>
          </table:table-cell>
          <table:table-cell office:value-type="string" calcext:value-type="string">
            <text:p><text:s/>flecha, descargar, expandir, </text:p>
          </table:table-cell>
          <table:table-cell office:value-type="string" calcext:value-type="string">
            <text:p><text:s/>\f078</text:p>
          </table:table-cell>
          <table:table-cell table:formula="of:=CONCATENATE(&quot;Fontawesome.create!(&quot;;[.$B$1];&quot;: '&quot;;TRIM([.$B244]);&quot;', &quot;;[.$C$1];&quot;: '&quot;;TRIM([.$C244]);&quot;', &quot;;[.$D$1];&quot;: '&quot;;TRIM([.$D244]);&quot;', &quot;;[.$E$1];&quot;: '&quot;;TRIM([.$E244]);&quot;')&quot;)" office:value-type="string" office:string-value="Fontawesome.create!(prefijo_nombre_css: 'fas fa-chevron-down: chevron-down', icono: 'fas fa-chevron-down', termino: 'flecha, descargar, expandir,', codigo_css: '\f078')" calcext:value-type="string">
            <text:p>Fontawesome.create!(prefijo_nombre_css: 'fas fa-chevron-down: chevron-down', icono: 'fas fa-chevron-down', termino: 'flecha, descargar, expandir,', codigo_css: '\f078')</text:p>
          </table:table-cell>
        </table:table-row>
        <table:table-row table:style-name="ro1">
          <table:table-cell/>
          <table:table-cell office:value-type="string" calcext:value-type="string">
            <text:p>fas fa-chevron-left: chevron-left </text:p>
          </table:table-cell>
          <table:table-cell office:value-type="string" calcext:value-type="string">
            <text:p><text:s/>fas fa-chevron-left </text:p>
          </table:table-cell>
          <table:table-cell office:value-type="string" calcext:value-type="string">
            <text:p><text:s/>anterior, flecha, atrás, corchete, </text:p>
          </table:table-cell>
          <table:table-cell office:value-type="string" calcext:value-type="string">
            <text:p><text:s/>\f053</text:p>
          </table:table-cell>
          <table:table-cell table:formula="of:=CONCATENATE(&quot;Fontawesome.create!(&quot;;[.$B$1];&quot;: '&quot;;TRIM([.$B245]);&quot;', &quot;;[.$C$1];&quot;: '&quot;;TRIM([.$C245]);&quot;', &quot;;[.$D$1];&quot;: '&quot;;TRIM([.$D245]);&quot;', &quot;;[.$E$1];&quot;: '&quot;;TRIM([.$E245]);&quot;')&quot;)" office:value-type="string" office:string-value="Fontawesome.create!(prefijo_nombre_css: 'fas fa-chevron-left: chevron-left', icono: 'fas fa-chevron-left', termino: 'anterior, flecha, atrás, corchete,', codigo_css: '\f053')" calcext:value-type="string">
            <text:p>Fontawesome.create!(prefijo_nombre_css: 'fas fa-chevron-left: chevron-left', icono: 'fas fa-chevron-left', termino: 'anterior, flecha, atrás, corchete,', codigo_css: '\f053')</text:p>
          </table:table-cell>
        </table:table-row>
        <table:table-row table:style-name="ro1">
          <table:table-cell/>
          <table:table-cell office:value-type="string" calcext:value-type="string">
            <text:p>fas fa-chevron-right: chevron-right </text:p>
          </table:table-cell>
          <table:table-cell office:value-type="string" calcext:value-type="string">
            <text:p><text:s/>fas fa-chevron-right </text:p>
          </table:table-cell>
          <table:table-cell office:value-type="string" calcext:value-type="string">
            <text:p><text:s/>flecha, corchete, adelante, siguiente, </text:p>
          </table:table-cell>
          <table:table-cell office:value-type="string" calcext:value-type="string">
            <text:p><text:s/>\f054</text:p>
          </table:table-cell>
          <table:table-cell table:formula="of:=CONCATENATE(&quot;Fontawesome.create!(&quot;;[.$B$1];&quot;: '&quot;;TRIM([.$B246]);&quot;', &quot;;[.$C$1];&quot;: '&quot;;TRIM([.$C246]);&quot;', &quot;;[.$D$1];&quot;: '&quot;;TRIM([.$D246]);&quot;', &quot;;[.$E$1];&quot;: '&quot;;TRIM([.$E246]);&quot;')&quot;)" office:value-type="string" office:string-value="Fontawesome.create!(prefijo_nombre_css: 'fas fa-chevron-right: chevron-right', icono: 'fas fa-chevron-right', termino: 'flecha, corchete, adelante, siguiente,', codigo_css: '\f054')" calcext:value-type="string">
            <text:p>Fontawesome.create!(prefijo_nombre_css: 'fas fa-chevron-right: chevron-right', icono: 'fas fa-chevron-right', termino: 'flecha, corchete, adelante, siguiente,', codigo_css: '\f054')</text:p>
          </table:table-cell>
        </table:table-row>
        <table:table-row table:style-name="ro1">
          <table:table-cell/>
          <table:table-cell office:value-type="string" calcext:value-type="string">
            <text:p>fas fa-chevron-up: chevron-up </text:p>
          </table:table-cell>
          <table:table-cell office:value-type="string" calcext:value-type="string">
            <text:p><text:s/>fas fa-chevron-up </text:p>
          </table:table-cell>
          <table:table-cell office:value-type="string" calcext:value-type="string">
            <text:p><text:s/>flecha, colapso, subir, </text:p>
          </table:table-cell>
          <table:table-cell office:value-type="string" calcext:value-type="string">
            <text:p><text:s/>\f077</text:p>
          </table:table-cell>
          <table:table-cell table:formula="of:=CONCATENATE(&quot;Fontawesome.create!(&quot;;[.$B$1];&quot;: '&quot;;TRIM([.$B247]);&quot;', &quot;;[.$C$1];&quot;: '&quot;;TRIM([.$C247]);&quot;', &quot;;[.$D$1];&quot;: '&quot;;TRIM([.$D247]);&quot;', &quot;;[.$E$1];&quot;: '&quot;;TRIM([.$E247]);&quot;')&quot;)" office:value-type="string" office:string-value="Fontawesome.create!(prefijo_nombre_css: 'fas fa-chevron-up: chevron-up', icono: 'fas fa-chevron-up', termino: 'flecha, colapso, subir,', codigo_css: '\f077')" calcext:value-type="string">
            <text:p>Fontawesome.create!(prefijo_nombre_css: 'fas fa-chevron-up: chevron-up', icono: 'fas fa-chevron-up', termino: 'flecha, colapso, subir,', codigo_css: '\f077')</text:p>
          </table:table-cell>
        </table:table-row>
        <table:table-row table:style-name="ro1">
          <table:table-cell/>
          <table:table-cell office:value-type="string" calcext:value-type="string">
            <text:p>fas fa-child: Niño </text:p>
          </table:table-cell>
          <table:table-cell office:value-type="string" calcext:value-type="string">
            <text:p><text:s/>fas fa-child </text:p>
          </table:table-cell>
          <table:table-cell office:value-type="string" calcext:value-type="string">
            <text:p><text:s/>niño, niña, niño, niñito, joven, </text:p>
          </table:table-cell>
          <table:table-cell office:value-type="string" calcext:value-type="string">
            <text:p><text:s/>\f1ae</text:p>
          </table:table-cell>
          <table:table-cell table:formula="of:=CONCATENATE(&quot;Fontawesome.create!(&quot;;[.$B$1];&quot;: '&quot;;TRIM([.$B248]);&quot;', &quot;;[.$C$1];&quot;: '&quot;;TRIM([.$C248]);&quot;', &quot;;[.$D$1];&quot;: '&quot;;TRIM([.$D248]);&quot;', &quot;;[.$E$1];&quot;: '&quot;;TRIM([.$E248]);&quot;')&quot;)" office:value-type="string" office:string-value="Fontawesome.create!(prefijo_nombre_css: 'fas fa-child: Niño', icono: 'fas fa-child', termino: 'niño, niña, niño, niñito, joven,', codigo_css: '\f1ae')" calcext:value-type="string">
            <text:p>Fontawesome.create!(prefijo_nombre_css: 'fas fa-child: Niño', icono: 'fas fa-child', termino: 'niño, niña, niño, niñito, joven,', codigo_css: '\f1ae')</text:p>
          </table:table-cell>
        </table:table-row>
        <table:table-row table:style-name="ro1">
          <table:table-cell/>
          <table:table-cell office:value-type="string" calcext:value-type="string">
            <text:p>fab fa-chrome: Cromo </text:p>
          </table:table-cell>
          <table:table-cell office:value-type="string" calcext:value-type="string">
            <text:p><text:s/>fab fa-chrome </text:p>
          </table:table-cell>
          <table:table-cell office:value-type="string" calcext:value-type="string">
            <text:p><text:s/>navegador, </text:p>
          </table:table-cell>
          <table:table-cell office:value-type="string" calcext:value-type="string">
            <text:p><text:s/>\f268</text:p>
          </table:table-cell>
          <table:table-cell table:formula="of:=CONCATENATE(&quot;Fontawesome.create!(&quot;;[.$B$1];&quot;: '&quot;;TRIM([.$B249]);&quot;', &quot;;[.$C$1];&quot;: '&quot;;TRIM([.$C249]);&quot;', &quot;;[.$D$1];&quot;: '&quot;;TRIM([.$D249]);&quot;', &quot;;[.$E$1];&quot;: '&quot;;TRIM([.$E249]);&quot;')&quot;)" office:value-type="string" office:string-value="Fontawesome.create!(prefijo_nombre_css: 'fab fa-chrome: Cromo', icono: 'fab fa-chrome', termino: 'navegador,', codigo_css: '\f268')" calcext:value-type="string">
            <text:p>Fontawesome.create!(prefijo_nombre_css: 'fab fa-chrome: Cromo', icono: 'fab fa-chrome', termino: 'navegador,', codigo_css: '\f268')</text:p>
          </table:table-cell>
        </table:table-row>
        <table:table-row table:style-name="ro1">
          <table:table-cell/>
          <table:table-cell office:value-type="string" calcext:value-type="string">
            <text:p>fab fa-chromecast: Cromocast </text:p>
          </table:table-cell>
          <table:table-cell office:value-type="string" calcext:value-type="string">
            <text:p><text:s/>fab fa-chromeca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8</text:p>
          </table:table-cell>
          <table:table-cell table:formula="of:=CONCATENATE(&quot;Fontawesome.create!(&quot;;[.$B$1];&quot;: '&quot;;TRIM([.$B250]);&quot;', &quot;;[.$C$1];&quot;: '&quot;;TRIM([.$C250]);&quot;', &quot;;[.$D$1];&quot;: '&quot;;TRIM([.$D250]);&quot;', &quot;;[.$E$1];&quot;: '&quot;;TRIM([.$E250]);&quot;')&quot;)" office:value-type="string" office:string-value="Fontawesome.create!(prefijo_nombre_css: 'fab fa-chromecast: Cromocast', icono: 'fab fa-chromecast', termino: '', codigo_css: '\f838')" calcext:value-type="string">
            <text:p>Fontawesome.create!(prefijo_nombre_css: 'fab fa-chromecast: Cromocast', icono: 'fab fa-chromecast', termino: '', codigo_css: '\f838')</text:p>
          </table:table-cell>
        </table:table-row>
        <table:table-row table:style-name="ro1">
          <table:table-cell/>
          <table:table-cell office:value-type="string" calcext:value-type="string">
            <text:p>fas fa-church: Iglesia </text:p>
          </table:table-cell>
          <table:table-cell office:value-type="string" calcext:value-type="string">
            <text:p><text:s/>fas fa-church </text:p>
          </table:table-cell>
          <table:table-cell office:value-type="string" calcext:value-type="string">
            <text:p><text:s/>catedral, capilla, comunidad, edificio, religión, </text:p>
          </table:table-cell>
          <table:table-cell office:value-type="string" calcext:value-type="string">
            <text:p><text:s/>\f51d</text:p>
          </table:table-cell>
          <table:table-cell table:formula="of:=CONCATENATE(&quot;Fontawesome.create!(&quot;;[.$B$1];&quot;: '&quot;;TRIM([.$B251]);&quot;', &quot;;[.$C$1];&quot;: '&quot;;TRIM([.$C251]);&quot;', &quot;;[.$D$1];&quot;: '&quot;;TRIM([.$D251]);&quot;', &quot;;[.$E$1];&quot;: '&quot;;TRIM([.$E251]);&quot;')&quot;)" office:value-type="string" office:string-value="Fontawesome.create!(prefijo_nombre_css: 'fas fa-church: Iglesia', icono: 'fas fa-church', termino: 'catedral, capilla, comunidad, edificio, religión,', codigo_css: '\f51d')" calcext:value-type="string">
            <text:p>Fontawesome.create!(prefijo_nombre_css: 'fas fa-church: Iglesia', icono: 'fas fa-church', termino: 'catedral, capilla, comunidad, edificio, religión,', codigo_css: '\f51d')</text:p>
          </table:table-cell>
        </table:table-row>
        <table:table-row table:style-name="ro1">
          <table:table-cell/>
          <table:table-cell office:value-type="string" calcext:value-type="string">
            <text:p>fas fa-circle: Circulo </text:p>
          </table:table-cell>
          <table:table-cell office:value-type="string" calcext:value-type="string">
            <text:p><text:s/>fas fa-circle </text:p>
          </table:table-cell>
          <table:table-cell office:value-type="string" calcext:value-type="string">
            <text:p><text:s/>círculo delgado, diámetro, elipse, notificación, puntito, ronda, </text:p>
          </table:table-cell>
          <table:table-cell office:value-type="string" calcext:value-type="string">
            <text:p><text:s/>\f111</text:p>
          </table:table-cell>
          <table:table-cell table:formula="of:=CONCATENATE(&quot;Fontawesome.create!(&quot;;[.$B$1];&quot;: '&quot;;TRIM([.$B252]);&quot;', &quot;;[.$C$1];&quot;: '&quot;;TRIM([.$C252]);&quot;', &quot;;[.$D$1];&quot;: '&quot;;TRIM([.$D252]);&quot;', &quot;;[.$E$1];&quot;: '&quot;;TRIM([.$E252]);&quot;')&quot;)" office:value-type="string" office:string-value="Fontawesome.create!(prefijo_nombre_css: 'fas fa-circle: Circulo', icono: 'fas fa-circle', termino: 'círculo delgado, diámetro, elipse, notificación, puntito, ronda,', codigo_css: '\f111')" calcext:value-type="string">
            <text:p>Fontawesome.create!(prefijo_nombre_css: 'fas fa-circle: Circulo', icono: 'fas fa-circle', termino: 'círculo delgado, diámetro, elipse, notificación, puntito, ronda,', codigo_css: '\f111')</text:p>
          </table:table-cell>
        </table:table-row>
        <table:table-row table:style-name="ro1">
          <table:table-cell/>
          <table:table-cell office:value-type="string" calcext:value-type="string">
            <text:p>fas fa-circle-notch: Circulo Notched </text:p>
          </table:table-cell>
          <table:table-cell office:value-type="string" calcext:value-type="string">
            <text:p><text:s/>fas fa-circle-notch </text:p>
          </table:table-cell>
          <table:table-cell office:value-type="string" calcext:value-type="string">
            <text:p><text:s/>círculo-o-notch, diámetro, elipse, hilandero, punto, redondo, </text:p>
          </table:table-cell>
          <table:table-cell office:value-type="string" calcext:value-type="string">
            <text:p><text:s/>\f1ce</text:p>
          </table:table-cell>
          <table:table-cell table:formula="of:=CONCATENATE(&quot;Fontawesome.create!(&quot;;[.$B$1];&quot;: '&quot;;TRIM([.$B253]);&quot;', &quot;;[.$C$1];&quot;: '&quot;;TRIM([.$C253]);&quot;', &quot;;[.$D$1];&quot;: '&quot;;TRIM([.$D253]);&quot;', &quot;;[.$E$1];&quot;: '&quot;;TRIM([.$E253]);&quot;')&quot;)" office:value-type="string" office:string-value="Fontawesome.create!(prefijo_nombre_css: 'fas fa-circle-notch: Circulo Notched', icono: 'fas fa-circle-notch', termino: 'círculo-o-notch, diámetro, elipse, hilandero, punto, redondo,', codigo_css: '\f1ce')" calcext:value-type="string">
            <text:p>Fontawesome.create!(prefijo_nombre_css: 'fas fa-circle-notch: Circulo Notched', icono: 'fas fa-circle-notch', termino: 'círculo-o-notch, diámetro, elipse, hilandero, punto, redondo,', codigo_css: '\f1ce')</text:p>
          </table:table-cell>
        </table:table-row>
        <table:table-row table:style-name="ro1">
          <table:table-cell/>
          <table:table-cell office:value-type="string" calcext:value-type="string">
            <text:p>fas fa-city: Ciudad </text:p>
          </table:table-cell>
          <table:table-cell office:value-type="string" calcext:value-type="string">
            <text:p><text:s/>fas fa-city </text:p>
          </table:table-cell>
          <table:table-cell office:value-type="string" calcext:value-type="string">
            <text:p><text:s/>edificios, ocupado, rascacielos, urbano, ventanas, </text:p>
          </table:table-cell>
          <table:table-cell office:value-type="string" calcext:value-type="string">
            <text:p><text:s/>\f64f</text:p>
          </table:table-cell>
          <table:table-cell table:formula="of:=CONCATENATE(&quot;Fontawesome.create!(&quot;;[.$B$1];&quot;: '&quot;;TRIM([.$B254]);&quot;', &quot;;[.$C$1];&quot;: '&quot;;TRIM([.$C254]);&quot;', &quot;;[.$D$1];&quot;: '&quot;;TRIM([.$D254]);&quot;', &quot;;[.$E$1];&quot;: '&quot;;TRIM([.$E254]);&quot;')&quot;)" office:value-type="string" office:string-value="Fontawesome.create!(prefijo_nombre_css: 'fas fa-city: Ciudad', icono: 'fas fa-city', termino: 'edificios, ocupado, rascacielos, urbano, ventanas,', codigo_css: '\f64f')" calcext:value-type="string">
            <text:p>Fontawesome.create!(prefijo_nombre_css: 'fas fa-city: Ciudad', icono: 'fas fa-city', termino: 'edificios, ocupado, rascacielos, urbano, ventanas,', codigo_css: '\f64f')</text:p>
          </table:table-cell>
        </table:table-row>
        <table:table-row table:style-name="ro1">
          <table:table-cell/>
          <table:table-cell office:value-type="string" calcext:value-type="string">
            <text:p>fas fa-clinic-medical: Clinica Medica </text:p>
          </table:table-cell>
          <table:table-cell office:value-type="string" calcext:value-type="string">
            <text:p><text:s/>fas fa-clinic-medical </text:p>
          </table:table-cell>
          <table:table-cell office:value-type="string" calcext:value-type="string">
            <text:p><text:s/>covid-19, enfermería, hospital, medicina, médico, médico general, oficina, </text:p>
          </table:table-cell>
          <table:table-cell office:value-type="string" calcext:value-type="string">
            <text:p><text:s/>\f7f2</text:p>
          </table:table-cell>
          <table:table-cell table:formula="of:=CONCATENATE(&quot;Fontawesome.create!(&quot;;[.$B$1];&quot;: '&quot;;TRIM([.$B255]);&quot;', &quot;;[.$C$1];&quot;: '&quot;;TRIM([.$C255]);&quot;', &quot;;[.$D$1];&quot;: '&quot;;TRIM([.$D255]);&quot;', &quot;;[.$E$1];&quot;: '&quot;;TRIM([.$E255]);&quot;')&quot;)" office:value-type="string" office:string-value="Fontawesome.create!(prefijo_nombre_css: 'fas fa-clinic-medical: Clinica Medica', icono: 'fas fa-clinic-medical', termino: 'covid-19, enfermería, hospital, medicina, médico, médico general, oficina,', codigo_css: '\f7f2')" calcext:value-type="string">
            <text:p>Fontawesome.create!(prefijo_nombre_css: 'fas fa-clinic-medical: Clinica Medica', icono: 'fas fa-clinic-medical', termino: 'covid-19, enfermería, hospital, medicina, médico, médico general, oficina,', codigo_css: '\f7f2')</text:p>
          </table:table-cell>
        </table:table-row>
        <table:table-row table:style-name="ro1">
          <table:table-cell/>
          <table:table-cell office:value-type="string" calcext:value-type="string">
            <text:p>fas fa-clipboard: Portapapeles </text:p>
          </table:table-cell>
          <table:table-cell office:value-type="string" calcext:value-type="string">
            <text:p><text:s/>fas fa-clipboard </text:p>
          </table:table-cell>
          <table:table-cell office:value-type="string" calcext:value-type="string">
            <text:p><text:s/>copiar, notas, pegar, grabar, </text:p>
          </table:table-cell>
          <table:table-cell office:value-type="string" calcext:value-type="string">
            <text:p><text:s/>\f328</text:p>
          </table:table-cell>
          <table:table-cell table:formula="of:=CONCATENATE(&quot;Fontawesome.create!(&quot;;[.$B$1];&quot;: '&quot;;TRIM([.$B256]);&quot;', &quot;;[.$C$1];&quot;: '&quot;;TRIM([.$C256]);&quot;', &quot;;[.$D$1];&quot;: '&quot;;TRIM([.$D256]);&quot;', &quot;;[.$E$1];&quot;: '&quot;;TRIM([.$E256]);&quot;')&quot;)" office:value-type="string" office:string-value="Fontawesome.create!(prefijo_nombre_css: 'fas fa-clipboard: Portapapeles', icono: 'fas fa-clipboard', termino: 'copiar, notas, pegar, grabar,', codigo_css: '\f328')" calcext:value-type="string">
            <text:p>Fontawesome.create!(prefijo_nombre_css: 'fas fa-clipboard: Portapapeles', icono: 'fas fa-clipboard', termino: 'copiar, notas, pegar, grabar,', codigo_css: '\f328')</text:p>
          </table:table-cell>
        </table:table-row>
        <table:table-row table:style-name="ro1">
          <table:table-cell/>
          <table:table-cell office:value-type="string" calcext:value-type="string">
            <text:p>fas fa-clipboard-check: Portapapeles with Cheque </text:p>
          </table:table-cell>
          <table:table-cell office:value-type="string" calcext:value-type="string">
            <text:p><text:s/>fas fa-clipboard-check </text:p>
          </table:table-cell>
          <table:table-cell office:value-type="string" calcext:value-type="string">
            <text:p><text:s/>aceptar, estar de acuerdo, confirmar, hecho, de acuerdo, seleccionar, éxito, marcar, todo, sí, calificar </text:p>
          </table:table-cell>
          <table:table-cell office:value-type="string" calcext:value-type="string">
            <text:p><text:s/>\f46c</text:p>
          </table:table-cell>
          <table:table-cell table:formula="of:=CONCATENATE(&quot;Fontawesome.create!(&quot;;[.$B$1];&quot;: '&quot;;TRIM([.$B257]);&quot;', &quot;;[.$C$1];&quot;: '&quot;;TRIM([.$C257]);&quot;', &quot;;[.$D$1];&quot;: '&quot;;TRIM([.$D257]);&quot;', &quot;;[.$E$1];&quot;: '&quot;;TRIM([.$E257]);&quot;')&quot;)" office:value-type="string" office:string-value="Fontawesome.create!(prefijo_nombre_css: 'fas fa-clipboard-check: Portapapeles with Cheque', icono: 'fas fa-clipboard-check', termino: 'aceptar, estar de acuerdo, confirmar, hecho, de acuerdo, seleccionar, éxito, marcar, todo, sí, calificar', codigo_css: '\f46c')" calcext:value-type="string">
            <text:p>Fontawesome.create!(prefijo_nombre_css: 'fas fa-clipboard-check: Portapapeles with Cheque', icono: 'fas fa-clipboard-check', termino: 'aceptar, estar de acuerdo, confirmar, hecho, de acuerdo, seleccionar, éxito, marcar, todo, sí, calificar', codigo_css: '\f46c')</text:p>
          </table:table-cell>
        </table:table-row>
        <table:table-row table:style-name="ro1">
          <table:table-cell/>
          <table:table-cell office:value-type="string" calcext:value-type="string">
            <text:p>fas fa-clipboard-list: Portapapeles List </text:p>
          </table:table-cell>
          <table:table-cell office:value-type="string" calcext:value-type="string">
            <text:p><text:s/>fas fa-clipboard-list </text:p>
          </table:table-cell>
          <table:table-cell office:value-type="string" calcext:value-type="string">
            <text:p><text:s/>lista de verificación, completado, hecho, terminado, intinerario, ol, horario, tick, todo, ul, grado </text:p>
          </table:table-cell>
          <table:table-cell office:value-type="string" calcext:value-type="string">
            <text:p><text:s/>\f46d</text:p>
          </table:table-cell>
          <table:table-cell table:formula="of:=CONCATENATE(&quot;Fontawesome.create!(&quot;;[.$B$1];&quot;: '&quot;;TRIM([.$B258]);&quot;', &quot;;[.$C$1];&quot;: '&quot;;TRIM([.$C258]);&quot;', &quot;;[.$D$1];&quot;: '&quot;;TRIM([.$D258]);&quot;', &quot;;[.$E$1];&quot;: '&quot;;TRIM([.$E258]);&quot;')&quot;)" office:value-type="string" office:string-value="Fontawesome.create!(prefijo_nombre_css: 'fas fa-clipboard-list: Portapapeles List', icono: 'fas fa-clipboard-list', termino: 'lista de verificación, completado, hecho, terminado, intinerario, ol, horario, tick, todo, ul, grado', codigo_css: '\f46d')" calcext:value-type="string">
            <text:p>Fontawesome.create!(prefijo_nombre_css: 'fas fa-clipboard-list: Portapapeles List', icono: 'fas fa-clipboard-list', termino: 'lista de verificación, completado, hecho, terminado, intinerario, ol, horario, tick, todo, ul, grado', codigo_css: '\f46d')</text:p>
          </table:table-cell>
        </table:table-row>
        <table:table-row table:style-name="ro1">
          <table:table-cell/>
          <table:table-cell office:value-type="string" calcext:value-type="string">
            <text:p>fas fa-clock: Reloj </text:p>
          </table:table-cell>
          <table:table-cell office:value-type="string" calcext:value-type="string">
            <text:p><text:s/>fas fa-clock </text:p>
          </table:table-cell>
          <table:table-cell office:value-type="string" calcext:value-type="string">
            <text:p><text:s/>fecha, tarde, horario, hora, temporizador, marca de tiempo, reloj, </text:p>
          </table:table-cell>
          <table:table-cell office:value-type="string" calcext:value-type="string">
            <text:p><text:s/>\f017</text:p>
          </table:table-cell>
          <table:table-cell table:formula="of:=CONCATENATE(&quot;Fontawesome.create!(&quot;;[.$B$1];&quot;: '&quot;;TRIM([.$B259]);&quot;', &quot;;[.$C$1];&quot;: '&quot;;TRIM([.$C259]);&quot;', &quot;;[.$D$1];&quot;: '&quot;;TRIM([.$D259]);&quot;', &quot;;[.$E$1];&quot;: '&quot;;TRIM([.$E259]);&quot;')&quot;)" office:value-type="string" office:string-value="Fontawesome.create!(prefijo_nombre_css: 'fas fa-clock: Reloj', icono: 'fas fa-clock', termino: 'fecha, tarde, horario, hora, temporizador, marca de tiempo, reloj,', codigo_css: '\f017')" calcext:value-type="string">
            <text:p>Fontawesome.create!(prefijo_nombre_css: 'fas fa-clock: Reloj', icono: 'fas fa-clock', termino: 'fecha, tarde, horario, hora, temporizador, marca de tiempo, reloj,', codigo_css: '\f017')</text:p>
          </table:table-cell>
        </table:table-row>
        <table:table-row table:style-name="ro1">
          <table:table-cell/>
          <table:table-cell office:value-type="string" calcext:value-type="string">
            <text:p>fas fa-clone: Clon </text:p>
          </table:table-cell>
          <table:table-cell office:value-type="string" calcext:value-type="string">
            <text:p><text:s/>fas fa-clone </text:p>
          </table:table-cell>
          <table:table-cell office:value-type="string" calcext:value-type="string">
            <text:p><text:s/>organizar, copiar, duplicar, pegar, </text:p>
          </table:table-cell>
          <table:table-cell office:value-type="string" calcext:value-type="string">
            <text:p><text:s/>\f24d</text:p>
          </table:table-cell>
          <table:table-cell table:formula="of:=CONCATENATE(&quot;Fontawesome.create!(&quot;;[.$B$1];&quot;: '&quot;;TRIM([.$B260]);&quot;', &quot;;[.$C$1];&quot;: '&quot;;TRIM([.$C260]);&quot;', &quot;;[.$D$1];&quot;: '&quot;;TRIM([.$D260]);&quot;', &quot;;[.$E$1];&quot;: '&quot;;TRIM([.$E260]);&quot;')&quot;)" office:value-type="string" office:string-value="Fontawesome.create!(prefijo_nombre_css: 'fas fa-clone: Clon', icono: 'fas fa-clone', termino: 'organizar, copiar, duplicar, pegar,', codigo_css: '\f24d')" calcext:value-type="string">
            <text:p>Fontawesome.create!(prefijo_nombre_css: 'fas fa-clone: Clon', icono: 'fas fa-clone', termino: 'organizar, copiar, duplicar, pegar,', codigo_css: '\f24d')</text:p>
          </table:table-cell>
        </table:table-row>
        <table:table-row table:style-name="ro1">
          <table:table-cell/>
          <table:table-cell office:value-type="string" calcext:value-type="string">
            <text:p>fas fa-closed-captioning: Subtítulos </text:p>
          </table:table-cell>
          <table:table-cell office:value-type="string" calcext:value-type="string">
            <text:p><text:s/>fas fa-closed-captioning </text:p>
          </table:table-cell>
          <table:table-cell office:value-type="string" calcext:value-type="string">
            <text:p><text:s/>cc, sordo, audición, subtítulo, subtitulado, texto, video, </text:p>
          </table:table-cell>
          <table:table-cell office:value-type="string" calcext:value-type="string">
            <text:p><text:s/>\f20a</text:p>
          </table:table-cell>
          <table:table-cell table:formula="of:=CONCATENATE(&quot;Fontawesome.create!(&quot;;[.$B$1];&quot;: '&quot;;TRIM([.$B261]);&quot;', &quot;;[.$C$1];&quot;: '&quot;;TRIM([.$C261]);&quot;', &quot;;[.$D$1];&quot;: '&quot;;TRIM([.$D261]);&quot;', &quot;;[.$E$1];&quot;: '&quot;;TRIM([.$E261]);&quot;')&quot;)" office:value-type="string" office:string-value="Fontawesome.create!(prefijo_nombre_css: 'fas fa-closed-captioning: Subtítulos', icono: 'fas fa-closed-captioning', termino: 'cc, sordo, audición, subtítulo, subtitulado, texto, video,', codigo_css: '\f20a')" calcext:value-type="string">
            <text:p>Fontawesome.create!(prefijo_nombre_css: 'fas fa-closed-captioning: Subtítulos', icono: 'fas fa-closed-captioning', termino: 'cc, sordo, audición, subtítulo, subtitulado, texto, video,', codigo_css: '\f20a')</text:p>
          </table:table-cell>
        </table:table-row>
        <table:table-row table:style-name="ro1">
          <table:table-cell/>
          <table:table-cell office:value-type="string" calcext:value-type="string">
            <text:p>fas fa-cloud: Nube </text:p>
          </table:table-cell>
          <table:table-cell office:value-type="string" calcext:value-type="string">
            <text:p><text:s/>fas fa-cloud </text:p>
          </table:table-cell>
          <table:table-cell office:value-type="string" calcext:value-type="string">
            <text:p><text:s/>atmósfera, niebla, nublado, salvar, subir, clima, Fuente de icono de nube increíble </text:p>
          </table:table-cell>
          <table:table-cell office:value-type="string" calcext:value-type="string">
            <text:p><text:s/>\f0c2</text:p>
          </table:table-cell>
          <table:table-cell table:formula="of:=CONCATENATE(&quot;Fontawesome.create!(&quot;;[.$B$1];&quot;: '&quot;;TRIM([.$B262]);&quot;', &quot;;[.$C$1];&quot;: '&quot;;TRIM([.$C262]);&quot;', &quot;;[.$D$1];&quot;: '&quot;;TRIM([.$D262]);&quot;', &quot;;[.$E$1];&quot;: '&quot;;TRIM([.$E262]);&quot;')&quot;)" office:value-type="string" office:string-value="Fontawesome.create!(prefijo_nombre_css: 'fas fa-cloud: Nube', icono: 'fas fa-cloud', termino: 'atmósfera, niebla, nublado, salvar, subir, clima, Fuente de icono de nube increíble', codigo_css: '\f0c2')" calcext:value-type="string">
            <text:p>Fontawesome.create!(prefijo_nombre_css: 'fas fa-cloud: Nube', icono: 'fas fa-cloud', termino: 'atmósfera, niebla, nublado, salvar, subir, clima, Fuente de icono de nube increíble', codigo_css: '\f0c2')</text:p>
          </table:table-cell>
        </table:table-row>
        <table:table-row table:style-name="ro1">
          <table:table-cell/>
          <table:table-cell office:value-type="string" calcext:value-type="string">
            <text:p>fas fa-cloud-download-alt: Alternate Nube Download </text:p>
          </table:table-cell>
          <table:table-cell office:value-type="string" calcext:value-type="string">
            <text:p><text:s/>fas fa-cloud-download-alt </text:p>
          </table:table-cell>
          <table:table-cell office:value-type="string" calcext:value-type="string">
            <text:p><text:s/>descargar, exportar, guardar, </text:p>
          </table:table-cell>
          <table:table-cell office:value-type="string" calcext:value-type="string">
            <text:p><text:s/>\f381</text:p>
          </table:table-cell>
          <table:table-cell table:formula="of:=CONCATENATE(&quot;Fontawesome.create!(&quot;;[.$B$1];&quot;: '&quot;;TRIM([.$B263]);&quot;', &quot;;[.$C$1];&quot;: '&quot;;TRIM([.$C263]);&quot;', &quot;;[.$D$1];&quot;: '&quot;;TRIM([.$D263]);&quot;', &quot;;[.$E$1];&quot;: '&quot;;TRIM([.$E263]);&quot;')&quot;)" office:value-type="string" office:string-value="Fontawesome.create!(prefijo_nombre_css: 'fas fa-cloud-download-alt: Alternate Nube Download', icono: 'fas fa-cloud-download-alt', termino: 'descargar, exportar, guardar,', codigo_css: '\f381')" calcext:value-type="string">
            <text:p>Fontawesome.create!(prefijo_nombre_css: 'fas fa-cloud-download-alt: Alternate Nube Download', icono: 'fas fa-cloud-download-alt', termino: 'descargar, exportar, guardar,', codigo_css: '\f381')</text:p>
          </table:table-cell>
        </table:table-row>
        <table:table-row table:style-name="ro1">
          <table:table-cell/>
          <table:table-cell office:value-type="string" calcext:value-type="string">
            <text:p>fas fa-cloud-meatball: Nube with (a chance of) Meatball </text:p>
          </table:table-cell>
          <table:table-cell office:value-type="string" calcext:value-type="string">
            <text:p><text:s/>fas fa-cloud-meatball </text:p>
          </table:table-cell>
          <table:table-cell office:value-type="string" calcext:value-type="string">
            <text:p><text:s/>FLDSMDFR, comida, espaguetis, tormenta, </text:p>
          </table:table-cell>
          <table:table-cell office:value-type="string" calcext:value-type="string">
            <text:p><text:s/>\f73b</text:p>
          </table:table-cell>
          <table:table-cell table:formula="of:=CONCATENATE(&quot;Fontawesome.create!(&quot;;[.$B$1];&quot;: '&quot;;TRIM([.$B264]);&quot;', &quot;;[.$C$1];&quot;: '&quot;;TRIM([.$C264]);&quot;', &quot;;[.$D$1];&quot;: '&quot;;TRIM([.$D264]);&quot;', &quot;;[.$E$1];&quot;: '&quot;;TRIM([.$E264]);&quot;')&quot;)" office:value-type="string" office:string-value="Fontawesome.create!(prefijo_nombre_css: 'fas fa-cloud-meatball: Nube with (a chance of) Meatball', icono: 'fas fa-cloud-meatball', termino: 'FLDSMDFR, comida, espaguetis, tormenta,', codigo_css: '\f73b')" calcext:value-type="string">
            <text:p>Fontawesome.create!(prefijo_nombre_css: 'fas fa-cloud-meatball: Nube with (a chance of) Meatball', icono: 'fas fa-cloud-meatball', termino: 'FLDSMDFR, comida, espaguetis, tormenta,', codigo_css: '\f73b')</text:p>
          </table:table-cell>
        </table:table-row>
        <table:table-row table:style-name="ro1">
          <table:table-cell/>
          <table:table-cell office:value-type="string" calcext:value-type="string">
            <text:p>fas fa-cloud-moon: Nube with Moon </text:p>
          </table:table-cell>
          <table:table-cell office:value-type="string" calcext:value-type="string">
            <text:p><text:s/>fas fa-cloud-moon </text:p>
          </table:table-cell>
          <table:table-cell office:value-type="string" calcext:value-type="string">
            <text:p><text:s/>cielo, luna creciente, noche, parcialmente nublado, </text:p>
          </table:table-cell>
          <table:table-cell office:value-type="string" calcext:value-type="string">
            <text:p><text:s/>\f6c3</text:p>
          </table:table-cell>
          <table:table-cell table:formula="of:=CONCATENATE(&quot;Fontawesome.create!(&quot;;[.$B$1];&quot;: '&quot;;TRIM([.$B265]);&quot;', &quot;;[.$C$1];&quot;: '&quot;;TRIM([.$C265]);&quot;', &quot;;[.$D$1];&quot;: '&quot;;TRIM([.$D265]);&quot;', &quot;;[.$E$1];&quot;: '&quot;;TRIM([.$E265]);&quot;')&quot;)" office:value-type="string" office:string-value="Fontawesome.create!(prefijo_nombre_css: 'fas fa-cloud-moon: Nube with Moon', icono: 'fas fa-cloud-moon', termino: 'cielo, luna creciente, noche, parcialmente nublado,', codigo_css: '\f6c3')" calcext:value-type="string">
            <text:p>Fontawesome.create!(prefijo_nombre_css: 'fas fa-cloud-moon: Nube with Moon', icono: 'fas fa-cloud-moon', termino: 'cielo, luna creciente, noche, parcialmente nublado,', codigo_css: '\f6c3')</text:p>
          </table:table-cell>
        </table:table-row>
        <table:table-row table:style-name="ro1">
          <table:table-cell/>
          <table:table-cell office:value-type="string" calcext:value-type="string">
            <text:p>fas fa-cloud-moon-rain: Nube with Moon and Rain </text:p>
          </table:table-cell>
          <table:table-cell office:value-type="string" calcext:value-type="string">
            <text:p><text:s/>fas fa-cloud-moon-rain </text:p>
          </table:table-cell>
          <table:table-cell office:value-type="string" calcext:value-type="string">
            <text:p><text:s/>media luna, lunar, noche, parcialmente nublado, precipitación, lluvia, tormenta, </text:p>
          </table:table-cell>
          <table:table-cell office:value-type="string" calcext:value-type="string">
            <text:p><text:s/>\f73c</text:p>
          </table:table-cell>
          <table:table-cell table:formula="of:=CONCATENATE(&quot;Fontawesome.create!(&quot;;[.$B$1];&quot;: '&quot;;TRIM([.$B266]);&quot;', &quot;;[.$C$1];&quot;: '&quot;;TRIM([.$C266]);&quot;', &quot;;[.$D$1];&quot;: '&quot;;TRIM([.$D266]);&quot;', &quot;;[.$E$1];&quot;: '&quot;;TRIM([.$E266]);&quot;')&quot;)" office:value-type="string" office:string-value="Fontawesome.create!(prefijo_nombre_css: 'fas fa-cloud-moon-rain: Nube with Moon and Rain', icono: 'fas fa-cloud-moon-rain', termino: 'media luna, lunar, noche, parcialmente nublado, precipitación, lluvia, tormenta,', codigo_css: '\f73c')" calcext:value-type="string">
            <text:p>Fontawesome.create!(prefijo_nombre_css: 'fas fa-cloud-moon-rain: Nube with Moon and Rain', icono: 'fas fa-cloud-moon-rain', termino: 'media luna, lunar, noche, parcialmente nublado, precipitación, lluvia, tormenta,', codigo_css: '\f73c')</text:p>
          </table:table-cell>
        </table:table-row>
        <table:table-row table:style-name="ro1">
          <table:table-cell/>
          <table:table-cell office:value-type="string" calcext:value-type="string">
            <text:p>fas fa-cloud-rain: Nube with Rain </text:p>
          </table:table-cell>
          <table:table-cell office:value-type="string" calcext:value-type="string">
            <text:p><text:s/>fas fa-cloud-rain </text:p>
          </table:table-cell>
          <table:table-cell office:value-type="string" calcext:value-type="string">
            <text:p><text:s/>precipitación, lluvia, cielo, tormenta, </text:p>
          </table:table-cell>
          <table:table-cell office:value-type="string" calcext:value-type="string">
            <text:p><text:s/>\f73d</text:p>
          </table:table-cell>
          <table:table-cell table:formula="of:=CONCATENATE(&quot;Fontawesome.create!(&quot;;[.$B$1];&quot;: '&quot;;TRIM([.$B267]);&quot;', &quot;;[.$C$1];&quot;: '&quot;;TRIM([.$C267]);&quot;', &quot;;[.$D$1];&quot;: '&quot;;TRIM([.$D267]);&quot;', &quot;;[.$E$1];&quot;: '&quot;;TRIM([.$E267]);&quot;')&quot;)" office:value-type="string" office:string-value="Fontawesome.create!(prefijo_nombre_css: 'fas fa-cloud-rain: Nube with Rain', icono: 'fas fa-cloud-rain', termino: 'precipitación, lluvia, cielo, tormenta,', codigo_css: '\f73d')" calcext:value-type="string">
            <text:p>Fontawesome.create!(prefijo_nombre_css: 'fas fa-cloud-rain: Nube with Rain', icono: 'fas fa-cloud-rain', termino: 'precipitación, lluvia, cielo, tormenta,', codigo_css: '\f73d')</text:p>
          </table:table-cell>
        </table:table-row>
        <table:table-row table:style-name="ro1">
          <table:table-cell/>
          <table:table-cell office:value-type="string" calcext:value-type="string">
            <text:p>fas fa-cloud-showers-heavy: Nube with Heavy Showers </text:p>
          </table:table-cell>
          <table:table-cell office:value-type="string" calcext:value-type="string">
            <text:p><text:s/>fas fa-cloud-showers-heavy </text:p>
          </table:table-cell>
          <table:table-cell office:value-type="string" calcext:value-type="string">
            <text:p><text:s/>precipitación, lluvia, cielo, tormenta, </text:p>
          </table:table-cell>
          <table:table-cell office:value-type="string" calcext:value-type="string">
            <text:p><text:s/>\f740</text:p>
          </table:table-cell>
          <table:table-cell table:formula="of:=CONCATENATE(&quot;Fontawesome.create!(&quot;;[.$B$1];&quot;: '&quot;;TRIM([.$B268]);&quot;', &quot;;[.$C$1];&quot;: '&quot;;TRIM([.$C268]);&quot;', &quot;;[.$D$1];&quot;: '&quot;;TRIM([.$D268]);&quot;', &quot;;[.$E$1];&quot;: '&quot;;TRIM([.$E268]);&quot;')&quot;)" office:value-type="string" office:string-value="Fontawesome.create!(prefijo_nombre_css: 'fas fa-cloud-showers-heavy: Nube with Heavy Showers', icono: 'fas fa-cloud-showers-heavy', termino: 'precipitación, lluvia, cielo, tormenta,', codigo_css: '\f740')" calcext:value-type="string">
            <text:p>Fontawesome.create!(prefijo_nombre_css: 'fas fa-cloud-showers-heavy: Nube with Heavy Showers', icono: 'fas fa-cloud-showers-heavy', termino: 'precipitación, lluvia, cielo, tormenta,', codigo_css: '\f740')</text:p>
          </table:table-cell>
        </table:table-row>
        <table:table-row table:style-name="ro1">
          <table:table-cell/>
          <table:table-cell office:value-type="string" calcext:value-type="string">
            <text:p>fas fa-cloud-sun: Nube with Sun </text:p>
          </table:table-cell>
          <table:table-cell office:value-type="string" calcext:value-type="string">
            <text:p><text:s/>fas fa-cloud-sun </text:p>
          </table:table-cell>
          <table:table-cell office:value-type="string" calcext:value-type="string">
            <text:p><text:s/>claro, día, día diurno, el aire libre, nublado, parcialmente nublado, </text:p>
          </table:table-cell>
          <table:table-cell office:value-type="string" calcext:value-type="string">
            <text:p><text:s/>\f6c4</text:p>
          </table:table-cell>
          <table:table-cell table:formula="of:=CONCATENATE(&quot;Fontawesome.create!(&quot;;[.$B$1];&quot;: '&quot;;TRIM([.$B269]);&quot;', &quot;;[.$C$1];&quot;: '&quot;;TRIM([.$C269]);&quot;', &quot;;[.$D$1];&quot;: '&quot;;TRIM([.$D269]);&quot;', &quot;;[.$E$1];&quot;: '&quot;;TRIM([.$E269]);&quot;')&quot;)" office:value-type="string" office:string-value="Fontawesome.create!(prefijo_nombre_css: 'fas fa-cloud-sun: Nube with Sun', icono: 'fas fa-cloud-sun', termino: 'claro, día, día diurno, el aire libre, nublado, parcialmente nublado,', codigo_css: '\f6c4')" calcext:value-type="string">
            <text:p>Fontawesome.create!(prefijo_nombre_css: 'fas fa-cloud-sun: Nube with Sun', icono: 'fas fa-cloud-sun', termino: 'claro, día, día diurno, el aire libre, nublado, parcialmente nublado,', codigo_css: '\f6c4')</text:p>
          </table:table-cell>
        </table:table-row>
        <table:table-row table:style-name="ro1">
          <table:table-cell/>
          <table:table-cell office:value-type="string" calcext:value-type="string">
            <text:p>fas fa-cloud-sun-rain: Nube with Sun and Rain </text:p>
          </table:table-cell>
          <table:table-cell office:value-type="string" calcext:value-type="string">
            <text:p><text:s/>fas fa-cloud-sun-rain </text:p>
          </table:table-cell>
          <table:table-cell office:value-type="string" calcext:value-type="string">
            <text:p><text:s/>nublado, precipitación, lluvia de sol, tormenta, veraniego </text:p>
          </table:table-cell>
          <table:table-cell office:value-type="string" calcext:value-type="string">
            <text:p><text:s/>\f743</text:p>
          </table:table-cell>
          <table:table-cell table:formula="of:=CONCATENATE(&quot;Fontawesome.create!(&quot;;[.$B$1];&quot;: '&quot;;TRIM([.$B270]);&quot;', &quot;;[.$C$1];&quot;: '&quot;;TRIM([.$C270]);&quot;', &quot;;[.$D$1];&quot;: '&quot;;TRIM([.$D270]);&quot;', &quot;;[.$E$1];&quot;: '&quot;;TRIM([.$E270]);&quot;')&quot;)" office:value-type="string" office:string-value="Fontawesome.create!(prefijo_nombre_css: 'fas fa-cloud-sun-rain: Nube with Sun and Rain', icono: 'fas fa-cloud-sun-rain', termino: 'nublado, precipitación, lluvia de sol, tormenta, veraniego', codigo_css: '\f743')" calcext:value-type="string">
            <text:p>Fontawesome.create!(prefijo_nombre_css: 'fas fa-cloud-sun-rain: Nube with Sun and Rain', icono: 'fas fa-cloud-sun-rain', termino: 'nublado, precipitación, lluvia de sol, tormenta, veraniego', codigo_css: '\f743')</text:p>
          </table:table-cell>
        </table:table-row>
        <table:table-row table:style-name="ro1">
          <table:table-cell/>
          <table:table-cell office:value-type="string" calcext:value-type="string">
            <text:p>fas fa-cloud-upload-alt: Alternate Nube Upload </text:p>
          </table:table-cell>
          <table:table-cell office:value-type="string" calcext:value-type="string">
            <text:p><text:s/>fas fa-cloud-upload-alt </text:p>
          </table:table-cell>
          <table:table-cell office:value-type="string" calcext:value-type="string">
            <text:p><text:s/>cargar en la nube, importar, guardar, cargar, </text:p>
          </table:table-cell>
          <table:table-cell office:value-type="string" calcext:value-type="string">
            <text:p><text:s/>\f382</text:p>
          </table:table-cell>
          <table:table-cell table:formula="of:=CONCATENATE(&quot;Fontawesome.create!(&quot;;[.$B$1];&quot;: '&quot;;TRIM([.$B271]);&quot;', &quot;;[.$C$1];&quot;: '&quot;;TRIM([.$C271]);&quot;', &quot;;[.$D$1];&quot;: '&quot;;TRIM([.$D271]);&quot;', &quot;;[.$E$1];&quot;: '&quot;;TRIM([.$E271]);&quot;')&quot;)" office:value-type="string" office:string-value="Fontawesome.create!(prefijo_nombre_css: 'fas fa-cloud-upload-alt: Alternate Nube Upload', icono: 'fas fa-cloud-upload-alt', termino: 'cargar en la nube, importar, guardar, cargar,', codigo_css: '\f382')" calcext:value-type="string">
            <text:p>Fontawesome.create!(prefijo_nombre_css: 'fas fa-cloud-upload-alt: Alternate Nube Upload', icono: 'fas fa-cloud-upload-alt', termino: 'cargar en la nube, importar, guardar, cargar,', codigo_css: '\f382')</text:p>
          </table:table-cell>
        </table:table-row>
        <table:table-row table:style-name="ro1">
          <table:table-cell/>
          <table:table-cell office:value-type="string" calcext:value-type="string">
            <text:p>fab fa-cloudscale: cloudscale.ch </text:p>
          </table:table-cell>
          <table:table-cell office:value-type="string" calcext:value-type="string">
            <text:p><text:s/>fab fa-cloudsca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3</text:p>
          </table:table-cell>
          <table:table-cell table:formula="of:=CONCATENATE(&quot;Fontawesome.create!(&quot;;[.$B$1];&quot;: '&quot;;TRIM([.$B272]);&quot;', &quot;;[.$C$1];&quot;: '&quot;;TRIM([.$C272]);&quot;', &quot;;[.$D$1];&quot;: '&quot;;TRIM([.$D272]);&quot;', &quot;;[.$E$1];&quot;: '&quot;;TRIM([.$E272]);&quot;')&quot;)" office:value-type="string" office:string-value="Fontawesome.create!(prefijo_nombre_css: 'fab fa-cloudscale: cloudscale.ch', icono: 'fab fa-cloudscale', termino: '', codigo_css: '\f383')" calcext:value-type="string">
            <text:p>Fontawesome.create!(prefijo_nombre_css: 'fab fa-cloudscale: cloudscale.ch', icono: 'fab fa-cloudscale', termino: '', codigo_css: '\f383')</text:p>
          </table:table-cell>
        </table:table-row>
        <table:table-row table:style-name="ro1">
          <table:table-cell/>
          <table:table-cell office:value-type="string" calcext:value-type="string">
            <text:p>fab fa-cloudsmith: Nubesmith </text:p>
          </table:table-cell>
          <table:table-cell office:value-type="string" calcext:value-type="string">
            <text:p><text:s/>fab fa-cloudsmi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4</text:p>
          </table:table-cell>
          <table:table-cell table:formula="of:=CONCATENATE(&quot;Fontawesome.create!(&quot;;[.$B$1];&quot;: '&quot;;TRIM([.$B273]);&quot;', &quot;;[.$C$1];&quot;: '&quot;;TRIM([.$C273]);&quot;', &quot;;[.$D$1];&quot;: '&quot;;TRIM([.$D273]);&quot;', &quot;;[.$E$1];&quot;: '&quot;;TRIM([.$E273]);&quot;')&quot;)" office:value-type="string" office:string-value="Fontawesome.create!(prefijo_nombre_css: 'fab fa-cloudsmith: Nubesmith', icono: 'fab fa-cloudsmith', termino: '', codigo_css: '\f384')" calcext:value-type="string">
            <text:p>Fontawesome.create!(prefijo_nombre_css: 'fab fa-cloudsmith: Nubesmith', icono: 'fab fa-cloudsmith', termino: '', codigo_css: '\f384')</text:p>
          </table:table-cell>
        </table:table-row>
        <table:table-row table:style-name="ro1">
          <table:table-cell/>
          <table:table-cell office:value-type="string" calcext:value-type="string">
            <text:p>fab fa-cloudversify: cloudversify </text:p>
          </table:table-cell>
          <table:table-cell office:value-type="string" calcext:value-type="string">
            <text:p><text:s/>fab fa-cloudversif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5</text:p>
          </table:table-cell>
          <table:table-cell table:formula="of:=CONCATENATE(&quot;Fontawesome.create!(&quot;;[.$B$1];&quot;: '&quot;;TRIM([.$B274]);&quot;', &quot;;[.$C$1];&quot;: '&quot;;TRIM([.$C274]);&quot;', &quot;;[.$D$1];&quot;: '&quot;;TRIM([.$D274]);&quot;', &quot;;[.$E$1];&quot;: '&quot;;TRIM([.$E274]);&quot;')&quot;)" office:value-type="string" office:string-value="Fontawesome.create!(prefijo_nombre_css: 'fab fa-cloudversify: cloudversify', icono: 'fab fa-cloudversify', termino: '', codigo_css: '\f385')" calcext:value-type="string">
            <text:p>Fontawesome.create!(prefijo_nombre_css: 'fab fa-cloudversify: cloudversify', icono: 'fab fa-cloudversify', termino: '', codigo_css: '\f385')</text:p>
          </table:table-cell>
        </table:table-row>
        <table:table-row table:style-name="ro1">
          <table:table-cell/>
          <table:table-cell office:value-type="string" calcext:value-type="string">
            <text:p>fas fa-cocktail: Cóctel </text:p>
          </table:table-cell>
          <table:table-cell office:value-type="string" calcext:value-type="string">
            <text:p><text:s/>fas fa-cocktail </text:p>
          </table:table-cell>
          <table:table-cell office:value-type="string" calcext:value-type="string">
            <text:p><text:s/>alcohol, bebida, ginebra, margarita, martini, vodka, </text:p>
          </table:table-cell>
          <table:table-cell office:value-type="string" calcext:value-type="string">
            <text:p><text:s/>\f561</text:p>
          </table:table-cell>
          <table:table-cell table:formula="of:=CONCATENATE(&quot;Fontawesome.create!(&quot;;[.$B$1];&quot;: '&quot;;TRIM([.$B275]);&quot;', &quot;;[.$C$1];&quot;: '&quot;;TRIM([.$C275]);&quot;', &quot;;[.$D$1];&quot;: '&quot;;TRIM([.$D275]);&quot;', &quot;;[.$E$1];&quot;: '&quot;;TRIM([.$E275]);&quot;')&quot;)" office:value-type="string" office:string-value="Fontawesome.create!(prefijo_nombre_css: 'fas fa-cocktail: Cóctel', icono: 'fas fa-cocktail', termino: 'alcohol, bebida, ginebra, margarita, martini, vodka,', codigo_css: '\f561')" calcext:value-type="string">
            <text:p>Fontawesome.create!(prefijo_nombre_css: 'fas fa-cocktail: Cóctel', icono: 'fas fa-cocktail', termino: 'alcohol, bebida, ginebra, margarita, martini, vodka,', codigo_css: '\f561')</text:p>
          </table:table-cell>
        </table:table-row>
        <table:table-row table:style-name="ro1">
          <table:table-cell/>
          <table:table-cell office:value-type="string" calcext:value-type="string">
            <text:p>fas fa-code: Código </text:p>
          </table:table-cell>
          <table:table-cell office:value-type="string" calcext:value-type="string">
            <text:p><text:s/>fas fa-code </text:p>
          </table:table-cell>
          <table:table-cell office:value-type="string" calcext:value-type="string">
            <text:p><text:s/>corchetes, código, desarrollo, html, icono de desarrollo web </text:p>
          </table:table-cell>
          <table:table-cell office:value-type="string" calcext:value-type="string">
            <text:p><text:s/>\f121</text:p>
          </table:table-cell>
          <table:table-cell table:formula="of:=CONCATENATE(&quot;Fontawesome.create!(&quot;;[.$B$1];&quot;: '&quot;;TRIM([.$B276]);&quot;', &quot;;[.$C$1];&quot;: '&quot;;TRIM([.$C276]);&quot;', &quot;;[.$D$1];&quot;: '&quot;;TRIM([.$D276]);&quot;', &quot;;[.$E$1];&quot;: '&quot;;TRIM([.$E276]);&quot;')&quot;)" office:value-type="string" office:string-value="Fontawesome.create!(prefijo_nombre_css: 'fas fa-code: Código', icono: 'fas fa-code', termino: 'corchetes, código, desarrollo, html, icono de desarrollo web', codigo_css: '\f121')" calcext:value-type="string">
            <text:p>Fontawesome.create!(prefijo_nombre_css: 'fas fa-code: Código', icono: 'fas fa-code', termino: 'corchetes, código, desarrollo, html, icono de desarrollo web', codigo_css: '\f121')</text:p>
          </table:table-cell>
        </table:table-row>
        <table:table-row table:style-name="ro1">
          <table:table-cell/>
          <table:table-cell office:value-type="string" calcext:value-type="string">
            <text:p>fas fa-code-branch: Código Branch </text:p>
          </table:table-cell>
          <table:table-cell office:value-type="string" calcext:value-type="string">
            <text:p><text:s/>fas fa-code-branch </text:p>
          </table:table-cell>
          <table:table-cell office:value-type="string" calcext:value-type="string">
            <text:p><text:s/>rama, horquilla de código, horquilla, git, github, rebase, svn, vcs, versión, </text:p>
          </table:table-cell>
          <table:table-cell office:value-type="string" calcext:value-type="string">
            <text:p><text:s/>\f126</text:p>
          </table:table-cell>
          <table:table-cell table:formula="of:=CONCATENATE(&quot;Fontawesome.create!(&quot;;[.$B$1];&quot;: '&quot;;TRIM([.$B277]);&quot;', &quot;;[.$C$1];&quot;: '&quot;;TRIM([.$C277]);&quot;', &quot;;[.$D$1];&quot;: '&quot;;TRIM([.$D277]);&quot;', &quot;;[.$E$1];&quot;: '&quot;;TRIM([.$E277]);&quot;')&quot;)" office:value-type="string" office:string-value="Fontawesome.create!(prefijo_nombre_css: 'fas fa-code-branch: Código Branch', icono: 'fas fa-code-branch', termino: 'rama, horquilla de código, horquilla, git, github, rebase, svn, vcs, versión,', codigo_css: '\f126')" calcext:value-type="string">
            <text:p>Fontawesome.create!(prefijo_nombre_css: 'fas fa-code-branch: Código Branch', icono: 'fas fa-code-branch', termino: 'rama, horquilla de código, horquilla, git, github, rebase, svn, vcs, versión,', codigo_css: '\f126')</text:p>
          </table:table-cell>
        </table:table-row>
        <table:table-row table:style-name="ro1">
          <table:table-cell/>
          <table:table-cell office:value-type="string" calcext:value-type="string">
            <text:p>fab fa-codepen: Códigopen </text:p>
          </table:table-cell>
          <table:table-cell office:value-type="string" calcext:value-type="string">
            <text:p><text:s/>fab fa-codepe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cb</text:p>
          </table:table-cell>
          <table:table-cell table:formula="of:=CONCATENATE(&quot;Fontawesome.create!(&quot;;[.$B$1];&quot;: '&quot;;TRIM([.$B278]);&quot;', &quot;;[.$C$1];&quot;: '&quot;;TRIM([.$C278]);&quot;', &quot;;[.$D$1];&quot;: '&quot;;TRIM([.$D278]);&quot;', &quot;;[.$E$1];&quot;: '&quot;;TRIM([.$E278]);&quot;')&quot;)" office:value-type="string" office:string-value="Fontawesome.create!(prefijo_nombre_css: 'fab fa-codepen: Códigopen', icono: 'fab fa-codepen', termino: '', codigo_css: '\f1cb')" calcext:value-type="string">
            <text:p>Fontawesome.create!(prefijo_nombre_css: 'fab fa-codepen: Códigopen', icono: 'fab fa-codepen', termino: '', codigo_css: '\f1cb')</text:p>
          </table:table-cell>
        </table:table-row>
        <table:table-row table:style-name="ro1">
          <table:table-cell/>
          <table:table-cell office:value-type="string" calcext:value-type="string">
            <text:p>fab fa-codiepie: Pastel de codie </text:p>
          </table:table-cell>
          <table:table-cell office:value-type="string" calcext:value-type="string">
            <text:p><text:s/>fab fa-codiepi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84</text:p>
          </table:table-cell>
          <table:table-cell table:formula="of:=CONCATENATE(&quot;Fontawesome.create!(&quot;;[.$B$1];&quot;: '&quot;;TRIM([.$B279]);&quot;', &quot;;[.$C$1];&quot;: '&quot;;TRIM([.$C279]);&quot;', &quot;;[.$D$1];&quot;: '&quot;;TRIM([.$D279]);&quot;', &quot;;[.$E$1];&quot;: '&quot;;TRIM([.$E279]);&quot;')&quot;)" office:value-type="string" office:string-value="Fontawesome.create!(prefijo_nombre_css: 'fab fa-codiepie: Pastel de codie', icono: 'fab fa-codiepie', termino: '', codigo_css: '\f284')" calcext:value-type="string">
            <text:p>Fontawesome.create!(prefijo_nombre_css: 'fab fa-codiepie: Pastel de codie', icono: 'fab fa-codiepie', termino: '', codigo_css: '\f284')</text:p>
          </table:table-cell>
        </table:table-row>
        <table:table-row table:style-name="ro1">
          <table:table-cell/>
          <table:table-cell office:value-type="string" calcext:value-type="string">
            <text:p>fas fa-coffee: café </text:p>
          </table:table-cell>
          <table:table-cell office:value-type="string" calcext:value-type="string">
            <text:p><text:s/>fas fa-coffee </text:p>
          </table:table-cell>
          <table:table-cell office:value-type="string" calcext:value-type="string">
            <text:p><text:s/>bebida, cafe, desayuno, estacional, jarra, mañana, otoño, </text:p>
          </table:table-cell>
          <table:table-cell office:value-type="string" calcext:value-type="string">
            <text:p><text:s/>\f0f4</text:p>
          </table:table-cell>
          <table:table-cell table:formula="of:=CONCATENATE(&quot;Fontawesome.create!(&quot;;[.$B$1];&quot;: '&quot;;TRIM([.$B280]);&quot;', &quot;;[.$C$1];&quot;: '&quot;;TRIM([.$C280]);&quot;', &quot;;[.$D$1];&quot;: '&quot;;TRIM([.$D280]);&quot;', &quot;;[.$E$1];&quot;: '&quot;;TRIM([.$E280]);&quot;')&quot;)" office:value-type="string" office:string-value="Fontawesome.create!(prefijo_nombre_css: 'fas fa-coffee: café', icono: 'fas fa-coffee', termino: 'bebida, cafe, desayuno, estacional, jarra, mañana, otoño,', codigo_css: '\f0f4')" calcext:value-type="string">
            <text:p>Fontawesome.create!(prefijo_nombre_css: 'fas fa-coffee: café', icono: 'fas fa-coffee', termino: 'bebida, cafe, desayuno, estacional, jarra, mañana, otoño,', codigo_css: '\f0f4')</text:p>
          </table:table-cell>
        </table:table-row>
        <table:table-row table:style-name="ro1">
          <table:table-cell/>
          <table:table-cell office:value-type="string" calcext:value-type="string">
            <text:p>fas fa-cog: diente </text:p>
          </table:table-cell>
          <table:table-cell office:value-type="string" calcext:value-type="string">
            <text:p><text:s/>fas fa-cog </text:p>
          </table:table-cell>
          <table:table-cell office:value-type="string" calcext:value-type="string">
            <text:p><text:s/>engranaje, mecánico, ajustes, piñón, rueda dentada, </text:p>
          </table:table-cell>
          <table:table-cell office:value-type="string" calcext:value-type="string">
            <text:p><text:s/>\f013</text:p>
          </table:table-cell>
          <table:table-cell table:formula="of:=CONCATENATE(&quot;Fontawesome.create!(&quot;;[.$B$1];&quot;: '&quot;;TRIM([.$B281]);&quot;', &quot;;[.$C$1];&quot;: '&quot;;TRIM([.$C281]);&quot;', &quot;;[.$D$1];&quot;: '&quot;;TRIM([.$D281]);&quot;', &quot;;[.$E$1];&quot;: '&quot;;TRIM([.$E281]);&quot;')&quot;)" office:value-type="string" office:string-value="Fontawesome.create!(prefijo_nombre_css: 'fas fa-cog: diente', icono: 'fas fa-cog', termino: 'engranaje, mecánico, ajustes, piñón, rueda dentada,', codigo_css: '\f013')" calcext:value-type="string">
            <text:p>Fontawesome.create!(prefijo_nombre_css: 'fas fa-cog: diente', icono: 'fas fa-cog', termino: 'engranaje, mecánico, ajustes, piñón, rueda dentada,', codigo_css: '\f013')</text:p>
          </table:table-cell>
        </table:table-row>
        <table:table-row table:style-name="ro1">
          <table:table-cell/>
          <table:table-cell office:value-type="string" calcext:value-type="string">
            <text:p>fas fa-cogs: dientes </text:p>
          </table:table-cell>
          <table:table-cell office:value-type="string" calcext:value-type="string">
            <text:p><text:s/>fas fa-cogs </text:p>
          </table:table-cell>
          <table:table-cell office:value-type="string" calcext:value-type="string">
            <text:p><text:s/>engranajes, mecánico, ajustes, piñón, rueda dentada, </text:p>
          </table:table-cell>
          <table:table-cell office:value-type="string" calcext:value-type="string">
            <text:p><text:s/>\f085</text:p>
          </table:table-cell>
          <table:table-cell table:formula="of:=CONCATENATE(&quot;Fontawesome.create!(&quot;;[.$B$1];&quot;: '&quot;;TRIM([.$B282]);&quot;', &quot;;[.$C$1];&quot;: '&quot;;TRIM([.$C282]);&quot;', &quot;;[.$D$1];&quot;: '&quot;;TRIM([.$D282]);&quot;', &quot;;[.$E$1];&quot;: '&quot;;TRIM([.$E282]);&quot;')&quot;)" office:value-type="string" office:string-value="Fontawesome.create!(prefijo_nombre_css: 'fas fa-cogs: dientes', icono: 'fas fa-cogs', termino: 'engranajes, mecánico, ajustes, piñón, rueda dentada,', codigo_css: '\f085')" calcext:value-type="string">
            <text:p>Fontawesome.create!(prefijo_nombre_css: 'fas fa-cogs: dientes', icono: 'fas fa-cogs', termino: 'engranajes, mecánico, ajustes, piñón, rueda dentada,', codigo_css: '\f085')</text:p>
          </table:table-cell>
        </table:table-row>
        <table:table-row table:style-name="ro1">
          <table:table-cell/>
          <table:table-cell office:value-type="string" calcext:value-type="string">
            <text:p>fas fa-coins: Monedas </text:p>
          </table:table-cell>
          <table:table-cell office:value-type="string" calcext:value-type="string">
            <text:p><text:s/>fas fa-coins </text:p>
          </table:table-cell>
          <table:table-cell office:value-type="string" calcext:value-type="string">
            <text:p><text:s/>moneda, moneda de diez centavos, centavo, dinero, </text:p>
          </table:table-cell>
          <table:table-cell office:value-type="string" calcext:value-type="string">
            <text:p><text:s/>\f51e</text:p>
          </table:table-cell>
          <table:table-cell table:formula="of:=CONCATENATE(&quot;Fontawesome.create!(&quot;;[.$B$1];&quot;: '&quot;;TRIM([.$B283]);&quot;', &quot;;[.$C$1];&quot;: '&quot;;TRIM([.$C283]);&quot;', &quot;;[.$D$1];&quot;: '&quot;;TRIM([.$D283]);&quot;', &quot;;[.$E$1];&quot;: '&quot;;TRIM([.$E283]);&quot;')&quot;)" office:value-type="string" office:string-value="Fontawesome.create!(prefijo_nombre_css: 'fas fa-coins: Monedas', icono: 'fas fa-coins', termino: 'moneda, moneda de diez centavos, centavo, dinero,', codigo_css: '\f51e')" calcext:value-type="string">
            <text:p>Fontawesome.create!(prefijo_nombre_css: 'fas fa-coins: Monedas', icono: 'fas fa-coins', termino: 'moneda, moneda de diez centavos, centavo, dinero,', codigo_css: '\f51e')</text:p>
          </table:table-cell>
        </table:table-row>
        <table:table-row table:style-name="ro1">
          <table:table-cell/>
          <table:table-cell office:value-type="string" calcext:value-type="string">
            <text:p>fas fa-columns: Columnas </text:p>
          </table:table-cell>
          <table:table-cell office:value-type="string" calcext:value-type="string">
            <text:p><text:s/>fas fa-columns </text:p>
          </table:table-cell>
          <table:table-cell office:value-type="string" calcext:value-type="string">
            <text:p><text:s/>navegador, dashboard, organize, panes, split, </text:p>
          </table:table-cell>
          <table:table-cell office:value-type="string" calcext:value-type="string">
            <text:p><text:s/>\f0db</text:p>
          </table:table-cell>
          <table:table-cell table:formula="of:=CONCATENATE(&quot;Fontawesome.create!(&quot;;[.$B$1];&quot;: '&quot;;TRIM([.$B284]);&quot;', &quot;;[.$C$1];&quot;: '&quot;;TRIM([.$C284]);&quot;', &quot;;[.$D$1];&quot;: '&quot;;TRIM([.$D284]);&quot;', &quot;;[.$E$1];&quot;: '&quot;;TRIM([.$E284]);&quot;')&quot;)" office:value-type="string" office:string-value="Fontawesome.create!(prefijo_nombre_css: 'fas fa-columns: Columnas', icono: 'fas fa-columns', termino: 'navegador, dashboard, organize, panes, split,', codigo_css: '\f0db')" calcext:value-type="string">
            <text:p>Fontawesome.create!(prefijo_nombre_css: 'fas fa-columns: Columnas', icono: 'fas fa-columns', termino: 'navegador, dashboard, organize, panes, split,', codigo_css: '\f0db')</text:p>
          </table:table-cell>
        </table:table-row>
        <table:table-row table:style-name="ro1">
          <table:table-cell/>
          <table:table-cell office:value-type="string" calcext:value-type="string">
            <text:p>fas fa-comment: comentario </text:p>
          </table:table-cell>
          <table:table-cell office:value-type="string" calcext:value-type="string">
            <text:p><text:s/>fas fa-comment </text:p>
          </table:table-cell>
          <table:table-cell office:value-type="string" calcext:value-type="string">
            <text:p><text:s/>burbuja, charla, comentar, conversación, retroalimentación, mensaje, nota, notificación, sms, habla, mensajes de texto, </text:p>
          </table:table-cell>
          <table:table-cell office:value-type="string" calcext:value-type="string">
            <text:p><text:s/>\f075</text:p>
          </table:table-cell>
          <table:table-cell table:formula="of:=CONCATENATE(&quot;Fontawesome.create!(&quot;;[.$B$1];&quot;: '&quot;;TRIM([.$B285]);&quot;', &quot;;[.$C$1];&quot;: '&quot;;TRIM([.$C285]);&quot;', &quot;;[.$D$1];&quot;: '&quot;;TRIM([.$D285]);&quot;', &quot;;[.$E$1];&quot;: '&quot;;TRIM([.$E285]);&quot;')&quot;)" office:value-type="string" office:string-value="Fontawesome.create!(prefijo_nombre_css: 'fas fa-comment: comentario', icono: 'fas fa-comment', termino: 'burbuja, charla, comentar, conversación, retroalimentación, mensaje, nota, notificación, sms, habla, mensajes de texto,', codigo_css: '\f075')" calcext:value-type="string">
            <text:p>Fontawesome.create!(prefijo_nombre_css: 'fas fa-comment: comentario', icono: 'fas fa-comment', termino: 'burbuja, charla, comentar, conversación, retroalimentación, mensaje, nota, notificación, sms, habla, mensajes de texto,', codigo_css: '\f075')</text:p>
          </table:table-cell>
        </table:table-row>
        <table:table-row table:style-name="ro1">
          <table:table-cell/>
          <table:table-cell office:value-type="string" calcext:value-type="string">
            <text:p>fas fa-comment-alt: Comentario alternativo </text:p>
          </table:table-cell>
          <table:table-cell office:value-type="string" calcext:value-type="string">
            <text:p><text:s/>fas fa-comment-alt </text:p>
          </table:table-cell>
          <table:table-cell office:value-type="string" calcext:value-type="string">
            <text:p><text:s/>burbuja, charla, comentar, conversación, retroalimentación, mensaje, nota, notificación, sms, habla, mensajes de texto, </text:p>
          </table:table-cell>
          <table:table-cell office:value-type="string" calcext:value-type="string">
            <text:p><text:s/>\f27a</text:p>
          </table:table-cell>
          <table:table-cell table:formula="of:=CONCATENATE(&quot;Fontawesome.create!(&quot;;[.$B$1];&quot;: '&quot;;TRIM([.$B286]);&quot;', &quot;;[.$C$1];&quot;: '&quot;;TRIM([.$C286]);&quot;', &quot;;[.$D$1];&quot;: '&quot;;TRIM([.$D286]);&quot;', &quot;;[.$E$1];&quot;: '&quot;;TRIM([.$E286]);&quot;')&quot;)" office:value-type="string" office:string-value="Fontawesome.create!(prefijo_nombre_css: 'fas fa-comment-alt: Comentario alternativo', icono: 'fas fa-comment-alt', termino: 'burbuja, charla, comentar, conversación, retroalimentación, mensaje, nota, notificación, sms, habla, mensajes de texto,', codigo_css: '\f27a')" calcext:value-type="string">
            <text:p>Fontawesome.create!(prefijo_nombre_css: 'fas fa-comment-alt: Comentario alternativo', icono: 'fas fa-comment-alt', termino: 'burbuja, charla, comentar, conversación, retroalimentación, mensaje, nota, notificación, sms, habla, mensajes de texto,', codigo_css: '\f27a')</text:p>
          </table:table-cell>
        </table:table-row>
        <table:table-row table:style-name="ro1">
          <table:table-cell/>
          <table:table-cell office:value-type="string" calcext:value-type="string">
            <text:p>fas fa-comment-dollar: Comentario dólar </text:p>
          </table:table-cell>
          <table:table-cell office:value-type="string" calcext:value-type="string">
            <text:p><text:s/>fas fa-comment-dollar </text:p>
          </table:table-cell>
          <table:table-cell office:value-type="string" calcext:value-type="string">
            <text:p><text:s/>burbuja, charla, comentar, conversación, retroalimentación, mensaje, dinero, nota, notificación, paga, sms, habla, gastar, enviar mensajes de texto, transferir, </text:p>
          </table:table-cell>
          <table:table-cell office:value-type="string" calcext:value-type="string">
            <text:p><text:s/>\f651</text:p>
          </table:table-cell>
          <table:table-cell table:formula="of:=CONCATENATE(&quot;Fontawesome.create!(&quot;;[.$B$1];&quot;: '&quot;;TRIM([.$B287]);&quot;', &quot;;[.$C$1];&quot;: '&quot;;TRIM([.$C287]);&quot;', &quot;;[.$D$1];&quot;: '&quot;;TRIM([.$D287]);&quot;', &quot;;[.$E$1];&quot;: '&quot;;TRIM([.$E287]);&quot;')&quot;)" office:value-type="string" office:string-value="Fontawesome.create!(prefijo_nombre_css: 'fas fa-comment-dollar: Comentario dólar', icono: 'fas fa-comment-dollar', termino: 'burbuja, charla, comentar, conversación, retroalimentación, mensaje, dinero, nota, notificación, paga, sms, habla, gastar, enviar mensajes de texto, transferir,', codigo_css: '\f651')" calcext:value-type="string">
            <text:p>Fontawesome.create!(prefijo_nombre_css: 'fas fa-comment-dollar: Comentario dólar', icono: 'fas fa-comment-dollar', termino: 'burbuja, charla, comentar, conversación, retroalimentación, mensaje, dinero, nota, notificación, paga, sms, habla, gastar, enviar mensajes de texto, transferir,', codigo_css: '\f651')</text:p>
          </table:table-cell>
        </table:table-row>
        <table:table-row table:style-name="ro1">
          <table:table-cell/>
          <table:table-cell office:value-type="string" calcext:value-type="string">
            <text:p>fas fa-comment-dots: Puntos de comentario </text:p>
          </table:table-cell>
          <table:table-cell office:value-type="string" calcext:value-type="string">
            <text:p><text:s/>fas fa-comment-dots </text:p>
          </table:table-cell>
          <table:table-cell office:value-type="string" calcext:value-type="string">
            <text:p><text:s/>burbuja, charla, comentando, conversacion, retroalimentación, mensaje, más, nota, notificación, responder, sms, habla, mensajes de texto, icono de tres puntos </text:p>
          </table:table-cell>
          <table:table-cell office:value-type="string" calcext:value-type="string">
            <text:p><text:s/>\f4ad</text:p>
          </table:table-cell>
          <table:table-cell table:formula="of:=CONCATENATE(&quot;Fontawesome.create!(&quot;;[.$B$1];&quot;: '&quot;;TRIM([.$B288]);&quot;', &quot;;[.$C$1];&quot;: '&quot;;TRIM([.$C288]);&quot;', &quot;;[.$D$1];&quot;: '&quot;;TRIM([.$D288]);&quot;', &quot;;[.$E$1];&quot;: '&quot;;TRIM([.$E288]);&quot;')&quot;)" office:value-type="string" office:string-value="Fontawesome.create!(prefijo_nombre_css: 'fas fa-comment-dots: Puntos de comentario', icono: 'fas fa-comment-dots', termino: 'burbuja, charla, comentando, conversacion, retroalimentación, mensaje, más, nota, notificación, responder, sms, habla, mensajes de texto, icono de tres puntos', codigo_css: '\f4ad')" calcext:value-type="string">
            <text:p>Fontawesome.create!(prefijo_nombre_css: 'fas fa-comment-dots: Puntos de comentario', icono: 'fas fa-comment-dots', termino: 'burbuja, charla, comentando, conversacion, retroalimentación, mensaje, más, nota, notificación, responder, sms, habla, mensajes de texto, icono de tres puntos', codigo_css: '\f4ad')</text:p>
          </table:table-cell>
        </table:table-row>
        <table:table-row table:style-name="ro1">
          <table:table-cell/>
          <table:table-cell office:value-type="string" calcext:value-type="string">
            <text:p>fas fa-comment-medical: Chat médico alternativo </text:p>
          </table:table-cell>
          <table:table-cell office:value-type="string" calcext:value-type="string">
            <text:p><text:s/>fas fa-comment-medical </text:p>
          </table:table-cell>
          <table:table-cell office:value-type="string" calcext:value-type="string">
            <text:p><text:s/>consejo, burbuja, charla, comentar, conversación, diagnosticar, retroalimentación, mensaje, nota, notificación, prescripción, sms, habla, mensajes de texto, </text:p>
          </table:table-cell>
          <table:table-cell office:value-type="string" calcext:value-type="string">
            <text:p><text:s/>\f7f5</text:p>
          </table:table-cell>
          <table:table-cell table:formula="of:=CONCATENATE(&quot;Fontawesome.create!(&quot;;[.$B$1];&quot;: '&quot;;TRIM([.$B289]);&quot;', &quot;;[.$C$1];&quot;: '&quot;;TRIM([.$C289]);&quot;', &quot;;[.$D$1];&quot;: '&quot;;TRIM([.$D289]);&quot;', &quot;;[.$E$1];&quot;: '&quot;;TRIM([.$E289]);&quot;')&quot;)" office:value-type="string" office:string-value="Fontawesome.create!(prefijo_nombre_css: 'fas fa-comment-medical: Chat médico alternativo', icono: 'fas fa-comment-medical', termino: 'consejo, burbuja, charla, comentar, conversación, diagnosticar, retroalimentación, mensaje, nota, notificación, prescripción, sms, habla, mensajes de texto,', codigo_css: '\f7f5')" calcext:value-type="string">
            <text:p>Fontawesome.create!(prefijo_nombre_css: 'fas fa-comment-medical: Chat médico alternativo', icono: 'fas fa-comment-medical', termino: 'consejo, burbuja, charla, comentar, conversación, diagnosticar, retroalimentación, mensaje, nota, notificación, prescripción, sms, habla, mensajes de texto,', codigo_css: '\f7f5')</text:p>
          </table:table-cell>
        </table:table-row>
        <table:table-row table:style-name="ro1">
          <table:table-cell/>
          <table:table-cell office:value-type="string" calcext:value-type="string">
            <text:p>fas fa-comment-slash: Barra inclinada de comentarios </text:p>
          </table:table-cell>
          <table:table-cell office:value-type="string" calcext:value-type="string">
            <text:p><text:s/>fas fa-comment-slash </text:p>
          </table:table-cell>
          <table:table-cell office:value-type="string" calcext:value-type="string">
            <text:p><text:s/>burbuja, cancelar, charlar, comentar, conversación, retroalimentación, mensaje, silencio, nota, notificación, silencio, sms, habla, mensajes de texto, </text:p>
          </table:table-cell>
          <table:table-cell office:value-type="string" calcext:value-type="string">
            <text:p><text:s/>\f4b3</text:p>
          </table:table-cell>
          <table:table-cell table:formula="of:=CONCATENATE(&quot;Fontawesome.create!(&quot;;[.$B$1];&quot;: '&quot;;TRIM([.$B290]);&quot;', &quot;;[.$C$1];&quot;: '&quot;;TRIM([.$C290]);&quot;', &quot;;[.$D$1];&quot;: '&quot;;TRIM([.$D290]);&quot;', &quot;;[.$E$1];&quot;: '&quot;;TRIM([.$E290]);&quot;')&quot;)" office:value-type="string" office:string-value="Fontawesome.create!(prefijo_nombre_css: 'fas fa-comment-slash: Barra inclinada de comentarios', icono: 'fas fa-comment-slash', termino: 'burbuja, cancelar, charlar, comentar, conversación, retroalimentación, mensaje, silencio, nota, notificación, silencio, sms, habla, mensajes de texto,', codigo_css: '\f4b3')" calcext:value-type="string">
            <text:p>Fontawesome.create!(prefijo_nombre_css: 'fas fa-comment-slash: Barra inclinada de comentarios', icono: 'fas fa-comment-slash', termino: 'burbuja, cancelar, charlar, comentar, conversación, retroalimentación, mensaje, silencio, nota, notificación, silencio, sms, habla, mensajes de texto,', codigo_css: '\f4b3')</text:p>
          </table:table-cell>
        </table:table-row>
        <table:table-row table:style-name="ro1">
          <table:table-cell/>
          <table:table-cell office:value-type="string" calcext:value-type="string">
            <text:p>fas fa-comments: comentarios </text:p>
          </table:table-cell>
          <table:table-cell office:value-type="string" calcext:value-type="string">
            <text:p><text:s/>fas fa-comments </text:p>
          </table:table-cell>
          <table:table-cell office:value-type="string" calcext:value-type="string">
            <text:p><text:s/>burbuja, charla, comentando, conversacion, retroalimentación, mensaje, nota, notificación, sms, habla, mensajes de texto, fuente impresionante bocadillo </text:p>
          </table:table-cell>
          <table:table-cell office:value-type="string" calcext:value-type="string">
            <text:p><text:s/>\f086</text:p>
          </table:table-cell>
          <table:table-cell table:formula="of:=CONCATENATE(&quot;Fontawesome.create!(&quot;;[.$B$1];&quot;: '&quot;;TRIM([.$B291]);&quot;', &quot;;[.$C$1];&quot;: '&quot;;TRIM([.$C291]);&quot;', &quot;;[.$D$1];&quot;: '&quot;;TRIM([.$D291]);&quot;', &quot;;[.$E$1];&quot;: '&quot;;TRIM([.$E291]);&quot;')&quot;)" office:value-type="string" office:string-value="Fontawesome.create!(prefijo_nombre_css: 'fas fa-comments: comentarios', icono: 'fas fa-comments', termino: 'burbuja, charla, comentando, conversacion, retroalimentación, mensaje, nota, notificación, sms, habla, mensajes de texto, fuente impresionante bocadillo', codigo_css: '\f086')" calcext:value-type="string">
            <text:p>Fontawesome.create!(prefijo_nombre_css: 'fas fa-comments: comentarios', icono: 'fas fa-comments', termino: 'burbuja, charla, comentando, conversacion, retroalimentación, mensaje, nota, notificación, sms, habla, mensajes de texto, fuente impresionante bocadillo', codigo_css: '\f086')</text:p>
          </table:table-cell>
        </table:table-row>
        <table:table-row table:style-name="ro1">
          <table:table-cell/>
          <table:table-cell office:value-type="string" calcext:value-type="string">
            <text:p>fas fa-comments-dollar: Comentarios Dollar </text:p>
          </table:table-cell>
          <table:table-cell office:value-type="string" calcext:value-type="string">
            <text:p><text:s/>fas fa-comments-dollar </text:p>
          </table:table-cell>
          <table:table-cell office:value-type="string" calcext:value-type="string">
            <text:p><text:s/>burbuja, charla, comentar, conversación, retroalimentación, mensaje, dinero, nota, notificación, paga, sms, habla, gastar, enviar mensajes de texto, transferir, </text:p>
          </table:table-cell>
          <table:table-cell office:value-type="string" calcext:value-type="string">
            <text:p><text:s/>\f653</text:p>
          </table:table-cell>
          <table:table-cell table:formula="of:=CONCATENATE(&quot;Fontawesome.create!(&quot;;[.$B$1];&quot;: '&quot;;TRIM([.$B292]);&quot;', &quot;;[.$C$1];&quot;: '&quot;;TRIM([.$C292]);&quot;', &quot;;[.$D$1];&quot;: '&quot;;TRIM([.$D292]);&quot;', &quot;;[.$E$1];&quot;: '&quot;;TRIM([.$E292]);&quot;')&quot;)" office:value-type="string" office:string-value="Fontawesome.create!(prefijo_nombre_css: 'fas fa-comments-dollar: Comentarios Dollar', icono: 'fas fa-comments-dollar', termino: 'burbuja, charla, comentar, conversación, retroalimentación, mensaje, dinero, nota, notificación, paga, sms, habla, gastar, enviar mensajes de texto, transferir,', codigo_css: '\f653')" calcext:value-type="string">
            <text:p>Fontawesome.create!(prefijo_nombre_css: 'fas fa-comments-dollar: Comentarios Dollar', icono: 'fas fa-comments-dollar', termino: 'burbuja, charla, comentar, conversación, retroalimentación, mensaje, dinero, nota, notificación, paga, sms, habla, gastar, enviar mensajes de texto, transferir,', codigo_css: '\f653')</text:p>
          </table:table-cell>
        </table:table-row>
        <table:table-row table:style-name="ro1">
          <table:table-cell/>
          <table:table-cell office:value-type="string" calcext:value-type="string">
            <text:p>fas fa-compact-disc: Disco compacto </text:p>
          </table:table-cell>
          <table:table-cell office:value-type="string" calcext:value-type="string">
            <text:p><text:s/>fas fa-compact-disc </text:p>
          </table:table-cell>
          <table:table-cell office:value-type="string" calcext:value-type="string">
            <text:p><text:s/>álbum, bluray, discos compactos, dvd, medios de comunicación, música, película, vídeo, vinilo </text:p>
          </table:table-cell>
          <table:table-cell office:value-type="string" calcext:value-type="string">
            <text:p><text:s/>\f51f</text:p>
          </table:table-cell>
          <table:table-cell table:formula="of:=CONCATENATE(&quot;Fontawesome.create!(&quot;;[.$B$1];&quot;: '&quot;;TRIM([.$B293]);&quot;', &quot;;[.$C$1];&quot;: '&quot;;TRIM([.$C293]);&quot;', &quot;;[.$D$1];&quot;: '&quot;;TRIM([.$D293]);&quot;', &quot;;[.$E$1];&quot;: '&quot;;TRIM([.$E293]);&quot;')&quot;)" office:value-type="string" office:string-value="Fontawesome.create!(prefijo_nombre_css: 'fas fa-compact-disc: Disco compacto', icono: 'fas fa-compact-disc', termino: 'álbum, bluray, discos compactos, dvd, medios de comunicación, música, película, vídeo, vinilo', codigo_css: '\f51f')" calcext:value-type="string">
            <text:p>Fontawesome.create!(prefijo_nombre_css: 'fas fa-compact-disc: Disco compacto', icono: 'fas fa-compact-disc', termino: 'álbum, bluray, discos compactos, dvd, medios de comunicación, música, película, vídeo, vinilo', codigo_css: '\f51f')</text:p>
          </table:table-cell>
        </table:table-row>
        <table:table-row table:style-name="ro1">
          <table:table-cell/>
          <table:table-cell office:value-type="string" calcext:value-type="string">
            <text:p>fas fa-compass: Brújula </text:p>
          </table:table-cell>
          <table:table-cell office:value-type="string" calcext:value-type="string">
            <text:p><text:s/>fas fa-compass </text:p>
          </table:table-cell>
          <table:table-cell office:value-type="string" calcext:value-type="string">
            <text:p><text:s/>direcciones, directorio, ubicación, menú, navegación, safari, viajes, </text:p>
          </table:table-cell>
          <table:table-cell office:value-type="string" calcext:value-type="string">
            <text:p><text:s/>\f14e</text:p>
          </table:table-cell>
          <table:table-cell table:formula="of:=CONCATENATE(&quot;Fontawesome.create!(&quot;;[.$B$1];&quot;: '&quot;;TRIM([.$B294]);&quot;', &quot;;[.$C$1];&quot;: '&quot;;TRIM([.$C294]);&quot;', &quot;;[.$D$1];&quot;: '&quot;;TRIM([.$D294]);&quot;', &quot;;[.$E$1];&quot;: '&quot;;TRIM([.$E294]);&quot;')&quot;)" office:value-type="string" office:string-value="Fontawesome.create!(prefijo_nombre_css: 'fas fa-compass: Brújula', icono: 'fas fa-compass', termino: 'direcciones, directorio, ubicación, menú, navegación, safari, viajes,', codigo_css: '\f14e')" calcext:value-type="string">
            <text:p>Fontawesome.create!(prefijo_nombre_css: 'fas fa-compass: Brújula', icono: 'fas fa-compass', termino: 'direcciones, directorio, ubicación, menú, navegación, safari, viajes,', codigo_css: '\f14e')</text:p>
          </table:table-cell>
        </table:table-row>
        <table:table-row table:style-name="ro1">
          <table:table-cell/>
          <table:table-cell office:value-type="string" calcext:value-type="string">
            <text:p>fas fa-compress: Comprimir </text:p>
          </table:table-cell>
          <table:table-cell office:value-type="string" calcext:value-type="string">
            <text:p><text:s/>fas fa-compress </text:p>
          </table:table-cell>
          <table:table-cell office:value-type="string" calcext:value-type="string">
            <text:p><text:s/>contraer, pantalla completa, minimizar, mover, redimensionar, encoger, más pequeño, </text:p>
          </table:table-cell>
          <table:table-cell office:value-type="string" calcext:value-type="string">
            <text:p><text:s/>\f066</text:p>
          </table:table-cell>
          <table:table-cell table:formula="of:=CONCATENATE(&quot;Fontawesome.create!(&quot;;[.$B$1];&quot;: '&quot;;TRIM([.$B295]);&quot;', &quot;;[.$C$1];&quot;: '&quot;;TRIM([.$C295]);&quot;', &quot;;[.$D$1];&quot;: '&quot;;TRIM([.$D295]);&quot;', &quot;;[.$E$1];&quot;: '&quot;;TRIM([.$E295]);&quot;')&quot;)" office:value-type="string" office:string-value="Fontawesome.create!(prefijo_nombre_css: 'fas fa-compress: Comprimir', icono: 'fas fa-compress', termino: 'contraer, pantalla completa, minimizar, mover, redimensionar, encoger, más pequeño,', codigo_css: '\f066')" calcext:value-type="string">
            <text:p>Fontawesome.create!(prefijo_nombre_css: 'fas fa-compress: Comprimir', icono: 'fas fa-compress', termino: 'contraer, pantalla completa, minimizar, mover, redimensionar, encoger, más pequeño,', codigo_css: '\f066')</text:p>
          </table:table-cell>
        </table:table-row>
        <table:table-row table:style-name="ro1">
          <table:table-cell/>
          <table:table-cell office:value-type="string" calcext:value-type="string">
            <text:p>fas fa-compress-alt: Alternate Comprimir </text:p>
          </table:table-cell>
          <table:table-cell office:value-type="string" calcext:value-type="string">
            <text:p><text:s/>fas fa-compress-alt </text:p>
          </table:table-cell>
          <table:table-cell office:value-type="string" calcext:value-type="string">
            <text:p><text:s/>contraer, pantalla completa, minimizar, mover, redimensionar, encoger, más pequeño, </text:p>
          </table:table-cell>
          <table:table-cell office:value-type="string" calcext:value-type="string">
            <text:p><text:s/>\f422</text:p>
          </table:table-cell>
          <table:table-cell table:formula="of:=CONCATENATE(&quot;Fontawesome.create!(&quot;;[.$B$1];&quot;: '&quot;;TRIM([.$B296]);&quot;', &quot;;[.$C$1];&quot;: '&quot;;TRIM([.$C296]);&quot;', &quot;;[.$D$1];&quot;: '&quot;;TRIM([.$D296]);&quot;', &quot;;[.$E$1];&quot;: '&quot;;TRIM([.$E296]);&quot;')&quot;)" office:value-type="string" office:string-value="Fontawesome.create!(prefijo_nombre_css: 'fas fa-compress-alt: Alternate Comprimir', icono: 'fas fa-compress-alt', termino: 'contraer, pantalla completa, minimizar, mover, redimensionar, encoger, más pequeño,', codigo_css: '\f422')" calcext:value-type="string">
            <text:p>Fontawesome.create!(prefijo_nombre_css: 'fas fa-compress-alt: Alternate Comprimir', icono: 'fas fa-compress-alt', termino: 'contraer, pantalla completa, minimizar, mover, redimensionar, encoger, más pequeño,', codigo_css: '\f422')</text:p>
          </table:table-cell>
        </table:table-row>
        <table:table-row table:style-name="ro1">
          <table:table-cell/>
          <table:table-cell office:value-type="string" calcext:value-type="string">
            <text:p>fas fa-compress-arrows-alt: Alternate Comprimir Arrows </text:p>
          </table:table-cell>
          <table:table-cell office:value-type="string" calcext:value-type="string">
            <text:p><text:s/>fas fa-compress-arrows-alt </text:p>
          </table:table-cell>
          <table:table-cell office:value-type="string" calcext:value-type="string">
            <text:p><text:s/>contraer, pantalla completa, minimizar, mover, redimensionar, encoger, más pequeño, </text:p>
          </table:table-cell>
          <table:table-cell office:value-type="string" calcext:value-type="string">
            <text:p><text:s/>\f78c</text:p>
          </table:table-cell>
          <table:table-cell table:formula="of:=CONCATENATE(&quot;Fontawesome.create!(&quot;;[.$B$1];&quot;: '&quot;;TRIM([.$B297]);&quot;', &quot;;[.$C$1];&quot;: '&quot;;TRIM([.$C297]);&quot;', &quot;;[.$D$1];&quot;: '&quot;;TRIM([.$D297]);&quot;', &quot;;[.$E$1];&quot;: '&quot;;TRIM([.$E297]);&quot;')&quot;)" office:value-type="string" office:string-value="Fontawesome.create!(prefijo_nombre_css: 'fas fa-compress-arrows-alt: Alternate Comprimir Arrows', icono: 'fas fa-compress-arrows-alt', termino: 'contraer, pantalla completa, minimizar, mover, redimensionar, encoger, más pequeño,', codigo_css: '\f78c')" calcext:value-type="string">
            <text:p>Fontawesome.create!(prefijo_nombre_css: 'fas fa-compress-arrows-alt: Alternate Comprimir Arrows', icono: 'fas fa-compress-arrows-alt', termino: 'contraer, pantalla completa, minimizar, mover, redimensionar, encoger, más pequeño,', codigo_css: '\f78c')</text:p>
          </table:table-cell>
        </table:table-row>
        <table:table-row table:style-name="ro1">
          <table:table-cell/>
          <table:table-cell office:value-type="string" calcext:value-type="string">
            <text:p>fas fa-concierge-bell: Conserje Bell </text:p>
          </table:table-cell>
          <table:table-cell office:value-type="string" calcext:value-type="string">
            <text:p><text:s/>fas fa-concierge-bell </text:p>
          </table:table-cell>
          <table:table-cell office:value-type="string" calcext:value-type="string">
            <text:p><text:s/>atención, hotel, recepcionista, servicio, sostén, </text:p>
          </table:table-cell>
          <table:table-cell office:value-type="string" calcext:value-type="string">
            <text:p><text:s/>\f562</text:p>
          </table:table-cell>
          <table:table-cell table:formula="of:=CONCATENATE(&quot;Fontawesome.create!(&quot;;[.$B$1];&quot;: '&quot;;TRIM([.$B298]);&quot;', &quot;;[.$C$1];&quot;: '&quot;;TRIM([.$C298]);&quot;', &quot;;[.$D$1];&quot;: '&quot;;TRIM([.$D298]);&quot;', &quot;;[.$E$1];&quot;: '&quot;;TRIM([.$E298]);&quot;')&quot;)" office:value-type="string" office:string-value="Fontawesome.create!(prefijo_nombre_css: 'fas fa-concierge-bell: Conserje Bell', icono: 'fas fa-concierge-bell', termino: 'atención, hotel, recepcionista, servicio, sostén,', codigo_css: '\f562')" calcext:value-type="string">
            <text:p>Fontawesome.create!(prefijo_nombre_css: 'fas fa-concierge-bell: Conserje Bell', icono: 'fas fa-concierge-bell', termino: 'atención, hotel, recepcionista, servicio, sostén,', codigo_css: '\f562')</text:p>
          </table:table-cell>
        </table:table-row>
        <table:table-row table:style-name="ro1">
          <table:table-cell/>
          <table:table-cell office:value-type="string" calcext:value-type="string">
            <text:p>fab fa-confluence: Confluencia </text:p>
          </table:table-cell>
          <table:table-cell office:value-type="string" calcext:value-type="string">
            <text:p><text:s/>fab fa-confluence </text:p>
          </table:table-cell>
          <table:table-cell office:value-type="string" calcext:value-type="string">
            <text:p><text:s/>atlassian, </text:p>
          </table:table-cell>
          <table:table-cell office:value-type="string" calcext:value-type="string">
            <text:p><text:s/>\f78d</text:p>
          </table:table-cell>
          <table:table-cell table:formula="of:=CONCATENATE(&quot;Fontawesome.create!(&quot;;[.$B$1];&quot;: '&quot;;TRIM([.$B299]);&quot;', &quot;;[.$C$1];&quot;: '&quot;;TRIM([.$C299]);&quot;', &quot;;[.$D$1];&quot;: '&quot;;TRIM([.$D299]);&quot;', &quot;;[.$E$1];&quot;: '&quot;;TRIM([.$E299]);&quot;')&quot;)" office:value-type="string" office:string-value="Fontawesome.create!(prefijo_nombre_css: 'fab fa-confluence: Confluencia', icono: 'fab fa-confluence', termino: 'atlassian,', codigo_css: '\f78d')" calcext:value-type="string">
            <text:p>Fontawesome.create!(prefijo_nombre_css: 'fab fa-confluence: Confluencia', icono: 'fab fa-confluence', termino: 'atlassian,', codigo_css: '\f78d')</text:p>
          </table:table-cell>
        </table:table-row>
        <table:table-row table:style-name="ro1">
          <table:table-cell/>
          <table:table-cell office:value-type="string" calcext:value-type="string">
            <text:p>fab fa-connectdevelop: Conectar Desarrollar </text:p>
          </table:table-cell>
          <table:table-cell office:value-type="string" calcext:value-type="string">
            <text:p><text:s/>fab fa-connectdevelo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0e</text:p>
          </table:table-cell>
          <table:table-cell table:formula="of:=CONCATENATE(&quot;Fontawesome.create!(&quot;;[.$B$1];&quot;: '&quot;;TRIM([.$B300]);&quot;', &quot;;[.$C$1];&quot;: '&quot;;TRIM([.$C300]);&quot;', &quot;;[.$D$1];&quot;: '&quot;;TRIM([.$D300]);&quot;', &quot;;[.$E$1];&quot;: '&quot;;TRIM([.$E300]);&quot;')&quot;)" office:value-type="string" office:string-value="Fontawesome.create!(prefijo_nombre_css: 'fab fa-connectdevelop: Conectar Desarrollar', icono: 'fab fa-connectdevelop', termino: '', codigo_css: '\f20e')" calcext:value-type="string">
            <text:p>Fontawesome.create!(prefijo_nombre_css: 'fab fa-connectdevelop: Conectar Desarrollar', icono: 'fab fa-connectdevelop', termino: '', codigo_css: '\f20e')</text:p>
          </table:table-cell>
        </table:table-row>
        <table:table-row table:style-name="ro1">
          <table:table-cell/>
          <table:table-cell office:value-type="string" calcext:value-type="string">
            <text:p>fab fa-contao: Contao </text:p>
          </table:table-cell>
          <table:table-cell office:value-type="string" calcext:value-type="string">
            <text:p><text:s/>fab fa-conta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d</text:p>
          </table:table-cell>
          <table:table-cell table:formula="of:=CONCATENATE(&quot;Fontawesome.create!(&quot;;[.$B$1];&quot;: '&quot;;TRIM([.$B301]);&quot;', &quot;;[.$C$1];&quot;: '&quot;;TRIM([.$C301]);&quot;', &quot;;[.$D$1];&quot;: '&quot;;TRIM([.$D301]);&quot;', &quot;;[.$E$1];&quot;: '&quot;;TRIM([.$E301]);&quot;')&quot;)" office:value-type="string" office:string-value="Fontawesome.create!(prefijo_nombre_css: 'fab fa-contao: Contao', icono: 'fab fa-contao', termino: '', codigo_css: '\f26d')" calcext:value-type="string">
            <text:p>Fontawesome.create!(prefijo_nombre_css: 'fab fa-contao: Contao', icono: 'fab fa-contao', termino: '', codigo_css: '\f26d')</text:p>
          </table:table-cell>
        </table:table-row>
        <table:table-row table:style-name="ro1">
          <table:table-cell/>
          <table:table-cell office:value-type="string" calcext:value-type="string">
            <text:p>fas fa-cookie: Galleta </text:p>
          </table:table-cell>
          <table:table-cell office:value-type="string" calcext:value-type="string">
            <text:p><text:s/>fas fa-cookie </text:p>
          </table:table-cell>
          <table:table-cell office:value-type="string" calcext:value-type="string">
            <text:p><text:s/>bocadillo, bueno al horno, chocolate, comer, dulce, dulce, </text:p>
          </table:table-cell>
          <table:table-cell office:value-type="string" calcext:value-type="string">
            <text:p><text:s/>\f563</text:p>
          </table:table-cell>
          <table:table-cell table:formula="of:=CONCATENATE(&quot;Fontawesome.create!(&quot;;[.$B$1];&quot;: '&quot;;TRIM([.$B302]);&quot;', &quot;;[.$C$1];&quot;: '&quot;;TRIM([.$C302]);&quot;', &quot;;[.$D$1];&quot;: '&quot;;TRIM([.$D302]);&quot;', &quot;;[.$E$1];&quot;: '&quot;;TRIM([.$E302]);&quot;')&quot;)" office:value-type="string" office:string-value="Fontawesome.create!(prefijo_nombre_css: 'fas fa-cookie: Galleta', icono: 'fas fa-cookie', termino: 'bocadillo, bueno al horno, chocolate, comer, dulce, dulce,', codigo_css: '\f563')" calcext:value-type="string">
            <text:p>Fontawesome.create!(prefijo_nombre_css: 'fas fa-cookie: Galleta', icono: 'fas fa-cookie', termino: 'bocadillo, bueno al horno, chocolate, comer, dulce, dulce,', codigo_css: '\f563')</text:p>
          </table:table-cell>
        </table:table-row>
        <table:table-row table:style-name="ro1">
          <table:table-cell/>
          <table:table-cell office:value-type="string" calcext:value-type="string">
            <text:p>fas fa-cookie-bite: Galleta Bite </text:p>
          </table:table-cell>
          <table:table-cell office:value-type="string" calcext:value-type="string">
            <text:p><text:s/>fas fa-cookie-bite </text:p>
          </table:table-cell>
          <table:table-cell office:value-type="string" calcext:value-type="string">
            <text:p><text:s/>bocadillo, bocadillo, bueno, horneado, comer, dulce, dulce, </text:p>
          </table:table-cell>
          <table:table-cell office:value-type="string" calcext:value-type="string">
            <text:p><text:s/>\f564</text:p>
          </table:table-cell>
          <table:table-cell table:formula="of:=CONCATENATE(&quot;Fontawesome.create!(&quot;;[.$B$1];&quot;: '&quot;;TRIM([.$B303]);&quot;', &quot;;[.$C$1];&quot;: '&quot;;TRIM([.$C303]);&quot;', &quot;;[.$D$1];&quot;: '&quot;;TRIM([.$D303]);&quot;', &quot;;[.$E$1];&quot;: '&quot;;TRIM([.$E303]);&quot;')&quot;)" office:value-type="string" office:string-value="Fontawesome.create!(prefijo_nombre_css: 'fas fa-cookie-bite: Galleta Bite', icono: 'fas fa-cookie-bite', termino: 'bocadillo, bocadillo, bueno, horneado, comer, dulce, dulce,', codigo_css: '\f564')" calcext:value-type="string">
            <text:p>Fontawesome.create!(prefijo_nombre_css: 'fas fa-cookie-bite: Galleta Bite', icono: 'fas fa-cookie-bite', termino: 'bocadillo, bocadillo, bueno, horneado, comer, dulce, dulce,', codigo_css: '\f564')</text:p>
          </table:table-cell>
        </table:table-row>
        <table:table-row table:style-name="ro1">
          <table:table-cell/>
          <table:table-cell office:value-type="string" calcext:value-type="string">
            <text:p>fas fa-copy: Copiar </text:p>
          </table:table-cell>
          <table:table-cell office:value-type="string" calcext:value-type="string">
            <text:p><text:s/>fas fa-copy </text:p>
          </table:table-cell>
          <table:table-cell office:value-type="string" calcext:value-type="string">
            <text:p><text:s/>clonar, duplicar, archivo, archivos-o, papel, pegar, </text:p>
          </table:table-cell>
          <table:table-cell office:value-type="string" calcext:value-type="string">
            <text:p><text:s/>\f0c5</text:p>
          </table:table-cell>
          <table:table-cell table:formula="of:=CONCATENATE(&quot;Fontawesome.create!(&quot;;[.$B$1];&quot;: '&quot;;TRIM([.$B304]);&quot;', &quot;;[.$C$1];&quot;: '&quot;;TRIM([.$C304]);&quot;', &quot;;[.$D$1];&quot;: '&quot;;TRIM([.$D304]);&quot;', &quot;;[.$E$1];&quot;: '&quot;;TRIM([.$E304]);&quot;')&quot;)" office:value-type="string" office:string-value="Fontawesome.create!(prefijo_nombre_css: 'fas fa-copy: Copiar', icono: 'fas fa-copy', termino: 'clonar, duplicar, archivo, archivos-o, papel, pegar,', codigo_css: '\f0c5')" calcext:value-type="string">
            <text:p>Fontawesome.create!(prefijo_nombre_css: 'fas fa-copy: Copiar', icono: 'fas fa-copy', termino: 'clonar, duplicar, archivo, archivos-o, papel, pegar,', codigo_css: '\f0c5')</text:p>
          </table:table-cell>
        </table:table-row>
        <table:table-row table:style-name="ro1">
          <table:table-cell/>
          <table:table-cell office:value-type="string" calcext:value-type="string">
            <text:p>fas fa-copyright: Copiarright </text:p>
          </table:table-cell>
          <table:table-cell office:value-type="string" calcext:value-type="string">
            <text:p><text:s/>fas fa-copyright </text:p>
          </table:table-cell>
          <table:table-cell office:value-type="string" calcext:value-type="string">
            <text:p><text:s/>marca, marca, registro, marca registrada, </text:p>
          </table:table-cell>
          <table:table-cell office:value-type="string" calcext:value-type="string">
            <text:p><text:s/>\f1f9</text:p>
          </table:table-cell>
          <table:table-cell table:formula="of:=CONCATENATE(&quot;Fontawesome.create!(&quot;;[.$B$1];&quot;: '&quot;;TRIM([.$B305]);&quot;', &quot;;[.$C$1];&quot;: '&quot;;TRIM([.$C305]);&quot;', &quot;;[.$D$1];&quot;: '&quot;;TRIM([.$D305]);&quot;', &quot;;[.$E$1];&quot;: '&quot;;TRIM([.$E305]);&quot;')&quot;)" office:value-type="string" office:string-value="Fontawesome.create!(prefijo_nombre_css: 'fas fa-copyright: Copiarright', icono: 'fas fa-copyright', termino: 'marca, marca, registro, marca registrada,', codigo_css: '\f1f9')" calcext:value-type="string">
            <text:p>Fontawesome.create!(prefijo_nombre_css: 'fas fa-copyright: Copiarright', icono: 'fas fa-copyright', termino: 'marca, marca, registro, marca registrada,', codigo_css: '\f1f9')</text:p>
          </table:table-cell>
        </table:table-row>
        <table:table-row table:style-name="ro1">
          <table:table-cell/>
          <table:table-cell office:value-type="string" calcext:value-type="string">
            <text:p>fab fa-cotton-bureau: Oficina de algodón </text:p>
          </table:table-cell>
          <table:table-cell office:value-type="string" calcext:value-type="string">
            <text:p><text:s/>fab fa-cotton-bureau </text:p>
          </table:table-cell>
          <table:table-cell office:value-type="string" calcext:value-type="string">
            <text:p><text:s/>ropa, camisetas, camisetas, </text:p>
          </table:table-cell>
          <table:table-cell office:value-type="string" calcext:value-type="string">
            <text:p><text:s/>\f89e</text:p>
          </table:table-cell>
          <table:table-cell table:formula="of:=CONCATENATE(&quot;Fontawesome.create!(&quot;;[.$B$1];&quot;: '&quot;;TRIM([.$B306]);&quot;', &quot;;[.$C$1];&quot;: '&quot;;TRIM([.$C306]);&quot;', &quot;;[.$D$1];&quot;: '&quot;;TRIM([.$D306]);&quot;', &quot;;[.$E$1];&quot;: '&quot;;TRIM([.$E306]);&quot;')&quot;)" office:value-type="string" office:string-value="Fontawesome.create!(prefijo_nombre_css: 'fab fa-cotton-bureau: Oficina de algodón', icono: 'fab fa-cotton-bureau', termino: 'ropa, camisetas, camisetas,', codigo_css: '\f89e')" calcext:value-type="string">
            <text:p>Fontawesome.create!(prefijo_nombre_css: 'fab fa-cotton-bureau: Oficina de algodón', icono: 'fab fa-cotton-bureau', termino: 'ropa, camisetas, camisetas,', codigo_css: '\f89e')</text:p>
          </table:table-cell>
        </table:table-row>
        <table:table-row table:style-name="ro1">
          <table:table-cell/>
          <table:table-cell office:value-type="string" calcext:value-type="string">
            <text:p>fas fa-couch: Sofá </text:p>
          </table:table-cell>
          <table:table-cell office:value-type="string" calcext:value-type="string">
            <text:p><text:s/>fas fa-couch </text:p>
          </table:table-cell>
          <table:table-cell office:value-type="string" calcext:value-type="string">
            <text:p><text:s/>cojín, silla, mobiliario, relajarse, sofá, </text:p>
          </table:table-cell>
          <table:table-cell office:value-type="string" calcext:value-type="string">
            <text:p><text:s/>\f4b8</text:p>
          </table:table-cell>
          <table:table-cell table:formula="of:=CONCATENATE(&quot;Fontawesome.create!(&quot;;[.$B$1];&quot;: '&quot;;TRIM([.$B307]);&quot;', &quot;;[.$C$1];&quot;: '&quot;;TRIM([.$C307]);&quot;', &quot;;[.$D$1];&quot;: '&quot;;TRIM([.$D307]);&quot;', &quot;;[.$E$1];&quot;: '&quot;;TRIM([.$E307]);&quot;')&quot;)" office:value-type="string" office:string-value="Fontawesome.create!(prefijo_nombre_css: 'fas fa-couch: Sofá', icono: 'fas fa-couch', termino: 'cojín, silla, mobiliario, relajarse, sofá,', codigo_css: '\f4b8')" calcext:value-type="string">
            <text:p>Fontawesome.create!(prefijo_nombre_css: 'fas fa-couch: Sofá', icono: 'fas fa-couch', termino: 'cojín, silla, mobiliario, relajarse, sofá,', codigo_css: '\f4b8')</text:p>
          </table:table-cell>
        </table:table-row>
        <table:table-row table:style-name="ro1">
          <table:table-cell/>
          <table:table-cell office:value-type="string" calcext:value-type="string">
            <text:p>fab fa-cpanel: cPanel </text:p>
          </table:table-cell>
          <table:table-cell office:value-type="string" calcext:value-type="string">
            <text:p><text:s/>fab fa-cpane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8</text:p>
          </table:table-cell>
          <table:table-cell table:formula="of:=CONCATENATE(&quot;Fontawesome.create!(&quot;;[.$B$1];&quot;: '&quot;;TRIM([.$B308]);&quot;', &quot;;[.$C$1];&quot;: '&quot;;TRIM([.$C308]);&quot;', &quot;;[.$D$1];&quot;: '&quot;;TRIM([.$D308]);&quot;', &quot;;[.$E$1];&quot;: '&quot;;TRIM([.$E308]);&quot;')&quot;)" office:value-type="string" office:string-value="Fontawesome.create!(prefijo_nombre_css: 'fab fa-cpanel: cPanel', icono: 'fab fa-cpanel', termino: '', codigo_css: '\f388')" calcext:value-type="string">
            <text:p>Fontawesome.create!(prefijo_nombre_css: 'fab fa-cpanel: cPanel', icono: 'fab fa-cpanel', termino: '', codigo_css: '\f388')</text:p>
          </table:table-cell>
        </table:table-row>
        <table:table-row table:style-name="ro1">
          <table:table-cell/>
          <table:table-cell office:value-type="string" calcext:value-type="string">
            <text:p>fab fa-creative-commons: Creative Commons </text:p>
          </table:table-cell>
          <table:table-cell office:value-type="string" calcext:value-type="string">
            <text:p><text:s/>fab fa-creative-common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5e</text:p>
          </table:table-cell>
          <table:table-cell table:formula="of:=CONCATENATE(&quot;Fontawesome.create!(&quot;;[.$B$1];&quot;: '&quot;;TRIM([.$B309]);&quot;', &quot;;[.$C$1];&quot;: '&quot;;TRIM([.$C309]);&quot;', &quot;;[.$D$1];&quot;: '&quot;;TRIM([.$D309]);&quot;', &quot;;[.$E$1];&quot;: '&quot;;TRIM([.$E309]);&quot;')&quot;)" office:value-type="string" office:string-value="Fontawesome.create!(prefijo_nombre_css: 'fab fa-creative-commons: Creative Commons', icono: 'fab fa-creative-commons', termino: '', codigo_css: '\f25e')" calcext:value-type="string">
            <text:p>Fontawesome.create!(prefijo_nombre_css: 'fab fa-creative-commons: Creative Commons', icono: 'fab fa-creative-commons', termino: '', codigo_css: '\f25e')</text:p>
          </table:table-cell>
        </table:table-row>
        <table:table-row table:style-name="ro1">
          <table:table-cell/>
          <table:table-cell office:value-type="string" calcext:value-type="string">
            <text:p>fab fa-creative-commons-by: Atribución Creative Commons </text:p>
          </table:table-cell>
          <table:table-cell office:value-type="string" calcext:value-type="string">
            <text:p><text:s/>fab fa-creative-commons-b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7</text:p>
          </table:table-cell>
          <table:table-cell table:formula="of:=CONCATENATE(&quot;Fontawesome.create!(&quot;;[.$B$1];&quot;: '&quot;;TRIM([.$B310]);&quot;', &quot;;[.$C$1];&quot;: '&quot;;TRIM([.$C310]);&quot;', &quot;;[.$D$1];&quot;: '&quot;;TRIM([.$D310]);&quot;', &quot;;[.$E$1];&quot;: '&quot;;TRIM([.$E310]);&quot;')&quot;)" office:value-type="string" office:string-value="Fontawesome.create!(prefijo_nombre_css: 'fab fa-creative-commons-by: Atribución Creative Commons', icono: 'fab fa-creative-commons-by', termino: '', codigo_css: '\f4e7')" calcext:value-type="string">
            <text:p>Fontawesome.create!(prefijo_nombre_css: 'fab fa-creative-commons-by: Atribución Creative Commons', icono: 'fab fa-creative-commons-by', termino: '', codigo_css: '\f4e7')</text:p>
          </table:table-cell>
        </table:table-row>
        <table:table-row table:style-name="ro1">
          <table:table-cell/>
          <table:table-cell office:value-type="string" calcext:value-type="string">
            <text:p>fab fa-creative-commons-nc: Creative Commons no comercial </text:p>
          </table:table-cell>
          <table:table-cell office:value-type="string" calcext:value-type="string">
            <text:p><text:s/>fab fa-creative-commons-n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8</text:p>
          </table:table-cell>
          <table:table-cell table:formula="of:=CONCATENATE(&quot;Fontawesome.create!(&quot;;[.$B$1];&quot;: '&quot;;TRIM([.$B311]);&quot;', &quot;;[.$C$1];&quot;: '&quot;;TRIM([.$C311]);&quot;', &quot;;[.$D$1];&quot;: '&quot;;TRIM([.$D311]);&quot;', &quot;;[.$E$1];&quot;: '&quot;;TRIM([.$E311]);&quot;')&quot;)" office:value-type="string" office:string-value="Fontawesome.create!(prefijo_nombre_css: 'fab fa-creative-commons-nc: Creative Commons no comercial', icono: 'fab fa-creative-commons-nc', termino: '', codigo_css: '\f4e8')" calcext:value-type="string">
            <text:p>Fontawesome.create!(prefijo_nombre_css: 'fab fa-creative-commons-nc: Creative Commons no comercial', icono: 'fab fa-creative-commons-nc', termino: '', codigo_css: '\f4e8')</text:p>
          </table:table-cell>
        </table:table-row>
        <table:table-row table:style-name="ro1">
          <table:table-cell/>
          <table:table-cell office:value-type="string" calcext:value-type="string">
            <text:p>fab fa-creative-commons-nc-eu: Creative Commons no comercial (Signo de euro) </text:p>
          </table:table-cell>
          <table:table-cell office:value-type="string" calcext:value-type="string">
            <text:p><text:s/>fab fa-creative-commons-nc-eu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9</text:p>
          </table:table-cell>
          <table:table-cell table:formula="of:=CONCATENATE(&quot;Fontawesome.create!(&quot;;[.$B$1];&quot;: '&quot;;TRIM([.$B312]);&quot;', &quot;;[.$C$1];&quot;: '&quot;;TRIM([.$C312]);&quot;', &quot;;[.$D$1];&quot;: '&quot;;TRIM([.$D312]);&quot;', &quot;;[.$E$1];&quot;: '&quot;;TRIM([.$E312]);&quot;')&quot;)" office:value-type="string" office:string-value="Fontawesome.create!(prefijo_nombre_css: 'fab fa-creative-commons-nc-eu: Creative Commons no comercial (Signo de euro)', icono: 'fab fa-creative-commons-nc-eu', termino: '', codigo_css: '\f4e9')" calcext:value-type="string">
            <text:p>Fontawesome.create!(prefijo_nombre_css: 'fab fa-creative-commons-nc-eu: Creative Commons no comercial (Signo de euro)', icono: 'fab fa-creative-commons-nc-eu', termino: '', codigo_css: '\f4e9')</text:p>
          </table:table-cell>
        </table:table-row>
        <table:table-row table:style-name="ro1">
          <table:table-cell/>
          <table:table-cell office:value-type="string" calcext:value-type="string">
            <text:p>fab fa-creative-commons-nc-jp: Creative Commons no comercial (Yen Sign) </text:p>
          </table:table-cell>
          <table:table-cell office:value-type="string" calcext:value-type="string">
            <text:p><text:s/>fab fa-creative-commons-nc-j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a</text:p>
          </table:table-cell>
          <table:table-cell table:formula="of:=CONCATENATE(&quot;Fontawesome.create!(&quot;;[.$B$1];&quot;: '&quot;;TRIM([.$B313]);&quot;', &quot;;[.$C$1];&quot;: '&quot;;TRIM([.$C313]);&quot;', &quot;;[.$D$1];&quot;: '&quot;;TRIM([.$D313]);&quot;', &quot;;[.$E$1];&quot;: '&quot;;TRIM([.$E313]);&quot;')&quot;)" office:value-type="string" office:string-value="Fontawesome.create!(prefijo_nombre_css: 'fab fa-creative-commons-nc-jp: Creative Commons no comercial (Yen Sign)', icono: 'fab fa-creative-commons-nc-jp', termino: '', codigo_css: '\f4ea')" calcext:value-type="string">
            <text:p>Fontawesome.create!(prefijo_nombre_css: 'fab fa-creative-commons-nc-jp: Creative Commons no comercial (Yen Sign)', icono: 'fab fa-creative-commons-nc-jp', termino: '', codigo_css: '\f4ea')</text:p>
          </table:table-cell>
        </table:table-row>
        <table:table-row table:style-name="ro1">
          <table:table-cell/>
          <table:table-cell office:value-type="string" calcext:value-type="string">
            <text:p>fab fa-creative-commons-nd: Creative Commons sin obras derivadas </text:p>
          </table:table-cell>
          <table:table-cell office:value-type="string" calcext:value-type="string">
            <text:p><text:s/>fab fa-creative-commons-n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b</text:p>
          </table:table-cell>
          <table:table-cell table:formula="of:=CONCATENATE(&quot;Fontawesome.create!(&quot;;[.$B$1];&quot;: '&quot;;TRIM([.$B314]);&quot;', &quot;;[.$C$1];&quot;: '&quot;;TRIM([.$C314]);&quot;', &quot;;[.$D$1];&quot;: '&quot;;TRIM([.$D314]);&quot;', &quot;;[.$E$1];&quot;: '&quot;;TRIM([.$E314]);&quot;')&quot;)" office:value-type="string" office:string-value="Fontawesome.create!(prefijo_nombre_css: 'fab fa-creative-commons-nd: Creative Commons sin obras derivadas', icono: 'fab fa-creative-commons-nd', termino: '', codigo_css: '\f4eb')" calcext:value-type="string">
            <text:p>Fontawesome.create!(prefijo_nombre_css: 'fab fa-creative-commons-nd: Creative Commons sin obras derivadas', icono: 'fab fa-creative-commons-nd', termino: '', codigo_css: '\f4eb')</text:p>
          </table:table-cell>
        </table:table-row>
        <table:table-row table:style-name="ro1">
          <table:table-cell/>
          <table:table-cell office:value-type="string" calcext:value-type="string">
            <text:p>fab fa-creative-commons-pd: Dominio público de Creative Commons </text:p>
          </table:table-cell>
          <table:table-cell office:value-type="string" calcext:value-type="string">
            <text:p><text:s/>fab fa-creative-commons-p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c</text:p>
          </table:table-cell>
          <table:table-cell table:formula="of:=CONCATENATE(&quot;Fontawesome.create!(&quot;;[.$B$1];&quot;: '&quot;;TRIM([.$B315]);&quot;', &quot;;[.$C$1];&quot;: '&quot;;TRIM([.$C315]);&quot;', &quot;;[.$D$1];&quot;: '&quot;;TRIM([.$D315]);&quot;', &quot;;[.$E$1];&quot;: '&quot;;TRIM([.$E315]);&quot;')&quot;)" office:value-type="string" office:string-value="Fontawesome.create!(prefijo_nombre_css: 'fab fa-creative-commons-pd: Dominio público de Creative Commons', icono: 'fab fa-creative-commons-pd', termino: '', codigo_css: '\f4ec')" calcext:value-type="string">
            <text:p>Fontawesome.create!(prefijo_nombre_css: 'fab fa-creative-commons-pd: Dominio público de Creative Commons', icono: 'fab fa-creative-commons-pd', termino: '', codigo_css: '\f4ec')</text:p>
          </table:table-cell>
        </table:table-row>
        <table:table-row table:style-name="ro1">
          <table:table-cell/>
          <table:table-cell office:value-type="string" calcext:value-type="string">
            <text:p>fab fa-creative-commons-pd-alt: Alternate Dominio público de Creative Commons </text:p>
          </table:table-cell>
          <table:table-cell office:value-type="string" calcext:value-type="string">
            <text:p><text:s/>fab fa-creative-commons-pd-al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d</text:p>
          </table:table-cell>
          <table:table-cell table:formula="of:=CONCATENATE(&quot;Fontawesome.create!(&quot;;[.$B$1];&quot;: '&quot;;TRIM([.$B316]);&quot;', &quot;;[.$C$1];&quot;: '&quot;;TRIM([.$C316]);&quot;', &quot;;[.$D$1];&quot;: '&quot;;TRIM([.$D316]);&quot;', &quot;;[.$E$1];&quot;: '&quot;;TRIM([.$E316]);&quot;')&quot;)" office:value-type="string" office:string-value="Fontawesome.create!(prefijo_nombre_css: 'fab fa-creative-commons-pd-alt: Alternate Dominio público de Creative Commons', icono: 'fab fa-creative-commons-pd-alt', termino: '', codigo_css: '\f4ed')" calcext:value-type="string">
            <text:p>Fontawesome.create!(prefijo_nombre_css: 'fab fa-creative-commons-pd-alt: Alternate Dominio público de Creative Commons', icono: 'fab fa-creative-commons-pd-alt', termino: '', codigo_css: '\f4ed')</text:p>
          </table:table-cell>
        </table:table-row>
        <table:table-row table:style-name="ro1">
          <table:table-cell/>
          <table:table-cell office:value-type="string" calcext:value-type="string">
            <text:p>fab fa-creative-commons-remix: Remix de Creative Commons </text:p>
          </table:table-cell>
          <table:table-cell office:value-type="string" calcext:value-type="string">
            <text:p><text:s/>fab fa-creative-commons-remi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e</text:p>
          </table:table-cell>
          <table:table-cell table:formula="of:=CONCATENATE(&quot;Fontawesome.create!(&quot;;[.$B$1];&quot;: '&quot;;TRIM([.$B317]);&quot;', &quot;;[.$C$1];&quot;: '&quot;;TRIM([.$C317]);&quot;', &quot;;[.$D$1];&quot;: '&quot;;TRIM([.$D317]);&quot;', &quot;;[.$E$1];&quot;: '&quot;;TRIM([.$E317]);&quot;')&quot;)" office:value-type="string" office:string-value="Fontawesome.create!(prefijo_nombre_css: 'fab fa-creative-commons-remix: Remix de Creative Commons', icono: 'fab fa-creative-commons-remix', termino: '', codigo_css: '\f4ee')" calcext:value-type="string">
            <text:p>Fontawesome.create!(prefijo_nombre_css: 'fab fa-creative-commons-remix: Remix de Creative Commons', icono: 'fab fa-creative-commons-remix', termino: '', codigo_css: '\f4ee')</text:p>
          </table:table-cell>
        </table:table-row>
        <table:table-row table:style-name="ro1">
          <table:table-cell/>
          <table:table-cell office:value-type="string" calcext:value-type="string">
            <text:p>fab fa-creative-commons-sa: Compartir Creative Commons Alike </text:p>
          </table:table-cell>
          <table:table-cell office:value-type="string" calcext:value-type="string">
            <text:p><text:s/>fab fa-creative-commons-s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f</text:p>
          </table:table-cell>
          <table:table-cell table:formula="of:=CONCATENATE(&quot;Fontawesome.create!(&quot;;[.$B$1];&quot;: '&quot;;TRIM([.$B318]);&quot;', &quot;;[.$C$1];&quot;: '&quot;;TRIM([.$C318]);&quot;', &quot;;[.$D$1];&quot;: '&quot;;TRIM([.$D318]);&quot;', &quot;;[.$E$1];&quot;: '&quot;;TRIM([.$E318]);&quot;')&quot;)" office:value-type="string" office:string-value="Fontawesome.create!(prefijo_nombre_css: 'fab fa-creative-commons-sa: Compartir Creative Commons Alike', icono: 'fab fa-creative-commons-sa', termino: '', codigo_css: '\f4ef')" calcext:value-type="string">
            <text:p>Fontawesome.create!(prefijo_nombre_css: 'fab fa-creative-commons-sa: Compartir Creative Commons Alike', icono: 'fab fa-creative-commons-sa', termino: '', codigo_css: '\f4ef')</text:p>
          </table:table-cell>
        </table:table-row>
        <table:table-row table:style-name="ro1">
          <table:table-cell/>
          <table:table-cell office:value-type="string" calcext:value-type="string">
            <text:p>fab fa-creative-commons-sampling: Muestreo Creative Commons </text:p>
          </table:table-cell>
          <table:table-cell office:value-type="string" calcext:value-type="string">
            <text:p><text:s/>fab fa-creative-commons-samplin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0</text:p>
          </table:table-cell>
          <table:table-cell table:formula="of:=CONCATENATE(&quot;Fontawesome.create!(&quot;;[.$B$1];&quot;: '&quot;;TRIM([.$B319]);&quot;', &quot;;[.$C$1];&quot;: '&quot;;TRIM([.$C319]);&quot;', &quot;;[.$D$1];&quot;: '&quot;;TRIM([.$D319]);&quot;', &quot;;[.$E$1];&quot;: '&quot;;TRIM([.$E319]);&quot;')&quot;)" office:value-type="string" office:string-value="Fontawesome.create!(prefijo_nombre_css: 'fab fa-creative-commons-sampling: Muestreo Creative Commons', icono: 'fab fa-creative-commons-sampling', termino: '', codigo_css: '\f4f0')" calcext:value-type="string">
            <text:p>Fontawesome.create!(prefijo_nombre_css: 'fab fa-creative-commons-sampling: Muestreo Creative Commons', icono: 'fab fa-creative-commons-sampling', termino: '', codigo_css: '\f4f0')</text:p>
          </table:table-cell>
        </table:table-row>
        <table:table-row table:style-name="ro1">
          <table:table-cell/>
          <table:table-cell office:value-type="string" calcext:value-type="string">
            <text:p>fab fa-creative-commons-sampling-plus: Muestreo Creative Commons + </text:p>
          </table:table-cell>
          <table:table-cell office:value-type="string" calcext:value-type="string">
            <text:p><text:s/>fab fa-creative-commons-sampling-plu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1</text:p>
          </table:table-cell>
          <table:table-cell table:formula="of:=CONCATENATE(&quot;Fontawesome.create!(&quot;;[.$B$1];&quot;: '&quot;;TRIM([.$B320]);&quot;', &quot;;[.$C$1];&quot;: '&quot;;TRIM([.$C320]);&quot;', &quot;;[.$D$1];&quot;: '&quot;;TRIM([.$D320]);&quot;', &quot;;[.$E$1];&quot;: '&quot;;TRIM([.$E320]);&quot;')&quot;)" office:value-type="string" office:string-value="Fontawesome.create!(prefijo_nombre_css: 'fab fa-creative-commons-sampling-plus: Muestreo Creative Commons +', icono: 'fab fa-creative-commons-sampling-plus', termino: '', codigo_css: '\f4f1')" calcext:value-type="string">
            <text:p>Fontawesome.create!(prefijo_nombre_css: 'fab fa-creative-commons-sampling-plus: Muestreo Creative Commons +', icono: 'fab fa-creative-commons-sampling-plus', termino: '', codigo_css: '\f4f1')</text:p>
          </table:table-cell>
        </table:table-row>
        <table:table-row table:style-name="ro1">
          <table:table-cell/>
          <table:table-cell office:value-type="string" calcext:value-type="string">
            <text:p>fab fa-creative-commons-share: Compartir Creative Commons </text:p>
          </table:table-cell>
          <table:table-cell office:value-type="string" calcext:value-type="string">
            <text:p><text:s/>fab fa-creative-commons-sh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2</text:p>
          </table:table-cell>
          <table:table-cell table:formula="of:=CONCATENATE(&quot;Fontawesome.create!(&quot;;[.$B$1];&quot;: '&quot;;TRIM([.$B321]);&quot;', &quot;;[.$C$1];&quot;: '&quot;;TRIM([.$C321]);&quot;', &quot;;[.$D$1];&quot;: '&quot;;TRIM([.$D321]);&quot;', &quot;;[.$E$1];&quot;: '&quot;;TRIM([.$E321]);&quot;')&quot;)" office:value-type="string" office:string-value="Fontawesome.create!(prefijo_nombre_css: 'fab fa-creative-commons-share: Compartir Creative Commons', icono: 'fab fa-creative-commons-share', termino: '', codigo_css: '\f4f2')" calcext:value-type="string">
            <text:p>Fontawesome.create!(prefijo_nombre_css: 'fab fa-creative-commons-share: Compartir Creative Commons', icono: 'fab fa-creative-commons-share', termino: '', codigo_css: '\f4f2')</text:p>
          </table:table-cell>
        </table:table-row>
        <table:table-row table:style-name="ro1">
          <table:table-cell/>
          <table:table-cell office:value-type="string" calcext:value-type="string">
            <text:p>fab fa-creative-commons-zero: Creative Commons CC0 </text:p>
          </table:table-cell>
          <table:table-cell office:value-type="string" calcext:value-type="string">
            <text:p><text:s/>fab fa-creative-commons-zer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3</text:p>
          </table:table-cell>
          <table:table-cell table:formula="of:=CONCATENATE(&quot;Fontawesome.create!(&quot;;[.$B$1];&quot;: '&quot;;TRIM([.$B322]);&quot;', &quot;;[.$C$1];&quot;: '&quot;;TRIM([.$C322]);&quot;', &quot;;[.$D$1];&quot;: '&quot;;TRIM([.$D322]);&quot;', &quot;;[.$E$1];&quot;: '&quot;;TRIM([.$E322]);&quot;')&quot;)" office:value-type="string" office:string-value="Fontawesome.create!(prefijo_nombre_css: 'fab fa-creative-commons-zero: Creative Commons CC0', icono: 'fab fa-creative-commons-zero', termino: '', codigo_css: '\f4f3')" calcext:value-type="string">
            <text:p>Fontawesome.create!(prefijo_nombre_css: 'fab fa-creative-commons-zero: Creative Commons CC0', icono: 'fab fa-creative-commons-zero', termino: '', codigo_css: '\f4f3')</text:p>
          </table:table-cell>
        </table:table-row>
        <table:table-row table:style-name="ro1">
          <table:table-cell/>
          <table:table-cell office:value-type="string" calcext:value-type="string">
            <text:p>fas fa-credit-card: Tarjeta de crédito </text:p>
          </table:table-cell>
          <table:table-cell office:value-type="string" calcext:value-type="string">
            <text:p><text:s/>fas fa-credit-card </text:p>
          </table:table-cell>
          <table:table-cell office:value-type="string" calcext:value-type="string">
            <text:p><text:s/>comprar, compra, débito, dinero, tarjeta de crédito-alt, pago, </text:p>
          </table:table-cell>
          <table:table-cell office:value-type="string" calcext:value-type="string">
            <text:p><text:s/>\f09d</text:p>
          </table:table-cell>
          <table:table-cell table:formula="of:=CONCATENATE(&quot;Fontawesome.create!(&quot;;[.$B$1];&quot;: '&quot;;TRIM([.$B323]);&quot;', &quot;;[.$C$1];&quot;: '&quot;;TRIM([.$C323]);&quot;', &quot;;[.$D$1];&quot;: '&quot;;TRIM([.$D323]);&quot;', &quot;;[.$E$1];&quot;: '&quot;;TRIM([.$E323]);&quot;')&quot;)" office:value-type="string" office:string-value="Fontawesome.create!(prefijo_nombre_css: 'fas fa-credit-card: Tarjeta de crédito', icono: 'fas fa-credit-card', termino: 'comprar, compra, débito, dinero, tarjeta de crédito-alt, pago,', codigo_css: '\f09d')" calcext:value-type="string">
            <text:p>Fontawesome.create!(prefijo_nombre_css: 'fas fa-credit-card: Tarjeta de crédito', icono: 'fas fa-credit-card', termino: 'comprar, compra, débito, dinero, tarjeta de crédito-alt, pago,', codigo_css: '\f09d')</text:p>
          </table:table-cell>
        </table:table-row>
        <table:table-row table:style-name="ro1">
          <table:table-cell/>
          <table:table-cell office:value-type="string" calcext:value-type="string">
            <text:p>fab fa-critical-role: Rol critico </text:p>
          </table:table-cell>
          <table:table-cell office:value-type="string" calcext:value-type="string">
            <text:p><text:s/>fab fa-critical-role </text:p>
          </table:table-cell>
          <table:table-cell office:value-type="string" calcext:value-type="string">
            <text:p><text:s/>Dungeons &amp; Dragons, d &amp; d, dnd, fantasía, juego, videojuegos, mesa, </text:p>
          </table:table-cell>
          <table:table-cell office:value-type="string" calcext:value-type="string">
            <text:p><text:s/>\f6c9</text:p>
          </table:table-cell>
          <table:table-cell table:formula="of:=CONCATENATE(&quot;Fontawesome.create!(&quot;;[.$B$1];&quot;: '&quot;;TRIM([.$B324]);&quot;', &quot;;[.$C$1];&quot;: '&quot;;TRIM([.$C324]);&quot;', &quot;;[.$D$1];&quot;: '&quot;;TRIM([.$D324]);&quot;', &quot;;[.$E$1];&quot;: '&quot;;TRIM([.$E324]);&quot;')&quot;)" office:value-type="string" office:string-value="Fontawesome.create!(prefijo_nombre_css: 'fab fa-critical-role: Rol critico', icono: 'fab fa-critical-role', termino: 'Dungeons &amp; Dragons, d &amp; d, dnd, fantasía, juego, videojuegos, mesa,', codigo_css: '\f6c9')" calcext:value-type="string">
            <text:p>Fontawesome.create!(prefijo_nombre_css: 'fab fa-critical-role: Rol critico', icono: 'fab fa-critical-role', termino: 'Dungeons &amp; Dragons, d &amp; d, dnd, fantasía, juego, videojuegos, mesa,', codigo_css: '\f6c9')</text:p>
          </table:table-cell>
        </table:table-row>
        <table:table-row table:style-name="ro1">
          <table:table-cell/>
          <table:table-cell office:value-type="string" calcext:value-type="string">
            <text:p>fas fa-crop: cosecha </text:p>
          </table:table-cell>
          <table:table-cell office:value-type="string" calcext:value-type="string">
            <text:p><text:s/>fas fa-crop </text:p>
          </table:table-cell>
          <table:table-cell office:value-type="string" calcext:value-type="string">
            <text:p><text:s/>diseño, marco, máscara, redimensionar, encoger, </text:p>
          </table:table-cell>
          <table:table-cell office:value-type="string" calcext:value-type="string">
            <text:p><text:s/>\f125</text:p>
          </table:table-cell>
          <table:table-cell table:formula="of:=CONCATENATE(&quot;Fontawesome.create!(&quot;;[.$B$1];&quot;: '&quot;;TRIM([.$B325]);&quot;', &quot;;[.$C$1];&quot;: '&quot;;TRIM([.$C325]);&quot;', &quot;;[.$D$1];&quot;: '&quot;;TRIM([.$D325]);&quot;', &quot;;[.$E$1];&quot;: '&quot;;TRIM([.$E325]);&quot;')&quot;)" office:value-type="string" office:string-value="Fontawesome.create!(prefijo_nombre_css: 'fas fa-crop: cosecha', icono: 'fas fa-crop', termino: 'diseño, marco, máscara, redimensionar, encoger,', codigo_css: '\f125')" calcext:value-type="string">
            <text:p>Fontawesome.create!(prefijo_nombre_css: 'fas fa-crop: cosecha', icono: 'fas fa-crop', termino: 'diseño, marco, máscara, redimensionar, encoger,', codigo_css: '\f125')</text:p>
          </table:table-cell>
        </table:table-row>
        <table:table-row table:style-name="ro1">
          <table:table-cell/>
          <table:table-cell office:value-type="string" calcext:value-type="string">
            <text:p>fas fa-crop-alt: Cultivo alternativo </text:p>
          </table:table-cell>
          <table:table-cell office:value-type="string" calcext:value-type="string">
            <text:p><text:s/>fas fa-crop-alt </text:p>
          </table:table-cell>
          <table:table-cell office:value-type="string" calcext:value-type="string">
            <text:p><text:s/>diseño, marco, máscara, redimensionar, encoger, </text:p>
          </table:table-cell>
          <table:table-cell office:value-type="string" calcext:value-type="string">
            <text:p><text:s/>\f565</text:p>
          </table:table-cell>
          <table:table-cell table:formula="of:=CONCATENATE(&quot;Fontawesome.create!(&quot;;[.$B$1];&quot;: '&quot;;TRIM([.$B326]);&quot;', &quot;;[.$C$1];&quot;: '&quot;;TRIM([.$C326]);&quot;', &quot;;[.$D$1];&quot;: '&quot;;TRIM([.$D326]);&quot;', &quot;;[.$E$1];&quot;: '&quot;;TRIM([.$E326]);&quot;')&quot;)" office:value-type="string" office:string-value="Fontawesome.create!(prefijo_nombre_css: 'fas fa-crop-alt: Cultivo alternativo', icono: 'fas fa-crop-alt', termino: 'diseño, marco, máscara, redimensionar, encoger,', codigo_css: '\f565')" calcext:value-type="string">
            <text:p>Fontawesome.create!(prefijo_nombre_css: 'fas fa-crop-alt: Cultivo alternativo', icono: 'fas fa-crop-alt', termino: 'diseño, marco, máscara, redimensionar, encoger,', codigo_css: '\f565')</text:p>
          </table:table-cell>
        </table:table-row>
        <table:table-row table:style-name="ro1">
          <table:table-cell/>
          <table:table-cell office:value-type="string" calcext:value-type="string">
            <text:p>fas fa-cross: Cruzar </text:p>
          </table:table-cell>
          <table:table-cell office:value-type="string" calcext:value-type="string">
            <text:p><text:s/>fas fa-cross </text:p>
          </table:table-cell>
          <table:table-cell office:value-type="string" calcext:value-type="string">
            <text:p><text:s/>catolicismo, cristianismo, iglesia, jesús, </text:p>
          </table:table-cell>
          <table:table-cell office:value-type="string" calcext:value-type="string">
            <text:p><text:s/>\f654</text:p>
          </table:table-cell>
          <table:table-cell table:formula="of:=CONCATENATE(&quot;Fontawesome.create!(&quot;;[.$B$1];&quot;: '&quot;;TRIM([.$B327]);&quot;', &quot;;[.$C$1];&quot;: '&quot;;TRIM([.$C327]);&quot;', &quot;;[.$D$1];&quot;: '&quot;;TRIM([.$D327]);&quot;', &quot;;[.$E$1];&quot;: '&quot;;TRIM([.$E327]);&quot;')&quot;)" office:value-type="string" office:string-value="Fontawesome.create!(prefijo_nombre_css: 'fas fa-cross: Cruzar', icono: 'fas fa-cross', termino: 'catolicismo, cristianismo, iglesia, jesús,', codigo_css: '\f654')" calcext:value-type="string">
            <text:p>Fontawesome.create!(prefijo_nombre_css: 'fas fa-cross: Cruzar', icono: 'fas fa-cross', termino: 'catolicismo, cristianismo, iglesia, jesús,', codigo_css: '\f654')</text:p>
          </table:table-cell>
        </table:table-row>
        <table:table-row table:style-name="ro1">
          <table:table-cell/>
          <table:table-cell office:value-type="string" calcext:value-type="string">
            <text:p>fas fa-crosshairs: Cruzarhairs </text:p>
          </table:table-cell>
          <table:table-cell office:value-type="string" calcext:value-type="string">
            <text:p><text:s/>fas fa-crosshairs </text:p>
          </table:table-cell>
          <table:table-cell office:value-type="string" calcext:value-type="string">
            <text:p><text:s/>posición, diana, gpd, puntería, </text:p>
          </table:table-cell>
          <table:table-cell office:value-type="string" calcext:value-type="string">
            <text:p><text:s/>\f05b</text:p>
          </table:table-cell>
          <table:table-cell table:formula="of:=CONCATENATE(&quot;Fontawesome.create!(&quot;;[.$B$1];&quot;: '&quot;;TRIM([.$B328]);&quot;', &quot;;[.$C$1];&quot;: '&quot;;TRIM([.$C328]);&quot;', &quot;;[.$D$1];&quot;: '&quot;;TRIM([.$D328]);&quot;', &quot;;[.$E$1];&quot;: '&quot;;TRIM([.$E328]);&quot;')&quot;)" office:value-type="string" office:string-value="Fontawesome.create!(prefijo_nombre_css: 'fas fa-crosshairs: Cruzarhairs', icono: 'fas fa-crosshairs', termino: 'posición, diana, gpd, puntería,', codigo_css: '\f05b')" calcext:value-type="string">
            <text:p>Fontawesome.create!(prefijo_nombre_css: 'fas fa-crosshairs: Cruzarhairs', icono: 'fas fa-crosshairs', termino: 'posición, diana, gpd, puntería,', codigo_css: '\f05b')</text:p>
          </table:table-cell>
        </table:table-row>
        <table:table-row table:style-name="ro1">
          <table:table-cell/>
          <table:table-cell office:value-type="string" calcext:value-type="string">
            <text:p>fas fa-crow: Cuervo </text:p>
          </table:table-cell>
          <table:table-cell office:value-type="string" calcext:value-type="string">
            <text:p><text:s/>fas fa-crow </text:p>
          </table:table-cell>
          <table:table-cell office:value-type="string" calcext:value-type="string">
            <text:p><text:s/>dia de fiesta, fauna silvestre, halloween, pájaro, rana toro, sapo, </text:p>
          </table:table-cell>
          <table:table-cell office:value-type="string" calcext:value-type="string">
            <text:p><text:s/>\f520</text:p>
          </table:table-cell>
          <table:table-cell table:formula="of:=CONCATENATE(&quot;Fontawesome.create!(&quot;;[.$B$1];&quot;: '&quot;;TRIM([.$B329]);&quot;', &quot;;[.$C$1];&quot;: '&quot;;TRIM([.$C329]);&quot;', &quot;;[.$D$1];&quot;: '&quot;;TRIM([.$D329]);&quot;', &quot;;[.$E$1];&quot;: '&quot;;TRIM([.$E329]);&quot;')&quot;)" office:value-type="string" office:string-value="Fontawesome.create!(prefijo_nombre_css: 'fas fa-crow: Cuervo', icono: 'fas fa-crow', termino: 'dia de fiesta, fauna silvestre, halloween, pájaro, rana toro, sapo,', codigo_css: '\f520')" calcext:value-type="string">
            <text:p>Fontawesome.create!(prefijo_nombre_css: 'fas fa-crow: Cuervo', icono: 'fas fa-crow', termino: 'dia de fiesta, fauna silvestre, halloween, pájaro, rana toro, sapo,', codigo_css: '\f520')</text:p>
          </table:table-cell>
        </table:table-row>
        <table:table-row table:style-name="ro1">
          <table:table-cell/>
          <table:table-cell office:value-type="string" calcext:value-type="string">
            <text:p>fas fa-crown: Cuervon </text:p>
          </table:table-cell>
          <table:table-cell office:value-type="string" calcext:value-type="string">
            <text:p><text:s/>fas fa-crown </text:p>
          </table:table-cell>
          <table:table-cell office:value-type="string" calcext:value-type="string">
            <text:p><text:s/>favorito, reina, rey, royale, tiara, </text:p>
          </table:table-cell>
          <table:table-cell office:value-type="string" calcext:value-type="string">
            <text:p><text:s/>\f521</text:p>
          </table:table-cell>
          <table:table-cell table:formula="of:=CONCATENATE(&quot;Fontawesome.create!(&quot;;[.$B$1];&quot;: '&quot;;TRIM([.$B330]);&quot;', &quot;;[.$C$1];&quot;: '&quot;;TRIM([.$C330]);&quot;', &quot;;[.$D$1];&quot;: '&quot;;TRIM([.$D330]);&quot;', &quot;;[.$E$1];&quot;: '&quot;;TRIM([.$E330]);&quot;')&quot;)" office:value-type="string" office:string-value="Fontawesome.create!(prefijo_nombre_css: 'fas fa-crown: Cuervon', icono: 'fas fa-crown', termino: 'favorito, reina, rey, royale, tiara,', codigo_css: '\f521')" calcext:value-type="string">
            <text:p>Fontawesome.create!(prefijo_nombre_css: 'fas fa-crown: Cuervon', icono: 'fas fa-crown', termino: 'favorito, reina, rey, royale, tiara,', codigo_css: '\f521')</text:p>
          </table:table-cell>
        </table:table-row>
        <table:table-row table:style-name="ro1">
          <table:table-cell/>
          <table:table-cell office:value-type="string" calcext:value-type="string">
            <text:p>fas fa-crutch: Muleta </text:p>
          </table:table-cell>
          <table:table-cell office:value-type="string" calcext:value-type="string">
            <text:p><text:s/>fas fa-crutch </text:p>
          </table:table-cell>
          <table:table-cell office:value-type="string" calcext:value-type="string">
            <text:p><text:s/>caña, lesión, movilidad, silla de ruedas, </text:p>
          </table:table-cell>
          <table:table-cell office:value-type="string" calcext:value-type="string">
            <text:p><text:s/>\f7f7</text:p>
          </table:table-cell>
          <table:table-cell table:formula="of:=CONCATENATE(&quot;Fontawesome.create!(&quot;;[.$B$1];&quot;: '&quot;;TRIM([.$B331]);&quot;', &quot;;[.$C$1];&quot;: '&quot;;TRIM([.$C331]);&quot;', &quot;;[.$D$1];&quot;: '&quot;;TRIM([.$D331]);&quot;', &quot;;[.$E$1];&quot;: '&quot;;TRIM([.$E331]);&quot;')&quot;)" office:value-type="string" office:string-value="Fontawesome.create!(prefijo_nombre_css: 'fas fa-crutch: Muleta', icono: 'fas fa-crutch', termino: 'caña, lesión, movilidad, silla de ruedas,', codigo_css: '\f7f7')" calcext:value-type="string">
            <text:p>Fontawesome.create!(prefijo_nombre_css: 'fas fa-crutch: Muleta', icono: 'fas fa-crutch', termino: 'caña, lesión, movilidad, silla de ruedas,', codigo_css: '\f7f7')</text:p>
          </table:table-cell>
        </table:table-row>
        <table:table-row table:style-name="ro1">
          <table:table-cell/>
          <table:table-cell office:value-type="string" calcext:value-type="string">
            <text:p>fab fa-css3: Logotipo de CSS 3 </text:p>
          </table:table-cell>
          <table:table-cell office:value-type="string" calcext:value-type="string">
            <text:p><text:s/>fab fa-css3 </text:p>
          </table:table-cell>
          <table:table-cell office:value-type="string" calcext:value-type="string">
            <text:p><text:s/>código, </text:p>
          </table:table-cell>
          <table:table-cell office:value-type="string" calcext:value-type="string">
            <text:p><text:s/>\f13c</text:p>
          </table:table-cell>
          <table:table-cell table:formula="of:=CONCATENATE(&quot;Fontawesome.create!(&quot;;[.$B$1];&quot;: '&quot;;TRIM([.$B332]);&quot;', &quot;;[.$C$1];&quot;: '&quot;;TRIM([.$C332]);&quot;', &quot;;[.$D$1];&quot;: '&quot;;TRIM([.$D332]);&quot;', &quot;;[.$E$1];&quot;: '&quot;;TRIM([.$E332]);&quot;')&quot;)" office:value-type="string" office:string-value="Fontawesome.create!(prefijo_nombre_css: 'fab fa-css3: Logotipo de CSS 3', icono: 'fab fa-css3', termino: 'código,', codigo_css: '\f13c')" calcext:value-type="string">
            <text:p>Fontawesome.create!(prefijo_nombre_css: 'fab fa-css3: Logotipo de CSS 3', icono: 'fab fa-css3', termino: 'código,', codigo_css: '\f13c')</text:p>
          </table:table-cell>
        </table:table-row>
        <table:table-row table:style-name="ro1">
          <table:table-cell/>
          <table:table-cell office:value-type="string" calcext:value-type="string">
            <text:p>fab fa-css3-alt: Logotipo CSS3 alternativo </text:p>
          </table:table-cell>
          <table:table-cell office:value-type="string" calcext:value-type="string">
            <text:p><text:s/>fab fa-css3-al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b</text:p>
          </table:table-cell>
          <table:table-cell table:formula="of:=CONCATENATE(&quot;Fontawesome.create!(&quot;;[.$B$1];&quot;: '&quot;;TRIM([.$B333]);&quot;', &quot;;[.$C$1];&quot;: '&quot;;TRIM([.$C333]);&quot;', &quot;;[.$D$1];&quot;: '&quot;;TRIM([.$D333]);&quot;', &quot;;[.$E$1];&quot;: '&quot;;TRIM([.$E333]);&quot;')&quot;)" office:value-type="string" office:string-value="Fontawesome.create!(prefijo_nombre_css: 'fab fa-css3-alt: Logotipo CSS3 alternativo', icono: 'fab fa-css3-alt', termino: '', codigo_css: '\f38b')" calcext:value-type="string">
            <text:p>Fontawesome.create!(prefijo_nombre_css: 'fab fa-css3-alt: Logotipo CSS3 alternativo', icono: 'fab fa-css3-alt', termino: '', codigo_css: '\f38b')</text:p>
          </table:table-cell>
        </table:table-row>
        <table:table-row table:style-name="ro1">
          <table:table-cell/>
          <table:table-cell office:value-type="string" calcext:value-type="string">
            <text:p>fas fa-cube: Cubo </text:p>
          </table:table-cell>
          <table:table-cell office:value-type="string" calcext:value-type="string">
            <text:p><text:s/>fas fa-cube </text:p>
          </table:table-cell>
          <table:table-cell office:value-type="string" calcext:value-type="string">
            <text:p><text:s/>3 dimensiones, bulto, cuadrado, cuadrado, tesseract, </text:p>
          </table:table-cell>
          <table:table-cell office:value-type="string" calcext:value-type="string">
            <text:p><text:s/>\f1b2</text:p>
          </table:table-cell>
          <table:table-cell table:formula="of:=CONCATENATE(&quot;Fontawesome.create!(&quot;;[.$B$1];&quot;: '&quot;;TRIM([.$B334]);&quot;', &quot;;[.$C$1];&quot;: '&quot;;TRIM([.$C334]);&quot;', &quot;;[.$D$1];&quot;: '&quot;;TRIM([.$D334]);&quot;', &quot;;[.$E$1];&quot;: '&quot;;TRIM([.$E334]);&quot;')&quot;)" office:value-type="string" office:string-value="Fontawesome.create!(prefijo_nombre_css: 'fas fa-cube: Cubo', icono: 'fas fa-cube', termino: '3 dimensiones, bulto, cuadrado, cuadrado, tesseract,', codigo_css: '\f1b2')" calcext:value-type="string">
            <text:p>Fontawesome.create!(prefijo_nombre_css: 'fas fa-cube: Cubo', icono: 'fas fa-cube', termino: '3 dimensiones, bulto, cuadrado, cuadrado, tesseract,', codigo_css: '\f1b2')</text:p>
          </table:table-cell>
        </table:table-row>
        <table:table-row table:style-name="ro1">
          <table:table-cell/>
          <table:table-cell office:value-type="string" calcext:value-type="string">
            <text:p>fas fa-cubes: Cubos </text:p>
          </table:table-cell>
          <table:table-cell office:value-type="string" calcext:value-type="string">
            <text:p><text:s/>fas fa-cubes </text:p>
          </table:table-cell>
          <table:table-cell office:value-type="string" calcext:value-type="string">
            <text:p><text:s/>3 dimensiones, apilar, bulto, cuadrado, cuadrado, tesseract, </text:p>
          </table:table-cell>
          <table:table-cell office:value-type="string" calcext:value-type="string">
            <text:p><text:s/>\f1b3</text:p>
          </table:table-cell>
          <table:table-cell table:formula="of:=CONCATENATE(&quot;Fontawesome.create!(&quot;;[.$B$1];&quot;: '&quot;;TRIM([.$B335]);&quot;', &quot;;[.$C$1];&quot;: '&quot;;TRIM([.$C335]);&quot;', &quot;;[.$D$1];&quot;: '&quot;;TRIM([.$D335]);&quot;', &quot;;[.$E$1];&quot;: '&quot;;TRIM([.$E335]);&quot;')&quot;)" office:value-type="string" office:string-value="Fontawesome.create!(prefijo_nombre_css: 'fas fa-cubes: Cubos', icono: 'fas fa-cubes', termino: '3 dimensiones, apilar, bulto, cuadrado, cuadrado, tesseract,', codigo_css: '\f1b3')" calcext:value-type="string">
            <text:p>Fontawesome.create!(prefijo_nombre_css: 'fas fa-cubes: Cubos', icono: 'fas fa-cubes', termino: '3 dimensiones, apilar, bulto, cuadrado, cuadrado, tesseract,', codigo_css: '\f1b3')</text:p>
          </table:table-cell>
        </table:table-row>
        <table:table-row table:style-name="ro1">
          <table:table-cell/>
          <table:table-cell office:value-type="string" calcext:value-type="string">
            <text:p>fas fa-cut: Cortar </text:p>
          </table:table-cell>
          <table:table-cell office:value-type="string" calcext:value-type="string">
            <text:p><text:s/>fas fa-cut </text:p>
          </table:table-cell>
          <table:table-cell office:value-type="string" calcext:value-type="string">
            <text:p><text:s/>clip, tijeras, recortar, </text:p>
          </table:table-cell>
          <table:table-cell office:value-type="string" calcext:value-type="string">
            <text:p><text:s/>\f0c4</text:p>
          </table:table-cell>
          <table:table-cell table:formula="of:=CONCATENATE(&quot;Fontawesome.create!(&quot;;[.$B$1];&quot;: '&quot;;TRIM([.$B336]);&quot;', &quot;;[.$C$1];&quot;: '&quot;;TRIM([.$C336]);&quot;', &quot;;[.$D$1];&quot;: '&quot;;TRIM([.$D336]);&quot;', &quot;;[.$E$1];&quot;: '&quot;;TRIM([.$E336]);&quot;')&quot;)" office:value-type="string" office:string-value="Fontawesome.create!(prefijo_nombre_css: 'fas fa-cut: Cortar', icono: 'fas fa-cut', termino: 'clip, tijeras, recortar,', codigo_css: '\f0c4')" calcext:value-type="string">
            <text:p>Fontawesome.create!(prefijo_nombre_css: 'fas fa-cut: Cortar', icono: 'fas fa-cut', termino: 'clip, tijeras, recortar,', codigo_css: '\f0c4')</text:p>
          </table:table-cell>
        </table:table-row>
        <table:table-row table:style-name="ro1">
          <table:table-cell/>
          <table:table-cell office:value-type="string" calcext:value-type="string">
            <text:p>fab fa-cuttlefish: Cortartlefish </text:p>
          </table:table-cell>
          <table:table-cell office:value-type="string" calcext:value-type="string">
            <text:p><text:s/>fab fa-cuttlefis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c</text:p>
          </table:table-cell>
          <table:table-cell table:formula="of:=CONCATENATE(&quot;Fontawesome.create!(&quot;;[.$B$1];&quot;: '&quot;;TRIM([.$B337]);&quot;', &quot;;[.$C$1];&quot;: '&quot;;TRIM([.$C337]);&quot;', &quot;;[.$D$1];&quot;: '&quot;;TRIM([.$D337]);&quot;', &quot;;[.$E$1];&quot;: '&quot;;TRIM([.$E337]);&quot;')&quot;)" office:value-type="string" office:string-value="Fontawesome.create!(prefijo_nombre_css: 'fab fa-cuttlefish: Cortartlefish', icono: 'fab fa-cuttlefish', termino: '', codigo_css: '\f38c')" calcext:value-type="string">
            <text:p>Fontawesome.create!(prefijo_nombre_css: 'fab fa-cuttlefish: Cortartlefish', icono: 'fab fa-cuttlefish', termino: '', codigo_css: '\f38c')</text:p>
          </table:table-cell>
        </table:table-row>
        <table:table-row table:style-name="ro1">
          <table:table-cell/>
          <table:table-cell office:value-type="string" calcext:value-type="string">
            <text:p>fab fa-d-and-d: Calabozos y Continuares </text:p>
          </table:table-cell>
          <table:table-cell office:value-type="string" calcext:value-type="string">
            <text:p><text:s/>fab fa-d-and-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d</text:p>
          </table:table-cell>
          <table:table-cell table:formula="of:=CONCATENATE(&quot;Fontawesome.create!(&quot;;[.$B$1];&quot;: '&quot;;TRIM([.$B338]);&quot;', &quot;;[.$C$1];&quot;: '&quot;;TRIM([.$C338]);&quot;', &quot;;[.$D$1];&quot;: '&quot;;TRIM([.$D338]);&quot;', &quot;;[.$E$1];&quot;: '&quot;;TRIM([.$E338]);&quot;')&quot;)" office:value-type="string" office:string-value="Fontawesome.create!(prefijo_nombre_css: 'fab fa-d-and-d: Calabozos y Continuares', icono: 'fab fa-d-and-d', termino: '', codigo_css: '\f38d')" calcext:value-type="string">
            <text:p>Fontawesome.create!(prefijo_nombre_css: 'fab fa-d-and-d: Calabozos y Continuares', icono: 'fab fa-d-and-d', termino: '', codigo_css: '\f38d')</text:p>
          </table:table-cell>
        </table:table-row>
        <table:table-row table:style-name="ro1">
          <table:table-cell/>
          <table:table-cell office:value-type="string" calcext:value-type="string">
            <text:p>fab fa-d-and-d-beyond: D&amp;D más allá </text:p>
          </table:table-cell>
          <table:table-cell office:value-type="string" calcext:value-type="string">
            <text:p><text:s/>fab fa-d-and-d-beyond </text:p>
          </table:table-cell>
          <table:table-cell office:value-type="string" calcext:value-type="string">
            <text:p><text:s/>Dungeons &amp; Dragons, d &amp; d, dnd, fantasía, juegos, mesa, </text:p>
          </table:table-cell>
          <table:table-cell office:value-type="string" calcext:value-type="string">
            <text:p><text:s/>\f6ca</text:p>
          </table:table-cell>
          <table:table-cell table:formula="of:=CONCATENATE(&quot;Fontawesome.create!(&quot;;[.$B$1];&quot;: '&quot;;TRIM([.$B339]);&quot;', &quot;;[.$C$1];&quot;: '&quot;;TRIM([.$C339]);&quot;', &quot;;[.$D$1];&quot;: '&quot;;TRIM([.$D339]);&quot;', &quot;;[.$E$1];&quot;: '&quot;;TRIM([.$E339]);&quot;')&quot;)" office:value-type="string" office:string-value="Fontawesome.create!(prefijo_nombre_css: 'fab fa-d-and-d-beyond: D&amp;D más allá', icono: 'fab fa-d-and-d-beyond', termino: 'Dungeons &amp; Dragons, d &amp; d, dnd, fantasía, juegos, mesa,', codigo_css: '\f6ca')" calcext:value-type="string">
            <text:p>Fontawesome.create!(prefijo_nombre_css: 'fab fa-d-and-d-beyond: D&amp;D más allá', icono: 'fab fa-d-and-d-beyond', termino: 'Dungeons &amp; Dragons, d &amp; d, dnd, fantasía, juegos, mesa,', codigo_css: '\f6ca')</text:p>
          </table:table-cell>
        </table:table-row>
        <table:table-row table:style-name="ro1">
          <table:table-cell/>
          <table:table-cell office:value-type="string" calcext:value-type="string">
            <text:p>fab fa-dailymotion: dailymotion </text:p>
          </table:table-cell>
          <table:table-cell office:value-type="string" calcext:value-type="string">
            <text:p><text:s/>fab fa-dailymoti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952</text:p>
          </table:table-cell>
          <table:table-cell table:formula="of:=CONCATENATE(&quot;Fontawesome.create!(&quot;;[.$B$1];&quot;: '&quot;;TRIM([.$B340]);&quot;', &quot;;[.$C$1];&quot;: '&quot;;TRIM([.$C340]);&quot;', &quot;;[.$D$1];&quot;: '&quot;;TRIM([.$D340]);&quot;', &quot;;[.$E$1];&quot;: '&quot;;TRIM([.$E340]);&quot;')&quot;)" office:value-type="string" office:string-value="Fontawesome.create!(prefijo_nombre_css: 'fab fa-dailymotion: dailymotion', icono: 'fab fa-dailymotion', termino: '', codigo_css: '\f952')" calcext:value-type="string">
            <text:p>Fontawesome.create!(prefijo_nombre_css: 'fab fa-dailymotion: dailymotion', icono: 'fab fa-dailymotion', termino: '', codigo_css: '\f952')</text:p>
          </table:table-cell>
        </table:table-row>
        <table:table-row table:style-name="ro1">
          <table:table-cell/>
          <table:table-cell office:value-type="string" calcext:value-type="string">
            <text:p>fab fa-dashcube: DashCubo </text:p>
          </table:table-cell>
          <table:table-cell office:value-type="string" calcext:value-type="string">
            <text:p><text:s/>fab fa-dashcub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10</text:p>
          </table:table-cell>
          <table:table-cell table:formula="of:=CONCATENATE(&quot;Fontawesome.create!(&quot;;[.$B$1];&quot;: '&quot;;TRIM([.$B341]);&quot;', &quot;;[.$C$1];&quot;: '&quot;;TRIM([.$C341]);&quot;', &quot;;[.$D$1];&quot;: '&quot;;TRIM([.$D341]);&quot;', &quot;;[.$E$1];&quot;: '&quot;;TRIM([.$E341]);&quot;')&quot;)" office:value-type="string" office:string-value="Fontawesome.create!(prefijo_nombre_css: 'fab fa-dashcube: DashCubo', icono: 'fab fa-dashcube', termino: '', codigo_css: '\f210')" calcext:value-type="string">
            <text:p>Fontawesome.create!(prefijo_nombre_css: 'fab fa-dashcube: DashCubo', icono: 'fab fa-dashcube', termino: '', codigo_css: '\f210')</text:p>
          </table:table-cell>
        </table:table-row>
        <table:table-row table:style-name="ro1">
          <table:table-cell/>
          <table:table-cell office:value-type="string" calcext:value-type="string">
            <text:p>fas fa-database: Base de datos </text:p>
          </table:table-cell>
          <table:table-cell office:value-type="string" calcext:value-type="string">
            <text:p><text:s/>fas fa-database </text:p>
          </table:table-cell>
          <table:table-cell office:value-type="string" calcext:value-type="string">
            <text:p><text:s/>computadora, desarrollo, directorio, memoria, almacenamiento, icono de desarrollo web </text:p>
          </table:table-cell>
          <table:table-cell office:value-type="string" calcext:value-type="string">
            <text:p><text:s/>\f1c0</text:p>
          </table:table-cell>
          <table:table-cell table:formula="of:=CONCATENATE(&quot;Fontawesome.create!(&quot;;[.$B$1];&quot;: '&quot;;TRIM([.$B342]);&quot;', &quot;;[.$C$1];&quot;: '&quot;;TRIM([.$C342]);&quot;', &quot;;[.$D$1];&quot;: '&quot;;TRIM([.$D342]);&quot;', &quot;;[.$E$1];&quot;: '&quot;;TRIM([.$E342]);&quot;')&quot;)" office:value-type="string" office:string-value="Fontawesome.create!(prefijo_nombre_css: 'fas fa-database: Base de datos', icono: 'fas fa-database', termino: 'computadora, desarrollo, directorio, memoria, almacenamiento, icono de desarrollo web', codigo_css: '\f1c0')" calcext:value-type="string">
            <text:p>Fontawesome.create!(prefijo_nombre_css: 'fas fa-database: Base de datos', icono: 'fas fa-database', termino: 'computadora, desarrollo, directorio, memoria, almacenamiento, icono de desarrollo web', codigo_css: '\f1c0')</text:p>
          </table:table-cell>
        </table:table-row>
        <table:table-row table:style-name="ro1">
          <table:table-cell/>
          <table:table-cell office:value-type="string" calcext:value-type="string">
            <text:p>fas fa-deaf: Sordo </text:p>
          </table:table-cell>
          <table:table-cell office:value-type="string" calcext:value-type="string">
            <text:p><text:s/>fas fa-deaf </text:p>
          </table:table-cell>
          <table:table-cell office:value-type="string" calcext:value-type="string">
            <text:p><text:s/>oído, audición, lenguaje de señas, </text:p>
          </table:table-cell>
          <table:table-cell office:value-type="string" calcext:value-type="string">
            <text:p><text:s/>\f2a4</text:p>
          </table:table-cell>
          <table:table-cell table:formula="of:=CONCATENATE(&quot;Fontawesome.create!(&quot;;[.$B$1];&quot;: '&quot;;TRIM([.$B343]);&quot;', &quot;;[.$C$1];&quot;: '&quot;;TRIM([.$C343]);&quot;', &quot;;[.$D$1];&quot;: '&quot;;TRIM([.$D343]);&quot;', &quot;;[.$E$1];&quot;: '&quot;;TRIM([.$E343]);&quot;')&quot;)" office:value-type="string" office:string-value="Fontawesome.create!(prefijo_nombre_css: 'fas fa-deaf: Sordo', icono: 'fas fa-deaf', termino: 'oído, audición, lenguaje de señas,', codigo_css: '\f2a4')" calcext:value-type="string">
            <text:p>Fontawesome.create!(prefijo_nombre_css: 'fas fa-deaf: Sordo', icono: 'fas fa-deaf', termino: 'oído, audición, lenguaje de señas,', codigo_css: '\f2a4')</text:p>
          </table:table-cell>
        </table:table-row>
        <table:table-row table:style-name="ro1">
          <table:table-cell/>
          <table:table-cell office:value-type="string" calcext:value-type="string">
            <text:p>fab fa-delicious: Delicioso </text:p>
          </table:table-cell>
          <table:table-cell office:value-type="string" calcext:value-type="string">
            <text:p><text:s/>fab fa-deliciou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5</text:p>
          </table:table-cell>
          <table:table-cell table:formula="of:=CONCATENATE(&quot;Fontawesome.create!(&quot;;[.$B$1];&quot;: '&quot;;TRIM([.$B344]);&quot;', &quot;;[.$C$1];&quot;: '&quot;;TRIM([.$C344]);&quot;', &quot;;[.$D$1];&quot;: '&quot;;TRIM([.$D344]);&quot;', &quot;;[.$E$1];&quot;: '&quot;;TRIM([.$E344]);&quot;')&quot;)" office:value-type="string" office:string-value="Fontawesome.create!(prefijo_nombre_css: 'fab fa-delicious: Delicioso', icono: 'fab fa-delicious', termino: '', codigo_css: '\f1a5')" calcext:value-type="string">
            <text:p>Fontawesome.create!(prefijo_nombre_css: 'fab fa-delicious: Delicioso', icono: 'fab fa-delicious', termino: '', codigo_css: '\f1a5')</text:p>
          </table:table-cell>
        </table:table-row>
        <table:table-row table:style-name="ro1">
          <table:table-cell/>
          <table:table-cell office:value-type="string" calcext:value-type="string">
            <text:p>fas fa-democrat: Demócrata </text:p>
          </table:table-cell>
          <table:table-cell office:value-type="string" calcext:value-type="string">
            <text:p><text:s/>fas fa-democrat </text:p>
          </table:table-cell>
          <table:table-cell office:value-type="string" calcext:value-type="string">
            <text:p><text:s/>burro, elección, estados unidos, izquierda, liberal, partido democrático, política, </text:p>
          </table:table-cell>
          <table:table-cell office:value-type="string" calcext:value-type="string">
            <text:p><text:s/>\f747</text:p>
          </table:table-cell>
          <table:table-cell table:formula="of:=CONCATENATE(&quot;Fontawesome.create!(&quot;;[.$B$1];&quot;: '&quot;;TRIM([.$B345]);&quot;', &quot;;[.$C$1];&quot;: '&quot;;TRIM([.$C345]);&quot;', &quot;;[.$D$1];&quot;: '&quot;;TRIM([.$D345]);&quot;', &quot;;[.$E$1];&quot;: '&quot;;TRIM([.$E345]);&quot;')&quot;)" office:value-type="string" office:string-value="Fontawesome.create!(prefijo_nombre_css: 'fas fa-democrat: Demócrata', icono: 'fas fa-democrat', termino: 'burro, elección, estados unidos, izquierda, liberal, partido democrático, política,', codigo_css: '\f747')" calcext:value-type="string">
            <text:p>Fontawesome.create!(prefijo_nombre_css: 'fas fa-democrat: Demócrata', icono: 'fas fa-democrat', termino: 'burro, elección, estados unidos, izquierda, liberal, partido democrático, política,', codigo_css: '\f747')</text:p>
          </table:table-cell>
        </table:table-row>
        <table:table-row table:style-name="ro1">
          <table:table-cell/>
          <table:table-cell office:value-type="string" calcext:value-type="string">
            <text:p>fab fa-deploydog: deploy.dog </text:p>
          </table:table-cell>
          <table:table-cell office:value-type="string" calcext:value-type="string">
            <text:p><text:s/>fab fa-deploydo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e</text:p>
          </table:table-cell>
          <table:table-cell table:formula="of:=CONCATENATE(&quot;Fontawesome.create!(&quot;;[.$B$1];&quot;: '&quot;;TRIM([.$B346]);&quot;', &quot;;[.$C$1];&quot;: '&quot;;TRIM([.$C346]);&quot;', &quot;;[.$D$1];&quot;: '&quot;;TRIM([.$D346]);&quot;', &quot;;[.$E$1];&quot;: '&quot;;TRIM([.$E346]);&quot;')&quot;)" office:value-type="string" office:string-value="Fontawesome.create!(prefijo_nombre_css: 'fab fa-deploydog: deploy.dog', icono: 'fab fa-deploydog', termino: '', codigo_css: '\f38e')" calcext:value-type="string">
            <text:p>Fontawesome.create!(prefijo_nombre_css: 'fab fa-deploydog: deploy.dog', icono: 'fab fa-deploydog', termino: '', codigo_css: '\f38e')</text:p>
          </table:table-cell>
        </table:table-row>
        <table:table-row table:style-name="ro1">
          <table:table-cell/>
          <table:table-cell office:value-type="string" calcext:value-type="string">
            <text:p>fab fa-deskpro: Deskpro </text:p>
          </table:table-cell>
          <table:table-cell office:value-type="string" calcext:value-type="string">
            <text:p><text:s/>fab fa-deskpr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8f</text:p>
          </table:table-cell>
          <table:table-cell table:formula="of:=CONCATENATE(&quot;Fontawesome.create!(&quot;;[.$B$1];&quot;: '&quot;;TRIM([.$B347]);&quot;', &quot;;[.$C$1];&quot;: '&quot;;TRIM([.$C347]);&quot;', &quot;;[.$D$1];&quot;: '&quot;;TRIM([.$D347]);&quot;', &quot;;[.$E$1];&quot;: '&quot;;TRIM([.$E347]);&quot;')&quot;)" office:value-type="string" office:string-value="Fontawesome.create!(prefijo_nombre_css: 'fab fa-deskpro: Deskpro', icono: 'fab fa-deskpro', termino: '', codigo_css: '\f38f')" calcext:value-type="string">
            <text:p>Fontawesome.create!(prefijo_nombre_css: 'fab fa-deskpro: Deskpro', icono: 'fab fa-deskpro', termino: '', codigo_css: '\f38f')</text:p>
          </table:table-cell>
        </table:table-row>
        <table:table-row table:style-name="ro1">
          <table:table-cell/>
          <table:table-cell office:value-type="string" calcext:value-type="string">
            <text:p>fas fa-desktop: Escritorio </text:p>
          </table:table-cell>
          <table:table-cell office:value-type="string" calcext:value-type="string">
            <text:p><text:s/>fas fa-desktop </text:p>
          </table:table-cell>
          <table:table-cell office:value-type="string" calcext:value-type="string">
            <text:p><text:s/>computadora, computadora de escritorio, demo, dispositivo, imac, máquina, monitor, </text:p>
          </table:table-cell>
          <table:table-cell office:value-type="string" calcext:value-type="string">
            <text:p><text:s/>\f108</text:p>
          </table:table-cell>
          <table:table-cell table:formula="of:=CONCATENATE(&quot;Fontawesome.create!(&quot;;[.$B$1];&quot;: '&quot;;TRIM([.$B348]);&quot;', &quot;;[.$C$1];&quot;: '&quot;;TRIM([.$C348]);&quot;', &quot;;[.$D$1];&quot;: '&quot;;TRIM([.$D348]);&quot;', &quot;;[.$E$1];&quot;: '&quot;;TRIM([.$E348]);&quot;')&quot;)" office:value-type="string" office:string-value="Fontawesome.create!(prefijo_nombre_css: 'fas fa-desktop: Escritorio', icono: 'fas fa-desktop', termino: 'computadora, computadora de escritorio, demo, dispositivo, imac, máquina, monitor,', codigo_css: '\f108')" calcext:value-type="string">
            <text:p>Fontawesome.create!(prefijo_nombre_css: 'fas fa-desktop: Escritorio', icono: 'fas fa-desktop', termino: 'computadora, computadora de escritorio, demo, dispositivo, imac, máquina, monitor,', codigo_css: '\f108')</text:p>
          </table:table-cell>
        </table:table-row>
        <table:table-row table:style-name="ro1">
          <table:table-cell/>
          <table:table-cell office:value-type="string" calcext:value-type="string">
            <text:p>fab fa-dev: DEV </text:p>
          </table:table-cell>
          <table:table-cell office:value-type="string" calcext:value-type="string">
            <text:p><text:s/>fab fa-dev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6cc</text:p>
          </table:table-cell>
          <table:table-cell table:formula="of:=CONCATENATE(&quot;Fontawesome.create!(&quot;;[.$B$1];&quot;: '&quot;;TRIM([.$B349]);&quot;', &quot;;[.$C$1];&quot;: '&quot;;TRIM([.$C349]);&quot;', &quot;;[.$D$1];&quot;: '&quot;;TRIM([.$D349]);&quot;', &quot;;[.$E$1];&quot;: '&quot;;TRIM([.$E349]);&quot;')&quot;)" office:value-type="string" office:string-value="Fontawesome.create!(prefijo_nombre_css: 'fab fa-dev: DEV', icono: 'fab fa-dev', termino: '', codigo_css: '\f6cc')" calcext:value-type="string">
            <text:p>Fontawesome.create!(prefijo_nombre_css: 'fab fa-dev: DEV', icono: 'fab fa-dev', termino: '', codigo_css: '\f6cc')</text:p>
          </table:table-cell>
        </table:table-row>
        <table:table-row table:style-name="ro1">
          <table:table-cell/>
          <table:table-cell office:value-type="string" calcext:value-type="string">
            <text:p>fab fa-deviantart: deviantART </text:p>
          </table:table-cell>
          <table:table-cell office:value-type="string" calcext:value-type="string">
            <text:p><text:s/>fab fa-deviantar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bd</text:p>
          </table:table-cell>
          <table:table-cell table:formula="of:=CONCATENATE(&quot;Fontawesome.create!(&quot;;[.$B$1];&quot;: '&quot;;TRIM([.$B350]);&quot;', &quot;;[.$C$1];&quot;: '&quot;;TRIM([.$C350]);&quot;', &quot;;[.$D$1];&quot;: '&quot;;TRIM([.$D350]);&quot;', &quot;;[.$E$1];&quot;: '&quot;;TRIM([.$E350]);&quot;')&quot;)" office:value-type="string" office:string-value="Fontawesome.create!(prefijo_nombre_css: 'fab fa-deviantart: deviantART', icono: 'fab fa-deviantart', termino: '', codigo_css: '\f1bd')" calcext:value-type="string">
            <text:p>Fontawesome.create!(prefijo_nombre_css: 'fab fa-deviantart: deviantART', icono: 'fab fa-deviantart', termino: '', codigo_css: '\f1bd')</text:p>
          </table:table-cell>
        </table:table-row>
        <table:table-row table:style-name="ro1">
          <table:table-cell/>
          <table:table-cell office:value-type="string" calcext:value-type="string">
            <text:p>fas fa-dharmachakra: Dharmachakra </text:p>
          </table:table-cell>
          <table:table-cell office:value-type="string" calcext:value-type="string">
            <text:p><text:s/>fas fa-dharmachakra </text:p>
          </table:table-cell>
          <table:table-cell office:value-type="string" calcext:value-type="string">
            <text:p><text:s/>analizar, detectar, diagnóstico, examinar, medicina, </text:p>
          </table:table-cell>
          <table:table-cell office:value-type="string" calcext:value-type="string">
            <text:p><text:s/>\f655</text:p>
          </table:table-cell>
          <table:table-cell table:formula="of:=CONCATENATE(&quot;Fontawesome.create!(&quot;;[.$B$1];&quot;: '&quot;;TRIM([.$B351]);&quot;', &quot;;[.$C$1];&quot;: '&quot;;TRIM([.$C351]);&quot;', &quot;;[.$D$1];&quot;: '&quot;;TRIM([.$D351]);&quot;', &quot;;[.$E$1];&quot;: '&quot;;TRIM([.$E351]);&quot;')&quot;)" office:value-type="string" office:string-value="Fontawesome.create!(prefijo_nombre_css: 'fas fa-dharmachakra: Dharmachakra', icono: 'fas fa-dharmachakra', termino: 'analizar, detectar, diagnóstico, examinar, medicina,', codigo_css: '\f655')" calcext:value-type="string">
            <text:p>Fontawesome.create!(prefijo_nombre_css: 'fas fa-dharmachakra: Dharmachakra', icono: 'fas fa-dharmachakra', termino: 'analizar, detectar, diagnóstico, examinar, medicina,', codigo_css: '\f655')</text:p>
          </table:table-cell>
        </table:table-row>
        <table:table-row table:style-name="ro1">
          <table:table-cell/>
          <table:table-cell office:value-type="string" calcext:value-type="string">
            <text:p>fab fa-dhl: DHL </text:p>
          </table:table-cell>
          <table:table-cell office:value-type="string" calcext:value-type="string">
            <text:p><text:s/>fab fa-dhl </text:p>
          </table:table-cell>
          <table:table-cell office:value-type="string" calcext:value-type="string">
            <text:p><text:s/>Dalsey, Hillblom y Lynn, alemán, paquete, envío, </text:p>
          </table:table-cell>
          <table:table-cell office:value-type="string" calcext:value-type="string">
            <text:p><text:s/>\f790</text:p>
          </table:table-cell>
          <table:table-cell table:formula="of:=CONCATENATE(&quot;Fontawesome.create!(&quot;;[.$B$1];&quot;: '&quot;;TRIM([.$B352]);&quot;', &quot;;[.$C$1];&quot;: '&quot;;TRIM([.$C352]);&quot;', &quot;;[.$D$1];&quot;: '&quot;;TRIM([.$D352]);&quot;', &quot;;[.$E$1];&quot;: '&quot;;TRIM([.$E352]);&quot;')&quot;)" office:value-type="string" office:string-value="Fontawesome.create!(prefijo_nombre_css: 'fab fa-dhl: DHL', icono: 'fab fa-dhl', termino: 'Dalsey, Hillblom y Lynn, alemán, paquete, envío,', codigo_css: '\f790')" calcext:value-type="string">
            <text:p>Fontawesome.create!(prefijo_nombre_css: 'fab fa-dhl: DHL', icono: 'fab fa-dhl', termino: 'Dalsey, Hillblom y Lynn, alemán, paquete, envío,', codigo_css: '\f790')</text:p>
          </table:table-cell>
        </table:table-row>
        <table:table-row table:style-name="ro1">
          <table:table-cell/>
          <table:table-cell office:value-type="string" calcext:value-type="string">
            <text:p>fas fa-diagnoses: Diagnósticos </text:p>
          </table:table-cell>
          <table:table-cell office:value-type="string" calcext:value-type="string">
            <text:p><text:s/>fas fa-diagnoses </text:p>
          </table:table-cell>
          <table:table-cell office:value-type="string" calcext:value-type="string">
            <text:p><text:s/>oportunidad, juego, juego, rollo, </text:p>
          </table:table-cell>
          <table:table-cell office:value-type="string" calcext:value-type="string">
            <text:p><text:s/>\f470</text:p>
          </table:table-cell>
          <table:table-cell table:formula="of:=CONCATENATE(&quot;Fontawesome.create!(&quot;;[.$B$1];&quot;: '&quot;;TRIM([.$B353]);&quot;', &quot;;[.$C$1];&quot;: '&quot;;TRIM([.$C353]);&quot;', &quot;;[.$D$1];&quot;: '&quot;;TRIM([.$D353]);&quot;', &quot;;[.$E$1];&quot;: '&quot;;TRIM([.$E353]);&quot;')&quot;)" office:value-type="string" office:string-value="Fontawesome.create!(prefijo_nombre_css: 'fas fa-diagnoses: Diagnósticos', icono: 'fas fa-diagnoses', termino: 'oportunidad, juego, juego, rollo,', codigo_css: '\f470')" calcext:value-type="string">
            <text:p>Fontawesome.create!(prefijo_nombre_css: 'fas fa-diagnoses: Diagnósticos', icono: 'fas fa-diagnoses', termino: 'oportunidad, juego, juego, rollo,', codigo_css: '\f470')</text:p>
          </table:table-cell>
        </table:table-row>
        <table:table-row table:style-name="ro1">
          <table:table-cell/>
          <table:table-cell office:value-type="string" calcext:value-type="string">
            <text:p>fab fa-diaspora: Diáspora </text:p>
          </table:table-cell>
          <table:table-cell office:value-type="string" calcext:value-type="string">
            <text:p><text:s/>fab fa-diaspor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791</text:p>
          </table:table-cell>
          <table:table-cell table:formula="of:=CONCATENATE(&quot;Fontawesome.create!(&quot;;[.$B$1];&quot;: '&quot;;TRIM([.$B354]);&quot;', &quot;;[.$C$1];&quot;: '&quot;;TRIM([.$C354]);&quot;', &quot;;[.$D$1];&quot;: '&quot;;TRIM([.$D354]);&quot;', &quot;;[.$E$1];&quot;: '&quot;;TRIM([.$E354]);&quot;')&quot;)" office:value-type="string" office:string-value="Fontawesome.create!(prefijo_nombre_css: 'fab fa-diaspora: Diáspora', icono: 'fab fa-diaspora', termino: '', codigo_css: '\f791')" calcext:value-type="string">
            <text:p>Fontawesome.create!(prefijo_nombre_css: 'fab fa-diaspora: Diáspora', icono: 'fab fa-diaspora', termino: '', codigo_css: '\f791')</text:p>
          </table:table-cell>
        </table:table-row>
        <table:table-row table:style-name="ro1">
          <table:table-cell/>
          <table:table-cell office:value-type="string" calcext:value-type="string">
            <text:p>fas fa-dice: Dado </text:p>
          </table:table-cell>
          <table:table-cell office:value-type="string" calcext:value-type="string">
            <text:p><text:s/>fas fa-dice </text:p>
          </table:table-cell>
          <table:table-cell office:value-type="string" calcext:value-type="string">
            <text:p><text:s/>Dungeons &amp; Dragons, chance, d &amp; d, dnd, fantasía, juegos de azar, juego, rollo, </text:p>
          </table:table-cell>
          <table:table-cell office:value-type="string" calcext:value-type="string">
            <text:p><text:s/>\f522</text:p>
          </table:table-cell>
          <table:table-cell table:formula="of:=CONCATENATE(&quot;Fontawesome.create!(&quot;;[.$B$1];&quot;: '&quot;;TRIM([.$B355]);&quot;', &quot;;[.$C$1];&quot;: '&quot;;TRIM([.$C355]);&quot;', &quot;;[.$D$1];&quot;: '&quot;;TRIM([.$D355]);&quot;', &quot;;[.$E$1];&quot;: '&quot;;TRIM([.$E355]);&quot;')&quot;)" office:value-type="string" office:string-value="Fontawesome.create!(prefijo_nombre_css: 'fas fa-dice: Dado', icono: 'fas fa-dice', termino: 'Dungeons &amp; Dragons, chance, d &amp; d, dnd, fantasía, juegos de azar, juego, rollo,', codigo_css: '\f522')" calcext:value-type="string">
            <text:p>Fontawesome.create!(prefijo_nombre_css: 'fas fa-dice: Dado', icono: 'fas fa-dice', termino: 'Dungeons &amp; Dragons, chance, d &amp; d, dnd, fantasía, juegos de azar, juego, rollo,', codigo_css: '\f522')</text:p>
          </table:table-cell>
        </table:table-row>
        <table:table-row table:style-name="ro1">
          <table:table-cell/>
          <table:table-cell office:value-type="string" calcext:value-type="string">
            <text:p>fas fa-dice-d20: Dado D20 </text:p>
          </table:table-cell>
          <table:table-cell office:value-type="string" calcext:value-type="string">
            <text:p><text:s/>fas fa-dice-d20 </text:p>
          </table:table-cell>
          <table:table-cell office:value-type="string" calcext:value-type="string">
            <text:p><text:s/>oportunidad, juego, juego, rollo, </text:p>
          </table:table-cell>
          <table:table-cell office:value-type="string" calcext:value-type="string">
            <text:p><text:s/>\f6cf</text:p>
          </table:table-cell>
          <table:table-cell table:formula="of:=CONCATENATE(&quot;Fontawesome.create!(&quot;;[.$B$1];&quot;: '&quot;;TRIM([.$B356]);&quot;', &quot;;[.$C$1];&quot;: '&quot;;TRIM([.$C356]);&quot;', &quot;;[.$D$1];&quot;: '&quot;;TRIM([.$D356]);&quot;', &quot;;[.$E$1];&quot;: '&quot;;TRIM([.$E356]);&quot;')&quot;)" office:value-type="string" office:string-value="Fontawesome.create!(prefijo_nombre_css: 'fas fa-dice-d20: Dado D20', icono: 'fas fa-dice-d20', termino: 'oportunidad, juego, juego, rollo,', codigo_css: '\f6cf')" calcext:value-type="string">
            <text:p>Fontawesome.create!(prefijo_nombre_css: 'fas fa-dice-d20: Dado D20', icono: 'fas fa-dice-d20', termino: 'oportunidad, juego, juego, rollo,', codigo_css: '\f6cf')</text:p>
          </table:table-cell>
        </table:table-row>
        <table:table-row table:style-name="ro1">
          <table:table-cell/>
          <table:table-cell office:value-type="string" calcext:value-type="string">
            <text:p>fas fa-dice-d6: Dado D6 </text:p>
          </table:table-cell>
          <table:table-cell office:value-type="string" calcext:value-type="string">
            <text:p><text:s/>fas fa-dice-d6 </text:p>
          </table:table-cell>
          <table:table-cell office:value-type="string" calcext:value-type="string">
            <text:p><text:s/>oportunidad, juego, juego, rollo, </text:p>
          </table:table-cell>
          <table:table-cell office:value-type="string" calcext:value-type="string">
            <text:p><text:s/>\f6d1</text:p>
          </table:table-cell>
          <table:table-cell table:formula="of:=CONCATENATE(&quot;Fontawesome.create!(&quot;;[.$B$1];&quot;: '&quot;;TRIM([.$B357]);&quot;', &quot;;[.$C$1];&quot;: '&quot;;TRIM([.$C357]);&quot;', &quot;;[.$D$1];&quot;: '&quot;;TRIM([.$D357]);&quot;', &quot;;[.$E$1];&quot;: '&quot;;TRIM([.$E357]);&quot;')&quot;)" office:value-type="string" office:string-value="Fontawesome.create!(prefijo_nombre_css: 'fas fa-dice-d6: Dado D6', icono: 'fas fa-dice-d6', termino: 'oportunidad, juego, juego, rollo,', codigo_css: '\f6d1')" calcext:value-type="string">
            <text:p>Fontawesome.create!(prefijo_nombre_css: 'fas fa-dice-d6: Dado D6', icono: 'fas fa-dice-d6', termino: 'oportunidad, juego, juego, rollo,', codigo_css: '\f6d1')</text:p>
          </table:table-cell>
        </table:table-row>
        <table:table-row table:style-name="ro1">
          <table:table-cell/>
          <table:table-cell office:value-type="string" calcext:value-type="string">
            <text:p>fas fa-dice-five: Dado Five </text:p>
          </table:table-cell>
          <table:table-cell office:value-type="string" calcext:value-type="string">
            <text:p><text:s/>fas fa-dice-five </text:p>
          </table:table-cell>
          <table:table-cell office:value-type="string" calcext:value-type="string">
            <text:p><text:s/>Dungeons &amp; Dragons, chance, d &amp; d, dnd, fantasía, juegos de azar, juego, rollo, </text:p>
          </table:table-cell>
          <table:table-cell office:value-type="string" calcext:value-type="string">
            <text:p><text:s/>\f523</text:p>
          </table:table-cell>
          <table:table-cell table:formula="of:=CONCATENATE(&quot;Fontawesome.create!(&quot;;[.$B$1];&quot;: '&quot;;TRIM([.$B358]);&quot;', &quot;;[.$C$1];&quot;: '&quot;;TRIM([.$C358]);&quot;', &quot;;[.$D$1];&quot;: '&quot;;TRIM([.$D358]);&quot;', &quot;;[.$E$1];&quot;: '&quot;;TRIM([.$E358]);&quot;')&quot;)" office:value-type="string" office:string-value="Fontawesome.create!(prefijo_nombre_css: 'fas fa-dice-five: Dado Five', icono: 'fas fa-dice-five', termino: 'Dungeons &amp; Dragons, chance, d &amp; d, dnd, fantasía, juegos de azar, juego, rollo,', codigo_css: '\f523')" calcext:value-type="string">
            <text:p>Fontawesome.create!(prefijo_nombre_css: 'fas fa-dice-five: Dado Five', icono: 'fas fa-dice-five', termino: 'Dungeons &amp; Dragons, chance, d &amp; d, dnd, fantasía, juegos de azar, juego, rollo,', codigo_css: '\f523')</text:p>
          </table:table-cell>
        </table:table-row>
        <table:table-row table:style-name="ro1">
          <table:table-cell/>
          <table:table-cell office:value-type="string" calcext:value-type="string">
            <text:p>fas fa-dice-four: Dado Four </text:p>
          </table:table-cell>
          <table:table-cell office:value-type="string" calcext:value-type="string">
            <text:p><text:s/>fas fa-dice-four </text:p>
          </table:table-cell>
          <table:table-cell office:value-type="string" calcext:value-type="string">
            <text:p><text:s/>Dungeons &amp; Dragons, chance, d &amp; d, dnd, fantasía, juegos de azar, juego, rollo, </text:p>
          </table:table-cell>
          <table:table-cell office:value-type="string" calcext:value-type="string">
            <text:p><text:s/>\f524</text:p>
          </table:table-cell>
          <table:table-cell table:formula="of:=CONCATENATE(&quot;Fontawesome.create!(&quot;;[.$B$1];&quot;: '&quot;;TRIM([.$B359]);&quot;', &quot;;[.$C$1];&quot;: '&quot;;TRIM([.$C359]);&quot;', &quot;;[.$D$1];&quot;: '&quot;;TRIM([.$D359]);&quot;', &quot;;[.$E$1];&quot;: '&quot;;TRIM([.$E359]);&quot;')&quot;)" office:value-type="string" office:string-value="Fontawesome.create!(prefijo_nombre_css: 'fas fa-dice-four: Dado Four', icono: 'fas fa-dice-four', termino: 'Dungeons &amp; Dragons, chance, d &amp; d, dnd, fantasía, juegos de azar, juego, rollo,', codigo_css: '\f524')" calcext:value-type="string">
            <text:p>Fontawesome.create!(prefijo_nombre_css: 'fas fa-dice-four: Dado Four', icono: 'fas fa-dice-four', termino: 'Dungeons &amp; Dragons, chance, d &amp; d, dnd, fantasía, juegos de azar, juego, rollo,', codigo_css: '\f524')</text:p>
          </table:table-cell>
        </table:table-row>
        <table:table-row table:style-name="ro1">
          <table:table-cell/>
          <table:table-cell office:value-type="string" calcext:value-type="string">
            <text:p>fas fa-dice-one: Dado One </text:p>
          </table:table-cell>
          <table:table-cell office:value-type="string" calcext:value-type="string">
            <text:p><text:s/>fas fa-dice-one </text:p>
          </table:table-cell>
          <table:table-cell office:value-type="string" calcext:value-type="string">
            <text:p><text:s/>Dungeons &amp; Dragons, chance, d &amp; d, dnd, fantasía, juegos de azar, juego, rollo, </text:p>
          </table:table-cell>
          <table:table-cell office:value-type="string" calcext:value-type="string">
            <text:p><text:s/>\f525</text:p>
          </table:table-cell>
          <table:table-cell table:formula="of:=CONCATENATE(&quot;Fontawesome.create!(&quot;;[.$B$1];&quot;: '&quot;;TRIM([.$B360]);&quot;', &quot;;[.$C$1];&quot;: '&quot;;TRIM([.$C360]);&quot;', &quot;;[.$D$1];&quot;: '&quot;;TRIM([.$D360]);&quot;', &quot;;[.$E$1];&quot;: '&quot;;TRIM([.$E360]);&quot;')&quot;)" office:value-type="string" office:string-value="Fontawesome.create!(prefijo_nombre_css: 'fas fa-dice-one: Dado One', icono: 'fas fa-dice-one', termino: 'Dungeons &amp; Dragons, chance, d &amp; d, dnd, fantasía, juegos de azar, juego, rollo,', codigo_css: '\f525')" calcext:value-type="string">
            <text:p>Fontawesome.create!(prefijo_nombre_css: 'fas fa-dice-one: Dado One', icono: 'fas fa-dice-one', termino: 'Dungeons &amp; Dragons, chance, d &amp; d, dnd, fantasía, juegos de azar, juego, rollo,', codigo_css: '\f525')</text:p>
          </table:table-cell>
        </table:table-row>
        <table:table-row table:style-name="ro1">
          <table:table-cell/>
          <table:table-cell office:value-type="string" calcext:value-type="string">
            <text:p>fas fa-dice-six: Dado Six </text:p>
          </table:table-cell>
          <table:table-cell office:value-type="string" calcext:value-type="string">
            <text:p><text:s/>fas fa-dice-six </text:p>
          </table:table-cell>
          <table:table-cell office:value-type="string" calcext:value-type="string">
            <text:p><text:s/>Dungeons &amp; Dragons, chance, d &amp; d, dnd, fantasía, juegos de azar, juego, rollo, </text:p>
          </table:table-cell>
          <table:table-cell office:value-type="string" calcext:value-type="string">
            <text:p><text:s/>\f526</text:p>
          </table:table-cell>
          <table:table-cell table:formula="of:=CONCATENATE(&quot;Fontawesome.create!(&quot;;[.$B$1];&quot;: '&quot;;TRIM([.$B361]);&quot;', &quot;;[.$C$1];&quot;: '&quot;;TRIM([.$C361]);&quot;', &quot;;[.$D$1];&quot;: '&quot;;TRIM([.$D361]);&quot;', &quot;;[.$E$1];&quot;: '&quot;;TRIM([.$E361]);&quot;')&quot;)" office:value-type="string" office:string-value="Fontawesome.create!(prefijo_nombre_css: 'fas fa-dice-six: Dado Six', icono: 'fas fa-dice-six', termino: 'Dungeons &amp; Dragons, chance, d &amp; d, dnd, fantasía, juegos de azar, juego, rollo,', codigo_css: '\f526')" calcext:value-type="string">
            <text:p>Fontawesome.create!(prefijo_nombre_css: 'fas fa-dice-six: Dado Six', icono: 'fas fa-dice-six', termino: 'Dungeons &amp; Dragons, chance, d &amp; d, dnd, fantasía, juegos de azar, juego, rollo,', codigo_css: '\f526')</text:p>
          </table:table-cell>
        </table:table-row>
        <table:table-row table:style-name="ro1">
          <table:table-cell/>
          <table:table-cell office:value-type="string" calcext:value-type="string">
            <text:p>fas fa-dice-three: Dado Three </text:p>
          </table:table-cell>
          <table:table-cell office:value-type="string" calcext:value-type="string">
            <text:p><text:s/>fas fa-dice-three </text:p>
          </table:table-cell>
          <table:table-cell office:value-type="string" calcext:value-type="string">
            <text:p><text:s/>Dungeons &amp; Dragons, chance, d &amp; d, dnd, fantasía, juegos de azar, juego, rollo, </text:p>
          </table:table-cell>
          <table:table-cell office:value-type="string" calcext:value-type="string">
            <text:p><text:s/>\f527</text:p>
          </table:table-cell>
          <table:table-cell table:formula="of:=CONCATENATE(&quot;Fontawesome.create!(&quot;;[.$B$1];&quot;: '&quot;;TRIM([.$B362]);&quot;', &quot;;[.$C$1];&quot;: '&quot;;TRIM([.$C362]);&quot;', &quot;;[.$D$1];&quot;: '&quot;;TRIM([.$D362]);&quot;', &quot;;[.$E$1];&quot;: '&quot;;TRIM([.$E362]);&quot;')&quot;)" office:value-type="string" office:string-value="Fontawesome.create!(prefijo_nombre_css: 'fas fa-dice-three: Dado Three', icono: 'fas fa-dice-three', termino: 'Dungeons &amp; Dragons, chance, d &amp; d, dnd, fantasía, juegos de azar, juego, rollo,', codigo_css: '\f527')" calcext:value-type="string">
            <text:p>Fontawesome.create!(prefijo_nombre_css: 'fas fa-dice-three: Dado Three', icono: 'fas fa-dice-three', termino: 'Dungeons &amp; Dragons, chance, d &amp; d, dnd, fantasía, juegos de azar, juego, rollo,', codigo_css: '\f527')</text:p>
          </table:table-cell>
        </table:table-row>
        <table:table-row table:style-name="ro1">
          <table:table-cell/>
          <table:table-cell office:value-type="string" calcext:value-type="string">
            <text:p>fas fa-dice-two: Dado Two </text:p>
          </table:table-cell>
          <table:table-cell office:value-type="string" calcext:value-type="string">
            <text:p><text:s/>fas fa-dice-two </text:p>
          </table:table-cell>
          <table:table-cell office:value-type="string" calcext:value-type="string">
            <text:p><text:s/>Dungeons &amp; Dragons, chance, d &amp; d, dnd, fantasía, juegos de azar, juego, rollo, </text:p>
          </table:table-cell>
          <table:table-cell office:value-type="string" calcext:value-type="string">
            <text:p><text:s/>\f528</text:p>
          </table:table-cell>
          <table:table-cell table:formula="of:=CONCATENATE(&quot;Fontawesome.create!(&quot;;[.$B$1];&quot;: '&quot;;TRIM([.$B363]);&quot;', &quot;;[.$C$1];&quot;: '&quot;;TRIM([.$C363]);&quot;', &quot;;[.$D$1];&quot;: '&quot;;TRIM([.$D363]);&quot;', &quot;;[.$E$1];&quot;: '&quot;;TRIM([.$E363]);&quot;')&quot;)" office:value-type="string" office:string-value="Fontawesome.create!(prefijo_nombre_css: 'fas fa-dice-two: Dado Two', icono: 'fas fa-dice-two', termino: 'Dungeons &amp; Dragons, chance, d &amp; d, dnd, fantasía, juegos de azar, juego, rollo,', codigo_css: '\f528')" calcext:value-type="string">
            <text:p>Fontawesome.create!(prefijo_nombre_css: 'fas fa-dice-two: Dado Two', icono: 'fas fa-dice-two', termino: 'Dungeons &amp; Dragons, chance, d &amp; d, dnd, fantasía, juegos de azar, juego, rollo,', codigo_css: '\f528')</text:p>
          </table:table-cell>
        </table:table-row>
        <table:table-row table:style-name="ro1">
          <table:table-cell/>
          <table:table-cell office:value-type="string" calcext:value-type="string">
            <text:p>fab fa-digg: Logotipo de Digg </text:p>
          </table:table-cell>
          <table:table-cell office:value-type="string" calcext:value-type="string">
            <text:p><text:s/>fab fa-dig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6</text:p>
          </table:table-cell>
          <table:table-cell table:formula="of:=CONCATENATE(&quot;Fontawesome.create!(&quot;;[.$B$1];&quot;: '&quot;;TRIM([.$B364]);&quot;', &quot;;[.$C$1];&quot;: '&quot;;TRIM([.$C364]);&quot;', &quot;;[.$D$1];&quot;: '&quot;;TRIM([.$D364]);&quot;', &quot;;[.$E$1];&quot;: '&quot;;TRIM([.$E364]);&quot;')&quot;)" office:value-type="string" office:string-value="Fontawesome.create!(prefijo_nombre_css: 'fab fa-digg: Logotipo de Digg', icono: 'fab fa-digg', termino: '', codigo_css: '\f1a6')" calcext:value-type="string">
            <text:p>Fontawesome.create!(prefijo_nombre_css: 'fab fa-digg: Logotipo de Digg', icono: 'fab fa-digg', termino: '', codigo_css: '\f1a6')</text:p>
          </table:table-cell>
        </table:table-row>
        <table:table-row table:style-name="ro1">
          <table:table-cell/>
          <table:table-cell office:value-type="string" calcext:value-type="string">
            <text:p>fab fa-digital-ocean: Océano digital </text:p>
          </table:table-cell>
          <table:table-cell office:value-type="string" calcext:value-type="string">
            <text:p><text:s/>fab fa-digital-ocea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1</text:p>
          </table:table-cell>
          <table:table-cell table:formula="of:=CONCATENATE(&quot;Fontawesome.create!(&quot;;[.$B$1];&quot;: '&quot;;TRIM([.$B365]);&quot;', &quot;;[.$C$1];&quot;: '&quot;;TRIM([.$C365]);&quot;', &quot;;[.$D$1];&quot;: '&quot;;TRIM([.$D365]);&quot;', &quot;;[.$E$1];&quot;: '&quot;;TRIM([.$E365]);&quot;')&quot;)" office:value-type="string" office:string-value="Fontawesome.create!(prefijo_nombre_css: 'fab fa-digital-ocean: Océano digital', icono: 'fab fa-digital-ocean', termino: '', codigo_css: '\f391')" calcext:value-type="string">
            <text:p>Fontawesome.create!(prefijo_nombre_css: 'fab fa-digital-ocean: Océano digital', icono: 'fab fa-digital-ocean', termino: '', codigo_css: '\f391')</text:p>
          </table:table-cell>
        </table:table-row>
        <table:table-row table:style-name="ro1">
          <table:table-cell/>
          <table:table-cell office:value-type="string" calcext:value-type="string">
            <text:p>fas fa-digital-tachograph: Tacógrafo digital </text:p>
          </table:table-cell>
          <table:table-cell office:value-type="string" calcext:value-type="string">
            <text:p><text:s/>fas fa-digital-tachograph </text:p>
          </table:table-cell>
          <table:table-cell office:value-type="string" calcext:value-type="string">
            <text:p><text:s/>datos, distancia, velocidad, tacómetro, </text:p>
          </table:table-cell>
          <table:table-cell office:value-type="string" calcext:value-type="string">
            <text:p><text:s/>\f566</text:p>
          </table:table-cell>
          <table:table-cell table:formula="of:=CONCATENATE(&quot;Fontawesome.create!(&quot;;[.$B$1];&quot;: '&quot;;TRIM([.$B366]);&quot;', &quot;;[.$C$1];&quot;: '&quot;;TRIM([.$C366]);&quot;', &quot;;[.$D$1];&quot;: '&quot;;TRIM([.$D366]);&quot;', &quot;;[.$E$1];&quot;: '&quot;;TRIM([.$E366]);&quot;')&quot;)" office:value-type="string" office:string-value="Fontawesome.create!(prefijo_nombre_css: 'fas fa-digital-tachograph: Tacógrafo digital', icono: 'fas fa-digital-tachograph', termino: 'datos, distancia, velocidad, tacómetro,', codigo_css: '\f566')" calcext:value-type="string">
            <text:p>Fontawesome.create!(prefijo_nombre_css: 'fas fa-digital-tachograph: Tacógrafo digital', icono: 'fas fa-digital-tachograph', termino: 'datos, distancia, velocidad, tacómetro,', codigo_css: '\f566')</text:p>
          </table:table-cell>
        </table:table-row>
        <table:table-row table:style-name="ro1">
          <table:table-cell/>
          <table:table-cell office:value-type="string" calcext:value-type="string">
            <text:p>fas fa-directions: Direcciones </text:p>
          </table:table-cell>
          <table:table-cell office:value-type="string" calcext:value-type="string">
            <text:p><text:s/>fas fa-directions </text:p>
          </table:table-cell>
          <table:table-cell office:value-type="string" calcext:value-type="string">
            <text:p><text:s/>mapa, navegación, señal, giro, </text:p>
          </table:table-cell>
          <table:table-cell office:value-type="string" calcext:value-type="string">
            <text:p><text:s/>\f5eb</text:p>
          </table:table-cell>
          <table:table-cell table:formula="of:=CONCATENATE(&quot;Fontawesome.create!(&quot;;[.$B$1];&quot;: '&quot;;TRIM([.$B367]);&quot;', &quot;;[.$C$1];&quot;: '&quot;;TRIM([.$C367]);&quot;', &quot;;[.$D$1];&quot;: '&quot;;TRIM([.$D367]);&quot;', &quot;;[.$E$1];&quot;: '&quot;;TRIM([.$E367]);&quot;')&quot;)" office:value-type="string" office:string-value="Fontawesome.create!(prefijo_nombre_css: 'fas fa-directions: Direcciones', icono: 'fas fa-directions', termino: 'mapa, navegación, señal, giro,', codigo_css: '\f5eb')" calcext:value-type="string">
            <text:p>Fontawesome.create!(prefijo_nombre_css: 'fas fa-directions: Direcciones', icono: 'fas fa-directions', termino: 'mapa, navegación, señal, giro,', codigo_css: '\f5eb')</text:p>
          </table:table-cell>
        </table:table-row>
        <table:table-row table:style-name="ro1">
          <table:table-cell/>
          <table:table-cell office:value-type="string" calcext:value-type="string">
            <text:p>fab fa-discord: Discordia </text:p>
          </table:table-cell>
          <table:table-cell office:value-type="string" calcext:value-type="string">
            <text:p><text:s/>fab fa-discor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2</text:p>
          </table:table-cell>
          <table:table-cell table:formula="of:=CONCATENATE(&quot;Fontawesome.create!(&quot;;[.$B$1];&quot;: '&quot;;TRIM([.$B368]);&quot;', &quot;;[.$C$1];&quot;: '&quot;;TRIM([.$C368]);&quot;', &quot;;[.$D$1];&quot;: '&quot;;TRIM([.$D368]);&quot;', &quot;;[.$E$1];&quot;: '&quot;;TRIM([.$E368]);&quot;')&quot;)" office:value-type="string" office:string-value="Fontawesome.create!(prefijo_nombre_css: 'fab fa-discord: Discordia', icono: 'fab fa-discord', termino: '', codigo_css: '\f392')" calcext:value-type="string">
            <text:p>Fontawesome.create!(prefijo_nombre_css: 'fab fa-discord: Discordia', icono: 'fab fa-discord', termino: '', codigo_css: '\f392')</text:p>
          </table:table-cell>
        </table:table-row>
        <table:table-row table:style-name="ro1">
          <table:table-cell/>
          <table:table-cell office:value-type="string" calcext:value-type="string">
            <text:p>fab fa-discourse: Discurso </text:p>
          </table:table-cell>
          <table:table-cell office:value-type="string" calcext:value-type="string">
            <text:p><text:s/>fab fa-discours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3</text:p>
          </table:table-cell>
          <table:table-cell table:formula="of:=CONCATENATE(&quot;Fontawesome.create!(&quot;;[.$B$1];&quot;: '&quot;;TRIM([.$B369]);&quot;', &quot;;[.$C$1];&quot;: '&quot;;TRIM([.$C369]);&quot;', &quot;;[.$D$1];&quot;: '&quot;;TRIM([.$D369]);&quot;', &quot;;[.$E$1];&quot;: '&quot;;TRIM([.$E369]);&quot;')&quot;)" office:value-type="string" office:string-value="Fontawesome.create!(prefijo_nombre_css: 'fab fa-discourse: Discurso', icono: 'fab fa-discourse', termino: '', codigo_css: '\f393')" calcext:value-type="string">
            <text:p>Fontawesome.create!(prefijo_nombre_css: 'fab fa-discourse: Discurso', icono: 'fab fa-discourse', termino: '', codigo_css: '\f393')</text:p>
          </table:table-cell>
        </table:table-row>
        <table:table-row table:style-name="ro1">
          <table:table-cell/>
          <table:table-cell office:value-type="string" calcext:value-type="string">
            <text:p>fas fa-disease: Enfermedad </text:p>
          </table:table-cell>
          <table:table-cell office:value-type="string" calcext:value-type="string">
            <text:p><text:s/>fas fa-disease </text:p>
          </table:table-cell>
          <table:table-cell office:value-type="string" calcext:value-type="string">
            <text:p><text:s/>aturdido, muerto, desaprobar, emoticon, cara, </text:p>
          </table:table-cell>
          <table:table-cell office:value-type="string" calcext:value-type="string">
            <text:p><text:s/>\f7fa</text:p>
          </table:table-cell>
          <table:table-cell table:formula="of:=CONCATENATE(&quot;Fontawesome.create!(&quot;;[.$B$1];&quot;: '&quot;;TRIM([.$B370]);&quot;', &quot;;[.$C$1];&quot;: '&quot;;TRIM([.$C370]);&quot;', &quot;;[.$D$1];&quot;: '&quot;;TRIM([.$D370]);&quot;', &quot;;[.$E$1];&quot;: '&quot;;TRIM([.$E370]);&quot;')&quot;)" office:value-type="string" office:string-value="Fontawesome.create!(prefijo_nombre_css: 'fas fa-disease: Enfermedad', icono: 'fas fa-disease', termino: 'aturdido, muerto, desaprobar, emoticon, cara,', codigo_css: '\f7fa')" calcext:value-type="string">
            <text:p>Fontawesome.create!(prefijo_nombre_css: 'fas fa-disease: Enfermedad', icono: 'fas fa-disease', termino: 'aturdido, muerto, desaprobar, emoticon, cara,', codigo_css: '\f7fa')</text:p>
          </table:table-cell>
        </table:table-row>
        <table:table-row table:style-name="ro1">
          <table:table-cell/>
          <table:table-cell office:value-type="string" calcext:value-type="string">
            <text:p>fas fa-divide: Dividir </text:p>
          </table:table-cell>
          <table:table-cell office:value-type="string" calcext:value-type="string">
            <text:p><text:s/>fas fa-divide </text:p>
          </table:table-cell>
          <table:table-cell office:value-type="string" calcext:value-type="string">
            <text:p><text:s/>doble hélice, genético, hélice, molécula, proteína, </text:p>
          </table:table-cell>
          <table:table-cell office:value-type="string" calcext:value-type="string">
            <text:p><text:s/>\f529</text:p>
          </table:table-cell>
          <table:table-cell table:formula="of:=CONCATENATE(&quot;Fontawesome.create!(&quot;;[.$B$1];&quot;: '&quot;;TRIM([.$B371]);&quot;', &quot;;[.$C$1];&quot;: '&quot;;TRIM([.$C371]);&quot;', &quot;;[.$D$1];&quot;: '&quot;;TRIM([.$D371]);&quot;', &quot;;[.$E$1];&quot;: '&quot;;TRIM([.$E371]);&quot;')&quot;)" office:value-type="string" office:string-value="Fontawesome.create!(prefijo_nombre_css: 'fas fa-divide: Dividir', icono: 'fas fa-divide', termino: 'doble hélice, genético, hélice, molécula, proteína,', codigo_css: '\f529')" calcext:value-type="string">
            <text:p>Fontawesome.create!(prefijo_nombre_css: 'fas fa-divide: Dividir', icono: 'fas fa-divide', termino: 'doble hélice, genético, hélice, molécula, proteína,', codigo_css: '\f529')</text:p>
          </table:table-cell>
        </table:table-row>
        <table:table-row table:style-name="ro1">
          <table:table-cell/>
          <table:table-cell office:value-type="string" calcext:value-type="string">
            <text:p>fas fa-dizzy: Cara mareada </text:p>
          </table:table-cell>
          <table:table-cell office:value-type="string" calcext:value-type="string">
            <text:p><text:s/>fas fa-dizzy </text:p>
          </table:table-cell>
          <table:table-cell office:value-type="string" calcext:value-type="string">
            <text:p><text:s/>aturdido, muerto, desaprobar, emoticon, cara, </text:p>
          </table:table-cell>
          <table:table-cell office:value-type="string" calcext:value-type="string">
            <text:p><text:s/>\f567</text:p>
          </table:table-cell>
          <table:table-cell table:formula="of:=CONCATENATE(&quot;Fontawesome.create!(&quot;;[.$B$1];&quot;: '&quot;;TRIM([.$B372]);&quot;', &quot;;[.$C$1];&quot;: '&quot;;TRIM([.$C372]);&quot;', &quot;;[.$D$1];&quot;: '&quot;;TRIM([.$D372]);&quot;', &quot;;[.$E$1];&quot;: '&quot;;TRIM([.$E372]);&quot;')&quot;)" office:value-type="string" office:string-value="Fontawesome.create!(prefijo_nombre_css: 'fas fa-dizzy: Cara mareada', icono: 'fas fa-dizzy', termino: 'aturdido, muerto, desaprobar, emoticon, cara,', codigo_css: '\f567')" calcext:value-type="string">
            <text:p>Fontawesome.create!(prefijo_nombre_css: 'fas fa-dizzy: Cara mareada', icono: 'fas fa-dizzy', termino: 'aturdido, muerto, desaprobar, emoticon, cara,', codigo_css: '\f567')</text:p>
          </table:table-cell>
        </table:table-row>
        <table:table-row table:style-name="ro1">
          <table:table-cell/>
          <table:table-cell office:value-type="string" calcext:value-type="string">
            <text:p>fas fa-dna: ADN </text:p>
          </table:table-cell>
          <table:table-cell office:value-type="string" calcext:value-type="string">
            <text:p><text:s/>fas fa-dna </text:p>
          </table:table-cell>
          <table:table-cell office:value-type="string" calcext:value-type="string">
            <text:p><text:s/>doble hélice, genético, hélice, molécula, proteína, </text:p>
          </table:table-cell>
          <table:table-cell office:value-type="string" calcext:value-type="string">
            <text:p><text:s/>\f471</text:p>
          </table:table-cell>
          <table:table-cell table:formula="of:=CONCATENATE(&quot;Fontawesome.create!(&quot;;[.$B$1];&quot;: '&quot;;TRIM([.$B373]);&quot;', &quot;;[.$C$1];&quot;: '&quot;;TRIM([.$C373]);&quot;', &quot;;[.$D$1];&quot;: '&quot;;TRIM([.$D373]);&quot;', &quot;;[.$E$1];&quot;: '&quot;;TRIM([.$E373]);&quot;')&quot;)" office:value-type="string" office:string-value="Fontawesome.create!(prefijo_nombre_css: 'fas fa-dna: ADN', icono: 'fas fa-dna', termino: 'doble hélice, genético, hélice, molécula, proteína,', codigo_css: '\f471')" calcext:value-type="string">
            <text:p>Fontawesome.create!(prefijo_nombre_css: 'fas fa-dna: ADN', icono: 'fas fa-dna', termino: 'doble hélice, genético, hélice, molécula, proteína,', codigo_css: '\f471')</text:p>
          </table:table-cell>
        </table:table-row>
        <table:table-row table:style-name="ro1">
          <table:table-cell/>
          <table:table-cell office:value-type="string" calcext:value-type="string">
            <text:p>fab fa-dochub: DocHub </text:p>
          </table:table-cell>
          <table:table-cell office:value-type="string" calcext:value-type="string">
            <text:p><text:s/>fab fa-dochu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4</text:p>
          </table:table-cell>
          <table:table-cell table:formula="of:=CONCATENATE(&quot;Fontawesome.create!(&quot;;[.$B$1];&quot;: '&quot;;TRIM([.$B374]);&quot;', &quot;;[.$C$1];&quot;: '&quot;;TRIM([.$C374]);&quot;', &quot;;[.$D$1];&quot;: '&quot;;TRIM([.$D374]);&quot;', &quot;;[.$E$1];&quot;: '&quot;;TRIM([.$E374]);&quot;')&quot;)" office:value-type="string" office:string-value="Fontawesome.create!(prefijo_nombre_css: 'fab fa-dochub: DocHub', icono: 'fab fa-dochub', termino: '', codigo_css: '\f394')" calcext:value-type="string">
            <text:p>Fontawesome.create!(prefijo_nombre_css: 'fab fa-dochub: DocHub', icono: 'fab fa-dochub', termino: '', codigo_css: '\f394')</text:p>
          </table:table-cell>
        </table:table-row>
        <table:table-row table:style-name="ro1">
          <table:table-cell/>
          <table:table-cell office:value-type="string" calcext:value-type="string">
            <text:p>fab fa-docker: Estibador </text:p>
          </table:table-cell>
          <table:table-cell office:value-type="string" calcext:value-type="string">
            <text:p><text:s/>fab fa-dock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5</text:p>
          </table:table-cell>
          <table:table-cell table:formula="of:=CONCATENATE(&quot;Fontawesome.create!(&quot;;[.$B$1];&quot;: '&quot;;TRIM([.$B375]);&quot;', &quot;;[.$C$1];&quot;: '&quot;;TRIM([.$C375]);&quot;', &quot;;[.$D$1];&quot;: '&quot;;TRIM([.$D375]);&quot;', &quot;;[.$E$1];&quot;: '&quot;;TRIM([.$E375]);&quot;')&quot;)" office:value-type="string" office:string-value="Fontawesome.create!(prefijo_nombre_css: 'fab fa-docker: Estibador', icono: 'fab fa-docker', termino: '', codigo_css: '\f395')" calcext:value-type="string">
            <text:p>Fontawesome.create!(prefijo_nombre_css: 'fab fa-docker: Estibador', icono: 'fab fa-docker', termino: '', codigo_css: '\f395')</text:p>
          </table:table-cell>
        </table:table-row>
        <table:table-row table:style-name="ro1">
          <table:table-cell/>
          <table:table-cell office:value-type="string" calcext:value-type="string">
            <text:p>fas fa-dog: Perro </text:p>
          </table:table-cell>
          <table:table-cell office:value-type="string" calcext:value-type="string">
            <text:p><text:s/>fas fa-dog </text:p>
          </table:table-cell>
          <table:table-cell office:value-type="string" calcext:value-type="string">
            <text:p><text:s/>llevar, envío, transporte, </text:p>
          </table:table-cell>
          <table:table-cell office:value-type="string" calcext:value-type="string">
            <text:p><text:s/>\f6d3</text:p>
          </table:table-cell>
          <table:table-cell table:formula="of:=CONCATENATE(&quot;Fontawesome.create!(&quot;;[.$B$1];&quot;: '&quot;;TRIM([.$B376]);&quot;', &quot;;[.$C$1];&quot;: '&quot;;TRIM([.$C376]);&quot;', &quot;;[.$D$1];&quot;: '&quot;;TRIM([.$D376]);&quot;', &quot;;[.$E$1];&quot;: '&quot;;TRIM([.$E376]);&quot;')&quot;)" office:value-type="string" office:string-value="Fontawesome.create!(prefijo_nombre_css: 'fas fa-dog: Perro', icono: 'fas fa-dog', termino: 'llevar, envío, transporte,', codigo_css: '\f6d3')" calcext:value-type="string">
            <text:p>Fontawesome.create!(prefijo_nombre_css: 'fas fa-dog: Perro', icono: 'fas fa-dog', termino: 'llevar, envío, transporte,', codigo_css: '\f6d3')</text:p>
          </table:table-cell>
        </table:table-row>
        <table:table-row table:style-name="ro1">
          <table:table-cell/>
          <table:table-cell office:value-type="string" calcext:value-type="string">
            <text:p>fas fa-dollar-sign: Signo de dólar </text:p>
          </table:table-cell>
          <table:table-cell office:value-type="string" calcext:value-type="string">
            <text:p><text:s/>fas fa-dollar-sign </text:p>
          </table:table-cell>
          <table:table-cell office:value-type="string" calcext:value-type="string">
            <text:p><text:s/>$, costo, signo de dólar, dinero, precio, usd, icono de venta </text:p>
          </table:table-cell>
          <table:table-cell office:value-type="string" calcext:value-type="string">
            <text:p><text:s/>\f155</text:p>
          </table:table-cell>
          <table:table-cell table:formula="of:=CONCATENATE(&quot;Fontawesome.create!(&quot;;[.$B$1];&quot;: '&quot;;TRIM([.$B377]);&quot;', &quot;;[.$C$1];&quot;: '&quot;;TRIM([.$C377]);&quot;', &quot;;[.$D$1];&quot;: '&quot;;TRIM([.$D377]);&quot;', &quot;;[.$E$1];&quot;: '&quot;;TRIM([.$E377]);&quot;')&quot;)" office:value-type="string" office:string-value="Fontawesome.create!(prefijo_nombre_css: 'fas fa-dollar-sign: Signo de dólar', icono: 'fas fa-dollar-sign', termino: '$, costo, signo de dólar, dinero, precio, usd, icono de venta', codigo_css: '\f155')" calcext:value-type="string">
            <text:p>Fontawesome.create!(prefijo_nombre_css: 'fas fa-dollar-sign: Signo de dólar', icono: 'fas fa-dollar-sign', termino: '$, costo, signo de dólar, dinero, precio, usd, icono de venta', codigo_css: '\f155')</text:p>
          </table:table-cell>
        </table:table-row>
        <table:table-row table:style-name="ro1">
          <table:table-cell/>
          <table:table-cell office:value-type="string" calcext:value-type="string">
            <text:p>fas fa-dolly: Muñequita </text:p>
          </table:table-cell>
          <table:table-cell office:value-type="string" calcext:value-type="string">
            <text:p><text:s/>fas fa-dolly </text:p>
          </table:table-cell>
          <table:table-cell office:value-type="string" calcext:value-type="string">
            <text:p><text:s/>contribuir, generosidad, obsequio, dar, </text:p>
          </table:table-cell>
          <table:table-cell office:value-type="string" calcext:value-type="string">
            <text:p><text:s/>\f472</text:p>
          </table:table-cell>
          <table:table-cell table:formula="of:=CONCATENATE(&quot;Fontawesome.create!(&quot;;[.$B$1];&quot;: '&quot;;TRIM([.$B378]);&quot;', &quot;;[.$C$1];&quot;: '&quot;;TRIM([.$C378]);&quot;', &quot;;[.$D$1];&quot;: '&quot;;TRIM([.$D378]);&quot;', &quot;;[.$E$1];&quot;: '&quot;;TRIM([.$E378]);&quot;')&quot;)" office:value-type="string" office:string-value="Fontawesome.create!(prefijo_nombre_css: 'fas fa-dolly: Muñequita', icono: 'fas fa-dolly', termino: 'contribuir, generosidad, obsequio, dar,', codigo_css: '\f472')" calcext:value-type="string">
            <text:p>Fontawesome.create!(prefijo_nombre_css: 'fas fa-dolly: Muñequita', icono: 'fas fa-dolly', termino: 'contribuir, generosidad, obsequio, dar,', codigo_css: '\f472')</text:p>
          </table:table-cell>
        </table:table-row>
        <table:table-row table:style-name="ro1">
          <table:table-cell/>
          <table:table-cell office:value-type="string" calcext:value-type="string">
            <text:p>fas fa-dolly-flatbed: Muñequita Flatbed </text:p>
          </table:table-cell>
          <table:table-cell office:value-type="string" calcext:value-type="string">
            <text:p><text:s/>fas fa-dolly-flatbed </text:p>
          </table:table-cell>
          <table:table-cell office:value-type="string" calcext:value-type="string">
            <text:p><text:s/>entrar, salir, bloqueado, </text:p>
          </table:table-cell>
          <table:table-cell office:value-type="string" calcext:value-type="string">
            <text:p><text:s/>\f474</text:p>
          </table:table-cell>
          <table:table-cell table:formula="of:=CONCATENATE(&quot;Fontawesome.create!(&quot;;[.$B$1];&quot;: '&quot;;TRIM([.$B379]);&quot;', &quot;;[.$C$1];&quot;: '&quot;;TRIM([.$C379]);&quot;', &quot;;[.$D$1];&quot;: '&quot;;TRIM([.$D379]);&quot;', &quot;;[.$E$1];&quot;: '&quot;;TRIM([.$E379]);&quot;')&quot;)" office:value-type="string" office:string-value="Fontawesome.create!(prefijo_nombre_css: 'fas fa-dolly-flatbed: Muñequita Flatbed', icono: 'fas fa-dolly-flatbed', termino: 'entrar, salir, bloqueado,', codigo_css: '\f474')" calcext:value-type="string">
            <text:p>Fontawesome.create!(prefijo_nombre_css: 'fas fa-dolly-flatbed: Muñequita Flatbed', icono: 'fas fa-dolly-flatbed', termino: 'entrar, salir, bloqueado,', codigo_css: '\f474')</text:p>
          </table:table-cell>
        </table:table-row>
        <table:table-row table:style-name="ro1">
          <table:table-cell/>
          <table:table-cell office:value-type="string" calcext:value-type="string">
            <text:p>fas fa-donate: Donar </text:p>
          </table:table-cell>
          <table:table-cell office:value-type="string" calcext:value-type="string">
            <text:p><text:s/>fas fa-donate </text:p>
          </table:table-cell>
          <table:table-cell office:value-type="string" calcext:value-type="string">
            <text:p><text:s/>entrar, salir, bienvenido, </text:p>
          </table:table-cell>
          <table:table-cell office:value-type="string" calcext:value-type="string">
            <text:p><text:s/>\f4b9</text:p>
          </table:table-cell>
          <table:table-cell table:formula="of:=CONCATENATE(&quot;Fontawesome.create!(&quot;;[.$B$1];&quot;: '&quot;;TRIM([.$B380]);&quot;', &quot;;[.$C$1];&quot;: '&quot;;TRIM([.$C380]);&quot;', &quot;;[.$D$1];&quot;: '&quot;;TRIM([.$D380]);&quot;', &quot;;[.$E$1];&quot;: '&quot;;TRIM([.$E380]);&quot;')&quot;)" office:value-type="string" office:string-value="Fontawesome.create!(prefijo_nombre_css: 'fas fa-donate: Donar', icono: 'fas fa-donate', termino: 'entrar, salir, bienvenido,', codigo_css: '\f4b9')" calcext:value-type="string">
            <text:p>Fontawesome.create!(prefijo_nombre_css: 'fas fa-donate: Donar', icono: 'fas fa-donate', termino: 'entrar, salir, bienvenido,', codigo_css: '\f4b9')</text:p>
          </table:table-cell>
        </table:table-row>
        <table:table-row table:style-name="ro1">
          <table:table-cell/>
          <table:table-cell office:value-type="string" calcext:value-type="string">
            <text:p>fas fa-door-closed: Puerta cerrada </text:p>
          </table:table-cell>
          <table:table-cell office:value-type="string" calcext:value-type="string">
            <text:p><text:s/>fas fa-door-closed </text:p>
          </table:table-cell>
          <table:table-cell office:value-type="string" calcext:value-type="string">
            <text:p><text:s/>diana, notificación, objetivo, </text:p>
          </table:table-cell>
          <table:table-cell office:value-type="string" calcext:value-type="string">
            <text:p><text:s/>\f52a</text:p>
          </table:table-cell>
          <table:table-cell table:formula="of:=CONCATENATE(&quot;Fontawesome.create!(&quot;;[.$B$1];&quot;: '&quot;;TRIM([.$B381]);&quot;', &quot;;[.$C$1];&quot;: '&quot;;TRIM([.$C381]);&quot;', &quot;;[.$D$1];&quot;: '&quot;;TRIM([.$D381]);&quot;', &quot;;[.$E$1];&quot;: '&quot;;TRIM([.$E381]);&quot;')&quot;)" office:value-type="string" office:string-value="Fontawesome.create!(prefijo_nombre_css: 'fas fa-door-closed: Puerta cerrada', icono: 'fas fa-door-closed', termino: 'diana, notificación, objetivo,', codigo_css: '\f52a')" calcext:value-type="string">
            <text:p>Fontawesome.create!(prefijo_nombre_css: 'fas fa-door-closed: Puerta cerrada', icono: 'fas fa-door-closed', termino: 'diana, notificación, objetivo,', codigo_css: '\f52a')</text:p>
          </table:table-cell>
        </table:table-row>
        <table:table-row table:style-name="ro1">
          <table:table-cell/>
          <table:table-cell office:value-type="string" calcext:value-type="string">
            <text:p>fas fa-door-open: Puerta abierta </text:p>
          </table:table-cell>
          <table:table-cell office:value-type="string" calcext:value-type="string">
            <text:p><text:s/>fas fa-door-open </text:p>
          </table:table-cell>
          <table:table-cell office:value-type="string" calcext:value-type="string">
            <text:p><text:s/>pájaro, fauna, paz, guerra, volador, </text:p>
          </table:table-cell>
          <table:table-cell office:value-type="string" calcext:value-type="string">
            <text:p><text:s/>\f52b</text:p>
          </table:table-cell>
          <table:table-cell table:formula="of:=CONCATENATE(&quot;Fontawesome.create!(&quot;;[.$B$1];&quot;: '&quot;;TRIM([.$B382]);&quot;', &quot;;[.$C$1];&quot;: '&quot;;TRIM([.$C382]);&quot;', &quot;;[.$D$1];&quot;: '&quot;;TRIM([.$D382]);&quot;', &quot;;[.$E$1];&quot;: '&quot;;TRIM([.$E382]);&quot;')&quot;)" office:value-type="string" office:string-value="Fontawesome.create!(prefijo_nombre_css: 'fas fa-door-open: Puerta abierta', icono: 'fas fa-door-open', termino: 'pájaro, fauna, paz, guerra, volador,', codigo_css: '\f52b')" calcext:value-type="string">
            <text:p>Fontawesome.create!(prefijo_nombre_css: 'fas fa-door-open: Puerta abierta', icono: 'fas fa-door-open', termino: 'pájaro, fauna, paz, guerra, volador,', codigo_css: '\f52b')</text:p>
          </table:table-cell>
        </table:table-row>
        <table:table-row table:style-name="ro1">
          <table:table-cell/>
          <table:table-cell office:value-type="string" calcext:value-type="string">
            <text:p>fas fa-dot-circle: Círculo de puntos </text:p>
          </table:table-cell>
          <table:table-cell office:value-type="string" calcext:value-type="string">
            <text:p><text:s/>fas fa-dot-circle </text:p>
          </table:table-cell>
          <table:table-cell office:value-type="string" calcext:value-type="string">
            <text:p><text:s/>exportar, disco duro, guardar, transferir, </text:p>
          </table:table-cell>
          <table:table-cell office:value-type="string" calcext:value-type="string">
            <text:p><text:s/>\f192</text:p>
          </table:table-cell>
          <table:table-cell table:formula="of:=CONCATENATE(&quot;Fontawesome.create!(&quot;;[.$B$1];&quot;: '&quot;;TRIM([.$B383]);&quot;', &quot;;[.$C$1];&quot;: '&quot;;TRIM([.$C383]);&quot;', &quot;;[.$D$1];&quot;: '&quot;;TRIM([.$D383]);&quot;', &quot;;[.$E$1];&quot;: '&quot;;TRIM([.$E383]);&quot;')&quot;)" office:value-type="string" office:string-value="Fontawesome.create!(prefijo_nombre_css: 'fas fa-dot-circle: Círculo de puntos', icono: 'fas fa-dot-circle', termino: 'exportar, disco duro, guardar, transferir,', codigo_css: '\f192')" calcext:value-type="string">
            <text:p>Fontawesome.create!(prefijo_nombre_css: 'fas fa-dot-circle: Círculo de puntos', icono: 'fas fa-dot-circle', termino: 'exportar, disco duro, guardar, transferir,', codigo_css: '\f192')</text:p>
          </table:table-cell>
        </table:table-row>
        <table:table-row table:style-name="ro1">
          <table:table-cell/>
          <table:table-cell office:value-type="string" calcext:value-type="string">
            <text:p>fas fa-dove: Paloma </text:p>
          </table:table-cell>
          <table:table-cell office:value-type="string" calcext:value-type="string">
            <text:p><text:s/>fas fa-dove </text:p>
          </table:table-cell>
          <table:table-cell office:value-type="string" calcext:value-type="string">
            <text:p><text:s/>pájaro, fauna, paz, guerra, volador, </text:p>
          </table:table-cell>
          <table:table-cell office:value-type="string" calcext:value-type="string">
            <text:p><text:s/>\f4ba</text:p>
          </table:table-cell>
          <table:table-cell table:formula="of:=CONCATENATE(&quot;Fontawesome.create!(&quot;;[.$B$1];&quot;: '&quot;;TRIM([.$B384]);&quot;', &quot;;[.$C$1];&quot;: '&quot;;TRIM([.$C384]);&quot;', &quot;;[.$D$1];&quot;: '&quot;;TRIM([.$D384]);&quot;', &quot;;[.$E$1];&quot;: '&quot;;TRIM([.$E384]);&quot;')&quot;)" office:value-type="string" office:string-value="Fontawesome.create!(prefijo_nombre_css: 'fas fa-dove: Paloma', icono: 'fas fa-dove', termino: 'pájaro, fauna, paz, guerra, volador,', codigo_css: '\f4ba')" calcext:value-type="string">
            <text:p>Fontawesome.create!(prefijo_nombre_css: 'fas fa-dove: Paloma', icono: 'fas fa-dove', termino: 'pájaro, fauna, paz, guerra, volador,', codigo_css: '\f4ba')</text:p>
          </table:table-cell>
        </table:table-row>
        <table:table-row table:style-name="ro1">
          <table:table-cell/>
          <table:table-cell office:value-type="string" calcext:value-type="string">
            <text:p>fas fa-download: Descargar </text:p>
          </table:table-cell>
          <table:table-cell office:value-type="string" calcext:value-type="string">
            <text:p><text:s/>fas fa-download </text:p>
          </table:table-cell>
          <table:table-cell office:value-type="string" calcext:value-type="string">
            <text:p><text:s/>diseño, mapa, dibujo mecánico, trama, trazado, </text:p>
          </table:table-cell>
          <table:table-cell office:value-type="string" calcext:value-type="string">
            <text:p><text:s/>\f019</text:p>
          </table:table-cell>
          <table:table-cell table:formula="of:=CONCATENATE(&quot;Fontawesome.create!(&quot;;[.$B$1];&quot;: '&quot;;TRIM([.$B385]);&quot;', &quot;;[.$C$1];&quot;: '&quot;;TRIM([.$C385]);&quot;', &quot;;[.$D$1];&quot;: '&quot;;TRIM([.$D385]);&quot;', &quot;;[.$E$1];&quot;: '&quot;;TRIM([.$E385]);&quot;')&quot;)" office:value-type="string" office:string-value="Fontawesome.create!(prefijo_nombre_css: 'fas fa-download: Descargar', icono: 'fas fa-download', termino: 'diseño, mapa, dibujo mecánico, trama, trazado,', codigo_css: '\f019')" calcext:value-type="string">
            <text:p>Fontawesome.create!(prefijo_nombre_css: 'fas fa-download: Descargar', icono: 'fas fa-download', termino: 'diseño, mapa, dibujo mecánico, trama, trazado,', codigo_css: '\f019')</text:p>
          </table:table-cell>
        </table:table-row>
        <table:table-row table:style-name="ro1">
          <table:table-cell/>
          <table:table-cell office:value-type="string" calcext:value-type="string">
            <text:p>fab fa-draft2digital: Draft2digital </text:p>
          </table:table-cell>
          <table:table-cell office:value-type="string" calcext:value-type="string">
            <text:p><text:s/>fab fa-draft2digit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6</text:p>
          </table:table-cell>
          <table:table-cell table:formula="of:=CONCATENATE(&quot;Fontawesome.create!(&quot;;[.$B$1];&quot;: '&quot;;TRIM([.$B386]);&quot;', &quot;;[.$C$1];&quot;: '&quot;;TRIM([.$C386]);&quot;', &quot;;[.$D$1];&quot;: '&quot;;TRIM([.$D386]);&quot;', &quot;;[.$E$1];&quot;: '&quot;;TRIM([.$E386]);&quot;')&quot;)" office:value-type="string" office:string-value="Fontawesome.create!(prefijo_nombre_css: 'fab fa-draft2digital: Draft2digital', icono: 'fab fa-draft2digital', termino: '', codigo_css: '\f396')" calcext:value-type="string">
            <text:p>Fontawesome.create!(prefijo_nombre_css: 'fab fa-draft2digital: Draft2digital', icono: 'fab fa-draft2digital', termino: '', codigo_css: '\f396')</text:p>
          </table:table-cell>
        </table:table-row>
        <table:table-row table:style-name="ro1">
          <table:table-cell/>
          <table:table-cell office:value-type="string" calcext:value-type="string">
            <text:p>fas fa-drafting-compass: Drafting Brújula </text:p>
          </table:table-cell>
          <table:table-cell office:value-type="string" calcext:value-type="string">
            <text:p><text:s/>fas fa-drafting-compass </text:p>
          </table:table-cell>
          <table:table-cell office:value-type="string" calcext:value-type="string">
            <text:p><text:s/>anclas, líneas, objeto, render, forma, </text:p>
          </table:table-cell>
          <table:table-cell office:value-type="string" calcext:value-type="string">
            <text:p><text:s/>\f568</text:p>
          </table:table-cell>
          <table:table-cell table:formula="of:=CONCATENATE(&quot;Fontawesome.create!(&quot;;[.$B$1];&quot;: '&quot;;TRIM([.$B387]);&quot;', &quot;;[.$C$1];&quot;: '&quot;;TRIM([.$C387]);&quot;', &quot;;[.$D$1];&quot;: '&quot;;TRIM([.$D387]);&quot;', &quot;;[.$E$1];&quot;: '&quot;;TRIM([.$E387]);&quot;')&quot;)" office:value-type="string" office:string-value="Fontawesome.create!(prefijo_nombre_css: 'fas fa-drafting-compass: Drafting Brújula', icono: 'fas fa-drafting-compass', termino: 'anclas, líneas, objeto, render, forma,', codigo_css: '\f568')" calcext:value-type="string">
            <text:p>Fontawesome.create!(prefijo_nombre_css: 'fas fa-drafting-compass: Drafting Brújula', icono: 'fas fa-drafting-compass', termino: 'anclas, líneas, objeto, render, forma,', codigo_css: '\f568')</text:p>
          </table:table-cell>
        </table:table-row>
        <table:table-row table:style-name="ro1">
          <table:table-cell/>
          <table:table-cell office:value-type="string" calcext:value-type="string">
            <text:p>fas fa-dragon: Continuar </text:p>
          </table:table-cell>
          <table:table-cell office:value-type="string" calcext:value-type="string">
            <text:p><text:s/>fas fa-dragon </text:p>
          </table:table-cell>
          <table:table-cell office:value-type="string" calcext:value-type="string">
            <text:p><text:s/>Dungeons &amp; Dragons, d &amp; d, dnd, fantasía, fuego, lagarto, serpiente, </text:p>
          </table:table-cell>
          <table:table-cell office:value-type="string" calcext:value-type="string">
            <text:p><text:s/>\f6d5</text:p>
          </table:table-cell>
          <table:table-cell table:formula="of:=CONCATENATE(&quot;Fontawesome.create!(&quot;;[.$B$1];&quot;: '&quot;;TRIM([.$B388]);&quot;', &quot;;[.$C$1];&quot;: '&quot;;TRIM([.$C388]);&quot;', &quot;;[.$D$1];&quot;: '&quot;;TRIM([.$D388]);&quot;', &quot;;[.$E$1];&quot;: '&quot;;TRIM([.$E388]);&quot;')&quot;)" office:value-type="string" office:string-value="Fontawesome.create!(prefijo_nombre_css: 'fas fa-dragon: Continuar', icono: 'fas fa-dragon', termino: 'Dungeons &amp; Dragons, d &amp; d, dnd, fantasía, fuego, lagarto, serpiente,', codigo_css: '\f6d5')" calcext:value-type="string">
            <text:p>Fontawesome.create!(prefijo_nombre_css: 'fas fa-dragon: Continuar', icono: 'fas fa-dragon', termino: 'Dungeons &amp; Dragons, d &amp; d, dnd, fantasía, fuego, lagarto, serpiente,', codigo_css: '\f6d5')</text:p>
          </table:table-cell>
        </table:table-row>
        <table:table-row table:style-name="ro1">
          <table:table-cell/>
          <table:table-cell office:value-type="string" calcext:value-type="string">
            <text:p>fas fa-draw-polygon: Dibujar polígono </text:p>
          </table:table-cell>
          <table:table-cell office:value-type="string" calcext:value-type="string">
            <text:p><text:s/>fas fa-draw-polygon </text:p>
          </table:table-cell>
          <table:table-cell office:value-type="string" calcext:value-type="string">
            <text:p><text:s/>anclas, líneas, objeto, render, forma, </text:p>
          </table:table-cell>
          <table:table-cell office:value-type="string" calcext:value-type="string">
            <text:p><text:s/>\f5ee</text:p>
          </table:table-cell>
          <table:table-cell table:formula="of:=CONCATENATE(&quot;Fontawesome.create!(&quot;;[.$B$1];&quot;: '&quot;;TRIM([.$B389]);&quot;', &quot;;[.$C$1];&quot;: '&quot;;TRIM([.$C389]);&quot;', &quot;;[.$D$1];&quot;: '&quot;;TRIM([.$D389]);&quot;', &quot;;[.$E$1];&quot;: '&quot;;TRIM([.$E389]);&quot;')&quot;)" office:value-type="string" office:string-value="Fontawesome.create!(prefijo_nombre_css: 'fas fa-draw-polygon: Dibujar polígono', icono: 'fas fa-draw-polygon', termino: 'anclas, líneas, objeto, render, forma,', codigo_css: '\f5ee')" calcext:value-type="string">
            <text:p>Fontawesome.create!(prefijo_nombre_css: 'fas fa-draw-polygon: Dibujar polígono', icono: 'fas fa-draw-polygon', termino: 'anclas, líneas, objeto, render, forma,', codigo_css: '\f5ee')</text:p>
          </table:table-cell>
        </table:table-row>
        <table:table-row table:style-name="ro1">
          <table:table-cell/>
          <table:table-cell office:value-type="string" calcext:value-type="string">
            <text:p>fab fa-dribbble: Regate </text:p>
          </table:table-cell>
          <table:table-cell office:value-type="string" calcext:value-type="string">
            <text:p><text:s/>fab fa-dribbb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7d</text:p>
          </table:table-cell>
          <table:table-cell table:formula="of:=CONCATENATE(&quot;Fontawesome.create!(&quot;;[.$B$1];&quot;: '&quot;;TRIM([.$B390]);&quot;', &quot;;[.$C$1];&quot;: '&quot;;TRIM([.$C390]);&quot;', &quot;;[.$D$1];&quot;: '&quot;;TRIM([.$D390]);&quot;', &quot;;[.$E$1];&quot;: '&quot;;TRIM([.$E390]);&quot;')&quot;)" office:value-type="string" office:string-value="Fontawesome.create!(prefijo_nombre_css: 'fab fa-dribbble: Regate', icono: 'fab fa-dribbble', termino: '', codigo_css: '\f17d')" calcext:value-type="string">
            <text:p>Fontawesome.create!(prefijo_nombre_css: 'fab fa-dribbble: Regate', icono: 'fab fa-dribbble', termino: '', codigo_css: '\f17d')</text:p>
          </table:table-cell>
        </table:table-row>
        <table:table-row table:style-name="ro1">
          <table:table-cell/>
          <table:table-cell office:value-type="string" calcext:value-type="string">
            <text:p>fab fa-dribbble-square: Regate Square </text:p>
          </table:table-cell>
          <table:table-cell office:value-type="string" calcext:value-type="string">
            <text:p><text:s/>fab fa-dribbble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7</text:p>
          </table:table-cell>
          <table:table-cell table:formula="of:=CONCATENATE(&quot;Fontawesome.create!(&quot;;[.$B$1];&quot;: '&quot;;TRIM([.$B391]);&quot;', &quot;;[.$C$1];&quot;: '&quot;;TRIM([.$C391]);&quot;', &quot;;[.$D$1];&quot;: '&quot;;TRIM([.$D391]);&quot;', &quot;;[.$E$1];&quot;: '&quot;;TRIM([.$E391]);&quot;')&quot;)" office:value-type="string" office:string-value="Fontawesome.create!(prefijo_nombre_css: 'fab fa-dribbble-square: Regate Square', icono: 'fab fa-dribbble-square', termino: '', codigo_css: '\f397')" calcext:value-type="string">
            <text:p>Fontawesome.create!(prefijo_nombre_css: 'fab fa-dribbble-square: Regate Square', icono: 'fab fa-dribbble-square', termino: '', codigo_css: '\f397')</text:p>
          </table:table-cell>
        </table:table-row>
        <table:table-row table:style-name="ro1">
          <table:table-cell/>
          <table:table-cell office:value-type="string" calcext:value-type="string">
            <text:p>fab fa-dropbox: Dropbox </text:p>
          </table:table-cell>
          <table:table-cell office:value-type="string" calcext:value-type="string">
            <text:p><text:s/>fab fa-dropbo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6b</text:p>
          </table:table-cell>
          <table:table-cell table:formula="of:=CONCATENATE(&quot;Fontawesome.create!(&quot;;[.$B$1];&quot;: '&quot;;TRIM([.$B392]);&quot;', &quot;;[.$C$1];&quot;: '&quot;;TRIM([.$C392]);&quot;', &quot;;[.$D$1];&quot;: '&quot;;TRIM([.$D392]);&quot;', &quot;;[.$E$1];&quot;: '&quot;;TRIM([.$E392]);&quot;')&quot;)" office:value-type="string" office:string-value="Fontawesome.create!(prefijo_nombre_css: 'fab fa-dropbox: Dropbox', icono: 'fab fa-dropbox', termino: '', codigo_css: '\f16b')" calcext:value-type="string">
            <text:p>Fontawesome.create!(prefijo_nombre_css: 'fab fa-dropbox: Dropbox', icono: 'fab fa-dropbox', termino: '', codigo_css: '\f16b')</text:p>
          </table:table-cell>
        </table:table-row>
        <table:table-row table:style-name="ro1">
          <table:table-cell/>
          <table:table-cell office:value-type="string" calcext:value-type="string">
            <text:p>fas fa-drum: Tambor </text:p>
          </table:table-cell>
          <table:table-cell office:value-type="string" calcext:value-type="string">
            <text:p><text:s/>fas fa-drum </text:p>
          </table:table-cell>
          <table:table-cell office:value-type="string" calcext:value-type="string">
            <text:p><text:s/>carne, pollo, hueso, pierna, pavo, </text:p>
          </table:table-cell>
          <table:table-cell office:value-type="string" calcext:value-type="string">
            <text:p><text:s/>\f569</text:p>
          </table:table-cell>
          <table:table-cell table:formula="of:=CONCATENATE(&quot;Fontawesome.create!(&quot;;[.$B$1];&quot;: '&quot;;TRIM([.$B393]);&quot;', &quot;;[.$C$1];&quot;: '&quot;;TRIM([.$C393]);&quot;', &quot;;[.$D$1];&quot;: '&quot;;TRIM([.$D393]);&quot;', &quot;;[.$E$1];&quot;: '&quot;;TRIM([.$E393]);&quot;')&quot;)" office:value-type="string" office:string-value="Fontawesome.create!(prefijo_nombre_css: 'fas fa-drum: Tambor', icono: 'fas fa-drum', termino: 'carne, pollo, hueso, pierna, pavo,', codigo_css: '\f569')" calcext:value-type="string">
            <text:p>Fontawesome.create!(prefijo_nombre_css: 'fas fa-drum: Tambor', icono: 'fas fa-drum', termino: 'carne, pollo, hueso, pierna, pavo,', codigo_css: '\f569')</text:p>
          </table:table-cell>
        </table:table-row>
        <table:table-row table:style-name="ro1">
          <table:table-cell/>
          <table:table-cell office:value-type="string" calcext:value-type="string">
            <text:p>fas fa-drum-steelpan: Tambor Steelpan </text:p>
          </table:table-cell>
          <table:table-cell office:value-type="string" calcext:value-type="string">
            <text:p><text:s/>fas fa-drum-steelpan </text:p>
          </table:table-cell>
          <table:table-cell office:value-type="string" calcext:value-type="string">
            <text:p><text:s/>acero, calypso, instrumento, música, percusión, reggae, snare, </text:p>
          </table:table-cell>
          <table:table-cell office:value-type="string" calcext:value-type="string">
            <text:p><text:s/>\f56a</text:p>
          </table:table-cell>
          <table:table-cell table:formula="of:=CONCATENATE(&quot;Fontawesome.create!(&quot;;[.$B$1];&quot;: '&quot;;TRIM([.$B394]);&quot;', &quot;;[.$C$1];&quot;: '&quot;;TRIM([.$C394]);&quot;', &quot;;[.$D$1];&quot;: '&quot;;TRIM([.$D394]);&quot;', &quot;;[.$E$1];&quot;: '&quot;;TRIM([.$E394]);&quot;')&quot;)" office:value-type="string" office:string-value="Fontawesome.create!(prefijo_nombre_css: 'fas fa-drum-steelpan: Tambor Steelpan', icono: 'fas fa-drum-steelpan', termino: 'acero, calypso, instrumento, música, percusión, reggae, snare,', codigo_css: '\f56a')" calcext:value-type="string">
            <text:p>Fontawesome.create!(prefijo_nombre_css: 'fas fa-drum-steelpan: Tambor Steelpan', icono: 'fas fa-drum-steelpan', termino: 'acero, calypso, instrumento, música, percusión, reggae, snare,', codigo_css: '\f56a')</text:p>
          </table:table-cell>
        </table:table-row>
        <table:table-row table:style-name="ro1">
          <table:table-cell/>
          <table:table-cell office:value-type="string" calcext:value-type="string">
            <text:p>fas fa-drumstick-bite: Tamborstick with Bite Taken Out </text:p>
          </table:table-cell>
          <table:table-cell office:value-type="string" calcext:value-type="string">
            <text:p><text:s/>fas fa-drumstick-bite </text:p>
          </table:table-cell>
          <table:table-cell office:value-type="string" calcext:value-type="string">
            <text:p><text:s/>ejercicio, gimnasio, fuerza, peso, levantamiento de pesas, </text:p>
          </table:table-cell>
          <table:table-cell office:value-type="string" calcext:value-type="string">
            <text:p><text:s/>\f6d7</text:p>
          </table:table-cell>
          <table:table-cell table:formula="of:=CONCATENATE(&quot;Fontawesome.create!(&quot;;[.$B$1];&quot;: '&quot;;TRIM([.$B395]);&quot;', &quot;;[.$C$1];&quot;: '&quot;;TRIM([.$C395]);&quot;', &quot;;[.$D$1];&quot;: '&quot;;TRIM([.$D395]);&quot;', &quot;;[.$E$1];&quot;: '&quot;;TRIM([.$E395]);&quot;')&quot;)" office:value-type="string" office:string-value="Fontawesome.create!(prefijo_nombre_css: 'fas fa-drumstick-bite: Tamborstick with Bite Taken Out', icono: 'fas fa-drumstick-bite', termino: 'ejercicio, gimnasio, fuerza, peso, levantamiento de pesas,', codigo_css: '\f6d7')" calcext:value-type="string">
            <text:p>Fontawesome.create!(prefijo_nombre_css: 'fas fa-drumstick-bite: Tamborstick with Bite Taken Out', icono: 'fas fa-drumstick-bite', termino: 'ejercicio, gimnasio, fuerza, peso, levantamiento de pesas,', codigo_css: '\f6d7')</text:p>
          </table:table-cell>
        </table:table-row>
        <table:table-row table:style-name="ro1">
          <table:table-cell/>
          <table:table-cell office:value-type="string" calcext:value-type="string">
            <text:p>fab fa-drupal: Logotipo de Drupal </text:p>
          </table:table-cell>
          <table:table-cell office:value-type="string" calcext:value-type="string">
            <text:p><text:s/>fab fa-drup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9</text:p>
          </table:table-cell>
          <table:table-cell table:formula="of:=CONCATENATE(&quot;Fontawesome.create!(&quot;;[.$B$1];&quot;: '&quot;;TRIM([.$B396]);&quot;', &quot;;[.$C$1];&quot;: '&quot;;TRIM([.$C396]);&quot;', &quot;;[.$D$1];&quot;: '&quot;;TRIM([.$D396]);&quot;', &quot;;[.$E$1];&quot;: '&quot;;TRIM([.$E396]);&quot;')&quot;)" office:value-type="string" office:string-value="Fontawesome.create!(prefijo_nombre_css: 'fab fa-drupal: Logotipo de Drupal', icono: 'fab fa-drupal', termino: '', codigo_css: '\f1a9')" calcext:value-type="string">
            <text:p>Fontawesome.create!(prefijo_nombre_css: 'fab fa-drupal: Logotipo de Drupal', icono: 'fab fa-drupal', termino: '', codigo_css: '\f1a9')</text:p>
          </table:table-cell>
        </table:table-row>
        <table:table-row table:style-name="ro1">
          <table:table-cell/>
          <table:table-cell office:value-type="string" calcext:value-type="string">
            <text:p>fas fa-dumbbell: Pesa </text:p>
          </table:table-cell>
          <table:table-cell office:value-type="string" calcext:value-type="string">
            <text:p><text:s/>fas fa-dumbbell </text:p>
          </table:table-cell>
          <table:table-cell office:value-type="string" calcext:value-type="string">
            <text:p><text:s/>basura, callejón, calor, comercial, desperdicios, eufemismo, llama, peligro, peligroso, </text:p>
          </table:table-cell>
          <table:table-cell office:value-type="string" calcext:value-type="string">
            <text:p><text:s/>\f44b</text:p>
          </table:table-cell>
          <table:table-cell table:formula="of:=CONCATENATE(&quot;Fontawesome.create!(&quot;;[.$B$1];&quot;: '&quot;;TRIM([.$B397]);&quot;', &quot;;[.$C$1];&quot;: '&quot;;TRIM([.$C397]);&quot;', &quot;;[.$D$1];&quot;: '&quot;;TRIM([.$D397]);&quot;', &quot;;[.$E$1];&quot;: '&quot;;TRIM([.$E397]);&quot;')&quot;)" office:value-type="string" office:string-value="Fontawesome.create!(prefijo_nombre_css: 'fas fa-dumbbell: Pesa', icono: 'fas fa-dumbbell', termino: 'basura, callejón, calor, comercial, desperdicios, eufemismo, llama, peligro, peligroso,', codigo_css: '\f44b')" calcext:value-type="string">
            <text:p>Fontawesome.create!(prefijo_nombre_css: 'fas fa-dumbbell: Pesa', icono: 'fas fa-dumbbell', termino: 'basura, callejón, calor, comercial, desperdicios, eufemismo, llama, peligro, peligroso,', codigo_css: '\f44b')</text:p>
          </table:table-cell>
        </table:table-row>
        <table:table-row table:style-name="ro1">
          <table:table-cell/>
          <table:table-cell office:value-type="string" calcext:value-type="string">
            <text:p>fas fa-dumpster: Contenedor de basura </text:p>
          </table:table-cell>
          <table:table-cell office:value-type="string" calcext:value-type="string">
            <text:p><text:s/>fas fa-dumpster </text:p>
          </table:table-cell>
          <table:table-cell office:value-type="string" calcext:value-type="string">
            <text:p><text:s/>Dungeons &amp; Dragons, edificio, d &amp; d, dnd, puerta, entrada, fantasía, puerta, </text:p>
          </table:table-cell>
          <table:table-cell office:value-type="string" calcext:value-type="string">
            <text:p><text:s/>\f793</text:p>
          </table:table-cell>
          <table:table-cell table:formula="of:=CONCATENATE(&quot;Fontawesome.create!(&quot;;[.$B$1];&quot;: '&quot;;TRIM([.$B398]);&quot;', &quot;;[.$C$1];&quot;: '&quot;;TRIM([.$C398]);&quot;', &quot;;[.$D$1];&quot;: '&quot;;TRIM([.$D398]);&quot;', &quot;;[.$E$1];&quot;: '&quot;;TRIM([.$E398]);&quot;')&quot;)" office:value-type="string" office:string-value="Fontawesome.create!(prefijo_nombre_css: 'fas fa-dumpster: Contenedor de basura', icono: 'fas fa-dumpster', termino: 'Dungeons &amp; Dragons, edificio, d &amp; d, dnd, puerta, entrada, fantasía, puerta,', codigo_css: '\f793')" calcext:value-type="string">
            <text:p>Fontawesome.create!(prefijo_nombre_css: 'fas fa-dumpster: Contenedor de basura', icono: 'fas fa-dumpster', termino: 'Dungeons &amp; Dragons, edificio, d &amp; d, dnd, puerta, entrada, fantasía, puerta,', codigo_css: '\f793')</text:p>
          </table:table-cell>
        </table:table-row>
        <table:table-row table:style-name="ro1">
          <table:table-cell/>
          <table:table-cell office:value-type="string" calcext:value-type="string">
            <text:p>fas fa-dumpster-fire: Contenedor de basura Fire </text:p>
          </table:table-cell>
          <table:table-cell office:value-type="string" calcext:value-type="string">
            <text:p><text:s/>fas fa-dumpster-fire </text:p>
          </table:table-cell>
          <table:table-cell office:value-type="string" calcext:value-type="string">
            <text:p><text:s/>basura, callejón, comercial, desperdicios, eufemismo, llama, llama, peligro, peligroso, </text:p>
          </table:table-cell>
          <table:table-cell office:value-type="string" calcext:value-type="string">
            <text:p><text:s/>\f794</text:p>
          </table:table-cell>
          <table:table-cell table:formula="of:=CONCATENATE(&quot;Fontawesome.create!(&quot;;[.$B$1];&quot;: '&quot;;TRIM([.$B399]);&quot;', &quot;;[.$C$1];&quot;: '&quot;;TRIM([.$C399]);&quot;', &quot;;[.$D$1];&quot;: '&quot;;TRIM([.$D399]);&quot;', &quot;;[.$E$1];&quot;: '&quot;;TRIM([.$E399]);&quot;')&quot;)" office:value-type="string" office:string-value="Fontawesome.create!(prefijo_nombre_css: 'fas fa-dumpster-fire: Contenedor de basura Fire', icono: 'fas fa-dumpster-fire', termino: 'basura, callejón, comercial, desperdicios, eufemismo, llama, llama, peligro, peligroso,', codigo_css: '\f794')" calcext:value-type="string">
            <text:p>Fontawesome.create!(prefijo_nombre_css: 'fas fa-dumpster-fire: Contenedor de basura Fire', icono: 'fas fa-dumpster-fire', termino: 'basura, callejón, comercial, desperdicios, eufemismo, llama, llama, peligro, peligroso,', codigo_css: '\f794')</text:p>
          </table:table-cell>
        </table:table-row>
        <table:table-row table:style-name="ro1">
          <table:table-cell/>
          <table:table-cell office:value-type="string" calcext:value-type="string">
            <text:p>fas fa-dungeon: Calabozo </text:p>
          </table:table-cell>
          <table:table-cell office:value-type="string" calcext:value-type="string">
            <text:p><text:s/>fas fa-dungeon </text:p>
          </table:table-cell>
          <table:table-cell office:value-type="string" calcext:value-type="string">
            <text:p><text:s/>Dungeons &amp; Dragons, edificio, d &amp; d, dnd, puerta, entrada, fantasía, puerta, </text:p>
          </table:table-cell>
          <table:table-cell office:value-type="string" calcext:value-type="string">
            <text:p><text:s/>\f6d9</text:p>
          </table:table-cell>
          <table:table-cell table:formula="of:=CONCATENATE(&quot;Fontawesome.create!(&quot;;[.$B$1];&quot;: '&quot;;TRIM([.$B400]);&quot;', &quot;;[.$C$1];&quot;: '&quot;;TRIM([.$C400]);&quot;', &quot;;[.$D$1];&quot;: '&quot;;TRIM([.$D400]);&quot;', &quot;;[.$E$1];&quot;: '&quot;;TRIM([.$E400]);&quot;')&quot;)" office:value-type="string" office:string-value="Fontawesome.create!(prefijo_nombre_css: 'fas fa-dungeon: Calabozo', icono: 'fas fa-dungeon', termino: 'Dungeons &amp; Dragons, edificio, d &amp; d, dnd, puerta, entrada, fantasía, puerta,', codigo_css: '\f6d9')" calcext:value-type="string">
            <text:p>Fontawesome.create!(prefijo_nombre_css: 'fas fa-dungeon: Calabozo', icono: 'fas fa-dungeon', termino: 'Dungeons &amp; Dragons, edificio, d &amp; d, dnd, puerta, entrada, fantasía, puerta,', codigo_css: '\f6d9')</text:p>
          </table:table-cell>
        </table:table-row>
        <table:table-row table:style-name="ro1">
          <table:table-cell/>
          <table:table-cell office:value-type="string" calcext:value-type="string">
            <text:p>fab fa-dyalog: Dyalog </text:p>
          </table:table-cell>
          <table:table-cell office:value-type="string" calcext:value-type="string">
            <text:p><text:s/>fab fa-dyalo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9</text:p>
          </table:table-cell>
          <table:table-cell table:formula="of:=CONCATENATE(&quot;Fontawesome.create!(&quot;;[.$B$1];&quot;: '&quot;;TRIM([.$B401]);&quot;', &quot;;[.$C$1];&quot;: '&quot;;TRIM([.$C401]);&quot;', &quot;;[.$D$1];&quot;: '&quot;;TRIM([.$D401]);&quot;', &quot;;[.$E$1];&quot;: '&quot;;TRIM([.$E401]);&quot;')&quot;)" office:value-type="string" office:string-value="Fontawesome.create!(prefijo_nombre_css: 'fab fa-dyalog: Dyalog', icono: 'fab fa-dyalog', termino: '', codigo_css: '\f399')" calcext:value-type="string">
            <text:p>Fontawesome.create!(prefijo_nombre_css: 'fab fa-dyalog: Dyalog', icono: 'fab fa-dyalog', termino: '', codigo_css: '\f399')</text:p>
          </table:table-cell>
        </table:table-row>
        <table:table-row table:style-name="ro1">
          <table:table-cell/>
          <table:table-cell office:value-type="string" calcext:value-type="string">
            <text:p>fab fa-earlybirds: Anticipado </text:p>
          </table:table-cell>
          <table:table-cell office:value-type="string" calcext:value-type="string">
            <text:p><text:s/>fab fa-earlybird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a</text:p>
          </table:table-cell>
          <table:table-cell table:formula="of:=CONCATENATE(&quot;Fontawesome.create!(&quot;;[.$B$1];&quot;: '&quot;;TRIM([.$B402]);&quot;', &quot;;[.$C$1];&quot;: '&quot;;TRIM([.$C402]);&quot;', &quot;;[.$D$1];&quot;: '&quot;;TRIM([.$D402]);&quot;', &quot;;[.$E$1];&quot;: '&quot;;TRIM([.$E402]);&quot;')&quot;)" office:value-type="string" office:string-value="Fontawesome.create!(prefijo_nombre_css: 'fab fa-earlybirds: Anticipado', icono: 'fab fa-earlybirds', termino: '', codigo_css: '\f39a')" calcext:value-type="string">
            <text:p>Fontawesome.create!(prefijo_nombre_css: 'fab fa-earlybirds: Anticipado', icono: 'fab fa-earlybirds', termino: '', codigo_css: '\f39a')</text:p>
          </table:table-cell>
        </table:table-row>
        <table:table-row table:style-name="ro1">
          <table:table-cell/>
          <table:table-cell office:value-type="string" calcext:value-type="string">
            <text:p>fab fa-ebay: eBay </text:p>
          </table:table-cell>
          <table:table-cell office:value-type="string" calcext:value-type="string">
            <text:p><text:s/>fab fa-eba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4</text:p>
          </table:table-cell>
          <table:table-cell table:formula="of:=CONCATENATE(&quot;Fontawesome.create!(&quot;;[.$B$1];&quot;: '&quot;;TRIM([.$B403]);&quot;', &quot;;[.$C$1];&quot;: '&quot;;TRIM([.$C403]);&quot;', &quot;;[.$D$1];&quot;: '&quot;;TRIM([.$D403]);&quot;', &quot;;[.$E$1];&quot;: '&quot;;TRIM([.$E403]);&quot;')&quot;)" office:value-type="string" office:string-value="Fontawesome.create!(prefijo_nombre_css: 'fab fa-ebay: eBay', icono: 'fab fa-ebay', termino: '', codigo_css: '\f4f4')" calcext:value-type="string">
            <text:p>Fontawesome.create!(prefijo_nombre_css: 'fab fa-ebay: eBay', icono: 'fab fa-ebay', termino: '', codigo_css: '\f4f4')</text:p>
          </table:table-cell>
        </table:table-row>
        <table:table-row table:style-name="ro1">
          <table:table-cell/>
          <table:table-cell office:value-type="string" calcext:value-type="string">
            <text:p>fab fa-edge: Navegador Edge </text:p>
          </table:table-cell>
          <table:table-cell office:value-type="string" calcext:value-type="string">
            <text:p><text:s/>fab fa-edge </text:p>
          </table:table-cell>
          <table:table-cell office:value-type="string" calcext:value-type="string">
            <text:p><text:s/>editar, bolígrafo, lápiz, actualizar, escribir, </text:p>
          </table:table-cell>
          <table:table-cell office:value-type="string" calcext:value-type="string">
            <text:p><text:s/>\f282</text:p>
          </table:table-cell>
          <table:table-cell table:formula="of:=CONCATENATE(&quot;Fontawesome.create!(&quot;;[.$B$1];&quot;: '&quot;;TRIM([.$B404]);&quot;', &quot;;[.$C$1];&quot;: '&quot;;TRIM([.$C404]);&quot;', &quot;;[.$D$1];&quot;: '&quot;;TRIM([.$D404]);&quot;', &quot;;[.$E$1];&quot;: '&quot;;TRIM([.$E404]);&quot;')&quot;)" office:value-type="string" office:string-value="Fontawesome.create!(prefijo_nombre_css: 'fab fa-edge: Navegador Edge', icono: 'fab fa-edge', termino: 'editar, bolígrafo, lápiz, actualizar, escribir,', codigo_css: '\f282')" calcext:value-type="string">
            <text:p>Fontawesome.create!(prefijo_nombre_css: 'fab fa-edge: Navegador Edge', icono: 'fab fa-edge', termino: 'editar, bolígrafo, lápiz, actualizar, escribir,', codigo_css: '\f282')</text:p>
          </table:table-cell>
        </table:table-row>
        <table:table-row table:style-name="ro1">
          <table:table-cell/>
          <table:table-cell office:value-type="string" calcext:value-type="string">
            <text:p>fas fa-edit: Editar </text:p>
          </table:table-cell>
          <table:table-cell office:value-type="string" calcext:value-type="string">
            <text:p><text:s/>fas fa-edit </text:p>
          </table:table-cell>
          <table:table-cell office:value-type="string" calcext:value-type="string">
            <text:p><text:s/>abortar, cancelar, cd, descarga, </text:p>
          </table:table-cell>
          <table:table-cell office:value-type="string" calcext:value-type="string">
            <text:p><text:s/>\f044</text:p>
          </table:table-cell>
          <table:table-cell table:formula="of:=CONCATENATE(&quot;Fontawesome.create!(&quot;;[.$B$1];&quot;: '&quot;;TRIM([.$B405]);&quot;', &quot;;[.$C$1];&quot;: '&quot;;TRIM([.$C405]);&quot;', &quot;;[.$D$1];&quot;: '&quot;;TRIM([.$D405]);&quot;', &quot;;[.$E$1];&quot;: '&quot;;TRIM([.$E405]);&quot;')&quot;)" office:value-type="string" office:string-value="Fontawesome.create!(prefijo_nombre_css: 'fas fa-edit: Editar', icono: 'fas fa-edit', termino: 'abortar, cancelar, cd, descarga,', codigo_css: '\f044')" calcext:value-type="string">
            <text:p>Fontawesome.create!(prefijo_nombre_css: 'fas fa-edit: Editar', icono: 'fas fa-edit', termino: 'abortar, cancelar, cd, descarga,', codigo_css: '\f044')</text:p>
          </table:table-cell>
        </table:table-row>
        <table:table-row table:style-name="ro1">
          <table:table-cell/>
          <table:table-cell office:value-type="string" calcext:value-type="string">
            <text:p>fas fa-egg: Huevo </text:p>
          </table:table-cell>
          <table:table-cell office:value-type="string" calcext:value-type="string">
            <text:p><text:s/>fas fa-egg </text:p>
          </table:table-cell>
          <table:table-cell office:value-type="string" calcext:value-type="string">
            <text:p><text:s/>desayuno, pollo, pascua, cáscara, yema de huevo, </text:p>
          </table:table-cell>
          <table:table-cell office:value-type="string" calcext:value-type="string">
            <text:p><text:s/>\f7fb</text:p>
          </table:table-cell>
          <table:table-cell table:formula="of:=CONCATENATE(&quot;Fontawesome.create!(&quot;;[.$B$1];&quot;: '&quot;;TRIM([.$B406]);&quot;', &quot;;[.$C$1];&quot;: '&quot;;TRIM([.$C406]);&quot;', &quot;;[.$D$1];&quot;: '&quot;;TRIM([.$D406]);&quot;', &quot;;[.$E$1];&quot;: '&quot;;TRIM([.$E406]);&quot;')&quot;)" office:value-type="string" office:string-value="Fontawesome.create!(prefijo_nombre_css: 'fas fa-egg: Huevo', icono: 'fas fa-egg', termino: 'desayuno, pollo, pascua, cáscara, yema de huevo,', codigo_css: '\f7fb')" calcext:value-type="string">
            <text:p>Fontawesome.create!(prefijo_nombre_css: 'fas fa-egg: Huevo', icono: 'fas fa-egg', termino: 'desayuno, pollo, pascua, cáscara, yema de huevo,', codigo_css: '\f7fb')</text:p>
          </table:table-cell>
        </table:table-row>
        <table:table-row table:style-name="ro1">
          <table:table-cell/>
          <table:table-cell office:value-type="string" calcext:value-type="string">
            <text:p>fas fa-eject: expulsar </text:p>
          </table:table-cell>
          <table:table-cell office:value-type="string" calcext:value-type="string">
            <text:p><text:s/>fas fa-eject </text:p>
          </table:table-cell>
          <table:table-cell office:value-type="string" calcext:value-type="string">
            <text:p><text:s/>puntos, arrastrar, kebab, lista, menú, nav, navegación, ol, reordenar, configuraciones, ul, </text:p>
          </table:table-cell>
          <table:table-cell office:value-type="string" calcext:value-type="string">
            <text:p><text:s/>\f052</text:p>
          </table:table-cell>
          <table:table-cell table:formula="of:=CONCATENATE(&quot;Fontawesome.create!(&quot;;[.$B$1];&quot;: '&quot;;TRIM([.$B407]);&quot;', &quot;;[.$C$1];&quot;: '&quot;;TRIM([.$C407]);&quot;', &quot;;[.$D$1];&quot;: '&quot;;TRIM([.$D407]);&quot;', &quot;;[.$E$1];&quot;: '&quot;;TRIM([.$E407]);&quot;')&quot;)" office:value-type="string" office:string-value="Fontawesome.create!(prefijo_nombre_css: 'fas fa-eject: expulsar', icono: 'fas fa-eject', termino: 'puntos, arrastrar, kebab, lista, menú, nav, navegación, ol, reordenar, configuraciones, ul,', codigo_css: '\f052')" calcext:value-type="string">
            <text:p>Fontawesome.create!(prefijo_nombre_css: 'fas fa-eject: expulsar', icono: 'fas fa-eject', termino: 'puntos, arrastrar, kebab, lista, menú, nav, navegación, ol, reordenar, configuraciones, ul,', codigo_css: '\f052')</text:p>
          </table:table-cell>
        </table:table-row>
        <table:table-row table:style-name="ro1">
          <table:table-cell/>
          <table:table-cell office:value-type="string" calcext:value-type="string">
            <text:p>fab fa-elementor: Elementor </text:p>
          </table:table-cell>
          <table:table-cell office:value-type="string" calcext:value-type="string">
            <text:p><text:s/>fab fa-elemento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30</text:p>
          </table:table-cell>
          <table:table-cell table:formula="of:=CONCATENATE(&quot;Fontawesome.create!(&quot;;[.$B$1];&quot;: '&quot;;TRIM([.$B408]);&quot;', &quot;;[.$C$1];&quot;: '&quot;;TRIM([.$C408]);&quot;', &quot;;[.$D$1];&quot;: '&quot;;TRIM([.$D408]);&quot;', &quot;;[.$E$1];&quot;: '&quot;;TRIM([.$E408]);&quot;')&quot;)" office:value-type="string" office:string-value="Fontawesome.create!(prefijo_nombre_css: 'fab fa-elementor: Elementor', icono: 'fab fa-elementor', termino: '', codigo_css: '\f430')" calcext:value-type="string">
            <text:p>Fontawesome.create!(prefijo_nombre_css: 'fab fa-elementor: Elementor', icono: 'fab fa-elementor', termino: '', codigo_css: '\f430')</text:p>
          </table:table-cell>
        </table:table-row>
        <table:table-row table:style-name="ro1">
          <table:table-cell/>
          <table:table-cell office:value-type="string" calcext:value-type="string">
            <text:p>fas fa-ellipsis-h: Elipsis horizontal </text:p>
          </table:table-cell>
          <table:table-cell office:value-type="string" calcext:value-type="string">
            <text:p><text:s/>fas fa-ellipsis-h </text:p>
          </table:table-cell>
          <table:table-cell office:value-type="string" calcext:value-type="string">
            <text:p><text:s/>puntos, arrastrar, kebab, lista, menú, nav, navegación, ol, reordenar, configuraciones, ul, icono de tres puntos </text:p>
          </table:table-cell>
          <table:table-cell office:value-type="string" calcext:value-type="string">
            <text:p><text:s/>\f141</text:p>
          </table:table-cell>
          <table:table-cell table:formula="of:=CONCATENATE(&quot;Fontawesome.create!(&quot;;[.$B$1];&quot;: '&quot;;TRIM([.$B409]);&quot;', &quot;;[.$C$1];&quot;: '&quot;;TRIM([.$C409]);&quot;', &quot;;[.$D$1];&quot;: '&quot;;TRIM([.$D409]);&quot;', &quot;;[.$E$1];&quot;: '&quot;;TRIM([.$E409]);&quot;')&quot;)" office:value-type="string" office:string-value="Fontawesome.create!(prefijo_nombre_css: 'fas fa-ellipsis-h: Elipsis horizontal', icono: 'fas fa-ellipsis-h', termino: 'puntos, arrastrar, kebab, lista, menú, nav, navegación, ol, reordenar, configuraciones, ul, icono de tres puntos', codigo_css: '\f141')" calcext:value-type="string">
            <text:p>Fontawesome.create!(prefijo_nombre_css: 'fas fa-ellipsis-h: Elipsis horizontal', icono: 'fas fa-ellipsis-h', termino: 'puntos, arrastrar, kebab, lista, menú, nav, navegación, ol, reordenar, configuraciones, ul, icono de tres puntos', codigo_css: '\f141')</text:p>
          </table:table-cell>
        </table:table-row>
        <table:table-row table:style-name="ro1">
          <table:table-cell/>
          <table:table-cell office:value-type="string" calcext:value-type="string">
            <text:p>fas fa-ellipsis-v: Elipsis vertical </text:p>
          </table:table-cell>
          <table:table-cell office:value-type="string" calcext:value-type="string">
            <text:p><text:s/>fas fa-ellipsis-v </text:p>
          </table:table-cell>
          <table:table-cell office:value-type="string" calcext:value-type="string">
            <text:p><text:s/>puntos, arrastrar, kebab, lista, menú, nav, navegación, ol, reordenar, configuraciones, ul, icono de tres puntos </text:p>
          </table:table-cell>
          <table:table-cell office:value-type="string" calcext:value-type="string">
            <text:p><text:s/>\f142</text:p>
          </table:table-cell>
          <table:table-cell table:formula="of:=CONCATENATE(&quot;Fontawesome.create!(&quot;;[.$B$1];&quot;: '&quot;;TRIM([.$B410]);&quot;', &quot;;[.$C$1];&quot;: '&quot;;TRIM([.$C410]);&quot;', &quot;;[.$D$1];&quot;: '&quot;;TRIM([.$D410]);&quot;', &quot;;[.$E$1];&quot;: '&quot;;TRIM([.$E410]);&quot;')&quot;)" office:value-type="string" office:string-value="Fontawesome.create!(prefijo_nombre_css: 'fas fa-ellipsis-v: Elipsis vertical', icono: 'fas fa-ellipsis-v', termino: 'puntos, arrastrar, kebab, lista, menú, nav, navegación, ol, reordenar, configuraciones, ul, icono de tres puntos', codigo_css: '\f142')" calcext:value-type="string">
            <text:p>Fontawesome.create!(prefijo_nombre_css: 'fas fa-ellipsis-v: Elipsis vertical', icono: 'fas fa-ellipsis-v', termino: 'puntos, arrastrar, kebab, lista, menú, nav, navegación, ol, reordenar, configuraciones, ul, icono de tres puntos', codigo_css: '\f142')</text:p>
          </table:table-cell>
        </table:table-row>
        <table:table-row table:style-name="ro1">
          <table:table-cell/>
          <table:table-cell office:value-type="string" calcext:value-type="string">
            <text:p>fab fa-ello: Ello </text:p>
          </table:table-cell>
          <table:table-cell office:value-type="string" calcext:value-type="string">
            <text:p><text:s/>fab fa-ell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f1</text:p>
          </table:table-cell>
          <table:table-cell table:formula="of:=CONCATENATE(&quot;Fontawesome.create!(&quot;;[.$B$1];&quot;: '&quot;;TRIM([.$B411]);&quot;', &quot;;[.$C$1];&quot;: '&quot;;TRIM([.$C411]);&quot;', &quot;;[.$D$1];&quot;: '&quot;;TRIM([.$D411]);&quot;', &quot;;[.$E$1];&quot;: '&quot;;TRIM([.$E411]);&quot;')&quot;)" office:value-type="string" office:string-value="Fontawesome.create!(prefijo_nombre_css: 'fab fa-ello: Ello', icono: 'fab fa-ello', termino: '', codigo_css: '\f5f1')" calcext:value-type="string">
            <text:p>Fontawesome.create!(prefijo_nombre_css: 'fab fa-ello: Ello', icono: 'fab fa-ello', termino: '', codigo_css: '\f5f1')</text:p>
          </table:table-cell>
        </table:table-row>
        <table:table-row table:style-name="ro1">
          <table:table-cell/>
          <table:table-cell office:value-type="string" calcext:value-type="string">
            <text:p>fab fa-ember: Ascua </text:p>
          </table:table-cell>
          <table:table-cell office:value-type="string" calcext:value-type="string">
            <text:p><text:s/>fab fa-emb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3</text:p>
          </table:table-cell>
          <table:table-cell table:formula="of:=CONCATENATE(&quot;Fontawesome.create!(&quot;;[.$B$1];&quot;: '&quot;;TRIM([.$B412]);&quot;', &quot;;[.$C$1];&quot;: '&quot;;TRIM([.$C412]);&quot;', &quot;;[.$D$1];&quot;: '&quot;;TRIM([.$D412]);&quot;', &quot;;[.$E$1];&quot;: '&quot;;TRIM([.$E412]);&quot;')&quot;)" office:value-type="string" office:string-value="Fontawesome.create!(prefijo_nombre_css: 'fab fa-ember: Ascua', icono: 'fab fa-ember', termino: '', codigo_css: '\f423')" calcext:value-type="string">
            <text:p>Fontawesome.create!(prefijo_nombre_css: 'fab fa-ember: Ascua', icono: 'fab fa-ember', termino: '', codigo_css: '\f423')</text:p>
          </table:table-cell>
        </table:table-row>
        <table:table-row table:style-name="ro1">
          <table:table-cell/>
          <table:table-cell office:value-type="string" calcext:value-type="string">
            <text:p>fab fa-empire: Imperio galáctico </text:p>
          </table:table-cell>
          <table:table-cell office:value-type="string" calcext:value-type="string">
            <text:p><text:s/>fab fa-emp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d1</text:p>
          </table:table-cell>
          <table:table-cell table:formula="of:=CONCATENATE(&quot;Fontawesome.create!(&quot;;[.$B$1];&quot;: '&quot;;TRIM([.$B413]);&quot;', &quot;;[.$C$1];&quot;: '&quot;;TRIM([.$C413]);&quot;', &quot;;[.$D$1];&quot;: '&quot;;TRIM([.$D413]);&quot;', &quot;;[.$E$1];&quot;: '&quot;;TRIM([.$E413]);&quot;')&quot;)" office:value-type="string" office:string-value="Fontawesome.create!(prefijo_nombre_css: 'fab fa-empire: Imperio galáctico', icono: 'fab fa-empire', termino: '', codigo_css: '\f1d1')" calcext:value-type="string">
            <text:p>Fontawesome.create!(prefijo_nombre_css: 'fab fa-empire: Imperio galáctico', icono: 'fab fa-empire', termino: '', codigo_css: '\f1d1')</text:p>
          </table:table-cell>
        </table:table-row>
        <table:table-row table:style-name="ro1">
          <table:table-cell/>
          <table:table-cell office:value-type="string" calcext:value-type="string">
            <text:p>fas fa-envelope: Sobre </text:p>
          </table:table-cell>
          <table:table-cell office:value-type="string" calcext:value-type="string">
            <text:p><text:s/>fas fa-envelope </text:p>
          </table:table-cell>
          <table:table-cell office:value-type="string" calcext:value-type="string">
            <text:p><text:s/>correo electrónico, correo electrónico, carta, correo, mensaje, notificación, soporte, </text:p>
          </table:table-cell>
          <table:table-cell office:value-type="string" calcext:value-type="string">
            <text:p><text:s/>\f0e0</text:p>
          </table:table-cell>
          <table:table-cell table:formula="of:=CONCATENATE(&quot;Fontawesome.create!(&quot;;[.$B$1];&quot;: '&quot;;TRIM([.$B414]);&quot;', &quot;;[.$C$1];&quot;: '&quot;;TRIM([.$C414]);&quot;', &quot;;[.$D$1];&quot;: '&quot;;TRIM([.$D414]);&quot;', &quot;;[.$E$1];&quot;: '&quot;;TRIM([.$E414]);&quot;')&quot;)" office:value-type="string" office:string-value="Fontawesome.create!(prefijo_nombre_css: 'fas fa-envelope: Sobre', icono: 'fas fa-envelope', termino: 'correo electrónico, correo electrónico, carta, correo, mensaje, notificación, soporte,', codigo_css: '\f0e0')" calcext:value-type="string">
            <text:p>Fontawesome.create!(prefijo_nombre_css: 'fas fa-envelope: Sobre', icono: 'fas fa-envelope', termino: 'correo electrónico, correo electrónico, carta, correo, mensaje, notificación, soporte,', codigo_css: '\f0e0')</text:p>
          </table:table-cell>
        </table:table-row>
        <table:table-row table:style-name="ro1">
          <table:table-cell/>
          <table:table-cell office:value-type="string" calcext:value-type="string">
            <text:p>fas fa-envelope-open: Sobre Open </text:p>
          </table:table-cell>
          <table:table-cell office:value-type="string" calcext:value-type="string">
            <text:p><text:s/>fas fa-envelope-open </text:p>
          </table:table-cell>
          <table:table-cell office:value-type="string" calcext:value-type="string">
            <text:p><text:s/>correo electrónico, correo electrónico, carta, correo, mensaje, notificación, soporte, </text:p>
          </table:table-cell>
          <table:table-cell office:value-type="string" calcext:value-type="string">
            <text:p><text:s/>\f2b6</text:p>
          </table:table-cell>
          <table:table-cell table:formula="of:=CONCATENATE(&quot;Fontawesome.create!(&quot;;[.$B$1];&quot;: '&quot;;TRIM([.$B415]);&quot;', &quot;;[.$C$1];&quot;: '&quot;;TRIM([.$C415]);&quot;', &quot;;[.$D$1];&quot;: '&quot;;TRIM([.$D415]);&quot;', &quot;;[.$E$1];&quot;: '&quot;;TRIM([.$E415]);&quot;')&quot;)" office:value-type="string" office:string-value="Fontawesome.create!(prefijo_nombre_css: 'fas fa-envelope-open: Sobre Open', icono: 'fas fa-envelope-open', termino: 'correo electrónico, correo electrónico, carta, correo, mensaje, notificación, soporte,', codigo_css: '\f2b6')" calcext:value-type="string">
            <text:p>Fontawesome.create!(prefijo_nombre_css: 'fas fa-envelope-open: Sobre Open', icono: 'fas fa-envelope-open', termino: 'correo electrónico, correo electrónico, carta, correo, mensaje, notificación, soporte,', codigo_css: '\f2b6')</text:p>
          </table:table-cell>
        </table:table-row>
        <table:table-row table:style-name="ro1">
          <table:table-cell/>
          <table:table-cell office:value-type="string" calcext:value-type="string">
            <text:p>fas fa-envelope-open-text: Sobre Open-text </text:p>
          </table:table-cell>
          <table:table-cell office:value-type="string" calcext:value-type="string">
            <text:p><text:s/>fas fa-envelope-open-text </text:p>
          </table:table-cell>
          <table:table-cell office:value-type="string" calcext:value-type="string">
            <text:p><text:s/>correo electrónico, correo electrónico, carta, correo, mensaje, notificación, soporte, </text:p>
          </table:table-cell>
          <table:table-cell office:value-type="string" calcext:value-type="string">
            <text:p><text:s/>\f658</text:p>
          </table:table-cell>
          <table:table-cell table:formula="of:=CONCATENATE(&quot;Fontawesome.create!(&quot;;[.$B$1];&quot;: '&quot;;TRIM([.$B416]);&quot;', &quot;;[.$C$1];&quot;: '&quot;;TRIM([.$C416]);&quot;', &quot;;[.$D$1];&quot;: '&quot;;TRIM([.$D416]);&quot;', &quot;;[.$E$1];&quot;: '&quot;;TRIM([.$E416]);&quot;')&quot;)" office:value-type="string" office:string-value="Fontawesome.create!(prefijo_nombre_css: 'fas fa-envelope-open-text: Sobre Open-text', icono: 'fas fa-envelope-open-text', termino: 'correo electrónico, correo electrónico, carta, correo, mensaje, notificación, soporte,', codigo_css: '\f658')" calcext:value-type="string">
            <text:p>Fontawesome.create!(prefijo_nombre_css: 'fas fa-envelope-open-text: Sobre Open-text', icono: 'fas fa-envelope-open-text', termino: 'correo electrónico, correo electrónico, carta, correo, mensaje, notificación, soporte,', codigo_css: '\f658')</text:p>
          </table:table-cell>
        </table:table-row>
        <table:table-row table:style-name="ro1">
          <table:table-cell/>
          <table:table-cell office:value-type="string" calcext:value-type="string">
            <text:p>fas fa-envelope-square: Sobre Square </text:p>
          </table:table-cell>
          <table:table-cell office:value-type="string" calcext:value-type="string">
            <text:p><text:s/>fas fa-envelope-square </text:p>
          </table:table-cell>
          <table:table-cell office:value-type="string" calcext:value-type="string">
            <text:p><text:s/>correo electrónico, correo electrónico, carta, correo, mensaje, notificación, soporte, </text:p>
          </table:table-cell>
          <table:table-cell office:value-type="string" calcext:value-type="string">
            <text:p><text:s/>\f199</text:p>
          </table:table-cell>
          <table:table-cell table:formula="of:=CONCATENATE(&quot;Fontawesome.create!(&quot;;[.$B$1];&quot;: '&quot;;TRIM([.$B417]);&quot;', &quot;;[.$C$1];&quot;: '&quot;;TRIM([.$C417]);&quot;', &quot;;[.$D$1];&quot;: '&quot;;TRIM([.$D417]);&quot;', &quot;;[.$E$1];&quot;: '&quot;;TRIM([.$E417]);&quot;')&quot;)" office:value-type="string" office:string-value="Fontawesome.create!(prefijo_nombre_css: 'fas fa-envelope-square: Sobre Square', icono: 'fas fa-envelope-square', termino: 'correo electrónico, correo electrónico, carta, correo, mensaje, notificación, soporte,', codigo_css: '\f199')" calcext:value-type="string">
            <text:p>Fontawesome.create!(prefijo_nombre_css: 'fas fa-envelope-square: Sobre Square', icono: 'fas fa-envelope-square', termino: 'correo electrónico, correo electrónico, carta, correo, mensaje, notificación, soporte,', codigo_css: '\f199')</text:p>
          </table:table-cell>
        </table:table-row>
        <table:table-row table:style-name="ro1">
          <table:table-cell/>
          <table:table-cell office:value-type="string" calcext:value-type="string">
            <text:p>fab fa-envira: Galería Envira </text:p>
          </table:table-cell>
          <table:table-cell office:value-type="string" calcext:value-type="string">
            <text:p><text:s/>fab fa-envira </text:p>
          </table:table-cell>
          <table:table-cell office:value-type="string" calcext:value-type="string">
            <text:p><text:s/>arte, borrar, quitar, caucho, </text:p>
          </table:table-cell>
          <table:table-cell office:value-type="string" calcext:value-type="string">
            <text:p><text:s/>\f299</text:p>
          </table:table-cell>
          <table:table-cell table:formula="of:=CONCATENATE(&quot;Fontawesome.create!(&quot;;[.$B$1];&quot;: '&quot;;TRIM([.$B418]);&quot;', &quot;;[.$C$1];&quot;: '&quot;;TRIM([.$C418]);&quot;', &quot;;[.$D$1];&quot;: '&quot;;TRIM([.$D418]);&quot;', &quot;;[.$E$1];&quot;: '&quot;;TRIM([.$E418]);&quot;')&quot;)" office:value-type="string" office:string-value="Fontawesome.create!(prefijo_nombre_css: 'fab fa-envira: Galería Envira', icono: 'fab fa-envira', termino: 'arte, borrar, quitar, caucho,', codigo_css: '\f299')" calcext:value-type="string">
            <text:p>Fontawesome.create!(prefijo_nombre_css: 'fab fa-envira: Galería Envira', icono: 'fab fa-envira', termino: 'arte, borrar, quitar, caucho,', codigo_css: '\f299')</text:p>
          </table:table-cell>
        </table:table-row>
        <table:table-row table:style-name="ro1">
          <table:table-cell/>
          <table:table-cell office:value-type="string" calcext:value-type="string">
            <text:p>fas fa-equals: Igual </text:p>
          </table:table-cell>
          <table:table-cell office:value-type="string" calcext:value-type="string">
            <text:p><text:s/>fas fa-equals </text:p>
          </table:table-cell>
          <table:table-cell office:value-type="string" calcext:value-type="string">
            <text:p><text:s/>aritmética, incluso, emparejar, matemáticas, </text:p>
          </table:table-cell>
          <table:table-cell office:value-type="string" calcext:value-type="string">
            <text:p><text:s/>\f52c</text:p>
          </table:table-cell>
          <table:table-cell table:formula="of:=CONCATENATE(&quot;Fontawesome.create!(&quot;;[.$B$1];&quot;: '&quot;;TRIM([.$B419]);&quot;', &quot;;[.$C$1];&quot;: '&quot;;TRIM([.$C419]);&quot;', &quot;;[.$D$1];&quot;: '&quot;;TRIM([.$D419]);&quot;', &quot;;[.$E$1];&quot;: '&quot;;TRIM([.$E419]);&quot;')&quot;)" office:value-type="string" office:string-value="Fontawesome.create!(prefijo_nombre_css: 'fas fa-equals: Igual', icono: 'fas fa-equals', termino: 'aritmética, incluso, emparejar, matemáticas,', codigo_css: '\f52c')" calcext:value-type="string">
            <text:p>Fontawesome.create!(prefijo_nombre_css: 'fas fa-equals: Igual', icono: 'fas fa-equals', termino: 'aritmética, incluso, emparejar, matemáticas,', codigo_css: '\f52c')</text:p>
          </table:table-cell>
        </table:table-row>
        <table:table-row table:style-name="ro1">
          <table:table-cell/>
          <table:table-cell office:value-type="string" calcext:value-type="string">
            <text:p>fas fa-eraser: borrador </text:p>
          </table:table-cell>
          <table:table-cell office:value-type="string" calcext:value-type="string">
            <text:p><text:s/>fas fa-eraser </text:p>
          </table:table-cell>
          <table:table-cell office:value-type="string" calcext:value-type="string">
            <text:p><text:s/>arte, borrar, quitar, caucho, </text:p>
          </table:table-cell>
          <table:table-cell office:value-type="string" calcext:value-type="string">
            <text:p><text:s/>\f12d</text:p>
          </table:table-cell>
          <table:table-cell table:formula="of:=CONCATENATE(&quot;Fontawesome.create!(&quot;;[.$B$1];&quot;: '&quot;;TRIM([.$B420]);&quot;', &quot;;[.$C$1];&quot;: '&quot;;TRIM([.$C420]);&quot;', &quot;;[.$D$1];&quot;: '&quot;;TRIM([.$D420]);&quot;', &quot;;[.$E$1];&quot;: '&quot;;TRIM([.$E420]);&quot;')&quot;)" office:value-type="string" office:string-value="Fontawesome.create!(prefijo_nombre_css: 'fas fa-eraser: borrador', icono: 'fas fa-eraser', termino: 'arte, borrar, quitar, caucho,', codigo_css: '\f12d')" calcext:value-type="string">
            <text:p>Fontawesome.create!(prefijo_nombre_css: 'fas fa-eraser: borrador', icono: 'fas fa-eraser', termino: 'arte, borrar, quitar, caucho,', codigo_css: '\f12d')</text:p>
          </table:table-cell>
        </table:table-row>
        <table:table-row table:style-name="ro1">
          <table:table-cell/>
          <table:table-cell office:value-type="string" calcext:value-type="string">
            <text:p>fab fa-erlang: Erlang </text:p>
          </table:table-cell>
          <table:table-cell office:value-type="string" calcext:value-type="string">
            <text:p><text:s/>fab fa-erlan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d</text:p>
          </table:table-cell>
          <table:table-cell table:formula="of:=CONCATENATE(&quot;Fontawesome.create!(&quot;;[.$B$1];&quot;: '&quot;;TRIM([.$B421]);&quot;', &quot;;[.$C$1];&quot;: '&quot;;TRIM([.$C421]);&quot;', &quot;;[.$D$1];&quot;: '&quot;;TRIM([.$D421]);&quot;', &quot;;[.$E$1];&quot;: '&quot;;TRIM([.$E421]);&quot;')&quot;)" office:value-type="string" office:string-value="Fontawesome.create!(prefijo_nombre_css: 'fab fa-erlang: Erlang', icono: 'fab fa-erlang', termino: '', codigo_css: '\f39d')" calcext:value-type="string">
            <text:p>Fontawesome.create!(prefijo_nombre_css: 'fab fa-erlang: Erlang', icono: 'fab fa-erlang', termino: '', codigo_css: '\f39d')</text:p>
          </table:table-cell>
        </table:table-row>
        <table:table-row table:style-name="ro1">
          <table:table-cell/>
          <table:table-cell office:value-type="string" calcext:value-type="string">
            <text:p>fab fa-ethereum: Ethereum </text:p>
          </table:table-cell>
          <table:table-cell office:value-type="string" calcext:value-type="string">
            <text:p><text:s/>fab fa-ethereu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e</text:p>
          </table:table-cell>
          <table:table-cell table:formula="of:=CONCATENATE(&quot;Fontawesome.create!(&quot;;[.$B$1];&quot;: '&quot;;TRIM([.$B422]);&quot;', &quot;;[.$C$1];&quot;: '&quot;;TRIM([.$C422]);&quot;', &quot;;[.$D$1];&quot;: '&quot;;TRIM([.$D422]);&quot;', &quot;;[.$E$1];&quot;: '&quot;;TRIM([.$E422]);&quot;')&quot;)" office:value-type="string" office:string-value="Fontawesome.create!(prefijo_nombre_css: 'fab fa-ethereum: Ethereum', icono: 'fab fa-ethereum', termino: '', codigo_css: '\f42e')" calcext:value-type="string">
            <text:p>Fontawesome.create!(prefijo_nombre_css: 'fab fa-ethereum: Ethereum', icono: 'fab fa-ethereum', termino: '', codigo_css: '\f42e')</text:p>
          </table:table-cell>
        </table:table-row>
        <table:table-row table:style-name="ro1">
          <table:table-cell/>
          <table:table-cell office:value-type="string" calcext:value-type="string">
            <text:p>fas fa-ethernet: Ethernet </text:p>
          </table:table-cell>
          <table:table-cell office:value-type="string" calcext:value-type="string">
            <text:p><text:s/>fas fa-ethernet </text:p>
          </table:table-cell>
          <table:table-cell office:value-type="string" calcext:value-type="string">
            <text:p><text:s/>moneda, dólar, cambio, dinero, </text:p>
          </table:table-cell>
          <table:table-cell office:value-type="string" calcext:value-type="string">
            <text:p><text:s/>\f796</text:p>
          </table:table-cell>
          <table:table-cell table:formula="of:=CONCATENATE(&quot;Fontawesome.create!(&quot;;[.$B$1];&quot;: '&quot;;TRIM([.$B423]);&quot;', &quot;;[.$C$1];&quot;: '&quot;;TRIM([.$C423]);&quot;', &quot;;[.$D$1];&quot;: '&quot;;TRIM([.$D423]);&quot;', &quot;;[.$E$1];&quot;: '&quot;;TRIM([.$E423]);&quot;')&quot;)" office:value-type="string" office:string-value="Fontawesome.create!(prefijo_nombre_css: 'fas fa-ethernet: Ethernet', icono: 'fas fa-ethernet', termino: 'moneda, dólar, cambio, dinero,', codigo_css: '\f796')" calcext:value-type="string">
            <text:p>Fontawesome.create!(prefijo_nombre_css: 'fas fa-ethernet: Ethernet', icono: 'fas fa-ethernet', termino: 'moneda, dólar, cambio, dinero,', codigo_css: '\f796')</text:p>
          </table:table-cell>
        </table:table-row>
        <table:table-row table:style-name="ro1">
          <table:table-cell/>
          <table:table-cell office:value-type="string" calcext:value-type="string">
            <text:p>fab fa-etsy: Etsy </text:p>
          </table:table-cell>
          <table:table-cell office:value-type="string" calcext:value-type="string">
            <text:p><text:s/>fab fa-ets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d7</text:p>
          </table:table-cell>
          <table:table-cell table:formula="of:=CONCATENATE(&quot;Fontawesome.create!(&quot;;[.$B$1];&quot;: '&quot;;TRIM([.$B424]);&quot;', &quot;;[.$C$1];&quot;: '&quot;;TRIM([.$C424]);&quot;', &quot;;[.$D$1];&quot;: '&quot;;TRIM([.$D424]);&quot;', &quot;;[.$E$1];&quot;: '&quot;;TRIM([.$E424]);&quot;')&quot;)" office:value-type="string" office:string-value="Fontawesome.create!(prefijo_nombre_css: 'fab fa-etsy: Etsy', icono: 'fab fa-etsy', termino: '', codigo_css: '\f2d7')" calcext:value-type="string">
            <text:p>Fontawesome.create!(prefijo_nombre_css: 'fab fa-etsy: Etsy', icono: 'fab fa-etsy', termino: '', codigo_css: '\f2d7')</text:p>
          </table:table-cell>
        </table:table-row>
        <table:table-row table:style-name="ro1">
          <table:table-cell/>
          <table:table-cell office:value-type="string" calcext:value-type="string">
            <text:p>fas fa-euro-sign: Signo de euro </text:p>
          </table:table-cell>
          <table:table-cell office:value-type="string" calcext:value-type="string">
            <text:p><text:s/>fas fa-euro-sign </text:p>
          </table:table-cell>
          <table:table-cell office:value-type="string" calcext:value-type="string">
            <text:p><text:s/>intercambio, flecha, flechas, intercambiar, intercambiar, </text:p>
          </table:table-cell>
          <table:table-cell office:value-type="string" calcext:value-type="string">
            <text:p><text:s/>\f153</text:p>
          </table:table-cell>
          <table:table-cell table:formula="of:=CONCATENATE(&quot;Fontawesome.create!(&quot;;[.$B$1];&quot;: '&quot;;TRIM([.$B425]);&quot;', &quot;;[.$C$1];&quot;: '&quot;;TRIM([.$C425]);&quot;', &quot;;[.$D$1];&quot;: '&quot;;TRIM([.$D425]);&quot;', &quot;;[.$E$1];&quot;: '&quot;;TRIM([.$E425]);&quot;')&quot;)" office:value-type="string" office:string-value="Fontawesome.create!(prefijo_nombre_css: 'fas fa-euro-sign: Signo de euro', icono: 'fas fa-euro-sign', termino: 'intercambio, flecha, flechas, intercambiar, intercambiar,', codigo_css: '\f153')" calcext:value-type="string">
            <text:p>Fontawesome.create!(prefijo_nombre_css: 'fas fa-euro-sign: Signo de euro', icono: 'fas fa-euro-sign', termino: 'intercambio, flecha, flechas, intercambiar, intercambiar,', codigo_css: '\f153')</text:p>
          </table:table-cell>
        </table:table-row>
        <table:table-row table:style-name="ro1">
          <table:table-cell/>
          <table:table-cell office:value-type="string" calcext:value-type="string">
            <text:p>fab fa-evernote: Evernote </text:p>
          </table:table-cell>
          <table:table-cell office:value-type="string" calcext:value-type="string">
            <text:p><text:s/>fab fa-evernot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9</text:p>
          </table:table-cell>
          <table:table-cell table:formula="of:=CONCATENATE(&quot;Fontawesome.create!(&quot;;[.$B$1];&quot;: '&quot;;TRIM([.$B426]);&quot;', &quot;;[.$C$1];&quot;: '&quot;;TRIM([.$C426]);&quot;', &quot;;[.$D$1];&quot;: '&quot;;TRIM([.$D426]);&quot;', &quot;;[.$E$1];&quot;: '&quot;;TRIM([.$E426]);&quot;')&quot;)" office:value-type="string" office:string-value="Fontawesome.create!(prefijo_nombre_css: 'fab fa-evernote: Evernote', icono: 'fab fa-evernote', termino: '', codigo_css: '\f839')" calcext:value-type="string">
            <text:p>Fontawesome.create!(prefijo_nombre_css: 'fab fa-evernote: Evernote', icono: 'fab fa-evernote', termino: '', codigo_css: '\f839')</text:p>
          </table:table-cell>
        </table:table-row>
        <table:table-row table:style-name="ro1">
          <table:table-cell/>
          <table:table-cell office:value-type="string" calcext:value-type="string">
            <text:p>fas fa-exchange-alt: Intercambio alternativo </text:p>
          </table:table-cell>
          <table:table-cell office:value-type="string" calcext:value-type="string">
            <text:p><text:s/>fas fa-exchange-alt </text:p>
          </table:table-cell>
          <table:table-cell office:value-type="string" calcext:value-type="string">
            <text:p><text:s/>alerta, advertencia, error, importante, aviso, notificación, notificar, problema, </text:p>
          </table:table-cell>
          <table:table-cell office:value-type="string" calcext:value-type="string">
            <text:p><text:s/>\f362</text:p>
          </table:table-cell>
          <table:table-cell table:formula="of:=CONCATENATE(&quot;Fontawesome.create!(&quot;;[.$B$1];&quot;: '&quot;;TRIM([.$B427]);&quot;', &quot;;[.$C$1];&quot;: '&quot;;TRIM([.$C427]);&quot;', &quot;;[.$D$1];&quot;: '&quot;;TRIM([.$D427]);&quot;', &quot;;[.$E$1];&quot;: '&quot;;TRIM([.$E427]);&quot;')&quot;)" office:value-type="string" office:string-value="Fontawesome.create!(prefijo_nombre_css: 'fas fa-exchange-alt: Intercambio alternativo', icono: 'fas fa-exchange-alt', termino: 'alerta, advertencia, error, importante, aviso, notificación, notificar, problema,', codigo_css: '\f362')" calcext:value-type="string">
            <text:p>Fontawesome.create!(prefijo_nombre_css: 'fas fa-exchange-alt: Intercambio alternativo', icono: 'fas fa-exchange-alt', termino: 'alerta, advertencia, error, importante, aviso, notificación, notificar, problema,', codigo_css: '\f362')</text:p>
          </table:table-cell>
        </table:table-row>
        <table:table-row table:style-name="ro1">
          <table:table-cell/>
          <table:table-cell office:value-type="string" calcext:value-type="string">
            <text:p>fas fa-exclamation: exclamación </text:p>
          </table:table-cell>
          <table:table-cell office:value-type="string" calcext:value-type="string">
            <text:p><text:s/>fas fa-exclamation </text:p>
          </table:table-cell>
          <table:table-cell office:value-type="string" calcext:value-type="string">
            <text:p><text:s/>alerta, advertencia, error, importante, aviso, notificación, notificar, problema, </text:p>
          </table:table-cell>
          <table:table-cell office:value-type="string" calcext:value-type="string">
            <text:p><text:s/>\f12a</text:p>
          </table:table-cell>
          <table:table-cell table:formula="of:=CONCATENATE(&quot;Fontawesome.create!(&quot;;[.$B$1];&quot;: '&quot;;TRIM([.$B428]);&quot;', &quot;;[.$C$1];&quot;: '&quot;;TRIM([.$C428]);&quot;', &quot;;[.$D$1];&quot;: '&quot;;TRIM([.$D428]);&quot;', &quot;;[.$E$1];&quot;: '&quot;;TRIM([.$E428]);&quot;')&quot;)" office:value-type="string" office:string-value="Fontawesome.create!(prefijo_nombre_css: 'fas fa-exclamation: exclamación', icono: 'fas fa-exclamation', termino: 'alerta, advertencia, error, importante, aviso, notificación, notificar, problema,', codigo_css: '\f12a')" calcext:value-type="string">
            <text:p>Fontawesome.create!(prefijo_nombre_css: 'fas fa-exclamation: exclamación', icono: 'fas fa-exclamation', termino: 'alerta, advertencia, error, importante, aviso, notificación, notificar, problema,', codigo_css: '\f12a')</text:p>
          </table:table-cell>
        </table:table-row>
        <table:table-row table:style-name="ro1">
          <table:table-cell/>
          <table:table-cell office:value-type="string" calcext:value-type="string">
            <text:p>fas fa-exclamation-circle: Círculo de exclamación </text:p>
          </table:table-cell>
          <table:table-cell office:value-type="string" calcext:value-type="string">
            <text:p><text:s/>fas fa-exclamation-circle </text:p>
          </table:table-cell>
          <table:table-cell office:value-type="string" calcext:value-type="string">
            <text:p><text:s/>alerta, advertencia, error, importante, aviso, notificación, notificar, problema, </text:p>
          </table:table-cell>
          <table:table-cell office:value-type="string" calcext:value-type="string">
            <text:p><text:s/>\f06a</text:p>
          </table:table-cell>
          <table:table-cell table:formula="of:=CONCATENATE(&quot;Fontawesome.create!(&quot;;[.$B$1];&quot;: '&quot;;TRIM([.$B429]);&quot;', &quot;;[.$C$1];&quot;: '&quot;;TRIM([.$C429]);&quot;', &quot;;[.$D$1];&quot;: '&quot;;TRIM([.$D429]);&quot;', &quot;;[.$E$1];&quot;: '&quot;;TRIM([.$E429]);&quot;')&quot;)" office:value-type="string" office:string-value="Fontawesome.create!(prefijo_nombre_css: 'fas fa-exclamation-circle: Círculo de exclamación', icono: 'fas fa-exclamation-circle', termino: 'alerta, advertencia, error, importante, aviso, notificación, notificar, problema,', codigo_css: '\f06a')" calcext:value-type="string">
            <text:p>Fontawesome.create!(prefijo_nombre_css: 'fas fa-exclamation-circle: Círculo de exclamación', icono: 'fas fa-exclamation-circle', termino: 'alerta, advertencia, error, importante, aviso, notificación, notificar, problema,', codigo_css: '\f06a')</text:p>
          </table:table-cell>
        </table:table-row>
        <table:table-row table:style-name="ro1">
          <table:table-cell/>
          <table:table-cell office:value-type="string" calcext:value-type="string">
            <text:p>fas fa-exclamation-triangle: Triángulo de exclamación </text:p>
          </table:table-cell>
          <table:table-cell office:value-type="string" calcext:value-type="string">
            <text:p><text:s/>fas fa-exclamation-triangle </text:p>
          </table:table-cell>
          <table:table-cell office:value-type="string" calcext:value-type="string">
            <text:p><text:s/>alerta, advertencia, error, importante, aviso, notificación, notificar, problema, </text:p>
          </table:table-cell>
          <table:table-cell office:value-type="string" calcext:value-type="string">
            <text:p><text:s/>\f071</text:p>
          </table:table-cell>
          <table:table-cell table:formula="of:=CONCATENATE(&quot;Fontawesome.create!(&quot;;[.$B$1];&quot;: '&quot;;TRIM([.$B430]);&quot;', &quot;;[.$C$1];&quot;: '&quot;;TRIM([.$C430]);&quot;', &quot;;[.$D$1];&quot;: '&quot;;TRIM([.$D430]);&quot;', &quot;;[.$E$1];&quot;: '&quot;;TRIM([.$E430]);&quot;')&quot;)" office:value-type="string" office:string-value="Fontawesome.create!(prefijo_nombre_css: 'fas fa-exclamation-triangle: Triángulo de exclamación', icono: 'fas fa-exclamation-triangle', termino: 'alerta, advertencia, error, importante, aviso, notificación, notificar, problema,', codigo_css: '\f071')" calcext:value-type="string">
            <text:p>Fontawesome.create!(prefijo_nombre_css: 'fas fa-exclamation-triangle: Triángulo de exclamación', icono: 'fas fa-exclamation-triangle', termino: 'alerta, advertencia, error, importante, aviso, notificación, notificar, problema,', codigo_css: '\f071')</text:p>
          </table:table-cell>
        </table:table-row>
        <table:table-row table:style-name="ro1">
          <table:table-cell/>
          <table:table-cell office:value-type="string" calcext:value-type="string">
            <text:p>fas fa-expand: Expandir </text:p>
          </table:table-cell>
          <table:table-cell office:value-type="string" calcext:value-type="string">
            <text:p><text:s/>fas fa-expand </text:p>
          </table:table-cell>
          <table:table-cell office:value-type="string" calcext:value-type="string">
            <text:p><text:s/>más grande, ampliar, pantalla completa, mover, redimensionar, </text:p>
          </table:table-cell>
          <table:table-cell office:value-type="string" calcext:value-type="string">
            <text:p><text:s/>\f065</text:p>
          </table:table-cell>
          <table:table-cell table:formula="of:=CONCATENATE(&quot;Fontawesome.create!(&quot;;[.$B$1];&quot;: '&quot;;TRIM([.$B431]);&quot;', &quot;;[.$C$1];&quot;: '&quot;;TRIM([.$C431]);&quot;', &quot;;[.$D$1];&quot;: '&quot;;TRIM([.$D431]);&quot;', &quot;;[.$E$1];&quot;: '&quot;;TRIM([.$E431]);&quot;')&quot;)" office:value-type="string" office:string-value="Fontawesome.create!(prefijo_nombre_css: 'fas fa-expand: Expandir', icono: 'fas fa-expand', termino: 'más grande, ampliar, pantalla completa, mover, redimensionar,', codigo_css: '\f065')" calcext:value-type="string">
            <text:p>Fontawesome.create!(prefijo_nombre_css: 'fas fa-expand: Expandir', icono: 'fas fa-expand', termino: 'más grande, ampliar, pantalla completa, mover, redimensionar,', codigo_css: '\f065')</text:p>
          </table:table-cell>
        </table:table-row>
        <table:table-row table:style-name="ro1">
          <table:table-cell/>
          <table:table-cell office:value-type="string" calcext:value-type="string">
            <text:p>fas fa-expand-alt: Expansión alternativair </text:p>
          </table:table-cell>
          <table:table-cell office:value-type="string" calcext:value-type="string">
            <text:p><text:s/>fas fa-expand-alt </text:p>
          </table:table-cell>
          <table:table-cell office:value-type="string" calcext:value-type="string">
            <text:p><text:s/>arrows, más grande, ampliar, pantalla completa, mover, redimensionar, </text:p>
          </table:table-cell>
          <table:table-cell office:value-type="string" calcext:value-type="string">
            <text:p><text:s/>\f424</text:p>
          </table:table-cell>
          <table:table-cell table:formula="of:=CONCATENATE(&quot;Fontawesome.create!(&quot;;[.$B$1];&quot;: '&quot;;TRIM([.$B432]);&quot;', &quot;;[.$C$1];&quot;: '&quot;;TRIM([.$C432]);&quot;', &quot;;[.$D$1];&quot;: '&quot;;TRIM([.$D432]);&quot;', &quot;;[.$E$1];&quot;: '&quot;;TRIM([.$E432]);&quot;')&quot;)" office:value-type="string" office:string-value="Fontawesome.create!(prefijo_nombre_css: 'fas fa-expand-alt: Expansión alternativair', icono: 'fas fa-expand-alt', termino: 'arrows, más grande, ampliar, pantalla completa, mover, redimensionar,', codigo_css: '\f424')" calcext:value-type="string">
            <text:p>Fontawesome.create!(prefijo_nombre_css: 'fas fa-expand-alt: Expansión alternativair', icono: 'fas fa-expand-alt', termino: 'arrows, más grande, ampliar, pantalla completa, mover, redimensionar,', codigo_css: '\f424')</text:p>
          </table:table-cell>
        </table:table-row>
        <table:table-row table:style-name="ro1">
          <table:table-cell/>
          <table:table-cell office:value-type="string" calcext:value-type="string">
            <text:p>fas fa-expand-arrows-alt: Expansión alternativair Arrows </text:p>
          </table:table-cell>
          <table:table-cell office:value-type="string" calcext:value-type="string">
            <text:p><text:s/>fas fa-expand-arrows-alt </text:p>
          </table:table-cell>
          <table:table-cell office:value-type="string" calcext:value-type="string">
            <text:p><text:s/>más grande, ampliar, pantalla completa, mover, cambiar el tamaño, arrastrar y soltar la fuente del icono impresionante </text:p>
          </table:table-cell>
          <table:table-cell office:value-type="string" calcext:value-type="string">
            <text:p><text:s/>\f31e</text:p>
          </table:table-cell>
          <table:table-cell table:formula="of:=CONCATENATE(&quot;Fontawesome.create!(&quot;;[.$B$1];&quot;: '&quot;;TRIM([.$B433]);&quot;', &quot;;[.$C$1];&quot;: '&quot;;TRIM([.$C433]);&quot;', &quot;;[.$D$1];&quot;: '&quot;;TRIM([.$D433]);&quot;', &quot;;[.$E$1];&quot;: '&quot;;TRIM([.$E433]);&quot;')&quot;)" office:value-type="string" office:string-value="Fontawesome.create!(prefijo_nombre_css: 'fas fa-expand-arrows-alt: Expansión alternativair Arrows', icono: 'fas fa-expand-arrows-alt', termino: 'más grande, ampliar, pantalla completa, mover, cambiar el tamaño, arrastrar y soltar la fuente del icono impresionante', codigo_css: '\f31e')" calcext:value-type="string">
            <text:p>Fontawesome.create!(prefijo_nombre_css: 'fas fa-expand-arrows-alt: Expansión alternativair Arrows', icono: 'fas fa-expand-arrows-alt', termino: 'más grande, ampliar, pantalla completa, mover, cambiar el tamaño, arrastrar y soltar la fuente del icono impresionante', codigo_css: '\f31e')</text:p>
          </table:table-cell>
        </table:table-row>
        <table:table-row table:style-name="ro1">
          <table:table-cell/>
          <table:table-cell office:value-type="string" calcext:value-type="string">
            <text:p>fab fa-expeditedssl: ExpeditedSSL </text:p>
          </table:table-cell>
          <table:table-cell office:value-type="string" calcext:value-type="string">
            <text:p><text:s/>fab fa-expeditedss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3e</text:p>
          </table:table-cell>
          <table:table-cell table:formula="of:=CONCATENATE(&quot;Fontawesome.create!(&quot;;[.$B$1];&quot;: '&quot;;TRIM([.$B434]);&quot;', &quot;;[.$C$1];&quot;: '&quot;;TRIM([.$C434]);&quot;', &quot;;[.$D$1];&quot;: '&quot;;TRIM([.$D434]);&quot;', &quot;;[.$E$1];&quot;: '&quot;;TRIM([.$E434]);&quot;')&quot;)" office:value-type="string" office:string-value="Fontawesome.create!(prefijo_nombre_css: 'fab fa-expeditedssl: ExpeditedSSL', icono: 'fab fa-expeditedssl', termino: '', codigo_css: '\f23e')" calcext:value-type="string">
            <text:p>Fontawesome.create!(prefijo_nombre_css: 'fab fa-expeditedssl: ExpeditedSSL', icono: 'fab fa-expeditedssl', termino: '', codigo_css: '\f23e')</text:p>
          </table:table-cell>
        </table:table-row>
        <table:table-row table:style-name="ro1">
          <table:table-cell/>
          <table:table-cell office:value-type="string" calcext:value-type="string">
            <text:p>fas fa-external-link-alt: Enlace externo alternativo </text:p>
          </table:table-cell>
          <table:table-cell office:value-type="string" calcext:value-type="string">
            <text:p><text:s/>fas fa-external-link-alt </text:p>
          </table:table-cell>
          <table:table-cell office:value-type="string" calcext:value-type="string">
            <text:p><text:s/>mira, óptica, ver, espectáculo, visión, vistas, visible, </text:p>
          </table:table-cell>
          <table:table-cell office:value-type="string" calcext:value-type="string">
            <text:p><text:s/>\f35d</text:p>
          </table:table-cell>
          <table:table-cell table:formula="of:=CONCATENATE(&quot;Fontawesome.create!(&quot;;[.$B$1];&quot;: '&quot;;TRIM([.$B435]);&quot;', &quot;;[.$C$1];&quot;: '&quot;;TRIM([.$C435]);&quot;', &quot;;[.$D$1];&quot;: '&quot;;TRIM([.$D435]);&quot;', &quot;;[.$E$1];&quot;: '&quot;;TRIM([.$E435]);&quot;')&quot;)" office:value-type="string" office:string-value="Fontawesome.create!(prefijo_nombre_css: 'fas fa-external-link-alt: Enlace externo alternativo', icono: 'fas fa-external-link-alt', termino: 'mira, óptica, ver, espectáculo, visión, vistas, visible,', codigo_css: '\f35d')" calcext:value-type="string">
            <text:p>Fontawesome.create!(prefijo_nombre_css: 'fas fa-external-link-alt: Enlace externo alternativo', icono: 'fas fa-external-link-alt', termino: 'mira, óptica, ver, espectáculo, visión, vistas, visible,', codigo_css: '\f35d')</text:p>
          </table:table-cell>
        </table:table-row>
        <table:table-row table:style-name="ro1">
          <table:table-cell/>
          <table:table-cell office:value-type="string" calcext:value-type="string">
            <text:p>fas fa-external-link-square-alt: Enlace externo alternativo Square </text:p>
          </table:table-cell>
          <table:table-cell office:value-type="string" calcext:value-type="string">
            <text:p><text:s/>fas fa-external-link-square-alt </text:p>
          </table:table-cell>
          <table:table-cell office:value-type="string" calcext:value-type="string">
            <text:p><text:s/>clon, color, copiar, cuentagotas, pipeta, </text:p>
          </table:table-cell>
          <table:table-cell office:value-type="string" calcext:value-type="string">
            <text:p><text:s/>\f360</text:p>
          </table:table-cell>
          <table:table-cell table:formula="of:=CONCATENATE(&quot;Fontawesome.create!(&quot;;[.$B$1];&quot;: '&quot;;TRIM([.$B436]);&quot;', &quot;;[.$C$1];&quot;: '&quot;;TRIM([.$C436]);&quot;', &quot;;[.$D$1];&quot;: '&quot;;TRIM([.$D436]);&quot;', &quot;;[.$E$1];&quot;: '&quot;;TRIM([.$E436]);&quot;')&quot;)" office:value-type="string" office:string-value="Fontawesome.create!(prefijo_nombre_css: 'fas fa-external-link-square-alt: Enlace externo alternativo Square', icono: 'fas fa-external-link-square-alt', termino: 'clon, color, copiar, cuentagotas, pipeta,', codigo_css: '\f360')" calcext:value-type="string">
            <text:p>Fontawesome.create!(prefijo_nombre_css: 'fas fa-external-link-square-alt: Enlace externo alternativo Square', icono: 'fas fa-external-link-square-alt', termino: 'clon, color, copiar, cuentagotas, pipeta,', codigo_css: '\f360')</text:p>
          </table:table-cell>
        </table:table-row>
        <table:table-row table:style-name="ro1">
          <table:table-cell/>
          <table:table-cell office:value-type="string" calcext:value-type="string">
            <text:p>fas fa-eye: Ojo </text:p>
          </table:table-cell>
          <table:table-cell office:value-type="string" calcext:value-type="string">
            <text:p><text:s/>fas fa-eye </text:p>
          </table:table-cell>
          <table:table-cell office:value-type="string" calcext:value-type="string">
            <text:p><text:s/>ciego, esconder, mostrar, alternar, invisible, vistas, visible, visiblity, </text:p>
          </table:table-cell>
          <table:table-cell office:value-type="string" calcext:value-type="string">
            <text:p><text:s/>\f06e</text:p>
          </table:table-cell>
          <table:table-cell table:formula="of:=CONCATENATE(&quot;Fontawesome.create!(&quot;;[.$B$1];&quot;: '&quot;;TRIM([.$B437]);&quot;', &quot;;[.$C$1];&quot;: '&quot;;TRIM([.$C437]);&quot;', &quot;;[.$D$1];&quot;: '&quot;;TRIM([.$D437]);&quot;', &quot;;[.$E$1];&quot;: '&quot;;TRIM([.$E437]);&quot;')&quot;)" office:value-type="string" office:string-value="Fontawesome.create!(prefijo_nombre_css: 'fas fa-eye: Ojo', icono: 'fas fa-eye', termino: 'ciego, esconder, mostrar, alternar, invisible, vistas, visible, visiblity,', codigo_css: '\f06e')" calcext:value-type="string">
            <text:p>Fontawesome.create!(prefijo_nombre_css: 'fas fa-eye: Ojo', icono: 'fas fa-eye', termino: 'ciego, esconder, mostrar, alternar, invisible, vistas, visible, visiblity,', codigo_css: '\f06e')</text:p>
          </table:table-cell>
        </table:table-row>
        <table:table-row table:style-name="ro1">
          <table:table-cell/>
          <table:table-cell office:value-type="string" calcext:value-type="string">
            <text:p>fas fa-eye-dropper: Ojo Dropper </text:p>
          </table:table-cell>
          <table:table-cell office:value-type="string" calcext:value-type="string">
            <text:p><text:s/>fas fa-eye-dropper </text:p>
          </table:table-cell>
          <table:table-cell office:value-type="string" calcext:value-type="string">
            <text:p><text:s/>facebook oficial, red social, </text:p>
          </table:table-cell>
          <table:table-cell office:value-type="string" calcext:value-type="string">
            <text:p><text:s/>\f1fb</text:p>
          </table:table-cell>
          <table:table-cell table:formula="of:=CONCATENATE(&quot;Fontawesome.create!(&quot;;[.$B$1];&quot;: '&quot;;TRIM([.$B438]);&quot;', &quot;;[.$C$1];&quot;: '&quot;;TRIM([.$C438]);&quot;', &quot;;[.$D$1];&quot;: '&quot;;TRIM([.$D438]);&quot;', &quot;;[.$E$1];&quot;: '&quot;;TRIM([.$E438]);&quot;')&quot;)" office:value-type="string" office:string-value="Fontawesome.create!(prefijo_nombre_css: 'fas fa-eye-dropper: Ojo Dropper', icono: 'fas fa-eye-dropper', termino: 'facebook oficial, red social,', codigo_css: '\f1fb')" calcext:value-type="string">
            <text:p>Fontawesome.create!(prefijo_nombre_css: 'fas fa-eye-dropper: Ojo Dropper', icono: 'fas fa-eye-dropper', termino: 'facebook oficial, red social,', codigo_css: '\f1fb')</text:p>
          </table:table-cell>
        </table:table-row>
        <table:table-row table:style-name="ro1">
          <table:table-cell/>
          <table:table-cell office:value-type="string" calcext:value-type="string">
            <text:p>fas fa-eye-slash: Ojo Slash </text:p>
          </table:table-cell>
          <table:table-cell office:value-type="string" calcext:value-type="string">
            <text:p><text:s/>fas fa-eye-slash </text:p>
          </table:table-cell>
          <table:table-cell office:value-type="string" calcext:value-type="string">
            <text:p><text:s/>Facebook, </text:p>
          </table:table-cell>
          <table:table-cell office:value-type="string" calcext:value-type="string">
            <text:p><text:s/>\f070</text:p>
          </table:table-cell>
          <table:table-cell table:formula="of:=CONCATENATE(&quot;Fontawesome.create!(&quot;;[.$B$1];&quot;: '&quot;;TRIM([.$B439]);&quot;', &quot;;[.$C$1];&quot;: '&quot;;TRIM([.$C439]);&quot;', &quot;;[.$D$1];&quot;: '&quot;;TRIM([.$D439]);&quot;', &quot;;[.$E$1];&quot;: '&quot;;TRIM([.$E439]);&quot;')&quot;)" office:value-type="string" office:string-value="Fontawesome.create!(prefijo_nombre_css: 'fas fa-eye-slash: Ojo Slash', icono: 'fas fa-eye-slash', termino: 'Facebook,', codigo_css: '\f070')" calcext:value-type="string">
            <text:p>Fontawesome.create!(prefijo_nombre_css: 'fas fa-eye-slash: Ojo Slash', icono: 'fas fa-eye-slash', termino: 'Facebook,', codigo_css: '\f070')</text:p>
          </table:table-cell>
        </table:table-row>
        <table:table-row table:style-name="ro1">
          <table:table-cell/>
          <table:table-cell office:value-type="string" calcext:value-type="string">
            <text:p>fab fa-facebook: Facebook </text:p>
          </table:table-cell>
          <table:table-cell office:value-type="string" calcext:value-type="string">
            <text:p><text:s/>fab fa-facebook </text:p>
          </table:table-cell>
          <table:table-cell office:value-type="string" calcext:value-type="string">
            <text:p><text:s/>facebook oficial, red social, </text:p>
          </table:table-cell>
          <table:table-cell office:value-type="string" calcext:value-type="string">
            <text:p><text:s/>\f09a</text:p>
          </table:table-cell>
          <table:table-cell table:formula="of:=CONCATENATE(&quot;Fontawesome.create!(&quot;;[.$B$1];&quot;: '&quot;;TRIM([.$B440]);&quot;', &quot;;[.$C$1];&quot;: '&quot;;TRIM([.$C440]);&quot;', &quot;;[.$D$1];&quot;: '&quot;;TRIM([.$D440]);&quot;', &quot;;[.$E$1];&quot;: '&quot;;TRIM([.$E440]);&quot;')&quot;)" office:value-type="string" office:string-value="Fontawesome.create!(prefijo_nombre_css: 'fab fa-facebook: Facebook', icono: 'fab fa-facebook', termino: 'facebook oficial, red social,', codigo_css: '\f09a')" calcext:value-type="string">
            <text:p>Fontawesome.create!(prefijo_nombre_css: 'fab fa-facebook: Facebook', icono: 'fab fa-facebook', termino: 'facebook oficial, red social,', codigo_css: '\f09a')</text:p>
          </table:table-cell>
        </table:table-row>
        <table:table-row table:style-name="ro1">
          <table:table-cell/>
          <table:table-cell office:value-type="string" calcext:value-type="string">
            <text:p>fab fa-facebook-f: Facebook F </text:p>
          </table:table-cell>
          <table:table-cell office:value-type="string" calcext:value-type="string">
            <text:p><text:s/>fab fa-facebook-f </text:p>
          </table:table-cell>
          <table:table-cell office:value-type="string" calcext:value-type="string">
            <text:p><text:s/>red social, </text:p>
          </table:table-cell>
          <table:table-cell office:value-type="string" calcext:value-type="string">
            <text:p><text:s/>\f39e</text:p>
          </table:table-cell>
          <table:table-cell table:formula="of:=CONCATENATE(&quot;Fontawesome.create!(&quot;;[.$B$1];&quot;: '&quot;;TRIM([.$B441]);&quot;', &quot;;[.$C$1];&quot;: '&quot;;TRIM([.$C441]);&quot;', &quot;;[.$D$1];&quot;: '&quot;;TRIM([.$D441]);&quot;', &quot;;[.$E$1];&quot;: '&quot;;TRIM([.$E441]);&quot;')&quot;)" office:value-type="string" office:string-value="Fontawesome.create!(prefijo_nombre_css: 'fab fa-facebook-f: Facebook F', icono: 'fab fa-facebook-f', termino: 'red social,', codigo_css: '\f39e')" calcext:value-type="string">
            <text:p>Fontawesome.create!(prefijo_nombre_css: 'fab fa-facebook-f: Facebook F', icono: 'fab fa-facebook-f', termino: 'red social,', codigo_css: '\f39e')</text:p>
          </table:table-cell>
        </table:table-row>
        <table:table-row table:style-name="ro1">
          <table:table-cell/>
          <table:table-cell office:value-type="string" calcext:value-type="string">
            <text:p>fab fa-facebook-messenger: Facebook Messenger </text:p>
          </table:table-cell>
          <table:table-cell office:value-type="string" calcext:value-type="string">
            <text:p><text:s/>fab fa-facebook-messeng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9f</text:p>
          </table:table-cell>
          <table:table-cell table:formula="of:=CONCATENATE(&quot;Fontawesome.create!(&quot;;[.$B$1];&quot;: '&quot;;TRIM([.$B442]);&quot;', &quot;;[.$C$1];&quot;: '&quot;;TRIM([.$C442]);&quot;', &quot;;[.$D$1];&quot;: '&quot;;TRIM([.$D442]);&quot;', &quot;;[.$E$1];&quot;: '&quot;;TRIM([.$E442]);&quot;')&quot;)" office:value-type="string" office:string-value="Fontawesome.create!(prefijo_nombre_css: 'fab fa-facebook-messenger: Facebook Messenger', icono: 'fab fa-facebook-messenger', termino: '', codigo_css: '\f39f')" calcext:value-type="string">
            <text:p>Fontawesome.create!(prefijo_nombre_css: 'fab fa-facebook-messenger: Facebook Messenger', icono: 'fab fa-facebook-messenger', termino: '', codigo_css: '\f39f')</text:p>
          </table:table-cell>
        </table:table-row>
        <table:table-row table:style-name="ro1">
          <table:table-cell/>
          <table:table-cell office:value-type="string" calcext:value-type="string">
            <text:p>fab fa-facebook-square: Plaza de Facebook </text:p>
          </table:table-cell>
          <table:table-cell office:value-type="string" calcext:value-type="string">
            <text:p><text:s/>fab fa-facebook-square </text:p>
          </table:table-cell>
          <table:table-cell office:value-type="string" calcext:value-type="string">
            <text:p><text:s/>Dungeons &amp; Dragons, d &amp; d, dnd, fantasía, juego, videojuegos, mesa, </text:p>
          </table:table-cell>
          <table:table-cell office:value-type="string" calcext:value-type="string">
            <text:p><text:s/>\f082</text:p>
          </table:table-cell>
          <table:table-cell table:formula="of:=CONCATENATE(&quot;Fontawesome.create!(&quot;;[.$B$1];&quot;: '&quot;;TRIM([.$B443]);&quot;', &quot;;[.$C$1];&quot;: '&quot;;TRIM([.$C443]);&quot;', &quot;;[.$D$1];&quot;: '&quot;;TRIM([.$D443]);&quot;', &quot;;[.$E$1];&quot;: '&quot;;TRIM([.$E443]);&quot;')&quot;)" office:value-type="string" office:string-value="Fontawesome.create!(prefijo_nombre_css: 'fab fa-facebook-square: Plaza de Facebook', icono: 'fab fa-facebook-square', termino: 'Dungeons &amp; Dragons, d &amp; d, dnd, fantasía, juego, videojuegos, mesa,', codigo_css: '\f082')" calcext:value-type="string">
            <text:p>Fontawesome.create!(prefijo_nombre_css: 'fab fa-facebook-square: Plaza de Facebook', icono: 'fab fa-facebook-square', termino: 'Dungeons &amp; Dragons, d &amp; d, dnd, fantasía, juego, videojuegos, mesa,', codigo_css: '\f082')</text:p>
          </table:table-cell>
        </table:table-row>
        <table:table-row table:style-name="ro1">
          <table:table-cell/>
          <table:table-cell office:value-type="string" calcext:value-type="string">
            <text:p>fas fa-fan: Ventilador </text:p>
          </table:table-cell>
          <table:table-cell office:value-type="string" calcext:value-type="string">
            <text:p><text:s/>fas fa-fan </text:p>
          </table:table-cell>
          <table:table-cell office:value-type="string" calcext:value-type="string">
            <text:p><text:s/>comienzo, primero, anterior, rebobinar, comenzar, </text:p>
          </table:table-cell>
          <table:table-cell office:value-type="string" calcext:value-type="string">
            <text:p><text:s/>\f863</text:p>
          </table:table-cell>
          <table:table-cell table:formula="of:=CONCATENATE(&quot;Fontawesome.create!(&quot;;[.$B$1];&quot;: '&quot;;TRIM([.$B444]);&quot;', &quot;;[.$C$1];&quot;: '&quot;;TRIM([.$C444]);&quot;', &quot;;[.$D$1];&quot;: '&quot;;TRIM([.$D444]);&quot;', &quot;;[.$E$1];&quot;: '&quot;;TRIM([.$E444]);&quot;')&quot;)" office:value-type="string" office:string-value="Fontawesome.create!(prefijo_nombre_css: 'fas fa-fan: Ventilador', icono: 'fas fa-fan', termino: 'comienzo, primero, anterior, rebobinar, comenzar,', codigo_css: '\f863')" calcext:value-type="string">
            <text:p>Fontawesome.create!(prefijo_nombre_css: 'fas fa-fan: Ventilador', icono: 'fas fa-fan', termino: 'comienzo, primero, anterior, rebobinar, comenzar,', codigo_css: '\f863')</text:p>
          </table:table-cell>
        </table:table-row>
        <table:table-row table:style-name="ro1">
          <table:table-cell/>
          <table:table-cell office:value-type="string" calcext:value-type="string">
            <text:p>fab fa-fantasy-flight-games: Ventiladortasy Flight-games </text:p>
          </table:table-cell>
          <table:table-cell office:value-type="string" calcext:value-type="string">
            <text:p><text:s/>fab fa-fantasy-flight-games </text:p>
          </table:table-cell>
          <table:table-cell office:value-type="string" calcext:value-type="string">
            <text:p><text:s/>final, último, siguiente, </text:p>
          </table:table-cell>
          <table:table-cell office:value-type="string" calcext:value-type="string">
            <text:p><text:s/>\f6dc</text:p>
          </table:table-cell>
          <table:table-cell table:formula="of:=CONCATENATE(&quot;Fontawesome.create!(&quot;;[.$B$1];&quot;: '&quot;;TRIM([.$B445]);&quot;', &quot;;[.$C$1];&quot;: '&quot;;TRIM([.$C445]);&quot;', &quot;;[.$D$1];&quot;: '&quot;;TRIM([.$D445]);&quot;', &quot;;[.$E$1];&quot;: '&quot;;TRIM([.$E445]);&quot;')&quot;)" office:value-type="string" office:string-value="Fontawesome.create!(prefijo_nombre_css: 'fab fa-fantasy-flight-games: Ventiladortasy Flight-games', icono: 'fab fa-fantasy-flight-games', termino: 'final, último, siguiente,', codigo_css: '\f6dc')" calcext:value-type="string">
            <text:p>Fontawesome.create!(prefijo_nombre_css: 'fab fa-fantasy-flight-games: Ventiladortasy Flight-games', icono: 'fab fa-fantasy-flight-games', termino: 'final, último, siguiente,', codigo_css: '\f6dc')</text:p>
          </table:table-cell>
        </table:table-row>
        <table:table-row table:style-name="ro1">
          <table:table-cell/>
          <table:table-cell office:value-type="string" calcext:value-type="string">
            <text:p>fas fa-fast-backward: retroceso rápido </text:p>
          </table:table-cell>
          <table:table-cell office:value-type="string" calcext:value-type="string">
            <text:p><text:s/>fas fa-fast-backward </text:p>
          </table:table-cell>
          <table:table-cell office:value-type="string" calcext:value-type="string">
            <text:p><text:s/>agua, casa, cocina, covid-19, goteo, higiene, fregadero, </text:p>
          </table:table-cell>
          <table:table-cell office:value-type="string" calcext:value-type="string">
            <text:p><text:s/>\f049</text:p>
          </table:table-cell>
          <table:table-cell table:formula="of:=CONCATENATE(&quot;Fontawesome.create!(&quot;;[.$B$1];&quot;: '&quot;;TRIM([.$B446]);&quot;', &quot;;[.$C$1];&quot;: '&quot;;TRIM([.$C446]);&quot;', &quot;;[.$D$1];&quot;: '&quot;;TRIM([.$D446]);&quot;', &quot;;[.$E$1];&quot;: '&quot;;TRIM([.$E446]);&quot;')&quot;)" office:value-type="string" office:string-value="Fontawesome.create!(prefijo_nombre_css: 'fas fa-fast-backward: retroceso rápido', icono: 'fas fa-fast-backward', termino: 'agua, casa, cocina, covid-19, goteo, higiene, fregadero,', codigo_css: '\f049')" calcext:value-type="string">
            <text:p>Fontawesome.create!(prefijo_nombre_css: 'fas fa-fast-backward: retroceso rápido', icono: 'fas fa-fast-backward', termino: 'agua, casa, cocina, covid-19, goteo, higiene, fregadero,', codigo_css: '\f049')</text:p>
          </table:table-cell>
        </table:table-row>
        <table:table-row table:style-name="ro1">
          <table:table-cell/>
          <table:table-cell office:value-type="string" calcext:value-type="string">
            <text:p>fas fa-fast-forward: avance rápido </text:p>
          </table:table-cell>
          <table:table-cell office:value-type="string" calcext:value-type="string">
            <text:p><text:s/>fas fa-fast-forward </text:p>
          </table:table-cell>
          <table:table-cell office:value-type="string" calcext:value-type="string">
            <text:p><text:s/>comunicar, copiar, facsímil, enviar, </text:p>
          </table:table-cell>
          <table:table-cell office:value-type="string" calcext:value-type="string">
            <text:p><text:s/>\f050</text:p>
          </table:table-cell>
          <table:table-cell table:formula="of:=CONCATENATE(&quot;Fontawesome.create!(&quot;;[.$B$1];&quot;: '&quot;;TRIM([.$B447]);&quot;', &quot;;[.$C$1];&quot;: '&quot;;TRIM([.$C447]);&quot;', &quot;;[.$D$1];&quot;: '&quot;;TRIM([.$D447]);&quot;', &quot;;[.$E$1];&quot;: '&quot;;TRIM([.$E447]);&quot;')&quot;)" office:value-type="string" office:string-value="Fontawesome.create!(prefijo_nombre_css: 'fas fa-fast-forward: avance rápido', icono: 'fas fa-fast-forward', termino: 'comunicar, copiar, facsímil, enviar,', codigo_css: '\f050')" calcext:value-type="string">
            <text:p>Fontawesome.create!(prefijo_nombre_css: 'fas fa-fast-forward: avance rápido', icono: 'fas fa-fast-forward', termino: 'comunicar, copiar, facsímil, enviar,', codigo_css: '\f050')</text:p>
          </table:table-cell>
        </table:table-row>
        <table:table-row table:style-name="ro1">
          <table:table-cell/>
          <table:table-cell office:value-type="string" calcext:value-type="string">
            <text:p>fas fa-faucet: Grifo </text:p>
          </table:table-cell>
          <table:table-cell office:value-type="string" calcext:value-type="string">
            <text:p><text:s/>fas fa-faucet </text:p>
          </table:table-cell>
          <table:table-cell office:value-type="string" calcext:value-type="string">
            <text:p><text:s/>pájaro, luz, desplumado, pluma, escribir, </text:p>
          </table:table-cell>
          <table:table-cell office:value-type="string" calcext:value-type="string">
            <text:p><text:s/>\f905</text:p>
          </table:table-cell>
          <table:table-cell table:formula="of:=CONCATENATE(&quot;Fontawesome.create!(&quot;;[.$B$1];&quot;: '&quot;;TRIM([.$B448]);&quot;', &quot;;[.$C$1];&quot;: '&quot;;TRIM([.$C448]);&quot;', &quot;;[.$D$1];&quot;: '&quot;;TRIM([.$D448]);&quot;', &quot;;[.$E$1];&quot;: '&quot;;TRIM([.$E448]);&quot;')&quot;)" office:value-type="string" office:string-value="Fontawesome.create!(prefijo_nombre_css: 'fas fa-faucet: Grifo', icono: 'fas fa-faucet', termino: 'pájaro, luz, desplumado, pluma, escribir,', codigo_css: '\f905')" calcext:value-type="string">
            <text:p>Fontawesome.create!(prefijo_nombre_css: 'fas fa-faucet: Grifo', icono: 'fas fa-faucet', termino: 'pájaro, luz, desplumado, pluma, escribir,', codigo_css: '\f905')</text:p>
          </table:table-cell>
        </table:table-row>
        <table:table-row table:style-name="ro1">
          <table:table-cell/>
          <table:table-cell office:value-type="string" calcext:value-type="string">
            <text:p>fas fa-fax: Fax </text:p>
          </table:table-cell>
          <table:table-cell office:value-type="string" calcext:value-type="string">
            <text:p><text:s/>fas fa-fax </text:p>
          </table:table-cell>
          <table:table-cell office:value-type="string" calcext:value-type="string">
            <text:p><text:s/>pájaro, luz, desplumado, pluma, escribir, </text:p>
          </table:table-cell>
          <table:table-cell office:value-type="string" calcext:value-type="string">
            <text:p><text:s/>\f1ac</text:p>
          </table:table-cell>
          <table:table-cell table:formula="of:=CONCATENATE(&quot;Fontawesome.create!(&quot;;[.$B$1];&quot;: '&quot;;TRIM([.$B449]);&quot;', &quot;;[.$C$1];&quot;: '&quot;;TRIM([.$C449]);&quot;', &quot;;[.$D$1];&quot;: '&quot;;TRIM([.$D449]);&quot;', &quot;;[.$E$1];&quot;: '&quot;;TRIM([.$E449]);&quot;')&quot;)" office:value-type="string" office:string-value="Fontawesome.create!(prefijo_nombre_css: 'fas fa-fax: Fax', icono: 'fas fa-fax', termino: 'pájaro, luz, desplumado, pluma, escribir,', codigo_css: '\f1ac')" calcext:value-type="string">
            <text:p>Fontawesome.create!(prefijo_nombre_css: 'fas fa-fax: Fax', icono: 'fas fa-fax', termino: 'pájaro, luz, desplumado, pluma, escribir,', codigo_css: '\f1ac')</text:p>
          </table:table-cell>
        </table:table-row>
        <table:table-row table:style-name="ro1">
          <table:table-cell/>
          <table:table-cell office:value-type="string" calcext:value-type="string">
            <text:p>fas fa-feather: Pluma </text:p>
          </table:table-cell>
          <table:table-cell office:value-type="string" calcext:value-type="string">
            <text:p><text:s/>fas fa-feather </text:p>
          </table:table-cell>
          <table:table-cell office:value-type="string" calcext:value-type="string">
            <text:p><text:s/>Federal Express, paquete, envío, </text:p>
          </table:table-cell>
          <table:table-cell office:value-type="string" calcext:value-type="string">
            <text:p><text:s/>\f52d</text:p>
          </table:table-cell>
          <table:table-cell table:formula="of:=CONCATENATE(&quot;Fontawesome.create!(&quot;;[.$B$1];&quot;: '&quot;;TRIM([.$B450]);&quot;', &quot;;[.$C$1];&quot;: '&quot;;TRIM([.$C450]);&quot;', &quot;;[.$D$1];&quot;: '&quot;;TRIM([.$D450]);&quot;', &quot;;[.$E$1];&quot;: '&quot;;TRIM([.$E450]);&quot;')&quot;)" office:value-type="string" office:string-value="Fontawesome.create!(prefijo_nombre_css: 'fas fa-feather: Pluma', icono: 'fas fa-feather', termino: 'Federal Express, paquete, envío,', codigo_css: '\f52d')" calcext:value-type="string">
            <text:p>Fontawesome.create!(prefijo_nombre_css: 'fas fa-feather: Pluma', icono: 'fas fa-feather', termino: 'Federal Express, paquete, envío,', codigo_css: '\f52d')</text:p>
          </table:table-cell>
        </table:table-row>
        <table:table-row table:style-name="ro1">
          <table:table-cell/>
          <table:table-cell office:value-type="string" calcext:value-type="string">
            <text:p>fas fa-feather-alt: Alternate Pluma </text:p>
          </table:table-cell>
          <table:table-cell office:value-type="string" calcext:value-type="string">
            <text:p><text:s/>fas fa-feather-alt </text:p>
          </table:table-cell>
          <table:table-cell office:value-type="string" calcext:value-type="string">
            <text:p><text:s/>Federal Express, paquete, envío, </text:p>
          </table:table-cell>
          <table:table-cell office:value-type="string" calcext:value-type="string">
            <text:p><text:s/>\f56b</text:p>
          </table:table-cell>
          <table:table-cell table:formula="of:=CONCATENATE(&quot;Fontawesome.create!(&quot;;[.$B$1];&quot;: '&quot;;TRIM([.$B451]);&quot;', &quot;;[.$C$1];&quot;: '&quot;;TRIM([.$C451]);&quot;', &quot;;[.$D$1];&quot;: '&quot;;TRIM([.$D451]);&quot;', &quot;;[.$E$1];&quot;: '&quot;;TRIM([.$E451]);&quot;')&quot;)" office:value-type="string" office:string-value="Fontawesome.create!(prefijo_nombre_css: 'fas fa-feather-alt: Alternate Pluma', icono: 'fas fa-feather-alt', termino: 'Federal Express, paquete, envío,', codigo_css: '\f56b')" calcext:value-type="string">
            <text:p>Fontawesome.create!(prefijo_nombre_css: 'fas fa-feather-alt: Alternate Pluma', icono: 'fas fa-feather-alt', termino: 'Federal Express, paquete, envío,', codigo_css: '\f56b')</text:p>
          </table:table-cell>
        </table:table-row>
        <table:table-row table:style-name="ro1">
          <table:table-cell/>
          <table:table-cell office:value-type="string" calcext:value-type="string">
            <text:p>fab fa-fedex: FedEx </text:p>
          </table:table-cell>
          <table:table-cell office:value-type="string" calcext:value-type="string">
            <text:p><text:s/>fab fa-fedex </text:p>
          </table:table-cell>
          <table:table-cell office:value-type="string" calcext:value-type="string">
            <text:p><text:s/>humano, persona, perfil, usuario, mujer, </text:p>
          </table:table-cell>
          <table:table-cell office:value-type="string" calcext:value-type="string">
            <text:p><text:s/>\f797</text:p>
          </table:table-cell>
          <table:table-cell table:formula="of:=CONCATENATE(&quot;Fontawesome.create!(&quot;;[.$B$1];&quot;: '&quot;;TRIM([.$B452]);&quot;', &quot;;[.$C$1];&quot;: '&quot;;TRIM([.$C452]);&quot;', &quot;;[.$D$1];&quot;: '&quot;;TRIM([.$D452]);&quot;', &quot;;[.$E$1];&quot;: '&quot;;TRIM([.$E452]);&quot;')&quot;)" office:value-type="string" office:string-value="Fontawesome.create!(prefijo_nombre_css: 'fab fa-fedex: FedEx', icono: 'fab fa-fedex', termino: 'humano, persona, perfil, usuario, mujer,', codigo_css: '\f797')" calcext:value-type="string">
            <text:p>Fontawesome.create!(prefijo_nombre_css: 'fab fa-fedex: FedEx', icono: 'fab fa-fedex', termino: 'humano, persona, perfil, usuario, mujer,', codigo_css: '\f797')</text:p>
          </table:table-cell>
        </table:table-row>
        <table:table-row table:style-name="ro1">
          <table:table-cell/>
          <table:table-cell office:value-type="string" calcext:value-type="string">
            <text:p>fab fa-fedora: Fedora </text:p>
          </table:table-cell>
          <table:table-cell office:value-type="string" calcext:value-type="string">
            <text:p><text:s/>fab fa-fedora </text:p>
          </table:table-cell>
          <table:table-cell office:value-type="string" calcext:value-type="string">
            <text:p><text:s/>avión, rápido, volar, ganso, inconformista, avión, rápido, pistola superior, transporte, viaje, </text:p>
          </table:table-cell>
          <table:table-cell office:value-type="string" calcext:value-type="string">
            <text:p><text:s/>\f798</text:p>
          </table:table-cell>
          <table:table-cell table:formula="of:=CONCATENATE(&quot;Fontawesome.create!(&quot;;[.$B$1];&quot;: '&quot;;TRIM([.$B453]);&quot;', &quot;;[.$C$1];&quot;: '&quot;;TRIM([.$C453]);&quot;', &quot;;[.$D$1];&quot;: '&quot;;TRIM([.$D453]);&quot;', &quot;;[.$E$1];&quot;: '&quot;;TRIM([.$E453]);&quot;')&quot;)" office:value-type="string" office:string-value="Fontawesome.create!(prefijo_nombre_css: 'fab fa-fedora: Fedora', icono: 'fab fa-fedora', termino: 'avión, rápido, volar, ganso, inconformista, avión, rápido, pistola superior, transporte, viaje,', codigo_css: '\f798')" calcext:value-type="string">
            <text:p>Fontawesome.create!(prefijo_nombre_css: 'fab fa-fedora: Fedora', icono: 'fab fa-fedora', termino: 'avión, rápido, volar, ganso, inconformista, avión, rápido, pistola superior, transporte, viaje,', codigo_css: '\f798')</text:p>
          </table:table-cell>
        </table:table-row>
        <table:table-row table:style-name="ro1">
          <table:table-cell/>
          <table:table-cell office:value-type="string" calcext:value-type="string">
            <text:p>fas fa-female: Hembra </text:p>
          </table:table-cell>
          <table:table-cell office:value-type="string" calcext:value-type="string">
            <text:p><text:s/>fas fa-female </text:p>
          </table:table-cell>
          <table:table-cell office:value-type="string" calcext:value-type="string">
            <text:p><text:s/>aplicación, diseño, interfaz, </text:p>
          </table:table-cell>
          <table:table-cell office:value-type="string" calcext:value-type="string">
            <text:p><text:s/>\f182</text:p>
          </table:table-cell>
          <table:table-cell table:formula="of:=CONCATENATE(&quot;Fontawesome.create!(&quot;;[.$B$1];&quot;: '&quot;;TRIM([.$B454]);&quot;', &quot;;[.$C$1];&quot;: '&quot;;TRIM([.$C454]);&quot;', &quot;;[.$D$1];&quot;: '&quot;;TRIM([.$D454]);&quot;', &quot;;[.$E$1];&quot;: '&quot;;TRIM([.$E454]);&quot;')&quot;)" office:value-type="string" office:string-value="Fontawesome.create!(prefijo_nombre_css: 'fas fa-female: Hembra', icono: 'fas fa-female', termino: 'aplicación, diseño, interfaz,', codigo_css: '\f182')" calcext:value-type="string">
            <text:p>Fontawesome.create!(prefijo_nombre_css: 'fas fa-female: Hembra', icono: 'fas fa-female', termino: 'aplicación, diseño, interfaz,', codigo_css: '\f182')</text:p>
          </table:table-cell>
        </table:table-row>
        <table:table-row table:style-name="ro1">
          <table:table-cell/>
          <table:table-cell office:value-type="string" calcext:value-type="string">
            <text:p>fas fa-fighter-jet: caza de reacción </text:p>
          </table:table-cell>
          <table:table-cell office:value-type="string" calcext:value-type="string">
            <text:p><text:s/>fas fa-fighter-jet </text:p>
          </table:table-cell>
          <table:table-cell office:value-type="string" calcext:value-type="string">
            <text:p><text:s/>documento, nuevo, página, pdf, curriculum vitae, </text:p>
          </table:table-cell>
          <table:table-cell office:value-type="string" calcext:value-type="string">
            <text:p><text:s/>\f0fb</text:p>
          </table:table-cell>
          <table:table-cell table:formula="of:=CONCATENATE(&quot;Fontawesome.create!(&quot;;[.$B$1];&quot;: '&quot;;TRIM([.$B455]);&quot;', &quot;;[.$C$1];&quot;: '&quot;;TRIM([.$C455]);&quot;', &quot;;[.$D$1];&quot;: '&quot;;TRIM([.$D455]);&quot;', &quot;;[.$E$1];&quot;: '&quot;;TRIM([.$E455]);&quot;')&quot;)" office:value-type="string" office:string-value="Fontawesome.create!(prefijo_nombre_css: 'fas fa-fighter-jet: caza de reacción', icono: 'fas fa-fighter-jet', termino: 'documento, nuevo, página, pdf, curriculum vitae,', codigo_css: '\f0fb')" calcext:value-type="string">
            <text:p>Fontawesome.create!(prefijo_nombre_css: 'fas fa-fighter-jet: caza de reacción', icono: 'fas fa-fighter-jet', termino: 'documento, nuevo, página, pdf, curriculum vitae,', codigo_css: '\f0fb')</text:p>
          </table:table-cell>
        </table:table-row>
        <table:table-row table:style-name="ro1">
          <table:table-cell/>
          <table:table-cell office:value-type="string" calcext:value-type="string">
            <text:p>fab fa-figma: Figma </text:p>
          </table:table-cell>
          <table:table-cell office:value-type="string" calcext:value-type="string">
            <text:p><text:s/>fab fa-figma </text:p>
          </table:table-cell>
          <table:table-cell office:value-type="string" calcext:value-type="string">
            <text:p><text:s/>documento, archivo-texto, factura, nuevo, página, pdf, </text:p>
          </table:table-cell>
          <table:table-cell office:value-type="string" calcext:value-type="string">
            <text:p><text:s/>\f799</text:p>
          </table:table-cell>
          <table:table-cell table:formula="of:=CONCATENATE(&quot;Fontawesome.create!(&quot;;[.$B$1];&quot;: '&quot;;TRIM([.$B456]);&quot;', &quot;;[.$C$1];&quot;: '&quot;;TRIM([.$C456]);&quot;', &quot;;[.$D$1];&quot;: '&quot;;TRIM([.$D456]);&quot;', &quot;;[.$E$1];&quot;: '&quot;;TRIM([.$E456]);&quot;')&quot;)" office:value-type="string" office:string-value="Fontawesome.create!(prefijo_nombre_css: 'fab fa-figma: Figma', icono: 'fab fa-figma', termino: 'documento, archivo-texto, factura, nuevo, página, pdf,', codigo_css: '\f799')" calcext:value-type="string">
            <text:p>Fontawesome.create!(prefijo_nombre_css: 'fab fa-figma: Figma', icono: 'fab fa-figma', termino: 'documento, archivo-texto, factura, nuevo, página, pdf,', codigo_css: '\f799')</text:p>
          </table:table-cell>
        </table:table-row>
        <table:table-row table:style-name="ro1">
          <table:table-cell/>
          <table:table-cell office:value-type="string" calcext:value-type="string">
            <text:p>fas fa-file: Expediente </text:p>
          </table:table-cell>
          <table:table-cell office:value-type="string" calcext:value-type="string">
            <text:p><text:s/>fas fa-file </text:p>
          </table:table-cell>
          <table:table-cell office:value-type="string" calcext:value-type="string">
            <text:p><text:s/>.zip, paquete, comprimir, compresión, descargar, zip, </text:p>
          </table:table-cell>
          <table:table-cell office:value-type="string" calcext:value-type="string">
            <text:p><text:s/>\f15b</text:p>
          </table:table-cell>
          <table:table-cell table:formula="of:=CONCATENATE(&quot;Fontawesome.create!(&quot;;[.$B$1];&quot;: '&quot;;TRIM([.$B457]);&quot;', &quot;;[.$C$1];&quot;: '&quot;;TRIM([.$C457]);&quot;', &quot;;[.$D$1];&quot;: '&quot;;TRIM([.$D457]);&quot;', &quot;;[.$E$1];&quot;: '&quot;;TRIM([.$E457]);&quot;')&quot;)" office:value-type="string" office:string-value="Fontawesome.create!(prefijo_nombre_css: 'fas fa-file: Expediente', icono: 'fas fa-file', termino: '.zip, paquete, comprimir, compresión, descargar, zip,', codigo_css: '\f15b')" calcext:value-type="string">
            <text:p>Fontawesome.create!(prefijo_nombre_css: 'fas fa-file: Expediente', icono: 'fas fa-file', termino: '.zip, paquete, comprimir, compresión, descargar, zip,', codigo_css: '\f15b')</text:p>
          </table:table-cell>
        </table:table-row>
        <table:table-row table:style-name="ro1">
          <table:table-cell/>
          <table:table-cell office:value-type="string" calcext:value-type="string">
            <text:p>fas fa-file-alt: Alternate Expediente </text:p>
          </table:table-cell>
          <table:table-cell office:value-type="string" calcext:value-type="string">
            <text:p><text:s/>fas fa-file-alt </text:p>
          </table:table-cell>
          <table:table-cell office:value-type="string" calcext:value-type="string">
            <text:p><text:s/>documento, archivo-texto, factura, nuevo, página, pdf, orden de compra </text:p>
          </table:table-cell>
          <table:table-cell office:value-type="string" calcext:value-type="string">
            <text:p><text:s/>\f15c</text:p>
          </table:table-cell>
          <table:table-cell table:formula="of:=CONCATENATE(&quot;Fontawesome.create!(&quot;;[.$B$1];&quot;: '&quot;;TRIM([.$B458]);&quot;', &quot;;[.$C$1];&quot;: '&quot;;TRIM([.$C458]);&quot;', &quot;;[.$D$1];&quot;: '&quot;;TRIM([.$D458]);&quot;', &quot;;[.$E$1];&quot;: '&quot;;TRIM([.$E458]);&quot;')&quot;)" office:value-type="string" office:string-value="Fontawesome.create!(prefijo_nombre_css: 'fas fa-file-alt: Alternate Expediente', icono: 'fas fa-file-alt', termino: 'documento, archivo-texto, factura, nuevo, página, pdf, orden de compra', codigo_css: '\f15c')" calcext:value-type="string">
            <text:p>Fontawesome.create!(prefijo_nombre_css: 'fas fa-file-alt: Alternate Expediente', icono: 'fas fa-file-alt', termino: 'documento, archivo-texto, factura, nuevo, página, pdf, orden de compra', codigo_css: '\f15c')</text:p>
          </table:table-cell>
        </table:table-row>
        <table:table-row table:style-name="ro1">
          <table:table-cell/>
          <table:table-cell office:value-type="string" calcext:value-type="string">
            <text:p>fas fa-file-archive: Archive Expediente </text:p>
          </table:table-cell>
          <table:table-cell office:value-type="string" calcext:value-type="string">
            <text:p><text:s/>fas fa-file-archive </text:p>
          </table:table-cell>
          <table:table-cell office:value-type="string" calcext:value-type="string">
            <text:p><text:s/>.zip, paquete, comprimir, compresión, descargar, zip, </text:p>
          </table:table-cell>
          <table:table-cell office:value-type="string" calcext:value-type="string">
            <text:p><text:s/>\f1c6</text:p>
          </table:table-cell>
          <table:table-cell table:formula="of:=CONCATENATE(&quot;Fontawesome.create!(&quot;;[.$B$1];&quot;: '&quot;;TRIM([.$B459]);&quot;', &quot;;[.$C$1];&quot;: '&quot;;TRIM([.$C459]);&quot;', &quot;;[.$D$1];&quot;: '&quot;;TRIM([.$D459]);&quot;', &quot;;[.$E$1];&quot;: '&quot;;TRIM([.$E459]);&quot;')&quot;)" office:value-type="string" office:string-value="Fontawesome.create!(prefijo_nombre_css: 'fas fa-file-archive: Archive Expediente', icono: 'fas fa-file-archive', termino: '.zip, paquete, comprimir, compresión, descargar, zip,', codigo_css: '\f1c6')" calcext:value-type="string">
            <text:p>Fontawesome.create!(prefijo_nombre_css: 'fas fa-file-archive: Archive Expediente', icono: 'fas fa-file-archive', termino: '.zip, paquete, comprimir, compresión, descargar, zip,', codigo_css: '\f1c6')</text:p>
          </table:table-cell>
        </table:table-row>
        <table:table-row table:style-name="ro1">
          <table:table-cell/>
          <table:table-cell office:value-type="string" calcext:value-type="string">
            <text:p>fas fa-file-audio: Audio Expediente </text:p>
          </table:table-cell>
          <table:table-cell office:value-type="string" calcext:value-type="string">
            <text:p><text:s/>fas fa-file-audio </text:p>
          </table:table-cell>
          <table:table-cell office:value-type="string" calcext:value-type="string">
            <text:p><text:s/>documento, mp3, música, página, reproducir, sonido, </text:p>
          </table:table-cell>
          <table:table-cell office:value-type="string" calcext:value-type="string">
            <text:p><text:s/>\f1c7</text:p>
          </table:table-cell>
          <table:table-cell table:formula="of:=CONCATENATE(&quot;Fontawesome.create!(&quot;;[.$B$1];&quot;: '&quot;;TRIM([.$B460]);&quot;', &quot;;[.$C$1];&quot;: '&quot;;TRIM([.$C460]);&quot;', &quot;;[.$D$1];&quot;: '&quot;;TRIM([.$D460]);&quot;', &quot;;[.$E$1];&quot;: '&quot;;TRIM([.$E460]);&quot;')&quot;)" office:value-type="string" office:string-value="Fontawesome.create!(prefijo_nombre_css: 'fas fa-file-audio: Audio Expediente', icono: 'fas fa-file-audio', termino: 'documento, mp3, música, página, reproducir, sonido,', codigo_css: '\f1c7')" calcext:value-type="string">
            <text:p>Fontawesome.create!(prefijo_nombre_css: 'fas fa-file-audio: Audio Expediente', icono: 'fas fa-file-audio', termino: 'documento, mp3, música, página, reproducir, sonido,', codigo_css: '\f1c7')</text:p>
          </table:table-cell>
        </table:table-row>
        <table:table-row table:style-name="ro1">
          <table:table-cell/>
          <table:table-cell office:value-type="string" calcext:value-type="string">
            <text:p>fas fa-file-code: Code Expediente </text:p>
          </table:table-cell>
          <table:table-cell office:value-type="string" calcext:value-type="string">
            <text:p><text:s/>fas fa-file-code </text:p>
          </table:table-cell>
          <table:table-cell office:value-type="string" calcext:value-type="string">
            <text:p><text:s/>css, desarrollo, documento, html, </text:p>
          </table:table-cell>
          <table:table-cell office:value-type="string" calcext:value-type="string">
            <text:p><text:s/>\f1c9</text:p>
          </table:table-cell>
          <table:table-cell table:formula="of:=CONCATENATE(&quot;Fontawesome.create!(&quot;;[.$B$1];&quot;: '&quot;;TRIM([.$B461]);&quot;', &quot;;[.$C$1];&quot;: '&quot;;TRIM([.$C461]);&quot;', &quot;;[.$D$1];&quot;: '&quot;;TRIM([.$D461]);&quot;', &quot;;[.$E$1];&quot;: '&quot;;TRIM([.$E461]);&quot;')&quot;)" office:value-type="string" office:string-value="Fontawesome.create!(prefijo_nombre_css: 'fas fa-file-code: Code Expediente', icono: 'fas fa-file-code', termino: 'css, desarrollo, documento, html,', codigo_css: '\f1c9')" calcext:value-type="string">
            <text:p>Fontawesome.create!(prefijo_nombre_css: 'fas fa-file-code: Code Expediente', icono: 'fas fa-file-code', termino: 'css, desarrollo, documento, html,', codigo_css: '\f1c9')</text:p>
          </table:table-cell>
        </table:table-row>
        <table:table-row table:style-name="ro1">
          <table:table-cell/>
          <table:table-cell office:value-type="string" calcext:value-type="string">
            <text:p>fas fa-file-contract: Expediente Contract </text:p>
          </table:table-cell>
          <table:table-cell office:value-type="string" calcext:value-type="string">
            <text:p><text:s/>fas fa-file-contract </text:p>
          </table:table-cell>
          <table:table-cell office:value-type="string" calcext:value-type="string">
            <text:p><text:s/>acuerdo, vinculante, documento, legal, firma, fuente de icono de contrato impresionante </text:p>
          </table:table-cell>
          <table:table-cell office:value-type="string" calcext:value-type="string">
            <text:p><text:s/>\f56c</text:p>
          </table:table-cell>
          <table:table-cell table:formula="of:=CONCATENATE(&quot;Fontawesome.create!(&quot;;[.$B$1];&quot;: '&quot;;TRIM([.$B462]);&quot;', &quot;;[.$C$1];&quot;: '&quot;;TRIM([.$C462]);&quot;', &quot;;[.$D$1];&quot;: '&quot;;TRIM([.$D462]);&quot;', &quot;;[.$E$1];&quot;: '&quot;;TRIM([.$E462]);&quot;')&quot;)" office:value-type="string" office:string-value="Fontawesome.create!(prefijo_nombre_css: 'fas fa-file-contract: Expediente Contract', icono: 'fas fa-file-contract', termino: 'acuerdo, vinculante, documento, legal, firma, fuente de icono de contrato impresionante', codigo_css: '\f56c')" calcext:value-type="string">
            <text:p>Fontawesome.create!(prefijo_nombre_css: 'fas fa-file-contract: Expediente Contract', icono: 'fas fa-file-contract', termino: 'acuerdo, vinculante, documento, legal, firma, fuente de icono de contrato impresionante', codigo_css: '\f56c')</text:p>
          </table:table-cell>
        </table:table-row>
        <table:table-row table:style-name="ro1">
          <table:table-cell/>
          <table:table-cell office:value-type="string" calcext:value-type="string">
            <text:p>fas fa-file-csv: Expediente CSV </text:p>
          </table:table-cell>
          <table:table-cell office:value-type="string" calcext:value-type="string">
            <text:p><text:s/>fas fa-file-csv </text:p>
          </table:table-cell>
          <table:table-cell office:value-type="string" calcext:value-type="string">
            <text:p><text:s/>documento, sobresalir, números, hojas de cálculo, tabla, </text:p>
          </table:table-cell>
          <table:table-cell office:value-type="string" calcext:value-type="string">
            <text:p><text:s/>\f6dd</text:p>
          </table:table-cell>
          <table:table-cell table:formula="of:=CONCATENATE(&quot;Fontawesome.create!(&quot;;[.$B$1];&quot;: '&quot;;TRIM([.$B463]);&quot;', &quot;;[.$C$1];&quot;: '&quot;;TRIM([.$C463]);&quot;', &quot;;[.$D$1];&quot;: '&quot;;TRIM([.$D463]);&quot;', &quot;;[.$E$1];&quot;: '&quot;;TRIM([.$E463]);&quot;')&quot;)" office:value-type="string" office:string-value="Fontawesome.create!(prefijo_nombre_css: 'fas fa-file-csv: Expediente CSV', icono: 'fas fa-file-csv', termino: 'documento, sobresalir, números, hojas de cálculo, tabla,', codigo_css: '\f6dd')" calcext:value-type="string">
            <text:p>Fontawesome.create!(prefijo_nombre_css: 'fas fa-file-csv: Expediente CSV', icono: 'fas fa-file-csv', termino: 'documento, sobresalir, números, hojas de cálculo, tabla,', codigo_css: '\f6dd')</text:p>
          </table:table-cell>
        </table:table-row>
        <table:table-row table:style-name="ro1">
          <table:table-cell/>
          <table:table-cell office:value-type="string" calcext:value-type="string">
            <text:p>fas fa-file-download: Expediente Descargar </text:p>
          </table:table-cell>
          <table:table-cell office:value-type="string" calcext:value-type="string">
            <text:p><text:s/>fas fa-file-download </text:p>
          </table:table-cell>
          <table:table-cell office:value-type="string" calcext:value-type="string">
            <text:p><text:s/>documento, exportar, guardar, </text:p>
          </table:table-cell>
          <table:table-cell office:value-type="string" calcext:value-type="string">
            <text:p><text:s/>\f56d</text:p>
          </table:table-cell>
          <table:table-cell table:formula="of:=CONCATENATE(&quot;Fontawesome.create!(&quot;;[.$B$1];&quot;: '&quot;;TRIM([.$B464]);&quot;', &quot;;[.$C$1];&quot;: '&quot;;TRIM([.$C464]);&quot;', &quot;;[.$D$1];&quot;: '&quot;;TRIM([.$D464]);&quot;', &quot;;[.$E$1];&quot;: '&quot;;TRIM([.$E464]);&quot;')&quot;)" office:value-type="string" office:string-value="Fontawesome.create!(prefijo_nombre_css: 'fas fa-file-download: Expediente Descargar', icono: 'fas fa-file-download', termino: 'documento, exportar, guardar,', codigo_css: '\f56d')" calcext:value-type="string">
            <text:p>Fontawesome.create!(prefijo_nombre_css: 'fas fa-file-download: Expediente Descargar', icono: 'fas fa-file-download', termino: 'documento, exportar, guardar,', codigo_css: '\f56d')</text:p>
          </table:table-cell>
        </table:table-row>
        <table:table-row table:style-name="ro1">
          <table:table-cell/>
          <table:table-cell office:value-type="string" calcext:value-type="string">
            <text:p>fas fa-file-excel: Excel Expediente </text:p>
          </table:table-cell>
          <table:table-cell office:value-type="string" calcext:value-type="string">
            <text:p><text:s/>fas fa-file-excel </text:p>
          </table:table-cell>
          <table:table-cell office:value-type="string" calcext:value-type="string">
            <text:p><text:s/>csv, documento, números, hojas de cálculo, tabla, </text:p>
          </table:table-cell>
          <table:table-cell office:value-type="string" calcext:value-type="string">
            <text:p><text:s/>\f1c3</text:p>
          </table:table-cell>
          <table:table-cell table:formula="of:=CONCATENATE(&quot;Fontawesome.create!(&quot;;[.$B$1];&quot;: '&quot;;TRIM([.$B465]);&quot;', &quot;;[.$C$1];&quot;: '&quot;;TRIM([.$C465]);&quot;', &quot;;[.$D$1];&quot;: '&quot;;TRIM([.$D465]);&quot;', &quot;;[.$E$1];&quot;: '&quot;;TRIM([.$E465]);&quot;')&quot;)" office:value-type="string" office:string-value="Fontawesome.create!(prefijo_nombre_css: 'fas fa-file-excel: Excel Expediente', icono: 'fas fa-file-excel', termino: 'csv, documento, números, hojas de cálculo, tabla,', codigo_css: '\f1c3')" calcext:value-type="string">
            <text:p>Fontawesome.create!(prefijo_nombre_css: 'fas fa-file-excel: Excel Expediente', icono: 'fas fa-file-excel', termino: 'csv, documento, números, hojas de cálculo, tabla,', codigo_css: '\f1c3')</text:p>
          </table:table-cell>
        </table:table-row>
        <table:table-row table:style-name="ro1">
          <table:table-cell/>
          <table:table-cell office:value-type="string" calcext:value-type="string">
            <text:p>fas fa-file-export: Expediente Export </text:p>
          </table:table-cell>
          <table:table-cell office:value-type="string" calcext:value-type="string">
            <text:p><text:s/>fas fa-file-export </text:p>
          </table:table-cell>
          <table:table-cell office:value-type="string" calcext:value-type="string">
            <text:p><text:s/>descargar, guardar, </text:p>
          </table:table-cell>
          <table:table-cell office:value-type="string" calcext:value-type="string">
            <text:p><text:s/>\f56e</text:p>
          </table:table-cell>
          <table:table-cell table:formula="of:=CONCATENATE(&quot;Fontawesome.create!(&quot;;[.$B$1];&quot;: '&quot;;TRIM([.$B466]);&quot;', &quot;;[.$C$1];&quot;: '&quot;;TRIM([.$C466]);&quot;', &quot;;[.$D$1];&quot;: '&quot;;TRIM([.$D466]);&quot;', &quot;;[.$E$1];&quot;: '&quot;;TRIM([.$E466]);&quot;')&quot;)" office:value-type="string" office:string-value="Fontawesome.create!(prefijo_nombre_css: 'fas fa-file-export: Expediente Export', icono: 'fas fa-file-export', termino: 'descargar, guardar,', codigo_css: '\f56e')" calcext:value-type="string">
            <text:p>Fontawesome.create!(prefijo_nombre_css: 'fas fa-file-export: Expediente Export', icono: 'fas fa-file-export', termino: 'descargar, guardar,', codigo_css: '\f56e')</text:p>
          </table:table-cell>
        </table:table-row>
        <table:table-row table:style-name="ro1">
          <table:table-cell/>
          <table:table-cell office:value-type="string" calcext:value-type="string">
            <text:p>fas fa-file-image: Image Expediente </text:p>
          </table:table-cell>
          <table:table-cell office:value-type="string" calcext:value-type="string">
            <text:p><text:s/>fas fa-file-image </text:p>
          </table:table-cell>
          <table:table-cell office:value-type="string" calcext:value-type="string">
            <text:p><text:s/>documento, imagen, jpg, foto, png, </text:p>
          </table:table-cell>
          <table:table-cell office:value-type="string" calcext:value-type="string">
            <text:p><text:s/>\f1c5</text:p>
          </table:table-cell>
          <table:table-cell table:formula="of:=CONCATENATE(&quot;Fontawesome.create!(&quot;;[.$B$1];&quot;: '&quot;;TRIM([.$B467]);&quot;', &quot;;[.$C$1];&quot;: '&quot;;TRIM([.$C467]);&quot;', &quot;;[.$D$1];&quot;: '&quot;;TRIM([.$D467]);&quot;', &quot;;[.$E$1];&quot;: '&quot;;TRIM([.$E467]);&quot;')&quot;)" office:value-type="string" office:string-value="Fontawesome.create!(prefijo_nombre_css: 'fas fa-file-image: Image Expediente', icono: 'fas fa-file-image', termino: 'documento, imagen, jpg, foto, png,', codigo_css: '\f1c5')" calcext:value-type="string">
            <text:p>Fontawesome.create!(prefijo_nombre_css: 'fas fa-file-image: Image Expediente', icono: 'fas fa-file-image', termino: 'documento, imagen, jpg, foto, png,', codigo_css: '\f1c5')</text:p>
          </table:table-cell>
        </table:table-row>
        <table:table-row table:style-name="ro1">
          <table:table-cell/>
          <table:table-cell office:value-type="string" calcext:value-type="string">
            <text:p>fas fa-file-import: Expediente Import </text:p>
          </table:table-cell>
          <table:table-cell office:value-type="string" calcext:value-type="string">
            <text:p><text:s/>fas fa-file-import </text:p>
          </table:table-cell>
          <table:table-cell office:value-type="string" calcext:value-type="string">
            <text:p><text:s/>copiar, documentar, enviar, cargar, </text:p>
          </table:table-cell>
          <table:table-cell office:value-type="string" calcext:value-type="string">
            <text:p><text:s/>\f56f</text:p>
          </table:table-cell>
          <table:table-cell table:formula="of:=CONCATENATE(&quot;Fontawesome.create!(&quot;;[.$B$1];&quot;: '&quot;;TRIM([.$B468]);&quot;', &quot;;[.$C$1];&quot;: '&quot;;TRIM([.$C468]);&quot;', &quot;;[.$D$1];&quot;: '&quot;;TRIM([.$D468]);&quot;', &quot;;[.$E$1];&quot;: '&quot;;TRIM([.$E468]);&quot;')&quot;)" office:value-type="string" office:string-value="Fontawesome.create!(prefijo_nombre_css: 'fas fa-file-import: Expediente Import', icono: 'fas fa-file-import', termino: 'copiar, documentar, enviar, cargar,', codigo_css: '\f56f')" calcext:value-type="string">
            <text:p>Fontawesome.create!(prefijo_nombre_css: 'fas fa-file-import: Expediente Import', icono: 'fas fa-file-import', termino: 'copiar, documentar, enviar, cargar,', codigo_css: '\f56f')</text:p>
          </table:table-cell>
        </table:table-row>
        <table:table-row table:style-name="ro1">
          <table:table-cell/>
          <table:table-cell office:value-type="string" calcext:value-type="string">
            <text:p>fas fa-file-invoice: Expediente Invoice </text:p>
          </table:table-cell>
          <table:table-cell office:value-type="string" calcext:value-type="string">
            <text:p><text:s/>fas fa-file-invoice </text:p>
          </table:table-cell>
          <table:table-cell office:value-type="string" calcext:value-type="string">
            <text:p><text:s/>cuenta, factura, cargo, documento, pago, recibo, orden de compra </text:p>
          </table:table-cell>
          <table:table-cell office:value-type="string" calcext:value-type="string">
            <text:p><text:s/>\f570</text:p>
          </table:table-cell>
          <table:table-cell table:formula="of:=CONCATENATE(&quot;Fontawesome.create!(&quot;;[.$B$1];&quot;: '&quot;;TRIM([.$B469]);&quot;', &quot;;[.$C$1];&quot;: '&quot;;TRIM([.$C469]);&quot;', &quot;;[.$D$1];&quot;: '&quot;;TRIM([.$D469]);&quot;', &quot;;[.$E$1];&quot;: '&quot;;TRIM([.$E469]);&quot;')&quot;)" office:value-type="string" office:string-value="Fontawesome.create!(prefijo_nombre_css: 'fas fa-file-invoice: Expediente Invoice', icono: 'fas fa-file-invoice', termino: 'cuenta, factura, cargo, documento, pago, recibo, orden de compra', codigo_css: '\f570')" calcext:value-type="string">
            <text:p>Fontawesome.create!(prefijo_nombre_css: 'fas fa-file-invoice: Expediente Invoice', icono: 'fas fa-file-invoice', termino: 'cuenta, factura, cargo, documento, pago, recibo, orden de compra', codigo_css: '\f570')</text:p>
          </table:table-cell>
        </table:table-row>
        <table:table-row table:style-name="ro1">
          <table:table-cell/>
          <table:table-cell office:value-type="string" calcext:value-type="string">
            <text:p>fas fa-file-invoice-dollar: Expediente Invoice with US Dollar </text:p>
          </table:table-cell>
          <table:table-cell office:value-type="string" calcext:value-type="string">
            <text:p><text:s/>fas fa-file-invoice-dollar </text:p>
          </table:table-cell>
          <table:table-cell office:value-type="string" calcext:value-type="string">
            <text:p><text:s/>$, cuenta, factura, cargo, documento, signo de dólar, dinero, pago, recibo, usd, icono de venta, icono de orden de compra, icono de orden de venta, icono de factura </text:p>
          </table:table-cell>
          <table:table-cell office:value-type="string" calcext:value-type="string">
            <text:p><text:s/>\f571</text:p>
          </table:table-cell>
          <table:table-cell table:formula="of:=CONCATENATE(&quot;Fontawesome.create!(&quot;;[.$B$1];&quot;: '&quot;;TRIM([.$B470]);&quot;', &quot;;[.$C$1];&quot;: '&quot;;TRIM([.$C470]);&quot;', &quot;;[.$D$1];&quot;: '&quot;;TRIM([.$D470]);&quot;', &quot;;[.$E$1];&quot;: '&quot;;TRIM([.$E470]);&quot;')&quot;)" office:value-type="string" office:string-value="Fontawesome.create!(prefijo_nombre_css: 'fas fa-file-invoice-dollar: Expediente Invoice with US Dollar', icono: 'fas fa-file-invoice-dollar', termino: '$, cuenta, factura, cargo, documento, signo de dólar, dinero, pago, recibo, usd, icono de venta, icono de orden de compra, icono de orden de venta, icono de factura', codigo_css: '\f571')" calcext:value-type="string">
            <text:p>Fontawesome.create!(prefijo_nombre_css: 'fas fa-file-invoice-dollar: Expediente Invoice with US Dollar', icono: 'fas fa-file-invoice-dollar', termino: '$, cuenta, factura, cargo, documento, signo de dólar, dinero, pago, recibo, usd, icono de venta, icono de orden de compra, icono de orden de venta, icono de factura', codigo_css: '\f571')</text:p>
          </table:table-cell>
        </table:table-row>
        <table:table-row table:style-name="ro1">
          <table:table-cell/>
          <table:table-cell office:value-type="string" calcext:value-type="string">
            <text:p>fas fa-file-medical: Medical Expediente </text:p>
          </table:table-cell>
          <table:table-cell office:value-type="string" calcext:value-type="string">
            <text:p><text:s/>fas fa-file-medical </text:p>
          </table:table-cell>
          <table:table-cell office:value-type="string" calcext:value-type="string">
            <text:p><text:s/>documento, historia, salud, prescripción, registro, </text:p>
          </table:table-cell>
          <table:table-cell office:value-type="string" calcext:value-type="string">
            <text:p><text:s/>\f477</text:p>
          </table:table-cell>
          <table:table-cell table:formula="of:=CONCATENATE(&quot;Fontawesome.create!(&quot;;[.$B$1];&quot;: '&quot;;TRIM([.$B471]);&quot;', &quot;;[.$C$1];&quot;: '&quot;;TRIM([.$C471]);&quot;', &quot;;[.$D$1];&quot;: '&quot;;TRIM([.$D471]);&quot;', &quot;;[.$E$1];&quot;: '&quot;;TRIM([.$E471]);&quot;')&quot;)" office:value-type="string" office:string-value="Fontawesome.create!(prefijo_nombre_css: 'fas fa-file-medical: Medical Expediente', icono: 'fas fa-file-medical', termino: 'documento, historia, salud, prescripción, registro,', codigo_css: '\f477')" calcext:value-type="string">
            <text:p>Fontawesome.create!(prefijo_nombre_css: 'fas fa-file-medical: Medical Expediente', icono: 'fas fa-file-medical', termino: 'documento, historia, salud, prescripción, registro,', codigo_css: '\f477')</text:p>
          </table:table-cell>
        </table:table-row>
        <table:table-row table:style-name="ro1">
          <table:table-cell/>
          <table:table-cell office:value-type="string" calcext:value-type="string">
            <text:p>fas fa-file-medical-alt: Alternate Medical Expediente </text:p>
          </table:table-cell>
          <table:table-cell office:value-type="string" calcext:value-type="string">
            <text:p><text:s/>fas fa-file-medical-alt </text:p>
          </table:table-cell>
          <table:table-cell office:value-type="string" calcext:value-type="string">
            <text:p><text:s/>documento, historia, salud, prescripción, registro, </text:p>
          </table:table-cell>
          <table:table-cell office:value-type="string" calcext:value-type="string">
            <text:p><text:s/>\f478</text:p>
          </table:table-cell>
          <table:table-cell table:formula="of:=CONCATENATE(&quot;Fontawesome.create!(&quot;;[.$B$1];&quot;: '&quot;;TRIM([.$B472]);&quot;', &quot;;[.$C$1];&quot;: '&quot;;TRIM([.$C472]);&quot;', &quot;;[.$D$1];&quot;: '&quot;;TRIM([.$D472]);&quot;', &quot;;[.$E$1];&quot;: '&quot;;TRIM([.$E472]);&quot;')&quot;)" office:value-type="string" office:string-value="Fontawesome.create!(prefijo_nombre_css: 'fas fa-file-medical-alt: Alternate Medical Expediente', icono: 'fas fa-file-medical-alt', termino: 'documento, historia, salud, prescripción, registro,', codigo_css: '\f478')" calcext:value-type="string">
            <text:p>Fontawesome.create!(prefijo_nombre_css: 'fas fa-file-medical-alt: Alternate Medical Expediente', icono: 'fas fa-file-medical-alt', termino: 'documento, historia, salud, prescripción, registro,', codigo_css: '\f478')</text:p>
          </table:table-cell>
        </table:table-row>
        <table:table-row table:style-name="ro1">
          <table:table-cell/>
          <table:table-cell office:value-type="string" calcext:value-type="string">
            <text:p>fas fa-file-pdf: PDF Expediente </text:p>
          </table:table-cell>
          <table:table-cell office:value-type="string" calcext:value-type="string">
            <text:p><text:s/>fas fa-file-pdf </text:p>
          </table:table-cell>
          <table:table-cell office:value-type="string" calcext:value-type="string">
            <text:p><text:s/>acróbata, guardar, documento, vista previa, </text:p>
          </table:table-cell>
          <table:table-cell office:value-type="string" calcext:value-type="string">
            <text:p><text:s/>\f1c1</text:p>
          </table:table-cell>
          <table:table-cell table:formula="of:=CONCATENATE(&quot;Fontawesome.create!(&quot;;[.$B$1];&quot;: '&quot;;TRIM([.$B473]);&quot;', &quot;;[.$C$1];&quot;: '&quot;;TRIM([.$C473]);&quot;', &quot;;[.$D$1];&quot;: '&quot;;TRIM([.$D473]);&quot;', &quot;;[.$E$1];&quot;: '&quot;;TRIM([.$E473]);&quot;')&quot;)" office:value-type="string" office:string-value="Fontawesome.create!(prefijo_nombre_css: 'fas fa-file-pdf: PDF Expediente', icono: 'fas fa-file-pdf', termino: 'acróbata, guardar, documento, vista previa,', codigo_css: '\f1c1')" calcext:value-type="string">
            <text:p>Fontawesome.create!(prefijo_nombre_css: 'fas fa-file-pdf: PDF Expediente', icono: 'fas fa-file-pdf', termino: 'acróbata, guardar, documento, vista previa,', codigo_css: '\f1c1')</text:p>
          </table:table-cell>
        </table:table-row>
        <table:table-row table:style-name="ro1">
          <table:table-cell/>
          <table:table-cell office:value-type="string" calcext:value-type="string">
            <text:p>fas fa-file-powerpoint: Powerpoint Expediente </text:p>
          </table:table-cell>
          <table:table-cell office:value-type="string" calcext:value-type="string">
            <text:p><text:s/>fas fa-file-powerpoint </text:p>
          </table:table-cell>
          <table:table-cell office:value-type="string" calcext:value-type="string">
            <text:p><text:s/>display, documento, keynote, presentación, </text:p>
          </table:table-cell>
          <table:table-cell office:value-type="string" calcext:value-type="string">
            <text:p><text:s/>\f1c4</text:p>
          </table:table-cell>
          <table:table-cell table:formula="of:=CONCATENATE(&quot;Fontawesome.create!(&quot;;[.$B$1];&quot;: '&quot;;TRIM([.$B474]);&quot;', &quot;;[.$C$1];&quot;: '&quot;;TRIM([.$C474]);&quot;', &quot;;[.$D$1];&quot;: '&quot;;TRIM([.$D474]);&quot;', &quot;;[.$E$1];&quot;: '&quot;;TRIM([.$E474]);&quot;')&quot;)" office:value-type="string" office:string-value="Fontawesome.create!(prefijo_nombre_css: 'fas fa-file-powerpoint: Powerpoint Expediente', icono: 'fas fa-file-powerpoint', termino: 'display, documento, keynote, presentación,', codigo_css: '\f1c4')" calcext:value-type="string">
            <text:p>Fontawesome.create!(prefijo_nombre_css: 'fas fa-file-powerpoint: Powerpoint Expediente', icono: 'fas fa-file-powerpoint', termino: 'display, documento, keynote, presentación,', codigo_css: '\f1c4')</text:p>
          </table:table-cell>
        </table:table-row>
        <table:table-row table:style-name="ro1">
          <table:table-cell/>
          <table:table-cell office:value-type="string" calcext:value-type="string">
            <text:p>fas fa-file-prescription: Expediente Prescription </text:p>
          </table:table-cell>
          <table:table-cell office:value-type="string" calcext:value-type="string">
            <text:p><text:s/>fas fa-file-prescription </text:p>
          </table:table-cell>
          <table:table-cell office:value-type="string" calcext:value-type="string">
            <text:p><text:s/>documento, drogas, medicina, médico, rx, </text:p>
          </table:table-cell>
          <table:table-cell office:value-type="string" calcext:value-type="string">
            <text:p><text:s/>\f572</text:p>
          </table:table-cell>
          <table:table-cell table:formula="of:=CONCATENATE(&quot;Fontawesome.create!(&quot;;[.$B$1];&quot;: '&quot;;TRIM([.$B475]);&quot;', &quot;;[.$C$1];&quot;: '&quot;;TRIM([.$C475]);&quot;', &quot;;[.$D$1];&quot;: '&quot;;TRIM([.$D475]);&quot;', &quot;;[.$E$1];&quot;: '&quot;;TRIM([.$E475]);&quot;')&quot;)" office:value-type="string" office:string-value="Fontawesome.create!(prefijo_nombre_css: 'fas fa-file-prescription: Expediente Prescription', icono: 'fas fa-file-prescription', termino: 'documento, drogas, medicina, médico, rx,', codigo_css: '\f572')" calcext:value-type="string">
            <text:p>Fontawesome.create!(prefijo_nombre_css: 'fas fa-file-prescription: Expediente Prescription', icono: 'fas fa-file-prescription', termino: 'documento, drogas, medicina, médico, rx,', codigo_css: '\f572')</text:p>
          </table:table-cell>
        </table:table-row>
        <table:table-row table:style-name="ro1">
          <table:table-cell/>
          <table:table-cell office:value-type="string" calcext:value-type="string">
            <text:p>fas fa-file-signature: Expediente Signature </text:p>
          </table:table-cell>
          <table:table-cell office:value-type="string" calcext:value-type="string">
            <text:p><text:s/>fas fa-file-signature </text:p>
          </table:table-cell>
          <table:table-cell office:value-type="string" calcext:value-type="string">
            <text:p><text:s/>John Hancock, contrato, documento, nombre, </text:p>
          </table:table-cell>
          <table:table-cell office:value-type="string" calcext:value-type="string">
            <text:p><text:s/>\f573</text:p>
          </table:table-cell>
          <table:table-cell table:formula="of:=CONCATENATE(&quot;Fontawesome.create!(&quot;;[.$B$1];&quot;: '&quot;;TRIM([.$B476]);&quot;', &quot;;[.$C$1];&quot;: '&quot;;TRIM([.$C476]);&quot;', &quot;;[.$D$1];&quot;: '&quot;;TRIM([.$D476]);&quot;', &quot;;[.$E$1];&quot;: '&quot;;TRIM([.$E476]);&quot;')&quot;)" office:value-type="string" office:string-value="Fontawesome.create!(prefijo_nombre_css: 'fas fa-file-signature: Expediente Signature', icono: 'fas fa-file-signature', termino: 'John Hancock, contrato, documento, nombre,', codigo_css: '\f573')" calcext:value-type="string">
            <text:p>Fontawesome.create!(prefijo_nombre_css: 'fas fa-file-signature: Expediente Signature', icono: 'fas fa-file-signature', termino: 'John Hancock, contrato, documento, nombre,', codigo_css: '\f573')</text:p>
          </table:table-cell>
        </table:table-row>
        <table:table-row table:style-name="ro1">
          <table:table-cell/>
          <table:table-cell office:value-type="string" calcext:value-type="string">
            <text:p>fas fa-file-upload: Expediente Upload </text:p>
          </table:table-cell>
          <table:table-cell office:value-type="string" calcext:value-type="string">
            <text:p><text:s/>fas fa-file-upload </text:p>
          </table:table-cell>
          <table:table-cell office:value-type="string" calcext:value-type="string">
            <text:p><text:s/>documento, importación, página, guardar, </text:p>
          </table:table-cell>
          <table:table-cell office:value-type="string" calcext:value-type="string">
            <text:p><text:s/>\f574</text:p>
          </table:table-cell>
          <table:table-cell table:formula="of:=CONCATENATE(&quot;Fontawesome.create!(&quot;;[.$B$1];&quot;: '&quot;;TRIM([.$B477]);&quot;', &quot;;[.$C$1];&quot;: '&quot;;TRIM([.$C477]);&quot;', &quot;;[.$D$1];&quot;: '&quot;;TRIM([.$D477]);&quot;', &quot;;[.$E$1];&quot;: '&quot;;TRIM([.$E477]);&quot;')&quot;)" office:value-type="string" office:string-value="Fontawesome.create!(prefijo_nombre_css: 'fas fa-file-upload: Expediente Upload', icono: 'fas fa-file-upload', termino: 'documento, importación, página, guardar,', codigo_css: '\f574')" calcext:value-type="string">
            <text:p>Fontawesome.create!(prefijo_nombre_css: 'fas fa-file-upload: Expediente Upload', icono: 'fas fa-file-upload', termino: 'documento, importación, página, guardar,', codigo_css: '\f574')</text:p>
          </table:table-cell>
        </table:table-row>
        <table:table-row table:style-name="ro1">
          <table:table-cell/>
          <table:table-cell office:value-type="string" calcext:value-type="string">
            <text:p>fas fa-file-video: Video Expediente </text:p>
          </table:table-cell>
          <table:table-cell office:value-type="string" calcext:value-type="string">
            <text:p><text:s/>fas fa-file-video </text:p>
          </table:table-cell>
          <table:table-cell office:value-type="string" calcext:value-type="string">
            <text:p><text:s/>documento, m4v, película, mp4, jugar, </text:p>
          </table:table-cell>
          <table:table-cell office:value-type="string" calcext:value-type="string">
            <text:p><text:s/>\f1c8</text:p>
          </table:table-cell>
          <table:table-cell table:formula="of:=CONCATENATE(&quot;Fontawesome.create!(&quot;;[.$B$1];&quot;: '&quot;;TRIM([.$B478]);&quot;', &quot;;[.$C$1];&quot;: '&quot;;TRIM([.$C478]);&quot;', &quot;;[.$D$1];&quot;: '&quot;;TRIM([.$D478]);&quot;', &quot;;[.$E$1];&quot;: '&quot;;TRIM([.$E478]);&quot;')&quot;)" office:value-type="string" office:string-value="Fontawesome.create!(prefijo_nombre_css: 'fas fa-file-video: Video Expediente', icono: 'fas fa-file-video', termino: 'documento, m4v, película, mp4, jugar,', codigo_css: '\f1c8')" calcext:value-type="string">
            <text:p>Fontawesome.create!(prefijo_nombre_css: 'fas fa-file-video: Video Expediente', icono: 'fas fa-file-video', termino: 'documento, m4v, película, mp4, jugar,', codigo_css: '\f1c8')</text:p>
          </table:table-cell>
        </table:table-row>
        <table:table-row table:style-name="ro1">
          <table:table-cell/>
          <table:table-cell office:value-type="string" calcext:value-type="string">
            <text:p>fas fa-file-word: Word Expediente </text:p>
          </table:table-cell>
          <table:table-cell office:value-type="string" calcext:value-type="string">
            <text:p><text:s/>fas fa-file-word </text:p>
          </table:table-cell>
          <table:table-cell office:value-type="string" calcext:value-type="string">
            <text:p><text:s/>documento, editar, página, texto, escritura, </text:p>
          </table:table-cell>
          <table:table-cell office:value-type="string" calcext:value-type="string">
            <text:p><text:s/>\f1c2</text:p>
          </table:table-cell>
          <table:table-cell table:formula="of:=CONCATENATE(&quot;Fontawesome.create!(&quot;;[.$B$1];&quot;: '&quot;;TRIM([.$B479]);&quot;', &quot;;[.$C$1];&quot;: '&quot;;TRIM([.$C479]);&quot;', &quot;;[.$D$1];&quot;: '&quot;;TRIM([.$D479]);&quot;', &quot;;[.$E$1];&quot;: '&quot;;TRIM([.$E479]);&quot;')&quot;)" office:value-type="string" office:string-value="Fontawesome.create!(prefijo_nombre_css: 'fas fa-file-word: Word Expediente', icono: 'fas fa-file-word', termino: 'documento, editar, página, texto, escritura,', codigo_css: '\f1c2')" calcext:value-type="string">
            <text:p>Fontawesome.create!(prefijo_nombre_css: 'fas fa-file-word: Word Expediente', icono: 'fas fa-file-word', termino: 'documento, editar, página, texto, escritura,', codigo_css: '\f1c2')</text:p>
          </table:table-cell>
        </table:table-row>
        <table:table-row table:style-name="ro1">
          <table:table-cell/>
          <table:table-cell office:value-type="string" calcext:value-type="string">
            <text:p>fas fa-fill: Llenar </text:p>
          </table:table-cell>
          <table:table-cell office:value-type="string" calcext:value-type="string">
            <text:p><text:s/>fas fa-fill </text:p>
          </table:table-cell>
          <table:table-cell office:value-type="string" calcext:value-type="string">
            <text:p><text:s/>cubo, color, pintura, cubo de pintura, </text:p>
          </table:table-cell>
          <table:table-cell office:value-type="string" calcext:value-type="string">
            <text:p><text:s/>\f575</text:p>
          </table:table-cell>
          <table:table-cell table:formula="of:=CONCATENATE(&quot;Fontawesome.create!(&quot;;[.$B$1];&quot;: '&quot;;TRIM([.$B480]);&quot;', &quot;;[.$C$1];&quot;: '&quot;;TRIM([.$C480]);&quot;', &quot;;[.$D$1];&quot;: '&quot;;TRIM([.$D480]);&quot;', &quot;;[.$E$1];&quot;: '&quot;;TRIM([.$E480]);&quot;')&quot;)" office:value-type="string" office:string-value="Fontawesome.create!(prefijo_nombre_css: 'fas fa-fill: Llenar', icono: 'fas fa-fill', termino: 'cubo, color, pintura, cubo de pintura,', codigo_css: '\f575')" calcext:value-type="string">
            <text:p>Fontawesome.create!(prefijo_nombre_css: 'fas fa-fill: Llenar', icono: 'fas fa-fill', termino: 'cubo, color, pintura, cubo de pintura,', codigo_css: '\f575')</text:p>
          </table:table-cell>
        </table:table-row>
        <table:table-row table:style-name="ro1">
          <table:table-cell/>
          <table:table-cell office:value-type="string" calcext:value-type="string">
            <text:p>fas fa-fill-drip: Llenar Drip </text:p>
          </table:table-cell>
          <table:table-cell office:value-type="string" calcext:value-type="string">
            <text:p><text:s/>fas fa-fill-drip </text:p>
          </table:table-cell>
          <table:table-cell office:value-type="string" calcext:value-type="string">
            <text:p><text:s/>balde, bote de pintura, colorear, derramar, derramar, </text:p>
          </table:table-cell>
          <table:table-cell office:value-type="string" calcext:value-type="string">
            <text:p><text:s/>\f576</text:p>
          </table:table-cell>
          <table:table-cell table:formula="of:=CONCATENATE(&quot;Fontawesome.create!(&quot;;[.$B$1];&quot;: '&quot;;TRIM([.$B481]);&quot;', &quot;;[.$C$1];&quot;: '&quot;;TRIM([.$C481]);&quot;', &quot;;[.$D$1];&quot;: '&quot;;TRIM([.$D481]);&quot;', &quot;;[.$E$1];&quot;: '&quot;;TRIM([.$E481]);&quot;')&quot;)" office:value-type="string" office:string-value="Fontawesome.create!(prefijo_nombre_css: 'fas fa-fill-drip: Llenar Drip', icono: 'fas fa-fill-drip', termino: 'balde, bote de pintura, colorear, derramar, derramar,', codigo_css: '\f576')" calcext:value-type="string">
            <text:p>Fontawesome.create!(prefijo_nombre_css: 'fas fa-fill-drip: Llenar Drip', icono: 'fas fa-fill-drip', termino: 'balde, bote de pintura, colorear, derramar, derramar,', codigo_css: '\f576')</text:p>
          </table:table-cell>
        </table:table-row>
        <table:table-row table:style-name="ro1">
          <table:table-cell/>
          <table:table-cell office:value-type="string" calcext:value-type="string">
            <text:p>fas fa-film: Película </text:p>
          </table:table-cell>
          <table:table-cell office:value-type="string" calcext:value-type="string">
            <text:p><text:s/>fas fa-film </text:p>
          </table:table-cell>
          <table:table-cell office:value-type="string" calcext:value-type="string">
            <text:p><text:s/>cine, película, tira, video, </text:p>
          </table:table-cell>
          <table:table-cell office:value-type="string" calcext:value-type="string">
            <text:p><text:s/>\f008</text:p>
          </table:table-cell>
          <table:table-cell table:formula="of:=CONCATENATE(&quot;Fontawesome.create!(&quot;;[.$B$1];&quot;: '&quot;;TRIM([.$B482]);&quot;', &quot;;[.$C$1];&quot;: '&quot;;TRIM([.$C482]);&quot;', &quot;;[.$D$1];&quot;: '&quot;;TRIM([.$D482]);&quot;', &quot;;[.$E$1];&quot;: '&quot;;TRIM([.$E482]);&quot;')&quot;)" office:value-type="string" office:string-value="Fontawesome.create!(prefijo_nombre_css: 'fas fa-film: Película', icono: 'fas fa-film', termino: 'cine, película, tira, video,', codigo_css: '\f008')" calcext:value-type="string">
            <text:p>Fontawesome.create!(prefijo_nombre_css: 'fas fa-film: Película', icono: 'fas fa-film', termino: 'cine, película, tira, video,', codigo_css: '\f008')</text:p>
          </table:table-cell>
        </table:table-row>
        <table:table-row table:style-name="ro1">
          <table:table-cell/>
          <table:table-cell office:value-type="string" calcext:value-type="string">
            <text:p>fas fa-filter: Filtrar </text:p>
          </table:table-cell>
          <table:table-cell office:value-type="string" calcext:value-type="string">
            <text:p><text:s/>fas fa-filter </text:p>
          </table:table-cell>
          <table:table-cell office:value-type="string" calcext:value-type="string">
            <text:p><text:s/>embudo, opciones, separar, ordenar, </text:p>
          </table:table-cell>
          <table:table-cell office:value-type="string" calcext:value-type="string">
            <text:p><text:s/>\f0b0</text:p>
          </table:table-cell>
          <table:table-cell table:formula="of:=CONCATENATE(&quot;Fontawesome.create!(&quot;;[.$B$1];&quot;: '&quot;;TRIM([.$B483]);&quot;', &quot;;[.$C$1];&quot;: '&quot;;TRIM([.$C483]);&quot;', &quot;;[.$D$1];&quot;: '&quot;;TRIM([.$D483]);&quot;', &quot;;[.$E$1];&quot;: '&quot;;TRIM([.$E483]);&quot;')&quot;)" office:value-type="string" office:string-value="Fontawesome.create!(prefijo_nombre_css: 'fas fa-filter: Filtrar', icono: 'fas fa-filter', termino: 'embudo, opciones, separar, ordenar,', codigo_css: '\f0b0')" calcext:value-type="string">
            <text:p>Fontawesome.create!(prefijo_nombre_css: 'fas fa-filter: Filtrar', icono: 'fas fa-filter', termino: 'embudo, opciones, separar, ordenar,', codigo_css: '\f0b0')</text:p>
          </table:table-cell>
        </table:table-row>
        <table:table-row table:style-name="ro1">
          <table:table-cell/>
          <table:table-cell office:value-type="string" calcext:value-type="string">
            <text:p>fas fa-fingerprint: Huella dactilar </text:p>
          </table:table-cell>
          <table:table-cell office:value-type="string" calcext:value-type="string">
            <text:p><text:s/>fas fa-fingerprint </text:p>
          </table:table-cell>
          <table:table-cell office:value-type="string" calcext:value-type="string">
            <text:p><text:s/>humano, identificación, identificación, mancha, toque, único, desbloquear, </text:p>
          </table:table-cell>
          <table:table-cell office:value-type="string" calcext:value-type="string">
            <text:p><text:s/>\f577</text:p>
          </table:table-cell>
          <table:table-cell table:formula="of:=CONCATENATE(&quot;Fontawesome.create!(&quot;;[.$B$1];&quot;: '&quot;;TRIM([.$B484]);&quot;', &quot;;[.$C$1];&quot;: '&quot;;TRIM([.$C484]);&quot;', &quot;;[.$D$1];&quot;: '&quot;;TRIM([.$D484]);&quot;', &quot;;[.$E$1];&quot;: '&quot;;TRIM([.$E484]);&quot;')&quot;)" office:value-type="string" office:string-value="Fontawesome.create!(prefijo_nombre_css: 'fas fa-fingerprint: Huella dactilar', icono: 'fas fa-fingerprint', termino: 'humano, identificación, identificación, mancha, toque, único, desbloquear,', codigo_css: '\f577')" calcext:value-type="string">
            <text:p>Fontawesome.create!(prefijo_nombre_css: 'fas fa-fingerprint: Huella dactilar', icono: 'fas fa-fingerprint', termino: 'humano, identificación, identificación, mancha, toque, único, desbloquear,', codigo_css: '\f577')</text:p>
          </table:table-cell>
        </table:table-row>
        <table:table-row table:style-name="ro1">
          <table:table-cell/>
          <table:table-cell office:value-type="string" calcext:value-type="string">
            <text:p>fas fa-fire: fuego </text:p>
          </table:table-cell>
          <table:table-cell office:value-type="string" calcext:value-type="string">
            <text:p><text:s/>fas fa-fire </text:p>
          </table:table-cell>
          <table:table-cell office:value-type="string" calcext:value-type="string">
            <text:p><text:s/>caliente, caliente, calor, llama, popular, quemar, </text:p>
          </table:table-cell>
          <table:table-cell office:value-type="string" calcext:value-type="string">
            <text:p><text:s/>\f06d</text:p>
          </table:table-cell>
          <table:table-cell table:formula="of:=CONCATENATE(&quot;Fontawesome.create!(&quot;;[.$B$1];&quot;: '&quot;;TRIM([.$B485]);&quot;', &quot;;[.$C$1];&quot;: '&quot;;TRIM([.$C485]);&quot;', &quot;;[.$D$1];&quot;: '&quot;;TRIM([.$D485]);&quot;', &quot;;[.$E$1];&quot;: '&quot;;TRIM([.$E485]);&quot;')&quot;)" office:value-type="string" office:string-value="Fontawesome.create!(prefijo_nombre_css: 'fas fa-fire: fuego', icono: 'fas fa-fire', termino: 'caliente, caliente, calor, llama, popular, quemar,', codigo_css: '\f06d')" calcext:value-type="string">
            <text:p>Fontawesome.create!(prefijo_nombre_css: 'fas fa-fire: fuego', icono: 'fas fa-fire', termino: 'caliente, caliente, calor, llama, popular, quemar,', codigo_css: '\f06d')</text:p>
          </table:table-cell>
        </table:table-row>
        <table:table-row table:style-name="ro1">
          <table:table-cell/>
          <table:table-cell office:value-type="string" calcext:value-type="string">
            <text:p>fas fa-fire-alt: Fuego alternativo </text:p>
          </table:table-cell>
          <table:table-cell office:value-type="string" calcext:value-type="string">
            <text:p><text:s/>fas fa-fire-alt </text:p>
          </table:table-cell>
          <table:table-cell office:value-type="string" calcext:value-type="string">
            <text:p><text:s/>caliente, caliente, calor, llama, popular, quemar, </text:p>
          </table:table-cell>
          <table:table-cell office:value-type="string" calcext:value-type="string">
            <text:p><text:s/>\f7e4</text:p>
          </table:table-cell>
          <table:table-cell table:formula="of:=CONCATENATE(&quot;Fontawesome.create!(&quot;;[.$B$1];&quot;: '&quot;;TRIM([.$B486]);&quot;', &quot;;[.$C$1];&quot;: '&quot;;TRIM([.$C486]);&quot;', &quot;;[.$D$1];&quot;: '&quot;;TRIM([.$D486]);&quot;', &quot;;[.$E$1];&quot;: '&quot;;TRIM([.$E486]);&quot;')&quot;)" office:value-type="string" office:string-value="Fontawesome.create!(prefijo_nombre_css: 'fas fa-fire-alt: Fuego alternativo', icono: 'fas fa-fire-alt', termino: 'caliente, caliente, calor, llama, popular, quemar,', codigo_css: '\f7e4')" calcext:value-type="string">
            <text:p>Fontawesome.create!(prefijo_nombre_css: 'fas fa-fire-alt: Fuego alternativo', icono: 'fas fa-fire-alt', termino: 'caliente, caliente, calor, llama, popular, quemar,', codigo_css: '\f7e4')</text:p>
          </table:table-cell>
        </table:table-row>
        <table:table-row table:style-name="ro1">
          <table:table-cell/>
          <table:table-cell office:value-type="string" calcext:value-type="string">
            <text:p>fas fa-fire-extinguisher: fuego-extinguisher </text:p>
          </table:table-cell>
          <table:table-cell office:value-type="string" calcext:value-type="string">
            <text:p><text:s/>fas fa-fire-extinguisher </text:p>
          </table:table-cell>
          <table:table-cell office:value-type="string" calcext:value-type="string">
            <text:p><text:s/>caliente, calor, bombero, calor, quemar, rescate, </text:p>
          </table:table-cell>
          <table:table-cell office:value-type="string" calcext:value-type="string">
            <text:p><text:s/>\f134</text:p>
          </table:table-cell>
          <table:table-cell table:formula="of:=CONCATENATE(&quot;Fontawesome.create!(&quot;;[.$B$1];&quot;: '&quot;;TRIM([.$B487]);&quot;', &quot;;[.$C$1];&quot;: '&quot;;TRIM([.$C487]);&quot;', &quot;;[.$D$1];&quot;: '&quot;;TRIM([.$D487]);&quot;', &quot;;[.$E$1];&quot;: '&quot;;TRIM([.$E487]);&quot;')&quot;)" office:value-type="string" office:string-value="Fontawesome.create!(prefijo_nombre_css: 'fas fa-fire-extinguisher: fuego-extinguisher', icono: 'fas fa-fire-extinguisher', termino: 'caliente, calor, bombero, calor, quemar, rescate,', codigo_css: '\f134')" calcext:value-type="string">
            <text:p>Fontawesome.create!(prefijo_nombre_css: 'fas fa-fire-extinguisher: fuego-extinguisher', icono: 'fas fa-fire-extinguisher', termino: 'caliente, calor, bombero, calor, quemar, rescate,', codigo_css: '\f134')</text:p>
          </table:table-cell>
        </table:table-row>
        <table:table-row table:style-name="ro1">
          <table:table-cell/>
          <table:table-cell office:value-type="string" calcext:value-type="string">
            <text:p>fab fa-firefox: Firefox </text:p>
          </table:table-cell>
          <table:table-cell office:value-type="string" calcext:value-type="string">
            <text:p><text:s/>fab fa-firefox </text:p>
          </table:table-cell>
          <table:table-cell office:value-type="string" calcext:value-type="string">
            <text:p><text:s/>navegador, </text:p>
          </table:table-cell>
          <table:table-cell office:value-type="string" calcext:value-type="string">
            <text:p><text:s/>\f269</text:p>
          </table:table-cell>
          <table:table-cell table:formula="of:=CONCATENATE(&quot;Fontawesome.create!(&quot;;[.$B$1];&quot;: '&quot;;TRIM([.$B488]);&quot;', &quot;;[.$C$1];&quot;: '&quot;;TRIM([.$C488]);&quot;', &quot;;[.$D$1];&quot;: '&quot;;TRIM([.$D488]);&quot;', &quot;;[.$E$1];&quot;: '&quot;;TRIM([.$E488]);&quot;')&quot;)" office:value-type="string" office:string-value="Fontawesome.create!(prefijo_nombre_css: 'fab fa-firefox: Firefox', icono: 'fab fa-firefox', termino: 'navegador,', codigo_css: '\f269')" calcext:value-type="string">
            <text:p>Fontawesome.create!(prefijo_nombre_css: 'fab fa-firefox: Firefox', icono: 'fab fa-firefox', termino: 'navegador,', codigo_css: '\f269')</text:p>
          </table:table-cell>
        </table:table-row>
        <table:table-row table:style-name="ro1">
          <table:table-cell/>
          <table:table-cell office:value-type="string" calcext:value-type="string">
            <text:p>fab fa-firefox-browser: Navegador Firefox </text:p>
          </table:table-cell>
          <table:table-cell office:value-type="string" calcext:value-type="string">
            <text:p><text:s/>fab fa-firefox-browser </text:p>
          </table:table-cell>
          <table:table-cell office:value-type="string" calcext:value-type="string">
            <text:p><text:s/>navegador, </text:p>
          </table:table-cell>
          <table:table-cell office:value-type="string" calcext:value-type="string">
            <text:p><text:s/>\f907</text:p>
          </table:table-cell>
          <table:table-cell table:formula="of:=CONCATENATE(&quot;Fontawesome.create!(&quot;;[.$B$1];&quot;: '&quot;;TRIM([.$B489]);&quot;', &quot;;[.$C$1];&quot;: '&quot;;TRIM([.$C489]);&quot;', &quot;;[.$D$1];&quot;: '&quot;;TRIM([.$D489]);&quot;', &quot;;[.$E$1];&quot;: '&quot;;TRIM([.$E489]);&quot;')&quot;)" office:value-type="string" office:string-value="Fontawesome.create!(prefijo_nombre_css: 'fab fa-firefox-browser: Navegador Firefox', icono: 'fab fa-firefox-browser', termino: 'navegador,', codigo_css: '\f907')" calcext:value-type="string">
            <text:p>Fontawesome.create!(prefijo_nombre_css: 'fab fa-firefox-browser: Navegador Firefox', icono: 'fab fa-firefox-browser', termino: 'navegador,', codigo_css: '\f907')</text:p>
          </table:table-cell>
        </table:table-row>
        <table:table-row table:style-name="ro1">
          <table:table-cell/>
          <table:table-cell office:value-type="string" calcext:value-type="string">
            <text:p>fas fa-first-aid: Primeros auxilios </text:p>
          </table:table-cell>
          <table:table-cell office:value-type="string" calcext:value-type="string">
            <text:p><text:s/>fas fa-first-aid </text:p>
          </table:table-cell>
          <table:table-cell office:value-type="string" calcext:value-type="string">
            <text:p><text:s/>emergencia, emt, salud, médico, rescate, </text:p>
          </table:table-cell>
          <table:table-cell office:value-type="string" calcext:value-type="string">
            <text:p><text:s/>\f479</text:p>
          </table:table-cell>
          <table:table-cell table:formula="of:=CONCATENATE(&quot;Fontawesome.create!(&quot;;[.$B$1];&quot;: '&quot;;TRIM([.$B490]);&quot;', &quot;;[.$C$1];&quot;: '&quot;;TRIM([.$C490]);&quot;', &quot;;[.$D$1];&quot;: '&quot;;TRIM([.$D490]);&quot;', &quot;;[.$E$1];&quot;: '&quot;;TRIM([.$E490]);&quot;')&quot;)" office:value-type="string" office:string-value="Fontawesome.create!(prefijo_nombre_css: 'fas fa-first-aid: Primeros auxilios', icono: 'fas fa-first-aid', termino: 'emergencia, emt, salud, médico, rescate,', codigo_css: '\f479')" calcext:value-type="string">
            <text:p>Fontawesome.create!(prefijo_nombre_css: 'fas fa-first-aid: Primeros auxilios', icono: 'fas fa-first-aid', termino: 'emergencia, emt, salud, médico, rescate,', codigo_css: '\f479')</text:p>
          </table:table-cell>
        </table:table-row>
        <table:table-row table:style-name="ro1">
          <table:table-cell/>
          <table:table-cell office:value-type="string" calcext:value-type="string">
            <text:p>fab fa-first-order: Primer orden </text:p>
          </table:table-cell>
          <table:table-cell office:value-type="string" calcext:value-type="string">
            <text:p><text:s/>fab fa-first-ord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b0</text:p>
          </table:table-cell>
          <table:table-cell table:formula="of:=CONCATENATE(&quot;Fontawesome.create!(&quot;;[.$B$1];&quot;: '&quot;;TRIM([.$B491]);&quot;', &quot;;[.$C$1];&quot;: '&quot;;TRIM([.$C491]);&quot;', &quot;;[.$D$1];&quot;: '&quot;;TRIM([.$D491]);&quot;', &quot;;[.$E$1];&quot;: '&quot;;TRIM([.$E491]);&quot;')&quot;)" office:value-type="string" office:string-value="Fontawesome.create!(prefijo_nombre_css: 'fab fa-first-order: Primer orden', icono: 'fab fa-first-order', termino: '', codigo_css: '\f2b0')" calcext:value-type="string">
            <text:p>Fontawesome.create!(prefijo_nombre_css: 'fab fa-first-order: Primer orden', icono: 'fab fa-first-order', termino: '', codigo_css: '\f2b0')</text:p>
          </table:table-cell>
        </table:table-row>
        <table:table-row table:style-name="ro1">
          <table:table-cell/>
          <table:table-cell office:value-type="string" calcext:value-type="string">
            <text:p>fab fa-first-order-alt: Alternate Primer orden </text:p>
          </table:table-cell>
          <table:table-cell office:value-type="string" calcext:value-type="string">
            <text:p><text:s/>fab fa-first-order-al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0a</text:p>
          </table:table-cell>
          <table:table-cell table:formula="of:=CONCATENATE(&quot;Fontawesome.create!(&quot;;[.$B$1];&quot;: '&quot;;TRIM([.$B492]);&quot;', &quot;;[.$C$1];&quot;: '&quot;;TRIM([.$C492]);&quot;', &quot;;[.$D$1];&quot;: '&quot;;TRIM([.$D492]);&quot;', &quot;;[.$E$1];&quot;: '&quot;;TRIM([.$E492]);&quot;')&quot;)" office:value-type="string" office:string-value="Fontawesome.create!(prefijo_nombre_css: 'fab fa-first-order-alt: Alternate Primer orden', icono: 'fab fa-first-order-alt', termino: '', codigo_css: '\f50a')" calcext:value-type="string">
            <text:p>Fontawesome.create!(prefijo_nombre_css: 'fab fa-first-order-alt: Alternate Primer orden', icono: 'fab fa-first-order-alt', termino: '', codigo_css: '\f50a')</text:p>
          </table:table-cell>
        </table:table-row>
        <table:table-row table:style-name="ro1">
          <table:table-cell/>
          <table:table-cell office:value-type="string" calcext:value-type="string">
            <text:p>fab fa-firstdraft: primer borrador </text:p>
          </table:table-cell>
          <table:table-cell office:value-type="string" calcext:value-type="string">
            <text:p><text:s/>fab fa-firstdraf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1</text:p>
          </table:table-cell>
          <table:table-cell table:formula="of:=CONCATENATE(&quot;Fontawesome.create!(&quot;;[.$B$1];&quot;: '&quot;;TRIM([.$B493]);&quot;', &quot;;[.$C$1];&quot;: '&quot;;TRIM([.$C493]);&quot;', &quot;;[.$D$1];&quot;: '&quot;;TRIM([.$D493]);&quot;', &quot;;[.$E$1];&quot;: '&quot;;TRIM([.$E493]);&quot;')&quot;)" office:value-type="string" office:string-value="Fontawesome.create!(prefijo_nombre_css: 'fab fa-firstdraft: primer borrador', icono: 'fab fa-firstdraft', termino: '', codigo_css: '\f3a1')" calcext:value-type="string">
            <text:p>Fontawesome.create!(prefijo_nombre_css: 'fab fa-firstdraft: primer borrador', icono: 'fab fa-firstdraft', termino: '', codigo_css: '\f3a1')</text:p>
          </table:table-cell>
        </table:table-row>
        <table:table-row table:style-name="ro1">
          <table:table-cell/>
          <table:table-cell office:value-type="string" calcext:value-type="string">
            <text:p>fas fa-fish: Pescado </text:p>
          </table:table-cell>
          <table:table-cell office:value-type="string" calcext:value-type="string">
            <text:p><text:s/>fas fa-fish </text:p>
          </table:table-cell>
          <table:table-cell office:value-type="string" calcext:value-type="string">
            <text:p><text:s/>fauna, oro, mariscos, nadando, </text:p>
          </table:table-cell>
          <table:table-cell office:value-type="string" calcext:value-type="string">
            <text:p><text:s/>\f578</text:p>
          </table:table-cell>
          <table:table-cell table:formula="of:=CONCATENATE(&quot;Fontawesome.create!(&quot;;[.$B$1];&quot;: '&quot;;TRIM([.$B494]);&quot;', &quot;;[.$C$1];&quot;: '&quot;;TRIM([.$C494]);&quot;', &quot;;[.$D$1];&quot;: '&quot;;TRIM([.$D494]);&quot;', &quot;;[.$E$1];&quot;: '&quot;;TRIM([.$E494]);&quot;')&quot;)" office:value-type="string" office:string-value="Fontawesome.create!(prefijo_nombre_css: 'fas fa-fish: Pescado', icono: 'fas fa-fish', termino: 'fauna, oro, mariscos, nadando,', codigo_css: '\f578')" calcext:value-type="string">
            <text:p>Fontawesome.create!(prefijo_nombre_css: 'fas fa-fish: Pescado', icono: 'fas fa-fish', termino: 'fauna, oro, mariscos, nadando,', codigo_css: '\f578')</text:p>
          </table:table-cell>
        </table:table-row>
        <table:table-row table:style-name="ro1">
          <table:table-cell/>
          <table:table-cell office:value-type="string" calcext:value-type="string">
            <text:p>fas fa-fist-raised: Puño levantado </text:p>
          </table:table-cell>
          <table:table-cell office:value-type="string" calcext:value-type="string">
            <text:p><text:s/>fas fa-fist-raised </text:p>
          </table:table-cell>
          <table:table-cell office:value-type="string" calcext:value-type="string">
            <text:p><text:s/>Dungeons &amp; Dragons, d &amp; d, dnd, fantasía, mano, ki, monje, resistir, fuerza, combate sin armas, </text:p>
          </table:table-cell>
          <table:table-cell office:value-type="string" calcext:value-type="string">
            <text:p><text:s/>\f6de</text:p>
          </table:table-cell>
          <table:table-cell table:formula="of:=CONCATENATE(&quot;Fontawesome.create!(&quot;;[.$B$1];&quot;: '&quot;;TRIM([.$B495]);&quot;', &quot;;[.$C$1];&quot;: '&quot;;TRIM([.$C495]);&quot;', &quot;;[.$D$1];&quot;: '&quot;;TRIM([.$D495]);&quot;', &quot;;[.$E$1];&quot;: '&quot;;TRIM([.$E495]);&quot;')&quot;)" office:value-type="string" office:string-value="Fontawesome.create!(prefijo_nombre_css: 'fas fa-fist-raised: Puño levantado', icono: 'fas fa-fist-raised', termino: 'Dungeons &amp; Dragons, d &amp; d, dnd, fantasía, mano, ki, monje, resistir, fuerza, combate sin armas,', codigo_css: '\f6de')" calcext:value-type="string">
            <text:p>Fontawesome.create!(prefijo_nombre_css: 'fas fa-fist-raised: Puño levantado', icono: 'fas fa-fist-raised', termino: 'Dungeons &amp; Dragons, d &amp; d, dnd, fantasía, mano, ki, monje, resistir, fuerza, combate sin armas,', codigo_css: '\f6de')</text:p>
          </table:table-cell>
        </table:table-row>
        <table:table-row table:style-name="ro1">
          <table:table-cell/>
          <table:table-cell office:value-type="string" calcext:value-type="string">
            <text:p>fas fa-flag: bandera </text:p>
          </table:table-cell>
          <table:table-cell office:value-type="string" calcext:value-type="string">
            <text:p><text:s/>fas fa-flag </text:p>
          </table:table-cell>
          <table:table-cell office:value-type="string" calcext:value-type="string">
            <text:p><text:s/>notificar, notificar, notificar, país, qutb minar, símbolo, </text:p>
          </table:table-cell>
          <table:table-cell office:value-type="string" calcext:value-type="string">
            <text:p><text:s/>\f024</text:p>
          </table:table-cell>
          <table:table-cell table:formula="of:=CONCATENATE(&quot;Fontawesome.create!(&quot;;[.$B$1];&quot;: '&quot;;TRIM([.$B496]);&quot;', &quot;;[.$C$1];&quot;: '&quot;;TRIM([.$C496]);&quot;', &quot;;[.$D$1];&quot;: '&quot;;TRIM([.$D496]);&quot;', &quot;;[.$E$1];&quot;: '&quot;;TRIM([.$E496]);&quot;')&quot;)" office:value-type="string" office:string-value="Fontawesome.create!(prefijo_nombre_css: 'fas fa-flag: bandera', icono: 'fas fa-flag', termino: 'notificar, notificar, notificar, país, qutb minar, símbolo,', codigo_css: '\f024')" calcext:value-type="string">
            <text:p>Fontawesome.create!(prefijo_nombre_css: 'fas fa-flag: bandera', icono: 'fas fa-flag', termino: 'notificar, notificar, notificar, país, qutb minar, símbolo,', codigo_css: '\f024')</text:p>
          </table:table-cell>
        </table:table-row>
        <table:table-row table:style-name="ro1">
          <table:table-cell/>
          <table:table-cell office:value-type="string" calcext:value-type="string">
            <text:p>fas fa-flag-checkered: bandera-checkered </text:p>
          </table:table-cell>
          <table:table-cell office:value-type="string" calcext:value-type="string">
            <text:p><text:s/>fas fa-flag-checkered </text:p>
          </table:table-cell>
          <table:table-cell office:value-type="string" calcext:value-type="string">
            <text:p><text:s/>aviso, notificación, notificar, carreras, poste, informe, símbolo, </text:p>
          </table:table-cell>
          <table:table-cell office:value-type="string" calcext:value-type="string">
            <text:p><text:s/>\f11e</text:p>
          </table:table-cell>
          <table:table-cell table:formula="of:=CONCATENATE(&quot;Fontawesome.create!(&quot;;[.$B$1];&quot;: '&quot;;TRIM([.$B497]);&quot;', &quot;;[.$C$1];&quot;: '&quot;;TRIM([.$C497]);&quot;', &quot;;[.$D$1];&quot;: '&quot;;TRIM([.$D497]);&quot;', &quot;;[.$E$1];&quot;: '&quot;;TRIM([.$E497]);&quot;')&quot;)" office:value-type="string" office:string-value="Fontawesome.create!(prefijo_nombre_css: 'fas fa-flag-checkered: bandera-checkered', icono: 'fas fa-flag-checkered', termino: 'aviso, notificación, notificar, carreras, poste, informe, símbolo,', codigo_css: '\f11e')" calcext:value-type="string">
            <text:p>Fontawesome.create!(prefijo_nombre_css: 'fas fa-flag-checkered: bandera-checkered', icono: 'fas fa-flag-checkered', termino: 'aviso, notificación, notificar, carreras, poste, informe, símbolo,', codigo_css: '\f11e')</text:p>
          </table:table-cell>
        </table:table-row>
        <table:table-row table:style-name="ro1">
          <table:table-cell/>
          <table:table-cell office:value-type="string" calcext:value-type="string">
            <text:p>fas fa-flag-usa: Bandera de los estados unidos de américa </text:p>
          </table:table-cell>
          <table:table-cell office:value-type="string" calcext:value-type="string">
            <text:p><text:s/>fas fa-flag-usa </text:p>
          </table:table-cell>
          <table:table-cell office:value-type="string" calcext:value-type="string">
            <text:p><text:s/>betsy ross, estrellas, país, rayas, símbolo, vieja gloria, </text:p>
          </table:table-cell>
          <table:table-cell office:value-type="string" calcext:value-type="string">
            <text:p><text:s/>\f74d</text:p>
          </table:table-cell>
          <table:table-cell table:formula="of:=CONCATENATE(&quot;Fontawesome.create!(&quot;;[.$B$1];&quot;: '&quot;;TRIM([.$B498]);&quot;', &quot;;[.$C$1];&quot;: '&quot;;TRIM([.$C498]);&quot;', &quot;;[.$D$1];&quot;: '&quot;;TRIM([.$D498]);&quot;', &quot;;[.$E$1];&quot;: '&quot;;TRIM([.$E498]);&quot;')&quot;)" office:value-type="string" office:string-value="Fontawesome.create!(prefijo_nombre_css: 'fas fa-flag-usa: Bandera de los estados unidos de américa', icono: 'fas fa-flag-usa', termino: 'betsy ross, estrellas, país, rayas, símbolo, vieja gloria,', codigo_css: '\f74d')" calcext:value-type="string">
            <text:p>Fontawesome.create!(prefijo_nombre_css: 'fas fa-flag-usa: Bandera de los estados unidos de américa', icono: 'fas fa-flag-usa', termino: 'betsy ross, estrellas, país, rayas, símbolo, vieja gloria,', codigo_css: '\f74d')</text:p>
          </table:table-cell>
        </table:table-row>
        <table:table-row table:style-name="ro1">
          <table:table-cell/>
          <table:table-cell office:value-type="string" calcext:value-type="string">
            <text:p>fas fa-flask: Matraz </text:p>
          </table:table-cell>
          <table:table-cell office:value-type="string" calcext:value-type="string">
            <text:p><text:s/>fas fa-flask </text:p>
          </table:table-cell>
          <table:table-cell office:value-type="string" calcext:value-type="string">
            <text:p><text:s/>vaso de precipitados, experimental, laboratorios, ciencia, </text:p>
          </table:table-cell>
          <table:table-cell office:value-type="string" calcext:value-type="string">
            <text:p><text:s/>\f0c3</text:p>
          </table:table-cell>
          <table:table-cell table:formula="of:=CONCATENATE(&quot;Fontawesome.create!(&quot;;[.$B$1];&quot;: '&quot;;TRIM([.$B499]);&quot;', &quot;;[.$C$1];&quot;: '&quot;;TRIM([.$C499]);&quot;', &quot;;[.$D$1];&quot;: '&quot;;TRIM([.$D499]);&quot;', &quot;;[.$E$1];&quot;: '&quot;;TRIM([.$E499]);&quot;')&quot;)" office:value-type="string" office:string-value="Fontawesome.create!(prefijo_nombre_css: 'fas fa-flask: Matraz', icono: 'fas fa-flask', termino: 'vaso de precipitados, experimental, laboratorios, ciencia,', codigo_css: '\f0c3')" calcext:value-type="string">
            <text:p>Fontawesome.create!(prefijo_nombre_css: 'fas fa-flask: Matraz', icono: 'fas fa-flask', termino: 'vaso de precipitados, experimental, laboratorios, ciencia,', codigo_css: '\f0c3')</text:p>
          </table:table-cell>
        </table:table-row>
        <table:table-row table:style-name="ro1">
          <table:table-cell/>
          <table:table-cell office:value-type="string" calcext:value-type="string">
            <text:p>fab fa-flickr: Flickr </text:p>
          </table:table-cell>
          <table:table-cell office:value-type="string" calcext:value-type="string">
            <text:p><text:s/>fab fa-flick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6e</text:p>
          </table:table-cell>
          <table:table-cell table:formula="of:=CONCATENATE(&quot;Fontawesome.create!(&quot;;[.$B$1];&quot;: '&quot;;TRIM([.$B500]);&quot;', &quot;;[.$C$1];&quot;: '&quot;;TRIM([.$C500]);&quot;', &quot;;[.$D$1];&quot;: '&quot;;TRIM([.$D500]);&quot;', &quot;;[.$E$1];&quot;: '&quot;;TRIM([.$E500]);&quot;')&quot;)" office:value-type="string" office:string-value="Fontawesome.create!(prefijo_nombre_css: 'fab fa-flickr: Flickr', icono: 'fab fa-flickr', termino: '', codigo_css: '\f16e')" calcext:value-type="string">
            <text:p>Fontawesome.create!(prefijo_nombre_css: 'fab fa-flickr: Flickr', icono: 'fab fa-flickr', termino: '', codigo_css: '\f16e')</text:p>
          </table:table-cell>
        </table:table-row>
        <table:table-row table:style-name="ro1">
          <table:table-cell/>
          <table:table-cell office:value-type="string" calcext:value-type="string">
            <text:p>fab fa-flipboard: Flipboard </text:p>
          </table:table-cell>
          <table:table-cell office:value-type="string" calcext:value-type="string">
            <text:p><text:s/>fab fa-flipboar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4d</text:p>
          </table:table-cell>
          <table:table-cell table:formula="of:=CONCATENATE(&quot;Fontawesome.create!(&quot;;[.$B$1];&quot;: '&quot;;TRIM([.$B501]);&quot;', &quot;;[.$C$1];&quot;: '&quot;;TRIM([.$C501]);&quot;', &quot;;[.$D$1];&quot;: '&quot;;TRIM([.$D501]);&quot;', &quot;;[.$E$1];&quot;: '&quot;;TRIM([.$E501]);&quot;')&quot;)" office:value-type="string" office:string-value="Fontawesome.create!(prefijo_nombre_css: 'fab fa-flipboard: Flipboard', icono: 'fab fa-flipboard', termino: '', codigo_css: '\f44d')" calcext:value-type="string">
            <text:p>Fontawesome.create!(prefijo_nombre_css: 'fab fa-flipboard: Flipboard', icono: 'fab fa-flipboard', termino: '', codigo_css: '\f44d')</text:p>
          </table:table-cell>
        </table:table-row>
        <table:table-row table:style-name="ro1">
          <table:table-cell/>
          <table:table-cell office:value-type="string" calcext:value-type="string">
            <text:p>fas fa-flushed: Cara sonrojada </text:p>
          </table:table-cell>
          <table:table-cell office:value-type="string" calcext:value-type="string">
            <text:p><text:s/>fas fa-flushed </text:p>
          </table:table-cell>
          <table:table-cell office:value-type="string" calcext:value-type="string">
            <text:p><text:s/>avergonzado, emoticon, cara, </text:p>
          </table:table-cell>
          <table:table-cell office:value-type="string" calcext:value-type="string">
            <text:p><text:s/>\f579</text:p>
          </table:table-cell>
          <table:table-cell table:formula="of:=CONCATENATE(&quot;Fontawesome.create!(&quot;;[.$B$1];&quot;: '&quot;;TRIM([.$B502]);&quot;', &quot;;[.$C$1];&quot;: '&quot;;TRIM([.$C502]);&quot;', &quot;;[.$D$1];&quot;: '&quot;;TRIM([.$D502]);&quot;', &quot;;[.$E$1];&quot;: '&quot;;TRIM([.$E502]);&quot;')&quot;)" office:value-type="string" office:string-value="Fontawesome.create!(prefijo_nombre_css: 'fas fa-flushed: Cara sonrojada', icono: 'fas fa-flushed', termino: 'avergonzado, emoticon, cara,', codigo_css: '\f579')" calcext:value-type="string">
            <text:p>Fontawesome.create!(prefijo_nombre_css: 'fas fa-flushed: Cara sonrojada', icono: 'fas fa-flushed', termino: 'avergonzado, emoticon, cara,', codigo_css: '\f579')</text:p>
          </table:table-cell>
        </table:table-row>
        <table:table-row table:style-name="ro1">
          <table:table-cell/>
          <table:table-cell office:value-type="string" calcext:value-type="string">
            <text:p>fab fa-fly: Mosca </text:p>
          </table:table-cell>
          <table:table-cell office:value-type="string" calcext:value-type="string">
            <text:p><text:s/>fab fa-fl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7</text:p>
          </table:table-cell>
          <table:table-cell table:formula="of:=CONCATENATE(&quot;Fontawesome.create!(&quot;;[.$B$1];&quot;: '&quot;;TRIM([.$B503]);&quot;', &quot;;[.$C$1];&quot;: '&quot;;TRIM([.$C503]);&quot;', &quot;;[.$D$1];&quot;: '&quot;;TRIM([.$D503]);&quot;', &quot;;[.$E$1];&quot;: '&quot;;TRIM([.$E503]);&quot;')&quot;)" office:value-type="string" office:string-value="Fontawesome.create!(prefijo_nombre_css: 'fab fa-fly: Mosca', icono: 'fab fa-fly', termino: '', codigo_css: '\f417')" calcext:value-type="string">
            <text:p>Fontawesome.create!(prefijo_nombre_css: 'fab fa-fly: Mosca', icono: 'fab fa-fly', termino: '', codigo_css: '\f417')</text:p>
          </table:table-cell>
        </table:table-row>
        <table:table-row table:style-name="ro1">
          <table:table-cell/>
          <table:table-cell office:value-type="string" calcext:value-type="string">
            <text:p>fas fa-folder: Carpeta </text:p>
          </table:table-cell>
          <table:table-cell office:value-type="string" calcext:value-type="string">
            <text:p><text:s/>fas fa-folder </text:p>
          </table:table-cell>
          <table:table-cell office:value-type="string" calcext:value-type="string">
            <text:p><text:s/>archivo, directorio, documento, archivo, </text:p>
          </table:table-cell>
          <table:table-cell office:value-type="string" calcext:value-type="string">
            <text:p><text:s/>\f07b</text:p>
          </table:table-cell>
          <table:table-cell table:formula="of:=CONCATENATE(&quot;Fontawesome.create!(&quot;;[.$B$1];&quot;: '&quot;;TRIM([.$B504]);&quot;', &quot;;[.$C$1];&quot;: '&quot;;TRIM([.$C504]);&quot;', &quot;;[.$D$1];&quot;: '&quot;;TRIM([.$D504]);&quot;', &quot;;[.$E$1];&quot;: '&quot;;TRIM([.$E504]);&quot;')&quot;)" office:value-type="string" office:string-value="Fontawesome.create!(prefijo_nombre_css: 'fas fa-folder: Carpeta', icono: 'fas fa-folder', termino: 'archivo, directorio, documento, archivo,', codigo_css: '\f07b')" calcext:value-type="string">
            <text:p>Fontawesome.create!(prefijo_nombre_css: 'fas fa-folder: Carpeta', icono: 'fas fa-folder', termino: 'archivo, directorio, documento, archivo,', codigo_css: '\f07b')</text:p>
          </table:table-cell>
        </table:table-row>
        <table:table-row table:style-name="ro1">
          <table:table-cell/>
          <table:table-cell office:value-type="string" calcext:value-type="string">
            <text:p>fas fa-folder-minus: Carpeta Minus </text:p>
          </table:table-cell>
          <table:table-cell office:value-type="string" calcext:value-type="string">
            <text:p><text:s/>fas fa-folder-minus </text:p>
          </table:table-cell>
          <table:table-cell office:value-type="string" calcext:value-type="string">
            <text:p><text:s/>archivo, borrar, directorio, documento, expediente, negativo, </text:p>
          </table:table-cell>
          <table:table-cell office:value-type="string" calcext:value-type="string">
            <text:p><text:s/>\f65d</text:p>
          </table:table-cell>
          <table:table-cell table:formula="of:=CONCATENATE(&quot;Fontawesome.create!(&quot;;[.$B$1];&quot;: '&quot;;TRIM([.$B505]);&quot;', &quot;;[.$C$1];&quot;: '&quot;;TRIM([.$C505]);&quot;', &quot;;[.$D$1];&quot;: '&quot;;TRIM([.$D505]);&quot;', &quot;;[.$E$1];&quot;: '&quot;;TRIM([.$E505]);&quot;')&quot;)" office:value-type="string" office:string-value="Fontawesome.create!(prefijo_nombre_css: 'fas fa-folder-minus: Carpeta Minus', icono: 'fas fa-folder-minus', termino: 'archivo, borrar, directorio, documento, expediente, negativo,', codigo_css: '\f65d')" calcext:value-type="string">
            <text:p>Fontawesome.create!(prefijo_nombre_css: 'fas fa-folder-minus: Carpeta Minus', icono: 'fas fa-folder-minus', termino: 'archivo, borrar, directorio, documento, expediente, negativo,', codigo_css: '\f65d')</text:p>
          </table:table-cell>
        </table:table-row>
        <table:table-row table:style-name="ro1">
          <table:table-cell/>
          <table:table-cell office:value-type="string" calcext:value-type="string">
            <text:p>fas fa-folder-open: Carpeta Open </text:p>
          </table:table-cell>
          <table:table-cell office:value-type="string" calcext:value-type="string">
            <text:p><text:s/>fas fa-folder-open </text:p>
          </table:table-cell>
          <table:table-cell office:value-type="string" calcext:value-type="string">
            <text:p><text:s/>archivo, directorio, documento, expediente, nuevo, nuevo, </text:p>
          </table:table-cell>
          <table:table-cell office:value-type="string" calcext:value-type="string">
            <text:p><text:s/>\f07c</text:p>
          </table:table-cell>
          <table:table-cell table:formula="of:=CONCATENATE(&quot;Fontawesome.create!(&quot;;[.$B$1];&quot;: '&quot;;TRIM([.$B506]);&quot;', &quot;;[.$C$1];&quot;: '&quot;;TRIM([.$C506]);&quot;', &quot;;[.$D$1];&quot;: '&quot;;TRIM([.$D506]);&quot;', &quot;;[.$E$1];&quot;: '&quot;;TRIM([.$E506]);&quot;')&quot;)" office:value-type="string" office:string-value="Fontawesome.create!(prefijo_nombre_css: 'fas fa-folder-open: Carpeta Open', icono: 'fas fa-folder-open', termino: 'archivo, directorio, documento, expediente, nuevo, nuevo,', codigo_css: '\f07c')" calcext:value-type="string">
            <text:p>Fontawesome.create!(prefijo_nombre_css: 'fas fa-folder-open: Carpeta Open', icono: 'fas fa-folder-open', termino: 'archivo, directorio, documento, expediente, nuevo, nuevo,', codigo_css: '\f07c')</text:p>
          </table:table-cell>
        </table:table-row>
        <table:table-row table:style-name="ro1">
          <table:table-cell/>
          <table:table-cell office:value-type="string" calcext:value-type="string">
            <text:p>fas fa-folder-plus: Carpeta Plus </text:p>
          </table:table-cell>
          <table:table-cell office:value-type="string" calcext:value-type="string">
            <text:p><text:s/>fas fa-folder-plus </text:p>
          </table:table-cell>
          <table:table-cell office:value-type="string" calcext:value-type="string">
            <text:p><text:s/>agregar, archivo, crear, directorio, documento, expediente, nuevo, </text:p>
          </table:table-cell>
          <table:table-cell office:value-type="string" calcext:value-type="string">
            <text:p><text:s/>\f65e</text:p>
          </table:table-cell>
          <table:table-cell table:formula="of:=CONCATENATE(&quot;Fontawesome.create!(&quot;;[.$B$1];&quot;: '&quot;;TRIM([.$B507]);&quot;', &quot;;[.$C$1];&quot;: '&quot;;TRIM([.$C507]);&quot;', &quot;;[.$D$1];&quot;: '&quot;;TRIM([.$D507]);&quot;', &quot;;[.$E$1];&quot;: '&quot;;TRIM([.$E507]);&quot;')&quot;)" office:value-type="string" office:string-value="Fontawesome.create!(prefijo_nombre_css: 'fas fa-folder-plus: Carpeta Plus', icono: 'fas fa-folder-plus', termino: 'agregar, archivo, crear, directorio, documento, expediente, nuevo,', codigo_css: '\f65e')" calcext:value-type="string">
            <text:p>Fontawesome.create!(prefijo_nombre_css: 'fas fa-folder-plus: Carpeta Plus', icono: 'fas fa-folder-plus', termino: 'agregar, archivo, crear, directorio, documento, expediente, nuevo,', codigo_css: '\f65e')</text:p>
          </table:table-cell>
        </table:table-row>
        <table:table-row table:style-name="ro1">
          <table:table-cell/>
          <table:table-cell office:value-type="string" calcext:value-type="string">
            <text:p>fas fa-font: fuente </text:p>
          </table:table-cell>
          <table:table-cell office:value-type="string" calcext:value-type="string">
            <text:p><text:s/>fas fa-font </text:p>
          </table:table-cell>
          <table:table-cell office:value-type="string" calcext:value-type="string">
            <text:p><text:s/>alfabeto, glifo, texto, tipo, tipografía, </text:p>
          </table:table-cell>
          <table:table-cell office:value-type="string" calcext:value-type="string">
            <text:p><text:s/>\f031</text:p>
          </table:table-cell>
          <table:table-cell table:formula="of:=CONCATENATE(&quot;Fontawesome.create!(&quot;;[.$B$1];&quot;: '&quot;;TRIM([.$B508]);&quot;', &quot;;[.$C$1];&quot;: '&quot;;TRIM([.$C508]);&quot;', &quot;;[.$D$1];&quot;: '&quot;;TRIM([.$D508]);&quot;', &quot;;[.$E$1];&quot;: '&quot;;TRIM([.$E508]);&quot;')&quot;)" office:value-type="string" office:string-value="Fontawesome.create!(prefijo_nombre_css: 'fas fa-font: fuente', icono: 'fas fa-font', termino: 'alfabeto, glifo, texto, tipo, tipografía,', codigo_css: '\f031')" calcext:value-type="string">
            <text:p>Fontawesome.create!(prefijo_nombre_css: 'fas fa-font: fuente', icono: 'fas fa-font', termino: 'alfabeto, glifo, texto, tipo, tipografía,', codigo_css: '\f031')</text:p>
          </table:table-cell>
        </table:table-row>
        <table:table-row table:style-name="ro1">
          <table:table-cell/>
          <table:table-cell office:value-type="string" calcext:value-type="string">
            <text:p>fab fa-font-awesome: Fuente impresionante </text:p>
          </table:table-cell>
          <table:table-cell office:value-type="string" calcext:value-type="string">
            <text:p><text:s/>fab fa-font-awesome </text:p>
          </table:table-cell>
          <table:table-cell office:value-type="string" calcext:value-type="string">
            <text:p><text:s/>meanpath, </text:p>
          </table:table-cell>
          <table:table-cell office:value-type="string" calcext:value-type="string">
            <text:p><text:s/>\f2b4</text:p>
          </table:table-cell>
          <table:table-cell table:formula="of:=CONCATENATE(&quot;Fontawesome.create!(&quot;;[.$B$1];&quot;: '&quot;;TRIM([.$B509]);&quot;', &quot;;[.$C$1];&quot;: '&quot;;TRIM([.$C509]);&quot;', &quot;;[.$D$1];&quot;: '&quot;;TRIM([.$D509]);&quot;', &quot;;[.$E$1];&quot;: '&quot;;TRIM([.$E509]);&quot;')&quot;)" office:value-type="string" office:string-value="Fontawesome.create!(prefijo_nombre_css: 'fab fa-font-awesome: Fuente impresionante', icono: 'fab fa-font-awesome', termino: 'meanpath,', codigo_css: '\f2b4')" calcext:value-type="string">
            <text:p>Fontawesome.create!(prefijo_nombre_css: 'fab fa-font-awesome: Fuente impresionante', icono: 'fab fa-font-awesome', termino: 'meanpath,', codigo_css: '\f2b4')</text:p>
          </table:table-cell>
        </table:table-row>
        <table:table-row table:style-name="ro1">
          <table:table-cell/>
          <table:table-cell office:value-type="string" calcext:value-type="string">
            <text:p>fab fa-font-awesome-alt: Alternate Fuente impresionante </text:p>
          </table:table-cell>
          <table:table-cell office:value-type="string" calcext:value-type="string">
            <text:p><text:s/>fab fa-font-awesome-al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5c</text:p>
          </table:table-cell>
          <table:table-cell table:formula="of:=CONCATENATE(&quot;Fontawesome.create!(&quot;;[.$B$1];&quot;: '&quot;;TRIM([.$B510]);&quot;', &quot;;[.$C$1];&quot;: '&quot;;TRIM([.$C510]);&quot;', &quot;;[.$D$1];&quot;: '&quot;;TRIM([.$D510]);&quot;', &quot;;[.$E$1];&quot;: '&quot;;TRIM([.$E510]);&quot;')&quot;)" office:value-type="string" office:string-value="Fontawesome.create!(prefijo_nombre_css: 'fab fa-font-awesome-alt: Alternate Fuente impresionante', icono: 'fab fa-font-awesome-alt', termino: '', codigo_css: '\f35c')" calcext:value-type="string">
            <text:p>Fontawesome.create!(prefijo_nombre_css: 'fab fa-font-awesome-alt: Alternate Fuente impresionante', icono: 'fab fa-font-awesome-alt', termino: '', codigo_css: '\f35c')</text:p>
          </table:table-cell>
        </table:table-row>
        <table:table-row table:style-name="ro1">
          <table:table-cell/>
          <table:table-cell office:value-type="string" calcext:value-type="string">
            <text:p>fab fa-font-awesome-flag: Fuente impresionante Flag </text:p>
          </table:table-cell>
          <table:table-cell office:value-type="string" calcext:value-type="string">
            <text:p><text:s/>fab fa-font-awesome-fla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5</text:p>
          </table:table-cell>
          <table:table-cell table:formula="of:=CONCATENATE(&quot;Fontawesome.create!(&quot;;[.$B$1];&quot;: '&quot;;TRIM([.$B511]);&quot;', &quot;;[.$C$1];&quot;: '&quot;;TRIM([.$C511]);&quot;', &quot;;[.$D$1];&quot;: '&quot;;TRIM([.$D511]);&quot;', &quot;;[.$E$1];&quot;: '&quot;;TRIM([.$E511]);&quot;')&quot;)" office:value-type="string" office:string-value="Fontawesome.create!(prefijo_nombre_css: 'fab fa-font-awesome-flag: Fuente impresionante Flag', icono: 'fab fa-font-awesome-flag', termino: '', codigo_css: '\f425')" calcext:value-type="string">
            <text:p>Fontawesome.create!(prefijo_nombre_css: 'fab fa-font-awesome-flag: Fuente impresionante Flag', icono: 'fab fa-font-awesome-flag', termino: '', codigo_css: '\f425')</text:p>
          </table:table-cell>
        </table:table-row>
        <table:table-row table:style-name="ro1">
          <table:table-cell/>
          <table:table-cell office:value-type="string" calcext:value-type="string">
            <text:p>fab fa-fonticons: Fonticones </text:p>
          </table:table-cell>
          <table:table-cell office:value-type="string" calcext:value-type="string">
            <text:p><text:s/>fab fa-fonticon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80</text:p>
          </table:table-cell>
          <table:table-cell table:formula="of:=CONCATENATE(&quot;Fontawesome.create!(&quot;;[.$B$1];&quot;: '&quot;;TRIM([.$B512]);&quot;', &quot;;[.$C$1];&quot;: '&quot;;TRIM([.$C512]);&quot;', &quot;;[.$D$1];&quot;: '&quot;;TRIM([.$D512]);&quot;', &quot;;[.$E$1];&quot;: '&quot;;TRIM([.$E512]);&quot;')&quot;)" office:value-type="string" office:string-value="Fontawesome.create!(prefijo_nombre_css: 'fab fa-fonticons: Fonticones', icono: 'fab fa-fonticons', termino: '', codigo_css: '\f280')" calcext:value-type="string">
            <text:p>Fontawesome.create!(prefijo_nombre_css: 'fab fa-fonticons: Fonticones', icono: 'fab fa-fonticons', termino: '', codigo_css: '\f280')</text:p>
          </table:table-cell>
        </table:table-row>
        <table:table-row table:style-name="ro1">
          <table:table-cell/>
          <table:table-cell office:value-type="string" calcext:value-type="string">
            <text:p>fab fa-fonticons-fi: Fonticones Fi </text:p>
          </table:table-cell>
          <table:table-cell office:value-type="string" calcext:value-type="string">
            <text:p><text:s/>fab fa-fonticons-fi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2</text:p>
          </table:table-cell>
          <table:table-cell table:formula="of:=CONCATENATE(&quot;Fontawesome.create!(&quot;;[.$B$1];&quot;: '&quot;;TRIM([.$B513]);&quot;', &quot;;[.$C$1];&quot;: '&quot;;TRIM([.$C513]);&quot;', &quot;;[.$D$1];&quot;: '&quot;;TRIM([.$D513]);&quot;', &quot;;[.$E$1];&quot;: '&quot;;TRIM([.$E513]);&quot;')&quot;)" office:value-type="string" office:string-value="Fontawesome.create!(prefijo_nombre_css: 'fab fa-fonticons-fi: Fonticones Fi', icono: 'fab fa-fonticons-fi', termino: '', codigo_css: '\f3a2')" calcext:value-type="string">
            <text:p>Fontawesome.create!(prefijo_nombre_css: 'fab fa-fonticons-fi: Fonticones Fi', icono: 'fab fa-fonticons-fi', termino: '', codigo_css: '\f3a2')</text:p>
          </table:table-cell>
        </table:table-row>
        <table:table-row table:style-name="ro1">
          <table:table-cell/>
          <table:table-cell office:value-type="string" calcext:value-type="string">
            <text:p>fas fa-football-ball: Pelota de fútbol </text:p>
          </table:table-cell>
          <table:table-cell office:value-type="string" calcext:value-type="string">
            <text:p><text:s/>fas fa-football-ball </text:p>
          </table:table-cell>
          <table:table-cell office:value-type="string" calcext:value-type="string">
            <text:p><text:s/>bola, estacional, nfl, otoño, piel de cerdo, </text:p>
          </table:table-cell>
          <table:table-cell office:value-type="string" calcext:value-type="string">
            <text:p><text:s/>\f44e</text:p>
          </table:table-cell>
          <table:table-cell table:formula="of:=CONCATENATE(&quot;Fontawesome.create!(&quot;;[.$B$1];&quot;: '&quot;;TRIM([.$B514]);&quot;', &quot;;[.$C$1];&quot;: '&quot;;TRIM([.$C514]);&quot;', &quot;;[.$D$1];&quot;: '&quot;;TRIM([.$D514]);&quot;', &quot;;[.$E$1];&quot;: '&quot;;TRIM([.$E514]);&quot;')&quot;)" office:value-type="string" office:string-value="Fontawesome.create!(prefijo_nombre_css: 'fas fa-football-ball: Pelota de fútbol', icono: 'fas fa-football-ball', termino: 'bola, estacional, nfl, otoño, piel de cerdo,', codigo_css: '\f44e')" calcext:value-type="string">
            <text:p>Fontawesome.create!(prefijo_nombre_css: 'fas fa-football-ball: Pelota de fútbol', icono: 'fas fa-football-ball', termino: 'bola, estacional, nfl, otoño, piel de cerdo,', codigo_css: '\f44e')</text:p>
          </table:table-cell>
        </table:table-row>
        <table:table-row table:style-name="ro1">
          <table:table-cell/>
          <table:table-cell office:value-type="string" calcext:value-type="string">
            <text:p>fab fa-fort-awesome: Fuerte impresionante </text:p>
          </table:table-cell>
          <table:table-cell office:value-type="string" calcext:value-type="string">
            <text:p><text:s/>fab fa-fort-awesome </text:p>
          </table:table-cell>
          <table:table-cell office:value-type="string" calcext:value-type="string">
            <text:p><text:s/>castillo, </text:p>
          </table:table-cell>
          <table:table-cell office:value-type="string" calcext:value-type="string">
            <text:p><text:s/>\f286</text:p>
          </table:table-cell>
          <table:table-cell table:formula="of:=CONCATENATE(&quot;Fontawesome.create!(&quot;;[.$B$1];&quot;: '&quot;;TRIM([.$B515]);&quot;', &quot;;[.$C$1];&quot;: '&quot;;TRIM([.$C515]);&quot;', &quot;;[.$D$1];&quot;: '&quot;;TRIM([.$D515]);&quot;', &quot;;[.$E$1];&quot;: '&quot;;TRIM([.$E515]);&quot;')&quot;)" office:value-type="string" office:string-value="Fontawesome.create!(prefijo_nombre_css: 'fab fa-fort-awesome: Fuerte impresionante', icono: 'fab fa-fort-awesome', termino: 'castillo,', codigo_css: '\f286')" calcext:value-type="string">
            <text:p>Fontawesome.create!(prefijo_nombre_css: 'fab fa-fort-awesome: Fuerte impresionante', icono: 'fab fa-fort-awesome', termino: 'castillo,', codigo_css: '\f286')</text:p>
          </table:table-cell>
        </table:table-row>
        <table:table-row table:style-name="ro1">
          <table:table-cell/>
          <table:table-cell office:value-type="string" calcext:value-type="string">
            <text:p>fab fa-fort-awesome-alt: Alternate Fuerte impresionante </text:p>
          </table:table-cell>
          <table:table-cell office:value-type="string" calcext:value-type="string">
            <text:p><text:s/>fab fa-fort-awesome-alt </text:p>
          </table:table-cell>
          <table:table-cell office:value-type="string" calcext:value-type="string">
            <text:p><text:s/>castillo, </text:p>
          </table:table-cell>
          <table:table-cell office:value-type="string" calcext:value-type="string">
            <text:p><text:s/>\f3a3</text:p>
          </table:table-cell>
          <table:table-cell table:formula="of:=CONCATENATE(&quot;Fontawesome.create!(&quot;;[.$B$1];&quot;: '&quot;;TRIM([.$B516]);&quot;', &quot;;[.$C$1];&quot;: '&quot;;TRIM([.$C516]);&quot;', &quot;;[.$D$1];&quot;: '&quot;;TRIM([.$D516]);&quot;', &quot;;[.$E$1];&quot;: '&quot;;TRIM([.$E516]);&quot;')&quot;)" office:value-type="string" office:string-value="Fontawesome.create!(prefijo_nombre_css: 'fab fa-fort-awesome-alt: Alternate Fuerte impresionante', icono: 'fab fa-fort-awesome-alt', termino: 'castillo,', codigo_css: '\f3a3')" calcext:value-type="string">
            <text:p>Fontawesome.create!(prefijo_nombre_css: 'fab fa-fort-awesome-alt: Alternate Fuerte impresionante', icono: 'fab fa-fort-awesome-alt', termino: 'castillo,', codigo_css: '\f3a3')</text:p>
          </table:table-cell>
        </table:table-row>
        <table:table-row table:style-name="ro1">
          <table:table-cell/>
          <table:table-cell office:value-type="string" calcext:value-type="string">
            <text:p>fab fa-forumbee: Forumbee </text:p>
          </table:table-cell>
          <table:table-cell office:value-type="string" calcext:value-type="string">
            <text:p><text:s/>fab fa-forumbe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11</text:p>
          </table:table-cell>
          <table:table-cell table:formula="of:=CONCATENATE(&quot;Fontawesome.create!(&quot;;[.$B$1];&quot;: '&quot;;TRIM([.$B517]);&quot;', &quot;;[.$C$1];&quot;: '&quot;;TRIM([.$C517]);&quot;', &quot;;[.$D$1];&quot;: '&quot;;TRIM([.$D517]);&quot;', &quot;;[.$E$1];&quot;: '&quot;;TRIM([.$E517]);&quot;')&quot;)" office:value-type="string" office:string-value="Fontawesome.create!(prefijo_nombre_css: 'fab fa-forumbee: Forumbee', icono: 'fab fa-forumbee', termino: '', codigo_css: '\f211')" calcext:value-type="string">
            <text:p>Fontawesome.create!(prefijo_nombre_css: 'fab fa-forumbee: Forumbee', icono: 'fab fa-forumbee', termino: '', codigo_css: '\f211')</text:p>
          </table:table-cell>
        </table:table-row>
        <table:table-row table:style-name="ro1">
          <table:table-cell/>
          <table:table-cell office:value-type="string" calcext:value-type="string">
            <text:p>fas fa-forward: adelante </text:p>
          </table:table-cell>
          <table:table-cell office:value-type="string" calcext:value-type="string">
            <text:p><text:s/>fas fa-forward </text:p>
          </table:table-cell>
          <table:table-cell office:value-type="string" calcext:value-type="string">
            <text:p><text:s/>adelante, siguiente, saltar, </text:p>
          </table:table-cell>
          <table:table-cell office:value-type="string" calcext:value-type="string">
            <text:p><text:s/>\f04e</text:p>
          </table:table-cell>
          <table:table-cell table:formula="of:=CONCATENATE(&quot;Fontawesome.create!(&quot;;[.$B$1];&quot;: '&quot;;TRIM([.$B518]);&quot;', &quot;;[.$C$1];&quot;: '&quot;;TRIM([.$C518]);&quot;', &quot;;[.$D$1];&quot;: '&quot;;TRIM([.$D518]);&quot;', &quot;;[.$E$1];&quot;: '&quot;;TRIM([.$E518]);&quot;')&quot;)" office:value-type="string" office:string-value="Fontawesome.create!(prefijo_nombre_css: 'fas fa-forward: adelante', icono: 'fas fa-forward', termino: 'adelante, siguiente, saltar,', codigo_css: '\f04e')" calcext:value-type="string">
            <text:p>Fontawesome.create!(prefijo_nombre_css: 'fas fa-forward: adelante', icono: 'fas fa-forward', termino: 'adelante, siguiente, saltar,', codigo_css: '\f04e')</text:p>
          </table:table-cell>
        </table:table-row>
        <table:table-row table:style-name="ro1">
          <table:table-cell/>
          <table:table-cell office:value-type="string" calcext:value-type="string">
            <text:p>fab fa-foursquare: Firme </text:p>
          </table:table-cell>
          <table:table-cell office:value-type="string" calcext:value-type="string">
            <text:p><text:s/>fab fa-four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80</text:p>
          </table:table-cell>
          <table:table-cell table:formula="of:=CONCATENATE(&quot;Fontawesome.create!(&quot;;[.$B$1];&quot;: '&quot;;TRIM([.$B519]);&quot;', &quot;;[.$C$1];&quot;: '&quot;;TRIM([.$C519]);&quot;', &quot;;[.$D$1];&quot;: '&quot;;TRIM([.$D519]);&quot;', &quot;;[.$E$1];&quot;: '&quot;;TRIM([.$E519]);&quot;')&quot;)" office:value-type="string" office:string-value="Fontawesome.create!(prefijo_nombre_css: 'fab fa-foursquare: Firme', icono: 'fab fa-foursquare', termino: '', codigo_css: '\f180')" calcext:value-type="string">
            <text:p>Fontawesome.create!(prefijo_nombre_css: 'fab fa-foursquare: Firme', icono: 'fab fa-foursquare', termino: '', codigo_css: '\f180')</text:p>
          </table:table-cell>
        </table:table-row>
        <table:table-row table:style-name="ro1">
          <table:table-cell/>
          <table:table-cell office:value-type="string" calcext:value-type="string">
            <text:p>fab fa-free-code-camp: freeCodeCamp </text:p>
          </table:table-cell>
          <table:table-cell office:value-type="string" calcext:value-type="string">
            <text:p><text:s/>fab fa-free-code-cam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c5</text:p>
          </table:table-cell>
          <table:table-cell table:formula="of:=CONCATENATE(&quot;Fontawesome.create!(&quot;;[.$B$1];&quot;: '&quot;;TRIM([.$B520]);&quot;', &quot;;[.$C$1];&quot;: '&quot;;TRIM([.$C520]);&quot;', &quot;;[.$D$1];&quot;: '&quot;;TRIM([.$D520]);&quot;', &quot;;[.$E$1];&quot;: '&quot;;TRIM([.$E520]);&quot;')&quot;)" office:value-type="string" office:string-value="Fontawesome.create!(prefijo_nombre_css: 'fab fa-free-code-camp: freeCodeCamp', icono: 'fab fa-free-code-camp', termino: '', codigo_css: '\f2c5')" calcext:value-type="string">
            <text:p>Fontawesome.create!(prefijo_nombre_css: 'fab fa-free-code-camp: freeCodeCamp', icono: 'fab fa-free-code-camp', termino: '', codigo_css: '\f2c5')</text:p>
          </table:table-cell>
        </table:table-row>
        <table:table-row table:style-name="ro1">
          <table:table-cell/>
          <table:table-cell office:value-type="string" calcext:value-type="string">
            <text:p>fab fa-freebsd: FreeBSD </text:p>
          </table:table-cell>
          <table:table-cell office:value-type="string" calcext:value-type="string">
            <text:p><text:s/>fab fa-freebs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4</text:p>
          </table:table-cell>
          <table:table-cell table:formula="of:=CONCATENATE(&quot;Fontawesome.create!(&quot;;[.$B$1];&quot;: '&quot;;TRIM([.$B521]);&quot;', &quot;;[.$C$1];&quot;: '&quot;;TRIM([.$C521]);&quot;', &quot;;[.$D$1];&quot;: '&quot;;TRIM([.$D521]);&quot;', &quot;;[.$E$1];&quot;: '&quot;;TRIM([.$E521]);&quot;')&quot;)" office:value-type="string" office:string-value="Fontawesome.create!(prefijo_nombre_css: 'fab fa-freebsd: FreeBSD', icono: 'fab fa-freebsd', termino: '', codigo_css: '\f3a4')" calcext:value-type="string">
            <text:p>Fontawesome.create!(prefijo_nombre_css: 'fab fa-freebsd: FreeBSD', icono: 'fab fa-freebsd', termino: '', codigo_css: '\f3a4')</text:p>
          </table:table-cell>
        </table:table-row>
        <table:table-row table:style-name="ro1">
          <table:table-cell/>
          <table:table-cell office:value-type="string" calcext:value-type="string">
            <text:p>fas fa-frog: Rana </text:p>
          </table:table-cell>
          <table:table-cell office:value-type="string" calcext:value-type="string">
            <text:p><text:s/>fas fa-frog </text:p>
          </table:table-cell>
          <table:table-cell office:value-type="string" calcext:value-type="string">
            <text:p><text:s/>anfibio, beso, fauna, kermit, príncipe, ribbit, rana toro, sapo, verruga </text:p>
          </table:table-cell>
          <table:table-cell office:value-type="string" calcext:value-type="string">
            <text:p><text:s/>\f52e</text:p>
          </table:table-cell>
          <table:table-cell table:formula="of:=CONCATENATE(&quot;Fontawesome.create!(&quot;;[.$B$1];&quot;: '&quot;;TRIM([.$B522]);&quot;', &quot;;[.$C$1];&quot;: '&quot;;TRIM([.$C522]);&quot;', &quot;;[.$D$1];&quot;: '&quot;;TRIM([.$D522]);&quot;', &quot;;[.$E$1];&quot;: '&quot;;TRIM([.$E522]);&quot;')&quot;)" office:value-type="string" office:string-value="Fontawesome.create!(prefijo_nombre_css: 'fas fa-frog: Rana', icono: 'fas fa-frog', termino: 'anfibio, beso, fauna, kermit, príncipe, ribbit, rana toro, sapo, verruga', codigo_css: '\f52e')" calcext:value-type="string">
            <text:p>Fontawesome.create!(prefijo_nombre_css: 'fas fa-frog: Rana', icono: 'fas fa-frog', termino: 'anfibio, beso, fauna, kermit, príncipe, ribbit, rana toro, sapo, verruga', codigo_css: '\f52e')</text:p>
          </table:table-cell>
        </table:table-row>
        <table:table-row table:style-name="ro1">
          <table:table-cell/>
          <table:table-cell office:value-type="string" calcext:value-type="string">
            <text:p>fas fa-frown: Cara ceñuda </text:p>
          </table:table-cell>
          <table:table-cell office:value-type="string" calcext:value-type="string">
            <text:p><text:s/>fas fa-frown </text:p>
          </table:table-cell>
          <table:table-cell office:value-type="string" calcext:value-type="string">
            <text:p><text:s/>desaprobar, emoticon, calificación, triste, </text:p>
          </table:table-cell>
          <table:table-cell office:value-type="string" calcext:value-type="string">
            <text:p><text:s/>\f119</text:p>
          </table:table-cell>
          <table:table-cell table:formula="of:=CONCATENATE(&quot;Fontawesome.create!(&quot;;[.$B$1];&quot;: '&quot;;TRIM([.$B523]);&quot;', &quot;;[.$C$1];&quot;: '&quot;;TRIM([.$C523]);&quot;', &quot;;[.$D$1];&quot;: '&quot;;TRIM([.$D523]);&quot;', &quot;;[.$E$1];&quot;: '&quot;;TRIM([.$E523]);&quot;')&quot;)" office:value-type="string" office:string-value="Fontawesome.create!(prefijo_nombre_css: 'fas fa-frown: Cara ceñuda', icono: 'fas fa-frown', termino: 'desaprobar, emoticon, calificación, triste,', codigo_css: '\f119')" calcext:value-type="string">
            <text:p>Fontawesome.create!(prefijo_nombre_css: 'fas fa-frown: Cara ceñuda', icono: 'fas fa-frown', termino: 'desaprobar, emoticon, calificación, triste,', codigo_css: '\f119')</text:p>
          </table:table-cell>
        </table:table-row>
        <table:table-row table:style-name="ro1">
          <table:table-cell/>
          <table:table-cell office:value-type="string" calcext:value-type="string">
            <text:p>fas fa-frown-open: Cara ceñuda With Open Mouth </text:p>
          </table:table-cell>
          <table:table-cell office:value-type="string" calcext:value-type="string">
            <text:p><text:s/>fas fa-frown-open </text:p>
          </table:table-cell>
          <table:table-cell office:value-type="string" calcext:value-type="string">
            <text:p><text:s/>desaprobar, emoticon, calificación, triste, </text:p>
          </table:table-cell>
          <table:table-cell office:value-type="string" calcext:value-type="string">
            <text:p><text:s/>\f57a</text:p>
          </table:table-cell>
          <table:table-cell table:formula="of:=CONCATENATE(&quot;Fontawesome.create!(&quot;;[.$B$1];&quot;: '&quot;;TRIM([.$B524]);&quot;', &quot;;[.$C$1];&quot;: '&quot;;TRIM([.$C524]);&quot;', &quot;;[.$D$1];&quot;: '&quot;;TRIM([.$D524]);&quot;', &quot;;[.$E$1];&quot;: '&quot;;TRIM([.$E524]);&quot;')&quot;)" office:value-type="string" office:string-value="Fontawesome.create!(prefijo_nombre_css: 'fas fa-frown-open: Cara ceñuda With Open Mouth', icono: 'fas fa-frown-open', termino: 'desaprobar, emoticon, calificación, triste,', codigo_css: '\f57a')" calcext:value-type="string">
            <text:p>Fontawesome.create!(prefijo_nombre_css: 'fas fa-frown-open: Cara ceñuda With Open Mouth', icono: 'fas fa-frown-open', termino: 'desaprobar, emoticon, calificación, triste,', codigo_css: '\f57a')</text:p>
          </table:table-cell>
        </table:table-row>
        <table:table-row table:style-name="ro1">
          <table:table-cell/>
          <table:table-cell office:value-type="string" calcext:value-type="string">
            <text:p>fab fa-fulcrum: Fulcro </text:p>
          </table:table-cell>
          <table:table-cell office:value-type="string" calcext:value-type="string">
            <text:p><text:s/>fab fa-fulcru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0b</text:p>
          </table:table-cell>
          <table:table-cell table:formula="of:=CONCATENATE(&quot;Fontawesome.create!(&quot;;[.$B$1];&quot;: '&quot;;TRIM([.$B525]);&quot;', &quot;;[.$C$1];&quot;: '&quot;;TRIM([.$C525]);&quot;', &quot;;[.$D$1];&quot;: '&quot;;TRIM([.$D525]);&quot;', &quot;;[.$E$1];&quot;: '&quot;;TRIM([.$E525]);&quot;')&quot;)" office:value-type="string" office:string-value="Fontawesome.create!(prefijo_nombre_css: 'fab fa-fulcrum: Fulcro', icono: 'fab fa-fulcrum', termino: '', codigo_css: '\f50b')" calcext:value-type="string">
            <text:p>Fontawesome.create!(prefijo_nombre_css: 'fab fa-fulcrum: Fulcro', icono: 'fab fa-fulcrum', termino: '', codigo_css: '\f50b')</text:p>
          </table:table-cell>
        </table:table-row>
        <table:table-row table:style-name="ro1">
          <table:table-cell/>
          <table:table-cell office:value-type="string" calcext:value-type="string">
            <text:p>fas fa-funnel-dollar: Dólar embudo </text:p>
          </table:table-cell>
          <table:table-cell office:value-type="string" calcext:value-type="string">
            <text:p><text:s/>fas fa-funnel-dollar </text:p>
          </table:table-cell>
          <table:table-cell office:value-type="string" calcext:value-type="string">
            <text:p><text:s/>filtro, dinero, opciones, separar, ordenar, </text:p>
          </table:table-cell>
          <table:table-cell office:value-type="string" calcext:value-type="string">
            <text:p><text:s/>\f662</text:p>
          </table:table-cell>
          <table:table-cell table:formula="of:=CONCATENATE(&quot;Fontawesome.create!(&quot;;[.$B$1];&quot;: '&quot;;TRIM([.$B526]);&quot;', &quot;;[.$C$1];&quot;: '&quot;;TRIM([.$C526]);&quot;', &quot;;[.$D$1];&quot;: '&quot;;TRIM([.$D526]);&quot;', &quot;;[.$E$1];&quot;: '&quot;;TRIM([.$E526]);&quot;')&quot;)" office:value-type="string" office:string-value="Fontawesome.create!(prefijo_nombre_css: 'fas fa-funnel-dollar: Dólar embudo', icono: 'fas fa-funnel-dollar', termino: 'filtro, dinero, opciones, separar, ordenar,', codigo_css: '\f662')" calcext:value-type="string">
            <text:p>Fontawesome.create!(prefijo_nombre_css: 'fas fa-funnel-dollar: Dólar embudo', icono: 'fas fa-funnel-dollar', termino: 'filtro, dinero, opciones, separar, ordenar,', codigo_css: '\f662')</text:p>
          </table:table-cell>
        </table:table-row>
        <table:table-row table:style-name="ro1">
          <table:table-cell/>
          <table:table-cell office:value-type="string" calcext:value-type="string">
            <text:p>fas fa-futbol: Futbol </text:p>
          </table:table-cell>
          <table:table-cell office:value-type="string" calcext:value-type="string">
            <text:p><text:s/>fas fa-futbol </text:p>
          </table:table-cell>
          <table:table-cell office:value-type="string" calcext:value-type="string">
            <text:p><text:s/>fútbol, ​​mls, pelota, </text:p>
          </table:table-cell>
          <table:table-cell office:value-type="string" calcext:value-type="string">
            <text:p><text:s/>\f1e3</text:p>
          </table:table-cell>
          <table:table-cell table:formula="of:=CONCATENATE(&quot;Fontawesome.create!(&quot;;[.$B$1];&quot;: '&quot;;TRIM([.$B527]);&quot;', &quot;;[.$C$1];&quot;: '&quot;;TRIM([.$C527]);&quot;', &quot;;[.$D$1];&quot;: '&quot;;TRIM([.$D527]);&quot;', &quot;;[.$E$1];&quot;: '&quot;;TRIM([.$E527]);&quot;')&quot;)" office:value-type="string" office:string-value="Fontawesome.create!(prefijo_nombre_css: 'fas fa-futbol: Futbol', icono: 'fas fa-futbol', termino: 'fútbol, ​​mls, pelota,', codigo_css: '\f1e3')" calcext:value-type="string">
            <text:p>Fontawesome.create!(prefijo_nombre_css: 'fas fa-futbol: Futbol', icono: 'fas fa-futbol', termino: 'fútbol, ​​mls, pelota,', codigo_css: '\f1e3')</text:p>
          </table:table-cell>
        </table:table-row>
        <table:table-row table:style-name="ro1">
          <table:table-cell/>
          <table:table-cell office:value-type="string" calcext:value-type="string">
            <text:p>fab fa-galactic-republic: República Galáctica </text:p>
          </table:table-cell>
          <table:table-cell office:value-type="string" calcext:value-type="string">
            <text:p><text:s/>fab fa-galactic-republic </text:p>
          </table:table-cell>
          <table:table-cell office:value-type="string" calcext:value-type="string">
            <text:p><text:s/>política, guerra de las galaxias, </text:p>
          </table:table-cell>
          <table:table-cell office:value-type="string" calcext:value-type="string">
            <text:p><text:s/>\f50c</text:p>
          </table:table-cell>
          <table:table-cell table:formula="of:=CONCATENATE(&quot;Fontawesome.create!(&quot;;[.$B$1];&quot;: '&quot;;TRIM([.$B528]);&quot;', &quot;;[.$C$1];&quot;: '&quot;;TRIM([.$C528]);&quot;', &quot;;[.$D$1];&quot;: '&quot;;TRIM([.$D528]);&quot;', &quot;;[.$E$1];&quot;: '&quot;;TRIM([.$E528]);&quot;')&quot;)" office:value-type="string" office:string-value="Fontawesome.create!(prefijo_nombre_css: 'fab fa-galactic-republic: República Galáctica', icono: 'fab fa-galactic-republic', termino: 'política, guerra de las galaxias,', codigo_css: '\f50c')" calcext:value-type="string">
            <text:p>Fontawesome.create!(prefijo_nombre_css: 'fab fa-galactic-republic: República Galáctica', icono: 'fab fa-galactic-republic', termino: 'política, guerra de las galaxias,', codigo_css: '\f50c')</text:p>
          </table:table-cell>
        </table:table-row>
        <table:table-row table:style-name="ro1">
          <table:table-cell/>
          <table:table-cell office:value-type="string" calcext:value-type="string">
            <text:p>fab fa-galactic-senate: Senado galáctico </text:p>
          </table:table-cell>
          <table:table-cell office:value-type="string" calcext:value-type="string">
            <text:p><text:s/>fab fa-galactic-senate </text:p>
          </table:table-cell>
          <table:table-cell office:value-type="string" calcext:value-type="string">
            <text:p><text:s/>guerra de las Galaxias, </text:p>
          </table:table-cell>
          <table:table-cell office:value-type="string" calcext:value-type="string">
            <text:p><text:s/>\f50d</text:p>
          </table:table-cell>
          <table:table-cell table:formula="of:=CONCATENATE(&quot;Fontawesome.create!(&quot;;[.$B$1];&quot;: '&quot;;TRIM([.$B529]);&quot;', &quot;;[.$C$1];&quot;: '&quot;;TRIM([.$C529]);&quot;', &quot;;[.$D$1];&quot;: '&quot;;TRIM([.$D529]);&quot;', &quot;;[.$E$1];&quot;: '&quot;;TRIM([.$E529]);&quot;')&quot;)" office:value-type="string" office:string-value="Fontawesome.create!(prefijo_nombre_css: 'fab fa-galactic-senate: Senado galáctico', icono: 'fab fa-galactic-senate', termino: 'guerra de las Galaxias,', codigo_css: '\f50d')" calcext:value-type="string">
            <text:p>Fontawesome.create!(prefijo_nombre_css: 'fab fa-galactic-senate: Senado galáctico', icono: 'fab fa-galactic-senate', termino: 'guerra de las Galaxias,', codigo_css: '\f50d')</text:p>
          </table:table-cell>
        </table:table-row>
        <table:table-row table:style-name="ro1">
          <table:table-cell/>
          <table:table-cell office:value-type="string" calcext:value-type="string">
            <text:p>fas fa-gamepad: Mando </text:p>
          </table:table-cell>
          <table:table-cell office:value-type="string" calcext:value-type="string">
            <text:p><text:s/>fas fa-gamepad </text:p>
          </table:table-cell>
          <table:table-cell office:value-type="string" calcext:value-type="string">
            <text:p><text:s/>arcada, controlador, d-pad, joystick, video, videojuego, </text:p>
          </table:table-cell>
          <table:table-cell office:value-type="string" calcext:value-type="string">
            <text:p><text:s/>\f11b</text:p>
          </table:table-cell>
          <table:table-cell table:formula="of:=CONCATENATE(&quot;Fontawesome.create!(&quot;;[.$B$1];&quot;: '&quot;;TRIM([.$B530]);&quot;', &quot;;[.$C$1];&quot;: '&quot;;TRIM([.$C530]);&quot;', &quot;;[.$D$1];&quot;: '&quot;;TRIM([.$D530]);&quot;', &quot;;[.$E$1];&quot;: '&quot;;TRIM([.$E530]);&quot;')&quot;)" office:value-type="string" office:string-value="Fontawesome.create!(prefijo_nombre_css: 'fas fa-gamepad: Mando', icono: 'fas fa-gamepad', termino: 'arcada, controlador, d-pad, joystick, video, videojuego,', codigo_css: '\f11b')" calcext:value-type="string">
            <text:p>Fontawesome.create!(prefijo_nombre_css: 'fas fa-gamepad: Mando', icono: 'fas fa-gamepad', termino: 'arcada, controlador, d-pad, joystick, video, videojuego,', codigo_css: '\f11b')</text:p>
          </table:table-cell>
        </table:table-row>
        <table:table-row table:style-name="ro1">
          <table:table-cell/>
          <table:table-cell office:value-type="string" calcext:value-type="string">
            <text:p>fas fa-gas-pump: Bomba de gas </text:p>
          </table:table-cell>
          <table:table-cell office:value-type="string" calcext:value-type="string">
            <text:p><text:s/>fas fa-gas-pump </text:p>
          </table:table-cell>
          <table:table-cell office:value-type="string" calcext:value-type="string">
            <text:p><text:s/>coche, combustible, gasolina, gasolina, </text:p>
          </table:table-cell>
          <table:table-cell office:value-type="string" calcext:value-type="string">
            <text:p><text:s/>\f52f</text:p>
          </table:table-cell>
          <table:table-cell table:formula="of:=CONCATENATE(&quot;Fontawesome.create!(&quot;;[.$B$1];&quot;: '&quot;;TRIM([.$B531]);&quot;', &quot;;[.$C$1];&quot;: '&quot;;TRIM([.$C531]);&quot;', &quot;;[.$D$1];&quot;: '&quot;;TRIM([.$D531]);&quot;', &quot;;[.$E$1];&quot;: '&quot;;TRIM([.$E531]);&quot;')&quot;)" office:value-type="string" office:string-value="Fontawesome.create!(prefijo_nombre_css: 'fas fa-gas-pump: Bomba de gas', icono: 'fas fa-gas-pump', termino: 'coche, combustible, gasolina, gasolina,', codigo_css: '\f52f')" calcext:value-type="string">
            <text:p>Fontawesome.create!(prefijo_nombre_css: 'fas fa-gas-pump: Bomba de gas', icono: 'fas fa-gas-pump', termino: 'coche, combustible, gasolina, gasolina,', codigo_css: '\f52f')</text:p>
          </table:table-cell>
        </table:table-row>
        <table:table-row table:style-name="ro1">
          <table:table-cell/>
          <table:table-cell office:value-type="string" calcext:value-type="string">
            <text:p>fas fa-gavel: Mazo </text:p>
          </table:table-cell>
          <table:table-cell office:value-type="string" calcext:value-type="string">
            <text:p><text:s/>fas fa-gavel </text:p>
          </table:table-cell>
          <table:table-cell office:value-type="string" calcext:value-type="string">
            <text:p><text:s/>martillo, juez, ley, abogado, opinión, </text:p>
          </table:table-cell>
          <table:table-cell office:value-type="string" calcext:value-type="string">
            <text:p><text:s/>\f0e3</text:p>
          </table:table-cell>
          <table:table-cell table:formula="of:=CONCATENATE(&quot;Fontawesome.create!(&quot;;[.$B$1];&quot;: '&quot;;TRIM([.$B532]);&quot;', &quot;;[.$C$1];&quot;: '&quot;;TRIM([.$C532]);&quot;', &quot;;[.$D$1];&quot;: '&quot;;TRIM([.$D532]);&quot;', &quot;;[.$E$1];&quot;: '&quot;;TRIM([.$E532]);&quot;')&quot;)" office:value-type="string" office:string-value="Fontawesome.create!(prefijo_nombre_css: 'fas fa-gavel: Mazo', icono: 'fas fa-gavel', termino: 'martillo, juez, ley, abogado, opinión,', codigo_css: '\f0e3')" calcext:value-type="string">
            <text:p>Fontawesome.create!(prefijo_nombre_css: 'fas fa-gavel: Mazo', icono: 'fas fa-gavel', termino: 'martillo, juez, ley, abogado, opinión,', codigo_css: '\f0e3')</text:p>
          </table:table-cell>
        </table:table-row>
        <table:table-row table:style-name="ro1">
          <table:table-cell/>
          <table:table-cell office:value-type="string" calcext:value-type="string">
            <text:p>fas fa-gem: Joya </text:p>
          </table:table-cell>
          <table:table-cell office:value-type="string" calcext:value-type="string">
            <text:p><text:s/>fas fa-gem </text:p>
          </table:table-cell>
          <table:table-cell office:value-type="string" calcext:value-type="string">
            <text:p><text:s/>diamante, joyería, zafiro, piedra, tesoro, </text:p>
          </table:table-cell>
          <table:table-cell office:value-type="string" calcext:value-type="string">
            <text:p><text:s/>\f3a5</text:p>
          </table:table-cell>
          <table:table-cell table:formula="of:=CONCATENATE(&quot;Fontawesome.create!(&quot;;[.$B$1];&quot;: '&quot;;TRIM([.$B533]);&quot;', &quot;;[.$C$1];&quot;: '&quot;;TRIM([.$C533]);&quot;', &quot;;[.$D$1];&quot;: '&quot;;TRIM([.$D533]);&quot;', &quot;;[.$E$1];&quot;: '&quot;;TRIM([.$E533]);&quot;')&quot;)" office:value-type="string" office:string-value="Fontawesome.create!(prefijo_nombre_css: 'fas fa-gem: Joya', icono: 'fas fa-gem', termino: 'diamante, joyería, zafiro, piedra, tesoro,', codigo_css: '\f3a5')" calcext:value-type="string">
            <text:p>Fontawesome.create!(prefijo_nombre_css: 'fas fa-gem: Joya', icono: 'fas fa-gem', termino: 'diamante, joyería, zafiro, piedra, tesoro,', codigo_css: '\f3a5')</text:p>
          </table:table-cell>
        </table:table-row>
        <table:table-row table:style-name="ro1">
          <table:table-cell/>
          <table:table-cell office:value-type="string" calcext:value-type="string">
            <text:p>fas fa-genderless: Sin género </text:p>
          </table:table-cell>
          <table:table-cell office:value-type="string" calcext:value-type="string">
            <text:p><text:s/>fas fa-genderless </text:p>
          </table:table-cell>
          <table:table-cell office:value-type="string" calcext:value-type="string">
            <text:p><text:s/>andrógino, asexual, asexuado, </text:p>
          </table:table-cell>
          <table:table-cell office:value-type="string" calcext:value-type="string">
            <text:p><text:s/>\f22d</text:p>
          </table:table-cell>
          <table:table-cell table:formula="of:=CONCATENATE(&quot;Fontawesome.create!(&quot;;[.$B$1];&quot;: '&quot;;TRIM([.$B534]);&quot;', &quot;;[.$C$1];&quot;: '&quot;;TRIM([.$C534]);&quot;', &quot;;[.$D$1];&quot;: '&quot;;TRIM([.$D534]);&quot;', &quot;;[.$E$1];&quot;: '&quot;;TRIM([.$E534]);&quot;')&quot;)" office:value-type="string" office:string-value="Fontawesome.create!(prefijo_nombre_css: 'fas fa-genderless: Sin género', icono: 'fas fa-genderless', termino: 'andrógino, asexual, asexuado,', codigo_css: '\f22d')" calcext:value-type="string">
            <text:p>Fontawesome.create!(prefijo_nombre_css: 'fas fa-genderless: Sin género', icono: 'fas fa-genderless', termino: 'andrógino, asexual, asexuado,', codigo_css: '\f22d')</text:p>
          </table:table-cell>
        </table:table-row>
        <table:table-row table:style-name="ro1">
          <table:table-cell/>
          <table:table-cell office:value-type="string" calcext:value-type="string">
            <text:p>fab fa-get-pocket: Obtener bolsillo </text:p>
          </table:table-cell>
          <table:table-cell office:value-type="string" calcext:value-type="string">
            <text:p><text:s/>fab fa-get-pocke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5</text:p>
          </table:table-cell>
          <table:table-cell table:formula="of:=CONCATENATE(&quot;Fontawesome.create!(&quot;;[.$B$1];&quot;: '&quot;;TRIM([.$B535]);&quot;', &quot;;[.$C$1];&quot;: '&quot;;TRIM([.$C535]);&quot;', &quot;;[.$D$1];&quot;: '&quot;;TRIM([.$D535]);&quot;', &quot;;[.$E$1];&quot;: '&quot;;TRIM([.$E535]);&quot;')&quot;)" office:value-type="string" office:string-value="Fontawesome.create!(prefijo_nombre_css: 'fab fa-get-pocket: Obtener bolsillo', icono: 'fab fa-get-pocket', termino: '', codigo_css: '\f265')" calcext:value-type="string">
            <text:p>Fontawesome.create!(prefijo_nombre_css: 'fab fa-get-pocket: Obtener bolsillo', icono: 'fab fa-get-pocket', termino: '', codigo_css: '\f265')</text:p>
          </table:table-cell>
        </table:table-row>
        <table:table-row table:style-name="ro1">
          <table:table-cell/>
          <table:table-cell office:value-type="string" calcext:value-type="string">
            <text:p>fab fa-gg: Moneda GG </text:p>
          </table:table-cell>
          <table:table-cell office:value-type="string" calcext:value-type="string">
            <text:p><text:s/>fab fa-g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0</text:p>
          </table:table-cell>
          <table:table-cell table:formula="of:=CONCATENATE(&quot;Fontawesome.create!(&quot;;[.$B$1];&quot;: '&quot;;TRIM([.$B536]);&quot;', &quot;;[.$C$1];&quot;: '&quot;;TRIM([.$C536]);&quot;', &quot;;[.$D$1];&quot;: '&quot;;TRIM([.$D536]);&quot;', &quot;;[.$E$1];&quot;: '&quot;;TRIM([.$E536]);&quot;')&quot;)" office:value-type="string" office:string-value="Fontawesome.create!(prefijo_nombre_css: 'fab fa-gg: Moneda GG', icono: 'fab fa-gg', termino: '', codigo_css: '\f260')" calcext:value-type="string">
            <text:p>Fontawesome.create!(prefijo_nombre_css: 'fab fa-gg: Moneda GG', icono: 'fab fa-gg', termino: '', codigo_css: '\f260')</text:p>
          </table:table-cell>
        </table:table-row>
        <table:table-row table:style-name="ro1">
          <table:table-cell/>
          <table:table-cell office:value-type="string" calcext:value-type="string">
            <text:p>fab fa-gg-circle: Moneda GG Circle </text:p>
          </table:table-cell>
          <table:table-cell office:value-type="string" calcext:value-type="string">
            <text:p><text:s/>fab fa-gg-circ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1</text:p>
          </table:table-cell>
          <table:table-cell table:formula="of:=CONCATENATE(&quot;Fontawesome.create!(&quot;;[.$B$1];&quot;: '&quot;;TRIM([.$B537]);&quot;', &quot;;[.$C$1];&quot;: '&quot;;TRIM([.$C537]);&quot;', &quot;;[.$D$1];&quot;: '&quot;;TRIM([.$D537]);&quot;', &quot;;[.$E$1];&quot;: '&quot;;TRIM([.$E537]);&quot;')&quot;)" office:value-type="string" office:string-value="Fontawesome.create!(prefijo_nombre_css: 'fab fa-gg-circle: Moneda GG Circle', icono: 'fab fa-gg-circle', termino: '', codigo_css: '\f261')" calcext:value-type="string">
            <text:p>Fontawesome.create!(prefijo_nombre_css: 'fab fa-gg-circle: Moneda GG Circle', icono: 'fab fa-gg-circle', termino: '', codigo_css: '\f261')</text:p>
          </table:table-cell>
        </table:table-row>
        <table:table-row table:style-name="ro1">
          <table:table-cell/>
          <table:table-cell office:value-type="string" calcext:value-type="string">
            <text:p>fas fa-ghost: Fantasma </text:p>
          </table:table-cell>
          <table:table-cell office:value-type="string" calcext:value-type="string">
            <text:p><text:s/>fas fa-ghost </text:p>
          </table:table-cell>
          <table:table-cell office:value-type="string" calcext:value-type="string">
            <text:p><text:s/>aparición, blinky, clyde, dia de fiesta, espiritu, flotante, halloween, </text:p>
          </table:table-cell>
          <table:table-cell office:value-type="string" calcext:value-type="string">
            <text:p><text:s/>\f6e2</text:p>
          </table:table-cell>
          <table:table-cell table:formula="of:=CONCATENATE(&quot;Fontawesome.create!(&quot;;[.$B$1];&quot;: '&quot;;TRIM([.$B538]);&quot;', &quot;;[.$C$1];&quot;: '&quot;;TRIM([.$C538]);&quot;', &quot;;[.$D$1];&quot;: '&quot;;TRIM([.$D538]);&quot;', &quot;;[.$E$1];&quot;: '&quot;;TRIM([.$E538]);&quot;')&quot;)" office:value-type="string" office:string-value="Fontawesome.create!(prefijo_nombre_css: 'fas fa-ghost: Fantasma', icono: 'fas fa-ghost', termino: 'aparición, blinky, clyde, dia de fiesta, espiritu, flotante, halloween,', codigo_css: '\f6e2')" calcext:value-type="string">
            <text:p>Fontawesome.create!(prefijo_nombre_css: 'fas fa-ghost: Fantasma', icono: 'fas fa-ghost', termino: 'aparición, blinky, clyde, dia de fiesta, espiritu, flotante, halloween,', codigo_css: '\f6e2')</text:p>
          </table:table-cell>
        </table:table-row>
        <table:table-row table:style-name="ro1">
          <table:table-cell/>
          <table:table-cell office:value-type="string" calcext:value-type="string">
            <text:p>fas fa-gift: regalo </text:p>
          </table:table-cell>
          <table:table-cell office:value-type="string" calcext:value-type="string">
            <text:p><text:s/>fas fa-gift </text:p>
          </table:table-cell>
          <table:table-cell office:value-type="string" calcext:value-type="string">
            <text:p><text:s/>dia de fiesta, envuelto, fiesta, generosidad, navidad, presentar, regalando, </text:p>
          </table:table-cell>
          <table:table-cell office:value-type="string" calcext:value-type="string">
            <text:p><text:s/>\f06b</text:p>
          </table:table-cell>
          <table:table-cell table:formula="of:=CONCATENATE(&quot;Fontawesome.create!(&quot;;[.$B$1];&quot;: '&quot;;TRIM([.$B539]);&quot;', &quot;;[.$C$1];&quot;: '&quot;;TRIM([.$C539]);&quot;', &quot;;[.$D$1];&quot;: '&quot;;TRIM([.$D539]);&quot;', &quot;;[.$E$1];&quot;: '&quot;;TRIM([.$E539]);&quot;')&quot;)" office:value-type="string" office:string-value="Fontawesome.create!(prefijo_nombre_css: 'fas fa-gift: regalo', icono: 'fas fa-gift', termino: 'dia de fiesta, envuelto, fiesta, generosidad, navidad, presentar, regalando,', codigo_css: '\f06b')" calcext:value-type="string">
            <text:p>Fontawesome.create!(prefijo_nombre_css: 'fas fa-gift: regalo', icono: 'fas fa-gift', termino: 'dia de fiesta, envuelto, fiesta, generosidad, navidad, presentar, regalando,', codigo_css: '\f06b')</text:p>
          </table:table-cell>
        </table:table-row>
        <table:table-row table:style-name="ro1">
          <table:table-cell/>
          <table:table-cell office:value-type="string" calcext:value-type="string">
            <text:p>fas fa-gifts: Regalos </text:p>
          </table:table-cell>
          <table:table-cell office:value-type="string" calcext:value-type="string">
            <text:p><text:s/>fas fa-gifts </text:p>
          </table:table-cell>
          <table:table-cell office:value-type="string" calcext:value-type="string">
            <text:p><text:s/>dia de fiesta, envuelto, fiesta, generosidad, navidad, presentar, regalando, </text:p>
          </table:table-cell>
          <table:table-cell office:value-type="string" calcext:value-type="string">
            <text:p><text:s/>\f79c</text:p>
          </table:table-cell>
          <table:table-cell table:formula="of:=CONCATENATE(&quot;Fontawesome.create!(&quot;;[.$B$1];&quot;: '&quot;;TRIM([.$B540]);&quot;', &quot;;[.$C$1];&quot;: '&quot;;TRIM([.$C540]);&quot;', &quot;;[.$D$1];&quot;: '&quot;;TRIM([.$D540]);&quot;', &quot;;[.$E$1];&quot;: '&quot;;TRIM([.$E540]);&quot;')&quot;)" office:value-type="string" office:string-value="Fontawesome.create!(prefijo_nombre_css: 'fas fa-gifts: Regalos', icono: 'fas fa-gifts', termino: 'dia de fiesta, envuelto, fiesta, generosidad, navidad, presentar, regalando,', codigo_css: '\f79c')" calcext:value-type="string">
            <text:p>Fontawesome.create!(prefijo_nombre_css: 'fas fa-gifts: Regalos', icono: 'fas fa-gifts', termino: 'dia de fiesta, envuelto, fiesta, generosidad, navidad, presentar, regalando,', codigo_css: '\f79c')</text:p>
          </table:table-cell>
        </table:table-row>
        <table:table-row table:style-name="ro1">
          <table:table-cell/>
          <table:table-cell office:value-type="string" calcext:value-type="string">
            <text:p>fab fa-git: Git </text:p>
          </table:table-cell>
          <table:table-cell office:value-type="string" calcext:value-type="string">
            <text:p><text:s/>fab fa-gi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d3</text:p>
          </table:table-cell>
          <table:table-cell table:formula="of:=CONCATENATE(&quot;Fontawesome.create!(&quot;;[.$B$1];&quot;: '&quot;;TRIM([.$B541]);&quot;', &quot;;[.$C$1];&quot;: '&quot;;TRIM([.$C541]);&quot;', &quot;;[.$D$1];&quot;: '&quot;;TRIM([.$D541]);&quot;', &quot;;[.$E$1];&quot;: '&quot;;TRIM([.$E541]);&quot;')&quot;)" office:value-type="string" office:string-value="Fontawesome.create!(prefijo_nombre_css: 'fab fa-git: Git', icono: 'fab fa-git', termino: '', codigo_css: '\f1d3')" calcext:value-type="string">
            <text:p>Fontawesome.create!(prefijo_nombre_css: 'fab fa-git: Git', icono: 'fab fa-git', termino: '', codigo_css: '\f1d3')</text:p>
          </table:table-cell>
        </table:table-row>
        <table:table-row table:style-name="ro1">
          <table:table-cell/>
          <table:table-cell office:value-type="string" calcext:value-type="string">
            <text:p>fab fa-git-alt: Git Alt </text:p>
          </table:table-cell>
          <table:table-cell office:value-type="string" calcext:value-type="string">
            <text:p><text:s/>fab fa-git-al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41</text:p>
          </table:table-cell>
          <table:table-cell table:formula="of:=CONCATENATE(&quot;Fontawesome.create!(&quot;;[.$B$1];&quot;: '&quot;;TRIM([.$B542]);&quot;', &quot;;[.$C$1];&quot;: '&quot;;TRIM([.$C542]);&quot;', &quot;;[.$D$1];&quot;: '&quot;;TRIM([.$D542]);&quot;', &quot;;[.$E$1];&quot;: '&quot;;TRIM([.$E542]);&quot;')&quot;)" office:value-type="string" office:string-value="Fontawesome.create!(prefijo_nombre_css: 'fab fa-git-alt: Git Alt', icono: 'fab fa-git-alt', termino: '', codigo_css: '\f841')" calcext:value-type="string">
            <text:p>Fontawesome.create!(prefijo_nombre_css: 'fab fa-git-alt: Git Alt', icono: 'fab fa-git-alt', termino: '', codigo_css: '\f841')</text:p>
          </table:table-cell>
        </table:table-row>
        <table:table-row table:style-name="ro1">
          <table:table-cell/>
          <table:table-cell office:value-type="string" calcext:value-type="string">
            <text:p>fab fa-git-square: Plaza Git </text:p>
          </table:table-cell>
          <table:table-cell office:value-type="string" calcext:value-type="string">
            <text:p><text:s/>fab fa-git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d2</text:p>
          </table:table-cell>
          <table:table-cell table:formula="of:=CONCATENATE(&quot;Fontawesome.create!(&quot;;[.$B$1];&quot;: '&quot;;TRIM([.$B543]);&quot;', &quot;;[.$C$1];&quot;: '&quot;;TRIM([.$C543]);&quot;', &quot;;[.$D$1];&quot;: '&quot;;TRIM([.$D543]);&quot;', &quot;;[.$E$1];&quot;: '&quot;;TRIM([.$E543]);&quot;')&quot;)" office:value-type="string" office:string-value="Fontawesome.create!(prefijo_nombre_css: 'fab fa-git-square: Plaza Git', icono: 'fab fa-git-square', termino: '', codigo_css: '\f1d2')" calcext:value-type="string">
            <text:p>Fontawesome.create!(prefijo_nombre_css: 'fab fa-git-square: Plaza Git', icono: 'fab fa-git-square', termino: '', codigo_css: '\f1d2')</text:p>
          </table:table-cell>
        </table:table-row>
        <table:table-row table:style-name="ro1">
          <table:table-cell/>
          <table:table-cell office:value-type="string" calcext:value-type="string">
            <text:p>fab fa-github: GitHub </text:p>
          </table:table-cell>
          <table:table-cell office:value-type="string" calcext:value-type="string">
            <text:p><text:s/>fab fa-github </text:p>
          </table:table-cell>
          <table:table-cell office:value-type="string" calcext:value-type="string">
            <text:p><text:s/>octocat </text:p>
          </table:table-cell>
          <table:table-cell office:value-type="string" calcext:value-type="string">
            <text:p><text:s/>\f09b</text:p>
          </table:table-cell>
          <table:table-cell table:formula="of:=CONCATENATE(&quot;Fontawesome.create!(&quot;;[.$B$1];&quot;: '&quot;;TRIM([.$B544]);&quot;', &quot;;[.$C$1];&quot;: '&quot;;TRIM([.$C544]);&quot;', &quot;;[.$D$1];&quot;: '&quot;;TRIM([.$D544]);&quot;', &quot;;[.$E$1];&quot;: '&quot;;TRIM([.$E544]);&quot;')&quot;)" office:value-type="string" office:string-value="Fontawesome.create!(prefijo_nombre_css: 'fab fa-github: GitHub', icono: 'fab fa-github', termino: 'octocat', codigo_css: '\f09b')" calcext:value-type="string">
            <text:p>Fontawesome.create!(prefijo_nombre_css: 'fab fa-github: GitHub', icono: 'fab fa-github', termino: 'octocat', codigo_css: '\f09b')</text:p>
          </table:table-cell>
        </table:table-row>
        <table:table-row table:style-name="ro1">
          <table:table-cell/>
          <table:table-cell office:value-type="string" calcext:value-type="string">
            <text:p>fab fa-github-alt: GitHub alternativo </text:p>
          </table:table-cell>
          <table:table-cell office:value-type="string" calcext:value-type="string">
            <text:p><text:s/>fab fa-github-alt </text:p>
          </table:table-cell>
          <table:table-cell office:value-type="string" calcext:value-type="string">
            <text:p><text:s/>octocat </text:p>
          </table:table-cell>
          <table:table-cell office:value-type="string" calcext:value-type="string">
            <text:p><text:s/>\f113</text:p>
          </table:table-cell>
          <table:table-cell table:formula="of:=CONCATENATE(&quot;Fontawesome.create!(&quot;;[.$B$1];&quot;: '&quot;;TRIM([.$B545]);&quot;', &quot;;[.$C$1];&quot;: '&quot;;TRIM([.$C545]);&quot;', &quot;;[.$D$1];&quot;: '&quot;;TRIM([.$D545]);&quot;', &quot;;[.$E$1];&quot;: '&quot;;TRIM([.$E545]);&quot;')&quot;)" office:value-type="string" office:string-value="Fontawesome.create!(prefijo_nombre_css: 'fab fa-github-alt: GitHub alternativo', icono: 'fab fa-github-alt', termino: 'octocat', codigo_css: '\f113')" calcext:value-type="string">
            <text:p>Fontawesome.create!(prefijo_nombre_css: 'fab fa-github-alt: GitHub alternativo', icono: 'fab fa-github-alt', termino: 'octocat', codigo_css: '\f113')</text:p>
          </table:table-cell>
        </table:table-row>
        <table:table-row table:style-name="ro1">
          <table:table-cell/>
          <table:table-cell office:value-type="string" calcext:value-type="string">
            <text:p>fab fa-github-square: Plaza de GitHub </text:p>
          </table:table-cell>
          <table:table-cell office:value-type="string" calcext:value-type="string">
            <text:p><text:s/>fab fa-github-square </text:p>
          </table:table-cell>
          <table:table-cell office:value-type="string" calcext:value-type="string">
            <text:p><text:s/>octocat </text:p>
          </table:table-cell>
          <table:table-cell office:value-type="string" calcext:value-type="string">
            <text:p><text:s/>\f092</text:p>
          </table:table-cell>
          <table:table-cell table:formula="of:=CONCATENATE(&quot;Fontawesome.create!(&quot;;[.$B$1];&quot;: '&quot;;TRIM([.$B546]);&quot;', &quot;;[.$C$1];&quot;: '&quot;;TRIM([.$C546]);&quot;', &quot;;[.$D$1];&quot;: '&quot;;TRIM([.$D546]);&quot;', &quot;;[.$E$1];&quot;: '&quot;;TRIM([.$E546]);&quot;')&quot;)" office:value-type="string" office:string-value="Fontawesome.create!(prefijo_nombre_css: 'fab fa-github-square: Plaza de GitHub', icono: 'fab fa-github-square', termino: 'octocat', codigo_css: '\f092')" calcext:value-type="string">
            <text:p>Fontawesome.create!(prefijo_nombre_css: 'fab fa-github-square: Plaza de GitHub', icono: 'fab fa-github-square', termino: 'octocat', codigo_css: '\f092')</text:p>
          </table:table-cell>
        </table:table-row>
        <table:table-row table:style-name="ro1">
          <table:table-cell/>
          <table:table-cell office:value-type="string" calcext:value-type="string">
            <text:p>fab fa-gitkraken: GitKraken </text:p>
          </table:table-cell>
          <table:table-cell office:value-type="string" calcext:value-type="string">
            <text:p><text:s/>fab fa-gitkrake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6</text:p>
          </table:table-cell>
          <table:table-cell table:formula="of:=CONCATENATE(&quot;Fontawesome.create!(&quot;;[.$B$1];&quot;: '&quot;;TRIM([.$B547]);&quot;', &quot;;[.$C$1];&quot;: '&quot;;TRIM([.$C547]);&quot;', &quot;;[.$D$1];&quot;: '&quot;;TRIM([.$D547]);&quot;', &quot;;[.$E$1];&quot;: '&quot;;TRIM([.$E547]);&quot;')&quot;)" office:value-type="string" office:string-value="Fontawesome.create!(prefijo_nombre_css: 'fab fa-gitkraken: GitKraken', icono: 'fab fa-gitkraken', termino: '', codigo_css: '\f3a6')" calcext:value-type="string">
            <text:p>Fontawesome.create!(prefijo_nombre_css: 'fab fa-gitkraken: GitKraken', icono: 'fab fa-gitkraken', termino: '', codigo_css: '\f3a6')</text:p>
          </table:table-cell>
        </table:table-row>
        <table:table-row table:style-name="ro1">
          <table:table-cell/>
          <table:table-cell office:value-type="string" calcext:value-type="string">
            <text:p>fab fa-gitlab: GitLab </text:p>
          </table:table-cell>
          <table:table-cell office:value-type="string" calcext:value-type="string">
            <text:p><text:s/>fab fa-gitlab </text:p>
          </table:table-cell>
          <table:table-cell office:value-type="string" calcext:value-type="string">
            <text:p><text:s/>Axosoft, </text:p>
          </table:table-cell>
          <table:table-cell office:value-type="string" calcext:value-type="string">
            <text:p><text:s/>\f296</text:p>
          </table:table-cell>
          <table:table-cell table:formula="of:=CONCATENATE(&quot;Fontawesome.create!(&quot;;[.$B$1];&quot;: '&quot;;TRIM([.$B548]);&quot;', &quot;;[.$C$1];&quot;: '&quot;;TRIM([.$C548]);&quot;', &quot;;[.$D$1];&quot;: '&quot;;TRIM([.$D548]);&quot;', &quot;;[.$E$1];&quot;: '&quot;;TRIM([.$E548]);&quot;')&quot;)" office:value-type="string" office:string-value="Fontawesome.create!(prefijo_nombre_css: 'fab fa-gitlab: GitLab', icono: 'fab fa-gitlab', termino: 'Axosoft,', codigo_css: '\f296')" calcext:value-type="string">
            <text:p>Fontawesome.create!(prefijo_nombre_css: 'fab fa-gitlab: GitLab', icono: 'fab fa-gitlab', termino: 'Axosoft,', codigo_css: '\f296')</text:p>
          </table:table-cell>
        </table:table-row>
        <table:table-row table:style-name="ro1">
          <table:table-cell/>
          <table:table-cell office:value-type="string" calcext:value-type="string">
            <text:p>fab fa-gitter: Gitter </text:p>
          </table:table-cell>
          <table:table-cell office:value-type="string" calcext:value-type="string">
            <text:p><text:s/>fab fa-gitt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6</text:p>
          </table:table-cell>
          <table:table-cell table:formula="of:=CONCATENATE(&quot;Fontawesome.create!(&quot;;[.$B$1];&quot;: '&quot;;TRIM([.$B549]);&quot;', &quot;;[.$C$1];&quot;: '&quot;;TRIM([.$C549]);&quot;', &quot;;[.$D$1];&quot;: '&quot;;TRIM([.$D549]);&quot;', &quot;;[.$E$1];&quot;: '&quot;;TRIM([.$E549]);&quot;')&quot;)" office:value-type="string" office:string-value="Fontawesome.create!(prefijo_nombre_css: 'fab fa-gitter: Gitter', icono: 'fab fa-gitter', termino: '', codigo_css: '\f426')" calcext:value-type="string">
            <text:p>Fontawesome.create!(prefijo_nombre_css: 'fab fa-gitter: Gitter', icono: 'fab fa-gitter', termino: '', codigo_css: '\f426')</text:p>
          </table:table-cell>
        </table:table-row>
        <table:table-row table:style-name="ro1">
          <table:table-cell/>
          <table:table-cell office:value-type="string" calcext:value-type="string">
            <text:p>fas fa-glass-cheers: Saludos de cristal </text:p>
          </table:table-cell>
          <table:table-cell office:value-type="string" calcext:value-type="string">
            <text:p><text:s/>fas fa-glass-cheers </text:p>
          </table:table-cell>
          <table:table-cell office:value-type="string" calcext:value-type="string">
            <text:p><text:s/>Alcohol, bar, bebidas, celebración, champán, tintineo, beber, vacaciones, Nochevieja, fiesta, brindis, </text:p>
          </table:table-cell>
          <table:table-cell office:value-type="string" calcext:value-type="string">
            <text:p><text:s/>\f79f</text:p>
          </table:table-cell>
          <table:table-cell table:formula="of:=CONCATENATE(&quot;Fontawesome.create!(&quot;;[.$B$1];&quot;: '&quot;;TRIM([.$B550]);&quot;', &quot;;[.$C$1];&quot;: '&quot;;TRIM([.$C550]);&quot;', &quot;;[.$D$1];&quot;: '&quot;;TRIM([.$D550]);&quot;', &quot;;[.$E$1];&quot;: '&quot;;TRIM([.$E550]);&quot;')&quot;)" office:value-type="string" office:string-value="Fontawesome.create!(prefijo_nombre_css: 'fas fa-glass-cheers: Saludos de cristal', icono: 'fas fa-glass-cheers', termino: 'Alcohol, bar, bebidas, celebración, champán, tintineo, beber, vacaciones, Nochevieja, fiesta, brindis,', codigo_css: '\f79f')" calcext:value-type="string">
            <text:p>Fontawesome.create!(prefijo_nombre_css: 'fas fa-glass-cheers: Saludos de cristal', icono: 'fas fa-glass-cheers', termino: 'Alcohol, bar, bebidas, celebración, champán, tintineo, beber, vacaciones, Nochevieja, fiesta, brindis,', codigo_css: '\f79f')</text:p>
          </table:table-cell>
        </table:table-row>
        <table:table-row table:style-name="ro1">
          <table:table-cell/>
          <table:table-cell office:value-type="string" calcext:value-type="string">
            <text:p>fas fa-glass-martini: Copa de Martini </text:p>
          </table:table-cell>
          <table:table-cell office:value-type="string" calcext:value-type="string">
            <text:p><text:s/>fas fa-glass-martini </text:p>
          </table:table-cell>
          <table:table-cell office:value-type="string" calcext:value-type="string">
            <text:p><text:s/>alcohol, barrita, bebida, licor, </text:p>
          </table:table-cell>
          <table:table-cell office:value-type="string" calcext:value-type="string">
            <text:p><text:s/>\f000</text:p>
          </table:table-cell>
          <table:table-cell table:formula="of:=CONCATENATE(&quot;Fontawesome.create!(&quot;;[.$B$1];&quot;: '&quot;;TRIM([.$B551]);&quot;', &quot;;[.$C$1];&quot;: '&quot;;TRIM([.$C551]);&quot;', &quot;;[.$D$1];&quot;: '&quot;;TRIM([.$D551]);&quot;', &quot;;[.$E$1];&quot;: '&quot;;TRIM([.$E551]);&quot;')&quot;)" office:value-type="string" office:string-value="Fontawesome.create!(prefijo_nombre_css: 'fas fa-glass-martini: Copa de Martini', icono: 'fas fa-glass-martini', termino: 'alcohol, barrita, bebida, licor,', codigo_css: '\f000')" calcext:value-type="string">
            <text:p>Fontawesome.create!(prefijo_nombre_css: 'fas fa-glass-martini: Copa de Martini', icono: 'fas fa-glass-martini', termino: 'alcohol, barrita, bebida, licor,', codigo_css: '\f000')</text:p>
          </table:table-cell>
        </table:table-row>
        <table:table-row table:style-name="ro1">
          <table:table-cell/>
          <table:table-cell office:value-type="string" calcext:value-type="string">
            <text:p>fas fa-glass-martini-alt: Martini de vidrio alternativo </text:p>
          </table:table-cell>
          <table:table-cell office:value-type="string" calcext:value-type="string">
            <text:p><text:s/>fas fa-glass-martini-alt </text:p>
          </table:table-cell>
          <table:table-cell office:value-type="string" calcext:value-type="string">
            <text:p><text:s/>alcohol, barrita, bebida, licor, </text:p>
          </table:table-cell>
          <table:table-cell office:value-type="string" calcext:value-type="string">
            <text:p><text:s/>\f57b</text:p>
          </table:table-cell>
          <table:table-cell table:formula="of:=CONCATENATE(&quot;Fontawesome.create!(&quot;;[.$B$1];&quot;: '&quot;;TRIM([.$B552]);&quot;', &quot;;[.$C$1];&quot;: '&quot;;TRIM([.$C552]);&quot;', &quot;;[.$D$1];&quot;: '&quot;;TRIM([.$D552]);&quot;', &quot;;[.$E$1];&quot;: '&quot;;TRIM([.$E552]);&quot;')&quot;)" office:value-type="string" office:string-value="Fontawesome.create!(prefijo_nombre_css: 'fas fa-glass-martini-alt: Martini de vidrio alternativo', icono: 'fas fa-glass-martini-alt', termino: 'alcohol, barrita, bebida, licor,', codigo_css: '\f57b')" calcext:value-type="string">
            <text:p>Fontawesome.create!(prefijo_nombre_css: 'fas fa-glass-martini-alt: Martini de vidrio alternativo', icono: 'fas fa-glass-martini-alt', termino: 'alcohol, barrita, bebida, licor,', codigo_css: '\f57b')</text:p>
          </table:table-cell>
        </table:table-row>
        <table:table-row table:style-name="ro1">
          <table:table-cell/>
          <table:table-cell office:value-type="string" calcext:value-type="string">
            <text:p>fas fa-glass-whiskey: Whisky de cristal </text:p>
          </table:table-cell>
          <table:table-cell office:value-type="string" calcext:value-type="string">
            <text:p><text:s/>fas fa-glass-whiskey </text:p>
          </table:table-cell>
          <table:table-cell office:value-type="string" calcext:value-type="string">
            <text:p><text:s/>alcohol, barrita, bebida, bourbon, whisky escocés, licor de centeno, </text:p>
          </table:table-cell>
          <table:table-cell office:value-type="string" calcext:value-type="string">
            <text:p><text:s/>\f7a0</text:p>
          </table:table-cell>
          <table:table-cell table:formula="of:=CONCATENATE(&quot;Fontawesome.create!(&quot;;[.$B$1];&quot;: '&quot;;TRIM([.$B553]);&quot;', &quot;;[.$C$1];&quot;: '&quot;;TRIM([.$C553]);&quot;', &quot;;[.$D$1];&quot;: '&quot;;TRIM([.$D553]);&quot;', &quot;;[.$E$1];&quot;: '&quot;;TRIM([.$E553]);&quot;')&quot;)" office:value-type="string" office:string-value="Fontawesome.create!(prefijo_nombre_css: 'fas fa-glass-whiskey: Whisky de cristal', icono: 'fas fa-glass-whiskey', termino: 'alcohol, barrita, bebida, bourbon, whisky escocés, licor de centeno,', codigo_css: '\f7a0')" calcext:value-type="string">
            <text:p>Fontawesome.create!(prefijo_nombre_css: 'fas fa-glass-whiskey: Whisky de cristal', icono: 'fas fa-glass-whiskey', termino: 'alcohol, barrita, bebida, bourbon, whisky escocés, licor de centeno,', codigo_css: '\f7a0')</text:p>
          </table:table-cell>
        </table:table-row>
        <table:table-row table:style-name="ro1">
          <table:table-cell/>
          <table:table-cell office:value-type="string" calcext:value-type="string">
            <text:p>fas fa-glasses: Gafas </text:p>
          </table:table-cell>
          <table:table-cell office:value-type="string" calcext:value-type="string">
            <text:p><text:s/>fas fa-glasses </text:p>
          </table:table-cell>
          <table:table-cell office:value-type="string" calcext:value-type="string">
            <text:p><text:s/>hipster, nerd, lectura, visión, espectáculos, visión, </text:p>
          </table:table-cell>
          <table:table-cell office:value-type="string" calcext:value-type="string">
            <text:p><text:s/>\f530</text:p>
          </table:table-cell>
          <table:table-cell table:formula="of:=CONCATENATE(&quot;Fontawesome.create!(&quot;;[.$B$1];&quot;: '&quot;;TRIM([.$B554]);&quot;', &quot;;[.$C$1];&quot;: '&quot;;TRIM([.$C554]);&quot;', &quot;;[.$D$1];&quot;: '&quot;;TRIM([.$D554]);&quot;', &quot;;[.$E$1];&quot;: '&quot;;TRIM([.$E554]);&quot;')&quot;)" office:value-type="string" office:string-value="Fontawesome.create!(prefijo_nombre_css: 'fas fa-glasses: Gafas', icono: 'fas fa-glasses', termino: 'hipster, nerd, lectura, visión, espectáculos, visión,', codigo_css: '\f530')" calcext:value-type="string">
            <text:p>Fontawesome.create!(prefijo_nombre_css: 'fas fa-glasses: Gafas', icono: 'fas fa-glasses', termino: 'hipster, nerd, lectura, visión, espectáculos, visión,', codigo_css: '\f530')</text:p>
          </table:table-cell>
        </table:table-row>
        <table:table-row table:style-name="ro1">
          <table:table-cell/>
          <table:table-cell office:value-type="string" calcext:value-type="string">
            <text:p>fab fa-glide: Planeo </text:p>
          </table:table-cell>
          <table:table-cell office:value-type="string" calcext:value-type="string">
            <text:p><text:s/>fab fa-glid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a5</text:p>
          </table:table-cell>
          <table:table-cell table:formula="of:=CONCATENATE(&quot;Fontawesome.create!(&quot;;[.$B$1];&quot;: '&quot;;TRIM([.$B555]);&quot;', &quot;;[.$C$1];&quot;: '&quot;;TRIM([.$C555]);&quot;', &quot;;[.$D$1];&quot;: '&quot;;TRIM([.$D555]);&quot;', &quot;;[.$E$1];&quot;: '&quot;;TRIM([.$E555]);&quot;')&quot;)" office:value-type="string" office:string-value="Fontawesome.create!(prefijo_nombre_css: 'fab fa-glide: Planeo', icono: 'fab fa-glide', termino: '', codigo_css: '\f2a5')" calcext:value-type="string">
            <text:p>Fontawesome.create!(prefijo_nombre_css: 'fab fa-glide: Planeo', icono: 'fab fa-glide', termino: '', codigo_css: '\f2a5')</text:p>
          </table:table-cell>
        </table:table-row>
        <table:table-row table:style-name="ro1">
          <table:table-cell/>
          <table:table-cell office:value-type="string" calcext:value-type="string">
            <text:p>fab fa-glide-g: Planeo G </text:p>
          </table:table-cell>
          <table:table-cell office:value-type="string" calcext:value-type="string">
            <text:p><text:s/>fab fa-glide-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a6</text:p>
          </table:table-cell>
          <table:table-cell table:formula="of:=CONCATENATE(&quot;Fontawesome.create!(&quot;;[.$B$1];&quot;: '&quot;;TRIM([.$B556]);&quot;', &quot;;[.$C$1];&quot;: '&quot;;TRIM([.$C556]);&quot;', &quot;;[.$D$1];&quot;: '&quot;;TRIM([.$D556]);&quot;', &quot;;[.$E$1];&quot;: '&quot;;TRIM([.$E556]);&quot;')&quot;)" office:value-type="string" office:string-value="Fontawesome.create!(prefijo_nombre_css: 'fab fa-glide-g: Planeo G', icono: 'fab fa-glide-g', termino: '', codigo_css: '\f2a6')" calcext:value-type="string">
            <text:p>Fontawesome.create!(prefijo_nombre_css: 'fab fa-glide-g: Planeo G', icono: 'fab fa-glide-g', termino: '', codigo_css: '\f2a6')</text:p>
          </table:table-cell>
        </table:table-row>
        <table:table-row table:style-name="ro1">
          <table:table-cell/>
          <table:table-cell office:value-type="string" calcext:value-type="string">
            <text:p>fas fa-globe: Globo </text:p>
          </table:table-cell>
          <table:table-cell office:value-type="string" calcext:value-type="string">
            <text:p><text:s/>fas fa-globe </text:p>
          </table:table-cell>
          <table:table-cell office:value-type="string" calcext:value-type="string">
            <text:p><text:s/>todos, coordenadas, país, tierra, global, gps, idioma, localizar, ubicación, mapa, en línea, lugar, planeta, traducir, viajar, mundo, </text:p>
          </table:table-cell>
          <table:table-cell office:value-type="string" calcext:value-type="string">
            <text:p><text:s/>\f0ac</text:p>
          </table:table-cell>
          <table:table-cell table:formula="of:=CONCATENATE(&quot;Fontawesome.create!(&quot;;[.$B$1];&quot;: '&quot;;TRIM([.$B557]);&quot;', &quot;;[.$C$1];&quot;: '&quot;;TRIM([.$C557]);&quot;', &quot;;[.$D$1];&quot;: '&quot;;TRIM([.$D557]);&quot;', &quot;;[.$E$1];&quot;: '&quot;;TRIM([.$E557]);&quot;')&quot;)" office:value-type="string" office:string-value="Fontawesome.create!(prefijo_nombre_css: 'fas fa-globe: Globo', icono: 'fas fa-globe', termino: 'todos, coordenadas, país, tierra, global, gps, idioma, localizar, ubicación, mapa, en línea, lugar, planeta, traducir, viajar, mundo,', codigo_css: '\f0ac')" calcext:value-type="string">
            <text:p>Fontawesome.create!(prefijo_nombre_css: 'fas fa-globe: Globo', icono: 'fas fa-globe', termino: 'todos, coordenadas, país, tierra, global, gps, idioma, localizar, ubicación, mapa, en línea, lugar, planeta, traducir, viajar, mundo,', codigo_css: '\f0ac')</text:p>
          </table:table-cell>
        </table:table-row>
        <table:table-row table:style-name="ro1">
          <table:table-cell/>
          <table:table-cell office:value-type="string" calcext:value-type="string">
            <text:p>fas fa-globe-africa: Globo with Africa shown </text:p>
          </table:table-cell>
          <table:table-cell office:value-type="string" calcext:value-type="string">
            <text:p><text:s/>fas fa-globe-africa </text:p>
          </table:table-cell>
          <table:table-cell office:value-type="string" calcext:value-type="string">
            <text:p><text:s/>todos, país, tierra, global, gps, idioma, localizar, ubicación, mapa, en línea, lugar, planeta, traducir, viajar, mundo, </text:p>
          </table:table-cell>
          <table:table-cell office:value-type="string" calcext:value-type="string">
            <text:p><text:s/>\f57c</text:p>
          </table:table-cell>
          <table:table-cell table:formula="of:=CONCATENATE(&quot;Fontawesome.create!(&quot;;[.$B$1];&quot;: '&quot;;TRIM([.$B558]);&quot;', &quot;;[.$C$1];&quot;: '&quot;;TRIM([.$C558]);&quot;', &quot;;[.$D$1];&quot;: '&quot;;TRIM([.$D558]);&quot;', &quot;;[.$E$1];&quot;: '&quot;;TRIM([.$E558]);&quot;')&quot;)" office:value-type="string" office:string-value="Fontawesome.create!(prefijo_nombre_css: 'fas fa-globe-africa: Globo with Africa shown', icono: 'fas fa-globe-africa', termino: 'todos, país, tierra, global, gps, idioma, localizar, ubicación, mapa, en línea, lugar, planeta, traducir, viajar, mundo,', codigo_css: '\f57c')" calcext:value-type="string">
            <text:p>Fontawesome.create!(prefijo_nombre_css: 'fas fa-globe-africa: Globo with Africa shown', icono: 'fas fa-globe-africa', termino: 'todos, país, tierra, global, gps, idioma, localizar, ubicación, mapa, en línea, lugar, planeta, traducir, viajar, mundo,', codigo_css: '\f57c')</text:p>
          </table:table-cell>
        </table:table-row>
        <table:table-row table:style-name="ro1">
          <table:table-cell/>
          <table:table-cell office:value-type="string" calcext:value-type="string">
            <text:p>fas fa-globe-americas: Globo with Americas shown </text:p>
          </table:table-cell>
          <table:table-cell office:value-type="string" calcext:value-type="string">
            <text:p><text:s/>fas fa-globe-americas </text:p>
          </table:table-cell>
          <table:table-cell office:value-type="string" calcext:value-type="string">
            <text:p><text:s/>todos, país, tierra, global, gps, idioma, localizar, ubicación, mapa, en línea, lugar, planeta, traducir, viajar, mundo, </text:p>
          </table:table-cell>
          <table:table-cell office:value-type="string" calcext:value-type="string">
            <text:p><text:s/>\f57d</text:p>
          </table:table-cell>
          <table:table-cell table:formula="of:=CONCATENATE(&quot;Fontawesome.create!(&quot;;[.$B$1];&quot;: '&quot;;TRIM([.$B559]);&quot;', &quot;;[.$C$1];&quot;: '&quot;;TRIM([.$C559]);&quot;', &quot;;[.$D$1];&quot;: '&quot;;TRIM([.$D559]);&quot;', &quot;;[.$E$1];&quot;: '&quot;;TRIM([.$E559]);&quot;')&quot;)" office:value-type="string" office:string-value="Fontawesome.create!(prefijo_nombre_css: 'fas fa-globe-americas: Globo with Americas shown', icono: 'fas fa-globe-americas', termino: 'todos, país, tierra, global, gps, idioma, localizar, ubicación, mapa, en línea, lugar, planeta, traducir, viajar, mundo,', codigo_css: '\f57d')" calcext:value-type="string">
            <text:p>Fontawesome.create!(prefijo_nombre_css: 'fas fa-globe-americas: Globo with Americas shown', icono: 'fas fa-globe-americas', termino: 'todos, país, tierra, global, gps, idioma, localizar, ubicación, mapa, en línea, lugar, planeta, traducir, viajar, mundo,', codigo_css: '\f57d')</text:p>
          </table:table-cell>
        </table:table-row>
        <table:table-row table:style-name="ro1">
          <table:table-cell/>
          <table:table-cell office:value-type="string" calcext:value-type="string">
            <text:p>fas fa-globe-asia: Globo with Asia shown </text:p>
          </table:table-cell>
          <table:table-cell office:value-type="string" calcext:value-type="string">
            <text:p><text:s/>fas fa-globe-asia </text:p>
          </table:table-cell>
          <table:table-cell office:value-type="string" calcext:value-type="string">
            <text:p><text:s/>todos, país, tierra, global, gps, idioma, localizar, ubicación, mapa, en línea, lugar, planeta, traducir, viajar, mundo, </text:p>
          </table:table-cell>
          <table:table-cell office:value-type="string" calcext:value-type="string">
            <text:p><text:s/>\f57e</text:p>
          </table:table-cell>
          <table:table-cell table:formula="of:=CONCATENATE(&quot;Fontawesome.create!(&quot;;[.$B$1];&quot;: '&quot;;TRIM([.$B560]);&quot;', &quot;;[.$C$1];&quot;: '&quot;;TRIM([.$C560]);&quot;', &quot;;[.$D$1];&quot;: '&quot;;TRIM([.$D560]);&quot;', &quot;;[.$E$1];&quot;: '&quot;;TRIM([.$E560]);&quot;')&quot;)" office:value-type="string" office:string-value="Fontawesome.create!(prefijo_nombre_css: 'fas fa-globe-asia: Globo with Asia shown', icono: 'fas fa-globe-asia', termino: 'todos, país, tierra, global, gps, idioma, localizar, ubicación, mapa, en línea, lugar, planeta, traducir, viajar, mundo,', codigo_css: '\f57e')" calcext:value-type="string">
            <text:p>Fontawesome.create!(prefijo_nombre_css: 'fas fa-globe-asia: Globo with Asia shown', icono: 'fas fa-globe-asia', termino: 'todos, país, tierra, global, gps, idioma, localizar, ubicación, mapa, en línea, lugar, planeta, traducir, viajar, mundo,', codigo_css: '\f57e')</text:p>
          </table:table-cell>
        </table:table-row>
        <table:table-row table:style-name="ro1">
          <table:table-cell/>
          <table:table-cell office:value-type="string" calcext:value-type="string">
            <text:p>fas fa-globe-europe: Globo with Europe shown </text:p>
          </table:table-cell>
          <table:table-cell office:value-type="string" calcext:value-type="string">
            <text:p><text:s/>fas fa-globe-europe </text:p>
          </table:table-cell>
          <table:table-cell office:value-type="string" calcext:value-type="string">
            <text:p><text:s/>todos, país, tierra, global, gps, idioma, localizar, ubicación, mapa, en línea, lugar, planeta, traducir, viajar, mundo, </text:p>
          </table:table-cell>
          <table:table-cell office:value-type="string" calcext:value-type="string">
            <text:p><text:s/>\f7a2</text:p>
          </table:table-cell>
          <table:table-cell table:formula="of:=CONCATENATE(&quot;Fontawesome.create!(&quot;;[.$B$1];&quot;: '&quot;;TRIM([.$B561]);&quot;', &quot;;[.$C$1];&quot;: '&quot;;TRIM([.$C561]);&quot;', &quot;;[.$D$1];&quot;: '&quot;;TRIM([.$D561]);&quot;', &quot;;[.$E$1];&quot;: '&quot;;TRIM([.$E561]);&quot;')&quot;)" office:value-type="string" office:string-value="Fontawesome.create!(prefijo_nombre_css: 'fas fa-globe-europe: Globo with Europe shown', icono: 'fas fa-globe-europe', termino: 'todos, país, tierra, global, gps, idioma, localizar, ubicación, mapa, en línea, lugar, planeta, traducir, viajar, mundo,', codigo_css: '\f7a2')" calcext:value-type="string">
            <text:p>Fontawesome.create!(prefijo_nombre_css: 'fas fa-globe-europe: Globo with Europe shown', icono: 'fas fa-globe-europe', termino: 'todos, país, tierra, global, gps, idioma, localizar, ubicación, mapa, en línea, lugar, planeta, traducir, viajar, mundo,', codigo_css: '\f7a2')</text:p>
          </table:table-cell>
        </table:table-row>
        <table:table-row table:style-name="ro1">
          <table:table-cell/>
          <table:table-cell office:value-type="string" calcext:value-type="string">
            <text:p>fab fa-gofore: Gofore </text:p>
          </table:table-cell>
          <table:table-cell office:value-type="string" calcext:value-type="string">
            <text:p><text:s/>fab fa-gofo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7</text:p>
          </table:table-cell>
          <table:table-cell table:formula="of:=CONCATENATE(&quot;Fontawesome.create!(&quot;;[.$B$1];&quot;: '&quot;;TRIM([.$B562]);&quot;', &quot;;[.$C$1];&quot;: '&quot;;TRIM([.$C562]);&quot;', &quot;;[.$D$1];&quot;: '&quot;;TRIM([.$D562]);&quot;', &quot;;[.$E$1];&quot;: '&quot;;TRIM([.$E562]);&quot;')&quot;)" office:value-type="string" office:string-value="Fontawesome.create!(prefijo_nombre_css: 'fab fa-gofore: Gofore', icono: 'fab fa-gofore', termino: '', codigo_css: '\f3a7')" calcext:value-type="string">
            <text:p>Fontawesome.create!(prefijo_nombre_css: 'fab fa-gofore: Gofore', icono: 'fab fa-gofore', termino: '', codigo_css: '\f3a7')</text:p>
          </table:table-cell>
        </table:table-row>
        <table:table-row table:style-name="ro1">
          <table:table-cell/>
          <table:table-cell office:value-type="string" calcext:value-type="string">
            <text:p>fas fa-golf-ball: Pelota de golf </text:p>
          </table:table-cell>
          <table:table-cell office:value-type="string" calcext:value-type="string">
            <text:p><text:s/>fas fa-golf-ball </text:p>
          </table:table-cell>
          <table:table-cell office:value-type="string" calcext:value-type="string">
            <text:p><text:s/>caddie, águila, putt, tee, </text:p>
          </table:table-cell>
          <table:table-cell office:value-type="string" calcext:value-type="string">
            <text:p><text:s/>\f450</text:p>
          </table:table-cell>
          <table:table-cell table:formula="of:=CONCATENATE(&quot;Fontawesome.create!(&quot;;[.$B$1];&quot;: '&quot;;TRIM([.$B563]);&quot;', &quot;;[.$C$1];&quot;: '&quot;;TRIM([.$C563]);&quot;', &quot;;[.$D$1];&quot;: '&quot;;TRIM([.$D563]);&quot;', &quot;;[.$E$1];&quot;: '&quot;;TRIM([.$E563]);&quot;')&quot;)" office:value-type="string" office:string-value="Fontawesome.create!(prefijo_nombre_css: 'fas fa-golf-ball: Pelota de golf', icono: 'fas fa-golf-ball', termino: 'caddie, águila, putt, tee,', codigo_css: '\f450')" calcext:value-type="string">
            <text:p>Fontawesome.create!(prefijo_nombre_css: 'fas fa-golf-ball: Pelota de golf', icono: 'fas fa-golf-ball', termino: 'caddie, águila, putt, tee,', codigo_css: '\f450')</text:p>
          </table:table-cell>
        </table:table-row>
        <table:table-row table:style-name="ro1">
          <table:table-cell/>
          <table:table-cell office:value-type="string" calcext:value-type="string">
            <text:p>fab fa-goodreads: Goodreads </text:p>
          </table:table-cell>
          <table:table-cell office:value-type="string" calcext:value-type="string">
            <text:p><text:s/>fab fa-goodread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8</text:p>
          </table:table-cell>
          <table:table-cell table:formula="of:=CONCATENATE(&quot;Fontawesome.create!(&quot;;[.$B$1];&quot;: '&quot;;TRIM([.$B564]);&quot;', &quot;;[.$C$1];&quot;: '&quot;;TRIM([.$C564]);&quot;', &quot;;[.$D$1];&quot;: '&quot;;TRIM([.$D564]);&quot;', &quot;;[.$E$1];&quot;: '&quot;;TRIM([.$E564]);&quot;')&quot;)" office:value-type="string" office:string-value="Fontawesome.create!(prefijo_nombre_css: 'fab fa-goodreads: Goodreads', icono: 'fab fa-goodreads', termino: '', codigo_css: '\f3a8')" calcext:value-type="string">
            <text:p>Fontawesome.create!(prefijo_nombre_css: 'fab fa-goodreads: Goodreads', icono: 'fab fa-goodreads', termino: '', codigo_css: '\f3a8')</text:p>
          </table:table-cell>
        </table:table-row>
        <table:table-row table:style-name="ro1">
          <table:table-cell/>
          <table:table-cell office:value-type="string" calcext:value-type="string">
            <text:p>fab fa-goodreads-g: Goodreads G </text:p>
          </table:table-cell>
          <table:table-cell office:value-type="string" calcext:value-type="string">
            <text:p><text:s/>fab fa-goodreads-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9</text:p>
          </table:table-cell>
          <table:table-cell table:formula="of:=CONCATENATE(&quot;Fontawesome.create!(&quot;;[.$B$1];&quot;: '&quot;;TRIM([.$B565]);&quot;', &quot;;[.$C$1];&quot;: '&quot;;TRIM([.$C565]);&quot;', &quot;;[.$D$1];&quot;: '&quot;;TRIM([.$D565]);&quot;', &quot;;[.$E$1];&quot;: '&quot;;TRIM([.$E565]);&quot;')&quot;)" office:value-type="string" office:string-value="Fontawesome.create!(prefijo_nombre_css: 'fab fa-goodreads-g: Goodreads G', icono: 'fab fa-goodreads-g', termino: '', codigo_css: '\f3a9')" calcext:value-type="string">
            <text:p>Fontawesome.create!(prefijo_nombre_css: 'fab fa-goodreads-g: Goodreads G', icono: 'fab fa-goodreads-g', termino: '', codigo_css: '\f3a9')</text:p>
          </table:table-cell>
        </table:table-row>
        <table:table-row table:style-name="ro1">
          <table:table-cell/>
          <table:table-cell office:value-type="string" calcext:value-type="string">
            <text:p>fab fa-google: Logotipo de Google </text:p>
          </table:table-cell>
          <table:table-cell office:value-type="string" calcext:value-type="string">
            <text:p><text:s/>fab fa-goog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0</text:p>
          </table:table-cell>
          <table:table-cell table:formula="of:=CONCATENATE(&quot;Fontawesome.create!(&quot;;[.$B$1];&quot;: '&quot;;TRIM([.$B566]);&quot;', &quot;;[.$C$1];&quot;: '&quot;;TRIM([.$C566]);&quot;', &quot;;[.$D$1];&quot;: '&quot;;TRIM([.$D566]);&quot;', &quot;;[.$E$1];&quot;: '&quot;;TRIM([.$E566]);&quot;')&quot;)" office:value-type="string" office:string-value="Fontawesome.create!(prefijo_nombre_css: 'fab fa-google: Logotipo de Google', icono: 'fab fa-google', termino: '', codigo_css: '\f1a0')" calcext:value-type="string">
            <text:p>Fontawesome.create!(prefijo_nombre_css: 'fab fa-google: Logotipo de Google', icono: 'fab fa-google', termino: '', codigo_css: '\f1a0')</text:p>
          </table:table-cell>
        </table:table-row>
        <table:table-row table:style-name="ro1">
          <table:table-cell/>
          <table:table-cell office:value-type="string" calcext:value-type="string">
            <text:p>fab fa-google-drive: Google Drive </text:p>
          </table:table-cell>
          <table:table-cell office:value-type="string" calcext:value-type="string">
            <text:p><text:s/>fab fa-google-driv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a</text:p>
          </table:table-cell>
          <table:table-cell table:formula="of:=CONCATENATE(&quot;Fontawesome.create!(&quot;;[.$B$1];&quot;: '&quot;;TRIM([.$B567]);&quot;', &quot;;[.$C$1];&quot;: '&quot;;TRIM([.$C567]);&quot;', &quot;;[.$D$1];&quot;: '&quot;;TRIM([.$D567]);&quot;', &quot;;[.$E$1];&quot;: '&quot;;TRIM([.$E567]);&quot;')&quot;)" office:value-type="string" office:string-value="Fontawesome.create!(prefijo_nombre_css: 'fab fa-google-drive: Google Drive', icono: 'fab fa-google-drive', termino: '', codigo_css: '\f3aa')" calcext:value-type="string">
            <text:p>Fontawesome.create!(prefijo_nombre_css: 'fab fa-google-drive: Google Drive', icono: 'fab fa-google-drive', termino: '', codigo_css: '\f3aa')</text:p>
          </table:table-cell>
        </table:table-row>
        <table:table-row table:style-name="ro1">
          <table:table-cell/>
          <table:table-cell office:value-type="string" calcext:value-type="string">
            <text:p>fab fa-google-play: Google Play </text:p>
          </table:table-cell>
          <table:table-cell office:value-type="string" calcext:value-type="string">
            <text:p><text:s/>fab fa-google-pla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b</text:p>
          </table:table-cell>
          <table:table-cell table:formula="of:=CONCATENATE(&quot;Fontawesome.create!(&quot;;[.$B$1];&quot;: '&quot;;TRIM([.$B568]);&quot;', &quot;;[.$C$1];&quot;: '&quot;;TRIM([.$C568]);&quot;', &quot;;[.$D$1];&quot;: '&quot;;TRIM([.$D568]);&quot;', &quot;;[.$E$1];&quot;: '&quot;;TRIM([.$E568]);&quot;')&quot;)" office:value-type="string" office:string-value="Fontawesome.create!(prefijo_nombre_css: 'fab fa-google-play: Google Play', icono: 'fab fa-google-play', termino: '', codigo_css: '\f3ab')" calcext:value-type="string">
            <text:p>Fontawesome.create!(prefijo_nombre_css: 'fab fa-google-play: Google Play', icono: 'fab fa-google-play', termino: '', codigo_css: '\f3ab')</text:p>
          </table:table-cell>
        </table:table-row>
        <table:table-row table:style-name="ro1">
          <table:table-cell/>
          <table:table-cell office:value-type="string" calcext:value-type="string">
            <text:p>fab fa-google-plus: Google Mas </text:p>
          </table:table-cell>
          <table:table-cell office:value-type="string" calcext:value-type="string">
            <text:p><text:s/>fab fa-google-plus </text:p>
          </table:table-cell>
          <table:table-cell office:value-type="string" calcext:value-type="string">
            <text:p><text:s/>google-plus-circle, google-plus-official, </text:p>
          </table:table-cell>
          <table:table-cell office:value-type="string" calcext:value-type="string">
            <text:p><text:s/>\f2b3</text:p>
          </table:table-cell>
          <table:table-cell table:formula="of:=CONCATENATE(&quot;Fontawesome.create!(&quot;;[.$B$1];&quot;: '&quot;;TRIM([.$B569]);&quot;', &quot;;[.$C$1];&quot;: '&quot;;TRIM([.$C569]);&quot;', &quot;;[.$D$1];&quot;: '&quot;;TRIM([.$D569]);&quot;', &quot;;[.$E$1];&quot;: '&quot;;TRIM([.$E569]);&quot;')&quot;)" office:value-type="string" office:string-value="Fontawesome.create!(prefijo_nombre_css: 'fab fa-google-plus: Google Mas', icono: 'fab fa-google-plus', termino: 'google-plus-circle, google-plus-official,', codigo_css: '\f2b3')" calcext:value-type="string">
            <text:p>Fontawesome.create!(prefijo_nombre_css: 'fab fa-google-plus: Google Mas', icono: 'fab fa-google-plus', termino: 'google-plus-circle, google-plus-official,', codigo_css: '\f2b3')</text:p>
          </table:table-cell>
        </table:table-row>
        <table:table-row table:style-name="ro1">
          <table:table-cell/>
          <table:table-cell office:value-type="string" calcext:value-type="string">
            <text:p>fab fa-google-plus-g: Google Mas G </text:p>
          </table:table-cell>
          <table:table-cell office:value-type="string" calcext:value-type="string">
            <text:p><text:s/>fab fa-google-plus-g </text:p>
          </table:table-cell>
          <table:table-cell office:value-type="string" calcext:value-type="string">
            <text:p><text:s/>google-plus, red social, </text:p>
          </table:table-cell>
          <table:table-cell office:value-type="string" calcext:value-type="string">
            <text:p><text:s/>\f0d5</text:p>
          </table:table-cell>
          <table:table-cell table:formula="of:=CONCATENATE(&quot;Fontawesome.create!(&quot;;[.$B$1];&quot;: '&quot;;TRIM([.$B570]);&quot;', &quot;;[.$C$1];&quot;: '&quot;;TRIM([.$C570]);&quot;', &quot;;[.$D$1];&quot;: '&quot;;TRIM([.$D570]);&quot;', &quot;;[.$E$1];&quot;: '&quot;;TRIM([.$E570]);&quot;')&quot;)" office:value-type="string" office:string-value="Fontawesome.create!(prefijo_nombre_css: 'fab fa-google-plus-g: Google Mas G', icono: 'fab fa-google-plus-g', termino: 'google-plus, red social,', codigo_css: '\f0d5')" calcext:value-type="string">
            <text:p>Fontawesome.create!(prefijo_nombre_css: 'fab fa-google-plus-g: Google Mas G', icono: 'fab fa-google-plus-g', termino: 'google-plus, red social,', codigo_css: '\f0d5')</text:p>
          </table:table-cell>
        </table:table-row>
        <table:table-row table:style-name="ro1">
          <table:table-cell/>
          <table:table-cell office:value-type="string" calcext:value-type="string">
            <text:p>fab fa-google-plus-square: Google Mas Square </text:p>
          </table:table-cell>
          <table:table-cell office:value-type="string" calcext:value-type="string">
            <text:p><text:s/>fab fa-google-plus-square </text:p>
          </table:table-cell>
          <table:table-cell office:value-type="string" calcext:value-type="string">
            <text:p><text:s/>red social, </text:p>
          </table:table-cell>
          <table:table-cell office:value-type="string" calcext:value-type="string">
            <text:p><text:s/>\f0d4</text:p>
          </table:table-cell>
          <table:table-cell table:formula="of:=CONCATENATE(&quot;Fontawesome.create!(&quot;;[.$B$1];&quot;: '&quot;;TRIM([.$B571]);&quot;', &quot;;[.$C$1];&quot;: '&quot;;TRIM([.$C571]);&quot;', &quot;;[.$D$1];&quot;: '&quot;;TRIM([.$D571]);&quot;', &quot;;[.$E$1];&quot;: '&quot;;TRIM([.$E571]);&quot;')&quot;)" office:value-type="string" office:string-value="Fontawesome.create!(prefijo_nombre_css: 'fab fa-google-plus-square: Google Mas Square', icono: 'fab fa-google-plus-square', termino: 'red social,', codigo_css: '\f0d4')" calcext:value-type="string">
            <text:p>Fontawesome.create!(prefijo_nombre_css: 'fab fa-google-plus-square: Google Mas Square', icono: 'fab fa-google-plus-square', termino: 'red social,', codigo_css: '\f0d4')</text:p>
          </table:table-cell>
        </table:table-row>
        <table:table-row table:style-name="ro1">
          <table:table-cell/>
          <table:table-cell office:value-type="string" calcext:value-type="string">
            <text:p>fab fa-google-wallet: Cartera de Google </text:p>
          </table:table-cell>
          <table:table-cell office:value-type="string" calcext:value-type="string">
            <text:p><text:s/>fab fa-google-walle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ee</text:p>
          </table:table-cell>
          <table:table-cell table:formula="of:=CONCATENATE(&quot;Fontawesome.create!(&quot;;[.$B$1];&quot;: '&quot;;TRIM([.$B572]);&quot;', &quot;;[.$C$1];&quot;: '&quot;;TRIM([.$C572]);&quot;', &quot;;[.$D$1];&quot;: '&quot;;TRIM([.$D572]);&quot;', &quot;;[.$E$1];&quot;: '&quot;;TRIM([.$E572]);&quot;')&quot;)" office:value-type="string" office:string-value="Fontawesome.create!(prefijo_nombre_css: 'fab fa-google-wallet: Cartera de Google', icono: 'fab fa-google-wallet', termino: '', codigo_css: '\f1ee')" calcext:value-type="string">
            <text:p>Fontawesome.create!(prefijo_nombre_css: 'fab fa-google-wallet: Cartera de Google', icono: 'fab fa-google-wallet', termino: '', codigo_css: '\f1ee')</text:p>
          </table:table-cell>
        </table:table-row>
        <table:table-row table:style-name="ro1">
          <table:table-cell/>
          <table:table-cell office:value-type="string" calcext:value-type="string">
            <text:p>fas fa-gopuram: Gopuram </text:p>
          </table:table-cell>
          <table:table-cell office:value-type="string" calcext:value-type="string">
            <text:p><text:s/>fas fa-gopuram </text:p>
          </table:table-cell>
          <table:table-cell office:value-type="string" calcext:value-type="string">
            <text:p><text:s/>edificio, entrada, hinduismo, templo, torre, </text:p>
          </table:table-cell>
          <table:table-cell office:value-type="string" calcext:value-type="string">
            <text:p><text:s/>\f664</text:p>
          </table:table-cell>
          <table:table-cell table:formula="of:=CONCATENATE(&quot;Fontawesome.create!(&quot;;[.$B$1];&quot;: '&quot;;TRIM([.$B573]);&quot;', &quot;;[.$C$1];&quot;: '&quot;;TRIM([.$C573]);&quot;', &quot;;[.$D$1];&quot;: '&quot;;TRIM([.$D573]);&quot;', &quot;;[.$E$1];&quot;: '&quot;;TRIM([.$E573]);&quot;')&quot;)" office:value-type="string" office:string-value="Fontawesome.create!(prefijo_nombre_css: 'fas fa-gopuram: Gopuram', icono: 'fas fa-gopuram', termino: 'edificio, entrada, hinduismo, templo, torre,', codigo_css: '\f664')" calcext:value-type="string">
            <text:p>Fontawesome.create!(prefijo_nombre_css: 'fas fa-gopuram: Gopuram', icono: 'fas fa-gopuram', termino: 'edificio, entrada, hinduismo, templo, torre,', codigo_css: '\f664')</text:p>
          </table:table-cell>
        </table:table-row>
        <table:table-row table:style-name="ro1">
          <table:table-cell/>
          <table:table-cell office:value-type="string" calcext:value-type="string">
            <text:p>fas fa-graduation-cap: Gorro de graduación </text:p>
          </table:table-cell>
          <table:table-cell office:value-type="string" calcext:value-type="string">
            <text:p><text:s/>fas fa-graduation-cap </text:p>
          </table:table-cell>
          <table:table-cell office:value-type="string" calcext:value-type="string">
            <text:p><text:s/>aprendizaje, ceremonia, colegio, graduado, </text:p>
          </table:table-cell>
          <table:table-cell office:value-type="string" calcext:value-type="string">
            <text:p><text:s/>\f19d</text:p>
          </table:table-cell>
          <table:table-cell table:formula="of:=CONCATENATE(&quot;Fontawesome.create!(&quot;;[.$B$1];&quot;: '&quot;;TRIM([.$B574]);&quot;', &quot;;[.$C$1];&quot;: '&quot;;TRIM([.$C574]);&quot;', &quot;;[.$D$1];&quot;: '&quot;;TRIM([.$D574]);&quot;', &quot;;[.$E$1];&quot;: '&quot;;TRIM([.$E574]);&quot;')&quot;)" office:value-type="string" office:string-value="Fontawesome.create!(prefijo_nombre_css: 'fas fa-graduation-cap: Gorro de graduación', icono: 'fas fa-graduation-cap', termino: 'aprendizaje, ceremonia, colegio, graduado,', codigo_css: '\f19d')" calcext:value-type="string">
            <text:p>Fontawesome.create!(prefijo_nombre_css: 'fas fa-graduation-cap: Gorro de graduación', icono: 'fas fa-graduation-cap', termino: 'aprendizaje, ceremonia, colegio, graduado,', codigo_css: '\f19d')</text:p>
          </table:table-cell>
        </table:table-row>
        <table:table-row table:style-name="ro1">
          <table:table-cell/>
          <table:table-cell office:value-type="string" calcext:value-type="string">
            <text:p>fab fa-gratipay: Gratipay (Gittip) </text:p>
          </table:table-cell>
          <table:table-cell office:value-type="string" calcext:value-type="string">
            <text:p><text:s/>fab fa-gratipay </text:p>
          </table:table-cell>
          <table:table-cell office:value-type="string" calcext:value-type="string">
            <text:p><text:s/>favorito, corazón, como, amor, </text:p>
          </table:table-cell>
          <table:table-cell office:value-type="string" calcext:value-type="string">
            <text:p><text:s/>\f184</text:p>
          </table:table-cell>
          <table:table-cell table:formula="of:=CONCATENATE(&quot;Fontawesome.create!(&quot;;[.$B$1];&quot;: '&quot;;TRIM([.$B575]);&quot;', &quot;;[.$C$1];&quot;: '&quot;;TRIM([.$C575]);&quot;', &quot;;[.$D$1];&quot;: '&quot;;TRIM([.$D575]);&quot;', &quot;;[.$E$1];&quot;: '&quot;;TRIM([.$E575]);&quot;')&quot;)" office:value-type="string" office:string-value="Fontawesome.create!(prefijo_nombre_css: 'fab fa-gratipay: Gratipay (Gittip)', icono: 'fab fa-gratipay', termino: 'favorito, corazón, como, amor,', codigo_css: '\f184')" calcext:value-type="string">
            <text:p>Fontawesome.create!(prefijo_nombre_css: 'fab fa-gratipay: Gratipay (Gittip)', icono: 'fab fa-gratipay', termino: 'favorito, corazón, como, amor,', codigo_css: '\f184')</text:p>
          </table:table-cell>
        </table:table-row>
        <table:table-row table:style-name="ro1">
          <table:table-cell/>
          <table:table-cell office:value-type="string" calcext:value-type="string">
            <text:p>fab fa-grav: Grav </text:p>
          </table:table-cell>
          <table:table-cell office:value-type="string" calcext:value-type="string">
            <text:p><text:s/>fab fa-grav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d6</text:p>
          </table:table-cell>
          <table:table-cell table:formula="of:=CONCATENATE(&quot;Fontawesome.create!(&quot;;[.$B$1];&quot;: '&quot;;TRIM([.$B576]);&quot;', &quot;;[.$C$1];&quot;: '&quot;;TRIM([.$C576]);&quot;', &quot;;[.$D$1];&quot;: '&quot;;TRIM([.$D576]);&quot;', &quot;;[.$E$1];&quot;: '&quot;;TRIM([.$E576]);&quot;')&quot;)" office:value-type="string" office:string-value="Fontawesome.create!(prefijo_nombre_css: 'fab fa-grav: Grav', icono: 'fab fa-grav', termino: '', codigo_css: '\f2d6')" calcext:value-type="string">
            <text:p>Fontawesome.create!(prefijo_nombre_css: 'fab fa-grav: Grav', icono: 'fab fa-grav', termino: '', codigo_css: '\f2d6')</text:p>
          </table:table-cell>
        </table:table-row>
        <table:table-row table:style-name="ro1">
          <table:table-cell/>
          <table:table-cell office:value-type="string" calcext:value-type="string">
            <text:p>fas fa-greater-than: Mas grande que </text:p>
          </table:table-cell>
          <table:table-cell office:value-type="string" calcext:value-type="string">
            <text:p><text:s/>fas fa-greater-than </text:p>
          </table:table-cell>
          <table:table-cell office:value-type="string" calcext:value-type="string">
            <text:p><text:s/>aritmética, comparar, matemáticas, </text:p>
          </table:table-cell>
          <table:table-cell office:value-type="string" calcext:value-type="string">
            <text:p><text:s/>\f531</text:p>
          </table:table-cell>
          <table:table-cell table:formula="of:=CONCATENATE(&quot;Fontawesome.create!(&quot;;[.$B$1];&quot;: '&quot;;TRIM([.$B577]);&quot;', &quot;;[.$C$1];&quot;: '&quot;;TRIM([.$C577]);&quot;', &quot;;[.$D$1];&quot;: '&quot;;TRIM([.$D577]);&quot;', &quot;;[.$E$1];&quot;: '&quot;;TRIM([.$E577]);&quot;')&quot;)" office:value-type="string" office:string-value="Fontawesome.create!(prefijo_nombre_css: 'fas fa-greater-than: Mas grande que', icono: 'fas fa-greater-than', termino: 'aritmética, comparar, matemáticas,', codigo_css: '\f531')" calcext:value-type="string">
            <text:p>Fontawesome.create!(prefijo_nombre_css: 'fas fa-greater-than: Mas grande que', icono: 'fas fa-greater-than', termino: 'aritmética, comparar, matemáticas,', codigo_css: '\f531')</text:p>
          </table:table-cell>
        </table:table-row>
        <table:table-row table:style-name="ro1">
          <table:table-cell/>
          <table:table-cell office:value-type="string" calcext:value-type="string">
            <text:p>fas fa-greater-than-equal: Mas grande que Equal To </text:p>
          </table:table-cell>
          <table:table-cell office:value-type="string" calcext:value-type="string">
            <text:p><text:s/>fas fa-greater-than-equal </text:p>
          </table:table-cell>
          <table:table-cell office:value-type="string" calcext:value-type="string">
            <text:p><text:s/>aritmética, comparar, matemáticas, </text:p>
          </table:table-cell>
          <table:table-cell office:value-type="string" calcext:value-type="string">
            <text:p><text:s/>\f532</text:p>
          </table:table-cell>
          <table:table-cell table:formula="of:=CONCATENATE(&quot;Fontawesome.create!(&quot;;[.$B$1];&quot;: '&quot;;TRIM([.$B578]);&quot;', &quot;;[.$C$1];&quot;: '&quot;;TRIM([.$C578]);&quot;', &quot;;[.$D$1];&quot;: '&quot;;TRIM([.$D578]);&quot;', &quot;;[.$E$1];&quot;: '&quot;;TRIM([.$E578]);&quot;')&quot;)" office:value-type="string" office:string-value="Fontawesome.create!(prefijo_nombre_css: 'fas fa-greater-than-equal: Mas grande que Equal To', icono: 'fas fa-greater-than-equal', termino: 'aritmética, comparar, matemáticas,', codigo_css: '\f532')" calcext:value-type="string">
            <text:p>Fontawesome.create!(prefijo_nombre_css: 'fas fa-greater-than-equal: Mas grande que Equal To', icono: 'fas fa-greater-than-equal', termino: 'aritmética, comparar, matemáticas,', codigo_css: '\f532')</text:p>
          </table:table-cell>
        </table:table-row>
        <table:table-row table:style-name="ro1">
          <table:table-cell/>
          <table:table-cell office:value-type="string" calcext:value-type="string">
            <text:p>fas fa-grimace: Cara haciendo muecas </text:p>
          </table:table-cell>
          <table:table-cell office:value-type="string" calcext:value-type="string">
            <text:p><text:s/>fas fa-grimace </text:p>
          </table:table-cell>
          <table:table-cell office:value-type="string" calcext:value-type="string">
            <text:p><text:s/>encogerse, emoticon, cara, dientes, </text:p>
          </table:table-cell>
          <table:table-cell office:value-type="string" calcext:value-type="string">
            <text:p><text:s/>\f57f</text:p>
          </table:table-cell>
          <table:table-cell table:formula="of:=CONCATENATE(&quot;Fontawesome.create!(&quot;;[.$B$1];&quot;: '&quot;;TRIM([.$B579]);&quot;', &quot;;[.$C$1];&quot;: '&quot;;TRIM([.$C579]);&quot;', &quot;;[.$D$1];&quot;: '&quot;;TRIM([.$D579]);&quot;', &quot;;[.$E$1];&quot;: '&quot;;TRIM([.$E579]);&quot;')&quot;)" office:value-type="string" office:string-value="Fontawesome.create!(prefijo_nombre_css: 'fas fa-grimace: Cara haciendo muecas', icono: 'fas fa-grimace', termino: 'encogerse, emoticon, cara, dientes,', codigo_css: '\f57f')" calcext:value-type="string">
            <text:p>Fontawesome.create!(prefijo_nombre_css: 'fas fa-grimace: Cara haciendo muecas', icono: 'fas fa-grimace', termino: 'encogerse, emoticon, cara, dientes,', codigo_css: '\f57f')</text:p>
          </table:table-cell>
        </table:table-row>
        <table:table-row table:style-name="ro1">
          <table:table-cell/>
          <table:table-cell office:value-type="string" calcext:value-type="string">
            <text:p>fas fa-grin: Cara sonriente </text:p>
          </table:table-cell>
          <table:table-cell office:value-type="string" calcext:value-type="string">
            <text:p><text:s/>fas fa-grin </text:p>
          </table:table-cell>
          <table:table-cell office:value-type="string" calcext:value-type="string">
            <text:p><text:s/>emoticon, cara, reír, sonreír, </text:p>
          </table:table-cell>
          <table:table-cell office:value-type="string" calcext:value-type="string">
            <text:p><text:s/>\f580</text:p>
          </table:table-cell>
          <table:table-cell table:formula="of:=CONCATENATE(&quot;Fontawesome.create!(&quot;;[.$B$1];&quot;: '&quot;;TRIM([.$B580]);&quot;', &quot;;[.$C$1];&quot;: '&quot;;TRIM([.$C580]);&quot;', &quot;;[.$D$1];&quot;: '&quot;;TRIM([.$D580]);&quot;', &quot;;[.$E$1];&quot;: '&quot;;TRIM([.$E580]);&quot;')&quot;)" office:value-type="string" office:string-value="Fontawesome.create!(prefijo_nombre_css: 'fas fa-grin: Cara sonriente', icono: 'fas fa-grin', termino: 'emoticon, cara, reír, sonreír,', codigo_css: '\f580')" calcext:value-type="string">
            <text:p>Fontawesome.create!(prefijo_nombre_css: 'fas fa-grin: Cara sonriente', icono: 'fas fa-grin', termino: 'emoticon, cara, reír, sonreír,', codigo_css: '\f580')</text:p>
          </table:table-cell>
        </table:table-row>
        <table:table-row table:style-name="ro1">
          <table:table-cell/>
          <table:table-cell office:value-type="string" calcext:value-type="string">
            <text:p>fas fa-grin-alt: Alternate Cara sonriente </text:p>
          </table:table-cell>
          <table:table-cell office:value-type="string" calcext:value-type="string">
            <text:p><text:s/>fas fa-grin-alt </text:p>
          </table:table-cell>
          <table:table-cell office:value-type="string" calcext:value-type="string">
            <text:p><text:s/>emoticon, cara, reír, sonreír, </text:p>
          </table:table-cell>
          <table:table-cell office:value-type="string" calcext:value-type="string">
            <text:p><text:s/>\f581</text:p>
          </table:table-cell>
          <table:table-cell table:formula="of:=CONCATENATE(&quot;Fontawesome.create!(&quot;;[.$B$1];&quot;: '&quot;;TRIM([.$B581]);&quot;', &quot;;[.$C$1];&quot;: '&quot;;TRIM([.$C581]);&quot;', &quot;;[.$D$1];&quot;: '&quot;;TRIM([.$D581]);&quot;', &quot;;[.$E$1];&quot;: '&quot;;TRIM([.$E581]);&quot;')&quot;)" office:value-type="string" office:string-value="Fontawesome.create!(prefijo_nombre_css: 'fas fa-grin-alt: Alternate Cara sonriente', icono: 'fas fa-grin-alt', termino: 'emoticon, cara, reír, sonreír,', codigo_css: '\f581')" calcext:value-type="string">
            <text:p>Fontawesome.create!(prefijo_nombre_css: 'fas fa-grin-alt: Alternate Cara sonriente', icono: 'fas fa-grin-alt', termino: 'emoticon, cara, reír, sonreír,', codigo_css: '\f581')</text:p>
          </table:table-cell>
        </table:table-row>
        <table:table-row table:style-name="ro1">
          <table:table-cell/>
          <table:table-cell office:value-type="string" calcext:value-type="string">
            <text:p>fas fa-grin-beam: Cara sonriente With Smiling Ojos </text:p>
          </table:table-cell>
          <table:table-cell office:value-type="string" calcext:value-type="string">
            <text:p><text:s/>fas fa-grin-beam </text:p>
          </table:table-cell>
          <table:table-cell office:value-type="string" calcext:value-type="string">
            <text:p><text:s/>emoticon, cara, reír, sonreír, </text:p>
          </table:table-cell>
          <table:table-cell office:value-type="string" calcext:value-type="string">
            <text:p><text:s/>\f582</text:p>
          </table:table-cell>
          <table:table-cell table:formula="of:=CONCATENATE(&quot;Fontawesome.create!(&quot;;[.$B$1];&quot;: '&quot;;TRIM([.$B582]);&quot;', &quot;;[.$C$1];&quot;: '&quot;;TRIM([.$C582]);&quot;', &quot;;[.$D$1];&quot;: '&quot;;TRIM([.$D582]);&quot;', &quot;;[.$E$1];&quot;: '&quot;;TRIM([.$E582]);&quot;')&quot;)" office:value-type="string" office:string-value="Fontawesome.create!(prefijo_nombre_css: 'fas fa-grin-beam: Cara sonriente With Smiling Ojos', icono: 'fas fa-grin-beam', termino: 'emoticon, cara, reír, sonreír,', codigo_css: '\f582')" calcext:value-type="string">
            <text:p>Fontawesome.create!(prefijo_nombre_css: 'fas fa-grin-beam: Cara sonriente With Smiling Ojos', icono: 'fas fa-grin-beam', termino: 'emoticon, cara, reír, sonreír,', codigo_css: '\f582')</text:p>
          </table:table-cell>
        </table:table-row>
        <table:table-row table:style-name="ro1">
          <table:table-cell/>
          <table:table-cell office:value-type="string" calcext:value-type="string">
            <text:p>fas fa-grin-beam-sweat: Cara sonriente con sudor </text:p>
          </table:table-cell>
          <table:table-cell office:value-type="string" calcext:value-type="string">
            <text:p><text:s/>fas fa-grin-beam-sweat </text:p>
          </table:table-cell>
          <table:table-cell office:value-type="string" calcext:value-type="string">
            <text:p><text:s/>vergüenza, emoticon, cara, sonrisa, </text:p>
          </table:table-cell>
          <table:table-cell office:value-type="string" calcext:value-type="string">
            <text:p><text:s/>\f583</text:p>
          </table:table-cell>
          <table:table-cell table:formula="of:=CONCATENATE(&quot;Fontawesome.create!(&quot;;[.$B$1];&quot;: '&quot;;TRIM([.$B583]);&quot;', &quot;;[.$C$1];&quot;: '&quot;;TRIM([.$C583]);&quot;', &quot;;[.$D$1];&quot;: '&quot;;TRIM([.$D583]);&quot;', &quot;;[.$E$1];&quot;: '&quot;;TRIM([.$E583]);&quot;')&quot;)" office:value-type="string" office:string-value="Fontawesome.create!(prefijo_nombre_css: 'fas fa-grin-beam-sweat: Cara sonriente con sudor', icono: 'fas fa-grin-beam-sweat', termino: 'vergüenza, emoticon, cara, sonrisa,', codigo_css: '\f583')" calcext:value-type="string">
            <text:p>Fontawesome.create!(prefijo_nombre_css: 'fas fa-grin-beam-sweat: Cara sonriente con sudor', icono: 'fas fa-grin-beam-sweat', termino: 'vergüenza, emoticon, cara, sonrisa,', codigo_css: '\f583')</text:p>
          </table:table-cell>
        </table:table-row>
        <table:table-row table:style-name="ro1">
          <table:table-cell/>
          <table:table-cell office:value-type="string" calcext:value-type="string">
            <text:p>fas fa-grin-hearts: Cara sonriente con ojos de corazón </text:p>
          </table:table-cell>
          <table:table-cell office:value-type="string" calcext:value-type="string">
            <text:p><text:s/>fas fa-grin-hearts </text:p>
          </table:table-cell>
          <table:table-cell office:value-type="string" calcext:value-type="string">
            <text:p><text:s/>emoticon, cara, amor, sonrisa, </text:p>
          </table:table-cell>
          <table:table-cell office:value-type="string" calcext:value-type="string">
            <text:p><text:s/>\f584</text:p>
          </table:table-cell>
          <table:table-cell table:formula="of:=CONCATENATE(&quot;Fontawesome.create!(&quot;;[.$B$1];&quot;: '&quot;;TRIM([.$B584]);&quot;', &quot;;[.$C$1];&quot;: '&quot;;TRIM([.$C584]);&quot;', &quot;;[.$D$1];&quot;: '&quot;;TRIM([.$D584]);&quot;', &quot;;[.$E$1];&quot;: '&quot;;TRIM([.$E584]);&quot;')&quot;)" office:value-type="string" office:string-value="Fontawesome.create!(prefijo_nombre_css: 'fas fa-grin-hearts: Cara sonriente con ojos de corazón', icono: 'fas fa-grin-hearts', termino: 'emoticon, cara, amor, sonrisa,', codigo_css: '\f584')" calcext:value-type="string">
            <text:p>Fontawesome.create!(prefijo_nombre_css: 'fas fa-grin-hearts: Cara sonriente con ojos de corazón', icono: 'fas fa-grin-hearts', termino: 'emoticon, cara, amor, sonrisa,', codigo_css: '\f584')</text:p>
          </table:table-cell>
        </table:table-row>
        <table:table-row table:style-name="ro1">
          <table:table-cell/>
          <table:table-cell office:value-type="string" calcext:value-type="string">
            <text:p>fas fa-grin-squint: Sonriendo cara entrecerrada </text:p>
          </table:table-cell>
          <table:table-cell office:value-type="string" calcext:value-type="string">
            <text:p><text:s/>fas fa-grin-squint </text:p>
          </table:table-cell>
          <table:table-cell office:value-type="string" calcext:value-type="string">
            <text:p><text:s/>emoticon, cara, reír, sonreír, </text:p>
          </table:table-cell>
          <table:table-cell office:value-type="string" calcext:value-type="string">
            <text:p><text:s/>\f585</text:p>
          </table:table-cell>
          <table:table-cell table:formula="of:=CONCATENATE(&quot;Fontawesome.create!(&quot;;[.$B$1];&quot;: '&quot;;TRIM([.$B585]);&quot;', &quot;;[.$C$1];&quot;: '&quot;;TRIM([.$C585]);&quot;', &quot;;[.$D$1];&quot;: '&quot;;TRIM([.$D585]);&quot;', &quot;;[.$E$1];&quot;: '&quot;;TRIM([.$E585]);&quot;')&quot;)" office:value-type="string" office:string-value="Fontawesome.create!(prefijo_nombre_css: 'fas fa-grin-squint: Sonriendo cara entrecerrada', icono: 'fas fa-grin-squint', termino: 'emoticon, cara, reír, sonreír,', codigo_css: '\f585')" calcext:value-type="string">
            <text:p>Fontawesome.create!(prefijo_nombre_css: 'fas fa-grin-squint: Sonriendo cara entrecerrada', icono: 'fas fa-grin-squint', termino: 'emoticon, cara, reír, sonreír,', codigo_css: '\f585')</text:p>
          </table:table-cell>
        </table:table-row>
        <table:table-row table:style-name="ro1">
          <table:table-cell/>
          <table:table-cell office:value-type="string" calcext:value-type="string">
            <text:p>fas fa-grin-squint-tears: Rodando en el piso, riendo </text:p>
          </table:table-cell>
          <table:table-cell office:value-type="string" calcext:value-type="string">
            <text:p><text:s/>fas fa-grin-squint-tears </text:p>
          </table:table-cell>
          <table:table-cell office:value-type="string" calcext:value-type="string">
            <text:p><text:s/>emoticon, cara, feliz, sonrisa, </text:p>
          </table:table-cell>
          <table:table-cell office:value-type="string" calcext:value-type="string">
            <text:p><text:s/>\f586</text:p>
          </table:table-cell>
          <table:table-cell table:formula="of:=CONCATENATE(&quot;Fontawesome.create!(&quot;;[.$B$1];&quot;: '&quot;;TRIM([.$B586]);&quot;', &quot;;[.$C$1];&quot;: '&quot;;TRIM([.$C586]);&quot;', &quot;;[.$D$1];&quot;: '&quot;;TRIM([.$D586]);&quot;', &quot;;[.$E$1];&quot;: '&quot;;TRIM([.$E586]);&quot;')&quot;)" office:value-type="string" office:string-value="Fontawesome.create!(prefijo_nombre_css: 'fas fa-grin-squint-tears: Rodando en el piso, riendo', icono: 'fas fa-grin-squint-tears', termino: 'emoticon, cara, feliz, sonrisa,', codigo_css: '\f586')" calcext:value-type="string">
            <text:p>Fontawesome.create!(prefijo_nombre_css: 'fas fa-grin-squint-tears: Rodando en el piso, riendo', icono: 'fas fa-grin-squint-tears', termino: 'emoticon, cara, feliz, sonrisa,', codigo_css: '\f586')</text:p>
          </table:table-cell>
        </table:table-row>
        <table:table-row table:style-name="ro1">
          <table:table-cell/>
          <table:table-cell office:value-type="string" calcext:value-type="string">
            <text:p>fas fa-grin-stars: Golpe de estrella </text:p>
          </table:table-cell>
          <table:table-cell office:value-type="string" calcext:value-type="string">
            <text:p><text:s/>fas fa-grin-stars </text:p>
          </table:table-cell>
          <table:table-cell office:value-type="string" calcext:value-type="string">
            <text:p><text:s/>emoticon, cara, estrellado, </text:p>
          </table:table-cell>
          <table:table-cell office:value-type="string" calcext:value-type="string">
            <text:p><text:s/>\f587</text:p>
          </table:table-cell>
          <table:table-cell table:formula="of:=CONCATENATE(&quot;Fontawesome.create!(&quot;;[.$B$1];&quot;: '&quot;;TRIM([.$B587]);&quot;', &quot;;[.$C$1];&quot;: '&quot;;TRIM([.$C587]);&quot;', &quot;;[.$D$1];&quot;: '&quot;;TRIM([.$D587]);&quot;', &quot;;[.$E$1];&quot;: '&quot;;TRIM([.$E587]);&quot;')&quot;)" office:value-type="string" office:string-value="Fontawesome.create!(prefijo_nombre_css: 'fas fa-grin-stars: Golpe de estrella', icono: 'fas fa-grin-stars', termino: 'emoticon, cara, estrellado,', codigo_css: '\f587')" calcext:value-type="string">
            <text:p>Fontawesome.create!(prefijo_nombre_css: 'fas fa-grin-stars: Golpe de estrella', icono: 'fas fa-grin-stars', termino: 'emoticon, cara, estrellado,', codigo_css: '\f587')</text:p>
          </table:table-cell>
        </table:table-row>
        <table:table-row table:style-name="ro1">
          <table:table-cell/>
          <table:table-cell office:value-type="string" calcext:value-type="string">
            <text:p>fas fa-grin-tears: Rostro con lágrimas de alegría </text:p>
          </table:table-cell>
          <table:table-cell office:value-type="string" calcext:value-type="string">
            <text:p><text:s/>fas fa-grin-tears </text:p>
          </table:table-cell>
          <table:table-cell office:value-type="string" calcext:value-type="string">
            <text:p><text:s/>LOL, emoticon, cara, </text:p>
          </table:table-cell>
          <table:table-cell office:value-type="string" calcext:value-type="string">
            <text:p><text:s/>\f588</text:p>
          </table:table-cell>
          <table:table-cell table:formula="of:=CONCATENATE(&quot;Fontawesome.create!(&quot;;[.$B$1];&quot;: '&quot;;TRIM([.$B588]);&quot;', &quot;;[.$C$1];&quot;: '&quot;;TRIM([.$C588]);&quot;', &quot;;[.$D$1];&quot;: '&quot;;TRIM([.$D588]);&quot;', &quot;;[.$E$1];&quot;: '&quot;;TRIM([.$E588]);&quot;')&quot;)" office:value-type="string" office:string-value="Fontawesome.create!(prefijo_nombre_css: 'fas fa-grin-tears: Rostro con lágrimas de alegría', icono: 'fas fa-grin-tears', termino: 'LOL, emoticon, cara,', codigo_css: '\f588')" calcext:value-type="string">
            <text:p>Fontawesome.create!(prefijo_nombre_css: 'fas fa-grin-tears: Rostro con lágrimas de alegría', icono: 'fas fa-grin-tears', termino: 'LOL, emoticon, cara,', codigo_css: '\f588')</text:p>
          </table:table-cell>
        </table:table-row>
        <table:table-row table:style-name="ro1">
          <table:table-cell/>
          <table:table-cell office:value-type="string" calcext:value-type="string">
            <text:p>fas fa-grin-tongue: Cara con lengua </text:p>
          </table:table-cell>
          <table:table-cell office:value-type="string" calcext:value-type="string">
            <text:p><text:s/>fas fa-grin-tongue </text:p>
          </table:table-cell>
          <table:table-cell office:value-type="string" calcext:value-type="string">
            <text:p><text:s/>LOL, emoticon, cara, </text:p>
          </table:table-cell>
          <table:table-cell office:value-type="string" calcext:value-type="string">
            <text:p><text:s/>\f589</text:p>
          </table:table-cell>
          <table:table-cell table:formula="of:=CONCATENATE(&quot;Fontawesome.create!(&quot;;[.$B$1];&quot;: '&quot;;TRIM([.$B589]);&quot;', &quot;;[.$C$1];&quot;: '&quot;;TRIM([.$C589]);&quot;', &quot;;[.$D$1];&quot;: '&quot;;TRIM([.$D589]);&quot;', &quot;;[.$E$1];&quot;: '&quot;;TRIM([.$E589]);&quot;')&quot;)" office:value-type="string" office:string-value="Fontawesome.create!(prefijo_nombre_css: 'fas fa-grin-tongue: Cara con lengua', icono: 'fas fa-grin-tongue', termino: 'LOL, emoticon, cara,', codigo_css: '\f589')" calcext:value-type="string">
            <text:p>Fontawesome.create!(prefijo_nombre_css: 'fas fa-grin-tongue: Cara con lengua', icono: 'fas fa-grin-tongue', termino: 'LOL, emoticon, cara,', codigo_css: '\f589')</text:p>
          </table:table-cell>
        </table:table-row>
        <table:table-row table:style-name="ro1">
          <table:table-cell/>
          <table:table-cell office:value-type="string" calcext:value-type="string">
            <text:p>fas fa-grin-tongue-squint: Squinting Cara con lengua </text:p>
          </table:table-cell>
          <table:table-cell office:value-type="string" calcext:value-type="string">
            <text:p><text:s/>fas fa-grin-tongue-squint </text:p>
          </table:table-cell>
          <table:table-cell office:value-type="string" calcext:value-type="string">
            <text:p><text:s/>LOL, emoticon, cara, </text:p>
          </table:table-cell>
          <table:table-cell office:value-type="string" calcext:value-type="string">
            <text:p><text:s/>\f58a</text:p>
          </table:table-cell>
          <table:table-cell table:formula="of:=CONCATENATE(&quot;Fontawesome.create!(&quot;;[.$B$1];&quot;: '&quot;;TRIM([.$B590]);&quot;', &quot;;[.$C$1];&quot;: '&quot;;TRIM([.$C590]);&quot;', &quot;;[.$D$1];&quot;: '&quot;;TRIM([.$D590]);&quot;', &quot;;[.$E$1];&quot;: '&quot;;TRIM([.$E590]);&quot;')&quot;)" office:value-type="string" office:string-value="Fontawesome.create!(prefijo_nombre_css: 'fas fa-grin-tongue-squint: Squinting Cara con lengua', icono: 'fas fa-grin-tongue-squint', termino: 'LOL, emoticon, cara,', codigo_css: '\f58a')" calcext:value-type="string">
            <text:p>Fontawesome.create!(prefijo_nombre_css: 'fas fa-grin-tongue-squint: Squinting Cara con lengua', icono: 'fas fa-grin-tongue-squint', termino: 'LOL, emoticon, cara,', codigo_css: '\f58a')</text:p>
          </table:table-cell>
        </table:table-row>
        <table:table-row table:style-name="ro1">
          <table:table-cell/>
          <table:table-cell office:value-type="string" calcext:value-type="string">
            <text:p>fas fa-grin-tongue-wink: Winking Cara con lengua </text:p>
          </table:table-cell>
          <table:table-cell office:value-type="string" calcext:value-type="string">
            <text:p><text:s/>fas fa-grin-tongue-wink </text:p>
          </table:table-cell>
          <table:table-cell office:value-type="string" calcext:value-type="string">
            <text:p><text:s/>LOL, emoticon, cara, </text:p>
          </table:table-cell>
          <table:table-cell office:value-type="string" calcext:value-type="string">
            <text:p><text:s/>\f58b</text:p>
          </table:table-cell>
          <table:table-cell table:formula="of:=CONCATENATE(&quot;Fontawesome.create!(&quot;;[.$B$1];&quot;: '&quot;;TRIM([.$B591]);&quot;', &quot;;[.$C$1];&quot;: '&quot;;TRIM([.$C591]);&quot;', &quot;;[.$D$1];&quot;: '&quot;;TRIM([.$D591]);&quot;', &quot;;[.$E$1];&quot;: '&quot;;TRIM([.$E591]);&quot;')&quot;)" office:value-type="string" office:string-value="Fontawesome.create!(prefijo_nombre_css: 'fas fa-grin-tongue-wink: Winking Cara con lengua', icono: 'fas fa-grin-tongue-wink', termino: 'LOL, emoticon, cara,', codigo_css: '\f58b')" calcext:value-type="string">
            <text:p>Fontawesome.create!(prefijo_nombre_css: 'fas fa-grin-tongue-wink: Winking Cara con lengua', icono: 'fas fa-grin-tongue-wink', termino: 'LOL, emoticon, cara,', codigo_css: '\f58b')</text:p>
          </table:table-cell>
        </table:table-row>
        <table:table-row table:style-name="ro1">
          <table:table-cell/>
          <table:table-cell office:value-type="string" calcext:value-type="string">
            <text:p>fas fa-grin-wink: Cara sonriente guiñando un ojo </text:p>
          </table:table-cell>
          <table:table-cell office:value-type="string" calcext:value-type="string">
            <text:p><text:s/>fas fa-grin-wink </text:p>
          </table:table-cell>
          <table:table-cell office:value-type="string" calcext:value-type="string">
            <text:p><text:s/>emoticon, coquetear, reír, sonreír, </text:p>
          </table:table-cell>
          <table:table-cell office:value-type="string" calcext:value-type="string">
            <text:p><text:s/>\f58c</text:p>
          </table:table-cell>
          <table:table-cell table:formula="of:=CONCATENATE(&quot;Fontawesome.create!(&quot;;[.$B$1];&quot;: '&quot;;TRIM([.$B592]);&quot;', &quot;;[.$C$1];&quot;: '&quot;;TRIM([.$C592]);&quot;', &quot;;[.$D$1];&quot;: '&quot;;TRIM([.$D592]);&quot;', &quot;;[.$E$1];&quot;: '&quot;;TRIM([.$E592]);&quot;')&quot;)" office:value-type="string" office:string-value="Fontawesome.create!(prefijo_nombre_css: 'fas fa-grin-wink: Cara sonriente guiñando un ojo', icono: 'fas fa-grin-wink', termino: 'emoticon, coquetear, reír, sonreír,', codigo_css: '\f58c')" calcext:value-type="string">
            <text:p>Fontawesome.create!(prefijo_nombre_css: 'fas fa-grin-wink: Cara sonriente guiñando un ojo', icono: 'fas fa-grin-wink', termino: 'emoticon, coquetear, reír, sonreír,', codigo_css: '\f58c')</text:p>
          </table:table-cell>
        </table:table-row>
        <table:table-row table:style-name="ro1">
          <table:table-cell/>
          <table:table-cell office:value-type="string" calcext:value-type="string">
            <text:p>fas fa-grip-horizontal: Agarre horizontal </text:p>
          </table:table-cell>
          <table:table-cell office:value-type="string" calcext:value-type="string">
            <text:p><text:s/>fas fa-grip-horizontal </text:p>
          </table:table-cell>
          <table:table-cell office:value-type="string" calcext:value-type="string">
            <text:p><text:s/>capacidad, arrastrar, soltar, agarrar, manejar, </text:p>
          </table:table-cell>
          <table:table-cell office:value-type="string" calcext:value-type="string">
            <text:p><text:s/>\f58d</text:p>
          </table:table-cell>
          <table:table-cell table:formula="of:=CONCATENATE(&quot;Fontawesome.create!(&quot;;[.$B$1];&quot;: '&quot;;TRIM([.$B593]);&quot;', &quot;;[.$C$1];&quot;: '&quot;;TRIM([.$C593]);&quot;', &quot;;[.$D$1];&quot;: '&quot;;TRIM([.$D593]);&quot;', &quot;;[.$E$1];&quot;: '&quot;;TRIM([.$E593]);&quot;')&quot;)" office:value-type="string" office:string-value="Fontawesome.create!(prefijo_nombre_css: 'fas fa-grip-horizontal: Agarre horizontal', icono: 'fas fa-grip-horizontal', termino: 'capacidad, arrastrar, soltar, agarrar, manejar,', codigo_css: '\f58d')" calcext:value-type="string">
            <text:p>Fontawesome.create!(prefijo_nombre_css: 'fas fa-grip-horizontal: Agarre horizontal', icono: 'fas fa-grip-horizontal', termino: 'capacidad, arrastrar, soltar, agarrar, manejar,', codigo_css: '\f58d')</text:p>
          </table:table-cell>
        </table:table-row>
        <table:table-row table:style-name="ro1">
          <table:table-cell/>
          <table:table-cell office:value-type="string" calcext:value-type="string">
            <text:p>fas fa-grip-lines: Líneas de agarre </text:p>
          </table:table-cell>
          <table:table-cell office:value-type="string" calcext:value-type="string">
            <text:p><text:s/>fas fa-grip-lines </text:p>
          </table:table-cell>
          <table:table-cell office:value-type="string" calcext:value-type="string">
            <text:p><text:s/>capacidad, arrastrar, soltar, agarrar, manejar, </text:p>
          </table:table-cell>
          <table:table-cell office:value-type="string" calcext:value-type="string">
            <text:p><text:s/>\f7a4</text:p>
          </table:table-cell>
          <table:table-cell table:formula="of:=CONCATENATE(&quot;Fontawesome.create!(&quot;;[.$B$1];&quot;: '&quot;;TRIM([.$B594]);&quot;', &quot;;[.$C$1];&quot;: '&quot;;TRIM([.$C594]);&quot;', &quot;;[.$D$1];&quot;: '&quot;;TRIM([.$D594]);&quot;', &quot;;[.$E$1];&quot;: '&quot;;TRIM([.$E594]);&quot;')&quot;)" office:value-type="string" office:string-value="Fontawesome.create!(prefijo_nombre_css: 'fas fa-grip-lines: Líneas de agarre', icono: 'fas fa-grip-lines', termino: 'capacidad, arrastrar, soltar, agarrar, manejar,', codigo_css: '\f7a4')" calcext:value-type="string">
            <text:p>Fontawesome.create!(prefijo_nombre_css: 'fas fa-grip-lines: Líneas de agarre', icono: 'fas fa-grip-lines', termino: 'capacidad, arrastrar, soltar, agarrar, manejar,', codigo_css: '\f7a4')</text:p>
          </table:table-cell>
        </table:table-row>
        <table:table-row table:style-name="ro1">
          <table:table-cell/>
          <table:table-cell office:value-type="string" calcext:value-type="string">
            <text:p>fas fa-grip-lines-vertical: Líneas de agarre Vertical </text:p>
          </table:table-cell>
          <table:table-cell office:value-type="string" calcext:value-type="string">
            <text:p><text:s/>fas fa-grip-lines-vertical </text:p>
          </table:table-cell>
          <table:table-cell office:value-type="string" calcext:value-type="string">
            <text:p><text:s/>capacidad, arrastrar, soltar, agarrar, manejar, </text:p>
          </table:table-cell>
          <table:table-cell office:value-type="string" calcext:value-type="string">
            <text:p><text:s/>\f7a5</text:p>
          </table:table-cell>
          <table:table-cell table:formula="of:=CONCATENATE(&quot;Fontawesome.create!(&quot;;[.$B$1];&quot;: '&quot;;TRIM([.$B595]);&quot;', &quot;;[.$C$1];&quot;: '&quot;;TRIM([.$C595]);&quot;', &quot;;[.$D$1];&quot;: '&quot;;TRIM([.$D595]);&quot;', &quot;;[.$E$1];&quot;: '&quot;;TRIM([.$E595]);&quot;')&quot;)" office:value-type="string" office:string-value="Fontawesome.create!(prefijo_nombre_css: 'fas fa-grip-lines-vertical: Líneas de agarre Vertical', icono: 'fas fa-grip-lines-vertical', termino: 'capacidad, arrastrar, soltar, agarrar, manejar,', codigo_css: '\f7a5')" calcext:value-type="string">
            <text:p>Fontawesome.create!(prefijo_nombre_css: 'fas fa-grip-lines-vertical: Líneas de agarre Vertical', icono: 'fas fa-grip-lines-vertical', termino: 'capacidad, arrastrar, soltar, agarrar, manejar,', codigo_css: '\f7a5')</text:p>
          </table:table-cell>
        </table:table-row>
        <table:table-row table:style-name="ro1">
          <table:table-cell/>
          <table:table-cell office:value-type="string" calcext:value-type="string">
            <text:p>fas fa-grip-vertical: Agarre Vertical </text:p>
          </table:table-cell>
          <table:table-cell office:value-type="string" calcext:value-type="string">
            <text:p><text:s/>fas fa-grip-vertical </text:p>
          </table:table-cell>
          <table:table-cell office:value-type="string" calcext:value-type="string">
            <text:p><text:s/>capacidad, arrastrar, soltar, agarrar, manejar, </text:p>
          </table:table-cell>
          <table:table-cell office:value-type="string" calcext:value-type="string">
            <text:p><text:s/>\f58e</text:p>
          </table:table-cell>
          <table:table-cell table:formula="of:=CONCATENATE(&quot;Fontawesome.create!(&quot;;[.$B$1];&quot;: '&quot;;TRIM([.$B596]);&quot;', &quot;;[.$C$1];&quot;: '&quot;;TRIM([.$C596]);&quot;', &quot;;[.$D$1];&quot;: '&quot;;TRIM([.$D596]);&quot;', &quot;;[.$E$1];&quot;: '&quot;;TRIM([.$E596]);&quot;')&quot;)" office:value-type="string" office:string-value="Fontawesome.create!(prefijo_nombre_css: 'fas fa-grip-vertical: Agarre Vertical', icono: 'fas fa-grip-vertical', termino: 'capacidad, arrastrar, soltar, agarrar, manejar,', codigo_css: '\f58e')" calcext:value-type="string">
            <text:p>Fontawesome.create!(prefijo_nombre_css: 'fas fa-grip-vertical: Agarre Vertical', icono: 'fas fa-grip-vertical', termino: 'capacidad, arrastrar, soltar, agarrar, manejar,', codigo_css: '\f58e')</text:p>
          </table:table-cell>
        </table:table-row>
        <table:table-row table:style-name="ro1">
          <table:table-cell/>
          <table:table-cell office:value-type="string" calcext:value-type="string">
            <text:p>fab fa-gripfire: Gripfire, Inc. </text:p>
          </table:table-cell>
          <table:table-cell office:value-type="string" calcext:value-type="string">
            <text:p><text:s/>fab fa-gripf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c</text:p>
          </table:table-cell>
          <table:table-cell table:formula="of:=CONCATENATE(&quot;Fontawesome.create!(&quot;;[.$B$1];&quot;: '&quot;;TRIM([.$B597]);&quot;', &quot;;[.$C$1];&quot;: '&quot;;TRIM([.$C597]);&quot;', &quot;;[.$D$1];&quot;: '&quot;;TRIM([.$D597]);&quot;', &quot;;[.$E$1];&quot;: '&quot;;TRIM([.$E597]);&quot;')&quot;)" office:value-type="string" office:string-value="Fontawesome.create!(prefijo_nombre_css: 'fab fa-gripfire: Gripfire, Inc.', icono: 'fab fa-gripfire', termino: '', codigo_css: '\f3ac')" calcext:value-type="string">
            <text:p>Fontawesome.create!(prefijo_nombre_css: 'fab fa-gripfire: Gripfire, Inc.', icono: 'fab fa-gripfire', termino: '', codigo_css: '\f3ac')</text:p>
          </table:table-cell>
        </table:table-row>
        <table:table-row table:style-name="ro1">
          <table:table-cell/>
          <table:table-cell office:value-type="string" calcext:value-type="string">
            <text:p>fab fa-grunt: Gruñido </text:p>
          </table:table-cell>
          <table:table-cell office:value-type="string" calcext:value-type="string">
            <text:p><text:s/>fab fa-gru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d</text:p>
          </table:table-cell>
          <table:table-cell table:formula="of:=CONCATENATE(&quot;Fontawesome.create!(&quot;;[.$B$1];&quot;: '&quot;;TRIM([.$B598]);&quot;', &quot;;[.$C$1];&quot;: '&quot;;TRIM([.$C598]);&quot;', &quot;;[.$D$1];&quot;: '&quot;;TRIM([.$D598]);&quot;', &quot;;[.$E$1];&quot;: '&quot;;TRIM([.$E598]);&quot;')&quot;)" office:value-type="string" office:string-value="Fontawesome.create!(prefijo_nombre_css: 'fab fa-grunt: Gruñido', icono: 'fab fa-grunt', termino: '', codigo_css: '\f3ad')" calcext:value-type="string">
            <text:p>Fontawesome.create!(prefijo_nombre_css: 'fab fa-grunt: Gruñido', icono: 'fab fa-grunt', termino: '', codigo_css: '\f3ad')</text:p>
          </table:table-cell>
        </table:table-row>
        <table:table-row table:style-name="ro1">
          <table:table-cell/>
          <table:table-cell office:value-type="string" calcext:value-type="string">
            <text:p>fas fa-guitar: Guitarra </text:p>
          </table:table-cell>
          <table:table-cell office:value-type="string" calcext:value-type="string">
            <text:p><text:s/>fas fa-guitar </text:p>
          </table:table-cell>
          <table:table-cell office:value-type="string" calcext:value-type="string">
            <text:p><text:s/>acãostico, instrumentos de cuerda, música, rock bent, rock and roll, </text:p>
          </table:table-cell>
          <table:table-cell office:value-type="string" calcext:value-type="string">
            <text:p><text:s/>\f7a6</text:p>
          </table:table-cell>
          <table:table-cell table:formula="of:=CONCATENATE(&quot;Fontawesome.create!(&quot;;[.$B$1];&quot;: '&quot;;TRIM([.$B599]);&quot;', &quot;;[.$C$1];&quot;: '&quot;;TRIM([.$C599]);&quot;', &quot;;[.$D$1];&quot;: '&quot;;TRIM([.$D599]);&quot;', &quot;;[.$E$1];&quot;: '&quot;;TRIM([.$E599]);&quot;')&quot;)" office:value-type="string" office:string-value="Fontawesome.create!(prefijo_nombre_css: 'fas fa-guitar: Guitarra', icono: 'fas fa-guitar', termino: 'acãostico, instrumentos de cuerda, música, rock bent, rock and roll,', codigo_css: '\f7a6')" calcext:value-type="string">
            <text:p>Fontawesome.create!(prefijo_nombre_css: 'fas fa-guitar: Guitarra', icono: 'fas fa-guitar', termino: 'acãostico, instrumentos de cuerda, música, rock bent, rock and roll,', codigo_css: '\f7a6')</text:p>
          </table:table-cell>
        </table:table-row>
        <table:table-row table:style-name="ro1">
          <table:table-cell/>
          <table:table-cell office:value-type="string" calcext:value-type="string">
            <text:p>fab fa-gulp: Trago </text:p>
          </table:table-cell>
          <table:table-cell office:value-type="string" calcext:value-type="string">
            <text:p><text:s/>fab fa-gul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e</text:p>
          </table:table-cell>
          <table:table-cell table:formula="of:=CONCATENATE(&quot;Fontawesome.create!(&quot;;[.$B$1];&quot;: '&quot;;TRIM([.$B600]);&quot;', &quot;;[.$C$1];&quot;: '&quot;;TRIM([.$C600]);&quot;', &quot;;[.$D$1];&quot;: '&quot;;TRIM([.$D600]);&quot;', &quot;;[.$E$1];&quot;: '&quot;;TRIM([.$E600]);&quot;')&quot;)" office:value-type="string" office:string-value="Fontawesome.create!(prefijo_nombre_css: 'fab fa-gulp: Trago', icono: 'fab fa-gulp', termino: '', codigo_css: '\f3ae')" calcext:value-type="string">
            <text:p>Fontawesome.create!(prefijo_nombre_css: 'fab fa-gulp: Trago', icono: 'fab fa-gulp', termino: '', codigo_css: '\f3ae')</text:p>
          </table:table-cell>
        </table:table-row>
        <table:table-row table:style-name="ro1">
          <table:table-cell/>
          <table:table-cell office:value-type="string" calcext:value-type="string">
            <text:p>fas fa-h-square: H cuadrado </text:p>
          </table:table-cell>
          <table:table-cell office:value-type="string" calcext:value-type="string">
            <text:p><text:s/>fas fa-h-square </text:p>
          </table:table-cell>
          <table:table-cell office:value-type="string" calcext:value-type="string">
            <text:p><text:s/>direcciones, emergencia, hospital, hotel, mapa, </text:p>
          </table:table-cell>
          <table:table-cell office:value-type="string" calcext:value-type="string">
            <text:p><text:s/>\f0fd</text:p>
          </table:table-cell>
          <table:table-cell table:formula="of:=CONCATENATE(&quot;Fontawesome.create!(&quot;;[.$B$1];&quot;: '&quot;;TRIM([.$B601]);&quot;', &quot;;[.$C$1];&quot;: '&quot;;TRIM([.$C601]);&quot;', &quot;;[.$D$1];&quot;: '&quot;;TRIM([.$D601]);&quot;', &quot;;[.$E$1];&quot;: '&quot;;TRIM([.$E601]);&quot;')&quot;)" office:value-type="string" office:string-value="Fontawesome.create!(prefijo_nombre_css: 'fas fa-h-square: H cuadrado', icono: 'fas fa-h-square', termino: 'direcciones, emergencia, hospital, hotel, mapa,', codigo_css: '\f0fd')" calcext:value-type="string">
            <text:p>Fontawesome.create!(prefijo_nombre_css: 'fas fa-h-square: H cuadrado', icono: 'fas fa-h-square', termino: 'direcciones, emergencia, hospital, hotel, mapa,', codigo_css: '\f0fd')</text:p>
          </table:table-cell>
        </table:table-row>
        <table:table-row table:style-name="ro1">
          <table:table-cell/>
          <table:table-cell office:value-type="string" calcext:value-type="string">
            <text:p>fab fa-hacker-news: Noticias de hackers </text:p>
          </table:table-cell>
          <table:table-cell office:value-type="string" calcext:value-type="string">
            <text:p><text:s/>fab fa-hacker-new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d4</text:p>
          </table:table-cell>
          <table:table-cell table:formula="of:=CONCATENATE(&quot;Fontawesome.create!(&quot;;[.$B$1];&quot;: '&quot;;TRIM([.$B602]);&quot;', &quot;;[.$C$1];&quot;: '&quot;;TRIM([.$C602]);&quot;', &quot;;[.$D$1];&quot;: '&quot;;TRIM([.$D602]);&quot;', &quot;;[.$E$1];&quot;: '&quot;;TRIM([.$E602]);&quot;')&quot;)" office:value-type="string" office:string-value="Fontawesome.create!(prefijo_nombre_css: 'fab fa-hacker-news: Noticias de hackers', icono: 'fab fa-hacker-news', termino: '', codigo_css: '\f1d4')" calcext:value-type="string">
            <text:p>Fontawesome.create!(prefijo_nombre_css: 'fab fa-hacker-news: Noticias de hackers', icono: 'fab fa-hacker-news', termino: '', codigo_css: '\f1d4')</text:p>
          </table:table-cell>
        </table:table-row>
        <table:table-row table:style-name="ro1">
          <table:table-cell/>
          <table:table-cell office:value-type="string" calcext:value-type="string">
            <text:p>fab fa-hacker-news-square: Noticias de hackers Square </text:p>
          </table:table-cell>
          <table:table-cell office:value-type="string" calcext:value-type="string">
            <text:p><text:s/>fab fa-hacker-news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af</text:p>
          </table:table-cell>
          <table:table-cell table:formula="of:=CONCATENATE(&quot;Fontawesome.create!(&quot;;[.$B$1];&quot;: '&quot;;TRIM([.$B603]);&quot;', &quot;;[.$C$1];&quot;: '&quot;;TRIM([.$C603]);&quot;', &quot;;[.$D$1];&quot;: '&quot;;TRIM([.$D603]);&quot;', &quot;;[.$E$1];&quot;: '&quot;;TRIM([.$E603]);&quot;')&quot;)" office:value-type="string" office:string-value="Fontawesome.create!(prefijo_nombre_css: 'fab fa-hacker-news-square: Noticias de hackers Square', icono: 'fab fa-hacker-news-square', termino: '', codigo_css: '\f3af')" calcext:value-type="string">
            <text:p>Fontawesome.create!(prefijo_nombre_css: 'fab fa-hacker-news-square: Noticias de hackers Square', icono: 'fab fa-hacker-news-square', termino: '', codigo_css: '\f3af')</text:p>
          </table:table-cell>
        </table:table-row>
        <table:table-row table:style-name="ro1">
          <table:table-cell/>
          <table:table-cell office:value-type="string" calcext:value-type="string">
            <text:p>fab fa-hackerrank: Hackerrank </text:p>
          </table:table-cell>
          <table:table-cell office:value-type="string" calcext:value-type="string">
            <text:p><text:s/>fab fa-hackerran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f7</text:p>
          </table:table-cell>
          <table:table-cell table:formula="of:=CONCATENATE(&quot;Fontawesome.create!(&quot;;[.$B$1];&quot;: '&quot;;TRIM([.$B604]);&quot;', &quot;;[.$C$1];&quot;: '&quot;;TRIM([.$C604]);&quot;', &quot;;[.$D$1];&quot;: '&quot;;TRIM([.$D604]);&quot;', &quot;;[.$E$1];&quot;: '&quot;;TRIM([.$E604]);&quot;')&quot;)" office:value-type="string" office:string-value="Fontawesome.create!(prefijo_nombre_css: 'fab fa-hackerrank: Hackerrank', icono: 'fab fa-hackerrank', termino: '', codigo_css: '\f5f7')" calcext:value-type="string">
            <text:p>Fontawesome.create!(prefijo_nombre_css: 'fab fa-hackerrank: Hackerrank', icono: 'fab fa-hackerrank', termino: '', codigo_css: '\f5f7')</text:p>
          </table:table-cell>
        </table:table-row>
        <table:table-row table:style-name="ro1">
          <table:table-cell/>
          <table:table-cell office:value-type="string" calcext:value-type="string">
            <text:p>fas fa-hamburger: Hamburguesa </text:p>
          </table:table-cell>
          <table:table-cell office:value-type="string" calcext:value-type="string">
            <text:p><text:s/>fas fa-hamburger </text:p>
          </table:table-cell>
          <table:table-cell office:value-type="string" calcext:value-type="string">
            <text:p><text:s/>carne molida, hamburguesa, hamburguesa con queso, hamburguesa con queso, parrilla, mcdonalds, sándwich, </text:p>
          </table:table-cell>
          <table:table-cell office:value-type="string" calcext:value-type="string">
            <text:p><text:s/>\f805</text:p>
          </table:table-cell>
          <table:table-cell table:formula="of:=CONCATENATE(&quot;Fontawesome.create!(&quot;;[.$B$1];&quot;: '&quot;;TRIM([.$B605]);&quot;', &quot;;[.$C$1];&quot;: '&quot;;TRIM([.$C605]);&quot;', &quot;;[.$D$1];&quot;: '&quot;;TRIM([.$D605]);&quot;', &quot;;[.$E$1];&quot;: '&quot;;TRIM([.$E605]);&quot;')&quot;)" office:value-type="string" office:string-value="Fontawesome.create!(prefijo_nombre_css: 'fas fa-hamburger: Hamburguesa', icono: 'fas fa-hamburger', termino: 'carne molida, hamburguesa, hamburguesa con queso, hamburguesa con queso, parrilla, mcdonalds, sándwich,', codigo_css: '\f805')" calcext:value-type="string">
            <text:p>Fontawesome.create!(prefijo_nombre_css: 'fas fa-hamburger: Hamburguesa', icono: 'fas fa-hamburger', termino: 'carne molida, hamburguesa, hamburguesa con queso, hamburguesa con queso, parrilla, mcdonalds, sándwich,', codigo_css: '\f805')</text:p>
          </table:table-cell>
        </table:table-row>
        <table:table-row table:style-name="ro1">
          <table:table-cell/>
          <table:table-cell office:value-type="string" calcext:value-type="string">
            <text:p>fas fa-hammer: Martillo </text:p>
          </table:table-cell>
          <table:table-cell office:value-type="string" calcext:value-type="string">
            <text:p><text:s/>fas fa-hammer </text:p>
          </table:table-cell>
          <table:table-cell office:value-type="string" calcext:value-type="string">
            <text:p><text:s/>administrador, arreglar, reparar, configuración, herramienta, </text:p>
          </table:table-cell>
          <table:table-cell office:value-type="string" calcext:value-type="string">
            <text:p><text:s/>\f6e3</text:p>
          </table:table-cell>
          <table:table-cell table:formula="of:=CONCATENATE(&quot;Fontawesome.create!(&quot;;[.$B$1];&quot;: '&quot;;TRIM([.$B606]);&quot;', &quot;;[.$C$1];&quot;: '&quot;;TRIM([.$C606]);&quot;', &quot;;[.$D$1];&quot;: '&quot;;TRIM([.$D606]);&quot;', &quot;;[.$E$1];&quot;: '&quot;;TRIM([.$E606]);&quot;')&quot;)" office:value-type="string" office:string-value="Fontawesome.create!(prefijo_nombre_css: 'fas fa-hammer: Martillo', icono: 'fas fa-hammer', termino: 'administrador, arreglar, reparar, configuración, herramienta,', codigo_css: '\f6e3')" calcext:value-type="string">
            <text:p>Fontawesome.create!(prefijo_nombre_css: 'fas fa-hammer: Martillo', icono: 'fas fa-hammer', termino: 'administrador, arreglar, reparar, configuración, herramienta,', codigo_css: '\f6e3')</text:p>
          </table:table-cell>
        </table:table-row>
        <table:table-row table:style-name="ro1">
          <table:table-cell/>
          <table:table-cell office:value-type="string" calcext:value-type="string">
            <text:p>fas fa-hamsa: Hamsa </text:p>
          </table:table-cell>
          <table:table-cell office:value-type="string" calcext:value-type="string">
            <text:p><text:s/>fas fa-hamsa </text:p>
          </table:table-cell>
          <table:table-cell office:value-type="string" calcext:value-type="string">
            <text:p><text:s/>amuleto, cristianismo, islam, judío, judaísmo, musulmán, proteccion, </text:p>
          </table:table-cell>
          <table:table-cell office:value-type="string" calcext:value-type="string">
            <text:p><text:s/>\f665</text:p>
          </table:table-cell>
          <table:table-cell table:formula="of:=CONCATENATE(&quot;Fontawesome.create!(&quot;;[.$B$1];&quot;: '&quot;;TRIM([.$B607]);&quot;', &quot;;[.$C$1];&quot;: '&quot;;TRIM([.$C607]);&quot;', &quot;;[.$D$1];&quot;: '&quot;;TRIM([.$D607]);&quot;', &quot;;[.$E$1];&quot;: '&quot;;TRIM([.$E607]);&quot;')&quot;)" office:value-type="string" office:string-value="Fontawesome.create!(prefijo_nombre_css: 'fas fa-hamsa: Hamsa', icono: 'fas fa-hamsa', termino: 'amuleto, cristianismo, islam, judío, judaísmo, musulmán, proteccion,', codigo_css: '\f665')" calcext:value-type="string">
            <text:p>Fontawesome.create!(prefijo_nombre_css: 'fas fa-hamsa: Hamsa', icono: 'fas fa-hamsa', termino: 'amuleto, cristianismo, islam, judío, judaísmo, musulmán, proteccion,', codigo_css: '\f665')</text:p>
          </table:table-cell>
        </table:table-row>
        <table:table-row table:style-name="ro1">
          <table:table-cell/>
          <table:table-cell office:value-type="string" calcext:value-type="string">
            <text:p>fas fa-hand-holding: Tomar de las manos </text:p>
          </table:table-cell>
          <table:table-cell office:value-type="string" calcext:value-type="string">
            <text:p><text:s/>fas fa-hand-holding </text:p>
          </table:table-cell>
          <table:table-cell office:value-type="string" calcext:value-type="string">
            <text:p><text:s/>llevar, levantar, </text:p>
          </table:table-cell>
          <table:table-cell office:value-type="string" calcext:value-type="string">
            <text:p><text:s/>\f4bd</text:p>
          </table:table-cell>
          <table:table-cell table:formula="of:=CONCATENATE(&quot;Fontawesome.create!(&quot;;[.$B$1];&quot;: '&quot;;TRIM([.$B608]);&quot;', &quot;;[.$C$1];&quot;: '&quot;;TRIM([.$C608]);&quot;', &quot;;[.$D$1];&quot;: '&quot;;TRIM([.$D608]);&quot;', &quot;;[.$E$1];&quot;: '&quot;;TRIM([.$E608]);&quot;')&quot;)" office:value-type="string" office:string-value="Fontawesome.create!(prefijo_nombre_css: 'fas fa-hand-holding: Tomar de las manos', icono: 'fas fa-hand-holding', termino: 'llevar, levantar,', codigo_css: '\f4bd')" calcext:value-type="string">
            <text:p>Fontawesome.create!(prefijo_nombre_css: 'fas fa-hand-holding: Tomar de las manos', icono: 'fas fa-hand-holding', termino: 'llevar, levantar,', codigo_css: '\f4bd')</text:p>
          </table:table-cell>
        </table:table-row>
        <table:table-row table:style-name="ro1">
          <table:table-cell/>
          <table:table-cell office:value-type="string" calcext:value-type="string">
            <text:p>fas fa-hand-holding-heart: Tomar de las manos Corazón </text:p>
          </table:table-cell>
          <table:table-cell office:value-type="string" calcext:value-type="string">
            <text:p><text:s/>fas fa-hand-holding-heart </text:p>
          </table:table-cell>
          <table:table-cell office:value-type="string" calcext:value-type="string">
            <text:p><text:s/>bulto, caridad, ascensor, llevar, regalo, </text:p>
          </table:table-cell>
          <table:table-cell office:value-type="string" calcext:value-type="string">
            <text:p><text:s/>\f4be</text:p>
          </table:table-cell>
          <table:table-cell table:formula="of:=CONCATENATE(&quot;Fontawesome.create!(&quot;;[.$B$1];&quot;: '&quot;;TRIM([.$B609]);&quot;', &quot;;[.$C$1];&quot;: '&quot;;TRIM([.$C609]);&quot;', &quot;;[.$D$1];&quot;: '&quot;;TRIM([.$D609]);&quot;', &quot;;[.$E$1];&quot;: '&quot;;TRIM([.$E609]);&quot;')&quot;)" office:value-type="string" office:string-value="Fontawesome.create!(prefijo_nombre_css: 'fas fa-hand-holding-heart: Tomar de las manos Corazón', icono: 'fas fa-hand-holding-heart', termino: 'bulto, caridad, ascensor, llevar, regalo,', codigo_css: '\f4be')" calcext:value-type="string">
            <text:p>Fontawesome.create!(prefijo_nombre_css: 'fas fa-hand-holding-heart: Tomar de las manos Corazón', icono: 'fas fa-hand-holding-heart', termino: 'bulto, caridad, ascensor, llevar, regalo,', codigo_css: '\f4be')</text:p>
          </table:table-cell>
        </table:table-row>
        <table:table-row table:style-name="ro1">
          <table:table-cell/>
          <table:table-cell office:value-type="string" calcext:value-type="string">
            <text:p>fas fa-hand-holding-medical: Tomar de las manos Medical Cross </text:p>
          </table:table-cell>
          <table:table-cell office:value-type="string" calcext:value-type="string">
            <text:p><text:s/>fas fa-hand-holding-medical </text:p>
          </table:table-cell>
          <table:table-cell office:value-type="string" calcext:value-type="string">
            <text:p><text:s/>cuidado, covid-19, donar, ayuda, </text:p>
          </table:table-cell>
          <table:table-cell office:value-type="string" calcext:value-type="string">
            <text:p><text:s/>\f95c</text:p>
          </table:table-cell>
          <table:table-cell table:formula="of:=CONCATENATE(&quot;Fontawesome.create!(&quot;;[.$B$1];&quot;: '&quot;;TRIM([.$B610]);&quot;', &quot;;[.$C$1];&quot;: '&quot;;TRIM([.$C610]);&quot;', &quot;;[.$D$1];&quot;: '&quot;;TRIM([.$D610]);&quot;', &quot;;[.$E$1];&quot;: '&quot;;TRIM([.$E610]);&quot;')&quot;)" office:value-type="string" office:string-value="Fontawesome.create!(prefijo_nombre_css: 'fas fa-hand-holding-medical: Tomar de las manos Medical Cross', icono: 'fas fa-hand-holding-medical', termino: 'cuidado, covid-19, donar, ayuda,', codigo_css: '\f95c')" calcext:value-type="string">
            <text:p>Fontawesome.create!(prefijo_nombre_css: 'fas fa-hand-holding-medical: Tomar de las manos Medical Cross', icono: 'fas fa-hand-holding-medical', termino: 'cuidado, covid-19, donar, ayuda,', codigo_css: '\f95c')</text:p>
          </table:table-cell>
        </table:table-row>
        <table:table-row table:style-name="ro1">
          <table:table-cell/>
          <table:table-cell office:value-type="string" calcext:value-type="string">
            <text:p>fas fa-hand-holding-usd: Tomar de las manos US Dollar </text:p>
          </table:table-cell>
          <table:table-cell office:value-type="string" calcext:value-type="string">
            <text:p><text:s/>fas fa-hand-holding-usd </text:p>
          </table:table-cell>
          <table:table-cell office:value-type="string" calcext:value-type="string">
            <text:p><text:s/>$, levantar, dinero, donación, llevar, levantar, precio, signo de dólar, </text:p>
          </table:table-cell>
          <table:table-cell office:value-type="string" calcext:value-type="string">
            <text:p><text:s/>\f4c0</text:p>
          </table:table-cell>
          <table:table-cell table:formula="of:=CONCATENATE(&quot;Fontawesome.create!(&quot;;[.$B$1];&quot;: '&quot;;TRIM([.$B611]);&quot;', &quot;;[.$C$1];&quot;: '&quot;;TRIM([.$C611]);&quot;', &quot;;[.$D$1];&quot;: '&quot;;TRIM([.$D611]);&quot;', &quot;;[.$E$1];&quot;: '&quot;;TRIM([.$E611]);&quot;')&quot;)" office:value-type="string" office:string-value="Fontawesome.create!(prefijo_nombre_css: 'fas fa-hand-holding-usd: Tomar de las manos US Dollar', icono: 'fas fa-hand-holding-usd', termino: '$, levantar, dinero, donación, llevar, levantar, precio, signo de dólar,', codigo_css: '\f4c0')" calcext:value-type="string">
            <text:p>Fontawesome.create!(prefijo_nombre_css: 'fas fa-hand-holding-usd: Tomar de las manos US Dollar', icono: 'fas fa-hand-holding-usd', termino: '$, levantar, dinero, donación, llevar, levantar, precio, signo de dólar,', codigo_css: '\f4c0')</text:p>
          </table:table-cell>
        </table:table-row>
        <table:table-row table:style-name="ro1">
          <table:table-cell/>
          <table:table-cell office:value-type="string" calcext:value-type="string">
            <text:p>fas fa-hand-holding-water: Tomar de las manos Water </text:p>
          </table:table-cell>
          <table:table-cell office:value-type="string" calcext:value-type="string">
            <text:p><text:s/>fas fa-hand-holding-water </text:p>
          </table:table-cell>
          <table:table-cell office:value-type="string" calcext:value-type="string">
            <text:p><text:s/>ascensor, covid-19, crecer, sequía, </text:p>
          </table:table-cell>
          <table:table-cell office:value-type="string" calcext:value-type="string">
            <text:p><text:s/>\f4c1</text:p>
          </table:table-cell>
          <table:table-cell table:formula="of:=CONCATENATE(&quot;Fontawesome.create!(&quot;;[.$B$1];&quot;: '&quot;;TRIM([.$B612]);&quot;', &quot;;[.$C$1];&quot;: '&quot;;TRIM([.$C612]);&quot;', &quot;;[.$D$1];&quot;: '&quot;;TRIM([.$D612]);&quot;', &quot;;[.$E$1];&quot;: '&quot;;TRIM([.$E612]);&quot;')&quot;)" office:value-type="string" office:string-value="Fontawesome.create!(prefijo_nombre_css: 'fas fa-hand-holding-water: Tomar de las manos Water', icono: 'fas fa-hand-holding-water', termino: 'ascensor, covid-19, crecer, sequía,', codigo_css: '\f4c1')" calcext:value-type="string">
            <text:p>Fontawesome.create!(prefijo_nombre_css: 'fas fa-hand-holding-water: Tomar de las manos Water', icono: 'fas fa-hand-holding-water', termino: 'ascensor, covid-19, crecer, sequía,', codigo_css: '\f4c1')</text:p>
          </table:table-cell>
        </table:table-row>
        <table:table-row table:style-name="ro1">
          <table:table-cell/>
          <table:table-cell office:value-type="string" calcext:value-type="string">
            <text:p>fas fa-hand-lizard: Lagarto (mano) </text:p>
          </table:table-cell>
          <table:table-cell office:value-type="string" calcext:value-type="string">
            <text:p><text:s/>fas fa-hand-lizard </text:p>
          </table:table-cell>
          <table:table-cell office:value-type="string" calcext:value-type="string">
            <text:p><text:s/>juego, roshambo, </text:p>
          </table:table-cell>
          <table:table-cell office:value-type="string" calcext:value-type="string">
            <text:p><text:s/>\f258</text:p>
          </table:table-cell>
          <table:table-cell table:formula="of:=CONCATENATE(&quot;Fontawesome.create!(&quot;;[.$B$1];&quot;: '&quot;;TRIM([.$B613]);&quot;', &quot;;[.$C$1];&quot;: '&quot;;TRIM([.$C613]);&quot;', &quot;;[.$D$1];&quot;: '&quot;;TRIM([.$D613]);&quot;', &quot;;[.$E$1];&quot;: '&quot;;TRIM([.$E613]);&quot;')&quot;)" office:value-type="string" office:string-value="Fontawesome.create!(prefijo_nombre_css: 'fas fa-hand-lizard: Lagarto (mano)', icono: 'fas fa-hand-lizard', termino: 'juego, roshambo,', codigo_css: '\f258')" calcext:value-type="string">
            <text:p>Fontawesome.create!(prefijo_nombre_css: 'fas fa-hand-lizard: Lagarto (mano)', icono: 'fas fa-hand-lizard', termino: 'juego, roshambo,', codigo_css: '\f258')</text:p>
          </table:table-cell>
        </table:table-row>
        <table:table-row table:style-name="ro1">
          <table:table-cell/>
          <table:table-cell office:value-type="string" calcext:value-type="string">
            <text:p>fas fa-hand-middle-finger: Mano con el dedo medio levantado </text:p>
          </table:table-cell>
          <table:table-cell office:value-type="string" calcext:value-type="string">
            <text:p><text:s/>fas fa-hand-middle-finger </text:p>
          </table:table-cell>
          <table:table-cell office:value-type="string" calcext:value-type="string">
            <text:p><text:s/>voltear el pájaro, gesto, odio, grosero, </text:p>
          </table:table-cell>
          <table:table-cell office:value-type="string" calcext:value-type="string">
            <text:p><text:s/>\f806</text:p>
          </table:table-cell>
          <table:table-cell table:formula="of:=CONCATENATE(&quot;Fontawesome.create!(&quot;;[.$B$1];&quot;: '&quot;;TRIM([.$B614]);&quot;', &quot;;[.$C$1];&quot;: '&quot;;TRIM([.$C614]);&quot;', &quot;;[.$D$1];&quot;: '&quot;;TRIM([.$D614]);&quot;', &quot;;[.$E$1];&quot;: '&quot;;TRIM([.$E614]);&quot;')&quot;)" office:value-type="string" office:string-value="Fontawesome.create!(prefijo_nombre_css: 'fas fa-hand-middle-finger: Mano con el dedo medio levantado', icono: 'fas fa-hand-middle-finger', termino: 'voltear el pájaro, gesto, odio, grosero,', codigo_css: '\f806')" calcext:value-type="string">
            <text:p>Fontawesome.create!(prefijo_nombre_css: 'fas fa-hand-middle-finger: Mano con el dedo medio levantado', icono: 'fas fa-hand-middle-finger', termino: 'voltear el pájaro, gesto, odio, grosero,', codigo_css: '\f806')</text:p>
          </table:table-cell>
        </table:table-row>
        <table:table-row table:style-name="ro1">
          <table:table-cell/>
          <table:table-cell office:value-type="string" calcext:value-type="string">
            <text:p>fas fa-hand-paper: Papel (Mano) </text:p>
          </table:table-cell>
          <table:table-cell office:value-type="string" calcext:value-type="string">
            <text:p><text:s/>fas fa-hand-paper </text:p>
          </table:table-cell>
          <table:table-cell office:value-type="string" calcext:value-type="string">
            <text:p><text:s/>juego, detener, roshambo, detener, </text:p>
          </table:table-cell>
          <table:table-cell office:value-type="string" calcext:value-type="string">
            <text:p><text:s/>\f256</text:p>
          </table:table-cell>
          <table:table-cell table:formula="of:=CONCATENATE(&quot;Fontawesome.create!(&quot;;[.$B$1];&quot;: '&quot;;TRIM([.$B615]);&quot;', &quot;;[.$C$1];&quot;: '&quot;;TRIM([.$C615]);&quot;', &quot;;[.$D$1];&quot;: '&quot;;TRIM([.$D615]);&quot;', &quot;;[.$E$1];&quot;: '&quot;;TRIM([.$E615]);&quot;')&quot;)" office:value-type="string" office:string-value="Fontawesome.create!(prefijo_nombre_css: 'fas fa-hand-paper: Papel (Mano)', icono: 'fas fa-hand-paper', termino: 'juego, detener, roshambo, detener,', codigo_css: '\f256')" calcext:value-type="string">
            <text:p>Fontawesome.create!(prefijo_nombre_css: 'fas fa-hand-paper: Papel (Mano)', icono: 'fas fa-hand-paper', termino: 'juego, detener, roshambo, detener,', codigo_css: '\f256')</text:p>
          </table:table-cell>
        </table:table-row>
        <table:table-row table:style-name="ro1">
          <table:table-cell/>
          <table:table-cell office:value-type="string" calcext:value-type="string">
            <text:p>fas fa-hand-peace: Paz (Mano) </text:p>
          </table:table-cell>
          <table:table-cell office:value-type="string" calcext:value-type="string">
            <text:p><text:s/>fas fa-hand-peace </text:p>
          </table:table-cell>
          <table:table-cell office:value-type="string" calcext:value-type="string">
            <text:p><text:s/>descanso, tregua, </text:p>
          </table:table-cell>
          <table:table-cell office:value-type="string" calcext:value-type="string">
            <text:p><text:s/>\f25b</text:p>
          </table:table-cell>
          <table:table-cell table:formula="of:=CONCATENATE(&quot;Fontawesome.create!(&quot;;[.$B$1];&quot;: '&quot;;TRIM([.$B616]);&quot;', &quot;;[.$C$1];&quot;: '&quot;;TRIM([.$C616]);&quot;', &quot;;[.$D$1];&quot;: '&quot;;TRIM([.$D616]);&quot;', &quot;;[.$E$1];&quot;: '&quot;;TRIM([.$E616]);&quot;')&quot;)" office:value-type="string" office:string-value="Fontawesome.create!(prefijo_nombre_css: 'fas fa-hand-peace: Paz (Mano)', icono: 'fas fa-hand-peace', termino: 'descanso, tregua,', codigo_css: '\f25b')" calcext:value-type="string">
            <text:p>Fontawesome.create!(prefijo_nombre_css: 'fas fa-hand-peace: Paz (Mano)', icono: 'fas fa-hand-peace', termino: 'descanso, tregua,', codigo_css: '\f25b')</text:p>
          </table:table-cell>
        </table:table-row>
        <table:table-row table:style-name="ro1">
          <table:table-cell/>
          <table:table-cell office:value-type="string" calcext:value-type="string">
            <text:p>fas fa-hand-point-down: Mano apuntando hacia abajo </text:p>
          </table:table-cell>
          <table:table-cell office:value-type="string" calcext:value-type="string">
            <text:p><text:s/>fas fa-hand-point-down </text:p>
          </table:table-cell>
          <table:table-cell office:value-type="string" calcext:value-type="string">
            <text:p><text:s/>dedo, mano abajo, punto, </text:p>
          </table:table-cell>
          <table:table-cell office:value-type="string" calcext:value-type="string">
            <text:p><text:s/>\f0a7</text:p>
          </table:table-cell>
          <table:table-cell table:formula="of:=CONCATENATE(&quot;Fontawesome.create!(&quot;;[.$B$1];&quot;: '&quot;;TRIM([.$B617]);&quot;', &quot;;[.$C$1];&quot;: '&quot;;TRIM([.$C617]);&quot;', &quot;;[.$D$1];&quot;: '&quot;;TRIM([.$D617]);&quot;', &quot;;[.$E$1];&quot;: '&quot;;TRIM([.$E617]);&quot;')&quot;)" office:value-type="string" office:string-value="Fontawesome.create!(prefijo_nombre_css: 'fas fa-hand-point-down: Mano apuntando hacia abajo', icono: 'fas fa-hand-point-down', termino: 'dedo, mano abajo, punto,', codigo_css: '\f0a7')" calcext:value-type="string">
            <text:p>Fontawesome.create!(prefijo_nombre_css: 'fas fa-hand-point-down: Mano apuntando hacia abajo', icono: 'fas fa-hand-point-down', termino: 'dedo, mano abajo, punto,', codigo_css: '\f0a7')</text:p>
          </table:table-cell>
        </table:table-row>
        <table:table-row table:style-name="ro1">
          <table:table-cell/>
          <table:table-cell office:value-type="string" calcext:value-type="string">
            <text:p>fas fa-hand-point-left: Mano apuntando a la izquierda </text:p>
          </table:table-cell>
          <table:table-cell office:value-type="string" calcext:value-type="string">
            <text:p><text:s/>fas fa-hand-point-left </text:p>
          </table:table-cell>
          <table:table-cell office:value-type="string" calcext:value-type="string">
            <text:p><text:s/>anterior, atrás, dedo, mano izquierda, izquierda, punto, </text:p>
          </table:table-cell>
          <table:table-cell office:value-type="string" calcext:value-type="string">
            <text:p><text:s/>\f0a5</text:p>
          </table:table-cell>
          <table:table-cell table:formula="of:=CONCATENATE(&quot;Fontawesome.create!(&quot;;[.$B$1];&quot;: '&quot;;TRIM([.$B618]);&quot;', &quot;;[.$C$1];&quot;: '&quot;;TRIM([.$C618]);&quot;', &quot;;[.$D$1];&quot;: '&quot;;TRIM([.$D618]);&quot;', &quot;;[.$E$1];&quot;: '&quot;;TRIM([.$E618]);&quot;')&quot;)" office:value-type="string" office:string-value="Fontawesome.create!(prefijo_nombre_css: 'fas fa-hand-point-left: Mano apuntando a la izquierda', icono: 'fas fa-hand-point-left', termino: 'anterior, atrás, dedo, mano izquierda, izquierda, punto,', codigo_css: '\f0a5')" calcext:value-type="string">
            <text:p>Fontawesome.create!(prefijo_nombre_css: 'fas fa-hand-point-left: Mano apuntando a la izquierda', icono: 'fas fa-hand-point-left', termino: 'anterior, atrás, dedo, mano izquierda, izquierda, punto,', codigo_css: '\f0a5')</text:p>
          </table:table-cell>
        </table:table-row>
        <table:table-row table:style-name="ro1">
          <table:table-cell/>
          <table:table-cell office:value-type="string" calcext:value-type="string">
            <text:p>fas fa-hand-point-right: Mano apuntando a la derecha </text:p>
          </table:table-cell>
          <table:table-cell office:value-type="string" calcext:value-type="string">
            <text:p><text:s/>fas fa-hand-point-right </text:p>
          </table:table-cell>
          <table:table-cell office:value-type="string" calcext:value-type="string">
            <text:p><text:s/>dedo, adelante, mano derecha, siguiente, señalar, derecha, </text:p>
          </table:table-cell>
          <table:table-cell office:value-type="string" calcext:value-type="string">
            <text:p><text:s/>\f0a4</text:p>
          </table:table-cell>
          <table:table-cell table:formula="of:=CONCATENATE(&quot;Fontawesome.create!(&quot;;[.$B$1];&quot;: '&quot;;TRIM([.$B619]);&quot;', &quot;;[.$C$1];&quot;: '&quot;;TRIM([.$C619]);&quot;', &quot;;[.$D$1];&quot;: '&quot;;TRIM([.$D619]);&quot;', &quot;;[.$E$1];&quot;: '&quot;;TRIM([.$E619]);&quot;')&quot;)" office:value-type="string" office:string-value="Fontawesome.create!(prefijo_nombre_css: 'fas fa-hand-point-right: Mano apuntando a la derecha', icono: 'fas fa-hand-point-right', termino: 'dedo, adelante, mano derecha, siguiente, señalar, derecha,', codigo_css: '\f0a4')" calcext:value-type="string">
            <text:p>Fontawesome.create!(prefijo_nombre_css: 'fas fa-hand-point-right: Mano apuntando a la derecha', icono: 'fas fa-hand-point-right', termino: 'dedo, adelante, mano derecha, siguiente, señalar, derecha,', codigo_css: '\f0a4')</text:p>
          </table:table-cell>
        </table:table-row>
        <table:table-row table:style-name="ro1">
          <table:table-cell/>
          <table:table-cell office:value-type="string" calcext:value-type="string">
            <text:p>fas fa-hand-point-up: Mano apuntando hacia arriba </text:p>
          </table:table-cell>
          <table:table-cell office:value-type="string" calcext:value-type="string">
            <text:p><text:s/>fas fa-hand-point-up </text:p>
          </table:table-cell>
          <table:table-cell office:value-type="string" calcext:value-type="string">
            <text:p><text:s/>dedo, mano arriba, punto, </text:p>
          </table:table-cell>
          <table:table-cell office:value-type="string" calcext:value-type="string">
            <text:p><text:s/>\f0a6</text:p>
          </table:table-cell>
          <table:table-cell table:formula="of:=CONCATENATE(&quot;Fontawesome.create!(&quot;;[.$B$1];&quot;: '&quot;;TRIM([.$B620]);&quot;', &quot;;[.$C$1];&quot;: '&quot;;TRIM([.$C620]);&quot;', &quot;;[.$D$1];&quot;: '&quot;;TRIM([.$D620]);&quot;', &quot;;[.$E$1];&quot;: '&quot;;TRIM([.$E620]);&quot;')&quot;)" office:value-type="string" office:string-value="Fontawesome.create!(prefijo_nombre_css: 'fas fa-hand-point-up: Mano apuntando hacia arriba', icono: 'fas fa-hand-point-up', termino: 'dedo, mano arriba, punto,', codigo_css: '\f0a6')" calcext:value-type="string">
            <text:p>Fontawesome.create!(prefijo_nombre_css: 'fas fa-hand-point-up: Mano apuntando hacia arriba', icono: 'fas fa-hand-point-up', termino: 'dedo, mano arriba, punto,', codigo_css: '\f0a6')</text:p>
          </table:table-cell>
        </table:table-row>
        <table:table-row table:style-name="ro1">
          <table:table-cell/>
          <table:table-cell office:value-type="string" calcext:value-type="string">
            <text:p>fas fa-hand-pointer: Puntero (mano) </text:p>
          </table:table-cell>
          <table:table-cell office:value-type="string" calcext:value-type="string">
            <text:p><text:s/>fas fa-hand-pointer </text:p>
          </table:table-cell>
          <table:table-cell office:value-type="string" calcext:value-type="string">
            <text:p><text:s/>flecha, cursor, seleccionar, </text:p>
          </table:table-cell>
          <table:table-cell office:value-type="string" calcext:value-type="string">
            <text:p><text:s/>\f25a</text:p>
          </table:table-cell>
          <table:table-cell table:formula="of:=CONCATENATE(&quot;Fontawesome.create!(&quot;;[.$B$1];&quot;: '&quot;;TRIM([.$B621]);&quot;', &quot;;[.$C$1];&quot;: '&quot;;TRIM([.$C621]);&quot;', &quot;;[.$D$1];&quot;: '&quot;;TRIM([.$D621]);&quot;', &quot;;[.$E$1];&quot;: '&quot;;TRIM([.$E621]);&quot;')&quot;)" office:value-type="string" office:string-value="Fontawesome.create!(prefijo_nombre_css: 'fas fa-hand-pointer: Puntero (mano)', icono: 'fas fa-hand-pointer', termino: 'flecha, cursor, seleccionar,', codigo_css: '\f25a')" calcext:value-type="string">
            <text:p>Fontawesome.create!(prefijo_nombre_css: 'fas fa-hand-pointer: Puntero (mano)', icono: 'fas fa-hand-pointer', termino: 'flecha, cursor, seleccionar,', codigo_css: '\f25a')</text:p>
          </table:table-cell>
        </table:table-row>
        <table:table-row table:style-name="ro1">
          <table:table-cell/>
          <table:table-cell office:value-type="string" calcext:value-type="string">
            <text:p>fas fa-hand-rock: Rock (mano) </text:p>
          </table:table-cell>
          <table:table-cell office:value-type="string" calcext:value-type="string">
            <text:p><text:s/>fas fa-hand-rock </text:p>
          </table:table-cell>
          <table:table-cell office:value-type="string" calcext:value-type="string">
            <text:p><text:s/>fist, juego, roshambo, </text:p>
          </table:table-cell>
          <table:table-cell office:value-type="string" calcext:value-type="string">
            <text:p><text:s/>\f255</text:p>
          </table:table-cell>
          <table:table-cell table:formula="of:=CONCATENATE(&quot;Fontawesome.create!(&quot;;[.$B$1];&quot;: '&quot;;TRIM([.$B622]);&quot;', &quot;;[.$C$1];&quot;: '&quot;;TRIM([.$C622]);&quot;', &quot;;[.$D$1];&quot;: '&quot;;TRIM([.$D622]);&quot;', &quot;;[.$E$1];&quot;: '&quot;;TRIM([.$E622]);&quot;')&quot;)" office:value-type="string" office:string-value="Fontawesome.create!(prefijo_nombre_css: 'fas fa-hand-rock: Rock (mano)', icono: 'fas fa-hand-rock', termino: 'fist, juego, roshambo,', codigo_css: '\f255')" calcext:value-type="string">
            <text:p>Fontawesome.create!(prefijo_nombre_css: 'fas fa-hand-rock: Rock (mano)', icono: 'fas fa-hand-rock', termino: 'fist, juego, roshambo,', codigo_css: '\f255')</text:p>
          </table:table-cell>
        </table:table-row>
        <table:table-row table:style-name="ro1">
          <table:table-cell/>
          <table:table-cell office:value-type="string" calcext:value-type="string">
            <text:p>fas fa-hand-scissors: Tijeras (mano) </text:p>
          </table:table-cell>
          <table:table-cell office:value-type="string" calcext:value-type="string">
            <text:p><text:s/>fas fa-hand-scissors </text:p>
          </table:table-cell>
          <table:table-cell office:value-type="string" calcext:value-type="string">
            <text:p><text:s/>cut, juego, roshambo, </text:p>
          </table:table-cell>
          <table:table-cell office:value-type="string" calcext:value-type="string">
            <text:p><text:s/>\f257</text:p>
          </table:table-cell>
          <table:table-cell table:formula="of:=CONCATENATE(&quot;Fontawesome.create!(&quot;;[.$B$1];&quot;: '&quot;;TRIM([.$B623]);&quot;', &quot;;[.$C$1];&quot;: '&quot;;TRIM([.$C623]);&quot;', &quot;;[.$D$1];&quot;: '&quot;;TRIM([.$D623]);&quot;', &quot;;[.$E$1];&quot;: '&quot;;TRIM([.$E623]);&quot;')&quot;)" office:value-type="string" office:string-value="Fontawesome.create!(prefijo_nombre_css: 'fas fa-hand-scissors: Tijeras (mano)', icono: 'fas fa-hand-scissors', termino: 'cut, juego, roshambo,', codigo_css: '\f257')" calcext:value-type="string">
            <text:p>Fontawesome.create!(prefijo_nombre_css: 'fas fa-hand-scissors: Tijeras (mano)', icono: 'fas fa-hand-scissors', termino: 'cut, juego, roshambo,', codigo_css: '\f257')</text:p>
          </table:table-cell>
        </table:table-row>
        <table:table-row table:style-name="ro1">
          <table:table-cell/>
          <table:table-cell office:value-type="string" calcext:value-type="string">
            <text:p>fas fa-hand-sparkles: Mano brilla </text:p>
          </table:table-cell>
          <table:table-cell office:value-type="string" calcext:value-type="string">
            <text:p><text:s/>fas fa-hand-sparkles </text:p>
          </table:table-cell>
          <table:table-cell office:value-type="string" calcext:value-type="string">
            <text:p><text:s/>covid-19, higiene, jabón, limpiar, magia, </text:p>
          </table:table-cell>
          <table:table-cell office:value-type="string" calcext:value-type="string">
            <text:p><text:s/>\f95d</text:p>
          </table:table-cell>
          <table:table-cell table:formula="of:=CONCATENATE(&quot;Fontawesome.create!(&quot;;[.$B$1];&quot;: '&quot;;TRIM([.$B624]);&quot;', &quot;;[.$C$1];&quot;: '&quot;;TRIM([.$C624]);&quot;', &quot;;[.$D$1];&quot;: '&quot;;TRIM([.$D624]);&quot;', &quot;;[.$E$1];&quot;: '&quot;;TRIM([.$E624]);&quot;')&quot;)" office:value-type="string" office:string-value="Fontawesome.create!(prefijo_nombre_css: 'fas fa-hand-sparkles: Mano brilla', icono: 'fas fa-hand-sparkles', termino: 'covid-19, higiene, jabón, limpiar, magia,', codigo_css: '\f95d')" calcext:value-type="string">
            <text:p>Fontawesome.create!(prefijo_nombre_css: 'fas fa-hand-sparkles: Mano brilla', icono: 'fas fa-hand-sparkles', termino: 'covid-19, higiene, jabón, limpiar, magia,', codigo_css: '\f95d')</text:p>
          </table:table-cell>
        </table:table-row>
        <table:table-row table:style-name="ro1">
          <table:table-cell/>
          <table:table-cell office:value-type="string" calcext:value-type="string">
            <text:p>fas fa-hand-spock: Spock (mano) </text:p>
          </table:table-cell>
          <table:table-cell office:value-type="string" calcext:value-type="string">
            <text:p><text:s/>fas fa-hand-spock </text:p>
          </table:table-cell>
          <table:table-cell office:value-type="string" calcext:value-type="string">
            <text:p><text:s/>vivir mucho, prosperar, saludo, star trek, vulcan, </text:p>
          </table:table-cell>
          <table:table-cell office:value-type="string" calcext:value-type="string">
            <text:p><text:s/>\f259</text:p>
          </table:table-cell>
          <table:table-cell table:formula="of:=CONCATENATE(&quot;Fontawesome.create!(&quot;;[.$B$1];&quot;: '&quot;;TRIM([.$B625]);&quot;', &quot;;[.$C$1];&quot;: '&quot;;TRIM([.$C625]);&quot;', &quot;;[.$D$1];&quot;: '&quot;;TRIM([.$D625]);&quot;', &quot;;[.$E$1];&quot;: '&quot;;TRIM([.$E625]);&quot;')&quot;)" office:value-type="string" office:string-value="Fontawesome.create!(prefijo_nombre_css: 'fas fa-hand-spock: Spock (mano)', icono: 'fas fa-hand-spock', termino: 'vivir mucho, prosperar, saludo, star trek, vulcan,', codigo_css: '\f259')" calcext:value-type="string">
            <text:p>Fontawesome.create!(prefijo_nombre_css: 'fas fa-hand-spock: Spock (mano)', icono: 'fas fa-hand-spock', termino: 'vivir mucho, prosperar, saludo, star trek, vulcan,', codigo_css: '\f259')</text:p>
          </table:table-cell>
        </table:table-row>
        <table:table-row table:style-name="ro1">
          <table:table-cell/>
          <table:table-cell office:value-type="string" calcext:value-type="string">
            <text:p>fas fa-hands: Manos </text:p>
          </table:table-cell>
          <table:table-cell office:value-type="string" calcext:value-type="string">
            <text:p><text:s/>fas fa-hands </text:p>
          </table:table-cell>
          <table:table-cell office:value-type="string" calcext:value-type="string">
            <text:p><text:s/>llevar, sostener, levantar, </text:p>
          </table:table-cell>
          <table:table-cell office:value-type="string" calcext:value-type="string">
            <text:p><text:s/>\f4c2</text:p>
          </table:table-cell>
          <table:table-cell table:formula="of:=CONCATENATE(&quot;Fontawesome.create!(&quot;;[.$B$1];&quot;: '&quot;;TRIM([.$B626]);&quot;', &quot;;[.$C$1];&quot;: '&quot;;TRIM([.$C626]);&quot;', &quot;;[.$D$1];&quot;: '&quot;;TRIM([.$D626]);&quot;', &quot;;[.$E$1];&quot;: '&quot;;TRIM([.$E626]);&quot;')&quot;)" office:value-type="string" office:string-value="Fontawesome.create!(prefijo_nombre_css: 'fas fa-hands: Manos', icono: 'fas fa-hands', termino: 'llevar, sostener, levantar,', codigo_css: '\f4c2')" calcext:value-type="string">
            <text:p>Fontawesome.create!(prefijo_nombre_css: 'fas fa-hands: Manos', icono: 'fas fa-hands', termino: 'llevar, sostener, levantar,', codigo_css: '\f4c2')</text:p>
          </table:table-cell>
        </table:table-row>
        <table:table-row table:style-name="ro1">
          <table:table-cell/>
          <table:table-cell office:value-type="string" calcext:value-type="string">
            <text:p>fas fa-hands-helping: Helping Manos </text:p>
          </table:table-cell>
          <table:table-cell office:value-type="string" calcext:value-type="string">
            <text:p><text:s/>fas fa-hands-helping </text:p>
          </table:table-cell>
          <table:table-cell office:value-type="string" calcext:value-type="string">
            <text:p><text:s/>asistencia, asociación, apretón de manos, ayuda, voluntariado, </text:p>
          </table:table-cell>
          <table:table-cell office:value-type="string" calcext:value-type="string">
            <text:p><text:s/>\f4c4</text:p>
          </table:table-cell>
          <table:table-cell table:formula="of:=CONCATENATE(&quot;Fontawesome.create!(&quot;;[.$B$1];&quot;: '&quot;;TRIM([.$B627]);&quot;', &quot;;[.$C$1];&quot;: '&quot;;TRIM([.$C627]);&quot;', &quot;;[.$D$1];&quot;: '&quot;;TRIM([.$D627]);&quot;', &quot;;[.$E$1];&quot;: '&quot;;TRIM([.$E627]);&quot;')&quot;)" office:value-type="string" office:string-value="Fontawesome.create!(prefijo_nombre_css: 'fas fa-hands-helping: Helping Manos', icono: 'fas fa-hands-helping', termino: 'asistencia, asociación, apretón de manos, ayuda, voluntariado,', codigo_css: '\f4c4')" calcext:value-type="string">
            <text:p>Fontawesome.create!(prefijo_nombre_css: 'fas fa-hands-helping: Helping Manos', icono: 'fas fa-hands-helping', termino: 'asistencia, asociación, apretón de manos, ayuda, voluntariado,', codigo_css: '\f4c4')</text:p>
          </table:table-cell>
        </table:table-row>
        <table:table-row table:style-name="ro1">
          <table:table-cell/>
          <table:table-cell office:value-type="string" calcext:value-type="string">
            <text:p>fas fa-hands-wash: Manos Wash </text:p>
          </table:table-cell>
          <table:table-cell office:value-type="string" calcext:value-type="string">
            <text:p><text:s/>fas fa-hands-wash </text:p>
          </table:table-cell>
          <table:table-cell office:value-type="string" calcext:value-type="string">
            <text:p><text:s/>covid-19, higiene, jabón, lavar, </text:p>
          </table:table-cell>
          <table:table-cell office:value-type="string" calcext:value-type="string">
            <text:p><text:s/>\f95e</text:p>
          </table:table-cell>
          <table:table-cell table:formula="of:=CONCATENATE(&quot;Fontawesome.create!(&quot;;[.$B$1];&quot;: '&quot;;TRIM([.$B628]);&quot;', &quot;;[.$C$1];&quot;: '&quot;;TRIM([.$C628]);&quot;', &quot;;[.$D$1];&quot;: '&quot;;TRIM([.$D628]);&quot;', &quot;;[.$E$1];&quot;: '&quot;;TRIM([.$E628]);&quot;')&quot;)" office:value-type="string" office:string-value="Fontawesome.create!(prefijo_nombre_css: 'fas fa-hands-wash: Manos Wash', icono: 'fas fa-hands-wash', termino: 'covid-19, higiene, jabón, lavar,', codigo_css: '\f95e')" calcext:value-type="string">
            <text:p>Fontawesome.create!(prefijo_nombre_css: 'fas fa-hands-wash: Manos Wash', icono: 'fas fa-hands-wash', termino: 'covid-19, higiene, jabón, lavar,', codigo_css: '\f95e')</text:p>
          </table:table-cell>
        </table:table-row>
        <table:table-row table:style-name="ro1">
          <table:table-cell/>
          <table:table-cell office:value-type="string" calcext:value-type="string">
            <text:p>fas fa-handshake: Manoshake </text:p>
          </table:table-cell>
          <table:table-cell office:value-type="string" calcext:value-type="string">
            <text:p><text:s/>fas fa-handshake </text:p>
          </table:table-cell>
          <table:table-cell office:value-type="string" calcext:value-type="string">
            <text:p><text:s/>acuerdo, saludo, reunión, asociación, </text:p>
          </table:table-cell>
          <table:table-cell office:value-type="string" calcext:value-type="string">
            <text:p><text:s/>\f2b5</text:p>
          </table:table-cell>
          <table:table-cell table:formula="of:=CONCATENATE(&quot;Fontawesome.create!(&quot;;[.$B$1];&quot;: '&quot;;TRIM([.$B629]);&quot;', &quot;;[.$C$1];&quot;: '&quot;;TRIM([.$C629]);&quot;', &quot;;[.$D$1];&quot;: '&quot;;TRIM([.$D629]);&quot;', &quot;;[.$E$1];&quot;: '&quot;;TRIM([.$E629]);&quot;')&quot;)" office:value-type="string" office:string-value="Fontawesome.create!(prefijo_nombre_css: 'fas fa-handshake: Manoshake', icono: 'fas fa-handshake', termino: 'acuerdo, saludo, reunión, asociación,', codigo_css: '\f2b5')" calcext:value-type="string">
            <text:p>Fontawesome.create!(prefijo_nombre_css: 'fas fa-handshake: Manoshake', icono: 'fas fa-handshake', termino: 'acuerdo, saludo, reunión, asociación,', codigo_css: '\f2b5')</text:p>
          </table:table-cell>
        </table:table-row>
        <table:table-row table:style-name="ro1">
          <table:table-cell/>
          <table:table-cell office:value-type="string" calcext:value-type="string">
            <text:p>fas fa-handshake-alt-slash: Manoshake Alternate Slash </text:p>
          </table:table-cell>
          <table:table-cell office:value-type="string" calcext:value-type="string">
            <text:p><text:s/>fas fa-handshake-alt-slash </text:p>
          </table:table-cell>
          <table:table-cell office:value-type="string" calcext:value-type="string">
            <text:p><text:s/>roto, covid-19, distancia social, </text:p>
          </table:table-cell>
          <table:table-cell office:value-type="string" calcext:value-type="string">
            <text:p><text:s/>\f95f</text:p>
          </table:table-cell>
          <table:table-cell table:formula="of:=CONCATENATE(&quot;Fontawesome.create!(&quot;;[.$B$1];&quot;: '&quot;;TRIM([.$B630]);&quot;', &quot;;[.$C$1];&quot;: '&quot;;TRIM([.$C630]);&quot;', &quot;;[.$D$1];&quot;: '&quot;;TRIM([.$D630]);&quot;', &quot;;[.$E$1];&quot;: '&quot;;TRIM([.$E630]);&quot;')&quot;)" office:value-type="string" office:string-value="Fontawesome.create!(prefijo_nombre_css: 'fas fa-handshake-alt-slash: Manoshake Alternate Slash', icono: 'fas fa-handshake-alt-slash', termino: 'roto, covid-19, distancia social,', codigo_css: '\f95f')" calcext:value-type="string">
            <text:p>Fontawesome.create!(prefijo_nombre_css: 'fas fa-handshake-alt-slash: Manoshake Alternate Slash', icono: 'fas fa-handshake-alt-slash', termino: 'roto, covid-19, distancia social,', codigo_css: '\f95f')</text:p>
          </table:table-cell>
        </table:table-row>
        <table:table-row table:style-name="ro1">
          <table:table-cell/>
          <table:table-cell office:value-type="string" calcext:value-type="string">
            <text:p>fas fa-handshake-slash: Manoshake Slash </text:p>
          </table:table-cell>
          <table:table-cell office:value-type="string" calcext:value-type="string">
            <text:p><text:s/>fas fa-handshake-slash </text:p>
          </table:table-cell>
          <table:table-cell office:value-type="string" calcext:value-type="string">
            <text:p><text:s/>roto, covid-19, distancia social, </text:p>
          </table:table-cell>
          <table:table-cell office:value-type="string" calcext:value-type="string">
            <text:p><text:s/>\f960</text:p>
          </table:table-cell>
          <table:table-cell table:formula="of:=CONCATENATE(&quot;Fontawesome.create!(&quot;;[.$B$1];&quot;: '&quot;;TRIM([.$B631]);&quot;', &quot;;[.$C$1];&quot;: '&quot;;TRIM([.$C631]);&quot;', &quot;;[.$D$1];&quot;: '&quot;;TRIM([.$D631]);&quot;', &quot;;[.$E$1];&quot;: '&quot;;TRIM([.$E631]);&quot;')&quot;)" office:value-type="string" office:string-value="Fontawesome.create!(prefijo_nombre_css: 'fas fa-handshake-slash: Manoshake Slash', icono: 'fas fa-handshake-slash', termino: 'roto, covid-19, distancia social,', codigo_css: '\f960')" calcext:value-type="string">
            <text:p>Fontawesome.create!(prefijo_nombre_css: 'fas fa-handshake-slash: Manoshake Slash', icono: 'fas fa-handshake-slash', termino: 'roto, covid-19, distancia social,', codigo_css: '\f960')</text:p>
          </table:table-cell>
        </table:table-row>
        <table:table-row table:style-name="ro1">
          <table:table-cell/>
          <table:table-cell office:value-type="string" calcext:value-type="string">
            <text:p>fas fa-hanukiah: Hanukiah </text:p>
          </table:table-cell>
          <table:table-cell office:value-type="string" calcext:value-type="string">
            <text:p><text:s/>fas fa-hanukiah </text:p>
          </table:table-cell>
          <table:table-cell office:value-type="string" calcext:value-type="string">
            <text:p><text:s/>vela, janucá, judío, judaísmo, luz, </text:p>
          </table:table-cell>
          <table:table-cell office:value-type="string" calcext:value-type="string">
            <text:p><text:s/>\f6e6</text:p>
          </table:table-cell>
          <table:table-cell table:formula="of:=CONCATENATE(&quot;Fontawesome.create!(&quot;;[.$B$1];&quot;: '&quot;;TRIM([.$B632]);&quot;', &quot;;[.$C$1];&quot;: '&quot;;TRIM([.$C632]);&quot;', &quot;;[.$D$1];&quot;: '&quot;;TRIM([.$D632]);&quot;', &quot;;[.$E$1];&quot;: '&quot;;TRIM([.$E632]);&quot;')&quot;)" office:value-type="string" office:string-value="Fontawesome.create!(prefijo_nombre_css: 'fas fa-hanukiah: Hanukiah', icono: 'fas fa-hanukiah', termino: 'vela, janucá, judío, judaísmo, luz,', codigo_css: '\f6e6')" calcext:value-type="string">
            <text:p>Fontawesome.create!(prefijo_nombre_css: 'fas fa-hanukiah: Hanukiah', icono: 'fas fa-hanukiah', termino: 'vela, janucá, judío, judaísmo, luz,', codigo_css: '\f6e6')</text:p>
          </table:table-cell>
        </table:table-row>
        <table:table-row table:style-name="ro1">
          <table:table-cell/>
          <table:table-cell office:value-type="string" calcext:value-type="string">
            <text:p>fas fa-hard-hat: Casco de seguridad </text:p>
          </table:table-cell>
          <table:table-cell office:value-type="string" calcext:value-type="string">
            <text:p><text:s/>fas fa-hard-hat </text:p>
          </table:table-cell>
          <table:table-cell office:value-type="string" calcext:value-type="string">
            <text:p><text:s/>construcción, casco, casco, seguridad, </text:p>
          </table:table-cell>
          <table:table-cell office:value-type="string" calcext:value-type="string">
            <text:p><text:s/>\f807</text:p>
          </table:table-cell>
          <table:table-cell table:formula="of:=CONCATENATE(&quot;Fontawesome.create!(&quot;;[.$B$1];&quot;: '&quot;;TRIM([.$B633]);&quot;', &quot;;[.$C$1];&quot;: '&quot;;TRIM([.$C633]);&quot;', &quot;;[.$D$1];&quot;: '&quot;;TRIM([.$D633]);&quot;', &quot;;[.$E$1];&quot;: '&quot;;TRIM([.$E633]);&quot;')&quot;)" office:value-type="string" office:string-value="Fontawesome.create!(prefijo_nombre_css: 'fas fa-hard-hat: Casco de seguridad', icono: 'fas fa-hard-hat', termino: 'construcción, casco, casco, seguridad,', codigo_css: '\f807')" calcext:value-type="string">
            <text:p>Fontawesome.create!(prefijo_nombre_css: 'fas fa-hard-hat: Casco de seguridad', icono: 'fas fa-hard-hat', termino: 'construcción, casco, casco, seguridad,', codigo_css: '\f807')</text:p>
          </table:table-cell>
        </table:table-row>
        <table:table-row table:style-name="ro1">
          <table:table-cell/>
          <table:table-cell office:value-type="string" calcext:value-type="string">
            <text:p>fas fa-hashtag: Hashtag </text:p>
          </table:table-cell>
          <table:table-cell office:value-type="string" calcext:value-type="string">
            <text:p><text:s/>fas fa-hashtag </text:p>
          </table:table-cell>
          <table:table-cell office:value-type="string" calcext:value-type="string">
            <text:p><text:s/>Twitter, instagram, libra, redes sociales, etiqueta, </text:p>
          </table:table-cell>
          <table:table-cell office:value-type="string" calcext:value-type="string">
            <text:p><text:s/>\f292</text:p>
          </table:table-cell>
          <table:table-cell table:formula="of:=CONCATENATE(&quot;Fontawesome.create!(&quot;;[.$B$1];&quot;: '&quot;;TRIM([.$B634]);&quot;', &quot;;[.$C$1];&quot;: '&quot;;TRIM([.$C634]);&quot;', &quot;;[.$D$1];&quot;: '&quot;;TRIM([.$D634]);&quot;', &quot;;[.$E$1];&quot;: '&quot;;TRIM([.$E634]);&quot;')&quot;)" office:value-type="string" office:string-value="Fontawesome.create!(prefijo_nombre_css: 'fas fa-hashtag: Hashtag', icono: 'fas fa-hashtag', termino: 'Twitter, instagram, libra, redes sociales, etiqueta,', codigo_css: '\f292')" calcext:value-type="string">
            <text:p>Fontawesome.create!(prefijo_nombre_css: 'fas fa-hashtag: Hashtag', icono: 'fas fa-hashtag', termino: 'Twitter, instagram, libra, redes sociales, etiqueta,', codigo_css: '\f292')</text:p>
          </table:table-cell>
        </table:table-row>
        <table:table-row table:style-name="ro1">
          <table:table-cell/>
          <table:table-cell office:value-type="string" calcext:value-type="string">
            <text:p>fas fa-hat-cowboy: Sombrero de vaquero </text:p>
          </table:table-cell>
          <table:table-cell office:value-type="string" calcext:value-type="string">
            <text:p><text:s/>fas fa-hat-cowboy </text:p>
          </table:table-cell>
          <table:table-cell office:value-type="string" calcext:value-type="string">
            <text:p><text:s/>buckaroo, caballo, jackeroo, john b., viejo oeste, pardner, rancho, ranchero, rodeo, western, wrangler, </text:p>
          </table:table-cell>
          <table:table-cell office:value-type="string" calcext:value-type="string">
            <text:p><text:s/>\f8c0</text:p>
          </table:table-cell>
          <table:table-cell table:formula="of:=CONCATENATE(&quot;Fontawesome.create!(&quot;;[.$B$1];&quot;: '&quot;;TRIM([.$B635]);&quot;', &quot;;[.$C$1];&quot;: '&quot;;TRIM([.$C635]);&quot;', &quot;;[.$D$1];&quot;: '&quot;;TRIM([.$D635]);&quot;', &quot;;[.$E$1];&quot;: '&quot;;TRIM([.$E635]);&quot;')&quot;)" office:value-type="string" office:string-value="Fontawesome.create!(prefijo_nombre_css: 'fas fa-hat-cowboy: Sombrero de vaquero', icono: 'fas fa-hat-cowboy', termino: 'buckaroo, caballo, jackeroo, john b., viejo oeste, pardner, rancho, ranchero, rodeo, western, wrangler,', codigo_css: '\f8c0')" calcext:value-type="string">
            <text:p>Fontawesome.create!(prefijo_nombre_css: 'fas fa-hat-cowboy: Sombrero de vaquero', icono: 'fas fa-hat-cowboy', termino: 'buckaroo, caballo, jackeroo, john b., viejo oeste, pardner, rancho, ranchero, rodeo, western, wrangler,', codigo_css: '\f8c0')</text:p>
          </table:table-cell>
        </table:table-row>
        <table:table-row table:style-name="ro1">
          <table:table-cell/>
          <table:table-cell office:value-type="string" calcext:value-type="string">
            <text:p>fas fa-hat-cowboy-side: Sombrero de vaquero Side </text:p>
          </table:table-cell>
          <table:table-cell office:value-type="string" calcext:value-type="string">
            <text:p><text:s/>fas fa-hat-cowboy-side </text:p>
          </table:table-cell>
          <table:table-cell office:value-type="string" calcext:value-type="string">
            <text:p><text:s/>buckaroo, caballo, jackeroo, john b., viejo oeste, pardner, rancho, ranchero, rodeo, western, wrangler, </text:p>
          </table:table-cell>
          <table:table-cell office:value-type="string" calcext:value-type="string">
            <text:p><text:s/>\f8c1</text:p>
          </table:table-cell>
          <table:table-cell table:formula="of:=CONCATENATE(&quot;Fontawesome.create!(&quot;;[.$B$1];&quot;: '&quot;;TRIM([.$B636]);&quot;', &quot;;[.$C$1];&quot;: '&quot;;TRIM([.$C636]);&quot;', &quot;;[.$D$1];&quot;: '&quot;;TRIM([.$D636]);&quot;', &quot;;[.$E$1];&quot;: '&quot;;TRIM([.$E636]);&quot;')&quot;)" office:value-type="string" office:string-value="Fontawesome.create!(prefijo_nombre_css: 'fas fa-hat-cowboy-side: Sombrero de vaquero Side', icono: 'fas fa-hat-cowboy-side', termino: 'buckaroo, caballo, jackeroo, john b., viejo oeste, pardner, rancho, ranchero, rodeo, western, wrangler,', codigo_css: '\f8c1')" calcext:value-type="string">
            <text:p>Fontawesome.create!(prefijo_nombre_css: 'fas fa-hat-cowboy-side: Sombrero de vaquero Side', icono: 'fas fa-hat-cowboy-side', termino: 'buckaroo, caballo, jackeroo, john b., viejo oeste, pardner, rancho, ranchero, rodeo, western, wrangler,', codigo_css: '\f8c1')</text:p>
          </table:table-cell>
        </table:table-row>
        <table:table-row table:style-name="ro1">
          <table:table-cell/>
          <table:table-cell office:value-type="string" calcext:value-type="string">
            <text:p>fas fa-hat-wizard: Sombrero de mago </text:p>
          </table:table-cell>
          <table:table-cell office:value-type="string" calcext:value-type="string">
            <text:p><text:s/>fas fa-hat-wizard </text:p>
          </table:table-cell>
          <table:table-cell office:value-type="string" calcext:value-type="string">
            <text:p><text:s/>Dungeons &amp; Dragons, accesorio, hebilla, ropa, d &amp; d, dnd, fantasía, halloween, cabeza, vacaciones, mago, magia, puntiagudo, bruja, </text:p>
          </table:table-cell>
          <table:table-cell office:value-type="string" calcext:value-type="string">
            <text:p><text:s/>\f6e8</text:p>
          </table:table-cell>
          <table:table-cell table:formula="of:=CONCATENATE(&quot;Fontawesome.create!(&quot;;[.$B$1];&quot;: '&quot;;TRIM([.$B637]);&quot;', &quot;;[.$C$1];&quot;: '&quot;;TRIM([.$C637]);&quot;', &quot;;[.$D$1];&quot;: '&quot;;TRIM([.$D637]);&quot;', &quot;;[.$E$1];&quot;: '&quot;;TRIM([.$E637]);&quot;')&quot;)" office:value-type="string" office:string-value="Fontawesome.create!(prefijo_nombre_css: 'fas fa-hat-wizard: Sombrero de mago', icono: 'fas fa-hat-wizard', termino: 'Dungeons &amp; Dragons, accesorio, hebilla, ropa, d &amp; d, dnd, fantasía, halloween, cabeza, vacaciones, mago, magia, puntiagudo, bruja,', codigo_css: '\f6e8')" calcext:value-type="string">
            <text:p>Fontawesome.create!(prefijo_nombre_css: 'fas fa-hat-wizard: Sombrero de mago', icono: 'fas fa-hat-wizard', termino: 'Dungeons &amp; Dragons, accesorio, hebilla, ropa, d &amp; d, dnd, fantasía, halloween, cabeza, vacaciones, mago, magia, puntiagudo, bruja,', codigo_css: '\f6e8')</text:p>
          </table:table-cell>
        </table:table-row>
        <table:table-row table:style-name="ro1">
          <table:table-cell/>
          <table:table-cell office:value-type="string" calcext:value-type="string">
            <text:p>fas fa-hdd: HDD </text:p>
          </table:table-cell>
          <table:table-cell office:value-type="string" calcext:value-type="string">
            <text:p><text:s/>fas fa-hdd </text:p>
          </table:table-cell>
          <table:table-cell office:value-type="string" calcext:value-type="string">
            <text:p><text:s/>almacenamiento, disco duro, disco duro, máquina, CPU, </text:p>
          </table:table-cell>
          <table:table-cell office:value-type="string" calcext:value-type="string">
            <text:p><text:s/>\f0a0</text:p>
          </table:table-cell>
          <table:table-cell table:formula="of:=CONCATENATE(&quot;Fontawesome.create!(&quot;;[.$B$1];&quot;: '&quot;;TRIM([.$B638]);&quot;', &quot;;[.$C$1];&quot;: '&quot;;TRIM([.$C638]);&quot;', &quot;;[.$D$1];&quot;: '&quot;;TRIM([.$D638]);&quot;', &quot;;[.$E$1];&quot;: '&quot;;TRIM([.$E638]);&quot;')&quot;)" office:value-type="string" office:string-value="Fontawesome.create!(prefijo_nombre_css: 'fas fa-hdd: HDD', icono: 'fas fa-hdd', termino: 'almacenamiento, disco duro, disco duro, máquina, CPU,', codigo_css: '\f0a0')" calcext:value-type="string">
            <text:p>Fontawesome.create!(prefijo_nombre_css: 'fas fa-hdd: HDD', icono: 'fas fa-hdd', termino: 'almacenamiento, disco duro, disco duro, máquina, CPU,', codigo_css: '\f0a0')</text:p>
          </table:table-cell>
        </table:table-row>
        <table:table-row table:style-name="ro1">
          <table:table-cell/>
          <table:table-cell office:value-type="string" calcext:value-type="string">
            <text:p>fas fa-head-side-cough: Tos del costado de la cabeza </text:p>
          </table:table-cell>
          <table:table-cell office:value-type="string" calcext:value-type="string">
            <text:p><text:s/>fas fa-head-side-cough </text:p>
          </table:table-cell>
          <table:table-cell office:value-type="string" calcext:value-type="string">
            <text:p><text:s/>covid-19, enfermos, gérmenes, pulmones, respiratorio, tos, </text:p>
          </table:table-cell>
          <table:table-cell office:value-type="string" calcext:value-type="string">
            <text:p><text:s/>\f961</text:p>
          </table:table-cell>
          <table:table-cell table:formula="of:=CONCATENATE(&quot;Fontawesome.create!(&quot;;[.$B$1];&quot;: '&quot;;TRIM([.$B639]);&quot;', &quot;;[.$C$1];&quot;: '&quot;;TRIM([.$C639]);&quot;', &quot;;[.$D$1];&quot;: '&quot;;TRIM([.$D639]);&quot;', &quot;;[.$E$1];&quot;: '&quot;;TRIM([.$E639]);&quot;')&quot;)" office:value-type="string" office:string-value="Fontawesome.create!(prefijo_nombre_css: 'fas fa-head-side-cough: Tos del costado de la cabeza', icono: 'fas fa-head-side-cough', termino: 'covid-19, enfermos, gérmenes, pulmones, respiratorio, tos,', codigo_css: '\f961')" calcext:value-type="string">
            <text:p>Fontawesome.create!(prefijo_nombre_css: 'fas fa-head-side-cough: Tos del costado de la cabeza', icono: 'fas fa-head-side-cough', termino: 'covid-19, enfermos, gérmenes, pulmones, respiratorio, tos,', codigo_css: '\f961')</text:p>
          </table:table-cell>
        </table:table-row>
        <table:table-row table:style-name="ro1">
          <table:table-cell/>
          <table:table-cell office:value-type="string" calcext:value-type="string">
            <text:p>fas fa-head-side-cough-slash: Cabeza, tos lateral, barra </text:p>
          </table:table-cell>
          <table:table-cell office:value-type="string" calcext:value-type="string">
            <text:p><text:s/>fas fa-head-side-cough-slash </text:p>
          </table:table-cell>
          <table:table-cell office:value-type="string" calcext:value-type="string">
            <text:p><text:s/>covid-19, enfermos, gérmenes, pulmones, respiratorio, tos, </text:p>
          </table:table-cell>
          <table:table-cell office:value-type="string" calcext:value-type="string">
            <text:p><text:s/>\f962</text:p>
          </table:table-cell>
          <table:table-cell table:formula="of:=CONCATENATE(&quot;Fontawesome.create!(&quot;;[.$B$1];&quot;: '&quot;;TRIM([.$B640]);&quot;', &quot;;[.$C$1];&quot;: '&quot;;TRIM([.$C640]);&quot;', &quot;;[.$D$1];&quot;: '&quot;;TRIM([.$D640]);&quot;', &quot;;[.$E$1];&quot;: '&quot;;TRIM([.$E640]);&quot;')&quot;)" office:value-type="string" office:string-value="Fontawesome.create!(prefijo_nombre_css: 'fas fa-head-side-cough-slash: Cabeza, tos lateral, barra', icono: 'fas fa-head-side-cough-slash', termino: 'covid-19, enfermos, gérmenes, pulmones, respiratorio, tos,', codigo_css: '\f962')" calcext:value-type="string">
            <text:p>Fontawesome.create!(prefijo_nombre_css: 'fas fa-head-side-cough-slash: Cabeza, tos lateral, barra', icono: 'fas fa-head-side-cough-slash', termino: 'covid-19, enfermos, gérmenes, pulmones, respiratorio, tos,', codigo_css: '\f962')</text:p>
          </table:table-cell>
        </table:table-row>
        <table:table-row table:style-name="ro1">
          <table:table-cell/>
          <table:table-cell office:value-type="string" calcext:value-type="string">
            <text:p>fas fa-head-side-mask: Máscara lateral de cabeza </text:p>
          </table:table-cell>
          <table:table-cell office:value-type="string" calcext:value-type="string">
            <text:p><text:s/>fas fa-head-side-mask </text:p>
          </table:table-cell>
          <table:table-cell office:value-type="string" calcext:value-type="string">
            <text:p><text:s/>aliento, covid-19, filtro, respirador, virus, </text:p>
          </table:table-cell>
          <table:table-cell office:value-type="string" calcext:value-type="string">
            <text:p><text:s/>\f963</text:p>
          </table:table-cell>
          <table:table-cell table:formula="of:=CONCATENATE(&quot;Fontawesome.create!(&quot;;[.$B$1];&quot;: '&quot;;TRIM([.$B641]);&quot;', &quot;;[.$C$1];&quot;: '&quot;;TRIM([.$C641]);&quot;', &quot;;[.$D$1];&quot;: '&quot;;TRIM([.$D641]);&quot;', &quot;;[.$E$1];&quot;: '&quot;;TRIM([.$E641]);&quot;')&quot;)" office:value-type="string" office:string-value="Fontawesome.create!(prefijo_nombre_css: 'fas fa-head-side-mask: Máscara lateral de cabeza', icono: 'fas fa-head-side-mask', termino: 'aliento, covid-19, filtro, respirador, virus,', codigo_css: '\f963')" calcext:value-type="string">
            <text:p>Fontawesome.create!(prefijo_nombre_css: 'fas fa-head-side-mask: Máscara lateral de cabeza', icono: 'fas fa-head-side-mask', termino: 'aliento, covid-19, filtro, respirador, virus,', codigo_css: '\f963')</text:p>
          </table:table-cell>
        </table:table-row>
        <table:table-row table:style-name="ro1">
          <table:table-cell/>
          <table:table-cell office:value-type="string" calcext:value-type="string">
            <text:p>fas fa-head-side-virus: Virus del lado de la cabeza </text:p>
          </table:table-cell>
          <table:table-cell office:value-type="string" calcext:value-type="string">
            <text:p><text:s/>fas fa-head-side-virus </text:p>
          </table:table-cell>
          <table:table-cell office:value-type="string" calcext:value-type="string">
            <text:p><text:s/>resfriado, covid-19, gripe, enfermos, </text:p>
          </table:table-cell>
          <table:table-cell office:value-type="string" calcext:value-type="string">
            <text:p><text:s/>\f964</text:p>
          </table:table-cell>
          <table:table-cell table:formula="of:=CONCATENATE(&quot;Fontawesome.create!(&quot;;[.$B$1];&quot;: '&quot;;TRIM([.$B642]);&quot;', &quot;;[.$C$1];&quot;: '&quot;;TRIM([.$C642]);&quot;', &quot;;[.$D$1];&quot;: '&quot;;TRIM([.$D642]);&quot;', &quot;;[.$E$1];&quot;: '&quot;;TRIM([.$E642]);&quot;')&quot;)" office:value-type="string" office:string-value="Fontawesome.create!(prefijo_nombre_css: 'fas fa-head-side-virus: Virus del lado de la cabeza', icono: 'fas fa-head-side-virus', termino: 'resfriado, covid-19, gripe, enfermos,', codigo_css: '\f964')" calcext:value-type="string">
            <text:p>Fontawesome.create!(prefijo_nombre_css: 'fas fa-head-side-virus: Virus del lado de la cabeza', icono: 'fas fa-head-side-virus', termino: 'resfriado, covid-19, gripe, enfermos,', codigo_css: '\f964')</text:p>
          </table:table-cell>
        </table:table-row>
        <table:table-row table:style-name="ro1">
          <table:table-cell/>
          <table:table-cell office:value-type="string" calcext:value-type="string">
            <text:p>fas fa-heading: Bóveda </text:p>
          </table:table-cell>
          <table:table-cell office:value-type="string" calcext:value-type="string">
            <text:p><text:s/>fas fa-heading </text:p>
          </table:table-cell>
          <table:table-cell office:value-type="string" calcext:value-type="string">
            <text:p><text:s/>formato, encabezado, texto, título, </text:p>
          </table:table-cell>
          <table:table-cell office:value-type="string" calcext:value-type="string">
            <text:p><text:s/>\f1dc</text:p>
          </table:table-cell>
          <table:table-cell table:formula="of:=CONCATENATE(&quot;Fontawesome.create!(&quot;;[.$B$1];&quot;: '&quot;;TRIM([.$B643]);&quot;', &quot;;[.$C$1];&quot;: '&quot;;TRIM([.$C643]);&quot;', &quot;;[.$D$1];&quot;: '&quot;;TRIM([.$D643]);&quot;', &quot;;[.$E$1];&quot;: '&quot;;TRIM([.$E643]);&quot;')&quot;)" office:value-type="string" office:string-value="Fontawesome.create!(prefijo_nombre_css: 'fas fa-heading: Bóveda', icono: 'fas fa-heading', termino: 'formato, encabezado, texto, título,', codigo_css: '\f1dc')" calcext:value-type="string">
            <text:p>Fontawesome.create!(prefijo_nombre_css: 'fas fa-heading: Bóveda', icono: 'fas fa-heading', termino: 'formato, encabezado, texto, título,', codigo_css: '\f1dc')</text:p>
          </table:table-cell>
        </table:table-row>
        <table:table-row table:style-name="ro1">
          <table:table-cell/>
          <table:table-cell office:value-type="string" calcext:value-type="string">
            <text:p>fas fa-headphones: auriculares </text:p>
          </table:table-cell>
          <table:table-cell office:value-type="string" calcext:value-type="string">
            <text:p><text:s/>fas fa-headphones </text:p>
          </table:table-cell>
          <table:table-cell office:value-type="string" calcext:value-type="string">
            <text:p><text:s/>audio, escucha, música, sonido, altavoz, </text:p>
          </table:table-cell>
          <table:table-cell office:value-type="string" calcext:value-type="string">
            <text:p><text:s/>\f025</text:p>
          </table:table-cell>
          <table:table-cell table:formula="of:=CONCATENATE(&quot;Fontawesome.create!(&quot;;[.$B$1];&quot;: '&quot;;TRIM([.$B644]);&quot;', &quot;;[.$C$1];&quot;: '&quot;;TRIM([.$C644]);&quot;', &quot;;[.$D$1];&quot;: '&quot;;TRIM([.$D644]);&quot;', &quot;;[.$E$1];&quot;: '&quot;;TRIM([.$E644]);&quot;')&quot;)" office:value-type="string" office:string-value="Fontawesome.create!(prefijo_nombre_css: 'fas fa-headphones: auriculares', icono: 'fas fa-headphones', termino: 'audio, escucha, música, sonido, altavoz,', codigo_css: '\f025')" calcext:value-type="string">
            <text:p>Fontawesome.create!(prefijo_nombre_css: 'fas fa-headphones: auriculares', icono: 'fas fa-headphones', termino: 'audio, escucha, música, sonido, altavoz,', codigo_css: '\f025')</text:p>
          </table:table-cell>
        </table:table-row>
        <table:table-row table:style-name="ro1">
          <table:table-cell/>
          <table:table-cell office:value-type="string" calcext:value-type="string">
            <text:p>fas fa-headphones-alt: Auriculares alternativos </text:p>
          </table:table-cell>
          <table:table-cell office:value-type="string" calcext:value-type="string">
            <text:p><text:s/>fas fa-headphones-alt </text:p>
          </table:table-cell>
          <table:table-cell office:value-type="string" calcext:value-type="string">
            <text:p><text:s/>audio, escucha, música, sonido, altavoz, </text:p>
          </table:table-cell>
          <table:table-cell office:value-type="string" calcext:value-type="string">
            <text:p><text:s/>\f58f</text:p>
          </table:table-cell>
          <table:table-cell table:formula="of:=CONCATENATE(&quot;Fontawesome.create!(&quot;;[.$B$1];&quot;: '&quot;;TRIM([.$B645]);&quot;', &quot;;[.$C$1];&quot;: '&quot;;TRIM([.$C645]);&quot;', &quot;;[.$D$1];&quot;: '&quot;;TRIM([.$D645]);&quot;', &quot;;[.$E$1];&quot;: '&quot;;TRIM([.$E645]);&quot;')&quot;)" office:value-type="string" office:string-value="Fontawesome.create!(prefijo_nombre_css: 'fas fa-headphones-alt: Auriculares alternativos', icono: 'fas fa-headphones-alt', termino: 'audio, escucha, música, sonido, altavoz,', codigo_css: '\f58f')" calcext:value-type="string">
            <text:p>Fontawesome.create!(prefijo_nombre_css: 'fas fa-headphones-alt: Auriculares alternativos', icono: 'fas fa-headphones-alt', termino: 'audio, escucha, música, sonido, altavoz,', codigo_css: '\f58f')</text:p>
          </table:table-cell>
        </table:table-row>
        <table:table-row table:style-name="ro1">
          <table:table-cell/>
          <table:table-cell office:value-type="string" calcext:value-type="string">
            <text:p>fas fa-headset: Auriculares </text:p>
          </table:table-cell>
          <table:table-cell office:value-type="string" calcext:value-type="string">
            <text:p><text:s/>fas fa-headset </text:p>
          </table:table-cell>
          <table:table-cell office:value-type="string" calcext:value-type="string">
            <text:p><text:s/>audio, jugador, juegos, escuchar, chat en vivo, micrófono, persona que llama, sonido, soporte, vendedor telefónico, fuente de icono de atención al cliente increíble </text:p>
          </table:table-cell>
          <table:table-cell office:value-type="string" calcext:value-type="string">
            <text:p><text:s/>\f590</text:p>
          </table:table-cell>
          <table:table-cell table:formula="of:=CONCATENATE(&quot;Fontawesome.create!(&quot;;[.$B$1];&quot;: '&quot;;TRIM([.$B646]);&quot;', &quot;;[.$C$1];&quot;: '&quot;;TRIM([.$C646]);&quot;', &quot;;[.$D$1];&quot;: '&quot;;TRIM([.$D646]);&quot;', &quot;;[.$E$1];&quot;: '&quot;;TRIM([.$E646]);&quot;')&quot;)" office:value-type="string" office:string-value="Fontawesome.create!(prefijo_nombre_css: 'fas fa-headset: Auriculares', icono: 'fas fa-headset', termino: 'audio, jugador, juegos, escuchar, chat en vivo, micrófono, persona que llama, sonido, soporte, vendedor telefónico, fuente de icono de atención al cliente increíble', codigo_css: '\f590')" calcext:value-type="string">
            <text:p>Fontawesome.create!(prefijo_nombre_css: 'fas fa-headset: Auriculares', icono: 'fas fa-headset', termino: 'audio, jugador, juegos, escuchar, chat en vivo, micrófono, persona que llama, sonido, soporte, vendedor telefónico, fuente de icono de atención al cliente increíble', codigo_css: '\f590')</text:p>
          </table:table-cell>
        </table:table-row>
        <table:table-row table:style-name="ro1">
          <table:table-cell/>
          <table:table-cell office:value-type="string" calcext:value-type="string">
            <text:p>fas fa-heart: Corazón </text:p>
          </table:table-cell>
          <table:table-cell office:value-type="string" calcext:value-type="string">
            <text:p><text:s/>fas fa-heart </text:p>
          </table:table-cell>
          <table:table-cell office:value-type="string" calcext:value-type="string">
            <text:p><text:s/>favorito, me gusta, amor, relación, san valentín, </text:p>
          </table:table-cell>
          <table:table-cell office:value-type="string" calcext:value-type="string">
            <text:p><text:s/>\f004</text:p>
          </table:table-cell>
          <table:table-cell table:formula="of:=CONCATENATE(&quot;Fontawesome.create!(&quot;;[.$B$1];&quot;: '&quot;;TRIM([.$B647]);&quot;', &quot;;[.$C$1];&quot;: '&quot;;TRIM([.$C647]);&quot;', &quot;;[.$D$1];&quot;: '&quot;;TRIM([.$D647]);&quot;', &quot;;[.$E$1];&quot;: '&quot;;TRIM([.$E647]);&quot;')&quot;)" office:value-type="string" office:string-value="Fontawesome.create!(prefijo_nombre_css: 'fas fa-heart: Corazón', icono: 'fas fa-heart', termino: 'favorito, me gusta, amor, relación, san valentín,', codigo_css: '\f004')" calcext:value-type="string">
            <text:p>Fontawesome.create!(prefijo_nombre_css: 'fas fa-heart: Corazón', icono: 'fas fa-heart', termino: 'favorito, me gusta, amor, relación, san valentín,', codigo_css: '\f004')</text:p>
          </table:table-cell>
        </table:table-row>
        <table:table-row table:style-name="ro1">
          <table:table-cell/>
          <table:table-cell office:value-type="string" calcext:value-type="string">
            <text:p>fas fa-heart-broken: Corazón Broken </text:p>
          </table:table-cell>
          <table:table-cell office:value-type="string" calcext:value-type="string">
            <text:p><text:s/>fas fa-heart-broken </text:p>
          </table:table-cell>
          <table:table-cell office:value-type="string" calcext:value-type="string">
            <text:p><text:s/>el amor, el amor, el duelo, el amor, el amor, la ruptura, relación, triste, </text:p>
          </table:table-cell>
          <table:table-cell office:value-type="string" calcext:value-type="string">
            <text:p><text:s/>\f7a9</text:p>
          </table:table-cell>
          <table:table-cell table:formula="of:=CONCATENATE(&quot;Fontawesome.create!(&quot;;[.$B$1];&quot;: '&quot;;TRIM([.$B648]);&quot;', &quot;;[.$C$1];&quot;: '&quot;;TRIM([.$C648]);&quot;', &quot;;[.$D$1];&quot;: '&quot;;TRIM([.$D648]);&quot;', &quot;;[.$E$1];&quot;: '&quot;;TRIM([.$E648]);&quot;')&quot;)" office:value-type="string" office:string-value="Fontawesome.create!(prefijo_nombre_css: 'fas fa-heart-broken: Corazón Broken', icono: 'fas fa-heart-broken', termino: 'el amor, el amor, el duelo, el amor, el amor, la ruptura, relación, triste,', codigo_css: '\f7a9')" calcext:value-type="string">
            <text:p>Fontawesome.create!(prefijo_nombre_css: 'fas fa-heart-broken: Corazón Broken', icono: 'fas fa-heart-broken', termino: 'el amor, el amor, el duelo, el amor, el amor, la ruptura, relación, triste,', codigo_css: '\f7a9')</text:p>
          </table:table-cell>
        </table:table-row>
        <table:table-row table:style-name="ro1">
          <table:table-cell/>
          <table:table-cell office:value-type="string" calcext:value-type="string">
            <text:p>fas fa-heartbeat: Corazónbeat </text:p>
          </table:table-cell>
          <table:table-cell office:value-type="string" calcext:value-type="string">
            <text:p><text:s/>fas fa-heartbeat </text:p>
          </table:table-cell>
          <table:table-cell office:value-type="string" calcext:value-type="string">
            <text:p><text:s/>electrocardiograma, ekg, línea de vida, salud, signos vitales, </text:p>
          </table:table-cell>
          <table:table-cell office:value-type="string" calcext:value-type="string">
            <text:p><text:s/>\f21e</text:p>
          </table:table-cell>
          <table:table-cell table:formula="of:=CONCATENATE(&quot;Fontawesome.create!(&quot;;[.$B$1];&quot;: '&quot;;TRIM([.$B649]);&quot;', &quot;;[.$C$1];&quot;: '&quot;;TRIM([.$C649]);&quot;', &quot;;[.$D$1];&quot;: '&quot;;TRIM([.$D649]);&quot;', &quot;;[.$E$1];&quot;: '&quot;;TRIM([.$E649]);&quot;')&quot;)" office:value-type="string" office:string-value="Fontawesome.create!(prefijo_nombre_css: 'fas fa-heartbeat: Corazónbeat', icono: 'fas fa-heartbeat', termino: 'electrocardiograma, ekg, línea de vida, salud, signos vitales,', codigo_css: '\f21e')" calcext:value-type="string">
            <text:p>Fontawesome.create!(prefijo_nombre_css: 'fas fa-heartbeat: Corazónbeat', icono: 'fas fa-heartbeat', termino: 'electrocardiograma, ekg, línea de vida, salud, signos vitales,', codigo_css: '\f21e')</text:p>
          </table:table-cell>
        </table:table-row>
        <table:table-row table:style-name="ro1">
          <table:table-cell/>
          <table:table-cell office:value-type="string" calcext:value-type="string">
            <text:p>fas fa-helicopter: Helicóptero </text:p>
          </table:table-cell>
          <table:table-cell office:value-type="string" calcext:value-type="string">
            <text:p><text:s/>fas fa-helicopter </text:p>
          </table:table-cell>
          <table:table-cell office:value-type="string" calcext:value-type="string">
            <text:p><text:s/>airwolf, apache, helicóptero, enarbolar, viaje, vuelo </text:p>
          </table:table-cell>
          <table:table-cell office:value-type="string" calcext:value-type="string">
            <text:p><text:s/>\f533</text:p>
          </table:table-cell>
          <table:table-cell table:formula="of:=CONCATENATE(&quot;Fontawesome.create!(&quot;;[.$B$1];&quot;: '&quot;;TRIM([.$B650]);&quot;', &quot;;[.$C$1];&quot;: '&quot;;TRIM([.$C650]);&quot;', &quot;;[.$D$1];&quot;: '&quot;;TRIM([.$D650]);&quot;', &quot;;[.$E$1];&quot;: '&quot;;TRIM([.$E650]);&quot;')&quot;)" office:value-type="string" office:string-value="Fontawesome.create!(prefijo_nombre_css: 'fas fa-helicopter: Helicóptero', icono: 'fas fa-helicopter', termino: 'airwolf, apache, helicóptero, enarbolar, viaje, vuelo', codigo_css: '\f533')" calcext:value-type="string">
            <text:p>Fontawesome.create!(prefijo_nombre_css: 'fas fa-helicopter: Helicóptero', icono: 'fas fa-helicopter', termino: 'airwolf, apache, helicóptero, enarbolar, viaje, vuelo', codigo_css: '\f533')</text:p>
          </table:table-cell>
        </table:table-row>
        <table:table-row table:style-name="ro1">
          <table:table-cell/>
          <table:table-cell office:value-type="string" calcext:value-type="string">
            <text:p>fas fa-highlighter: Resaltador </text:p>
          </table:table-cell>
          <table:table-cell office:value-type="string" calcext:value-type="string">
            <text:p><text:s/>fas fa-highlighter </text:p>
          </table:table-cell>
          <table:table-cell office:value-type="string" calcext:value-type="string">
            <text:p><text:s/>editar, marcador, sharpie, actualizar, escribir, </text:p>
          </table:table-cell>
          <table:table-cell office:value-type="string" calcext:value-type="string">
            <text:p><text:s/>\f591</text:p>
          </table:table-cell>
          <table:table-cell table:formula="of:=CONCATENATE(&quot;Fontawesome.create!(&quot;;[.$B$1];&quot;: '&quot;;TRIM([.$B651]);&quot;', &quot;;[.$C$1];&quot;: '&quot;;TRIM([.$C651]);&quot;', &quot;;[.$D$1];&quot;: '&quot;;TRIM([.$D651]);&quot;', &quot;;[.$E$1];&quot;: '&quot;;TRIM([.$E651]);&quot;')&quot;)" office:value-type="string" office:string-value="Fontawesome.create!(prefijo_nombre_css: 'fas fa-highlighter: Resaltador', icono: 'fas fa-highlighter', termino: 'editar, marcador, sharpie, actualizar, escribir,', codigo_css: '\f591')" calcext:value-type="string">
            <text:p>Fontawesome.create!(prefijo_nombre_css: 'fas fa-highlighter: Resaltador', icono: 'fas fa-highlighter', termino: 'editar, marcador, sharpie, actualizar, escribir,', codigo_css: '\f591')</text:p>
          </table:table-cell>
        </table:table-row>
        <table:table-row table:style-name="ro1">
          <table:table-cell/>
          <table:table-cell office:value-type="string" calcext:value-type="string">
            <text:p>fas fa-hiking: Excursionismo </text:p>
          </table:table-cell>
          <table:table-cell office:value-type="string" calcext:value-type="string">
            <text:p><text:s/>fas fa-hiking </text:p>
          </table:table-cell>
          <table:table-cell office:value-type="string" calcext:value-type="string">
            <text:p><text:s/>actividad, mochila, otoño, aptitud, al aire libre, persona, estacional, para caminar, </text:p>
          </table:table-cell>
          <table:table-cell office:value-type="string" calcext:value-type="string">
            <text:p><text:s/>\f6ec</text:p>
          </table:table-cell>
          <table:table-cell table:formula="of:=CONCATENATE(&quot;Fontawesome.create!(&quot;;[.$B$1];&quot;: '&quot;;TRIM([.$B652]);&quot;', &quot;;[.$C$1];&quot;: '&quot;;TRIM([.$C652]);&quot;', &quot;;[.$D$1];&quot;: '&quot;;TRIM([.$D652]);&quot;', &quot;;[.$E$1];&quot;: '&quot;;TRIM([.$E652]);&quot;')&quot;)" office:value-type="string" office:string-value="Fontawesome.create!(prefijo_nombre_css: 'fas fa-hiking: Excursionismo', icono: 'fas fa-hiking', termino: 'actividad, mochila, otoño, aptitud, al aire libre, persona, estacional, para caminar,', codigo_css: '\f6ec')" calcext:value-type="string">
            <text:p>Fontawesome.create!(prefijo_nombre_css: 'fas fa-hiking: Excursionismo', icono: 'fas fa-hiking', termino: 'actividad, mochila, otoño, aptitud, al aire libre, persona, estacional, para caminar,', codigo_css: '\f6ec')</text:p>
          </table:table-cell>
        </table:table-row>
        <table:table-row table:style-name="ro1">
          <table:table-cell/>
          <table:table-cell office:value-type="string" calcext:value-type="string">
            <text:p>fas fa-hippo: Hipopótamo </text:p>
          </table:table-cell>
          <table:table-cell office:value-type="string" calcext:value-type="string">
            <text:p><text:s/>fas fa-hippo </text:p>
          </table:table-cell>
          <table:table-cell office:value-type="string" calcext:value-type="string">
            <text:p><text:s/>animal, fauna, hipopótamo, hambriento, mamífero, </text:p>
          </table:table-cell>
          <table:table-cell office:value-type="string" calcext:value-type="string">
            <text:p><text:s/>\f6ed</text:p>
          </table:table-cell>
          <table:table-cell table:formula="of:=CONCATENATE(&quot;Fontawesome.create!(&quot;;[.$B$1];&quot;: '&quot;;TRIM([.$B653]);&quot;', &quot;;[.$C$1];&quot;: '&quot;;TRIM([.$C653]);&quot;', &quot;;[.$D$1];&quot;: '&quot;;TRIM([.$D653]);&quot;', &quot;;[.$E$1];&quot;: '&quot;;TRIM([.$E653]);&quot;')&quot;)" office:value-type="string" office:string-value="Fontawesome.create!(prefijo_nombre_css: 'fas fa-hippo: Hipopótamo', icono: 'fas fa-hippo', termino: 'animal, fauna, hipopótamo, hambriento, mamífero,', codigo_css: '\f6ed')" calcext:value-type="string">
            <text:p>Fontawesome.create!(prefijo_nombre_css: 'fas fa-hippo: Hipopótamo', icono: 'fas fa-hippo', termino: 'animal, fauna, hipopótamo, hambriento, mamífero,', codigo_css: '\f6ed')</text:p>
          </table:table-cell>
        </table:table-row>
        <table:table-row table:style-name="ro1">
          <table:table-cell/>
          <table:table-cell office:value-type="string" calcext:value-type="string">
            <text:p>fab fa-hips: Caderas </text:p>
          </table:table-cell>
          <table:table-cell office:value-type="string" calcext:value-type="string">
            <text:p><text:s/>fab fa-hip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52</text:p>
          </table:table-cell>
          <table:table-cell table:formula="of:=CONCATENATE(&quot;Fontawesome.create!(&quot;;[.$B$1];&quot;: '&quot;;TRIM([.$B654]);&quot;', &quot;;[.$C$1];&quot;: '&quot;;TRIM([.$C654]);&quot;', &quot;;[.$D$1];&quot;: '&quot;;TRIM([.$D654]);&quot;', &quot;;[.$E$1];&quot;: '&quot;;TRIM([.$E654]);&quot;')&quot;)" office:value-type="string" office:string-value="Fontawesome.create!(prefijo_nombre_css: 'fab fa-hips: Caderas', icono: 'fab fa-hips', termino: '', codigo_css: '\f452')" calcext:value-type="string">
            <text:p>Fontawesome.create!(prefijo_nombre_css: 'fab fa-hips: Caderas', icono: 'fab fa-hips', termino: '', codigo_css: '\f452')</text:p>
          </table:table-cell>
        </table:table-row>
        <table:table-row table:style-name="ro1">
          <table:table-cell/>
          <table:table-cell office:value-type="string" calcext:value-type="string">
            <text:p>fab fa-hire-a-helper: HireAHelper </text:p>
          </table:table-cell>
          <table:table-cell office:value-type="string" calcext:value-type="string">
            <text:p><text:s/>fab fa-hire-a-help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0</text:p>
          </table:table-cell>
          <table:table-cell table:formula="of:=CONCATENATE(&quot;Fontawesome.create!(&quot;;[.$B$1];&quot;: '&quot;;TRIM([.$B655]);&quot;', &quot;;[.$C$1];&quot;: '&quot;;TRIM([.$C655]);&quot;', &quot;;[.$D$1];&quot;: '&quot;;TRIM([.$D655]);&quot;', &quot;;[.$E$1];&quot;: '&quot;;TRIM([.$E655]);&quot;')&quot;)" office:value-type="string" office:string-value="Fontawesome.create!(prefijo_nombre_css: 'fab fa-hire-a-helper: HireAHelper', icono: 'fab fa-hire-a-helper', termino: '', codigo_css: '\f3b0')" calcext:value-type="string">
            <text:p>Fontawesome.create!(prefijo_nombre_css: 'fab fa-hire-a-helper: HireAHelper', icono: 'fab fa-hire-a-helper', termino: '', codigo_css: '\f3b0')</text:p>
          </table:table-cell>
        </table:table-row>
        <table:table-row table:style-name="ro1">
          <table:table-cell/>
          <table:table-cell office:value-type="string" calcext:value-type="string">
            <text:p>fas fa-history: Historia </text:p>
          </table:table-cell>
          <table:table-cell office:value-type="string" calcext:value-type="string">
            <text:p><text:s/>fas fa-history </text:p>
          </table:table-cell>
          <table:table-cell office:value-type="string" calcext:value-type="string">
            <text:p><text:s/>Rebobinar, reloj, retroceso, tiempo, máquina del tiempo, </text:p>
          </table:table-cell>
          <table:table-cell office:value-type="string" calcext:value-type="string">
            <text:p><text:s/>\f1da</text:p>
          </table:table-cell>
          <table:table-cell table:formula="of:=CONCATENATE(&quot;Fontawesome.create!(&quot;;[.$B$1];&quot;: '&quot;;TRIM([.$B656]);&quot;', &quot;;[.$C$1];&quot;: '&quot;;TRIM([.$C656]);&quot;', &quot;;[.$D$1];&quot;: '&quot;;TRIM([.$D656]);&quot;', &quot;;[.$E$1];&quot;: '&quot;;TRIM([.$E656]);&quot;')&quot;)" office:value-type="string" office:string-value="Fontawesome.create!(prefijo_nombre_css: 'fas fa-history: Historia', icono: 'fas fa-history', termino: 'Rebobinar, reloj, retroceso, tiempo, máquina del tiempo,', codigo_css: '\f1da')" calcext:value-type="string">
            <text:p>Fontawesome.create!(prefijo_nombre_css: 'fas fa-history: Historia', icono: 'fas fa-history', termino: 'Rebobinar, reloj, retroceso, tiempo, máquina del tiempo,', codigo_css: '\f1da')</text:p>
          </table:table-cell>
        </table:table-row>
        <table:table-row table:style-name="ro1">
          <table:table-cell/>
          <table:table-cell office:value-type="string" calcext:value-type="string">
            <text:p>fas fa-hockey-puck: Disco de hocllave </text:p>
          </table:table-cell>
          <table:table-cell office:value-type="string" calcext:value-type="string">
            <text:p><text:s/>fas fa-hockey-puck </text:p>
          </table:table-cell>
          <table:table-cell office:value-type="string" calcext:value-type="string">
            <text:p><text:s/>hielo, nhl, deporte, </text:p>
          </table:table-cell>
          <table:table-cell office:value-type="string" calcext:value-type="string">
            <text:p><text:s/>\f453</text:p>
          </table:table-cell>
          <table:table-cell table:formula="of:=CONCATENATE(&quot;Fontawesome.create!(&quot;;[.$B$1];&quot;: '&quot;;TRIM([.$B657]);&quot;', &quot;;[.$C$1];&quot;: '&quot;;TRIM([.$C657]);&quot;', &quot;;[.$D$1];&quot;: '&quot;;TRIM([.$D657]);&quot;', &quot;;[.$E$1];&quot;: '&quot;;TRIM([.$E657]);&quot;')&quot;)" office:value-type="string" office:string-value="Fontawesome.create!(prefijo_nombre_css: 'fas fa-hockey-puck: Disco de hocllave', icono: 'fas fa-hockey-puck', termino: 'hielo, nhl, deporte,', codigo_css: '\f453')" calcext:value-type="string">
            <text:p>Fontawesome.create!(prefijo_nombre_css: 'fas fa-hockey-puck: Disco de hocllave', icono: 'fas fa-hockey-puck', termino: 'hielo, nhl, deporte,', codigo_css: '\f453')</text:p>
          </table:table-cell>
        </table:table-row>
        <table:table-row table:style-name="ro1">
          <table:table-cell/>
          <table:table-cell office:value-type="string" calcext:value-type="string">
            <text:p>fas fa-holly-berry: Baya de acebo </text:p>
          </table:table-cell>
          <table:table-cell office:value-type="string" calcext:value-type="string">
            <text:p><text:s/>fas fa-holly-berry </text:p>
          </table:table-cell>
          <table:table-cell office:value-type="string" calcext:value-type="string">
            <text:p><text:s/>dekoration, dia de fiesta, flore, halle, navidad, navidad, ororo munroe, planta, tormenta </text:p>
          </table:table-cell>
          <table:table-cell office:value-type="string" calcext:value-type="string">
            <text:p><text:s/>\f7aa</text:p>
          </table:table-cell>
          <table:table-cell table:formula="of:=CONCATENATE(&quot;Fontawesome.create!(&quot;;[.$B$1];&quot;: '&quot;;TRIM([.$B658]);&quot;', &quot;;[.$C$1];&quot;: '&quot;;TRIM([.$C658]);&quot;', &quot;;[.$D$1];&quot;: '&quot;;TRIM([.$D658]);&quot;', &quot;;[.$E$1];&quot;: '&quot;;TRIM([.$E658]);&quot;')&quot;)" office:value-type="string" office:string-value="Fontawesome.create!(prefijo_nombre_css: 'fas fa-holly-berry: Baya de acebo', icono: 'fas fa-holly-berry', termino: 'dekoration, dia de fiesta, flore, halle, navidad, navidad, ororo munroe, planta, tormenta', codigo_css: '\f7aa')" calcext:value-type="string">
            <text:p>Fontawesome.create!(prefijo_nombre_css: 'fas fa-holly-berry: Baya de acebo', icono: 'fas fa-holly-berry', termino: 'dekoration, dia de fiesta, flore, halle, navidad, navidad, ororo munroe, planta, tormenta', codigo_css: '\f7aa')</text:p>
          </table:table-cell>
        </table:table-row>
        <table:table-row table:style-name="ro1">
          <table:table-cell/>
          <table:table-cell office:value-type="string" calcext:value-type="string">
            <text:p>fas fa-home: casa </text:p>
          </table:table-cell>
          <table:table-cell office:value-type="string" calcext:value-type="string">
            <text:p><text:s/>fas fa-home </text:p>
          </table:table-cell>
          <table:table-cell office:value-type="string" calcext:value-type="string">
            <text:p><text:s/>casa, edificio principal, morada, </text:p>
          </table:table-cell>
          <table:table-cell office:value-type="string" calcext:value-type="string">
            <text:p><text:s/>\f015</text:p>
          </table:table-cell>
          <table:table-cell table:formula="of:=CONCATENATE(&quot;Fontawesome.create!(&quot;;[.$B$1];&quot;: '&quot;;TRIM([.$B659]);&quot;', &quot;;[.$C$1];&quot;: '&quot;;TRIM([.$C659]);&quot;', &quot;;[.$D$1];&quot;: '&quot;;TRIM([.$D659]);&quot;', &quot;;[.$E$1];&quot;: '&quot;;TRIM([.$E659]);&quot;')&quot;)" office:value-type="string" office:string-value="Fontawesome.create!(prefijo_nombre_css: 'fas fa-home: casa', icono: 'fas fa-home', termino: 'casa, edificio principal, morada,', codigo_css: '\f015')" calcext:value-type="string">
            <text:p>Fontawesome.create!(prefijo_nombre_css: 'fas fa-home: casa', icono: 'fas fa-home', termino: 'casa, edificio principal, morada,', codigo_css: '\f015')</text:p>
          </table:table-cell>
        </table:table-row>
        <table:table-row table:style-name="ro1">
          <table:table-cell/>
          <table:table-cell office:value-type="string" calcext:value-type="string">
            <text:p>fab fa-hooli: Hooli </text:p>
          </table:table-cell>
          <table:table-cell office:value-type="string" calcext:value-type="string">
            <text:p><text:s/>fab fa-hooli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7</text:p>
          </table:table-cell>
          <table:table-cell table:formula="of:=CONCATENATE(&quot;Fontawesome.create!(&quot;;[.$B$1];&quot;: '&quot;;TRIM([.$B660]);&quot;', &quot;;[.$C$1];&quot;: '&quot;;TRIM([.$C660]);&quot;', &quot;;[.$D$1];&quot;: '&quot;;TRIM([.$D660]);&quot;', &quot;;[.$E$1];&quot;: '&quot;;TRIM([.$E660]);&quot;')&quot;)" office:value-type="string" office:string-value="Fontawesome.create!(prefijo_nombre_css: 'fab fa-hooli: Hooli', icono: 'fab fa-hooli', termino: '', codigo_css: '\f427')" calcext:value-type="string">
            <text:p>Fontawesome.create!(prefijo_nombre_css: 'fab fa-hooli: Hooli', icono: 'fab fa-hooli', termino: '', codigo_css: '\f427')</text:p>
          </table:table-cell>
        </table:table-row>
        <table:table-row table:style-name="ro1">
          <table:table-cell/>
          <table:table-cell office:value-type="string" calcext:value-type="string">
            <text:p>fab fa-hornbill: Cálao </text:p>
          </table:table-cell>
          <table:table-cell office:value-type="string" calcext:value-type="string">
            <text:p><text:s/>fab fa-hornbil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92</text:p>
          </table:table-cell>
          <table:table-cell table:formula="of:=CONCATENATE(&quot;Fontawesome.create!(&quot;;[.$B$1];&quot;: '&quot;;TRIM([.$B661]);&quot;', &quot;;[.$C$1];&quot;: '&quot;;TRIM([.$C661]);&quot;', &quot;;[.$D$1];&quot;: '&quot;;TRIM([.$D661]);&quot;', &quot;;[.$E$1];&quot;: '&quot;;TRIM([.$E661]);&quot;')&quot;)" office:value-type="string" office:string-value="Fontawesome.create!(prefijo_nombre_css: 'fab fa-hornbill: Cálao', icono: 'fab fa-hornbill', termino: '', codigo_css: '\f592')" calcext:value-type="string">
            <text:p>Fontawesome.create!(prefijo_nombre_css: 'fab fa-hornbill: Cálao', icono: 'fab fa-hornbill', termino: '', codigo_css: '\f592')</text:p>
          </table:table-cell>
        </table:table-row>
        <table:table-row table:style-name="ro1">
          <table:table-cell/>
          <table:table-cell office:value-type="string" calcext:value-type="string">
            <text:p>fas fa-horse: Caballo </text:p>
          </table:table-cell>
          <table:table-cell office:value-type="string" calcext:value-type="string">
            <text:p><text:s/>fas fa-horse </text:p>
          </table:table-cell>
          <table:table-cell office:value-type="string" calcext:value-type="string">
            <text:p><text:s/>equus, fauna, mamut, poni, relincho, yegua </text:p>
          </table:table-cell>
          <table:table-cell office:value-type="string" calcext:value-type="string">
            <text:p><text:s/>\f6f0</text:p>
          </table:table-cell>
          <table:table-cell table:formula="of:=CONCATENATE(&quot;Fontawesome.create!(&quot;;[.$B$1];&quot;: '&quot;;TRIM([.$B662]);&quot;', &quot;;[.$C$1];&quot;: '&quot;;TRIM([.$C662]);&quot;', &quot;;[.$D$1];&quot;: '&quot;;TRIM([.$D662]);&quot;', &quot;;[.$E$1];&quot;: '&quot;;TRIM([.$E662]);&quot;')&quot;)" office:value-type="string" office:string-value="Fontawesome.create!(prefijo_nombre_css: 'fas fa-horse: Caballo', icono: 'fas fa-horse', termino: 'equus, fauna, mamut, poni, relincho, yegua', codigo_css: '\f6f0')" calcext:value-type="string">
            <text:p>Fontawesome.create!(prefijo_nombre_css: 'fas fa-horse: Caballo', icono: 'fas fa-horse', termino: 'equus, fauna, mamut, poni, relincho, yegua', codigo_css: '\f6f0')</text:p>
          </table:table-cell>
        </table:table-row>
        <table:table-row table:style-name="ro1">
          <table:table-cell/>
          <table:table-cell office:value-type="string" calcext:value-type="string">
            <text:p>fas fa-horse-head: Caballo Head </text:p>
          </table:table-cell>
          <table:table-cell office:value-type="string" calcext:value-type="string">
            <text:p><text:s/>fas fa-horse-head </text:p>
          </table:table-cell>
          <table:table-cell office:value-type="string" calcext:value-type="string">
            <text:p><text:s/>equus, fauna, mamut, poni, relincho, yegua </text:p>
          </table:table-cell>
          <table:table-cell office:value-type="string" calcext:value-type="string">
            <text:p><text:s/>\f7ab</text:p>
          </table:table-cell>
          <table:table-cell table:formula="of:=CONCATENATE(&quot;Fontawesome.create!(&quot;;[.$B$1];&quot;: '&quot;;TRIM([.$B663]);&quot;', &quot;;[.$C$1];&quot;: '&quot;;TRIM([.$C663]);&quot;', &quot;;[.$D$1];&quot;: '&quot;;TRIM([.$D663]);&quot;', &quot;;[.$E$1];&quot;: '&quot;;TRIM([.$E663]);&quot;')&quot;)" office:value-type="string" office:string-value="Fontawesome.create!(prefijo_nombre_css: 'fas fa-horse-head: Caballo Head', icono: 'fas fa-horse-head', termino: 'equus, fauna, mamut, poni, relincho, yegua', codigo_css: '\f7ab')" calcext:value-type="string">
            <text:p>Fontawesome.create!(prefijo_nombre_css: 'fas fa-horse-head: Caballo Head', icono: 'fas fa-horse-head', termino: 'equus, fauna, mamut, poni, relincho, yegua', codigo_css: '\f7ab')</text:p>
          </table:table-cell>
        </table:table-row>
        <table:table-row table:style-name="ro1">
          <table:table-cell/>
          <table:table-cell office:value-type="string" calcext:value-type="string">
            <text:p>fas fa-hospital: hospital </text:p>
          </table:table-cell>
          <table:table-cell office:value-type="string" calcext:value-type="string">
            <text:p><text:s/>fas fa-hospital </text:p>
          </table:table-cell>
          <table:table-cell office:value-type="string" calcext:value-type="string">
            <text:p><text:s/>centro médico, covid-19, edificio, </text:p>
          </table:table-cell>
          <table:table-cell office:value-type="string" calcext:value-type="string">
            <text:p><text:s/>\f0f8</text:p>
          </table:table-cell>
          <table:table-cell table:formula="of:=CONCATENATE(&quot;Fontawesome.create!(&quot;;[.$B$1];&quot;: '&quot;;TRIM([.$B664]);&quot;', &quot;;[.$C$1];&quot;: '&quot;;TRIM([.$C664]);&quot;', &quot;;[.$D$1];&quot;: '&quot;;TRIM([.$D664]);&quot;', &quot;;[.$E$1];&quot;: '&quot;;TRIM([.$E664]);&quot;')&quot;)" office:value-type="string" office:string-value="Fontawesome.create!(prefijo_nombre_css: 'fas fa-hospital: hospital', icono: 'fas fa-hospital', termino: 'centro médico, covid-19, edificio,', codigo_css: '\f0f8')" calcext:value-type="string">
            <text:p>Fontawesome.create!(prefijo_nombre_css: 'fas fa-hospital: hospital', icono: 'fas fa-hospital', termino: 'centro médico, covid-19, edificio,', codigo_css: '\f0f8')</text:p>
          </table:table-cell>
        </table:table-row>
        <table:table-row table:style-name="ro1">
          <table:table-cell/>
          <table:table-cell office:value-type="string" calcext:value-type="string">
            <text:p>fas fa-hospital-alt: Hospital alternativo </text:p>
          </table:table-cell>
          <table:table-cell office:value-type="string" calcext:value-type="string">
            <text:p><text:s/>fas fa-hospital-alt </text:p>
          </table:table-cell>
          <table:table-cell office:value-type="string" calcext:value-type="string">
            <text:p><text:s/>centro médico, covid-19, edificio, </text:p>
          </table:table-cell>
          <table:table-cell office:value-type="string" calcext:value-type="string">
            <text:p><text:s/>\f47d</text:p>
          </table:table-cell>
          <table:table-cell table:formula="of:=CONCATENATE(&quot;Fontawesome.create!(&quot;;[.$B$1];&quot;: '&quot;;TRIM([.$B665]);&quot;', &quot;;[.$C$1];&quot;: '&quot;;TRIM([.$C665]);&quot;', &quot;;[.$D$1];&quot;: '&quot;;TRIM([.$D665]);&quot;', &quot;;[.$E$1];&quot;: '&quot;;TRIM([.$E665]);&quot;')&quot;)" office:value-type="string" office:string-value="Fontawesome.create!(prefijo_nombre_css: 'fas fa-hospital-alt: Hospital alternativo', icono: 'fas fa-hospital-alt', termino: 'centro médico, covid-19, edificio,', codigo_css: '\f47d')" calcext:value-type="string">
            <text:p>Fontawesome.create!(prefijo_nombre_css: 'fas fa-hospital-alt: Hospital alternativo', icono: 'fas fa-hospital-alt', termino: 'centro médico, covid-19, edificio,', codigo_css: '\f47d')</text:p>
          </table:table-cell>
        </table:table-row>
        <table:table-row table:style-name="ro1">
          <table:table-cell/>
          <table:table-cell office:value-type="string" calcext:value-type="string">
            <text:p>fas fa-hospital-symbol: Símbolo del hospital </text:p>
          </table:table-cell>
          <table:table-cell office:value-type="string" calcext:value-type="string">
            <text:p><text:s/>fas fa-hospital-symbol </text:p>
          </table:table-cell>
          <table:table-cell office:value-type="string" calcext:value-type="string">
            <text:p><text:s/>clínica, covid-19, emergencia, mapa, </text:p>
          </table:table-cell>
          <table:table-cell office:value-type="string" calcext:value-type="string">
            <text:p><text:s/>\f47e</text:p>
          </table:table-cell>
          <table:table-cell table:formula="of:=CONCATENATE(&quot;Fontawesome.create!(&quot;;[.$B$1];&quot;: '&quot;;TRIM([.$B666]);&quot;', &quot;;[.$C$1];&quot;: '&quot;;TRIM([.$C666]);&quot;', &quot;;[.$D$1];&quot;: '&quot;;TRIM([.$D666]);&quot;', &quot;;[.$E$1];&quot;: '&quot;;TRIM([.$E666]);&quot;')&quot;)" office:value-type="string" office:string-value="Fontawesome.create!(prefijo_nombre_css: 'fas fa-hospital-symbol: Símbolo del hospital', icono: 'fas fa-hospital-symbol', termino: 'clínica, covid-19, emergencia, mapa,', codigo_css: '\f47e')" calcext:value-type="string">
            <text:p>Fontawesome.create!(prefijo_nombre_css: 'fas fa-hospital-symbol: Símbolo del hospital', icono: 'fas fa-hospital-symbol', termino: 'clínica, covid-19, emergencia, mapa,', codigo_css: '\f47e')</text:p>
          </table:table-cell>
        </table:table-row>
        <table:table-row table:style-name="ro1">
          <table:table-cell/>
          <table:table-cell office:value-type="string" calcext:value-type="string">
            <text:p>fas fa-hospital-user: Hospital con Usuario </text:p>
          </table:table-cell>
          <table:table-cell office:value-type="string" calcext:value-type="string">
            <text:p><text:s/>fas fa-hospital-user </text:p>
          </table:table-cell>
          <table:table-cell office:value-type="string" calcext:value-type="string">
            <text:p><text:s/>covid-19, atención primaria, medico, paciente, red, </text:p>
          </table:table-cell>
          <table:table-cell office:value-type="string" calcext:value-type="string">
            <text:p><text:s/>\f80d</text:p>
          </table:table-cell>
          <table:table-cell table:formula="of:=CONCATENATE(&quot;Fontawesome.create!(&quot;;[.$B$1];&quot;: '&quot;;TRIM([.$B667]);&quot;', &quot;;[.$C$1];&quot;: '&quot;;TRIM([.$C667]);&quot;', &quot;;[.$D$1];&quot;: '&quot;;TRIM([.$D667]);&quot;', &quot;;[.$E$1];&quot;: '&quot;;TRIM([.$E667]);&quot;')&quot;)" office:value-type="string" office:string-value="Fontawesome.create!(prefijo_nombre_css: 'fas fa-hospital-user: Hospital con Usuario', icono: 'fas fa-hospital-user', termino: 'covid-19, atención primaria, medico, paciente, red,', codigo_css: '\f80d')" calcext:value-type="string">
            <text:p>Fontawesome.create!(prefijo_nombre_css: 'fas fa-hospital-user: Hospital con Usuario', icono: 'fas fa-hospital-user', termino: 'covid-19, atención primaria, medico, paciente, red,', codigo_css: '\f80d')</text:p>
          </table:table-cell>
        </table:table-row>
        <table:table-row table:style-name="ro1">
          <table:table-cell/>
          <table:table-cell office:value-type="string" calcext:value-type="string">
            <text:p>fas fa-hot-tub: Bañera de hidromasaje </text:p>
          </table:table-cell>
          <table:table-cell office:value-type="string" calcext:value-type="string">
            <text:p><text:s/>fas fa-hot-tub </text:p>
          </table:table-cell>
          <table:table-cell office:value-type="string" calcext:value-type="string">
            <text:p><text:s/>bañera, jacuzzi, masaje, sauna, spa, </text:p>
          </table:table-cell>
          <table:table-cell office:value-type="string" calcext:value-type="string">
            <text:p><text:s/>\f593</text:p>
          </table:table-cell>
          <table:table-cell table:formula="of:=CONCATENATE(&quot;Fontawesome.create!(&quot;;[.$B$1];&quot;: '&quot;;TRIM([.$B668]);&quot;', &quot;;[.$C$1];&quot;: '&quot;;TRIM([.$C668]);&quot;', &quot;;[.$D$1];&quot;: '&quot;;TRIM([.$D668]);&quot;', &quot;;[.$E$1];&quot;: '&quot;;TRIM([.$E668]);&quot;')&quot;)" office:value-type="string" office:string-value="Fontawesome.create!(prefijo_nombre_css: 'fas fa-hot-tub: Bañera de hidromasaje', icono: 'fas fa-hot-tub', termino: 'bañera, jacuzzi, masaje, sauna, spa,', codigo_css: '\f593')" calcext:value-type="string">
            <text:p>Fontawesome.create!(prefijo_nombre_css: 'fas fa-hot-tub: Bañera de hidromasaje', icono: 'fas fa-hot-tub', termino: 'bañera, jacuzzi, masaje, sauna, spa,', codigo_css: '\f593')</text:p>
          </table:table-cell>
        </table:table-row>
        <table:table-row table:style-name="ro1">
          <table:table-cell/>
          <table:table-cell office:value-type="string" calcext:value-type="string">
            <text:p>fas fa-hotdog: Pancho </text:p>
          </table:table-cell>
          <table:table-cell office:value-type="string" calcext:value-type="string">
            <text:p><text:s/>fas fa-hotdog </text:p>
          </table:table-cell>
          <table:table-cell office:value-type="string" calcext:value-type="string">
            <text:p><text:s/>bollo, chili, frankfurt, kosher, polaco, sándwich, salchicha, viena, weiner, </text:p>
          </table:table-cell>
          <table:table-cell office:value-type="string" calcext:value-type="string">
            <text:p><text:s/>\f80f</text:p>
          </table:table-cell>
          <table:table-cell table:formula="of:=CONCATENATE(&quot;Fontawesome.create!(&quot;;[.$B$1];&quot;: '&quot;;TRIM([.$B669]);&quot;', &quot;;[.$C$1];&quot;: '&quot;;TRIM([.$C669]);&quot;', &quot;;[.$D$1];&quot;: '&quot;;TRIM([.$D669]);&quot;', &quot;;[.$E$1];&quot;: '&quot;;TRIM([.$E669]);&quot;')&quot;)" office:value-type="string" office:string-value="Fontawesome.create!(prefijo_nombre_css: 'fas fa-hotdog: Pancho', icono: 'fas fa-hotdog', termino: 'bollo, chili, frankfurt, kosher, polaco, sándwich, salchicha, viena, weiner,', codigo_css: '\f80f')" calcext:value-type="string">
            <text:p>Fontawesome.create!(prefijo_nombre_css: 'fas fa-hotdog: Pancho', icono: 'fas fa-hotdog', termino: 'bollo, chili, frankfurt, kosher, polaco, sándwich, salchicha, viena, weiner,', codigo_css: '\f80f')</text:p>
          </table:table-cell>
        </table:table-row>
        <table:table-row table:style-name="ro1">
          <table:table-cell/>
          <table:table-cell office:value-type="string" calcext:value-type="string">
            <text:p>fas fa-hotel: Hotel </text:p>
          </table:table-cell>
          <table:table-cell office:value-type="string" calcext:value-type="string">
            <text:p><text:s/>fas fa-hotel </text:p>
          </table:table-cell>
          <table:table-cell office:value-type="string" calcext:value-type="string">
            <text:p><text:s/>hotel, hostería, motel, recurso, viajar </text:p>
          </table:table-cell>
          <table:table-cell office:value-type="string" calcext:value-type="string">
            <text:p><text:s/>\f594</text:p>
          </table:table-cell>
          <table:table-cell table:formula="of:=CONCATENATE(&quot;Fontawesome.create!(&quot;;[.$B$1];&quot;: '&quot;;TRIM([.$B670]);&quot;', &quot;;[.$C$1];&quot;: '&quot;;TRIM([.$C670]);&quot;', &quot;;[.$D$1];&quot;: '&quot;;TRIM([.$D670]);&quot;', &quot;;[.$E$1];&quot;: '&quot;;TRIM([.$E670]);&quot;')&quot;)" office:value-type="string" office:string-value="Fontawesome.create!(prefijo_nombre_css: 'fas fa-hotel: Hotel', icono: 'fas fa-hotel', termino: 'hotel, hostería, motel, recurso, viajar', codigo_css: '\f594')" calcext:value-type="string">
            <text:p>Fontawesome.create!(prefijo_nombre_css: 'fas fa-hotel: Hotel', icono: 'fas fa-hotel', termino: 'hotel, hostería, motel, recurso, viajar', codigo_css: '\f594')</text:p>
          </table:table-cell>
        </table:table-row>
        <table:table-row table:style-name="ro1">
          <table:table-cell/>
          <table:table-cell office:value-type="string" calcext:value-type="string">
            <text:p>fab fa-hotjar: Hotjar </text:p>
          </table:table-cell>
          <table:table-cell office:value-type="string" calcext:value-type="string">
            <text:p><text:s/>fab fa-hotja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1</text:p>
          </table:table-cell>
          <table:table-cell table:formula="of:=CONCATENATE(&quot;Fontawesome.create!(&quot;;[.$B$1];&quot;: '&quot;;TRIM([.$B671]);&quot;', &quot;;[.$C$1];&quot;: '&quot;;TRIM([.$C671]);&quot;', &quot;;[.$D$1];&quot;: '&quot;;TRIM([.$D671]);&quot;', &quot;;[.$E$1];&quot;: '&quot;;TRIM([.$E671]);&quot;')&quot;)" office:value-type="string" office:string-value="Fontawesome.create!(prefijo_nombre_css: 'fab fa-hotjar: Hotjar', icono: 'fab fa-hotjar', termino: '', codigo_css: '\f3b1')" calcext:value-type="string">
            <text:p>Fontawesome.create!(prefijo_nombre_css: 'fab fa-hotjar: Hotjar', icono: 'fab fa-hotjar', termino: '', codigo_css: '\f3b1')</text:p>
          </table:table-cell>
        </table:table-row>
        <table:table-row table:style-name="ro1">
          <table:table-cell/>
          <table:table-cell office:value-type="string" calcext:value-type="string">
            <text:p>fas fa-hourglass: Reloj de arena </text:p>
          </table:table-cell>
          <table:table-cell office:value-type="string" calcext:value-type="string">
            <text:p><text:s/>fas fa-hourglass </text:p>
          </table:table-cell>
          <table:table-cell office:value-type="string" calcext:value-type="string">
            <text:p><text:s/>hora, minuto, arena, cronómetro, tiempo, </text:p>
          </table:table-cell>
          <table:table-cell office:value-type="string" calcext:value-type="string">
            <text:p><text:s/>\f254</text:p>
          </table:table-cell>
          <table:table-cell table:formula="of:=CONCATENATE(&quot;Fontawesome.create!(&quot;;[.$B$1];&quot;: '&quot;;TRIM([.$B672]);&quot;', &quot;;[.$C$1];&quot;: '&quot;;TRIM([.$C672]);&quot;', &quot;;[.$D$1];&quot;: '&quot;;TRIM([.$D672]);&quot;', &quot;;[.$E$1];&quot;: '&quot;;TRIM([.$E672]);&quot;')&quot;)" office:value-type="string" office:string-value="Fontawesome.create!(prefijo_nombre_css: 'fas fa-hourglass: Reloj de arena', icono: 'fas fa-hourglass', termino: 'hora, minuto, arena, cronómetro, tiempo,', codigo_css: '\f254')" calcext:value-type="string">
            <text:p>Fontawesome.create!(prefijo_nombre_css: 'fas fa-hourglass: Reloj de arena', icono: 'fas fa-hourglass', termino: 'hora, minuto, arena, cronómetro, tiempo,', codigo_css: '\f254')</text:p>
          </table:table-cell>
        </table:table-row>
        <table:table-row table:style-name="ro1">
          <table:table-cell/>
          <table:table-cell office:value-type="string" calcext:value-type="string">
            <text:p>fas fa-hourglass-end: Reloj de arena End </text:p>
          </table:table-cell>
          <table:table-cell office:value-type="string" calcext:value-type="string">
            <text:p><text:s/>fas fa-hourglass-end </text:p>
          </table:table-cell>
          <table:table-cell office:value-type="string" calcext:value-type="string">
            <text:p><text:s/>hora, minuto, arena, cronómetro, tiempo, </text:p>
          </table:table-cell>
          <table:table-cell office:value-type="string" calcext:value-type="string">
            <text:p><text:s/>\f253</text:p>
          </table:table-cell>
          <table:table-cell table:formula="of:=CONCATENATE(&quot;Fontawesome.create!(&quot;;[.$B$1];&quot;: '&quot;;TRIM([.$B673]);&quot;', &quot;;[.$C$1];&quot;: '&quot;;TRIM([.$C673]);&quot;', &quot;;[.$D$1];&quot;: '&quot;;TRIM([.$D673]);&quot;', &quot;;[.$E$1];&quot;: '&quot;;TRIM([.$E673]);&quot;')&quot;)" office:value-type="string" office:string-value="Fontawesome.create!(prefijo_nombre_css: 'fas fa-hourglass-end: Reloj de arena End', icono: 'fas fa-hourglass-end', termino: 'hora, minuto, arena, cronómetro, tiempo,', codigo_css: '\f253')" calcext:value-type="string">
            <text:p>Fontawesome.create!(prefijo_nombre_css: 'fas fa-hourglass-end: Reloj de arena End', icono: 'fas fa-hourglass-end', termino: 'hora, minuto, arena, cronómetro, tiempo,', codigo_css: '\f253')</text:p>
          </table:table-cell>
        </table:table-row>
        <table:table-row table:style-name="ro1">
          <table:table-cell/>
          <table:table-cell office:value-type="string" calcext:value-type="string">
            <text:p>fas fa-hourglass-half: Reloj de arena Half </text:p>
          </table:table-cell>
          <table:table-cell office:value-type="string" calcext:value-type="string">
            <text:p><text:s/>fas fa-hourglass-half </text:p>
          </table:table-cell>
          <table:table-cell office:value-type="string" calcext:value-type="string">
            <text:p><text:s/>hora, minuto, arena, cronómetro, tiempo, </text:p>
          </table:table-cell>
          <table:table-cell office:value-type="string" calcext:value-type="string">
            <text:p><text:s/>\f252</text:p>
          </table:table-cell>
          <table:table-cell table:formula="of:=CONCATENATE(&quot;Fontawesome.create!(&quot;;[.$B$1];&quot;: '&quot;;TRIM([.$B674]);&quot;', &quot;;[.$C$1];&quot;: '&quot;;TRIM([.$C674]);&quot;', &quot;;[.$D$1];&quot;: '&quot;;TRIM([.$D674]);&quot;', &quot;;[.$E$1];&quot;: '&quot;;TRIM([.$E674]);&quot;')&quot;)" office:value-type="string" office:string-value="Fontawesome.create!(prefijo_nombre_css: 'fas fa-hourglass-half: Reloj de arena Half', icono: 'fas fa-hourglass-half', termino: 'hora, minuto, arena, cronómetro, tiempo,', codigo_css: '\f252')" calcext:value-type="string">
            <text:p>Fontawesome.create!(prefijo_nombre_css: 'fas fa-hourglass-half: Reloj de arena Half', icono: 'fas fa-hourglass-half', termino: 'hora, minuto, arena, cronómetro, tiempo,', codigo_css: '\f252')</text:p>
          </table:table-cell>
        </table:table-row>
        <table:table-row table:style-name="ro1">
          <table:table-cell/>
          <table:table-cell office:value-type="string" calcext:value-type="string">
            <text:p>fas fa-hourglass-start: Reloj de arena Start </text:p>
          </table:table-cell>
          <table:table-cell office:value-type="string" calcext:value-type="string">
            <text:p><text:s/>fas fa-hourglass-start </text:p>
          </table:table-cell>
          <table:table-cell office:value-type="string" calcext:value-type="string">
            <text:p><text:s/>hora, minuto, arena, cronómetro, tiempo, </text:p>
          </table:table-cell>
          <table:table-cell office:value-type="string" calcext:value-type="string">
            <text:p><text:s/>\f251</text:p>
          </table:table-cell>
          <table:table-cell table:formula="of:=CONCATENATE(&quot;Fontawesome.create!(&quot;;[.$B$1];&quot;: '&quot;;TRIM([.$B675]);&quot;', &quot;;[.$C$1];&quot;: '&quot;;TRIM([.$C675]);&quot;', &quot;;[.$D$1];&quot;: '&quot;;TRIM([.$D675]);&quot;', &quot;;[.$E$1];&quot;: '&quot;;TRIM([.$E675]);&quot;')&quot;)" office:value-type="string" office:string-value="Fontawesome.create!(prefijo_nombre_css: 'fas fa-hourglass-start: Reloj de arena Start', icono: 'fas fa-hourglass-start', termino: 'hora, minuto, arena, cronómetro, tiempo,', codigo_css: '\f251')" calcext:value-type="string">
            <text:p>Fontawesome.create!(prefijo_nombre_css: 'fas fa-hourglass-start: Reloj de arena Start', icono: 'fas fa-hourglass-start', termino: 'hora, minuto, arena, cronómetro, tiempo,', codigo_css: '\f251')</text:p>
          </table:table-cell>
        </table:table-row>
        <table:table-row table:style-name="ro1">
          <table:table-cell/>
          <table:table-cell office:value-type="string" calcext:value-type="string">
            <text:p>fas fa-house-damage: Casa dañada </text:p>
          </table:table-cell>
          <table:table-cell office:value-type="string" calcext:value-type="string">
            <text:p><text:s/>fas fa-house-damage </text:p>
          </table:table-cell>
          <table:table-cell office:value-type="string" calcext:value-type="string">
            <text:p><text:s/>casa, desastre, devastación, construcción, </text:p>
          </table:table-cell>
          <table:table-cell office:value-type="string" calcext:value-type="string">
            <text:p><text:s/>\f6f1</text:p>
          </table:table-cell>
          <table:table-cell table:formula="of:=CONCATENATE(&quot;Fontawesome.create!(&quot;;[.$B$1];&quot;: '&quot;;TRIM([.$B676]);&quot;', &quot;;[.$C$1];&quot;: '&quot;;TRIM([.$C676]);&quot;', &quot;;[.$D$1];&quot;: '&quot;;TRIM([.$D676]);&quot;', &quot;;[.$E$1];&quot;: '&quot;;TRIM([.$E676]);&quot;')&quot;)" office:value-type="string" office:string-value="Fontawesome.create!(prefijo_nombre_css: 'fas fa-house-damage: Casa dañada', icono: 'fas fa-house-damage', termino: 'casa, desastre, devastación, construcción,', codigo_css: '\f6f1')" calcext:value-type="string">
            <text:p>Fontawesome.create!(prefijo_nombre_css: 'fas fa-house-damage: Casa dañada', icono: 'fas fa-house-damage', termino: 'casa, desastre, devastación, construcción,', codigo_css: '\f6f1')</text:p>
          </table:table-cell>
        </table:table-row>
        <table:table-row table:style-name="ro1">
          <table:table-cell/>
          <table:table-cell office:value-type="string" calcext:value-type="string">
            <text:p>fas fa-house-user: Usuario interno </text:p>
          </table:table-cell>
          <table:table-cell office:value-type="string" calcext:value-type="string">
            <text:p><text:s/>fas fa-house-user </text:p>
          </table:table-cell>
          <table:table-cell office:value-type="string" calcext:value-type="string">
            <text:p><text:s/>covid-19, casa, aislamiento, cuarentena, </text:p>
          </table:table-cell>
          <table:table-cell office:value-type="string" calcext:value-type="string">
            <text:p><text:s/>\f965</text:p>
          </table:table-cell>
          <table:table-cell table:formula="of:=CONCATENATE(&quot;Fontawesome.create!(&quot;;[.$B$1];&quot;: '&quot;;TRIM([.$B677]);&quot;', &quot;;[.$C$1];&quot;: '&quot;;TRIM([.$C677]);&quot;', &quot;;[.$D$1];&quot;: '&quot;;TRIM([.$D677]);&quot;', &quot;;[.$E$1];&quot;: '&quot;;TRIM([.$E677]);&quot;')&quot;)" office:value-type="string" office:string-value="Fontawesome.create!(prefijo_nombre_css: 'fas fa-house-user: Usuario interno', icono: 'fas fa-house-user', termino: 'covid-19, casa, aislamiento, cuarentena,', codigo_css: '\f965')" calcext:value-type="string">
            <text:p>Fontawesome.create!(prefijo_nombre_css: 'fas fa-house-user: Usuario interno', icono: 'fas fa-house-user', termino: 'covid-19, casa, aislamiento, cuarentena,', codigo_css: '\f965')</text:p>
          </table:table-cell>
        </table:table-row>
        <table:table-row table:style-name="ro1">
          <table:table-cell/>
          <table:table-cell office:value-type="string" calcext:value-type="string">
            <text:p>fab fa-houzz: Houzz </text:p>
          </table:table-cell>
          <table:table-cell office:value-type="string" calcext:value-type="string">
            <text:p><text:s/>fab fa-houzz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7c</text:p>
          </table:table-cell>
          <table:table-cell table:formula="of:=CONCATENATE(&quot;Fontawesome.create!(&quot;;[.$B$1];&quot;: '&quot;;TRIM([.$B678]);&quot;', &quot;;[.$C$1];&quot;: '&quot;;TRIM([.$C678]);&quot;', &quot;;[.$D$1];&quot;: '&quot;;TRIM([.$D678]);&quot;', &quot;;[.$E$1];&quot;: '&quot;;TRIM([.$E678]);&quot;')&quot;)" office:value-type="string" office:string-value="Fontawesome.create!(prefijo_nombre_css: 'fab fa-houzz: Houzz', icono: 'fab fa-houzz', termino: '', codigo_css: '\f27c')" calcext:value-type="string">
            <text:p>Fontawesome.create!(prefijo_nombre_css: 'fab fa-houzz: Houzz', icono: 'fab fa-houzz', termino: '', codigo_css: '\f27c')</text:p>
          </table:table-cell>
        </table:table-row>
        <table:table-row table:style-name="ro1">
          <table:table-cell/>
          <table:table-cell office:value-type="string" calcext:value-type="string">
            <text:p>fas fa-hryvnia: Hryvnia </text:p>
          </table:table-cell>
          <table:table-cell office:value-type="string" calcext:value-type="string">
            <text:p><text:s/>fas fa-hryvnia </text:p>
          </table:table-cell>
          <table:table-cell office:value-type="string" calcext:value-type="string">
            <text:p><text:s/>moneda, dinero, ucrania, ucraniano, </text:p>
          </table:table-cell>
          <table:table-cell office:value-type="string" calcext:value-type="string">
            <text:p><text:s/>\f6f2</text:p>
          </table:table-cell>
          <table:table-cell table:formula="of:=CONCATENATE(&quot;Fontawesome.create!(&quot;;[.$B$1];&quot;: '&quot;;TRIM([.$B679]);&quot;', &quot;;[.$C$1];&quot;: '&quot;;TRIM([.$C679]);&quot;', &quot;;[.$D$1];&quot;: '&quot;;TRIM([.$D679]);&quot;', &quot;;[.$E$1];&quot;: '&quot;;TRIM([.$E679]);&quot;')&quot;)" office:value-type="string" office:string-value="Fontawesome.create!(prefijo_nombre_css: 'fas fa-hryvnia: Hryvnia', icono: 'fas fa-hryvnia', termino: 'moneda, dinero, ucrania, ucraniano,', codigo_css: '\f6f2')" calcext:value-type="string">
            <text:p>Fontawesome.create!(prefijo_nombre_css: 'fas fa-hryvnia: Hryvnia', icono: 'fas fa-hryvnia', termino: 'moneda, dinero, ucrania, ucraniano,', codigo_css: '\f6f2')</text:p>
          </table:table-cell>
        </table:table-row>
        <table:table-row table:style-name="ro1">
          <table:table-cell/>
          <table:table-cell office:value-type="string" calcext:value-type="string">
            <text:p>fab fa-html5: Logotipo HTML 5 </text:p>
          </table:table-cell>
          <table:table-cell office:value-type="string" calcext:value-type="string">
            <text:p><text:s/>fab fa-html5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3b</text:p>
          </table:table-cell>
          <table:table-cell table:formula="of:=CONCATENATE(&quot;Fontawesome.create!(&quot;;[.$B$1];&quot;: '&quot;;TRIM([.$B680]);&quot;', &quot;;[.$C$1];&quot;: '&quot;;TRIM([.$C680]);&quot;', &quot;;[.$D$1];&quot;: '&quot;;TRIM([.$D680]);&quot;', &quot;;[.$E$1];&quot;: '&quot;;TRIM([.$E680]);&quot;')&quot;)" office:value-type="string" office:string-value="Fontawesome.create!(prefijo_nombre_css: 'fab fa-html5: Logotipo HTML 5', icono: 'fab fa-html5', termino: '', codigo_css: '\f13b')" calcext:value-type="string">
            <text:p>Fontawesome.create!(prefijo_nombre_css: 'fab fa-html5: Logotipo HTML 5', icono: 'fab fa-html5', termino: '', codigo_css: '\f13b')</text:p>
          </table:table-cell>
        </table:table-row>
        <table:table-row table:style-name="ro1">
          <table:table-cell/>
          <table:table-cell office:value-type="string" calcext:value-type="string">
            <text:p>fab fa-hubspot: HubSpot </text:p>
          </table:table-cell>
          <table:table-cell office:value-type="string" calcext:value-type="string">
            <text:p><text:s/>fab fa-hubspo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2</text:p>
          </table:table-cell>
          <table:table-cell table:formula="of:=CONCATENATE(&quot;Fontawesome.create!(&quot;;[.$B$1];&quot;: '&quot;;TRIM([.$B681]);&quot;', &quot;;[.$C$1];&quot;: '&quot;;TRIM([.$C681]);&quot;', &quot;;[.$D$1];&quot;: '&quot;;TRIM([.$D681]);&quot;', &quot;;[.$E$1];&quot;: '&quot;;TRIM([.$E681]);&quot;')&quot;)" office:value-type="string" office:string-value="Fontawesome.create!(prefijo_nombre_css: 'fab fa-hubspot: HubSpot', icono: 'fab fa-hubspot', termino: '', codigo_css: '\f3b2')" calcext:value-type="string">
            <text:p>Fontawesome.create!(prefijo_nombre_css: 'fab fa-hubspot: HubSpot', icono: 'fab fa-hubspot', termino: '', codigo_css: '\f3b2')</text:p>
          </table:table-cell>
        </table:table-row>
        <table:table-row table:style-name="ro1">
          <table:table-cell/>
          <table:table-cell office:value-type="string" calcext:value-type="string">
            <text:p>fas fa-i-cursor: Yo hago el cursor </text:p>
          </table:table-cell>
          <table:table-cell office:value-type="string" calcext:value-type="string">
            <text:p><text:s/>fas fa-i-cursor </text:p>
          </table:table-cell>
          <table:table-cell office:value-type="string" calcext:value-type="string">
            <text:p><text:s/>edición, i-beam, tipo, escritura, </text:p>
          </table:table-cell>
          <table:table-cell office:value-type="string" calcext:value-type="string">
            <text:p><text:s/>\f246</text:p>
          </table:table-cell>
          <table:table-cell table:formula="of:=CONCATENATE(&quot;Fontawesome.create!(&quot;;[.$B$1];&quot;: '&quot;;TRIM([.$B682]);&quot;', &quot;;[.$C$1];&quot;: '&quot;;TRIM([.$C682]);&quot;', &quot;;[.$D$1];&quot;: '&quot;;TRIM([.$D682]);&quot;', &quot;;[.$E$1];&quot;: '&quot;;TRIM([.$E682]);&quot;')&quot;)" office:value-type="string" office:string-value="Fontawesome.create!(prefijo_nombre_css: 'fas fa-i-cursor: Yo hago el cursor', icono: 'fas fa-i-cursor', termino: 'edición, i-beam, tipo, escritura,', codigo_css: '\f246')" calcext:value-type="string">
            <text:p>Fontawesome.create!(prefijo_nombre_css: 'fas fa-i-cursor: Yo hago el cursor', icono: 'fas fa-i-cursor', termino: 'edición, i-beam, tipo, escritura,', codigo_css: '\f246')</text:p>
          </table:table-cell>
        </table:table-row>
        <table:table-row table:style-name="ro1">
          <table:table-cell/>
          <table:table-cell office:value-type="string" calcext:value-type="string">
            <text:p>fas fa-ice-cream: Helado </text:p>
          </table:table-cell>
          <table:table-cell office:value-type="string" calcext:value-type="string">
            <text:p><text:s/>fas fa-ice-cream </text:p>
          </table:table-cell>
          <table:table-cell office:value-type="string" calcext:value-type="string">
            <text:p><text:s/>chocolate, cono, helado, cuchara, postre, sorbete, vainilla, yogur, </text:p>
          </table:table-cell>
          <table:table-cell office:value-type="string" calcext:value-type="string">
            <text:p><text:s/>\f810</text:p>
          </table:table-cell>
          <table:table-cell table:formula="of:=CONCATENATE(&quot;Fontawesome.create!(&quot;;[.$B$1];&quot;: '&quot;;TRIM([.$B683]);&quot;', &quot;;[.$C$1];&quot;: '&quot;;TRIM([.$C683]);&quot;', &quot;;[.$D$1];&quot;: '&quot;;TRIM([.$D683]);&quot;', &quot;;[.$E$1];&quot;: '&quot;;TRIM([.$E683]);&quot;')&quot;)" office:value-type="string" office:string-value="Fontawesome.create!(prefijo_nombre_css: 'fas fa-ice-cream: Helado', icono: 'fas fa-ice-cream', termino: 'chocolate, cono, helado, cuchara, postre, sorbete, vainilla, yogur,', codigo_css: '\f810')" calcext:value-type="string">
            <text:p>Fontawesome.create!(prefijo_nombre_css: 'fas fa-ice-cream: Helado', icono: 'fas fa-ice-cream', termino: 'chocolate, cono, helado, cuchara, postre, sorbete, vainilla, yogur,', codigo_css: '\f810')</text:p>
          </table:table-cell>
        </table:table-row>
        <table:table-row table:style-name="ro1">
          <table:table-cell/>
          <table:table-cell office:value-type="string" calcext:value-type="string">
            <text:p>fas fa-icicles: Carámbanos </text:p>
          </table:table-cell>
          <table:table-cell office:value-type="string" calcext:value-type="string">
            <text:p><text:s/>fas fa-icicles </text:p>
          </table:table-cell>
          <table:table-cell office:value-type="string" calcext:value-type="string">
            <text:p><text:s/>agudo, colgando, congelado, estacional, frío, hielo, </text:p>
          </table:table-cell>
          <table:table-cell office:value-type="string" calcext:value-type="string">
            <text:p><text:s/>\f7ad</text:p>
          </table:table-cell>
          <table:table-cell table:formula="of:=CONCATENATE(&quot;Fontawesome.create!(&quot;;[.$B$1];&quot;: '&quot;;TRIM([.$B684]);&quot;', &quot;;[.$C$1];&quot;: '&quot;;TRIM([.$C684]);&quot;', &quot;;[.$D$1];&quot;: '&quot;;TRIM([.$D684]);&quot;', &quot;;[.$E$1];&quot;: '&quot;;TRIM([.$E684]);&quot;')&quot;)" office:value-type="string" office:string-value="Fontawesome.create!(prefijo_nombre_css: 'fas fa-icicles: Carámbanos', icono: 'fas fa-icicles', termino: 'agudo, colgando, congelado, estacional, frío, hielo,', codigo_css: '\f7ad')" calcext:value-type="string">
            <text:p>Fontawesome.create!(prefijo_nombre_css: 'fas fa-icicles: Carámbanos', icono: 'fas fa-icicles', termino: 'agudo, colgando, congelado, estacional, frío, hielo,', codigo_css: '\f7ad')</text:p>
          </table:table-cell>
        </table:table-row>
        <table:table-row table:style-name="ro1">
          <table:table-cell/>
          <table:table-cell office:value-type="string" calcext:value-type="string">
            <text:p>fas fa-icons: Iconos </text:p>
          </table:table-cell>
          <table:table-cell office:value-type="string" calcext:value-type="string">
            <text:p><text:s/>fas fa-icons </text:p>
          </table:table-cell>
          <table:table-cell office:value-type="string" calcext:value-type="string">
            <text:p><text:s/>corazón, emoji, foto la, imagen, música, perno, simbolos, </text:p>
          </table:table-cell>
          <table:table-cell office:value-type="string" calcext:value-type="string">
            <text:p><text:s/>\f86d</text:p>
          </table:table-cell>
          <table:table-cell table:formula="of:=CONCATENATE(&quot;Fontawesome.create!(&quot;;[.$B$1];&quot;: '&quot;;TRIM([.$B685]);&quot;', &quot;;[.$C$1];&quot;: '&quot;;TRIM([.$C685]);&quot;', &quot;;[.$D$1];&quot;: '&quot;;TRIM([.$D685]);&quot;', &quot;;[.$E$1];&quot;: '&quot;;TRIM([.$E685]);&quot;')&quot;)" office:value-type="string" office:string-value="Fontawesome.create!(prefijo_nombre_css: 'fas fa-icons: Iconos', icono: 'fas fa-icons', termino: 'corazón, emoji, foto la, imagen, música, perno, simbolos,', codigo_css: '\f86d')" calcext:value-type="string">
            <text:p>Fontawesome.create!(prefijo_nombre_css: 'fas fa-icons: Iconos', icono: 'fas fa-icons', termino: 'corazón, emoji, foto la, imagen, música, perno, simbolos,', codigo_css: '\f86d')</text:p>
          </table:table-cell>
        </table:table-row>
        <table:table-row table:style-name="ro1">
          <table:table-cell/>
          <table:table-cell office:value-type="string" calcext:value-type="string">
            <text:p>fas fa-id-badge: Placa de identificación </text:p>
          </table:table-cell>
          <table:table-cell office:value-type="string" calcext:value-type="string">
            <text:p><text:s/>fas fa-id-badge </text:p>
          </table:table-cell>
          <table:table-cell office:value-type="string" calcext:value-type="string">
            <text:p><text:s/>dirección, contacto, identificación, licencia, perfil, </text:p>
          </table:table-cell>
          <table:table-cell office:value-type="string" calcext:value-type="string">
            <text:p><text:s/>\f2c1</text:p>
          </table:table-cell>
          <table:table-cell table:formula="of:=CONCATENATE(&quot;Fontawesome.create!(&quot;;[.$B$1];&quot;: '&quot;;TRIM([.$B686]);&quot;', &quot;;[.$C$1];&quot;: '&quot;;TRIM([.$C686]);&quot;', &quot;;[.$D$1];&quot;: '&quot;;TRIM([.$D686]);&quot;', &quot;;[.$E$1];&quot;: '&quot;;TRIM([.$E686]);&quot;')&quot;)" office:value-type="string" office:string-value="Fontawesome.create!(prefijo_nombre_css: 'fas fa-id-badge: Placa de identificación', icono: 'fas fa-id-badge', termino: 'dirección, contacto, identificación, licencia, perfil,', codigo_css: '\f2c1')" calcext:value-type="string">
            <text:p>Fontawesome.create!(prefijo_nombre_css: 'fas fa-id-badge: Placa de identificación', icono: 'fas fa-id-badge', termino: 'dirección, contacto, identificación, licencia, perfil,', codigo_css: '\f2c1')</text:p>
          </table:table-cell>
        </table:table-row>
        <table:table-row table:style-name="ro1">
          <table:table-cell/>
          <table:table-cell office:value-type="string" calcext:value-type="string">
            <text:p>fas fa-id-card: Tarjeta de identificación </text:p>
          </table:table-cell>
          <table:table-cell office:value-type="string" calcext:value-type="string">
            <text:p><text:s/>fas fa-id-card </text:p>
          </table:table-cell>
          <table:table-cell office:value-type="string" calcext:value-type="string">
            <text:p><text:s/>contacto, demografía, documento, identificación, emitido, perfil, </text:p>
          </table:table-cell>
          <table:table-cell office:value-type="string" calcext:value-type="string">
            <text:p><text:s/>\f2c2</text:p>
          </table:table-cell>
          <table:table-cell table:formula="of:=CONCATENATE(&quot;Fontawesome.create!(&quot;;[.$B$1];&quot;: '&quot;;TRIM([.$B687]);&quot;', &quot;;[.$C$1];&quot;: '&quot;;TRIM([.$C687]);&quot;', &quot;;[.$D$1];&quot;: '&quot;;TRIM([.$D687]);&quot;', &quot;;[.$E$1];&quot;: '&quot;;TRIM([.$E687]);&quot;')&quot;)" office:value-type="string" office:string-value="Fontawesome.create!(prefijo_nombre_css: 'fas fa-id-card: Tarjeta de identificación', icono: 'fas fa-id-card', termino: 'contacto, demografía, documento, identificación, emitido, perfil,', codigo_css: '\f2c2')" calcext:value-type="string">
            <text:p>Fontawesome.create!(prefijo_nombre_css: 'fas fa-id-card: Tarjeta de identificación', icono: 'fas fa-id-card', termino: 'contacto, demografía, documento, identificación, emitido, perfil,', codigo_css: '\f2c2')</text:p>
          </table:table-cell>
        </table:table-row>
        <table:table-row table:style-name="ro1">
          <table:table-cell/>
          <table:table-cell office:value-type="string" calcext:value-type="string">
            <text:p>fas fa-id-card-alt: Alternate Tarjeta de identificación </text:p>
          </table:table-cell>
          <table:table-cell office:value-type="string" calcext:value-type="string">
            <text:p><text:s/>fas fa-id-card-alt </text:p>
          </table:table-cell>
          <table:table-cell office:value-type="string" calcext:value-type="string">
            <text:p><text:s/>contacto, demografía, documento, identificación, emitido, perfil, </text:p>
          </table:table-cell>
          <table:table-cell office:value-type="string" calcext:value-type="string">
            <text:p><text:s/>\f47f</text:p>
          </table:table-cell>
          <table:table-cell table:formula="of:=CONCATENATE(&quot;Fontawesome.create!(&quot;;[.$B$1];&quot;: '&quot;;TRIM([.$B688]);&quot;', &quot;;[.$C$1];&quot;: '&quot;;TRIM([.$C688]);&quot;', &quot;;[.$D$1];&quot;: '&quot;;TRIM([.$D688]);&quot;', &quot;;[.$E$1];&quot;: '&quot;;TRIM([.$E688]);&quot;')&quot;)" office:value-type="string" office:string-value="Fontawesome.create!(prefijo_nombre_css: 'fas fa-id-card-alt: Alternate Tarjeta de identificación', icono: 'fas fa-id-card-alt', termino: 'contacto, demografía, documento, identificación, emitido, perfil,', codigo_css: '\f47f')" calcext:value-type="string">
            <text:p>Fontawesome.create!(prefijo_nombre_css: 'fas fa-id-card-alt: Alternate Tarjeta de identificación', icono: 'fas fa-id-card-alt', termino: 'contacto, demografía, documento, identificación, emitido, perfil,', codigo_css: '\f47f')</text:p>
          </table:table-cell>
        </table:table-row>
        <table:table-row table:style-name="ro1">
          <table:table-cell/>
          <table:table-cell office:value-type="string" calcext:value-type="string">
            <text:p>fab fa-ideal: ideal </text:p>
          </table:table-cell>
          <table:table-cell office:value-type="string" calcext:value-type="string">
            <text:p><text:s/>fab fa-ide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913</text:p>
          </table:table-cell>
          <table:table-cell table:formula="of:=CONCATENATE(&quot;Fontawesome.create!(&quot;;[.$B$1];&quot;: '&quot;;TRIM([.$B689]);&quot;', &quot;;[.$C$1];&quot;: '&quot;;TRIM([.$C689]);&quot;', &quot;;[.$D$1];&quot;: '&quot;;TRIM([.$D689]);&quot;', &quot;;[.$E$1];&quot;: '&quot;;TRIM([.$E689]);&quot;')&quot;)" office:value-type="string" office:string-value="Fontawesome.create!(prefijo_nombre_css: 'fab fa-ideal: ideal', icono: 'fab fa-ideal', termino: '', codigo_css: '\f913')" calcext:value-type="string">
            <text:p>Fontawesome.create!(prefijo_nombre_css: 'fab fa-ideal: ideal', icono: 'fab fa-ideal', termino: '', codigo_css: '\f913')</text:p>
          </table:table-cell>
        </table:table-row>
        <table:table-row table:style-name="ro1">
          <table:table-cell/>
          <table:table-cell office:value-type="string" calcext:value-type="string">
            <text:p>fas fa-igloo: Iglú </text:p>
          </table:table-cell>
          <table:table-cell office:value-type="string" calcext:value-type="string">
            <text:p><text:s/>fas fa-igloo </text:p>
          </table:table-cell>
          <table:table-cell office:value-type="string" calcext:value-type="string">
            <text:p><text:s/>casa, cúpula, esquimal, hielo, nieve, vivienda </text:p>
          </table:table-cell>
          <table:table-cell office:value-type="string" calcext:value-type="string">
            <text:p><text:s/>\f7ae</text:p>
          </table:table-cell>
          <table:table-cell table:formula="of:=CONCATENATE(&quot;Fontawesome.create!(&quot;;[.$B$1];&quot;: '&quot;;TRIM([.$B690]);&quot;', &quot;;[.$C$1];&quot;: '&quot;;TRIM([.$C690]);&quot;', &quot;;[.$D$1];&quot;: '&quot;;TRIM([.$D690]);&quot;', &quot;;[.$E$1];&quot;: '&quot;;TRIM([.$E690]);&quot;')&quot;)" office:value-type="string" office:string-value="Fontawesome.create!(prefijo_nombre_css: 'fas fa-igloo: Iglú', icono: 'fas fa-igloo', termino: 'casa, cúpula, esquimal, hielo, nieve, vivienda', codigo_css: '\f7ae')" calcext:value-type="string">
            <text:p>Fontawesome.create!(prefijo_nombre_css: 'fas fa-igloo: Iglú', icono: 'fas fa-igloo', termino: 'casa, cúpula, esquimal, hielo, nieve, vivienda', codigo_css: '\f7ae')</text:p>
          </table:table-cell>
        </table:table-row>
        <table:table-row table:style-name="ro1">
          <table:table-cell/>
          <table:table-cell office:value-type="string" calcext:value-type="string">
            <text:p>fas fa-image: Imagen </text:p>
          </table:table-cell>
          <table:table-cell office:value-type="string" calcext:value-type="string">
            <text:p><text:s/>fas fa-image </text:p>
          </table:table-cell>
          <table:table-cell office:value-type="string" calcext:value-type="string">
            <text:p><text:s/>álbum, paisaje, foto, imagen, </text:p>
          </table:table-cell>
          <table:table-cell office:value-type="string" calcext:value-type="string">
            <text:p><text:s/>\f03e</text:p>
          </table:table-cell>
          <table:table-cell table:formula="of:=CONCATENATE(&quot;Fontawesome.create!(&quot;;[.$B$1];&quot;: '&quot;;TRIM([.$B691]);&quot;', &quot;;[.$C$1];&quot;: '&quot;;TRIM([.$C691]);&quot;', &quot;;[.$D$1];&quot;: '&quot;;TRIM([.$D691]);&quot;', &quot;;[.$E$1];&quot;: '&quot;;TRIM([.$E691]);&quot;')&quot;)" office:value-type="string" office:string-value="Fontawesome.create!(prefijo_nombre_css: 'fas fa-image: Imagen', icono: 'fas fa-image', termino: 'álbum, paisaje, foto, imagen,', codigo_css: '\f03e')" calcext:value-type="string">
            <text:p>Fontawesome.create!(prefijo_nombre_css: 'fas fa-image: Imagen', icono: 'fas fa-image', termino: 'álbum, paisaje, foto, imagen,', codigo_css: '\f03e')</text:p>
          </table:table-cell>
        </table:table-row>
        <table:table-row table:style-name="ro1">
          <table:table-cell/>
          <table:table-cell office:value-type="string" calcext:value-type="string">
            <text:p>fas fa-images: Imagens </text:p>
          </table:table-cell>
          <table:table-cell office:value-type="string" calcext:value-type="string">
            <text:p><text:s/>fas fa-images </text:p>
          </table:table-cell>
          <table:table-cell office:value-type="string" calcext:value-type="string">
            <text:p><text:s/>álbum, paisaje, foto, imagen, </text:p>
          </table:table-cell>
          <table:table-cell office:value-type="string" calcext:value-type="string">
            <text:p><text:s/>\f302</text:p>
          </table:table-cell>
          <table:table-cell table:formula="of:=CONCATENATE(&quot;Fontawesome.create!(&quot;;[.$B$1];&quot;: '&quot;;TRIM([.$B692]);&quot;', &quot;;[.$C$1];&quot;: '&quot;;TRIM([.$C692]);&quot;', &quot;;[.$D$1];&quot;: '&quot;;TRIM([.$D692]);&quot;', &quot;;[.$E$1];&quot;: '&quot;;TRIM([.$E692]);&quot;')&quot;)" office:value-type="string" office:string-value="Fontawesome.create!(prefijo_nombre_css: 'fas fa-images: Imagens', icono: 'fas fa-images', termino: 'álbum, paisaje, foto, imagen,', codigo_css: '\f302')" calcext:value-type="string">
            <text:p>Fontawesome.create!(prefijo_nombre_css: 'fas fa-images: Imagens', icono: 'fas fa-images', termino: 'álbum, paisaje, foto, imagen,', codigo_css: '\f302')</text:p>
          </table:table-cell>
        </table:table-row>
        <table:table-row table:style-name="ro1">
          <table:table-cell/>
          <table:table-cell office:value-type="string" calcext:value-type="string">
            <text:p>fab fa-imdb: IMDB </text:p>
          </table:table-cell>
          <table:table-cell office:value-type="string" calcext:value-type="string">
            <text:p><text:s/>fab fa-imd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d8</text:p>
          </table:table-cell>
          <table:table-cell table:formula="of:=CONCATENATE(&quot;Fontawesome.create!(&quot;;[.$B$1];&quot;: '&quot;;TRIM([.$B693]);&quot;', &quot;;[.$C$1];&quot;: '&quot;;TRIM([.$C693]);&quot;', &quot;;[.$D$1];&quot;: '&quot;;TRIM([.$D693]);&quot;', &quot;;[.$E$1];&quot;: '&quot;;TRIM([.$E693]);&quot;')&quot;)" office:value-type="string" office:string-value="Fontawesome.create!(prefijo_nombre_css: 'fab fa-imdb: IMDB', icono: 'fab fa-imdb', termino: '', codigo_css: '\f2d8')" calcext:value-type="string">
            <text:p>Fontawesome.create!(prefijo_nombre_css: 'fab fa-imdb: IMDB', icono: 'fab fa-imdb', termino: '', codigo_css: '\f2d8')</text:p>
          </table:table-cell>
        </table:table-row>
        <table:table-row table:style-name="ro1">
          <table:table-cell/>
          <table:table-cell office:value-type="string" calcext:value-type="string">
            <text:p>fas fa-inbox: bandeja de entrada </text:p>
          </table:table-cell>
          <table:table-cell office:value-type="string" calcext:value-type="string">
            <text:p><text:s/>fas fa-inbox </text:p>
          </table:table-cell>
          <table:table-cell office:value-type="string" calcext:value-type="string">
            <text:p><text:s/>archivo, correo electrónico, correo electrónico, escritorio, mensaje, </text:p>
          </table:table-cell>
          <table:table-cell office:value-type="string" calcext:value-type="string">
            <text:p><text:s/>\f01c</text:p>
          </table:table-cell>
          <table:table-cell table:formula="of:=CONCATENATE(&quot;Fontawesome.create!(&quot;;[.$B$1];&quot;: '&quot;;TRIM([.$B694]);&quot;', &quot;;[.$C$1];&quot;: '&quot;;TRIM([.$C694]);&quot;', &quot;;[.$D$1];&quot;: '&quot;;TRIM([.$D694]);&quot;', &quot;;[.$E$1];&quot;: '&quot;;TRIM([.$E694]);&quot;')&quot;)" office:value-type="string" office:string-value="Fontawesome.create!(prefijo_nombre_css: 'fas fa-inbox: bandeja de entrada', icono: 'fas fa-inbox', termino: 'archivo, correo electrónico, correo electrónico, escritorio, mensaje,', codigo_css: '\f01c')" calcext:value-type="string">
            <text:p>Fontawesome.create!(prefijo_nombre_css: 'fas fa-inbox: bandeja de entrada', icono: 'fas fa-inbox', termino: 'archivo, correo electrónico, correo electrónico, escritorio, mensaje,', codigo_css: '\f01c')</text:p>
          </table:table-cell>
        </table:table-row>
        <table:table-row table:style-name="ro1">
          <table:table-cell/>
          <table:table-cell office:value-type="string" calcext:value-type="string">
            <text:p>fas fa-indent: Sangrar </text:p>
          </table:table-cell>
          <table:table-cell office:value-type="string" calcext:value-type="string">
            <text:p><text:s/>fas fa-indent </text:p>
          </table:table-cell>
          <table:table-cell office:value-type="string" calcext:value-type="string">
            <text:p><text:s/>alinear, justificar, párrafo, tabulación, </text:p>
          </table:table-cell>
          <table:table-cell office:value-type="string" calcext:value-type="string">
            <text:p><text:s/>\f03c</text:p>
          </table:table-cell>
          <table:table-cell table:formula="of:=CONCATENATE(&quot;Fontawesome.create!(&quot;;[.$B$1];&quot;: '&quot;;TRIM([.$B695]);&quot;', &quot;;[.$C$1];&quot;: '&quot;;TRIM([.$C695]);&quot;', &quot;;[.$D$1];&quot;: '&quot;;TRIM([.$D695]);&quot;', &quot;;[.$E$1];&quot;: '&quot;;TRIM([.$E695]);&quot;')&quot;)" office:value-type="string" office:string-value="Fontawesome.create!(prefijo_nombre_css: 'fas fa-indent: Sangrar', icono: 'fas fa-indent', termino: 'alinear, justificar, párrafo, tabulación,', codigo_css: '\f03c')" calcext:value-type="string">
            <text:p>Fontawesome.create!(prefijo_nombre_css: 'fas fa-indent: Sangrar', icono: 'fas fa-indent', termino: 'alinear, justificar, párrafo, tabulación,', codigo_css: '\f03c')</text:p>
          </table:table-cell>
        </table:table-row>
        <table:table-row table:style-name="ro1">
          <table:table-cell/>
          <table:table-cell office:value-type="string" calcext:value-type="string">
            <text:p>fas fa-industry: Industria </text:p>
          </table:table-cell>
          <table:table-cell office:value-type="string" calcext:value-type="string">
            <text:p><text:s/>fas fa-industry </text:p>
          </table:table-cell>
          <table:table-cell office:value-type="string" calcext:value-type="string">
            <text:p><text:s/>almacén, edificio, fábrica, industriales, molino, </text:p>
          </table:table-cell>
          <table:table-cell office:value-type="string" calcext:value-type="string">
            <text:p><text:s/>\f275</text:p>
          </table:table-cell>
          <table:table-cell table:formula="of:=CONCATENATE(&quot;Fontawesome.create!(&quot;;[.$B$1];&quot;: '&quot;;TRIM([.$B696]);&quot;', &quot;;[.$C$1];&quot;: '&quot;;TRIM([.$C696]);&quot;', &quot;;[.$D$1];&quot;: '&quot;;TRIM([.$D696]);&quot;', &quot;;[.$E$1];&quot;: '&quot;;TRIM([.$E696]);&quot;')&quot;)" office:value-type="string" office:string-value="Fontawesome.create!(prefijo_nombre_css: 'fas fa-industry: Industria', icono: 'fas fa-industry', termino: 'almacén, edificio, fábrica, industriales, molino,', codigo_css: '\f275')" calcext:value-type="string">
            <text:p>Fontawesome.create!(prefijo_nombre_css: 'fas fa-industry: Industria', icono: 'fas fa-industry', termino: 'almacén, edificio, fábrica, industriales, molino,', codigo_css: '\f275')</text:p>
          </table:table-cell>
        </table:table-row>
        <table:table-row table:style-name="ro1">
          <table:table-cell/>
          <table:table-cell office:value-type="string" calcext:value-type="string">
            <text:p>fas fa-infinity: infinito </text:p>
          </table:table-cell>
          <table:table-cell office:value-type="string" calcext:value-type="string">
            <text:p><text:s/>fas fa-infinity </text:p>
          </table:table-cell>
          <table:table-cell office:value-type="string" calcext:value-type="string">
            <text:p><text:s/>eternidad, para siempre, matemáticas, </text:p>
          </table:table-cell>
          <table:table-cell office:value-type="string" calcext:value-type="string">
            <text:p><text:s/>\f534</text:p>
          </table:table-cell>
          <table:table-cell table:formula="of:=CONCATENATE(&quot;Fontawesome.create!(&quot;;[.$B$1];&quot;: '&quot;;TRIM([.$B697]);&quot;', &quot;;[.$C$1];&quot;: '&quot;;TRIM([.$C697]);&quot;', &quot;;[.$D$1];&quot;: '&quot;;TRIM([.$D697]);&quot;', &quot;;[.$E$1];&quot;: '&quot;;TRIM([.$E697]);&quot;')&quot;)" office:value-type="string" office:string-value="Fontawesome.create!(prefijo_nombre_css: 'fas fa-infinity: infinito', icono: 'fas fa-infinity', termino: 'eternidad, para siempre, matemáticas,', codigo_css: '\f534')" calcext:value-type="string">
            <text:p>Fontawesome.create!(prefijo_nombre_css: 'fas fa-infinity: infinito', icono: 'fas fa-infinity', termino: 'eternidad, para siempre, matemáticas,', codigo_css: '\f534')</text:p>
          </table:table-cell>
        </table:table-row>
        <table:table-row table:style-name="ro1">
          <table:table-cell/>
          <table:table-cell office:value-type="string" calcext:value-type="string">
            <text:p>fas fa-info: Información </text:p>
          </table:table-cell>
          <table:table-cell office:value-type="string" calcext:value-type="string">
            <text:p><text:s/>fas fa-info </text:p>
          </table:table-cell>
          <table:table-cell office:value-type="string" calcext:value-type="string">
            <text:p><text:s/>detalles, ayuda, información, más, soporte, </text:p>
          </table:table-cell>
          <table:table-cell office:value-type="string" calcext:value-type="string">
            <text:p><text:s/>\f129</text:p>
          </table:table-cell>
          <table:table-cell table:formula="of:=CONCATENATE(&quot;Fontawesome.create!(&quot;;[.$B$1];&quot;: '&quot;;TRIM([.$B698]);&quot;', &quot;;[.$C$1];&quot;: '&quot;;TRIM([.$C698]);&quot;', &quot;;[.$D$1];&quot;: '&quot;;TRIM([.$D698]);&quot;', &quot;;[.$E$1];&quot;: '&quot;;TRIM([.$E698]);&quot;')&quot;)" office:value-type="string" office:string-value="Fontawesome.create!(prefijo_nombre_css: 'fas fa-info: Información', icono: 'fas fa-info', termino: 'detalles, ayuda, información, más, soporte,', codigo_css: '\f129')" calcext:value-type="string">
            <text:p>Fontawesome.create!(prefijo_nombre_css: 'fas fa-info: Información', icono: 'fas fa-info', termino: 'detalles, ayuda, información, más, soporte,', codigo_css: '\f129')</text:p>
          </table:table-cell>
        </table:table-row>
        <table:table-row table:style-name="ro1">
          <table:table-cell/>
          <table:table-cell office:value-type="string" calcext:value-type="string">
            <text:p>fas fa-info-circle: Información Circle </text:p>
          </table:table-cell>
          <table:table-cell office:value-type="string" calcext:value-type="string">
            <text:p><text:s/>fas fa-info-circle </text:p>
          </table:table-cell>
          <table:table-cell office:value-type="string" calcext:value-type="string">
            <text:p><text:s/>detalles, ayuda, información, más, soporte, </text:p>
          </table:table-cell>
          <table:table-cell office:value-type="string" calcext:value-type="string">
            <text:p><text:s/>\f05a</text:p>
          </table:table-cell>
          <table:table-cell table:formula="of:=CONCATENATE(&quot;Fontawesome.create!(&quot;;[.$B$1];&quot;: '&quot;;TRIM([.$B699]);&quot;', &quot;;[.$C$1];&quot;: '&quot;;TRIM([.$C699]);&quot;', &quot;;[.$D$1];&quot;: '&quot;;TRIM([.$D699]);&quot;', &quot;;[.$E$1];&quot;: '&quot;;TRIM([.$E699]);&quot;')&quot;)" office:value-type="string" office:string-value="Fontawesome.create!(prefijo_nombre_css: 'fas fa-info-circle: Información Circle', icono: 'fas fa-info-circle', termino: 'detalles, ayuda, información, más, soporte,', codigo_css: '\f05a')" calcext:value-type="string">
            <text:p>Fontawesome.create!(prefijo_nombre_css: 'fas fa-info-circle: Información Circle', icono: 'fas fa-info-circle', termino: 'detalles, ayuda, información, más, soporte,', codigo_css: '\f05a')</text:p>
          </table:table-cell>
        </table:table-row>
        <table:table-row table:style-name="ro1">
          <table:table-cell/>
          <table:table-cell office:value-type="string" calcext:value-type="string">
            <text:p>fab fa-instagram: Instagram </text:p>
          </table:table-cell>
          <table:table-cell office:value-type="string" calcext:value-type="string">
            <text:p><text:s/>fab fa-instagr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6d</text:p>
          </table:table-cell>
          <table:table-cell table:formula="of:=CONCATENATE(&quot;Fontawesome.create!(&quot;;[.$B$1];&quot;: '&quot;;TRIM([.$B700]);&quot;', &quot;;[.$C$1];&quot;: '&quot;;TRIM([.$C700]);&quot;', &quot;;[.$D$1];&quot;: '&quot;;TRIM([.$D700]);&quot;', &quot;;[.$E$1];&quot;: '&quot;;TRIM([.$E700]);&quot;')&quot;)" office:value-type="string" office:string-value="Fontawesome.create!(prefijo_nombre_css: 'fab fa-instagram: Instagram', icono: 'fab fa-instagram', termino: '', codigo_css: '\f16d')" calcext:value-type="string">
            <text:p>Fontawesome.create!(prefijo_nombre_css: 'fab fa-instagram: Instagram', icono: 'fab fa-instagram', termino: '', codigo_css: '\f16d')</text:p>
          </table:table-cell>
        </table:table-row>
        <table:table-row table:style-name="ro1">
          <table:table-cell/>
          <table:table-cell office:value-type="string" calcext:value-type="string">
            <text:p>fab fa-instagram-square: Plaza de Instagram </text:p>
          </table:table-cell>
          <table:table-cell office:value-type="string" calcext:value-type="string">
            <text:p><text:s/>fab fa-instagram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955</text:p>
          </table:table-cell>
          <table:table-cell table:formula="of:=CONCATENATE(&quot;Fontawesome.create!(&quot;;[.$B$1];&quot;: '&quot;;TRIM([.$B701]);&quot;', &quot;;[.$C$1];&quot;: '&quot;;TRIM([.$C701]);&quot;', &quot;;[.$D$1];&quot;: '&quot;;TRIM([.$D701]);&quot;', &quot;;[.$E$1];&quot;: '&quot;;TRIM([.$E701]);&quot;')&quot;)" office:value-type="string" office:string-value="Fontawesome.create!(prefijo_nombre_css: 'fab fa-instagram-square: Plaza de Instagram', icono: 'fab fa-instagram-square', termino: '', codigo_css: '\f955')" calcext:value-type="string">
            <text:p>Fontawesome.create!(prefijo_nombre_css: 'fab fa-instagram-square: Plaza de Instagram', icono: 'fab fa-instagram-square', termino: '', codigo_css: '\f955')</text:p>
          </table:table-cell>
        </table:table-row>
        <table:table-row table:style-name="ro1">
          <table:table-cell/>
          <table:table-cell office:value-type="string" calcext:value-type="string">
            <text:p>fab fa-intercom: Intercomunicador </text:p>
          </table:table-cell>
          <table:table-cell office:value-type="string" calcext:value-type="string">
            <text:p><text:s/>fab fa-intercom </text:p>
          </table:table-cell>
          <table:table-cell office:value-type="string" calcext:value-type="string">
            <text:p><text:s/>aplicación, cliente, mensajero, </text:p>
          </table:table-cell>
          <table:table-cell office:value-type="string" calcext:value-type="string">
            <text:p><text:s/>\f7af</text:p>
          </table:table-cell>
          <table:table-cell table:formula="of:=CONCATENATE(&quot;Fontawesome.create!(&quot;;[.$B$1];&quot;: '&quot;;TRIM([.$B702]);&quot;', &quot;;[.$C$1];&quot;: '&quot;;TRIM([.$C702]);&quot;', &quot;;[.$D$1];&quot;: '&quot;;TRIM([.$D702]);&quot;', &quot;;[.$E$1];&quot;: '&quot;;TRIM([.$E702]);&quot;')&quot;)" office:value-type="string" office:string-value="Fontawesome.create!(prefijo_nombre_css: 'fab fa-intercom: Intercomunicador', icono: 'fab fa-intercom', termino: 'aplicación, cliente, mensajero,', codigo_css: '\f7af')" calcext:value-type="string">
            <text:p>Fontawesome.create!(prefijo_nombre_css: 'fab fa-intercom: Intercomunicador', icono: 'fab fa-intercom', termino: 'aplicación, cliente, mensajero,', codigo_css: '\f7af')</text:p>
          </table:table-cell>
        </table:table-row>
        <table:table-row table:style-name="ro1">
          <table:table-cell/>
          <table:table-cell office:value-type="string" calcext:value-type="string">
            <text:p>fab fa-internet-explorer: Explorador de Internet </text:p>
          </table:table-cell>
          <table:table-cell office:value-type="string" calcext:value-type="string">
            <text:p><text:s/>fab fa-internet-explorer </text:p>
          </table:table-cell>
          <table:table-cell office:value-type="string" calcext:value-type="string">
            <text:p><text:s/>navegador, es decir, </text:p>
          </table:table-cell>
          <table:table-cell office:value-type="string" calcext:value-type="string">
            <text:p><text:s/>\f26b</text:p>
          </table:table-cell>
          <table:table-cell table:formula="of:=CONCATENATE(&quot;Fontawesome.create!(&quot;;[.$B$1];&quot;: '&quot;;TRIM([.$B703]);&quot;', &quot;;[.$C$1];&quot;: '&quot;;TRIM([.$C703]);&quot;', &quot;;[.$D$1];&quot;: '&quot;;TRIM([.$D703]);&quot;', &quot;;[.$E$1];&quot;: '&quot;;TRIM([.$E703]);&quot;')&quot;)" office:value-type="string" office:string-value="Fontawesome.create!(prefijo_nombre_css: 'fab fa-internet-explorer: Explorador de Internet', icono: 'fab fa-internet-explorer', termino: 'navegador, es decir,', codigo_css: '\f26b')" calcext:value-type="string">
            <text:p>Fontawesome.create!(prefijo_nombre_css: 'fab fa-internet-explorer: Explorador de Internet', icono: 'fab fa-internet-explorer', termino: 'navegador, es decir,', codigo_css: '\f26b')</text:p>
          </table:table-cell>
        </table:table-row>
        <table:table-row table:style-name="ro1">
          <table:table-cell/>
          <table:table-cell office:value-type="string" calcext:value-type="string">
            <text:p>fab fa-invision: InVision </text:p>
          </table:table-cell>
          <table:table-cell office:value-type="string" calcext:value-type="string">
            <text:p><text:s/>fab fa-invision </text:p>
          </table:table-cell>
          <table:table-cell office:value-type="string" calcext:value-type="string">
            <text:p><text:s/>aplicación, diseño, interfaz, </text:p>
          </table:table-cell>
          <table:table-cell office:value-type="string" calcext:value-type="string">
            <text:p><text:s/>\f7b0</text:p>
          </table:table-cell>
          <table:table-cell table:formula="of:=CONCATENATE(&quot;Fontawesome.create!(&quot;;[.$B$1];&quot;: '&quot;;TRIM([.$B704]);&quot;', &quot;;[.$C$1];&quot;: '&quot;;TRIM([.$C704]);&quot;', &quot;;[.$D$1];&quot;: '&quot;;TRIM([.$D704]);&quot;', &quot;;[.$E$1];&quot;: '&quot;;TRIM([.$E704]);&quot;')&quot;)" office:value-type="string" office:string-value="Fontawesome.create!(prefijo_nombre_css: 'fab fa-invision: InVision', icono: 'fab fa-invision', termino: 'aplicación, diseño, interfaz,', codigo_css: '\f7b0')" calcext:value-type="string">
            <text:p>Fontawesome.create!(prefijo_nombre_css: 'fab fa-invision: InVision', icono: 'fab fa-invision', termino: 'aplicación, diseño, interfaz,', codigo_css: '\f7b0')</text:p>
          </table:table-cell>
        </table:table-row>
        <table:table-row table:style-name="ro1">
          <table:table-cell/>
          <table:table-cell office:value-type="string" calcext:value-type="string">
            <text:p>fab fa-ioxhost: ioxhost </text:p>
          </table:table-cell>
          <table:table-cell office:value-type="string" calcext:value-type="string">
            <text:p><text:s/>fab fa-ioxho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08</text:p>
          </table:table-cell>
          <table:table-cell table:formula="of:=CONCATENATE(&quot;Fontawesome.create!(&quot;;[.$B$1];&quot;: '&quot;;TRIM([.$B705]);&quot;', &quot;;[.$C$1];&quot;: '&quot;;TRIM([.$C705]);&quot;', &quot;;[.$D$1];&quot;: '&quot;;TRIM([.$D705]);&quot;', &quot;;[.$E$1];&quot;: '&quot;;TRIM([.$E705]);&quot;')&quot;)" office:value-type="string" office:string-value="Fontawesome.create!(prefijo_nombre_css: 'fab fa-ioxhost: ioxhost', icono: 'fab fa-ioxhost', termino: '', codigo_css: '\f208')" calcext:value-type="string">
            <text:p>Fontawesome.create!(prefijo_nombre_css: 'fab fa-ioxhost: ioxhost', icono: 'fab fa-ioxhost', termino: '', codigo_css: '\f208')</text:p>
          </table:table-cell>
        </table:table-row>
        <table:table-row table:style-name="ro1">
          <table:table-cell/>
          <table:table-cell office:value-type="string" calcext:value-type="string">
            <text:p>fas fa-italic: itálico </text:p>
          </table:table-cell>
          <table:table-cell office:value-type="string" calcext:value-type="string">
            <text:p><text:s/>fas fa-italic </text:p>
          </table:table-cell>
          <table:table-cell office:value-type="string" calcext:value-type="string">
            <text:p><text:s/>editar, énfasis, fuente, formato, texto, tipo, </text:p>
          </table:table-cell>
          <table:table-cell office:value-type="string" calcext:value-type="string">
            <text:p><text:s/>\f033</text:p>
          </table:table-cell>
          <table:table-cell table:formula="of:=CONCATENATE(&quot;Fontawesome.create!(&quot;;[.$B$1];&quot;: '&quot;;TRIM([.$B706]);&quot;', &quot;;[.$C$1];&quot;: '&quot;;TRIM([.$C706]);&quot;', &quot;;[.$D$1];&quot;: '&quot;;TRIM([.$D706]);&quot;', &quot;;[.$E$1];&quot;: '&quot;;TRIM([.$E706]);&quot;')&quot;)" office:value-type="string" office:string-value="Fontawesome.create!(prefijo_nombre_css: 'fas fa-italic: itálico', icono: 'fas fa-italic', termino: 'editar, énfasis, fuente, formato, texto, tipo,', codigo_css: '\f033')" calcext:value-type="string">
            <text:p>Fontawesome.create!(prefijo_nombre_css: 'fas fa-italic: itálico', icono: 'fas fa-italic', termino: 'editar, énfasis, fuente, formato, texto, tipo,', codigo_css: '\f033')</text:p>
          </table:table-cell>
        </table:table-row>
        <table:table-row table:style-name="ro1">
          <table:table-cell/>
          <table:table-cell office:value-type="string" calcext:value-type="string">
            <text:p>fab fa-itch-io: itch.io </text:p>
          </table:table-cell>
          <table:table-cell office:value-type="string" calcext:value-type="string">
            <text:p><text:s/>fab fa-itch-i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a</text:p>
          </table:table-cell>
          <table:table-cell table:formula="of:=CONCATENATE(&quot;Fontawesome.create!(&quot;;[.$B$1];&quot;: '&quot;;TRIM([.$B707]);&quot;', &quot;;[.$C$1];&quot;: '&quot;;TRIM([.$C707]);&quot;', &quot;;[.$D$1];&quot;: '&quot;;TRIM([.$D707]);&quot;', &quot;;[.$E$1];&quot;: '&quot;;TRIM([.$E707]);&quot;')&quot;)" office:value-type="string" office:string-value="Fontawesome.create!(prefijo_nombre_css: 'fab fa-itch-io: itch.io', icono: 'fab fa-itch-io', termino: '', codigo_css: '\f83a')" calcext:value-type="string">
            <text:p>Fontawesome.create!(prefijo_nombre_css: 'fab fa-itch-io: itch.io', icono: 'fab fa-itch-io', termino: '', codigo_css: '\f83a')</text:p>
          </table:table-cell>
        </table:table-row>
        <table:table-row table:style-name="ro1">
          <table:table-cell/>
          <table:table-cell office:value-type="string" calcext:value-type="string">
            <text:p>fab fa-itunes: iTunes </text:p>
          </table:table-cell>
          <table:table-cell office:value-type="string" calcext:value-type="string">
            <text:p><text:s/>fab fa-itune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4</text:p>
          </table:table-cell>
          <table:table-cell table:formula="of:=CONCATENATE(&quot;Fontawesome.create!(&quot;;[.$B$1];&quot;: '&quot;;TRIM([.$B708]);&quot;', &quot;;[.$C$1];&quot;: '&quot;;TRIM([.$C708]);&quot;', &quot;;[.$D$1];&quot;: '&quot;;TRIM([.$D708]);&quot;', &quot;;[.$E$1];&quot;: '&quot;;TRIM([.$E708]);&quot;')&quot;)" office:value-type="string" office:string-value="Fontawesome.create!(prefijo_nombre_css: 'fab fa-itunes: iTunes', icono: 'fab fa-itunes', termino: '', codigo_css: '\f3b4')" calcext:value-type="string">
            <text:p>Fontawesome.create!(prefijo_nombre_css: 'fab fa-itunes: iTunes', icono: 'fab fa-itunes', termino: '', codigo_css: '\f3b4')</text:p>
          </table:table-cell>
        </table:table-row>
        <table:table-row table:style-name="ro1">
          <table:table-cell/>
          <table:table-cell office:value-type="string" calcext:value-type="string">
            <text:p>fab fa-itunes-note: Nota de iTunes </text:p>
          </table:table-cell>
          <table:table-cell office:value-type="string" calcext:value-type="string">
            <text:p><text:s/>fab fa-itunes-not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5</text:p>
          </table:table-cell>
          <table:table-cell table:formula="of:=CONCATENATE(&quot;Fontawesome.create!(&quot;;[.$B$1];&quot;: '&quot;;TRIM([.$B709]);&quot;', &quot;;[.$C$1];&quot;: '&quot;;TRIM([.$C709]);&quot;', &quot;;[.$D$1];&quot;: '&quot;;TRIM([.$D709]);&quot;', &quot;;[.$E$1];&quot;: '&quot;;TRIM([.$E709]);&quot;')&quot;)" office:value-type="string" office:string-value="Fontawesome.create!(prefijo_nombre_css: 'fab fa-itunes-note: Nota de iTunes', icono: 'fab fa-itunes-note', termino: '', codigo_css: '\f3b5')" calcext:value-type="string">
            <text:p>Fontawesome.create!(prefijo_nombre_css: 'fab fa-itunes-note: Nota de iTunes', icono: 'fab fa-itunes-note', termino: '', codigo_css: '\f3b5')</text:p>
          </table:table-cell>
        </table:table-row>
        <table:table-row table:style-name="ro1">
          <table:table-cell/>
          <table:table-cell office:value-type="string" calcext:value-type="string">
            <text:p>fab fa-java: Java </text:p>
          </table:table-cell>
          <table:table-cell office:value-type="string" calcext:value-type="string">
            <text:p><text:s/>fab fa-jav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e4</text:p>
          </table:table-cell>
          <table:table-cell table:formula="of:=CONCATENATE(&quot;Fontawesome.create!(&quot;;[.$B$1];&quot;: '&quot;;TRIM([.$B710]);&quot;', &quot;;[.$C$1];&quot;: '&quot;;TRIM([.$C710]);&quot;', &quot;;[.$D$1];&quot;: '&quot;;TRIM([.$D710]);&quot;', &quot;;[.$E$1];&quot;: '&quot;;TRIM([.$E710]);&quot;')&quot;)" office:value-type="string" office:string-value="Fontawesome.create!(prefijo_nombre_css: 'fab fa-java: Java', icono: 'fab fa-java', termino: '', codigo_css: '\f4e4')" calcext:value-type="string">
            <text:p>Fontawesome.create!(prefijo_nombre_css: 'fab fa-java: Java', icono: 'fab fa-java', termino: '', codigo_css: '\f4e4')</text:p>
          </table:table-cell>
        </table:table-row>
        <table:table-row table:style-name="ro1">
          <table:table-cell/>
          <table:table-cell office:value-type="string" calcext:value-type="string">
            <text:p>fas fa-jedi: Jedi </text:p>
          </table:table-cell>
          <table:table-cell office:value-type="string" calcext:value-type="string">
            <text:p><text:s/>fas fa-jedi </text:p>
          </table:table-cell>
          <table:table-cell office:value-type="string" calcext:value-type="string">
            <text:p><text:s/>cresta, fuerza, sith, skywalker, guerra de las galaxias, yoda, </text:p>
          </table:table-cell>
          <table:table-cell office:value-type="string" calcext:value-type="string">
            <text:p><text:s/>\f669</text:p>
          </table:table-cell>
          <table:table-cell table:formula="of:=CONCATENATE(&quot;Fontawesome.create!(&quot;;[.$B$1];&quot;: '&quot;;TRIM([.$B711]);&quot;', &quot;;[.$C$1];&quot;: '&quot;;TRIM([.$C711]);&quot;', &quot;;[.$D$1];&quot;: '&quot;;TRIM([.$D711]);&quot;', &quot;;[.$E$1];&quot;: '&quot;;TRIM([.$E711]);&quot;')&quot;)" office:value-type="string" office:string-value="Fontawesome.create!(prefijo_nombre_css: 'fas fa-jedi: Jedi', icono: 'fas fa-jedi', termino: 'cresta, fuerza, sith, skywalker, guerra de las galaxias, yoda,', codigo_css: '\f669')" calcext:value-type="string">
            <text:p>Fontawesome.create!(prefijo_nombre_css: 'fas fa-jedi: Jedi', icono: 'fas fa-jedi', termino: 'cresta, fuerza, sith, skywalker, guerra de las galaxias, yoda,', codigo_css: '\f669')</text:p>
          </table:table-cell>
        </table:table-row>
        <table:table-row table:style-name="ro1">
          <table:table-cell/>
          <table:table-cell office:value-type="string" calcext:value-type="string">
            <text:p>fab fa-jedi-order: Orden Jedi </text:p>
          </table:table-cell>
          <table:table-cell office:value-type="string" calcext:value-type="string">
            <text:p><text:s/>fab fa-jedi-order </text:p>
          </table:table-cell>
          <table:table-cell office:value-type="string" calcext:value-type="string">
            <text:p><text:s/>guerra de las Galaxias, </text:p>
          </table:table-cell>
          <table:table-cell office:value-type="string" calcext:value-type="string">
            <text:p><text:s/>\f50e</text:p>
          </table:table-cell>
          <table:table-cell table:formula="of:=CONCATENATE(&quot;Fontawesome.create!(&quot;;[.$B$1];&quot;: '&quot;;TRIM([.$B712]);&quot;', &quot;;[.$C$1];&quot;: '&quot;;TRIM([.$C712]);&quot;', &quot;;[.$D$1];&quot;: '&quot;;TRIM([.$D712]);&quot;', &quot;;[.$E$1];&quot;: '&quot;;TRIM([.$E712]);&quot;')&quot;)" office:value-type="string" office:string-value="Fontawesome.create!(prefijo_nombre_css: 'fab fa-jedi-order: Orden Jedi', icono: 'fab fa-jedi-order', termino: 'guerra de las Galaxias,', codigo_css: '\f50e')" calcext:value-type="string">
            <text:p>Fontawesome.create!(prefijo_nombre_css: 'fab fa-jedi-order: Orden Jedi', icono: 'fab fa-jedi-order', termino: 'guerra de las Galaxias,', codigo_css: '\f50e')</text:p>
          </table:table-cell>
        </table:table-row>
        <table:table-row table:style-name="ro1">
          <table:table-cell/>
          <table:table-cell office:value-type="string" calcext:value-type="string">
            <text:p>fab fa-jenkins: Jenkis </text:p>
          </table:table-cell>
          <table:table-cell office:value-type="string" calcext:value-type="string">
            <text:p><text:s/>fab fa-jenkin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6</text:p>
          </table:table-cell>
          <table:table-cell table:formula="of:=CONCATENATE(&quot;Fontawesome.create!(&quot;;[.$B$1];&quot;: '&quot;;TRIM([.$B713]);&quot;', &quot;;[.$C$1];&quot;: '&quot;;TRIM([.$C713]);&quot;', &quot;;[.$D$1];&quot;: '&quot;;TRIM([.$D713]);&quot;', &quot;;[.$E$1];&quot;: '&quot;;TRIM([.$E713]);&quot;')&quot;)" office:value-type="string" office:string-value="Fontawesome.create!(prefijo_nombre_css: 'fab fa-jenkins: Jenkis', icono: 'fab fa-jenkins', termino: '', codigo_css: '\f3b6')" calcext:value-type="string">
            <text:p>Fontawesome.create!(prefijo_nombre_css: 'fab fa-jenkins: Jenkis', icono: 'fab fa-jenkins', termino: '', codigo_css: '\f3b6')</text:p>
          </table:table-cell>
        </table:table-row>
        <table:table-row table:style-name="ro1">
          <table:table-cell/>
          <table:table-cell office:value-type="string" calcext:value-type="string">
            <text:p>fab fa-jira: Jira </text:p>
          </table:table-cell>
          <table:table-cell office:value-type="string" calcext:value-type="string">
            <text:p><text:s/>fab fa-jira </text:p>
          </table:table-cell>
          <table:table-cell office:value-type="string" calcext:value-type="string">
            <text:p><text:s/>atlassian, </text:p>
          </table:table-cell>
          <table:table-cell office:value-type="string" calcext:value-type="string">
            <text:p><text:s/>\f7b1</text:p>
          </table:table-cell>
          <table:table-cell table:formula="of:=CONCATENATE(&quot;Fontawesome.create!(&quot;;[.$B$1];&quot;: '&quot;;TRIM([.$B714]);&quot;', &quot;;[.$C$1];&quot;: '&quot;;TRIM([.$C714]);&quot;', &quot;;[.$D$1];&quot;: '&quot;;TRIM([.$D714]);&quot;', &quot;;[.$E$1];&quot;: '&quot;;TRIM([.$E714]);&quot;')&quot;)" office:value-type="string" office:string-value="Fontawesome.create!(prefijo_nombre_css: 'fab fa-jira: Jira', icono: 'fab fa-jira', termino: 'atlassian,', codigo_css: '\f7b1')" calcext:value-type="string">
            <text:p>Fontawesome.create!(prefijo_nombre_css: 'fab fa-jira: Jira', icono: 'fab fa-jira', termino: 'atlassian,', codigo_css: '\f7b1')</text:p>
          </table:table-cell>
        </table:table-row>
        <table:table-row table:style-name="ro1">
          <table:table-cell/>
          <table:table-cell office:value-type="string" calcext:value-type="string">
            <text:p>fab fa-joget: Joget </text:p>
          </table:table-cell>
          <table:table-cell office:value-type="string" calcext:value-type="string">
            <text:p><text:s/>fab fa-joge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7</text:p>
          </table:table-cell>
          <table:table-cell table:formula="of:=CONCATENATE(&quot;Fontawesome.create!(&quot;;[.$B$1];&quot;: '&quot;;TRIM([.$B715]);&quot;', &quot;;[.$C$1];&quot;: '&quot;;TRIM([.$C715]);&quot;', &quot;;[.$D$1];&quot;: '&quot;;TRIM([.$D715]);&quot;', &quot;;[.$E$1];&quot;: '&quot;;TRIM([.$E715]);&quot;')&quot;)" office:value-type="string" office:string-value="Fontawesome.create!(prefijo_nombre_css: 'fab fa-joget: Joget', icono: 'fab fa-joget', termino: '', codigo_css: '\f3b7')" calcext:value-type="string">
            <text:p>Fontawesome.create!(prefijo_nombre_css: 'fab fa-joget: Joget', icono: 'fab fa-joget', termino: '', codigo_css: '\f3b7')</text:p>
          </table:table-cell>
        </table:table-row>
        <table:table-row table:style-name="ro1">
          <table:table-cell/>
          <table:table-cell office:value-type="string" calcext:value-type="string">
            <text:p>fas fa-joint: Articulación </text:p>
          </table:table-cell>
          <table:table-cell office:value-type="string" calcext:value-type="string">
            <text:p><text:s/>fas fa-joint </text:p>
          </table:table-cell>
          <table:table-cell office:value-type="string" calcext:value-type="string">
            <text:p><text:s/>romo, canabis, doobie, drogas, fumar, marihuana, cucaracha, fumar, porro, </text:p>
          </table:table-cell>
          <table:table-cell office:value-type="string" calcext:value-type="string">
            <text:p><text:s/>\f595</text:p>
          </table:table-cell>
          <table:table-cell table:formula="of:=CONCATENATE(&quot;Fontawesome.create!(&quot;;[.$B$1];&quot;: '&quot;;TRIM([.$B716]);&quot;', &quot;;[.$C$1];&quot;: '&quot;;TRIM([.$C716]);&quot;', &quot;;[.$D$1];&quot;: '&quot;;TRIM([.$D716]);&quot;', &quot;;[.$E$1];&quot;: '&quot;;TRIM([.$E716]);&quot;')&quot;)" office:value-type="string" office:string-value="Fontawesome.create!(prefijo_nombre_css: 'fas fa-joint: Articulación', icono: 'fas fa-joint', termino: 'romo, canabis, doobie, drogas, fumar, marihuana, cucaracha, fumar, porro,', codigo_css: '\f595')" calcext:value-type="string">
            <text:p>Fontawesome.create!(prefijo_nombre_css: 'fas fa-joint: Articulación', icono: 'fas fa-joint', termino: 'romo, canabis, doobie, drogas, fumar, marihuana, cucaracha, fumar, porro,', codigo_css: '\f595')</text:p>
          </table:table-cell>
        </table:table-row>
        <table:table-row table:style-name="ro1">
          <table:table-cell/>
          <table:table-cell office:value-type="string" calcext:value-type="string">
            <text:p>fab fa-joomla: Logotipo de Joomla </text:p>
          </table:table-cell>
          <table:table-cell office:value-type="string" calcext:value-type="string">
            <text:p><text:s/>fab fa-jooml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a</text:p>
          </table:table-cell>
          <table:table-cell table:formula="of:=CONCATENATE(&quot;Fontawesome.create!(&quot;;[.$B$1];&quot;: '&quot;;TRIM([.$B717]);&quot;', &quot;;[.$C$1];&quot;: '&quot;;TRIM([.$C717]);&quot;', &quot;;[.$D$1];&quot;: '&quot;;TRIM([.$D717]);&quot;', &quot;;[.$E$1];&quot;: '&quot;;TRIM([.$E717]);&quot;')&quot;)" office:value-type="string" office:string-value="Fontawesome.create!(prefijo_nombre_css: 'fab fa-joomla: Logotipo de Joomla', icono: 'fab fa-joomla', termino: '', codigo_css: '\f1aa')" calcext:value-type="string">
            <text:p>Fontawesome.create!(prefijo_nombre_css: 'fab fa-joomla: Logotipo de Joomla', icono: 'fab fa-joomla', termino: '', codigo_css: '\f1aa')</text:p>
          </table:table-cell>
        </table:table-row>
        <table:table-row table:style-name="ro1">
          <table:table-cell/>
          <table:table-cell office:value-type="string" calcext:value-type="string">
            <text:p>fas fa-journal-whills: Diario de los Whills </text:p>
          </table:table-cell>
          <table:table-cell office:value-type="string" calcext:value-type="string">
            <text:p><text:s/>fas fa-journal-whills </text:p>
          </table:table-cell>
          <table:table-cell office:value-type="string" calcext:value-type="string">
            <text:p><text:s/>book, force, jedi, sith, guerra de las Galaxias, yoda, </text:p>
          </table:table-cell>
          <table:table-cell office:value-type="string" calcext:value-type="string">
            <text:p><text:s/>\f66a</text:p>
          </table:table-cell>
          <table:table-cell table:formula="of:=CONCATENATE(&quot;Fontawesome.create!(&quot;;[.$B$1];&quot;: '&quot;;TRIM([.$B718]);&quot;', &quot;;[.$C$1];&quot;: '&quot;;TRIM([.$C718]);&quot;', &quot;;[.$D$1];&quot;: '&quot;;TRIM([.$D718]);&quot;', &quot;;[.$E$1];&quot;: '&quot;;TRIM([.$E718]);&quot;')&quot;)" office:value-type="string" office:string-value="Fontawesome.create!(prefijo_nombre_css: 'fas fa-journal-whills: Diario de los Whills', icono: 'fas fa-journal-whills', termino: 'book, force, jedi, sith, guerra de las Galaxias, yoda,', codigo_css: '\f66a')" calcext:value-type="string">
            <text:p>Fontawesome.create!(prefijo_nombre_css: 'fas fa-journal-whills: Diario de los Whills', icono: 'fas fa-journal-whills', termino: 'book, force, jedi, sith, guerra de las Galaxias, yoda,', codigo_css: '\f66a')</text:p>
          </table:table-cell>
        </table:table-row>
        <table:table-row table:style-name="ro1">
          <table:table-cell/>
          <table:table-cell office:value-type="string" calcext:value-type="string">
            <text:p>fab fa-js: JavaScript (JS) </text:p>
          </table:table-cell>
          <table:table-cell office:value-type="string" calcext:value-type="string">
            <text:p><text:s/>fab fa-j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8</text:p>
          </table:table-cell>
          <table:table-cell table:formula="of:=CONCATENATE(&quot;Fontawesome.create!(&quot;;[.$B$1];&quot;: '&quot;;TRIM([.$B719]);&quot;', &quot;;[.$C$1];&quot;: '&quot;;TRIM([.$C719]);&quot;', &quot;;[.$D$1];&quot;: '&quot;;TRIM([.$D719]);&quot;', &quot;;[.$E$1];&quot;: '&quot;;TRIM([.$E719]);&quot;')&quot;)" office:value-type="string" office:string-value="Fontawesome.create!(prefijo_nombre_css: 'fab fa-js: JavaScript (JS)', icono: 'fab fa-js', termino: '', codigo_css: '\f3b8')" calcext:value-type="string">
            <text:p>Fontawesome.create!(prefijo_nombre_css: 'fab fa-js: JavaScript (JS)', icono: 'fab fa-js', termino: '', codigo_css: '\f3b8')</text:p>
          </table:table-cell>
        </table:table-row>
        <table:table-row table:style-name="ro1">
          <table:table-cell/>
          <table:table-cell office:value-type="string" calcext:value-type="string">
            <text:p>fab fa-js-square: Cuadrado de JavaScript (JS) </text:p>
          </table:table-cell>
          <table:table-cell office:value-type="string" calcext:value-type="string">
            <text:p><text:s/>fab fa-js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9</text:p>
          </table:table-cell>
          <table:table-cell table:formula="of:=CONCATENATE(&quot;Fontawesome.create!(&quot;;[.$B$1];&quot;: '&quot;;TRIM([.$B720]);&quot;', &quot;;[.$C$1];&quot;: '&quot;;TRIM([.$C720]);&quot;', &quot;;[.$D$1];&quot;: '&quot;;TRIM([.$D720]);&quot;', &quot;;[.$E$1];&quot;: '&quot;;TRIM([.$E720]);&quot;')&quot;)" office:value-type="string" office:string-value="Fontawesome.create!(prefijo_nombre_css: 'fab fa-js-square: Cuadrado de JavaScript (JS)', icono: 'fab fa-js-square', termino: '', codigo_css: '\f3b9')" calcext:value-type="string">
            <text:p>Fontawesome.create!(prefijo_nombre_css: 'fab fa-js-square: Cuadrado de JavaScript (JS)', icono: 'fab fa-js-square', termino: '', codigo_css: '\f3b9')</text:p>
          </table:table-cell>
        </table:table-row>
        <table:table-row table:style-name="ro1">
          <table:table-cell/>
          <table:table-cell office:value-type="string" calcext:value-type="string">
            <text:p>fab fa-jsfiddle: jsFiddle </text:p>
          </table:table-cell>
          <table:table-cell office:value-type="string" calcext:value-type="string">
            <text:p><text:s/>fab fa-jsfidd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cc</text:p>
          </table:table-cell>
          <table:table-cell table:formula="of:=CONCATENATE(&quot;Fontawesome.create!(&quot;;[.$B$1];&quot;: '&quot;;TRIM([.$B721]);&quot;', &quot;;[.$C$1];&quot;: '&quot;;TRIM([.$C721]);&quot;', &quot;;[.$D$1];&quot;: '&quot;;TRIM([.$D721]);&quot;', &quot;;[.$E$1];&quot;: '&quot;;TRIM([.$E721]);&quot;')&quot;)" office:value-type="string" office:string-value="Fontawesome.create!(prefijo_nombre_css: 'fab fa-jsfiddle: jsFiddle', icono: 'fab fa-jsfiddle', termino: '', codigo_css: '\f1cc')" calcext:value-type="string">
            <text:p>Fontawesome.create!(prefijo_nombre_css: 'fab fa-jsfiddle: jsFiddle', icono: 'fab fa-jsfiddle', termino: '', codigo_css: '\f1cc')</text:p>
          </table:table-cell>
        </table:table-row>
        <table:table-row table:style-name="ro1">
          <table:table-cell/>
          <table:table-cell office:value-type="string" calcext:value-type="string">
            <text:p>fas fa-kaaba: Kaaba </text:p>
          </table:table-cell>
          <table:table-cell office:value-type="string" calcext:value-type="string">
            <text:p><text:s/>fas fa-kaaba </text:p>
          </table:table-cell>
          <table:table-cell office:value-type="string" calcext:value-type="string">
            <text:p><text:s/>edificio, cubo, islam, musulmán, </text:p>
          </table:table-cell>
          <table:table-cell office:value-type="string" calcext:value-type="string">
            <text:p><text:s/>\f66b</text:p>
          </table:table-cell>
          <table:table-cell table:formula="of:=CONCATENATE(&quot;Fontawesome.create!(&quot;;[.$B$1];&quot;: '&quot;;TRIM([.$B722]);&quot;', &quot;;[.$C$1];&quot;: '&quot;;TRIM([.$C722]);&quot;', &quot;;[.$D$1];&quot;: '&quot;;TRIM([.$D722]);&quot;', &quot;;[.$E$1];&quot;: '&quot;;TRIM([.$E722]);&quot;')&quot;)" office:value-type="string" office:string-value="Fontawesome.create!(prefijo_nombre_css: 'fas fa-kaaba: Kaaba', icono: 'fas fa-kaaba', termino: 'edificio, cubo, islam, musulmán,', codigo_css: '\f66b')" calcext:value-type="string">
            <text:p>Fontawesome.create!(prefijo_nombre_css: 'fas fa-kaaba: Kaaba', icono: 'fas fa-kaaba', termino: 'edificio, cubo, islam, musulmán,', codigo_css: '\f66b')</text:p>
          </table:table-cell>
        </table:table-row>
        <table:table-row table:style-name="ro1">
          <table:table-cell/>
          <table:table-cell office:value-type="string" calcext:value-type="string">
            <text:p>fab fa-kaggle: Kaggle </text:p>
          </table:table-cell>
          <table:table-cell office:value-type="string" calcext:value-type="string">
            <text:p><text:s/>fab fa-kagg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fa</text:p>
          </table:table-cell>
          <table:table-cell table:formula="of:=CONCATENATE(&quot;Fontawesome.create!(&quot;;[.$B$1];&quot;: '&quot;;TRIM([.$B723]);&quot;', &quot;;[.$C$1];&quot;: '&quot;;TRIM([.$C723]);&quot;', &quot;;[.$D$1];&quot;: '&quot;;TRIM([.$D723]);&quot;', &quot;;[.$E$1];&quot;: '&quot;;TRIM([.$E723]);&quot;')&quot;)" office:value-type="string" office:string-value="Fontawesome.create!(prefijo_nombre_css: 'fab fa-kaggle: Kaggle', icono: 'fab fa-kaggle', termino: '', codigo_css: '\f5fa')" calcext:value-type="string">
            <text:p>Fontawesome.create!(prefijo_nombre_css: 'fab fa-kaggle: Kaggle', icono: 'fab fa-kaggle', termino: '', codigo_css: '\f5fa')</text:p>
          </table:table-cell>
        </table:table-row>
        <table:table-row table:style-name="ro1">
          <table:table-cell/>
          <table:table-cell office:value-type="string" calcext:value-type="string">
            <text:p>fas fa-key: llave </text:p>
          </table:table-cell>
          <table:table-cell office:value-type="string" calcext:value-type="string">
            <text:p><text:s/>fas fa-key </text:p>
          </table:table-cell>
          <table:table-cell office:value-type="string" calcext:value-type="string">
            <text:p><text:s/>bloqueo, contraseña, privado, secreto, desbloqueo, </text:p>
          </table:table-cell>
          <table:table-cell office:value-type="string" calcext:value-type="string">
            <text:p><text:s/>\f084</text:p>
          </table:table-cell>
          <table:table-cell table:formula="of:=CONCATENATE(&quot;Fontawesome.create!(&quot;;[.$B$1];&quot;: '&quot;;TRIM([.$B724]);&quot;', &quot;;[.$C$1];&quot;: '&quot;;TRIM([.$C724]);&quot;', &quot;;[.$D$1];&quot;: '&quot;;TRIM([.$D724]);&quot;', &quot;;[.$E$1];&quot;: '&quot;;TRIM([.$E724]);&quot;')&quot;)" office:value-type="string" office:string-value="Fontawesome.create!(prefijo_nombre_css: 'fas fa-key: llave', icono: 'fas fa-key', termino: 'bloqueo, contraseña, privado, secreto, desbloqueo,', codigo_css: '\f084')" calcext:value-type="string">
            <text:p>Fontawesome.create!(prefijo_nombre_css: 'fas fa-key: llave', icono: 'fas fa-key', termino: 'bloqueo, contraseña, privado, secreto, desbloqueo,', codigo_css: '\f084')</text:p>
          </table:table-cell>
        </table:table-row>
        <table:table-row table:style-name="ro1">
          <table:table-cell/>
          <table:table-cell office:value-type="string" calcext:value-type="string">
            <text:p>fab fa-keybase: Base de claves </text:p>
          </table:table-cell>
          <table:table-cell office:value-type="string" calcext:value-type="string">
            <text:p><text:s/>fab fa-keybas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5</text:p>
          </table:table-cell>
          <table:table-cell table:formula="of:=CONCATENATE(&quot;Fontawesome.create!(&quot;;[.$B$1];&quot;: '&quot;;TRIM([.$B725]);&quot;', &quot;;[.$C$1];&quot;: '&quot;;TRIM([.$C725]);&quot;', &quot;;[.$D$1];&quot;: '&quot;;TRIM([.$D725]);&quot;', &quot;;[.$E$1];&quot;: '&quot;;TRIM([.$E725]);&quot;')&quot;)" office:value-type="string" office:string-value="Fontawesome.create!(prefijo_nombre_css: 'fab fa-keybase: Base de claves', icono: 'fab fa-keybase', termino: '', codigo_css: '\f4f5')" calcext:value-type="string">
            <text:p>Fontawesome.create!(prefijo_nombre_css: 'fab fa-keybase: Base de claves', icono: 'fab fa-keybase', termino: '', codigo_css: '\f4f5')</text:p>
          </table:table-cell>
        </table:table-row>
        <table:table-row table:style-name="ro1">
          <table:table-cell/>
          <table:table-cell office:value-type="string" calcext:value-type="string">
            <text:p>fas fa-keyboard: Teclado </text:p>
          </table:table-cell>
          <table:table-cell office:value-type="string" calcext:value-type="string">
            <text:p><text:s/>fas fa-keyboard </text:p>
          </table:table-cell>
          <table:table-cell office:value-type="string" calcext:value-type="string">
            <text:p><text:s/>accesorio, editar, entrada, texto, mecanografiar, escribir, </text:p>
          </table:table-cell>
          <table:table-cell office:value-type="string" calcext:value-type="string">
            <text:p><text:s/>\f11c</text:p>
          </table:table-cell>
          <table:table-cell table:formula="of:=CONCATENATE(&quot;Fontawesome.create!(&quot;;[.$B$1];&quot;: '&quot;;TRIM([.$B726]);&quot;', &quot;;[.$C$1];&quot;: '&quot;;TRIM([.$C726]);&quot;', &quot;;[.$D$1];&quot;: '&quot;;TRIM([.$D726]);&quot;', &quot;;[.$E$1];&quot;: '&quot;;TRIM([.$E726]);&quot;')&quot;)" office:value-type="string" office:string-value="Fontawesome.create!(prefijo_nombre_css: 'fas fa-keyboard: Teclado', icono: 'fas fa-keyboard', termino: 'accesorio, editar, entrada, texto, mecanografiar, escribir,', codigo_css: '\f11c')" calcext:value-type="string">
            <text:p>Fontawesome.create!(prefijo_nombre_css: 'fas fa-keyboard: Teclado', icono: 'fas fa-keyboard', termino: 'accesorio, editar, entrada, texto, mecanografiar, escribir,', codigo_css: '\f11c')</text:p>
          </table:table-cell>
        </table:table-row>
        <table:table-row table:style-name="ro1">
          <table:table-cell/>
          <table:table-cell office:value-type="string" calcext:value-type="string">
            <text:p>fab fa-keycdn: KeyCDN </text:p>
          </table:table-cell>
          <table:table-cell office:value-type="string" calcext:value-type="string">
            <text:p><text:s/>fab fa-keycd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a</text:p>
          </table:table-cell>
          <table:table-cell table:formula="of:=CONCATENATE(&quot;Fontawesome.create!(&quot;;[.$B$1];&quot;: '&quot;;TRIM([.$B727]);&quot;', &quot;;[.$C$1];&quot;: '&quot;;TRIM([.$C727]);&quot;', &quot;;[.$D$1];&quot;: '&quot;;TRIM([.$D727]);&quot;', &quot;;[.$E$1];&quot;: '&quot;;TRIM([.$E727]);&quot;')&quot;)" office:value-type="string" office:string-value="Fontawesome.create!(prefijo_nombre_css: 'fab fa-keycdn: KeyCDN', icono: 'fab fa-keycdn', termino: '', codigo_css: '\f3ba')" calcext:value-type="string">
            <text:p>Fontawesome.create!(prefijo_nombre_css: 'fab fa-keycdn: KeyCDN', icono: 'fab fa-keycdn', termino: '', codigo_css: '\f3ba')</text:p>
          </table:table-cell>
        </table:table-row>
        <table:table-row table:style-name="ro1">
          <table:table-cell/>
          <table:table-cell office:value-type="string" calcext:value-type="string">
            <text:p>fas fa-khanda: Khanda </text:p>
          </table:table-cell>
          <table:table-cell office:value-type="string" calcext:value-type="string">
            <text:p><text:s/>fas fa-khanda </text:p>
          </table:table-cell>
          <table:table-cell office:value-type="string" calcext:value-type="string">
            <text:p><text:s/>chakkar, sij, sijismo, espada, </text:p>
          </table:table-cell>
          <table:table-cell office:value-type="string" calcext:value-type="string">
            <text:p><text:s/>\f66d</text:p>
          </table:table-cell>
          <table:table-cell table:formula="of:=CONCATENATE(&quot;Fontawesome.create!(&quot;;[.$B$1];&quot;: '&quot;;TRIM([.$B728]);&quot;', &quot;;[.$C$1];&quot;: '&quot;;TRIM([.$C728]);&quot;', &quot;;[.$D$1];&quot;: '&quot;;TRIM([.$D728]);&quot;', &quot;;[.$E$1];&quot;: '&quot;;TRIM([.$E728]);&quot;')&quot;)" office:value-type="string" office:string-value="Fontawesome.create!(prefijo_nombre_css: 'fas fa-khanda: Khanda', icono: 'fas fa-khanda', termino: 'chakkar, sij, sijismo, espada,', codigo_css: '\f66d')" calcext:value-type="string">
            <text:p>Fontawesome.create!(prefijo_nombre_css: 'fas fa-khanda: Khanda', icono: 'fas fa-khanda', termino: 'chakkar, sij, sijismo, espada,', codigo_css: '\f66d')</text:p>
          </table:table-cell>
        </table:table-row>
        <table:table-row table:style-name="ro1">
          <table:table-cell/>
          <table:table-cell office:value-type="string" calcext:value-type="string">
            <text:p>fab fa-kickstarter: Pedal de arranque </text:p>
          </table:table-cell>
          <table:table-cell office:value-type="string" calcext:value-type="string">
            <text:p><text:s/>fab fa-kickstart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b</text:p>
          </table:table-cell>
          <table:table-cell table:formula="of:=CONCATENATE(&quot;Fontawesome.create!(&quot;;[.$B$1];&quot;: '&quot;;TRIM([.$B729]);&quot;', &quot;;[.$C$1];&quot;: '&quot;;TRIM([.$C729]);&quot;', &quot;;[.$D$1];&quot;: '&quot;;TRIM([.$D729]);&quot;', &quot;;[.$E$1];&quot;: '&quot;;TRIM([.$E729]);&quot;')&quot;)" office:value-type="string" office:string-value="Fontawesome.create!(prefijo_nombre_css: 'fab fa-kickstarter: Pedal de arranque', icono: 'fab fa-kickstarter', termino: '', codigo_css: '\f3bb')" calcext:value-type="string">
            <text:p>Fontawesome.create!(prefijo_nombre_css: 'fab fa-kickstarter: Pedal de arranque', icono: 'fab fa-kickstarter', termino: '', codigo_css: '\f3bb')</text:p>
          </table:table-cell>
        </table:table-row>
        <table:table-row table:style-name="ro1">
          <table:table-cell/>
          <table:table-cell office:value-type="string" calcext:value-type="string">
            <text:p>fab fa-kickstarter-k: Pedal de arranque K </text:p>
          </table:table-cell>
          <table:table-cell office:value-type="string" calcext:value-type="string">
            <text:p><text:s/>fab fa-kickstarter-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c</text:p>
          </table:table-cell>
          <table:table-cell table:formula="of:=CONCATENATE(&quot;Fontawesome.create!(&quot;;[.$B$1];&quot;: '&quot;;TRIM([.$B730]);&quot;', &quot;;[.$C$1];&quot;: '&quot;;TRIM([.$C730]);&quot;', &quot;;[.$D$1];&quot;: '&quot;;TRIM([.$D730]);&quot;', &quot;;[.$E$1];&quot;: '&quot;;TRIM([.$E730]);&quot;')&quot;)" office:value-type="string" office:string-value="Fontawesome.create!(prefijo_nombre_css: 'fab fa-kickstarter-k: Pedal de arranque K', icono: 'fab fa-kickstarter-k', termino: '', codigo_css: '\f3bc')" calcext:value-type="string">
            <text:p>Fontawesome.create!(prefijo_nombre_css: 'fab fa-kickstarter-k: Pedal de arranque K', icono: 'fab fa-kickstarter-k', termino: '', codigo_css: '\f3bc')</text:p>
          </table:table-cell>
        </table:table-row>
        <table:table-row table:style-name="ro1">
          <table:table-cell/>
          <table:table-cell office:value-type="string" calcext:value-type="string">
            <text:p>fas fa-kiss: Besar la cara </text:p>
          </table:table-cell>
          <table:table-cell office:value-type="string" calcext:value-type="string">
            <text:p><text:s/>fas fa-kiss </text:p>
          </table:table-cell>
          <table:table-cell office:value-type="string" calcext:value-type="string">
            <text:p><text:s/>beso, emoticon, cara, amor, beso, </text:p>
          </table:table-cell>
          <table:table-cell office:value-type="string" calcext:value-type="string">
            <text:p><text:s/>\f596</text:p>
          </table:table-cell>
          <table:table-cell table:formula="of:=CONCATENATE(&quot;Fontawesome.create!(&quot;;[.$B$1];&quot;: '&quot;;TRIM([.$B731]);&quot;', &quot;;[.$C$1];&quot;: '&quot;;TRIM([.$C731]);&quot;', &quot;;[.$D$1];&quot;: '&quot;;TRIM([.$D731]);&quot;', &quot;;[.$E$1];&quot;: '&quot;;TRIM([.$E731]);&quot;')&quot;)" office:value-type="string" office:string-value="Fontawesome.create!(prefijo_nombre_css: 'fas fa-kiss: Besar la cara', icono: 'fas fa-kiss', termino: 'beso, emoticon, cara, amor, beso,', codigo_css: '\f596')" calcext:value-type="string">
            <text:p>Fontawesome.create!(prefijo_nombre_css: 'fas fa-kiss: Besar la cara', icono: 'fas fa-kiss', termino: 'beso, emoticon, cara, amor, beso,', codigo_css: '\f596')</text:p>
          </table:table-cell>
        </table:table-row>
        <table:table-row table:style-name="ro1">
          <table:table-cell/>
          <table:table-cell office:value-type="string" calcext:value-type="string">
            <text:p>fas fa-kiss-beam: Besar la cara With Smiling Eyes </text:p>
          </table:table-cell>
          <table:table-cell office:value-type="string" calcext:value-type="string">
            <text:p><text:s/>fas fa-kiss-beam </text:p>
          </table:table-cell>
          <table:table-cell office:value-type="string" calcext:value-type="string">
            <text:p><text:s/>beso, emoticon, cara, amor, beso, </text:p>
          </table:table-cell>
          <table:table-cell office:value-type="string" calcext:value-type="string">
            <text:p><text:s/>\f597</text:p>
          </table:table-cell>
          <table:table-cell table:formula="of:=CONCATENATE(&quot;Fontawesome.create!(&quot;;[.$B$1];&quot;: '&quot;;TRIM([.$B732]);&quot;', &quot;;[.$C$1];&quot;: '&quot;;TRIM([.$C732]);&quot;', &quot;;[.$D$1];&quot;: '&quot;;TRIM([.$D732]);&quot;', &quot;;[.$E$1];&quot;: '&quot;;TRIM([.$E732]);&quot;')&quot;)" office:value-type="string" office:string-value="Fontawesome.create!(prefijo_nombre_css: 'fas fa-kiss-beam: Besar la cara With Smiling Eyes', icono: 'fas fa-kiss-beam', termino: 'beso, emoticon, cara, amor, beso,', codigo_css: '\f597')" calcext:value-type="string">
            <text:p>Fontawesome.create!(prefijo_nombre_css: 'fas fa-kiss-beam: Besar la cara With Smiling Eyes', icono: 'fas fa-kiss-beam', termino: 'beso, emoticon, cara, amor, beso,', codigo_css: '\f597')</text:p>
          </table:table-cell>
        </table:table-row>
        <table:table-row table:style-name="ro1">
          <table:table-cell/>
          <table:table-cell office:value-type="string" calcext:value-type="string">
            <text:p>fas fa-kiss-wink-heart: Cara que sopla un beso </text:p>
          </table:table-cell>
          <table:table-cell office:value-type="string" calcext:value-type="string">
            <text:p><text:s/>fas fa-kiss-wink-heart </text:p>
          </table:table-cell>
          <table:table-cell office:value-type="string" calcext:value-type="string">
            <text:p><text:s/>beso, emoticon, cara, amor, beso, </text:p>
          </table:table-cell>
          <table:table-cell office:value-type="string" calcext:value-type="string">
            <text:p><text:s/>\f598</text:p>
          </table:table-cell>
          <table:table-cell table:formula="of:=CONCATENATE(&quot;Fontawesome.create!(&quot;;[.$B$1];&quot;: '&quot;;TRIM([.$B733]);&quot;', &quot;;[.$C$1];&quot;: '&quot;;TRIM([.$C733]);&quot;', &quot;;[.$D$1];&quot;: '&quot;;TRIM([.$D733]);&quot;', &quot;;[.$E$1];&quot;: '&quot;;TRIM([.$E733]);&quot;')&quot;)" office:value-type="string" office:string-value="Fontawesome.create!(prefijo_nombre_css: 'fas fa-kiss-wink-heart: Cara que sopla un beso', icono: 'fas fa-kiss-wink-heart', termino: 'beso, emoticon, cara, amor, beso,', codigo_css: '\f598')" calcext:value-type="string">
            <text:p>Fontawesome.create!(prefijo_nombre_css: 'fas fa-kiss-wink-heart: Cara que sopla un beso', icono: 'fas fa-kiss-wink-heart', termino: 'beso, emoticon, cara, amor, beso,', codigo_css: '\f598')</text:p>
          </table:table-cell>
        </table:table-row>
        <table:table-row table:style-name="ro1">
          <table:table-cell/>
          <table:table-cell office:value-type="string" calcext:value-type="string">
            <text:p>fas fa-kiwi-bird: Pájaro del kiwi </text:p>
          </table:table-cell>
          <table:table-cell office:value-type="string" calcext:value-type="string">
            <text:p><text:s/>fas fa-kiwi-bird </text:p>
          </table:table-cell>
          <table:table-cell office:value-type="string" calcext:value-type="string">
            <text:p><text:s/>pájaro, fauna, nueva zelanda, </text:p>
          </table:table-cell>
          <table:table-cell office:value-type="string" calcext:value-type="string">
            <text:p><text:s/>\f535</text:p>
          </table:table-cell>
          <table:table-cell table:formula="of:=CONCATENATE(&quot;Fontawesome.create!(&quot;;[.$B$1];&quot;: '&quot;;TRIM([.$B734]);&quot;', &quot;;[.$C$1];&quot;: '&quot;;TRIM([.$C734]);&quot;', &quot;;[.$D$1];&quot;: '&quot;;TRIM([.$D734]);&quot;', &quot;;[.$E$1];&quot;: '&quot;;TRIM([.$E734]);&quot;')&quot;)" office:value-type="string" office:string-value="Fontawesome.create!(prefijo_nombre_css: 'fas fa-kiwi-bird: Pájaro del kiwi', icono: 'fas fa-kiwi-bird', termino: 'pájaro, fauna, nueva zelanda,', codigo_css: '\f535')" calcext:value-type="string">
            <text:p>Fontawesome.create!(prefijo_nombre_css: 'fas fa-kiwi-bird: Pájaro del kiwi', icono: 'fas fa-kiwi-bird', termino: 'pájaro, fauna, nueva zelanda,', codigo_css: '\f535')</text:p>
          </table:table-cell>
        </table:table-row>
        <table:table-row table:style-name="ro1">
          <table:table-cell/>
          <table:table-cell office:value-type="string" calcext:value-type="string">
            <text:p>fab fa-korvue: KORVUE </text:p>
          </table:table-cell>
          <table:table-cell office:value-type="string" calcext:value-type="string">
            <text:p><text:s/>fab fa-korvu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f</text:p>
          </table:table-cell>
          <table:table-cell table:formula="of:=CONCATENATE(&quot;Fontawesome.create!(&quot;;[.$B$1];&quot;: '&quot;;TRIM([.$B735]);&quot;', &quot;;[.$C$1];&quot;: '&quot;;TRIM([.$C735]);&quot;', &quot;;[.$D$1];&quot;: '&quot;;TRIM([.$D735]);&quot;', &quot;;[.$E$1];&quot;: '&quot;;TRIM([.$E735]);&quot;')&quot;)" office:value-type="string" office:string-value="Fontawesome.create!(prefijo_nombre_css: 'fab fa-korvue: KORVUE', icono: 'fab fa-korvue', termino: '', codigo_css: '\f42f')" calcext:value-type="string">
            <text:p>Fontawesome.create!(prefijo_nombre_css: 'fab fa-korvue: KORVUE', icono: 'fab fa-korvue', termino: '', codigo_css: '\f42f')</text:p>
          </table:table-cell>
        </table:table-row>
        <table:table-row table:style-name="ro1">
          <table:table-cell/>
          <table:table-cell office:value-type="string" calcext:value-type="string">
            <text:p>fas fa-landmark: Punto de referencia </text:p>
          </table:table-cell>
          <table:table-cell office:value-type="string" calcext:value-type="string">
            <text:p><text:s/>fas fa-landmark </text:p>
          </table:table-cell>
          <table:table-cell office:value-type="string" calcext:value-type="string">
            <text:p><text:s/>edificio, histórico, memorable, monumento, política, </text:p>
          </table:table-cell>
          <table:table-cell office:value-type="string" calcext:value-type="string">
            <text:p><text:s/>\f66f</text:p>
          </table:table-cell>
          <table:table-cell table:formula="of:=CONCATENATE(&quot;Fontawesome.create!(&quot;;[.$B$1];&quot;: '&quot;;TRIM([.$B736]);&quot;', &quot;;[.$C$1];&quot;: '&quot;;TRIM([.$C736]);&quot;', &quot;;[.$D$1];&quot;: '&quot;;TRIM([.$D736]);&quot;', &quot;;[.$E$1];&quot;: '&quot;;TRIM([.$E736]);&quot;')&quot;)" office:value-type="string" office:string-value="Fontawesome.create!(prefijo_nombre_css: 'fas fa-landmark: Punto de referencia', icono: 'fas fa-landmark', termino: 'edificio, histórico, memorable, monumento, política,', codigo_css: '\f66f')" calcext:value-type="string">
            <text:p>Fontawesome.create!(prefijo_nombre_css: 'fas fa-landmark: Punto de referencia', icono: 'fas fa-landmark', termino: 'edificio, histórico, memorable, monumento, política,', codigo_css: '\f66f')</text:p>
          </table:table-cell>
        </table:table-row>
        <table:table-row table:style-name="ro1">
          <table:table-cell/>
          <table:table-cell office:value-type="string" calcext:value-type="string">
            <text:p>fas fa-language: Idioma </text:p>
          </table:table-cell>
          <table:table-cell office:value-type="string" calcext:value-type="string">
            <text:p><text:s/>fas fa-language </text:p>
          </table:table-cell>
          <table:table-cell office:value-type="string" calcext:value-type="string">
            <text:p><text:s/>dialecto, idioma, localizar, hablar, traducir, vernáculo, </text:p>
          </table:table-cell>
          <table:table-cell office:value-type="string" calcext:value-type="string">
            <text:p><text:s/>\f1ab</text:p>
          </table:table-cell>
          <table:table-cell table:formula="of:=CONCATENATE(&quot;Fontawesome.create!(&quot;;[.$B$1];&quot;: '&quot;;TRIM([.$B737]);&quot;', &quot;;[.$C$1];&quot;: '&quot;;TRIM([.$C737]);&quot;', &quot;;[.$D$1];&quot;: '&quot;;TRIM([.$D737]);&quot;', &quot;;[.$E$1];&quot;: '&quot;;TRIM([.$E737]);&quot;')&quot;)" office:value-type="string" office:string-value="Fontawesome.create!(prefijo_nombre_css: 'fas fa-language: Idioma', icono: 'fas fa-language', termino: 'dialecto, idioma, localizar, hablar, traducir, vernáculo,', codigo_css: '\f1ab')" calcext:value-type="string">
            <text:p>Fontawesome.create!(prefijo_nombre_css: 'fas fa-language: Idioma', icono: 'fas fa-language', termino: 'dialecto, idioma, localizar, hablar, traducir, vernáculo,', codigo_css: '\f1ab')</text:p>
          </table:table-cell>
        </table:table-row>
        <table:table-row table:style-name="ro1">
          <table:table-cell/>
          <table:table-cell office:value-type="string" calcext:value-type="string">
            <text:p>fas fa-laptop: Ordenador portátil </text:p>
          </table:table-cell>
          <table:table-cell office:value-type="string" calcext:value-type="string">
            <text:p><text:s/>fas fa-laptop </text:p>
          </table:table-cell>
          <table:table-cell office:value-type="string" calcext:value-type="string">
            <text:p><text:s/>computadora, dell, demostración, dispositivo, mac, macbook, máquina, </text:p>
          </table:table-cell>
          <table:table-cell office:value-type="string" calcext:value-type="string">
            <text:p><text:s/>\f109</text:p>
          </table:table-cell>
          <table:table-cell table:formula="of:=CONCATENATE(&quot;Fontawesome.create!(&quot;;[.$B$1];&quot;: '&quot;;TRIM([.$B738]);&quot;', &quot;;[.$C$1];&quot;: '&quot;;TRIM([.$C738]);&quot;', &quot;;[.$D$1];&quot;: '&quot;;TRIM([.$D738]);&quot;', &quot;;[.$E$1];&quot;: '&quot;;TRIM([.$E738]);&quot;')&quot;)" office:value-type="string" office:string-value="Fontawesome.create!(prefijo_nombre_css: 'fas fa-laptop: Ordenador portátil', icono: 'fas fa-laptop', termino: 'computadora, dell, demostración, dispositivo, mac, macbook, máquina,', codigo_css: '\f109')" calcext:value-type="string">
            <text:p>Fontawesome.create!(prefijo_nombre_css: 'fas fa-laptop: Ordenador portátil', icono: 'fas fa-laptop', termino: 'computadora, dell, demostración, dispositivo, mac, macbook, máquina,', codigo_css: '\f109')</text:p>
          </table:table-cell>
        </table:table-row>
        <table:table-row table:style-name="ro1">
          <table:table-cell/>
          <table:table-cell office:value-type="string" calcext:value-type="string">
            <text:p>fas fa-laptop-code: Ordenador portátil Code </text:p>
          </table:table-cell>
          <table:table-cell office:value-type="string" calcext:value-type="string">
            <text:p><text:s/>fas fa-laptop-code </text:p>
          </table:table-cell>
          <table:table-cell office:value-type="string" calcext:value-type="string">
            <text:p><text:s/>computadora, dell, demostración, desarrollar, dispositivo, mac, macbook, máquina, </text:p>
          </table:table-cell>
          <table:table-cell office:value-type="string" calcext:value-type="string">
            <text:p><text:s/>\f5fc</text:p>
          </table:table-cell>
          <table:table-cell table:formula="of:=CONCATENATE(&quot;Fontawesome.create!(&quot;;[.$B$1];&quot;: '&quot;;TRIM([.$B739]);&quot;', &quot;;[.$C$1];&quot;: '&quot;;TRIM([.$C739]);&quot;', &quot;;[.$D$1];&quot;: '&quot;;TRIM([.$D739]);&quot;', &quot;;[.$E$1];&quot;: '&quot;;TRIM([.$E739]);&quot;')&quot;)" office:value-type="string" office:string-value="Fontawesome.create!(prefijo_nombre_css: 'fas fa-laptop-code: Ordenador portátil Code', icono: 'fas fa-laptop-code', termino: 'computadora, dell, demostración, desarrollar, dispositivo, mac, macbook, máquina,', codigo_css: '\f5fc')" calcext:value-type="string">
            <text:p>Fontawesome.create!(prefijo_nombre_css: 'fas fa-laptop-code: Ordenador portátil Code', icono: 'fas fa-laptop-code', termino: 'computadora, dell, demostración, desarrollar, dispositivo, mac, macbook, máquina,', codigo_css: '\f5fc')</text:p>
          </table:table-cell>
        </table:table-row>
        <table:table-row table:style-name="ro1">
          <table:table-cell/>
          <table:table-cell office:value-type="string" calcext:value-type="string">
            <text:p>fas fa-laptop-house: Ordenador portátil House </text:p>
          </table:table-cell>
          <table:table-cell office:value-type="string" calcext:value-type="string">
            <text:p><text:s/>fas fa-laptop-house </text:p>
          </table:table-cell>
          <table:table-cell office:value-type="string" calcext:value-type="string">
            <text:p><text:s/>computadora, covid-19, dispositivo, oficina, trabajo desde casa, </text:p>
          </table:table-cell>
          <table:table-cell office:value-type="string" calcext:value-type="string">
            <text:p><text:s/>\f966</text:p>
          </table:table-cell>
          <table:table-cell table:formula="of:=CONCATENATE(&quot;Fontawesome.create!(&quot;;[.$B$1];&quot;: '&quot;;TRIM([.$B740]);&quot;', &quot;;[.$C$1];&quot;: '&quot;;TRIM([.$C740]);&quot;', &quot;;[.$D$1];&quot;: '&quot;;TRIM([.$D740]);&quot;', &quot;;[.$E$1];&quot;: '&quot;;TRIM([.$E740]);&quot;')&quot;)" office:value-type="string" office:string-value="Fontawesome.create!(prefijo_nombre_css: 'fas fa-laptop-house: Ordenador portátil House', icono: 'fas fa-laptop-house', termino: 'computadora, covid-19, dispositivo, oficina, trabajo desde casa,', codigo_css: '\f966')" calcext:value-type="string">
            <text:p>Fontawesome.create!(prefijo_nombre_css: 'fas fa-laptop-house: Ordenador portátil House', icono: 'fas fa-laptop-house', termino: 'computadora, covid-19, dispositivo, oficina, trabajo desde casa,', codigo_css: '\f966')</text:p>
          </table:table-cell>
        </table:table-row>
        <table:table-row table:style-name="ro1">
          <table:table-cell/>
          <table:table-cell office:value-type="string" calcext:value-type="string">
            <text:p>fas fa-laptop-medical: Ordenador portátil Medical </text:p>
          </table:table-cell>
          <table:table-cell office:value-type="string" calcext:value-type="string">
            <text:p><text:s/>fas fa-laptop-medical </text:p>
          </table:table-cell>
          <table:table-cell office:value-type="string" calcext:value-type="string">
            <text:p><text:s/>computadora, dispositivo, ehr, historia, historia clínica, </text:p>
          </table:table-cell>
          <table:table-cell office:value-type="string" calcext:value-type="string">
            <text:p><text:s/>\f812</text:p>
          </table:table-cell>
          <table:table-cell table:formula="of:=CONCATENATE(&quot;Fontawesome.create!(&quot;;[.$B$1];&quot;: '&quot;;TRIM([.$B741]);&quot;', &quot;;[.$C$1];&quot;: '&quot;;TRIM([.$C741]);&quot;', &quot;;[.$D$1];&quot;: '&quot;;TRIM([.$D741]);&quot;', &quot;;[.$E$1];&quot;: '&quot;;TRIM([.$E741]);&quot;')&quot;)" office:value-type="string" office:string-value="Fontawesome.create!(prefijo_nombre_css: 'fas fa-laptop-medical: Ordenador portátil Medical', icono: 'fas fa-laptop-medical', termino: 'computadora, dispositivo, ehr, historia, historia clínica,', codigo_css: '\f812')" calcext:value-type="string">
            <text:p>Fontawesome.create!(prefijo_nombre_css: 'fas fa-laptop-medical: Ordenador portátil Medical', icono: 'fas fa-laptop-medical', termino: 'computadora, dispositivo, ehr, historia, historia clínica,', codigo_css: '\f812')</text:p>
          </table:table-cell>
        </table:table-row>
        <table:table-row table:style-name="ro1">
          <table:table-cell/>
          <table:table-cell office:value-type="string" calcext:value-type="string">
            <text:p>fab fa-laravel: Laravel </text:p>
          </table:table-cell>
          <table:table-cell office:value-type="string" calcext:value-type="string">
            <text:p><text:s/>fab fa-larave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bd</text:p>
          </table:table-cell>
          <table:table-cell table:formula="of:=CONCATENATE(&quot;Fontawesome.create!(&quot;;[.$B$1];&quot;: '&quot;;TRIM([.$B742]);&quot;', &quot;;[.$C$1];&quot;: '&quot;;TRIM([.$C742]);&quot;', &quot;;[.$D$1];&quot;: '&quot;;TRIM([.$D742]);&quot;', &quot;;[.$E$1];&quot;: '&quot;;TRIM([.$E742]);&quot;')&quot;)" office:value-type="string" office:string-value="Fontawesome.create!(prefijo_nombre_css: 'fab fa-laravel: Laravel', icono: 'fab fa-laravel', termino: '', codigo_css: '\f3bd')" calcext:value-type="string">
            <text:p>Fontawesome.create!(prefijo_nombre_css: 'fab fa-laravel: Laravel', icono: 'fab fa-laravel', termino: '', codigo_css: '\f3bd')</text:p>
          </table:table-cell>
        </table:table-row>
        <table:table-row table:style-name="ro1">
          <table:table-cell/>
          <table:table-cell office:value-type="string" calcext:value-type="string">
            <text:p>fab fa-lastfm: Last FM </text:p>
          </table:table-cell>
          <table:table-cell office:value-type="string" calcext:value-type="string">
            <text:p><text:s/>fab fa-lastf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02</text:p>
          </table:table-cell>
          <table:table-cell table:formula="of:=CONCATENATE(&quot;Fontawesome.create!(&quot;;[.$B$1];&quot;: '&quot;;TRIM([.$B743]);&quot;', &quot;;[.$C$1];&quot;: '&quot;;TRIM([.$C743]);&quot;', &quot;;[.$D$1];&quot;: '&quot;;TRIM([.$D743]);&quot;', &quot;;[.$E$1];&quot;: '&quot;;TRIM([.$E743]);&quot;')&quot;)" office:value-type="string" office:string-value="Fontawesome.create!(prefijo_nombre_css: 'fab fa-lastfm: Last FM', icono: 'fab fa-lastfm', termino: '', codigo_css: '\f202')" calcext:value-type="string">
            <text:p>Fontawesome.create!(prefijo_nombre_css: 'fab fa-lastfm: Last FM', icono: 'fab fa-lastfm', termino: '', codigo_css: '\f202')</text:p>
          </table:table-cell>
        </table:table-row>
        <table:table-row table:style-name="ro1">
          <table:table-cell/>
          <table:table-cell office:value-type="string" calcext:value-type="string">
            <text:p>fab fa-lastfm-square: Last FM Square </text:p>
          </table:table-cell>
          <table:table-cell office:value-type="string" calcext:value-type="string">
            <text:p><text:s/>fab fa-lastfm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03</text:p>
          </table:table-cell>
          <table:table-cell table:formula="of:=CONCATENATE(&quot;Fontawesome.create!(&quot;;[.$B$1];&quot;: '&quot;;TRIM([.$B744]);&quot;', &quot;;[.$C$1];&quot;: '&quot;;TRIM([.$C744]);&quot;', &quot;;[.$D$1];&quot;: '&quot;;TRIM([.$D744]);&quot;', &quot;;[.$E$1];&quot;: '&quot;;TRIM([.$E744]);&quot;')&quot;)" office:value-type="string" office:string-value="Fontawesome.create!(prefijo_nombre_css: 'fab fa-lastfm-square: Last FM Square', icono: 'fab fa-lastfm-square', termino: '', codigo_css: '\f203')" calcext:value-type="string">
            <text:p>Fontawesome.create!(prefijo_nombre_css: 'fab fa-lastfm-square: Last FM Square', icono: 'fab fa-lastfm-square', termino: '', codigo_css: '\f203')</text:p>
          </table:table-cell>
        </table:table-row>
        <table:table-row table:style-name="ro1">
          <table:table-cell/>
          <table:table-cell office:value-type="string" calcext:value-type="string">
            <text:p>fas fa-laugh: Cara sonriente con ojos grandes </text:p>
          </table:table-cell>
          <table:table-cell office:value-type="string" calcext:value-type="string">
            <text:p><text:s/>fas fa-laugh </text:p>
          </table:table-cell>
          <table:table-cell office:value-type="string" calcext:value-type="string">
            <text:p><text:s/>LOL, emoticon, cara, risa, sonrisa, </text:p>
          </table:table-cell>
          <table:table-cell office:value-type="string" calcext:value-type="string">
            <text:p><text:s/>\f599</text:p>
          </table:table-cell>
          <table:table-cell table:formula="of:=CONCATENATE(&quot;Fontawesome.create!(&quot;;[.$B$1];&quot;: '&quot;;TRIM([.$B745]);&quot;', &quot;;[.$C$1];&quot;: '&quot;;TRIM([.$C745]);&quot;', &quot;;[.$D$1];&quot;: '&quot;;TRIM([.$D745]);&quot;', &quot;;[.$E$1];&quot;: '&quot;;TRIM([.$E745]);&quot;')&quot;)" office:value-type="string" office:string-value="Fontawesome.create!(prefijo_nombre_css: 'fas fa-laugh: Cara sonriente con ojos grandes', icono: 'fas fa-laugh', termino: 'LOL, emoticon, cara, risa, sonrisa,', codigo_css: '\f599')" calcext:value-type="string">
            <text:p>Fontawesome.create!(prefijo_nombre_css: 'fas fa-laugh: Cara sonriente con ojos grandes', icono: 'fas fa-laugh', termino: 'LOL, emoticon, cara, risa, sonrisa,', codigo_css: '\f599')</text:p>
          </table:table-cell>
        </table:table-row>
        <table:table-row table:style-name="ro1">
          <table:table-cell/>
          <table:table-cell office:value-type="string" calcext:value-type="string">
            <text:p>fas fa-laugh-beam: Cara de risa con ojos radiantes </text:p>
          </table:table-cell>
          <table:table-cell office:value-type="string" calcext:value-type="string">
            <text:p><text:s/>fas fa-laugh-beam </text:p>
          </table:table-cell>
          <table:table-cell office:value-type="string" calcext:value-type="string">
            <text:p><text:s/>LOL, emoticon, cara, feliz, sonrisa, </text:p>
          </table:table-cell>
          <table:table-cell office:value-type="string" calcext:value-type="string">
            <text:p><text:s/>\f59a</text:p>
          </table:table-cell>
          <table:table-cell table:formula="of:=CONCATENATE(&quot;Fontawesome.create!(&quot;;[.$B$1];&quot;: '&quot;;TRIM([.$B746]);&quot;', &quot;;[.$C$1];&quot;: '&quot;;TRIM([.$C746]);&quot;', &quot;;[.$D$1];&quot;: '&quot;;TRIM([.$D746]);&quot;', &quot;;[.$E$1];&quot;: '&quot;;TRIM([.$E746]);&quot;')&quot;)" office:value-type="string" office:string-value="Fontawesome.create!(prefijo_nombre_css: 'fas fa-laugh-beam: Cara de risa con ojos radiantes', icono: 'fas fa-laugh-beam', termino: 'LOL, emoticon, cara, feliz, sonrisa,', codigo_css: '\f59a')" calcext:value-type="string">
            <text:p>Fontawesome.create!(prefijo_nombre_css: 'fas fa-laugh-beam: Cara de risa con ojos radiantes', icono: 'fas fa-laugh-beam', termino: 'LOL, emoticon, cara, feliz, sonrisa,', codigo_css: '\f59a')</text:p>
          </table:table-cell>
        </table:table-row>
        <table:table-row table:style-name="ro1">
          <table:table-cell/>
          <table:table-cell office:value-type="string" calcext:value-type="string">
            <text:p>fas fa-laugh-squint: Reír, entrecerrar los ojos, cara </text:p>
          </table:table-cell>
          <table:table-cell office:value-type="string" calcext:value-type="string">
            <text:p><text:s/>fas fa-laugh-squint </text:p>
          </table:table-cell>
          <table:table-cell office:value-type="string" calcext:value-type="string">
            <text:p><text:s/>LOL, emoticon, cara, feliz, sonrisa, </text:p>
          </table:table-cell>
          <table:table-cell office:value-type="string" calcext:value-type="string">
            <text:p><text:s/>\f59b</text:p>
          </table:table-cell>
          <table:table-cell table:formula="of:=CONCATENATE(&quot;Fontawesome.create!(&quot;;[.$B$1];&quot;: '&quot;;TRIM([.$B747]);&quot;', &quot;;[.$C$1];&quot;: '&quot;;TRIM([.$C747]);&quot;', &quot;;[.$D$1];&quot;: '&quot;;TRIM([.$D747]);&quot;', &quot;;[.$E$1];&quot;: '&quot;;TRIM([.$E747]);&quot;')&quot;)" office:value-type="string" office:string-value="Fontawesome.create!(prefijo_nombre_css: 'fas fa-laugh-squint: Reír, entrecerrar los ojos, cara', icono: 'fas fa-laugh-squint', termino: 'LOL, emoticon, cara, feliz, sonrisa,', codigo_css: '\f59b')" calcext:value-type="string">
            <text:p>Fontawesome.create!(prefijo_nombre_css: 'fas fa-laugh-squint: Reír, entrecerrar los ojos, cara', icono: 'fas fa-laugh-squint', termino: 'LOL, emoticon, cara, feliz, sonrisa,', codigo_css: '\f59b')</text:p>
          </table:table-cell>
        </table:table-row>
        <table:table-row table:style-name="ro1">
          <table:table-cell/>
          <table:table-cell office:value-type="string" calcext:value-type="string">
            <text:p>fas fa-laugh-wink: Riendo guiñando un ojo </text:p>
          </table:table-cell>
          <table:table-cell office:value-type="string" calcext:value-type="string">
            <text:p><text:s/>fas fa-laugh-wink </text:p>
          </table:table-cell>
          <table:table-cell office:value-type="string" calcext:value-type="string">
            <text:p><text:s/>LOL, emoticon, cara, feliz, sonrisa, </text:p>
          </table:table-cell>
          <table:table-cell office:value-type="string" calcext:value-type="string">
            <text:p><text:s/>\f59c</text:p>
          </table:table-cell>
          <table:table-cell table:formula="of:=CONCATENATE(&quot;Fontawesome.create!(&quot;;[.$B$1];&quot;: '&quot;;TRIM([.$B748]);&quot;', &quot;;[.$C$1];&quot;: '&quot;;TRIM([.$C748]);&quot;', &quot;;[.$D$1];&quot;: '&quot;;TRIM([.$D748]);&quot;', &quot;;[.$E$1];&quot;: '&quot;;TRIM([.$E748]);&quot;')&quot;)" office:value-type="string" office:string-value="Fontawesome.create!(prefijo_nombre_css: 'fas fa-laugh-wink: Riendo guiñando un ojo', icono: 'fas fa-laugh-wink', termino: 'LOL, emoticon, cara, feliz, sonrisa,', codigo_css: '\f59c')" calcext:value-type="string">
            <text:p>Fontawesome.create!(prefijo_nombre_css: 'fas fa-laugh-wink: Riendo guiñando un ojo', icono: 'fas fa-laugh-wink', termino: 'LOL, emoticon, cara, feliz, sonrisa,', codigo_css: '\f59c')</text:p>
          </table:table-cell>
        </table:table-row>
        <table:table-row table:style-name="ro1">
          <table:table-cell/>
          <table:table-cell office:value-type="string" calcext:value-type="string">
            <text:p>fas fa-layer-group: Grupo de capas </text:p>
          </table:table-cell>
          <table:table-cell office:value-type="string" calcext:value-type="string">
            <text:p><text:s/>fas fa-layer-group </text:p>
          </table:table-cell>
          <table:table-cell office:value-type="string" calcext:value-type="string">
            <text:p><text:s/>organizar, desarrollar, capas, mapa, apilar, </text:p>
          </table:table-cell>
          <table:table-cell office:value-type="string" calcext:value-type="string">
            <text:p><text:s/>\f5fd</text:p>
          </table:table-cell>
          <table:table-cell table:formula="of:=CONCATENATE(&quot;Fontawesome.create!(&quot;;[.$B$1];&quot;: '&quot;;TRIM([.$B749]);&quot;', &quot;;[.$C$1];&quot;: '&quot;;TRIM([.$C749]);&quot;', &quot;;[.$D$1];&quot;: '&quot;;TRIM([.$D749]);&quot;', &quot;;[.$E$1];&quot;: '&quot;;TRIM([.$E749]);&quot;')&quot;)" office:value-type="string" office:string-value="Fontawesome.create!(prefijo_nombre_css: 'fas fa-layer-group: Grupo de capas', icono: 'fas fa-layer-group', termino: 'organizar, desarrollar, capas, mapa, apilar,', codigo_css: '\f5fd')" calcext:value-type="string">
            <text:p>Fontawesome.create!(prefijo_nombre_css: 'fas fa-layer-group: Grupo de capas', icono: 'fas fa-layer-group', termino: 'organizar, desarrollar, capas, mapa, apilar,', codigo_css: '\f5fd')</text:p>
          </table:table-cell>
        </table:table-row>
        <table:table-row table:style-name="ro1">
          <table:table-cell/>
          <table:table-cell office:value-type="string" calcext:value-type="string">
            <text:p>fas fa-leaf: hoja </text:p>
          </table:table-cell>
          <table:table-cell office:value-type="string" calcext:value-type="string">
            <text:p><text:s/>fas fa-leaf </text:p>
          </table:table-cell>
          <table:table-cell office:value-type="string" calcext:value-type="string">
            <text:p><text:s/>eco, flora, naturaleza, planta, vegano, </text:p>
          </table:table-cell>
          <table:table-cell office:value-type="string" calcext:value-type="string">
            <text:p><text:s/>\f06c</text:p>
          </table:table-cell>
          <table:table-cell table:formula="of:=CONCATENATE(&quot;Fontawesome.create!(&quot;;[.$B$1];&quot;: '&quot;;TRIM([.$B750]);&quot;', &quot;;[.$C$1];&quot;: '&quot;;TRIM([.$C750]);&quot;', &quot;;[.$D$1];&quot;: '&quot;;TRIM([.$D750]);&quot;', &quot;;[.$E$1];&quot;: '&quot;;TRIM([.$E750]);&quot;')&quot;)" office:value-type="string" office:string-value="Fontawesome.create!(prefijo_nombre_css: 'fas fa-leaf: hoja', icono: 'fas fa-leaf', termino: 'eco, flora, naturaleza, planta, vegano,', codigo_css: '\f06c')" calcext:value-type="string">
            <text:p>Fontawesome.create!(prefijo_nombre_css: 'fas fa-leaf: hoja', icono: 'fas fa-leaf', termino: 'eco, flora, naturaleza, planta, vegano,', codigo_css: '\f06c')</text:p>
          </table:table-cell>
        </table:table-row>
        <table:table-row table:style-name="ro1">
          <table:table-cell/>
          <table:table-cell office:value-type="string" calcext:value-type="string">
            <text:p>fab fa-leanpub: Leanpub </text:p>
          </table:table-cell>
          <table:table-cell office:value-type="string" calcext:value-type="string">
            <text:p><text:s/>fab fa-leanpu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12</text:p>
          </table:table-cell>
          <table:table-cell table:formula="of:=CONCATENATE(&quot;Fontawesome.create!(&quot;;[.$B$1];&quot;: '&quot;;TRIM([.$B751]);&quot;', &quot;;[.$C$1];&quot;: '&quot;;TRIM([.$C751]);&quot;', &quot;;[.$D$1];&quot;: '&quot;;TRIM([.$D751]);&quot;', &quot;;[.$E$1];&quot;: '&quot;;TRIM([.$E751]);&quot;')&quot;)" office:value-type="string" office:string-value="Fontawesome.create!(prefijo_nombre_css: 'fab fa-leanpub: Leanpub', icono: 'fab fa-leanpub', termino: '', codigo_css: '\f212')" calcext:value-type="string">
            <text:p>Fontawesome.create!(prefijo_nombre_css: 'fab fa-leanpub: Leanpub', icono: 'fab fa-leanpub', termino: '', codigo_css: '\f212')</text:p>
          </table:table-cell>
        </table:table-row>
        <table:table-row table:style-name="ro1">
          <table:table-cell/>
          <table:table-cell office:value-type="string" calcext:value-type="string">
            <text:p>fas fa-lemon: Limón </text:p>
          </table:table-cell>
          <table:table-cell office:value-type="string" calcext:value-type="string">
            <text:p><text:s/>fas fa-lemon </text:p>
          </table:table-cell>
          <table:table-cell office:value-type="string" calcext:value-type="string">
            <text:p><text:s/>cítricos, limonada, lima, tarta, </text:p>
          </table:table-cell>
          <table:table-cell office:value-type="string" calcext:value-type="string">
            <text:p><text:s/>\f094</text:p>
          </table:table-cell>
          <table:table-cell table:formula="of:=CONCATENATE(&quot;Fontawesome.create!(&quot;;[.$B$1];&quot;: '&quot;;TRIM([.$B752]);&quot;', &quot;;[.$C$1];&quot;: '&quot;;TRIM([.$C752]);&quot;', &quot;;[.$D$1];&quot;: '&quot;;TRIM([.$D752]);&quot;', &quot;;[.$E$1];&quot;: '&quot;;TRIM([.$E752]);&quot;')&quot;)" office:value-type="string" office:string-value="Fontawesome.create!(prefijo_nombre_css: 'fas fa-lemon: Limón', icono: 'fas fa-lemon', termino: 'cítricos, limonada, lima, tarta,', codigo_css: '\f094')" calcext:value-type="string">
            <text:p>Fontawesome.create!(prefijo_nombre_css: 'fas fa-lemon: Limón', icono: 'fas fa-lemon', termino: 'cítricos, limonada, lima, tarta,', codigo_css: '\f094')</text:p>
          </table:table-cell>
        </table:table-row>
        <table:table-row table:style-name="ro1">
          <table:table-cell/>
          <table:table-cell office:value-type="string" calcext:value-type="string">
            <text:p>fab fa-less: Menos </text:p>
          </table:table-cell>
          <table:table-cell office:value-type="string" calcext:value-type="string">
            <text:p><text:s/>fab fa-les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d</text:p>
          </table:table-cell>
          <table:table-cell table:formula="of:=CONCATENATE(&quot;Fontawesome.create!(&quot;;[.$B$1];&quot;: '&quot;;TRIM([.$B753]);&quot;', &quot;;[.$C$1];&quot;: '&quot;;TRIM([.$C753]);&quot;', &quot;;[.$D$1];&quot;: '&quot;;TRIM([.$D753]);&quot;', &quot;;[.$E$1];&quot;: '&quot;;TRIM([.$E753]);&quot;')&quot;)" office:value-type="string" office:string-value="Fontawesome.create!(prefijo_nombre_css: 'fab fa-less: Menos', icono: 'fab fa-less', termino: '', codigo_css: '\f41d')" calcext:value-type="string">
            <text:p>Fontawesome.create!(prefijo_nombre_css: 'fab fa-less: Menos', icono: 'fab fa-less', termino: '', codigo_css: '\f41d')</text:p>
          </table:table-cell>
        </table:table-row>
        <table:table-row table:style-name="ro1">
          <table:table-cell/>
          <table:table-cell office:value-type="string" calcext:value-type="string">
            <text:p>fas fa-less-than: Menos Than </text:p>
          </table:table-cell>
          <table:table-cell office:value-type="string" calcext:value-type="string">
            <text:p><text:s/>fas fa-less-than </text:p>
          </table:table-cell>
          <table:table-cell office:value-type="string" calcext:value-type="string">
            <text:p><text:s/>aritmética, comparar, matemáticas, </text:p>
          </table:table-cell>
          <table:table-cell office:value-type="string" calcext:value-type="string">
            <text:p><text:s/>\f536</text:p>
          </table:table-cell>
          <table:table-cell table:formula="of:=CONCATENATE(&quot;Fontawesome.create!(&quot;;[.$B$1];&quot;: '&quot;;TRIM([.$B754]);&quot;', &quot;;[.$C$1];&quot;: '&quot;;TRIM([.$C754]);&quot;', &quot;;[.$D$1];&quot;: '&quot;;TRIM([.$D754]);&quot;', &quot;;[.$E$1];&quot;: '&quot;;TRIM([.$E754]);&quot;')&quot;)" office:value-type="string" office:string-value="Fontawesome.create!(prefijo_nombre_css: 'fas fa-less-than: Menos Than', icono: 'fas fa-less-than', termino: 'aritmética, comparar, matemáticas,', codigo_css: '\f536')" calcext:value-type="string">
            <text:p>Fontawesome.create!(prefijo_nombre_css: 'fas fa-less-than: Menos Than', icono: 'fas fa-less-than', termino: 'aritmética, comparar, matemáticas,', codigo_css: '\f536')</text:p>
          </table:table-cell>
        </table:table-row>
        <table:table-row table:style-name="ro1">
          <table:table-cell/>
          <table:table-cell office:value-type="string" calcext:value-type="string">
            <text:p>fas fa-less-than-equal: Menos Than Equal To </text:p>
          </table:table-cell>
          <table:table-cell office:value-type="string" calcext:value-type="string">
            <text:p><text:s/>fas fa-less-than-equal </text:p>
          </table:table-cell>
          <table:table-cell office:value-type="string" calcext:value-type="string">
            <text:p><text:s/>aritmética, comparar, matemáticas, </text:p>
          </table:table-cell>
          <table:table-cell office:value-type="string" calcext:value-type="string">
            <text:p><text:s/>\f537</text:p>
          </table:table-cell>
          <table:table-cell table:formula="of:=CONCATENATE(&quot;Fontawesome.create!(&quot;;[.$B$1];&quot;: '&quot;;TRIM([.$B755]);&quot;', &quot;;[.$C$1];&quot;: '&quot;;TRIM([.$C755]);&quot;', &quot;;[.$D$1];&quot;: '&quot;;TRIM([.$D755]);&quot;', &quot;;[.$E$1];&quot;: '&quot;;TRIM([.$E755]);&quot;')&quot;)" office:value-type="string" office:string-value="Fontawesome.create!(prefijo_nombre_css: 'fas fa-less-than-equal: Menos Than Equal To', icono: 'fas fa-less-than-equal', termino: 'aritmética, comparar, matemáticas,', codigo_css: '\f537')" calcext:value-type="string">
            <text:p>Fontawesome.create!(prefijo_nombre_css: 'fas fa-less-than-equal: Menos Than Equal To', icono: 'fas fa-less-than-equal', termino: 'aritmética, comparar, matemáticas,', codigo_css: '\f537')</text:p>
          </table:table-cell>
        </table:table-row>
        <table:table-row table:style-name="ro1">
          <table:table-cell/>
          <table:table-cell office:value-type="string" calcext:value-type="string">
            <text:p>fas fa-level-down-alt: Nivel alternativo hacia abajo </text:p>
          </table:table-cell>
          <table:table-cell office:value-type="string" calcext:value-type="string">
            <text:p><text:s/>fas fa-level-down-alt </text:p>
          </table:table-cell>
          <table:table-cell office:value-type="string" calcext:value-type="string">
            <text:p><text:s/>flecha hacia abajo </text:p>
          </table:table-cell>
          <table:table-cell office:value-type="string" calcext:value-type="string">
            <text:p><text:s/>\f3be</text:p>
          </table:table-cell>
          <table:table-cell table:formula="of:=CONCATENATE(&quot;Fontawesome.create!(&quot;;[.$B$1];&quot;: '&quot;;TRIM([.$B756]);&quot;', &quot;;[.$C$1];&quot;: '&quot;;TRIM([.$C756]);&quot;', &quot;;[.$D$1];&quot;: '&quot;;TRIM([.$D756]);&quot;', &quot;;[.$E$1];&quot;: '&quot;;TRIM([.$E756]);&quot;')&quot;)" office:value-type="string" office:string-value="Fontawesome.create!(prefijo_nombre_css: 'fas fa-level-down-alt: Nivel alternativo hacia abajo', icono: 'fas fa-level-down-alt', termino: 'flecha hacia abajo', codigo_css: '\f3be')" calcext:value-type="string">
            <text:p>Fontawesome.create!(prefijo_nombre_css: 'fas fa-level-down-alt: Nivel alternativo hacia abajo', icono: 'fas fa-level-down-alt', termino: 'flecha hacia abajo', codigo_css: '\f3be')</text:p>
          </table:table-cell>
        </table:table-row>
        <table:table-row table:style-name="ro1">
          <table:table-cell/>
          <table:table-cell office:value-type="string" calcext:value-type="string">
            <text:p>fas fa-level-up-alt: Subir de nivel alternativo </text:p>
          </table:table-cell>
          <table:table-cell office:value-type="string" calcext:value-type="string">
            <text:p><text:s/>fas fa-level-up-alt </text:p>
          </table:table-cell>
          <table:table-cell office:value-type="string" calcext:value-type="string">
            <text:p><text:s/>flecha, subir de nivel, </text:p>
          </table:table-cell>
          <table:table-cell office:value-type="string" calcext:value-type="string">
            <text:p><text:s/>\f3bf</text:p>
          </table:table-cell>
          <table:table-cell table:formula="of:=CONCATENATE(&quot;Fontawesome.create!(&quot;;[.$B$1];&quot;: '&quot;;TRIM([.$B757]);&quot;', &quot;;[.$C$1];&quot;: '&quot;;TRIM([.$C757]);&quot;', &quot;;[.$D$1];&quot;: '&quot;;TRIM([.$D757]);&quot;', &quot;;[.$E$1];&quot;: '&quot;;TRIM([.$E757]);&quot;')&quot;)" office:value-type="string" office:string-value="Fontawesome.create!(prefijo_nombre_css: 'fas fa-level-up-alt: Subir de nivel alternativo', icono: 'fas fa-level-up-alt', termino: 'flecha, subir de nivel,', codigo_css: '\f3bf')" calcext:value-type="string">
            <text:p>Fontawesome.create!(prefijo_nombre_css: 'fas fa-level-up-alt: Subir de nivel alternativo', icono: 'fas fa-level-up-alt', termino: 'flecha, subir de nivel,', codigo_css: '\f3bf')</text:p>
          </table:table-cell>
        </table:table-row>
        <table:table-row table:style-name="ro1">
          <table:table-cell/>
          <table:table-cell office:value-type="string" calcext:value-type="string">
            <text:p>fas fa-life-ring: Anillo de vida </text:p>
          </table:table-cell>
          <table:table-cell office:value-type="string" calcext:value-type="string">
            <text:p><text:s/>fas fa-life-ring </text:p>
          </table:table-cell>
          <table:table-cell office:value-type="string" calcext:value-type="string">
            <text:p><text:s/>guardacostas, ayuda, por la borda, guardar, soporte, fuente de icono de soporte al cliente increíble </text:p>
          </table:table-cell>
          <table:table-cell office:value-type="string" calcext:value-type="string">
            <text:p><text:s/>\f1cd</text:p>
          </table:table-cell>
          <table:table-cell table:formula="of:=CONCATENATE(&quot;Fontawesome.create!(&quot;;[.$B$1];&quot;: '&quot;;TRIM([.$B758]);&quot;', &quot;;[.$C$1];&quot;: '&quot;;TRIM([.$C758]);&quot;', &quot;;[.$D$1];&quot;: '&quot;;TRIM([.$D758]);&quot;', &quot;;[.$E$1];&quot;: '&quot;;TRIM([.$E758]);&quot;')&quot;)" office:value-type="string" office:string-value="Fontawesome.create!(prefijo_nombre_css: 'fas fa-life-ring: Anillo de vida', icono: 'fas fa-life-ring', termino: 'guardacostas, ayuda, por la borda, guardar, soporte, fuente de icono de soporte al cliente increíble', codigo_css: '\f1cd')" calcext:value-type="string">
            <text:p>Fontawesome.create!(prefijo_nombre_css: 'fas fa-life-ring: Anillo de vida', icono: 'fas fa-life-ring', termino: 'guardacostas, ayuda, por la borda, guardar, soporte, fuente de icono de soporte al cliente increíble', codigo_css: '\f1cd')</text:p>
          </table:table-cell>
        </table:table-row>
        <table:table-row table:style-name="ro1">
          <table:table-cell/>
          <table:table-cell office:value-type="string" calcext:value-type="string">
            <text:p>fas fa-lightbulb: Bombilla </text:p>
          </table:table-cell>
          <table:table-cell office:value-type="string" calcext:value-type="string">
            <text:p><text:s/>fas fa-lightbulb </text:p>
          </table:table-cell>
          <table:table-cell office:value-type="string" calcext:value-type="string">
            <text:p><text:s/>energía, idea, inspiración, luz, </text:p>
          </table:table-cell>
          <table:table-cell office:value-type="string" calcext:value-type="string">
            <text:p><text:s/>\f0eb</text:p>
          </table:table-cell>
          <table:table-cell table:formula="of:=CONCATENATE(&quot;Fontawesome.create!(&quot;;[.$B$1];&quot;: '&quot;;TRIM([.$B759]);&quot;', &quot;;[.$C$1];&quot;: '&quot;;TRIM([.$C759]);&quot;', &quot;;[.$D$1];&quot;: '&quot;;TRIM([.$D759]);&quot;', &quot;;[.$E$1];&quot;: '&quot;;TRIM([.$E759]);&quot;')&quot;)" office:value-type="string" office:string-value="Fontawesome.create!(prefijo_nombre_css: 'fas fa-lightbulb: Bombilla', icono: 'fas fa-lightbulb', termino: 'energía, idea, inspiración, luz,', codigo_css: '\f0eb')" calcext:value-type="string">
            <text:p>Fontawesome.create!(prefijo_nombre_css: 'fas fa-lightbulb: Bombilla', icono: 'fas fa-lightbulb', termino: 'energía, idea, inspiración, luz,', codigo_css: '\f0eb')</text:p>
          </table:table-cell>
        </table:table-row>
        <table:table-row table:style-name="ro1">
          <table:table-cell/>
          <table:table-cell office:value-type="string" calcext:value-type="string">
            <text:p>fab fa-line: Línea </text:p>
          </table:table-cell>
          <table:table-cell office:value-type="string" calcext:value-type="string">
            <text:p><text:s/>fab fa-lin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c0</text:p>
          </table:table-cell>
          <table:table-cell table:formula="of:=CONCATENATE(&quot;Fontawesome.create!(&quot;;[.$B$1];&quot;: '&quot;;TRIM([.$B760]);&quot;', &quot;;[.$C$1];&quot;: '&quot;;TRIM([.$C760]);&quot;', &quot;;[.$D$1];&quot;: '&quot;;TRIM([.$D760]);&quot;', &quot;;[.$E$1];&quot;: '&quot;;TRIM([.$E760]);&quot;')&quot;)" office:value-type="string" office:string-value="Fontawesome.create!(prefijo_nombre_css: 'fab fa-line: Línea', icono: 'fab fa-line', termino: '', codigo_css: '\f3c0')" calcext:value-type="string">
            <text:p>Fontawesome.create!(prefijo_nombre_css: 'fab fa-line: Línea', icono: 'fab fa-line', termino: '', codigo_css: '\f3c0')</text:p>
          </table:table-cell>
        </table:table-row>
        <table:table-row table:style-name="ro1">
          <table:table-cell/>
          <table:table-cell office:value-type="string" calcext:value-type="string">
            <text:p>fas fa-link: Enlace </text:p>
          </table:table-cell>
          <table:table-cell office:value-type="string" calcext:value-type="string">
            <text:p><text:s/>fas fa-link </text:p>
          </table:table-cell>
          <table:table-cell office:value-type="string" calcext:value-type="string">
            <text:p><text:s/>adjuntar, adjuntar, cadena, conectar, </text:p>
          </table:table-cell>
          <table:table-cell office:value-type="string" calcext:value-type="string">
            <text:p><text:s/>\f0c1</text:p>
          </table:table-cell>
          <table:table-cell table:formula="of:=CONCATENATE(&quot;Fontawesome.create!(&quot;;[.$B$1];&quot;: '&quot;;TRIM([.$B761]);&quot;', &quot;;[.$C$1];&quot;: '&quot;;TRIM([.$C761]);&quot;', &quot;;[.$D$1];&quot;: '&quot;;TRIM([.$D761]);&quot;', &quot;;[.$E$1];&quot;: '&quot;;TRIM([.$E761]);&quot;')&quot;)" office:value-type="string" office:string-value="Fontawesome.create!(prefijo_nombre_css: 'fas fa-link: Enlace', icono: 'fas fa-link', termino: 'adjuntar, adjuntar, cadena, conectar,', codigo_css: '\f0c1')" calcext:value-type="string">
            <text:p>Fontawesome.create!(prefijo_nombre_css: 'fas fa-link: Enlace', icono: 'fas fa-link', termino: 'adjuntar, adjuntar, cadena, conectar,', codigo_css: '\f0c1')</text:p>
          </table:table-cell>
        </table:table-row>
        <table:table-row table:style-name="ro1">
          <table:table-cell/>
          <table:table-cell office:value-type="string" calcext:value-type="string">
            <text:p>fab fa-linkedin: EnlaceedIn </text:p>
          </table:table-cell>
          <table:table-cell office:value-type="string" calcext:value-type="string">
            <text:p><text:s/>fab fa-linkedin </text:p>
          </table:table-cell>
          <table:table-cell office:value-type="string" calcext:value-type="string">
            <text:p><text:s/>linkedin-cuadrado, </text:p>
          </table:table-cell>
          <table:table-cell office:value-type="string" calcext:value-type="string">
            <text:p><text:s/>\f08c</text:p>
          </table:table-cell>
          <table:table-cell table:formula="of:=CONCATENATE(&quot;Fontawesome.create!(&quot;;[.$B$1];&quot;: '&quot;;TRIM([.$B762]);&quot;', &quot;;[.$C$1];&quot;: '&quot;;TRIM([.$C762]);&quot;', &quot;;[.$D$1];&quot;: '&quot;;TRIM([.$D762]);&quot;', &quot;;[.$E$1];&quot;: '&quot;;TRIM([.$E762]);&quot;')&quot;)" office:value-type="string" office:string-value="Fontawesome.create!(prefijo_nombre_css: 'fab fa-linkedin: EnlaceedIn', icono: 'fab fa-linkedin', termino: 'linkedin-cuadrado,', codigo_css: '\f08c')" calcext:value-type="string">
            <text:p>Fontawesome.create!(prefijo_nombre_css: 'fab fa-linkedin: EnlaceedIn', icono: 'fab fa-linkedin', termino: 'linkedin-cuadrado,', codigo_css: '\f08c')</text:p>
          </table:table-cell>
        </table:table-row>
        <table:table-row table:style-name="ro1">
          <table:table-cell/>
          <table:table-cell office:value-type="string" calcext:value-type="string">
            <text:p>fab fa-linkedin-in: EnlaceedIn In </text:p>
          </table:table-cell>
          <table:table-cell office:value-type="string" calcext:value-type="string">
            <text:p><text:s/>fab fa-linkedin-in </text:p>
          </table:table-cell>
          <table:table-cell office:value-type="string" calcext:value-type="string">
            <text:p><text:s/>linkedin, </text:p>
          </table:table-cell>
          <table:table-cell office:value-type="string" calcext:value-type="string">
            <text:p><text:s/>\f0e1</text:p>
          </table:table-cell>
          <table:table-cell table:formula="of:=CONCATENATE(&quot;Fontawesome.create!(&quot;;[.$B$1];&quot;: '&quot;;TRIM([.$B763]);&quot;', &quot;;[.$C$1];&quot;: '&quot;;TRIM([.$C763]);&quot;', &quot;;[.$D$1];&quot;: '&quot;;TRIM([.$D763]);&quot;', &quot;;[.$E$1];&quot;: '&quot;;TRIM([.$E763]);&quot;')&quot;)" office:value-type="string" office:string-value="Fontawesome.create!(prefijo_nombre_css: 'fab fa-linkedin-in: EnlaceedIn In', icono: 'fab fa-linkedin-in', termino: 'linkedin,', codigo_css: '\f0e1')" calcext:value-type="string">
            <text:p>Fontawesome.create!(prefijo_nombre_css: 'fab fa-linkedin-in: EnlaceedIn In', icono: 'fab fa-linkedin-in', termino: 'linkedin,', codigo_css: '\f0e1')</text:p>
          </table:table-cell>
        </table:table-row>
        <table:table-row table:style-name="ro1">
          <table:table-cell/>
          <table:table-cell office:value-type="string" calcext:value-type="string">
            <text:p>fab fa-linode: Linode </text:p>
          </table:table-cell>
          <table:table-cell office:value-type="string" calcext:value-type="string">
            <text:p><text:s/>fab fa-linod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b8</text:p>
          </table:table-cell>
          <table:table-cell table:formula="of:=CONCATENATE(&quot;Fontawesome.create!(&quot;;[.$B$1];&quot;: '&quot;;TRIM([.$B764]);&quot;', &quot;;[.$C$1];&quot;: '&quot;;TRIM([.$C764]);&quot;', &quot;;[.$D$1];&quot;: '&quot;;TRIM([.$D764]);&quot;', &quot;;[.$E$1];&quot;: '&quot;;TRIM([.$E764]);&quot;')&quot;)" office:value-type="string" office:string-value="Fontawesome.create!(prefijo_nombre_css: 'fab fa-linode: Linode', icono: 'fab fa-linode', termino: '', codigo_css: '\f2b8')" calcext:value-type="string">
            <text:p>Fontawesome.create!(prefijo_nombre_css: 'fab fa-linode: Linode', icono: 'fab fa-linode', termino: '', codigo_css: '\f2b8')</text:p>
          </table:table-cell>
        </table:table-row>
        <table:table-row table:style-name="ro1">
          <table:table-cell/>
          <table:table-cell office:value-type="string" calcext:value-type="string">
            <text:p>fab fa-linux: Linux </text:p>
          </table:table-cell>
          <table:table-cell office:value-type="string" calcext:value-type="string">
            <text:p><text:s/>fab fa-linux </text:p>
          </table:table-cell>
          <table:table-cell office:value-type="string" calcext:value-type="string">
            <text:p><text:s/>esmoquin </text:p>
          </table:table-cell>
          <table:table-cell office:value-type="string" calcext:value-type="string">
            <text:p><text:s/>\f17c</text:p>
          </table:table-cell>
          <table:table-cell table:formula="of:=CONCATENATE(&quot;Fontawesome.create!(&quot;;[.$B$1];&quot;: '&quot;;TRIM([.$B765]);&quot;', &quot;;[.$C$1];&quot;: '&quot;;TRIM([.$C765]);&quot;', &quot;;[.$D$1];&quot;: '&quot;;TRIM([.$D765]);&quot;', &quot;;[.$E$1];&quot;: '&quot;;TRIM([.$E765]);&quot;')&quot;)" office:value-type="string" office:string-value="Fontawesome.create!(prefijo_nombre_css: 'fab fa-linux: Linux', icono: 'fab fa-linux', termino: 'esmoquin', codigo_css: '\f17c')" calcext:value-type="string">
            <text:p>Fontawesome.create!(prefijo_nombre_css: 'fab fa-linux: Linux', icono: 'fab fa-linux', termino: 'esmoquin', codigo_css: '\f17c')</text:p>
          </table:table-cell>
        </table:table-row>
        <table:table-row table:style-name="ro1">
          <table:table-cell/>
          <table:table-cell office:value-type="string" calcext:value-type="string">
            <text:p>fas fa-lira-sign: Signo de la lira turca </text:p>
          </table:table-cell>
          <table:table-cell office:value-type="string" calcext:value-type="string">
            <text:p><text:s/>fas fa-lira-sign </text:p>
          </table:table-cell>
          <table:table-cell office:value-type="string" calcext:value-type="string">
            <text:p><text:s/>moneda, dinero, intentar, turco, </text:p>
          </table:table-cell>
          <table:table-cell office:value-type="string" calcext:value-type="string">
            <text:p><text:s/>\f195</text:p>
          </table:table-cell>
          <table:table-cell table:formula="of:=CONCATENATE(&quot;Fontawesome.create!(&quot;;[.$B$1];&quot;: '&quot;;TRIM([.$B766]);&quot;', &quot;;[.$C$1];&quot;: '&quot;;TRIM([.$C766]);&quot;', &quot;;[.$D$1];&quot;: '&quot;;TRIM([.$D766]);&quot;', &quot;;[.$E$1];&quot;: '&quot;;TRIM([.$E766]);&quot;')&quot;)" office:value-type="string" office:string-value="Fontawesome.create!(prefijo_nombre_css: 'fas fa-lira-sign: Signo de la lira turca', icono: 'fas fa-lira-sign', termino: 'moneda, dinero, intentar, turco,', codigo_css: '\f195')" calcext:value-type="string">
            <text:p>Fontawesome.create!(prefijo_nombre_css: 'fas fa-lira-sign: Signo de la lira turca', icono: 'fas fa-lira-sign', termino: 'moneda, dinero, intentar, turco,', codigo_css: '\f195')</text:p>
          </table:table-cell>
        </table:table-row>
        <table:table-row table:style-name="ro1">
          <table:table-cell/>
          <table:table-cell office:value-type="string" calcext:value-type="string">
            <text:p>fas fa-list: Lista </text:p>
          </table:table-cell>
          <table:table-cell office:value-type="string" calcext:value-type="string">
            <text:p><text:s/>fas fa-list </text:p>
          </table:table-cell>
          <table:table-cell office:value-type="string" calcext:value-type="string">
            <text:p><text:s/>lista de verificación, completado, hecho, terminado, ol, todo, ul, icono de lista </text:p>
          </table:table-cell>
          <table:table-cell office:value-type="string" calcext:value-type="string">
            <text:p><text:s/>\f03a</text:p>
          </table:table-cell>
          <table:table-cell table:formula="of:=CONCATENATE(&quot;Fontawesome.create!(&quot;;[.$B$1];&quot;: '&quot;;TRIM([.$B767]);&quot;', &quot;;[.$C$1];&quot;: '&quot;;TRIM([.$C767]);&quot;', &quot;;[.$D$1];&quot;: '&quot;;TRIM([.$D767]);&quot;', &quot;;[.$E$1];&quot;: '&quot;;TRIM([.$E767]);&quot;')&quot;)" office:value-type="string" office:string-value="Fontawesome.create!(prefijo_nombre_css: 'fas fa-list: Lista', icono: 'fas fa-list', termino: 'lista de verificación, completado, hecho, terminado, ol, todo, ul, icono de lista', codigo_css: '\f03a')" calcext:value-type="string">
            <text:p>Fontawesome.create!(prefijo_nombre_css: 'fas fa-list: Lista', icono: 'fas fa-list', termino: 'lista de verificación, completado, hecho, terminado, ol, todo, ul, icono de lista', codigo_css: '\f03a')</text:p>
          </table:table-cell>
        </table:table-row>
        <table:table-row table:style-name="ro1">
          <table:table-cell/>
          <table:table-cell office:value-type="string" calcext:value-type="string">
            <text:p>fas fa-list-alt: Lista alternativaa </text:p>
          </table:table-cell>
          <table:table-cell office:value-type="string" calcext:value-type="string">
            <text:p><text:s/>fas fa-list-alt </text:p>
          </table:table-cell>
          <table:table-cell office:value-type="string" calcext:value-type="string">
            <text:p><text:s/>lista de verificación, completado, hecho, terminado, ol, todo, ul, icono de lista </text:p>
          </table:table-cell>
          <table:table-cell office:value-type="string" calcext:value-type="string">
            <text:p><text:s/>\f022</text:p>
          </table:table-cell>
          <table:table-cell table:formula="of:=CONCATENATE(&quot;Fontawesome.create!(&quot;;[.$B$1];&quot;: '&quot;;TRIM([.$B768]);&quot;', &quot;;[.$C$1];&quot;: '&quot;;TRIM([.$C768]);&quot;', &quot;;[.$D$1];&quot;: '&quot;;TRIM([.$D768]);&quot;', &quot;;[.$E$1];&quot;: '&quot;;TRIM([.$E768]);&quot;')&quot;)" office:value-type="string" office:string-value="Fontawesome.create!(prefijo_nombre_css: 'fas fa-list-alt: Lista alternativaa', icono: 'fas fa-list-alt', termino: 'lista de verificación, completado, hecho, terminado, ol, todo, ul, icono de lista', codigo_css: '\f022')" calcext:value-type="string">
            <text:p>Fontawesome.create!(prefijo_nombre_css: 'fas fa-list-alt: Lista alternativaa', icono: 'fas fa-list-alt', termino: 'lista de verificación, completado, hecho, terminado, ol, todo, ul, icono de lista', codigo_css: '\f022')</text:p>
          </table:table-cell>
        </table:table-row>
        <table:table-row table:style-name="ro1">
          <table:table-cell/>
          <table:table-cell office:value-type="string" calcext:value-type="string">
            <text:p>fas fa-list-ol: list-ol </text:p>
          </table:table-cell>
          <table:table-cell office:value-type="string" calcext:value-type="string">
            <text:p><text:s/>fas fa-list-ol </text:p>
          </table:table-cell>
          <table:table-cell office:value-type="string" calcext:value-type="string">
            <text:p><text:s/>lista de verificación, completado, hecho, terminado, números, ol, todo, ul, icono de lista </text:p>
          </table:table-cell>
          <table:table-cell office:value-type="string" calcext:value-type="string">
            <text:p><text:s/>\f0cb</text:p>
          </table:table-cell>
          <table:table-cell table:formula="of:=CONCATENATE(&quot;Fontawesome.create!(&quot;;[.$B$1];&quot;: '&quot;;TRIM([.$B769]);&quot;', &quot;;[.$C$1];&quot;: '&quot;;TRIM([.$C769]);&quot;', &quot;;[.$D$1];&quot;: '&quot;;TRIM([.$D769]);&quot;', &quot;;[.$E$1];&quot;: '&quot;;TRIM([.$E769]);&quot;')&quot;)" office:value-type="string" office:string-value="Fontawesome.create!(prefijo_nombre_css: 'fas fa-list-ol: list-ol', icono: 'fas fa-list-ol', termino: 'lista de verificación, completado, hecho, terminado, números, ol, todo, ul, icono de lista', codigo_css: '\f0cb')" calcext:value-type="string">
            <text:p>Fontawesome.create!(prefijo_nombre_css: 'fas fa-list-ol: list-ol', icono: 'fas fa-list-ol', termino: 'lista de verificación, completado, hecho, terminado, números, ol, todo, ul, icono de lista', codigo_css: '\f0cb')</text:p>
          </table:table-cell>
        </table:table-row>
        <table:table-row table:style-name="ro1">
          <table:table-cell/>
          <table:table-cell office:value-type="string" calcext:value-type="string">
            <text:p>fas fa-list-ul: list-ul </text:p>
          </table:table-cell>
          <table:table-cell office:value-type="string" calcext:value-type="string">
            <text:p><text:s/>fas fa-list-ul </text:p>
          </table:table-cell>
          <table:table-cell office:value-type="string" calcext:value-type="string">
            <text:p><text:s/>lista de verificación, completado, hecho, terminado, ol, todo, ul, icono de lista </text:p>
          </table:table-cell>
          <table:table-cell office:value-type="string" calcext:value-type="string">
            <text:p><text:s/>\f0ca</text:p>
          </table:table-cell>
          <table:table-cell table:formula="of:=CONCATENATE(&quot;Fontawesome.create!(&quot;;[.$B$1];&quot;: '&quot;;TRIM([.$B770]);&quot;', &quot;;[.$C$1];&quot;: '&quot;;TRIM([.$C770]);&quot;', &quot;;[.$D$1];&quot;: '&quot;;TRIM([.$D770]);&quot;', &quot;;[.$E$1];&quot;: '&quot;;TRIM([.$E770]);&quot;')&quot;)" office:value-type="string" office:string-value="Fontawesome.create!(prefijo_nombre_css: 'fas fa-list-ul: list-ul', icono: 'fas fa-list-ul', termino: 'lista de verificación, completado, hecho, terminado, ol, todo, ul, icono de lista', codigo_css: '\f0ca')" calcext:value-type="string">
            <text:p>Fontawesome.create!(prefijo_nombre_css: 'fas fa-list-ul: list-ul', icono: 'fas fa-list-ul', termino: 'lista de verificación, completado, hecho, terminado, ol, todo, ul, icono de lista', codigo_css: '\f0ca')</text:p>
          </table:table-cell>
        </table:table-row>
        <table:table-row table:style-name="ro1">
          <table:table-cell/>
          <table:table-cell office:value-type="string" calcext:value-type="string">
            <text:p>fas fa-location-arrow: flecha de ubicación </text:p>
          </table:table-cell>
          <table:table-cell office:value-type="string" calcext:value-type="string">
            <text:p><text:s/>fas fa-location-arrow </text:p>
          </table:table-cell>
          <table:table-cell office:value-type="string" calcext:value-type="string">
            <text:p><text:s/>brújula, coordinar, dirección, gps, mapa, navegación, lugar, </text:p>
          </table:table-cell>
          <table:table-cell office:value-type="string" calcext:value-type="string">
            <text:p><text:s/>\f124</text:p>
          </table:table-cell>
          <table:table-cell table:formula="of:=CONCATENATE(&quot;Fontawesome.create!(&quot;;[.$B$1];&quot;: '&quot;;TRIM([.$B771]);&quot;', &quot;;[.$C$1];&quot;: '&quot;;TRIM([.$C771]);&quot;', &quot;;[.$D$1];&quot;: '&quot;;TRIM([.$D771]);&quot;', &quot;;[.$E$1];&quot;: '&quot;;TRIM([.$E771]);&quot;')&quot;)" office:value-type="string" office:string-value="Fontawesome.create!(prefijo_nombre_css: 'fas fa-location-arrow: flecha de ubicación', icono: 'fas fa-location-arrow', termino: 'brújula, coordinar, dirección, gps, mapa, navegación, lugar,', codigo_css: '\f124')" calcext:value-type="string">
            <text:p>Fontawesome.create!(prefijo_nombre_css: 'fas fa-location-arrow: flecha de ubicación', icono: 'fas fa-location-arrow', termino: 'brújula, coordinar, dirección, gps, mapa, navegación, lugar,', codigo_css: '\f124')</text:p>
          </table:table-cell>
        </table:table-row>
        <table:table-row table:style-name="ro1">
          <table:table-cell/>
          <table:table-cell office:value-type="string" calcext:value-type="string">
            <text:p>fas fa-lock: bloquear </text:p>
          </table:table-cell>
          <table:table-cell office:value-type="string" calcext:value-type="string">
            <text:p><text:s/>fas fa-lock </text:p>
          </table:table-cell>
          <table:table-cell office:value-type="string" calcext:value-type="string">
            <text:p><text:s/>administrador, bloquear, contraseña, privado, proteger, seguridad, </text:p>
          </table:table-cell>
          <table:table-cell office:value-type="string" calcext:value-type="string">
            <text:p><text:s/>\f023</text:p>
          </table:table-cell>
          <table:table-cell table:formula="of:=CONCATENATE(&quot;Fontawesome.create!(&quot;;[.$B$1];&quot;: '&quot;;TRIM([.$B772]);&quot;', &quot;;[.$C$1];&quot;: '&quot;;TRIM([.$C772]);&quot;', &quot;;[.$D$1];&quot;: '&quot;;TRIM([.$D772]);&quot;', &quot;;[.$E$1];&quot;: '&quot;;TRIM([.$E772]);&quot;')&quot;)" office:value-type="string" office:string-value="Fontawesome.create!(prefijo_nombre_css: 'fas fa-lock: bloquear', icono: 'fas fa-lock', termino: 'administrador, bloquear, contraseña, privado, proteger, seguridad,', codigo_css: '\f023')" calcext:value-type="string">
            <text:p>Fontawesome.create!(prefijo_nombre_css: 'fas fa-lock: bloquear', icono: 'fas fa-lock', termino: 'administrador, bloquear, contraseña, privado, proteger, seguridad,', codigo_css: '\f023')</text:p>
          </table:table-cell>
        </table:table-row>
        <table:table-row table:style-name="ro1">
          <table:table-cell/>
          <table:table-cell office:value-type="string" calcext:value-type="string">
            <text:p>fas fa-lock-open: Bloqueo abierto </text:p>
          </table:table-cell>
          <table:table-cell office:value-type="string" calcext:value-type="string">
            <text:p><text:s/>fas fa-lock-open </text:p>
          </table:table-cell>
          <table:table-cell office:value-type="string" calcext:value-type="string">
            <text:p><text:s/>administrador, bloquear, contraseña, privado, proteger, seguridad, </text:p>
          </table:table-cell>
          <table:table-cell office:value-type="string" calcext:value-type="string">
            <text:p><text:s/>\f3c1</text:p>
          </table:table-cell>
          <table:table-cell table:formula="of:=CONCATENATE(&quot;Fontawesome.create!(&quot;;[.$B$1];&quot;: '&quot;;TRIM([.$B773]);&quot;', &quot;;[.$C$1];&quot;: '&quot;;TRIM([.$C773]);&quot;', &quot;;[.$D$1];&quot;: '&quot;;TRIM([.$D773]);&quot;', &quot;;[.$E$1];&quot;: '&quot;;TRIM([.$E773]);&quot;')&quot;)" office:value-type="string" office:string-value="Fontawesome.create!(prefijo_nombre_css: 'fas fa-lock-open: Bloqueo abierto', icono: 'fas fa-lock-open', termino: 'administrador, bloquear, contraseña, privado, proteger, seguridad,', codigo_css: '\f3c1')" calcext:value-type="string">
            <text:p>Fontawesome.create!(prefijo_nombre_css: 'fas fa-lock-open: Bloqueo abierto', icono: 'fas fa-lock-open', termino: 'administrador, bloquear, contraseña, privado, proteger, seguridad,', codigo_css: '\f3c1')</text:p>
          </table:table-cell>
        </table:table-row>
        <table:table-row table:style-name="ro1">
          <table:table-cell/>
          <table:table-cell office:value-type="string" calcext:value-type="string">
            <text:p>fas fa-long-arrow-alt-down: Flecha larga alternativa hacia abajo </text:p>
          </table:table-cell>
          <table:table-cell office:value-type="string" calcext:value-type="string">
            <text:p><text:s/>fas fa-long-arrow-alt-down </text:p>
          </table:table-cell>
          <table:table-cell office:value-type="string" calcext:value-type="string">
            <text:p><text:s/>descargar, flecha larga hacia abajo, </text:p>
          </table:table-cell>
          <table:table-cell office:value-type="string" calcext:value-type="string">
            <text:p><text:s/>\f309</text:p>
          </table:table-cell>
          <table:table-cell table:formula="of:=CONCATENATE(&quot;Fontawesome.create!(&quot;;[.$B$1];&quot;: '&quot;;TRIM([.$B774]);&quot;', &quot;;[.$C$1];&quot;: '&quot;;TRIM([.$C774]);&quot;', &quot;;[.$D$1];&quot;: '&quot;;TRIM([.$D774]);&quot;', &quot;;[.$E$1];&quot;: '&quot;;TRIM([.$E774]);&quot;')&quot;)" office:value-type="string" office:string-value="Fontawesome.create!(prefijo_nombre_css: 'fas fa-long-arrow-alt-down: Flecha larga alternativa hacia abajo', icono: 'fas fa-long-arrow-alt-down', termino: 'descargar, flecha larga hacia abajo,', codigo_css: '\f309')" calcext:value-type="string">
            <text:p>Fontawesome.create!(prefijo_nombre_css: 'fas fa-long-arrow-alt-down: Flecha larga alternativa hacia abajo', icono: 'fas fa-long-arrow-alt-down', termino: 'descargar, flecha larga hacia abajo,', codigo_css: '\f309')</text:p>
          </table:table-cell>
        </table:table-row>
        <table:table-row table:style-name="ro1">
          <table:table-cell/>
          <table:table-cell office:value-type="string" calcext:value-type="string">
            <text:p>fas fa-long-arrow-alt-left: Flecha larga alternativa a la izquierda </text:p>
          </table:table-cell>
          <table:table-cell office:value-type="string" calcext:value-type="string">
            <text:p><text:s/>fas fa-long-arrow-alt-left </text:p>
          </table:table-cell>
          <table:table-cell office:value-type="string" calcext:value-type="string">
            <text:p><text:s/>atrás, flecha larga izquierda, anterior, </text:p>
          </table:table-cell>
          <table:table-cell office:value-type="string" calcext:value-type="string">
            <text:p><text:s/>\f30a</text:p>
          </table:table-cell>
          <table:table-cell table:formula="of:=CONCATENATE(&quot;Fontawesome.create!(&quot;;[.$B$1];&quot;: '&quot;;TRIM([.$B775]);&quot;', &quot;;[.$C$1];&quot;: '&quot;;TRIM([.$C775]);&quot;', &quot;;[.$D$1];&quot;: '&quot;;TRIM([.$D775]);&quot;', &quot;;[.$E$1];&quot;: '&quot;;TRIM([.$E775]);&quot;')&quot;)" office:value-type="string" office:string-value="Fontawesome.create!(prefijo_nombre_css: 'fas fa-long-arrow-alt-left: Flecha larga alternativa a la izquierda', icono: 'fas fa-long-arrow-alt-left', termino: 'atrás, flecha larga izquierda, anterior,', codigo_css: '\f30a')" calcext:value-type="string">
            <text:p>Fontawesome.create!(prefijo_nombre_css: 'fas fa-long-arrow-alt-left: Flecha larga alternativa a la izquierda', icono: 'fas fa-long-arrow-alt-left', termino: 'atrás, flecha larga izquierda, anterior,', codigo_css: '\f30a')</text:p>
          </table:table-cell>
        </table:table-row>
        <table:table-row table:style-name="ro1">
          <table:table-cell/>
          <table:table-cell office:value-type="string" calcext:value-type="string">
            <text:p>fas fa-long-arrow-alt-right: Flecha larga alternativa a la derecha </text:p>
          </table:table-cell>
          <table:table-cell office:value-type="string" calcext:value-type="string">
            <text:p><text:s/>fas fa-long-arrow-alt-right </text:p>
          </table:table-cell>
          <table:table-cell office:value-type="string" calcext:value-type="string">
            <text:p><text:s/>adelante, flecha larga derecha, siguiente, </text:p>
          </table:table-cell>
          <table:table-cell office:value-type="string" calcext:value-type="string">
            <text:p><text:s/>\f30b</text:p>
          </table:table-cell>
          <table:table-cell table:formula="of:=CONCATENATE(&quot;Fontawesome.create!(&quot;;[.$B$1];&quot;: '&quot;;TRIM([.$B776]);&quot;', &quot;;[.$C$1];&quot;: '&quot;;TRIM([.$C776]);&quot;', &quot;;[.$D$1];&quot;: '&quot;;TRIM([.$D776]);&quot;', &quot;;[.$E$1];&quot;: '&quot;;TRIM([.$E776]);&quot;')&quot;)" office:value-type="string" office:string-value="Fontawesome.create!(prefijo_nombre_css: 'fas fa-long-arrow-alt-right: Flecha larga alternativa a la derecha', icono: 'fas fa-long-arrow-alt-right', termino: 'adelante, flecha larga derecha, siguiente,', codigo_css: '\f30b')" calcext:value-type="string">
            <text:p>Fontawesome.create!(prefijo_nombre_css: 'fas fa-long-arrow-alt-right: Flecha larga alternativa a la derecha', icono: 'fas fa-long-arrow-alt-right', termino: 'adelante, flecha larga derecha, siguiente,', codigo_css: '\f30b')</text:p>
          </table:table-cell>
        </table:table-row>
        <table:table-row table:style-name="ro1">
          <table:table-cell/>
          <table:table-cell office:value-type="string" calcext:value-type="string">
            <text:p>fas fa-long-arrow-alt-up: Flecha larga alternativa hacia arriba </text:p>
          </table:table-cell>
          <table:table-cell office:value-type="string" calcext:value-type="string">
            <text:p><text:s/>fas fa-long-arrow-alt-up </text:p>
          </table:table-cell>
          <table:table-cell office:value-type="string" calcext:value-type="string">
            <text:p><text:s/>flecha larga hacia arriba, subir </text:p>
          </table:table-cell>
          <table:table-cell office:value-type="string" calcext:value-type="string">
            <text:p><text:s/>\f30c</text:p>
          </table:table-cell>
          <table:table-cell table:formula="of:=CONCATENATE(&quot;Fontawesome.create!(&quot;;[.$B$1];&quot;: '&quot;;TRIM([.$B777]);&quot;', &quot;;[.$C$1];&quot;: '&quot;;TRIM([.$C777]);&quot;', &quot;;[.$D$1];&quot;: '&quot;;TRIM([.$D777]);&quot;', &quot;;[.$E$1];&quot;: '&quot;;TRIM([.$E777]);&quot;')&quot;)" office:value-type="string" office:string-value="Fontawesome.create!(prefijo_nombre_css: 'fas fa-long-arrow-alt-up: Flecha larga alternativa hacia arriba', icono: 'fas fa-long-arrow-alt-up', termino: 'flecha larga hacia arriba, subir', codigo_css: '\f30c')" calcext:value-type="string">
            <text:p>Fontawesome.create!(prefijo_nombre_css: 'fas fa-long-arrow-alt-up: Flecha larga alternativa hacia arriba', icono: 'fas fa-long-arrow-alt-up', termino: 'flecha larga hacia arriba, subir', codigo_css: '\f30c')</text:p>
          </table:table-cell>
        </table:table-row>
        <table:table-row table:style-name="ro1">
          <table:table-cell/>
          <table:table-cell office:value-type="string" calcext:value-type="string">
            <text:p>fas fa-low-vision: Visión baja </text:p>
          </table:table-cell>
          <table:table-cell office:value-type="string" calcext:value-type="string">
            <text:p><text:s/>fas fa-low-vision </text:p>
          </table:table-cell>
          <table:table-cell office:value-type="string" calcext:value-type="string">
            <text:p><text:s/>ciego, ojo, vista, </text:p>
          </table:table-cell>
          <table:table-cell office:value-type="string" calcext:value-type="string">
            <text:p><text:s/>\f2a8</text:p>
          </table:table-cell>
          <table:table-cell table:formula="of:=CONCATENATE(&quot;Fontawesome.create!(&quot;;[.$B$1];&quot;: '&quot;;TRIM([.$B778]);&quot;', &quot;;[.$C$1];&quot;: '&quot;;TRIM([.$C778]);&quot;', &quot;;[.$D$1];&quot;: '&quot;;TRIM([.$D778]);&quot;', &quot;;[.$E$1];&quot;: '&quot;;TRIM([.$E778]);&quot;')&quot;)" office:value-type="string" office:string-value="Fontawesome.create!(prefijo_nombre_css: 'fas fa-low-vision: Visión baja', icono: 'fas fa-low-vision', termino: 'ciego, ojo, vista,', codigo_css: '\f2a8')" calcext:value-type="string">
            <text:p>Fontawesome.create!(prefijo_nombre_css: 'fas fa-low-vision: Visión baja', icono: 'fas fa-low-vision', termino: 'ciego, ojo, vista,', codigo_css: '\f2a8')</text:p>
          </table:table-cell>
        </table:table-row>
        <table:table-row table:style-name="ro1">
          <table:table-cell/>
          <table:table-cell office:value-type="string" calcext:value-type="string">
            <text:p>fas fa-luggage-cart: Carrito de equipaje </text:p>
          </table:table-cell>
          <table:table-cell office:value-type="string" calcext:value-type="string">
            <text:p><text:s/>fas fa-luggage-cart </text:p>
          </table:table-cell>
          <table:table-cell office:value-type="string" calcext:value-type="string">
            <text:p><text:s/>bolsa, equipaje, maleta, viaje, </text:p>
          </table:table-cell>
          <table:table-cell office:value-type="string" calcext:value-type="string">
            <text:p><text:s/>\f59d</text:p>
          </table:table-cell>
          <table:table-cell table:formula="of:=CONCATENATE(&quot;Fontawesome.create!(&quot;;[.$B$1];&quot;: '&quot;;TRIM([.$B779]);&quot;', &quot;;[.$C$1];&quot;: '&quot;;TRIM([.$C779]);&quot;', &quot;;[.$D$1];&quot;: '&quot;;TRIM([.$D779]);&quot;', &quot;;[.$E$1];&quot;: '&quot;;TRIM([.$E779]);&quot;')&quot;)" office:value-type="string" office:string-value="Fontawesome.create!(prefijo_nombre_css: 'fas fa-luggage-cart: Carrito de equipaje', icono: 'fas fa-luggage-cart', termino: 'bolsa, equipaje, maleta, viaje,', codigo_css: '\f59d')" calcext:value-type="string">
            <text:p>Fontawesome.create!(prefijo_nombre_css: 'fas fa-luggage-cart: Carrito de equipaje', icono: 'fas fa-luggage-cart', termino: 'bolsa, equipaje, maleta, viaje,', codigo_css: '\f59d')</text:p>
          </table:table-cell>
        </table:table-row>
        <table:table-row table:style-name="ro1">
          <table:table-cell/>
          <table:table-cell office:value-type="string" calcext:value-type="string">
            <text:p>fas fa-lungs: Livianos </text:p>
          </table:table-cell>
          <table:table-cell office:value-type="string" calcext:value-type="string">
            <text:p><text:s/>fas fa-lungs </text:p>
          </table:table-cell>
          <table:table-cell office:value-type="string" calcext:value-type="string">
            <text:p><text:s/>aire, aliento, covid-19, organo, respiratorio, </text:p>
          </table:table-cell>
          <table:table-cell office:value-type="string" calcext:value-type="string">
            <text:p><text:s/>\f604</text:p>
          </table:table-cell>
          <table:table-cell table:formula="of:=CONCATENATE(&quot;Fontawesome.create!(&quot;;[.$B$1];&quot;: '&quot;;TRIM([.$B780]);&quot;', &quot;;[.$C$1];&quot;: '&quot;;TRIM([.$C780]);&quot;', &quot;;[.$D$1];&quot;: '&quot;;TRIM([.$D780]);&quot;', &quot;;[.$E$1];&quot;: '&quot;;TRIM([.$E780]);&quot;')&quot;)" office:value-type="string" office:string-value="Fontawesome.create!(prefijo_nombre_css: 'fas fa-lungs: Livianos', icono: 'fas fa-lungs', termino: 'aire, aliento, covid-19, organo, respiratorio,', codigo_css: '\f604')" calcext:value-type="string">
            <text:p>Fontawesome.create!(prefijo_nombre_css: 'fas fa-lungs: Livianos', icono: 'fas fa-lungs', termino: 'aire, aliento, covid-19, organo, respiratorio,', codigo_css: '\f604')</text:p>
          </table:table-cell>
        </table:table-row>
        <table:table-row table:style-name="ro1">
          <table:table-cell/>
          <table:table-cell office:value-type="string" calcext:value-type="string">
            <text:p>fas fa-lungs-virus: Livianos Virus </text:p>
          </table:table-cell>
          <table:table-cell office:value-type="string" calcext:value-type="string">
            <text:p><text:s/>fas fa-lungs-virus </text:p>
          </table:table-cell>
          <table:table-cell office:value-type="string" calcext:value-type="string">
            <text:p><text:s/>aliento, covid-19, respiratorio, enfermo, </text:p>
          </table:table-cell>
          <table:table-cell office:value-type="string" calcext:value-type="string">
            <text:p><text:s/>\f967</text:p>
          </table:table-cell>
          <table:table-cell table:formula="of:=CONCATENATE(&quot;Fontawesome.create!(&quot;;[.$B$1];&quot;: '&quot;;TRIM([.$B781]);&quot;', &quot;;[.$C$1];&quot;: '&quot;;TRIM([.$C781]);&quot;', &quot;;[.$D$1];&quot;: '&quot;;TRIM([.$D781]);&quot;', &quot;;[.$E$1];&quot;: '&quot;;TRIM([.$E781]);&quot;')&quot;)" office:value-type="string" office:string-value="Fontawesome.create!(prefijo_nombre_css: 'fas fa-lungs-virus: Livianos Virus', icono: 'fas fa-lungs-virus', termino: 'aliento, covid-19, respiratorio, enfermo,', codigo_css: '\f967')" calcext:value-type="string">
            <text:p>Fontawesome.create!(prefijo_nombre_css: 'fas fa-lungs-virus: Livianos Virus', icono: 'fas fa-lungs-virus', termino: 'aliento, covid-19, respiratorio, enfermo,', codigo_css: '\f967')</text:p>
          </table:table-cell>
        </table:table-row>
        <table:table-row table:style-name="ro1">
          <table:table-cell/>
          <table:table-cell office:value-type="string" calcext:value-type="string">
            <text:p>fab fa-lyft: Lyft </text:p>
          </table:table-cell>
          <table:table-cell office:value-type="string" calcext:value-type="string">
            <text:p><text:s/>fab fa-lyf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c3</text:p>
          </table:table-cell>
          <table:table-cell table:formula="of:=CONCATENATE(&quot;Fontawesome.create!(&quot;;[.$B$1];&quot;: '&quot;;TRIM([.$B782]);&quot;', &quot;;[.$C$1];&quot;: '&quot;;TRIM([.$C782]);&quot;', &quot;;[.$D$1];&quot;: '&quot;;TRIM([.$D782]);&quot;', &quot;;[.$E$1];&quot;: '&quot;;TRIM([.$E782]);&quot;')&quot;)" office:value-type="string" office:string-value="Fontawesome.create!(prefijo_nombre_css: 'fab fa-lyft: Lyft', icono: 'fab fa-lyft', termino: '', codigo_css: '\f3c3')" calcext:value-type="string">
            <text:p>Fontawesome.create!(prefijo_nombre_css: 'fab fa-lyft: Lyft', icono: 'fab fa-lyft', termino: '', codigo_css: '\f3c3')</text:p>
          </table:table-cell>
        </table:table-row>
        <table:table-row table:style-name="ro1">
          <table:table-cell/>
          <table:table-cell office:value-type="string" calcext:value-type="string">
            <text:p>fab fa-magento: Magento </text:p>
          </table:table-cell>
          <table:table-cell office:value-type="string" calcext:value-type="string">
            <text:p><text:s/>fab fa-magent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c4</text:p>
          </table:table-cell>
          <table:table-cell table:formula="of:=CONCATENATE(&quot;Fontawesome.create!(&quot;;[.$B$1];&quot;: '&quot;;TRIM([.$B783]);&quot;', &quot;;[.$C$1];&quot;: '&quot;;TRIM([.$C783]);&quot;', &quot;;[.$D$1];&quot;: '&quot;;TRIM([.$D783]);&quot;', &quot;;[.$E$1];&quot;: '&quot;;TRIM([.$E783]);&quot;')&quot;)" office:value-type="string" office:string-value="Fontawesome.create!(prefijo_nombre_css: 'fab fa-magento: Magento', icono: 'fab fa-magento', termino: '', codigo_css: '\f3c4')" calcext:value-type="string">
            <text:p>Fontawesome.create!(prefijo_nombre_css: 'fab fa-magento: Magento', icono: 'fab fa-magento', termino: '', codigo_css: '\f3c4')</text:p>
          </table:table-cell>
        </table:table-row>
        <table:table-row table:style-name="ro1">
          <table:table-cell/>
          <table:table-cell office:value-type="string" calcext:value-type="string">
            <text:p>fas fa-magic: magia </text:p>
          </table:table-cell>
          <table:table-cell office:value-type="string" calcext:value-type="string">
            <text:p><text:s/>fas fa-magic </text:p>
          </table:table-cell>
          <table:table-cell office:value-type="string" calcext:value-type="string">
            <text:p><text:s/>autocompletar, automático, bruja, hechizo, mago, magia, </text:p>
          </table:table-cell>
          <table:table-cell office:value-type="string" calcext:value-type="string">
            <text:p><text:s/>\f0d0</text:p>
          </table:table-cell>
          <table:table-cell table:formula="of:=CONCATENATE(&quot;Fontawesome.create!(&quot;;[.$B$1];&quot;: '&quot;;TRIM([.$B784]);&quot;', &quot;;[.$C$1];&quot;: '&quot;;TRIM([.$C784]);&quot;', &quot;;[.$D$1];&quot;: '&quot;;TRIM([.$D784]);&quot;', &quot;;[.$E$1];&quot;: '&quot;;TRIM([.$E784]);&quot;')&quot;)" office:value-type="string" office:string-value="Fontawesome.create!(prefijo_nombre_css: 'fas fa-magic: magia', icono: 'fas fa-magic', termino: 'autocompletar, automático, bruja, hechizo, mago, magia,', codigo_css: '\f0d0')" calcext:value-type="string">
            <text:p>Fontawesome.create!(prefijo_nombre_css: 'fas fa-magic: magia', icono: 'fas fa-magic', termino: 'autocompletar, automático, bruja, hechizo, mago, magia,', codigo_css: '\f0d0')</text:p>
          </table:table-cell>
        </table:table-row>
        <table:table-row table:style-name="ro1">
          <table:table-cell/>
          <table:table-cell office:value-type="string" calcext:value-type="string">
            <text:p>fas fa-magnet: imán </text:p>
          </table:table-cell>
          <table:table-cell office:value-type="string" calcext:value-type="string">
            <text:p><text:s/>fas fa-magnet </text:p>
          </table:table-cell>
          <table:table-cell office:value-type="string" calcext:value-type="string">
            <text:p><text:s/>Atraer, imán, herramienta, </text:p>
          </table:table-cell>
          <table:table-cell office:value-type="string" calcext:value-type="string">
            <text:p><text:s/>\f076</text:p>
          </table:table-cell>
          <table:table-cell table:formula="of:=CONCATENATE(&quot;Fontawesome.create!(&quot;;[.$B$1];&quot;: '&quot;;TRIM([.$B785]);&quot;', &quot;;[.$C$1];&quot;: '&quot;;TRIM([.$C785]);&quot;', &quot;;[.$D$1];&quot;: '&quot;;TRIM([.$D785]);&quot;', &quot;;[.$E$1];&quot;: '&quot;;TRIM([.$E785]);&quot;')&quot;)" office:value-type="string" office:string-value="Fontawesome.create!(prefijo_nombre_css: 'fas fa-magnet: imán', icono: 'fas fa-magnet', termino: 'Atraer, imán, herramienta,', codigo_css: '\f076')" calcext:value-type="string">
            <text:p>Fontawesome.create!(prefijo_nombre_css: 'fas fa-magnet: imán', icono: 'fas fa-magnet', termino: 'Atraer, imán, herramienta,', codigo_css: '\f076')</text:p>
          </table:table-cell>
        </table:table-row>
        <table:table-row table:style-name="ro1">
          <table:table-cell/>
          <table:table-cell office:value-type="string" calcext:value-type="string">
            <text:p>fas fa-mail-bulk: Correo masivo </text:p>
          </table:table-cell>
          <table:table-cell office:value-type="string" calcext:value-type="string">
            <text:p><text:s/>fas fa-mail-bulk </text:p>
          </table:table-cell>
          <table:table-cell office:value-type="string" calcext:value-type="string">
            <text:p><text:s/>archivo, enviar, carta postal, postal, sello, tarjeta postal, usps </text:p>
          </table:table-cell>
          <table:table-cell office:value-type="string" calcext:value-type="string">
            <text:p><text:s/>\f674</text:p>
          </table:table-cell>
          <table:table-cell table:formula="of:=CONCATENATE(&quot;Fontawesome.create!(&quot;;[.$B$1];&quot;: '&quot;;TRIM([.$B786]);&quot;', &quot;;[.$C$1];&quot;: '&quot;;TRIM([.$C786]);&quot;', &quot;;[.$D$1];&quot;: '&quot;;TRIM([.$D786]);&quot;', &quot;;[.$E$1];&quot;: '&quot;;TRIM([.$E786]);&quot;')&quot;)" office:value-type="string" office:string-value="Fontawesome.create!(prefijo_nombre_css: 'fas fa-mail-bulk: Correo masivo', icono: 'fas fa-mail-bulk', termino: 'archivo, enviar, carta postal, postal, sello, tarjeta postal, usps', codigo_css: '\f674')" calcext:value-type="string">
            <text:p>Fontawesome.create!(prefijo_nombre_css: 'fas fa-mail-bulk: Correo masivo', icono: 'fas fa-mail-bulk', termino: 'archivo, enviar, carta postal, postal, sello, tarjeta postal, usps', codigo_css: '\f674')</text:p>
          </table:table-cell>
        </table:table-row>
        <table:table-row table:style-name="ro1">
          <table:table-cell/>
          <table:table-cell office:value-type="string" calcext:value-type="string">
            <text:p>fab fa-mailchimp: Mailchimp </text:p>
          </table:table-cell>
          <table:table-cell office:value-type="string" calcext:value-type="string">
            <text:p><text:s/>fab fa-mailchim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9e</text:p>
          </table:table-cell>
          <table:table-cell table:formula="of:=CONCATENATE(&quot;Fontawesome.create!(&quot;;[.$B$1];&quot;: '&quot;;TRIM([.$B787]);&quot;', &quot;;[.$C$1];&quot;: '&quot;;TRIM([.$C787]);&quot;', &quot;;[.$D$1];&quot;: '&quot;;TRIM([.$D787]);&quot;', &quot;;[.$E$1];&quot;: '&quot;;TRIM([.$E787]);&quot;')&quot;)" office:value-type="string" office:string-value="Fontawesome.create!(prefijo_nombre_css: 'fab fa-mailchimp: Mailchimp', icono: 'fab fa-mailchimp', termino: '', codigo_css: '\f59e')" calcext:value-type="string">
            <text:p>Fontawesome.create!(prefijo_nombre_css: 'fab fa-mailchimp: Mailchimp', icono: 'fab fa-mailchimp', termino: '', codigo_css: '\f59e')</text:p>
          </table:table-cell>
        </table:table-row>
        <table:table-row table:style-name="ro1">
          <table:table-cell/>
          <table:table-cell office:value-type="string" calcext:value-type="string">
            <text:p>fas fa-male: Masculino </text:p>
          </table:table-cell>
          <table:table-cell office:value-type="string" calcext:value-type="string">
            <text:p><text:s/>fas fa-male </text:p>
          </table:table-cell>
          <table:table-cell office:value-type="string" calcext:value-type="string">
            <text:p><text:s/>humano, hombre, persona, perfil, usuario, </text:p>
          </table:table-cell>
          <table:table-cell office:value-type="string" calcext:value-type="string">
            <text:p><text:s/>\f183</text:p>
          </table:table-cell>
          <table:table-cell table:formula="of:=CONCATENATE(&quot;Fontawesome.create!(&quot;;[.$B$1];&quot;: '&quot;;TRIM([.$B788]);&quot;', &quot;;[.$C$1];&quot;: '&quot;;TRIM([.$C788]);&quot;', &quot;;[.$D$1];&quot;: '&quot;;TRIM([.$D788]);&quot;', &quot;;[.$E$1];&quot;: '&quot;;TRIM([.$E788]);&quot;')&quot;)" office:value-type="string" office:string-value="Fontawesome.create!(prefijo_nombre_css: 'fas fa-male: Masculino', icono: 'fas fa-male', termino: 'humano, hombre, persona, perfil, usuario,', codigo_css: '\f183')" calcext:value-type="string">
            <text:p>Fontawesome.create!(prefijo_nombre_css: 'fas fa-male: Masculino', icono: 'fas fa-male', termino: 'humano, hombre, persona, perfil, usuario,', codigo_css: '\f183')</text:p>
          </table:table-cell>
        </table:table-row>
        <table:table-row table:style-name="ro1">
          <table:table-cell/>
          <table:table-cell office:value-type="string" calcext:value-type="string">
            <text:p>fab fa-mandalorian: Mandaloriano </text:p>
          </table:table-cell>
          <table:table-cell office:value-type="string" calcext:value-type="string">
            <text:p><text:s/>fab fa-mandaloria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0f</text:p>
          </table:table-cell>
          <table:table-cell table:formula="of:=CONCATENATE(&quot;Fontawesome.create!(&quot;;[.$B$1];&quot;: '&quot;;TRIM([.$B789]);&quot;', &quot;;[.$C$1];&quot;: '&quot;;TRIM([.$C789]);&quot;', &quot;;[.$D$1];&quot;: '&quot;;TRIM([.$D789]);&quot;', &quot;;[.$E$1];&quot;: '&quot;;TRIM([.$E789]);&quot;')&quot;)" office:value-type="string" office:string-value="Fontawesome.create!(prefijo_nombre_css: 'fab fa-mandalorian: Mandaloriano', icono: 'fab fa-mandalorian', termino: '', codigo_css: '\f50f')" calcext:value-type="string">
            <text:p>Fontawesome.create!(prefijo_nombre_css: 'fab fa-mandalorian: Mandaloriano', icono: 'fab fa-mandalorian', termino: '', codigo_css: '\f50f')</text:p>
          </table:table-cell>
        </table:table-row>
        <table:table-row table:style-name="ro1">
          <table:table-cell/>
          <table:table-cell office:value-type="string" calcext:value-type="string">
            <text:p>fas fa-map: Mapa </text:p>
          </table:table-cell>
          <table:table-cell office:value-type="string" calcext:value-type="string">
            <text:p><text:s/>fas fa-map </text:p>
          </table:table-cell>
          <table:table-cell office:value-type="string" calcext:value-type="string">
            <text:p><text:s/>dirección, coordenadas, destino, gps, localizar, ubicación, mapa, navegación, papel, alfiler, lugar, punto de interés, posición, ruta, viaje, </text:p>
          </table:table-cell>
          <table:table-cell office:value-type="string" calcext:value-type="string">
            <text:p><text:s/>\f279</text:p>
          </table:table-cell>
          <table:table-cell table:formula="of:=CONCATENATE(&quot;Fontawesome.create!(&quot;;[.$B$1];&quot;: '&quot;;TRIM([.$B790]);&quot;', &quot;;[.$C$1];&quot;: '&quot;;TRIM([.$C790]);&quot;', &quot;;[.$D$1];&quot;: '&quot;;TRIM([.$D790]);&quot;', &quot;;[.$E$1];&quot;: '&quot;;TRIM([.$E790]);&quot;')&quot;)" office:value-type="string" office:string-value="Fontawesome.create!(prefijo_nombre_css: 'fas fa-map: Mapa', icono: 'fas fa-map', termino: 'dirección, coordenadas, destino, gps, localizar, ubicación, mapa, navegación, papel, alfiler, lugar, punto de interés, posición, ruta, viaje,', codigo_css: '\f279')" calcext:value-type="string">
            <text:p>Fontawesome.create!(prefijo_nombre_css: 'fas fa-map: Mapa', icono: 'fas fa-map', termino: 'dirección, coordenadas, destino, gps, localizar, ubicación, mapa, navegación, papel, alfiler, lugar, punto de interés, posición, ruta, viaje,', codigo_css: '\f279')</text:p>
          </table:table-cell>
        </table:table-row>
        <table:table-row table:style-name="ro1">
          <table:table-cell/>
          <table:table-cell office:value-type="string" calcext:value-type="string">
            <text:p>fas fa-map-marked: Mapa Marked </text:p>
          </table:table-cell>
          <table:table-cell office:value-type="string" calcext:value-type="string">
            <text:p><text:s/>fas fa-map-marked </text:p>
          </table:table-cell>
          <table:table-cell office:value-type="string" calcext:value-type="string">
            <text:p><text:s/>dirección, coordenadas, destino, gps, localizar, ubicación, mapa, navegación, papel, alfiler, lugar, punto de interés, posición, ruta, viaje, </text:p>
          </table:table-cell>
          <table:table-cell office:value-type="string" calcext:value-type="string">
            <text:p><text:s/>\f59f</text:p>
          </table:table-cell>
          <table:table-cell table:formula="of:=CONCATENATE(&quot;Fontawesome.create!(&quot;;[.$B$1];&quot;: '&quot;;TRIM([.$B791]);&quot;', &quot;;[.$C$1];&quot;: '&quot;;TRIM([.$C791]);&quot;', &quot;;[.$D$1];&quot;: '&quot;;TRIM([.$D791]);&quot;', &quot;;[.$E$1];&quot;: '&quot;;TRIM([.$E791]);&quot;')&quot;)" office:value-type="string" office:string-value="Fontawesome.create!(prefijo_nombre_css: 'fas fa-map-marked: Mapa Marked', icono: 'fas fa-map-marked', termino: 'dirección, coordenadas, destino, gps, localizar, ubicación, mapa, navegación, papel, alfiler, lugar, punto de interés, posición, ruta, viaje,', codigo_css: '\f59f')" calcext:value-type="string">
            <text:p>Fontawesome.create!(prefijo_nombre_css: 'fas fa-map-marked: Mapa Marked', icono: 'fas fa-map-marked', termino: 'dirección, coordenadas, destino, gps, localizar, ubicación, mapa, navegación, papel, alfiler, lugar, punto de interés, posición, ruta, viaje,', codigo_css: '\f59f')</text:p>
          </table:table-cell>
        </table:table-row>
        <table:table-row table:style-name="ro1">
          <table:table-cell/>
          <table:table-cell office:value-type="string" calcext:value-type="string">
            <text:p>fas fa-map-marked-alt: Alternate Mapa Marked </text:p>
          </table:table-cell>
          <table:table-cell office:value-type="string" calcext:value-type="string">
            <text:p><text:s/>fas fa-map-marked-alt </text:p>
          </table:table-cell>
          <table:table-cell office:value-type="string" calcext:value-type="string">
            <text:p><text:s/>dirección, coordenadas, destino, gps, localizar, ubicación, mapa, navegación, papel, alfiler, lugar, punto de interés, posición, ruta, viaje, </text:p>
          </table:table-cell>
          <table:table-cell office:value-type="string" calcext:value-type="string">
            <text:p><text:s/>\f5a0</text:p>
          </table:table-cell>
          <table:table-cell table:formula="of:=CONCATENATE(&quot;Fontawesome.create!(&quot;;[.$B$1];&quot;: '&quot;;TRIM([.$B792]);&quot;', &quot;;[.$C$1];&quot;: '&quot;;TRIM([.$C792]);&quot;', &quot;;[.$D$1];&quot;: '&quot;;TRIM([.$D792]);&quot;', &quot;;[.$E$1];&quot;: '&quot;;TRIM([.$E792]);&quot;')&quot;)" office:value-type="string" office:string-value="Fontawesome.create!(prefijo_nombre_css: 'fas fa-map-marked-alt: Alternate Mapa Marked', icono: 'fas fa-map-marked-alt', termino: 'dirección, coordenadas, destino, gps, localizar, ubicación, mapa, navegación, papel, alfiler, lugar, punto de interés, posición, ruta, viaje,', codigo_css: '\f5a0')" calcext:value-type="string">
            <text:p>Fontawesome.create!(prefijo_nombre_css: 'fas fa-map-marked-alt: Alternate Mapa Marked', icono: 'fas fa-map-marked-alt', termino: 'dirección, coordenadas, destino, gps, localizar, ubicación, mapa, navegación, papel, alfiler, lugar, punto de interés, posición, ruta, viaje,', codigo_css: '\f5a0')</text:p>
          </table:table-cell>
        </table:table-row>
        <table:table-row table:style-name="ro1">
          <table:table-cell/>
          <table:table-cell office:value-type="string" calcext:value-type="string">
            <text:p>fas fa-map-marker: marcador de mapa </text:p>
          </table:table-cell>
          <table:table-cell office:value-type="string" calcext:value-type="string">
            <text:p><text:s/>fas fa-map-marker </text:p>
          </table:table-cell>
          <table:table-cell office:value-type="string" calcext:value-type="string">
            <text:p><text:s/>dirección, coordenadas, destino, gps, localizar, ubicación, mapa, navegación, papel, alfiler, lugar, punto de interés, posición, ruta, viaje, </text:p>
          </table:table-cell>
          <table:table-cell office:value-type="string" calcext:value-type="string">
            <text:p><text:s/>\f041</text:p>
          </table:table-cell>
          <table:table-cell table:formula="of:=CONCATENATE(&quot;Fontawesome.create!(&quot;;[.$B$1];&quot;: '&quot;;TRIM([.$B793]);&quot;', &quot;;[.$C$1];&quot;: '&quot;;TRIM([.$C793]);&quot;', &quot;;[.$D$1];&quot;: '&quot;;TRIM([.$D793]);&quot;', &quot;;[.$E$1];&quot;: '&quot;;TRIM([.$E793]);&quot;')&quot;)" office:value-type="string" office:string-value="Fontawesome.create!(prefijo_nombre_css: 'fas fa-map-marker: marcador de mapa', icono: 'fas fa-map-marker', termino: 'dirección, coordenadas, destino, gps, localizar, ubicación, mapa, navegación, papel, alfiler, lugar, punto de interés, posición, ruta, viaje,', codigo_css: '\f041')" calcext:value-type="string">
            <text:p>Fontawesome.create!(prefijo_nombre_css: 'fas fa-map-marker: marcador de mapa', icono: 'fas fa-map-marker', termino: 'dirección, coordenadas, destino, gps, localizar, ubicación, mapa, navegación, papel, alfiler, lugar, punto de interés, posición, ruta, viaje,', codigo_css: '\f041')</text:p>
          </table:table-cell>
        </table:table-row>
        <table:table-row table:style-name="ro1">
          <table:table-cell/>
          <table:table-cell office:value-type="string" calcext:value-type="string">
            <text:p>fas fa-map-marker-alt: Alternate Mapa Marcador </text:p>
          </table:table-cell>
          <table:table-cell office:value-type="string" calcext:value-type="string">
            <text:p><text:s/>fas fa-map-marker-alt </text:p>
          </table:table-cell>
          <table:table-cell office:value-type="string" calcext:value-type="string">
            <text:p><text:s/>dirección, coordenadas, destino, gps, localizar, ubicación, mapa, navegación, papel, alfiler, lugar, punto de interés, posición, ruta, viaje, </text:p>
          </table:table-cell>
          <table:table-cell office:value-type="string" calcext:value-type="string">
            <text:p><text:s/>\f3c5</text:p>
          </table:table-cell>
          <table:table-cell table:formula="of:=CONCATENATE(&quot;Fontawesome.create!(&quot;;[.$B$1];&quot;: '&quot;;TRIM([.$B794]);&quot;', &quot;;[.$C$1];&quot;: '&quot;;TRIM([.$C794]);&quot;', &quot;;[.$D$1];&quot;: '&quot;;TRIM([.$D794]);&quot;', &quot;;[.$E$1];&quot;: '&quot;;TRIM([.$E794]);&quot;')&quot;)" office:value-type="string" office:string-value="Fontawesome.create!(prefijo_nombre_css: 'fas fa-map-marker-alt: Alternate Mapa Marcador', icono: 'fas fa-map-marker-alt', termino: 'dirección, coordenadas, destino, gps, localizar, ubicación, mapa, navegación, papel, alfiler, lugar, punto de interés, posición, ruta, viaje,', codigo_css: '\f3c5')" calcext:value-type="string">
            <text:p>Fontawesome.create!(prefijo_nombre_css: 'fas fa-map-marker-alt: Alternate Mapa Marcador', icono: 'fas fa-map-marker-alt', termino: 'dirección, coordenadas, destino, gps, localizar, ubicación, mapa, navegación, papel, alfiler, lugar, punto de interés, posición, ruta, viaje,', codigo_css: '\f3c5')</text:p>
          </table:table-cell>
        </table:table-row>
        <table:table-row table:style-name="ro1">
          <table:table-cell/>
          <table:table-cell office:value-type="string" calcext:value-type="string">
            <text:p>fas fa-map-pin: Mapa Pin </text:p>
          </table:table-cell>
          <table:table-cell office:value-type="string" calcext:value-type="string">
            <text:p><text:s/>fas fa-map-pin </text:p>
          </table:table-cell>
          <table:table-cell office:value-type="string" calcext:value-type="string">
            <text:p><text:s/>dirección, acuerdo, coordenadas, destino, gps, localizar, ubicación, mapa, marcador, navegación, alfiler, lugar, posición, viaje, </text:p>
          </table:table-cell>
          <table:table-cell office:value-type="string" calcext:value-type="string">
            <text:p><text:s/>\f276</text:p>
          </table:table-cell>
          <table:table-cell table:formula="of:=CONCATENATE(&quot;Fontawesome.create!(&quot;;[.$B$1];&quot;: '&quot;;TRIM([.$B795]);&quot;', &quot;;[.$C$1];&quot;: '&quot;;TRIM([.$C795]);&quot;', &quot;;[.$D$1];&quot;: '&quot;;TRIM([.$D795]);&quot;', &quot;;[.$E$1];&quot;: '&quot;;TRIM([.$E795]);&quot;')&quot;)" office:value-type="string" office:string-value="Fontawesome.create!(prefijo_nombre_css: 'fas fa-map-pin: Mapa Pin', icono: 'fas fa-map-pin', termino: 'dirección, acuerdo, coordenadas, destino, gps, localizar, ubicación, mapa, marcador, navegación, alfiler, lugar, posición, viaje,', codigo_css: '\f276')" calcext:value-type="string">
            <text:p>Fontawesome.create!(prefijo_nombre_css: 'fas fa-map-pin: Mapa Pin', icono: 'fas fa-map-pin', termino: 'dirección, acuerdo, coordenadas, destino, gps, localizar, ubicación, mapa, marcador, navegación, alfiler, lugar, posición, viaje,', codigo_css: '\f276')</text:p>
          </table:table-cell>
        </table:table-row>
        <table:table-row table:style-name="ro1">
          <table:table-cell/>
          <table:table-cell office:value-type="string" calcext:value-type="string">
            <text:p>fas fa-map-signs: Mapa Signs </text:p>
          </table:table-cell>
          <table:table-cell office:value-type="string" calcext:value-type="string">
            <text:p><text:s/>fas fa-map-signs </text:p>
          </table:table-cell>
          <table:table-cell office:value-type="string" calcext:value-type="string">
            <text:p><text:s/>direcciones, directorio, mapa, señalización, orientación, </text:p>
          </table:table-cell>
          <table:table-cell office:value-type="string" calcext:value-type="string">
            <text:p><text:s/>\f277</text:p>
          </table:table-cell>
          <table:table-cell table:formula="of:=CONCATENATE(&quot;Fontawesome.create!(&quot;;[.$B$1];&quot;: '&quot;;TRIM([.$B796]);&quot;', &quot;;[.$C$1];&quot;: '&quot;;TRIM([.$C796]);&quot;', &quot;;[.$D$1];&quot;: '&quot;;TRIM([.$D796]);&quot;', &quot;;[.$E$1];&quot;: '&quot;;TRIM([.$E796]);&quot;')&quot;)" office:value-type="string" office:string-value="Fontawesome.create!(prefijo_nombre_css: 'fas fa-map-signs: Mapa Signs', icono: 'fas fa-map-signs', termino: 'direcciones, directorio, mapa, señalización, orientación,', codigo_css: '\f277')" calcext:value-type="string">
            <text:p>Fontawesome.create!(prefijo_nombre_css: 'fas fa-map-signs: Mapa Signs', icono: 'fas fa-map-signs', termino: 'direcciones, directorio, mapa, señalización, orientación,', codigo_css: '\f277')</text:p>
          </table:table-cell>
        </table:table-row>
        <table:table-row table:style-name="ro1">
          <table:table-cell/>
          <table:table-cell office:value-type="string" calcext:value-type="string">
            <text:p>fab fa-markdown: Reducción </text:p>
          </table:table-cell>
          <table:table-cell office:value-type="string" calcext:value-type="string">
            <text:p><text:s/>fab fa-markdow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60f</text:p>
          </table:table-cell>
          <table:table-cell table:formula="of:=CONCATENATE(&quot;Fontawesome.create!(&quot;;[.$B$1];&quot;: '&quot;;TRIM([.$B797]);&quot;', &quot;;[.$C$1];&quot;: '&quot;;TRIM([.$C797]);&quot;', &quot;;[.$D$1];&quot;: '&quot;;TRIM([.$D797]);&quot;', &quot;;[.$E$1];&quot;: '&quot;;TRIM([.$E797]);&quot;')&quot;)" office:value-type="string" office:string-value="Fontawesome.create!(prefijo_nombre_css: 'fab fa-markdown: Reducción', icono: 'fab fa-markdown', termino: '', codigo_css: '\f60f')" calcext:value-type="string">
            <text:p>Fontawesome.create!(prefijo_nombre_css: 'fab fa-markdown: Reducción', icono: 'fab fa-markdown', termino: '', codigo_css: '\f60f')</text:p>
          </table:table-cell>
        </table:table-row>
        <table:table-row table:style-name="ro1">
          <table:table-cell/>
          <table:table-cell office:value-type="string" calcext:value-type="string">
            <text:p>fas fa-marker: Marcador </text:p>
          </table:table-cell>
          <table:table-cell office:value-type="string" calcext:value-type="string">
            <text:p><text:s/>fas fa-marker </text:p>
          </table:table-cell>
          <table:table-cell office:value-type="string" calcext:value-type="string">
            <text:p><text:s/>diseño, editar, sharpie, actualizar, escribir, </text:p>
          </table:table-cell>
          <table:table-cell office:value-type="string" calcext:value-type="string">
            <text:p><text:s/>\f5a1</text:p>
          </table:table-cell>
          <table:table-cell table:formula="of:=CONCATENATE(&quot;Fontawesome.create!(&quot;;[.$B$1];&quot;: '&quot;;TRIM([.$B798]);&quot;', &quot;;[.$C$1];&quot;: '&quot;;TRIM([.$C798]);&quot;', &quot;;[.$D$1];&quot;: '&quot;;TRIM([.$D798]);&quot;', &quot;;[.$E$1];&quot;: '&quot;;TRIM([.$E798]);&quot;')&quot;)" office:value-type="string" office:string-value="Fontawesome.create!(prefijo_nombre_css: 'fas fa-marker: Marcador', icono: 'fas fa-marker', termino: 'diseño, editar, sharpie, actualizar, escribir,', codigo_css: '\f5a1')" calcext:value-type="string">
            <text:p>Fontawesome.create!(prefijo_nombre_css: 'fas fa-marker: Marcador', icono: 'fas fa-marker', termino: 'diseño, editar, sharpie, actualizar, escribir,', codigo_css: '\f5a1')</text:p>
          </table:table-cell>
        </table:table-row>
        <table:table-row table:style-name="ro1">
          <table:table-cell/>
          <table:table-cell office:value-type="string" calcext:value-type="string">
            <text:p>fas fa-mars: Marte </text:p>
          </table:table-cell>
          <table:table-cell office:value-type="string" calcext:value-type="string">
            <text:p><text:s/>fas fa-mars </text:p>
          </table:table-cell>
          <table:table-cell office:value-type="string" calcext:value-type="string">
            <text:p><text:s/>masculino, </text:p>
          </table:table-cell>
          <table:table-cell office:value-type="string" calcext:value-type="string">
            <text:p><text:s/>\f222</text:p>
          </table:table-cell>
          <table:table-cell table:formula="of:=CONCATENATE(&quot;Fontawesome.create!(&quot;;[.$B$1];&quot;: '&quot;;TRIM([.$B799]);&quot;', &quot;;[.$C$1];&quot;: '&quot;;TRIM([.$C799]);&quot;', &quot;;[.$D$1];&quot;: '&quot;;TRIM([.$D799]);&quot;', &quot;;[.$E$1];&quot;: '&quot;;TRIM([.$E799]);&quot;')&quot;)" office:value-type="string" office:string-value="Fontawesome.create!(prefijo_nombre_css: 'fas fa-mars: Marte', icono: 'fas fa-mars', termino: 'masculino,', codigo_css: '\f222')" calcext:value-type="string">
            <text:p>Fontawesome.create!(prefijo_nombre_css: 'fas fa-mars: Marte', icono: 'fas fa-mars', termino: 'masculino,', codigo_css: '\f222')</text:p>
          </table:table-cell>
        </table:table-row>
        <table:table-row table:style-name="ro1">
          <table:table-cell/>
          <table:table-cell office:value-type="string" calcext:value-type="string">
            <text:p>fas fa-mars-double: Marte Double </text:p>
          </table:table-cell>
          <table:table-cell office:value-type="string" calcext:value-type="string">
            <text:p><text:s/>fas fa-mars-doub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27</text:p>
          </table:table-cell>
          <table:table-cell table:formula="of:=CONCATENATE(&quot;Fontawesome.create!(&quot;;[.$B$1];&quot;: '&quot;;TRIM([.$B800]);&quot;', &quot;;[.$C$1];&quot;: '&quot;;TRIM([.$C800]);&quot;', &quot;;[.$D$1];&quot;: '&quot;;TRIM([.$D800]);&quot;', &quot;;[.$E$1];&quot;: '&quot;;TRIM([.$E800]);&quot;')&quot;)" office:value-type="string" office:string-value="Fontawesome.create!(prefijo_nombre_css: 'fas fa-mars-double: Marte Double', icono: 'fas fa-mars-double', termino: '', codigo_css: '\f227')" calcext:value-type="string">
            <text:p>Fontawesome.create!(prefijo_nombre_css: 'fas fa-mars-double: Marte Double', icono: 'fas fa-mars-double', termino: '', codigo_css: '\f227')</text:p>
          </table:table-cell>
        </table:table-row>
        <table:table-row table:style-name="ro1">
          <table:table-cell/>
          <table:table-cell office:value-type="string" calcext:value-type="string">
            <text:p>fas fa-mars-stroke: Marte Stroke </text:p>
          </table:table-cell>
          <table:table-cell office:value-type="string" calcext:value-type="string">
            <text:p><text:s/>fas fa-mars-strok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29</text:p>
          </table:table-cell>
          <table:table-cell table:formula="of:=CONCATENATE(&quot;Fontawesome.create!(&quot;;[.$B$1];&quot;: '&quot;;TRIM([.$B801]);&quot;', &quot;;[.$C$1];&quot;: '&quot;;TRIM([.$C801]);&quot;', &quot;;[.$D$1];&quot;: '&quot;;TRIM([.$D801]);&quot;', &quot;;[.$E$1];&quot;: '&quot;;TRIM([.$E801]);&quot;')&quot;)" office:value-type="string" office:string-value="Fontawesome.create!(prefijo_nombre_css: 'fas fa-mars-stroke: Marte Stroke', icono: 'fas fa-mars-stroke', termino: '', codigo_css: '\f229')" calcext:value-type="string">
            <text:p>Fontawesome.create!(prefijo_nombre_css: 'fas fa-mars-stroke: Marte Stroke', icono: 'fas fa-mars-stroke', termino: '', codigo_css: '\f229')</text:p>
          </table:table-cell>
        </table:table-row>
        <table:table-row table:style-name="ro1">
          <table:table-cell/>
          <table:table-cell office:value-type="string" calcext:value-type="string">
            <text:p>fas fa-mars-stroke-h: Marte Stroke Horizontal </text:p>
          </table:table-cell>
          <table:table-cell office:value-type="string" calcext:value-type="string">
            <text:p><text:s/>fas fa-mars-stroke-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2b</text:p>
          </table:table-cell>
          <table:table-cell table:formula="of:=CONCATENATE(&quot;Fontawesome.create!(&quot;;[.$B$1];&quot;: '&quot;;TRIM([.$B802]);&quot;', &quot;;[.$C$1];&quot;: '&quot;;TRIM([.$C802]);&quot;', &quot;;[.$D$1];&quot;: '&quot;;TRIM([.$D802]);&quot;', &quot;;[.$E$1];&quot;: '&quot;;TRIM([.$E802]);&quot;')&quot;)" office:value-type="string" office:string-value="Fontawesome.create!(prefijo_nombre_css: 'fas fa-mars-stroke-h: Marte Stroke Horizontal', icono: 'fas fa-mars-stroke-h', termino: '', codigo_css: '\f22b')" calcext:value-type="string">
            <text:p>Fontawesome.create!(prefijo_nombre_css: 'fas fa-mars-stroke-h: Marte Stroke Horizontal', icono: 'fas fa-mars-stroke-h', termino: '', codigo_css: '\f22b')</text:p>
          </table:table-cell>
        </table:table-row>
        <table:table-row table:style-name="ro1">
          <table:table-cell/>
          <table:table-cell office:value-type="string" calcext:value-type="string">
            <text:p>fas fa-mars-stroke-v: Marte Stroke Vertical </text:p>
          </table:table-cell>
          <table:table-cell office:value-type="string" calcext:value-type="string">
            <text:p><text:s/>fas fa-mars-stroke-v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2a</text:p>
          </table:table-cell>
          <table:table-cell table:formula="of:=CONCATENATE(&quot;Fontawesome.create!(&quot;;[.$B$1];&quot;: '&quot;;TRIM([.$B803]);&quot;', &quot;;[.$C$1];&quot;: '&quot;;TRIM([.$C803]);&quot;', &quot;;[.$D$1];&quot;: '&quot;;TRIM([.$D803]);&quot;', &quot;;[.$E$1];&quot;: '&quot;;TRIM([.$E803]);&quot;')&quot;)" office:value-type="string" office:string-value="Fontawesome.create!(prefijo_nombre_css: 'fas fa-mars-stroke-v: Marte Stroke Vertical', icono: 'fas fa-mars-stroke-v', termino: '', codigo_css: '\f22a')" calcext:value-type="string">
            <text:p>Fontawesome.create!(prefijo_nombre_css: 'fas fa-mars-stroke-v: Marte Stroke Vertical', icono: 'fas fa-mars-stroke-v', termino: '', codigo_css: '\f22a')</text:p>
          </table:table-cell>
        </table:table-row>
        <table:table-row table:style-name="ro1">
          <table:table-cell/>
          <table:table-cell office:value-type="string" calcext:value-type="string">
            <text:p>fas fa-mask: Máscara </text:p>
          </table:table-cell>
          <table:table-cell office:value-type="string" calcext:value-type="string">
            <text:p><text:s/>fas fa-mask </text:p>
          </table:table-cell>
          <table:table-cell office:value-type="string" calcext:value-type="string">
            <text:p><text:s/>carnivale, disfrazar, halloween, secreto, superhéroe, </text:p>
          </table:table-cell>
          <table:table-cell office:value-type="string" calcext:value-type="string">
            <text:p><text:s/>\f6fa</text:p>
          </table:table-cell>
          <table:table-cell table:formula="of:=CONCATENATE(&quot;Fontawesome.create!(&quot;;[.$B$1];&quot;: '&quot;;TRIM([.$B804]);&quot;', &quot;;[.$C$1];&quot;: '&quot;;TRIM([.$C804]);&quot;', &quot;;[.$D$1];&quot;: '&quot;;TRIM([.$D804]);&quot;', &quot;;[.$E$1];&quot;: '&quot;;TRIM([.$E804]);&quot;')&quot;)" office:value-type="string" office:string-value="Fontawesome.create!(prefijo_nombre_css: 'fas fa-mask: Máscara', icono: 'fas fa-mask', termino: 'carnivale, disfrazar, halloween, secreto, superhéroe,', codigo_css: '\f6fa')" calcext:value-type="string">
            <text:p>Fontawesome.create!(prefijo_nombre_css: 'fas fa-mask: Máscara', icono: 'fas fa-mask', termino: 'carnivale, disfrazar, halloween, secreto, superhéroe,', codigo_css: '\f6fa')</text:p>
          </table:table-cell>
        </table:table-row>
        <table:table-row table:style-name="ro1">
          <table:table-cell/>
          <table:table-cell office:value-type="string" calcext:value-type="string">
            <text:p>fab fa-mastodon: Mastodonte </text:p>
          </table:table-cell>
          <table:table-cell office:value-type="string" calcext:value-type="string">
            <text:p><text:s/>fab fa-mastod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6</text:p>
          </table:table-cell>
          <table:table-cell table:formula="of:=CONCATENATE(&quot;Fontawesome.create!(&quot;;[.$B$1];&quot;: '&quot;;TRIM([.$B805]);&quot;', &quot;;[.$C$1];&quot;: '&quot;;TRIM([.$C805]);&quot;', &quot;;[.$D$1];&quot;: '&quot;;TRIM([.$D805]);&quot;', &quot;;[.$E$1];&quot;: '&quot;;TRIM([.$E805]);&quot;')&quot;)" office:value-type="string" office:string-value="Fontawesome.create!(prefijo_nombre_css: 'fab fa-mastodon: Mastodonte', icono: 'fab fa-mastodon', termino: '', codigo_css: '\f4f6')" calcext:value-type="string">
            <text:p>Fontawesome.create!(prefijo_nombre_css: 'fab fa-mastodon: Mastodonte', icono: 'fab fa-mastodon', termino: '', codigo_css: '\f4f6')</text:p>
          </table:table-cell>
        </table:table-row>
        <table:table-row table:style-name="ro1">
          <table:table-cell/>
          <table:table-cell office:value-type="string" calcext:value-type="string">
            <text:p>fab fa-maxcdn: MaxCDN </text:p>
          </table:table-cell>
          <table:table-cell office:value-type="string" calcext:value-type="string">
            <text:p><text:s/>fab fa-maxcd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36</text:p>
          </table:table-cell>
          <table:table-cell table:formula="of:=CONCATENATE(&quot;Fontawesome.create!(&quot;;[.$B$1];&quot;: '&quot;;TRIM([.$B806]);&quot;', &quot;;[.$C$1];&quot;: '&quot;;TRIM([.$C806]);&quot;', &quot;;[.$D$1];&quot;: '&quot;;TRIM([.$D806]);&quot;', &quot;;[.$E$1];&quot;: '&quot;;TRIM([.$E806]);&quot;')&quot;)" office:value-type="string" office:string-value="Fontawesome.create!(prefijo_nombre_css: 'fab fa-maxcdn: MaxCDN', icono: 'fab fa-maxcdn', termino: '', codigo_css: '\f136')" calcext:value-type="string">
            <text:p>Fontawesome.create!(prefijo_nombre_css: 'fab fa-maxcdn: MaxCDN', icono: 'fab fa-maxcdn', termino: '', codigo_css: '\f136')</text:p>
          </table:table-cell>
        </table:table-row>
        <table:table-row table:style-name="ro1">
          <table:table-cell/>
          <table:table-cell office:value-type="string" calcext:value-type="string">
            <text:p>fab fa-mdb: Diseño de materiales para Bootstrap </text:p>
          </table:table-cell>
          <table:table-cell office:value-type="string" calcext:value-type="string">
            <text:p><text:s/>fab fa-md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ca</text:p>
          </table:table-cell>
          <table:table-cell table:formula="of:=CONCATENATE(&quot;Fontawesome.create!(&quot;;[.$B$1];&quot;: '&quot;;TRIM([.$B807]);&quot;', &quot;;[.$C$1];&quot;: '&quot;;TRIM([.$C807]);&quot;', &quot;;[.$D$1];&quot;: '&quot;;TRIM([.$D807]);&quot;', &quot;;[.$E$1];&quot;: '&quot;;TRIM([.$E807]);&quot;')&quot;)" office:value-type="string" office:string-value="Fontawesome.create!(prefijo_nombre_css: 'fab fa-mdb: Diseño de materiales para Bootstrap', icono: 'fab fa-mdb', termino: '', codigo_css: '\f8ca')" calcext:value-type="string">
            <text:p>Fontawesome.create!(prefijo_nombre_css: 'fab fa-mdb: Diseño de materiales para Bootstrap', icono: 'fab fa-mdb', termino: '', codigo_css: '\f8ca')</text:p>
          </table:table-cell>
        </table:table-row>
        <table:table-row table:style-name="ro1">
          <table:table-cell/>
          <table:table-cell office:value-type="string" calcext:value-type="string">
            <text:p>fas fa-medal: Medalla </text:p>
          </table:table-cell>
          <table:table-cell office:value-type="string" calcext:value-type="string">
            <text:p><text:s/>fas fa-medal </text:p>
          </table:table-cell>
          <table:table-cell office:value-type="string" calcext:value-type="string">
            <text:p><text:s/>premio, cinta, estrella, trofeo, </text:p>
          </table:table-cell>
          <table:table-cell office:value-type="string" calcext:value-type="string">
            <text:p><text:s/>\f5a2</text:p>
          </table:table-cell>
          <table:table-cell table:formula="of:=CONCATENATE(&quot;Fontawesome.create!(&quot;;[.$B$1];&quot;: '&quot;;TRIM([.$B808]);&quot;', &quot;;[.$C$1];&quot;: '&quot;;TRIM([.$C808]);&quot;', &quot;;[.$D$1];&quot;: '&quot;;TRIM([.$D808]);&quot;', &quot;;[.$E$1];&quot;: '&quot;;TRIM([.$E808]);&quot;')&quot;)" office:value-type="string" office:string-value="Fontawesome.create!(prefijo_nombre_css: 'fas fa-medal: Medalla', icono: 'fas fa-medal', termino: 'premio, cinta, estrella, trofeo,', codigo_css: '\f5a2')" calcext:value-type="string">
            <text:p>Fontawesome.create!(prefijo_nombre_css: 'fas fa-medal: Medalla', icono: 'fas fa-medal', termino: 'premio, cinta, estrella, trofeo,', codigo_css: '\f5a2')</text:p>
          </table:table-cell>
        </table:table-row>
        <table:table-row table:style-name="ro1">
          <table:table-cell/>
          <table:table-cell office:value-type="string" calcext:value-type="string">
            <text:p>fab fa-medapps: MedApps </text:p>
          </table:table-cell>
          <table:table-cell office:value-type="string" calcext:value-type="string">
            <text:p><text:s/>fab fa-medapp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c6</text:p>
          </table:table-cell>
          <table:table-cell table:formula="of:=CONCATENATE(&quot;Fontawesome.create!(&quot;;[.$B$1];&quot;: '&quot;;TRIM([.$B809]);&quot;', &quot;;[.$C$1];&quot;: '&quot;;TRIM([.$C809]);&quot;', &quot;;[.$D$1];&quot;: '&quot;;TRIM([.$D809]);&quot;', &quot;;[.$E$1];&quot;: '&quot;;TRIM([.$E809]);&quot;')&quot;)" office:value-type="string" office:string-value="Fontawesome.create!(prefijo_nombre_css: 'fab fa-medapps: MedApps', icono: 'fab fa-medapps', termino: '', codigo_css: '\f3c6')" calcext:value-type="string">
            <text:p>Fontawesome.create!(prefijo_nombre_css: 'fab fa-medapps: MedApps', icono: 'fab fa-medapps', termino: '', codigo_css: '\f3c6')</text:p>
          </table:table-cell>
        </table:table-row>
        <table:table-row table:style-name="ro1">
          <table:table-cell/>
          <table:table-cell office:value-type="string" calcext:value-type="string">
            <text:p>fab fa-medium: Medio </text:p>
          </table:table-cell>
          <table:table-cell office:value-type="string" calcext:value-type="string">
            <text:p><text:s/>fab fa-mediu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3a</text:p>
          </table:table-cell>
          <table:table-cell table:formula="of:=CONCATENATE(&quot;Fontawesome.create!(&quot;;[.$B$1];&quot;: '&quot;;TRIM([.$B810]);&quot;', &quot;;[.$C$1];&quot;: '&quot;;TRIM([.$C810]);&quot;', &quot;;[.$D$1];&quot;: '&quot;;TRIM([.$D810]);&quot;', &quot;;[.$E$1];&quot;: '&quot;;TRIM([.$E810]);&quot;')&quot;)" office:value-type="string" office:string-value="Fontawesome.create!(prefijo_nombre_css: 'fab fa-medium: Medio', icono: 'fab fa-medium', termino: '', codigo_css: '\f23a')" calcext:value-type="string">
            <text:p>Fontawesome.create!(prefijo_nombre_css: 'fab fa-medium: Medio', icono: 'fab fa-medium', termino: '', codigo_css: '\f23a')</text:p>
          </table:table-cell>
        </table:table-row>
        <table:table-row table:style-name="ro1">
          <table:table-cell/>
          <table:table-cell office:value-type="string" calcext:value-type="string">
            <text:p>fab fa-medium-m: Medio M </text:p>
          </table:table-cell>
          <table:table-cell office:value-type="string" calcext:value-type="string">
            <text:p><text:s/>fab fa-medium-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c7</text:p>
          </table:table-cell>
          <table:table-cell table:formula="of:=CONCATENATE(&quot;Fontawesome.create!(&quot;;[.$B$1];&quot;: '&quot;;TRIM([.$B811]);&quot;', &quot;;[.$C$1];&quot;: '&quot;;TRIM([.$C811]);&quot;', &quot;;[.$D$1];&quot;: '&quot;;TRIM([.$D811]);&quot;', &quot;;[.$E$1];&quot;: '&quot;;TRIM([.$E811]);&quot;')&quot;)" office:value-type="string" office:string-value="Fontawesome.create!(prefijo_nombre_css: 'fab fa-medium-m: Medio M', icono: 'fab fa-medium-m', termino: '', codigo_css: '\f3c7')" calcext:value-type="string">
            <text:p>Fontawesome.create!(prefijo_nombre_css: 'fab fa-medium-m: Medio M', icono: 'fab fa-medium-m', termino: '', codigo_css: '\f3c7')</text:p>
          </table:table-cell>
        </table:table-row>
        <table:table-row table:style-name="ro1">
          <table:table-cell/>
          <table:table-cell office:value-type="string" calcext:value-type="string">
            <text:p>fas fa-medkit: Botiquín </text:p>
          </table:table-cell>
          <table:table-cell office:value-type="string" calcext:value-type="string">
            <text:p><text:s/>fas fa-medkit </text:p>
          </table:table-cell>
          <table:table-cell office:value-type="string" calcext:value-type="string">
            <text:p><text:s/>primeros auxilios, primeros auxilios, salud, ayuda, apoyo, </text:p>
          </table:table-cell>
          <table:table-cell office:value-type="string" calcext:value-type="string">
            <text:p><text:s/>\f0fa</text:p>
          </table:table-cell>
          <table:table-cell table:formula="of:=CONCATENATE(&quot;Fontawesome.create!(&quot;;[.$B$1];&quot;: '&quot;;TRIM([.$B812]);&quot;', &quot;;[.$C$1];&quot;: '&quot;;TRIM([.$C812]);&quot;', &quot;;[.$D$1];&quot;: '&quot;;TRIM([.$D812]);&quot;', &quot;;[.$E$1];&quot;: '&quot;;TRIM([.$E812]);&quot;')&quot;)" office:value-type="string" office:string-value="Fontawesome.create!(prefijo_nombre_css: 'fas fa-medkit: Botiquín', icono: 'fas fa-medkit', termino: 'primeros auxilios, primeros auxilios, salud, ayuda, apoyo,', codigo_css: '\f0fa')" calcext:value-type="string">
            <text:p>Fontawesome.create!(prefijo_nombre_css: 'fas fa-medkit: Botiquín', icono: 'fas fa-medkit', termino: 'primeros auxilios, primeros auxilios, salud, ayuda, apoyo,', codigo_css: '\f0fa')</text:p>
          </table:table-cell>
        </table:table-row>
        <table:table-row table:style-name="ro1">
          <table:table-cell/>
          <table:table-cell office:value-type="string" calcext:value-type="string">
            <text:p>fab fa-medrt: MRT </text:p>
          </table:table-cell>
          <table:table-cell office:value-type="string" calcext:value-type="string">
            <text:p><text:s/>fab fa-medr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c8</text:p>
          </table:table-cell>
          <table:table-cell table:formula="of:=CONCATENATE(&quot;Fontawesome.create!(&quot;;[.$B$1];&quot;: '&quot;;TRIM([.$B813]);&quot;', &quot;;[.$C$1];&quot;: '&quot;;TRIM([.$C813]);&quot;', &quot;;[.$D$1];&quot;: '&quot;;TRIM([.$D813]);&quot;', &quot;;[.$E$1];&quot;: '&quot;;TRIM([.$E813]);&quot;')&quot;)" office:value-type="string" office:string-value="Fontawesome.create!(prefijo_nombre_css: 'fab fa-medrt: MRT', icono: 'fab fa-medrt', termino: '', codigo_css: '\f3c8')" calcext:value-type="string">
            <text:p>Fontawesome.create!(prefijo_nombre_css: 'fab fa-medrt: MRT', icono: 'fab fa-medrt', termino: '', codigo_css: '\f3c8')</text:p>
          </table:table-cell>
        </table:table-row>
        <table:table-row table:style-name="ro1">
          <table:table-cell/>
          <table:table-cell office:value-type="string" calcext:value-type="string">
            <text:p>fab fa-meetup: Reunirse </text:p>
          </table:table-cell>
          <table:table-cell office:value-type="string" calcext:value-type="string">
            <text:p><text:s/>fab fa-meetu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e0</text:p>
          </table:table-cell>
          <table:table-cell table:formula="of:=CONCATENATE(&quot;Fontawesome.create!(&quot;;[.$B$1];&quot;: '&quot;;TRIM([.$B814]);&quot;', &quot;;[.$C$1];&quot;: '&quot;;TRIM([.$C814]);&quot;', &quot;;[.$D$1];&quot;: '&quot;;TRIM([.$D814]);&quot;', &quot;;[.$E$1];&quot;: '&quot;;TRIM([.$E814]);&quot;')&quot;)" office:value-type="string" office:string-value="Fontawesome.create!(prefijo_nombre_css: 'fab fa-meetup: Reunirse', icono: 'fab fa-meetup', termino: '', codigo_css: '\f2e0')" calcext:value-type="string">
            <text:p>Fontawesome.create!(prefijo_nombre_css: 'fab fa-meetup: Reunirse', icono: 'fab fa-meetup', termino: '', codigo_css: '\f2e0')</text:p>
          </table:table-cell>
        </table:table-row>
        <table:table-row table:style-name="ro1">
          <table:table-cell/>
          <table:table-cell office:value-type="string" calcext:value-type="string">
            <text:p>fab fa-megaport: Megapuerto </text:p>
          </table:table-cell>
          <table:table-cell office:value-type="string" calcext:value-type="string">
            <text:p><text:s/>fab fa-megapor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a3</text:p>
          </table:table-cell>
          <table:table-cell table:formula="of:=CONCATENATE(&quot;Fontawesome.create!(&quot;;[.$B$1];&quot;: '&quot;;TRIM([.$B815]);&quot;', &quot;;[.$C$1];&quot;: '&quot;;TRIM([.$C815]);&quot;', &quot;;[.$D$1];&quot;: '&quot;;TRIM([.$D815]);&quot;', &quot;;[.$E$1];&quot;: '&quot;;TRIM([.$E815]);&quot;')&quot;)" office:value-type="string" office:string-value="Fontawesome.create!(prefijo_nombre_css: 'fab fa-megaport: Megapuerto', icono: 'fab fa-megaport', termino: '', codigo_css: '\f5a3')" calcext:value-type="string">
            <text:p>Fontawesome.create!(prefijo_nombre_css: 'fab fa-megaport: Megapuerto', icono: 'fab fa-megaport', termino: '', codigo_css: '\f5a3')</text:p>
          </table:table-cell>
        </table:table-row>
        <table:table-row table:style-name="ro1">
          <table:table-cell/>
          <table:table-cell office:value-type="string" calcext:value-type="string">
            <text:p>fas fa-meh: Cara neutral </text:p>
          </table:table-cell>
          <table:table-cell office:value-type="string" calcext:value-type="string">
            <text:p><text:s/>fas fa-meh </text:p>
          </table:table-cell>
          <table:table-cell office:value-type="string" calcext:value-type="string">
            <text:p><text:s/>DIMM, RAM, hardware, almacenamiento, tecnología, </text:p>
          </table:table-cell>
          <table:table-cell office:value-type="string" calcext:value-type="string">
            <text:p><text:s/>\f11a</text:p>
          </table:table-cell>
          <table:table-cell table:formula="of:=CONCATENATE(&quot;Fontawesome.create!(&quot;;[.$B$1];&quot;: '&quot;;TRIM([.$B816]);&quot;', &quot;;[.$C$1];&quot;: '&quot;;TRIM([.$C816]);&quot;', &quot;;[.$D$1];&quot;: '&quot;;TRIM([.$D816]);&quot;', &quot;;[.$E$1];&quot;: '&quot;;TRIM([.$E816]);&quot;')&quot;)" office:value-type="string" office:string-value="Fontawesome.create!(prefijo_nombre_css: 'fas fa-meh: Cara neutral', icono: 'fas fa-meh', termino: 'DIMM, RAM, hardware, almacenamiento, tecnología,', codigo_css: '\f11a')" calcext:value-type="string">
            <text:p>Fontawesome.create!(prefijo_nombre_css: 'fas fa-meh: Cara neutral', icono: 'fas fa-meh', termino: 'DIMM, RAM, hardware, almacenamiento, tecnología,', codigo_css: '\f11a')</text:p>
          </table:table-cell>
        </table:table-row>
        <table:table-row table:style-name="ro1">
          <table:table-cell/>
          <table:table-cell office:value-type="string" calcext:value-type="string">
            <text:p>fas fa-meh-blank: Cara sin boca </text:p>
          </table:table-cell>
          <table:table-cell office:value-type="string" calcext:value-type="string">
            <text:p><text:s/>fas fa-meh-blank </text:p>
          </table:table-cell>
          <table:table-cell office:value-type="string" calcext:value-type="string">
            <text:p><text:s/>DIMM, RAM, hardware, almacenamiento, tecnología, </text:p>
          </table:table-cell>
          <table:table-cell office:value-type="string" calcext:value-type="string">
            <text:p><text:s/>\f5a4</text:p>
          </table:table-cell>
          <table:table-cell table:formula="of:=CONCATENATE(&quot;Fontawesome.create!(&quot;;[.$B$1];&quot;: '&quot;;TRIM([.$B817]);&quot;', &quot;;[.$C$1];&quot;: '&quot;;TRIM([.$C817]);&quot;', &quot;;[.$D$1];&quot;: '&quot;;TRIM([.$D817]);&quot;', &quot;;[.$E$1];&quot;: '&quot;;TRIM([.$E817]);&quot;')&quot;)" office:value-type="string" office:string-value="Fontawesome.create!(prefijo_nombre_css: 'fas fa-meh-blank: Cara sin boca', icono: 'fas fa-meh-blank', termino: 'DIMM, RAM, hardware, almacenamiento, tecnología,', codigo_css: '\f5a4')" calcext:value-type="string">
            <text:p>Fontawesome.create!(prefijo_nombre_css: 'fas fa-meh-blank: Cara sin boca', icono: 'fas fa-meh-blank', termino: 'DIMM, RAM, hardware, almacenamiento, tecnología,', codigo_css: '\f5a4')</text:p>
          </table:table-cell>
        </table:table-row>
        <table:table-row table:style-name="ro1">
          <table:table-cell/>
          <table:table-cell office:value-type="string" calcext:value-type="string">
            <text:p>fas fa-meh-rolling-eyes: Cara con ojos en blanco </text:p>
          </table:table-cell>
          <table:table-cell office:value-type="string" calcext:value-type="string">
            <text:p><text:s/>fas fa-meh-rolling-eyes </text:p>
          </table:table-cell>
          <table:table-cell office:value-type="string" calcext:value-type="string">
            <text:p><text:s/>DIMM, RAM, hardware, almacenamiento, tecnología, </text:p>
          </table:table-cell>
          <table:table-cell office:value-type="string" calcext:value-type="string">
            <text:p><text:s/>\f5a5</text:p>
          </table:table-cell>
          <table:table-cell table:formula="of:=CONCATENATE(&quot;Fontawesome.create!(&quot;;[.$B$1];&quot;: '&quot;;TRIM([.$B818]);&quot;', &quot;;[.$C$1];&quot;: '&quot;;TRIM([.$C818]);&quot;', &quot;;[.$D$1];&quot;: '&quot;;TRIM([.$D818]);&quot;', &quot;;[.$E$1];&quot;: '&quot;;TRIM([.$E818]);&quot;')&quot;)" office:value-type="string" office:string-value="Fontawesome.create!(prefijo_nombre_css: 'fas fa-meh-rolling-eyes: Cara con ojos en blanco', icono: 'fas fa-meh-rolling-eyes', termino: 'DIMM, RAM, hardware, almacenamiento, tecnología,', codigo_css: '\f5a5')" calcext:value-type="string">
            <text:p>Fontawesome.create!(prefijo_nombre_css: 'fas fa-meh-rolling-eyes: Cara con ojos en blanco', icono: 'fas fa-meh-rolling-eyes', termino: 'DIMM, RAM, hardware, almacenamiento, tecnología,', codigo_css: '\f5a5')</text:p>
          </table:table-cell>
        </table:table-row>
        <table:table-row table:style-name="ro1">
          <table:table-cell/>
          <table:table-cell office:value-type="string" calcext:value-type="string">
            <text:p>fas fa-memory: Memoria </text:p>
          </table:table-cell>
          <table:table-cell office:value-type="string" calcext:value-type="string">
            <text:p><text:s/>fas fa-memory </text:p>
          </table:table-cell>
          <table:table-cell office:value-type="string" calcext:value-type="string">
            <text:p><text:s/>Transgénero, </text:p>
          </table:table-cell>
          <table:table-cell office:value-type="string" calcext:value-type="string">
            <text:p><text:s/>\f538</text:p>
          </table:table-cell>
          <table:table-cell table:formula="of:=CONCATENATE(&quot;Fontawesome.create!(&quot;;[.$B$1];&quot;: '&quot;;TRIM([.$B819]);&quot;', &quot;;[.$C$1];&quot;: '&quot;;TRIM([.$C819]);&quot;', &quot;;[.$D$1];&quot;: '&quot;;TRIM([.$D819]);&quot;', &quot;;[.$E$1];&quot;: '&quot;;TRIM([.$E819]);&quot;')&quot;)" office:value-type="string" office:string-value="Fontawesome.create!(prefijo_nombre_css: 'fas fa-memory: Memoria', icono: 'fas fa-memory', termino: 'Transgénero,', codigo_css: '\f538')" calcext:value-type="string">
            <text:p>Fontawesome.create!(prefijo_nombre_css: 'fas fa-memory: Memoria', icono: 'fas fa-memory', termino: 'Transgénero,', codigo_css: '\f538')</text:p>
          </table:table-cell>
        </table:table-row>
        <table:table-row table:style-name="ro1">
          <table:table-cell/>
          <table:table-cell office:value-type="string" calcext:value-type="string">
            <text:p>fab fa-mendeley: Mendeley </text:p>
          </table:table-cell>
          <table:table-cell office:value-type="string" calcext:value-type="string">
            <text:p><text:s/>fab fa-mende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7b3</text:p>
          </table:table-cell>
          <table:table-cell table:formula="of:=CONCATENATE(&quot;Fontawesome.create!(&quot;;[.$B$1];&quot;: '&quot;;TRIM([.$B820]);&quot;', &quot;;[.$C$1];&quot;: '&quot;;TRIM([.$C820]);&quot;', &quot;;[.$D$1];&quot;: '&quot;;TRIM([.$D820]);&quot;', &quot;;[.$E$1];&quot;: '&quot;;TRIM([.$E820]);&quot;')&quot;)" office:value-type="string" office:string-value="Fontawesome.create!(prefijo_nombre_css: 'fab fa-mendeley: Mendeley', icono: 'fab fa-mendeley', termino: '', codigo_css: '\f7b3')" calcext:value-type="string">
            <text:p>Fontawesome.create!(prefijo_nombre_css: 'fab fa-mendeley: Mendeley', icono: 'fab fa-mendeley', termino: '', codigo_css: '\f7b3')</text:p>
          </table:table-cell>
        </table:table-row>
        <table:table-row table:style-name="ro1">
          <table:table-cell/>
          <table:table-cell office:value-type="string" calcext:value-type="string">
            <text:p>fas fa-menorah: Menorah </text:p>
          </table:table-cell>
          <table:table-cell office:value-type="string" calcext:value-type="string">
            <text:p><text:s/>fas fa-menorah </text:p>
          </table:table-cell>
          <table:table-cell office:value-type="string" calcext:value-type="string">
            <text:p><text:s/>vela, janucá, judío, judaísmo, ligero, </text:p>
          </table:table-cell>
          <table:table-cell office:value-type="string" calcext:value-type="string">
            <text:p><text:s/>\f676</text:p>
          </table:table-cell>
          <table:table-cell table:formula="of:=CONCATENATE(&quot;Fontawesome.create!(&quot;;[.$B$1];&quot;: '&quot;;TRIM([.$B821]);&quot;', &quot;;[.$C$1];&quot;: '&quot;;TRIM([.$C821]);&quot;', &quot;;[.$D$1];&quot;: '&quot;;TRIM([.$D821]);&quot;', &quot;;[.$E$1];&quot;: '&quot;;TRIM([.$E821]);&quot;')&quot;)" office:value-type="string" office:string-value="Fontawesome.create!(prefijo_nombre_css: 'fas fa-menorah: Menorah', icono: 'fas fa-menorah', termino: 'vela, janucá, judío, judaísmo, ligero,', codigo_css: '\f676')" calcext:value-type="string">
            <text:p>Fontawesome.create!(prefijo_nombre_css: 'fas fa-menorah: Menorah', icono: 'fas fa-menorah', termino: 'vela, janucá, judío, judaísmo, ligero,', codigo_css: '\f676')</text:p>
          </table:table-cell>
        </table:table-row>
        <table:table-row table:style-name="ro1">
          <table:table-cell/>
          <table:table-cell office:value-type="string" calcext:value-type="string">
            <text:p>fas fa-mercury: Mercurio </text:p>
          </table:table-cell>
          <table:table-cell office:value-type="string" calcext:value-type="string">
            <text:p><text:s/>fas fa-mercury </text:p>
          </table:table-cell>
          <table:table-cell office:value-type="string" calcext:value-type="string">
            <text:p><text:s/>CPU, hardware, procesador, tecnología, </text:p>
          </table:table-cell>
          <table:table-cell office:value-type="string" calcext:value-type="string">
            <text:p><text:s/>\f223</text:p>
          </table:table-cell>
          <table:table-cell table:formula="of:=CONCATENATE(&quot;Fontawesome.create!(&quot;;[.$B$1];&quot;: '&quot;;TRIM([.$B822]);&quot;', &quot;;[.$C$1];&quot;: '&quot;;TRIM([.$C822]);&quot;', &quot;;[.$D$1];&quot;: '&quot;;TRIM([.$D822]);&quot;', &quot;;[.$E$1];&quot;: '&quot;;TRIM([.$E822]);&quot;')&quot;)" office:value-type="string" office:string-value="Fontawesome.create!(prefijo_nombre_css: 'fas fa-mercury: Mercurio', icono: 'fas fa-mercury', termino: 'CPU, hardware, procesador, tecnología,', codigo_css: '\f223')" calcext:value-type="string">
            <text:p>Fontawesome.create!(prefijo_nombre_css: 'fas fa-mercury: Mercurio', icono: 'fas fa-mercury', termino: 'CPU, hardware, procesador, tecnología,', codigo_css: '\f223')</text:p>
          </table:table-cell>
        </table:table-row>
        <table:table-row table:style-name="ro1">
          <table:table-cell/>
          <table:table-cell office:value-type="string" calcext:value-type="string">
            <text:p>fas fa-meteor: Meteorito </text:p>
          </table:table-cell>
          <table:table-cell office:value-type="string" calcext:value-type="string">
            <text:p><text:s/>fas fa-meteor </text:p>
          </table:table-cell>
          <table:table-cell office:value-type="string" calcext:value-type="string">
            <text:p><text:s/>audio, podcast, grabar, cantar, sonido, voz, </text:p>
          </table:table-cell>
          <table:table-cell office:value-type="string" calcext:value-type="string">
            <text:p><text:s/>\f753</text:p>
          </table:table-cell>
          <table:table-cell table:formula="of:=CONCATENATE(&quot;Fontawesome.create!(&quot;;[.$B$1];&quot;: '&quot;;TRIM([.$B823]);&quot;', &quot;;[.$C$1];&quot;: '&quot;;TRIM([.$C823]);&quot;', &quot;;[.$D$1];&quot;: '&quot;;TRIM([.$D823]);&quot;', &quot;;[.$E$1];&quot;: '&quot;;TRIM([.$E823]);&quot;')&quot;)" office:value-type="string" office:string-value="Fontawesome.create!(prefijo_nombre_css: 'fas fa-meteor: Meteorito', icono: 'fas fa-meteor', termino: 'audio, podcast, grabar, cantar, sonido, voz,', codigo_css: '\f753')" calcext:value-type="string">
            <text:p>Fontawesome.create!(prefijo_nombre_css: 'fas fa-meteor: Meteorito', icono: 'fas fa-meteor', termino: 'audio, podcast, grabar, cantar, sonido, voz,', codigo_css: '\f753')</text:p>
          </table:table-cell>
        </table:table-row>
        <table:table-row table:style-name="ro1">
          <table:table-cell/>
          <table:table-cell office:value-type="string" calcext:value-type="string">
            <text:p>fab fa-microblog: Micro.blog </text:p>
          </table:table-cell>
          <table:table-cell office:value-type="string" calcext:value-type="string">
            <text:p><text:s/>fab fa-microblo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91a</text:p>
          </table:table-cell>
          <table:table-cell table:formula="of:=CONCATENATE(&quot;Fontawesome.create!(&quot;;[.$B$1];&quot;: '&quot;;TRIM([.$B824]);&quot;', &quot;;[.$C$1];&quot;: '&quot;;TRIM([.$C824]);&quot;', &quot;;[.$D$1];&quot;: '&quot;;TRIM([.$D824]);&quot;', &quot;;[.$E$1];&quot;: '&quot;;TRIM([.$E824]);&quot;')&quot;)" office:value-type="string" office:string-value="Fontawesome.create!(prefijo_nombre_css: 'fab fa-microblog: Micro.blog', icono: 'fab fa-microblog', termino: '', codigo_css: '\f91a')" calcext:value-type="string">
            <text:p>Fontawesome.create!(prefijo_nombre_css: 'fab fa-microblog: Micro.blog', icono: 'fab fa-microblog', termino: '', codigo_css: '\f91a')</text:p>
          </table:table-cell>
        </table:table-row>
        <table:table-row table:style-name="ro1">
          <table:table-cell/>
          <table:table-cell office:value-type="string" calcext:value-type="string">
            <text:p>fas fa-microchip: Pastilla </text:p>
          </table:table-cell>
          <table:table-cell office:value-type="string" calcext:value-type="string">
            <text:p><text:s/>fas fa-microchip </text:p>
          </table:table-cell>
          <table:table-cell office:value-type="string" calcext:value-type="string">
            <text:p><text:s/>audio, desactivar, silenciar, podcast, grabar, cantar, sonido, voz, </text:p>
          </table:table-cell>
          <table:table-cell office:value-type="string" calcext:value-type="string">
            <text:p><text:s/>\f2db</text:p>
          </table:table-cell>
          <table:table-cell table:formula="of:=CONCATENATE(&quot;Fontawesome.create!(&quot;;[.$B$1];&quot;: '&quot;;TRIM([.$B825]);&quot;', &quot;;[.$C$1];&quot;: '&quot;;TRIM([.$C825]);&quot;', &quot;;[.$D$1];&quot;: '&quot;;TRIM([.$D825]);&quot;', &quot;;[.$E$1];&quot;: '&quot;;TRIM([.$E825]);&quot;')&quot;)" office:value-type="string" office:string-value="Fontawesome.create!(prefijo_nombre_css: 'fas fa-microchip: Pastilla', icono: 'fas fa-microchip', termino: 'audio, desactivar, silenciar, podcast, grabar, cantar, sonido, voz,', codigo_css: '\f2db')" calcext:value-type="string">
            <text:p>Fontawesome.create!(prefijo_nombre_css: 'fas fa-microchip: Pastilla', icono: 'fas fa-microchip', termino: 'audio, desactivar, silenciar, podcast, grabar, cantar, sonido, voz,', codigo_css: '\f2db')</text:p>
          </table:table-cell>
        </table:table-row>
        <table:table-row table:style-name="ro1">
          <table:table-cell/>
          <table:table-cell office:value-type="string" calcext:value-type="string">
            <text:p>fas fa-microphone: micrófono </text:p>
          </table:table-cell>
          <table:table-cell office:value-type="string" calcext:value-type="string">
            <text:p><text:s/>fas fa-microphone </text:p>
          </table:table-cell>
          <table:table-cell office:value-type="string" calcext:value-type="string">
            <text:p><text:s/>audio, desactivar, silenciar, podcast, grabar, cantar, sonido, voz, </text:p>
          </table:table-cell>
          <table:table-cell office:value-type="string" calcext:value-type="string">
            <text:p><text:s/>\f130</text:p>
          </table:table-cell>
          <table:table-cell table:formula="of:=CONCATENATE(&quot;Fontawesome.create!(&quot;;[.$B$1];&quot;: '&quot;;TRIM([.$B826]);&quot;', &quot;;[.$C$1];&quot;: '&quot;;TRIM([.$C826]);&quot;', &quot;;[.$D$1];&quot;: '&quot;;TRIM([.$D826]);&quot;', &quot;;[.$E$1];&quot;: '&quot;;TRIM([.$E826]);&quot;')&quot;)" office:value-type="string" office:string-value="Fontawesome.create!(prefijo_nombre_css: 'fas fa-microphone: micrófono', icono: 'fas fa-microphone', termino: 'audio, desactivar, silenciar, podcast, grabar, cantar, sonido, voz,', codigo_css: '\f130')" calcext:value-type="string">
            <text:p>Fontawesome.create!(prefijo_nombre_css: 'fas fa-microphone: micrófono', icono: 'fas fa-microphone', termino: 'audio, desactivar, silenciar, podcast, grabar, cantar, sonido, voz,', codigo_css: '\f130')</text:p>
          </table:table-cell>
        </table:table-row>
        <table:table-row table:style-name="ro1">
          <table:table-cell/>
          <table:table-cell office:value-type="string" calcext:value-type="string">
            <text:p>fas fa-microphone-alt: Micrófono alternativo </text:p>
          </table:table-cell>
          <table:table-cell office:value-type="string" calcext:value-type="string">
            <text:p><text:s/>fas fa-microphone-alt </text:p>
          </table:table-cell>
          <table:table-cell office:value-type="string" calcext:value-type="string">
            <text:p><text:s/>audio, desactivar, silenciar, podcast, grabar, cantar, sonido, voz, </text:p>
          </table:table-cell>
          <table:table-cell office:value-type="string" calcext:value-type="string">
            <text:p><text:s/>\f3c9</text:p>
          </table:table-cell>
          <table:table-cell table:formula="of:=CONCATENATE(&quot;Fontawesome.create!(&quot;;[.$B$1];&quot;: '&quot;;TRIM([.$B827]);&quot;', &quot;;[.$C$1];&quot;: '&quot;;TRIM([.$C827]);&quot;', &quot;;[.$D$1];&quot;: '&quot;;TRIM([.$D827]);&quot;', &quot;;[.$E$1];&quot;: '&quot;;TRIM([.$E827]);&quot;')&quot;)" office:value-type="string" office:string-value="Fontawesome.create!(prefijo_nombre_css: 'fas fa-microphone-alt: Micrófono alternativo', icono: 'fas fa-microphone-alt', termino: 'audio, desactivar, silenciar, podcast, grabar, cantar, sonido, voz,', codigo_css: '\f3c9')" calcext:value-type="string">
            <text:p>Fontawesome.create!(prefijo_nombre_css: 'fas fa-microphone-alt: Micrófono alternativo', icono: 'fas fa-microphone-alt', termino: 'audio, desactivar, silenciar, podcast, grabar, cantar, sonido, voz,', codigo_css: '\f3c9')</text:p>
          </table:table-cell>
        </table:table-row>
        <table:table-row table:style-name="ro1">
          <table:table-cell/>
          <table:table-cell office:value-type="string" calcext:value-type="string">
            <text:p>fas fa-microphone-alt-slash: Micrófono alternativo Slash </text:p>
          </table:table-cell>
          <table:table-cell office:value-type="string" calcext:value-type="string">
            <text:p><text:s/>fas fa-microphone-alt-slash </text:p>
          </table:table-cell>
          <table:table-cell office:value-type="string" calcext:value-type="string">
            <text:p><text:s/>audio, desactivar, silenciar, podcast, grabar, cantar, sonido, voz, </text:p>
          </table:table-cell>
          <table:table-cell office:value-type="string" calcext:value-type="string">
            <text:p><text:s/>\f539</text:p>
          </table:table-cell>
          <table:table-cell table:formula="of:=CONCATENATE(&quot;Fontawesome.create!(&quot;;[.$B$1];&quot;: '&quot;;TRIM([.$B828]);&quot;', &quot;;[.$C$1];&quot;: '&quot;;TRIM([.$C828]);&quot;', &quot;;[.$D$1];&quot;: '&quot;;TRIM([.$D828]);&quot;', &quot;;[.$E$1];&quot;: '&quot;;TRIM([.$E828]);&quot;')&quot;)" office:value-type="string" office:string-value="Fontawesome.create!(prefijo_nombre_css: 'fas fa-microphone-alt-slash: Micrófono alternativo Slash', icono: 'fas fa-microphone-alt-slash', termino: 'audio, desactivar, silenciar, podcast, grabar, cantar, sonido, voz,', codigo_css: '\f539')" calcext:value-type="string">
            <text:p>Fontawesome.create!(prefijo_nombre_css: 'fas fa-microphone-alt-slash: Micrófono alternativo Slash', icono: 'fas fa-microphone-alt-slash', termino: 'audio, desactivar, silenciar, podcast, grabar, cantar, sonido, voz,', codigo_css: '\f539')</text:p>
          </table:table-cell>
        </table:table-row>
        <table:table-row table:style-name="ro1">
          <table:table-cell/>
          <table:table-cell office:value-type="string" calcext:value-type="string">
            <text:p>fas fa-microphone-slash: Barra de micrófono </text:p>
          </table:table-cell>
          <table:table-cell office:value-type="string" calcext:value-type="string">
            <text:p><text:s/>fas fa-microphone-slash </text:p>
          </table:table-cell>
          <table:table-cell office:value-type="string" calcext:value-type="string">
            <text:p><text:s/>audio, desactivar, silenciar, podcast, grabar, cantar, sonido, voz, </text:p>
          </table:table-cell>
          <table:table-cell office:value-type="string" calcext:value-type="string">
            <text:p><text:s/>\f131</text:p>
          </table:table-cell>
          <table:table-cell table:formula="of:=CONCATENATE(&quot;Fontawesome.create!(&quot;;[.$B$1];&quot;: '&quot;;TRIM([.$B829]);&quot;', &quot;;[.$C$1];&quot;: '&quot;;TRIM([.$C829]);&quot;', &quot;;[.$D$1];&quot;: '&quot;;TRIM([.$D829]);&quot;', &quot;;[.$E$1];&quot;: '&quot;;TRIM([.$E829]);&quot;')&quot;)" office:value-type="string" office:string-value="Fontawesome.create!(prefijo_nombre_css: 'fas fa-microphone-slash: Barra de micrófono', icono: 'fas fa-microphone-slash', termino: 'audio, desactivar, silenciar, podcast, grabar, cantar, sonido, voz,', codigo_css: '\f131')" calcext:value-type="string">
            <text:p>Fontawesome.create!(prefijo_nombre_css: 'fas fa-microphone-slash: Barra de micrófono', icono: 'fas fa-microphone-slash', termino: 'audio, desactivar, silenciar, podcast, grabar, cantar, sonido, voz,', codigo_css: '\f131')</text:p>
          </table:table-cell>
        </table:table-row>
        <table:table-row table:style-name="ro1">
          <table:table-cell/>
          <table:table-cell office:value-type="string" calcext:value-type="string">
            <text:p>fas fa-microscope: Microscopio </text:p>
          </table:table-cell>
          <table:table-cell office:value-type="string" calcext:value-type="string">
            <text:p><text:s/>fas fa-microscope </text:p>
          </table:table-cell>
          <table:table-cell office:value-type="string" calcext:value-type="string">
            <text:p><text:s/>borrar, ocultar, negativo, eliminar, forma, basura, </text:p>
          </table:table-cell>
          <table:table-cell office:value-type="string" calcext:value-type="string">
            <text:p><text:s/>\f610</text:p>
          </table:table-cell>
          <table:table-cell table:formula="of:=CONCATENATE(&quot;Fontawesome.create!(&quot;;[.$B$1];&quot;: '&quot;;TRIM([.$B830]);&quot;', &quot;;[.$C$1];&quot;: '&quot;;TRIM([.$C830]);&quot;', &quot;;[.$D$1];&quot;: '&quot;;TRIM([.$D830]);&quot;', &quot;;[.$E$1];&quot;: '&quot;;TRIM([.$E830]);&quot;')&quot;)" office:value-type="string" office:string-value="Fontawesome.create!(prefijo_nombre_css: 'fas fa-microscope: Microscopio', icono: 'fas fa-microscope', termino: 'borrar, ocultar, negativo, eliminar, forma, basura,', codigo_css: '\f610')" calcext:value-type="string">
            <text:p>Fontawesome.create!(prefijo_nombre_css: 'fas fa-microscope: Microscopio', icono: 'fas fa-microscope', termino: 'borrar, ocultar, negativo, eliminar, forma, basura,', codigo_css: '\f610')</text:p>
          </table:table-cell>
        </table:table-row>
        <table:table-row table:style-name="ro1">
          <table:table-cell/>
          <table:table-cell office:value-type="string" calcext:value-type="string">
            <text:p>fab fa-microsoft: Microsoft </text:p>
          </table:table-cell>
          <table:table-cell office:value-type="string" calcext:value-type="string">
            <text:p><text:s/>fab fa-microsof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ca</text:p>
          </table:table-cell>
          <table:table-cell table:formula="of:=CONCATENATE(&quot;Fontawesome.create!(&quot;;[.$B$1];&quot;: '&quot;;TRIM([.$B831]);&quot;', &quot;;[.$C$1];&quot;: '&quot;;TRIM([.$C831]);&quot;', &quot;;[.$D$1];&quot;: '&quot;;TRIM([.$D831]);&quot;', &quot;;[.$E$1];&quot;: '&quot;;TRIM([.$E831]);&quot;')&quot;)" office:value-type="string" office:string-value="Fontawesome.create!(prefijo_nombre_css: 'fab fa-microsoft: Microsoft', icono: 'fab fa-microsoft', termino: '', codigo_css: '\f3ca')" calcext:value-type="string">
            <text:p>Fontawesome.create!(prefijo_nombre_css: 'fab fa-microsoft: Microsoft', icono: 'fab fa-microsoft', termino: '', codigo_css: '\f3ca')</text:p>
          </table:table-cell>
        </table:table-row>
        <table:table-row table:style-name="ro1">
          <table:table-cell/>
          <table:table-cell office:value-type="string" calcext:value-type="string">
            <text:p>fas fa-minus: menos </text:p>
          </table:table-cell>
          <table:table-cell office:value-type="string" calcext:value-type="string">
            <text:p><text:s/>fas fa-minus </text:p>
          </table:table-cell>
          <table:table-cell office:value-type="string" calcext:value-type="string">
            <text:p><text:s/>calidez, de punto, estacional, frío, guante, manos, </text:p>
          </table:table-cell>
          <table:table-cell office:value-type="string" calcext:value-type="string">
            <text:p><text:s/>\f068</text:p>
          </table:table-cell>
          <table:table-cell table:formula="of:=CONCATENATE(&quot;Fontawesome.create!(&quot;;[.$B$1];&quot;: '&quot;;TRIM([.$B832]);&quot;', &quot;;[.$C$1];&quot;: '&quot;;TRIM([.$C832]);&quot;', &quot;;[.$D$1];&quot;: '&quot;;TRIM([.$D832]);&quot;', &quot;;[.$E$1];&quot;: '&quot;;TRIM([.$E832]);&quot;')&quot;)" office:value-type="string" office:string-value="Fontawesome.create!(prefijo_nombre_css: 'fas fa-minus: menos', icono: 'fas fa-minus', termino: 'calidez, de punto, estacional, frío, guante, manos,', codigo_css: '\f068')" calcext:value-type="string">
            <text:p>Fontawesome.create!(prefijo_nombre_css: 'fas fa-minus: menos', icono: 'fas fa-minus', termino: 'calidez, de punto, estacional, frío, guante, manos,', codigo_css: '\f068')</text:p>
          </table:table-cell>
        </table:table-row>
        <table:table-row table:style-name="ro1">
          <table:table-cell/>
          <table:table-cell office:value-type="string" calcext:value-type="string">
            <text:p>fas fa-minus-circle: Círculo menos </text:p>
          </table:table-cell>
          <table:table-cell office:value-type="string" calcext:value-type="string">
            <text:p><text:s/>fas fa-minus-circle </text:p>
          </table:table-cell>
          <table:table-cell office:value-type="string" calcext:value-type="string">
            <text:p><text:s/>borrar, ocultar, negativo, eliminar, forma, papelera, </text:p>
          </table:table-cell>
          <table:table-cell office:value-type="string" calcext:value-type="string">
            <text:p><text:s/>\f056</text:p>
          </table:table-cell>
          <table:table-cell table:formula="of:=CONCATENATE(&quot;Fontawesome.create!(&quot;;[.$B$1];&quot;: '&quot;;TRIM([.$B833]);&quot;', &quot;;[.$C$1];&quot;: '&quot;;TRIM([.$C833]);&quot;', &quot;;[.$D$1];&quot;: '&quot;;TRIM([.$D833]);&quot;', &quot;;[.$E$1];&quot;: '&quot;;TRIM([.$E833]);&quot;')&quot;)" office:value-type="string" office:string-value="Fontawesome.create!(prefijo_nombre_css: 'fas fa-minus-circle: Círculo menos', icono: 'fas fa-minus-circle', termino: 'borrar, ocultar, negativo, eliminar, forma, papelera,', codigo_css: '\f056')" calcext:value-type="string">
            <text:p>Fontawesome.create!(prefijo_nombre_css: 'fas fa-minus-circle: Círculo menos', icono: 'fas fa-minus-circle', termino: 'borrar, ocultar, negativo, eliminar, forma, papelera,', codigo_css: '\f056')</text:p>
          </table:table-cell>
        </table:table-row>
        <table:table-row table:style-name="ro1">
          <table:table-cell/>
          <table:table-cell office:value-type="string" calcext:value-type="string">
            <text:p>fas fa-minus-square: Menos cuadrado </text:p>
          </table:table-cell>
          <table:table-cell office:value-type="string" calcext:value-type="string">
            <text:p><text:s/>fas fa-minus-square </text:p>
          </table:table-cell>
          <table:table-cell office:value-type="string" calcext:value-type="string">
            <text:p><text:s/>colapsar, borrar, ocultar, minificar, negativo, eliminar, forma, basura, </text:p>
          </table:table-cell>
          <table:table-cell office:value-type="string" calcext:value-type="string">
            <text:p><text:s/>\f146</text:p>
          </table:table-cell>
          <table:table-cell table:formula="of:=CONCATENATE(&quot;Fontawesome.create!(&quot;;[.$B$1];&quot;: '&quot;;TRIM([.$B834]);&quot;', &quot;;[.$C$1];&quot;: '&quot;;TRIM([.$C834]);&quot;', &quot;;[.$D$1];&quot;: '&quot;;TRIM([.$D834]);&quot;', &quot;;[.$E$1];&quot;: '&quot;;TRIM([.$E834]);&quot;')&quot;)" office:value-type="string" office:string-value="Fontawesome.create!(prefijo_nombre_css: 'fas fa-minus-square: Menos cuadrado', icono: 'fas fa-minus-square', termino: 'colapsar, borrar, ocultar, minificar, negativo, eliminar, forma, basura,', codigo_css: '\f146')" calcext:value-type="string">
            <text:p>Fontawesome.create!(prefijo_nombre_css: 'fas fa-minus-square: Menos cuadrado', icono: 'fas fa-minus-square', termino: 'colapsar, borrar, ocultar, minificar, negativo, eliminar, forma, basura,', codigo_css: '\f146')</text:p>
          </table:table-cell>
        </table:table-row>
        <table:table-row table:style-name="ro1">
          <table:table-cell/>
          <table:table-cell office:value-type="string" calcext:value-type="string">
            <text:p>fas fa-mitten: Mitón </text:p>
          </table:table-cell>
          <table:table-cell office:value-type="string" calcext:value-type="string">
            <text:p><text:s/>fas fa-mitten </text:p>
          </table:table-cell>
          <table:table-cell office:value-type="string" calcext:value-type="string">
            <text:p><text:s/>calidez, de punto, estacional, frío, guante, manos, </text:p>
          </table:table-cell>
          <table:table-cell office:value-type="string" calcext:value-type="string">
            <text:p><text:s/>\f7b5</text:p>
          </table:table-cell>
          <table:table-cell table:formula="of:=CONCATENATE(&quot;Fontawesome.create!(&quot;;[.$B$1];&quot;: '&quot;;TRIM([.$B835]);&quot;', &quot;;[.$C$1];&quot;: '&quot;;TRIM([.$C835]);&quot;', &quot;;[.$D$1];&quot;: '&quot;;TRIM([.$D835]);&quot;', &quot;;[.$E$1];&quot;: '&quot;;TRIM([.$E835]);&quot;')&quot;)" office:value-type="string" office:string-value="Fontawesome.create!(prefijo_nombre_css: 'fas fa-mitten: Mitón', icono: 'fas fa-mitten', termino: 'calidez, de punto, estacional, frío, guante, manos,', codigo_css: '\f7b5')" calcext:value-type="string">
            <text:p>Fontawesome.create!(prefijo_nombre_css: 'fas fa-mitten: Mitón', icono: 'fas fa-mitten', termino: 'calidez, de punto, estacional, frío, guante, manos,', codigo_css: '\f7b5')</text:p>
          </table:table-cell>
        </table:table-row>
        <table:table-row table:style-name="ro1">
          <table:table-cell/>
          <table:table-cell office:value-type="string" calcext:value-type="string">
            <text:p>fab fa-mix: Mezcla </text:p>
          </table:table-cell>
          <table:table-cell office:value-type="string" calcext:value-type="string">
            <text:p><text:s/>fab fa-mi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cb</text:p>
          </table:table-cell>
          <table:table-cell table:formula="of:=CONCATENATE(&quot;Fontawesome.create!(&quot;;[.$B$1];&quot;: '&quot;;TRIM([.$B836]);&quot;', &quot;;[.$C$1];&quot;: '&quot;;TRIM([.$C836]);&quot;', &quot;;[.$D$1];&quot;: '&quot;;TRIM([.$D836]);&quot;', &quot;;[.$E$1];&quot;: '&quot;;TRIM([.$E836]);&quot;')&quot;)" office:value-type="string" office:string-value="Fontawesome.create!(prefijo_nombre_css: 'fab fa-mix: Mezcla', icono: 'fab fa-mix', termino: '', codigo_css: '\f3cb')" calcext:value-type="string">
            <text:p>Fontawesome.create!(prefijo_nombre_css: 'fab fa-mix: Mezcla', icono: 'fab fa-mix', termino: '', codigo_css: '\f3cb')</text:p>
          </table:table-cell>
        </table:table-row>
        <table:table-row table:style-name="ro1">
          <table:table-cell/>
          <table:table-cell office:value-type="string" calcext:value-type="string">
            <text:p>fab fa-mixcloud: Mezclacloud </text:p>
          </table:table-cell>
          <table:table-cell office:value-type="string" calcext:value-type="string">
            <text:p><text:s/>fab fa-mixclou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89</text:p>
          </table:table-cell>
          <table:table-cell table:formula="of:=CONCATENATE(&quot;Fontawesome.create!(&quot;;[.$B$1];&quot;: '&quot;;TRIM([.$B837]);&quot;', &quot;;[.$C$1];&quot;: '&quot;;TRIM([.$C837]);&quot;', &quot;;[.$D$1];&quot;: '&quot;;TRIM([.$D837]);&quot;', &quot;;[.$E$1];&quot;: '&quot;;TRIM([.$E837]);&quot;')&quot;)" office:value-type="string" office:string-value="Fontawesome.create!(prefijo_nombre_css: 'fab fa-mixcloud: Mezclacloud', icono: 'fab fa-mixcloud', termino: '', codigo_css: '\f289')" calcext:value-type="string">
            <text:p>Fontawesome.create!(prefijo_nombre_css: 'fab fa-mixcloud: Mezclacloud', icono: 'fab fa-mixcloud', termino: '', codigo_css: '\f289')</text:p>
          </table:table-cell>
        </table:table-row>
        <table:table-row table:style-name="ro1">
          <table:table-cell/>
          <table:table-cell office:value-type="string" calcext:value-type="string">
            <text:p>fab fa-mixer: Mezclaer </text:p>
          </table:table-cell>
          <table:table-cell office:value-type="string" calcext:value-type="string">
            <text:p><text:s/>fab fa-mix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956</text:p>
          </table:table-cell>
          <table:table-cell table:formula="of:=CONCATENATE(&quot;Fontawesome.create!(&quot;;[.$B$1];&quot;: '&quot;;TRIM([.$B838]);&quot;', &quot;;[.$C$1];&quot;: '&quot;;TRIM([.$C838]);&quot;', &quot;;[.$D$1];&quot;: '&quot;;TRIM([.$D838]);&quot;', &quot;;[.$E$1];&quot;: '&quot;;TRIM([.$E838]);&quot;')&quot;)" office:value-type="string" office:string-value="Fontawesome.create!(prefijo_nombre_css: 'fab fa-mixer: Mezclaer', icono: 'fab fa-mixer', termino: '', codigo_css: '\f956')" calcext:value-type="string">
            <text:p>Fontawesome.create!(prefijo_nombre_css: 'fab fa-mixer: Mezclaer', icono: 'fab fa-mixer', termino: '', codigo_css: '\f956')</text:p>
          </table:table-cell>
        </table:table-row>
        <table:table-row table:style-name="ro1">
          <table:table-cell/>
          <table:table-cell office:value-type="string" calcext:value-type="string">
            <text:p>fab fa-mizuni: Mizuni </text:p>
          </table:table-cell>
          <table:table-cell office:value-type="string" calcext:value-type="string">
            <text:p><text:s/>fab fa-mizuni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cc</text:p>
          </table:table-cell>
          <table:table-cell table:formula="of:=CONCATENATE(&quot;Fontawesome.create!(&quot;;[.$B$1];&quot;: '&quot;;TRIM([.$B839]);&quot;', &quot;;[.$C$1];&quot;: '&quot;;TRIM([.$C839]);&quot;', &quot;;[.$D$1];&quot;: '&quot;;TRIM([.$D839]);&quot;', &quot;;[.$E$1];&quot;: '&quot;;TRIM([.$E839]);&quot;')&quot;)" office:value-type="string" office:string-value="Fontawesome.create!(prefijo_nombre_css: 'fab fa-mizuni: Mizuni', icono: 'fab fa-mizuni', termino: '', codigo_css: '\f3cc')" calcext:value-type="string">
            <text:p>Fontawesome.create!(prefijo_nombre_css: 'fab fa-mizuni: Mizuni', icono: 'fab fa-mizuni', termino: '', codigo_css: '\f3cc')</text:p>
          </table:table-cell>
        </table:table-row>
        <table:table-row table:style-name="ro1">
          <table:table-cell/>
          <table:table-cell office:value-type="string" calcext:value-type="string">
            <text:p>fas fa-mobile: Teléfono móvil </text:p>
          </table:table-cell>
          <table:table-cell office:value-type="string" calcext:value-type="string">
            <text:p><text:s/>fas fa-mobile </text:p>
          </table:table-cell>
          <table:table-cell office:value-type="string" calcext:value-type="string">
            <text:p><text:s/>Apple, llamada, teléfono móvil, teléfono móvil, dispositivo, iphone, número, pantalla, teléfono, </text:p>
          </table:table-cell>
          <table:table-cell office:value-type="string" calcext:value-type="string">
            <text:p><text:s/>\f10b</text:p>
          </table:table-cell>
          <table:table-cell table:formula="of:=CONCATENATE(&quot;Fontawesome.create!(&quot;;[.$B$1];&quot;: '&quot;;TRIM([.$B840]);&quot;', &quot;;[.$C$1];&quot;: '&quot;;TRIM([.$C840]);&quot;', &quot;;[.$D$1];&quot;: '&quot;;TRIM([.$D840]);&quot;', &quot;;[.$E$1];&quot;: '&quot;;TRIM([.$E840]);&quot;')&quot;)" office:value-type="string" office:string-value="Fontawesome.create!(prefijo_nombre_css: 'fas fa-mobile: Teléfono móvil', icono: 'fas fa-mobile', termino: 'Apple, llamada, teléfono móvil, teléfono móvil, dispositivo, iphone, número, pantalla, teléfono,', codigo_css: '\f10b')" calcext:value-type="string">
            <text:p>Fontawesome.create!(prefijo_nombre_css: 'fas fa-mobile: Teléfono móvil', icono: 'fas fa-mobile', termino: 'Apple, llamada, teléfono móvil, teléfono móvil, dispositivo, iphone, número, pantalla, teléfono,', codigo_css: '\f10b')</text:p>
          </table:table-cell>
        </table:table-row>
        <table:table-row table:style-name="ro1">
          <table:table-cell/>
          <table:table-cell office:value-type="string" calcext:value-type="string">
            <text:p>fas fa-mobile-alt: Móvil alternativo </text:p>
          </table:table-cell>
          <table:table-cell office:value-type="string" calcext:value-type="string">
            <text:p><text:s/>fas fa-mobile-alt </text:p>
          </table:table-cell>
          <table:table-cell office:value-type="string" calcext:value-type="string">
            <text:p><text:s/>Apple, llamada, teléfono móvil, teléfono móvil, dispositivo, iphone, número, pantalla, teléfono, </text:p>
          </table:table-cell>
          <table:table-cell office:value-type="string" calcext:value-type="string">
            <text:p><text:s/>\f3cd</text:p>
          </table:table-cell>
          <table:table-cell table:formula="of:=CONCATENATE(&quot;Fontawesome.create!(&quot;;[.$B$1];&quot;: '&quot;;TRIM([.$B841]);&quot;', &quot;;[.$C$1];&quot;: '&quot;;TRIM([.$C841]);&quot;', &quot;;[.$D$1];&quot;: '&quot;;TRIM([.$D841]);&quot;', &quot;;[.$E$1];&quot;: '&quot;;TRIM([.$E841]);&quot;')&quot;)" office:value-type="string" office:string-value="Fontawesome.create!(prefijo_nombre_css: 'fas fa-mobile-alt: Móvil alternativo', icono: 'fas fa-mobile-alt', termino: 'Apple, llamada, teléfono móvil, teléfono móvil, dispositivo, iphone, número, pantalla, teléfono,', codigo_css: '\f3cd')" calcext:value-type="string">
            <text:p>Fontawesome.create!(prefijo_nombre_css: 'fas fa-mobile-alt: Móvil alternativo', icono: 'fas fa-mobile-alt', termino: 'Apple, llamada, teléfono móvil, teléfono móvil, dispositivo, iphone, número, pantalla, teléfono,', codigo_css: '\f3cd')</text:p>
          </table:table-cell>
        </table:table-row>
        <table:table-row table:style-name="ro1">
          <table:table-cell/>
          <table:table-cell office:value-type="string" calcext:value-type="string">
            <text:p>fab fa-modx: MODX </text:p>
          </table:table-cell>
          <table:table-cell office:value-type="string" calcext:value-type="string">
            <text:p><text:s/>fab fa-mod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85</text:p>
          </table:table-cell>
          <table:table-cell table:formula="of:=CONCATENATE(&quot;Fontawesome.create!(&quot;;[.$B$1];&quot;: '&quot;;TRIM([.$B842]);&quot;', &quot;;[.$C$1];&quot;: '&quot;;TRIM([.$C842]);&quot;', &quot;;[.$D$1];&quot;: '&quot;;TRIM([.$D842]);&quot;', &quot;;[.$E$1];&quot;: '&quot;;TRIM([.$E842]);&quot;')&quot;)" office:value-type="string" office:string-value="Fontawesome.create!(prefijo_nombre_css: 'fab fa-modx: MODX', icono: 'fab fa-modx', termino: '', codigo_css: '\f285')" calcext:value-type="string">
            <text:p>Fontawesome.create!(prefijo_nombre_css: 'fab fa-modx: MODX', icono: 'fab fa-modx', termino: '', codigo_css: '\f285')</text:p>
          </table:table-cell>
        </table:table-row>
        <table:table-row table:style-name="ro1">
          <table:table-cell/>
          <table:table-cell office:value-type="string" calcext:value-type="string">
            <text:p>fab fa-monero: Monero </text:p>
          </table:table-cell>
          <table:table-cell office:value-type="string" calcext:value-type="string">
            <text:p><text:s/>fab fa-moner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0</text:p>
          </table:table-cell>
          <table:table-cell table:formula="of:=CONCATENATE(&quot;Fontawesome.create!(&quot;;[.$B$1];&quot;: '&quot;;TRIM([.$B843]);&quot;', &quot;;[.$C$1];&quot;: '&quot;;TRIM([.$C843]);&quot;', &quot;;[.$D$1];&quot;: '&quot;;TRIM([.$D843]);&quot;', &quot;;[.$E$1];&quot;: '&quot;;TRIM([.$E843]);&quot;')&quot;)" office:value-type="string" office:string-value="Fontawesome.create!(prefijo_nombre_css: 'fab fa-monero: Monero', icono: 'fab fa-monero', termino: '', codigo_css: '\f3d0')" calcext:value-type="string">
            <text:p>Fontawesome.create!(prefijo_nombre_css: 'fab fa-monero: Monero', icono: 'fab fa-monero', termino: '', codigo_css: '\f3d0')</text:p>
          </table:table-cell>
        </table:table-row>
        <table:table-row table:style-name="ro1">
          <table:table-cell/>
          <table:table-cell office:value-type="string" calcext:value-type="string">
            <text:p>fas fa-money-bill: Factura de dinero </text:p>
          </table:table-cell>
          <table:table-cell office:value-type="string" calcext:value-type="string">
            <text:p><text:s/>fas fa-money-bill </text:p>
          </table:table-cell>
          <table:table-cell office:value-type="string" calcext:value-type="string">
            <text:p><text:s/>compra, comprar, dinero en efectivo, pago, precio, pago, </text:p>
          </table:table-cell>
          <table:table-cell office:value-type="string" calcext:value-type="string">
            <text:p><text:s/>\f0d6</text:p>
          </table:table-cell>
          <table:table-cell table:formula="of:=CONCATENATE(&quot;Fontawesome.create!(&quot;;[.$B$1];&quot;: '&quot;;TRIM([.$B844]);&quot;', &quot;;[.$C$1];&quot;: '&quot;;TRIM([.$C844]);&quot;', &quot;;[.$D$1];&quot;: '&quot;;TRIM([.$D844]);&quot;', &quot;;[.$E$1];&quot;: '&quot;;TRIM([.$E844]);&quot;')&quot;)" office:value-type="string" office:string-value="Fontawesome.create!(prefijo_nombre_css: 'fas fa-money-bill: Factura de dinero', icono: 'fas fa-money-bill', termino: 'compra, comprar, dinero en efectivo, pago, precio, pago,', codigo_css: '\f0d6')" calcext:value-type="string">
            <text:p>Fontawesome.create!(prefijo_nombre_css: 'fas fa-money-bill: Factura de dinero', icono: 'fas fa-money-bill', termino: 'compra, comprar, dinero en efectivo, pago, precio, pago,', codigo_css: '\f0d6')</text:p>
          </table:table-cell>
        </table:table-row>
        <table:table-row table:style-name="ro1">
          <table:table-cell/>
          <table:table-cell office:value-type="string" calcext:value-type="string">
            <text:p>fas fa-money-bill-alt: Alternate Factura de dinero </text:p>
          </table:table-cell>
          <table:table-cell office:value-type="string" calcext:value-type="string">
            <text:p><text:s/>fas fa-money-bill-alt </text:p>
          </table:table-cell>
          <table:table-cell office:value-type="string" calcext:value-type="string">
            <text:p><text:s/>compra, comprar, dinero en efectivo, pago, precio, pago, </text:p>
          </table:table-cell>
          <table:table-cell office:value-type="string" calcext:value-type="string">
            <text:p><text:s/>\f3d1</text:p>
          </table:table-cell>
          <table:table-cell table:formula="of:=CONCATENATE(&quot;Fontawesome.create!(&quot;;[.$B$1];&quot;: '&quot;;TRIM([.$B845]);&quot;', &quot;;[.$C$1];&quot;: '&quot;;TRIM([.$C845]);&quot;', &quot;;[.$D$1];&quot;: '&quot;;TRIM([.$D845]);&quot;', &quot;;[.$E$1];&quot;: '&quot;;TRIM([.$E845]);&quot;')&quot;)" office:value-type="string" office:string-value="Fontawesome.create!(prefijo_nombre_css: 'fas fa-money-bill-alt: Alternate Factura de dinero', icono: 'fas fa-money-bill-alt', termino: 'compra, comprar, dinero en efectivo, pago, precio, pago,', codigo_css: '\f3d1')" calcext:value-type="string">
            <text:p>Fontawesome.create!(prefijo_nombre_css: 'fas fa-money-bill-alt: Alternate Factura de dinero', icono: 'fas fa-money-bill-alt', termino: 'compra, comprar, dinero en efectivo, pago, precio, pago,', codigo_css: '\f3d1')</text:p>
          </table:table-cell>
        </table:table-row>
        <table:table-row table:style-name="ro1">
          <table:table-cell/>
          <table:table-cell office:value-type="string" calcext:value-type="string">
            <text:p>fas fa-money-bill-wave: Wavy Factura de dinero </text:p>
          </table:table-cell>
          <table:table-cell office:value-type="string" calcext:value-type="string">
            <text:p><text:s/>fas fa-money-bill-wave </text:p>
          </table:table-cell>
          <table:table-cell office:value-type="string" calcext:value-type="string">
            <text:p><text:s/>compra, comprar, dinero en efectivo, pago, precio, pago, </text:p>
          </table:table-cell>
          <table:table-cell office:value-type="string" calcext:value-type="string">
            <text:p><text:s/>\f53a</text:p>
          </table:table-cell>
          <table:table-cell table:formula="of:=CONCATENATE(&quot;Fontawesome.create!(&quot;;[.$B$1];&quot;: '&quot;;TRIM([.$B846]);&quot;', &quot;;[.$C$1];&quot;: '&quot;;TRIM([.$C846]);&quot;', &quot;;[.$D$1];&quot;: '&quot;;TRIM([.$D846]);&quot;', &quot;;[.$E$1];&quot;: '&quot;;TRIM([.$E846]);&quot;')&quot;)" office:value-type="string" office:string-value="Fontawesome.create!(prefijo_nombre_css: 'fas fa-money-bill-wave: Wavy Factura de dinero', icono: 'fas fa-money-bill-wave', termino: 'compra, comprar, dinero en efectivo, pago, precio, pago,', codigo_css: '\f53a')" calcext:value-type="string">
            <text:p>Fontawesome.create!(prefijo_nombre_css: 'fas fa-money-bill-wave: Wavy Factura de dinero', icono: 'fas fa-money-bill-wave', termino: 'compra, comprar, dinero en efectivo, pago, precio, pago,', codigo_css: '\f53a')</text:p>
          </table:table-cell>
        </table:table-row>
        <table:table-row table:style-name="ro1">
          <table:table-cell/>
          <table:table-cell office:value-type="string" calcext:value-type="string">
            <text:p>fas fa-money-bill-wave-alt: Alternate Wavy Factura de dinero </text:p>
          </table:table-cell>
          <table:table-cell office:value-type="string" calcext:value-type="string">
            <text:p><text:s/>fas fa-money-bill-wave-alt </text:p>
          </table:table-cell>
          <table:table-cell office:value-type="string" calcext:value-type="string">
            <text:p><text:s/>compra, comprar, dinero en efectivo, pago, precio, pago, </text:p>
          </table:table-cell>
          <table:table-cell office:value-type="string" calcext:value-type="string">
            <text:p><text:s/>\f53b</text:p>
          </table:table-cell>
          <table:table-cell table:formula="of:=CONCATENATE(&quot;Fontawesome.create!(&quot;;[.$B$1];&quot;: '&quot;;TRIM([.$B847]);&quot;', &quot;;[.$C$1];&quot;: '&quot;;TRIM([.$C847]);&quot;', &quot;;[.$D$1];&quot;: '&quot;;TRIM([.$D847]);&quot;', &quot;;[.$E$1];&quot;: '&quot;;TRIM([.$E847]);&quot;')&quot;)" office:value-type="string" office:string-value="Fontawesome.create!(prefijo_nombre_css: 'fas fa-money-bill-wave-alt: Alternate Wavy Factura de dinero', icono: 'fas fa-money-bill-wave-alt', termino: 'compra, comprar, dinero en efectivo, pago, precio, pago,', codigo_css: '\f53b')" calcext:value-type="string">
            <text:p>Fontawesome.create!(prefijo_nombre_css: 'fas fa-money-bill-wave-alt: Alternate Wavy Factura de dinero', icono: 'fas fa-money-bill-wave-alt', termino: 'compra, comprar, dinero en efectivo, pago, precio, pago,', codigo_css: '\f53b')</text:p>
          </table:table-cell>
        </table:table-row>
        <table:table-row table:style-name="ro1">
          <table:table-cell/>
          <table:table-cell office:value-type="string" calcext:value-type="string">
            <text:p>fas fa-money-check: Cheque de dinero </text:p>
          </table:table-cell>
          <table:table-cell office:value-type="string" calcext:value-type="string">
            <text:p><text:s/>fas fa-money-check </text:p>
          </table:table-cell>
          <table:table-cell office:value-type="string" calcext:value-type="string">
            <text:p><text:s/>contraste, creciente, oscuro, lunar, noche, </text:p>
          </table:table-cell>
          <table:table-cell office:value-type="string" calcext:value-type="string">
            <text:p><text:s/>\f53c</text:p>
          </table:table-cell>
          <table:table-cell table:formula="of:=CONCATENATE(&quot;Fontawesome.create!(&quot;;[.$B$1];&quot;: '&quot;;TRIM([.$B848]);&quot;', &quot;;[.$C$1];&quot;: '&quot;;TRIM([.$C848]);&quot;', &quot;;[.$D$1];&quot;: '&quot;;TRIM([.$D848]);&quot;', &quot;;[.$E$1];&quot;: '&quot;;TRIM([.$E848]);&quot;')&quot;)" office:value-type="string" office:string-value="Fontawesome.create!(prefijo_nombre_css: 'fas fa-money-check: Cheque de dinero', icono: 'fas fa-money-check', termino: 'contraste, creciente, oscuro, lunar, noche,', codigo_css: '\f53c')" calcext:value-type="string">
            <text:p>Fontawesome.create!(prefijo_nombre_css: 'fas fa-money-check: Cheque de dinero', icono: 'fas fa-money-check', termino: 'contraste, creciente, oscuro, lunar, noche,', codigo_css: '\f53c')</text:p>
          </table:table-cell>
        </table:table-row>
        <table:table-row table:style-name="ro1">
          <table:table-cell/>
          <table:table-cell office:value-type="string" calcext:value-type="string">
            <text:p>fas fa-money-check-alt: Alternate Cheque de dinero </text:p>
          </table:table-cell>
          <table:table-cell office:value-type="string" calcext:value-type="string">
            <text:p><text:s/>fas fa-money-check-alt </text:p>
          </table:table-cell>
          <table:table-cell office:value-type="string" calcext:value-type="string">
            <text:p><text:s/>contraste, creciente, oscuro, lunar, noche, </text:p>
          </table:table-cell>
          <table:table-cell office:value-type="string" calcext:value-type="string">
            <text:p><text:s/>\f53d</text:p>
          </table:table-cell>
          <table:table-cell table:formula="of:=CONCATENATE(&quot;Fontawesome.create!(&quot;;[.$B$1];&quot;: '&quot;;TRIM([.$B849]);&quot;', &quot;;[.$C$1];&quot;: '&quot;;TRIM([.$C849]);&quot;', &quot;;[.$D$1];&quot;: '&quot;;TRIM([.$D849]);&quot;', &quot;;[.$E$1];&quot;: '&quot;;TRIM([.$E849]);&quot;')&quot;)" office:value-type="string" office:string-value="Fontawesome.create!(prefijo_nombre_css: 'fas fa-money-check-alt: Alternate Cheque de dinero', icono: 'fas fa-money-check-alt', termino: 'contraste, creciente, oscuro, lunar, noche,', codigo_css: '\f53d')" calcext:value-type="string">
            <text:p>Fontawesome.create!(prefijo_nombre_css: 'fas fa-money-check-alt: Alternate Cheque de dinero', icono: 'fas fa-money-check-alt', termino: 'contraste, creciente, oscuro, lunar, noche,', codigo_css: '\f53d')</text:p>
          </table:table-cell>
        </table:table-row>
        <table:table-row table:style-name="ro1">
          <table:table-cell/>
          <table:table-cell office:value-type="string" calcext:value-type="string">
            <text:p>fas fa-monument: Monumento </text:p>
          </table:table-cell>
          <table:table-cell office:value-type="string" calcext:value-type="string">
            <text:p><text:s/>fas fa-monument </text:p>
          </table:table-cell>
          <table:table-cell office:value-type="string" calcext:value-type="string">
            <text:p><text:s/>edificio, islam, musulmán, punto de referencia, </text:p>
          </table:table-cell>
          <table:table-cell office:value-type="string" calcext:value-type="string">
            <text:p><text:s/>\f5a6</text:p>
          </table:table-cell>
          <table:table-cell table:formula="of:=CONCATENATE(&quot;Fontawesome.create!(&quot;;[.$B$1];&quot;: '&quot;;TRIM([.$B850]);&quot;', &quot;;[.$C$1];&quot;: '&quot;;TRIM([.$C850]);&quot;', &quot;;[.$D$1];&quot;: '&quot;;TRIM([.$D850]);&quot;', &quot;;[.$E$1];&quot;: '&quot;;TRIM([.$E850]);&quot;')&quot;)" office:value-type="string" office:string-value="Fontawesome.create!(prefijo_nombre_css: 'fas fa-monument: Monumento', icono: 'fas fa-monument', termino: 'edificio, islam, musulmán, punto de referencia,', codigo_css: '\f5a6')" calcext:value-type="string">
            <text:p>Fontawesome.create!(prefijo_nombre_css: 'fas fa-monument: Monumento', icono: 'fas fa-monument', termino: 'edificio, islam, musulmán, punto de referencia,', codigo_css: '\f5a6')</text:p>
          </table:table-cell>
        </table:table-row>
        <table:table-row table:style-name="ro1">
          <table:table-cell/>
          <table:table-cell office:value-type="string" calcext:value-type="string">
            <text:p>fas fa-moon: Luna </text:p>
          </table:table-cell>
          <table:table-cell office:value-type="string" calcext:value-type="string">
            <text:p><text:s/>fas fa-moon </text:p>
          </table:table-cell>
          <table:table-cell office:value-type="string" calcext:value-type="string">
            <text:p><text:s/>bicicleta, máquina, transporte, vehículo, </text:p>
          </table:table-cell>
          <table:table-cell office:value-type="string" calcext:value-type="string">
            <text:p><text:s/>\f186</text:p>
          </table:table-cell>
          <table:table-cell table:formula="of:=CONCATENATE(&quot;Fontawesome.create!(&quot;;[.$B$1];&quot;: '&quot;;TRIM([.$B851]);&quot;', &quot;;[.$C$1];&quot;: '&quot;;TRIM([.$C851]);&quot;', &quot;;[.$D$1];&quot;: '&quot;;TRIM([.$D851]);&quot;', &quot;;[.$E$1];&quot;: '&quot;;TRIM([.$E851]);&quot;')&quot;)" office:value-type="string" office:string-value="Fontawesome.create!(prefijo_nombre_css: 'fas fa-moon: Luna', icono: 'fas fa-moon', termino: 'bicicleta, máquina, transporte, vehículo,', codigo_css: '\f186')" calcext:value-type="string">
            <text:p>Fontawesome.create!(prefijo_nombre_css: 'fas fa-moon: Luna', icono: 'fas fa-moon', termino: 'bicicleta, máquina, transporte, vehículo,', codigo_css: '\f186')</text:p>
          </table:table-cell>
        </table:table-row>
        <table:table-row table:style-name="ro1">
          <table:table-cell/>
          <table:table-cell office:value-type="string" calcext:value-type="string">
            <text:p>fas fa-mortar-pestle: Maja de mortero </text:p>
          </table:table-cell>
          <table:table-cell office:value-type="string" calcext:value-type="string">
            <text:p><text:s/>fas fa-mortar-pestle </text:p>
          </table:table-cell>
          <table:table-cell office:value-type="string" calcext:value-type="string">
            <text:p><text:s/>colina, excursionismo, glaciar, paisaje, viaje, vista, </text:p>
          </table:table-cell>
          <table:table-cell office:value-type="string" calcext:value-type="string">
            <text:p><text:s/>\f5a7</text:p>
          </table:table-cell>
          <table:table-cell table:formula="of:=CONCATENATE(&quot;Fontawesome.create!(&quot;;[.$B$1];&quot;: '&quot;;TRIM([.$B852]);&quot;', &quot;;[.$C$1];&quot;: '&quot;;TRIM([.$C852]);&quot;', &quot;;[.$D$1];&quot;: '&quot;;TRIM([.$D852]);&quot;', &quot;;[.$E$1];&quot;: '&quot;;TRIM([.$E852]);&quot;')&quot;)" office:value-type="string" office:string-value="Fontawesome.create!(prefijo_nombre_css: 'fas fa-mortar-pestle: Maja de mortero', icono: 'fas fa-mortar-pestle', termino: 'colina, excursionismo, glaciar, paisaje, viaje, vista,', codigo_css: '\f5a7')" calcext:value-type="string">
            <text:p>Fontawesome.create!(prefijo_nombre_css: 'fas fa-mortar-pestle: Maja de mortero', icono: 'fas fa-mortar-pestle', termino: 'colina, excursionismo, glaciar, paisaje, viaje, vista,', codigo_css: '\f5a7')</text:p>
          </table:table-cell>
        </table:table-row>
        <table:table-row table:style-name="ro1">
          <table:table-cell/>
          <table:table-cell office:value-type="string" calcext:value-type="string">
            <text:p>fas fa-mosque: Mezquita </text:p>
          </table:table-cell>
          <table:table-cell office:value-type="string" calcext:value-type="string">
            <text:p><text:s/>fas fa-mosque </text:p>
          </table:table-cell>
          <table:table-cell office:value-type="string" calcext:value-type="string">
            <text:p><text:s/>clic, computadora, cursor, entrada, periférico, </text:p>
          </table:table-cell>
          <table:table-cell office:value-type="string" calcext:value-type="string">
            <text:p><text:s/>\f678</text:p>
          </table:table-cell>
          <table:table-cell table:formula="of:=CONCATENATE(&quot;Fontawesome.create!(&quot;;[.$B$1];&quot;: '&quot;;TRIM([.$B853]);&quot;', &quot;;[.$C$1];&quot;: '&quot;;TRIM([.$C853]);&quot;', &quot;;[.$D$1];&quot;: '&quot;;TRIM([.$D853]);&quot;', &quot;;[.$E$1];&quot;: '&quot;;TRIM([.$E853]);&quot;')&quot;)" office:value-type="string" office:string-value="Fontawesome.create!(prefijo_nombre_css: 'fas fa-mosque: Mezquita', icono: 'fas fa-mosque', termino: 'clic, computadora, cursor, entrada, periférico,', codigo_css: '\f678')" calcext:value-type="string">
            <text:p>Fontawesome.create!(prefijo_nombre_css: 'fas fa-mosque: Mezquita', icono: 'fas fa-mosque', termino: 'clic, computadora, cursor, entrada, periférico,', codigo_css: '\f678')</text:p>
          </table:table-cell>
        </table:table-row>
        <table:table-row table:style-name="ro1">
          <table:table-cell/>
          <table:table-cell office:value-type="string" calcext:value-type="string">
            <text:p>fas fa-motorcycle: Motocicleta </text:p>
          </table:table-cell>
          <table:table-cell office:value-type="string" calcext:value-type="string">
            <text:p><text:s/>fas fa-motorcycle </text:p>
          </table:table-cell>
          <table:table-cell office:value-type="string" calcext:value-type="string">
            <text:p><text:s/>flecha, cursor, seleccionar, </text:p>
          </table:table-cell>
          <table:table-cell office:value-type="string" calcext:value-type="string">
            <text:p><text:s/>\f21c</text:p>
          </table:table-cell>
          <table:table-cell table:formula="of:=CONCATENATE(&quot;Fontawesome.create!(&quot;;[.$B$1];&quot;: '&quot;;TRIM([.$B854]);&quot;', &quot;;[.$C$1];&quot;: '&quot;;TRIM([.$C854]);&quot;', &quot;;[.$D$1];&quot;: '&quot;;TRIM([.$D854]);&quot;', &quot;;[.$E$1];&quot;: '&quot;;TRIM([.$E854]);&quot;')&quot;)" office:value-type="string" office:string-value="Fontawesome.create!(prefijo_nombre_css: 'fas fa-motorcycle: Motocicleta', icono: 'fas fa-motorcycle', termino: 'flecha, cursor, seleccionar,', codigo_css: '\f21c')" calcext:value-type="string">
            <text:p>Fontawesome.create!(prefijo_nombre_css: 'fas fa-motorcycle: Motocicleta', icono: 'fas fa-motorcycle', termino: 'flecha, cursor, seleccionar,', codigo_css: '\f21c')</text:p>
          </table:table-cell>
        </table:table-row>
        <table:table-row table:style-name="ro1">
          <table:table-cell/>
          <table:table-cell office:value-type="string" calcext:value-type="string">
            <text:p>fas fa-mountain: Montaña </text:p>
          </table:table-cell>
          <table:table-cell office:value-type="string" calcext:value-type="string">
            <text:p><text:s/>fas fa-mountain </text:p>
          </table:table-cell>
          <table:table-cell office:value-type="string" calcext:value-type="string">
            <text:p><text:s/>caliente, cacao, café, taza, beber, vacaciones, chocolate caliente, vapor, té, calor, </text:p>
          </table:table-cell>
          <table:table-cell office:value-type="string" calcext:value-type="string">
            <text:p><text:s/>\f6fc</text:p>
          </table:table-cell>
          <table:table-cell table:formula="of:=CONCATENATE(&quot;Fontawesome.create!(&quot;;[.$B$1];&quot;: '&quot;;TRIM([.$B855]);&quot;', &quot;;[.$C$1];&quot;: '&quot;;TRIM([.$C855]);&quot;', &quot;;[.$D$1];&quot;: '&quot;;TRIM([.$D855]);&quot;', &quot;;[.$E$1];&quot;: '&quot;;TRIM([.$E855]);&quot;')&quot;)" office:value-type="string" office:string-value="Fontawesome.create!(prefijo_nombre_css: 'fas fa-mountain: Montaña', icono: 'fas fa-mountain', termino: 'caliente, cacao, café, taza, beber, vacaciones, chocolate caliente, vapor, té, calor,', codigo_css: '\f6fc')" calcext:value-type="string">
            <text:p>Fontawesome.create!(prefijo_nombre_css: 'fas fa-mountain: Montaña', icono: 'fas fa-mountain', termino: 'caliente, cacao, café, taza, beber, vacaciones, chocolate caliente, vapor, té, calor,', codigo_css: '\f6fc')</text:p>
          </table:table-cell>
        </table:table-row>
        <table:table-row table:style-name="ro1">
          <table:table-cell/>
          <table:table-cell office:value-type="string" calcext:value-type="string">
            <text:p>fas fa-mouse: Ratón </text:p>
          </table:table-cell>
          <table:table-cell office:value-type="string" calcext:value-type="string">
            <text:p><text:s/>fas fa-mouse </text:p>
          </table:table-cell>
          <table:table-cell office:value-type="string" calcext:value-type="string">
            <text:p><text:s/>letras, melodía, nota, cantar, sonar, </text:p>
          </table:table-cell>
          <table:table-cell office:value-type="string" calcext:value-type="string">
            <text:p><text:s/>\f8cc</text:p>
          </table:table-cell>
          <table:table-cell table:formula="of:=CONCATENATE(&quot;Fontawesome.create!(&quot;;[.$B$1];&quot;: '&quot;;TRIM([.$B856]);&quot;', &quot;;[.$C$1];&quot;: '&quot;;TRIM([.$C856]);&quot;', &quot;;[.$D$1];&quot;: '&quot;;TRIM([.$D856]);&quot;', &quot;;[.$E$1];&quot;: '&quot;;TRIM([.$E856]);&quot;')&quot;)" office:value-type="string" office:string-value="Fontawesome.create!(prefijo_nombre_css: 'fas fa-mouse: Ratón', icono: 'fas fa-mouse', termino: 'letras, melodía, nota, cantar, sonar,', codigo_css: '\f8cc')" calcext:value-type="string">
            <text:p>Fontawesome.create!(prefijo_nombre_css: 'fas fa-mouse: Ratón', icono: 'fas fa-mouse', termino: 'letras, melodía, nota, cantar, sonar,', codigo_css: '\f8cc')</text:p>
          </table:table-cell>
        </table:table-row>
        <table:table-row table:style-name="ro1">
          <table:table-cell/>
          <table:table-cell office:value-type="string" calcext:value-type="string">
            <text:p>fas fa-mouse-pointer: Ratón Pointer </text:p>
          </table:table-cell>
          <table:table-cell office:value-type="string" calcext:value-type="string">
            <text:p><text:s/>fas fa-mouse-pointer </text:p>
          </table:table-cell>
          <table:table-cell office:value-type="string" calcext:value-type="string">
            <text:p><text:s/>flecha, cursor, seleccionar, </text:p>
          </table:table-cell>
          <table:table-cell office:value-type="string" calcext:value-type="string">
            <text:p><text:s/>\f245</text:p>
          </table:table-cell>
          <table:table-cell table:formula="of:=CONCATENATE(&quot;Fontawesome.create!(&quot;;[.$B$1];&quot;: '&quot;;TRIM([.$B857]);&quot;', &quot;;[.$C$1];&quot;: '&quot;;TRIM([.$C857]);&quot;', &quot;;[.$D$1];&quot;: '&quot;;TRIM([.$D857]);&quot;', &quot;;[.$E$1];&quot;: '&quot;;TRIM([.$E857]);&quot;')&quot;)" office:value-type="string" office:string-value="Fontawesome.create!(prefijo_nombre_css: 'fas fa-mouse-pointer: Ratón Pointer', icono: 'fas fa-mouse-pointer', termino: 'flecha, cursor, seleccionar,', codigo_css: '\f245')" calcext:value-type="string">
            <text:p>Fontawesome.create!(prefijo_nombre_css: 'fas fa-mouse-pointer: Ratón Pointer', icono: 'fas fa-mouse-pointer', termino: 'flecha, cursor, seleccionar,', codigo_css: '\f245')</text:p>
          </table:table-cell>
        </table:table-row>
        <table:table-row table:style-name="ro1">
          <table:table-cell/>
          <table:table-cell office:value-type="string" calcext:value-type="string">
            <text:p>fas fa-mug-hot: Taza caliente </text:p>
          </table:table-cell>
          <table:table-cell office:value-type="string" calcext:value-type="string">
            <text:p><text:s/>fas fa-mug-hot </text:p>
          </table:table-cell>
          <table:table-cell office:value-type="string" calcext:value-type="string">
            <text:p><text:s/>caliente, cacao, café, taza, beber, vacaciones, chocolate caliente, vapor, té, calor, </text:p>
          </table:table-cell>
          <table:table-cell office:value-type="string" calcext:value-type="string">
            <text:p><text:s/>\f7b6</text:p>
          </table:table-cell>
          <table:table-cell table:formula="of:=CONCATENATE(&quot;Fontawesome.create!(&quot;;[.$B$1];&quot;: '&quot;;TRIM([.$B858]);&quot;', &quot;;[.$C$1];&quot;: '&quot;;TRIM([.$C858]);&quot;', &quot;;[.$D$1];&quot;: '&quot;;TRIM([.$D858]);&quot;', &quot;;[.$E$1];&quot;: '&quot;;TRIM([.$E858]);&quot;')&quot;)" office:value-type="string" office:string-value="Fontawesome.create!(prefijo_nombre_css: 'fas fa-mug-hot: Taza caliente', icono: 'fas fa-mug-hot', termino: 'caliente, cacao, café, taza, beber, vacaciones, chocolate caliente, vapor, té, calor,', codigo_css: '\f7b6')" calcext:value-type="string">
            <text:p>Fontawesome.create!(prefijo_nombre_css: 'fas fa-mug-hot: Taza caliente', icono: 'fas fa-mug-hot', termino: 'caliente, cacao, café, taza, beber, vacaciones, chocolate caliente, vapor, té, calor,', codigo_css: '\f7b6')</text:p>
          </table:table-cell>
        </table:table-row>
        <table:table-row table:style-name="ro1">
          <table:table-cell/>
          <table:table-cell office:value-type="string" calcext:value-type="string">
            <text:p>fas fa-music: Música </text:p>
          </table:table-cell>
          <table:table-cell office:value-type="string" calcext:value-type="string">
            <text:p><text:s/>fas fa-music </text:p>
          </table:table-cell>
          <table:table-cell office:value-type="string" calcext:value-type="string">
            <text:p><text:s/>computadora, conectar, ethernet, internet, intranet, </text:p>
          </table:table-cell>
          <table:table-cell office:value-type="string" calcext:value-type="string">
            <text:p><text:s/>\f001</text:p>
          </table:table-cell>
          <table:table-cell table:formula="of:=CONCATENATE(&quot;Fontawesome.create!(&quot;;[.$B$1];&quot;: '&quot;;TRIM([.$B859]);&quot;', &quot;;[.$C$1];&quot;: '&quot;;TRIM([.$C859]);&quot;', &quot;;[.$D$1];&quot;: '&quot;;TRIM([.$D859]);&quot;', &quot;;[.$E$1];&quot;: '&quot;;TRIM([.$E859]);&quot;')&quot;)" office:value-type="string" office:string-value="Fontawesome.create!(prefijo_nombre_css: 'fas fa-music: Música', icono: 'fas fa-music', termino: 'computadora, conectar, ethernet, internet, intranet,', codigo_css: '\f001')" calcext:value-type="string">
            <text:p>Fontawesome.create!(prefijo_nombre_css: 'fas fa-music: Música', icono: 'fas fa-music', termino: 'computadora, conectar, ethernet, internet, intranet,', codigo_css: '\f001')</text:p>
          </table:table-cell>
        </table:table-row>
        <table:table-row table:style-name="ro1">
          <table:table-cell/>
          <table:table-cell office:value-type="string" calcext:value-type="string">
            <text:p>fab fa-napster: Napster </text:p>
          </table:table-cell>
          <table:table-cell office:value-type="string" calcext:value-type="string">
            <text:p><text:s/>fab fa-napst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2</text:p>
          </table:table-cell>
          <table:table-cell table:formula="of:=CONCATENATE(&quot;Fontawesome.create!(&quot;;[.$B$1];&quot;: '&quot;;TRIM([.$B860]);&quot;', &quot;;[.$C$1];&quot;: '&quot;;TRIM([.$C860]);&quot;', &quot;;[.$D$1];&quot;: '&quot;;TRIM([.$D860]);&quot;', &quot;;[.$E$1];&quot;: '&quot;;TRIM([.$E860]);&quot;')&quot;)" office:value-type="string" office:string-value="Fontawesome.create!(prefijo_nombre_css: 'fab fa-napster: Napster', icono: 'fab fa-napster', termino: '', codigo_css: '\f3d2')" calcext:value-type="string">
            <text:p>Fontawesome.create!(prefijo_nombre_css: 'fab fa-napster: Napster', icono: 'fab fa-napster', termino: '', codigo_css: '\f3d2')</text:p>
          </table:table-cell>
        </table:table-row>
        <table:table-row table:style-name="ro1">
          <table:table-cell/>
          <table:table-cell office:value-type="string" calcext:value-type="string">
            <text:p>fab fa-neos: Neos </text:p>
          </table:table-cell>
          <table:table-cell office:value-type="string" calcext:value-type="string">
            <text:p><text:s/>fab fa-neo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612</text:p>
          </table:table-cell>
          <table:table-cell table:formula="of:=CONCATENATE(&quot;Fontawesome.create!(&quot;;[.$B$1];&quot;: '&quot;;TRIM([.$B861]);&quot;', &quot;;[.$C$1];&quot;: '&quot;;TRIM([.$C861]);&quot;', &quot;;[.$D$1];&quot;: '&quot;;TRIM([.$D861]);&quot;', &quot;;[.$E$1];&quot;: '&quot;;TRIM([.$E861]);&quot;')&quot;)" office:value-type="string" office:string-value="Fontawesome.create!(prefijo_nombre_css: 'fab fa-neos: Neos', icono: 'fab fa-neos', termino: '', codigo_css: '\f612')" calcext:value-type="string">
            <text:p>Fontawesome.create!(prefijo_nombre_css: 'fab fa-neos: Neos', icono: 'fab fa-neos', termino: '', codigo_css: '\f612')</text:p>
          </table:table-cell>
        </table:table-row>
        <table:table-row table:style-name="ro1">
          <table:table-cell/>
          <table:table-cell office:value-type="string" calcext:value-type="string">
            <text:p>fas fa-network-wired: Red cableada </text:p>
          </table:table-cell>
          <table:table-cell office:value-type="string" calcext:value-type="string">
            <text:p><text:s/>fas fa-network-wired </text:p>
          </table:table-cell>
          <table:table-cell office:value-type="string" calcext:value-type="string">
            <text:p><text:s/>computadora, conectar, ethernet, internet, intranet, </text:p>
          </table:table-cell>
          <table:table-cell office:value-type="string" calcext:value-type="string">
            <text:p><text:s/>\f6ff</text:p>
          </table:table-cell>
          <table:table-cell table:formula="of:=CONCATENATE(&quot;Fontawesome.create!(&quot;;[.$B$1];&quot;: '&quot;;TRIM([.$B862]);&quot;', &quot;;[.$C$1];&quot;: '&quot;;TRIM([.$C862]);&quot;', &quot;;[.$D$1];&quot;: '&quot;;TRIM([.$D862]);&quot;', &quot;;[.$E$1];&quot;: '&quot;;TRIM([.$E862]);&quot;')&quot;)" office:value-type="string" office:string-value="Fontawesome.create!(prefijo_nombre_css: 'fas fa-network-wired: Red cableada', icono: 'fas fa-network-wired', termino: 'computadora, conectar, ethernet, internet, intranet,', codigo_css: '\f6ff')" calcext:value-type="string">
            <text:p>Fontawesome.create!(prefijo_nombre_css: 'fas fa-network-wired: Red cableada', icono: 'fas fa-network-wired', termino: 'computadora, conectar, ethernet, internet, intranet,', codigo_css: '\f6ff')</text:p>
          </table:table-cell>
        </table:table-row>
        <table:table-row table:style-name="ro1">
          <table:table-cell/>
          <table:table-cell office:value-type="string" calcext:value-type="string">
            <text:p>fas fa-neuter: Neutro </text:p>
          </table:table-cell>
          <table:table-cell office:value-type="string" calcext:value-type="string">
            <text:p><text:s/>fas fa-neut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2c</text:p>
          </table:table-cell>
          <table:table-cell table:formula="of:=CONCATENATE(&quot;Fontawesome.create!(&quot;;[.$B$1];&quot;: '&quot;;TRIM([.$B863]);&quot;', &quot;;[.$C$1];&quot;: '&quot;;TRIM([.$C863]);&quot;', &quot;;[.$D$1];&quot;: '&quot;;TRIM([.$D863]);&quot;', &quot;;[.$E$1];&quot;: '&quot;;TRIM([.$E863]);&quot;')&quot;)" office:value-type="string" office:string-value="Fontawesome.create!(prefijo_nombre_css: 'fas fa-neuter: Neutro', icono: 'fas fa-neuter', termino: '', codigo_css: '\f22c')" calcext:value-type="string">
            <text:p>Fontawesome.create!(prefijo_nombre_css: 'fas fa-neuter: Neutro', icono: 'fas fa-neuter', termino: '', codigo_css: '\f22c')</text:p>
          </table:table-cell>
        </table:table-row>
        <table:table-row table:style-name="ro1">
          <table:table-cell/>
          <table:table-cell office:value-type="string" calcext:value-type="string">
            <text:p>fas fa-newspaper: Periódico </text:p>
          </table:table-cell>
          <table:table-cell office:value-type="string" calcext:value-type="string">
            <text:p><text:s/>fas fa-newspaper </text:p>
          </table:table-cell>
          <table:table-cell office:value-type="string" calcext:value-type="string">
            <text:p><text:s/>artículo, editorial, noticias, periodismo, prensa, titular, </text:p>
          </table:table-cell>
          <table:table-cell office:value-type="string" calcext:value-type="string">
            <text:p><text:s/>\f1ea</text:p>
          </table:table-cell>
          <table:table-cell table:formula="of:=CONCATENATE(&quot;Fontawesome.create!(&quot;;[.$B$1];&quot;: '&quot;;TRIM([.$B864]);&quot;', &quot;;[.$C$1];&quot;: '&quot;;TRIM([.$C864]);&quot;', &quot;;[.$D$1];&quot;: '&quot;;TRIM([.$D864]);&quot;', &quot;;[.$E$1];&quot;: '&quot;;TRIM([.$E864]);&quot;')&quot;)" office:value-type="string" office:string-value="Fontawesome.create!(prefijo_nombre_css: 'fas fa-newspaper: Periódico', icono: 'fas fa-newspaper', termino: 'artículo, editorial, noticias, periodismo, prensa, titular,', codigo_css: '\f1ea')" calcext:value-type="string">
            <text:p>Fontawesome.create!(prefijo_nombre_css: 'fas fa-newspaper: Periódico', icono: 'fas fa-newspaper', termino: 'artículo, editorial, noticias, periodismo, prensa, titular,', codigo_css: '\f1ea')</text:p>
          </table:table-cell>
        </table:table-row>
        <table:table-row table:style-name="ro1">
          <table:table-cell/>
          <table:table-cell office:value-type="string" calcext:value-type="string">
            <text:p>fab fa-nimblr: Nimblr </text:p>
          </table:table-cell>
          <table:table-cell office:value-type="string" calcext:value-type="string">
            <text:p><text:s/>fab fa-nimbl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a8</text:p>
          </table:table-cell>
          <table:table-cell table:formula="of:=CONCATENATE(&quot;Fontawesome.create!(&quot;;[.$B$1];&quot;: '&quot;;TRIM([.$B865]);&quot;', &quot;;[.$C$1];&quot;: '&quot;;TRIM([.$C865]);&quot;', &quot;;[.$D$1];&quot;: '&quot;;TRIM([.$D865]);&quot;', &quot;;[.$E$1];&quot;: '&quot;;TRIM([.$E865]);&quot;')&quot;)" office:value-type="string" office:string-value="Fontawesome.create!(prefijo_nombre_css: 'fab fa-nimblr: Nimblr', icono: 'fab fa-nimblr', termino: '', codigo_css: '\f5a8')" calcext:value-type="string">
            <text:p>Fontawesome.create!(prefijo_nombre_css: 'fab fa-nimblr: Nimblr', icono: 'fab fa-nimblr', termino: '', codigo_css: '\f5a8')</text:p>
          </table:table-cell>
        </table:table-row>
        <table:table-row table:style-name="ro1">
          <table:table-cell/>
          <table:table-cell office:value-type="string" calcext:value-type="string">
            <text:p>fab fa-node: Node.js </text:p>
          </table:table-cell>
          <table:table-cell office:value-type="string" calcext:value-type="string">
            <text:p><text:s/>fab fa-nod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9</text:p>
          </table:table-cell>
          <table:table-cell table:formula="of:=CONCATENATE(&quot;Fontawesome.create!(&quot;;[.$B$1];&quot;: '&quot;;TRIM([.$B866]);&quot;', &quot;;[.$C$1];&quot;: '&quot;;TRIM([.$C866]);&quot;', &quot;;[.$D$1];&quot;: '&quot;;TRIM([.$D866]);&quot;', &quot;;[.$E$1];&quot;: '&quot;;TRIM([.$E866]);&quot;')&quot;)" office:value-type="string" office:string-value="Fontawesome.create!(prefijo_nombre_css: 'fab fa-node: Node.js', icono: 'fab fa-node', termino: '', codigo_css: '\f419')" calcext:value-type="string">
            <text:p>Fontawesome.create!(prefijo_nombre_css: 'fab fa-node: Node.js', icono: 'fab fa-node', termino: '', codigo_css: '\f419')</text:p>
          </table:table-cell>
        </table:table-row>
        <table:table-row table:style-name="ro1">
          <table:table-cell/>
          <table:table-cell office:value-type="string" calcext:value-type="string">
            <text:p>fab fa-node-js: JS de Node.js </text:p>
          </table:table-cell>
          <table:table-cell office:value-type="string" calcext:value-type="string">
            <text:p><text:s/>fab fa-node-j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3</text:p>
          </table:table-cell>
          <table:table-cell table:formula="of:=CONCATENATE(&quot;Fontawesome.create!(&quot;;[.$B$1];&quot;: '&quot;;TRIM([.$B867]);&quot;', &quot;;[.$C$1];&quot;: '&quot;;TRIM([.$C867]);&quot;', &quot;;[.$D$1];&quot;: '&quot;;TRIM([.$D867]);&quot;', &quot;;[.$E$1];&quot;: '&quot;;TRIM([.$E867]);&quot;')&quot;)" office:value-type="string" office:string-value="Fontawesome.create!(prefijo_nombre_css: 'fab fa-node-js: JS de Node.js', icono: 'fab fa-node-js', termino: '', codigo_css: '\f3d3')" calcext:value-type="string">
            <text:p>Fontawesome.create!(prefijo_nombre_css: 'fab fa-node-js: JS de Node.js', icono: 'fab fa-node-js', termino: '', codigo_css: '\f3d3')</text:p>
          </table:table-cell>
        </table:table-row>
        <table:table-row table:style-name="ro1">
          <table:table-cell/>
          <table:table-cell office:value-type="string" calcext:value-type="string">
            <text:p>fas fa-not-equal: No es igual </text:p>
          </table:table-cell>
          <table:table-cell office:value-type="string" calcext:value-type="string">
            <text:p><text:s/>fas fa-not-equal </text:p>
          </table:table-cell>
          <table:table-cell office:value-type="string" calcext:value-type="string">
            <text:p><text:s/>aritmética, comparar, matemáticas, </text:p>
          </table:table-cell>
          <table:table-cell office:value-type="string" calcext:value-type="string">
            <text:p><text:s/>\f53e</text:p>
          </table:table-cell>
          <table:table-cell table:formula="of:=CONCATENATE(&quot;Fontawesome.create!(&quot;;[.$B$1];&quot;: '&quot;;TRIM([.$B868]);&quot;', &quot;;[.$C$1];&quot;: '&quot;;TRIM([.$C868]);&quot;', &quot;;[.$D$1];&quot;: '&quot;;TRIM([.$D868]);&quot;', &quot;;[.$E$1];&quot;: '&quot;;TRIM([.$E868]);&quot;')&quot;)" office:value-type="string" office:string-value="Fontawesome.create!(prefijo_nombre_css: 'fas fa-not-equal: No es igual', icono: 'fas fa-not-equal', termino: 'aritmética, comparar, matemáticas,', codigo_css: '\f53e')" calcext:value-type="string">
            <text:p>Fontawesome.create!(prefijo_nombre_css: 'fas fa-not-equal: No es igual', icono: 'fas fa-not-equal', termino: 'aritmética, comparar, matemáticas,', codigo_css: '\f53e')</text:p>
          </table:table-cell>
        </table:table-row>
        <table:table-row table:style-name="ro1">
          <table:table-cell/>
          <table:table-cell office:value-type="string" calcext:value-type="string">
            <text:p>fas fa-notes-medical: Notas médicas </text:p>
          </table:table-cell>
          <table:table-cell office:value-type="string" calcext:value-type="string">
            <text:p><text:s/>fas fa-notes-medical </text:p>
          </table:table-cell>
          <table:table-cell office:value-type="string" calcext:value-type="string">
            <text:p><text:s/>registros, ehr, historia, medico, portapapeles, salud, </text:p>
          </table:table-cell>
          <table:table-cell office:value-type="string" calcext:value-type="string">
            <text:p><text:s/>\f481</text:p>
          </table:table-cell>
          <table:table-cell table:formula="of:=CONCATENATE(&quot;Fontawesome.create!(&quot;;[.$B$1];&quot;: '&quot;;TRIM([.$B869]);&quot;', &quot;;[.$C$1];&quot;: '&quot;;TRIM([.$C869]);&quot;', &quot;;[.$D$1];&quot;: '&quot;;TRIM([.$D869]);&quot;', &quot;;[.$E$1];&quot;: '&quot;;TRIM([.$E869]);&quot;')&quot;)" office:value-type="string" office:string-value="Fontawesome.create!(prefijo_nombre_css: 'fas fa-notes-medical: Notas médicas', icono: 'fas fa-notes-medical', termino: 'registros, ehr, historia, medico, portapapeles, salud,', codigo_css: '\f481')" calcext:value-type="string">
            <text:p>Fontawesome.create!(prefijo_nombre_css: 'fas fa-notes-medical: Notas médicas', icono: 'fas fa-notes-medical', termino: 'registros, ehr, historia, medico, portapapeles, salud,', codigo_css: '\f481')</text:p>
          </table:table-cell>
        </table:table-row>
        <table:table-row table:style-name="ro1">
          <table:table-cell/>
          <table:table-cell office:value-type="string" calcext:value-type="string">
            <text:p>fab fa-npm: npm </text:p>
          </table:table-cell>
          <table:table-cell office:value-type="string" calcext:value-type="string">
            <text:p><text:s/>fab fa-np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4</text:p>
          </table:table-cell>
          <table:table-cell table:formula="of:=CONCATENATE(&quot;Fontawesome.create!(&quot;;[.$B$1];&quot;: '&quot;;TRIM([.$B870]);&quot;', &quot;;[.$C$1];&quot;: '&quot;;TRIM([.$C870]);&quot;', &quot;;[.$D$1];&quot;: '&quot;;TRIM([.$D870]);&quot;', &quot;;[.$E$1];&quot;: '&quot;;TRIM([.$E870]);&quot;')&quot;)" office:value-type="string" office:string-value="Fontawesome.create!(prefijo_nombre_css: 'fab fa-npm: npm', icono: 'fab fa-npm', termino: '', codigo_css: '\f3d4')" calcext:value-type="string">
            <text:p>Fontawesome.create!(prefijo_nombre_css: 'fab fa-npm: npm', icono: 'fab fa-npm', termino: '', codigo_css: '\f3d4')</text:p>
          </table:table-cell>
        </table:table-row>
        <table:table-row table:style-name="ro1">
          <table:table-cell/>
          <table:table-cell office:value-type="string" calcext:value-type="string">
            <text:p>fab fa-ns8: NS8 </text:p>
          </table:table-cell>
          <table:table-cell office:value-type="string" calcext:value-type="string">
            <text:p><text:s/>fab fa-ns8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5</text:p>
          </table:table-cell>
          <table:table-cell table:formula="of:=CONCATENATE(&quot;Fontawesome.create!(&quot;;[.$B$1];&quot;: '&quot;;TRIM([.$B871]);&quot;', &quot;;[.$C$1];&quot;: '&quot;;TRIM([.$C871]);&quot;', &quot;;[.$D$1];&quot;: '&quot;;TRIM([.$D871]);&quot;', &quot;;[.$E$1];&quot;: '&quot;;TRIM([.$E871]);&quot;')&quot;)" office:value-type="string" office:string-value="Fontawesome.create!(prefijo_nombre_css: 'fab fa-ns8: NS8', icono: 'fab fa-ns8', termino: '', codigo_css: '\f3d5')" calcext:value-type="string">
            <text:p>Fontawesome.create!(prefijo_nombre_css: 'fab fa-ns8: NS8', icono: 'fab fa-ns8', termino: '', codigo_css: '\f3d5')</text:p>
          </table:table-cell>
        </table:table-row>
        <table:table-row table:style-name="ro1">
          <table:table-cell/>
          <table:table-cell office:value-type="string" calcext:value-type="string">
            <text:p>fab fa-nutritionix: Nutritionix </text:p>
          </table:table-cell>
          <table:table-cell office:value-type="string" calcext:value-type="string">
            <text:p><text:s/>fab fa-nutritioni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6</text:p>
          </table:table-cell>
          <table:table-cell table:formula="of:=CONCATENATE(&quot;Fontawesome.create!(&quot;;[.$B$1];&quot;: '&quot;;TRIM([.$B872]);&quot;', &quot;;[.$C$1];&quot;: '&quot;;TRIM([.$C872]);&quot;', &quot;;[.$D$1];&quot;: '&quot;;TRIM([.$D872]);&quot;', &quot;;[.$E$1];&quot;: '&quot;;TRIM([.$E872]);&quot;')&quot;)" office:value-type="string" office:string-value="Fontawesome.create!(prefijo_nombre_css: 'fab fa-nutritionix: Nutritionix', icono: 'fab fa-nutritionix', termino: '', codigo_css: '\f3d6')" calcext:value-type="string">
            <text:p>Fontawesome.create!(prefijo_nombre_css: 'fab fa-nutritionix: Nutritionix', icono: 'fab fa-nutritionix', termino: '', codigo_css: '\f3d6')</text:p>
          </table:table-cell>
        </table:table-row>
        <table:table-row table:style-name="ro1">
          <table:table-cell/>
          <table:table-cell office:value-type="string" calcext:value-type="string">
            <text:p>fas fa-object-group: Grupo de objetos </text:p>
          </table:table-cell>
          <table:table-cell office:value-type="string" calcext:value-type="string">
            <text:p><text:s/>fas fa-object-group </text:p>
          </table:table-cell>
          <table:table-cell office:value-type="string" calcext:value-type="string">
            <text:p><text:s/>combinar, copiar, diseño, fusionar, seleccionar, </text:p>
          </table:table-cell>
          <table:table-cell office:value-type="string" calcext:value-type="string">
            <text:p><text:s/>\f247</text:p>
          </table:table-cell>
          <table:table-cell table:formula="of:=CONCATENATE(&quot;Fontawesome.create!(&quot;;[.$B$1];&quot;: '&quot;;TRIM([.$B873]);&quot;', &quot;;[.$C$1];&quot;: '&quot;;TRIM([.$C873]);&quot;', &quot;;[.$D$1];&quot;: '&quot;;TRIM([.$D873]);&quot;', &quot;;[.$E$1];&quot;: '&quot;;TRIM([.$E873]);&quot;')&quot;)" office:value-type="string" office:string-value="Fontawesome.create!(prefijo_nombre_css: 'fas fa-object-group: Grupo de objetos', icono: 'fas fa-object-group', termino: 'combinar, copiar, diseño, fusionar, seleccionar,', codigo_css: '\f247')" calcext:value-type="string">
            <text:p>Fontawesome.create!(prefijo_nombre_css: 'fas fa-object-group: Grupo de objetos', icono: 'fas fa-object-group', termino: 'combinar, copiar, diseño, fusionar, seleccionar,', codigo_css: '\f247')</text:p>
          </table:table-cell>
        </table:table-row>
        <table:table-row table:style-name="ro1">
          <table:table-cell/>
          <table:table-cell office:value-type="string" calcext:value-type="string">
            <text:p>fas fa-object-ungroup: Desagrupar objeto </text:p>
          </table:table-cell>
          <table:table-cell office:value-type="string" calcext:value-type="string">
            <text:p><text:s/>fas fa-object-ungroup </text:p>
          </table:table-cell>
          <table:table-cell office:value-type="string" calcext:value-type="string">
            <text:p><text:s/>copiar, diseñar, fusionar, seleccionar, separar, </text:p>
          </table:table-cell>
          <table:table-cell office:value-type="string" calcext:value-type="string">
            <text:p><text:s/>\f248</text:p>
          </table:table-cell>
          <table:table-cell table:formula="of:=CONCATENATE(&quot;Fontawesome.create!(&quot;;[.$B$1];&quot;: '&quot;;TRIM([.$B874]);&quot;', &quot;;[.$C$1];&quot;: '&quot;;TRIM([.$C874]);&quot;', &quot;;[.$D$1];&quot;: '&quot;;TRIM([.$D874]);&quot;', &quot;;[.$E$1];&quot;: '&quot;;TRIM([.$E874]);&quot;')&quot;)" office:value-type="string" office:string-value="Fontawesome.create!(prefijo_nombre_css: 'fas fa-object-ungroup: Desagrupar objeto', icono: 'fas fa-object-ungroup', termino: 'copiar, diseñar, fusionar, seleccionar, separar,', codigo_css: '\f248')" calcext:value-type="string">
            <text:p>Fontawesome.create!(prefijo_nombre_css: 'fas fa-object-ungroup: Desagrupar objeto', icono: 'fas fa-object-ungroup', termino: 'copiar, diseñar, fusionar, seleccionar, separar,', codigo_css: '\f248')</text:p>
          </table:table-cell>
        </table:table-row>
        <table:table-row table:style-name="ro1">
          <table:table-cell/>
          <table:table-cell office:value-type="string" calcext:value-type="string">
            <text:p>fab fa-odnoklassniki: Odnoklassniki </text:p>
          </table:table-cell>
          <table:table-cell office:value-type="string" calcext:value-type="string">
            <text:p><text:s/>fab fa-odnoklassniki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3</text:p>
          </table:table-cell>
          <table:table-cell table:formula="of:=CONCATENATE(&quot;Fontawesome.create!(&quot;;[.$B$1];&quot;: '&quot;;TRIM([.$B875]);&quot;', &quot;;[.$C$1];&quot;: '&quot;;TRIM([.$C875]);&quot;', &quot;;[.$D$1];&quot;: '&quot;;TRIM([.$D875]);&quot;', &quot;;[.$E$1];&quot;: '&quot;;TRIM([.$E875]);&quot;')&quot;)" office:value-type="string" office:string-value="Fontawesome.create!(prefijo_nombre_css: 'fab fa-odnoklassniki: Odnoklassniki', icono: 'fab fa-odnoklassniki', termino: '', codigo_css: '\f263')" calcext:value-type="string">
            <text:p>Fontawesome.create!(prefijo_nombre_css: 'fab fa-odnoklassniki: Odnoklassniki', icono: 'fab fa-odnoklassniki', termino: '', codigo_css: '\f263')</text:p>
          </table:table-cell>
        </table:table-row>
        <table:table-row table:style-name="ro1">
          <table:table-cell/>
          <table:table-cell office:value-type="string" calcext:value-type="string">
            <text:p>fab fa-odnoklassniki-square: Plaza Odnoklassniki </text:p>
          </table:table-cell>
          <table:table-cell office:value-type="string" calcext:value-type="string">
            <text:p><text:s/>fab fa-odnoklassniki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4</text:p>
          </table:table-cell>
          <table:table-cell table:formula="of:=CONCATENATE(&quot;Fontawesome.create!(&quot;;[.$B$1];&quot;: '&quot;;TRIM([.$B876]);&quot;', &quot;;[.$C$1];&quot;: '&quot;;TRIM([.$C876]);&quot;', &quot;;[.$D$1];&quot;: '&quot;;TRIM([.$D876]);&quot;', &quot;;[.$E$1];&quot;: '&quot;;TRIM([.$E876]);&quot;')&quot;)" office:value-type="string" office:string-value="Fontawesome.create!(prefijo_nombre_css: 'fab fa-odnoklassniki-square: Plaza Odnoklassniki', icono: 'fab fa-odnoklassniki-square', termino: '', codigo_css: '\f264')" calcext:value-type="string">
            <text:p>Fontawesome.create!(prefijo_nombre_css: 'fab fa-odnoklassniki-square: Plaza Odnoklassniki', icono: 'fab fa-odnoklassniki-square', termino: '', codigo_css: '\f264')</text:p>
          </table:table-cell>
        </table:table-row>
        <table:table-row table:style-name="ro1">
          <table:table-cell/>
          <table:table-cell office:value-type="string" calcext:value-type="string">
            <text:p>fas fa-oil-can: Lata de aceite </text:p>
          </table:table-cell>
          <table:table-cell office:value-type="string" calcext:value-type="string">
            <text:p><text:s/>fas fa-oil-can </text:p>
          </table:table-cell>
          <table:table-cell office:value-type="string" calcext:value-type="string">
            <text:p><text:s/>auto, crudo, gasolina, grasa, lubricar, petróleo, </text:p>
          </table:table-cell>
          <table:table-cell office:value-type="string" calcext:value-type="string">
            <text:p><text:s/>\f613</text:p>
          </table:table-cell>
          <table:table-cell table:formula="of:=CONCATENATE(&quot;Fontawesome.create!(&quot;;[.$B$1];&quot;: '&quot;;TRIM([.$B877]);&quot;', &quot;;[.$C$1];&quot;: '&quot;;TRIM([.$C877]);&quot;', &quot;;[.$D$1];&quot;: '&quot;;TRIM([.$D877]);&quot;', &quot;;[.$E$1];&quot;: '&quot;;TRIM([.$E877]);&quot;')&quot;)" office:value-type="string" office:string-value="Fontawesome.create!(prefijo_nombre_css: 'fas fa-oil-can: Lata de aceite', icono: 'fas fa-oil-can', termino: 'auto, crudo, gasolina, grasa, lubricar, petróleo,', codigo_css: '\f613')" calcext:value-type="string">
            <text:p>Fontawesome.create!(prefijo_nombre_css: 'fas fa-oil-can: Lata de aceite', icono: 'fas fa-oil-can', termino: 'auto, crudo, gasolina, grasa, lubricar, petróleo,', codigo_css: '\f613')</text:p>
          </table:table-cell>
        </table:table-row>
        <table:table-row table:style-name="ro1">
          <table:table-cell/>
          <table:table-cell office:value-type="string" calcext:value-type="string">
            <text:p>fab fa-old-republic: Vieja república </text:p>
          </table:table-cell>
          <table:table-cell office:value-type="string" calcext:value-type="string">
            <text:p><text:s/>fab fa-old-republic </text:p>
          </table:table-cell>
          <table:table-cell office:value-type="string" calcext:value-type="string">
            <text:p><text:s/>política, guerra de las galaxias, </text:p>
          </table:table-cell>
          <table:table-cell office:value-type="string" calcext:value-type="string">
            <text:p><text:s/>\f510</text:p>
          </table:table-cell>
          <table:table-cell table:formula="of:=CONCATENATE(&quot;Fontawesome.create!(&quot;;[.$B$1];&quot;: '&quot;;TRIM([.$B878]);&quot;', &quot;;[.$C$1];&quot;: '&quot;;TRIM([.$C878]);&quot;', &quot;;[.$D$1];&quot;: '&quot;;TRIM([.$D878]);&quot;', &quot;;[.$E$1];&quot;: '&quot;;TRIM([.$E878]);&quot;')&quot;)" office:value-type="string" office:string-value="Fontawesome.create!(prefijo_nombre_css: 'fab fa-old-republic: Vieja república', icono: 'fab fa-old-republic', termino: 'política, guerra de las galaxias,', codigo_css: '\f510')" calcext:value-type="string">
            <text:p>Fontawesome.create!(prefijo_nombre_css: 'fab fa-old-republic: Vieja república', icono: 'fab fa-old-republic', termino: 'política, guerra de las galaxias,', codigo_css: '\f510')</text:p>
          </table:table-cell>
        </table:table-row>
        <table:table-row table:style-name="ro1">
          <table:table-cell/>
          <table:table-cell office:value-type="string" calcext:value-type="string">
            <text:p>fas fa-om: Om </text:p>
          </table:table-cell>
          <table:table-cell office:value-type="string" calcext:value-type="string">
            <text:p><text:s/>fas fa-om </text:p>
          </table:table-cell>
          <table:table-cell office:value-type="string" calcext:value-type="string">
            <text:p><text:s/>el budismo, hinduismo, jainismo, mantra, </text:p>
          </table:table-cell>
          <table:table-cell office:value-type="string" calcext:value-type="string">
            <text:p><text:s/>\f679</text:p>
          </table:table-cell>
          <table:table-cell table:formula="of:=CONCATENATE(&quot;Fontawesome.create!(&quot;;[.$B$1];&quot;: '&quot;;TRIM([.$B879]);&quot;', &quot;;[.$C$1];&quot;: '&quot;;TRIM([.$C879]);&quot;', &quot;;[.$D$1];&quot;: '&quot;;TRIM([.$D879]);&quot;', &quot;;[.$E$1];&quot;: '&quot;;TRIM([.$E879]);&quot;')&quot;)" office:value-type="string" office:string-value="Fontawesome.create!(prefijo_nombre_css: 'fas fa-om: Om', icono: 'fas fa-om', termino: 'el budismo, hinduismo, jainismo, mantra,', codigo_css: '\f679')" calcext:value-type="string">
            <text:p>Fontawesome.create!(prefijo_nombre_css: 'fas fa-om: Om', icono: 'fas fa-om', termino: 'el budismo, hinduismo, jainismo, mantra,', codigo_css: '\f679')</text:p>
          </table:table-cell>
        </table:table-row>
        <table:table-row table:style-name="ro1">
          <table:table-cell/>
          <table:table-cell office:value-type="string" calcext:value-type="string">
            <text:p>fab fa-opencart: OpenCart </text:p>
          </table:table-cell>
          <table:table-cell office:value-type="string" calcext:value-type="string">
            <text:p><text:s/>fab fa-opencar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3d</text:p>
          </table:table-cell>
          <table:table-cell table:formula="of:=CONCATENATE(&quot;Fontawesome.create!(&quot;;[.$B$1];&quot;: '&quot;;TRIM([.$B880]);&quot;', &quot;;[.$C$1];&quot;: '&quot;;TRIM([.$C880]);&quot;', &quot;;[.$D$1];&quot;: '&quot;;TRIM([.$D880]);&quot;', &quot;;[.$E$1];&quot;: '&quot;;TRIM([.$E880]);&quot;')&quot;)" office:value-type="string" office:string-value="Fontawesome.create!(prefijo_nombre_css: 'fab fa-opencart: OpenCart', icono: 'fab fa-opencart', termino: '', codigo_css: '\f23d')" calcext:value-type="string">
            <text:p>Fontawesome.create!(prefijo_nombre_css: 'fab fa-opencart: OpenCart', icono: 'fab fa-opencart', termino: '', codigo_css: '\f23d')</text:p>
          </table:table-cell>
        </table:table-row>
        <table:table-row table:style-name="ro1">
          <table:table-cell/>
          <table:table-cell office:value-type="string" calcext:value-type="string">
            <text:p>fab fa-openid: OpenID </text:p>
          </table:table-cell>
          <table:table-cell office:value-type="string" calcext:value-type="string">
            <text:p><text:s/>fab fa-openi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9b</text:p>
          </table:table-cell>
          <table:table-cell table:formula="of:=CONCATENATE(&quot;Fontawesome.create!(&quot;;[.$B$1];&quot;: '&quot;;TRIM([.$B881]);&quot;', &quot;;[.$C$1];&quot;: '&quot;;TRIM([.$C881]);&quot;', &quot;;[.$D$1];&quot;: '&quot;;TRIM([.$D881]);&quot;', &quot;;[.$E$1];&quot;: '&quot;;TRIM([.$E881]);&quot;')&quot;)" office:value-type="string" office:string-value="Fontawesome.create!(prefijo_nombre_css: 'fab fa-openid: OpenID', icono: 'fab fa-openid', termino: '', codigo_css: '\f19b')" calcext:value-type="string">
            <text:p>Fontawesome.create!(prefijo_nombre_css: 'fab fa-openid: OpenID', icono: 'fab fa-openid', termino: '', codigo_css: '\f19b')</text:p>
          </table:table-cell>
        </table:table-row>
        <table:table-row table:style-name="ro1">
          <table:table-cell/>
          <table:table-cell office:value-type="string" calcext:value-type="string">
            <text:p>fab fa-opera: Ópera </text:p>
          </table:table-cell>
          <table:table-cell office:value-type="string" calcext:value-type="string">
            <text:p><text:s/>fab fa-oper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a</text:p>
          </table:table-cell>
          <table:table-cell table:formula="of:=CONCATENATE(&quot;Fontawesome.create!(&quot;;[.$B$1];&quot;: '&quot;;TRIM([.$B882]);&quot;', &quot;;[.$C$1];&quot;: '&quot;;TRIM([.$C882]);&quot;', &quot;;[.$D$1];&quot;: '&quot;;TRIM([.$D882]);&quot;', &quot;;[.$E$1];&quot;: '&quot;;TRIM([.$E882]);&quot;')&quot;)" office:value-type="string" office:string-value="Fontawesome.create!(prefijo_nombre_css: 'fab fa-opera: Ópera', icono: 'fab fa-opera', termino: '', codigo_css: '\f26a')" calcext:value-type="string">
            <text:p>Fontawesome.create!(prefijo_nombre_css: 'fab fa-opera: Ópera', icono: 'fab fa-opera', termino: '', codigo_css: '\f26a')</text:p>
          </table:table-cell>
        </table:table-row>
        <table:table-row table:style-name="ro1">
          <table:table-cell/>
          <table:table-cell office:value-type="string" calcext:value-type="string">
            <text:p>fab fa-optin-monster: Optin monstruo </text:p>
          </table:table-cell>
          <table:table-cell office:value-type="string" calcext:value-type="string">
            <text:p><text:s/>fab fa-optin-monst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3c</text:p>
          </table:table-cell>
          <table:table-cell table:formula="of:=CONCATENATE(&quot;Fontawesome.create!(&quot;;[.$B$1];&quot;: '&quot;;TRIM([.$B883]);&quot;', &quot;;[.$C$1];&quot;: '&quot;;TRIM([.$C883]);&quot;', &quot;;[.$D$1];&quot;: '&quot;;TRIM([.$D883]);&quot;', &quot;;[.$E$1];&quot;: '&quot;;TRIM([.$E883]);&quot;')&quot;)" office:value-type="string" office:string-value="Fontawesome.create!(prefijo_nombre_css: 'fab fa-optin-monster: Optin monstruo', icono: 'fab fa-optin-monster', termino: '', codigo_css: '\f23c')" calcext:value-type="string">
            <text:p>Fontawesome.create!(prefijo_nombre_css: 'fab fa-optin-monster: Optin monstruo', icono: 'fab fa-optin-monster', termino: '', codigo_css: '\f23c')</text:p>
          </table:table-cell>
        </table:table-row>
        <table:table-row table:style-name="ro1">
          <table:table-cell/>
          <table:table-cell office:value-type="string" calcext:value-type="string">
            <text:p>fab fa-orcid: ORCID </text:p>
          </table:table-cell>
          <table:table-cell office:value-type="string" calcext:value-type="string">
            <text:p><text:s/>fab fa-orci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d2</text:p>
          </table:table-cell>
          <table:table-cell table:formula="of:=CONCATENATE(&quot;Fontawesome.create!(&quot;;[.$B$1];&quot;: '&quot;;TRIM([.$B884]);&quot;', &quot;;[.$C$1];&quot;: '&quot;;TRIM([.$C884]);&quot;', &quot;;[.$D$1];&quot;: '&quot;;TRIM([.$D884]);&quot;', &quot;;[.$E$1];&quot;: '&quot;;TRIM([.$E884]);&quot;')&quot;)" office:value-type="string" office:string-value="Fontawesome.create!(prefijo_nombre_css: 'fab fa-orcid: ORCID', icono: 'fab fa-orcid', termino: '', codigo_css: '\f8d2')" calcext:value-type="string">
            <text:p>Fontawesome.create!(prefijo_nombre_css: 'fab fa-orcid: ORCID', icono: 'fab fa-orcid', termino: '', codigo_css: '\f8d2')</text:p>
          </table:table-cell>
        </table:table-row>
        <table:table-row table:style-name="ro1">
          <table:table-cell/>
          <table:table-cell office:value-type="string" calcext:value-type="string">
            <text:p>fab fa-osi: Iniciativa de código abierto </text:p>
          </table:table-cell>
          <table:table-cell office:value-type="string" calcext:value-type="string">
            <text:p><text:s/>fab fa-osi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a</text:p>
          </table:table-cell>
          <table:table-cell table:formula="of:=CONCATENATE(&quot;Fontawesome.create!(&quot;;[.$B$1];&quot;: '&quot;;TRIM([.$B885]);&quot;', &quot;;[.$C$1];&quot;: '&quot;;TRIM([.$C885]);&quot;', &quot;;[.$D$1];&quot;: '&quot;;TRIM([.$D885]);&quot;', &quot;;[.$E$1];&quot;: '&quot;;TRIM([.$E885]);&quot;')&quot;)" office:value-type="string" office:string-value="Fontawesome.create!(prefijo_nombre_css: 'fab fa-osi: Iniciativa de código abierto', icono: 'fab fa-osi', termino: '', codigo_css: '\f41a')" calcext:value-type="string">
            <text:p>Fontawesome.create!(prefijo_nombre_css: 'fab fa-osi: Iniciativa de código abierto', icono: 'fab fa-osi', termino: '', codigo_css: '\f41a')</text:p>
          </table:table-cell>
        </table:table-row>
        <table:table-row table:style-name="ro1">
          <table:table-cell/>
          <table:table-cell office:value-type="string" calcext:value-type="string">
            <text:p>fas fa-otter: Nutria </text:p>
          </table:table-cell>
          <table:table-cell office:value-type="string" calcext:value-type="string">
            <text:p><text:s/>fas fa-otter </text:p>
          </table:table-cell>
          <table:table-cell office:value-type="string" calcext:value-type="string">
            <text:p><text:s/>árbol, eco, flora, hoja, hojas, naturaleza, planta, </text:p>
          </table:table-cell>
          <table:table-cell office:value-type="string" calcext:value-type="string">
            <text:p><text:s/>\f700</text:p>
          </table:table-cell>
          <table:table-cell table:formula="of:=CONCATENATE(&quot;Fontawesome.create!(&quot;;[.$B$1];&quot;: '&quot;;TRIM([.$B886]);&quot;', &quot;;[.$C$1];&quot;: '&quot;;TRIM([.$C886]);&quot;', &quot;;[.$D$1];&quot;: '&quot;;TRIM([.$D886]);&quot;', &quot;;[.$E$1];&quot;: '&quot;;TRIM([.$E886]);&quot;')&quot;)" office:value-type="string" office:string-value="Fontawesome.create!(prefijo_nombre_css: 'fas fa-otter: Nutria', icono: 'fas fa-otter', termino: 'árbol, eco, flora, hoja, hojas, naturaleza, planta,', codigo_css: '\f700')" calcext:value-type="string">
            <text:p>Fontawesome.create!(prefijo_nombre_css: 'fas fa-otter: Nutria', icono: 'fas fa-otter', termino: 'árbol, eco, flora, hoja, hojas, naturaleza, planta,', codigo_css: '\f700')</text:p>
          </table:table-cell>
        </table:table-row>
        <table:table-row table:style-name="ro1">
          <table:table-cell/>
          <table:table-cell office:value-type="string" calcext:value-type="string">
            <text:p>fas fa-outdent: Sangrado </text:p>
          </table:table-cell>
          <table:table-cell office:value-type="string" calcext:value-type="string">
            <text:p><text:s/>fas fa-outdent </text:p>
          </table:table-cell>
          <table:table-cell office:value-type="string" calcext:value-type="string">
            <text:p><text:s/>buscapersonas, comunicación, </text:p>
          </table:table-cell>
          <table:table-cell office:value-type="string" calcext:value-type="string">
            <text:p><text:s/>\f03b</text:p>
          </table:table-cell>
          <table:table-cell table:formula="of:=CONCATENATE(&quot;Fontawesome.create!(&quot;;[.$B$1];&quot;: '&quot;;TRIM([.$B887]);&quot;', &quot;;[.$C$1];&quot;: '&quot;;TRIM([.$C887]);&quot;', &quot;;[.$D$1];&quot;: '&quot;;TRIM([.$D887]);&quot;', &quot;;[.$E$1];&quot;: '&quot;;TRIM([.$E887]);&quot;')&quot;)" office:value-type="string" office:string-value="Fontawesome.create!(prefijo_nombre_css: 'fas fa-outdent: Sangrado', icono: 'fas fa-outdent', termino: 'buscapersonas, comunicación,', codigo_css: '\f03b')" calcext:value-type="string">
            <text:p>Fontawesome.create!(prefijo_nombre_css: 'fas fa-outdent: Sangrado', icono: 'fas fa-outdent', termino: 'buscapersonas, comunicación,', codigo_css: '\f03b')</text:p>
          </table:table-cell>
        </table:table-row>
        <table:table-row table:style-name="ro1">
          <table:table-cell/>
          <table:table-cell office:value-type="string" calcext:value-type="string">
            <text:p>fab fa-page4: page4 Corporation </text:p>
          </table:table-cell>
          <table:table-cell office:value-type="string" calcext:value-type="string">
            <text:p><text:s/>fab fa-page4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7</text:p>
          </table:table-cell>
          <table:table-cell table:formula="of:=CONCATENATE(&quot;Fontawesome.create!(&quot;;[.$B$1];&quot;: '&quot;;TRIM([.$B888]);&quot;', &quot;;[.$C$1];&quot;: '&quot;;TRIM([.$C888]);&quot;', &quot;;[.$D$1];&quot;: '&quot;;TRIM([.$D888]);&quot;', &quot;;[.$E$1];&quot;: '&quot;;TRIM([.$E888]);&quot;')&quot;)" office:value-type="string" office:string-value="Fontawesome.create!(prefijo_nombre_css: 'fab fa-page4: page4 Corporation', icono: 'fab fa-page4', termino: '', codigo_css: '\f3d7')" calcext:value-type="string">
            <text:p>Fontawesome.create!(prefijo_nombre_css: 'fab fa-page4: page4 Corporation', icono: 'fab fa-page4', termino: '', codigo_css: '\f3d7')</text:p>
          </table:table-cell>
        </table:table-row>
        <table:table-row table:style-name="ro1">
          <table:table-cell/>
          <table:table-cell office:value-type="string" calcext:value-type="string">
            <text:p>fab fa-pagelines: Pagelines </text:p>
          </table:table-cell>
          <table:table-cell office:value-type="string" calcext:value-type="string">
            <text:p><text:s/>fab fa-pagelines </text:p>
          </table:table-cell>
          <table:table-cell office:value-type="string" calcext:value-type="string">
            <text:p><text:s/>acrílico, acuarela, arte, cepillo, colorear, pintar, pigmento, </text:p>
          </table:table-cell>
          <table:table-cell office:value-type="string" calcext:value-type="string">
            <text:p><text:s/>\f18c</text:p>
          </table:table-cell>
          <table:table-cell table:formula="of:=CONCATENATE(&quot;Fontawesome.create!(&quot;;[.$B$1];&quot;: '&quot;;TRIM([.$B889]);&quot;', &quot;;[.$C$1];&quot;: '&quot;;TRIM([.$C889]);&quot;', &quot;;[.$D$1];&quot;: '&quot;;TRIM([.$D889]);&quot;', &quot;;[.$E$1];&quot;: '&quot;;TRIM([.$E889]);&quot;')&quot;)" office:value-type="string" office:string-value="Fontawesome.create!(prefijo_nombre_css: 'fab fa-pagelines: Pagelines', icono: 'fab fa-pagelines', termino: 'acrílico, acuarela, arte, cepillo, colorear, pintar, pigmento,', codigo_css: '\f18c')" calcext:value-type="string">
            <text:p>Fontawesome.create!(prefijo_nombre_css: 'fab fa-pagelines: Pagelines', icono: 'fab fa-pagelines', termino: 'acrílico, acuarela, arte, cepillo, colorear, pintar, pigmento,', codigo_css: '\f18c')</text:p>
          </table:table-cell>
        </table:table-row>
        <table:table-row table:style-name="ro1">
          <table:table-cell/>
          <table:table-cell office:value-type="string" calcext:value-type="string">
            <text:p>fas fa-pager: Buscapersonas </text:p>
          </table:table-cell>
          <table:table-cell office:value-type="string" calcext:value-type="string">
            <text:p><text:s/>fas fa-pager </text:p>
          </table:table-cell>
          <table:table-cell office:value-type="string" calcext:value-type="string">
            <text:p><text:s/>acrílico, acuarela, arte, cepillo, colorear, pintar, pigmento, </text:p>
          </table:table-cell>
          <table:table-cell office:value-type="string" calcext:value-type="string">
            <text:p><text:s/>\f815</text:p>
          </table:table-cell>
          <table:table-cell table:formula="of:=CONCATENATE(&quot;Fontawesome.create!(&quot;;[.$B$1];&quot;: '&quot;;TRIM([.$B890]);&quot;', &quot;;[.$C$1];&quot;: '&quot;;TRIM([.$C890]);&quot;', &quot;;[.$D$1];&quot;: '&quot;;TRIM([.$D890]);&quot;', &quot;;[.$E$1];&quot;: '&quot;;TRIM([.$E890]);&quot;')&quot;)" office:value-type="string" office:string-value="Fontawesome.create!(prefijo_nombre_css: 'fas fa-pager: Buscapersonas', icono: 'fas fa-pager', termino: 'acrílico, acuarela, arte, cepillo, colorear, pintar, pigmento,', codigo_css: '\f815')" calcext:value-type="string">
            <text:p>Fontawesome.create!(prefijo_nombre_css: 'fas fa-pager: Buscapersonas', icono: 'fas fa-pager', termino: 'acrílico, acuarela, arte, cepillo, colorear, pintar, pigmento,', codigo_css: '\f815')</text:p>
          </table:table-cell>
        </table:table-row>
        <table:table-row table:style-name="ro1">
          <table:table-cell/>
          <table:table-cell office:value-type="string" calcext:value-type="string">
            <text:p>fas fa-paint-brush: Cepillo de pintura </text:p>
          </table:table-cell>
          <table:table-cell office:value-type="string" calcext:value-type="string">
            <text:p><text:s/>fas fa-paint-brush </text:p>
          </table:table-cell>
          <table:table-cell office:value-type="string" calcext:value-type="string">
            <text:p><text:s/>acrílico, acuarela, arte, cepillo, colorear, pintar, pigmento, </text:p>
          </table:table-cell>
          <table:table-cell office:value-type="string" calcext:value-type="string">
            <text:p><text:s/>\f1fc</text:p>
          </table:table-cell>
          <table:table-cell table:formula="of:=CONCATENATE(&quot;Fontawesome.create!(&quot;;[.$B$1];&quot;: '&quot;;TRIM([.$B891]);&quot;', &quot;;[.$C$1];&quot;: '&quot;;TRIM([.$C891]);&quot;', &quot;;[.$D$1];&quot;: '&quot;;TRIM([.$D891]);&quot;', &quot;;[.$E$1];&quot;: '&quot;;TRIM([.$E891]);&quot;')&quot;)" office:value-type="string" office:string-value="Fontawesome.create!(prefijo_nombre_css: 'fas fa-paint-brush: Cepillo de pintura', icono: 'fas fa-paint-brush', termino: 'acrílico, acuarela, arte, cepillo, colorear, pintar, pigmento,', codigo_css: '\f1fc')" calcext:value-type="string">
            <text:p>Fontawesome.create!(prefijo_nombre_css: 'fas fa-paint-brush: Cepillo de pintura', icono: 'fas fa-paint-brush', termino: 'acrílico, acuarela, arte, cepillo, colorear, pintar, pigmento,', codigo_css: '\f1fc')</text:p>
          </table:table-cell>
        </table:table-row>
        <table:table-row table:style-name="ro1">
          <table:table-cell/>
          <table:table-cell office:value-type="string" calcext:value-type="string">
            <text:p>fas fa-paint-roller: Rodillo </text:p>
          </table:table-cell>
          <table:table-cell office:value-type="string" calcext:value-type="string">
            <text:p><text:s/>fas fa-paint-roller </text:p>
          </table:table-cell>
          <table:table-cell office:value-type="string" calcext:value-type="string">
            <text:p><text:s/>acrílico, acuarela, arte, cepillo, colorear, pintar, pigmento, </text:p>
          </table:table-cell>
          <table:table-cell office:value-type="string" calcext:value-type="string">
            <text:p><text:s/>\f5aa</text:p>
          </table:table-cell>
          <table:table-cell table:formula="of:=CONCATENATE(&quot;Fontawesome.create!(&quot;;[.$B$1];&quot;: '&quot;;TRIM([.$B892]);&quot;', &quot;;[.$C$1];&quot;: '&quot;;TRIM([.$C892]);&quot;', &quot;;[.$D$1];&quot;: '&quot;;TRIM([.$D892]);&quot;', &quot;;[.$E$1];&quot;: '&quot;;TRIM([.$E892]);&quot;')&quot;)" office:value-type="string" office:string-value="Fontawesome.create!(prefijo_nombre_css: 'fas fa-paint-roller: Rodillo', icono: 'fas fa-paint-roller', termino: 'acrílico, acuarela, arte, cepillo, colorear, pintar, pigmento,', codigo_css: '\f5aa')" calcext:value-type="string">
            <text:p>Fontawesome.create!(prefijo_nombre_css: 'fas fa-paint-roller: Rodillo', icono: 'fas fa-paint-roller', termino: 'acrílico, acuarela, arte, cepillo, colorear, pintar, pigmento,', codigo_css: '\f5aa')</text:p>
          </table:table-cell>
        </table:table-row>
        <table:table-row table:style-name="ro1">
          <table:table-cell/>
          <table:table-cell office:value-type="string" calcext:value-type="string">
            <text:p>fas fa-palette: Paleta </text:p>
          </table:table-cell>
          <table:table-cell office:value-type="string" calcext:value-type="string">
            <text:p><text:s/>fas fa-palette </text:p>
          </table:table-cell>
          <table:table-cell office:value-type="string" calcext:value-type="string">
            <text:p><text:s/>acrílico, acuarela, arte, cepillo, colorear, pintar, pigmento, </text:p>
          </table:table-cell>
          <table:table-cell office:value-type="string" calcext:value-type="string">
            <text:p><text:s/>\f53f</text:p>
          </table:table-cell>
          <table:table-cell table:formula="of:=CONCATENATE(&quot;Fontawesome.create!(&quot;;[.$B$1];&quot;: '&quot;;TRIM([.$B893]);&quot;', &quot;;[.$C$1];&quot;: '&quot;;TRIM([.$C893]);&quot;', &quot;;[.$D$1];&quot;: '&quot;;TRIM([.$D893]);&quot;', &quot;;[.$E$1];&quot;: '&quot;;TRIM([.$E893]);&quot;')&quot;)" office:value-type="string" office:string-value="Fontawesome.create!(prefijo_nombre_css: 'fas fa-palette: Paleta', icono: 'fas fa-palette', termino: 'acrílico, acuarela, arte, cepillo, colorear, pintar, pigmento,', codigo_css: '\f53f')" calcext:value-type="string">
            <text:p>Fontawesome.create!(prefijo_nombre_css: 'fas fa-palette: Paleta', icono: 'fas fa-palette', termino: 'acrílico, acuarela, arte, cepillo, colorear, pintar, pigmento,', codigo_css: '\f53f')</text:p>
          </table:table-cell>
        </table:table-row>
        <table:table-row table:style-name="ro1">
          <table:table-cell/>
          <table:table-cell office:value-type="string" calcext:value-type="string">
            <text:p>fab fa-palfed: Palfeado </text:p>
          </table:table-cell>
          <table:table-cell office:value-type="string" calcext:value-type="string">
            <text:p><text:s/>fab fa-palfe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8</text:p>
          </table:table-cell>
          <table:table-cell table:formula="of:=CONCATENATE(&quot;Fontawesome.create!(&quot;;[.$B$1];&quot;: '&quot;;TRIM([.$B894]);&quot;', &quot;;[.$C$1];&quot;: '&quot;;TRIM([.$C894]);&quot;', &quot;;[.$D$1];&quot;: '&quot;;TRIM([.$D894]);&quot;', &quot;;[.$E$1];&quot;: '&quot;;TRIM([.$E894]);&quot;')&quot;)" office:value-type="string" office:string-value="Fontawesome.create!(prefijo_nombre_css: 'fab fa-palfed: Palfeado', icono: 'fab fa-palfed', termino: '', codigo_css: '\f3d8')" calcext:value-type="string">
            <text:p>Fontawesome.create!(prefijo_nombre_css: 'fab fa-palfed: Palfeado', icono: 'fab fa-palfed', termino: '', codigo_css: '\f3d8')</text:p>
          </table:table-cell>
        </table:table-row>
        <table:table-row table:style-name="ro1">
          <table:table-cell/>
          <table:table-cell office:value-type="string" calcext:value-type="string">
            <text:p>fas fa-pallet: Paleta </text:p>
          </table:table-cell>
          <table:table-cell office:value-type="string" calcext:value-type="string">
            <text:p><text:s/>fas fa-pallet </text:p>
          </table:table-cell>
          <table:table-cell office:value-type="string" calcext:value-type="string">
            <text:p><text:s/>ayuda, asistencia, rescate, suministros, </text:p>
          </table:table-cell>
          <table:table-cell office:value-type="string" calcext:value-type="string">
            <text:p><text:s/>\f482</text:p>
          </table:table-cell>
          <table:table-cell table:formula="of:=CONCATENATE(&quot;Fontawesome.create!(&quot;;[.$B$1];&quot;: '&quot;;TRIM([.$B895]);&quot;', &quot;;[.$C$1];&quot;: '&quot;;TRIM([.$C895]);&quot;', &quot;;[.$D$1];&quot;: '&quot;;TRIM([.$D895]);&quot;', &quot;;[.$E$1];&quot;: '&quot;;TRIM([.$E895]);&quot;')&quot;)" office:value-type="string" office:string-value="Fontawesome.create!(prefijo_nombre_css: 'fas fa-pallet: Paleta', icono: 'fas fa-pallet', termino: 'ayuda, asistencia, rescate, suministros,', codigo_css: '\f482')" calcext:value-type="string">
            <text:p>Fontawesome.create!(prefijo_nombre_css: 'fas fa-pallet: Paleta', icono: 'fas fa-pallet', termino: 'ayuda, asistencia, rescate, suministros,', codigo_css: '\f482')</text:p>
          </table:table-cell>
        </table:table-row>
        <table:table-row table:style-name="ro1">
          <table:table-cell/>
          <table:table-cell office:value-type="string" calcext:value-type="string">
            <text:p>fas fa-paper-plane: Avion de papel </text:p>
          </table:table-cell>
          <table:table-cell office:value-type="string" calcext:value-type="string">
            <text:p><text:s/>fas fa-paper-plane </text:p>
          </table:table-cell>
          <table:table-cell office:value-type="string" calcext:value-type="string">
            <text:p><text:s/>editar, formatear, texto, escritura, </text:p>
          </table:table-cell>
          <table:table-cell office:value-type="string" calcext:value-type="string">
            <text:p><text:s/>\f1d8</text:p>
          </table:table-cell>
          <table:table-cell table:formula="of:=CONCATENATE(&quot;Fontawesome.create!(&quot;;[.$B$1];&quot;: '&quot;;TRIM([.$B896]);&quot;', &quot;;[.$C$1];&quot;: '&quot;;TRIM([.$C896]);&quot;', &quot;;[.$D$1];&quot;: '&quot;;TRIM([.$D896]);&quot;', &quot;;[.$E$1];&quot;: '&quot;;TRIM([.$E896]);&quot;')&quot;)" office:value-type="string" office:string-value="Fontawesome.create!(prefijo_nombre_css: 'fas fa-paper-plane: Avion de papel', icono: 'fas fa-paper-plane', termino: 'editar, formatear, texto, escritura,', codigo_css: '\f1d8')" calcext:value-type="string">
            <text:p>Fontawesome.create!(prefijo_nombre_css: 'fas fa-paper-plane: Avion de papel', icono: 'fas fa-paper-plane', termino: 'editar, formatear, texto, escritura,', codigo_css: '\f1d8')</text:p>
          </table:table-cell>
        </table:table-row>
        <table:table-row table:style-name="ro1">
          <table:table-cell/>
          <table:table-cell office:value-type="string" calcext:value-type="string">
            <text:p>fas fa-paperclip: Clip de papel </text:p>
          </table:table-cell>
          <table:table-cell office:value-type="string" calcext:value-type="string">
            <text:p><text:s/>fas fa-paperclip </text:p>
          </table:table-cell>
          <table:table-cell office:value-type="string" calcext:value-type="string">
            <text:p><text:s/>auto, coche, garaje, metro, </text:p>
          </table:table-cell>
          <table:table-cell office:value-type="string" calcext:value-type="string">
            <text:p><text:s/>\f0c6</text:p>
          </table:table-cell>
          <table:table-cell table:formula="of:=CONCATENATE(&quot;Fontawesome.create!(&quot;;[.$B$1];&quot;: '&quot;;TRIM([.$B897]);&quot;', &quot;;[.$C$1];&quot;: '&quot;;TRIM([.$C897]);&quot;', &quot;;[.$D$1];&quot;: '&quot;;TRIM([.$D897]);&quot;', &quot;;[.$E$1];&quot;: '&quot;;TRIM([.$E897]);&quot;')&quot;)" office:value-type="string" office:string-value="Fontawesome.create!(prefijo_nombre_css: 'fas fa-paperclip: Clip de papel', icono: 'fas fa-paperclip', termino: 'auto, coche, garaje, metro,', codigo_css: '\f0c6')" calcext:value-type="string">
            <text:p>Fontawesome.create!(prefijo_nombre_css: 'fas fa-paperclip: Clip de papel', icono: 'fas fa-paperclip', termino: 'auto, coche, garaje, metro,', codigo_css: '\f0c6')</text:p>
          </table:table-cell>
        </table:table-row>
        <table:table-row table:style-name="ro1">
          <table:table-cell/>
          <table:table-cell office:value-type="string" calcext:value-type="string">
            <text:p>fas fa-parachute-box: Caja de paracaídas </text:p>
          </table:table-cell>
          <table:table-cell office:value-type="string" calcext:value-type="string">
            <text:p><text:s/>fas fa-parachute-box </text:p>
          </table:table-cell>
          <table:table-cell office:value-type="string" calcext:value-type="string">
            <text:p><text:s/>documento, id, identificación, emitido, viaje, </text:p>
          </table:table-cell>
          <table:table-cell office:value-type="string" calcext:value-type="string">
            <text:p><text:s/>\f4cd</text:p>
          </table:table-cell>
          <table:table-cell table:formula="of:=CONCATENATE(&quot;Fontawesome.create!(&quot;;[.$B$1];&quot;: '&quot;;TRIM([.$B898]);&quot;', &quot;;[.$C$1];&quot;: '&quot;;TRIM([.$C898]);&quot;', &quot;;[.$D$1];&quot;: '&quot;;TRIM([.$D898]);&quot;', &quot;;[.$E$1];&quot;: '&quot;;TRIM([.$E898]);&quot;')&quot;)" office:value-type="string" office:string-value="Fontawesome.create!(prefijo_nombre_css: 'fas fa-parachute-box: Caja de paracaídas', icono: 'fas fa-parachute-box', termino: 'documento, id, identificación, emitido, viaje,', codigo_css: '\f4cd')" calcext:value-type="string">
            <text:p>Fontawesome.create!(prefijo_nombre_css: 'fas fa-parachute-box: Caja de paracaídas', icono: 'fas fa-parachute-box', termino: 'documento, id, identificación, emitido, viaje,', codigo_css: '\f4cd')</text:p>
          </table:table-cell>
        </table:table-row>
        <table:table-row table:style-name="ro1">
          <table:table-cell/>
          <table:table-cell office:value-type="string" calcext:value-type="string">
            <text:p>fas fa-paragraph: párrafo </text:p>
          </table:table-cell>
          <table:table-cell office:value-type="string" calcext:value-type="string">
            <text:p><text:s/>fas fa-paragraph </text:p>
          </table:table-cell>
          <table:table-cell office:value-type="string" calcext:value-type="string">
            <text:p><text:s/>agnosticismo, ateísmo, fsm, monstruo de espagueti volador, </text:p>
          </table:table-cell>
          <table:table-cell office:value-type="string" calcext:value-type="string">
            <text:p><text:s/>\f1dd</text:p>
          </table:table-cell>
          <table:table-cell table:formula="of:=CONCATENATE(&quot;Fontawesome.create!(&quot;;[.$B$1];&quot;: '&quot;;TRIM([.$B899]);&quot;', &quot;;[.$C$1];&quot;: '&quot;;TRIM([.$C899]);&quot;', &quot;;[.$D$1];&quot;: '&quot;;TRIM([.$D899]);&quot;', &quot;;[.$E$1];&quot;: '&quot;;TRIM([.$E899]);&quot;')&quot;)" office:value-type="string" office:string-value="Fontawesome.create!(prefijo_nombre_css: 'fas fa-paragraph: párrafo', icono: 'fas fa-paragraph', termino: 'agnosticismo, ateísmo, fsm, monstruo de espagueti volador,', codigo_css: '\f1dd')" calcext:value-type="string">
            <text:p>Fontawesome.create!(prefijo_nombre_css: 'fas fa-paragraph: párrafo', icono: 'fas fa-paragraph', termino: 'agnosticismo, ateísmo, fsm, monstruo de espagueti volador,', codigo_css: '\f1dd')</text:p>
          </table:table-cell>
        </table:table-row>
        <table:table-row table:style-name="ro1">
          <table:table-cell/>
          <table:table-cell office:value-type="string" calcext:value-type="string">
            <text:p>fas fa-parking: Estacionamiento </text:p>
          </table:table-cell>
          <table:table-cell office:value-type="string" calcext:value-type="string">
            <text:p><text:s/>fas fa-parking </text:p>
          </table:table-cell>
          <table:table-cell office:value-type="string" calcext:value-type="string">
            <text:p><text:s/>portapapeles, copia, documento, papel, </text:p>
          </table:table-cell>
          <table:table-cell office:value-type="string" calcext:value-type="string">
            <text:p><text:s/>\f540</text:p>
          </table:table-cell>
          <table:table-cell table:formula="of:=CONCATENATE(&quot;Fontawesome.create!(&quot;;[.$B$1];&quot;: '&quot;;TRIM([.$B900]);&quot;', &quot;;[.$C$1];&quot;: '&quot;;TRIM([.$C900]);&quot;', &quot;;[.$D$1];&quot;: '&quot;;TRIM([.$D900]);&quot;', &quot;;[.$E$1];&quot;: '&quot;;TRIM([.$E900]);&quot;')&quot;)" office:value-type="string" office:string-value="Fontawesome.create!(prefijo_nombre_css: 'fas fa-parking: Estacionamiento', icono: 'fas fa-parking', termino: 'portapapeles, copia, documento, papel,', codigo_css: '\f540')" calcext:value-type="string">
            <text:p>Fontawesome.create!(prefijo_nombre_css: 'fas fa-parking: Estacionamiento', icono: 'fas fa-parking', termino: 'portapapeles, copia, documento, papel,', codigo_css: '\f540')</text:p>
          </table:table-cell>
        </table:table-row>
        <table:table-row table:style-name="ro1">
          <table:table-cell/>
          <table:table-cell office:value-type="string" calcext:value-type="string">
            <text:p>fas fa-passport: Pasaporte </text:p>
          </table:table-cell>
          <table:table-cell office:value-type="string" calcext:value-type="string">
            <text:p><text:s/>fas fa-passport </text:p>
          </table:table-cell>
          <table:table-cell office:value-type="string" calcext:value-type="string">
            <text:p><text:s/>documento, id, identificación, emitido, viaje, </text:p>
          </table:table-cell>
          <table:table-cell office:value-type="string" calcext:value-type="string">
            <text:p><text:s/>\f5ab</text:p>
          </table:table-cell>
          <table:table-cell table:formula="of:=CONCATENATE(&quot;Fontawesome.create!(&quot;;[.$B$1];&quot;: '&quot;;TRIM([.$B901]);&quot;', &quot;;[.$C$1];&quot;: '&quot;;TRIM([.$C901]);&quot;', &quot;;[.$D$1];&quot;: '&quot;;TRIM([.$D901]);&quot;', &quot;;[.$E$1];&quot;: '&quot;;TRIM([.$E901]);&quot;')&quot;)" office:value-type="string" office:string-value="Fontawesome.create!(prefijo_nombre_css: 'fas fa-passport: Pasaporte', icono: 'fas fa-passport', termino: 'documento, id, identificación, emitido, viaje,', codigo_css: '\f5ab')" calcext:value-type="string">
            <text:p>Fontawesome.create!(prefijo_nombre_css: 'fas fa-passport: Pasaporte', icono: 'fas fa-passport', termino: 'documento, id, identificación, emitido, viaje,', codigo_css: '\f5ab')</text:p>
          </table:table-cell>
        </table:table-row>
        <table:table-row table:style-name="ro1">
          <table:table-cell/>
          <table:table-cell office:value-type="string" calcext:value-type="string">
            <text:p>fas fa-pastafarianism: Pastafarianismo </text:p>
          </table:table-cell>
          <table:table-cell office:value-type="string" calcext:value-type="string">
            <text:p><text:s/>fas fa-pastafarianism </text:p>
          </table:table-cell>
          <table:table-cell office:value-type="string" calcext:value-type="string">
            <text:p><text:s/>espera, espera, </text:p>
          </table:table-cell>
          <table:table-cell office:value-type="string" calcext:value-type="string">
            <text:p><text:s/>\f67b</text:p>
          </table:table-cell>
          <table:table-cell table:formula="of:=CONCATENATE(&quot;Fontawesome.create!(&quot;;[.$B$1];&quot;: '&quot;;TRIM([.$B902]);&quot;', &quot;;[.$C$1];&quot;: '&quot;;TRIM([.$C902]);&quot;', &quot;;[.$D$1];&quot;: '&quot;;TRIM([.$D902]);&quot;', &quot;;[.$E$1];&quot;: '&quot;;TRIM([.$E902]);&quot;')&quot;)" office:value-type="string" office:string-value="Fontawesome.create!(prefijo_nombre_css: 'fas fa-pastafarianism: Pastafarianismo', icono: 'fas fa-pastafarianism', termino: 'espera, espera,', codigo_css: '\f67b')" calcext:value-type="string">
            <text:p>Fontawesome.create!(prefijo_nombre_css: 'fas fa-pastafarianism: Pastafarianismo', icono: 'fas fa-pastafarianism', termino: 'espera, espera,', codigo_css: '\f67b')</text:p>
          </table:table-cell>
        </table:table-row>
        <table:table-row table:style-name="ro1">
          <table:table-cell/>
          <table:table-cell office:value-type="string" calcext:value-type="string">
            <text:p>fas fa-paste: Pegar </text:p>
          </table:table-cell>
          <table:table-cell office:value-type="string" calcext:value-type="string">
            <text:p><text:s/>fas fa-paste </text:p>
          </table:table-cell>
          <table:table-cell office:value-type="string" calcext:value-type="string">
            <text:p><text:s/>espera, espera, </text:p>
          </table:table-cell>
          <table:table-cell office:value-type="string" calcext:value-type="string">
            <text:p><text:s/>\f0ea</text:p>
          </table:table-cell>
          <table:table-cell table:formula="of:=CONCATENATE(&quot;Fontawesome.create!(&quot;;[.$B$1];&quot;: '&quot;;TRIM([.$B903]);&quot;', &quot;;[.$C$1];&quot;: '&quot;;TRIM([.$C903]);&quot;', &quot;;[.$D$1];&quot;: '&quot;;TRIM([.$D903]);&quot;', &quot;;[.$E$1];&quot;: '&quot;;TRIM([.$E903]);&quot;')&quot;)" office:value-type="string" office:string-value="Fontawesome.create!(prefijo_nombre_css: 'fas fa-paste: Pegar', icono: 'fas fa-paste', termino: 'espera, espera,', codigo_css: '\f0ea')" calcext:value-type="string">
            <text:p>Fontawesome.create!(prefijo_nombre_css: 'fas fa-paste: Pegar', icono: 'fas fa-paste', termino: 'espera, espera,', codigo_css: '\f0ea')</text:p>
          </table:table-cell>
        </table:table-row>
        <table:table-row table:style-name="ro1">
          <table:table-cell/>
          <table:table-cell office:value-type="string" calcext:value-type="string">
            <text:p>fab fa-patreon: Patreon </text:p>
          </table:table-cell>
          <table:table-cell office:value-type="string" calcext:value-type="string">
            <text:p><text:s/>fab fa-patre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9</text:p>
          </table:table-cell>
          <table:table-cell table:formula="of:=CONCATENATE(&quot;Fontawesome.create!(&quot;;[.$B$1];&quot;: '&quot;;TRIM([.$B904]);&quot;', &quot;;[.$C$1];&quot;: '&quot;;TRIM([.$C904]);&quot;', &quot;;[.$D$1];&quot;: '&quot;;TRIM([.$D904]);&quot;', &quot;;[.$E$1];&quot;: '&quot;;TRIM([.$E904]);&quot;')&quot;)" office:value-type="string" office:string-value="Fontawesome.create!(prefijo_nombre_css: 'fab fa-patreon: Patreon', icono: 'fab fa-patreon', termino: '', codigo_css: '\f3d9')" calcext:value-type="string">
            <text:p>Fontawesome.create!(prefijo_nombre_css: 'fab fa-patreon: Patreon', icono: 'fab fa-patreon', termino: '', codigo_css: '\f3d9')</text:p>
          </table:table-cell>
        </table:table-row>
        <table:table-row table:style-name="ro1">
          <table:table-cell/>
          <table:table-cell office:value-type="string" calcext:value-type="string">
            <text:p>fas fa-pause: pausa </text:p>
          </table:table-cell>
          <table:table-cell office:value-type="string" calcext:value-type="string">
            <text:p><text:s/>fas fa-pause </text:p>
          </table:table-cell>
          <table:table-cell office:value-type="string" calcext:value-type="string">
            <text:p><text:s/>espera, espera, </text:p>
          </table:table-cell>
          <table:table-cell office:value-type="string" calcext:value-type="string">
            <text:p><text:s/>\f04c</text:p>
          </table:table-cell>
          <table:table-cell table:formula="of:=CONCATENATE(&quot;Fontawesome.create!(&quot;;[.$B$1];&quot;: '&quot;;TRIM([.$B905]);&quot;', &quot;;[.$C$1];&quot;: '&quot;;TRIM([.$C905]);&quot;', &quot;;[.$D$1];&quot;: '&quot;;TRIM([.$D905]);&quot;', &quot;;[.$E$1];&quot;: '&quot;;TRIM([.$E905]);&quot;')&quot;)" office:value-type="string" office:string-value="Fontawesome.create!(prefijo_nombre_css: 'fas fa-pause: pausa', icono: 'fas fa-pause', termino: 'espera, espera,', codigo_css: '\f04c')" calcext:value-type="string">
            <text:p>Fontawesome.create!(prefijo_nombre_css: 'fas fa-pause: pausa', icono: 'fas fa-pause', termino: 'espera, espera,', codigo_css: '\f04c')</text:p>
          </table:table-cell>
        </table:table-row>
        <table:table-row table:style-name="ro1">
          <table:table-cell/>
          <table:table-cell office:value-type="string" calcext:value-type="string">
            <text:p>fas fa-pause-circle: Pausar círculo </text:p>
          </table:table-cell>
          <table:table-cell office:value-type="string" calcext:value-type="string">
            <text:p><text:s/>fas fa-pause-circle </text:p>
          </table:table-cell>
          <table:table-cell office:value-type="string" calcext:value-type="string">
            <text:p><text:s/>espera, espera, </text:p>
          </table:table-cell>
          <table:table-cell office:value-type="string" calcext:value-type="string">
            <text:p><text:s/>\f28b</text:p>
          </table:table-cell>
          <table:table-cell table:formula="of:=CONCATENATE(&quot;Fontawesome.create!(&quot;;[.$B$1];&quot;: '&quot;;TRIM([.$B906]);&quot;', &quot;;[.$C$1];&quot;: '&quot;;TRIM([.$C906]);&quot;', &quot;;[.$D$1];&quot;: '&quot;;TRIM([.$D906]);&quot;', &quot;;[.$E$1];&quot;: '&quot;;TRIM([.$E906]);&quot;')&quot;)" office:value-type="string" office:string-value="Fontawesome.create!(prefijo_nombre_css: 'fas fa-pause-circle: Pausar círculo', icono: 'fas fa-pause-circle', termino: 'espera, espera,', codigo_css: '\f28b')" calcext:value-type="string">
            <text:p>Fontawesome.create!(prefijo_nombre_css: 'fas fa-pause-circle: Pausar círculo', icono: 'fas fa-pause-circle', termino: 'espera, espera,', codigo_css: '\f28b')</text:p>
          </table:table-cell>
        </table:table-row>
        <table:table-row table:style-name="ro1">
          <table:table-cell/>
          <table:table-cell office:value-type="string" calcext:value-type="string">
            <text:p>fas fa-paw: Pata </text:p>
          </table:table-cell>
          <table:table-cell office:value-type="string" calcext:value-type="string">
            <text:p><text:s/>fas fa-paw </text:p>
          </table:table-cell>
          <table:table-cell office:value-type="string" calcext:value-type="string">
            <text:p><text:s/>diseñar, editar, actualizar, escribir, </text:p>
          </table:table-cell>
          <table:table-cell office:value-type="string" calcext:value-type="string">
            <text:p><text:s/>\f1b0</text:p>
          </table:table-cell>
          <table:table-cell table:formula="of:=CONCATENATE(&quot;Fontawesome.create!(&quot;;[.$B$1];&quot;: '&quot;;TRIM([.$B907]);&quot;', &quot;;[.$C$1];&quot;: '&quot;;TRIM([.$C907]);&quot;', &quot;;[.$D$1];&quot;: '&quot;;TRIM([.$D907]);&quot;', &quot;;[.$E$1];&quot;: '&quot;;TRIM([.$E907]);&quot;')&quot;)" office:value-type="string" office:string-value="Fontawesome.create!(prefijo_nombre_css: 'fas fa-paw: Pata', icono: 'fas fa-paw', termino: 'diseñar, editar, actualizar, escribir,', codigo_css: '\f1b0')" calcext:value-type="string">
            <text:p>Fontawesome.create!(prefijo_nombre_css: 'fas fa-paw: Pata', icono: 'fas fa-paw', termino: 'diseñar, editar, actualizar, escribir,', codigo_css: '\f1b0')</text:p>
          </table:table-cell>
        </table:table-row>
        <table:table-row table:style-name="ro1">
          <table:table-cell/>
          <table:table-cell office:value-type="string" calcext:value-type="string">
            <text:p>fab fa-paypal: Paypal </text:p>
          </table:table-cell>
          <table:table-cell office:value-type="string" calcext:value-type="string">
            <text:p><text:s/>fab fa-payp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ed</text:p>
          </table:table-cell>
          <table:table-cell table:formula="of:=CONCATENATE(&quot;Fontawesome.create!(&quot;;[.$B$1];&quot;: '&quot;;TRIM([.$B908]);&quot;', &quot;;[.$C$1];&quot;: '&quot;;TRIM([.$C908]);&quot;', &quot;;[.$D$1];&quot;: '&quot;;TRIM([.$D908]);&quot;', &quot;;[.$E$1];&quot;: '&quot;;TRIM([.$E908]);&quot;')&quot;)" office:value-type="string" office:string-value="Fontawesome.create!(prefijo_nombre_css: 'fab fa-paypal: Paypal', icono: 'fab fa-paypal', termino: '', codigo_css: '\f1ed')" calcext:value-type="string">
            <text:p>Fontawesome.create!(prefijo_nombre_css: 'fab fa-paypal: Paypal', icono: 'fab fa-paypal', termino: '', codigo_css: '\f1ed')</text:p>
          </table:table-cell>
        </table:table-row>
        <table:table-row table:style-name="ro1">
          <table:table-cell/>
          <table:table-cell office:value-type="string" calcext:value-type="string">
            <text:p>fas fa-peace: Paz </text:p>
          </table:table-cell>
          <table:table-cell office:value-type="string" calcext:value-type="string">
            <text:p><text:s/>fas fa-peace </text:p>
          </table:table-cell>
          <table:table-cell office:value-type="string" calcext:value-type="string">
            <text:p><text:s/>diseño, editar, pluma estilográfica, actualizar, escribir, </text:p>
          </table:table-cell>
          <table:table-cell office:value-type="string" calcext:value-type="string">
            <text:p><text:s/>\f67c</text:p>
          </table:table-cell>
          <table:table-cell table:formula="of:=CONCATENATE(&quot;Fontawesome.create!(&quot;;[.$B$1];&quot;: '&quot;;TRIM([.$B909]);&quot;', &quot;;[.$C$1];&quot;: '&quot;;TRIM([.$C909]);&quot;', &quot;;[.$D$1];&quot;: '&quot;;TRIM([.$D909]);&quot;', &quot;;[.$E$1];&quot;: '&quot;;TRIM([.$E909]);&quot;')&quot;)" office:value-type="string" office:string-value="Fontawesome.create!(prefijo_nombre_css: 'fas fa-peace: Paz', icono: 'fas fa-peace', termino: 'diseño, editar, pluma estilográfica, actualizar, escribir,', codigo_css: '\f67c')" calcext:value-type="string">
            <text:p>Fontawesome.create!(prefijo_nombre_css: 'fas fa-peace: Paz', icono: 'fas fa-peace', termino: 'diseño, editar, pluma estilográfica, actualizar, escribir,', codigo_css: '\f67c')</text:p>
          </table:table-cell>
        </table:table-row>
        <table:table-row table:style-name="ro1">
          <table:table-cell/>
          <table:table-cell office:value-type="string" calcext:value-type="string">
            <text:p>fas fa-pen: Bolígrafo </text:p>
          </table:table-cell>
          <table:table-cell office:value-type="string" calcext:value-type="string">
            <text:p><text:s/>fas fa-pen </text:p>
          </table:table-cell>
          <table:table-cell office:value-type="string" calcext:value-type="string">
            <text:p><text:s/>diseño, editar, pluma estilográfica, actualizar, escribir, </text:p>
          </table:table-cell>
          <table:table-cell office:value-type="string" calcext:value-type="string">
            <text:p><text:s/>\f304</text:p>
          </table:table-cell>
          <table:table-cell table:formula="of:=CONCATENATE(&quot;Fontawesome.create!(&quot;;[.$B$1];&quot;: '&quot;;TRIM([.$B910]);&quot;', &quot;;[.$C$1];&quot;: '&quot;;TRIM([.$C910]);&quot;', &quot;;[.$D$1];&quot;: '&quot;;TRIM([.$D910]);&quot;', &quot;;[.$E$1];&quot;: '&quot;;TRIM([.$E910]);&quot;')&quot;)" office:value-type="string" office:string-value="Fontawesome.create!(prefijo_nombre_css: 'fas fa-pen: Bolígrafo', icono: 'fas fa-pen', termino: 'diseño, editar, pluma estilográfica, actualizar, escribir,', codigo_css: '\f304')" calcext:value-type="string">
            <text:p>Fontawesome.create!(prefijo_nombre_css: 'fas fa-pen: Bolígrafo', icono: 'fas fa-pen', termino: 'diseño, editar, pluma estilográfica, actualizar, escribir,', codigo_css: '\f304')</text:p>
          </table:table-cell>
        </table:table-row>
        <table:table-row table:style-name="ro1">
          <table:table-cell/>
          <table:table-cell office:value-type="string" calcext:value-type="string">
            <text:p>fas fa-pen-alt: Alternate Bolígrafo </text:p>
          </table:table-cell>
          <table:table-cell office:value-type="string" calcext:value-type="string">
            <text:p><text:s/>fas fa-pen-alt </text:p>
          </table:table-cell>
          <table:table-cell office:value-type="string" calcext:value-type="string">
            <text:p><text:s/>diseño, editar, pluma estilográfica, actualizar, escribir, </text:p>
          </table:table-cell>
          <table:table-cell office:value-type="string" calcext:value-type="string">
            <text:p><text:s/>\f305</text:p>
          </table:table-cell>
          <table:table-cell table:formula="of:=CONCATENATE(&quot;Fontawesome.create!(&quot;;[.$B$1];&quot;: '&quot;;TRIM([.$B911]);&quot;', &quot;;[.$C$1];&quot;: '&quot;;TRIM([.$C911]);&quot;', &quot;;[.$D$1];&quot;: '&quot;;TRIM([.$D911]);&quot;', &quot;;[.$E$1];&quot;: '&quot;;TRIM([.$E911]);&quot;')&quot;)" office:value-type="string" office:string-value="Fontawesome.create!(prefijo_nombre_css: 'fas fa-pen-alt: Alternate Bolígrafo', icono: 'fas fa-pen-alt', termino: 'diseño, editar, pluma estilográfica, actualizar, escribir,', codigo_css: '\f305')" calcext:value-type="string">
            <text:p>Fontawesome.create!(prefijo_nombre_css: 'fas fa-pen-alt: Alternate Bolígrafo', icono: 'fas fa-pen-alt', termino: 'diseño, editar, pluma estilográfica, actualizar, escribir,', codigo_css: '\f305')</text:p>
          </table:table-cell>
        </table:table-row>
        <table:table-row table:style-name="ro1">
          <table:table-cell/>
          <table:table-cell office:value-type="string" calcext:value-type="string">
            <text:p>fas fa-pen-fancy: Bolígrafo Fancy </text:p>
          </table:table-cell>
          <table:table-cell office:value-type="string" calcext:value-type="string">
            <text:p><text:s/>fas fa-pen-fancy </text:p>
          </table:table-cell>
          <table:table-cell office:value-type="string" calcext:value-type="string">
            <text:p><text:s/>diseñar, editar, lápiz, actualizar, escribir, </text:p>
          </table:table-cell>
          <table:table-cell office:value-type="string" calcext:value-type="string">
            <text:p><text:s/>\f5ac</text:p>
          </table:table-cell>
          <table:table-cell table:formula="of:=CONCATENATE(&quot;Fontawesome.create!(&quot;;[.$B$1];&quot;: '&quot;;TRIM([.$B912]);&quot;', &quot;;[.$C$1];&quot;: '&quot;;TRIM([.$C912]);&quot;', &quot;;[.$D$1];&quot;: '&quot;;TRIM([.$D912]);&quot;', &quot;;[.$E$1];&quot;: '&quot;;TRIM([.$E912]);&quot;')&quot;)" office:value-type="string" office:string-value="Fontawesome.create!(prefijo_nombre_css: 'fas fa-pen-fancy: Bolígrafo Fancy', icono: 'fas fa-pen-fancy', termino: 'diseñar, editar, lápiz, actualizar, escribir,', codigo_css: '\f5ac')" calcext:value-type="string">
            <text:p>Fontawesome.create!(prefijo_nombre_css: 'fas fa-pen-fancy: Bolígrafo Fancy', icono: 'fas fa-pen-fancy', termino: 'diseñar, editar, lápiz, actualizar, escribir,', codigo_css: '\f5ac')</text:p>
          </table:table-cell>
        </table:table-row>
        <table:table-row table:style-name="ro1">
          <table:table-cell/>
          <table:table-cell office:value-type="string" calcext:value-type="string">
            <text:p>fas fa-pen-nib: Bolígrafo Nib </text:p>
          </table:table-cell>
          <table:table-cell office:value-type="string" calcext:value-type="string">
            <text:p><text:s/>fas fa-pen-nib </text:p>
          </table:table-cell>
          <table:table-cell office:value-type="string" calcext:value-type="string">
            <text:p><text:s/>diseñar, editar, lápiz, actualizar, escribir, </text:p>
          </table:table-cell>
          <table:table-cell office:value-type="string" calcext:value-type="string">
            <text:p><text:s/>\f5ad</text:p>
          </table:table-cell>
          <table:table-cell table:formula="of:=CONCATENATE(&quot;Fontawesome.create!(&quot;;[.$B$1];&quot;: '&quot;;TRIM([.$B913]);&quot;', &quot;;[.$C$1];&quot;: '&quot;;TRIM([.$C913]);&quot;', &quot;;[.$D$1];&quot;: '&quot;;TRIM([.$D913]);&quot;', &quot;;[.$E$1];&quot;: '&quot;;TRIM([.$E913]);&quot;')&quot;)" office:value-type="string" office:string-value="Fontawesome.create!(prefijo_nombre_css: 'fas fa-pen-nib: Bolígrafo Nib', icono: 'fas fa-pen-nib', termino: 'diseñar, editar, lápiz, actualizar, escribir,', codigo_css: '\f5ad')" calcext:value-type="string">
            <text:p>Fontawesome.create!(prefijo_nombre_css: 'fas fa-pen-nib: Bolígrafo Nib', icono: 'fas fa-pen-nib', termino: 'diseñar, editar, lápiz, actualizar, escribir,', codigo_css: '\f5ad')</text:p>
          </table:table-cell>
        </table:table-row>
        <table:table-row table:style-name="ro1">
          <table:table-cell/>
          <table:table-cell office:value-type="string" calcext:value-type="string">
            <text:p>fas fa-pen-square: Bolígrafo Cuadrado </text:p>
          </table:table-cell>
          <table:table-cell office:value-type="string" calcext:value-type="string">
            <text:p><text:s/>fas fa-pen-square </text:p>
          </table:table-cell>
          <table:table-cell office:value-type="string" calcext:value-type="string">
            <text:p><text:s/>Dungeons &amp; Dragons, d &amp; d, dnd, fantasía, juego, gaming, pax, tablero, </text:p>
          </table:table-cell>
          <table:table-cell office:value-type="string" calcext:value-type="string">
            <text:p><text:s/>\f14b</text:p>
          </table:table-cell>
          <table:table-cell table:formula="of:=CONCATENATE(&quot;Fontawesome.create!(&quot;;[.$B$1];&quot;: '&quot;;TRIM([.$B914]);&quot;', &quot;;[.$C$1];&quot;: '&quot;;TRIM([.$C914]);&quot;', &quot;;[.$D$1];&quot;: '&quot;;TRIM([.$D914]);&quot;', &quot;;[.$E$1];&quot;: '&quot;;TRIM([.$E914]);&quot;')&quot;)" office:value-type="string" office:string-value="Fontawesome.create!(prefijo_nombre_css: 'fas fa-pen-square: Bolígrafo Cuadrado', icono: 'fas fa-pen-square', termino: 'Dungeons &amp; Dragons, d &amp; d, dnd, fantasía, juego, gaming, pax, tablero,', codigo_css: '\f14b')" calcext:value-type="string">
            <text:p>Fontawesome.create!(prefijo_nombre_css: 'fas fa-pen-square: Bolígrafo Cuadrado', icono: 'fas fa-pen-square', termino: 'Dungeons &amp; Dragons, d &amp; d, dnd, fantasía, juego, gaming, pax, tablero,', codigo_css: '\f14b')</text:p>
          </table:table-cell>
        </table:table-row>
        <table:table-row table:style-name="ro1">
          <table:table-cell/>
          <table:table-cell office:value-type="string" calcext:value-type="string">
            <text:p>fas fa-pencil-alt: Alternate Bolígrafocil </text:p>
          </table:table-cell>
          <table:table-cell office:value-type="string" calcext:value-type="string">
            <text:p><text:s/>fas fa-pencil-alt </text:p>
          </table:table-cell>
          <table:table-cell office:value-type="string" calcext:value-type="string">
            <text:p><text:s/>covid-19, espacio personal, distancia social, espacio, propagación, usuarios, </text:p>
          </table:table-cell>
          <table:table-cell office:value-type="string" calcext:value-type="string">
            <text:p><text:s/>\f303</text:p>
          </table:table-cell>
          <table:table-cell table:formula="of:=CONCATENATE(&quot;Fontawesome.create!(&quot;;[.$B$1];&quot;: '&quot;;TRIM([.$B915]);&quot;', &quot;;[.$C$1];&quot;: '&quot;;TRIM([.$C915]);&quot;', &quot;;[.$D$1];&quot;: '&quot;;TRIM([.$D915]);&quot;', &quot;;[.$E$1];&quot;: '&quot;;TRIM([.$E915]);&quot;')&quot;)" office:value-type="string" office:string-value="Fontawesome.create!(prefijo_nombre_css: 'fas fa-pencil-alt: Alternate Bolígrafocil', icono: 'fas fa-pencil-alt', termino: 'covid-19, espacio personal, distancia social, espacio, propagación, usuarios,', codigo_css: '\f303')" calcext:value-type="string">
            <text:p>Fontawesome.create!(prefijo_nombre_css: 'fas fa-pencil-alt: Alternate Bolígrafocil', icono: 'fas fa-pencil-alt', termino: 'covid-19, espacio personal, distancia social, espacio, propagación, usuarios,', codigo_css: '\f303')</text:p>
          </table:table-cell>
        </table:table-row>
        <table:table-row table:style-name="ro1">
          <table:table-cell/>
          <table:table-cell office:value-type="string" calcext:value-type="string">
            <text:p>fas fa-pencil-ruler: Bolígrafocil gobernante </text:p>
          </table:table-cell>
          <table:table-cell office:value-type="string" calcext:value-type="string">
            <text:p><text:s/>fas fa-pencil-ruler </text:p>
          </table:table-cell>
          <table:table-cell office:value-type="string" calcext:value-type="string">
            <text:p><text:s/>caja, embalaje, frágil, llevar a, mudanzas, </text:p>
          </table:table-cell>
          <table:table-cell office:value-type="string" calcext:value-type="string">
            <text:p><text:s/>\f5ae</text:p>
          </table:table-cell>
          <table:table-cell table:formula="of:=CONCATENATE(&quot;Fontawesome.create!(&quot;;[.$B$1];&quot;: '&quot;;TRIM([.$B916]);&quot;', &quot;;[.$C$1];&quot;: '&quot;;TRIM([.$C916]);&quot;', &quot;;[.$D$1];&quot;: '&quot;;TRIM([.$D916]);&quot;', &quot;;[.$E$1];&quot;: '&quot;;TRIM([.$E916]);&quot;')&quot;)" office:value-type="string" office:string-value="Fontawesome.create!(prefijo_nombre_css: 'fas fa-pencil-ruler: Bolígrafocil gobernante', icono: 'fas fa-pencil-ruler', termino: 'caja, embalaje, frágil, llevar a, mudanzas,', codigo_css: '\f5ae')" calcext:value-type="string">
            <text:p>Fontawesome.create!(prefijo_nombre_css: 'fas fa-pencil-ruler: Bolígrafocil gobernante', icono: 'fas fa-pencil-ruler', termino: 'caja, embalaje, frágil, llevar a, mudanzas,', codigo_css: '\f5ae')</text:p>
          </table:table-cell>
        </table:table-row>
        <table:table-row table:style-name="ro1">
          <table:table-cell/>
          <table:table-cell office:value-type="string" calcext:value-type="string">
            <text:p>fab fa-penny-arcade: Bolígrafony Arcade </text:p>
          </table:table-cell>
          <table:table-cell office:value-type="string" calcext:value-type="string">
            <text:p><text:s/>fab fa-penny-arcade </text:p>
          </table:table-cell>
          <table:table-cell office:value-type="string" calcext:value-type="string">
            <text:p><text:s/>alitas de búfalo, pimiento, chile, chile, habanero, jalapeño, mexicano, picante, tabasco, vegetal, </text:p>
          </table:table-cell>
          <table:table-cell office:value-type="string" calcext:value-type="string">
            <text:p><text:s/>\f704</text:p>
          </table:table-cell>
          <table:table-cell table:formula="of:=CONCATENATE(&quot;Fontawesome.create!(&quot;;[.$B$1];&quot;: '&quot;;TRIM([.$B917]);&quot;', &quot;;[.$C$1];&quot;: '&quot;;TRIM([.$C917]);&quot;', &quot;;[.$D$1];&quot;: '&quot;;TRIM([.$D917]);&quot;', &quot;;[.$E$1];&quot;: '&quot;;TRIM([.$E917]);&quot;')&quot;)" office:value-type="string" office:string-value="Fontawesome.create!(prefijo_nombre_css: 'fab fa-penny-arcade: Bolígrafony Arcade', icono: 'fab fa-penny-arcade', termino: 'alitas de búfalo, pimiento, chile, chile, habanero, jalapeño, mexicano, picante, tabasco, vegetal,', codigo_css: '\f704')" calcext:value-type="string">
            <text:p>Fontawesome.create!(prefijo_nombre_css: 'fab fa-penny-arcade: Bolígrafony Arcade', icono: 'fab fa-penny-arcade', termino: 'alitas de búfalo, pimiento, chile, chile, habanero, jalapeño, mexicano, picante, tabasco, vegetal,', codigo_css: '\f704')</text:p>
          </table:table-cell>
        </table:table-row>
        <table:table-row table:style-name="ro1">
          <table:table-cell/>
          <table:table-cell office:value-type="string" calcext:value-type="string">
            <text:p>fas fa-people-arrows: Flechas de personas </text:p>
          </table:table-cell>
          <table:table-cell office:value-type="string" calcext:value-type="string">
            <text:p><text:s/>fas fa-people-arrows </text:p>
          </table:table-cell>
          <table:table-cell office:value-type="string" calcext:value-type="string">
            <text:p><text:s/>covid-19, espacio personal, distancia social, esparcimiento, usuarios, </text:p>
          </table:table-cell>
          <table:table-cell office:value-type="string" calcext:value-type="string">
            <text:p><text:s/>\f968</text:p>
          </table:table-cell>
          <table:table-cell table:formula="of:=CONCATENATE(&quot;Fontawesome.create!(&quot;;[.$B$1];&quot;: '&quot;;TRIM([.$B918]);&quot;', &quot;;[.$C$1];&quot;: '&quot;;TRIM([.$C918]);&quot;', &quot;;[.$D$1];&quot;: '&quot;;TRIM([.$D918]);&quot;', &quot;;[.$E$1];&quot;: '&quot;;TRIM([.$E918]);&quot;')&quot;)" office:value-type="string" office:string-value="Fontawesome.create!(prefijo_nombre_css: 'fas fa-people-arrows: Flechas de personas', icono: 'fas fa-people-arrows', termino: 'covid-19, espacio personal, distancia social, esparcimiento, usuarios,', codigo_css: '\f968')" calcext:value-type="string">
            <text:p>Fontawesome.create!(prefijo_nombre_css: 'fas fa-people-arrows: Flechas de personas', icono: 'fas fa-people-arrows', termino: 'covid-19, espacio personal, distancia social, esparcimiento, usuarios,', codigo_css: '\f968')</text:p>
          </table:table-cell>
        </table:table-row>
        <table:table-row table:style-name="ro1">
          <table:table-cell/>
          <table:table-cell office:value-type="string" calcext:value-type="string">
            <text:p>fas fa-people-carry: La gente lleva </text:p>
          </table:table-cell>
          <table:table-cell office:value-type="string" calcext:value-type="string">
            <text:p><text:s/>fas fa-people-carry </text:p>
          </table:table-cell>
          <table:table-cell office:value-type="string" calcext:value-type="string">
            <text:p><text:s/>descuento, fracción, proporción, tasa, razón, </text:p>
          </table:table-cell>
          <table:table-cell office:value-type="string" calcext:value-type="string">
            <text:p><text:s/>\f4ce</text:p>
          </table:table-cell>
          <table:table-cell table:formula="of:=CONCATENATE(&quot;Fontawesome.create!(&quot;;[.$B$1];&quot;: '&quot;;TRIM([.$B919]);&quot;', &quot;;[.$C$1];&quot;: '&quot;;TRIM([.$C919]);&quot;', &quot;;[.$D$1];&quot;: '&quot;;TRIM([.$D919]);&quot;', &quot;;[.$E$1];&quot;: '&quot;;TRIM([.$E919]);&quot;')&quot;)" office:value-type="string" office:string-value="Fontawesome.create!(prefijo_nombre_css: 'fas fa-people-carry: La gente lleva', icono: 'fas fa-people-carry', termino: 'descuento, fracción, proporción, tasa, razón,', codigo_css: '\f4ce')" calcext:value-type="string">
            <text:p>Fontawesome.create!(prefijo_nombre_css: 'fas fa-people-carry: La gente lleva', icono: 'fas fa-people-carry', termino: 'descuento, fracción, proporción, tasa, razón,', codigo_css: '\f4ce')</text:p>
          </table:table-cell>
        </table:table-row>
        <table:table-row table:style-name="ro1">
          <table:table-cell/>
          <table:table-cell office:value-type="string" calcext:value-type="string">
            <text:p>fas fa-pepper-hot: Guindilla </text:p>
          </table:table-cell>
          <table:table-cell office:value-type="string" calcext:value-type="string">
            <text:p><text:s/>fas fa-pepper-hot </text:p>
          </table:table-cell>
          <table:table-cell office:value-type="string" calcext:value-type="string">
            <text:p><text:s/>descuento, fracción, proporción, tasa, razón, </text:p>
          </table:table-cell>
          <table:table-cell office:value-type="string" calcext:value-type="string">
            <text:p><text:s/>\f816</text:p>
          </table:table-cell>
          <table:table-cell table:formula="of:=CONCATENATE(&quot;Fontawesome.create!(&quot;;[.$B$1];&quot;: '&quot;;TRIM([.$B920]);&quot;', &quot;;[.$C$1];&quot;: '&quot;;TRIM([.$C920]);&quot;', &quot;;[.$D$1];&quot;: '&quot;;TRIM([.$D920]);&quot;', &quot;;[.$E$1];&quot;: '&quot;;TRIM([.$E920]);&quot;')&quot;)" office:value-type="string" office:string-value="Fontawesome.create!(prefijo_nombre_css: 'fas fa-pepper-hot: Guindilla', icono: 'fas fa-pepper-hot', termino: 'descuento, fracción, proporción, tasa, razón,', codigo_css: '\f816')" calcext:value-type="string">
            <text:p>Fontawesome.create!(prefijo_nombre_css: 'fas fa-pepper-hot: Guindilla', icono: 'fas fa-pepper-hot', termino: 'descuento, fracción, proporción, tasa, razón,', codigo_css: '\f816')</text:p>
          </table:table-cell>
        </table:table-row>
        <table:table-row table:style-name="ro1">
          <table:table-cell/>
          <table:table-cell office:value-type="string" calcext:value-type="string">
            <text:p>fas fa-percent: Por ciento </text:p>
          </table:table-cell>
          <table:table-cell office:value-type="string" calcext:value-type="string">
            <text:p><text:s/>fas fa-percent </text:p>
          </table:table-cell>
          <table:table-cell office:value-type="string" calcext:value-type="string">
            <text:p><text:s/>descuento, fracción, proporción, tasa, ratio, promoción </text:p>
          </table:table-cell>
          <table:table-cell office:value-type="string" calcext:value-type="string">
            <text:p><text:s/>\f295</text:p>
          </table:table-cell>
          <table:table-cell table:formula="of:=CONCATENATE(&quot;Fontawesome.create!(&quot;;[.$B$1];&quot;: '&quot;;TRIM([.$B921]);&quot;', &quot;;[.$C$1];&quot;: '&quot;;TRIM([.$C921]);&quot;', &quot;;[.$D$1];&quot;: '&quot;;TRIM([.$D921]);&quot;', &quot;;[.$E$1];&quot;: '&quot;;TRIM([.$E921]);&quot;')&quot;)" office:value-type="string" office:string-value="Fontawesome.create!(prefijo_nombre_css: 'fas fa-percent: Por ciento', icono: 'fas fa-percent', termino: 'descuento, fracción, proporción, tasa, ratio, promoción', codigo_css: '\f295')" calcext:value-type="string">
            <text:p>Fontawesome.create!(prefijo_nombre_css: 'fas fa-percent: Por ciento', icono: 'fas fa-percent', termino: 'descuento, fracción, proporción, tasa, ratio, promoción', codigo_css: '\f295')</text:p>
          </table:table-cell>
        </table:table-row>
        <table:table-row table:style-name="ro1">
          <table:table-cell/>
          <table:table-cell office:value-type="string" calcext:value-type="string">
            <text:p>fas fa-percentage: Por cientoage </text:p>
          </table:table-cell>
          <table:table-cell office:value-type="string" calcext:value-type="string">
            <text:p><text:s/>fas fa-percentage </text:p>
          </table:table-cell>
          <table:table-cell office:value-type="string" calcext:value-type="string">
            <text:p><text:s/>descuento, fracción, proporción, tasa, ratio, promoción </text:p>
          </table:table-cell>
          <table:table-cell office:value-type="string" calcext:value-type="string">
            <text:p><text:s/>\f541</text:p>
          </table:table-cell>
          <table:table-cell table:formula="of:=CONCATENATE(&quot;Fontawesome.create!(&quot;;[.$B$1];&quot;: '&quot;;TRIM([.$B922]);&quot;', &quot;;[.$C$1];&quot;: '&quot;;TRIM([.$C922]);&quot;', &quot;;[.$D$1];&quot;: '&quot;;TRIM([.$D922]);&quot;', &quot;;[.$E$1];&quot;: '&quot;;TRIM([.$E922]);&quot;')&quot;)" office:value-type="string" office:string-value="Fontawesome.create!(prefijo_nombre_css: 'fas fa-percentage: Por cientoage', icono: 'fas fa-percentage', termino: 'descuento, fracción, proporción, tasa, ratio, promoción', codigo_css: '\f541')" calcext:value-type="string">
            <text:p>Fontawesome.create!(prefijo_nombre_css: 'fas fa-percentage: Por cientoage', icono: 'fas fa-percentage', termino: 'descuento, fracción, proporción, tasa, ratio, promoción', codigo_css: '\f541')</text:p>
          </table:table-cell>
        </table:table-row>
        <table:table-row table:style-name="ro1">
          <table:table-cell/>
          <table:table-cell office:value-type="string" calcext:value-type="string">
            <text:p>fab fa-periscope: Periscopio </text:p>
          </table:table-cell>
          <table:table-cell office:value-type="string" calcext:value-type="string">
            <text:p><text:s/>fab fa-periscop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a</text:p>
          </table:table-cell>
          <table:table-cell table:formula="of:=CONCATENATE(&quot;Fontawesome.create!(&quot;;[.$B$1];&quot;: '&quot;;TRIM([.$B923]);&quot;', &quot;;[.$C$1];&quot;: '&quot;;TRIM([.$C923]);&quot;', &quot;;[.$D$1];&quot;: '&quot;;TRIM([.$D923]);&quot;', &quot;;[.$E$1];&quot;: '&quot;;TRIM([.$E923]);&quot;')&quot;)" office:value-type="string" office:string-value="Fontawesome.create!(prefijo_nombre_css: 'fab fa-periscope: Periscopio', icono: 'fab fa-periscope', termino: '', codigo_css: '\f3da')" calcext:value-type="string">
            <text:p>Fontawesome.create!(prefijo_nombre_css: 'fab fa-periscope: Periscopio', icono: 'fab fa-periscope', termino: '', codigo_css: '\f3da')</text:p>
          </table:table-cell>
        </table:table-row>
        <table:table-row table:style-name="ro1">
          <table:table-cell/>
          <table:table-cell office:value-type="string" calcext:value-type="string">
            <text:p>fas fa-person-booth: Persona entrando en la cabina </text:p>
          </table:table-cell>
          <table:table-cell office:value-type="string" calcext:value-type="string">
            <text:p><text:s/>fas fa-person-booth </text:p>
          </table:table-cell>
          <table:table-cell office:value-type="string" calcext:value-type="string">
            <text:p><text:s/>cambio, vestuario, elección, humano, persona, voto, votando, </text:p>
          </table:table-cell>
          <table:table-cell office:value-type="string" calcext:value-type="string">
            <text:p><text:s/>\f756</text:p>
          </table:table-cell>
          <table:table-cell table:formula="of:=CONCATENATE(&quot;Fontawesome.create!(&quot;;[.$B$1];&quot;: '&quot;;TRIM([.$B924]);&quot;', &quot;;[.$C$1];&quot;: '&quot;;TRIM([.$C924]);&quot;', &quot;;[.$D$1];&quot;: '&quot;;TRIM([.$D924]);&quot;', &quot;;[.$E$1];&quot;: '&quot;;TRIM([.$E924]);&quot;')&quot;)" office:value-type="string" office:string-value="Fontawesome.create!(prefijo_nombre_css: 'fas fa-person-booth: Persona entrando en la cabina', icono: 'fas fa-person-booth', termino: 'cambio, vestuario, elección, humano, persona, voto, votando,', codigo_css: '\f756')" calcext:value-type="string">
            <text:p>Fontawesome.create!(prefijo_nombre_css: 'fas fa-person-booth: Persona entrando en la cabina', icono: 'fas fa-person-booth', termino: 'cambio, vestuario, elección, humano, persona, voto, votando,', codigo_css: '\f756')</text:p>
          </table:table-cell>
        </table:table-row>
        <table:table-row table:style-name="ro1">
          <table:table-cell/>
          <table:table-cell office:value-type="string" calcext:value-type="string">
            <text:p>fab fa-phabricator: Fabricador </text:p>
          </table:table-cell>
          <table:table-cell office:value-type="string" calcext:value-type="string">
            <text:p><text:s/>fab fa-phabricato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b</text:p>
          </table:table-cell>
          <table:table-cell table:formula="of:=CONCATENATE(&quot;Fontawesome.create!(&quot;;[.$B$1];&quot;: '&quot;;TRIM([.$B925]);&quot;', &quot;;[.$C$1];&quot;: '&quot;;TRIM([.$C925]);&quot;', &quot;;[.$D$1];&quot;: '&quot;;TRIM([.$D925]);&quot;', &quot;;[.$E$1];&quot;: '&quot;;TRIM([.$E925]);&quot;')&quot;)" office:value-type="string" office:string-value="Fontawesome.create!(prefijo_nombre_css: 'fab fa-phabricator: Fabricador', icono: 'fab fa-phabricator', termino: '', codigo_css: '\f3db')" calcext:value-type="string">
            <text:p>Fontawesome.create!(prefijo_nombre_css: 'fab fa-phabricator: Fabricador', icono: 'fab fa-phabricator', termino: '', codigo_css: '\f3db')</text:p>
          </table:table-cell>
        </table:table-row>
        <table:table-row table:style-name="ro1">
          <table:table-cell/>
          <table:table-cell office:value-type="string" calcext:value-type="string">
            <text:p>fab fa-phoenix-framework: Marco de Phoenix </text:p>
          </table:table-cell>
          <table:table-cell office:value-type="string" calcext:value-type="string">
            <text:p><text:s/>fab fa-phoenix-framewor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c</text:p>
          </table:table-cell>
          <table:table-cell table:formula="of:=CONCATENATE(&quot;Fontawesome.create!(&quot;;[.$B$1];&quot;: '&quot;;TRIM([.$B926]);&quot;', &quot;;[.$C$1];&quot;: '&quot;;TRIM([.$C926]);&quot;', &quot;;[.$D$1];&quot;: '&quot;;TRIM([.$D926]);&quot;', &quot;;[.$E$1];&quot;: '&quot;;TRIM([.$E926]);&quot;')&quot;)" office:value-type="string" office:string-value="Fontawesome.create!(prefijo_nombre_css: 'fab fa-phoenix-framework: Marco de Phoenix', icono: 'fab fa-phoenix-framework', termino: '', codigo_css: '\f3dc')" calcext:value-type="string">
            <text:p>Fontawesome.create!(prefijo_nombre_css: 'fab fa-phoenix-framework: Marco de Phoenix', icono: 'fab fa-phoenix-framework', termino: '', codigo_css: '\f3dc')</text:p>
          </table:table-cell>
        </table:table-row>
        <table:table-row table:style-name="ro1">
          <table:table-cell/>
          <table:table-cell office:value-type="string" calcext:value-type="string">
            <text:p>fab fa-phoenix-squadron: Escuadrón Fénix </text:p>
          </table:table-cell>
          <table:table-cell office:value-type="string" calcext:value-type="string">
            <text:p><text:s/>fab fa-phoenix-squadr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11</text:p>
          </table:table-cell>
          <table:table-cell table:formula="of:=CONCATENATE(&quot;Fontawesome.create!(&quot;;[.$B$1];&quot;: '&quot;;TRIM([.$B927]);&quot;', &quot;;[.$C$1];&quot;: '&quot;;TRIM([.$C927]);&quot;', &quot;;[.$D$1];&quot;: '&quot;;TRIM([.$D927]);&quot;', &quot;;[.$E$1];&quot;: '&quot;;TRIM([.$E927]);&quot;')&quot;)" office:value-type="string" office:string-value="Fontawesome.create!(prefijo_nombre_css: 'fab fa-phoenix-squadron: Escuadrón Fénix', icono: 'fab fa-phoenix-squadron', termino: '', codigo_css: '\f511')" calcext:value-type="string">
            <text:p>Fontawesome.create!(prefijo_nombre_css: 'fab fa-phoenix-squadron: Escuadrón Fénix', icono: 'fab fa-phoenix-squadron', termino: '', codigo_css: '\f511')</text:p>
          </table:table-cell>
        </table:table-row>
        <table:table-row table:style-name="ro1">
          <table:table-cell/>
          <table:table-cell office:value-type="string" calcext:value-type="string">
            <text:p>fas fa-phone: Teléfono </text:p>
          </table:table-cell>
          <table:table-cell office:value-type="string" calcext:value-type="string">
            <text:p><text:s/>fas fa-phone </text:p>
          </table:table-cell>
          <table:table-cell office:value-type="string" calcext:value-type="string">
            <text:p><text:s/>llamada, auricular, número, soporte, teléfono, voz, </text:p>
          </table:table-cell>
          <table:table-cell office:value-type="string" calcext:value-type="string">
            <text:p><text:s/>\f095</text:p>
          </table:table-cell>
          <table:table-cell table:formula="of:=CONCATENATE(&quot;Fontawesome.create!(&quot;;[.$B$1];&quot;: '&quot;;TRIM([.$B928]);&quot;', &quot;;[.$C$1];&quot;: '&quot;;TRIM([.$C928]);&quot;', &quot;;[.$D$1];&quot;: '&quot;;TRIM([.$D928]);&quot;', &quot;;[.$E$1];&quot;: '&quot;;TRIM([.$E928]);&quot;')&quot;)" office:value-type="string" office:string-value="Fontawesome.create!(prefijo_nombre_css: 'fas fa-phone: Teléfono', icono: 'fas fa-phone', termino: 'llamada, auricular, número, soporte, teléfono, voz,', codigo_css: '\f095')" calcext:value-type="string">
            <text:p>Fontawesome.create!(prefijo_nombre_css: 'fas fa-phone: Teléfono', icono: 'fas fa-phone', termino: 'llamada, auricular, número, soporte, teléfono, voz,', codigo_css: '\f095')</text:p>
          </table:table-cell>
        </table:table-row>
        <table:table-row table:style-name="ro1">
          <table:table-cell/>
          <table:table-cell office:value-type="string" calcext:value-type="string">
            <text:p>fas fa-phone-alt: Alternate Teléfono </text:p>
          </table:table-cell>
          <table:table-cell office:value-type="string" calcext:value-type="string">
            <text:p><text:s/>fas fa-phone-alt </text:p>
          </table:table-cell>
          <table:table-cell office:value-type="string" calcext:value-type="string">
            <text:p><text:s/>llamada, auricular, número, soporte, teléfono, voz, </text:p>
          </table:table-cell>
          <table:table-cell office:value-type="string" calcext:value-type="string">
            <text:p><text:s/>\f879</text:p>
          </table:table-cell>
          <table:table-cell table:formula="of:=CONCATENATE(&quot;Fontawesome.create!(&quot;;[.$B$1];&quot;: '&quot;;TRIM([.$B929]);&quot;', &quot;;[.$C$1];&quot;: '&quot;;TRIM([.$C929]);&quot;', &quot;;[.$D$1];&quot;: '&quot;;TRIM([.$D929]);&quot;', &quot;;[.$E$1];&quot;: '&quot;;TRIM([.$E929]);&quot;')&quot;)" office:value-type="string" office:string-value="Fontawesome.create!(prefijo_nombre_css: 'fas fa-phone-alt: Alternate Teléfono', icono: 'fas fa-phone-alt', termino: 'llamada, auricular, número, soporte, teléfono, voz,', codigo_css: '\f879')" calcext:value-type="string">
            <text:p>Fontawesome.create!(prefijo_nombre_css: 'fas fa-phone-alt: Alternate Teléfono', icono: 'fas fa-phone-alt', termino: 'llamada, auricular, número, soporte, teléfono, voz,', codigo_css: '\f879')</text:p>
          </table:table-cell>
        </table:table-row>
        <table:table-row table:style-name="ro1">
          <table:table-cell/>
          <table:table-cell office:value-type="string" calcext:value-type="string">
            <text:p>fas fa-phone-slash: Teléfono Barra oblicua </text:p>
          </table:table-cell>
          <table:table-cell office:value-type="string" calcext:value-type="string">
            <text:p><text:s/>fas fa-phone-slash </text:p>
          </table:table-cell>
          <table:table-cell office:value-type="string" calcext:value-type="string">
            <text:p><text:s/>cancelar, auricular, mudo, número, soporte, telefon, voz, </text:p>
          </table:table-cell>
          <table:table-cell office:value-type="string" calcext:value-type="string">
            <text:p><text:s/>\f3dd</text:p>
          </table:table-cell>
          <table:table-cell table:formula="of:=CONCATENATE(&quot;Fontawesome.create!(&quot;;[.$B$1];&quot;: '&quot;;TRIM([.$B930]);&quot;', &quot;;[.$C$1];&quot;: '&quot;;TRIM([.$C930]);&quot;', &quot;;[.$D$1];&quot;: '&quot;;TRIM([.$D930]);&quot;', &quot;;[.$E$1];&quot;: '&quot;;TRIM([.$E930]);&quot;')&quot;)" office:value-type="string" office:string-value="Fontawesome.create!(prefijo_nombre_css: 'fas fa-phone-slash: Teléfono Barra oblicua', icono: 'fas fa-phone-slash', termino: 'cancelar, auricular, mudo, número, soporte, telefon, voz,', codigo_css: '\f3dd')" calcext:value-type="string">
            <text:p>Fontawesome.create!(prefijo_nombre_css: 'fas fa-phone-slash: Teléfono Barra oblicua', icono: 'fas fa-phone-slash', termino: 'cancelar, auricular, mudo, número, soporte, telefon, voz,', codigo_css: '\f3dd')</text:p>
          </table:table-cell>
        </table:table-row>
        <table:table-row table:style-name="ro1">
          <table:table-cell/>
          <table:table-cell office:value-type="string" calcext:value-type="string">
            <text:p>fas fa-phone-square: Teléfono Cuadrado </text:p>
          </table:table-cell>
          <table:table-cell office:value-type="string" calcext:value-type="string">
            <text:p><text:s/>fas fa-phone-square </text:p>
          </table:table-cell>
          <table:table-cell office:value-type="string" calcext:value-type="string">
            <text:p><text:s/>llamada, auricular, número, soporte, teléfono, voz, </text:p>
          </table:table-cell>
          <table:table-cell office:value-type="string" calcext:value-type="string">
            <text:p><text:s/>\f098</text:p>
          </table:table-cell>
          <table:table-cell table:formula="of:=CONCATENATE(&quot;Fontawesome.create!(&quot;;[.$B$1];&quot;: '&quot;;TRIM([.$B931]);&quot;', &quot;;[.$C$1];&quot;: '&quot;;TRIM([.$C931]);&quot;', &quot;;[.$D$1];&quot;: '&quot;;TRIM([.$D931]);&quot;', &quot;;[.$E$1];&quot;: '&quot;;TRIM([.$E931]);&quot;')&quot;)" office:value-type="string" office:string-value="Fontawesome.create!(prefijo_nombre_css: 'fas fa-phone-square: Teléfono Cuadrado', icono: 'fas fa-phone-square', termino: 'llamada, auricular, número, soporte, teléfono, voz,', codigo_css: '\f098')" calcext:value-type="string">
            <text:p>Fontawesome.create!(prefijo_nombre_css: 'fas fa-phone-square: Teléfono Cuadrado', icono: 'fas fa-phone-square', termino: 'llamada, auricular, número, soporte, teléfono, voz,', codigo_css: '\f098')</text:p>
          </table:table-cell>
        </table:table-row>
        <table:table-row table:style-name="ro1">
          <table:table-cell/>
          <table:table-cell office:value-type="string" calcext:value-type="string">
            <text:p>fas fa-phone-square-alt: Alternate Teléfono Cuadrado </text:p>
          </table:table-cell>
          <table:table-cell office:value-type="string" calcext:value-type="string">
            <text:p><text:s/>fas fa-phone-square-alt </text:p>
          </table:table-cell>
          <table:table-cell office:value-type="string" calcext:value-type="string">
            <text:p><text:s/>llamada, auricular, número, soporte, teléfono, voz, </text:p>
          </table:table-cell>
          <table:table-cell office:value-type="string" calcext:value-type="string">
            <text:p><text:s/>\f87b</text:p>
          </table:table-cell>
          <table:table-cell table:formula="of:=CONCATENATE(&quot;Fontawesome.create!(&quot;;[.$B$1];&quot;: '&quot;;TRIM([.$B932]);&quot;', &quot;;[.$C$1];&quot;: '&quot;;TRIM([.$C932]);&quot;', &quot;;[.$D$1];&quot;: '&quot;;TRIM([.$D932]);&quot;', &quot;;[.$E$1];&quot;: '&quot;;TRIM([.$E932]);&quot;')&quot;)" office:value-type="string" office:string-value="Fontawesome.create!(prefijo_nombre_css: 'fas fa-phone-square-alt: Alternate Teléfono Cuadrado', icono: 'fas fa-phone-square-alt', termino: 'llamada, auricular, número, soporte, teléfono, voz,', codigo_css: '\f87b')" calcext:value-type="string">
            <text:p>Fontawesome.create!(prefijo_nombre_css: 'fas fa-phone-square-alt: Alternate Teléfono Cuadrado', icono: 'fas fa-phone-square-alt', termino: 'llamada, auricular, número, soporte, teléfono, voz,', codigo_css: '\f87b')</text:p>
          </table:table-cell>
        </table:table-row>
        <table:table-row table:style-name="ro1">
          <table:table-cell/>
          <table:table-cell office:value-type="string" calcext:value-type="string">
            <text:p>fas fa-phone-volume: Teléfono Volume </text:p>
          </table:table-cell>
          <table:table-cell office:value-type="string" calcext:value-type="string">
            <text:p><text:s/>fas fa-phone-volume </text:p>
          </table:table-cell>
          <table:table-cell office:value-type="string" calcext:value-type="string">
            <text:p><text:s/>llamada, auricular, número, sonido, soporte, teléfono, voz, control de volumen-teléfono, </text:p>
          </table:table-cell>
          <table:table-cell office:value-type="string" calcext:value-type="string">
            <text:p><text:s/>\f2a0</text:p>
          </table:table-cell>
          <table:table-cell table:formula="of:=CONCATENATE(&quot;Fontawesome.create!(&quot;;[.$B$1];&quot;: '&quot;;TRIM([.$B933]);&quot;', &quot;;[.$C$1];&quot;: '&quot;;TRIM([.$C933]);&quot;', &quot;;[.$D$1];&quot;: '&quot;;TRIM([.$D933]);&quot;', &quot;;[.$E$1];&quot;: '&quot;;TRIM([.$E933]);&quot;')&quot;)" office:value-type="string" office:string-value="Fontawesome.create!(prefijo_nombre_css: 'fas fa-phone-volume: Teléfono Volume', icono: 'fas fa-phone-volume', termino: 'llamada, auricular, número, sonido, soporte, teléfono, voz, control de volumen-teléfono,', codigo_css: '\f2a0')" calcext:value-type="string">
            <text:p>Fontawesome.create!(prefijo_nombre_css: 'fas fa-phone-volume: Teléfono Volume', icono: 'fas fa-phone-volume', termino: 'llamada, auricular, número, sonido, soporte, teléfono, voz, control de volumen-teléfono,', codigo_css: '\f2a0')</text:p>
          </table:table-cell>
        </table:table-row>
        <table:table-row table:style-name="ro1">
          <table:table-cell/>
          <table:table-cell office:value-type="string" calcext:value-type="string">
            <text:p>fas fa-photo-video: Foto Video </text:p>
          </table:table-cell>
          <table:table-cell office:value-type="string" calcext:value-type="string">
            <text:p><text:s/>fas fa-photo-video </text:p>
          </table:table-cell>
          <table:table-cell office:value-type="string" calcext:value-type="string">
            <text:p><text:s/>av, biblioteca, imagen en color, medios de comunicación, </text:p>
          </table:table-cell>
          <table:table-cell office:value-type="string" calcext:value-type="string">
            <text:p><text:s/>\f87c</text:p>
          </table:table-cell>
          <table:table-cell table:formula="of:=CONCATENATE(&quot;Fontawesome.create!(&quot;;[.$B$1];&quot;: '&quot;;TRIM([.$B934]);&quot;', &quot;;[.$C$1];&quot;: '&quot;;TRIM([.$C934]);&quot;', &quot;;[.$D$1];&quot;: '&quot;;TRIM([.$D934]);&quot;', &quot;;[.$E$1];&quot;: '&quot;;TRIM([.$E934]);&quot;')&quot;)" office:value-type="string" office:string-value="Fontawesome.create!(prefijo_nombre_css: 'fas fa-photo-video: Foto Video', icono: 'fas fa-photo-video', termino: 'av, biblioteca, imagen en color, medios de comunicación,', codigo_css: '\f87c')" calcext:value-type="string">
            <text:p>Fontawesome.create!(prefijo_nombre_css: 'fas fa-photo-video: Foto Video', icono: 'fas fa-photo-video', termino: 'av, biblioteca, imagen en color, medios de comunicación,', codigo_css: '\f87c')</text:p>
          </table:table-cell>
        </table:table-row>
        <table:table-row table:style-name="ro1">
          <table:table-cell/>
          <table:table-cell office:value-type="string" calcext:value-type="string">
            <text:p>fab fa-php: PHP </text:p>
          </table:table-cell>
          <table:table-cell office:value-type="string" calcext:value-type="string">
            <text:p><text:s/>fab fa-ph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57</text:p>
          </table:table-cell>
          <table:table-cell table:formula="of:=CONCATENATE(&quot;Fontawesome.create!(&quot;;[.$B$1];&quot;: '&quot;;TRIM([.$B935]);&quot;', &quot;;[.$C$1];&quot;: '&quot;;TRIM([.$C935]);&quot;', &quot;;[.$D$1];&quot;: '&quot;;TRIM([.$D935]);&quot;', &quot;;[.$E$1];&quot;: '&quot;;TRIM([.$E935]);&quot;')&quot;)" office:value-type="string" office:string-value="Fontawesome.create!(prefijo_nombre_css: 'fab fa-php: PHP', icono: 'fab fa-php', termino: '', codigo_css: '\f457')" calcext:value-type="string">
            <text:p>Fontawesome.create!(prefijo_nombre_css: 'fab fa-php: PHP', icono: 'fab fa-php', termino: '', codigo_css: '\f457')</text:p>
          </table:table-cell>
        </table:table-row>
        <table:table-row table:style-name="ro1">
          <table:table-cell/>
          <table:table-cell office:value-type="string" calcext:value-type="string">
            <text:p>fab fa-pied-piper: Logotipo de flautista </text:p>
          </table:table-cell>
          <table:table-cell office:value-type="string" calcext:value-type="string">
            <text:p><text:s/>fab fa-pied-pip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ae</text:p>
          </table:table-cell>
          <table:table-cell table:formula="of:=CONCATENATE(&quot;Fontawesome.create!(&quot;;[.$B$1];&quot;: '&quot;;TRIM([.$B936]);&quot;', &quot;;[.$C$1];&quot;: '&quot;;TRIM([.$C936]);&quot;', &quot;;[.$D$1];&quot;: '&quot;;TRIM([.$D936]);&quot;', &quot;;[.$E$1];&quot;: '&quot;;TRIM([.$E936]);&quot;')&quot;)" office:value-type="string" office:string-value="Fontawesome.create!(prefijo_nombre_css: 'fab fa-pied-piper: Logotipo de flautista', icono: 'fab fa-pied-piper', termino: '', codigo_css: '\f2ae')" calcext:value-type="string">
            <text:p>Fontawesome.create!(prefijo_nombre_css: 'fab fa-pied-piper: Logotipo de flautista', icono: 'fab fa-pied-piper', termino: '', codigo_css: '\f2ae')</text:p>
          </table:table-cell>
        </table:table-row>
        <table:table-row table:style-name="ro1">
          <table:table-cell/>
          <table:table-cell office:value-type="string" calcext:value-type="string">
            <text:p>fab fa-pied-piper-alt: Alternate Logotipo de flautista (Old) </text:p>
          </table:table-cell>
          <table:table-cell office:value-type="string" calcext:value-type="string">
            <text:p><text:s/>fab fa-pied-piper-al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8</text:p>
          </table:table-cell>
          <table:table-cell table:formula="of:=CONCATENATE(&quot;Fontawesome.create!(&quot;;[.$B$1];&quot;: '&quot;;TRIM([.$B937]);&quot;', &quot;;[.$C$1];&quot;: '&quot;;TRIM([.$C937]);&quot;', &quot;;[.$D$1];&quot;: '&quot;;TRIM([.$D937]);&quot;', &quot;;[.$E$1];&quot;: '&quot;;TRIM([.$E937]);&quot;')&quot;)" office:value-type="string" office:string-value="Fontawesome.create!(prefijo_nombre_css: 'fab fa-pied-piper-alt: Alternate Logotipo de flautista (Old)', icono: 'fab fa-pied-piper-alt', termino: '', codigo_css: '\f1a8')" calcext:value-type="string">
            <text:p>Fontawesome.create!(prefijo_nombre_css: 'fab fa-pied-piper-alt: Alternate Logotipo de flautista (Old)', icono: 'fab fa-pied-piper-alt', termino: '', codigo_css: '\f1a8')</text:p>
          </table:table-cell>
        </table:table-row>
        <table:table-row table:style-name="ro1">
          <table:table-cell/>
          <table:table-cell office:value-type="string" calcext:value-type="string">
            <text:p>fab fa-pied-piper-hat: Sombrero de flautista (antiguo) </text:p>
          </table:table-cell>
          <table:table-cell office:value-type="string" calcext:value-type="string">
            <text:p><text:s/>fab fa-pied-piper-hat </text:p>
          </table:table-cell>
          <table:table-cell office:value-type="string" calcext:value-type="string">
            <text:p><text:s/>ropa, </text:p>
          </table:table-cell>
          <table:table-cell office:value-type="string" calcext:value-type="string">
            <text:p><text:s/>\f4e5</text:p>
          </table:table-cell>
          <table:table-cell table:formula="of:=CONCATENATE(&quot;Fontawesome.create!(&quot;;[.$B$1];&quot;: '&quot;;TRIM([.$B938]);&quot;', &quot;;[.$C$1];&quot;: '&quot;;TRIM([.$C938]);&quot;', &quot;;[.$D$1];&quot;: '&quot;;TRIM([.$D938]);&quot;', &quot;;[.$E$1];&quot;: '&quot;;TRIM([.$E938]);&quot;')&quot;)" office:value-type="string" office:string-value="Fontawesome.create!(prefijo_nombre_css: 'fab fa-pied-piper-hat: Sombrero de flautista (antiguo)', icono: 'fab fa-pied-piper-hat', termino: 'ropa,', codigo_css: '\f4e5')" calcext:value-type="string">
            <text:p>Fontawesome.create!(prefijo_nombre_css: 'fab fa-pied-piper-hat: Sombrero de flautista (antiguo)', icono: 'fab fa-pied-piper-hat', termino: 'ropa,', codigo_css: '\f4e5')</text:p>
          </table:table-cell>
        </table:table-row>
        <table:table-row table:style-name="ro1">
          <table:table-cell/>
          <table:table-cell office:value-type="string" calcext:value-type="string">
            <text:p>fab fa-pied-piper-pp: Logotipo de Pied Piper PP (antiguo) </text:p>
          </table:table-cell>
          <table:table-cell office:value-type="string" calcext:value-type="string">
            <text:p><text:s/>fab fa-pied-piper-p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7</text:p>
          </table:table-cell>
          <table:table-cell table:formula="of:=CONCATENATE(&quot;Fontawesome.create!(&quot;;[.$B$1];&quot;: '&quot;;TRIM([.$B939]);&quot;', &quot;;[.$C$1];&quot;: '&quot;;TRIM([.$C939]);&quot;', &quot;;[.$D$1];&quot;: '&quot;;TRIM([.$D939]);&quot;', &quot;;[.$E$1];&quot;: '&quot;;TRIM([.$E939]);&quot;')&quot;)" office:value-type="string" office:string-value="Fontawesome.create!(prefijo_nombre_css: 'fab fa-pied-piper-pp: Logotipo de Pied Piper PP (antiguo)', icono: 'fab fa-pied-piper-pp', termino: '', codigo_css: '\f1a7')" calcext:value-type="string">
            <text:p>Fontawesome.create!(prefijo_nombre_css: 'fab fa-pied-piper-pp: Logotipo de Pied Piper PP (antiguo)', icono: 'fab fa-pied-piper-pp', termino: '', codigo_css: '\f1a7')</text:p>
          </table:table-cell>
        </table:table-row>
        <table:table-row table:style-name="ro1">
          <table:table-cell/>
          <table:table-cell office:value-type="string" calcext:value-type="string">
            <text:p>fab fa-pied-piper-square: Logotipo de Pied Piper Cuadrado (antiguo) </text:p>
          </table:table-cell>
          <table:table-cell office:value-type="string" calcext:value-type="string">
            <text:p><text:s/>fab fa-pied-piper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91e</text:p>
          </table:table-cell>
          <table:table-cell table:formula="of:=CONCATENATE(&quot;Fontawesome.create!(&quot;;[.$B$1];&quot;: '&quot;;TRIM([.$B940]);&quot;', &quot;;[.$C$1];&quot;: '&quot;;TRIM([.$C940]);&quot;', &quot;;[.$D$1];&quot;: '&quot;;TRIM([.$D940]);&quot;', &quot;;[.$E$1];&quot;: '&quot;;TRIM([.$E940]);&quot;')&quot;)" office:value-type="string" office:string-value="Fontawesome.create!(prefijo_nombre_css: 'fab fa-pied-piper-square: Logotipo de Pied Piper Cuadrado (antiguo)', icono: 'fab fa-pied-piper-square', termino: '', codigo_css: '\f91e')" calcext:value-type="string">
            <text:p>Fontawesome.create!(prefijo_nombre_css: 'fab fa-pied-piper-square: Logotipo de Pied Piper Cuadrado (antiguo)', icono: 'fab fa-pied-piper-square', termino: '', codigo_css: '\f91e')</text:p>
          </table:table-cell>
        </table:table-row>
        <table:table-row table:style-name="ro1">
          <table:table-cell/>
          <table:table-cell office:value-type="string" calcext:value-type="string">
            <text:p>fas fa-piggy-bank: Hucha </text:p>
          </table:table-cell>
          <table:table-cell office:value-type="string" calcext:value-type="string">
            <text:p><text:s/>fas fa-piggy-bank </text:p>
          </table:table-cell>
          <table:table-cell office:value-type="string" calcext:value-type="string">
            <text:p><text:s/>banco, ahorro, ahorro, </text:p>
          </table:table-cell>
          <table:table-cell office:value-type="string" calcext:value-type="string">
            <text:p><text:s/>\f4d3</text:p>
          </table:table-cell>
          <table:table-cell table:formula="of:=CONCATENATE(&quot;Fontawesome.create!(&quot;;[.$B$1];&quot;: '&quot;;TRIM([.$B941]);&quot;', &quot;;[.$C$1];&quot;: '&quot;;TRIM([.$C941]);&quot;', &quot;;[.$D$1];&quot;: '&quot;;TRIM([.$D941]);&quot;', &quot;;[.$E$1];&quot;: '&quot;;TRIM([.$E941]);&quot;')&quot;)" office:value-type="string" office:string-value="Fontawesome.create!(prefijo_nombre_css: 'fas fa-piggy-bank: Hucha', icono: 'fas fa-piggy-bank', termino: 'banco, ahorro, ahorro,', codigo_css: '\f4d3')" calcext:value-type="string">
            <text:p>Fontawesome.create!(prefijo_nombre_css: 'fas fa-piggy-bank: Hucha', icono: 'fas fa-piggy-bank', termino: 'banco, ahorro, ahorro,', codigo_css: '\f4d3')</text:p>
          </table:table-cell>
        </table:table-row>
        <table:table-row table:style-name="ro1">
          <table:table-cell/>
          <table:table-cell office:value-type="string" calcext:value-type="string">
            <text:p>fas fa-pills: Pastillas </text:p>
          </table:table-cell>
          <table:table-cell office:value-type="string" calcext:value-type="string">
            <text:p><text:s/>fas fa-pills </text:p>
          </table:table-cell>
          <table:table-cell office:value-type="string" calcext:value-type="string">
            <text:p><text:s/>drogas, medicina, prescripción, tabletas, </text:p>
          </table:table-cell>
          <table:table-cell office:value-type="string" calcext:value-type="string">
            <text:p><text:s/>\f484</text:p>
          </table:table-cell>
          <table:table-cell table:formula="of:=CONCATENATE(&quot;Fontawesome.create!(&quot;;[.$B$1];&quot;: '&quot;;TRIM([.$B942]);&quot;', &quot;;[.$C$1];&quot;: '&quot;;TRIM([.$C942]);&quot;', &quot;;[.$D$1];&quot;: '&quot;;TRIM([.$D942]);&quot;', &quot;;[.$E$1];&quot;: '&quot;;TRIM([.$E942]);&quot;')&quot;)" office:value-type="string" office:string-value="Fontawesome.create!(prefijo_nombre_css: 'fas fa-pills: Pastillas', icono: 'fas fa-pills', termino: 'drogas, medicina, prescripción, tabletas,', codigo_css: '\f484')" calcext:value-type="string">
            <text:p>Fontawesome.create!(prefijo_nombre_css: 'fas fa-pills: Pastillas', icono: 'fas fa-pills', termino: 'drogas, medicina, prescripción, tabletas,', codigo_css: '\f484')</text:p>
          </table:table-cell>
        </table:table-row>
        <table:table-row table:style-name="ro1">
          <table:table-cell/>
          <table:table-cell office:value-type="string" calcext:value-type="string">
            <text:p>fab fa-pinterest: Pinterest </text:p>
          </table:table-cell>
          <table:table-cell office:value-type="string" calcext:value-type="string">
            <text:p><text:s/>fab fa-pintere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0d2</text:p>
          </table:table-cell>
          <table:table-cell table:formula="of:=CONCATENATE(&quot;Fontawesome.create!(&quot;;[.$B$1];&quot;: '&quot;;TRIM([.$B943]);&quot;', &quot;;[.$C$1];&quot;: '&quot;;TRIM([.$C943]);&quot;', &quot;;[.$D$1];&quot;: '&quot;;TRIM([.$D943]);&quot;', &quot;;[.$E$1];&quot;: '&quot;;TRIM([.$E943]);&quot;')&quot;)" office:value-type="string" office:string-value="Fontawesome.create!(prefijo_nombre_css: 'fab fa-pinterest: Pinterest', icono: 'fab fa-pinterest', termino: '', codigo_css: '\f0d2')" calcext:value-type="string">
            <text:p>Fontawesome.create!(prefijo_nombre_css: 'fab fa-pinterest: Pinterest', icono: 'fab fa-pinterest', termino: '', codigo_css: '\f0d2')</text:p>
          </table:table-cell>
        </table:table-row>
        <table:table-row table:style-name="ro1">
          <table:table-cell/>
          <table:table-cell office:value-type="string" calcext:value-type="string">
            <text:p>fab fa-pinterest-p: Pinterest P </text:p>
          </table:table-cell>
          <table:table-cell office:value-type="string" calcext:value-type="string">
            <text:p><text:s/>fab fa-pinterest-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31</text:p>
          </table:table-cell>
          <table:table-cell table:formula="of:=CONCATENATE(&quot;Fontawesome.create!(&quot;;[.$B$1];&quot;: '&quot;;TRIM([.$B944]);&quot;', &quot;;[.$C$1];&quot;: '&quot;;TRIM([.$C944]);&quot;', &quot;;[.$D$1];&quot;: '&quot;;TRIM([.$D944]);&quot;', &quot;;[.$E$1];&quot;: '&quot;;TRIM([.$E944]);&quot;')&quot;)" office:value-type="string" office:string-value="Fontawesome.create!(prefijo_nombre_css: 'fab fa-pinterest-p: Pinterest P', icono: 'fab fa-pinterest-p', termino: '', codigo_css: '\f231')" calcext:value-type="string">
            <text:p>Fontawesome.create!(prefijo_nombre_css: 'fab fa-pinterest-p: Pinterest P', icono: 'fab fa-pinterest-p', termino: '', codigo_css: '\f231')</text:p>
          </table:table-cell>
        </table:table-row>
        <table:table-row table:style-name="ro1">
          <table:table-cell/>
          <table:table-cell office:value-type="string" calcext:value-type="string">
            <text:p>fab fa-pinterest-square: Pinterest Cuadrado </text:p>
          </table:table-cell>
          <table:table-cell office:value-type="string" calcext:value-type="string">
            <text:p><text:s/>fab fa-pinterest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0d3</text:p>
          </table:table-cell>
          <table:table-cell table:formula="of:=CONCATENATE(&quot;Fontawesome.create!(&quot;;[.$B$1];&quot;: '&quot;;TRIM([.$B945]);&quot;', &quot;;[.$C$1];&quot;: '&quot;;TRIM([.$C945]);&quot;', &quot;;[.$D$1];&quot;: '&quot;;TRIM([.$D945]);&quot;', &quot;;[.$E$1];&quot;: '&quot;;TRIM([.$E945]);&quot;')&quot;)" office:value-type="string" office:string-value="Fontawesome.create!(prefijo_nombre_css: 'fab fa-pinterest-square: Pinterest Cuadrado', icono: 'fab fa-pinterest-square', termino: '', codigo_css: '\f0d3')" calcext:value-type="string">
            <text:p>Fontawesome.create!(prefijo_nombre_css: 'fab fa-pinterest-square: Pinterest Cuadrado', icono: 'fab fa-pinterest-square', termino: '', codigo_css: '\f0d3')</text:p>
          </table:table-cell>
        </table:table-row>
        <table:table-row table:style-name="ro1">
          <table:table-cell/>
          <table:table-cell office:value-type="string" calcext:value-type="string">
            <text:p>fas fa-pizza-slice: Porción de pizza </text:p>
          </table:table-cell>
          <table:table-cell office:value-type="string" calcext:value-type="string">
            <text:p><text:s/>fas fa-pizza-slice </text:p>
          </table:table-cell>
          <table:table-cell office:value-type="string" calcext:value-type="string">
            <text:p><text:s/>queso, chicago, italiano, mozzarella, nueva york, pepperoni, pastel, rebanada, tortugas ninjas mutantes adolescentes, tomate, </text:p>
          </table:table-cell>
          <table:table-cell office:value-type="string" calcext:value-type="string">
            <text:p><text:s/>\f818</text:p>
          </table:table-cell>
          <table:table-cell table:formula="of:=CONCATENATE(&quot;Fontawesome.create!(&quot;;[.$B$1];&quot;: '&quot;;TRIM([.$B946]);&quot;', &quot;;[.$C$1];&quot;: '&quot;;TRIM([.$C946]);&quot;', &quot;;[.$D$1];&quot;: '&quot;;TRIM([.$D946]);&quot;', &quot;;[.$E$1];&quot;: '&quot;;TRIM([.$E946]);&quot;')&quot;)" office:value-type="string" office:string-value="Fontawesome.create!(prefijo_nombre_css: 'fas fa-pizza-slice: Porción de pizza', icono: 'fas fa-pizza-slice', termino: 'queso, chicago, italiano, mozzarella, nueva york, pepperoni, pastel, rebanada, tortugas ninjas mutantes adolescentes, tomate,', codigo_css: '\f818')" calcext:value-type="string">
            <text:p>Fontawesome.create!(prefijo_nombre_css: 'fas fa-pizza-slice: Porción de pizza', icono: 'fas fa-pizza-slice', termino: 'queso, chicago, italiano, mozzarella, nueva york, pepperoni, pastel, rebanada, tortugas ninjas mutantes adolescentes, tomate,', codigo_css: '\f818')</text:p>
          </table:table-cell>
        </table:table-row>
        <table:table-row table:style-name="ro1">
          <table:table-cell/>
          <table:table-cell office:value-type="string" calcext:value-type="string">
            <text:p>fas fa-place-of-worship: Lugar de adoración </text:p>
          </table:table-cell>
          <table:table-cell office:value-type="string" calcext:value-type="string">
            <text:p><text:s/>fas fa-place-of-worship </text:p>
          </table:table-cell>
          <table:table-cell office:value-type="string" calcext:value-type="string">
            <text:p><text:s/>edificio, iglesia, santo, mezquita, sinagoga, </text:p>
          </table:table-cell>
          <table:table-cell office:value-type="string" calcext:value-type="string">
            <text:p><text:s/>\f67f</text:p>
          </table:table-cell>
          <table:table-cell table:formula="of:=CONCATENATE(&quot;Fontawesome.create!(&quot;;[.$B$1];&quot;: '&quot;;TRIM([.$B947]);&quot;', &quot;;[.$C$1];&quot;: '&quot;;TRIM([.$C947]);&quot;', &quot;;[.$D$1];&quot;: '&quot;;TRIM([.$D947]);&quot;', &quot;;[.$E$1];&quot;: '&quot;;TRIM([.$E947]);&quot;')&quot;)" office:value-type="string" office:string-value="Fontawesome.create!(prefijo_nombre_css: 'fas fa-place-of-worship: Lugar de adoración', icono: 'fas fa-place-of-worship', termino: 'edificio, iglesia, santo, mezquita, sinagoga,', codigo_css: '\f67f')" calcext:value-type="string">
            <text:p>Fontawesome.create!(prefijo_nombre_css: 'fas fa-place-of-worship: Lugar de adoración', icono: 'fas fa-place-of-worship', termino: 'edificio, iglesia, santo, mezquita, sinagoga,', codigo_css: '\f67f')</text:p>
          </table:table-cell>
        </table:table-row>
        <table:table-row table:style-name="ro1">
          <table:table-cell/>
          <table:table-cell office:value-type="string" calcext:value-type="string">
            <text:p>fas fa-plane: avión </text:p>
          </table:table-cell>
          <table:table-cell office:value-type="string" calcext:value-type="string">
            <text:p><text:s/>fas fa-plane </text:p>
          </table:table-cell>
          <table:table-cell office:value-type="string" calcext:value-type="string">
            <text:p><text:s/>avión, destino, volar, ubicación, modo, viaje, viaje, </text:p>
          </table:table-cell>
          <table:table-cell office:value-type="string" calcext:value-type="string">
            <text:p><text:s/>\f072</text:p>
          </table:table-cell>
          <table:table-cell table:formula="of:=CONCATENATE(&quot;Fontawesome.create!(&quot;;[.$B$1];&quot;: '&quot;;TRIM([.$B948]);&quot;', &quot;;[.$C$1];&quot;: '&quot;;TRIM([.$C948]);&quot;', &quot;;[.$D$1];&quot;: '&quot;;TRIM([.$D948]);&quot;', &quot;;[.$E$1];&quot;: '&quot;;TRIM([.$E948]);&quot;')&quot;)" office:value-type="string" office:string-value="Fontawesome.create!(prefijo_nombre_css: 'fas fa-plane: avión', icono: 'fas fa-plane', termino: 'avión, destino, volar, ubicación, modo, viaje, viaje,', codigo_css: '\f072')" calcext:value-type="string">
            <text:p>Fontawesome.create!(prefijo_nombre_css: 'fas fa-plane: avión', icono: 'fas fa-plane', termino: 'avión, destino, volar, ubicación, modo, viaje, viaje,', codigo_css: '\f072')</text:p>
          </table:table-cell>
        </table:table-row>
        <table:table-row table:style-name="ro1">
          <table:table-cell/>
          <table:table-cell office:value-type="string" calcext:value-type="string">
            <text:p>fas fa-plane-arrival: Llegada del avión </text:p>
          </table:table-cell>
          <table:table-cell office:value-type="string" calcext:value-type="string">
            <text:p><text:s/>fas fa-plane-arrival </text:p>
          </table:table-cell>
          <table:table-cell office:value-type="string" calcext:value-type="string">
            <text:p><text:s/>aterrizaje, destino, enarbolar, llegando, modo, modo, tierra, ubicación, viajar, viaje </text:p>
          </table:table-cell>
          <table:table-cell office:value-type="string" calcext:value-type="string">
            <text:p><text:s/>\f5af</text:p>
          </table:table-cell>
          <table:table-cell table:formula="of:=CONCATENATE(&quot;Fontawesome.create!(&quot;;[.$B$1];&quot;: '&quot;;TRIM([.$B949]);&quot;', &quot;;[.$C$1];&quot;: '&quot;;TRIM([.$C949]);&quot;', &quot;;[.$D$1];&quot;: '&quot;;TRIM([.$D949]);&quot;', &quot;;[.$E$1];&quot;: '&quot;;TRIM([.$E949]);&quot;')&quot;)" office:value-type="string" office:string-value="Fontawesome.create!(prefijo_nombre_css: 'fas fa-plane-arrival: Llegada del avión', icono: 'fas fa-plane-arrival', termino: 'aterrizaje, destino, enarbolar, llegando, modo, modo, tierra, ubicación, viajar, viaje', codigo_css: '\f5af')" calcext:value-type="string">
            <text:p>Fontawesome.create!(prefijo_nombre_css: 'fas fa-plane-arrival: Llegada del avión', icono: 'fas fa-plane-arrival', termino: 'aterrizaje, destino, enarbolar, llegando, modo, modo, tierra, ubicación, viajar, viaje', codigo_css: '\f5af')</text:p>
          </table:table-cell>
        </table:table-row>
        <table:table-row table:style-name="ro1">
          <table:table-cell/>
          <table:table-cell office:value-type="string" calcext:value-type="string">
            <text:p>fas fa-plane-departure: Salida de avion </text:p>
          </table:table-cell>
          <table:table-cell office:value-type="string" calcext:value-type="string">
            <text:p><text:s/>fas fa-plane-departure </text:p>
          </table:table-cell>
          <table:table-cell office:value-type="string" calcext:value-type="string">
            <text:p><text:s/>avión, partiendo, destino, volar, ubicación, modo, despegar, despegar, viajar, viaje, </text:p>
          </table:table-cell>
          <table:table-cell office:value-type="string" calcext:value-type="string">
            <text:p><text:s/>\f5b0</text:p>
          </table:table-cell>
          <table:table-cell table:formula="of:=CONCATENATE(&quot;Fontawesome.create!(&quot;;[.$B$1];&quot;: '&quot;;TRIM([.$B950]);&quot;', &quot;;[.$C$1];&quot;: '&quot;;TRIM([.$C950]);&quot;', &quot;;[.$D$1];&quot;: '&quot;;TRIM([.$D950]);&quot;', &quot;;[.$E$1];&quot;: '&quot;;TRIM([.$E950]);&quot;')&quot;)" office:value-type="string" office:string-value="Fontawesome.create!(prefijo_nombre_css: 'fas fa-plane-departure: Salida de avion', icono: 'fas fa-plane-departure', termino: 'avión, partiendo, destino, volar, ubicación, modo, despegar, despegar, viajar, viaje,', codigo_css: '\f5b0')" calcext:value-type="string">
            <text:p>Fontawesome.create!(prefijo_nombre_css: 'fas fa-plane-departure: Salida de avion', icono: 'fas fa-plane-departure', termino: 'avión, partiendo, destino, volar, ubicación, modo, despegar, despegar, viajar, viaje,', codigo_css: '\f5b0')</text:p>
          </table:table-cell>
        </table:table-row>
        <table:table-row table:style-name="ro1">
          <table:table-cell/>
          <table:table-cell office:value-type="string" calcext:value-type="string">
            <text:p>fas fa-plane-slash: Barra plana </text:p>
          </table:table-cell>
          <table:table-cell office:value-type="string" calcext:value-type="string">
            <text:p><text:s/>fas fa-plane-slash </text:p>
          </table:table-cell>
          <table:table-cell office:value-type="string" calcext:value-type="string">
            <text:p><text:s/>cancelado, covid-19, aterrizado, retrasado, modo avión, viajar, </text:p>
          </table:table-cell>
          <table:table-cell office:value-type="string" calcext:value-type="string">
            <text:p><text:s/>\f969</text:p>
          </table:table-cell>
          <table:table-cell table:formula="of:=CONCATENATE(&quot;Fontawesome.create!(&quot;;[.$B$1];&quot;: '&quot;;TRIM([.$B951]);&quot;', &quot;;[.$C$1];&quot;: '&quot;;TRIM([.$C951]);&quot;', &quot;;[.$D$1];&quot;: '&quot;;TRIM([.$D951]);&quot;', &quot;;[.$E$1];&quot;: '&quot;;TRIM([.$E951]);&quot;')&quot;)" office:value-type="string" office:string-value="Fontawesome.create!(prefijo_nombre_css: 'fas fa-plane-slash: Barra plana', icono: 'fas fa-plane-slash', termino: 'cancelado, covid-19, aterrizado, retrasado, modo avión, viajar,', codigo_css: '\f969')" calcext:value-type="string">
            <text:p>Fontawesome.create!(prefijo_nombre_css: 'fas fa-plane-slash: Barra plana', icono: 'fas fa-plane-slash', termino: 'cancelado, covid-19, aterrizado, retrasado, modo avión, viajar,', codigo_css: '\f969')</text:p>
          </table:table-cell>
        </table:table-row>
        <table:table-row table:style-name="ro1">
          <table:table-cell/>
          <table:table-cell office:value-type="string" calcext:value-type="string">
            <text:p>fas fa-play: tocar </text:p>
          </table:table-cell>
          <table:table-cell office:value-type="string" calcext:value-type="string">
            <text:p><text:s/>fas fa-play </text:p>
          </table:table-cell>
          <table:table-cell office:value-type="string" calcext:value-type="string">
            <text:p><text:s/>audio, música, jugando, sonido, inicio, video, </text:p>
          </table:table-cell>
          <table:table-cell office:value-type="string" calcext:value-type="string">
            <text:p><text:s/>\f04b</text:p>
          </table:table-cell>
          <table:table-cell table:formula="of:=CONCATENATE(&quot;Fontawesome.create!(&quot;;[.$B$1];&quot;: '&quot;;TRIM([.$B952]);&quot;', &quot;;[.$C$1];&quot;: '&quot;;TRIM([.$C952]);&quot;', &quot;;[.$D$1];&quot;: '&quot;;TRIM([.$D952]);&quot;', &quot;;[.$E$1];&quot;: '&quot;;TRIM([.$E952]);&quot;')&quot;)" office:value-type="string" office:string-value="Fontawesome.create!(prefijo_nombre_css: 'fas fa-play: tocar', icono: 'fas fa-play', termino: 'audio, música, jugando, sonido, inicio, video,', codigo_css: '\f04b')" calcext:value-type="string">
            <text:p>Fontawesome.create!(prefijo_nombre_css: 'fas fa-play: tocar', icono: 'fas fa-play', termino: 'audio, música, jugando, sonido, inicio, video,', codigo_css: '\f04b')</text:p>
          </table:table-cell>
        </table:table-row>
        <table:table-row table:style-name="ro1">
          <table:table-cell/>
          <table:table-cell office:value-type="string" calcext:value-type="string">
            <text:p>fas fa-play-circle: Círculo de juego </text:p>
          </table:table-cell>
          <table:table-cell office:value-type="string" calcext:value-type="string">
            <text:p><text:s/>fas fa-play-circle </text:p>
          </table:table-cell>
          <table:table-cell office:value-type="string" calcext:value-type="string">
            <text:p><text:s/>audio, música, jugando, sonido, inicio, video, </text:p>
          </table:table-cell>
          <table:table-cell office:value-type="string" calcext:value-type="string">
            <text:p><text:s/>\f144</text:p>
          </table:table-cell>
          <table:table-cell table:formula="of:=CONCATENATE(&quot;Fontawesome.create!(&quot;;[.$B$1];&quot;: '&quot;;TRIM([.$B953]);&quot;', &quot;;[.$C$1];&quot;: '&quot;;TRIM([.$C953]);&quot;', &quot;;[.$D$1];&quot;: '&quot;;TRIM([.$D953]);&quot;', &quot;;[.$E$1];&quot;: '&quot;;TRIM([.$E953]);&quot;')&quot;)" office:value-type="string" office:string-value="Fontawesome.create!(prefijo_nombre_css: 'fas fa-play-circle: Círculo de juego', icono: 'fas fa-play-circle', termino: 'audio, música, jugando, sonido, inicio, video,', codigo_css: '\f144')" calcext:value-type="string">
            <text:p>Fontawesome.create!(prefijo_nombre_css: 'fas fa-play-circle: Círculo de juego', icono: 'fas fa-play-circle', termino: 'audio, música, jugando, sonido, inicio, video,', codigo_css: '\f144')</text:p>
          </table:table-cell>
        </table:table-row>
        <table:table-row table:style-name="ro1">
          <table:table-cell/>
          <table:table-cell office:value-type="string" calcext:value-type="string">
            <text:p>fab fa-playstation: Estación de juegos </text:p>
          </table:table-cell>
          <table:table-cell office:value-type="string" calcext:value-type="string">
            <text:p><text:s/>fab fa-playstati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df</text:p>
          </table:table-cell>
          <table:table-cell table:formula="of:=CONCATENATE(&quot;Fontawesome.create!(&quot;;[.$B$1];&quot;: '&quot;;TRIM([.$B954]);&quot;', &quot;;[.$C$1];&quot;: '&quot;;TRIM([.$C954]);&quot;', &quot;;[.$D$1];&quot;: '&quot;;TRIM([.$D954]);&quot;', &quot;;[.$E$1];&quot;: '&quot;;TRIM([.$E954]);&quot;')&quot;)" office:value-type="string" office:string-value="Fontawesome.create!(prefijo_nombre_css: 'fab fa-playstation: Estación de juegos', icono: 'fab fa-playstation', termino: '', codigo_css: '\f3df')" calcext:value-type="string">
            <text:p>Fontawesome.create!(prefijo_nombre_css: 'fab fa-playstation: Estación de juegos', icono: 'fab fa-playstation', termino: '', codigo_css: '\f3df')</text:p>
          </table:table-cell>
        </table:table-row>
        <table:table-row table:style-name="ro1">
          <table:table-cell/>
          <table:table-cell office:value-type="string" calcext:value-type="string">
            <text:p>fas fa-plug: Enchufe </text:p>
          </table:table-cell>
          <table:table-cell office:value-type="string" calcext:value-type="string">
            <text:p><text:s/>fas fa-plug </text:p>
          </table:table-cell>
          <table:table-cell office:value-type="string" calcext:value-type="string">
            <text:p><text:s/>conectar, eléctrico, en línea, poder, </text:p>
          </table:table-cell>
          <table:table-cell office:value-type="string" calcext:value-type="string">
            <text:p><text:s/>\f1e6</text:p>
          </table:table-cell>
          <table:table-cell table:formula="of:=CONCATENATE(&quot;Fontawesome.create!(&quot;;[.$B$1];&quot;: '&quot;;TRIM([.$B955]);&quot;', &quot;;[.$C$1];&quot;: '&quot;;TRIM([.$C955]);&quot;', &quot;;[.$D$1];&quot;: '&quot;;TRIM([.$D955]);&quot;', &quot;;[.$E$1];&quot;: '&quot;;TRIM([.$E955]);&quot;')&quot;)" office:value-type="string" office:string-value="Fontawesome.create!(prefijo_nombre_css: 'fas fa-plug: Enchufe', icono: 'fas fa-plug', termino: 'conectar, eléctrico, en línea, poder,', codigo_css: '\f1e6')" calcext:value-type="string">
            <text:p>Fontawesome.create!(prefijo_nombre_css: 'fas fa-plug: Enchufe', icono: 'fas fa-plug', termino: 'conectar, eléctrico, en línea, poder,', codigo_css: '\f1e6')</text:p>
          </table:table-cell>
        </table:table-row>
        <table:table-row table:style-name="ro1">
          <table:table-cell/>
          <table:table-cell office:value-type="string" calcext:value-type="string">
            <text:p>fas fa-plus: más </text:p>
          </table:table-cell>
          <table:table-cell office:value-type="string" calcext:value-type="string">
            <text:p><text:s/>fas fa-plus </text:p>
          </table:table-cell>
          <table:table-cell office:value-type="string" calcext:value-type="string">
            <text:p><text:s/>agregar, crear, expandir, nuevo, positivo, forma, </text:p>
          </table:table-cell>
          <table:table-cell office:value-type="string" calcext:value-type="string">
            <text:p><text:s/>\f067</text:p>
          </table:table-cell>
          <table:table-cell table:formula="of:=CONCATENATE(&quot;Fontawesome.create!(&quot;;[.$B$1];&quot;: '&quot;;TRIM([.$B956]);&quot;', &quot;;[.$C$1];&quot;: '&quot;;TRIM([.$C956]);&quot;', &quot;;[.$D$1];&quot;: '&quot;;TRIM([.$D956]);&quot;', &quot;;[.$E$1];&quot;: '&quot;;TRIM([.$E956]);&quot;')&quot;)" office:value-type="string" office:string-value="Fontawesome.create!(prefijo_nombre_css: 'fas fa-plus: más', icono: 'fas fa-plus', termino: 'agregar, crear, expandir, nuevo, positivo, forma,', codigo_css: '\f067')" calcext:value-type="string">
            <text:p>Fontawesome.create!(prefijo_nombre_css: 'fas fa-plus: más', icono: 'fas fa-plus', termino: 'agregar, crear, expandir, nuevo, positivo, forma,', codigo_css: '\f067')</text:p>
          </table:table-cell>
        </table:table-row>
        <table:table-row table:style-name="ro1">
          <table:table-cell/>
          <table:table-cell office:value-type="string" calcext:value-type="string">
            <text:p>fas fa-plus-circle: Círculo Plus </text:p>
          </table:table-cell>
          <table:table-cell office:value-type="string" calcext:value-type="string">
            <text:p><text:s/>fas fa-plus-circle </text:p>
          </table:table-cell>
          <table:table-cell office:value-type="string" calcext:value-type="string">
            <text:p><text:s/>agregar, crear, expandir, nuevo, positivo, forma, </text:p>
          </table:table-cell>
          <table:table-cell office:value-type="string" calcext:value-type="string">
            <text:p><text:s/>\f055</text:p>
          </table:table-cell>
          <table:table-cell table:formula="of:=CONCATENATE(&quot;Fontawesome.create!(&quot;;[.$B$1];&quot;: '&quot;;TRIM([.$B957]);&quot;', &quot;;[.$C$1];&quot;: '&quot;;TRIM([.$C957]);&quot;', &quot;;[.$D$1];&quot;: '&quot;;TRIM([.$D957]);&quot;', &quot;;[.$E$1];&quot;: '&quot;;TRIM([.$E957]);&quot;')&quot;)" office:value-type="string" office:string-value="Fontawesome.create!(prefijo_nombre_css: 'fas fa-plus-circle: Círculo Plus', icono: 'fas fa-plus-circle', termino: 'agregar, crear, expandir, nuevo, positivo, forma,', codigo_css: '\f055')" calcext:value-type="string">
            <text:p>Fontawesome.create!(prefijo_nombre_css: 'fas fa-plus-circle: Círculo Plus', icono: 'fas fa-plus-circle', termino: 'agregar, crear, expandir, nuevo, positivo, forma,', codigo_css: '\f055')</text:p>
          </table:table-cell>
        </table:table-row>
        <table:table-row table:style-name="ro1">
          <table:table-cell/>
          <table:table-cell office:value-type="string" calcext:value-type="string">
            <text:p>fas fa-plus-square: Plus cuadrado </text:p>
          </table:table-cell>
          <table:table-cell office:value-type="string" calcext:value-type="string">
            <text:p><text:s/>fas fa-plus-square </text:p>
          </table:table-cell>
          <table:table-cell office:value-type="string" calcext:value-type="string">
            <text:p><text:s/>agregar, crear, expandir, nuevo, positivo, forma, </text:p>
          </table:table-cell>
          <table:table-cell office:value-type="string" calcext:value-type="string">
            <text:p><text:s/>\f0fe</text:p>
          </table:table-cell>
          <table:table-cell table:formula="of:=CONCATENATE(&quot;Fontawesome.create!(&quot;;[.$B$1];&quot;: '&quot;;TRIM([.$B958]);&quot;', &quot;;[.$C$1];&quot;: '&quot;;TRIM([.$C958]);&quot;', &quot;;[.$D$1];&quot;: '&quot;;TRIM([.$D958]);&quot;', &quot;;[.$E$1];&quot;: '&quot;;TRIM([.$E958]);&quot;')&quot;)" office:value-type="string" office:string-value="Fontawesome.create!(prefijo_nombre_css: 'fas fa-plus-square: Plus cuadrado', icono: 'fas fa-plus-square', termino: 'agregar, crear, expandir, nuevo, positivo, forma,', codigo_css: '\f0fe')" calcext:value-type="string">
            <text:p>Fontawesome.create!(prefijo_nombre_css: 'fas fa-plus-square: Plus cuadrado', icono: 'fas fa-plus-square', termino: 'agregar, crear, expandir, nuevo, positivo, forma,', codigo_css: '\f0fe')</text:p>
          </table:table-cell>
        </table:table-row>
        <table:table-row table:style-name="ro1">
          <table:table-cell/>
          <table:table-cell office:value-type="string" calcext:value-type="string">
            <text:p>fas fa-podcast: Podcast </text:p>
          </table:table-cell>
          <table:table-cell office:value-type="string" calcext:value-type="string">
            <text:p><text:s/>fas fa-podcast </text:p>
          </table:table-cell>
          <table:table-cell office:value-type="string" calcext:value-type="string">
            <text:p><text:s/>audio, emisión, música, sonido, </text:p>
          </table:table-cell>
          <table:table-cell office:value-type="string" calcext:value-type="string">
            <text:p><text:s/>\f2ce</text:p>
          </table:table-cell>
          <table:table-cell table:formula="of:=CONCATENATE(&quot;Fontawesome.create!(&quot;;[.$B$1];&quot;: '&quot;;TRIM([.$B959]);&quot;', &quot;;[.$C$1];&quot;: '&quot;;TRIM([.$C959]);&quot;', &quot;;[.$D$1];&quot;: '&quot;;TRIM([.$D959]);&quot;', &quot;;[.$E$1];&quot;: '&quot;;TRIM([.$E959]);&quot;')&quot;)" office:value-type="string" office:string-value="Fontawesome.create!(prefijo_nombre_css: 'fas fa-podcast: Podcast', icono: 'fas fa-podcast', termino: 'audio, emisión, música, sonido,', codigo_css: '\f2ce')" calcext:value-type="string">
            <text:p>Fontawesome.create!(prefijo_nombre_css: 'fas fa-podcast: Podcast', icono: 'fas fa-podcast', termino: 'audio, emisión, música, sonido,', codigo_css: '\f2ce')</text:p>
          </table:table-cell>
        </table:table-row>
        <table:table-row table:style-name="ro1">
          <table:table-cell/>
          <table:table-cell office:value-type="string" calcext:value-type="string">
            <text:p>fas fa-poll: Encuesta </text:p>
          </table:table-cell>
          <table:table-cell office:value-type="string" calcext:value-type="string">
            <text:p><text:s/>fas fa-poll </text:p>
          </table:table-cell>
          <table:table-cell office:value-type="string" calcext:value-type="string">
            <text:p><text:s/>resultados, encuesta, tendencia, voto, votación, </text:p>
          </table:table-cell>
          <table:table-cell office:value-type="string" calcext:value-type="string">
            <text:p><text:s/>\f681</text:p>
          </table:table-cell>
          <table:table-cell table:formula="of:=CONCATENATE(&quot;Fontawesome.create!(&quot;;[.$B$1];&quot;: '&quot;;TRIM([.$B960]);&quot;', &quot;;[.$C$1];&quot;: '&quot;;TRIM([.$C960]);&quot;', &quot;;[.$D$1];&quot;: '&quot;;TRIM([.$D960]);&quot;', &quot;;[.$E$1];&quot;: '&quot;;TRIM([.$E960]);&quot;')&quot;)" office:value-type="string" office:string-value="Fontawesome.create!(prefijo_nombre_css: 'fas fa-poll: Encuesta', icono: 'fas fa-poll', termino: 'resultados, encuesta, tendencia, voto, votación,', codigo_css: '\f681')" calcext:value-type="string">
            <text:p>Fontawesome.create!(prefijo_nombre_css: 'fas fa-poll: Encuesta', icono: 'fas fa-poll', termino: 'resultados, encuesta, tendencia, voto, votación,', codigo_css: '\f681')</text:p>
          </table:table-cell>
        </table:table-row>
        <table:table-row table:style-name="ro1">
          <table:table-cell/>
          <table:table-cell office:value-type="string" calcext:value-type="string">
            <text:p>fas fa-poll-h: Encuesta H </text:p>
          </table:table-cell>
          <table:table-cell office:value-type="string" calcext:value-type="string">
            <text:p><text:s/>fas fa-poll-h </text:p>
          </table:table-cell>
          <table:table-cell office:value-type="string" calcext:value-type="string">
            <text:p><text:s/>resultados, encuesta, tendencia, voto, votación, </text:p>
          </table:table-cell>
          <table:table-cell office:value-type="string" calcext:value-type="string">
            <text:p><text:s/>\f682</text:p>
          </table:table-cell>
          <table:table-cell table:formula="of:=CONCATENATE(&quot;Fontawesome.create!(&quot;;[.$B$1];&quot;: '&quot;;TRIM([.$B961]);&quot;', &quot;;[.$C$1];&quot;: '&quot;;TRIM([.$C961]);&quot;', &quot;;[.$D$1];&quot;: '&quot;;TRIM([.$D961]);&quot;', &quot;;[.$E$1];&quot;: '&quot;;TRIM([.$E961]);&quot;')&quot;)" office:value-type="string" office:string-value="Fontawesome.create!(prefijo_nombre_css: 'fas fa-poll-h: Encuesta H', icono: 'fas fa-poll-h', termino: 'resultados, encuesta, tendencia, voto, votación,', codigo_css: '\f682')" calcext:value-type="string">
            <text:p>Fontawesome.create!(prefijo_nombre_css: 'fas fa-poll-h: Encuesta H', icono: 'fas fa-poll-h', termino: 'resultados, encuesta, tendencia, voto, votación,', codigo_css: '\f682')</text:p>
          </table:table-cell>
        </table:table-row>
        <table:table-row table:style-name="ro1">
          <table:table-cell/>
          <table:table-cell office:value-type="string" calcext:value-type="string">
            <text:p>fas fa-poo: Caca </text:p>
          </table:table-cell>
          <table:table-cell office:value-type="string" calcext:value-type="string">
            <text:p><text:s/>fas fa-poo </text:p>
          </table:table-cell>
          <table:table-cell office:value-type="string" calcext:value-type="string">
            <text:p><text:s/>mierda, caca, mierda, sonrisa, turd, </text:p>
          </table:table-cell>
          <table:table-cell office:value-type="string" calcext:value-type="string">
            <text:p><text:s/>\f2fe</text:p>
          </table:table-cell>
          <table:table-cell table:formula="of:=CONCATENATE(&quot;Fontawesome.create!(&quot;;[.$B$1];&quot;: '&quot;;TRIM([.$B962]);&quot;', &quot;;[.$C$1];&quot;: '&quot;;TRIM([.$C962]);&quot;', &quot;;[.$D$1];&quot;: '&quot;;TRIM([.$D962]);&quot;', &quot;;[.$E$1];&quot;: '&quot;;TRIM([.$E962]);&quot;')&quot;)" office:value-type="string" office:string-value="Fontawesome.create!(prefijo_nombre_css: 'fas fa-poo: Caca', icono: 'fas fa-poo', termino: 'mierda, caca, mierda, sonrisa, turd,', codigo_css: '\f2fe')" calcext:value-type="string">
            <text:p>Fontawesome.create!(prefijo_nombre_css: 'fas fa-poo: Caca', icono: 'fas fa-poo', termino: 'mierda, caca, mierda, sonrisa, turd,', codigo_css: '\f2fe')</text:p>
          </table:table-cell>
        </table:table-row>
        <table:table-row table:style-name="ro1">
          <table:table-cell/>
          <table:table-cell office:value-type="string" calcext:value-type="string">
            <text:p>fas fa-poo-storm: Caca Storm </text:p>
          </table:table-cell>
          <table:table-cell office:value-type="string" calcext:value-type="string">
            <text:p><text:s/>fas fa-poo-storm </text:p>
          </table:table-cell>
          <table:table-cell office:value-type="string" calcext:value-type="string">
            <text:p><text:s/>eufemismo, lío, caca, mierda, nube, perno, rayo, </text:p>
          </table:table-cell>
          <table:table-cell office:value-type="string" calcext:value-type="string">
            <text:p><text:s/>\f75a</text:p>
          </table:table-cell>
          <table:table-cell table:formula="of:=CONCATENATE(&quot;Fontawesome.create!(&quot;;[.$B$1];&quot;: '&quot;;TRIM([.$B963]);&quot;', &quot;;[.$C$1];&quot;: '&quot;;TRIM([.$C963]);&quot;', &quot;;[.$D$1];&quot;: '&quot;;TRIM([.$D963]);&quot;', &quot;;[.$E$1];&quot;: '&quot;;TRIM([.$E963]);&quot;')&quot;)" office:value-type="string" office:string-value="Fontawesome.create!(prefijo_nombre_css: 'fas fa-poo-storm: Caca Storm', icono: 'fas fa-poo-storm', termino: 'eufemismo, lío, caca, mierda, nube, perno, rayo,', codigo_css: '\f75a')" calcext:value-type="string">
            <text:p>Fontawesome.create!(prefijo_nombre_css: 'fas fa-poo-storm: Caca Storm', icono: 'fas fa-poo-storm', termino: 'eufemismo, lío, caca, mierda, nube, perno, rayo,', codigo_css: '\f75a')</text:p>
          </table:table-cell>
        </table:table-row>
        <table:table-row table:style-name="ro1">
          <table:table-cell/>
          <table:table-cell office:value-type="string" calcext:value-type="string">
            <text:p>fas fa-poop: Cacap </text:p>
          </table:table-cell>
          <table:table-cell office:value-type="string" calcext:value-type="string">
            <text:p><text:s/>fas fa-poop </text:p>
          </table:table-cell>
          <table:table-cell office:value-type="string" calcext:value-type="string">
            <text:p><text:s/>mierda, caca, mierda, sonrisa, turd, </text:p>
          </table:table-cell>
          <table:table-cell office:value-type="string" calcext:value-type="string">
            <text:p><text:s/>\f619</text:p>
          </table:table-cell>
          <table:table-cell table:formula="of:=CONCATENATE(&quot;Fontawesome.create!(&quot;;[.$B$1];&quot;: '&quot;;TRIM([.$B964]);&quot;', &quot;;[.$C$1];&quot;: '&quot;;TRIM([.$C964]);&quot;', &quot;;[.$D$1];&quot;: '&quot;;TRIM([.$D964]);&quot;', &quot;;[.$E$1];&quot;: '&quot;;TRIM([.$E964]);&quot;')&quot;)" office:value-type="string" office:string-value="Fontawesome.create!(prefijo_nombre_css: 'fas fa-poop: Cacap', icono: 'fas fa-poop', termino: 'mierda, caca, mierda, sonrisa, turd,', codigo_css: '\f619')" calcext:value-type="string">
            <text:p>Fontawesome.create!(prefijo_nombre_css: 'fas fa-poop: Cacap', icono: 'fas fa-poop', termino: 'mierda, caca, mierda, sonrisa, turd,', codigo_css: '\f619')</text:p>
          </table:table-cell>
        </table:table-row>
        <table:table-row table:style-name="ro1">
          <table:table-cell/>
          <table:table-cell office:value-type="string" calcext:value-type="string">
            <text:p>fas fa-portrait: Retrato </text:p>
          </table:table-cell>
          <table:table-cell office:value-type="string" calcext:value-type="string">
            <text:p><text:s/>fas fa-portrait </text:p>
          </table:table-cell>
          <table:table-cell office:value-type="string" calcext:value-type="string">
            <text:p><text:s/>id, imagen, foto, foto, selfie, </text:p>
          </table:table-cell>
          <table:table-cell office:value-type="string" calcext:value-type="string">
            <text:p><text:s/>\f3e0</text:p>
          </table:table-cell>
          <table:table-cell table:formula="of:=CONCATENATE(&quot;Fontawesome.create!(&quot;;[.$B$1];&quot;: '&quot;;TRIM([.$B965]);&quot;', &quot;;[.$C$1];&quot;: '&quot;;TRIM([.$C965]);&quot;', &quot;;[.$D$1];&quot;: '&quot;;TRIM([.$D965]);&quot;', &quot;;[.$E$1];&quot;: '&quot;;TRIM([.$E965]);&quot;')&quot;)" office:value-type="string" office:string-value="Fontawesome.create!(prefijo_nombre_css: 'fas fa-portrait: Retrato', icono: 'fas fa-portrait', termino: 'id, imagen, foto, foto, selfie,', codigo_css: '\f3e0')" calcext:value-type="string">
            <text:p>Fontawesome.create!(prefijo_nombre_css: 'fas fa-portrait: Retrato', icono: 'fas fa-portrait', termino: 'id, imagen, foto, foto, selfie,', codigo_css: '\f3e0')</text:p>
          </table:table-cell>
        </table:table-row>
        <table:table-row table:style-name="ro1">
          <table:table-cell/>
          <table:table-cell office:value-type="string" calcext:value-type="string">
            <text:p>fas fa-pound-sign: Firmaro de Libra </text:p>
          </table:table-cell>
          <table:table-cell office:value-type="string" calcext:value-type="string">
            <text:p><text:s/>fas fa-pound-sign </text:p>
          </table:table-cell>
          <table:table-cell office:value-type="string" calcext:value-type="string">
            <text:p><text:s/>moneda, gbp, dinero, </text:p>
          </table:table-cell>
          <table:table-cell office:value-type="string" calcext:value-type="string">
            <text:p><text:s/>\f154</text:p>
          </table:table-cell>
          <table:table-cell table:formula="of:=CONCATENATE(&quot;Fontawesome.create!(&quot;;[.$B$1];&quot;: '&quot;;TRIM([.$B966]);&quot;', &quot;;[.$C$1];&quot;: '&quot;;TRIM([.$C966]);&quot;', &quot;;[.$D$1];&quot;: '&quot;;TRIM([.$D966]);&quot;', &quot;;[.$E$1];&quot;: '&quot;;TRIM([.$E966]);&quot;')&quot;)" office:value-type="string" office:string-value="Fontawesome.create!(prefijo_nombre_css: 'fas fa-pound-sign: Firmaro de Libra', icono: 'fas fa-pound-sign', termino: 'moneda, gbp, dinero,', codigo_css: '\f154')" calcext:value-type="string">
            <text:p>Fontawesome.create!(prefijo_nombre_css: 'fas fa-pound-sign: Firmaro de Libra', icono: 'fas fa-pound-sign', termino: 'moneda, gbp, dinero,', codigo_css: '\f154')</text:p>
          </table:table-cell>
        </table:table-row>
        <table:table-row table:style-name="ro1">
          <table:table-cell/>
          <table:table-cell office:value-type="string" calcext:value-type="string">
            <text:p>fas fa-power-off: Apagado </text:p>
          </table:table-cell>
          <table:table-cell office:value-type="string" calcext:value-type="string">
            <text:p><text:s/>fas fa-power-off </text:p>
          </table:table-cell>
          <table:table-cell office:value-type="string" calcext:value-type="string">
            <text:p><text:s/>cancelar, computadora, encendido, reiniciar, reiniciar, </text:p>
          </table:table-cell>
          <table:table-cell office:value-type="string" calcext:value-type="string">
            <text:p><text:s/>\f011</text:p>
          </table:table-cell>
          <table:table-cell table:formula="of:=CONCATENATE(&quot;Fontawesome.create!(&quot;;[.$B$1];&quot;: '&quot;;TRIM([.$B967]);&quot;', &quot;;[.$C$1];&quot;: '&quot;;TRIM([.$C967]);&quot;', &quot;;[.$D$1];&quot;: '&quot;;TRIM([.$D967]);&quot;', &quot;;[.$E$1];&quot;: '&quot;;TRIM([.$E967]);&quot;')&quot;)" office:value-type="string" office:string-value="Fontawesome.create!(prefijo_nombre_css: 'fas fa-power-off: Apagado', icono: 'fas fa-power-off', termino: 'cancelar, computadora, encendido, reiniciar, reiniciar,', codigo_css: '\f011')" calcext:value-type="string">
            <text:p>Fontawesome.create!(prefijo_nombre_css: 'fas fa-power-off: Apagado', icono: 'fas fa-power-off', termino: 'cancelar, computadora, encendido, reiniciar, reiniciar,', codigo_css: '\f011')</text:p>
          </table:table-cell>
        </table:table-row>
        <table:table-row table:style-name="ro1">
          <table:table-cell/>
          <table:table-cell office:value-type="string" calcext:value-type="string">
            <text:p>fas fa-pray: Orar </text:p>
          </table:table-cell>
          <table:table-cell office:value-type="string" calcext:value-type="string">
            <text:p><text:s/>fas fa-pray </text:p>
          </table:table-cell>
          <table:table-cell office:value-type="string" calcext:value-type="string">
            <text:p><text:s/>arrodillarse, predicar, religión, adoración, </text:p>
          </table:table-cell>
          <table:table-cell office:value-type="string" calcext:value-type="string">
            <text:p><text:s/>\f683</text:p>
          </table:table-cell>
          <table:table-cell table:formula="of:=CONCATENATE(&quot;Fontawesome.create!(&quot;;[.$B$1];&quot;: '&quot;;TRIM([.$B968]);&quot;', &quot;;[.$C$1];&quot;: '&quot;;TRIM([.$C968]);&quot;', &quot;;[.$D$1];&quot;: '&quot;;TRIM([.$D968]);&quot;', &quot;;[.$E$1];&quot;: '&quot;;TRIM([.$E968]);&quot;')&quot;)" office:value-type="string" office:string-value="Fontawesome.create!(prefijo_nombre_css: 'fas fa-pray: Orar', icono: 'fas fa-pray', termino: 'arrodillarse, predicar, religión, adoración,', codigo_css: '\f683')" calcext:value-type="string">
            <text:p>Fontawesome.create!(prefijo_nombre_css: 'fas fa-pray: Orar', icono: 'fas fa-pray', termino: 'arrodillarse, predicar, religión, adoración,', codigo_css: '\f683')</text:p>
          </table:table-cell>
        </table:table-row>
        <table:table-row table:style-name="ro1">
          <table:table-cell/>
          <table:table-cell office:value-type="string" calcext:value-type="string">
            <text:p>fas fa-praying-hands: Oraring Hands </text:p>
          </table:table-cell>
          <table:table-cell office:value-type="string" calcext:value-type="string">
            <text:p><text:s/>fas fa-praying-hands </text:p>
          </table:table-cell>
          <table:table-cell office:value-type="string" calcext:value-type="string">
            <text:p><text:s/>arrodillarse, predicar, religión, adoración, </text:p>
          </table:table-cell>
          <table:table-cell office:value-type="string" calcext:value-type="string">
            <text:p><text:s/>\f684</text:p>
          </table:table-cell>
          <table:table-cell table:formula="of:=CONCATENATE(&quot;Fontawesome.create!(&quot;;[.$B$1];&quot;: '&quot;;TRIM([.$B969]);&quot;', &quot;;[.$C$1];&quot;: '&quot;;TRIM([.$C969]);&quot;', &quot;;[.$D$1];&quot;: '&quot;;TRIM([.$D969]);&quot;', &quot;;[.$E$1];&quot;: '&quot;;TRIM([.$E969]);&quot;')&quot;)" office:value-type="string" office:string-value="Fontawesome.create!(prefijo_nombre_css: 'fas fa-praying-hands: Oraring Hands', icono: 'fas fa-praying-hands', termino: 'arrodillarse, predicar, religión, adoración,', codigo_css: '\f684')" calcext:value-type="string">
            <text:p>Fontawesome.create!(prefijo_nombre_css: 'fas fa-praying-hands: Oraring Hands', icono: 'fas fa-praying-hands', termino: 'arrodillarse, predicar, religión, adoración,', codigo_css: '\f684')</text:p>
          </table:table-cell>
        </table:table-row>
        <table:table-row table:style-name="ro1">
          <table:table-cell/>
          <table:table-cell office:value-type="string" calcext:value-type="string">
            <text:p>fas fa-prescription: Prescripción </text:p>
          </table:table-cell>
          <table:table-cell office:value-type="string" calcext:value-type="string">
            <text:p><text:s/>fas fa-prescription </text:p>
          </table:table-cell>
          <table:table-cell office:value-type="string" calcext:value-type="string">
            <text:p><text:s/>drogas, farmacia, medicina, médico, rx, </text:p>
          </table:table-cell>
          <table:table-cell office:value-type="string" calcext:value-type="string">
            <text:p><text:s/>\f5b1</text:p>
          </table:table-cell>
          <table:table-cell table:formula="of:=CONCATENATE(&quot;Fontawesome.create!(&quot;;[.$B$1];&quot;: '&quot;;TRIM([.$B970]);&quot;', &quot;;[.$C$1];&quot;: '&quot;;TRIM([.$C970]);&quot;', &quot;;[.$D$1];&quot;: '&quot;;TRIM([.$D970]);&quot;', &quot;;[.$E$1];&quot;: '&quot;;TRIM([.$E970]);&quot;')&quot;)" office:value-type="string" office:string-value="Fontawesome.create!(prefijo_nombre_css: 'fas fa-prescription: Prescripción', icono: 'fas fa-prescription', termino: 'drogas, farmacia, medicina, médico, rx,', codigo_css: '\f5b1')" calcext:value-type="string">
            <text:p>Fontawesome.create!(prefijo_nombre_css: 'fas fa-prescription: Prescripción', icono: 'fas fa-prescription', termino: 'drogas, farmacia, medicina, médico, rx,', codigo_css: '\f5b1')</text:p>
          </table:table-cell>
        </table:table-row>
        <table:table-row table:style-name="ro1">
          <table:table-cell/>
          <table:table-cell office:value-type="string" calcext:value-type="string">
            <text:p>fas fa-prescription-bottle: Prescripción Bottle </text:p>
          </table:table-cell>
          <table:table-cell office:value-type="string" calcext:value-type="string">
            <text:p><text:s/>fas fa-prescription-bottle </text:p>
          </table:table-cell>
          <table:table-cell office:value-type="string" calcext:value-type="string">
            <text:p><text:s/>drogas, farmacia, medicina, médico, rx, </text:p>
          </table:table-cell>
          <table:table-cell office:value-type="string" calcext:value-type="string">
            <text:p><text:s/>\f485</text:p>
          </table:table-cell>
          <table:table-cell table:formula="of:=CONCATENATE(&quot;Fontawesome.create!(&quot;;[.$B$1];&quot;: '&quot;;TRIM([.$B971]);&quot;', &quot;;[.$C$1];&quot;: '&quot;;TRIM([.$C971]);&quot;', &quot;;[.$D$1];&quot;: '&quot;;TRIM([.$D971]);&quot;', &quot;;[.$E$1];&quot;: '&quot;;TRIM([.$E971]);&quot;')&quot;)" office:value-type="string" office:string-value="Fontawesome.create!(prefijo_nombre_css: 'fas fa-prescription-bottle: Prescripción Bottle', icono: 'fas fa-prescription-bottle', termino: 'drogas, farmacia, medicina, médico, rx,', codigo_css: '\f485')" calcext:value-type="string">
            <text:p>Fontawesome.create!(prefijo_nombre_css: 'fas fa-prescription-bottle: Prescripción Bottle', icono: 'fas fa-prescription-bottle', termino: 'drogas, farmacia, medicina, médico, rx,', codigo_css: '\f485')</text:p>
          </table:table-cell>
        </table:table-row>
        <table:table-row table:style-name="ro1">
          <table:table-cell/>
          <table:table-cell office:value-type="string" calcext:value-type="string">
            <text:p>fas fa-prescription-bottle-alt: Alternate Prescripción Bottle </text:p>
          </table:table-cell>
          <table:table-cell office:value-type="string" calcext:value-type="string">
            <text:p><text:s/>fas fa-prescription-bottle-alt </text:p>
          </table:table-cell>
          <table:table-cell office:value-type="string" calcext:value-type="string">
            <text:p><text:s/>drogas, farmacia, medicina, médico, rx, </text:p>
          </table:table-cell>
          <table:table-cell office:value-type="string" calcext:value-type="string">
            <text:p><text:s/>\f486</text:p>
          </table:table-cell>
          <table:table-cell table:formula="of:=CONCATENATE(&quot;Fontawesome.create!(&quot;;[.$B$1];&quot;: '&quot;;TRIM([.$B972]);&quot;', &quot;;[.$C$1];&quot;: '&quot;;TRIM([.$C972]);&quot;', &quot;;[.$D$1];&quot;: '&quot;;TRIM([.$D972]);&quot;', &quot;;[.$E$1];&quot;: '&quot;;TRIM([.$E972]);&quot;')&quot;)" office:value-type="string" office:string-value="Fontawesome.create!(prefijo_nombre_css: 'fas fa-prescription-bottle-alt: Alternate Prescripción Bottle', icono: 'fas fa-prescription-bottle-alt', termino: 'drogas, farmacia, medicina, médico, rx,', codigo_css: '\f486')" calcext:value-type="string">
            <text:p>Fontawesome.create!(prefijo_nombre_css: 'fas fa-prescription-bottle-alt: Alternate Prescripción Bottle', icono: 'fas fa-prescription-bottle-alt', termino: 'drogas, farmacia, medicina, médico, rx,', codigo_css: '\f486')</text:p>
          </table:table-cell>
        </table:table-row>
        <table:table-row table:style-name="ro1">
          <table:table-cell/>
          <table:table-cell office:value-type="string" calcext:value-type="string">
            <text:p>fas fa-print: impresión </text:p>
          </table:table-cell>
          <table:table-cell office:value-type="string" calcext:value-type="string">
            <text:p><text:s/>fas fa-print </text:p>
          </table:table-cell>
          <table:table-cell office:value-type="string" calcext:value-type="string">
            <text:p><text:s/>copia, documento, oficina, papel, </text:p>
          </table:table-cell>
          <table:table-cell office:value-type="string" calcext:value-type="string">
            <text:p><text:s/>\f02f</text:p>
          </table:table-cell>
          <table:table-cell table:formula="of:=CONCATENATE(&quot;Fontawesome.create!(&quot;;[.$B$1];&quot;: '&quot;;TRIM([.$B973]);&quot;', &quot;;[.$C$1];&quot;: '&quot;;TRIM([.$C973]);&quot;', &quot;;[.$D$1];&quot;: '&quot;;TRIM([.$D973]);&quot;', &quot;;[.$E$1];&quot;: '&quot;;TRIM([.$E973]);&quot;')&quot;)" office:value-type="string" office:string-value="Fontawesome.create!(prefijo_nombre_css: 'fas fa-print: impresión', icono: 'fas fa-print', termino: 'copia, documento, oficina, papel,', codigo_css: '\f02f')" calcext:value-type="string">
            <text:p>Fontawesome.create!(prefijo_nombre_css: 'fas fa-print: impresión', icono: 'fas fa-print', termino: 'copia, documento, oficina, papel,', codigo_css: '\f02f')</text:p>
          </table:table-cell>
        </table:table-row>
        <table:table-row table:style-name="ro1">
          <table:table-cell/>
          <table:table-cell office:value-type="string" calcext:value-type="string">
            <text:p>fas fa-procedures: Procedimientos </text:p>
          </table:table-cell>
          <table:table-cell office:value-type="string" calcext:value-type="string">
            <text:p><text:s/>fas fa-procedures </text:p>
          </table:table-cell>
          <table:table-cell office:value-type="string" calcext:value-type="string">
            <text:p><text:s/>EKG, cama, electrocardiograma, salud, hospital, vida, paciente, vital, </text:p>
          </table:table-cell>
          <table:table-cell office:value-type="string" calcext:value-type="string">
            <text:p><text:s/>\f487</text:p>
          </table:table-cell>
          <table:table-cell table:formula="of:=CONCATENATE(&quot;Fontawesome.create!(&quot;;[.$B$1];&quot;: '&quot;;TRIM([.$B974]);&quot;', &quot;;[.$C$1];&quot;: '&quot;;TRIM([.$C974]);&quot;', &quot;;[.$D$1];&quot;: '&quot;;TRIM([.$D974]);&quot;', &quot;;[.$E$1];&quot;: '&quot;;TRIM([.$E974]);&quot;')&quot;)" office:value-type="string" office:string-value="Fontawesome.create!(prefijo_nombre_css: 'fas fa-procedures: Procedimientos', icono: 'fas fa-procedures', termino: 'EKG, cama, electrocardiograma, salud, hospital, vida, paciente, vital,', codigo_css: '\f487')" calcext:value-type="string">
            <text:p>Fontawesome.create!(prefijo_nombre_css: 'fas fa-procedures: Procedimientos', icono: 'fas fa-procedures', termino: 'EKG, cama, electrocardiograma, salud, hospital, vida, paciente, vital,', codigo_css: '\f487')</text:p>
          </table:table-cell>
        </table:table-row>
        <table:table-row table:style-name="ro1">
          <table:table-cell/>
          <table:table-cell office:value-type="string" calcext:value-type="string">
            <text:p>fab fa-product-hunt: Búsqueda de productos </text:p>
          </table:table-cell>
          <table:table-cell office:value-type="string" calcext:value-type="string">
            <text:p><text:s/>fab fa-product-hu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88</text:p>
          </table:table-cell>
          <table:table-cell table:formula="of:=CONCATENATE(&quot;Fontawesome.create!(&quot;;[.$B$1];&quot;: '&quot;;TRIM([.$B975]);&quot;', &quot;;[.$C$1];&quot;: '&quot;;TRIM([.$C975]);&quot;', &quot;;[.$D$1];&quot;: '&quot;;TRIM([.$D975]);&quot;', &quot;;[.$E$1];&quot;: '&quot;;TRIM([.$E975]);&quot;')&quot;)" office:value-type="string" office:string-value="Fontawesome.create!(prefijo_nombre_css: 'fab fa-product-hunt: Búsqueda de productos', icono: 'fab fa-product-hunt', termino: '', codigo_css: '\f288')" calcext:value-type="string">
            <text:p>Fontawesome.create!(prefijo_nombre_css: 'fab fa-product-hunt: Búsqueda de productos', icono: 'fab fa-product-hunt', termino: '', codigo_css: '\f288')</text:p>
          </table:table-cell>
        </table:table-row>
        <table:table-row table:style-name="ro1">
          <table:table-cell/>
          <table:table-cell office:value-type="string" calcext:value-type="string">
            <text:p>fas fa-project-diagram: Diagrama del proyecto </text:p>
          </table:table-cell>
          <table:table-cell office:value-type="string" calcext:value-type="string">
            <text:p><text:s/>fas fa-project-diagram </text:p>
          </table:table-cell>
          <table:table-cell office:value-type="string" calcext:value-type="string">
            <text:p><text:s/>carta, gráfico, red, pert, </text:p>
          </table:table-cell>
          <table:table-cell office:value-type="string" calcext:value-type="string">
            <text:p><text:s/>\f542</text:p>
          </table:table-cell>
          <table:table-cell table:formula="of:=CONCATENATE(&quot;Fontawesome.create!(&quot;;[.$B$1];&quot;: '&quot;;TRIM([.$B976]);&quot;', &quot;;[.$C$1];&quot;: '&quot;;TRIM([.$C976]);&quot;', &quot;;[.$D$1];&quot;: '&quot;;TRIM([.$D976]);&quot;', &quot;;[.$E$1];&quot;: '&quot;;TRIM([.$E976]);&quot;')&quot;)" office:value-type="string" office:string-value="Fontawesome.create!(prefijo_nombre_css: 'fas fa-project-diagram: Diagrama del proyecto', icono: 'fas fa-project-diagram', termino: 'carta, gráfico, red, pert,', codigo_css: '\f542')" calcext:value-type="string">
            <text:p>Fontawesome.create!(prefijo_nombre_css: 'fas fa-project-diagram: Diagrama del proyecto', icono: 'fas fa-project-diagram', termino: 'carta, gráfico, red, pert,', codigo_css: '\f542')</text:p>
          </table:table-cell>
        </table:table-row>
        <table:table-row table:style-name="ro1">
          <table:table-cell/>
          <table:table-cell office:value-type="string" calcext:value-type="string">
            <text:p>fas fa-pump-medical: Bomba médica </text:p>
          </table:table-cell>
          <table:table-cell office:value-type="string" calcext:value-type="string">
            <text:p><text:s/>fas fa-pump-medical </text:p>
          </table:table-cell>
          <table:table-cell office:value-type="string" calcext:value-type="string">
            <text:p><text:s/>antibacteriano, covid-19, desinfectar, desinfectante, grado médico, higiene, </text:p>
          </table:table-cell>
          <table:table-cell office:value-type="string" calcext:value-type="string">
            <text:p><text:s/>\f96a</text:p>
          </table:table-cell>
          <table:table-cell table:formula="of:=CONCATENATE(&quot;Fontawesome.create!(&quot;;[.$B$1];&quot;: '&quot;;TRIM([.$B977]);&quot;', &quot;;[.$C$1];&quot;: '&quot;;TRIM([.$C977]);&quot;', &quot;;[.$D$1];&quot;: '&quot;;TRIM([.$D977]);&quot;', &quot;;[.$E$1];&quot;: '&quot;;TRIM([.$E977]);&quot;')&quot;)" office:value-type="string" office:string-value="Fontawesome.create!(prefijo_nombre_css: 'fas fa-pump-medical: Bomba médica', icono: 'fas fa-pump-medical', termino: 'antibacteriano, covid-19, desinfectar, desinfectante, grado médico, higiene,', codigo_css: '\f96a')" calcext:value-type="string">
            <text:p>Fontawesome.create!(prefijo_nombre_css: 'fas fa-pump-medical: Bomba médica', icono: 'fas fa-pump-medical', termino: 'antibacteriano, covid-19, desinfectar, desinfectante, grado médico, higiene,', codigo_css: '\f96a')</text:p>
          </table:table-cell>
        </table:table-row>
        <table:table-row table:style-name="ro1">
          <table:table-cell/>
          <table:table-cell office:value-type="string" calcext:value-type="string">
            <text:p>fas fa-pump-soap: Jabón de bomba </text:p>
          </table:table-cell>
          <table:table-cell office:value-type="string" calcext:value-type="string">
            <text:p><text:s/>fas fa-pump-soap </text:p>
          </table:table-cell>
          <table:table-cell office:value-type="string" calcext:value-type="string">
            <text:p><text:s/>antibacteriano, covid-19, desinfectar, desinfectante, higiene, jabón, </text:p>
          </table:table-cell>
          <table:table-cell office:value-type="string" calcext:value-type="string">
            <text:p><text:s/>\f96b</text:p>
          </table:table-cell>
          <table:table-cell table:formula="of:=CONCATENATE(&quot;Fontawesome.create!(&quot;;[.$B$1];&quot;: '&quot;;TRIM([.$B978]);&quot;', &quot;;[.$C$1];&quot;: '&quot;;TRIM([.$C978]);&quot;', &quot;;[.$D$1];&quot;: '&quot;;TRIM([.$D978]);&quot;', &quot;;[.$E$1];&quot;: '&quot;;TRIM([.$E978]);&quot;')&quot;)" office:value-type="string" office:string-value="Fontawesome.create!(prefijo_nombre_css: 'fas fa-pump-soap: Jabón de bomba', icono: 'fas fa-pump-soap', termino: 'antibacteriano, covid-19, desinfectar, desinfectante, higiene, jabón,', codigo_css: '\f96b')" calcext:value-type="string">
            <text:p>Fontawesome.create!(prefijo_nombre_css: 'fas fa-pump-soap: Jabón de bomba', icono: 'fas fa-pump-soap', termino: 'antibacteriano, covid-19, desinfectar, desinfectante, higiene, jabón,', codigo_css: '\f96b')</text:p>
          </table:table-cell>
        </table:table-row>
        <table:table-row table:style-name="ro1">
          <table:table-cell/>
          <table:table-cell office:value-type="string" calcext:value-type="string">
            <text:p>fab fa-pushed: Empujado </text:p>
          </table:table-cell>
          <table:table-cell office:value-type="string" calcext:value-type="string">
            <text:p><text:s/>fab fa-pushe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1</text:p>
          </table:table-cell>
          <table:table-cell table:formula="of:=CONCATENATE(&quot;Fontawesome.create!(&quot;;[.$B$1];&quot;: '&quot;;TRIM([.$B979]);&quot;', &quot;;[.$C$1];&quot;: '&quot;;TRIM([.$C979]);&quot;', &quot;;[.$D$1];&quot;: '&quot;;TRIM([.$D979]);&quot;', &quot;;[.$E$1];&quot;: '&quot;;TRIM([.$E979]);&quot;')&quot;)" office:value-type="string" office:string-value="Fontawesome.create!(prefijo_nombre_css: 'fab fa-pushed: Empujado', icono: 'fab fa-pushed', termino: '', codigo_css: '\f3e1')" calcext:value-type="string">
            <text:p>Fontawesome.create!(prefijo_nombre_css: 'fab fa-pushed: Empujado', icono: 'fab fa-pushed', termino: '', codigo_css: '\f3e1')</text:p>
          </table:table-cell>
        </table:table-row>
        <table:table-row table:style-name="ro1">
          <table:table-cell/>
          <table:table-cell office:value-type="string" calcext:value-type="string">
            <text:p>fas fa-puzzle-piece: Pieza de puzzle </text:p>
          </table:table-cell>
          <table:table-cell office:value-type="string" calcext:value-type="string">
            <text:p><text:s/>fas fa-puzzle-piece </text:p>
          </table:table-cell>
          <table:table-cell office:value-type="string" calcext:value-type="string">
            <text:p><text:s/>complemento, complemento, juego, sección, </text:p>
          </table:table-cell>
          <table:table-cell office:value-type="string" calcext:value-type="string">
            <text:p><text:s/>\f12e</text:p>
          </table:table-cell>
          <table:table-cell table:formula="of:=CONCATENATE(&quot;Fontawesome.create!(&quot;;[.$B$1];&quot;: '&quot;;TRIM([.$B980]);&quot;', &quot;;[.$C$1];&quot;: '&quot;;TRIM([.$C980]);&quot;', &quot;;[.$D$1];&quot;: '&quot;;TRIM([.$D980]);&quot;', &quot;;[.$E$1];&quot;: '&quot;;TRIM([.$E980]);&quot;')&quot;)" office:value-type="string" office:string-value="Fontawesome.create!(prefijo_nombre_css: 'fas fa-puzzle-piece: Pieza de puzzle', icono: 'fas fa-puzzle-piece', termino: 'complemento, complemento, juego, sección,', codigo_css: '\f12e')" calcext:value-type="string">
            <text:p>Fontawesome.create!(prefijo_nombre_css: 'fas fa-puzzle-piece: Pieza de puzzle', icono: 'fas fa-puzzle-piece', termino: 'complemento, complemento, juego, sección,', codigo_css: '\f12e')</text:p>
          </table:table-cell>
        </table:table-row>
        <table:table-row table:style-name="ro1">
          <table:table-cell/>
          <table:table-cell office:value-type="string" calcext:value-type="string">
            <text:p>fab fa-python: Pitón </text:p>
          </table:table-cell>
          <table:table-cell office:value-type="string" calcext:value-type="string">
            <text:p><text:s/>fab fa-pyth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2</text:p>
          </table:table-cell>
          <table:table-cell table:formula="of:=CONCATENATE(&quot;Fontawesome.create!(&quot;;[.$B$1];&quot;: '&quot;;TRIM([.$B981]);&quot;', &quot;;[.$C$1];&quot;: '&quot;;TRIM([.$C981]);&quot;', &quot;;[.$D$1];&quot;: '&quot;;TRIM([.$D981]);&quot;', &quot;;[.$E$1];&quot;: '&quot;;TRIM([.$E981]);&quot;')&quot;)" office:value-type="string" office:string-value="Fontawesome.create!(prefijo_nombre_css: 'fab fa-python: Pitón', icono: 'fab fa-python', termino: '', codigo_css: '\f3e2')" calcext:value-type="string">
            <text:p>Fontawesome.create!(prefijo_nombre_css: 'fab fa-python: Pitón', icono: 'fab fa-python', termino: '', codigo_css: '\f3e2')</text:p>
          </table:table-cell>
        </table:table-row>
        <table:table-row table:style-name="ro1">
          <table:table-cell/>
          <table:table-cell office:value-type="string" calcext:value-type="string">
            <text:p>fab fa-qq: QQ </text:p>
          </table:table-cell>
          <table:table-cell office:value-type="string" calcext:value-type="string">
            <text:p><text:s/>fab fa-qq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d6</text:p>
          </table:table-cell>
          <table:table-cell table:formula="of:=CONCATENATE(&quot;Fontawesome.create!(&quot;;[.$B$1];&quot;: '&quot;;TRIM([.$B982]);&quot;', &quot;;[.$C$1];&quot;: '&quot;;TRIM([.$C982]);&quot;', &quot;;[.$D$1];&quot;: '&quot;;TRIM([.$D982]);&quot;', &quot;;[.$E$1];&quot;: '&quot;;TRIM([.$E982]);&quot;')&quot;)" office:value-type="string" office:string-value="Fontawesome.create!(prefijo_nombre_css: 'fab fa-qq: QQ', icono: 'fab fa-qq', termino: '', codigo_css: '\f1d6')" calcext:value-type="string">
            <text:p>Fontawesome.create!(prefijo_nombre_css: 'fab fa-qq: QQ', icono: 'fab fa-qq', termino: '', codigo_css: '\f1d6')</text:p>
          </table:table-cell>
        </table:table-row>
        <table:table-row table:style-name="ro1">
          <table:table-cell/>
          <table:table-cell office:value-type="string" calcext:value-type="string">
            <text:p>fas fa-qrcode: Código QR </text:p>
          </table:table-cell>
          <table:table-cell office:value-type="string" calcext:value-type="string">
            <text:p><text:s/>fas fa-qrcode </text:p>
          </table:table-cell>
          <table:table-cell office:value-type="string" calcext:value-type="string">
            <text:p><text:s/>código de barras, información, escanear, </text:p>
          </table:table-cell>
          <table:table-cell office:value-type="string" calcext:value-type="string">
            <text:p><text:s/>\f029</text:p>
          </table:table-cell>
          <table:table-cell table:formula="of:=CONCATENATE(&quot;Fontawesome.create!(&quot;;[.$B$1];&quot;: '&quot;;TRIM([.$B983]);&quot;', &quot;;[.$C$1];&quot;: '&quot;;TRIM([.$C983]);&quot;', &quot;;[.$D$1];&quot;: '&quot;;TRIM([.$D983]);&quot;', &quot;;[.$E$1];&quot;: '&quot;;TRIM([.$E983]);&quot;')&quot;)" office:value-type="string" office:string-value="Fontawesome.create!(prefijo_nombre_css: 'fas fa-qrcode: Código QR', icono: 'fas fa-qrcode', termino: 'código de barras, información, escanear,', codigo_css: '\f029')" calcext:value-type="string">
            <text:p>Fontawesome.create!(prefijo_nombre_css: 'fas fa-qrcode: Código QR', icono: 'fas fa-qrcode', termino: 'código de barras, información, escanear,', codigo_css: '\f029')</text:p>
          </table:table-cell>
        </table:table-row>
        <table:table-row table:style-name="ro1">
          <table:table-cell/>
          <table:table-cell office:value-type="string" calcext:value-type="string">
            <text:p>fas fa-question: Pregunta </text:p>
          </table:table-cell>
          <table:table-cell office:value-type="string" calcext:value-type="string">
            <text:p><text:s/>fas fa-question </text:p>
          </table:table-cell>
          <table:table-cell office:value-type="string" calcext:value-type="string">
            <text:p><text:s/>ayuda, información, soporte, desconocido, </text:p>
          </table:table-cell>
          <table:table-cell office:value-type="string" calcext:value-type="string">
            <text:p><text:s/>\f128</text:p>
          </table:table-cell>
          <table:table-cell table:formula="of:=CONCATENATE(&quot;Fontawesome.create!(&quot;;[.$B$1];&quot;: '&quot;;TRIM([.$B984]);&quot;', &quot;;[.$C$1];&quot;: '&quot;;TRIM([.$C984]);&quot;', &quot;;[.$D$1];&quot;: '&quot;;TRIM([.$D984]);&quot;', &quot;;[.$E$1];&quot;: '&quot;;TRIM([.$E984]);&quot;')&quot;)" office:value-type="string" office:string-value="Fontawesome.create!(prefijo_nombre_css: 'fas fa-question: Pregunta', icono: 'fas fa-question', termino: 'ayuda, información, soporte, desconocido,', codigo_css: '\f128')" calcext:value-type="string">
            <text:p>Fontawesome.create!(prefijo_nombre_css: 'fas fa-question: Pregunta', icono: 'fas fa-question', termino: 'ayuda, información, soporte, desconocido,', codigo_css: '\f128')</text:p>
          </table:table-cell>
        </table:table-row>
        <table:table-row table:style-name="ro1">
          <table:table-cell/>
          <table:table-cell office:value-type="string" calcext:value-type="string">
            <text:p>fas fa-question-circle: Pregunta Circle </text:p>
          </table:table-cell>
          <table:table-cell office:value-type="string" calcext:value-type="string">
            <text:p><text:s/>fas fa-question-circle </text:p>
          </table:table-cell>
          <table:table-cell office:value-type="string" calcext:value-type="string">
            <text:p><text:s/>ayuda, información, soporte, desconocido, </text:p>
          </table:table-cell>
          <table:table-cell office:value-type="string" calcext:value-type="string">
            <text:p><text:s/>\f059</text:p>
          </table:table-cell>
          <table:table-cell table:formula="of:=CONCATENATE(&quot;Fontawesome.create!(&quot;;[.$B$1];&quot;: '&quot;;TRIM([.$B985]);&quot;', &quot;;[.$C$1];&quot;: '&quot;;TRIM([.$C985]);&quot;', &quot;;[.$D$1];&quot;: '&quot;;TRIM([.$D985]);&quot;', &quot;;[.$E$1];&quot;: '&quot;;TRIM([.$E985]);&quot;')&quot;)" office:value-type="string" office:string-value="Fontawesome.create!(prefijo_nombre_css: 'fas fa-question-circle: Pregunta Circle', icono: 'fas fa-question-circle', termino: 'ayuda, información, soporte, desconocido,', codigo_css: '\f059')" calcext:value-type="string">
            <text:p>Fontawesome.create!(prefijo_nombre_css: 'fas fa-question-circle: Pregunta Circle', icono: 'fas fa-question-circle', termino: 'ayuda, información, soporte, desconocido,', codigo_css: '\f059')</text:p>
          </table:table-cell>
        </table:table-row>
        <table:table-row table:style-name="ro1">
          <table:table-cell/>
          <table:table-cell office:value-type="string" calcext:value-type="string">
            <text:p>fas fa-quidditch: Quidditch </text:p>
          </table:table-cell>
          <table:table-cell office:value-type="string" calcext:value-type="string">
            <text:p><text:s/>fas fa-quidditch </text:p>
          </table:table-cell>
          <table:table-cell office:value-type="string" calcext:value-type="string">
            <text:p><text:s/>bola, bludger, escoba, snitch dorada, harry potter, hogwarts, quaffle, deporte, mago, </text:p>
          </table:table-cell>
          <table:table-cell office:value-type="string" calcext:value-type="string">
            <text:p><text:s/>\f458</text:p>
          </table:table-cell>
          <table:table-cell table:formula="of:=CONCATENATE(&quot;Fontawesome.create!(&quot;;[.$B$1];&quot;: '&quot;;TRIM([.$B986]);&quot;', &quot;;[.$C$1];&quot;: '&quot;;TRIM([.$C986]);&quot;', &quot;;[.$D$1];&quot;: '&quot;;TRIM([.$D986]);&quot;', &quot;;[.$E$1];&quot;: '&quot;;TRIM([.$E986]);&quot;')&quot;)" office:value-type="string" office:string-value="Fontawesome.create!(prefijo_nombre_css: 'fas fa-quidditch: Quidditch', icono: 'fas fa-quidditch', termino: 'bola, bludger, escoba, snitch dorada, harry potter, hogwarts, quaffle, deporte, mago,', codigo_css: '\f458')" calcext:value-type="string">
            <text:p>Fontawesome.create!(prefijo_nombre_css: 'fas fa-quidditch: Quidditch', icono: 'fas fa-quidditch', termino: 'bola, bludger, escoba, snitch dorada, harry potter, hogwarts, quaffle, deporte, mago,', codigo_css: '\f458')</text:p>
          </table:table-cell>
        </table:table-row>
        <table:table-row table:style-name="ro1">
          <table:table-cell/>
          <table:table-cell office:value-type="string" calcext:value-type="string">
            <text:p>fab fa-quinscape: QuinScape </text:p>
          </table:table-cell>
          <table:table-cell office:value-type="string" calcext:value-type="string">
            <text:p><text:s/>fab fa-quinscap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59</text:p>
          </table:table-cell>
          <table:table-cell table:formula="of:=CONCATENATE(&quot;Fontawesome.create!(&quot;;[.$B$1];&quot;: '&quot;;TRIM([.$B987]);&quot;', &quot;;[.$C$1];&quot;: '&quot;;TRIM([.$C987]);&quot;', &quot;;[.$D$1];&quot;: '&quot;;TRIM([.$D987]);&quot;', &quot;;[.$E$1];&quot;: '&quot;;TRIM([.$E987]);&quot;')&quot;)" office:value-type="string" office:string-value="Fontawesome.create!(prefijo_nombre_css: 'fab fa-quinscape: QuinScape', icono: 'fab fa-quinscape', termino: '', codigo_css: '\f459')" calcext:value-type="string">
            <text:p>Fontawesome.create!(prefijo_nombre_css: 'fab fa-quinscape: QuinScape', icono: 'fab fa-quinscape', termino: '', codigo_css: '\f459')</text:p>
          </table:table-cell>
        </table:table-row>
        <table:table-row table:style-name="ro1">
          <table:table-cell/>
          <table:table-cell office:value-type="string" calcext:value-type="string">
            <text:p>fab fa-quora: Quora </text:p>
          </table:table-cell>
          <table:table-cell office:value-type="string" calcext:value-type="string">
            <text:p><text:s/>fab fa-quor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c4</text:p>
          </table:table-cell>
          <table:table-cell table:formula="of:=CONCATENATE(&quot;Fontawesome.create!(&quot;;[.$B$1];&quot;: '&quot;;TRIM([.$B988]);&quot;', &quot;;[.$C$1];&quot;: '&quot;;TRIM([.$C988]);&quot;', &quot;;[.$D$1];&quot;: '&quot;;TRIM([.$D988]);&quot;', &quot;;[.$E$1];&quot;: '&quot;;TRIM([.$E988]);&quot;')&quot;)" office:value-type="string" office:string-value="Fontawesome.create!(prefijo_nombre_css: 'fab fa-quora: Quora', icono: 'fab fa-quora', termino: '', codigo_css: '\f2c4')" calcext:value-type="string">
            <text:p>Fontawesome.create!(prefijo_nombre_css: 'fab fa-quora: Quora', icono: 'fab fa-quora', termino: '', codigo_css: '\f2c4')</text:p>
          </table:table-cell>
        </table:table-row>
        <table:table-row table:style-name="ro1">
          <table:table-cell/>
          <table:table-cell office:value-type="string" calcext:value-type="string">
            <text:p>fas fa-quote-left: cita-izquierda </text:p>
          </table:table-cell>
          <table:table-cell office:value-type="string" calcext:value-type="string">
            <text:p><text:s/>fas fa-quote-left </text:p>
          </table:table-cell>
          <table:table-cell office:value-type="string" calcext:value-type="string">
            <text:p><text:s/>mención, nota, frase, texto, tipo, </text:p>
          </table:table-cell>
          <table:table-cell office:value-type="string" calcext:value-type="string">
            <text:p><text:s/>\f10d</text:p>
          </table:table-cell>
          <table:table-cell table:formula="of:=CONCATENATE(&quot;Fontawesome.create!(&quot;;[.$B$1];&quot;: '&quot;;TRIM([.$B989]);&quot;', &quot;;[.$C$1];&quot;: '&quot;;TRIM([.$C989]);&quot;', &quot;;[.$D$1];&quot;: '&quot;;TRIM([.$D989]);&quot;', &quot;;[.$E$1];&quot;: '&quot;;TRIM([.$E989]);&quot;')&quot;)" office:value-type="string" office:string-value="Fontawesome.create!(prefijo_nombre_css: 'fas fa-quote-left: cita-izquierda', icono: 'fas fa-quote-left', termino: 'mención, nota, frase, texto, tipo,', codigo_css: '\f10d')" calcext:value-type="string">
            <text:p>Fontawesome.create!(prefijo_nombre_css: 'fas fa-quote-left: cita-izquierda', icono: 'fas fa-quote-left', termino: 'mención, nota, frase, texto, tipo,', codigo_css: '\f10d')</text:p>
          </table:table-cell>
        </table:table-row>
        <table:table-row table:style-name="ro1">
          <table:table-cell/>
          <table:table-cell office:value-type="string" calcext:value-type="string">
            <text:p>fas fa-quote-right: cita-derecha </text:p>
          </table:table-cell>
          <table:table-cell office:value-type="string" calcext:value-type="string">
            <text:p><text:s/>fas fa-quote-right </text:p>
          </table:table-cell>
          <table:table-cell office:value-type="string" calcext:value-type="string">
            <text:p><text:s/>mención, nota, frase, texto, tipo, </text:p>
          </table:table-cell>
          <table:table-cell office:value-type="string" calcext:value-type="string">
            <text:p><text:s/>\f10e</text:p>
          </table:table-cell>
          <table:table-cell table:formula="of:=CONCATENATE(&quot;Fontawesome.create!(&quot;;[.$B$1];&quot;: '&quot;;TRIM([.$B990]);&quot;', &quot;;[.$C$1];&quot;: '&quot;;TRIM([.$C990]);&quot;', &quot;;[.$D$1];&quot;: '&quot;;TRIM([.$D990]);&quot;', &quot;;[.$E$1];&quot;: '&quot;;TRIM([.$E990]);&quot;')&quot;)" office:value-type="string" office:string-value="Fontawesome.create!(prefijo_nombre_css: 'fas fa-quote-right: cita-derecha', icono: 'fas fa-quote-right', termino: 'mención, nota, frase, texto, tipo,', codigo_css: '\f10e')" calcext:value-type="string">
            <text:p>Fontawesome.create!(prefijo_nombre_css: 'fas fa-quote-right: cita-derecha', icono: 'fas fa-quote-right', termino: 'mención, nota, frase, texto, tipo,', codigo_css: '\f10e')</text:p>
          </table:table-cell>
        </table:table-row>
        <table:table-row table:style-name="ro1">
          <table:table-cell/>
          <table:table-cell office:value-type="string" calcext:value-type="string">
            <text:p>fas fa-quran: Corán </text:p>
          </table:table-cell>
          <table:table-cell office:value-type="string" calcext:value-type="string">
            <text:p><text:s/>fas fa-quran </text:p>
          </table:table-cell>
          <table:table-cell office:value-type="string" calcext:value-type="string">
            <text:p><text:s/>libro, islam, musulmán, religión, </text:p>
          </table:table-cell>
          <table:table-cell office:value-type="string" calcext:value-type="string">
            <text:p><text:s/>\f687</text:p>
          </table:table-cell>
          <table:table-cell table:formula="of:=CONCATENATE(&quot;Fontawesome.create!(&quot;;[.$B$1];&quot;: '&quot;;TRIM([.$B991]);&quot;', &quot;;[.$C$1];&quot;: '&quot;;TRIM([.$C991]);&quot;', &quot;;[.$D$1];&quot;: '&quot;;TRIM([.$D991]);&quot;', &quot;;[.$E$1];&quot;: '&quot;;TRIM([.$E991]);&quot;')&quot;)" office:value-type="string" office:string-value="Fontawesome.create!(prefijo_nombre_css: 'fas fa-quran: Corán', icono: 'fas fa-quran', termino: 'libro, islam, musulmán, religión,', codigo_css: '\f687')" calcext:value-type="string">
            <text:p>Fontawesome.create!(prefijo_nombre_css: 'fas fa-quran: Corán', icono: 'fas fa-quran', termino: 'libro, islam, musulmán, religión,', codigo_css: '\f687')</text:p>
          </table:table-cell>
        </table:table-row>
        <table:table-row table:style-name="ro1">
          <table:table-cell/>
          <table:table-cell office:value-type="string" calcext:value-type="string">
            <text:p>fab fa-r-project: Proyecto R </text:p>
          </table:table-cell>
          <table:table-cell office:value-type="string" calcext:value-type="string">
            <text:p><text:s/>fab fa-r-projec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7</text:p>
          </table:table-cell>
          <table:table-cell table:formula="of:=CONCATENATE(&quot;Fontawesome.create!(&quot;;[.$B$1];&quot;: '&quot;;TRIM([.$B992]);&quot;', &quot;;[.$C$1];&quot;: '&quot;;TRIM([.$C992]);&quot;', &quot;;[.$D$1];&quot;: '&quot;;TRIM([.$D992]);&quot;', &quot;;[.$E$1];&quot;: '&quot;;TRIM([.$E992]);&quot;')&quot;)" office:value-type="string" office:string-value="Fontawesome.create!(prefijo_nombre_css: 'fab fa-r-project: Proyecto R', icono: 'fab fa-r-project', termino: '', codigo_css: '\f4f7')" calcext:value-type="string">
            <text:p>Fontawesome.create!(prefijo_nombre_css: 'fab fa-r-project: Proyecto R', icono: 'fab fa-r-project', termino: '', codigo_css: '\f4f7')</text:p>
          </table:table-cell>
        </table:table-row>
        <table:table-row table:style-name="ro1">
          <table:table-cell/>
          <table:table-cell office:value-type="string" calcext:value-type="string">
            <text:p>fas fa-radiation: Radiación </text:p>
          </table:table-cell>
          <table:table-cell office:value-type="string" calcext:value-type="string">
            <text:p><text:s/>fas fa-radiation </text:p>
          </table:table-cell>
          <table:table-cell office:value-type="string" calcext:value-type="string">
            <text:p><text:s/>Peligro, peligroso, mortal, peligro nuclear, radiactivo, advertencia, </text:p>
          </table:table-cell>
          <table:table-cell office:value-type="string" calcext:value-type="string">
            <text:p><text:s/>\f7b9</text:p>
          </table:table-cell>
          <table:table-cell table:formula="of:=CONCATENATE(&quot;Fontawesome.create!(&quot;;[.$B$1];&quot;: '&quot;;TRIM([.$B993]);&quot;', &quot;;[.$C$1];&quot;: '&quot;;TRIM([.$C993]);&quot;', &quot;;[.$D$1];&quot;: '&quot;;TRIM([.$D993]);&quot;', &quot;;[.$E$1];&quot;: '&quot;;TRIM([.$E993]);&quot;')&quot;)" office:value-type="string" office:string-value="Fontawesome.create!(prefijo_nombre_css: 'fas fa-radiation: Radiación', icono: 'fas fa-radiation', termino: 'Peligro, peligroso, mortal, peligro nuclear, radiactivo, advertencia,', codigo_css: '\f7b9')" calcext:value-type="string">
            <text:p>Fontawesome.create!(prefijo_nombre_css: 'fas fa-radiation: Radiación', icono: 'fas fa-radiation', termino: 'Peligro, peligroso, mortal, peligro nuclear, radiactivo, advertencia,', codigo_css: '\f7b9')</text:p>
          </table:table-cell>
        </table:table-row>
        <table:table-row table:style-name="ro1">
          <table:table-cell/>
          <table:table-cell office:value-type="string" calcext:value-type="string">
            <text:p>fas fa-radiation-alt: Alternate Radiación </text:p>
          </table:table-cell>
          <table:table-cell office:value-type="string" calcext:value-type="string">
            <text:p><text:s/>fas fa-radiation-alt </text:p>
          </table:table-cell>
          <table:table-cell office:value-type="string" calcext:value-type="string">
            <text:p><text:s/>Peligro, peligroso, mortal, peligro nuclear, radiactivo, advertencia, </text:p>
          </table:table-cell>
          <table:table-cell office:value-type="string" calcext:value-type="string">
            <text:p><text:s/>\f7ba</text:p>
          </table:table-cell>
          <table:table-cell table:formula="of:=CONCATENATE(&quot;Fontawesome.create!(&quot;;[.$B$1];&quot;: '&quot;;TRIM([.$B994]);&quot;', &quot;;[.$C$1];&quot;: '&quot;;TRIM([.$C994]);&quot;', &quot;;[.$D$1];&quot;: '&quot;;TRIM([.$D994]);&quot;', &quot;;[.$E$1];&quot;: '&quot;;TRIM([.$E994]);&quot;')&quot;)" office:value-type="string" office:string-value="Fontawesome.create!(prefijo_nombre_css: 'fas fa-radiation-alt: Alternate Radiación', icono: 'fas fa-radiation-alt', termino: 'Peligro, peligroso, mortal, peligro nuclear, radiactivo, advertencia,', codigo_css: '\f7ba')" calcext:value-type="string">
            <text:p>Fontawesome.create!(prefijo_nombre_css: 'fas fa-radiation-alt: Alternate Radiación', icono: 'fas fa-radiation-alt', termino: 'Peligro, peligroso, mortal, peligro nuclear, radiactivo, advertencia,', codigo_css: '\f7ba')</text:p>
          </table:table-cell>
        </table:table-row>
        <table:table-row table:style-name="ro1">
          <table:table-cell/>
          <table:table-cell office:value-type="string" calcext:value-type="string">
            <text:p>fas fa-rainbow: Arco iris </text:p>
          </table:table-cell>
          <table:table-cell office:value-type="string" calcext:value-type="string">
            <text:p><text:s/>fas fa-rainbow </text:p>
          </table:table-cell>
          <table:table-cell office:value-type="string" calcext:value-type="string">
            <text:p><text:s/>oro, duende, prisma, lluvia, cielo, </text:p>
          </table:table-cell>
          <table:table-cell office:value-type="string" calcext:value-type="string">
            <text:p><text:s/>\f75b</text:p>
          </table:table-cell>
          <table:table-cell table:formula="of:=CONCATENATE(&quot;Fontawesome.create!(&quot;;[.$B$1];&quot;: '&quot;;TRIM([.$B995]);&quot;', &quot;;[.$C$1];&quot;: '&quot;;TRIM([.$C995]);&quot;', &quot;;[.$D$1];&quot;: '&quot;;TRIM([.$D995]);&quot;', &quot;;[.$E$1];&quot;: '&quot;;TRIM([.$E995]);&quot;')&quot;)" office:value-type="string" office:string-value="Fontawesome.create!(prefijo_nombre_css: 'fas fa-rainbow: Arco iris', icono: 'fas fa-rainbow', termino: 'oro, duende, prisma, lluvia, cielo,', codigo_css: '\f75b')" calcext:value-type="string">
            <text:p>Fontawesome.create!(prefijo_nombre_css: 'fas fa-rainbow: Arco iris', icono: 'fas fa-rainbow', termino: 'oro, duende, prisma, lluvia, cielo,', codigo_css: '\f75b')</text:p>
          </table:table-cell>
        </table:table-row>
        <table:table-row table:style-name="ro1">
          <table:table-cell/>
          <table:table-cell office:value-type="string" calcext:value-type="string">
            <text:p>fas fa-random: aleatorio </text:p>
          </table:table-cell>
          <table:table-cell office:value-type="string" calcext:value-type="string">
            <text:p><text:s/>fas fa-random </text:p>
          </table:table-cell>
          <table:table-cell office:value-type="string" calcext:value-type="string">
            <text:p><text:s/>flechas, barajar, ordenar, intercambiar, cambiar, transferir, </text:p>
          </table:table-cell>
          <table:table-cell office:value-type="string" calcext:value-type="string">
            <text:p><text:s/>\f074</text:p>
          </table:table-cell>
          <table:table-cell table:formula="of:=CONCATENATE(&quot;Fontawesome.create!(&quot;;[.$B$1];&quot;: '&quot;;TRIM([.$B996]);&quot;', &quot;;[.$C$1];&quot;: '&quot;;TRIM([.$C996]);&quot;', &quot;;[.$D$1];&quot;: '&quot;;TRIM([.$D996]);&quot;', &quot;;[.$E$1];&quot;: '&quot;;TRIM([.$E996]);&quot;')&quot;)" office:value-type="string" office:string-value="Fontawesome.create!(prefijo_nombre_css: 'fas fa-random: aleatorio', icono: 'fas fa-random', termino: 'flechas, barajar, ordenar, intercambiar, cambiar, transferir,', codigo_css: '\f074')" calcext:value-type="string">
            <text:p>Fontawesome.create!(prefijo_nombre_css: 'fas fa-random: aleatorio', icono: 'fas fa-random', termino: 'flechas, barajar, ordenar, intercambiar, cambiar, transferir,', codigo_css: '\f074')</text:p>
          </table:table-cell>
        </table:table-row>
        <table:table-row table:style-name="ro1">
          <table:table-cell/>
          <table:table-cell office:value-type="string" calcext:value-type="string">
            <text:p>fab fa-raspberry-pi: Frambuesa pi </text:p>
          </table:table-cell>
          <table:table-cell office:value-type="string" calcext:value-type="string">
            <text:p><text:s/>fab fa-raspberry-pi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7bb</text:p>
          </table:table-cell>
          <table:table-cell table:formula="of:=CONCATENATE(&quot;Fontawesome.create!(&quot;;[.$B$1];&quot;: '&quot;;TRIM([.$B997]);&quot;', &quot;;[.$C$1];&quot;: '&quot;;TRIM([.$C997]);&quot;', &quot;;[.$D$1];&quot;: '&quot;;TRIM([.$D997]);&quot;', &quot;;[.$E$1];&quot;: '&quot;;TRIM([.$E997]);&quot;')&quot;)" office:value-type="string" office:string-value="Fontawesome.create!(prefijo_nombre_css: 'fab fa-raspberry-pi: Frambuesa pi', icono: 'fab fa-raspberry-pi', termino: '', codigo_css: '\f7bb')" calcext:value-type="string">
            <text:p>Fontawesome.create!(prefijo_nombre_css: 'fab fa-raspberry-pi: Frambuesa pi', icono: 'fab fa-raspberry-pi', termino: '', codigo_css: '\f7bb')</text:p>
          </table:table-cell>
        </table:table-row>
        <table:table-row table:style-name="ro1">
          <table:table-cell/>
          <table:table-cell office:value-type="string" calcext:value-type="string">
            <text:p>fab fa-ravelry: Ravelry </text:p>
          </table:table-cell>
          <table:table-cell office:value-type="string" calcext:value-type="string">
            <text:p><text:s/>fab fa-ravelr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d9</text:p>
          </table:table-cell>
          <table:table-cell table:formula="of:=CONCATENATE(&quot;Fontawesome.create!(&quot;;[.$B$1];&quot;: '&quot;;TRIM([.$B998]);&quot;', &quot;;[.$C$1];&quot;: '&quot;;TRIM([.$C998]);&quot;', &quot;;[.$D$1];&quot;: '&quot;;TRIM([.$D998]);&quot;', &quot;;[.$E$1];&quot;: '&quot;;TRIM([.$E998]);&quot;')&quot;)" office:value-type="string" office:string-value="Fontawesome.create!(prefijo_nombre_css: 'fab fa-ravelry: Ravelry', icono: 'fab fa-ravelry', termino: '', codigo_css: '\f2d9')" calcext:value-type="string">
            <text:p>Fontawesome.create!(prefijo_nombre_css: 'fab fa-ravelry: Ravelry', icono: 'fab fa-ravelry', termino: '', codigo_css: '\f2d9')</text:p>
          </table:table-cell>
        </table:table-row>
        <table:table-row table:style-name="ro1">
          <table:table-cell/>
          <table:table-cell office:value-type="string" calcext:value-type="string">
            <text:p>fab fa-react: Reaccionar </text:p>
          </table:table-cell>
          <table:table-cell office:value-type="string" calcext:value-type="string">
            <text:p><text:s/>fab fa-reac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b</text:p>
          </table:table-cell>
          <table:table-cell table:formula="of:=CONCATENATE(&quot;Fontawesome.create!(&quot;;[.$B$1];&quot;: '&quot;;TRIM([.$B999]);&quot;', &quot;;[.$C$1];&quot;: '&quot;;TRIM([.$C999]);&quot;', &quot;;[.$D$1];&quot;: '&quot;;TRIM([.$D999]);&quot;', &quot;;[.$E$1];&quot;: '&quot;;TRIM([.$E999]);&quot;')&quot;)" office:value-type="string" office:string-value="Fontawesome.create!(prefijo_nombre_css: 'fab fa-react: Reaccionar', icono: 'fab fa-react', termino: '', codigo_css: '\f41b')" calcext:value-type="string">
            <text:p>Fontawesome.create!(prefijo_nombre_css: 'fab fa-react: Reaccionar', icono: 'fab fa-react', termino: '', codigo_css: '\f41b')</text:p>
          </table:table-cell>
        </table:table-row>
        <table:table-row table:style-name="ro1">
          <table:table-cell/>
          <table:table-cell office:value-type="string" calcext:value-type="string">
            <text:p>fab fa-reacteurope: ReaccionarEurope </text:p>
          </table:table-cell>
          <table:table-cell office:value-type="string" calcext:value-type="string">
            <text:p><text:s/>fab fa-reacteurop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75d</text:p>
          </table:table-cell>
          <table:table-cell table:formula="of:=CONCATENATE(&quot;Fontawesome.create!(&quot;;[.$B$1];&quot;: '&quot;;TRIM([.$B1000]);&quot;', &quot;;[.$C$1];&quot;: '&quot;;TRIM([.$C1000]);&quot;', &quot;;[.$D$1];&quot;: '&quot;;TRIM([.$D1000]);&quot;', &quot;;[.$E$1];&quot;: '&quot;;TRIM([.$E1000]);&quot;')&quot;)" office:value-type="string" office:string-value="Fontawesome.create!(prefijo_nombre_css: 'fab fa-reacteurope: ReaccionarEurope', icono: 'fab fa-reacteurope', termino: '', codigo_css: '\f75d')" calcext:value-type="string">
            <text:p>Fontawesome.create!(prefijo_nombre_css: 'fab fa-reacteurope: ReaccionarEurope', icono: 'fab fa-reacteurope', termino: '', codigo_css: '\f75d')</text:p>
          </table:table-cell>
        </table:table-row>
        <table:table-row table:style-name="ro1">
          <table:table-cell/>
          <table:table-cell office:value-type="string" calcext:value-type="string">
            <text:p>fab fa-readme: Léame </text:p>
          </table:table-cell>
          <table:table-cell office:value-type="string" calcext:value-type="string">
            <text:p><text:s/>fab fa-readm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d5</text:p>
          </table:table-cell>
          <table:table-cell table:formula="of:=CONCATENATE(&quot;Fontawesome.create!(&quot;;[.$B$1];&quot;: '&quot;;TRIM([.$B1001]);&quot;', &quot;;[.$C$1];&quot;: '&quot;;TRIM([.$C1001]);&quot;', &quot;;[.$D$1];&quot;: '&quot;;TRIM([.$D1001]);&quot;', &quot;;[.$E$1];&quot;: '&quot;;TRIM([.$E1001]);&quot;')&quot;)" office:value-type="string" office:string-value="Fontawesome.create!(prefijo_nombre_css: 'fab fa-readme: Léame', icono: 'fab fa-readme', termino: '', codigo_css: '\f4d5')" calcext:value-type="string">
            <text:p>Fontawesome.create!(prefijo_nombre_css: 'fab fa-readme: Léame', icono: 'fab fa-readme', termino: '', codigo_css: '\f4d5')</text:p>
          </table:table-cell>
        </table:table-row>
        <table:table-row table:style-name="ro1">
          <table:table-cell/>
          <table:table-cell office:value-type="string" calcext:value-type="string">
            <text:p>fab fa-rebel: Alianza rebelde </text:p>
          </table:table-cell>
          <table:table-cell office:value-type="string" calcext:value-type="string">
            <text:p><text:s/>fab fa-rebe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d0</text:p>
          </table:table-cell>
          <table:table-cell table:formula="of:=CONCATENATE(&quot;Fontawesome.create!(&quot;;[.$B$1];&quot;: '&quot;;TRIM([.$B1002]);&quot;', &quot;;[.$C$1];&quot;: '&quot;;TRIM([.$C1002]);&quot;', &quot;;[.$D$1];&quot;: '&quot;;TRIM([.$D1002]);&quot;', &quot;;[.$E$1];&quot;: '&quot;;TRIM([.$E1002]);&quot;')&quot;)" office:value-type="string" office:string-value="Fontawesome.create!(prefijo_nombre_css: 'fab fa-rebel: Alianza rebelde', icono: 'fab fa-rebel', termino: '', codigo_css: '\f1d0')" calcext:value-type="string">
            <text:p>Fontawesome.create!(prefijo_nombre_css: 'fab fa-rebel: Alianza rebelde', icono: 'fab fa-rebel', termino: '', codigo_css: '\f1d0')</text:p>
          </table:table-cell>
        </table:table-row>
        <table:table-row table:style-name="ro1">
          <table:table-cell/>
          <table:table-cell office:value-type="string" calcext:value-type="string">
            <text:p>fas fa-receipt: Recibo </text:p>
          </table:table-cell>
          <table:table-cell office:value-type="string" calcext:value-type="string">
            <text:p><text:s/>fas fa-receipt </text:p>
          </table:table-cell>
          <table:table-cell office:value-type="string" calcext:value-type="string">
            <text:p><text:s/>cheque, factura, dinero, pagar, tabla, </text:p>
          </table:table-cell>
          <table:table-cell office:value-type="string" calcext:value-type="string">
            <text:p><text:s/>\f543</text:p>
          </table:table-cell>
          <table:table-cell table:formula="of:=CONCATENATE(&quot;Fontawesome.create!(&quot;;[.$B$1];&quot;: '&quot;;TRIM([.$B1003]);&quot;', &quot;;[.$C$1];&quot;: '&quot;;TRIM([.$C1003]);&quot;', &quot;;[.$D$1];&quot;: '&quot;;TRIM([.$D1003]);&quot;', &quot;;[.$E$1];&quot;: '&quot;;TRIM([.$E1003]);&quot;')&quot;)" office:value-type="string" office:string-value="Fontawesome.create!(prefijo_nombre_css: 'fas fa-receipt: Recibo', icono: 'fas fa-receipt', termino: 'cheque, factura, dinero, pagar, tabla,', codigo_css: '\f543')" calcext:value-type="string">
            <text:p>Fontawesome.create!(prefijo_nombre_css: 'fas fa-receipt: Recibo', icono: 'fas fa-receipt', termino: 'cheque, factura, dinero, pagar, tabla,', codigo_css: '\f543')</text:p>
          </table:table-cell>
        </table:table-row>
        <table:table-row table:style-name="ro1">
          <table:table-cell/>
          <table:table-cell office:value-type="string" calcext:value-type="string">
            <text:p>fas fa-record-vinyl: Disco de vinilo </text:p>
          </table:table-cell>
          <table:table-cell office:value-type="string" calcext:value-type="string">
            <text:p><text:s/>fas fa-record-vinyl </text:p>
          </table:table-cell>
          <table:table-cell office:value-type="string" calcext:value-type="string">
            <text:p><text:s/>LP, álbum, analógico, música, fonógrafo, sonido, </text:p>
          </table:table-cell>
          <table:table-cell office:value-type="string" calcext:value-type="string">
            <text:p><text:s/>\f8d9</text:p>
          </table:table-cell>
          <table:table-cell table:formula="of:=CONCATENATE(&quot;Fontawesome.create!(&quot;;[.$B$1];&quot;: '&quot;;TRIM([.$B1004]);&quot;', &quot;;[.$C$1];&quot;: '&quot;;TRIM([.$C1004]);&quot;', &quot;;[.$D$1];&quot;: '&quot;;TRIM([.$D1004]);&quot;', &quot;;[.$E$1];&quot;: '&quot;;TRIM([.$E1004]);&quot;')&quot;)" office:value-type="string" office:string-value="Fontawesome.create!(prefijo_nombre_css: 'fas fa-record-vinyl: Disco de vinilo', icono: 'fas fa-record-vinyl', termino: 'LP, álbum, analógico, música, fonógrafo, sonido,', codigo_css: '\f8d9')" calcext:value-type="string">
            <text:p>Fontawesome.create!(prefijo_nombre_css: 'fas fa-record-vinyl: Disco de vinilo', icono: 'fas fa-record-vinyl', termino: 'LP, álbum, analógico, música, fonógrafo, sonido,', codigo_css: '\f8d9')</text:p>
          </table:table-cell>
        </table:table-row>
        <table:table-row table:style-name="ro1">
          <table:table-cell/>
          <table:table-cell office:value-type="string" calcext:value-type="string">
            <text:p>fas fa-recycle: Reciclar </text:p>
          </table:table-cell>
          <table:table-cell office:value-type="string" calcext:value-type="string">
            <text:p><text:s/>fas fa-recycle </text:p>
          </table:table-cell>
          <table:table-cell office:value-type="string" calcext:value-type="string">
            <text:p><text:s/>Residuos, abono, basura, reutilización, basura, </text:p>
          </table:table-cell>
          <table:table-cell office:value-type="string" calcext:value-type="string">
            <text:p><text:s/>\f1b8</text:p>
          </table:table-cell>
          <table:table-cell table:formula="of:=CONCATENATE(&quot;Fontawesome.create!(&quot;;[.$B$1];&quot;: '&quot;;TRIM([.$B1005]);&quot;', &quot;;[.$C$1];&quot;: '&quot;;TRIM([.$C1005]);&quot;', &quot;;[.$D$1];&quot;: '&quot;;TRIM([.$D1005]);&quot;', &quot;;[.$E$1];&quot;: '&quot;;TRIM([.$E1005]);&quot;')&quot;)" office:value-type="string" office:string-value="Fontawesome.create!(prefijo_nombre_css: 'fas fa-recycle: Reciclar', icono: 'fas fa-recycle', termino: 'Residuos, abono, basura, reutilización, basura,', codigo_css: '\f1b8')" calcext:value-type="string">
            <text:p>Fontawesome.create!(prefijo_nombre_css: 'fas fa-recycle: Reciclar', icono: 'fas fa-recycle', termino: 'Residuos, abono, basura, reutilización, basura,', codigo_css: '\f1b8')</text:p>
          </table:table-cell>
        </table:table-row>
        <table:table-row table:style-name="ro1">
          <table:table-cell/>
          <table:table-cell office:value-type="string" calcext:value-type="string">
            <text:p>fab fa-red-river: río Rojo </text:p>
          </table:table-cell>
          <table:table-cell office:value-type="string" calcext:value-type="string">
            <text:p><text:s/>fab fa-red-riv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3</text:p>
          </table:table-cell>
          <table:table-cell table:formula="of:=CONCATENATE(&quot;Fontawesome.create!(&quot;;[.$B$1];&quot;: '&quot;;TRIM([.$B1006]);&quot;', &quot;;[.$C$1];&quot;: '&quot;;TRIM([.$C1006]);&quot;', &quot;;[.$D$1];&quot;: '&quot;;TRIM([.$D1006]);&quot;', &quot;;[.$E$1];&quot;: '&quot;;TRIM([.$E1006]);&quot;')&quot;)" office:value-type="string" office:string-value="Fontawesome.create!(prefijo_nombre_css: 'fab fa-red-river: río Rojo', icono: 'fab fa-red-river', termino: '', codigo_css: '\f3e3')" calcext:value-type="string">
            <text:p>Fontawesome.create!(prefijo_nombre_css: 'fab fa-red-river: río Rojo', icono: 'fab fa-red-river', termino: '', codigo_css: '\f3e3')</text:p>
          </table:table-cell>
        </table:table-row>
        <table:table-row table:style-name="ro1">
          <table:table-cell/>
          <table:table-cell office:value-type="string" calcext:value-type="string">
            <text:p>fab fa-reddit: logotipo de reddit </text:p>
          </table:table-cell>
          <table:table-cell office:value-type="string" calcext:value-type="string">
            <text:p><text:s/>fab fa-reddi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1</text:p>
          </table:table-cell>
          <table:table-cell table:formula="of:=CONCATENATE(&quot;Fontawesome.create!(&quot;;[.$B$1];&quot;: '&quot;;TRIM([.$B1007]);&quot;', &quot;;[.$C$1];&quot;: '&quot;;TRIM([.$C1007]);&quot;', &quot;;[.$D$1];&quot;: '&quot;;TRIM([.$D1007]);&quot;', &quot;;[.$E$1];&quot;: '&quot;;TRIM([.$E1007]);&quot;')&quot;)" office:value-type="string" office:string-value="Fontawesome.create!(prefijo_nombre_css: 'fab fa-reddit: logotipo de reddit', icono: 'fab fa-reddit', termino: '', codigo_css: '\f1a1')" calcext:value-type="string">
            <text:p>Fontawesome.create!(prefijo_nombre_css: 'fab fa-reddit: logotipo de reddit', icono: 'fab fa-reddit', termino: '', codigo_css: '\f1a1')</text:p>
          </table:table-cell>
        </table:table-row>
        <table:table-row table:style-name="ro1">
          <table:table-cell/>
          <table:table-cell office:value-type="string" calcext:value-type="string">
            <text:p>fab fa-reddit-alien: reddit alien </text:p>
          </table:table-cell>
          <table:table-cell office:value-type="string" calcext:value-type="string">
            <text:p><text:s/>fab fa-reddit-alie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81</text:p>
          </table:table-cell>
          <table:table-cell table:formula="of:=CONCATENATE(&quot;Fontawesome.create!(&quot;;[.$B$1];&quot;: '&quot;;TRIM([.$B1008]);&quot;', &quot;;[.$C$1];&quot;: '&quot;;TRIM([.$C1008]);&quot;', &quot;;[.$D$1];&quot;: '&quot;;TRIM([.$D1008]);&quot;', &quot;;[.$E$1];&quot;: '&quot;;TRIM([.$E1008]);&quot;')&quot;)" office:value-type="string" office:string-value="Fontawesome.create!(prefijo_nombre_css: 'fab fa-reddit-alien: reddit alien', icono: 'fab fa-reddit-alien', termino: '', codigo_css: '\f281')" calcext:value-type="string">
            <text:p>Fontawesome.create!(prefijo_nombre_css: 'fab fa-reddit-alien: reddit alien', icono: 'fab fa-reddit-alien', termino: '', codigo_css: '\f281')</text:p>
          </table:table-cell>
        </table:table-row>
        <table:table-row table:style-name="ro1">
          <table:table-cell/>
          <table:table-cell office:value-type="string" calcext:value-type="string">
            <text:p>fab fa-reddit-square: plaza reddit </text:p>
          </table:table-cell>
          <table:table-cell office:value-type="string" calcext:value-type="string">
            <text:p><text:s/>fab fa-reddit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2</text:p>
          </table:table-cell>
          <table:table-cell table:formula="of:=CONCATENATE(&quot;Fontawesome.create!(&quot;;[.$B$1];&quot;: '&quot;;TRIM([.$B1009]);&quot;', &quot;;[.$C$1];&quot;: '&quot;;TRIM([.$C1009]);&quot;', &quot;;[.$D$1];&quot;: '&quot;;TRIM([.$D1009]);&quot;', &quot;;[.$E$1];&quot;: '&quot;;TRIM([.$E1009]);&quot;')&quot;)" office:value-type="string" office:string-value="Fontawesome.create!(prefijo_nombre_css: 'fab fa-reddit-square: plaza reddit', icono: 'fab fa-reddit-square', termino: '', codigo_css: '\f1a2')" calcext:value-type="string">
            <text:p>Fontawesome.create!(prefijo_nombre_css: 'fab fa-reddit-square: plaza reddit', icono: 'fab fa-reddit-square', termino: '', codigo_css: '\f1a2')</text:p>
          </table:table-cell>
        </table:table-row>
        <table:table-row table:style-name="ro1">
          <table:table-cell/>
          <table:table-cell office:value-type="string" calcext:value-type="string">
            <text:p>fab fa-redhat: Sombrero rojo </text:p>
          </table:table-cell>
          <table:table-cell office:value-type="string" calcext:value-type="string">
            <text:p><text:s/>fab fa-redhat </text:p>
          </table:table-cell>
          <table:table-cell office:value-type="string" calcext:value-type="string">
            <text:p><text:s/>linux, sistema operativo, os, </text:p>
          </table:table-cell>
          <table:table-cell office:value-type="string" calcext:value-type="string">
            <text:p><text:s/>\f7bc</text:p>
          </table:table-cell>
          <table:table-cell table:formula="of:=CONCATENATE(&quot;Fontawesome.create!(&quot;;[.$B$1];&quot;: '&quot;;TRIM([.$B1010]);&quot;', &quot;;[.$C$1];&quot;: '&quot;;TRIM([.$C1010]);&quot;', &quot;;[.$D$1];&quot;: '&quot;;TRIM([.$D1010]);&quot;', &quot;;[.$E$1];&quot;: '&quot;;TRIM([.$E1010]);&quot;')&quot;)" office:value-type="string" office:string-value="Fontawesome.create!(prefijo_nombre_css: 'fab fa-redhat: Sombrero rojo', icono: 'fab fa-redhat', termino: 'linux, sistema operativo, os,', codigo_css: '\f7bc')" calcext:value-type="string">
            <text:p>Fontawesome.create!(prefijo_nombre_css: 'fab fa-redhat: Sombrero rojo', icono: 'fab fa-redhat', termino: 'linux, sistema operativo, os,', codigo_css: '\f7bc')</text:p>
          </table:table-cell>
        </table:table-row>
        <table:table-row table:style-name="ro1">
          <table:table-cell/>
          <table:table-cell office:value-type="string" calcext:value-type="string">
            <text:p>fas fa-redo: Rehacer </text:p>
          </table:table-cell>
          <table:table-cell office:value-type="string" calcext:value-type="string">
            <text:p><text:s/>fas fa-redo </text:p>
          </table:table-cell>
          <table:table-cell office:value-type="string" calcext:value-type="string">
            <text:p><text:s/>reenviar, actualizar, recargar, repetir, </text:p>
          </table:table-cell>
          <table:table-cell office:value-type="string" calcext:value-type="string">
            <text:p><text:s/>\f01e</text:p>
          </table:table-cell>
          <table:table-cell table:formula="of:=CONCATENATE(&quot;Fontawesome.create!(&quot;;[.$B$1];&quot;: '&quot;;TRIM([.$B1011]);&quot;', &quot;;[.$C$1];&quot;: '&quot;;TRIM([.$C1011]);&quot;', &quot;;[.$D$1];&quot;: '&quot;;TRIM([.$D1011]);&quot;', &quot;;[.$E$1];&quot;: '&quot;;TRIM([.$E1011]);&quot;')&quot;)" office:value-type="string" office:string-value="Fontawesome.create!(prefijo_nombre_css: 'fas fa-redo: Rehacer', icono: 'fas fa-redo', termino: 'reenviar, actualizar, recargar, repetir,', codigo_css: '\f01e')" calcext:value-type="string">
            <text:p>Fontawesome.create!(prefijo_nombre_css: 'fas fa-redo: Rehacer', icono: 'fas fa-redo', termino: 'reenviar, actualizar, recargar, repetir,', codigo_css: '\f01e')</text:p>
          </table:table-cell>
        </table:table-row>
        <table:table-row table:style-name="ro1">
          <table:table-cell/>
          <table:table-cell office:value-type="string" calcext:value-type="string">
            <text:p>fas fa-redo-alt: Alternate Rehacer </text:p>
          </table:table-cell>
          <table:table-cell office:value-type="string" calcext:value-type="string">
            <text:p><text:s/>fas fa-redo-alt </text:p>
          </table:table-cell>
          <table:table-cell office:value-type="string" calcext:value-type="string">
            <text:p><text:s/>reenviar, actualizar, recargar, repetir, </text:p>
          </table:table-cell>
          <table:table-cell office:value-type="string" calcext:value-type="string">
            <text:p><text:s/>\f2f9</text:p>
          </table:table-cell>
          <table:table-cell table:formula="of:=CONCATENATE(&quot;Fontawesome.create!(&quot;;[.$B$1];&quot;: '&quot;;TRIM([.$B1012]);&quot;', &quot;;[.$C$1];&quot;: '&quot;;TRIM([.$C1012]);&quot;', &quot;;[.$D$1];&quot;: '&quot;;TRIM([.$D1012]);&quot;', &quot;;[.$E$1];&quot;: '&quot;;TRIM([.$E1012]);&quot;')&quot;)" office:value-type="string" office:string-value="Fontawesome.create!(prefijo_nombre_css: 'fas fa-redo-alt: Alternate Rehacer', icono: 'fas fa-redo-alt', termino: 'reenviar, actualizar, recargar, repetir,', codigo_css: '\f2f9')" calcext:value-type="string">
            <text:p>Fontawesome.create!(prefijo_nombre_css: 'fas fa-redo-alt: Alternate Rehacer', icono: 'fas fa-redo-alt', termino: 'reenviar, actualizar, recargar, repetir,', codigo_css: '\f2f9')</text:p>
          </table:table-cell>
        </table:table-row>
        <table:table-row table:style-name="ro1">
          <table:table-cell/>
          <table:table-cell office:value-type="string" calcext:value-type="string">
            <text:p>fas fa-registered: Marca registrada </text:p>
          </table:table-cell>
          <table:table-cell office:value-type="string" calcext:value-type="string">
            <text:p><text:s/>fas fa-registered </text:p>
          </table:table-cell>
          <table:table-cell office:value-type="string" calcext:value-type="string">
            <text:p><text:s/>copyright, marca, marca registrada, </text:p>
          </table:table-cell>
          <table:table-cell office:value-type="string" calcext:value-type="string">
            <text:p><text:s/>\f25d</text:p>
          </table:table-cell>
          <table:table-cell table:formula="of:=CONCATENATE(&quot;Fontawesome.create!(&quot;;[.$B$1];&quot;: '&quot;;TRIM([.$B1013]);&quot;', &quot;;[.$C$1];&quot;: '&quot;;TRIM([.$C1013]);&quot;', &quot;;[.$D$1];&quot;: '&quot;;TRIM([.$D1013]);&quot;', &quot;;[.$E$1];&quot;: '&quot;;TRIM([.$E1013]);&quot;')&quot;)" office:value-type="string" office:string-value="Fontawesome.create!(prefijo_nombre_css: 'fas fa-registered: Marca registrada', icono: 'fas fa-registered', termino: 'copyright, marca, marca registrada,', codigo_css: '\f25d')" calcext:value-type="string">
            <text:p>Fontawesome.create!(prefijo_nombre_css: 'fas fa-registered: Marca registrada', icono: 'fas fa-registered', termino: 'copyright, marca, marca registrada,', codigo_css: '\f25d')</text:p>
          </table:table-cell>
        </table:table-row>
        <table:table-row table:style-name="ro1">
          <table:table-cell/>
          <table:table-cell office:value-type="string" calcext:value-type="string">
            <text:p>fas fa-remove-format: Quitar formato </text:p>
          </table:table-cell>
          <table:table-cell office:value-type="string" calcext:value-type="string">
            <text:p><text:s/>fas fa-remove-format </text:p>
          </table:table-cell>
          <table:table-cell office:value-type="string" calcext:value-type="string">
            <text:p><text:s/>cancelar, estilo, formato, fuente, quitar, texto, </text:p>
          </table:table-cell>
          <table:table-cell office:value-type="string" calcext:value-type="string">
            <text:p><text:s/>\f87d</text:p>
          </table:table-cell>
          <table:table-cell table:formula="of:=CONCATENATE(&quot;Fontawesome.create!(&quot;;[.$B$1];&quot;: '&quot;;TRIM([.$B1014]);&quot;', &quot;;[.$C$1];&quot;: '&quot;;TRIM([.$C1014]);&quot;', &quot;;[.$D$1];&quot;: '&quot;;TRIM([.$D1014]);&quot;', &quot;;[.$E$1];&quot;: '&quot;;TRIM([.$E1014]);&quot;')&quot;)" office:value-type="string" office:string-value="Fontawesome.create!(prefijo_nombre_css: 'fas fa-remove-format: Quitar formato', icono: 'fas fa-remove-format', termino: 'cancelar, estilo, formato, fuente, quitar, texto,', codigo_css: '\f87d')" calcext:value-type="string">
            <text:p>Fontawesome.create!(prefijo_nombre_css: 'fas fa-remove-format: Quitar formato', icono: 'fas fa-remove-format', termino: 'cancelar, estilo, formato, fuente, quitar, texto,', codigo_css: '\f87d')</text:p>
          </table:table-cell>
        </table:table-row>
        <table:table-row table:style-name="ro1">
          <table:table-cell/>
          <table:table-cell office:value-type="string" calcext:value-type="string">
            <text:p>fab fa-renren: Renren </text:p>
          </table:table-cell>
          <table:table-cell office:value-type="string" calcext:value-type="string">
            <text:p><text:s/>fab fa-renre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8b</text:p>
          </table:table-cell>
          <table:table-cell table:formula="of:=CONCATENATE(&quot;Fontawesome.create!(&quot;;[.$B$1];&quot;: '&quot;;TRIM([.$B1015]);&quot;', &quot;;[.$C$1];&quot;: '&quot;;TRIM([.$C1015]);&quot;', &quot;;[.$D$1];&quot;: '&quot;;TRIM([.$D1015]);&quot;', &quot;;[.$E$1];&quot;: '&quot;;TRIM([.$E1015]);&quot;')&quot;)" office:value-type="string" office:string-value="Fontawesome.create!(prefijo_nombre_css: 'fab fa-renren: Renren', icono: 'fab fa-renren', termino: '', codigo_css: '\f18b')" calcext:value-type="string">
            <text:p>Fontawesome.create!(prefijo_nombre_css: 'fab fa-renren: Renren', icono: 'fab fa-renren', termino: '', codigo_css: '\f18b')</text:p>
          </table:table-cell>
        </table:table-row>
        <table:table-row table:style-name="ro1">
          <table:table-cell/>
          <table:table-cell office:value-type="string" calcext:value-type="string">
            <text:p>fas fa-reply: Respuesta </text:p>
          </table:table-cell>
          <table:table-cell office:value-type="string" calcext:value-type="string">
            <text:p><text:s/>fas fa-reply </text:p>
          </table:table-cell>
          <table:table-cell office:value-type="string" calcext:value-type="string">
            <text:p><text:s/>correo, mensaje, responder, </text:p>
          </table:table-cell>
          <table:table-cell office:value-type="string" calcext:value-type="string">
            <text:p><text:s/>\f3e5</text:p>
          </table:table-cell>
          <table:table-cell table:formula="of:=CONCATENATE(&quot;Fontawesome.create!(&quot;;[.$B$1];&quot;: '&quot;;TRIM([.$B1016]);&quot;', &quot;;[.$C$1];&quot;: '&quot;;TRIM([.$C1016]);&quot;', &quot;;[.$D$1];&quot;: '&quot;;TRIM([.$D1016]);&quot;', &quot;;[.$E$1];&quot;: '&quot;;TRIM([.$E1016]);&quot;')&quot;)" office:value-type="string" office:string-value="Fontawesome.create!(prefijo_nombre_css: 'fas fa-reply: Respuesta', icono: 'fas fa-reply', termino: 'correo, mensaje, responder,', codigo_css: '\f3e5')" calcext:value-type="string">
            <text:p>Fontawesome.create!(prefijo_nombre_css: 'fas fa-reply: Respuesta', icono: 'fas fa-reply', termino: 'correo, mensaje, responder,', codigo_css: '\f3e5')</text:p>
          </table:table-cell>
        </table:table-row>
        <table:table-row table:style-name="ro1">
          <table:table-cell/>
          <table:table-cell office:value-type="string" calcext:value-type="string">
            <text:p>fas fa-reply-all: responder a todos </text:p>
          </table:table-cell>
          <table:table-cell office:value-type="string" calcext:value-type="string">
            <text:p><text:s/>fas fa-reply-all </text:p>
          </table:table-cell>
          <table:table-cell office:value-type="string" calcext:value-type="string">
            <text:p><text:s/>correo, mensaje, responder, </text:p>
          </table:table-cell>
          <table:table-cell office:value-type="string" calcext:value-type="string">
            <text:p><text:s/>\f122</text:p>
          </table:table-cell>
          <table:table-cell table:formula="of:=CONCATENATE(&quot;Fontawesome.create!(&quot;;[.$B$1];&quot;: '&quot;;TRIM([.$B1017]);&quot;', &quot;;[.$C$1];&quot;: '&quot;;TRIM([.$C1017]);&quot;', &quot;;[.$D$1];&quot;: '&quot;;TRIM([.$D1017]);&quot;', &quot;;[.$E$1];&quot;: '&quot;;TRIM([.$E1017]);&quot;')&quot;)" office:value-type="string" office:string-value="Fontawesome.create!(prefijo_nombre_css: 'fas fa-reply-all: responder a todos', icono: 'fas fa-reply-all', termino: 'correo, mensaje, responder,', codigo_css: '\f122')" calcext:value-type="string">
            <text:p>Fontawesome.create!(prefijo_nombre_css: 'fas fa-reply-all: responder a todos', icono: 'fas fa-reply-all', termino: 'correo, mensaje, responder,', codigo_css: '\f122')</text:p>
          </table:table-cell>
        </table:table-row>
        <table:table-row table:style-name="ro1">
          <table:table-cell/>
          <table:table-cell office:value-type="string" calcext:value-type="string">
            <text:p>fab fa-replyd: respondido </text:p>
          </table:table-cell>
          <table:table-cell office:value-type="string" calcext:value-type="string">
            <text:p><text:s/>fab fa-reply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6</text:p>
          </table:table-cell>
          <table:table-cell table:formula="of:=CONCATENATE(&quot;Fontawesome.create!(&quot;;[.$B$1];&quot;: '&quot;;TRIM([.$B1018]);&quot;', &quot;;[.$C$1];&quot;: '&quot;;TRIM([.$C1018]);&quot;', &quot;;[.$D$1];&quot;: '&quot;;TRIM([.$D1018]);&quot;', &quot;;[.$E$1];&quot;: '&quot;;TRIM([.$E1018]);&quot;')&quot;)" office:value-type="string" office:string-value="Fontawesome.create!(prefijo_nombre_css: 'fab fa-replyd: respondido', icono: 'fab fa-replyd', termino: '', codigo_css: '\f3e6')" calcext:value-type="string">
            <text:p>Fontawesome.create!(prefijo_nombre_css: 'fab fa-replyd: respondido', icono: 'fab fa-replyd', termino: '', codigo_css: '\f3e6')</text:p>
          </table:table-cell>
        </table:table-row>
        <table:table-row table:style-name="ro1">
          <table:table-cell/>
          <table:table-cell office:value-type="string" calcext:value-type="string">
            <text:p>fas fa-republican: Republicano </text:p>
          </table:table-cell>
          <table:table-cell office:value-type="string" calcext:value-type="string">
            <text:p><text:s/>fas fa-republican </text:p>
          </table:table-cell>
          <table:table-cell office:value-type="string" calcext:value-type="string">
            <text:p><text:s/>americano, conservador, elección, elefante, política, partido republicano, derecha, de derecha, estados unidos, </text:p>
          </table:table-cell>
          <table:table-cell office:value-type="string" calcext:value-type="string">
            <text:p><text:s/>\f75e</text:p>
          </table:table-cell>
          <table:table-cell table:formula="of:=CONCATENATE(&quot;Fontawesome.create!(&quot;;[.$B$1];&quot;: '&quot;;TRIM([.$B1019]);&quot;', &quot;;[.$C$1];&quot;: '&quot;;TRIM([.$C1019]);&quot;', &quot;;[.$D$1];&quot;: '&quot;;TRIM([.$D1019]);&quot;', &quot;;[.$E$1];&quot;: '&quot;;TRIM([.$E1019]);&quot;')&quot;)" office:value-type="string" office:string-value="Fontawesome.create!(prefijo_nombre_css: 'fas fa-republican: Republicano', icono: 'fas fa-republican', termino: 'americano, conservador, elección, elefante, política, partido republicano, derecha, de derecha, estados unidos,', codigo_css: '\f75e')" calcext:value-type="string">
            <text:p>Fontawesome.create!(prefijo_nombre_css: 'fas fa-republican: Republicano', icono: 'fas fa-republican', termino: 'americano, conservador, elección, elefante, política, partido republicano, derecha, de derecha, estados unidos,', codigo_css: '\f75e')</text:p>
          </table:table-cell>
        </table:table-row>
        <table:table-row table:style-name="ro1">
          <table:table-cell/>
          <table:table-cell office:value-type="string" calcext:value-type="string">
            <text:p>fab fa-researchgate: Puerta de la investigación </text:p>
          </table:table-cell>
          <table:table-cell office:value-type="string" calcext:value-type="string">
            <text:p><text:s/>fab fa-researchgat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8</text:p>
          </table:table-cell>
          <table:table-cell table:formula="of:=CONCATENATE(&quot;Fontawesome.create!(&quot;;[.$B$1];&quot;: '&quot;;TRIM([.$B1020]);&quot;', &quot;;[.$C$1];&quot;: '&quot;;TRIM([.$C1020]);&quot;', &quot;;[.$D$1];&quot;: '&quot;;TRIM([.$D1020]);&quot;', &quot;;[.$E$1];&quot;: '&quot;;TRIM([.$E1020]);&quot;')&quot;)" office:value-type="string" office:string-value="Fontawesome.create!(prefijo_nombre_css: 'fab fa-researchgate: Puerta de la investigación', icono: 'fab fa-researchgate', termino: '', codigo_css: '\f4f8')" calcext:value-type="string">
            <text:p>Fontawesome.create!(prefijo_nombre_css: 'fab fa-researchgate: Puerta de la investigación', icono: 'fab fa-researchgate', termino: '', codigo_css: '\f4f8')</text:p>
          </table:table-cell>
        </table:table-row>
        <table:table-row table:style-name="ro1">
          <table:table-cell/>
          <table:table-cell office:value-type="string" calcext:value-type="string">
            <text:p>fab fa-resolving: Resolviendo </text:p>
          </table:table-cell>
          <table:table-cell office:value-type="string" calcext:value-type="string">
            <text:p><text:s/>fab fa-resolvin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7</text:p>
          </table:table-cell>
          <table:table-cell table:formula="of:=CONCATENATE(&quot;Fontawesome.create!(&quot;;[.$B$1];&quot;: '&quot;;TRIM([.$B1021]);&quot;', &quot;;[.$C$1];&quot;: '&quot;;TRIM([.$C1021]);&quot;', &quot;;[.$D$1];&quot;: '&quot;;TRIM([.$D1021]);&quot;', &quot;;[.$E$1];&quot;: '&quot;;TRIM([.$E1021]);&quot;')&quot;)" office:value-type="string" office:string-value="Fontawesome.create!(prefijo_nombre_css: 'fab fa-resolving: Resolviendo', icono: 'fab fa-resolving', termino: '', codigo_css: '\f3e7')" calcext:value-type="string">
            <text:p>Fontawesome.create!(prefijo_nombre_css: 'fab fa-resolving: Resolviendo', icono: 'fab fa-resolving', termino: '', codigo_css: '\f3e7')</text:p>
          </table:table-cell>
        </table:table-row>
        <table:table-row table:style-name="ro1">
          <table:table-cell/>
          <table:table-cell office:value-type="string" calcext:value-type="string">
            <text:p>fas fa-restroom: Area de aseo </text:p>
          </table:table-cell>
          <table:table-cell office:value-type="string" calcext:value-type="string">
            <text:p><text:s/>fas fa-restroom </text:p>
          </table:table-cell>
          <table:table-cell office:value-type="string" calcext:value-type="string">
            <text:p><text:s/>baño, desperdicios, john, inodoro, inodoro, </text:p>
          </table:table-cell>
          <table:table-cell office:value-type="string" calcext:value-type="string">
            <text:p><text:s/>\f7bd</text:p>
          </table:table-cell>
          <table:table-cell table:formula="of:=CONCATENATE(&quot;Fontawesome.create!(&quot;;[.$B$1];&quot;: '&quot;;TRIM([.$B1022]);&quot;', &quot;;[.$C$1];&quot;: '&quot;;TRIM([.$C1022]);&quot;', &quot;;[.$D$1];&quot;: '&quot;;TRIM([.$D1022]);&quot;', &quot;;[.$E$1];&quot;: '&quot;;TRIM([.$E1022]);&quot;')&quot;)" office:value-type="string" office:string-value="Fontawesome.create!(prefijo_nombre_css: 'fas fa-restroom: Area de aseo', icono: 'fas fa-restroom', termino: 'baño, desperdicios, john, inodoro, inodoro,', codigo_css: '\f7bd')" calcext:value-type="string">
            <text:p>Fontawesome.create!(prefijo_nombre_css: 'fas fa-restroom: Area de aseo', icono: 'fas fa-restroom', termino: 'baño, desperdicios, john, inodoro, inodoro,', codigo_css: '\f7bd')</text:p>
          </table:table-cell>
        </table:table-row>
        <table:table-row table:style-name="ro1">
          <table:table-cell/>
          <table:table-cell office:value-type="string" calcext:value-type="string">
            <text:p>fas fa-retweet: Retweet </text:p>
          </table:table-cell>
          <table:table-cell office:value-type="string" calcext:value-type="string">
            <text:p><text:s/>fas fa-retweet </text:p>
          </table:table-cell>
          <table:table-cell office:value-type="string" calcext:value-type="string">
            <text:p><text:s/>actualizar, recargar, compartir, intercambiar, </text:p>
          </table:table-cell>
          <table:table-cell office:value-type="string" calcext:value-type="string">
            <text:p><text:s/>\f079</text:p>
          </table:table-cell>
          <table:table-cell table:formula="of:=CONCATENATE(&quot;Fontawesome.create!(&quot;;[.$B$1];&quot;: '&quot;;TRIM([.$B1023]);&quot;', &quot;;[.$C$1];&quot;: '&quot;;TRIM([.$C1023]);&quot;', &quot;;[.$D$1];&quot;: '&quot;;TRIM([.$D1023]);&quot;', &quot;;[.$E$1];&quot;: '&quot;;TRIM([.$E1023]);&quot;')&quot;)" office:value-type="string" office:string-value="Fontawesome.create!(prefijo_nombre_css: 'fas fa-retweet: Retweet', icono: 'fas fa-retweet', termino: 'actualizar, recargar, compartir, intercambiar,', codigo_css: '\f079')" calcext:value-type="string">
            <text:p>Fontawesome.create!(prefijo_nombre_css: 'fas fa-retweet: Retweet', icono: 'fas fa-retweet', termino: 'actualizar, recargar, compartir, intercambiar,', codigo_css: '\f079')</text:p>
          </table:table-cell>
        </table:table-row>
        <table:table-row table:style-name="ro1">
          <table:table-cell/>
          <table:table-cell office:value-type="string" calcext:value-type="string">
            <text:p>fab fa-rev: Rev.io </text:p>
          </table:table-cell>
          <table:table-cell office:value-type="string" calcext:value-type="string">
            <text:p><text:s/>fab fa-rev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b2</text:p>
          </table:table-cell>
          <table:table-cell table:formula="of:=CONCATENATE(&quot;Fontawesome.create!(&quot;;[.$B$1];&quot;: '&quot;;TRIM([.$B1024]);&quot;', &quot;;[.$C$1];&quot;: '&quot;;TRIM([.$C1024]);&quot;', &quot;;[.$D$1];&quot;: '&quot;;TRIM([.$D1024]);&quot;', &quot;;[.$E$1];&quot;: '&quot;;TRIM([.$E1024]);&quot;')&quot;)" office:value-type="string" office:string-value="Fontawesome.create!(prefijo_nombre_css: 'fab fa-rev: Rev.io', icono: 'fab fa-rev', termino: '', codigo_css: '\f5b2')" calcext:value-type="string">
            <text:p>Fontawesome.create!(prefijo_nombre_css: 'fab fa-rev: Rev.io', icono: 'fab fa-rev', termino: '', codigo_css: '\f5b2')</text:p>
          </table:table-cell>
        </table:table-row>
        <table:table-row table:style-name="ro1">
          <table:table-cell/>
          <table:table-cell office:value-type="string" calcext:value-type="string">
            <text:p>fas fa-ribbon: Cinta </text:p>
          </table:table-cell>
          <table:table-cell office:value-type="string" calcext:value-type="string">
            <text:p><text:s/>fas fa-ribbon </text:p>
          </table:table-cell>
          <table:table-cell office:value-type="string" calcext:value-type="string">
            <text:p><text:s/>causa, solapa, alfiler, </text:p>
          </table:table-cell>
          <table:table-cell office:value-type="string" calcext:value-type="string">
            <text:p><text:s/>\f4d6</text:p>
          </table:table-cell>
          <table:table-cell table:formula="of:=CONCATENATE(&quot;Fontawesome.create!(&quot;;[.$B$1];&quot;: '&quot;;TRIM([.$B1025]);&quot;', &quot;;[.$C$1];&quot;: '&quot;;TRIM([.$C1025]);&quot;', &quot;;[.$D$1];&quot;: '&quot;;TRIM([.$D1025]);&quot;', &quot;;[.$E$1];&quot;: '&quot;;TRIM([.$E1025]);&quot;')&quot;)" office:value-type="string" office:string-value="Fontawesome.create!(prefijo_nombre_css: 'fas fa-ribbon: Cinta', icono: 'fas fa-ribbon', termino: 'causa, solapa, alfiler,', codigo_css: '\f4d6')" calcext:value-type="string">
            <text:p>Fontawesome.create!(prefijo_nombre_css: 'fas fa-ribbon: Cinta', icono: 'fas fa-ribbon', termino: 'causa, solapa, alfiler,', codigo_css: '\f4d6')</text:p>
          </table:table-cell>
        </table:table-row>
        <table:table-row table:style-name="ro1">
          <table:table-cell/>
          <table:table-cell office:value-type="string" calcext:value-type="string">
            <text:p>fas fa-ring: anillo </text:p>
          </table:table-cell>
          <table:table-cell office:value-type="string" calcext:value-type="string">
            <text:p><text:s/>fas fa-ring </text:p>
          </table:table-cell>
          <table:table-cell office:value-type="string" calcext:value-type="string">
            <text:p><text:s/>Dungeons &amp; Dragons, Gollum, banda, encuadernación, d &amp; d, dnd, compromiso, fantasía, oro, joyería, matrimonio, precioso, </text:p>
          </table:table-cell>
          <table:table-cell office:value-type="string" calcext:value-type="string">
            <text:p><text:s/>\f70b</text:p>
          </table:table-cell>
          <table:table-cell table:formula="of:=CONCATENATE(&quot;Fontawesome.create!(&quot;;[.$B$1];&quot;: '&quot;;TRIM([.$B1026]);&quot;', &quot;;[.$C$1];&quot;: '&quot;;TRIM([.$C1026]);&quot;', &quot;;[.$D$1];&quot;: '&quot;;TRIM([.$D1026]);&quot;', &quot;;[.$E$1];&quot;: '&quot;;TRIM([.$E1026]);&quot;')&quot;)" office:value-type="string" office:string-value="Fontawesome.create!(prefijo_nombre_css: 'fas fa-ring: anillo', icono: 'fas fa-ring', termino: 'Dungeons &amp; Dragons, Gollum, banda, encuadernación, d &amp; d, dnd, compromiso, fantasía, oro, joyería, matrimonio, precioso,', codigo_css: '\f70b')" calcext:value-type="string">
            <text:p>Fontawesome.create!(prefijo_nombre_css: 'fas fa-ring: anillo', icono: 'fas fa-ring', termino: 'Dungeons &amp; Dragons, Gollum, banda, encuadernación, d &amp; d, dnd, compromiso, fantasía, oro, joyería, matrimonio, precioso,', codigo_css: '\f70b')</text:p>
          </table:table-cell>
        </table:table-row>
        <table:table-row table:style-name="ro1">
          <table:table-cell/>
          <table:table-cell office:value-type="string" calcext:value-type="string">
            <text:p>fas fa-road: la carretera </text:p>
          </table:table-cell>
          <table:table-cell office:value-type="string" calcext:value-type="string">
            <text:p><text:s/>fas fa-road </text:p>
          </table:table-cell>
          <table:table-cell office:value-type="string" calcext:value-type="string">
            <text:p><text:s/>carretera, calle, mapa, pavimento, ruta, viaje, </text:p>
          </table:table-cell>
          <table:table-cell office:value-type="string" calcext:value-type="string">
            <text:p><text:s/>\f018</text:p>
          </table:table-cell>
          <table:table-cell table:formula="of:=CONCATENATE(&quot;Fontawesome.create!(&quot;;[.$B$1];&quot;: '&quot;;TRIM([.$B1027]);&quot;', &quot;;[.$C$1];&quot;: '&quot;;TRIM([.$C1027]);&quot;', &quot;;[.$D$1];&quot;: '&quot;;TRIM([.$D1027]);&quot;', &quot;;[.$E$1];&quot;: '&quot;;TRIM([.$E1027]);&quot;')&quot;)" office:value-type="string" office:string-value="Fontawesome.create!(prefijo_nombre_css: 'fas fa-road: la carretera', icono: 'fas fa-road', termino: 'carretera, calle, mapa, pavimento, ruta, viaje,', codigo_css: '\f018')" calcext:value-type="string">
            <text:p>Fontawesome.create!(prefijo_nombre_css: 'fas fa-road: la carretera', icono: 'fas fa-road', termino: 'carretera, calle, mapa, pavimento, ruta, viaje,', codigo_css: '\f018')</text:p>
          </table:table-cell>
        </table:table-row>
        <table:table-row table:style-name="ro1">
          <table:table-cell/>
          <table:table-cell office:value-type="string" calcext:value-type="string">
            <text:p>fas fa-robot: Robot </text:p>
          </table:table-cell>
          <table:table-cell office:value-type="string" calcext:value-type="string">
            <text:p><text:s/>fas fa-robot </text:p>
          </table:table-cell>
          <table:table-cell office:value-type="string" calcext:value-type="string">
            <text:p><text:s/>androide, automatizar, computadora, cyborg, </text:p>
          </table:table-cell>
          <table:table-cell office:value-type="string" calcext:value-type="string">
            <text:p><text:s/>\f544</text:p>
          </table:table-cell>
          <table:table-cell table:formula="of:=CONCATENATE(&quot;Fontawesome.create!(&quot;;[.$B$1];&quot;: '&quot;;TRIM([.$B1028]);&quot;', &quot;;[.$C$1];&quot;: '&quot;;TRIM([.$C1028]);&quot;', &quot;;[.$D$1];&quot;: '&quot;;TRIM([.$D1028]);&quot;', &quot;;[.$E$1];&quot;: '&quot;;TRIM([.$E1028]);&quot;')&quot;)" office:value-type="string" office:string-value="Fontawesome.create!(prefijo_nombre_css: 'fas fa-robot: Robot', icono: 'fas fa-robot', termino: 'androide, automatizar, computadora, cyborg,', codigo_css: '\f544')" calcext:value-type="string">
            <text:p>Fontawesome.create!(prefijo_nombre_css: 'fas fa-robot: Robot', icono: 'fas fa-robot', termino: 'androide, automatizar, computadora, cyborg,', codigo_css: '\f544')</text:p>
          </table:table-cell>
        </table:table-row>
        <table:table-row table:style-name="ro1">
          <table:table-cell/>
          <table:table-cell office:value-type="string" calcext:value-type="string">
            <text:p>fas fa-rocket: cohete </text:p>
          </table:table-cell>
          <table:table-cell office:value-type="string" calcext:value-type="string">
            <text:p><text:s/>fas fa-rocket </text:p>
          </table:table-cell>
          <table:table-cell office:value-type="string" calcext:value-type="string">
            <text:p><text:s/>aeronaves, aplicación, chorro, espacio, lanzamiento, nasa, </text:p>
          </table:table-cell>
          <table:table-cell office:value-type="string" calcext:value-type="string">
            <text:p><text:s/>\f135</text:p>
          </table:table-cell>
          <table:table-cell table:formula="of:=CONCATENATE(&quot;Fontawesome.create!(&quot;;[.$B$1];&quot;: '&quot;;TRIM([.$B1029]);&quot;', &quot;;[.$C$1];&quot;: '&quot;;TRIM([.$C1029]);&quot;', &quot;;[.$D$1];&quot;: '&quot;;TRIM([.$D1029]);&quot;', &quot;;[.$E$1];&quot;: '&quot;;TRIM([.$E1029]);&quot;')&quot;)" office:value-type="string" office:string-value="Fontawesome.create!(prefijo_nombre_css: 'fas fa-rocket: cohete', icono: 'fas fa-rocket', termino: 'aeronaves, aplicación, chorro, espacio, lanzamiento, nasa,', codigo_css: '\f135')" calcext:value-type="string">
            <text:p>Fontawesome.create!(prefijo_nombre_css: 'fas fa-rocket: cohete', icono: 'fas fa-rocket', termino: 'aeronaves, aplicación, chorro, espacio, lanzamiento, nasa,', codigo_css: '\f135')</text:p>
          </table:table-cell>
        </table:table-row>
        <table:table-row table:style-name="ro1">
          <table:table-cell/>
          <table:table-cell office:value-type="string" calcext:value-type="string">
            <text:p>fab fa-rocketchat: Rocket.Chat </text:p>
          </table:table-cell>
          <table:table-cell office:value-type="string" calcext:value-type="string">
            <text:p><text:s/>fab fa-rocketcha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8</text:p>
          </table:table-cell>
          <table:table-cell table:formula="of:=CONCATENATE(&quot;Fontawesome.create!(&quot;;[.$B$1];&quot;: '&quot;;TRIM([.$B1030]);&quot;', &quot;;[.$C$1];&quot;: '&quot;;TRIM([.$C1030]);&quot;', &quot;;[.$D$1];&quot;: '&quot;;TRIM([.$D1030]);&quot;', &quot;;[.$E$1];&quot;: '&quot;;TRIM([.$E1030]);&quot;')&quot;)" office:value-type="string" office:string-value="Fontawesome.create!(prefijo_nombre_css: 'fab fa-rocketchat: Rocket.Chat', icono: 'fab fa-rocketchat', termino: '', codigo_css: '\f3e8')" calcext:value-type="string">
            <text:p>Fontawesome.create!(prefijo_nombre_css: 'fab fa-rocketchat: Rocket.Chat', icono: 'fab fa-rocketchat', termino: '', codigo_css: '\f3e8')</text:p>
          </table:table-cell>
        </table:table-row>
        <table:table-row table:style-name="ro1">
          <table:table-cell/>
          <table:table-cell office:value-type="string" calcext:value-type="string">
            <text:p>fab fa-rockrms: Rockrms </text:p>
          </table:table-cell>
          <table:table-cell office:value-type="string" calcext:value-type="string">
            <text:p><text:s/>fab fa-rockrm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9</text:p>
          </table:table-cell>
          <table:table-cell table:formula="of:=CONCATENATE(&quot;Fontawesome.create!(&quot;;[.$B$1];&quot;: '&quot;;TRIM([.$B1031]);&quot;', &quot;;[.$C$1];&quot;: '&quot;;TRIM([.$C1031]);&quot;', &quot;;[.$D$1];&quot;: '&quot;;TRIM([.$D1031]);&quot;', &quot;;[.$E$1];&quot;: '&quot;;TRIM([.$E1031]);&quot;')&quot;)" office:value-type="string" office:string-value="Fontawesome.create!(prefijo_nombre_css: 'fab fa-rockrms: Rockrms', icono: 'fab fa-rockrms', termino: '', codigo_css: '\f3e9')" calcext:value-type="string">
            <text:p>Fontawesome.create!(prefijo_nombre_css: 'fab fa-rockrms: Rockrms', icono: 'fab fa-rockrms', termino: '', codigo_css: '\f3e9')</text:p>
          </table:table-cell>
        </table:table-row>
        <table:table-row table:style-name="ro1">
          <table:table-cell/>
          <table:table-cell office:value-type="string" calcext:value-type="string">
            <text:p>fas fa-route: Ruta </text:p>
          </table:table-cell>
          <table:table-cell office:value-type="string" calcext:value-type="string">
            <text:p><text:s/>fas fa-route </text:p>
          </table:table-cell>
          <table:table-cell office:value-type="string" calcext:value-type="string">
            <text:p><text:s/>direcciones, navegación, viajes, </text:p>
          </table:table-cell>
          <table:table-cell office:value-type="string" calcext:value-type="string">
            <text:p><text:s/>\f4d7</text:p>
          </table:table-cell>
          <table:table-cell table:formula="of:=CONCATENATE(&quot;Fontawesome.create!(&quot;;[.$B$1];&quot;: '&quot;;TRIM([.$B1032]);&quot;', &quot;;[.$C$1];&quot;: '&quot;;TRIM([.$C1032]);&quot;', &quot;;[.$D$1];&quot;: '&quot;;TRIM([.$D1032]);&quot;', &quot;;[.$E$1];&quot;: '&quot;;TRIM([.$E1032]);&quot;')&quot;)" office:value-type="string" office:string-value="Fontawesome.create!(prefijo_nombre_css: 'fas fa-route: Ruta', icono: 'fas fa-route', termino: 'direcciones, navegación, viajes,', codigo_css: '\f4d7')" calcext:value-type="string">
            <text:p>Fontawesome.create!(prefijo_nombre_css: 'fas fa-route: Ruta', icono: 'fas fa-route', termino: 'direcciones, navegación, viajes,', codigo_css: '\f4d7')</text:p>
          </table:table-cell>
        </table:table-row>
        <table:table-row table:style-name="ro1">
          <table:table-cell/>
          <table:table-cell office:value-type="string" calcext:value-type="string">
            <text:p>fas fa-rss: rss </text:p>
          </table:table-cell>
          <table:table-cell office:value-type="string" calcext:value-type="string">
            <text:p><text:s/>fas fa-rss </text:p>
          </table:table-cell>
          <table:table-cell office:value-type="string" calcext:value-type="string">
            <text:p><text:s/>blog, alimentación, diario, noticias, redacción, </text:p>
          </table:table-cell>
          <table:table-cell office:value-type="string" calcext:value-type="string">
            <text:p><text:s/>\f09e</text:p>
          </table:table-cell>
          <table:table-cell table:formula="of:=CONCATENATE(&quot;Fontawesome.create!(&quot;;[.$B$1];&quot;: '&quot;;TRIM([.$B1033]);&quot;', &quot;;[.$C$1];&quot;: '&quot;;TRIM([.$C1033]);&quot;', &quot;;[.$D$1];&quot;: '&quot;;TRIM([.$D1033]);&quot;', &quot;;[.$E$1];&quot;: '&quot;;TRIM([.$E1033]);&quot;')&quot;)" office:value-type="string" office:string-value="Fontawesome.create!(prefijo_nombre_css: 'fas fa-rss: rss', icono: 'fas fa-rss', termino: 'blog, alimentación, diario, noticias, redacción,', codigo_css: '\f09e')" calcext:value-type="string">
            <text:p>Fontawesome.create!(prefijo_nombre_css: 'fas fa-rss: rss', icono: 'fas fa-rss', termino: 'blog, alimentación, diario, noticias, redacción,', codigo_css: '\f09e')</text:p>
          </table:table-cell>
        </table:table-row>
        <table:table-row table:style-name="ro1">
          <table:table-cell/>
          <table:table-cell office:value-type="string" calcext:value-type="string">
            <text:p>fas fa-rss-square: RSS cuadrado </text:p>
          </table:table-cell>
          <table:table-cell office:value-type="string" calcext:value-type="string">
            <text:p><text:s/>fas fa-rss-square </text:p>
          </table:table-cell>
          <table:table-cell office:value-type="string" calcext:value-type="string">
            <text:p><text:s/>blog, alimentación, diario, noticias, redacción, </text:p>
          </table:table-cell>
          <table:table-cell office:value-type="string" calcext:value-type="string">
            <text:p><text:s/>\f143</text:p>
          </table:table-cell>
          <table:table-cell table:formula="of:=CONCATENATE(&quot;Fontawesome.create!(&quot;;[.$B$1];&quot;: '&quot;;TRIM([.$B1034]);&quot;', &quot;;[.$C$1];&quot;: '&quot;;TRIM([.$C1034]);&quot;', &quot;;[.$D$1];&quot;: '&quot;;TRIM([.$D1034]);&quot;', &quot;;[.$E$1];&quot;: '&quot;;TRIM([.$E1034]);&quot;')&quot;)" office:value-type="string" office:string-value="Fontawesome.create!(prefijo_nombre_css: 'fas fa-rss-square: RSS cuadrado', icono: 'fas fa-rss-square', termino: 'blog, alimentación, diario, noticias, redacción,', codigo_css: '\f143')" calcext:value-type="string">
            <text:p>Fontawesome.create!(prefijo_nombre_css: 'fas fa-rss-square: RSS cuadrado', icono: 'fas fa-rss-square', termino: 'blog, alimentación, diario, noticias, redacción,', codigo_css: '\f143')</text:p>
          </table:table-cell>
        </table:table-row>
        <table:table-row table:style-name="ro1">
          <table:table-cell/>
          <table:table-cell office:value-type="string" calcext:value-type="string">
            <text:p>fas fa-ruble-sign: Firmaro de rublo </text:p>
          </table:table-cell>
          <table:table-cell office:value-type="string" calcext:value-type="string">
            <text:p><text:s/>fas fa-ruble-sign </text:p>
          </table:table-cell>
          <table:table-cell office:value-type="string" calcext:value-type="string">
            <text:p><text:s/>moneda, dinero, frotar, </text:p>
          </table:table-cell>
          <table:table-cell office:value-type="string" calcext:value-type="string">
            <text:p><text:s/>\f158</text:p>
          </table:table-cell>
          <table:table-cell table:formula="of:=CONCATENATE(&quot;Fontawesome.create!(&quot;;[.$B$1];&quot;: '&quot;;TRIM([.$B1035]);&quot;', &quot;;[.$C$1];&quot;: '&quot;;TRIM([.$C1035]);&quot;', &quot;;[.$D$1];&quot;: '&quot;;TRIM([.$D1035]);&quot;', &quot;;[.$E$1];&quot;: '&quot;;TRIM([.$E1035]);&quot;')&quot;)" office:value-type="string" office:string-value="Fontawesome.create!(prefijo_nombre_css: 'fas fa-ruble-sign: Firmaro de rublo', icono: 'fas fa-ruble-sign', termino: 'moneda, dinero, frotar,', codigo_css: '\f158')" calcext:value-type="string">
            <text:p>Fontawesome.create!(prefijo_nombre_css: 'fas fa-ruble-sign: Firmaro de rublo', icono: 'fas fa-ruble-sign', termino: 'moneda, dinero, frotar,', codigo_css: '\f158')</text:p>
          </table:table-cell>
        </table:table-row>
        <table:table-row table:style-name="ro1">
          <table:table-cell/>
          <table:table-cell office:value-type="string" calcext:value-type="string">
            <text:p>fas fa-ruler: gobernante </text:p>
          </table:table-cell>
          <table:table-cell office:value-type="string" calcext:value-type="string">
            <text:p><text:s/>fas fa-ruler </text:p>
          </table:table-cell>
          <table:table-cell office:value-type="string" calcext:value-type="string">
            <text:p><text:s/>diseño, proyecto, longitud, medida, planificación, </text:p>
          </table:table-cell>
          <table:table-cell office:value-type="string" calcext:value-type="string">
            <text:p><text:s/>\f545</text:p>
          </table:table-cell>
          <table:table-cell table:formula="of:=CONCATENATE(&quot;Fontawesome.create!(&quot;;[.$B$1];&quot;: '&quot;;TRIM([.$B1036]);&quot;', &quot;;[.$C$1];&quot;: '&quot;;TRIM([.$C1036]);&quot;', &quot;;[.$D$1];&quot;: '&quot;;TRIM([.$D1036]);&quot;', &quot;;[.$E$1];&quot;: '&quot;;TRIM([.$E1036]);&quot;')&quot;)" office:value-type="string" office:string-value="Fontawesome.create!(prefijo_nombre_css: 'fas fa-ruler: gobernante', icono: 'fas fa-ruler', termino: 'diseño, proyecto, longitud, medida, planificación,', codigo_css: '\f545')" calcext:value-type="string">
            <text:p>Fontawesome.create!(prefijo_nombre_css: 'fas fa-ruler: gobernante', icono: 'fas fa-ruler', termino: 'diseño, proyecto, longitud, medida, planificación,', codigo_css: '\f545')</text:p>
          </table:table-cell>
        </table:table-row>
        <table:table-row table:style-name="ro1">
          <table:table-cell/>
          <table:table-cell office:value-type="string" calcext:value-type="string">
            <text:p>fas fa-ruler-combined: gobernante Combined </text:p>
          </table:table-cell>
          <table:table-cell office:value-type="string" calcext:value-type="string">
            <text:p><text:s/>fas fa-ruler-combined </text:p>
          </table:table-cell>
          <table:table-cell office:value-type="string" calcext:value-type="string">
            <text:p><text:s/>diseño, proyecto, longitud, medida, planificación, </text:p>
          </table:table-cell>
          <table:table-cell office:value-type="string" calcext:value-type="string">
            <text:p><text:s/>\f546</text:p>
          </table:table-cell>
          <table:table-cell table:formula="of:=CONCATENATE(&quot;Fontawesome.create!(&quot;;[.$B$1];&quot;: '&quot;;TRIM([.$B1037]);&quot;', &quot;;[.$C$1];&quot;: '&quot;;TRIM([.$C1037]);&quot;', &quot;;[.$D$1];&quot;: '&quot;;TRIM([.$D1037]);&quot;', &quot;;[.$E$1];&quot;: '&quot;;TRIM([.$E1037]);&quot;')&quot;)" office:value-type="string" office:string-value="Fontawesome.create!(prefijo_nombre_css: 'fas fa-ruler-combined: gobernante Combined', icono: 'fas fa-ruler-combined', termino: 'diseño, proyecto, longitud, medida, planificación,', codigo_css: '\f546')" calcext:value-type="string">
            <text:p>Fontawesome.create!(prefijo_nombre_css: 'fas fa-ruler-combined: gobernante Combined', icono: 'fas fa-ruler-combined', termino: 'diseño, proyecto, longitud, medida, planificación,', codigo_css: '\f546')</text:p>
          </table:table-cell>
        </table:table-row>
        <table:table-row table:style-name="ro1">
          <table:table-cell/>
          <table:table-cell office:value-type="string" calcext:value-type="string">
            <text:p>fas fa-ruler-horizontal: gobernante Horizontal </text:p>
          </table:table-cell>
          <table:table-cell office:value-type="string" calcext:value-type="string">
            <text:p><text:s/>fas fa-ruler-horizontal </text:p>
          </table:table-cell>
          <table:table-cell office:value-type="string" calcext:value-type="string">
            <text:p><text:s/>diseño, proyecto, longitud, medida, planificación, </text:p>
          </table:table-cell>
          <table:table-cell office:value-type="string" calcext:value-type="string">
            <text:p><text:s/>\f547</text:p>
          </table:table-cell>
          <table:table-cell table:formula="of:=CONCATENATE(&quot;Fontawesome.create!(&quot;;[.$B$1];&quot;: '&quot;;TRIM([.$B1038]);&quot;', &quot;;[.$C$1];&quot;: '&quot;;TRIM([.$C1038]);&quot;', &quot;;[.$D$1];&quot;: '&quot;;TRIM([.$D1038]);&quot;', &quot;;[.$E$1];&quot;: '&quot;;TRIM([.$E1038]);&quot;')&quot;)" office:value-type="string" office:string-value="Fontawesome.create!(prefijo_nombre_css: 'fas fa-ruler-horizontal: gobernante Horizontal', icono: 'fas fa-ruler-horizontal', termino: 'diseño, proyecto, longitud, medida, planificación,', codigo_css: '\f547')" calcext:value-type="string">
            <text:p>Fontawesome.create!(prefijo_nombre_css: 'fas fa-ruler-horizontal: gobernante Horizontal', icono: 'fas fa-ruler-horizontal', termino: 'diseño, proyecto, longitud, medida, planificación,', codigo_css: '\f547')</text:p>
          </table:table-cell>
        </table:table-row>
        <table:table-row table:style-name="ro1">
          <table:table-cell/>
          <table:table-cell office:value-type="string" calcext:value-type="string">
            <text:p>fas fa-ruler-vertical: gobernante Vertical </text:p>
          </table:table-cell>
          <table:table-cell office:value-type="string" calcext:value-type="string">
            <text:p><text:s/>fas fa-ruler-vertical </text:p>
          </table:table-cell>
          <table:table-cell office:value-type="string" calcext:value-type="string">
            <text:p><text:s/>diseño, proyecto, longitud, medida, planificación, </text:p>
          </table:table-cell>
          <table:table-cell office:value-type="string" calcext:value-type="string">
            <text:p><text:s/>\f548</text:p>
          </table:table-cell>
          <table:table-cell table:formula="of:=CONCATENATE(&quot;Fontawesome.create!(&quot;;[.$B$1];&quot;: '&quot;;TRIM([.$B1039]);&quot;', &quot;;[.$C$1];&quot;: '&quot;;TRIM([.$C1039]);&quot;', &quot;;[.$D$1];&quot;: '&quot;;TRIM([.$D1039]);&quot;', &quot;;[.$E$1];&quot;: '&quot;;TRIM([.$E1039]);&quot;')&quot;)" office:value-type="string" office:string-value="Fontawesome.create!(prefijo_nombre_css: 'fas fa-ruler-vertical: gobernante Vertical', icono: 'fas fa-ruler-vertical', termino: 'diseño, proyecto, longitud, medida, planificación,', codigo_css: '\f548')" calcext:value-type="string">
            <text:p>Fontawesome.create!(prefijo_nombre_css: 'fas fa-ruler-vertical: gobernante Vertical', icono: 'fas fa-ruler-vertical', termino: 'diseño, proyecto, longitud, medida, planificación,', codigo_css: '\f548')</text:p>
          </table:table-cell>
        </table:table-row>
        <table:table-row table:style-name="ro1">
          <table:table-cell/>
          <table:table-cell office:value-type="string" calcext:value-type="string">
            <text:p>fas fa-running: Corriendo </text:p>
          </table:table-cell>
          <table:table-cell office:value-type="string" calcext:value-type="string">
            <text:p><text:s/>fas fa-running </text:p>
          </table:table-cell>
          <table:table-cell office:value-type="string" calcext:value-type="string">
            <text:p><text:s/>ejercicio, salud, trotar, persona, correr, deporte, sprint, </text:p>
          </table:table-cell>
          <table:table-cell office:value-type="string" calcext:value-type="string">
            <text:p><text:s/>\f70c</text:p>
          </table:table-cell>
          <table:table-cell table:formula="of:=CONCATENATE(&quot;Fontawesome.create!(&quot;;[.$B$1];&quot;: '&quot;;TRIM([.$B1040]);&quot;', &quot;;[.$C$1];&quot;: '&quot;;TRIM([.$C1040]);&quot;', &quot;;[.$D$1];&quot;: '&quot;;TRIM([.$D1040]);&quot;', &quot;;[.$E$1];&quot;: '&quot;;TRIM([.$E1040]);&quot;')&quot;)" office:value-type="string" office:string-value="Fontawesome.create!(prefijo_nombre_css: 'fas fa-running: Corriendo', icono: 'fas fa-running', termino: 'ejercicio, salud, trotar, persona, correr, deporte, sprint,', codigo_css: '\f70c')" calcext:value-type="string">
            <text:p>Fontawesome.create!(prefijo_nombre_css: 'fas fa-running: Corriendo', icono: 'fas fa-running', termino: 'ejercicio, salud, trotar, persona, correr, deporte, sprint,', codigo_css: '\f70c')</text:p>
          </table:table-cell>
        </table:table-row>
        <table:table-row table:style-name="ro1">
          <table:table-cell/>
          <table:table-cell office:value-type="string" calcext:value-type="string">
            <text:p>fas fa-rupee-sign: Firmaro de la rupia india </text:p>
          </table:table-cell>
          <table:table-cell office:value-type="string" calcext:value-type="string">
            <text:p><text:s/>fas fa-rupee-sign </text:p>
          </table:table-cell>
          <table:table-cell office:value-type="string" calcext:value-type="string">
            <text:p><text:s/>moneda, indio, inr, dinero, </text:p>
          </table:table-cell>
          <table:table-cell office:value-type="string" calcext:value-type="string">
            <text:p><text:s/>\f156</text:p>
          </table:table-cell>
          <table:table-cell table:formula="of:=CONCATENATE(&quot;Fontawesome.create!(&quot;;[.$B$1];&quot;: '&quot;;TRIM([.$B1041]);&quot;', &quot;;[.$C$1];&quot;: '&quot;;TRIM([.$C1041]);&quot;', &quot;;[.$D$1];&quot;: '&quot;;TRIM([.$D1041]);&quot;', &quot;;[.$E$1];&quot;: '&quot;;TRIM([.$E1041]);&quot;')&quot;)" office:value-type="string" office:string-value="Fontawesome.create!(prefijo_nombre_css: 'fas fa-rupee-sign: Firmaro de la rupia india', icono: 'fas fa-rupee-sign', termino: 'moneda, indio, inr, dinero,', codigo_css: '\f156')" calcext:value-type="string">
            <text:p>Fontawesome.create!(prefijo_nombre_css: 'fas fa-rupee-sign: Firmaro de la rupia india', icono: 'fas fa-rupee-sign', termino: 'moneda, indio, inr, dinero,', codigo_css: '\f156')</text:p>
          </table:table-cell>
        </table:table-row>
        <table:table-row table:style-name="ro1">
          <table:table-cell/>
          <table:table-cell office:value-type="string" calcext:value-type="string">
            <text:p>fas fa-sad-cry: Cara llorando </text:p>
          </table:table-cell>
          <table:table-cell office:value-type="string" calcext:value-type="string">
            <text:p><text:s/>fas fa-sad-cry </text:p>
          </table:table-cell>
          <table:table-cell office:value-type="string" calcext:value-type="string">
            <text:p><text:s/>emoticon, cara, lágrima, lágrimas, </text:p>
          </table:table-cell>
          <table:table-cell office:value-type="string" calcext:value-type="string">
            <text:p><text:s/>\f5b3</text:p>
          </table:table-cell>
          <table:table-cell table:formula="of:=CONCATENATE(&quot;Fontawesome.create!(&quot;;[.$B$1];&quot;: '&quot;;TRIM([.$B1042]);&quot;', &quot;;[.$C$1];&quot;: '&quot;;TRIM([.$C1042]);&quot;', &quot;;[.$D$1];&quot;: '&quot;;TRIM([.$D1042]);&quot;', &quot;;[.$E$1];&quot;: '&quot;;TRIM([.$E1042]);&quot;')&quot;)" office:value-type="string" office:string-value="Fontawesome.create!(prefijo_nombre_css: 'fas fa-sad-cry: Cara llorando', icono: 'fas fa-sad-cry', termino: 'emoticon, cara, lágrima, lágrimas,', codigo_css: '\f5b3')" calcext:value-type="string">
            <text:p>Fontawesome.create!(prefijo_nombre_css: 'fas fa-sad-cry: Cara llorando', icono: 'fas fa-sad-cry', termino: 'emoticon, cara, lágrima, lágrimas,', codigo_css: '\f5b3')</text:p>
          </table:table-cell>
        </table:table-row>
        <table:table-row table:style-name="ro1">
          <table:table-cell/>
          <table:table-cell office:value-type="string" calcext:value-type="string">
            <text:p>fas fa-sad-tear: Loudly Cara llorando </text:p>
          </table:table-cell>
          <table:table-cell office:value-type="string" calcext:value-type="string">
            <text:p><text:s/>fas fa-sad-tear </text:p>
          </table:table-cell>
          <table:table-cell office:value-type="string" calcext:value-type="string">
            <text:p><text:s/>emoticon, cara, lágrima, lágrimas, </text:p>
          </table:table-cell>
          <table:table-cell office:value-type="string" calcext:value-type="string">
            <text:p><text:s/>\f5b4</text:p>
          </table:table-cell>
          <table:table-cell table:formula="of:=CONCATENATE(&quot;Fontawesome.create!(&quot;;[.$B$1];&quot;: '&quot;;TRIM([.$B1043]);&quot;', &quot;;[.$C$1];&quot;: '&quot;;TRIM([.$C1043]);&quot;', &quot;;[.$D$1];&quot;: '&quot;;TRIM([.$D1043]);&quot;', &quot;;[.$E$1];&quot;: '&quot;;TRIM([.$E1043]);&quot;')&quot;)" office:value-type="string" office:string-value="Fontawesome.create!(prefijo_nombre_css: 'fas fa-sad-tear: Loudly Cara llorando', icono: 'fas fa-sad-tear', termino: 'emoticon, cara, lágrima, lágrimas,', codigo_css: '\f5b4')" calcext:value-type="string">
            <text:p>Fontawesome.create!(prefijo_nombre_css: 'fas fa-sad-tear: Loudly Cara llorando', icono: 'fas fa-sad-tear', termino: 'emoticon, cara, lágrima, lágrimas,', codigo_css: '\f5b4')</text:p>
          </table:table-cell>
        </table:table-row>
        <table:table-row table:style-name="ro1">
          <table:table-cell/>
          <table:table-cell office:value-type="string" calcext:value-type="string">
            <text:p>fab fa-safari: Safari </text:p>
          </table:table-cell>
          <table:table-cell office:value-type="string" calcext:value-type="string">
            <text:p><text:s/>fab fa-safari </text:p>
          </table:table-cell>
          <table:table-cell office:value-type="string" calcext:value-type="string">
            <text:p><text:s/>navegador, </text:p>
          </table:table-cell>
          <table:table-cell office:value-type="string" calcext:value-type="string">
            <text:p><text:s/>\f267</text:p>
          </table:table-cell>
          <table:table-cell table:formula="of:=CONCATENATE(&quot;Fontawesome.create!(&quot;;[.$B$1];&quot;: '&quot;;TRIM([.$B1044]);&quot;', &quot;;[.$C$1];&quot;: '&quot;;TRIM([.$C1044]);&quot;', &quot;;[.$D$1];&quot;: '&quot;;TRIM([.$D1044]);&quot;', &quot;;[.$E$1];&quot;: '&quot;;TRIM([.$E1044]);&quot;')&quot;)" office:value-type="string" office:string-value="Fontawesome.create!(prefijo_nombre_css: 'fab fa-safari: Safari', icono: 'fab fa-safari', termino: 'navegador,', codigo_css: '\f267')" calcext:value-type="string">
            <text:p>Fontawesome.create!(prefijo_nombre_css: 'fab fa-safari: Safari', icono: 'fab fa-safari', termino: 'navegador,', codigo_css: '\f267')</text:p>
          </table:table-cell>
        </table:table-row>
        <table:table-row table:style-name="ro1">
          <table:table-cell/>
          <table:table-cell office:value-type="string" calcext:value-type="string">
            <text:p>fab fa-salesforce: Fuerza de ventas </text:p>
          </table:table-cell>
          <table:table-cell office:value-type="string" calcext:value-type="string">
            <text:p><text:s/>fab fa-salesforc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b</text:p>
          </table:table-cell>
          <table:table-cell table:formula="of:=CONCATENATE(&quot;Fontawesome.create!(&quot;;[.$B$1];&quot;: '&quot;;TRIM([.$B1045]);&quot;', &quot;;[.$C$1];&quot;: '&quot;;TRIM([.$C1045]);&quot;', &quot;;[.$D$1];&quot;: '&quot;;TRIM([.$D1045]);&quot;', &quot;;[.$E$1];&quot;: '&quot;;TRIM([.$E1045]);&quot;')&quot;)" office:value-type="string" office:string-value="Fontawesome.create!(prefijo_nombre_css: 'fab fa-salesforce: Fuerza de ventas', icono: 'fab fa-salesforce', termino: '', codigo_css: '\f83b')" calcext:value-type="string">
            <text:p>Fontawesome.create!(prefijo_nombre_css: 'fab fa-salesforce: Fuerza de ventas', icono: 'fab fa-salesforce', termino: '', codigo_css: '\f83b')</text:p>
          </table:table-cell>
        </table:table-row>
        <table:table-row table:style-name="ro1">
          <table:table-cell/>
          <table:table-cell office:value-type="string" calcext:value-type="string">
            <text:p>fab fa-sass: Hablar con descaro a </text:p>
          </table:table-cell>
          <table:table-cell office:value-type="string" calcext:value-type="string">
            <text:p><text:s/>fab fa-sas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e</text:p>
          </table:table-cell>
          <table:table-cell table:formula="of:=CONCATENATE(&quot;Fontawesome.create!(&quot;;[.$B$1];&quot;: '&quot;;TRIM([.$B1046]);&quot;', &quot;;[.$C$1];&quot;: '&quot;;TRIM([.$C1046]);&quot;', &quot;;[.$D$1];&quot;: '&quot;;TRIM([.$D1046]);&quot;', &quot;;[.$E$1];&quot;: '&quot;;TRIM([.$E1046]);&quot;')&quot;)" office:value-type="string" office:string-value="Fontawesome.create!(prefijo_nombre_css: 'fab fa-sass: Hablar con descaro a', icono: 'fab fa-sass', termino: '', codigo_css: '\f41e')" calcext:value-type="string">
            <text:p>Fontawesome.create!(prefijo_nombre_css: 'fab fa-sass: Hablar con descaro a', icono: 'fab fa-sass', termino: '', codigo_css: '\f41e')</text:p>
          </table:table-cell>
        </table:table-row>
        <table:table-row table:style-name="ro1">
          <table:table-cell/>
          <table:table-cell office:value-type="string" calcext:value-type="string">
            <text:p>fas fa-satellite: Satélite </text:p>
          </table:table-cell>
          <table:table-cell office:value-type="string" calcext:value-type="string">
            <text:p><text:s/>fas fa-satellite </text:p>
          </table:table-cell>
          <table:table-cell office:value-type="string" calcext:value-type="string">
            <text:p><text:s/>comunicaciones, hardware, órbita, espacio, </text:p>
          </table:table-cell>
          <table:table-cell office:value-type="string" calcext:value-type="string">
            <text:p><text:s/>\f7bf</text:p>
          </table:table-cell>
          <table:table-cell table:formula="of:=CONCATENATE(&quot;Fontawesome.create!(&quot;;[.$B$1];&quot;: '&quot;;TRIM([.$B1047]);&quot;', &quot;;[.$C$1];&quot;: '&quot;;TRIM([.$C1047]);&quot;', &quot;;[.$D$1];&quot;: '&quot;;TRIM([.$D1047]);&quot;', &quot;;[.$E$1];&quot;: '&quot;;TRIM([.$E1047]);&quot;')&quot;)" office:value-type="string" office:string-value="Fontawesome.create!(prefijo_nombre_css: 'fas fa-satellite: Satélite', icono: 'fas fa-satellite', termino: 'comunicaciones, hardware, órbita, espacio,', codigo_css: '\f7bf')" calcext:value-type="string">
            <text:p>Fontawesome.create!(prefijo_nombre_css: 'fas fa-satellite: Satélite', icono: 'fas fa-satellite', termino: 'comunicaciones, hardware, órbita, espacio,', codigo_css: '\f7bf')</text:p>
          </table:table-cell>
        </table:table-row>
        <table:table-row table:style-name="ro1">
          <table:table-cell/>
          <table:table-cell office:value-type="string" calcext:value-type="string">
            <text:p>fas fa-satellite-dish: Satélite Dish </text:p>
          </table:table-cell>
          <table:table-cell office:value-type="string" calcext:value-type="string">
            <text:p><text:s/>fas fa-satellite-dish </text:p>
          </table:table-cell>
          <table:table-cell office:value-type="string" calcext:value-type="string">
            <text:p><text:s/>SETI, comunicaciones, hardware, receptor, platillo, señal, espacio, </text:p>
          </table:table-cell>
          <table:table-cell office:value-type="string" calcext:value-type="string">
            <text:p><text:s/>\f7c0</text:p>
          </table:table-cell>
          <table:table-cell table:formula="of:=CONCATENATE(&quot;Fontawesome.create!(&quot;;[.$B$1];&quot;: '&quot;;TRIM([.$B1048]);&quot;', &quot;;[.$C$1];&quot;: '&quot;;TRIM([.$C1048]);&quot;', &quot;;[.$D$1];&quot;: '&quot;;TRIM([.$D1048]);&quot;', &quot;;[.$E$1];&quot;: '&quot;;TRIM([.$E1048]);&quot;')&quot;)" office:value-type="string" office:string-value="Fontawesome.create!(prefijo_nombre_css: 'fas fa-satellite-dish: Satélite Dish', icono: 'fas fa-satellite-dish', termino: 'SETI, comunicaciones, hardware, receptor, platillo, señal, espacio,', codigo_css: '\f7c0')" calcext:value-type="string">
            <text:p>Fontawesome.create!(prefijo_nombre_css: 'fas fa-satellite-dish: Satélite Dish', icono: 'fas fa-satellite-dish', termino: 'SETI, comunicaciones, hardware, receptor, platillo, señal, espacio,', codigo_css: '\f7c0')</text:p>
          </table:table-cell>
        </table:table-row>
        <table:table-row table:style-name="ro1">
          <table:table-cell/>
          <table:table-cell office:value-type="string" calcext:value-type="string">
            <text:p>fas fa-save: Salvar </text:p>
          </table:table-cell>
          <table:table-cell office:value-type="string" calcext:value-type="string">
            <text:p><text:s/>fas fa-save </text:p>
          </table:table-cell>
          <table:table-cell office:value-type="string" calcext:value-type="string">
            <text:p><text:s/>disquete, descarga, disquete, disquete, fuente impresionante disquete </text:p>
          </table:table-cell>
          <table:table-cell office:value-type="string" calcext:value-type="string">
            <text:p><text:s/>\f0c7</text:p>
          </table:table-cell>
          <table:table-cell table:formula="of:=CONCATENATE(&quot;Fontawesome.create!(&quot;;[.$B$1];&quot;: '&quot;;TRIM([.$B1049]);&quot;', &quot;;[.$C$1];&quot;: '&quot;;TRIM([.$C1049]);&quot;', &quot;;[.$D$1];&quot;: '&quot;;TRIM([.$D1049]);&quot;', &quot;;[.$E$1];&quot;: '&quot;;TRIM([.$E1049]);&quot;')&quot;)" office:value-type="string" office:string-value="Fontawesome.create!(prefijo_nombre_css: 'fas fa-save: Salvar', icono: 'fas fa-save', termino: 'disquete, descarga, disquete, disquete, fuente impresionante disquete', codigo_css: '\f0c7')" calcext:value-type="string">
            <text:p>Fontawesome.create!(prefijo_nombre_css: 'fas fa-save: Salvar', icono: 'fas fa-save', termino: 'disquete, descarga, disquete, disquete, fuente impresionante disquete', codigo_css: '\f0c7')</text:p>
          </table:table-cell>
        </table:table-row>
        <table:table-row table:style-name="ro1">
          <table:table-cell/>
          <table:table-cell office:value-type="string" calcext:value-type="string">
            <text:p>fab fa-schlix: SCHLIX </text:p>
          </table:table-cell>
          <table:table-cell office:value-type="string" calcext:value-type="string">
            <text:p><text:s/>fab fa-schli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a</text:p>
          </table:table-cell>
          <table:table-cell table:formula="of:=CONCATENATE(&quot;Fontawesome.create!(&quot;;[.$B$1];&quot;: '&quot;;TRIM([.$B1050]);&quot;', &quot;;[.$C$1];&quot;: '&quot;;TRIM([.$C1050]);&quot;', &quot;;[.$D$1];&quot;: '&quot;;TRIM([.$D1050]);&quot;', &quot;;[.$E$1];&quot;: '&quot;;TRIM([.$E1050]);&quot;')&quot;)" office:value-type="string" office:string-value="Fontawesome.create!(prefijo_nombre_css: 'fab fa-schlix: SCHLIX', icono: 'fab fa-schlix', termino: '', codigo_css: '\f3ea')" calcext:value-type="string">
            <text:p>Fontawesome.create!(prefijo_nombre_css: 'fab fa-schlix: SCHLIX', icono: 'fab fa-schlix', termino: '', codigo_css: '\f3ea')</text:p>
          </table:table-cell>
        </table:table-row>
        <table:table-row table:style-name="ro1">
          <table:table-cell/>
          <table:table-cell office:value-type="string" calcext:value-type="string">
            <text:p>fas fa-school: Colegio </text:p>
          </table:table-cell>
          <table:table-cell office:value-type="string" calcext:value-type="string">
            <text:p><text:s/>fas fa-school </text:p>
          </table:table-cell>
          <table:table-cell office:value-type="string" calcext:value-type="string">
            <text:p><text:s/>edificio, educación, aprender, estudiante, profesor, </text:p>
          </table:table-cell>
          <table:table-cell office:value-type="string" calcext:value-type="string">
            <text:p><text:s/>\f549</text:p>
          </table:table-cell>
          <table:table-cell table:formula="of:=CONCATENATE(&quot;Fontawesome.create!(&quot;;[.$B$1];&quot;: '&quot;;TRIM([.$B1051]);&quot;', &quot;;[.$C$1];&quot;: '&quot;;TRIM([.$C1051]);&quot;', &quot;;[.$D$1];&quot;: '&quot;;TRIM([.$D1051]);&quot;', &quot;;[.$E$1];&quot;: '&quot;;TRIM([.$E1051]);&quot;')&quot;)" office:value-type="string" office:string-value="Fontawesome.create!(prefijo_nombre_css: 'fas fa-school: Colegio', icono: 'fas fa-school', termino: 'edificio, educación, aprender, estudiante, profesor,', codigo_css: '\f549')" calcext:value-type="string">
            <text:p>Fontawesome.create!(prefijo_nombre_css: 'fas fa-school: Colegio', icono: 'fas fa-school', termino: 'edificio, educación, aprender, estudiante, profesor,', codigo_css: '\f549')</text:p>
          </table:table-cell>
        </table:table-row>
        <table:table-row table:style-name="ro1">
          <table:table-cell/>
          <table:table-cell office:value-type="string" calcext:value-type="string">
            <text:p>fas fa-screwdriver: Destornillador </text:p>
          </table:table-cell>
          <table:table-cell office:value-type="string" calcext:value-type="string">
            <text:p><text:s/>fas fa-screwdriver </text:p>
          </table:table-cell>
          <table:table-cell office:value-type="string" calcext:value-type="string">
            <text:p><text:s/>administrador, arreglar, mecánico, reparar, ajustes, herramienta, </text:p>
          </table:table-cell>
          <table:table-cell office:value-type="string" calcext:value-type="string">
            <text:p><text:s/>\f54a</text:p>
          </table:table-cell>
          <table:table-cell table:formula="of:=CONCATENATE(&quot;Fontawesome.create!(&quot;;[.$B$1];&quot;: '&quot;;TRIM([.$B1052]);&quot;', &quot;;[.$C$1];&quot;: '&quot;;TRIM([.$C1052]);&quot;', &quot;;[.$D$1];&quot;: '&quot;;TRIM([.$D1052]);&quot;', &quot;;[.$E$1];&quot;: '&quot;;TRIM([.$E1052]);&quot;')&quot;)" office:value-type="string" office:string-value="Fontawesome.create!(prefijo_nombre_css: 'fas fa-screwdriver: Destornillador', icono: 'fas fa-screwdriver', termino: 'administrador, arreglar, mecánico, reparar, ajustes, herramienta,', codigo_css: '\f54a')" calcext:value-type="string">
            <text:p>Fontawesome.create!(prefijo_nombre_css: 'fas fa-screwdriver: Destornillador', icono: 'fas fa-screwdriver', termino: 'administrador, arreglar, mecánico, reparar, ajustes, herramienta,', codigo_css: '\f54a')</text:p>
          </table:table-cell>
        </table:table-row>
        <table:table-row table:style-name="ro1">
          <table:table-cell/>
          <table:table-cell office:value-type="string" calcext:value-type="string">
            <text:p>fab fa-scribd: Scribd </text:p>
          </table:table-cell>
          <table:table-cell office:value-type="string" calcext:value-type="string">
            <text:p><text:s/>fab fa-scrib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8a</text:p>
          </table:table-cell>
          <table:table-cell table:formula="of:=CONCATENATE(&quot;Fontawesome.create!(&quot;;[.$B$1];&quot;: '&quot;;TRIM([.$B1053]);&quot;', &quot;;[.$C$1];&quot;: '&quot;;TRIM([.$C1053]);&quot;', &quot;;[.$D$1];&quot;: '&quot;;TRIM([.$D1053]);&quot;', &quot;;[.$E$1];&quot;: '&quot;;TRIM([.$E1053]);&quot;')&quot;)" office:value-type="string" office:string-value="Fontawesome.create!(prefijo_nombre_css: 'fab fa-scribd: Scribd', icono: 'fab fa-scribd', termino: '', codigo_css: '\f28a')" calcext:value-type="string">
            <text:p>Fontawesome.create!(prefijo_nombre_css: 'fab fa-scribd: Scribd', icono: 'fab fa-scribd', termino: '', codigo_css: '\f28a')</text:p>
          </table:table-cell>
        </table:table-row>
        <table:table-row table:style-name="ro1">
          <table:table-cell/>
          <table:table-cell office:value-type="string" calcext:value-type="string">
            <text:p>fas fa-scroll: Desplazarse </text:p>
          </table:table-cell>
          <table:table-cell office:value-type="string" calcext:value-type="string">
            <text:p><text:s/>fas fa-scroll </text:p>
          </table:table-cell>
          <table:table-cell office:value-type="string" calcext:value-type="string">
            <text:p><text:s/>Dungeons &amp; Dragons, anuncio, d &amp; d, dnd, fantasía, papel, guión, </text:p>
          </table:table-cell>
          <table:table-cell office:value-type="string" calcext:value-type="string">
            <text:p><text:s/>\f70e</text:p>
          </table:table-cell>
          <table:table-cell table:formula="of:=CONCATENATE(&quot;Fontawesome.create!(&quot;;[.$B$1];&quot;: '&quot;;TRIM([.$B1054]);&quot;', &quot;;[.$C$1];&quot;: '&quot;;TRIM([.$C1054]);&quot;', &quot;;[.$D$1];&quot;: '&quot;;TRIM([.$D1054]);&quot;', &quot;;[.$E$1];&quot;: '&quot;;TRIM([.$E1054]);&quot;')&quot;)" office:value-type="string" office:string-value="Fontawesome.create!(prefijo_nombre_css: 'fas fa-scroll: Desplazarse', icono: 'fas fa-scroll', termino: 'Dungeons &amp; Dragons, anuncio, d &amp; d, dnd, fantasía, papel, guión,', codigo_css: '\f70e')" calcext:value-type="string">
            <text:p>Fontawesome.create!(prefijo_nombre_css: 'fas fa-scroll: Desplazarse', icono: 'fas fa-scroll', termino: 'Dungeons &amp; Dragons, anuncio, d &amp; d, dnd, fantasía, papel, guión,', codigo_css: '\f70e')</text:p>
          </table:table-cell>
        </table:table-row>
        <table:table-row table:style-name="ro1">
          <table:table-cell/>
          <table:table-cell office:value-type="string" calcext:value-type="string">
            <text:p>fas fa-sd-card: Tarjeta SD </text:p>
          </table:table-cell>
          <table:table-cell office:value-type="string" calcext:value-type="string">
            <text:p><text:s/>fas fa-sd-card </text:p>
          </table:table-cell>
          <table:table-cell office:value-type="string" calcext:value-type="string">
            <text:p><text:s/>imagen, memoria, foto, guardar, </text:p>
          </table:table-cell>
          <table:table-cell office:value-type="string" calcext:value-type="string">
            <text:p><text:s/>\f7c2</text:p>
          </table:table-cell>
          <table:table-cell table:formula="of:=CONCATENATE(&quot;Fontawesome.create!(&quot;;[.$B$1];&quot;: '&quot;;TRIM([.$B1055]);&quot;', &quot;;[.$C$1];&quot;: '&quot;;TRIM([.$C1055]);&quot;', &quot;;[.$D$1];&quot;: '&quot;;TRIM([.$D1055]);&quot;', &quot;;[.$E$1];&quot;: '&quot;;TRIM([.$E1055]);&quot;')&quot;)" office:value-type="string" office:string-value="Fontawesome.create!(prefijo_nombre_css: 'fas fa-sd-card: Tarjeta SD', icono: 'fas fa-sd-card', termino: 'imagen, memoria, foto, guardar,', codigo_css: '\f7c2')" calcext:value-type="string">
            <text:p>Fontawesome.create!(prefijo_nombre_css: 'fas fa-sd-card: Tarjeta SD', icono: 'fas fa-sd-card', termino: 'imagen, memoria, foto, guardar,', codigo_css: '\f7c2')</text:p>
          </table:table-cell>
        </table:table-row>
        <table:table-row table:style-name="ro1">
          <table:table-cell/>
          <table:table-cell office:value-type="string" calcext:value-type="string">
            <text:p>fas fa-search: Buscar </text:p>
          </table:table-cell>
          <table:table-cell office:value-type="string" calcext:value-type="string">
            <text:p><text:s/>fas fa-search </text:p>
          </table:table-cell>
          <table:table-cell office:value-type="string" calcext:value-type="string">
            <text:p><text:s/>más grande, ampliar, buscar, ampliar, obtener una vista previa, hacer zoom, </text:p>
          </table:table-cell>
          <table:table-cell office:value-type="string" calcext:value-type="string">
            <text:p><text:s/>\f002</text:p>
          </table:table-cell>
          <table:table-cell table:formula="of:=CONCATENATE(&quot;Fontawesome.create!(&quot;;[.$B$1];&quot;: '&quot;;TRIM([.$B1056]);&quot;', &quot;;[.$C$1];&quot;: '&quot;;TRIM([.$C1056]);&quot;', &quot;;[.$D$1];&quot;: '&quot;;TRIM([.$D1056]);&quot;', &quot;;[.$E$1];&quot;: '&quot;;TRIM([.$E1056]);&quot;')&quot;)" office:value-type="string" office:string-value="Fontawesome.create!(prefijo_nombre_css: 'fas fa-search: Buscar', icono: 'fas fa-search', termino: 'más grande, ampliar, buscar, ampliar, obtener una vista previa, hacer zoom,', codigo_css: '\f002')" calcext:value-type="string">
            <text:p>Fontawesome.create!(prefijo_nombre_css: 'fas fa-search: Buscar', icono: 'fas fa-search', termino: 'más grande, ampliar, buscar, ampliar, obtener una vista previa, hacer zoom,', codigo_css: '\f002')</text:p>
          </table:table-cell>
        </table:table-row>
        <table:table-row table:style-name="ro1">
          <table:table-cell/>
          <table:table-cell office:value-type="string" calcext:value-type="string">
            <text:p>fas fa-search-dollar: Buscar Dollar </text:p>
          </table:table-cell>
          <table:table-cell office:value-type="string" calcext:value-type="string">
            <text:p><text:s/>fas fa-search-dollar </text:p>
          </table:table-cell>
          <table:table-cell office:value-type="string" calcext:value-type="string">
            <text:p><text:s/>más grande, ampliar, buscar, ampliar, dinero, vista previa, zoom, </text:p>
          </table:table-cell>
          <table:table-cell office:value-type="string" calcext:value-type="string">
            <text:p><text:s/>\f688</text:p>
          </table:table-cell>
          <table:table-cell table:formula="of:=CONCATENATE(&quot;Fontawesome.create!(&quot;;[.$B$1];&quot;: '&quot;;TRIM([.$B1057]);&quot;', &quot;;[.$C$1];&quot;: '&quot;;TRIM([.$C1057]);&quot;', &quot;;[.$D$1];&quot;: '&quot;;TRIM([.$D1057]);&quot;', &quot;;[.$E$1];&quot;: '&quot;;TRIM([.$E1057]);&quot;')&quot;)" office:value-type="string" office:string-value="Fontawesome.create!(prefijo_nombre_css: 'fas fa-search-dollar: Buscar Dollar', icono: 'fas fa-search-dollar', termino: 'más grande, ampliar, buscar, ampliar, dinero, vista previa, zoom,', codigo_css: '\f688')" calcext:value-type="string">
            <text:p>Fontawesome.create!(prefijo_nombre_css: 'fas fa-search-dollar: Buscar Dollar', icono: 'fas fa-search-dollar', termino: 'más grande, ampliar, buscar, ampliar, dinero, vista previa, zoom,', codigo_css: '\f688')</text:p>
          </table:table-cell>
        </table:table-row>
        <table:table-row table:style-name="ro1">
          <table:table-cell/>
          <table:table-cell office:value-type="string" calcext:value-type="string">
            <text:p>fas fa-search-location: Buscar Location </text:p>
          </table:table-cell>
          <table:table-cell office:value-type="string" calcext:value-type="string">
            <text:p><text:s/>fas fa-search-location </text:p>
          </table:table-cell>
          <table:table-cell office:value-type="string" calcext:value-type="string">
            <text:p><text:s/>más grande, ampliar, buscar, ampliar, obtener una vista previa, hacer zoom, </text:p>
          </table:table-cell>
          <table:table-cell office:value-type="string" calcext:value-type="string">
            <text:p><text:s/>\f689</text:p>
          </table:table-cell>
          <table:table-cell table:formula="of:=CONCATENATE(&quot;Fontawesome.create!(&quot;;[.$B$1];&quot;: '&quot;;TRIM([.$B1058]);&quot;', &quot;;[.$C$1];&quot;: '&quot;;TRIM([.$C1058]);&quot;', &quot;;[.$D$1];&quot;: '&quot;;TRIM([.$D1058]);&quot;', &quot;;[.$E$1];&quot;: '&quot;;TRIM([.$E1058]);&quot;')&quot;)" office:value-type="string" office:string-value="Fontawesome.create!(prefijo_nombre_css: 'fas fa-search-location: Buscar Location', icono: 'fas fa-search-location', termino: 'más grande, ampliar, buscar, ampliar, obtener una vista previa, hacer zoom,', codigo_css: '\f689')" calcext:value-type="string">
            <text:p>Fontawesome.create!(prefijo_nombre_css: 'fas fa-search-location: Buscar Location', icono: 'fas fa-search-location', termino: 'más grande, ampliar, buscar, ampliar, obtener una vista previa, hacer zoom,', codigo_css: '\f689')</text:p>
          </table:table-cell>
        </table:table-row>
        <table:table-row table:style-name="ro1">
          <table:table-cell/>
          <table:table-cell office:value-type="string" calcext:value-type="string">
            <text:p>fas fa-search-minus: Buscar Minus </text:p>
          </table:table-cell>
          <table:table-cell office:value-type="string" calcext:value-type="string">
            <text:p><text:s/>fas fa-search-minus </text:p>
          </table:table-cell>
          <table:table-cell office:value-type="string" calcext:value-type="string">
            <text:p><text:s/>minificar, negativo, más pequeño, acercar, alejar, </text:p>
          </table:table-cell>
          <table:table-cell office:value-type="string" calcext:value-type="string">
            <text:p><text:s/>\f010</text:p>
          </table:table-cell>
          <table:table-cell table:formula="of:=CONCATENATE(&quot;Fontawesome.create!(&quot;;[.$B$1];&quot;: '&quot;;TRIM([.$B1059]);&quot;', &quot;;[.$C$1];&quot;: '&quot;;TRIM([.$C1059]);&quot;', &quot;;[.$D$1];&quot;: '&quot;;TRIM([.$D1059]);&quot;', &quot;;[.$E$1];&quot;: '&quot;;TRIM([.$E1059]);&quot;')&quot;)" office:value-type="string" office:string-value="Fontawesome.create!(prefijo_nombre_css: 'fas fa-search-minus: Buscar Minus', icono: 'fas fa-search-minus', termino: 'minificar, negativo, más pequeño, acercar, alejar,', codigo_css: '\f010')" calcext:value-type="string">
            <text:p>Fontawesome.create!(prefijo_nombre_css: 'fas fa-search-minus: Buscar Minus', icono: 'fas fa-search-minus', termino: 'minificar, negativo, más pequeño, acercar, alejar,', codigo_css: '\f010')</text:p>
          </table:table-cell>
        </table:table-row>
        <table:table-row table:style-name="ro1">
          <table:table-cell/>
          <table:table-cell office:value-type="string" calcext:value-type="string">
            <text:p>fas fa-search-plus: Buscar Plus </text:p>
          </table:table-cell>
          <table:table-cell office:value-type="string" calcext:value-type="string">
            <text:p><text:s/>fas fa-search-plus </text:p>
          </table:table-cell>
          <table:table-cell office:value-type="string" calcext:value-type="string">
            <text:p><text:s/>más grande, ampliar, ampliar, positivo, acercar, acercar, </text:p>
          </table:table-cell>
          <table:table-cell office:value-type="string" calcext:value-type="string">
            <text:p><text:s/>\f00e</text:p>
          </table:table-cell>
          <table:table-cell table:formula="of:=CONCATENATE(&quot;Fontawesome.create!(&quot;;[.$B$1];&quot;: '&quot;;TRIM([.$B1060]);&quot;', &quot;;[.$C$1];&quot;: '&quot;;TRIM([.$C1060]);&quot;', &quot;;[.$D$1];&quot;: '&quot;;TRIM([.$D1060]);&quot;', &quot;;[.$E$1];&quot;: '&quot;;TRIM([.$E1060]);&quot;')&quot;)" office:value-type="string" office:string-value="Fontawesome.create!(prefijo_nombre_css: 'fas fa-search-plus: Buscar Plus', icono: 'fas fa-search-plus', termino: 'más grande, ampliar, ampliar, positivo, acercar, acercar,', codigo_css: '\f00e')" calcext:value-type="string">
            <text:p>Fontawesome.create!(prefijo_nombre_css: 'fas fa-search-plus: Buscar Plus', icono: 'fas fa-search-plus', termino: 'más grande, ampliar, ampliar, positivo, acercar, acercar,', codigo_css: '\f00e')</text:p>
          </table:table-cell>
        </table:table-row>
        <table:table-row table:style-name="ro1">
          <table:table-cell/>
          <table:table-cell office:value-type="string" calcext:value-type="string">
            <text:p>fab fa-searchengin: Buscarengin </text:p>
          </table:table-cell>
          <table:table-cell office:value-type="string" calcext:value-type="string">
            <text:p><text:s/>fab fa-searchengi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b</text:p>
          </table:table-cell>
          <table:table-cell table:formula="of:=CONCATENATE(&quot;Fontawesome.create!(&quot;;[.$B$1];&quot;: '&quot;;TRIM([.$B1061]);&quot;', &quot;;[.$C$1];&quot;: '&quot;;TRIM([.$C1061]);&quot;', &quot;;[.$D$1];&quot;: '&quot;;TRIM([.$D1061]);&quot;', &quot;;[.$E$1];&quot;: '&quot;;TRIM([.$E1061]);&quot;')&quot;)" office:value-type="string" office:string-value="Fontawesome.create!(prefijo_nombre_css: 'fab fa-searchengin: Buscarengin', icono: 'fab fa-searchengin', termino: '', codigo_css: '\f3eb')" calcext:value-type="string">
            <text:p>Fontawesome.create!(prefijo_nombre_css: 'fab fa-searchengin: Buscarengin', icono: 'fab fa-searchengin', termino: '', codigo_css: '\f3eb')</text:p>
          </table:table-cell>
        </table:table-row>
        <table:table-row table:style-name="ro1">
          <table:table-cell/>
          <table:table-cell office:value-type="string" calcext:value-type="string">
            <text:p>fas fa-seedling: Planta de semillero </text:p>
          </table:table-cell>
          <table:table-cell office:value-type="string" calcext:value-type="string">
            <text:p><text:s/>fas fa-seedling </text:p>
          </table:table-cell>
          <table:table-cell office:value-type="string" calcext:value-type="string">
            <text:p><text:s/>flora, crecer, planta, vegano, </text:p>
          </table:table-cell>
          <table:table-cell office:value-type="string" calcext:value-type="string">
            <text:p><text:s/>\f4d8</text:p>
          </table:table-cell>
          <table:table-cell table:formula="of:=CONCATENATE(&quot;Fontawesome.create!(&quot;;[.$B$1];&quot;: '&quot;;TRIM([.$B1062]);&quot;', &quot;;[.$C$1];&quot;: '&quot;;TRIM([.$C1062]);&quot;', &quot;;[.$D$1];&quot;: '&quot;;TRIM([.$D1062]);&quot;', &quot;;[.$E$1];&quot;: '&quot;;TRIM([.$E1062]);&quot;')&quot;)" office:value-type="string" office:string-value="Fontawesome.create!(prefijo_nombre_css: 'fas fa-seedling: Planta de semillero', icono: 'fas fa-seedling', termino: 'flora, crecer, planta, vegano,', codigo_css: '\f4d8')" calcext:value-type="string">
            <text:p>Fontawesome.create!(prefijo_nombre_css: 'fas fa-seedling: Planta de semillero', icono: 'fas fa-seedling', termino: 'flora, crecer, planta, vegano,', codigo_css: '\f4d8')</text:p>
          </table:table-cell>
        </table:table-row>
        <table:table-row table:style-name="ro1">
          <table:table-cell/>
          <table:table-cell office:value-type="string" calcext:value-type="string">
            <text:p>fab fa-sellcast: Sellcast </text:p>
          </table:table-cell>
          <table:table-cell office:value-type="string" calcext:value-type="string">
            <text:p><text:s/>fab fa-sellcast </text:p>
          </table:table-cell>
          <table:table-cell office:value-type="string" calcext:value-type="string">
            <text:p><text:s/>eercast, </text:p>
          </table:table-cell>
          <table:table-cell office:value-type="string" calcext:value-type="string">
            <text:p><text:s/>\f2da</text:p>
          </table:table-cell>
          <table:table-cell table:formula="of:=CONCATENATE(&quot;Fontawesome.create!(&quot;;[.$B$1];&quot;: '&quot;;TRIM([.$B1063]);&quot;', &quot;;[.$C$1];&quot;: '&quot;;TRIM([.$C1063]);&quot;', &quot;;[.$D$1];&quot;: '&quot;;TRIM([.$D1063]);&quot;', &quot;;[.$E$1];&quot;: '&quot;;TRIM([.$E1063]);&quot;')&quot;)" office:value-type="string" office:string-value="Fontawesome.create!(prefijo_nombre_css: 'fab fa-sellcast: Sellcast', icono: 'fab fa-sellcast', termino: 'eercast,', codigo_css: '\f2da')" calcext:value-type="string">
            <text:p>Fontawesome.create!(prefijo_nombre_css: 'fab fa-sellcast: Sellcast', icono: 'fab fa-sellcast', termino: 'eercast,', codigo_css: '\f2da')</text:p>
          </table:table-cell>
        </table:table-row>
        <table:table-row table:style-name="ro1">
          <table:table-cell/>
          <table:table-cell office:value-type="string" calcext:value-type="string">
            <text:p>fab fa-sellsy: Sellsy </text:p>
          </table:table-cell>
          <table:table-cell office:value-type="string" calcext:value-type="string">
            <text:p><text:s/>fab fa-sells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13</text:p>
          </table:table-cell>
          <table:table-cell table:formula="of:=CONCATENATE(&quot;Fontawesome.create!(&quot;;[.$B$1];&quot;: '&quot;;TRIM([.$B1064]);&quot;', &quot;;[.$C$1];&quot;: '&quot;;TRIM([.$C1064]);&quot;', &quot;;[.$D$1];&quot;: '&quot;;TRIM([.$D1064]);&quot;', &quot;;[.$E$1];&quot;: '&quot;;TRIM([.$E1064]);&quot;')&quot;)" office:value-type="string" office:string-value="Fontawesome.create!(prefijo_nombre_css: 'fab fa-sellsy: Sellsy', icono: 'fab fa-sellsy', termino: '', codigo_css: '\f213')" calcext:value-type="string">
            <text:p>Fontawesome.create!(prefijo_nombre_css: 'fab fa-sellsy: Sellsy', icono: 'fab fa-sellsy', termino: '', codigo_css: '\f213')</text:p>
          </table:table-cell>
        </table:table-row>
        <table:table-row table:style-name="ro1">
          <table:table-cell/>
          <table:table-cell office:value-type="string" calcext:value-type="string">
            <text:p>fas fa-server: Servidor </text:p>
          </table:table-cell>
          <table:table-cell office:value-type="string" calcext:value-type="string">
            <text:p><text:s/>fas fa-server </text:p>
          </table:table-cell>
          <table:table-cell office:value-type="string" calcext:value-type="string">
            <text:p><text:s/>base de datos, computadora, cpu, hardware, red, </text:p>
          </table:table-cell>
          <table:table-cell office:value-type="string" calcext:value-type="string">
            <text:p><text:s/>\f233</text:p>
          </table:table-cell>
          <table:table-cell table:formula="of:=CONCATENATE(&quot;Fontawesome.create!(&quot;;[.$B$1];&quot;: '&quot;;TRIM([.$B1065]);&quot;', &quot;;[.$C$1];&quot;: '&quot;;TRIM([.$C1065]);&quot;', &quot;;[.$D$1];&quot;: '&quot;;TRIM([.$D1065]);&quot;', &quot;;[.$E$1];&quot;: '&quot;;TRIM([.$E1065]);&quot;')&quot;)" office:value-type="string" office:string-value="Fontawesome.create!(prefijo_nombre_css: 'fas fa-server: Servidor', icono: 'fas fa-server', termino: 'base de datos, computadora, cpu, hardware, red,', codigo_css: '\f233')" calcext:value-type="string">
            <text:p>Fontawesome.create!(prefijo_nombre_css: 'fas fa-server: Servidor', icono: 'fas fa-server', termino: 'base de datos, computadora, cpu, hardware, red,', codigo_css: '\f233')</text:p>
          </table:table-cell>
        </table:table-row>
        <table:table-row table:style-name="ro1">
          <table:table-cell/>
          <table:table-cell office:value-type="string" calcext:value-type="string">
            <text:p>fab fa-servicestack: Servicestack </text:p>
          </table:table-cell>
          <table:table-cell office:value-type="string" calcext:value-type="string">
            <text:p><text:s/>fab fa-servicestac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c</text:p>
          </table:table-cell>
          <table:table-cell table:formula="of:=CONCATENATE(&quot;Fontawesome.create!(&quot;;[.$B$1];&quot;: '&quot;;TRIM([.$B1066]);&quot;', &quot;;[.$C$1];&quot;: '&quot;;TRIM([.$C1066]);&quot;', &quot;;[.$D$1];&quot;: '&quot;;TRIM([.$D1066]);&quot;', &quot;;[.$E$1];&quot;: '&quot;;TRIM([.$E1066]);&quot;')&quot;)" office:value-type="string" office:string-value="Fontawesome.create!(prefijo_nombre_css: 'fab fa-servicestack: Servicestack', icono: 'fab fa-servicestack', termino: '', codigo_css: '\f3ec')" calcext:value-type="string">
            <text:p>Fontawesome.create!(prefijo_nombre_css: 'fab fa-servicestack: Servicestack', icono: 'fab fa-servicestack', termino: '', codigo_css: '\f3ec')</text:p>
          </table:table-cell>
        </table:table-row>
        <table:table-row table:style-name="ro1">
          <table:table-cell/>
          <table:table-cell office:value-type="string" calcext:value-type="string">
            <text:p>fas fa-shapes: Formas </text:p>
          </table:table-cell>
          <table:table-cell office:value-type="string" calcext:value-type="string">
            <text:p><text:s/>fas fa-shapes </text:p>
          </table:table-cell>
          <table:table-cell office:value-type="string" calcext:value-type="string">
            <text:p><text:s/>bloques, construcción, circulo, cuadrado, triángulo, </text:p>
          </table:table-cell>
          <table:table-cell office:value-type="string" calcext:value-type="string">
            <text:p><text:s/>\f61f</text:p>
          </table:table-cell>
          <table:table-cell table:formula="of:=CONCATENATE(&quot;Fontawesome.create!(&quot;;[.$B$1];&quot;: '&quot;;TRIM([.$B1067]);&quot;', &quot;;[.$C$1];&quot;: '&quot;;TRIM([.$C1067]);&quot;', &quot;;[.$D$1];&quot;: '&quot;;TRIM([.$D1067]);&quot;', &quot;;[.$E$1];&quot;: '&quot;;TRIM([.$E1067]);&quot;')&quot;)" office:value-type="string" office:string-value="Fontawesome.create!(prefijo_nombre_css: 'fas fa-shapes: Formas', icono: 'fas fa-shapes', termino: 'bloques, construcción, circulo, cuadrado, triángulo,', codigo_css: '\f61f')" calcext:value-type="string">
            <text:p>Fontawesome.create!(prefijo_nombre_css: 'fas fa-shapes: Formas', icono: 'fas fa-shapes', termino: 'bloques, construcción, circulo, cuadrado, triángulo,', codigo_css: '\f61f')</text:p>
          </table:table-cell>
        </table:table-row>
        <table:table-row table:style-name="ro1">
          <table:table-cell/>
          <table:table-cell office:value-type="string" calcext:value-type="string">
            <text:p>fas fa-share: Compartir </text:p>
          </table:table-cell>
          <table:table-cell office:value-type="string" calcext:value-type="string">
            <text:p><text:s/>fas fa-share </text:p>
          </table:table-cell>
          <table:table-cell office:value-type="string" calcext:value-type="string">
            <text:p><text:s/>reenviar, guardar, enviar, social, </text:p>
          </table:table-cell>
          <table:table-cell office:value-type="string" calcext:value-type="string">
            <text:p><text:s/>\f064</text:p>
          </table:table-cell>
          <table:table-cell table:formula="of:=CONCATENATE(&quot;Fontawesome.create!(&quot;;[.$B$1];&quot;: '&quot;;TRIM([.$B1068]);&quot;', &quot;;[.$C$1];&quot;: '&quot;;TRIM([.$C1068]);&quot;', &quot;;[.$D$1];&quot;: '&quot;;TRIM([.$D1068]);&quot;', &quot;;[.$E$1];&quot;: '&quot;;TRIM([.$E1068]);&quot;')&quot;)" office:value-type="string" office:string-value="Fontawesome.create!(prefijo_nombre_css: 'fas fa-share: Compartir', icono: 'fas fa-share', termino: 'reenviar, guardar, enviar, social,', codigo_css: '\f064')" calcext:value-type="string">
            <text:p>Fontawesome.create!(prefijo_nombre_css: 'fas fa-share: Compartir', icono: 'fas fa-share', termino: 'reenviar, guardar, enviar, social,', codigo_css: '\f064')</text:p>
          </table:table-cell>
        </table:table-row>
        <table:table-row table:style-name="ro1">
          <table:table-cell/>
          <table:table-cell office:value-type="string" calcext:value-type="string">
            <text:p>fas fa-share-alt: Alternate Compartir </text:p>
          </table:table-cell>
          <table:table-cell office:value-type="string" calcext:value-type="string">
            <text:p><text:s/>fas fa-share-alt </text:p>
          </table:table-cell>
          <table:table-cell office:value-type="string" calcext:value-type="string">
            <text:p><text:s/>reenviar, guardar, enviar, social, </text:p>
          </table:table-cell>
          <table:table-cell office:value-type="string" calcext:value-type="string">
            <text:p><text:s/>\f1e0</text:p>
          </table:table-cell>
          <table:table-cell table:formula="of:=CONCATENATE(&quot;Fontawesome.create!(&quot;;[.$B$1];&quot;: '&quot;;TRIM([.$B1069]);&quot;', &quot;;[.$C$1];&quot;: '&quot;;TRIM([.$C1069]);&quot;', &quot;;[.$D$1];&quot;: '&quot;;TRIM([.$D1069]);&quot;', &quot;;[.$E$1];&quot;: '&quot;;TRIM([.$E1069]);&quot;')&quot;)" office:value-type="string" office:string-value="Fontawesome.create!(prefijo_nombre_css: 'fas fa-share-alt: Alternate Compartir', icono: 'fas fa-share-alt', termino: 'reenviar, guardar, enviar, social,', codigo_css: '\f1e0')" calcext:value-type="string">
            <text:p>Fontawesome.create!(prefijo_nombre_css: 'fas fa-share-alt: Alternate Compartir', icono: 'fas fa-share-alt', termino: 'reenviar, guardar, enviar, social,', codigo_css: '\f1e0')</text:p>
          </table:table-cell>
        </table:table-row>
        <table:table-row table:style-name="ro1">
          <table:table-cell/>
          <table:table-cell office:value-type="string" calcext:value-type="string">
            <text:p>fas fa-share-alt-square: Alternate Compartir Cuadrado </text:p>
          </table:table-cell>
          <table:table-cell office:value-type="string" calcext:value-type="string">
            <text:p><text:s/>fas fa-share-alt-square </text:p>
          </table:table-cell>
          <table:table-cell office:value-type="string" calcext:value-type="string">
            <text:p><text:s/>reenviar, guardar, enviar, social, </text:p>
          </table:table-cell>
          <table:table-cell office:value-type="string" calcext:value-type="string">
            <text:p><text:s/>\f1e1</text:p>
          </table:table-cell>
          <table:table-cell table:formula="of:=CONCATENATE(&quot;Fontawesome.create!(&quot;;[.$B$1];&quot;: '&quot;;TRIM([.$B1070]);&quot;', &quot;;[.$C$1];&quot;: '&quot;;TRIM([.$C1070]);&quot;', &quot;;[.$D$1];&quot;: '&quot;;TRIM([.$D1070]);&quot;', &quot;;[.$E$1];&quot;: '&quot;;TRIM([.$E1070]);&quot;')&quot;)" office:value-type="string" office:string-value="Fontawesome.create!(prefijo_nombre_css: 'fas fa-share-alt-square: Alternate Compartir Cuadrado', icono: 'fas fa-share-alt-square', termino: 'reenviar, guardar, enviar, social,', codigo_css: '\f1e1')" calcext:value-type="string">
            <text:p>Fontawesome.create!(prefijo_nombre_css: 'fas fa-share-alt-square: Alternate Compartir Cuadrado', icono: 'fas fa-share-alt-square', termino: 'reenviar, guardar, enviar, social,', codigo_css: '\f1e1')</text:p>
          </table:table-cell>
        </table:table-row>
        <table:table-row table:style-name="ro1">
          <table:table-cell/>
          <table:table-cell office:value-type="string" calcext:value-type="string">
            <text:p>fas fa-share-square: Compartir Cuadrado </text:p>
          </table:table-cell>
          <table:table-cell office:value-type="string" calcext:value-type="string">
            <text:p><text:s/>fas fa-share-square </text:p>
          </table:table-cell>
          <table:table-cell office:value-type="string" calcext:value-type="string">
            <text:p><text:s/>reenviar, guardar, enviar, social, </text:p>
          </table:table-cell>
          <table:table-cell office:value-type="string" calcext:value-type="string">
            <text:p><text:s/>\f14d</text:p>
          </table:table-cell>
          <table:table-cell table:formula="of:=CONCATENATE(&quot;Fontawesome.create!(&quot;;[.$B$1];&quot;: '&quot;;TRIM([.$B1071]);&quot;', &quot;;[.$C$1];&quot;: '&quot;;TRIM([.$C1071]);&quot;', &quot;;[.$D$1];&quot;: '&quot;;TRIM([.$D1071]);&quot;', &quot;;[.$E$1];&quot;: '&quot;;TRIM([.$E1071]);&quot;')&quot;)" office:value-type="string" office:string-value="Fontawesome.create!(prefijo_nombre_css: 'fas fa-share-square: Compartir Cuadrado', icono: 'fas fa-share-square', termino: 'reenviar, guardar, enviar, social,', codigo_css: '\f14d')" calcext:value-type="string">
            <text:p>Fontawesome.create!(prefijo_nombre_css: 'fas fa-share-square: Compartir Cuadrado', icono: 'fas fa-share-square', termino: 'reenviar, guardar, enviar, social,', codigo_css: '\f14d')</text:p>
          </table:table-cell>
        </table:table-row>
        <table:table-row table:style-name="ro1">
          <table:table-cell/>
          <table:table-cell office:value-type="string" calcext:value-type="string">
            <text:p>fas fa-shekel-sign: Firmaro de Shekel </text:p>
          </table:table-cell>
          <table:table-cell office:value-type="string" calcext:value-type="string">
            <text:p><text:s/>fas fa-shekel-sign </text:p>
          </table:table-cell>
          <table:table-cell office:value-type="string" calcext:value-type="string">
            <text:p><text:s/>moneda, ils, dinero, </text:p>
          </table:table-cell>
          <table:table-cell office:value-type="string" calcext:value-type="string">
            <text:p><text:s/>\f20b</text:p>
          </table:table-cell>
          <table:table-cell table:formula="of:=CONCATENATE(&quot;Fontawesome.create!(&quot;;[.$B$1];&quot;: '&quot;;TRIM([.$B1072]);&quot;', &quot;;[.$C$1];&quot;: '&quot;;TRIM([.$C1072]);&quot;', &quot;;[.$D$1];&quot;: '&quot;;TRIM([.$D1072]);&quot;', &quot;;[.$E$1];&quot;: '&quot;;TRIM([.$E1072]);&quot;')&quot;)" office:value-type="string" office:string-value="Fontawesome.create!(prefijo_nombre_css: 'fas fa-shekel-sign: Firmaro de Shekel', icono: 'fas fa-shekel-sign', termino: 'moneda, ils, dinero,', codigo_css: '\f20b')" calcext:value-type="string">
            <text:p>Fontawesome.create!(prefijo_nombre_css: 'fas fa-shekel-sign: Firmaro de Shekel', icono: 'fas fa-shekel-sign', termino: 'moneda, ils, dinero,', codigo_css: '\f20b')</text:p>
          </table:table-cell>
        </table:table-row>
        <table:table-row table:style-name="ro1">
          <table:table-cell/>
          <table:table-cell office:value-type="string" calcext:value-type="string">
            <text:p>fas fa-shield-alt: Escudo alternativo </text:p>
          </table:table-cell>
          <table:table-cell office:value-type="string" calcext:value-type="string">
            <text:p><text:s/>fas fa-shield-alt </text:p>
          </table:table-cell>
          <table:table-cell office:value-type="string" calcext:value-type="string">
            <text:p><text:s/>bloquear, defender, ganador, logro, premio, seguridad, </text:p>
          </table:table-cell>
          <table:table-cell office:value-type="string" calcext:value-type="string">
            <text:p><text:s/>\f3ed</text:p>
          </table:table-cell>
          <table:table-cell table:formula="of:=CONCATENATE(&quot;Fontawesome.create!(&quot;;[.$B$1];&quot;: '&quot;;TRIM([.$B1073]);&quot;', &quot;;[.$C$1];&quot;: '&quot;;TRIM([.$C1073]);&quot;', &quot;;[.$D$1];&quot;: '&quot;;TRIM([.$D1073]);&quot;', &quot;;[.$E$1];&quot;: '&quot;;TRIM([.$E1073]);&quot;')&quot;)" office:value-type="string" office:string-value="Fontawesome.create!(prefijo_nombre_css: 'fas fa-shield-alt: Escudo alternativo', icono: 'fas fa-shield-alt', termino: 'bloquear, defender, ganador, logro, premio, seguridad,', codigo_css: '\f3ed')" calcext:value-type="string">
            <text:p>Fontawesome.create!(prefijo_nombre_css: 'fas fa-shield-alt: Escudo alternativo', icono: 'fas fa-shield-alt', termino: 'bloquear, defender, ganador, logro, premio, seguridad,', codigo_css: '\f3ed')</text:p>
          </table:table-cell>
        </table:table-row>
        <table:table-row table:style-name="ro1">
          <table:table-cell/>
          <table:table-cell office:value-type="string" calcext:value-type="string">
            <text:p>fas fa-shield-virus: Virus escudo </text:p>
          </table:table-cell>
          <table:table-cell office:value-type="string" calcext:value-type="string">
            <text:p><text:s/>fas fa-shield-virus </text:p>
          </table:table-cell>
          <table:table-cell office:value-type="string" calcext:value-type="string">
            <text:p><text:s/>anticuerpos, barrera, covid-19, proteger, salud, </text:p>
          </table:table-cell>
          <table:table-cell office:value-type="string" calcext:value-type="string">
            <text:p><text:s/>\f96c</text:p>
          </table:table-cell>
          <table:table-cell table:formula="of:=CONCATENATE(&quot;Fontawesome.create!(&quot;;[.$B$1];&quot;: '&quot;;TRIM([.$B1074]);&quot;', &quot;;[.$C$1];&quot;: '&quot;;TRIM([.$C1074]);&quot;', &quot;;[.$D$1];&quot;: '&quot;;TRIM([.$D1074]);&quot;', &quot;;[.$E$1];&quot;: '&quot;;TRIM([.$E1074]);&quot;')&quot;)" office:value-type="string" office:string-value="Fontawesome.create!(prefijo_nombre_css: 'fas fa-shield-virus: Virus escudo', icono: 'fas fa-shield-virus', termino: 'anticuerpos, barrera, covid-19, proteger, salud,', codigo_css: '\f96c')" calcext:value-type="string">
            <text:p>Fontawesome.create!(prefijo_nombre_css: 'fas fa-shield-virus: Virus escudo', icono: 'fas fa-shield-virus', termino: 'anticuerpos, barrera, covid-19, proteger, salud,', codigo_css: '\f96c')</text:p>
          </table:table-cell>
        </table:table-row>
        <table:table-row table:style-name="ro1">
          <table:table-cell/>
          <table:table-cell office:value-type="string" calcext:value-type="string">
            <text:p>fas fa-ship: Embarcacion </text:p>
          </table:table-cell>
          <table:table-cell office:value-type="string" calcext:value-type="string">
            <text:p><text:s/>fas fa-ship </text:p>
          </table:table-cell>
          <table:table-cell office:value-type="string" calcext:value-type="string">
            <text:p><text:s/>barco, mar, agua, </text:p>
          </table:table-cell>
          <table:table-cell office:value-type="string" calcext:value-type="string">
            <text:p><text:s/>\f21a</text:p>
          </table:table-cell>
          <table:table-cell table:formula="of:=CONCATENATE(&quot;Fontawesome.create!(&quot;;[.$B$1];&quot;: '&quot;;TRIM([.$B1075]);&quot;', &quot;;[.$C$1];&quot;: '&quot;;TRIM([.$C1075]);&quot;', &quot;;[.$D$1];&quot;: '&quot;;TRIM([.$D1075]);&quot;', &quot;;[.$E$1];&quot;: '&quot;;TRIM([.$E1075]);&quot;')&quot;)" office:value-type="string" office:string-value="Fontawesome.create!(prefijo_nombre_css: 'fas fa-ship: Embarcacion', icono: 'fas fa-ship', termino: 'barco, mar, agua,', codigo_css: '\f21a')" calcext:value-type="string">
            <text:p>Fontawesome.create!(prefijo_nombre_css: 'fas fa-ship: Embarcacion', icono: 'fas fa-ship', termino: 'barco, mar, agua,', codigo_css: '\f21a')</text:p>
          </table:table-cell>
        </table:table-row>
        <table:table-row table:style-name="ro1">
          <table:table-cell/>
          <table:table-cell office:value-type="string" calcext:value-type="string">
            <text:p>fas fa-shipping-fast: Embarcacionping Fast </text:p>
          </table:table-cell>
          <table:table-cell office:value-type="string" calcext:value-type="string">
            <text:p><text:s/>fas fa-shipping-fast </text:p>
          </table:table-cell>
          <table:table-cell office:value-type="string" calcext:value-type="string">
            <text:p><text:s/>express, fedex, correo, durante la noche, paquete, ups, </text:p>
          </table:table-cell>
          <table:table-cell office:value-type="string" calcext:value-type="string">
            <text:p><text:s/>\f48b</text:p>
          </table:table-cell>
          <table:table-cell table:formula="of:=CONCATENATE(&quot;Fontawesome.create!(&quot;;[.$B$1];&quot;: '&quot;;TRIM([.$B1076]);&quot;', &quot;;[.$C$1];&quot;: '&quot;;TRIM([.$C1076]);&quot;', &quot;;[.$D$1];&quot;: '&quot;;TRIM([.$D1076]);&quot;', &quot;;[.$E$1];&quot;: '&quot;;TRIM([.$E1076]);&quot;')&quot;)" office:value-type="string" office:string-value="Fontawesome.create!(prefijo_nombre_css: 'fas fa-shipping-fast: Embarcacionping Fast', icono: 'fas fa-shipping-fast', termino: 'express, fedex, correo, durante la noche, paquete, ups,', codigo_css: '\f48b')" calcext:value-type="string">
            <text:p>Fontawesome.create!(prefijo_nombre_css: 'fas fa-shipping-fast: Embarcacionping Fast', icono: 'fas fa-shipping-fast', termino: 'express, fedex, correo, durante la noche, paquete, ups,', codigo_css: '\f48b')</text:p>
          </table:table-cell>
        </table:table-row>
        <table:table-row table:style-name="ro1">
          <table:table-cell/>
          <table:table-cell office:value-type="string" calcext:value-type="string">
            <text:p>fab fa-shirtsinbulk: Camisas a granel </text:p>
          </table:table-cell>
          <table:table-cell office:value-type="string" calcext:value-type="string">
            <text:p><text:s/>fab fa-shirtsinbul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14</text:p>
          </table:table-cell>
          <table:table-cell table:formula="of:=CONCATENATE(&quot;Fontawesome.create!(&quot;;[.$B$1];&quot;: '&quot;;TRIM([.$B1077]);&quot;', &quot;;[.$C$1];&quot;: '&quot;;TRIM([.$C1077]);&quot;', &quot;;[.$D$1];&quot;: '&quot;;TRIM([.$D1077]);&quot;', &quot;;[.$E$1];&quot;: '&quot;;TRIM([.$E1077]);&quot;')&quot;)" office:value-type="string" office:string-value="Fontawesome.create!(prefijo_nombre_css: 'fab fa-shirtsinbulk: Camisas a granel', icono: 'fab fa-shirtsinbulk', termino: '', codigo_css: '\f214')" calcext:value-type="string">
            <text:p>Fontawesome.create!(prefijo_nombre_css: 'fab fa-shirtsinbulk: Camisas a granel', icono: 'fab fa-shirtsinbulk', termino: '', codigo_css: '\f214')</text:p>
          </table:table-cell>
        </table:table-row>
        <table:table-row table:style-name="ro1">
          <table:table-cell/>
          <table:table-cell office:value-type="string" calcext:value-type="string">
            <text:p>fas fa-shoe-prints: Huellas de zapatos </text:p>
          </table:table-cell>
          <table:table-cell office:value-type="string" calcext:value-type="string">
            <text:p><text:s/>fas fa-shoe-prints </text:p>
          </table:table-cell>
          <table:table-cell office:value-type="string" calcext:value-type="string">
            <text:p><text:s/>pies, huellas, pasos, caminar, </text:p>
          </table:table-cell>
          <table:table-cell office:value-type="string" calcext:value-type="string">
            <text:p><text:s/>\f54b</text:p>
          </table:table-cell>
          <table:table-cell table:formula="of:=CONCATENATE(&quot;Fontawesome.create!(&quot;;[.$B$1];&quot;: '&quot;;TRIM([.$B1078]);&quot;', &quot;;[.$C$1];&quot;: '&quot;;TRIM([.$C1078]);&quot;', &quot;;[.$D$1];&quot;: '&quot;;TRIM([.$D1078]);&quot;', &quot;;[.$E$1];&quot;: '&quot;;TRIM([.$E1078]);&quot;')&quot;)" office:value-type="string" office:string-value="Fontawesome.create!(prefijo_nombre_css: 'fas fa-shoe-prints: Huellas de zapatos', icono: 'fas fa-shoe-prints', termino: 'pies, huellas, pasos, caminar,', codigo_css: '\f54b')" calcext:value-type="string">
            <text:p>Fontawesome.create!(prefijo_nombre_css: 'fas fa-shoe-prints: Huellas de zapatos', icono: 'fas fa-shoe-prints', termino: 'pies, huellas, pasos, caminar,', codigo_css: '\f54b')</text:p>
          </table:table-cell>
        </table:table-row>
        <table:table-row table:style-name="ro1">
          <table:table-cell/>
          <table:table-cell office:value-type="string" calcext:value-type="string">
            <text:p>fab fa-shopify: Shopify </text:p>
          </table:table-cell>
          <table:table-cell office:value-type="string" calcext:value-type="string">
            <text:p><text:s/>fab fa-shopif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957</text:p>
          </table:table-cell>
          <table:table-cell table:formula="of:=CONCATENATE(&quot;Fontawesome.create!(&quot;;[.$B$1];&quot;: '&quot;;TRIM([.$B1079]);&quot;', &quot;;[.$C$1];&quot;: '&quot;;TRIM([.$C1079]);&quot;', &quot;;[.$D$1];&quot;: '&quot;;TRIM([.$D1079]);&quot;', &quot;;[.$E$1];&quot;: '&quot;;TRIM([.$E1079]);&quot;')&quot;)" office:value-type="string" office:string-value="Fontawesome.create!(prefijo_nombre_css: 'fab fa-shopify: Shopify', icono: 'fab fa-shopify', termino: '', codigo_css: '\f957')" calcext:value-type="string">
            <text:p>Fontawesome.create!(prefijo_nombre_css: 'fab fa-shopify: Shopify', icono: 'fab fa-shopify', termino: '', codigo_css: '\f957')</text:p>
          </table:table-cell>
        </table:table-row>
        <table:table-row table:style-name="ro1">
          <table:table-cell/>
          <table:table-cell office:value-type="string" calcext:value-type="string">
            <text:p>fas fa-shopping-bag: Bolsa de la compra </text:p>
          </table:table-cell>
          <table:table-cell office:value-type="string" calcext:value-type="string">
            <text:p><text:s/>fas fa-shopping-bag </text:p>
          </table:table-cell>
          <table:table-cell office:value-type="string" calcext:value-type="string">
            <text:p><text:s/>comprar, pago, compra, </text:p>
          </table:table-cell>
          <table:table-cell office:value-type="string" calcext:value-type="string">
            <text:p><text:s/>\f290</text:p>
          </table:table-cell>
          <table:table-cell table:formula="of:=CONCATENATE(&quot;Fontawesome.create!(&quot;;[.$B$1];&quot;: '&quot;;TRIM([.$B1080]);&quot;', &quot;;[.$C$1];&quot;: '&quot;;TRIM([.$C1080]);&quot;', &quot;;[.$D$1];&quot;: '&quot;;TRIM([.$D1080]);&quot;', &quot;;[.$E$1];&quot;: '&quot;;TRIM([.$E1080]);&quot;')&quot;)" office:value-type="string" office:string-value="Fontawesome.create!(prefijo_nombre_css: 'fas fa-shopping-bag: Bolsa de la compra', icono: 'fas fa-shopping-bag', termino: 'comprar, pago, compra,', codigo_css: '\f290')" calcext:value-type="string">
            <text:p>Fontawesome.create!(prefijo_nombre_css: 'fas fa-shopping-bag: Bolsa de la compra', icono: 'fas fa-shopping-bag', termino: 'comprar, pago, compra,', codigo_css: '\f290')</text:p>
          </table:table-cell>
        </table:table-row>
        <table:table-row table:style-name="ro1">
          <table:table-cell/>
          <table:table-cell office:value-type="string" calcext:value-type="string">
            <text:p>fas fa-shopping-basket: Cesta de la compra </text:p>
          </table:table-cell>
          <table:table-cell office:value-type="string" calcext:value-type="string">
            <text:p><text:s/>fas fa-shopping-basket </text:p>
          </table:table-cell>
          <table:table-cell office:value-type="string" calcext:value-type="string">
            <text:p><text:s/>comprar, pago, compra, </text:p>
          </table:table-cell>
          <table:table-cell office:value-type="string" calcext:value-type="string">
            <text:p><text:s/>\f291</text:p>
          </table:table-cell>
          <table:table-cell table:formula="of:=CONCATENATE(&quot;Fontawesome.create!(&quot;;[.$B$1];&quot;: '&quot;;TRIM([.$B1081]);&quot;', &quot;;[.$C$1];&quot;: '&quot;;TRIM([.$C1081]);&quot;', &quot;;[.$D$1];&quot;: '&quot;;TRIM([.$D1081]);&quot;', &quot;;[.$E$1];&quot;: '&quot;;TRIM([.$E1081]);&quot;')&quot;)" office:value-type="string" office:string-value="Fontawesome.create!(prefijo_nombre_css: 'fas fa-shopping-basket: Cesta de la compra', icono: 'fas fa-shopping-basket', termino: 'comprar, pago, compra,', codigo_css: '\f291')" calcext:value-type="string">
            <text:p>Fontawesome.create!(prefijo_nombre_css: 'fas fa-shopping-basket: Cesta de la compra', icono: 'fas fa-shopping-basket', termino: 'comprar, pago, compra,', codigo_css: '\f291')</text:p>
          </table:table-cell>
        </table:table-row>
        <table:table-row table:style-name="ro1">
          <table:table-cell/>
          <table:table-cell office:value-type="string" calcext:value-type="string">
            <text:p>fas fa-shopping-cart: carrito de compras </text:p>
          </table:table-cell>
          <table:table-cell office:value-type="string" calcext:value-type="string">
            <text:p><text:s/>fas fa-shopping-cart </text:p>
          </table:table-cell>
          <table:table-cell office:value-type="string" calcext:value-type="string">
            <text:p><text:s/>comprar, pago, compra, </text:p>
          </table:table-cell>
          <table:table-cell office:value-type="string" calcext:value-type="string">
            <text:p><text:s/>\f07a</text:p>
          </table:table-cell>
          <table:table-cell table:formula="of:=CONCATENATE(&quot;Fontawesome.create!(&quot;;[.$B$1];&quot;: '&quot;;TRIM([.$B1082]);&quot;', &quot;;[.$C$1];&quot;: '&quot;;TRIM([.$C1082]);&quot;', &quot;;[.$D$1];&quot;: '&quot;;TRIM([.$D1082]);&quot;', &quot;;[.$E$1];&quot;: '&quot;;TRIM([.$E1082]);&quot;')&quot;)" office:value-type="string" office:string-value="Fontawesome.create!(prefijo_nombre_css: 'fas fa-shopping-cart: carrito de compras', icono: 'fas fa-shopping-cart', termino: 'comprar, pago, compra,', codigo_css: '\f07a')" calcext:value-type="string">
            <text:p>Fontawesome.create!(prefijo_nombre_css: 'fas fa-shopping-cart: carrito de compras', icono: 'fas fa-shopping-cart', termino: 'comprar, pago, compra,', codigo_css: '\f07a')</text:p>
          </table:table-cell>
        </table:table-row>
        <table:table-row table:style-name="ro1">
          <table:table-cell/>
          <table:table-cell office:value-type="string" calcext:value-type="string">
            <text:p>fab fa-shopware: Shopware </text:p>
          </table:table-cell>
          <table:table-cell office:value-type="string" calcext:value-type="string">
            <text:p><text:s/>fab fa-shopw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b5</text:p>
          </table:table-cell>
          <table:table-cell table:formula="of:=CONCATENATE(&quot;Fontawesome.create!(&quot;;[.$B$1];&quot;: '&quot;;TRIM([.$B1083]);&quot;', &quot;;[.$C$1];&quot;: '&quot;;TRIM([.$C1083]);&quot;', &quot;;[.$D$1];&quot;: '&quot;;TRIM([.$D1083]);&quot;', &quot;;[.$E$1];&quot;: '&quot;;TRIM([.$E1083]);&quot;')&quot;)" office:value-type="string" office:string-value="Fontawesome.create!(prefijo_nombre_css: 'fab fa-shopware: Shopware', icono: 'fab fa-shopware', termino: '', codigo_css: '\f5b5')" calcext:value-type="string">
            <text:p>Fontawesome.create!(prefijo_nombre_css: 'fab fa-shopware: Shopware', icono: 'fab fa-shopware', termino: '', codigo_css: '\f5b5')</text:p>
          </table:table-cell>
        </table:table-row>
        <table:table-row table:style-name="ro1">
          <table:table-cell/>
          <table:table-cell office:value-type="string" calcext:value-type="string">
            <text:p>fas fa-shower: Ducha </text:p>
          </table:table-cell>
          <table:table-cell office:value-type="string" calcext:value-type="string">
            <text:p><text:s/>fas fa-shower </text:p>
          </table:table-cell>
          <table:table-cell office:value-type="string" calcext:value-type="string">
            <text:p><text:s/>bañera, limpiar, grifo, agua, </text:p>
          </table:table-cell>
          <table:table-cell office:value-type="string" calcext:value-type="string">
            <text:p><text:s/>\f2cc</text:p>
          </table:table-cell>
          <table:table-cell table:formula="of:=CONCATENATE(&quot;Fontawesome.create!(&quot;;[.$B$1];&quot;: '&quot;;TRIM([.$B1084]);&quot;', &quot;;[.$C$1];&quot;: '&quot;;TRIM([.$C1084]);&quot;', &quot;;[.$D$1];&quot;: '&quot;;TRIM([.$D1084]);&quot;', &quot;;[.$E$1];&quot;: '&quot;;TRIM([.$E1084]);&quot;')&quot;)" office:value-type="string" office:string-value="Fontawesome.create!(prefijo_nombre_css: 'fas fa-shower: Ducha', icono: 'fas fa-shower', termino: 'bañera, limpiar, grifo, agua,', codigo_css: '\f2cc')" calcext:value-type="string">
            <text:p>Fontawesome.create!(prefijo_nombre_css: 'fas fa-shower: Ducha', icono: 'fas fa-shower', termino: 'bañera, limpiar, grifo, agua,', codigo_css: '\f2cc')</text:p>
          </table:table-cell>
        </table:table-row>
        <table:table-row table:style-name="ro1">
          <table:table-cell/>
          <table:table-cell office:value-type="string" calcext:value-type="string">
            <text:p>fas fa-shuttle-van: Van lanzadera </text:p>
          </table:table-cell>
          <table:table-cell office:value-type="string" calcext:value-type="string">
            <text:p><text:s/>fas fa-shuttle-van </text:p>
          </table:table-cell>
          <table:table-cell office:value-type="string" calcext:value-type="string">
            <text:p><text:s/>aeropuerto, máquina, transporte público, transporte, viaje, vehículo, </text:p>
          </table:table-cell>
          <table:table-cell office:value-type="string" calcext:value-type="string">
            <text:p><text:s/>\f5b6</text:p>
          </table:table-cell>
          <table:table-cell table:formula="of:=CONCATENATE(&quot;Fontawesome.create!(&quot;;[.$B$1];&quot;: '&quot;;TRIM([.$B1085]);&quot;', &quot;;[.$C$1];&quot;: '&quot;;TRIM([.$C1085]);&quot;', &quot;;[.$D$1];&quot;: '&quot;;TRIM([.$D1085]);&quot;', &quot;;[.$E$1];&quot;: '&quot;;TRIM([.$E1085]);&quot;')&quot;)" office:value-type="string" office:string-value="Fontawesome.create!(prefijo_nombre_css: 'fas fa-shuttle-van: Van lanzadera', icono: 'fas fa-shuttle-van', termino: 'aeropuerto, máquina, transporte público, transporte, viaje, vehículo,', codigo_css: '\f5b6')" calcext:value-type="string">
            <text:p>Fontawesome.create!(prefijo_nombre_css: 'fas fa-shuttle-van: Van lanzadera', icono: 'fas fa-shuttle-van', termino: 'aeropuerto, máquina, transporte público, transporte, viaje, vehículo,', codigo_css: '\f5b6')</text:p>
          </table:table-cell>
        </table:table-row>
        <table:table-row table:style-name="ro1">
          <table:table-cell/>
          <table:table-cell office:value-type="string" calcext:value-type="string">
            <text:p>fas fa-sign: Firmar </text:p>
          </table:table-cell>
          <table:table-cell office:value-type="string" calcext:value-type="string">
            <text:p><text:s/>fas fa-sign </text:p>
          </table:table-cell>
          <table:table-cell office:value-type="string" calcext:value-type="string">
            <text:p><text:s/>direcciones, bienes raíces, señalización, orientación, </text:p>
          </table:table-cell>
          <table:table-cell office:value-type="string" calcext:value-type="string">
            <text:p><text:s/>\f4d9</text:p>
          </table:table-cell>
          <table:table-cell table:formula="of:=CONCATENATE(&quot;Fontawesome.create!(&quot;;[.$B$1];&quot;: '&quot;;TRIM([.$B1086]);&quot;', &quot;;[.$C$1];&quot;: '&quot;;TRIM([.$C1086]);&quot;', &quot;;[.$D$1];&quot;: '&quot;;TRIM([.$D1086]);&quot;', &quot;;[.$E$1];&quot;: '&quot;;TRIM([.$E1086]);&quot;')&quot;)" office:value-type="string" office:string-value="Fontawesome.create!(prefijo_nombre_css: 'fas fa-sign: Firmar', icono: 'fas fa-sign', termino: 'direcciones, bienes raíces, señalización, orientación,', codigo_css: '\f4d9')" calcext:value-type="string">
            <text:p>Fontawesome.create!(prefijo_nombre_css: 'fas fa-sign: Firmar', icono: 'fas fa-sign', termino: 'direcciones, bienes raíces, señalización, orientación,', codigo_css: '\f4d9')</text:p>
          </table:table-cell>
        </table:table-row>
        <table:table-row table:style-name="ro1">
          <table:table-cell/>
          <table:table-cell office:value-type="string" calcext:value-type="string">
            <text:p>fas fa-sign-in-alt: Alternate Firmar In </text:p>
          </table:table-cell>
          <table:table-cell office:value-type="string" calcext:value-type="string">
            <text:p><text:s/>fas fa-sign-in-alt </text:p>
          </table:table-cell>
          <table:table-cell office:value-type="string" calcext:value-type="string">
            <text:p><text:s/>flecha, entrar, unirse, iniciar sesión, iniciar sesión, iniciar sesión, registrarse, iniciar sesión, iniciar sesión, registrarse, </text:p>
          </table:table-cell>
          <table:table-cell office:value-type="string" calcext:value-type="string">
            <text:p><text:s/>\f2f6</text:p>
          </table:table-cell>
          <table:table-cell table:formula="of:=CONCATENATE(&quot;Fontawesome.create!(&quot;;[.$B$1];&quot;: '&quot;;TRIM([.$B1087]);&quot;', &quot;;[.$C$1];&quot;: '&quot;;TRIM([.$C1087]);&quot;', &quot;;[.$D$1];&quot;: '&quot;;TRIM([.$D1087]);&quot;', &quot;;[.$E$1];&quot;: '&quot;;TRIM([.$E1087]);&quot;')&quot;)" office:value-type="string" office:string-value="Fontawesome.create!(prefijo_nombre_css: 'fas fa-sign-in-alt: Alternate Firmar In', icono: 'fas fa-sign-in-alt', termino: 'flecha, entrar, unirse, iniciar sesión, iniciar sesión, iniciar sesión, registrarse, iniciar sesión, iniciar sesión, registrarse,', codigo_css: '\f2f6')" calcext:value-type="string">
            <text:p>Fontawesome.create!(prefijo_nombre_css: 'fas fa-sign-in-alt: Alternate Firmar In', icono: 'fas fa-sign-in-alt', termino: 'flecha, entrar, unirse, iniciar sesión, iniciar sesión, iniciar sesión, registrarse, iniciar sesión, iniciar sesión, registrarse,', codigo_css: '\f2f6')</text:p>
          </table:table-cell>
        </table:table-row>
        <table:table-row table:style-name="ro1">
          <table:table-cell/>
          <table:table-cell office:value-type="string" calcext:value-type="string">
            <text:p>fas fa-sign-language: Firmar Language </text:p>
          </table:table-cell>
          <table:table-cell office:value-type="string" calcext:value-type="string">
            <text:p><text:s/>fas fa-sign-language </text:p>
          </table:table-cell>
          <table:table-cell office:value-type="string" calcext:value-type="string">
            <text:p><text:s/>Traducir, asl, sordo, manos, </text:p>
          </table:table-cell>
          <table:table-cell office:value-type="string" calcext:value-type="string">
            <text:p><text:s/>\f2a7</text:p>
          </table:table-cell>
          <table:table-cell table:formula="of:=CONCATENATE(&quot;Fontawesome.create!(&quot;;[.$B$1];&quot;: '&quot;;TRIM([.$B1088]);&quot;', &quot;;[.$C$1];&quot;: '&quot;;TRIM([.$C1088]);&quot;', &quot;;[.$D$1];&quot;: '&quot;;TRIM([.$D1088]);&quot;', &quot;;[.$E$1];&quot;: '&quot;;TRIM([.$E1088]);&quot;')&quot;)" office:value-type="string" office:string-value="Fontawesome.create!(prefijo_nombre_css: 'fas fa-sign-language: Firmar Language', icono: 'fas fa-sign-language', termino: 'Traducir, asl, sordo, manos,', codigo_css: '\f2a7')" calcext:value-type="string">
            <text:p>Fontawesome.create!(prefijo_nombre_css: 'fas fa-sign-language: Firmar Language', icono: 'fas fa-sign-language', termino: 'Traducir, asl, sordo, manos,', codigo_css: '\f2a7')</text:p>
          </table:table-cell>
        </table:table-row>
        <table:table-row table:style-name="ro1">
          <table:table-cell/>
          <table:table-cell office:value-type="string" calcext:value-type="string">
            <text:p>fas fa-sign-out-alt: Alternate Firmar Out </text:p>
          </table:table-cell>
          <table:table-cell office:value-type="string" calcext:value-type="string">
            <text:p><text:s/>fas fa-sign-out-alt </text:p>
          </table:table-cell>
          <table:table-cell office:value-type="string" calcext:value-type="string">
            <text:p><text:s/>salir, cerrar sesión, cerrar sesión, </text:p>
          </table:table-cell>
          <table:table-cell office:value-type="string" calcext:value-type="string">
            <text:p><text:s/>\f2f5</text:p>
          </table:table-cell>
          <table:table-cell table:formula="of:=CONCATENATE(&quot;Fontawesome.create!(&quot;;[.$B$1];&quot;: '&quot;;TRIM([.$B1089]);&quot;', &quot;;[.$C$1];&quot;: '&quot;;TRIM([.$C1089]);&quot;', &quot;;[.$D$1];&quot;: '&quot;;TRIM([.$D1089]);&quot;', &quot;;[.$E$1];&quot;: '&quot;;TRIM([.$E1089]);&quot;')&quot;)" office:value-type="string" office:string-value="Fontawesome.create!(prefijo_nombre_css: 'fas fa-sign-out-alt: Alternate Firmar Out', icono: 'fas fa-sign-out-alt', termino: 'salir, cerrar sesión, cerrar sesión,', codigo_css: '\f2f5')" calcext:value-type="string">
            <text:p>Fontawesome.create!(prefijo_nombre_css: 'fas fa-sign-out-alt: Alternate Firmar Out', icono: 'fas fa-sign-out-alt', termino: 'salir, cerrar sesión, cerrar sesión,', codigo_css: '\f2f5')</text:p>
          </table:table-cell>
        </table:table-row>
        <table:table-row table:style-name="ro1">
          <table:table-cell/>
          <table:table-cell office:value-type="string" calcext:value-type="string">
            <text:p>fas fa-signal: señal </text:p>
          </table:table-cell>
          <table:table-cell office:value-type="string" calcext:value-type="string">
            <text:p><text:s/>fas fa-signal </text:p>
          </table:table-cell>
          <table:table-cell office:value-type="string" calcext:value-type="string">
            <text:p><text:s/>barras, estado, grafico, recepción, </text:p>
          </table:table-cell>
          <table:table-cell office:value-type="string" calcext:value-type="string">
            <text:p><text:s/>\f012</text:p>
          </table:table-cell>
          <table:table-cell table:formula="of:=CONCATENATE(&quot;Fontawesome.create!(&quot;;[.$B$1];&quot;: '&quot;;TRIM([.$B1090]);&quot;', &quot;;[.$C$1];&quot;: '&quot;;TRIM([.$C1090]);&quot;', &quot;;[.$D$1];&quot;: '&quot;;TRIM([.$D1090]);&quot;', &quot;;[.$E$1];&quot;: '&quot;;TRIM([.$E1090]);&quot;')&quot;)" office:value-type="string" office:string-value="Fontawesome.create!(prefijo_nombre_css: 'fas fa-signal: señal', icono: 'fas fa-signal', termino: 'barras, estado, grafico, recepción,', codigo_css: '\f012')" calcext:value-type="string">
            <text:p>Fontawesome.create!(prefijo_nombre_css: 'fas fa-signal: señal', icono: 'fas fa-signal', termino: 'barras, estado, grafico, recepción,', codigo_css: '\f012')</text:p>
          </table:table-cell>
        </table:table-row>
        <table:table-row table:style-name="ro1">
          <table:table-cell/>
          <table:table-cell office:value-type="string" calcext:value-type="string">
            <text:p>fas fa-signature: Firmarature </text:p>
          </table:table-cell>
          <table:table-cell office:value-type="string" calcext:value-type="string">
            <text:p><text:s/>fas fa-signature </text:p>
          </table:table-cell>
          <table:table-cell office:value-type="string" calcext:value-type="string">
            <text:p><text:s/>John Hancock, cursiva, nombre, escritura, </text:p>
          </table:table-cell>
          <table:table-cell office:value-type="string" calcext:value-type="string">
            <text:p><text:s/>\f5b7</text:p>
          </table:table-cell>
          <table:table-cell table:formula="of:=CONCATENATE(&quot;Fontawesome.create!(&quot;;[.$B$1];&quot;: '&quot;;TRIM([.$B1091]);&quot;', &quot;;[.$C$1];&quot;: '&quot;;TRIM([.$C1091]);&quot;', &quot;;[.$D$1];&quot;: '&quot;;TRIM([.$D1091]);&quot;', &quot;;[.$E$1];&quot;: '&quot;;TRIM([.$E1091]);&quot;')&quot;)" office:value-type="string" office:string-value="Fontawesome.create!(prefijo_nombre_css: 'fas fa-signature: Firmarature', icono: 'fas fa-signature', termino: 'John Hancock, cursiva, nombre, escritura,', codigo_css: '\f5b7')" calcext:value-type="string">
            <text:p>Fontawesome.create!(prefijo_nombre_css: 'fas fa-signature: Firmarature', icono: 'fas fa-signature', termino: 'John Hancock, cursiva, nombre, escritura,', codigo_css: '\f5b7')</text:p>
          </table:table-cell>
        </table:table-row>
        <table:table-row table:style-name="ro1">
          <table:table-cell/>
          <table:table-cell office:value-type="string" calcext:value-type="string">
            <text:p>fas fa-sim-card: Tarjeta SIM </text:p>
          </table:table-cell>
          <table:table-cell office:value-type="string" calcext:value-type="string">
            <text:p><text:s/>fas fa-sim-card </text:p>
          </table:table-cell>
          <table:table-cell office:value-type="string" calcext:value-type="string">
            <text:p><text:s/>disco duro, hardware, portátil, almacenamiento, tecnología, diminuto, </text:p>
          </table:table-cell>
          <table:table-cell office:value-type="string" calcext:value-type="string">
            <text:p><text:s/>\f7c4</text:p>
          </table:table-cell>
          <table:table-cell table:formula="of:=CONCATENATE(&quot;Fontawesome.create!(&quot;;[.$B$1];&quot;: '&quot;;TRIM([.$B1092]);&quot;', &quot;;[.$C$1];&quot;: '&quot;;TRIM([.$C1092]);&quot;', &quot;;[.$D$1];&quot;: '&quot;;TRIM([.$D1092]);&quot;', &quot;;[.$E$1];&quot;: '&quot;;TRIM([.$E1092]);&quot;')&quot;)" office:value-type="string" office:string-value="Fontawesome.create!(prefijo_nombre_css: 'fas fa-sim-card: Tarjeta SIM', icono: 'fas fa-sim-card', termino: 'disco duro, hardware, portátil, almacenamiento, tecnología, diminuto,', codigo_css: '\f7c4')" calcext:value-type="string">
            <text:p>Fontawesome.create!(prefijo_nombre_css: 'fas fa-sim-card: Tarjeta SIM', icono: 'fas fa-sim-card', termino: 'disco duro, hardware, portátil, almacenamiento, tecnología, diminuto,', codigo_css: '\f7c4')</text:p>
          </table:table-cell>
        </table:table-row>
        <table:table-row table:style-name="ro1">
          <table:table-cell/>
          <table:table-cell office:value-type="string" calcext:value-type="string">
            <text:p>fab fa-simplybuilt: SimplyBuilt </text:p>
          </table:table-cell>
          <table:table-cell office:value-type="string" calcext:value-type="string">
            <text:p><text:s/>fab fa-simplybuil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15</text:p>
          </table:table-cell>
          <table:table-cell table:formula="of:=CONCATENATE(&quot;Fontawesome.create!(&quot;;[.$B$1];&quot;: '&quot;;TRIM([.$B1093]);&quot;', &quot;;[.$C$1];&quot;: '&quot;;TRIM([.$C1093]);&quot;', &quot;;[.$D$1];&quot;: '&quot;;TRIM([.$D1093]);&quot;', &quot;;[.$E$1];&quot;: '&quot;;TRIM([.$E1093]);&quot;')&quot;)" office:value-type="string" office:string-value="Fontawesome.create!(prefijo_nombre_css: 'fab fa-simplybuilt: SimplyBuilt', icono: 'fab fa-simplybuilt', termino: '', codigo_css: '\f215')" calcext:value-type="string">
            <text:p>Fontawesome.create!(prefijo_nombre_css: 'fab fa-simplybuilt: SimplyBuilt', icono: 'fab fa-simplybuilt', termino: '', codigo_css: '\f215')</text:p>
          </table:table-cell>
        </table:table-row>
        <table:table-row table:style-name="ro1">
          <table:table-cell/>
          <table:table-cell office:value-type="string" calcext:value-type="string">
            <text:p>fab fa-sistrix: SISTRIX </text:p>
          </table:table-cell>
          <table:table-cell office:value-type="string" calcext:value-type="string">
            <text:p><text:s/>fab fa-sistri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ee</text:p>
          </table:table-cell>
          <table:table-cell table:formula="of:=CONCATENATE(&quot;Fontawesome.create!(&quot;;[.$B$1];&quot;: '&quot;;TRIM([.$B1094]);&quot;', &quot;;[.$C$1];&quot;: '&quot;;TRIM([.$C1094]);&quot;', &quot;;[.$D$1];&quot;: '&quot;;TRIM([.$D1094]);&quot;', &quot;;[.$E$1];&quot;: '&quot;;TRIM([.$E1094]);&quot;')&quot;)" office:value-type="string" office:string-value="Fontawesome.create!(prefijo_nombre_css: 'fab fa-sistrix: SISTRIX', icono: 'fab fa-sistrix', termino: '', codigo_css: '\f3ee')" calcext:value-type="string">
            <text:p>Fontawesome.create!(prefijo_nombre_css: 'fab fa-sistrix: SISTRIX', icono: 'fab fa-sistrix', termino: '', codigo_css: '\f3ee')</text:p>
          </table:table-cell>
        </table:table-row>
        <table:table-row table:style-name="ro1">
          <table:table-cell/>
          <table:table-cell office:value-type="string" calcext:value-type="string">
            <text:p>fas fa-sitemap: Mapa del sitio </text:p>
          </table:table-cell>
          <table:table-cell office:value-type="string" calcext:value-type="string">
            <text:p><text:s/>fas fa-sitemap </text:p>
          </table:table-cell>
          <table:table-cell office:value-type="string" calcext:value-type="string">
            <text:p><text:s/>arquitectura de información, directorio, jerarquía, ia, organización, </text:p>
          </table:table-cell>
          <table:table-cell office:value-type="string" calcext:value-type="string">
            <text:p><text:s/>\f0e8</text:p>
          </table:table-cell>
          <table:table-cell table:formula="of:=CONCATENATE(&quot;Fontawesome.create!(&quot;;[.$B$1];&quot;: '&quot;;TRIM([.$B1095]);&quot;', &quot;;[.$C$1];&quot;: '&quot;;TRIM([.$C1095]);&quot;', &quot;;[.$D$1];&quot;: '&quot;;TRIM([.$D1095]);&quot;', &quot;;[.$E$1];&quot;: '&quot;;TRIM([.$E1095]);&quot;')&quot;)" office:value-type="string" office:string-value="Fontawesome.create!(prefijo_nombre_css: 'fas fa-sitemap: Mapa del sitio', icono: 'fas fa-sitemap', termino: 'arquitectura de información, directorio, jerarquía, ia, organización,', codigo_css: '\f0e8')" calcext:value-type="string">
            <text:p>Fontawesome.create!(prefijo_nombre_css: 'fas fa-sitemap: Mapa del sitio', icono: 'fas fa-sitemap', termino: 'arquitectura de información, directorio, jerarquía, ia, organización,', codigo_css: '\f0e8')</text:p>
          </table:table-cell>
        </table:table-row>
        <table:table-row table:style-name="ro1">
          <table:table-cell/>
          <table:table-cell office:value-type="string" calcext:value-type="string">
            <text:p>fab fa-sith: Sith </text:p>
          </table:table-cell>
          <table:table-cell office:value-type="string" calcext:value-type="string">
            <text:p><text:s/>fab fa-si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12</text:p>
          </table:table-cell>
          <table:table-cell table:formula="of:=CONCATENATE(&quot;Fontawesome.create!(&quot;;[.$B$1];&quot;: '&quot;;TRIM([.$B1096]);&quot;', &quot;;[.$C$1];&quot;: '&quot;;TRIM([.$C1096]);&quot;', &quot;;[.$D$1];&quot;: '&quot;;TRIM([.$D1096]);&quot;', &quot;;[.$E$1];&quot;: '&quot;;TRIM([.$E1096]);&quot;')&quot;)" office:value-type="string" office:string-value="Fontawesome.create!(prefijo_nombre_css: 'fab fa-sith: Sith', icono: 'fab fa-sith', termino: '', codigo_css: '\f512')" calcext:value-type="string">
            <text:p>Fontawesome.create!(prefijo_nombre_css: 'fab fa-sith: Sith', icono: 'fab fa-sith', termino: '', codigo_css: '\f512')</text:p>
          </table:table-cell>
        </table:table-row>
        <table:table-row table:style-name="ro1">
          <table:table-cell/>
          <table:table-cell office:value-type="string" calcext:value-type="string">
            <text:p>fas fa-skating: Patinaje </text:p>
          </table:table-cell>
          <table:table-cell office:value-type="string" calcext:value-type="string">
            <text:p><text:s/>fas fa-skating </text:p>
          </table:table-cell>
          <table:table-cell office:value-type="string" calcext:value-type="string">
            <text:p><text:s/>actividad, patinaje artístico, aptitud, hielo, persona, invierno, </text:p>
          </table:table-cell>
          <table:table-cell office:value-type="string" calcext:value-type="string">
            <text:p><text:s/>\f7c5</text:p>
          </table:table-cell>
          <table:table-cell table:formula="of:=CONCATENATE(&quot;Fontawesome.create!(&quot;;[.$B$1];&quot;: '&quot;;TRIM([.$B1097]);&quot;', &quot;;[.$C$1];&quot;: '&quot;;TRIM([.$C1097]);&quot;', &quot;;[.$D$1];&quot;: '&quot;;TRIM([.$D1097]);&quot;', &quot;;[.$E$1];&quot;: '&quot;;TRIM([.$E1097]);&quot;')&quot;)" office:value-type="string" office:string-value="Fontawesome.create!(prefijo_nombre_css: 'fas fa-skating: Patinaje', icono: 'fas fa-skating', termino: 'actividad, patinaje artístico, aptitud, hielo, persona, invierno,', codigo_css: '\f7c5')" calcext:value-type="string">
            <text:p>Fontawesome.create!(prefijo_nombre_css: 'fas fa-skating: Patinaje', icono: 'fas fa-skating', termino: 'actividad, patinaje artístico, aptitud, hielo, persona, invierno,', codigo_css: '\f7c5')</text:p>
          </table:table-cell>
        </table:table-row>
        <table:table-row table:style-name="ro1">
          <table:table-cell/>
          <table:table-cell office:value-type="string" calcext:value-type="string">
            <text:p>fab fa-sketch: Bosquejo </text:p>
          </table:table-cell>
          <table:table-cell office:value-type="string" calcext:value-type="string">
            <text:p><text:s/>fab fa-sketch </text:p>
          </table:table-cell>
          <table:table-cell office:value-type="string" calcext:value-type="string">
            <text:p><text:s/>aplicación, diseño, interfaz, </text:p>
          </table:table-cell>
          <table:table-cell office:value-type="string" calcext:value-type="string">
            <text:p><text:s/>\f7c6</text:p>
          </table:table-cell>
          <table:table-cell table:formula="of:=CONCATENATE(&quot;Fontawesome.create!(&quot;;[.$B$1];&quot;: '&quot;;TRIM([.$B1098]);&quot;', &quot;;[.$C$1];&quot;: '&quot;;TRIM([.$C1098]);&quot;', &quot;;[.$D$1];&quot;: '&quot;;TRIM([.$D1098]);&quot;', &quot;;[.$E$1];&quot;: '&quot;;TRIM([.$E1098]);&quot;')&quot;)" office:value-type="string" office:string-value="Fontawesome.create!(prefijo_nombre_css: 'fab fa-sketch: Bosquejo', icono: 'fab fa-sketch', termino: 'aplicación, diseño, interfaz,', codigo_css: '\f7c6')" calcext:value-type="string">
            <text:p>Fontawesome.create!(prefijo_nombre_css: 'fab fa-sketch: Bosquejo', icono: 'fab fa-sketch', termino: 'aplicación, diseño, interfaz,', codigo_css: '\f7c6')</text:p>
          </table:table-cell>
        </table:table-row>
        <table:table-row table:style-name="ro1">
          <table:table-cell/>
          <table:table-cell office:value-type="string" calcext:value-type="string">
            <text:p>fas fa-skiing: Esquí </text:p>
          </table:table-cell>
          <table:table-cell office:value-type="string" calcext:value-type="string">
            <text:p><text:s/>fas fa-skiing </text:p>
          </table:table-cell>
          <table:table-cell office:value-type="string" calcext:value-type="string">
            <text:p><text:s/>actividad, cuesta abajo, rápido, aptitud, juegos olímpicos, al aire libre, persona, estacional, slalom, </text:p>
          </table:table-cell>
          <table:table-cell office:value-type="string" calcext:value-type="string">
            <text:p><text:s/>\f7c9</text:p>
          </table:table-cell>
          <table:table-cell table:formula="of:=CONCATENATE(&quot;Fontawesome.create!(&quot;;[.$B$1];&quot;: '&quot;;TRIM([.$B1099]);&quot;', &quot;;[.$C$1];&quot;: '&quot;;TRIM([.$C1099]);&quot;', &quot;;[.$D$1];&quot;: '&quot;;TRIM([.$D1099]);&quot;', &quot;;[.$E$1];&quot;: '&quot;;TRIM([.$E1099]);&quot;')&quot;)" office:value-type="string" office:string-value="Fontawesome.create!(prefijo_nombre_css: 'fas fa-skiing: Esquí', icono: 'fas fa-skiing', termino: 'actividad, cuesta abajo, rápido, aptitud, juegos olímpicos, al aire libre, persona, estacional, slalom,', codigo_css: '\f7c9')" calcext:value-type="string">
            <text:p>Fontawesome.create!(prefijo_nombre_css: 'fas fa-skiing: Esquí', icono: 'fas fa-skiing', termino: 'actividad, cuesta abajo, rápido, aptitud, juegos olímpicos, al aire libre, persona, estacional, slalom,', codigo_css: '\f7c9')</text:p>
          </table:table-cell>
        </table:table-row>
        <table:table-row table:style-name="ro1">
          <table:table-cell/>
          <table:table-cell office:value-type="string" calcext:value-type="string">
            <text:p>fas fa-skiing-nordic: Esquí Nordic </text:p>
          </table:table-cell>
          <table:table-cell office:value-type="string" calcext:value-type="string">
            <text:p><text:s/>fas fa-skiing-nordic </text:p>
          </table:table-cell>
          <table:table-cell office:value-type="string" calcext:value-type="string">
            <text:p><text:s/>actividad, a campo traviesa, aptitud, al aire libre, persona, estacional, </text:p>
          </table:table-cell>
          <table:table-cell office:value-type="string" calcext:value-type="string">
            <text:p><text:s/>\f7ca</text:p>
          </table:table-cell>
          <table:table-cell table:formula="of:=CONCATENATE(&quot;Fontawesome.create!(&quot;;[.$B$1];&quot;: '&quot;;TRIM([.$B1100]);&quot;', &quot;;[.$C$1];&quot;: '&quot;;TRIM([.$C1100]);&quot;', &quot;;[.$D$1];&quot;: '&quot;;TRIM([.$D1100]);&quot;', &quot;;[.$E$1];&quot;: '&quot;;TRIM([.$E1100]);&quot;')&quot;)" office:value-type="string" office:string-value="Fontawesome.create!(prefijo_nombre_css: 'fas fa-skiing-nordic: Esquí Nordic', icono: 'fas fa-skiing-nordic', termino: 'actividad, a campo traviesa, aptitud, al aire libre, persona, estacional,', codigo_css: '\f7ca')" calcext:value-type="string">
            <text:p>Fontawesome.create!(prefijo_nombre_css: 'fas fa-skiing-nordic: Esquí Nordic', icono: 'fas fa-skiing-nordic', termino: 'actividad, a campo traviesa, aptitud, al aire libre, persona, estacional,', codigo_css: '\f7ca')</text:p>
          </table:table-cell>
        </table:table-row>
        <table:table-row table:style-name="ro1">
          <table:table-cell/>
          <table:table-cell office:value-type="string" calcext:value-type="string">
            <text:p>fas fa-skull: Cráneo </text:p>
          </table:table-cell>
          <table:table-cell office:value-type="string" calcext:value-type="string">
            <text:p><text:s/>fas fa-skull </text:p>
          </table:table-cell>
          <table:table-cell office:value-type="string" calcext:value-type="string">
            <text:p><text:s/>huesos, esqueleto, rayos x, yorick, </text:p>
          </table:table-cell>
          <table:table-cell office:value-type="string" calcext:value-type="string">
            <text:p><text:s/>\f54c</text:p>
          </table:table-cell>
          <table:table-cell table:formula="of:=CONCATENATE(&quot;Fontawesome.create!(&quot;;[.$B$1];&quot;: '&quot;;TRIM([.$B1101]);&quot;', &quot;;[.$C$1];&quot;: '&quot;;TRIM([.$C1101]);&quot;', &quot;;[.$D$1];&quot;: '&quot;;TRIM([.$D1101]);&quot;', &quot;;[.$E$1];&quot;: '&quot;;TRIM([.$E1101]);&quot;')&quot;)" office:value-type="string" office:string-value="Fontawesome.create!(prefijo_nombre_css: 'fas fa-skull: Cráneo', icono: 'fas fa-skull', termino: 'huesos, esqueleto, rayos x, yorick,', codigo_css: '\f54c')" calcext:value-type="string">
            <text:p>Fontawesome.create!(prefijo_nombre_css: 'fas fa-skull: Cráneo', icono: 'fas fa-skull', termino: 'huesos, esqueleto, rayos x, yorick,', codigo_css: '\f54c')</text:p>
          </table:table-cell>
        </table:table-row>
        <table:table-row table:style-name="ro1">
          <table:table-cell/>
          <table:table-cell office:value-type="string" calcext:value-type="string">
            <text:p>fas fa-skull-crossbones: Cráneo &amp; Crossbones </text:p>
          </table:table-cell>
          <table:table-cell office:value-type="string" calcext:value-type="string">
            <text:p><text:s/>fas fa-skull-crossbones </text:p>
          </table:table-cell>
          <table:table-cell office:value-type="string" calcext:value-type="string">
            <text:p><text:s/>Dungeons &amp; Dragons, alerta, huesos, d &amp; d, peligro, muerto, mortal, muerte, dnd, fantasía, halloween, fiesta, jolly-roger, pirata, veneno, esqueleto, advertencia, </text:p>
          </table:table-cell>
          <table:table-cell office:value-type="string" calcext:value-type="string">
            <text:p><text:s/>\f714</text:p>
          </table:table-cell>
          <table:table-cell table:formula="of:=CONCATENATE(&quot;Fontawesome.create!(&quot;;[.$B$1];&quot;: '&quot;;TRIM([.$B1102]);&quot;', &quot;;[.$C$1];&quot;: '&quot;;TRIM([.$C1102]);&quot;', &quot;;[.$D$1];&quot;: '&quot;;TRIM([.$D1102]);&quot;', &quot;;[.$E$1];&quot;: '&quot;;TRIM([.$E1102]);&quot;')&quot;)" office:value-type="string" office:string-value="Fontawesome.create!(prefijo_nombre_css: 'fas fa-skull-crossbones: Cráneo &amp; Crossbones', icono: 'fas fa-skull-crossbones', termino: 'Dungeons &amp; Dragons, alerta, huesos, d &amp; d, peligro, muerto, mortal, muerte, dnd, fantasía, halloween, fiesta, jolly-roger, pirata, veneno, esqueleto, advertencia,', codigo_css: '\f714')" calcext:value-type="string">
            <text:p>Fontawesome.create!(prefijo_nombre_css: 'fas fa-skull-crossbones: Cráneo &amp; Crossbones', icono: 'fas fa-skull-crossbones', termino: 'Dungeons &amp; Dragons, alerta, huesos, d &amp; d, peligro, muerto, mortal, muerte, dnd, fantasía, halloween, fiesta, jolly-roger, pirata, veneno, esqueleto, advertencia,', codigo_css: '\f714')</text:p>
          </table:table-cell>
        </table:table-row>
        <table:table-row table:style-name="ro1">
          <table:table-cell/>
          <table:table-cell office:value-type="string" calcext:value-type="string">
            <text:p>fab fa-skyatlas: skyatlas </text:p>
          </table:table-cell>
          <table:table-cell office:value-type="string" calcext:value-type="string">
            <text:p><text:s/>fab fa-skyatla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16</text:p>
          </table:table-cell>
          <table:table-cell table:formula="of:=CONCATENATE(&quot;Fontawesome.create!(&quot;;[.$B$1];&quot;: '&quot;;TRIM([.$B1103]);&quot;', &quot;;[.$C$1];&quot;: '&quot;;TRIM([.$C1103]);&quot;', &quot;;[.$D$1];&quot;: '&quot;;TRIM([.$D1103]);&quot;', &quot;;[.$E$1];&quot;: '&quot;;TRIM([.$E1103]);&quot;')&quot;)" office:value-type="string" office:string-value="Fontawesome.create!(prefijo_nombre_css: 'fab fa-skyatlas: skyatlas', icono: 'fab fa-skyatlas', termino: '', codigo_css: '\f216')" calcext:value-type="string">
            <text:p>Fontawesome.create!(prefijo_nombre_css: 'fab fa-skyatlas: skyatlas', icono: 'fab fa-skyatlas', termino: '', codigo_css: '\f216')</text:p>
          </table:table-cell>
        </table:table-row>
        <table:table-row table:style-name="ro1">
          <table:table-cell/>
          <table:table-cell office:value-type="string" calcext:value-type="string">
            <text:p>fab fa-skype: Skype </text:p>
          </table:table-cell>
          <table:table-cell office:value-type="string" calcext:value-type="string">
            <text:p><text:s/>fab fa-skyp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7e</text:p>
          </table:table-cell>
          <table:table-cell table:formula="of:=CONCATENATE(&quot;Fontawesome.create!(&quot;;[.$B$1];&quot;: '&quot;;TRIM([.$B1104]);&quot;', &quot;;[.$C$1];&quot;: '&quot;;TRIM([.$C1104]);&quot;', &quot;;[.$D$1];&quot;: '&quot;;TRIM([.$D1104]);&quot;', &quot;;[.$E$1];&quot;: '&quot;;TRIM([.$E1104]);&quot;')&quot;)" office:value-type="string" office:string-value="Fontawesome.create!(prefijo_nombre_css: 'fab fa-skype: Skype', icono: 'fab fa-skype', termino: '', codigo_css: '\f17e')" calcext:value-type="string">
            <text:p>Fontawesome.create!(prefijo_nombre_css: 'fab fa-skype: Skype', icono: 'fab fa-skype', termino: '', codigo_css: '\f17e')</text:p>
          </table:table-cell>
        </table:table-row>
        <table:table-row table:style-name="ro1">
          <table:table-cell/>
          <table:table-cell office:value-type="string" calcext:value-type="string">
            <text:p>fab fa-slack: Logotipo de Slack </text:p>
          </table:table-cell>
          <table:table-cell office:value-type="string" calcext:value-type="string">
            <text:p><text:s/>fab fa-slack </text:p>
          </table:table-cell>
          <table:table-cell office:value-type="string" calcext:value-type="string">
            <text:p><text:s/>ancla, hash, hashtag, </text:p>
          </table:table-cell>
          <table:table-cell office:value-type="string" calcext:value-type="string">
            <text:p><text:s/>\f198</text:p>
          </table:table-cell>
          <table:table-cell table:formula="of:=CONCATENATE(&quot;Fontawesome.create!(&quot;;[.$B$1];&quot;: '&quot;;TRIM([.$B1105]);&quot;', &quot;;[.$C$1];&quot;: '&quot;;TRIM([.$C1105]);&quot;', &quot;;[.$D$1];&quot;: '&quot;;TRIM([.$D1105]);&quot;', &quot;;[.$E$1];&quot;: '&quot;;TRIM([.$E1105]);&quot;')&quot;)" office:value-type="string" office:string-value="Fontawesome.create!(prefijo_nombre_css: 'fab fa-slack: Logotipo de Slack', icono: 'fab fa-slack', termino: 'ancla, hash, hashtag,', codigo_css: '\f198')" calcext:value-type="string">
            <text:p>Fontawesome.create!(prefijo_nombre_css: 'fab fa-slack: Logotipo de Slack', icono: 'fab fa-slack', termino: 'ancla, hash, hashtag,', codigo_css: '\f198')</text:p>
          </table:table-cell>
        </table:table-row>
        <table:table-row table:style-name="ro1">
          <table:table-cell/>
          <table:table-cell office:value-type="string" calcext:value-type="string">
            <text:p>fab fa-slack-hash: Hashtag flojo </text:p>
          </table:table-cell>
          <table:table-cell office:value-type="string" calcext:value-type="string">
            <text:p><text:s/>fab fa-slack-hash </text:p>
          </table:table-cell>
          <table:table-cell office:value-type="string" calcext:value-type="string">
            <text:p><text:s/>ancla, hash, hashtag, </text:p>
          </table:table-cell>
          <table:table-cell office:value-type="string" calcext:value-type="string">
            <text:p><text:s/>\f3ef</text:p>
          </table:table-cell>
          <table:table-cell table:formula="of:=CONCATENATE(&quot;Fontawesome.create!(&quot;;[.$B$1];&quot;: '&quot;;TRIM([.$B1106]);&quot;', &quot;;[.$C$1];&quot;: '&quot;;TRIM([.$C1106]);&quot;', &quot;;[.$D$1];&quot;: '&quot;;TRIM([.$D1106]);&quot;', &quot;;[.$E$1];&quot;: '&quot;;TRIM([.$E1106]);&quot;')&quot;)" office:value-type="string" office:string-value="Fontawesome.create!(prefijo_nombre_css: 'fab fa-slack-hash: Hashtag flojo', icono: 'fab fa-slack-hash', termino: 'ancla, hash, hashtag,', codigo_css: '\f3ef')" calcext:value-type="string">
            <text:p>Fontawesome.create!(prefijo_nombre_css: 'fab fa-slack-hash: Hashtag flojo', icono: 'fab fa-slack-hash', termino: 'ancla, hash, hashtag,', codigo_css: '\f3ef')</text:p>
          </table:table-cell>
        </table:table-row>
        <table:table-row table:style-name="ro1">
          <table:table-cell/>
          <table:table-cell office:value-type="string" calcext:value-type="string">
            <text:p>fas fa-slash: Barra oblicua </text:p>
          </table:table-cell>
          <table:table-cell office:value-type="string" calcext:value-type="string">
            <text:p><text:s/>fas fa-slash </text:p>
          </table:table-cell>
          <table:table-cell office:value-type="string" calcext:value-type="string">
            <text:p><text:s/>cancelar, cerrar, silenciar, apagar, detener, x, </text:p>
          </table:table-cell>
          <table:table-cell office:value-type="string" calcext:value-type="string">
            <text:p><text:s/>\f715</text:p>
          </table:table-cell>
          <table:table-cell table:formula="of:=CONCATENATE(&quot;Fontawesome.create!(&quot;;[.$B$1];&quot;: '&quot;;TRIM([.$B1107]);&quot;', &quot;;[.$C$1];&quot;: '&quot;;TRIM([.$C1107]);&quot;', &quot;;[.$D$1];&quot;: '&quot;;TRIM([.$D1107]);&quot;', &quot;;[.$E$1];&quot;: '&quot;;TRIM([.$E1107]);&quot;')&quot;)" office:value-type="string" office:string-value="Fontawesome.create!(prefijo_nombre_css: 'fas fa-slash: Barra oblicua', icono: 'fas fa-slash', termino: 'cancelar, cerrar, silenciar, apagar, detener, x,', codigo_css: '\f715')" calcext:value-type="string">
            <text:p>Fontawesome.create!(prefijo_nombre_css: 'fas fa-slash: Barra oblicua', icono: 'fas fa-slash', termino: 'cancelar, cerrar, silenciar, apagar, detener, x,', codigo_css: '\f715')</text:p>
          </table:table-cell>
        </table:table-row>
        <table:table-row table:style-name="ro1">
          <table:table-cell/>
          <table:table-cell office:value-type="string" calcext:value-type="string">
            <text:p>fas fa-sleigh: Trineo </text:p>
          </table:table-cell>
          <table:table-cell office:value-type="string" calcext:value-type="string">
            <text:p><text:s/>fas fa-sleigh </text:p>
          </table:table-cell>
          <table:table-cell office:value-type="string" calcext:value-type="string">
            <text:p><text:s/>dia de fiesta, enarbolar, navidad, nieve, navidad, papá noel, </text:p>
          </table:table-cell>
          <table:table-cell office:value-type="string" calcext:value-type="string">
            <text:p><text:s/>\f7cc</text:p>
          </table:table-cell>
          <table:table-cell table:formula="of:=CONCATENATE(&quot;Fontawesome.create!(&quot;;[.$B$1];&quot;: '&quot;;TRIM([.$B1108]);&quot;', &quot;;[.$C$1];&quot;: '&quot;;TRIM([.$C1108]);&quot;', &quot;;[.$D$1];&quot;: '&quot;;TRIM([.$D1108]);&quot;', &quot;;[.$E$1];&quot;: '&quot;;TRIM([.$E1108]);&quot;')&quot;)" office:value-type="string" office:string-value="Fontawesome.create!(prefijo_nombre_css: 'fas fa-sleigh: Trineo', icono: 'fas fa-sleigh', termino: 'dia de fiesta, enarbolar, navidad, nieve, navidad, papá noel,', codigo_css: '\f7cc')" calcext:value-type="string">
            <text:p>Fontawesome.create!(prefijo_nombre_css: 'fas fa-sleigh: Trineo', icono: 'fas fa-sleigh', termino: 'dia de fiesta, enarbolar, navidad, nieve, navidad, papá noel,', codigo_css: '\f7cc')</text:p>
          </table:table-cell>
        </table:table-row>
        <table:table-row table:style-name="ro1">
          <table:table-cell/>
          <table:table-cell office:value-type="string" calcext:value-type="string">
            <text:p>fas fa-sliders-h: Deslizadores horizontales </text:p>
          </table:table-cell>
          <table:table-cell office:value-type="string" calcext:value-type="string">
            <text:p><text:s/>fas fa-sliders-h </text:p>
          </table:table-cell>
          <table:table-cell office:value-type="string" calcext:value-type="string">
            <text:p><text:s/>ajustar, configuraciones, controles deslizantes, alternar, </text:p>
          </table:table-cell>
          <table:table-cell office:value-type="string" calcext:value-type="string">
            <text:p><text:s/>\f1de</text:p>
          </table:table-cell>
          <table:table-cell table:formula="of:=CONCATENATE(&quot;Fontawesome.create!(&quot;;[.$B$1];&quot;: '&quot;;TRIM([.$B1109]);&quot;', &quot;;[.$C$1];&quot;: '&quot;;TRIM([.$C1109]);&quot;', &quot;;[.$D$1];&quot;: '&quot;;TRIM([.$D1109]);&quot;', &quot;;[.$E$1];&quot;: '&quot;;TRIM([.$E1109]);&quot;')&quot;)" office:value-type="string" office:string-value="Fontawesome.create!(prefijo_nombre_css: 'fas fa-sliders-h: Deslizadores horizontales', icono: 'fas fa-sliders-h', termino: 'ajustar, configuraciones, controles deslizantes, alternar,', codigo_css: '\f1de')" calcext:value-type="string">
            <text:p>Fontawesome.create!(prefijo_nombre_css: 'fas fa-sliders-h: Deslizadores horizontales', icono: 'fas fa-sliders-h', termino: 'ajustar, configuraciones, controles deslizantes, alternar,', codigo_css: '\f1de')</text:p>
          </table:table-cell>
        </table:table-row>
        <table:table-row table:style-name="ro1">
          <table:table-cell/>
          <table:table-cell office:value-type="string" calcext:value-type="string">
            <text:p>fab fa-slideshare: Slideshare </text:p>
          </table:table-cell>
          <table:table-cell office:value-type="string" calcext:value-type="string">
            <text:p><text:s/>fab fa-slidesh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e7</text:p>
          </table:table-cell>
          <table:table-cell table:formula="of:=CONCATENATE(&quot;Fontawesome.create!(&quot;;[.$B$1];&quot;: '&quot;;TRIM([.$B1110]);&quot;', &quot;;[.$C$1];&quot;: '&quot;;TRIM([.$C1110]);&quot;', &quot;;[.$D$1];&quot;: '&quot;;TRIM([.$D1110]);&quot;', &quot;;[.$E$1];&quot;: '&quot;;TRIM([.$E1110]);&quot;')&quot;)" office:value-type="string" office:string-value="Fontawesome.create!(prefijo_nombre_css: 'fab fa-slideshare: Slideshare', icono: 'fab fa-slideshare', termino: '', codigo_css: '\f1e7')" calcext:value-type="string">
            <text:p>Fontawesome.create!(prefijo_nombre_css: 'fab fa-slideshare: Slideshare', icono: 'fab fa-slideshare', termino: '', codigo_css: '\f1e7')</text:p>
          </table:table-cell>
        </table:table-row>
        <table:table-row table:style-name="ro1">
          <table:table-cell/>
          <table:table-cell office:value-type="string" calcext:value-type="string">
            <text:p>fas fa-smile: Cara sonriente </text:p>
          </table:table-cell>
          <table:table-cell office:value-type="string" calcext:value-type="string">
            <text:p><text:s/>fas fa-smile </text:p>
          </table:table-cell>
          <table:table-cell office:value-type="string" calcext:value-type="string">
            <text:p><text:s/>aprobar, cara, calificación, emoticón, feliz, satisfecho, </text:p>
          </table:table-cell>
          <table:table-cell office:value-type="string" calcext:value-type="string">
            <text:p><text:s/>\f118</text:p>
          </table:table-cell>
          <table:table-cell table:formula="of:=CONCATENATE(&quot;Fontawesome.create!(&quot;;[.$B$1];&quot;: '&quot;;TRIM([.$B1111]);&quot;', &quot;;[.$C$1];&quot;: '&quot;;TRIM([.$C1111]);&quot;', &quot;;[.$D$1];&quot;: '&quot;;TRIM([.$D1111]);&quot;', &quot;;[.$E$1];&quot;: '&quot;;TRIM([.$E1111]);&quot;')&quot;)" office:value-type="string" office:string-value="Fontawesome.create!(prefijo_nombre_css: 'fas fa-smile: Cara sonriente', icono: 'fas fa-smile', termino: 'aprobar, cara, calificación, emoticón, feliz, satisfecho,', codigo_css: '\f118')" calcext:value-type="string">
            <text:p>Fontawesome.create!(prefijo_nombre_css: 'fas fa-smile: Cara sonriente', icono: 'fas fa-smile', termino: 'aprobar, cara, calificación, emoticón, feliz, satisfecho,', codigo_css: '\f118')</text:p>
          </table:table-cell>
        </table:table-row>
        <table:table-row table:style-name="ro1">
          <table:table-cell/>
          <table:table-cell office:value-type="string" calcext:value-type="string">
            <text:p>fas fa-smile-beam: Cara radiante con ojos sonrientes </text:p>
          </table:table-cell>
          <table:table-cell office:value-type="string" calcext:value-type="string">
            <text:p><text:s/>fas fa-smile-beam </text:p>
          </table:table-cell>
          <table:table-cell office:value-type="string" calcext:value-type="string">
            <text:p><text:s/>emoticon, cara, feliz, positivo, </text:p>
          </table:table-cell>
          <table:table-cell office:value-type="string" calcext:value-type="string">
            <text:p><text:s/>\f5b8</text:p>
          </table:table-cell>
          <table:table-cell table:formula="of:=CONCATENATE(&quot;Fontawesome.create!(&quot;;[.$B$1];&quot;: '&quot;;TRIM([.$B1112]);&quot;', &quot;;[.$C$1];&quot;: '&quot;;TRIM([.$C1112]);&quot;', &quot;;[.$D$1];&quot;: '&quot;;TRIM([.$D1112]);&quot;', &quot;;[.$E$1];&quot;: '&quot;;TRIM([.$E1112]);&quot;')&quot;)" office:value-type="string" office:string-value="Fontawesome.create!(prefijo_nombre_css: 'fas fa-smile-beam: Cara radiante con ojos sonrientes', icono: 'fas fa-smile-beam', termino: 'emoticon, cara, feliz, positivo,', codigo_css: '\f5b8')" calcext:value-type="string">
            <text:p>Fontawesome.create!(prefijo_nombre_css: 'fas fa-smile-beam: Cara radiante con ojos sonrientes', icono: 'fas fa-smile-beam', termino: 'emoticon, cara, feliz, positivo,', codigo_css: '\f5b8')</text:p>
          </table:table-cell>
        </table:table-row>
        <table:table-row table:style-name="ro1">
          <table:table-cell/>
          <table:table-cell office:value-type="string" calcext:value-type="string">
            <text:p>fas fa-smile-wink: Guiño de cara </text:p>
          </table:table-cell>
          <table:table-cell office:value-type="string" calcext:value-type="string">
            <text:p><text:s/>fas fa-smile-wink </text:p>
          </table:table-cell>
          <table:table-cell office:value-type="string" calcext:value-type="string">
            <text:p><text:s/>emoticon, cara, feliz, insinuación, broma, </text:p>
          </table:table-cell>
          <table:table-cell office:value-type="string" calcext:value-type="string">
            <text:p><text:s/>\f4da</text:p>
          </table:table-cell>
          <table:table-cell table:formula="of:=CONCATENATE(&quot;Fontawesome.create!(&quot;;[.$B$1];&quot;: '&quot;;TRIM([.$B1113]);&quot;', &quot;;[.$C$1];&quot;: '&quot;;TRIM([.$C1113]);&quot;', &quot;;[.$D$1];&quot;: '&quot;;TRIM([.$D1113]);&quot;', &quot;;[.$E$1];&quot;: '&quot;;TRIM([.$E1113]);&quot;')&quot;)" office:value-type="string" office:string-value="Fontawesome.create!(prefijo_nombre_css: 'fas fa-smile-wink: Guiño de cara', icono: 'fas fa-smile-wink', termino: 'emoticon, cara, feliz, insinuación, broma,', codigo_css: '\f4da')" calcext:value-type="string">
            <text:p>Fontawesome.create!(prefijo_nombre_css: 'fas fa-smile-wink: Guiño de cara', icono: 'fas fa-smile-wink', termino: 'emoticon, cara, feliz, insinuación, broma,', codigo_css: '\f4da')</text:p>
          </table:table-cell>
        </table:table-row>
        <table:table-row table:style-name="ro1">
          <table:table-cell/>
          <table:table-cell office:value-type="string" calcext:value-type="string">
            <text:p>fas fa-smog: Niebla tóxica </text:p>
          </table:table-cell>
          <table:table-cell office:value-type="string" calcext:value-type="string">
            <text:p><text:s/>fas fa-smog </text:p>
          </table:table-cell>
          <table:table-cell office:value-type="string" calcext:value-type="string">
            <text:p><text:s/>dragón, niebla, neblina, contaminación, humo, clima, </text:p>
          </table:table-cell>
          <table:table-cell office:value-type="string" calcext:value-type="string">
            <text:p><text:s/>\f75f</text:p>
          </table:table-cell>
          <table:table-cell table:formula="of:=CONCATENATE(&quot;Fontawesome.create!(&quot;;[.$B$1];&quot;: '&quot;;TRIM([.$B1114]);&quot;', &quot;;[.$C$1];&quot;: '&quot;;TRIM([.$C1114]);&quot;', &quot;;[.$D$1];&quot;: '&quot;;TRIM([.$D1114]);&quot;', &quot;;[.$E$1];&quot;: '&quot;;TRIM([.$E1114]);&quot;')&quot;)" office:value-type="string" office:string-value="Fontawesome.create!(prefijo_nombre_css: 'fas fa-smog: Niebla tóxica', icono: 'fas fa-smog', termino: 'dragón, niebla, neblina, contaminación, humo, clima,', codigo_css: '\f75f')" calcext:value-type="string">
            <text:p>Fontawesome.create!(prefijo_nombre_css: 'fas fa-smog: Niebla tóxica', icono: 'fas fa-smog', termino: 'dragón, niebla, neblina, contaminación, humo, clima,', codigo_css: '\f75f')</text:p>
          </table:table-cell>
        </table:table-row>
        <table:table-row table:style-name="ro1">
          <table:table-cell/>
          <table:table-cell office:value-type="string" calcext:value-type="string">
            <text:p>fas fa-smoking: De fumar </text:p>
          </table:table-cell>
          <table:table-cell office:value-type="string" calcext:value-type="string">
            <text:p><text:s/>fas fa-smoking </text:p>
          </table:table-cell>
          <table:table-cell office:value-type="string" calcext:value-type="string">
            <text:p><text:s/>cáncer, cigarrillo, nicotina, tabaquismo, tabaco, </text:p>
          </table:table-cell>
          <table:table-cell office:value-type="string" calcext:value-type="string">
            <text:p><text:s/>\f48d</text:p>
          </table:table-cell>
          <table:table-cell table:formula="of:=CONCATENATE(&quot;Fontawesome.create!(&quot;;[.$B$1];&quot;: '&quot;;TRIM([.$B1115]);&quot;', &quot;;[.$C$1];&quot;: '&quot;;TRIM([.$C1115]);&quot;', &quot;;[.$D$1];&quot;: '&quot;;TRIM([.$D1115]);&quot;', &quot;;[.$E$1];&quot;: '&quot;;TRIM([.$E1115]);&quot;')&quot;)" office:value-type="string" office:string-value="Fontawesome.create!(prefijo_nombre_css: 'fas fa-smoking: De fumar', icono: 'fas fa-smoking', termino: 'cáncer, cigarrillo, nicotina, tabaquismo, tabaco,', codigo_css: '\f48d')" calcext:value-type="string">
            <text:p>Fontawesome.create!(prefijo_nombre_css: 'fas fa-smoking: De fumar', icono: 'fas fa-smoking', termino: 'cáncer, cigarrillo, nicotina, tabaquismo, tabaco,', codigo_css: '\f48d')</text:p>
          </table:table-cell>
        </table:table-row>
        <table:table-row table:style-name="ro1">
          <table:table-cell/>
          <table:table-cell office:value-type="string" calcext:value-type="string">
            <text:p>fas fa-smoking-ban: De fumar Ban </text:p>
          </table:table-cell>
          <table:table-cell office:value-type="string" calcext:value-type="string">
            <text:p><text:s/>fas fa-smoking-ban </text:p>
          </table:table-cell>
          <table:table-cell office:value-type="string" calcext:value-type="string">
            <text:p><text:s/>prohibir, cancelar, no fumar, no fumar, </text:p>
          </table:table-cell>
          <table:table-cell office:value-type="string" calcext:value-type="string">
            <text:p><text:s/>\f54d</text:p>
          </table:table-cell>
          <table:table-cell table:formula="of:=CONCATENATE(&quot;Fontawesome.create!(&quot;;[.$B$1];&quot;: '&quot;;TRIM([.$B1116]);&quot;', &quot;;[.$C$1];&quot;: '&quot;;TRIM([.$C1116]);&quot;', &quot;;[.$D$1];&quot;: '&quot;;TRIM([.$D1116]);&quot;', &quot;;[.$E$1];&quot;: '&quot;;TRIM([.$E1116]);&quot;')&quot;)" office:value-type="string" office:string-value="Fontawesome.create!(prefijo_nombre_css: 'fas fa-smoking-ban: De fumar Ban', icono: 'fas fa-smoking-ban', termino: 'prohibir, cancelar, no fumar, no fumar,', codigo_css: '\f54d')" calcext:value-type="string">
            <text:p>Fontawesome.create!(prefijo_nombre_css: 'fas fa-smoking-ban: De fumar Ban', icono: 'fas fa-smoking-ban', termino: 'prohibir, cancelar, no fumar, no fumar,', codigo_css: '\f54d')</text:p>
          </table:table-cell>
        </table:table-row>
        <table:table-row table:style-name="ro1">
          <table:table-cell/>
          <table:table-cell office:value-type="string" calcext:value-type="string">
            <text:p>fas fa-sms: SMS </text:p>
          </table:table-cell>
          <table:table-cell office:value-type="string" calcext:value-type="string">
            <text:p><text:s/>fas fa-sms </text:p>
          </table:table-cell>
          <table:table-cell office:value-type="string" calcext:value-type="string">
            <text:p><text:s/>charla, conversacion, mensaje, móvil, notificación, teléfono, sms, mensajes de texto, </text:p>
          </table:table-cell>
          <table:table-cell office:value-type="string" calcext:value-type="string">
            <text:p><text:s/>\f7cd</text:p>
          </table:table-cell>
          <table:table-cell table:formula="of:=CONCATENATE(&quot;Fontawesome.create!(&quot;;[.$B$1];&quot;: '&quot;;TRIM([.$B1117]);&quot;', &quot;;[.$C$1];&quot;: '&quot;;TRIM([.$C1117]);&quot;', &quot;;[.$D$1];&quot;: '&quot;;TRIM([.$D1117]);&quot;', &quot;;[.$E$1];&quot;: '&quot;;TRIM([.$E1117]);&quot;')&quot;)" office:value-type="string" office:string-value="Fontawesome.create!(prefijo_nombre_css: 'fas fa-sms: SMS', icono: 'fas fa-sms', termino: 'charla, conversacion, mensaje, móvil, notificación, teléfono, sms, mensajes de texto,', codigo_css: '\f7cd')" calcext:value-type="string">
            <text:p>Fontawesome.create!(prefijo_nombre_css: 'fas fa-sms: SMS', icono: 'fas fa-sms', termino: 'charla, conversacion, mensaje, móvil, notificación, teléfono, sms, mensajes de texto,', codigo_css: '\f7cd')</text:p>
          </table:table-cell>
        </table:table-row>
        <table:table-row table:style-name="ro1">
          <table:table-cell/>
          <table:table-cell office:value-type="string" calcext:value-type="string">
            <text:p>fab fa-snapchat: Snapchat </text:p>
          </table:table-cell>
          <table:table-cell office:value-type="string" calcext:value-type="string">
            <text:p><text:s/>fab fa-snapcha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ab</text:p>
          </table:table-cell>
          <table:table-cell table:formula="of:=CONCATENATE(&quot;Fontawesome.create!(&quot;;[.$B$1];&quot;: '&quot;;TRIM([.$B1118]);&quot;', &quot;;[.$C$1];&quot;: '&quot;;TRIM([.$C1118]);&quot;', &quot;;[.$D$1];&quot;: '&quot;;TRIM([.$D1118]);&quot;', &quot;;[.$E$1];&quot;: '&quot;;TRIM([.$E1118]);&quot;')&quot;)" office:value-type="string" office:string-value="Fontawesome.create!(prefijo_nombre_css: 'fab fa-snapchat: Snapchat', icono: 'fab fa-snapchat', termino: '', codigo_css: '\f2ab')" calcext:value-type="string">
            <text:p>Fontawesome.create!(prefijo_nombre_css: 'fab fa-snapchat: Snapchat', icono: 'fab fa-snapchat', termino: '', codigo_css: '\f2ab')</text:p>
          </table:table-cell>
        </table:table-row>
        <table:table-row table:style-name="ro1">
          <table:table-cell/>
          <table:table-cell office:value-type="string" calcext:value-type="string">
            <text:p>fab fa-snapchat-ghost: Snapchat fantasma </text:p>
          </table:table-cell>
          <table:table-cell office:value-type="string" calcext:value-type="string">
            <text:p><text:s/>fab fa-snapchat-gho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ac</text:p>
          </table:table-cell>
          <table:table-cell table:formula="of:=CONCATENATE(&quot;Fontawesome.create!(&quot;;[.$B$1];&quot;: '&quot;;TRIM([.$B1119]);&quot;', &quot;;[.$C$1];&quot;: '&quot;;TRIM([.$C1119]);&quot;', &quot;;[.$D$1];&quot;: '&quot;;TRIM([.$D1119]);&quot;', &quot;;[.$E$1];&quot;: '&quot;;TRIM([.$E1119]);&quot;')&quot;)" office:value-type="string" office:string-value="Fontawesome.create!(prefijo_nombre_css: 'fab fa-snapchat-ghost: Snapchat fantasma', icono: 'fab fa-snapchat-ghost', termino: '', codigo_css: '\f2ac')" calcext:value-type="string">
            <text:p>Fontawesome.create!(prefijo_nombre_css: 'fab fa-snapchat-ghost: Snapchat fantasma', icono: 'fab fa-snapchat-ghost', termino: '', codigo_css: '\f2ac')</text:p>
          </table:table-cell>
        </table:table-row>
        <table:table-row table:style-name="ro1">
          <table:table-cell/>
          <table:table-cell office:value-type="string" calcext:value-type="string">
            <text:p>fab fa-snapchat-square: Snapchat Cuadrado </text:p>
          </table:table-cell>
          <table:table-cell office:value-type="string" calcext:value-type="string">
            <text:p><text:s/>fab fa-snapchat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ad</text:p>
          </table:table-cell>
          <table:table-cell table:formula="of:=CONCATENATE(&quot;Fontawesome.create!(&quot;;[.$B$1];&quot;: '&quot;;TRIM([.$B1120]);&quot;', &quot;;[.$C$1];&quot;: '&quot;;TRIM([.$C1120]);&quot;', &quot;;[.$D$1];&quot;: '&quot;;TRIM([.$D1120]);&quot;', &quot;;[.$E$1];&quot;: '&quot;;TRIM([.$E1120]);&quot;')&quot;)" office:value-type="string" office:string-value="Fontawesome.create!(prefijo_nombre_css: 'fab fa-snapchat-square: Snapchat Cuadrado', icono: 'fab fa-snapchat-square', termino: '', codigo_css: '\f2ad')" calcext:value-type="string">
            <text:p>Fontawesome.create!(prefijo_nombre_css: 'fab fa-snapchat-square: Snapchat Cuadrado', icono: 'fab fa-snapchat-square', termino: '', codigo_css: '\f2ad')</text:p>
          </table:table-cell>
        </table:table-row>
        <table:table-row table:style-name="ro1">
          <table:table-cell/>
          <table:table-cell office:value-type="string" calcext:value-type="string">
            <text:p>fas fa-snowboarding: Snowboarding </text:p>
          </table:table-cell>
          <table:table-cell office:value-type="string" calcext:value-type="string">
            <text:p><text:s/>fas fa-snowboarding </text:p>
          </table:table-cell>
          <table:table-cell office:value-type="string" calcext:value-type="string">
            <text:p><text:s/>actividad, aptitud, juegos olimpicos, al aire libre, persona, </text:p>
          </table:table-cell>
          <table:table-cell office:value-type="string" calcext:value-type="string">
            <text:p><text:s/>\f7ce</text:p>
          </table:table-cell>
          <table:table-cell table:formula="of:=CONCATENATE(&quot;Fontawesome.create!(&quot;;[.$B$1];&quot;: '&quot;;TRIM([.$B1121]);&quot;', &quot;;[.$C$1];&quot;: '&quot;;TRIM([.$C1121]);&quot;', &quot;;[.$D$1];&quot;: '&quot;;TRIM([.$D1121]);&quot;', &quot;;[.$E$1];&quot;: '&quot;;TRIM([.$E1121]);&quot;')&quot;)" office:value-type="string" office:string-value="Fontawesome.create!(prefijo_nombre_css: 'fas fa-snowboarding: Snowboarding', icono: 'fas fa-snowboarding', termino: 'actividad, aptitud, juegos olimpicos, al aire libre, persona,', codigo_css: '\f7ce')" calcext:value-type="string">
            <text:p>Fontawesome.create!(prefijo_nombre_css: 'fas fa-snowboarding: Snowboarding', icono: 'fas fa-snowboarding', termino: 'actividad, aptitud, juegos olimpicos, al aire libre, persona,', codigo_css: '\f7ce')</text:p>
          </table:table-cell>
        </table:table-row>
        <table:table-row table:style-name="ro1">
          <table:table-cell/>
          <table:table-cell office:value-type="string" calcext:value-type="string">
            <text:p>fas fa-snowflake: Copo de nieve </text:p>
          </table:table-cell>
          <table:table-cell office:value-type="string" calcext:value-type="string">
            <text:p><text:s/>fas fa-snowflake </text:p>
          </table:table-cell>
          <table:table-cell office:value-type="string" calcext:value-type="string">
            <text:p><text:s/>precipitación, lluvia, invierno, </text:p>
          </table:table-cell>
          <table:table-cell office:value-type="string" calcext:value-type="string">
            <text:p><text:s/>\f2dc</text:p>
          </table:table-cell>
          <table:table-cell table:formula="of:=CONCATENATE(&quot;Fontawesome.create!(&quot;;[.$B$1];&quot;: '&quot;;TRIM([.$B1122]);&quot;', &quot;;[.$C$1];&quot;: '&quot;;TRIM([.$C1122]);&quot;', &quot;;[.$D$1];&quot;: '&quot;;TRIM([.$D1122]);&quot;', &quot;;[.$E$1];&quot;: '&quot;;TRIM([.$E1122]);&quot;')&quot;)" office:value-type="string" office:string-value="Fontawesome.create!(prefijo_nombre_css: 'fas fa-snowflake: Copo de nieve', icono: 'fas fa-snowflake', termino: 'precipitación, lluvia, invierno,', codigo_css: '\f2dc')" calcext:value-type="string">
            <text:p>Fontawesome.create!(prefijo_nombre_css: 'fas fa-snowflake: Copo de nieve', icono: 'fas fa-snowflake', termino: 'precipitación, lluvia, invierno,', codigo_css: '\f2dc')</text:p>
          </table:table-cell>
        </table:table-row>
        <table:table-row table:style-name="ro1">
          <table:table-cell/>
          <table:table-cell office:value-type="string" calcext:value-type="string">
            <text:p>fas fa-snowman: Monigote de nieve </text:p>
          </table:table-cell>
          <table:table-cell office:value-type="string" calcext:value-type="string">
            <text:p><text:s/>fas fa-snowman </text:p>
          </table:table-cell>
          <table:table-cell office:value-type="string" calcext:value-type="string">
            <text:p><text:s/>decoración, escarcha, escarchado, dia de fiesta, </text:p>
          </table:table-cell>
          <table:table-cell office:value-type="string" calcext:value-type="string">
            <text:p><text:s/>\f7d0</text:p>
          </table:table-cell>
          <table:table-cell table:formula="of:=CONCATENATE(&quot;Fontawesome.create!(&quot;;[.$B$1];&quot;: '&quot;;TRIM([.$B1123]);&quot;', &quot;;[.$C$1];&quot;: '&quot;;TRIM([.$C1123]);&quot;', &quot;;[.$D$1];&quot;: '&quot;;TRIM([.$D1123]);&quot;', &quot;;[.$E$1];&quot;: '&quot;;TRIM([.$E1123]);&quot;')&quot;)" office:value-type="string" office:string-value="Fontawesome.create!(prefijo_nombre_css: 'fas fa-snowman: Monigote de nieve', icono: 'fas fa-snowman', termino: 'decoración, escarcha, escarchado, dia de fiesta,', codigo_css: '\f7d0')" calcext:value-type="string">
            <text:p>Fontawesome.create!(prefijo_nombre_css: 'fas fa-snowman: Monigote de nieve', icono: 'fas fa-snowman', termino: 'decoración, escarcha, escarchado, dia de fiesta,', codigo_css: '\f7d0')</text:p>
          </table:table-cell>
        </table:table-row>
        <table:table-row table:style-name="ro1">
          <table:table-cell/>
          <table:table-cell office:value-type="string" calcext:value-type="string">
            <text:p>fas fa-snowplow: Quitanieves </text:p>
          </table:table-cell>
          <table:table-cell office:value-type="string" calcext:value-type="string">
            <text:p><text:s/>fas fa-snowplow </text:p>
          </table:table-cell>
          <table:table-cell office:value-type="string" calcext:value-type="string">
            <text:p><text:s/>limpiar, frío, camino, tormenta, invierno, </text:p>
          </table:table-cell>
          <table:table-cell office:value-type="string" calcext:value-type="string">
            <text:p><text:s/>\f7d2</text:p>
          </table:table-cell>
          <table:table-cell table:formula="of:=CONCATENATE(&quot;Fontawesome.create!(&quot;;[.$B$1];&quot;: '&quot;;TRIM([.$B1124]);&quot;', &quot;;[.$C$1];&quot;: '&quot;;TRIM([.$C1124]);&quot;', &quot;;[.$D$1];&quot;: '&quot;;TRIM([.$D1124]);&quot;', &quot;;[.$E$1];&quot;: '&quot;;TRIM([.$E1124]);&quot;')&quot;)" office:value-type="string" office:string-value="Fontawesome.create!(prefijo_nombre_css: 'fas fa-snowplow: Quitanieves', icono: 'fas fa-snowplow', termino: 'limpiar, frío, camino, tormenta, invierno,', codigo_css: '\f7d2')" calcext:value-type="string">
            <text:p>Fontawesome.create!(prefijo_nombre_css: 'fas fa-snowplow: Quitanieves', icono: 'fas fa-snowplow', termino: 'limpiar, frío, camino, tormenta, invierno,', codigo_css: '\f7d2')</text:p>
          </table:table-cell>
        </table:table-row>
        <table:table-row table:style-name="ro1">
          <table:table-cell/>
          <table:table-cell office:value-type="string" calcext:value-type="string">
            <text:p>fas fa-soap: Jabón </text:p>
          </table:table-cell>
          <table:table-cell office:value-type="string" calcext:value-type="string">
            <text:p><text:s/>fas fa-soap </text:p>
          </table:table-cell>
          <table:table-cell office:value-type="string" calcext:value-type="string">
            <text:p><text:s/>burbujas, covid-19, higiene, lavar, limpiar, </text:p>
          </table:table-cell>
          <table:table-cell office:value-type="string" calcext:value-type="string">
            <text:p><text:s/>\f96e</text:p>
          </table:table-cell>
          <table:table-cell table:formula="of:=CONCATENATE(&quot;Fontawesome.create!(&quot;;[.$B$1];&quot;: '&quot;;TRIM([.$B1125]);&quot;', &quot;;[.$C$1];&quot;: '&quot;;TRIM([.$C1125]);&quot;', &quot;;[.$D$1];&quot;: '&quot;;TRIM([.$D1125]);&quot;', &quot;;[.$E$1];&quot;: '&quot;;TRIM([.$E1125]);&quot;')&quot;)" office:value-type="string" office:string-value="Fontawesome.create!(prefijo_nombre_css: 'fas fa-soap: Jabón', icono: 'fas fa-soap', termino: 'burbujas, covid-19, higiene, lavar, limpiar,', codigo_css: '\f96e')" calcext:value-type="string">
            <text:p>Fontawesome.create!(prefijo_nombre_css: 'fas fa-soap: Jabón', icono: 'fas fa-soap', termino: 'burbujas, covid-19, higiene, lavar, limpiar,', codigo_css: '\f96e')</text:p>
          </table:table-cell>
        </table:table-row>
        <table:table-row table:style-name="ro1">
          <table:table-cell/>
          <table:table-cell office:value-type="string" calcext:value-type="string">
            <text:p>fas fa-socks: Calcetines </text:p>
          </table:table-cell>
          <table:table-cell office:value-type="string" calcext:value-type="string">
            <text:p><text:s/>fas fa-socks </text:p>
          </table:table-cell>
          <table:table-cell office:value-type="string" calcext:value-type="string">
            <text:p><text:s/>calcetines de negocios, tiempo de negocios, miercoles, pies, prendas de vestir, </text:p>
          </table:table-cell>
          <table:table-cell office:value-type="string" calcext:value-type="string">
            <text:p><text:s/>\f696</text:p>
          </table:table-cell>
          <table:table-cell table:formula="of:=CONCATENATE(&quot;Fontawesome.create!(&quot;;[.$B$1];&quot;: '&quot;;TRIM([.$B1126]);&quot;', &quot;;[.$C$1];&quot;: '&quot;;TRIM([.$C1126]);&quot;', &quot;;[.$D$1];&quot;: '&quot;;TRIM([.$D1126]);&quot;', &quot;;[.$E$1];&quot;: '&quot;;TRIM([.$E1126]);&quot;')&quot;)" office:value-type="string" office:string-value="Fontawesome.create!(prefijo_nombre_css: 'fas fa-socks: Calcetines', icono: 'fas fa-socks', termino: 'calcetines de negocios, tiempo de negocios, miercoles, pies, prendas de vestir,', codigo_css: '\f696')" calcext:value-type="string">
            <text:p>Fontawesome.create!(prefijo_nombre_css: 'fas fa-socks: Calcetines', icono: 'fas fa-socks', termino: 'calcetines de negocios, tiempo de negocios, miercoles, pies, prendas de vestir,', codigo_css: '\f696')</text:p>
          </table:table-cell>
        </table:table-row>
        <table:table-row table:style-name="ro1">
          <table:table-cell/>
          <table:table-cell office:value-type="string" calcext:value-type="string">
            <text:p>fas fa-solar-panel: Panel solar </text:p>
          </table:table-cell>
          <table:table-cell office:value-type="string" calcext:value-type="string">
            <text:p><text:s/>fas fa-solar-panel </text:p>
          </table:table-cell>
          <table:table-cell office:value-type="string" calcext:value-type="string">
            <text:p><text:s/>ecológico, energía, limpiar, sol, verde </text:p>
          </table:table-cell>
          <table:table-cell office:value-type="string" calcext:value-type="string">
            <text:p><text:s/>\f5ba</text:p>
          </table:table-cell>
          <table:table-cell table:formula="of:=CONCATENATE(&quot;Fontawesome.create!(&quot;;[.$B$1];&quot;: '&quot;;TRIM([.$B1127]);&quot;', &quot;;[.$C$1];&quot;: '&quot;;TRIM([.$C1127]);&quot;', &quot;;[.$D$1];&quot;: '&quot;;TRIM([.$D1127]);&quot;', &quot;;[.$E$1];&quot;: '&quot;;TRIM([.$E1127]);&quot;')&quot;)" office:value-type="string" office:string-value="Fontawesome.create!(prefijo_nombre_css: 'fas fa-solar-panel: Panel solar', icono: 'fas fa-solar-panel', termino: 'ecológico, energía, limpiar, sol, verde', codigo_css: '\f5ba')" calcext:value-type="string">
            <text:p>Fontawesome.create!(prefijo_nombre_css: 'fas fa-solar-panel: Panel solar', icono: 'fas fa-solar-panel', termino: 'ecológico, energía, limpiar, sol, verde', codigo_css: '\f5ba')</text:p>
          </table:table-cell>
        </table:table-row>
        <table:table-row table:style-name="ro1">
          <table:table-cell/>
          <table:table-cell office:value-type="string" calcext:value-type="string">
            <text:p>fas fa-sort: Ordenar </text:p>
          </table:table-cell>
          <table:table-cell office:value-type="string" calcext:value-type="string">
            <text:p><text:s/>fas fa-sort </text:p>
          </table:table-cell>
          <table:table-cell office:value-type="string" calcext:value-type="string">
            <text:p><text:s/>filtrar, ordenar, </text:p>
          </table:table-cell>
          <table:table-cell office:value-type="string" calcext:value-type="string">
            <text:p><text:s/>\f0dc</text:p>
          </table:table-cell>
          <table:table-cell table:formula="of:=CONCATENATE(&quot;Fontawesome.create!(&quot;;[.$B$1];&quot;: '&quot;;TRIM([.$B1128]);&quot;', &quot;;[.$C$1];&quot;: '&quot;;TRIM([.$C1128]);&quot;', &quot;;[.$D$1];&quot;: '&quot;;TRIM([.$D1128]);&quot;', &quot;;[.$E$1];&quot;: '&quot;;TRIM([.$E1128]);&quot;')&quot;)" office:value-type="string" office:string-value="Fontawesome.create!(prefijo_nombre_css: 'fas fa-sort: Ordenar', icono: 'fas fa-sort', termino: 'filtrar, ordenar,', codigo_css: '\f0dc')" calcext:value-type="string">
            <text:p>Fontawesome.create!(prefijo_nombre_css: 'fas fa-sort: Ordenar', icono: 'fas fa-sort', termino: 'filtrar, ordenar,', codigo_css: '\f0dc')</text:p>
          </table:table-cell>
        </table:table-row>
        <table:table-row table:style-name="ro1">
          <table:table-cell/>
          <table:table-cell office:value-type="string" calcext:value-type="string">
            <text:p>fas fa-sort-alpha-down: Ordenar Alphabetical Down </text:p>
          </table:table-cell>
          <table:table-cell office:value-type="string" calcext:value-type="string">
            <text:p><text:s/>fas fa-sort-alpha-down </text:p>
          </table:table-cell>
          <table:table-cell office:value-type="string" calcext:value-type="string">
            <text:p><text:s/>alphabetical, arrange, filtrar, ordenar, sort-alpha-asc, </text:p>
          </table:table-cell>
          <table:table-cell office:value-type="string" calcext:value-type="string">
            <text:p><text:s/>\f15d</text:p>
          </table:table-cell>
          <table:table-cell table:formula="of:=CONCATENATE(&quot;Fontawesome.create!(&quot;;[.$B$1];&quot;: '&quot;;TRIM([.$B1129]);&quot;', &quot;;[.$C$1];&quot;: '&quot;;TRIM([.$C1129]);&quot;', &quot;;[.$D$1];&quot;: '&quot;;TRIM([.$D1129]);&quot;', &quot;;[.$E$1];&quot;: '&quot;;TRIM([.$E1129]);&quot;')&quot;)" office:value-type="string" office:string-value="Fontawesome.create!(prefijo_nombre_css: 'fas fa-sort-alpha-down: Ordenar Alphabetical Down', icono: 'fas fa-sort-alpha-down', termino: 'alphabetical, arrange, filtrar, ordenar, sort-alpha-asc,', codigo_css: '\f15d')" calcext:value-type="string">
            <text:p>Fontawesome.create!(prefijo_nombre_css: 'fas fa-sort-alpha-down: Ordenar Alphabetical Down', icono: 'fas fa-sort-alpha-down', termino: 'alphabetical, arrange, filtrar, ordenar, sort-alpha-asc,', codigo_css: '\f15d')</text:p>
          </table:table-cell>
        </table:table-row>
        <table:table-row table:style-name="ro1">
          <table:table-cell/>
          <table:table-cell office:value-type="string" calcext:value-type="string">
            <text:p>fas fa-sort-alpha-down-alt: Alternate Ordenar Alphabetical Down </text:p>
          </table:table-cell>
          <table:table-cell office:value-type="string" calcext:value-type="string">
            <text:p><text:s/>fas fa-sort-alpha-down-alt </text:p>
          </table:table-cell>
          <table:table-cell office:value-type="string" calcext:value-type="string">
            <text:p><text:s/>alphabetical, arrange, filtrar, ordenar, sort-alpha-asc, </text:p>
          </table:table-cell>
          <table:table-cell office:value-type="string" calcext:value-type="string">
            <text:p><text:s/>\f881</text:p>
          </table:table-cell>
          <table:table-cell table:formula="of:=CONCATENATE(&quot;Fontawesome.create!(&quot;;[.$B$1];&quot;: '&quot;;TRIM([.$B1130]);&quot;', &quot;;[.$C$1];&quot;: '&quot;;TRIM([.$C1130]);&quot;', &quot;;[.$D$1];&quot;: '&quot;;TRIM([.$D1130]);&quot;', &quot;;[.$E$1];&quot;: '&quot;;TRIM([.$E1130]);&quot;')&quot;)" office:value-type="string" office:string-value="Fontawesome.create!(prefijo_nombre_css: 'fas fa-sort-alpha-down-alt: Alternate Ordenar Alphabetical Down', icono: 'fas fa-sort-alpha-down-alt', termino: 'alphabetical, arrange, filtrar, ordenar, sort-alpha-asc,', codigo_css: '\f881')" calcext:value-type="string">
            <text:p>Fontawesome.create!(prefijo_nombre_css: 'fas fa-sort-alpha-down-alt: Alternate Ordenar Alphabetical Down', icono: 'fas fa-sort-alpha-down-alt', termino: 'alphabetical, arrange, filtrar, ordenar, sort-alpha-asc,', codigo_css: '\f881')</text:p>
          </table:table-cell>
        </table:table-row>
        <table:table-row table:style-name="ro1">
          <table:table-cell/>
          <table:table-cell office:value-type="string" calcext:value-type="string">
            <text:p>fas fa-sort-alpha-up: Ordenar Alphabetical Up </text:p>
          </table:table-cell>
          <table:table-cell office:value-type="string" calcext:value-type="string">
            <text:p><text:s/>fas fa-sort-alpha-up </text:p>
          </table:table-cell>
          <table:table-cell office:value-type="string" calcext:value-type="string">
            <text:p><text:s/>alphabetical, arrange, filtrar, ordenar, sort-alpha-desc, </text:p>
          </table:table-cell>
          <table:table-cell office:value-type="string" calcext:value-type="string">
            <text:p><text:s/>\f15e</text:p>
          </table:table-cell>
          <table:table-cell table:formula="of:=CONCATENATE(&quot;Fontawesome.create!(&quot;;[.$B$1];&quot;: '&quot;;TRIM([.$B1131]);&quot;', &quot;;[.$C$1];&quot;: '&quot;;TRIM([.$C1131]);&quot;', &quot;;[.$D$1];&quot;: '&quot;;TRIM([.$D1131]);&quot;', &quot;;[.$E$1];&quot;: '&quot;;TRIM([.$E1131]);&quot;')&quot;)" office:value-type="string" office:string-value="Fontawesome.create!(prefijo_nombre_css: 'fas fa-sort-alpha-up: Ordenar Alphabetical Up', icono: 'fas fa-sort-alpha-up', termino: 'alphabetical, arrange, filtrar, ordenar, sort-alpha-desc,', codigo_css: '\f15e')" calcext:value-type="string">
            <text:p>Fontawesome.create!(prefijo_nombre_css: 'fas fa-sort-alpha-up: Ordenar Alphabetical Up', icono: 'fas fa-sort-alpha-up', termino: 'alphabetical, arrange, filtrar, ordenar, sort-alpha-desc,', codigo_css: '\f15e')</text:p>
          </table:table-cell>
        </table:table-row>
        <table:table-row table:style-name="ro1">
          <table:table-cell/>
          <table:table-cell office:value-type="string" calcext:value-type="string">
            <text:p>fas fa-sort-alpha-up-alt: Alternate Ordenar Alphabetical Up </text:p>
          </table:table-cell>
          <table:table-cell office:value-type="string" calcext:value-type="string">
            <text:p><text:s/>fas fa-sort-alpha-up-alt </text:p>
          </table:table-cell>
          <table:table-cell office:value-type="string" calcext:value-type="string">
            <text:p><text:s/>alphabetical, arrange, filtrar, ordenar, sort-alpha-desc, </text:p>
          </table:table-cell>
          <table:table-cell office:value-type="string" calcext:value-type="string">
            <text:p><text:s/>\f882</text:p>
          </table:table-cell>
          <table:table-cell table:formula="of:=CONCATENATE(&quot;Fontawesome.create!(&quot;;[.$B$1];&quot;: '&quot;;TRIM([.$B1132]);&quot;', &quot;;[.$C$1];&quot;: '&quot;;TRIM([.$C1132]);&quot;', &quot;;[.$D$1];&quot;: '&quot;;TRIM([.$D1132]);&quot;', &quot;;[.$E$1];&quot;: '&quot;;TRIM([.$E1132]);&quot;')&quot;)" office:value-type="string" office:string-value="Fontawesome.create!(prefijo_nombre_css: 'fas fa-sort-alpha-up-alt: Alternate Ordenar Alphabetical Up', icono: 'fas fa-sort-alpha-up-alt', termino: 'alphabetical, arrange, filtrar, ordenar, sort-alpha-desc,', codigo_css: '\f882')" calcext:value-type="string">
            <text:p>Fontawesome.create!(prefijo_nombre_css: 'fas fa-sort-alpha-up-alt: Alternate Ordenar Alphabetical Up', icono: 'fas fa-sort-alpha-up-alt', termino: 'alphabetical, arrange, filtrar, ordenar, sort-alpha-desc,', codigo_css: '\f882')</text:p>
          </table:table-cell>
        </table:table-row>
        <table:table-row table:style-name="ro1">
          <table:table-cell/>
          <table:table-cell office:value-type="string" calcext:value-type="string">
            <text:p>fas fa-sort-amount-down: Ordenar Amount Down </text:p>
          </table:table-cell>
          <table:table-cell office:value-type="string" calcext:value-type="string">
            <text:p><text:s/>fas fa-sort-amount-down </text:p>
          </table:table-cell>
          <table:table-cell office:value-type="string" calcext:value-type="string">
            <text:p><text:s/>organizar, filtrar, número, ordenar, ordenar-cantidad-asc, </text:p>
          </table:table-cell>
          <table:table-cell office:value-type="string" calcext:value-type="string">
            <text:p><text:s/>\f160</text:p>
          </table:table-cell>
          <table:table-cell table:formula="of:=CONCATENATE(&quot;Fontawesome.create!(&quot;;[.$B$1];&quot;: '&quot;;TRIM([.$B1133]);&quot;', &quot;;[.$C$1];&quot;: '&quot;;TRIM([.$C1133]);&quot;', &quot;;[.$D$1];&quot;: '&quot;;TRIM([.$D1133]);&quot;', &quot;;[.$E$1];&quot;: '&quot;;TRIM([.$E1133]);&quot;')&quot;)" office:value-type="string" office:string-value="Fontawesome.create!(prefijo_nombre_css: 'fas fa-sort-amount-down: Ordenar Amount Down', icono: 'fas fa-sort-amount-down', termino: 'organizar, filtrar, número, ordenar, ordenar-cantidad-asc,', codigo_css: '\f160')" calcext:value-type="string">
            <text:p>Fontawesome.create!(prefijo_nombre_css: 'fas fa-sort-amount-down: Ordenar Amount Down', icono: 'fas fa-sort-amount-down', termino: 'organizar, filtrar, número, ordenar, ordenar-cantidad-asc,', codigo_css: '\f160')</text:p>
          </table:table-cell>
        </table:table-row>
        <table:table-row table:style-name="ro1">
          <table:table-cell/>
          <table:table-cell office:value-type="string" calcext:value-type="string">
            <text:p>fas fa-sort-amount-down-alt: Alternate Ordenar Amount Down </text:p>
          </table:table-cell>
          <table:table-cell office:value-type="string" calcext:value-type="string">
            <text:p><text:s/>fas fa-sort-amount-down-alt </text:p>
          </table:table-cell>
          <table:table-cell office:value-type="string" calcext:value-type="string">
            <text:p><text:s/>arrange, filtrar, ordenar, sort-amount-asc, </text:p>
          </table:table-cell>
          <table:table-cell office:value-type="string" calcext:value-type="string">
            <text:p><text:s/>\f884</text:p>
          </table:table-cell>
          <table:table-cell table:formula="of:=CONCATENATE(&quot;Fontawesome.create!(&quot;;[.$B$1];&quot;: '&quot;;TRIM([.$B1134]);&quot;', &quot;;[.$C$1];&quot;: '&quot;;TRIM([.$C1134]);&quot;', &quot;;[.$D$1];&quot;: '&quot;;TRIM([.$D1134]);&quot;', &quot;;[.$E$1];&quot;: '&quot;;TRIM([.$E1134]);&quot;')&quot;)" office:value-type="string" office:string-value="Fontawesome.create!(prefijo_nombre_css: 'fas fa-sort-amount-down-alt: Alternate Ordenar Amount Down', icono: 'fas fa-sort-amount-down-alt', termino: 'arrange, filtrar, ordenar, sort-amount-asc,', codigo_css: '\f884')" calcext:value-type="string">
            <text:p>Fontawesome.create!(prefijo_nombre_css: 'fas fa-sort-amount-down-alt: Alternate Ordenar Amount Down', icono: 'fas fa-sort-amount-down-alt', termino: 'arrange, filtrar, ordenar, sort-amount-asc,', codigo_css: '\f884')</text:p>
          </table:table-cell>
        </table:table-row>
        <table:table-row table:style-name="ro1">
          <table:table-cell/>
          <table:table-cell office:value-type="string" calcext:value-type="string">
            <text:p>fas fa-sort-amount-up: Ordenar Amount Up </text:p>
          </table:table-cell>
          <table:table-cell office:value-type="string" calcext:value-type="string">
            <text:p><text:s/>fas fa-sort-amount-up </text:p>
          </table:table-cell>
          <table:table-cell office:value-type="string" calcext:value-type="string">
            <text:p><text:s/>arrange, filtrar, ordenar, sort-amount-desc, </text:p>
          </table:table-cell>
          <table:table-cell office:value-type="string" calcext:value-type="string">
            <text:p><text:s/>\f161</text:p>
          </table:table-cell>
          <table:table-cell table:formula="of:=CONCATENATE(&quot;Fontawesome.create!(&quot;;[.$B$1];&quot;: '&quot;;TRIM([.$B1135]);&quot;', &quot;;[.$C$1];&quot;: '&quot;;TRIM([.$C1135]);&quot;', &quot;;[.$D$1];&quot;: '&quot;;TRIM([.$D1135]);&quot;', &quot;;[.$E$1];&quot;: '&quot;;TRIM([.$E1135]);&quot;')&quot;)" office:value-type="string" office:string-value="Fontawesome.create!(prefijo_nombre_css: 'fas fa-sort-amount-up: Ordenar Amount Up', icono: 'fas fa-sort-amount-up', termino: 'arrange, filtrar, ordenar, sort-amount-desc,', codigo_css: '\f161')" calcext:value-type="string">
            <text:p>Fontawesome.create!(prefijo_nombre_css: 'fas fa-sort-amount-up: Ordenar Amount Up', icono: 'fas fa-sort-amount-up', termino: 'arrange, filtrar, ordenar, sort-amount-desc,', codigo_css: '\f161')</text:p>
          </table:table-cell>
        </table:table-row>
        <table:table-row table:style-name="ro1">
          <table:table-cell/>
          <table:table-cell office:value-type="string" calcext:value-type="string">
            <text:p>fas fa-sort-amount-up-alt: Alternate Ordenar Amount Up </text:p>
          </table:table-cell>
          <table:table-cell office:value-type="string" calcext:value-type="string">
            <text:p><text:s/>fas fa-sort-amount-up-alt </text:p>
          </table:table-cell>
          <table:table-cell office:value-type="string" calcext:value-type="string">
            <text:p><text:s/>arrange, filtrar, ordenar, sort-amount-desc, </text:p>
          </table:table-cell>
          <table:table-cell office:value-type="string" calcext:value-type="string">
            <text:p><text:s/>\f885</text:p>
          </table:table-cell>
          <table:table-cell table:formula="of:=CONCATENATE(&quot;Fontawesome.create!(&quot;;[.$B$1];&quot;: '&quot;;TRIM([.$B1136]);&quot;', &quot;;[.$C$1];&quot;: '&quot;;TRIM([.$C1136]);&quot;', &quot;;[.$D$1];&quot;: '&quot;;TRIM([.$D1136]);&quot;', &quot;;[.$E$1];&quot;: '&quot;;TRIM([.$E1136]);&quot;')&quot;)" office:value-type="string" office:string-value="Fontawesome.create!(prefijo_nombre_css: 'fas fa-sort-amount-up-alt: Alternate Ordenar Amount Up', icono: 'fas fa-sort-amount-up-alt', termino: 'arrange, filtrar, ordenar, sort-amount-desc,', codigo_css: '\f885')" calcext:value-type="string">
            <text:p>Fontawesome.create!(prefijo_nombre_css: 'fas fa-sort-amount-up-alt: Alternate Ordenar Amount Up', icono: 'fas fa-sort-amount-up-alt', termino: 'arrange, filtrar, ordenar, sort-amount-desc,', codigo_css: '\f885')</text:p>
          </table:table-cell>
        </table:table-row>
        <table:table-row table:style-name="ro1">
          <table:table-cell/>
          <table:table-cell office:value-type="string" calcext:value-type="string">
            <text:p>fas fa-sort-down: Ordenar Down (Descending) </text:p>
          </table:table-cell>
          <table:table-cell office:value-type="string" calcext:value-type="string">
            <text:p><text:s/>fas fa-sort-down </text:p>
          </table:table-cell>
          <table:table-cell office:value-type="string" calcext:value-type="string">
            <text:p><text:s/>arrow, descending, filtrar, ordenar, sort-desc, </text:p>
          </table:table-cell>
          <table:table-cell office:value-type="string" calcext:value-type="string">
            <text:p><text:s/>\f0dd</text:p>
          </table:table-cell>
          <table:table-cell table:formula="of:=CONCATENATE(&quot;Fontawesome.create!(&quot;;[.$B$1];&quot;: '&quot;;TRIM([.$B1137]);&quot;', &quot;;[.$C$1];&quot;: '&quot;;TRIM([.$C1137]);&quot;', &quot;;[.$D$1];&quot;: '&quot;;TRIM([.$D1137]);&quot;', &quot;;[.$E$1];&quot;: '&quot;;TRIM([.$E1137]);&quot;')&quot;)" office:value-type="string" office:string-value="Fontawesome.create!(prefijo_nombre_css: 'fas fa-sort-down: Ordenar Down (Descending)', icono: 'fas fa-sort-down', termino: 'arrow, descending, filtrar, ordenar, sort-desc,', codigo_css: '\f0dd')" calcext:value-type="string">
            <text:p>Fontawesome.create!(prefijo_nombre_css: 'fas fa-sort-down: Ordenar Down (Descending)', icono: 'fas fa-sort-down', termino: 'arrow, descending, filtrar, ordenar, sort-desc,', codigo_css: '\f0dd')</text:p>
          </table:table-cell>
        </table:table-row>
        <table:table-row table:style-name="ro1">
          <table:table-cell/>
          <table:table-cell office:value-type="string" calcext:value-type="string">
            <text:p>fas fa-sort-numeric-down: Ordenar Numeric Down </text:p>
          </table:table-cell>
          <table:table-cell office:value-type="string" calcext:value-type="string">
            <text:p><text:s/>fas fa-sort-numeric-down </text:p>
          </table:table-cell>
          <table:table-cell office:value-type="string" calcext:value-type="string">
            <text:p><text:s/>organizar, filtrar, números, ordenar, ordenar-numérico-asc, </text:p>
          </table:table-cell>
          <table:table-cell office:value-type="string" calcext:value-type="string">
            <text:p><text:s/>\f162</text:p>
          </table:table-cell>
          <table:table-cell table:formula="of:=CONCATENATE(&quot;Fontawesome.create!(&quot;;[.$B$1];&quot;: '&quot;;TRIM([.$B1138]);&quot;', &quot;;[.$C$1];&quot;: '&quot;;TRIM([.$C1138]);&quot;', &quot;;[.$D$1];&quot;: '&quot;;TRIM([.$D1138]);&quot;', &quot;;[.$E$1];&quot;: '&quot;;TRIM([.$E1138]);&quot;')&quot;)" office:value-type="string" office:string-value="Fontawesome.create!(prefijo_nombre_css: 'fas fa-sort-numeric-down: Ordenar Numeric Down', icono: 'fas fa-sort-numeric-down', termino: 'organizar, filtrar, números, ordenar, ordenar-numérico-asc,', codigo_css: '\f162')" calcext:value-type="string">
            <text:p>Fontawesome.create!(prefijo_nombre_css: 'fas fa-sort-numeric-down: Ordenar Numeric Down', icono: 'fas fa-sort-numeric-down', termino: 'organizar, filtrar, números, ordenar, ordenar-numérico-asc,', codigo_css: '\f162')</text:p>
          </table:table-cell>
        </table:table-row>
        <table:table-row table:style-name="ro1">
          <table:table-cell/>
          <table:table-cell office:value-type="string" calcext:value-type="string">
            <text:p>fas fa-sort-numeric-down-alt: Alternate Ordenar Numeric Down </text:p>
          </table:table-cell>
          <table:table-cell office:value-type="string" calcext:value-type="string">
            <text:p><text:s/>fas fa-sort-numeric-down-alt </text:p>
          </table:table-cell>
          <table:table-cell office:value-type="string" calcext:value-type="string">
            <text:p><text:s/>organizar, filtrar, números, ordenar, ordenar-numérico-asc, </text:p>
          </table:table-cell>
          <table:table-cell office:value-type="string" calcext:value-type="string">
            <text:p><text:s/>\f886</text:p>
          </table:table-cell>
          <table:table-cell table:formula="of:=CONCATENATE(&quot;Fontawesome.create!(&quot;;[.$B$1];&quot;: '&quot;;TRIM([.$B1139]);&quot;', &quot;;[.$C$1];&quot;: '&quot;;TRIM([.$C1139]);&quot;', &quot;;[.$D$1];&quot;: '&quot;;TRIM([.$D1139]);&quot;', &quot;;[.$E$1];&quot;: '&quot;;TRIM([.$E1139]);&quot;')&quot;)" office:value-type="string" office:string-value="Fontawesome.create!(prefijo_nombre_css: 'fas fa-sort-numeric-down-alt: Alternate Ordenar Numeric Down', icono: 'fas fa-sort-numeric-down-alt', termino: 'organizar, filtrar, números, ordenar, ordenar-numérico-asc,', codigo_css: '\f886')" calcext:value-type="string">
            <text:p>Fontawesome.create!(prefijo_nombre_css: 'fas fa-sort-numeric-down-alt: Alternate Ordenar Numeric Down', icono: 'fas fa-sort-numeric-down-alt', termino: 'organizar, filtrar, números, ordenar, ordenar-numérico-asc,', codigo_css: '\f886')</text:p>
          </table:table-cell>
        </table:table-row>
        <table:table-row table:style-name="ro1">
          <table:table-cell/>
          <table:table-cell office:value-type="string" calcext:value-type="string">
            <text:p>fas fa-sort-numeric-up: Ordenar Numeric Up </text:p>
          </table:table-cell>
          <table:table-cell office:value-type="string" calcext:value-type="string">
            <text:p><text:s/>fas fa-sort-numeric-up </text:p>
          </table:table-cell>
          <table:table-cell office:value-type="string" calcext:value-type="string">
            <text:p><text:s/>organizar, filtrar, números, ordenar, sort-numeric-desc, </text:p>
          </table:table-cell>
          <table:table-cell office:value-type="string" calcext:value-type="string">
            <text:p><text:s/>\f163</text:p>
          </table:table-cell>
          <table:table-cell table:formula="of:=CONCATENATE(&quot;Fontawesome.create!(&quot;;[.$B$1];&quot;: '&quot;;TRIM([.$B1140]);&quot;', &quot;;[.$C$1];&quot;: '&quot;;TRIM([.$C1140]);&quot;', &quot;;[.$D$1];&quot;: '&quot;;TRIM([.$D1140]);&quot;', &quot;;[.$E$1];&quot;: '&quot;;TRIM([.$E1140]);&quot;')&quot;)" office:value-type="string" office:string-value="Fontawesome.create!(prefijo_nombre_css: 'fas fa-sort-numeric-up: Ordenar Numeric Up', icono: 'fas fa-sort-numeric-up', termino: 'organizar, filtrar, números, ordenar, sort-numeric-desc,', codigo_css: '\f163')" calcext:value-type="string">
            <text:p>Fontawesome.create!(prefijo_nombre_css: 'fas fa-sort-numeric-up: Ordenar Numeric Up', icono: 'fas fa-sort-numeric-up', termino: 'organizar, filtrar, números, ordenar, sort-numeric-desc,', codigo_css: '\f163')</text:p>
          </table:table-cell>
        </table:table-row>
        <table:table-row table:style-name="ro1">
          <table:table-cell/>
          <table:table-cell office:value-type="string" calcext:value-type="string">
            <text:p>fas fa-sort-numeric-up-alt: Alternate Ordenar Numeric Up </text:p>
          </table:table-cell>
          <table:table-cell office:value-type="string" calcext:value-type="string">
            <text:p><text:s/>fas fa-sort-numeric-up-alt </text:p>
          </table:table-cell>
          <table:table-cell office:value-type="string" calcext:value-type="string">
            <text:p><text:s/>organizar, filtrar, números, ordenar, sort-numeric-desc, </text:p>
          </table:table-cell>
          <table:table-cell office:value-type="string" calcext:value-type="string">
            <text:p><text:s/>\f887</text:p>
          </table:table-cell>
          <table:table-cell table:formula="of:=CONCATENATE(&quot;Fontawesome.create!(&quot;;[.$B$1];&quot;: '&quot;;TRIM([.$B1141]);&quot;', &quot;;[.$C$1];&quot;: '&quot;;TRIM([.$C1141]);&quot;', &quot;;[.$D$1];&quot;: '&quot;;TRIM([.$D1141]);&quot;', &quot;;[.$E$1];&quot;: '&quot;;TRIM([.$E1141]);&quot;')&quot;)" office:value-type="string" office:string-value="Fontawesome.create!(prefijo_nombre_css: 'fas fa-sort-numeric-up-alt: Alternate Ordenar Numeric Up', icono: 'fas fa-sort-numeric-up-alt', termino: 'organizar, filtrar, números, ordenar, sort-numeric-desc,', codigo_css: '\f887')" calcext:value-type="string">
            <text:p>Fontawesome.create!(prefijo_nombre_css: 'fas fa-sort-numeric-up-alt: Alternate Ordenar Numeric Up', icono: 'fas fa-sort-numeric-up-alt', termino: 'organizar, filtrar, números, ordenar, sort-numeric-desc,', codigo_css: '\f887')</text:p>
          </table:table-cell>
        </table:table-row>
        <table:table-row table:style-name="ro1">
          <table:table-cell/>
          <table:table-cell office:value-type="string" calcext:value-type="string">
            <text:p>fas fa-sort-up: Ordenar Up (Ascending) </text:p>
          </table:table-cell>
          <table:table-cell office:value-type="string" calcext:value-type="string">
            <text:p><text:s/>fas fa-sort-up </text:p>
          </table:table-cell>
          <table:table-cell office:value-type="string" calcext:value-type="string">
            <text:p><text:s/>arrow, ascending, filtrar, ordenar, sort-asc, </text:p>
          </table:table-cell>
          <table:table-cell office:value-type="string" calcext:value-type="string">
            <text:p><text:s/>\f0de</text:p>
          </table:table-cell>
          <table:table-cell table:formula="of:=CONCATENATE(&quot;Fontawesome.create!(&quot;;[.$B$1];&quot;: '&quot;;TRIM([.$B1142]);&quot;', &quot;;[.$C$1];&quot;: '&quot;;TRIM([.$C1142]);&quot;', &quot;;[.$D$1];&quot;: '&quot;;TRIM([.$D1142]);&quot;', &quot;;[.$E$1];&quot;: '&quot;;TRIM([.$E1142]);&quot;')&quot;)" office:value-type="string" office:string-value="Fontawesome.create!(prefijo_nombre_css: 'fas fa-sort-up: Ordenar Up (Ascending)', icono: 'fas fa-sort-up', termino: 'arrow, ascending, filtrar, ordenar, sort-asc,', codigo_css: '\f0de')" calcext:value-type="string">
            <text:p>Fontawesome.create!(prefijo_nombre_css: 'fas fa-sort-up: Ordenar Up (Ascending)', icono: 'fas fa-sort-up', termino: 'arrow, ascending, filtrar, ordenar, sort-asc,', codigo_css: '\f0de')</text:p>
          </table:table-cell>
        </table:table-row>
        <table:table-row table:style-name="ro1">
          <table:table-cell/>
          <table:table-cell office:value-type="string" calcext:value-type="string">
            <text:p>fab fa-soundcloud: SoundCloud </text:p>
          </table:table-cell>
          <table:table-cell office:value-type="string" calcext:value-type="string">
            <text:p><text:s/>fab fa-soundclou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be</text:p>
          </table:table-cell>
          <table:table-cell table:formula="of:=CONCATENATE(&quot;Fontawesome.create!(&quot;;[.$B$1];&quot;: '&quot;;TRIM([.$B1143]);&quot;', &quot;;[.$C$1];&quot;: '&quot;;TRIM([.$C1143]);&quot;', &quot;;[.$D$1];&quot;: '&quot;;TRIM([.$D1143]);&quot;', &quot;;[.$E$1];&quot;: '&quot;;TRIM([.$E1143]);&quot;')&quot;)" office:value-type="string" office:string-value="Fontawesome.create!(prefijo_nombre_css: 'fab fa-soundcloud: SoundCloud', icono: 'fab fa-soundcloud', termino: '', codigo_css: '\f1be')" calcext:value-type="string">
            <text:p>Fontawesome.create!(prefijo_nombre_css: 'fab fa-soundcloud: SoundCloud', icono: 'fab fa-soundcloud', termino: '', codigo_css: '\f1be')</text:p>
          </table:table-cell>
        </table:table-row>
        <table:table-row table:style-name="ro1">
          <table:table-cell/>
          <table:table-cell office:value-type="string" calcext:value-type="string">
            <text:p>fab fa-sourcetree: Árbol de origen </text:p>
          </table:table-cell>
          <table:table-cell office:value-type="string" calcext:value-type="string">
            <text:p><text:s/>fab fa-sourcetre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7d3</text:p>
          </table:table-cell>
          <table:table-cell table:formula="of:=CONCATENATE(&quot;Fontawesome.create!(&quot;;[.$B$1];&quot;: '&quot;;TRIM([.$B1144]);&quot;', &quot;;[.$C$1];&quot;: '&quot;;TRIM([.$C1144]);&quot;', &quot;;[.$D$1];&quot;: '&quot;;TRIM([.$D1144]);&quot;', &quot;;[.$E$1];&quot;: '&quot;;TRIM([.$E1144]);&quot;')&quot;)" office:value-type="string" office:string-value="Fontawesome.create!(prefijo_nombre_css: 'fab fa-sourcetree: Árbol de origen', icono: 'fab fa-sourcetree', termino: '', codigo_css: '\f7d3')" calcext:value-type="string">
            <text:p>Fontawesome.create!(prefijo_nombre_css: 'fab fa-sourcetree: Árbol de origen', icono: 'fab fa-sourcetree', termino: '', codigo_css: '\f7d3')</text:p>
          </table:table-cell>
        </table:table-row>
        <table:table-row table:style-name="ro1">
          <table:table-cell/>
          <table:table-cell office:value-type="string" calcext:value-type="string">
            <text:p>fas fa-spa: Spa </text:p>
          </table:table-cell>
          <table:table-cell office:value-type="string" calcext:value-type="string">
            <text:p><text:s/>fas fa-spa </text:p>
          </table:table-cell>
          <table:table-cell office:value-type="string" calcext:value-type="string">
            <text:p><text:s/>flora, masaje, mindfulness, planta, bienestar, </text:p>
          </table:table-cell>
          <table:table-cell office:value-type="string" calcext:value-type="string">
            <text:p><text:s/>\f5bb</text:p>
          </table:table-cell>
          <table:table-cell table:formula="of:=CONCATENATE(&quot;Fontawesome.create!(&quot;;[.$B$1];&quot;: '&quot;;TRIM([.$B1145]);&quot;', &quot;;[.$C$1];&quot;: '&quot;;TRIM([.$C1145]);&quot;', &quot;;[.$D$1];&quot;: '&quot;;TRIM([.$D1145]);&quot;', &quot;;[.$E$1];&quot;: '&quot;;TRIM([.$E1145]);&quot;')&quot;)" office:value-type="string" office:string-value="Fontawesome.create!(prefijo_nombre_css: 'fas fa-spa: Spa', icono: 'fas fa-spa', termino: 'flora, masaje, mindfulness, planta, bienestar,', codigo_css: '\f5bb')" calcext:value-type="string">
            <text:p>Fontawesome.create!(prefijo_nombre_css: 'fas fa-spa: Spa', icono: 'fas fa-spa', termino: 'flora, masaje, mindfulness, planta, bienestar,', codigo_css: '\f5bb')</text:p>
          </table:table-cell>
        </table:table-row>
        <table:table-row table:style-name="ro1">
          <table:table-cell/>
          <table:table-cell office:value-type="string" calcext:value-type="string">
            <text:p>fas fa-space-shuttle: Transbordador espacial </text:p>
          </table:table-cell>
          <table:table-cell office:value-type="string" calcext:value-type="string">
            <text:p><text:s/>fas fa-space-shuttle </text:p>
          </table:table-cell>
          <table:table-cell office:value-type="string" calcext:value-type="string">
            <text:p><text:s/>astronauta, cohete espacial, máquina, nasa, transporte, </text:p>
          </table:table-cell>
          <table:table-cell office:value-type="string" calcext:value-type="string">
            <text:p><text:s/>\f197</text:p>
          </table:table-cell>
          <table:table-cell table:formula="of:=CONCATENATE(&quot;Fontawesome.create!(&quot;;[.$B$1];&quot;: '&quot;;TRIM([.$B1146]);&quot;', &quot;;[.$C$1];&quot;: '&quot;;TRIM([.$C1146]);&quot;', &quot;;[.$D$1];&quot;: '&quot;;TRIM([.$D1146]);&quot;', &quot;;[.$E$1];&quot;: '&quot;;TRIM([.$E1146]);&quot;')&quot;)" office:value-type="string" office:string-value="Fontawesome.create!(prefijo_nombre_css: 'fas fa-space-shuttle: Transbordador espacial', icono: 'fas fa-space-shuttle', termino: 'astronauta, cohete espacial, máquina, nasa, transporte,', codigo_css: '\f197')" calcext:value-type="string">
            <text:p>Fontawesome.create!(prefijo_nombre_css: 'fas fa-space-shuttle: Transbordador espacial', icono: 'fas fa-space-shuttle', termino: 'astronauta, cohete espacial, máquina, nasa, transporte,', codigo_css: '\f197')</text:p>
          </table:table-cell>
        </table:table-row>
        <table:table-row table:style-name="ro1">
          <table:table-cell/>
          <table:table-cell office:value-type="string" calcext:value-type="string">
            <text:p>fab fa-speakap: Speakap </text:p>
          </table:table-cell>
          <table:table-cell office:value-type="string" calcext:value-type="string">
            <text:p><text:s/>fab fa-speaka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f3</text:p>
          </table:table-cell>
          <table:table-cell table:formula="of:=CONCATENATE(&quot;Fontawesome.create!(&quot;;[.$B$1];&quot;: '&quot;;TRIM([.$B1147]);&quot;', &quot;;[.$C$1];&quot;: '&quot;;TRIM([.$C1147]);&quot;', &quot;;[.$D$1];&quot;: '&quot;;TRIM([.$D1147]);&quot;', &quot;;[.$E$1];&quot;: '&quot;;TRIM([.$E1147]);&quot;')&quot;)" office:value-type="string" office:string-value="Fontawesome.create!(prefijo_nombre_css: 'fab fa-speakap: Speakap', icono: 'fab fa-speakap', termino: '', codigo_css: '\f3f3')" calcext:value-type="string">
            <text:p>Fontawesome.create!(prefijo_nombre_css: 'fab fa-speakap: Speakap', icono: 'fab fa-speakap', termino: '', codigo_css: '\f3f3')</text:p>
          </table:table-cell>
        </table:table-row>
        <table:table-row table:style-name="ro1">
          <table:table-cell/>
          <table:table-cell office:value-type="string" calcext:value-type="string">
            <text:p>fab fa-speaker-deck: Cubierta de altavoz </text:p>
          </table:table-cell>
          <table:table-cell office:value-type="string" calcext:value-type="string">
            <text:p><text:s/>fab fa-speaker-dec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c</text:p>
          </table:table-cell>
          <table:table-cell table:formula="of:=CONCATENATE(&quot;Fontawesome.create!(&quot;;[.$B$1];&quot;: '&quot;;TRIM([.$B1148]);&quot;', &quot;;[.$C$1];&quot;: '&quot;;TRIM([.$C1148]);&quot;', &quot;;[.$D$1];&quot;: '&quot;;TRIM([.$D1148]);&quot;', &quot;;[.$E$1];&quot;: '&quot;;TRIM([.$E1148]);&quot;')&quot;)" office:value-type="string" office:string-value="Fontawesome.create!(prefijo_nombre_css: 'fab fa-speaker-deck: Cubierta de altavoz', icono: 'fab fa-speaker-deck', termino: '', codigo_css: '\f83c')" calcext:value-type="string">
            <text:p>Fontawesome.create!(prefijo_nombre_css: 'fab fa-speaker-deck: Cubierta de altavoz', icono: 'fab fa-speaker-deck', termino: '', codigo_css: '\f83c')</text:p>
          </table:table-cell>
        </table:table-row>
        <table:table-row table:style-name="ro1">
          <table:table-cell/>
          <table:table-cell office:value-type="string" calcext:value-type="string">
            <text:p>fas fa-spell-check: Corrector ortográfico </text:p>
          </table:table-cell>
          <table:table-cell office:value-type="string" calcext:value-type="string">
            <text:p><text:s/>fas fa-spell-check </text:p>
          </table:table-cell>
          <table:table-cell office:value-type="string" calcext:value-type="string">
            <text:p><text:s/>diccionario, editar, editor, gramática, texto, completo </text:p>
          </table:table-cell>
          <table:table-cell office:value-type="string" calcext:value-type="string">
            <text:p><text:s/>\f891</text:p>
          </table:table-cell>
          <table:table-cell table:formula="of:=CONCATENATE(&quot;Fontawesome.create!(&quot;;[.$B$1];&quot;: '&quot;;TRIM([.$B1149]);&quot;', &quot;;[.$C$1];&quot;: '&quot;;TRIM([.$C1149]);&quot;', &quot;;[.$D$1];&quot;: '&quot;;TRIM([.$D1149]);&quot;', &quot;;[.$E$1];&quot;: '&quot;;TRIM([.$E1149]);&quot;')&quot;)" office:value-type="string" office:string-value="Fontawesome.create!(prefijo_nombre_css: 'fas fa-spell-check: Corrector ortográfico', icono: 'fas fa-spell-check', termino: 'diccionario, editar, editor, gramática, texto, completo', codigo_css: '\f891')" calcext:value-type="string">
            <text:p>Fontawesome.create!(prefijo_nombre_css: 'fas fa-spell-check: Corrector ortográfico', icono: 'fas fa-spell-check', termino: 'diccionario, editar, editor, gramática, texto, completo', codigo_css: '\f891')</text:p>
          </table:table-cell>
        </table:table-row>
        <table:table-row table:style-name="ro1">
          <table:table-cell/>
          <table:table-cell office:value-type="string" calcext:value-type="string">
            <text:p>fas fa-spider: Araña </text:p>
          </table:table-cell>
          <table:table-cell office:value-type="string" calcext:value-type="string">
            <text:p><text:s/>fas fa-spider </text:p>
          </table:table-cell>
          <table:table-cell office:value-type="string" calcext:value-type="string">
            <text:p><text:s/>arácnido, charlotte, gatear, halloween, ocho, </text:p>
          </table:table-cell>
          <table:table-cell office:value-type="string" calcext:value-type="string">
            <text:p><text:s/>\f717</text:p>
          </table:table-cell>
          <table:table-cell table:formula="of:=CONCATENATE(&quot;Fontawesome.create!(&quot;;[.$B$1];&quot;: '&quot;;TRIM([.$B1150]);&quot;', &quot;;[.$C$1];&quot;: '&quot;;TRIM([.$C1150]);&quot;', &quot;;[.$D$1];&quot;: '&quot;;TRIM([.$D1150]);&quot;', &quot;;[.$E$1];&quot;: '&quot;;TRIM([.$E1150]);&quot;')&quot;)" office:value-type="string" office:string-value="Fontawesome.create!(prefijo_nombre_css: 'fas fa-spider: Araña', icono: 'fas fa-spider', termino: 'arácnido, charlotte, gatear, halloween, ocho,', codigo_css: '\f717')" calcext:value-type="string">
            <text:p>Fontawesome.create!(prefijo_nombre_css: 'fas fa-spider: Araña', icono: 'fas fa-spider', termino: 'arácnido, charlotte, gatear, halloween, ocho,', codigo_css: '\f717')</text:p>
          </table:table-cell>
        </table:table-row>
        <table:table-row table:style-name="ro1">
          <table:table-cell/>
          <table:table-cell office:value-type="string" calcext:value-type="string">
            <text:p>fas fa-spinner: Hilandero </text:p>
          </table:table-cell>
          <table:table-cell office:value-type="string" calcext:value-type="string">
            <text:p><text:s/>fas fa-spinner </text:p>
          </table:table-cell>
          <table:table-cell office:value-type="string" calcext:value-type="string">
            <text:p><text:s/>círculo, cargando, progreso, </text:p>
          </table:table-cell>
          <table:table-cell office:value-type="string" calcext:value-type="string">
            <text:p><text:s/>\f110</text:p>
          </table:table-cell>
          <table:table-cell table:formula="of:=CONCATENATE(&quot;Fontawesome.create!(&quot;;[.$B$1];&quot;: '&quot;;TRIM([.$B1151]);&quot;', &quot;;[.$C$1];&quot;: '&quot;;TRIM([.$C1151]);&quot;', &quot;;[.$D$1];&quot;: '&quot;;TRIM([.$D1151]);&quot;', &quot;;[.$E$1];&quot;: '&quot;;TRIM([.$E1151]);&quot;')&quot;)" office:value-type="string" office:string-value="Fontawesome.create!(prefijo_nombre_css: 'fas fa-spinner: Hilandero', icono: 'fas fa-spinner', termino: 'círculo, cargando, progreso,', codigo_css: '\f110')" calcext:value-type="string">
            <text:p>Fontawesome.create!(prefijo_nombre_css: 'fas fa-spinner: Hilandero', icono: 'fas fa-spinner', termino: 'círculo, cargando, progreso,', codigo_css: '\f110')</text:p>
          </table:table-cell>
        </table:table-row>
        <table:table-row table:style-name="ro1">
          <table:table-cell/>
          <table:table-cell office:value-type="string" calcext:value-type="string">
            <text:p>fas fa-splotch: Mancha </text:p>
          </table:table-cell>
          <table:table-cell office:value-type="string" calcext:value-type="string">
            <text:p><text:s/>fas fa-splotch </text:p>
          </table:table-cell>
          <table:table-cell office:value-type="string" calcext:value-type="string">
            <text:p><text:s/>Tinta, gota, mancha, gota, mancha, </text:p>
          </table:table-cell>
          <table:table-cell office:value-type="string" calcext:value-type="string">
            <text:p><text:s/>\f5bc</text:p>
          </table:table-cell>
          <table:table-cell table:formula="of:=CONCATENATE(&quot;Fontawesome.create!(&quot;;[.$B$1];&quot;: '&quot;;TRIM([.$B1152]);&quot;', &quot;;[.$C$1];&quot;: '&quot;;TRIM([.$C1152]);&quot;', &quot;;[.$D$1];&quot;: '&quot;;TRIM([.$D1152]);&quot;', &quot;;[.$E$1];&quot;: '&quot;;TRIM([.$E1152]);&quot;')&quot;)" office:value-type="string" office:string-value="Fontawesome.create!(prefijo_nombre_css: 'fas fa-splotch: Mancha', icono: 'fas fa-splotch', termino: 'Tinta, gota, mancha, gota, mancha,', codigo_css: '\f5bc')" calcext:value-type="string">
            <text:p>Fontawesome.create!(prefijo_nombre_css: 'fas fa-splotch: Mancha', icono: 'fas fa-splotch', termino: 'Tinta, gota, mancha, gota, mancha,', codigo_css: '\f5bc')</text:p>
          </table:table-cell>
        </table:table-row>
        <table:table-row table:style-name="ro1">
          <table:table-cell/>
          <table:table-cell office:value-type="string" calcext:value-type="string">
            <text:p>fab fa-spotify: Spotify </text:p>
          </table:table-cell>
          <table:table-cell office:value-type="string" calcext:value-type="string">
            <text:p><text:s/>fab fa-spotif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bc</text:p>
          </table:table-cell>
          <table:table-cell table:formula="of:=CONCATENATE(&quot;Fontawesome.create!(&quot;;[.$B$1];&quot;: '&quot;;TRIM([.$B1153]);&quot;', &quot;;[.$C$1];&quot;: '&quot;;TRIM([.$C1153]);&quot;', &quot;;[.$D$1];&quot;: '&quot;;TRIM([.$D1153]);&quot;', &quot;;[.$E$1];&quot;: '&quot;;TRIM([.$E1153]);&quot;')&quot;)" office:value-type="string" office:string-value="Fontawesome.create!(prefijo_nombre_css: 'fab fa-spotify: Spotify', icono: 'fab fa-spotify', termino: '', codigo_css: '\f1bc')" calcext:value-type="string">
            <text:p>Fontawesome.create!(prefijo_nombre_css: 'fab fa-spotify: Spotify', icono: 'fab fa-spotify', termino: '', codigo_css: '\f1bc')</text:p>
          </table:table-cell>
        </table:table-row>
        <table:table-row table:style-name="ro1">
          <table:table-cell/>
          <table:table-cell office:value-type="string" calcext:value-type="string">
            <text:p>fas fa-spray-can: Lata de aerosol </text:p>
          </table:table-cell>
          <table:table-cell office:value-type="string" calcext:value-type="string">
            <text:p><text:s/>fas fa-spray-can </text:p>
          </table:table-cell>
          <table:table-cell office:value-type="string" calcext:value-type="string">
            <text:p><text:s/>Pintura, aerosol, diseño, graffiti, etiqueta </text:p>
          </table:table-cell>
          <table:table-cell office:value-type="string" calcext:value-type="string">
            <text:p><text:s/>\f5bd</text:p>
          </table:table-cell>
          <table:table-cell table:formula="of:=CONCATENATE(&quot;Fontawesome.create!(&quot;;[.$B$1];&quot;: '&quot;;TRIM([.$B1154]);&quot;', &quot;;[.$C$1];&quot;: '&quot;;TRIM([.$C1154]);&quot;', &quot;;[.$D$1];&quot;: '&quot;;TRIM([.$D1154]);&quot;', &quot;;[.$E$1];&quot;: '&quot;;TRIM([.$E1154]);&quot;')&quot;)" office:value-type="string" office:string-value="Fontawesome.create!(prefijo_nombre_css: 'fas fa-spray-can: Lata de aerosol', icono: 'fas fa-spray-can', termino: 'Pintura, aerosol, diseño, graffiti, etiqueta', codigo_css: '\f5bd')" calcext:value-type="string">
            <text:p>Fontawesome.create!(prefijo_nombre_css: 'fas fa-spray-can: Lata de aerosol', icono: 'fas fa-spray-can', termino: 'Pintura, aerosol, diseño, graffiti, etiqueta', codigo_css: '\f5bd')</text:p>
          </table:table-cell>
        </table:table-row>
        <table:table-row table:style-name="ro1">
          <table:table-cell/>
          <table:table-cell office:value-type="string" calcext:value-type="string">
            <text:p>fas fa-square: Cuadrado </text:p>
          </table:table-cell>
          <table:table-cell office:value-type="string" calcext:value-type="string">
            <text:p><text:s/>fas fa-square </text:p>
          </table:table-cell>
          <table:table-cell office:value-type="string" calcext:value-type="string">
            <text:p><text:s/>bloque, caja, forma, </text:p>
          </table:table-cell>
          <table:table-cell office:value-type="string" calcext:value-type="string">
            <text:p><text:s/>\f0c8</text:p>
          </table:table-cell>
          <table:table-cell table:formula="of:=CONCATENATE(&quot;Fontawesome.create!(&quot;;[.$B$1];&quot;: '&quot;;TRIM([.$B1155]);&quot;', &quot;;[.$C$1];&quot;: '&quot;;TRIM([.$C1155]);&quot;', &quot;;[.$D$1];&quot;: '&quot;;TRIM([.$D1155]);&quot;', &quot;;[.$E$1];&quot;: '&quot;;TRIM([.$E1155]);&quot;')&quot;)" office:value-type="string" office:string-value="Fontawesome.create!(prefijo_nombre_css: 'fas fa-square: Cuadrado', icono: 'fas fa-square', termino: 'bloque, caja, forma,', codigo_css: '\f0c8')" calcext:value-type="string">
            <text:p>Fontawesome.create!(prefijo_nombre_css: 'fas fa-square: Cuadrado', icono: 'fas fa-square', termino: 'bloque, caja, forma,', codigo_css: '\f0c8')</text:p>
          </table:table-cell>
        </table:table-row>
        <table:table-row table:style-name="ro1">
          <table:table-cell/>
          <table:table-cell office:value-type="string" calcext:value-type="string">
            <text:p>fas fa-square-full: Cuadrado Full </text:p>
          </table:table-cell>
          <table:table-cell office:value-type="string" calcext:value-type="string">
            <text:p><text:s/>fas fa-square-full </text:p>
          </table:table-cell>
          <table:table-cell office:value-type="string" calcext:value-type="string">
            <text:p><text:s/>bloque, caja, forma, </text:p>
          </table:table-cell>
          <table:table-cell office:value-type="string" calcext:value-type="string">
            <text:p><text:s/>\f45c</text:p>
          </table:table-cell>
          <table:table-cell table:formula="of:=CONCATENATE(&quot;Fontawesome.create!(&quot;;[.$B$1];&quot;: '&quot;;TRIM([.$B1156]);&quot;', &quot;;[.$C$1];&quot;: '&quot;;TRIM([.$C1156]);&quot;', &quot;;[.$D$1];&quot;: '&quot;;TRIM([.$D1156]);&quot;', &quot;;[.$E$1];&quot;: '&quot;;TRIM([.$E1156]);&quot;')&quot;)" office:value-type="string" office:string-value="Fontawesome.create!(prefijo_nombre_css: 'fas fa-square-full: Cuadrado Full', icono: 'fas fa-square-full', termino: 'bloque, caja, forma,', codigo_css: '\f45c')" calcext:value-type="string">
            <text:p>Fontawesome.create!(prefijo_nombre_css: 'fas fa-square-full: Cuadrado Full', icono: 'fas fa-square-full', termino: 'bloque, caja, forma,', codigo_css: '\f45c')</text:p>
          </table:table-cell>
        </table:table-row>
        <table:table-row table:style-name="ro1">
          <table:table-cell/>
          <table:table-cell office:value-type="string" calcext:value-type="string">
            <text:p>fas fa-square-root-alt: Alternate Cuadrado Root </text:p>
          </table:table-cell>
          <table:table-cell office:value-type="string" calcext:value-type="string">
            <text:p><text:s/>fas fa-square-root-alt </text:p>
          </table:table-cell>
          <table:table-cell office:value-type="string" calcext:value-type="string">
            <text:p><text:s/>aritmético, cálculo, división, matemáticas, </text:p>
          </table:table-cell>
          <table:table-cell office:value-type="string" calcext:value-type="string">
            <text:p><text:s/>\f698</text:p>
          </table:table-cell>
          <table:table-cell table:formula="of:=CONCATENATE(&quot;Fontawesome.create!(&quot;;[.$B$1];&quot;: '&quot;;TRIM([.$B1157]);&quot;', &quot;;[.$C$1];&quot;: '&quot;;TRIM([.$C1157]);&quot;', &quot;;[.$D$1];&quot;: '&quot;;TRIM([.$D1157]);&quot;', &quot;;[.$E$1];&quot;: '&quot;;TRIM([.$E1157]);&quot;')&quot;)" office:value-type="string" office:string-value="Fontawesome.create!(prefijo_nombre_css: 'fas fa-square-root-alt: Alternate Cuadrado Root', icono: 'fas fa-square-root-alt', termino: 'aritmético, cálculo, división, matemáticas,', codigo_css: '\f698')" calcext:value-type="string">
            <text:p>Fontawesome.create!(prefijo_nombre_css: 'fas fa-square-root-alt: Alternate Cuadrado Root', icono: 'fas fa-square-root-alt', termino: 'aritmético, cálculo, división, matemáticas,', codigo_css: '\f698')</text:p>
          </table:table-cell>
        </table:table-row>
        <table:table-row table:style-name="ro1">
          <table:table-cell/>
          <table:table-cell office:value-type="string" calcext:value-type="string">
            <text:p>fab fa-squarespace: Cuadradospace </text:p>
          </table:table-cell>
          <table:table-cell office:value-type="string" calcext:value-type="string">
            <text:p><text:s/>fab fa-squarespac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be</text:p>
          </table:table-cell>
          <table:table-cell table:formula="of:=CONCATENATE(&quot;Fontawesome.create!(&quot;;[.$B$1];&quot;: '&quot;;TRIM([.$B1158]);&quot;', &quot;;[.$C$1];&quot;: '&quot;;TRIM([.$C1158]);&quot;', &quot;;[.$D$1];&quot;: '&quot;;TRIM([.$D1158]);&quot;', &quot;;[.$E$1];&quot;: '&quot;;TRIM([.$E1158]);&quot;')&quot;)" office:value-type="string" office:string-value="Fontawesome.create!(prefijo_nombre_css: 'fab fa-squarespace: Cuadradospace', icono: 'fab fa-squarespace', termino: '', codigo_css: '\f5be')" calcext:value-type="string">
            <text:p>Fontawesome.create!(prefijo_nombre_css: 'fab fa-squarespace: Cuadradospace', icono: 'fab fa-squarespace', termino: '', codigo_css: '\f5be')</text:p>
          </table:table-cell>
        </table:table-row>
        <table:table-row table:style-name="ro1">
          <table:table-cell/>
          <table:table-cell office:value-type="string" calcext:value-type="string">
            <text:p>fab fa-stack-exchange: Intercambio de pila </text:p>
          </table:table-cell>
          <table:table-cell office:value-type="string" calcext:value-type="string">
            <text:p><text:s/>fab fa-stack-exchan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8d</text:p>
          </table:table-cell>
          <table:table-cell table:formula="of:=CONCATENATE(&quot;Fontawesome.create!(&quot;;[.$B$1];&quot;: '&quot;;TRIM([.$B1159]);&quot;', &quot;;[.$C$1];&quot;: '&quot;;TRIM([.$C1159]);&quot;', &quot;;[.$D$1];&quot;: '&quot;;TRIM([.$D1159]);&quot;', &quot;;[.$E$1];&quot;: '&quot;;TRIM([.$E1159]);&quot;')&quot;)" office:value-type="string" office:string-value="Fontawesome.create!(prefijo_nombre_css: 'fab fa-stack-exchange: Intercambio de pila', icono: 'fab fa-stack-exchange', termino: '', codigo_css: '\f18d')" calcext:value-type="string">
            <text:p>Fontawesome.create!(prefijo_nombre_css: 'fab fa-stack-exchange: Intercambio de pila', icono: 'fab fa-stack-exchange', termino: '', codigo_css: '\f18d')</text:p>
          </table:table-cell>
        </table:table-row>
        <table:table-row table:style-name="ro1">
          <table:table-cell/>
          <table:table-cell office:value-type="string" calcext:value-type="string">
            <text:p>fab fa-stack-overflow: Desbordamiento de pila </text:p>
          </table:table-cell>
          <table:table-cell office:value-type="string" calcext:value-type="string">
            <text:p><text:s/>fab fa-stack-overflow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6c</text:p>
          </table:table-cell>
          <table:table-cell table:formula="of:=CONCATENATE(&quot;Fontawesome.create!(&quot;;[.$B$1];&quot;: '&quot;;TRIM([.$B1160]);&quot;', &quot;;[.$C$1];&quot;: '&quot;;TRIM([.$C1160]);&quot;', &quot;;[.$D$1];&quot;: '&quot;;TRIM([.$D1160]);&quot;', &quot;;[.$E$1];&quot;: '&quot;;TRIM([.$E1160]);&quot;')&quot;)" office:value-type="string" office:string-value="Fontawesome.create!(prefijo_nombre_css: 'fab fa-stack-overflow: Desbordamiento de pila', icono: 'fab fa-stack-overflow', termino: '', codigo_css: '\f16c')" calcext:value-type="string">
            <text:p>Fontawesome.create!(prefijo_nombre_css: 'fab fa-stack-overflow: Desbordamiento de pila', icono: 'fab fa-stack-overflow', termino: '', codigo_css: '\f16c')</text:p>
          </table:table-cell>
        </table:table-row>
        <table:table-row table:style-name="ro1">
          <table:table-cell/>
          <table:table-cell office:value-type="string" calcext:value-type="string">
            <text:p>fab fa-stackpath: Stackpath </text:p>
          </table:table-cell>
          <table:table-cell office:value-type="string" calcext:value-type="string">
            <text:p><text:s/>fab fa-stackpa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42</text:p>
          </table:table-cell>
          <table:table-cell table:formula="of:=CONCATENATE(&quot;Fontawesome.create!(&quot;;[.$B$1];&quot;: '&quot;;TRIM([.$B1161]);&quot;', &quot;;[.$C$1];&quot;: '&quot;;TRIM([.$C1161]);&quot;', &quot;;[.$D$1];&quot;: '&quot;;TRIM([.$D1161]);&quot;', &quot;;[.$E$1];&quot;: '&quot;;TRIM([.$E1161]);&quot;')&quot;)" office:value-type="string" office:string-value="Fontawesome.create!(prefijo_nombre_css: 'fab fa-stackpath: Stackpath', icono: 'fab fa-stackpath', termino: '', codigo_css: '\f842')" calcext:value-type="string">
            <text:p>Fontawesome.create!(prefijo_nombre_css: 'fab fa-stackpath: Stackpath', icono: 'fab fa-stackpath', termino: '', codigo_css: '\f842')</text:p>
          </table:table-cell>
        </table:table-row>
        <table:table-row table:style-name="ro1">
          <table:table-cell/>
          <table:table-cell office:value-type="string" calcext:value-type="string">
            <text:p>fas fa-stamp: Sello </text:p>
          </table:table-cell>
          <table:table-cell office:value-type="string" calcext:value-type="string">
            <text:p><text:s/>fas fa-stamp </text:p>
          </table:table-cell>
          <table:table-cell office:value-type="string" calcext:value-type="string">
            <text:p><text:s/>arte, certificado, goma, impresión, sello, </text:p>
          </table:table-cell>
          <table:table-cell office:value-type="string" calcext:value-type="string">
            <text:p><text:s/>\f5bf</text:p>
          </table:table-cell>
          <table:table-cell table:formula="of:=CONCATENATE(&quot;Fontawesome.create!(&quot;;[.$B$1];&quot;: '&quot;;TRIM([.$B1162]);&quot;', &quot;;[.$C$1];&quot;: '&quot;;TRIM([.$C1162]);&quot;', &quot;;[.$D$1];&quot;: '&quot;;TRIM([.$D1162]);&quot;', &quot;;[.$E$1];&quot;: '&quot;;TRIM([.$E1162]);&quot;')&quot;)" office:value-type="string" office:string-value="Fontawesome.create!(prefijo_nombre_css: 'fas fa-stamp: Sello', icono: 'fas fa-stamp', termino: 'arte, certificado, goma, impresión, sello,', codigo_css: '\f5bf')" calcext:value-type="string">
            <text:p>Fontawesome.create!(prefijo_nombre_css: 'fas fa-stamp: Sello', icono: 'fas fa-stamp', termino: 'arte, certificado, goma, impresión, sello,', codigo_css: '\f5bf')</text:p>
          </table:table-cell>
        </table:table-row>
        <table:table-row table:style-name="ro1">
          <table:table-cell/>
          <table:table-cell office:value-type="string" calcext:value-type="string">
            <text:p>fas fa-star: Estrella </text:p>
          </table:table-cell>
          <table:table-cell office:value-type="string" calcext:value-type="string">
            <text:p><text:s/>fas fa-star </text:p>
          </table:table-cell>
          <table:table-cell office:value-type="string" calcext:value-type="string">
            <text:p><text:s/>calificación, favorito, importante, puntuación, logro, noche, </text:p>
          </table:table-cell>
          <table:table-cell office:value-type="string" calcext:value-type="string">
            <text:p><text:s/>\f005</text:p>
          </table:table-cell>
          <table:table-cell table:formula="of:=CONCATENATE(&quot;Fontawesome.create!(&quot;;[.$B$1];&quot;: '&quot;;TRIM([.$B1163]);&quot;', &quot;;[.$C$1];&quot;: '&quot;;TRIM([.$C1163]);&quot;', &quot;;[.$D$1];&quot;: '&quot;;TRIM([.$D1163]);&quot;', &quot;;[.$E$1];&quot;: '&quot;;TRIM([.$E1163]);&quot;')&quot;)" office:value-type="string" office:string-value="Fontawesome.create!(prefijo_nombre_css: 'fas fa-star: Estrella', icono: 'fas fa-star', termino: 'calificación, favorito, importante, puntuación, logro, noche,', codigo_css: '\f005')" calcext:value-type="string">
            <text:p>Fontawesome.create!(prefijo_nombre_css: 'fas fa-star: Estrella', icono: 'fas fa-star', termino: 'calificación, favorito, importante, puntuación, logro, noche,', codigo_css: '\f005')</text:p>
          </table:table-cell>
        </table:table-row>
        <table:table-row table:style-name="ro1">
          <table:table-cell/>
          <table:table-cell office:value-type="string" calcext:value-type="string">
            <text:p>fas fa-star-and-crescent: Estrella and Crescent </text:p>
          </table:table-cell>
          <table:table-cell office:value-type="string" calcext:value-type="string">
            <text:p><text:s/>fas fa-star-and-crescent </text:p>
          </table:table-cell>
          <table:table-cell office:value-type="string" calcext:value-type="string">
            <text:p><text:s/>islam, musulmán, religión, </text:p>
          </table:table-cell>
          <table:table-cell office:value-type="string" calcext:value-type="string">
            <text:p><text:s/>\f699</text:p>
          </table:table-cell>
          <table:table-cell table:formula="of:=CONCATENATE(&quot;Fontawesome.create!(&quot;;[.$B$1];&quot;: '&quot;;TRIM([.$B1164]);&quot;', &quot;;[.$C$1];&quot;: '&quot;;TRIM([.$C1164]);&quot;', &quot;;[.$D$1];&quot;: '&quot;;TRIM([.$D1164]);&quot;', &quot;;[.$E$1];&quot;: '&quot;;TRIM([.$E1164]);&quot;')&quot;)" office:value-type="string" office:string-value="Fontawesome.create!(prefijo_nombre_css: 'fas fa-star-and-crescent: Estrella and Crescent', icono: 'fas fa-star-and-crescent', termino: 'islam, musulmán, religión,', codigo_css: '\f699')" calcext:value-type="string">
            <text:p>Fontawesome.create!(prefijo_nombre_css: 'fas fa-star-and-crescent: Estrella and Crescent', icono: 'fas fa-star-and-crescent', termino: 'islam, musulmán, religión,', codigo_css: '\f699')</text:p>
          </table:table-cell>
        </table:table-row>
        <table:table-row table:style-name="ro1">
          <table:table-cell/>
          <table:table-cell office:value-type="string" calcext:value-type="string">
            <text:p>fas fa-star-half: mitad estrella </text:p>
          </table:table-cell>
          <table:table-cell office:value-type="string" calcext:value-type="string">
            <text:p><text:s/>fas fa-star-half </text:p>
          </table:table-cell>
          <table:table-cell office:value-type="string" calcext:value-type="string">
            <text:p><text:s/>calificación, estrella-medio-vacía, estrella-medio-llena, logro, </text:p>
          </table:table-cell>
          <table:table-cell office:value-type="string" calcext:value-type="string">
            <text:p><text:s/>\f089</text:p>
          </table:table-cell>
          <table:table-cell table:formula="of:=CONCATENATE(&quot;Fontawesome.create!(&quot;;[.$B$1];&quot;: '&quot;;TRIM([.$B1165]);&quot;', &quot;;[.$C$1];&quot;: '&quot;;TRIM([.$C1165]);&quot;', &quot;;[.$D$1];&quot;: '&quot;;TRIM([.$D1165]);&quot;', &quot;;[.$E$1];&quot;: '&quot;;TRIM([.$E1165]);&quot;')&quot;)" office:value-type="string" office:string-value="Fontawesome.create!(prefijo_nombre_css: 'fas fa-star-half: mitad estrella', icono: 'fas fa-star-half', termino: 'calificación, estrella-medio-vacía, estrella-medio-llena, logro,', codigo_css: '\f089')" calcext:value-type="string">
            <text:p>Fontawesome.create!(prefijo_nombre_css: 'fas fa-star-half: mitad estrella', icono: 'fas fa-star-half', termino: 'calificación, estrella-medio-vacía, estrella-medio-llena, logro,', codigo_css: '\f089')</text:p>
          </table:table-cell>
        </table:table-row>
        <table:table-row table:style-name="ro1">
          <table:table-cell/>
          <table:table-cell office:value-type="string" calcext:value-type="string">
            <text:p>fas fa-star-half-alt: Alternate Estrella Half </text:p>
          </table:table-cell>
          <table:table-cell office:value-type="string" calcext:value-type="string">
            <text:p><text:s/>fas fa-star-half-alt </text:p>
          </table:table-cell>
          <table:table-cell office:value-type="string" calcext:value-type="string">
            <text:p><text:s/>calificación, estrella-medio-vacía, estrella-medio-llena, logro, </text:p>
          </table:table-cell>
          <table:table-cell office:value-type="string" calcext:value-type="string">
            <text:p><text:s/>\f5c0</text:p>
          </table:table-cell>
          <table:table-cell table:formula="of:=CONCATENATE(&quot;Fontawesome.create!(&quot;;[.$B$1];&quot;: '&quot;;TRIM([.$B1166]);&quot;', &quot;;[.$C$1];&quot;: '&quot;;TRIM([.$C1166]);&quot;', &quot;;[.$D$1];&quot;: '&quot;;TRIM([.$D1166]);&quot;', &quot;;[.$E$1];&quot;: '&quot;;TRIM([.$E1166]);&quot;')&quot;)" office:value-type="string" office:string-value="Fontawesome.create!(prefijo_nombre_css: 'fas fa-star-half-alt: Alternate Estrella Half', icono: 'fas fa-star-half-alt', termino: 'calificación, estrella-medio-vacía, estrella-medio-llena, logro,', codigo_css: '\f5c0')" calcext:value-type="string">
            <text:p>Fontawesome.create!(prefijo_nombre_css: 'fas fa-star-half-alt: Alternate Estrella Half', icono: 'fas fa-star-half-alt', termino: 'calificación, estrella-medio-vacía, estrella-medio-llena, logro,', codigo_css: '\f5c0')</text:p>
          </table:table-cell>
        </table:table-row>
        <table:table-row table:style-name="ro1">
          <table:table-cell/>
          <table:table-cell office:value-type="string" calcext:value-type="string">
            <text:p>fas fa-star-of-david: Estrella of David </text:p>
          </table:table-cell>
          <table:table-cell office:value-type="string" calcext:value-type="string">
            <text:p><text:s/>fas fa-star-of-david </text:p>
          </table:table-cell>
          <table:table-cell office:value-type="string" calcext:value-type="string">
            <text:p><text:s/>judío, judaísmo, religión, </text:p>
          </table:table-cell>
          <table:table-cell office:value-type="string" calcext:value-type="string">
            <text:p><text:s/>\f69a</text:p>
          </table:table-cell>
          <table:table-cell table:formula="of:=CONCATENATE(&quot;Fontawesome.create!(&quot;;[.$B$1];&quot;: '&quot;;TRIM([.$B1167]);&quot;', &quot;;[.$C$1];&quot;: '&quot;;TRIM([.$C1167]);&quot;', &quot;;[.$D$1];&quot;: '&quot;;TRIM([.$D1167]);&quot;', &quot;;[.$E$1];&quot;: '&quot;;TRIM([.$E1167]);&quot;')&quot;)" office:value-type="string" office:string-value="Fontawesome.create!(prefijo_nombre_css: 'fas fa-star-of-david: Estrella of David', icono: 'fas fa-star-of-david', termino: 'judío, judaísmo, religión,', codigo_css: '\f69a')" calcext:value-type="string">
            <text:p>Fontawesome.create!(prefijo_nombre_css: 'fas fa-star-of-david: Estrella of David', icono: 'fas fa-star-of-david', termino: 'judío, judaísmo, religión,', codigo_css: '\f69a')</text:p>
          </table:table-cell>
        </table:table-row>
        <table:table-row table:style-name="ro1">
          <table:table-cell/>
          <table:table-cell office:value-type="string" calcext:value-type="string">
            <text:p>fas fa-star-of-life: Estrella of Life </text:p>
          </table:table-cell>
          <table:table-cell office:value-type="string" calcext:value-type="string">
            <text:p><text:s/>fas fa-star-of-life </text:p>
          </table:table-cell>
          <table:table-cell office:value-type="string" calcext:value-type="string">
            <text:p><text:s/>doctor, emt, primeros auxilios, salud, medico, </text:p>
          </table:table-cell>
          <table:table-cell office:value-type="string" calcext:value-type="string">
            <text:p><text:s/>\f621</text:p>
          </table:table-cell>
          <table:table-cell table:formula="of:=CONCATENATE(&quot;Fontawesome.create!(&quot;;[.$B$1];&quot;: '&quot;;TRIM([.$B1168]);&quot;', &quot;;[.$C$1];&quot;: '&quot;;TRIM([.$C1168]);&quot;', &quot;;[.$D$1];&quot;: '&quot;;TRIM([.$D1168]);&quot;', &quot;;[.$E$1];&quot;: '&quot;;TRIM([.$E1168]);&quot;')&quot;)" office:value-type="string" office:string-value="Fontawesome.create!(prefijo_nombre_css: 'fas fa-star-of-life: Estrella of Life', icono: 'fas fa-star-of-life', termino: 'doctor, emt, primeros auxilios, salud, medico,', codigo_css: '\f621')" calcext:value-type="string">
            <text:p>Fontawesome.create!(prefijo_nombre_css: 'fas fa-star-of-life: Estrella of Life', icono: 'fas fa-star-of-life', termino: 'doctor, emt, primeros auxilios, salud, medico,', codigo_css: '\f621')</text:p>
          </table:table-cell>
        </table:table-row>
        <table:table-row table:style-name="ro1">
          <table:table-cell/>
          <table:table-cell office:value-type="string" calcext:value-type="string">
            <text:p>fab fa-staylinked: StayLinked </text:p>
          </table:table-cell>
          <table:table-cell office:value-type="string" calcext:value-type="string">
            <text:p><text:s/>fab fa-staylinke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f5</text:p>
          </table:table-cell>
          <table:table-cell table:formula="of:=CONCATENATE(&quot;Fontawesome.create!(&quot;;[.$B$1];&quot;: '&quot;;TRIM([.$B1169]);&quot;', &quot;;[.$C$1];&quot;: '&quot;;TRIM([.$C1169]);&quot;', &quot;;[.$D$1];&quot;: '&quot;;TRIM([.$D1169]);&quot;', &quot;;[.$E$1];&quot;: '&quot;;TRIM([.$E1169]);&quot;')&quot;)" office:value-type="string" office:string-value="Fontawesome.create!(prefijo_nombre_css: 'fab fa-staylinked: StayLinked', icono: 'fab fa-staylinked', termino: '', codigo_css: '\f3f5')" calcext:value-type="string">
            <text:p>Fontawesome.create!(prefijo_nombre_css: 'fab fa-staylinked: StayLinked', icono: 'fab fa-staylinked', termino: '', codigo_css: '\f3f5')</text:p>
          </table:table-cell>
        </table:table-row>
        <table:table-row table:style-name="ro1">
          <table:table-cell/>
          <table:table-cell office:value-type="string" calcext:value-type="string">
            <text:p>fab fa-steam: Vapor </text:p>
          </table:table-cell>
          <table:table-cell office:value-type="string" calcext:value-type="string">
            <text:p><text:s/>fab fa-ste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b6</text:p>
          </table:table-cell>
          <table:table-cell table:formula="of:=CONCATENATE(&quot;Fontawesome.create!(&quot;;[.$B$1];&quot;: '&quot;;TRIM([.$B1170]);&quot;', &quot;;[.$C$1];&quot;: '&quot;;TRIM([.$C1170]);&quot;', &quot;;[.$D$1];&quot;: '&quot;;TRIM([.$D1170]);&quot;', &quot;;[.$E$1];&quot;: '&quot;;TRIM([.$E1170]);&quot;')&quot;)" office:value-type="string" office:string-value="Fontawesome.create!(prefijo_nombre_css: 'fab fa-steam: Vapor', icono: 'fab fa-steam', termino: '', codigo_css: '\f1b6')" calcext:value-type="string">
            <text:p>Fontawesome.create!(prefijo_nombre_css: 'fab fa-steam: Vapor', icono: 'fab fa-steam', termino: '', codigo_css: '\f1b6')</text:p>
          </table:table-cell>
        </table:table-row>
        <table:table-row table:style-name="ro1">
          <table:table-cell/>
          <table:table-cell office:value-type="string" calcext:value-type="string">
            <text:p>fab fa-steam-square: Vapor Cuadrado </text:p>
          </table:table-cell>
          <table:table-cell office:value-type="string" calcext:value-type="string">
            <text:p><text:s/>fab fa-steam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b7</text:p>
          </table:table-cell>
          <table:table-cell table:formula="of:=CONCATENATE(&quot;Fontawesome.create!(&quot;;[.$B$1];&quot;: '&quot;;TRIM([.$B1171]);&quot;', &quot;;[.$C$1];&quot;: '&quot;;TRIM([.$C1171]);&quot;', &quot;;[.$D$1];&quot;: '&quot;;TRIM([.$D1171]);&quot;', &quot;;[.$E$1];&quot;: '&quot;;TRIM([.$E1171]);&quot;')&quot;)" office:value-type="string" office:string-value="Fontawesome.create!(prefijo_nombre_css: 'fab fa-steam-square: Vapor Cuadrado', icono: 'fab fa-steam-square', termino: '', codigo_css: '\f1b7')" calcext:value-type="string">
            <text:p>Fontawesome.create!(prefijo_nombre_css: 'fab fa-steam-square: Vapor Cuadrado', icono: 'fab fa-steam-square', termino: '', codigo_css: '\f1b7')</text:p>
          </table:table-cell>
        </table:table-row>
        <table:table-row table:style-name="ro1">
          <table:table-cell/>
          <table:table-cell office:value-type="string" calcext:value-type="string">
            <text:p>fab fa-steam-symbol: Vapor Symbol </text:p>
          </table:table-cell>
          <table:table-cell office:value-type="string" calcext:value-type="string">
            <text:p><text:s/>fab fa-steam-symbo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f6</text:p>
          </table:table-cell>
          <table:table-cell table:formula="of:=CONCATENATE(&quot;Fontawesome.create!(&quot;;[.$B$1];&quot;: '&quot;;TRIM([.$B1172]);&quot;', &quot;;[.$C$1];&quot;: '&quot;;TRIM([.$C1172]);&quot;', &quot;;[.$D$1];&quot;: '&quot;;TRIM([.$D1172]);&quot;', &quot;;[.$E$1];&quot;: '&quot;;TRIM([.$E1172]);&quot;')&quot;)" office:value-type="string" office:string-value="Fontawesome.create!(prefijo_nombre_css: 'fab fa-steam-symbol: Vapor Symbol', icono: 'fab fa-steam-symbol', termino: '', codigo_css: '\f3f6')" calcext:value-type="string">
            <text:p>Fontawesome.create!(prefijo_nombre_css: 'fab fa-steam-symbol: Vapor Symbol', icono: 'fab fa-steam-symbol', termino: '', codigo_css: '\f3f6')</text:p>
          </table:table-cell>
        </table:table-row>
        <table:table-row table:style-name="ro1">
          <table:table-cell/>
          <table:table-cell office:value-type="string" calcext:value-type="string">
            <text:p>fas fa-step-backward: dar un paso atrás </text:p>
          </table:table-cell>
          <table:table-cell office:value-type="string" calcext:value-type="string">
            <text:p><text:s/>fas fa-step-backward </text:p>
          </table:table-cell>
          <table:table-cell office:value-type="string" calcext:value-type="string">
            <text:p><text:s/>comienzo, primero, anterior, rebobinar, comenzar, </text:p>
          </table:table-cell>
          <table:table-cell office:value-type="string" calcext:value-type="string">
            <text:p><text:s/>\f048</text:p>
          </table:table-cell>
          <table:table-cell table:formula="of:=CONCATENATE(&quot;Fontawesome.create!(&quot;;[.$B$1];&quot;: '&quot;;TRIM([.$B1173]);&quot;', &quot;;[.$C$1];&quot;: '&quot;;TRIM([.$C1173]);&quot;', &quot;;[.$D$1];&quot;: '&quot;;TRIM([.$D1173]);&quot;', &quot;;[.$E$1];&quot;: '&quot;;TRIM([.$E1173]);&quot;')&quot;)" office:value-type="string" office:string-value="Fontawesome.create!(prefijo_nombre_css: 'fas fa-step-backward: dar un paso atrás', icono: 'fas fa-step-backward', termino: 'comienzo, primero, anterior, rebobinar, comenzar,', codigo_css: '\f048')" calcext:value-type="string">
            <text:p>Fontawesome.create!(prefijo_nombre_css: 'fas fa-step-backward: dar un paso atrás', icono: 'fas fa-step-backward', termino: 'comienzo, primero, anterior, rebobinar, comenzar,', codigo_css: '\f048')</text:p>
          </table:table-cell>
        </table:table-row>
        <table:table-row table:style-name="ro1">
          <table:table-cell/>
          <table:table-cell office:value-type="string" calcext:value-type="string">
            <text:p>fas fa-step-forward: un paso adelante </text:p>
          </table:table-cell>
          <table:table-cell office:value-type="string" calcext:value-type="string">
            <text:p><text:s/>fas fa-step-forward </text:p>
          </table:table-cell>
          <table:table-cell office:value-type="string" calcext:value-type="string">
            <text:p><text:s/>final, último, siguiente, </text:p>
          </table:table-cell>
          <table:table-cell office:value-type="string" calcext:value-type="string">
            <text:p><text:s/>\f051</text:p>
          </table:table-cell>
          <table:table-cell table:formula="of:=CONCATENATE(&quot;Fontawesome.create!(&quot;;[.$B$1];&quot;: '&quot;;TRIM([.$B1174]);&quot;', &quot;;[.$C$1];&quot;: '&quot;;TRIM([.$C1174]);&quot;', &quot;;[.$D$1];&quot;: '&quot;;TRIM([.$D1174]);&quot;', &quot;;[.$E$1];&quot;: '&quot;;TRIM([.$E1174]);&quot;')&quot;)" office:value-type="string" office:string-value="Fontawesome.create!(prefijo_nombre_css: 'fas fa-step-forward: un paso adelante', icono: 'fas fa-step-forward', termino: 'final, último, siguiente,', codigo_css: '\f051')" calcext:value-type="string">
            <text:p>Fontawesome.create!(prefijo_nombre_css: 'fas fa-step-forward: un paso adelante', icono: 'fas fa-step-forward', termino: 'final, último, siguiente,', codigo_css: '\f051')</text:p>
          </table:table-cell>
        </table:table-row>
        <table:table-row table:style-name="ro1">
          <table:table-cell/>
          <table:table-cell office:value-type="string" calcext:value-type="string">
            <text:p>fas fa-stethoscope: Estetoscopio </text:p>
          </table:table-cell>
          <table:table-cell office:value-type="string" calcext:value-type="string">
            <text:p><text:s/>fas fa-stethoscope </text:p>
          </table:table-cell>
          <table:table-cell office:value-type="string" calcext:value-type="string">
            <text:p><text:s/>covid-19, diagnóstico, hospital, enfermería, medicina, médico, oficina, paciente ambulatorio, </text:p>
          </table:table-cell>
          <table:table-cell office:value-type="string" calcext:value-type="string">
            <text:p><text:s/>\f0f1</text:p>
          </table:table-cell>
          <table:table-cell table:formula="of:=CONCATENATE(&quot;Fontawesome.create!(&quot;;[.$B$1];&quot;: '&quot;;TRIM([.$B1175]);&quot;', &quot;;[.$C$1];&quot;: '&quot;;TRIM([.$C1175]);&quot;', &quot;;[.$D$1];&quot;: '&quot;;TRIM([.$D1175]);&quot;', &quot;;[.$E$1];&quot;: '&quot;;TRIM([.$E1175]);&quot;')&quot;)" office:value-type="string" office:string-value="Fontawesome.create!(prefijo_nombre_css: 'fas fa-stethoscope: Estetoscopio', icono: 'fas fa-stethoscope', termino: 'covid-19, diagnóstico, hospital, enfermería, medicina, médico, oficina, paciente ambulatorio,', codigo_css: '\f0f1')" calcext:value-type="string">
            <text:p>Fontawesome.create!(prefijo_nombre_css: 'fas fa-stethoscope: Estetoscopio', icono: 'fas fa-stethoscope', termino: 'covid-19, diagnóstico, hospital, enfermería, medicina, médico, oficina, paciente ambulatorio,', codigo_css: '\f0f1')</text:p>
          </table:table-cell>
        </table:table-row>
        <table:table-row table:style-name="ro1">
          <table:table-cell/>
          <table:table-cell office:value-type="string" calcext:value-type="string">
            <text:p>fab fa-sticker-mule: Etiqueta engomada de la mula </text:p>
          </table:table-cell>
          <table:table-cell office:value-type="string" calcext:value-type="string">
            <text:p><text:s/>fab fa-sticker-mu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f7</text:p>
          </table:table-cell>
          <table:table-cell table:formula="of:=CONCATENATE(&quot;Fontawesome.create!(&quot;;[.$B$1];&quot;: '&quot;;TRIM([.$B1176]);&quot;', &quot;;[.$C$1];&quot;: '&quot;;TRIM([.$C1176]);&quot;', &quot;;[.$D$1];&quot;: '&quot;;TRIM([.$D1176]);&quot;', &quot;;[.$E$1];&quot;: '&quot;;TRIM([.$E1176]);&quot;')&quot;)" office:value-type="string" office:string-value="Fontawesome.create!(prefijo_nombre_css: 'fab fa-sticker-mule: Etiqueta engomada de la mula', icono: 'fab fa-sticker-mule', termino: '', codigo_css: '\f3f7')" calcext:value-type="string">
            <text:p>Fontawesome.create!(prefijo_nombre_css: 'fab fa-sticker-mule: Etiqueta engomada de la mula', icono: 'fab fa-sticker-mule', termino: '', codigo_css: '\f3f7')</text:p>
          </table:table-cell>
        </table:table-row>
        <table:table-row table:style-name="ro1">
          <table:table-cell/>
          <table:table-cell office:value-type="string" calcext:value-type="string">
            <text:p>fas fa-sticky-note: Nota adhesiva </text:p>
          </table:table-cell>
          <table:table-cell office:value-type="string" calcext:value-type="string">
            <text:p><text:s/>fas fa-sticky-note </text:p>
          </table:table-cell>
          <table:table-cell office:value-type="string" calcext:value-type="string">
            <text:p><text:s/>mensaje, nota, papel, recordatorio, pegatina, </text:p>
          </table:table-cell>
          <table:table-cell office:value-type="string" calcext:value-type="string">
            <text:p><text:s/>\f249</text:p>
          </table:table-cell>
          <table:table-cell table:formula="of:=CONCATENATE(&quot;Fontawesome.create!(&quot;;[.$B$1];&quot;: '&quot;;TRIM([.$B1177]);&quot;', &quot;;[.$C$1];&quot;: '&quot;;TRIM([.$C1177]);&quot;', &quot;;[.$D$1];&quot;: '&quot;;TRIM([.$D1177]);&quot;', &quot;;[.$E$1];&quot;: '&quot;;TRIM([.$E1177]);&quot;')&quot;)" office:value-type="string" office:string-value="Fontawesome.create!(prefijo_nombre_css: 'fas fa-sticky-note: Nota adhesiva', icono: 'fas fa-sticky-note', termino: 'mensaje, nota, papel, recordatorio, pegatina,', codigo_css: '\f249')" calcext:value-type="string">
            <text:p>Fontawesome.create!(prefijo_nombre_css: 'fas fa-sticky-note: Nota adhesiva', icono: 'fas fa-sticky-note', termino: 'mensaje, nota, papel, recordatorio, pegatina,', codigo_css: '\f249')</text:p>
          </table:table-cell>
        </table:table-row>
        <table:table-row table:style-name="ro1">
          <table:table-cell/>
          <table:table-cell office:value-type="string" calcext:value-type="string">
            <text:p>fas fa-stop: detener </text:p>
          </table:table-cell>
          <table:table-cell office:value-type="string" calcext:value-type="string">
            <text:p><text:s/>fas fa-stop </text:p>
          </table:table-cell>
          <table:table-cell office:value-type="string" calcext:value-type="string">
            <text:p><text:s/>bloque, caja, cuadrado, </text:p>
          </table:table-cell>
          <table:table-cell office:value-type="string" calcext:value-type="string">
            <text:p><text:s/>\f04d</text:p>
          </table:table-cell>
          <table:table-cell table:formula="of:=CONCATENATE(&quot;Fontawesome.create!(&quot;;[.$B$1];&quot;: '&quot;;TRIM([.$B1178]);&quot;', &quot;;[.$C$1];&quot;: '&quot;;TRIM([.$C1178]);&quot;', &quot;;[.$D$1];&quot;: '&quot;;TRIM([.$D1178]);&quot;', &quot;;[.$E$1];&quot;: '&quot;;TRIM([.$E1178]);&quot;')&quot;)" office:value-type="string" office:string-value="Fontawesome.create!(prefijo_nombre_css: 'fas fa-stop: detener', icono: 'fas fa-stop', termino: 'bloque, caja, cuadrado,', codigo_css: '\f04d')" calcext:value-type="string">
            <text:p>Fontawesome.create!(prefijo_nombre_css: 'fas fa-stop: detener', icono: 'fas fa-stop', termino: 'bloque, caja, cuadrado,', codigo_css: '\f04d')</text:p>
          </table:table-cell>
        </table:table-row>
        <table:table-row table:style-name="ro1">
          <table:table-cell/>
          <table:table-cell office:value-type="string" calcext:value-type="string">
            <text:p>fas fa-stop-circle: Detener círculo </text:p>
          </table:table-cell>
          <table:table-cell office:value-type="string" calcext:value-type="string">
            <text:p><text:s/>fas fa-stop-circle </text:p>
          </table:table-cell>
          <table:table-cell office:value-type="string" calcext:value-type="string">
            <text:p><text:s/>bloque, caja, circulo, cuadrado, </text:p>
          </table:table-cell>
          <table:table-cell office:value-type="string" calcext:value-type="string">
            <text:p><text:s/>\f28d</text:p>
          </table:table-cell>
          <table:table-cell table:formula="of:=CONCATENATE(&quot;Fontawesome.create!(&quot;;[.$B$1];&quot;: '&quot;;TRIM([.$B1179]);&quot;', &quot;;[.$C$1];&quot;: '&quot;;TRIM([.$C1179]);&quot;', &quot;;[.$D$1];&quot;: '&quot;;TRIM([.$D1179]);&quot;', &quot;;[.$E$1];&quot;: '&quot;;TRIM([.$E1179]);&quot;')&quot;)" office:value-type="string" office:string-value="Fontawesome.create!(prefijo_nombre_css: 'fas fa-stop-circle: Detener círculo', icono: 'fas fa-stop-circle', termino: 'bloque, caja, circulo, cuadrado,', codigo_css: '\f28d')" calcext:value-type="string">
            <text:p>Fontawesome.create!(prefijo_nombre_css: 'fas fa-stop-circle: Detener círculo', icono: 'fas fa-stop-circle', termino: 'bloque, caja, circulo, cuadrado,', codigo_css: '\f28d')</text:p>
          </table:table-cell>
        </table:table-row>
        <table:table-row table:style-name="ro1">
          <table:table-cell/>
          <table:table-cell office:value-type="string" calcext:value-type="string">
            <text:p>fas fa-stopwatch: Cronógrafo </text:p>
          </table:table-cell>
          <table:table-cell office:value-type="string" calcext:value-type="string">
            <text:p><text:s/>fas fa-stopwatch </text:p>
          </table:table-cell>
          <table:table-cell office:value-type="string" calcext:value-type="string">
            <text:p><text:s/>reloj, recordatorio, tiempo, </text:p>
          </table:table-cell>
          <table:table-cell office:value-type="string" calcext:value-type="string">
            <text:p><text:s/>\f2f2</text:p>
          </table:table-cell>
          <table:table-cell table:formula="of:=CONCATENATE(&quot;Fontawesome.create!(&quot;;[.$B$1];&quot;: '&quot;;TRIM([.$B1180]);&quot;', &quot;;[.$C$1];&quot;: '&quot;;TRIM([.$C1180]);&quot;', &quot;;[.$D$1];&quot;: '&quot;;TRIM([.$D1180]);&quot;', &quot;;[.$E$1];&quot;: '&quot;;TRIM([.$E1180]);&quot;')&quot;)" office:value-type="string" office:string-value="Fontawesome.create!(prefijo_nombre_css: 'fas fa-stopwatch: Cronógrafo', icono: 'fas fa-stopwatch', termino: 'reloj, recordatorio, tiempo,', codigo_css: '\f2f2')" calcext:value-type="string">
            <text:p>Fontawesome.create!(prefijo_nombre_css: 'fas fa-stopwatch: Cronógrafo', icono: 'fas fa-stopwatch', termino: 'reloj, recordatorio, tiempo,', codigo_css: '\f2f2')</text:p>
          </table:table-cell>
        </table:table-row>
        <table:table-row table:style-name="ro1">
          <table:table-cell/>
          <table:table-cell office:value-type="string" calcext:value-type="string">
            <text:p>fas fa-stopwatch-20: Cronógrafo 20 </text:p>
          </table:table-cell>
          <table:table-cell office:value-type="string" calcext:value-type="string">
            <text:p><text:s/>fas fa-stopwatch-20 </text:p>
          </table:table-cell>
          <table:table-cell office:value-type="string" calcext:value-type="string">
            <text:p><text:s/>ABC, cuenta regresiva, covid-19, feliz cumpleaños, sobreviviré, recordatorio, segundos, tiempo, temporizador, </text:p>
          </table:table-cell>
          <table:table-cell office:value-type="string" calcext:value-type="string">
            <text:p><text:s/>\f96f</text:p>
          </table:table-cell>
          <table:table-cell table:formula="of:=CONCATENATE(&quot;Fontawesome.create!(&quot;;[.$B$1];&quot;: '&quot;;TRIM([.$B1181]);&quot;', &quot;;[.$C$1];&quot;: '&quot;;TRIM([.$C1181]);&quot;', &quot;;[.$D$1];&quot;: '&quot;;TRIM([.$D1181]);&quot;', &quot;;[.$E$1];&quot;: '&quot;;TRIM([.$E1181]);&quot;')&quot;)" office:value-type="string" office:string-value="Fontawesome.create!(prefijo_nombre_css: 'fas fa-stopwatch-20: Cronógrafo 20', icono: 'fas fa-stopwatch-20', termino: 'ABC, cuenta regresiva, covid-19, feliz cumpleaños, sobreviviré, recordatorio, segundos, tiempo, temporizador,', codigo_css: '\f96f')" calcext:value-type="string">
            <text:p>Fontawesome.create!(prefijo_nombre_css: 'fas fa-stopwatch-20: Cronógrafo 20', icono: 'fas fa-stopwatch-20', termino: 'ABC, cuenta regresiva, covid-19, feliz cumpleaños, sobreviviré, recordatorio, segundos, tiempo, temporizador,', codigo_css: '\f96f')</text:p>
          </table:table-cell>
        </table:table-row>
        <table:table-row table:style-name="ro1">
          <table:table-cell/>
          <table:table-cell office:value-type="string" calcext:value-type="string">
            <text:p>fas fa-store: Tienda </text:p>
          </table:table-cell>
          <table:table-cell office:value-type="string" calcext:value-type="string">
            <text:p><text:s/>fas fa-store </text:p>
          </table:table-cell>
          <table:table-cell office:value-type="string" calcext:value-type="string">
            <text:p><text:s/>construcción, comprar, comprar, compras, </text:p>
          </table:table-cell>
          <table:table-cell office:value-type="string" calcext:value-type="string">
            <text:p><text:s/>\f54e</text:p>
          </table:table-cell>
          <table:table-cell table:formula="of:=CONCATENATE(&quot;Fontawesome.create!(&quot;;[.$B$1];&quot;: '&quot;;TRIM([.$B1182]);&quot;', &quot;;[.$C$1];&quot;: '&quot;;TRIM([.$C1182]);&quot;', &quot;;[.$D$1];&quot;: '&quot;;TRIM([.$D1182]);&quot;', &quot;;[.$E$1];&quot;: '&quot;;TRIM([.$E1182]);&quot;')&quot;)" office:value-type="string" office:string-value="Fontawesome.create!(prefijo_nombre_css: 'fas fa-store: Tienda', icono: 'fas fa-store', termino: 'construcción, comprar, comprar, compras,', codigo_css: '\f54e')" calcext:value-type="string">
            <text:p>Fontawesome.create!(prefijo_nombre_css: 'fas fa-store: Tienda', icono: 'fas fa-store', termino: 'construcción, comprar, comprar, compras,', codigo_css: '\f54e')</text:p>
          </table:table-cell>
        </table:table-row>
        <table:table-row table:style-name="ro1">
          <table:table-cell/>
          <table:table-cell office:value-type="string" calcext:value-type="string">
            <text:p>fas fa-store-alt: Alternate Tienda </text:p>
          </table:table-cell>
          <table:table-cell office:value-type="string" calcext:value-type="string">
            <text:p><text:s/>fas fa-store-alt </text:p>
          </table:table-cell>
          <table:table-cell office:value-type="string" calcext:value-type="string">
            <text:p><text:s/>construcción, comprar, comprar, compras, </text:p>
          </table:table-cell>
          <table:table-cell office:value-type="string" calcext:value-type="string">
            <text:p><text:s/>\f54f</text:p>
          </table:table-cell>
          <table:table-cell table:formula="of:=CONCATENATE(&quot;Fontawesome.create!(&quot;;[.$B$1];&quot;: '&quot;;TRIM([.$B1183]);&quot;', &quot;;[.$C$1];&quot;: '&quot;;TRIM([.$C1183]);&quot;', &quot;;[.$D$1];&quot;: '&quot;;TRIM([.$D1183]);&quot;', &quot;;[.$E$1];&quot;: '&quot;;TRIM([.$E1183]);&quot;')&quot;)" office:value-type="string" office:string-value="Fontawesome.create!(prefijo_nombre_css: 'fas fa-store-alt: Alternate Tienda', icono: 'fas fa-store-alt', termino: 'construcción, comprar, comprar, compras,', codigo_css: '\f54f')" calcext:value-type="string">
            <text:p>Fontawesome.create!(prefijo_nombre_css: 'fas fa-store-alt: Alternate Tienda', icono: 'fas fa-store-alt', termino: 'construcción, comprar, comprar, compras,', codigo_css: '\f54f')</text:p>
          </table:table-cell>
        </table:table-row>
        <table:table-row table:style-name="ro1">
          <table:table-cell/>
          <table:table-cell office:value-type="string" calcext:value-type="string">
            <text:p>fas fa-store-alt-slash: Alternate Tienda Barra oblicua </text:p>
          </table:table-cell>
          <table:table-cell office:value-type="string" calcext:value-type="string">
            <text:p><text:s/>fas fa-store-alt-slash </text:p>
          </table:table-cell>
          <table:table-cell office:value-type="string" calcext:value-type="string">
            <text:p><text:s/>cerrado, covid-19, compra, compras, edificio, </text:p>
          </table:table-cell>
          <table:table-cell office:value-type="string" calcext:value-type="string">
            <text:p><text:s/>\f970</text:p>
          </table:table-cell>
          <table:table-cell table:formula="of:=CONCATENATE(&quot;Fontawesome.create!(&quot;;[.$B$1];&quot;: '&quot;;TRIM([.$B1184]);&quot;', &quot;;[.$C$1];&quot;: '&quot;;TRIM([.$C1184]);&quot;', &quot;;[.$D$1];&quot;: '&quot;;TRIM([.$D1184]);&quot;', &quot;;[.$E$1];&quot;: '&quot;;TRIM([.$E1184]);&quot;')&quot;)" office:value-type="string" office:string-value="Fontawesome.create!(prefijo_nombre_css: 'fas fa-store-alt-slash: Alternate Tienda Barra oblicua', icono: 'fas fa-store-alt-slash', termino: 'cerrado, covid-19, compra, compras, edificio,', codigo_css: '\f970')" calcext:value-type="string">
            <text:p>Fontawesome.create!(prefijo_nombre_css: 'fas fa-store-alt-slash: Alternate Tienda Barra oblicua', icono: 'fas fa-store-alt-slash', termino: 'cerrado, covid-19, compra, compras, edificio,', codigo_css: '\f970')</text:p>
          </table:table-cell>
        </table:table-row>
        <table:table-row table:style-name="ro1">
          <table:table-cell/>
          <table:table-cell office:value-type="string" calcext:value-type="string">
            <text:p>fas fa-store-slash: Tienda Barra oblicua </text:p>
          </table:table-cell>
          <table:table-cell office:value-type="string" calcext:value-type="string">
            <text:p><text:s/>fas fa-store-slash </text:p>
          </table:table-cell>
          <table:table-cell office:value-type="string" calcext:value-type="string">
            <text:p><text:s/>cerrado, covid-19, compra, compras, edificio, </text:p>
          </table:table-cell>
          <table:table-cell office:value-type="string" calcext:value-type="string">
            <text:p><text:s/>\f971</text:p>
          </table:table-cell>
          <table:table-cell table:formula="of:=CONCATENATE(&quot;Fontawesome.create!(&quot;;[.$B$1];&quot;: '&quot;;TRIM([.$B1185]);&quot;', &quot;;[.$C$1];&quot;: '&quot;;TRIM([.$C1185]);&quot;', &quot;;[.$D$1];&quot;: '&quot;;TRIM([.$D1185]);&quot;', &quot;;[.$E$1];&quot;: '&quot;;TRIM([.$E1185]);&quot;')&quot;)" office:value-type="string" office:string-value="Fontawesome.create!(prefijo_nombre_css: 'fas fa-store-slash: Tienda Barra oblicua', icono: 'fas fa-store-slash', termino: 'cerrado, covid-19, compra, compras, edificio,', codigo_css: '\f971')" calcext:value-type="string">
            <text:p>Fontawesome.create!(prefijo_nombre_css: 'fas fa-store-slash: Tienda Barra oblicua', icono: 'fas fa-store-slash', termino: 'cerrado, covid-19, compra, compras, edificio,', codigo_css: '\f971')</text:p>
          </table:table-cell>
        </table:table-row>
        <table:table-row table:style-name="ro1">
          <table:table-cell/>
          <table:table-cell office:value-type="string" calcext:value-type="string">
            <text:p>fab fa-strava: Strava </text:p>
          </table:table-cell>
          <table:table-cell office:value-type="string" calcext:value-type="string">
            <text:p><text:s/>fab fa-strav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8</text:p>
          </table:table-cell>
          <table:table-cell table:formula="of:=CONCATENATE(&quot;Fontawesome.create!(&quot;;[.$B$1];&quot;: '&quot;;TRIM([.$B1186]);&quot;', &quot;;[.$C$1];&quot;: '&quot;;TRIM([.$C1186]);&quot;', &quot;;[.$D$1];&quot;: '&quot;;TRIM([.$D1186]);&quot;', &quot;;[.$E$1];&quot;: '&quot;;TRIM([.$E1186]);&quot;')&quot;)" office:value-type="string" office:string-value="Fontawesome.create!(prefijo_nombre_css: 'fab fa-strava: Strava', icono: 'fab fa-strava', termino: '', codigo_css: '\f428')" calcext:value-type="string">
            <text:p>Fontawesome.create!(prefijo_nombre_css: 'fab fa-strava: Strava', icono: 'fab fa-strava', termino: '', codigo_css: '\f428')</text:p>
          </table:table-cell>
        </table:table-row>
        <table:table-row table:style-name="ro1">
          <table:table-cell/>
          <table:table-cell office:value-type="string" calcext:value-type="string">
            <text:p>fas fa-stream: Corriente </text:p>
          </table:table-cell>
          <table:table-cell office:value-type="string" calcext:value-type="string">
            <text:p><text:s/>fas fa-stream </text:p>
          </table:table-cell>
          <table:table-cell office:value-type="string" calcext:value-type="string">
            <text:p><text:s/>flujo, lista, línea de tiempo, </text:p>
          </table:table-cell>
          <table:table-cell office:value-type="string" calcext:value-type="string">
            <text:p><text:s/>\f550</text:p>
          </table:table-cell>
          <table:table-cell table:formula="of:=CONCATENATE(&quot;Fontawesome.create!(&quot;;[.$B$1];&quot;: '&quot;;TRIM([.$B1187]);&quot;', &quot;;[.$C$1];&quot;: '&quot;;TRIM([.$C1187]);&quot;', &quot;;[.$D$1];&quot;: '&quot;;TRIM([.$D1187]);&quot;', &quot;;[.$E$1];&quot;: '&quot;;TRIM([.$E1187]);&quot;')&quot;)" office:value-type="string" office:string-value="Fontawesome.create!(prefijo_nombre_css: 'fas fa-stream: Corriente', icono: 'fas fa-stream', termino: 'flujo, lista, línea de tiempo,', codigo_css: '\f550')" calcext:value-type="string">
            <text:p>Fontawesome.create!(prefijo_nombre_css: 'fas fa-stream: Corriente', icono: 'fas fa-stream', termino: 'flujo, lista, línea de tiempo,', codigo_css: '\f550')</text:p>
          </table:table-cell>
        </table:table-row>
        <table:table-row table:style-name="ro1">
          <table:table-cell/>
          <table:table-cell office:value-type="string" calcext:value-type="string">
            <text:p>fas fa-street-view: vista de calle </text:p>
          </table:table-cell>
          <table:table-cell office:value-type="string" calcext:value-type="string">
            <text:p><text:s/>fas fa-street-view </text:p>
          </table:table-cell>
          <table:table-cell office:value-type="string" calcext:value-type="string">
            <text:p><text:s/>direcciones, ubicación, mapa, navegación, </text:p>
          </table:table-cell>
          <table:table-cell office:value-type="string" calcext:value-type="string">
            <text:p><text:s/>\f21d</text:p>
          </table:table-cell>
          <table:table-cell table:formula="of:=CONCATENATE(&quot;Fontawesome.create!(&quot;;[.$B$1];&quot;: '&quot;;TRIM([.$B1188]);&quot;', &quot;;[.$C$1];&quot;: '&quot;;TRIM([.$C1188]);&quot;', &quot;;[.$D$1];&quot;: '&quot;;TRIM([.$D1188]);&quot;', &quot;;[.$E$1];&quot;: '&quot;;TRIM([.$E1188]);&quot;')&quot;)" office:value-type="string" office:string-value="Fontawesome.create!(prefijo_nombre_css: 'fas fa-street-view: vista de calle', icono: 'fas fa-street-view', termino: 'direcciones, ubicación, mapa, navegación,', codigo_css: '\f21d')" calcext:value-type="string">
            <text:p>Fontawesome.create!(prefijo_nombre_css: 'fas fa-street-view: vista de calle', icono: 'fas fa-street-view', termino: 'direcciones, ubicación, mapa, navegación,', codigo_css: '\f21d')</text:p>
          </table:table-cell>
        </table:table-row>
        <table:table-row table:style-name="ro1">
          <table:table-cell/>
          <table:table-cell office:value-type="string" calcext:value-type="string">
            <text:p>fas fa-strikethrough: Tachado </text:p>
          </table:table-cell>
          <table:table-cell office:value-type="string" calcext:value-type="string">
            <text:p><text:s/>fas fa-strikethrough </text:p>
          </table:table-cell>
          <table:table-cell office:value-type="string" calcext:value-type="string">
            <text:p><text:s/>cancelar, editar, fuente, formato, texto, tipo, </text:p>
          </table:table-cell>
          <table:table-cell office:value-type="string" calcext:value-type="string">
            <text:p><text:s/>\f0cc</text:p>
          </table:table-cell>
          <table:table-cell table:formula="of:=CONCATENATE(&quot;Fontawesome.create!(&quot;;[.$B$1];&quot;: '&quot;;TRIM([.$B1189]);&quot;', &quot;;[.$C$1];&quot;: '&quot;;TRIM([.$C1189]);&quot;', &quot;;[.$D$1];&quot;: '&quot;;TRIM([.$D1189]);&quot;', &quot;;[.$E$1];&quot;: '&quot;;TRIM([.$E1189]);&quot;')&quot;)" office:value-type="string" office:string-value="Fontawesome.create!(prefijo_nombre_css: 'fas fa-strikethrough: Tachado', icono: 'fas fa-strikethrough', termino: 'cancelar, editar, fuente, formato, texto, tipo,', codigo_css: '\f0cc')" calcext:value-type="string">
            <text:p>Fontawesome.create!(prefijo_nombre_css: 'fas fa-strikethrough: Tachado', icono: 'fas fa-strikethrough', termino: 'cancelar, editar, fuente, formato, texto, tipo,', codigo_css: '\f0cc')</text:p>
          </table:table-cell>
        </table:table-row>
        <table:table-row table:style-name="ro1">
          <table:table-cell/>
          <table:table-cell office:value-type="string" calcext:value-type="string">
            <text:p>fab fa-stripe: Raya </text:p>
          </table:table-cell>
          <table:table-cell office:value-type="string" calcext:value-type="string">
            <text:p><text:s/>fab fa-strip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9</text:p>
          </table:table-cell>
          <table:table-cell table:formula="of:=CONCATENATE(&quot;Fontawesome.create!(&quot;;[.$B$1];&quot;: '&quot;;TRIM([.$B1190]);&quot;', &quot;;[.$C$1];&quot;: '&quot;;TRIM([.$C1190]);&quot;', &quot;;[.$D$1];&quot;: '&quot;;TRIM([.$D1190]);&quot;', &quot;;[.$E$1];&quot;: '&quot;;TRIM([.$E1190]);&quot;')&quot;)" office:value-type="string" office:string-value="Fontawesome.create!(prefijo_nombre_css: 'fab fa-stripe: Raya', icono: 'fab fa-stripe', termino: '', codigo_css: '\f429')" calcext:value-type="string">
            <text:p>Fontawesome.create!(prefijo_nombre_css: 'fab fa-stripe: Raya', icono: 'fab fa-stripe', termino: '', codigo_css: '\f429')</text:p>
          </table:table-cell>
        </table:table-row>
        <table:table-row table:style-name="ro1">
          <table:table-cell/>
          <table:table-cell office:value-type="string" calcext:value-type="string">
            <text:p>fab fa-stripe-s: Raya S </text:p>
          </table:table-cell>
          <table:table-cell office:value-type="string" calcext:value-type="string">
            <text:p><text:s/>fab fa-stripe-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a</text:p>
          </table:table-cell>
          <table:table-cell table:formula="of:=CONCATENATE(&quot;Fontawesome.create!(&quot;;[.$B$1];&quot;: '&quot;;TRIM([.$B1191]);&quot;', &quot;;[.$C$1];&quot;: '&quot;;TRIM([.$C1191]);&quot;', &quot;;[.$D$1];&quot;: '&quot;;TRIM([.$D1191]);&quot;', &quot;;[.$E$1];&quot;: '&quot;;TRIM([.$E1191]);&quot;')&quot;)" office:value-type="string" office:string-value="Fontawesome.create!(prefijo_nombre_css: 'fab fa-stripe-s: Raya S', icono: 'fab fa-stripe-s', termino: '', codigo_css: '\f42a')" calcext:value-type="string">
            <text:p>Fontawesome.create!(prefijo_nombre_css: 'fab fa-stripe-s: Raya S', icono: 'fab fa-stripe-s', termino: '', codigo_css: '\f42a')</text:p>
          </table:table-cell>
        </table:table-row>
        <table:table-row table:style-name="ro1">
          <table:table-cell/>
          <table:table-cell office:value-type="string" calcext:value-type="string">
            <text:p>fas fa-stroopwafel: Stroopwafel </text:p>
          </table:table-cell>
          <table:table-cell office:value-type="string" calcext:value-type="string">
            <text:p><text:s/>fas fa-stroopwafel </text:p>
          </table:table-cell>
          <table:table-cell office:value-type="string" calcext:value-type="string">
            <text:p><text:s/>caramelo, galleta, postre, dulces, gofres, </text:p>
          </table:table-cell>
          <table:table-cell office:value-type="string" calcext:value-type="string">
            <text:p><text:s/>\f551</text:p>
          </table:table-cell>
          <table:table-cell table:formula="of:=CONCATENATE(&quot;Fontawesome.create!(&quot;;[.$B$1];&quot;: '&quot;;TRIM([.$B1192]);&quot;', &quot;;[.$C$1];&quot;: '&quot;;TRIM([.$C1192]);&quot;', &quot;;[.$D$1];&quot;: '&quot;;TRIM([.$D1192]);&quot;', &quot;;[.$E$1];&quot;: '&quot;;TRIM([.$E1192]);&quot;')&quot;)" office:value-type="string" office:string-value="Fontawesome.create!(prefijo_nombre_css: 'fas fa-stroopwafel: Stroopwafel', icono: 'fas fa-stroopwafel', termino: 'caramelo, galleta, postre, dulces, gofres,', codigo_css: '\f551')" calcext:value-type="string">
            <text:p>Fontawesome.create!(prefijo_nombre_css: 'fas fa-stroopwafel: Stroopwafel', icono: 'fas fa-stroopwafel', termino: 'caramelo, galleta, postre, dulces, gofres,', codigo_css: '\f551')</text:p>
          </table:table-cell>
        </table:table-row>
        <table:table-row table:style-name="ro1">
          <table:table-cell/>
          <table:table-cell office:value-type="string" calcext:value-type="string">
            <text:p>fab fa-studiovinari: Estudio Vinari </text:p>
          </table:table-cell>
          <table:table-cell office:value-type="string" calcext:value-type="string">
            <text:p><text:s/>fab fa-studiovinari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f8</text:p>
          </table:table-cell>
          <table:table-cell table:formula="of:=CONCATENATE(&quot;Fontawesome.create!(&quot;;[.$B$1];&quot;: '&quot;;TRIM([.$B1193]);&quot;', &quot;;[.$C$1];&quot;: '&quot;;TRIM([.$C1193]);&quot;', &quot;;[.$D$1];&quot;: '&quot;;TRIM([.$D1193]);&quot;', &quot;;[.$E$1];&quot;: '&quot;;TRIM([.$E1193]);&quot;')&quot;)" office:value-type="string" office:string-value="Fontawesome.create!(prefijo_nombre_css: 'fab fa-studiovinari: Estudio Vinari', icono: 'fab fa-studiovinari', termino: '', codigo_css: '\f3f8')" calcext:value-type="string">
            <text:p>Fontawesome.create!(prefijo_nombre_css: 'fab fa-studiovinari: Estudio Vinari', icono: 'fab fa-studiovinari', termino: '', codigo_css: '\f3f8')</text:p>
          </table:table-cell>
        </table:table-row>
        <table:table-row table:style-name="ro1">
          <table:table-cell/>
          <table:table-cell office:value-type="string" calcext:value-type="string">
            <text:p>fab fa-stumbleupon: StumbleUpon Logotipo </text:p>
          </table:table-cell>
          <table:table-cell office:value-type="string" calcext:value-type="string">
            <text:p><text:s/>fab fa-stumbleup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4</text:p>
          </table:table-cell>
          <table:table-cell table:formula="of:=CONCATENATE(&quot;Fontawesome.create!(&quot;;[.$B$1];&quot;: '&quot;;TRIM([.$B1194]);&quot;', &quot;;[.$C$1];&quot;: '&quot;;TRIM([.$C1194]);&quot;', &quot;;[.$D$1];&quot;: '&quot;;TRIM([.$D1194]);&quot;', &quot;;[.$E$1];&quot;: '&quot;;TRIM([.$E1194]);&quot;')&quot;)" office:value-type="string" office:string-value="Fontawesome.create!(prefijo_nombre_css: 'fab fa-stumbleupon: StumbleUpon Logotipo', icono: 'fab fa-stumbleupon', termino: '', codigo_css: '\f1a4')" calcext:value-type="string">
            <text:p>Fontawesome.create!(prefijo_nombre_css: 'fab fa-stumbleupon: StumbleUpon Logotipo', icono: 'fab fa-stumbleupon', termino: '', codigo_css: '\f1a4')</text:p>
          </table:table-cell>
        </table:table-row>
        <table:table-row table:style-name="ro1">
          <table:table-cell/>
          <table:table-cell office:value-type="string" calcext:value-type="string">
            <text:p>fab fa-stumbleupon-circle: StumbleUpon Circle </text:p>
          </table:table-cell>
          <table:table-cell office:value-type="string" calcext:value-type="string">
            <text:p><text:s/>fab fa-stumbleupon-circ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a3</text:p>
          </table:table-cell>
          <table:table-cell table:formula="of:=CONCATENATE(&quot;Fontawesome.create!(&quot;;[.$B$1];&quot;: '&quot;;TRIM([.$B1195]);&quot;', &quot;;[.$C$1];&quot;: '&quot;;TRIM([.$C1195]);&quot;', &quot;;[.$D$1];&quot;: '&quot;;TRIM([.$D1195]);&quot;', &quot;;[.$E$1];&quot;: '&quot;;TRIM([.$E1195]);&quot;')&quot;)" office:value-type="string" office:string-value="Fontawesome.create!(prefijo_nombre_css: 'fab fa-stumbleupon-circle: StumbleUpon Circle', icono: 'fab fa-stumbleupon-circle', termino: '', codigo_css: '\f1a3')" calcext:value-type="string">
            <text:p>Fontawesome.create!(prefijo_nombre_css: 'fab fa-stumbleupon-circle: StumbleUpon Circle', icono: 'fab fa-stumbleupon-circle', termino: '', codigo_css: '\f1a3')</text:p>
          </table:table-cell>
        </table:table-row>
        <table:table-row table:style-name="ro1">
          <table:table-cell/>
          <table:table-cell office:value-type="string" calcext:value-type="string">
            <text:p>fas fa-subscript: subíndice </text:p>
          </table:table-cell>
          <table:table-cell office:value-type="string" calcext:value-type="string">
            <text:p><text:s/>fas fa-subscript </text:p>
          </table:table-cell>
          <table:table-cell office:value-type="string" calcext:value-type="string">
            <text:p><text:s/>editar, fuente, formato, texto, tipo, </text:p>
          </table:table-cell>
          <table:table-cell office:value-type="string" calcext:value-type="string">
            <text:p><text:s/>\f12c</text:p>
          </table:table-cell>
          <table:table-cell table:formula="of:=CONCATENATE(&quot;Fontawesome.create!(&quot;;[.$B$1];&quot;: '&quot;;TRIM([.$B1196]);&quot;', &quot;;[.$C$1];&quot;: '&quot;;TRIM([.$C1196]);&quot;', &quot;;[.$D$1];&quot;: '&quot;;TRIM([.$D1196]);&quot;', &quot;;[.$E$1];&quot;: '&quot;;TRIM([.$E1196]);&quot;')&quot;)" office:value-type="string" office:string-value="Fontawesome.create!(prefijo_nombre_css: 'fas fa-subscript: subíndice', icono: 'fas fa-subscript', termino: 'editar, fuente, formato, texto, tipo,', codigo_css: '\f12c')" calcext:value-type="string">
            <text:p>Fontawesome.create!(prefijo_nombre_css: 'fas fa-subscript: subíndice', icono: 'fas fa-subscript', termino: 'editar, fuente, formato, texto, tipo,', codigo_css: '\f12c')</text:p>
          </table:table-cell>
        </table:table-row>
        <table:table-row table:style-name="ro1">
          <table:table-cell/>
          <table:table-cell office:value-type="string" calcext:value-type="string">
            <text:p>fas fa-subway: Subterraneo </text:p>
          </table:table-cell>
          <table:table-cell office:value-type="string" calcext:value-type="string">
            <text:p><text:s/>fas fa-subway </text:p>
          </table:table-cell>
          <table:table-cell office:value-type="string" calcext:value-type="string">
            <text:p><text:s/>máquina, ferrocarril, tren, transporte, vehículo, </text:p>
          </table:table-cell>
          <table:table-cell office:value-type="string" calcext:value-type="string">
            <text:p><text:s/>\f239</text:p>
          </table:table-cell>
          <table:table-cell table:formula="of:=CONCATENATE(&quot;Fontawesome.create!(&quot;;[.$B$1];&quot;: '&quot;;TRIM([.$B1197]);&quot;', &quot;;[.$C$1];&quot;: '&quot;;TRIM([.$C1197]);&quot;', &quot;;[.$D$1];&quot;: '&quot;;TRIM([.$D1197]);&quot;', &quot;;[.$E$1];&quot;: '&quot;;TRIM([.$E1197]);&quot;')&quot;)" office:value-type="string" office:string-value="Fontawesome.create!(prefijo_nombre_css: 'fas fa-subway: Subterraneo', icono: 'fas fa-subway', termino: 'máquina, ferrocarril, tren, transporte, vehículo,', codigo_css: '\f239')" calcext:value-type="string">
            <text:p>Fontawesome.create!(prefijo_nombre_css: 'fas fa-subway: Subterraneo', icono: 'fas fa-subway', termino: 'máquina, ferrocarril, tren, transporte, vehículo,', codigo_css: '\f239')</text:p>
          </table:table-cell>
        </table:table-row>
        <table:table-row table:style-name="ro1">
          <table:table-cell/>
          <table:table-cell office:value-type="string" calcext:value-type="string">
            <text:p>fas fa-suitcase: Maleta </text:p>
          </table:table-cell>
          <table:table-cell office:value-type="string" calcext:value-type="string">
            <text:p><text:s/>fas fa-suitcase </text:p>
          </table:table-cell>
          <table:table-cell office:value-type="string" calcext:value-type="string">
            <text:p><text:s/>equipaje, equipaje, mudanza, maleta, viaje, viaje, </text:p>
          </table:table-cell>
          <table:table-cell office:value-type="string" calcext:value-type="string">
            <text:p><text:s/>\f0f2</text:p>
          </table:table-cell>
          <table:table-cell table:formula="of:=CONCATENATE(&quot;Fontawesome.create!(&quot;;[.$B$1];&quot;: '&quot;;TRIM([.$B1198]);&quot;', &quot;;[.$C$1];&quot;: '&quot;;TRIM([.$C1198]);&quot;', &quot;;[.$D$1];&quot;: '&quot;;TRIM([.$D1198]);&quot;', &quot;;[.$E$1];&quot;: '&quot;;TRIM([.$E1198]);&quot;')&quot;)" office:value-type="string" office:string-value="Fontawesome.create!(prefijo_nombre_css: 'fas fa-suitcase: Maleta', icono: 'fas fa-suitcase', termino: 'equipaje, equipaje, mudanza, maleta, viaje, viaje,', codigo_css: '\f0f2')" calcext:value-type="string">
            <text:p>Fontawesome.create!(prefijo_nombre_css: 'fas fa-suitcase: Maleta', icono: 'fas fa-suitcase', termino: 'equipaje, equipaje, mudanza, maleta, viaje, viaje,', codigo_css: '\f0f2')</text:p>
          </table:table-cell>
        </table:table-row>
        <table:table-row table:style-name="ro1">
          <table:table-cell/>
          <table:table-cell office:value-type="string" calcext:value-type="string">
            <text:p>fas fa-suitcase-rolling: Maleta Rolling </text:p>
          </table:table-cell>
          <table:table-cell office:value-type="string" calcext:value-type="string">
            <text:p><text:s/>fas fa-suitcase-rolling </text:p>
          </table:table-cell>
          <table:table-cell office:value-type="string" calcext:value-type="string">
            <text:p><text:s/>equipaje, equipaje, mudanza, maleta, viaje, viaje, </text:p>
          </table:table-cell>
          <table:table-cell office:value-type="string" calcext:value-type="string">
            <text:p><text:s/>\f5c1</text:p>
          </table:table-cell>
          <table:table-cell table:formula="of:=CONCATENATE(&quot;Fontawesome.create!(&quot;;[.$B$1];&quot;: '&quot;;TRIM([.$B1199]);&quot;', &quot;;[.$C$1];&quot;: '&quot;;TRIM([.$C1199]);&quot;', &quot;;[.$D$1];&quot;: '&quot;;TRIM([.$D1199]);&quot;', &quot;;[.$E$1];&quot;: '&quot;;TRIM([.$E1199]);&quot;')&quot;)" office:value-type="string" office:string-value="Fontawesome.create!(prefijo_nombre_css: 'fas fa-suitcase-rolling: Maleta Rolling', icono: 'fas fa-suitcase-rolling', termino: 'equipaje, equipaje, mudanza, maleta, viaje, viaje,', codigo_css: '\f5c1')" calcext:value-type="string">
            <text:p>Fontawesome.create!(prefijo_nombre_css: 'fas fa-suitcase-rolling: Maleta Rolling', icono: 'fas fa-suitcase-rolling', termino: 'equipaje, equipaje, mudanza, maleta, viaje, viaje,', codigo_css: '\f5c1')</text:p>
          </table:table-cell>
        </table:table-row>
        <table:table-row table:style-name="ro1">
          <table:table-cell/>
          <table:table-cell office:value-type="string" calcext:value-type="string">
            <text:p>fas fa-sun: Dom </text:p>
          </table:table-cell>
          <table:table-cell office:value-type="string" calcext:value-type="string">
            <text:p><text:s/>fas fa-sun </text:p>
          </table:table-cell>
          <table:table-cell office:value-type="string" calcext:value-type="string">
            <text:p><text:s/>brillo solar, clima, contraste, día, estrella, más ligero, </text:p>
          </table:table-cell>
          <table:table-cell office:value-type="string" calcext:value-type="string">
            <text:p><text:s/>\f185</text:p>
          </table:table-cell>
          <table:table-cell table:formula="of:=CONCATENATE(&quot;Fontawesome.create!(&quot;;[.$B$1];&quot;: '&quot;;TRIM([.$B1200]);&quot;', &quot;;[.$C$1];&quot;: '&quot;;TRIM([.$C1200]);&quot;', &quot;;[.$D$1];&quot;: '&quot;;TRIM([.$D1200]);&quot;', &quot;;[.$E$1];&quot;: '&quot;;TRIM([.$E1200]);&quot;')&quot;)" office:value-type="string" office:string-value="Fontawesome.create!(prefijo_nombre_css: 'fas fa-sun: Dom', icono: 'fas fa-sun', termino: 'brillo solar, clima, contraste, día, estrella, más ligero,', codigo_css: '\f185')" calcext:value-type="string">
            <text:p>Fontawesome.create!(prefijo_nombre_css: 'fas fa-sun: Dom', icono: 'fas fa-sun', termino: 'brillo solar, clima, contraste, día, estrella, más ligero,', codigo_css: '\f185')</text:p>
          </table:table-cell>
        </table:table-row>
        <table:table-row table:style-name="ro1">
          <table:table-cell/>
          <table:table-cell office:value-type="string" calcext:value-type="string">
            <text:p>fab fa-superpowers: Superpoderes </text:p>
          </table:table-cell>
          <table:table-cell office:value-type="string" calcext:value-type="string">
            <text:p><text:s/>fab fa-superpower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dd</text:p>
          </table:table-cell>
          <table:table-cell table:formula="of:=CONCATENATE(&quot;Fontawesome.create!(&quot;;[.$B$1];&quot;: '&quot;;TRIM([.$B1201]);&quot;', &quot;;[.$C$1];&quot;: '&quot;;TRIM([.$C1201]);&quot;', &quot;;[.$D$1];&quot;: '&quot;;TRIM([.$D1201]);&quot;', &quot;;[.$E$1];&quot;: '&quot;;TRIM([.$E1201]);&quot;')&quot;)" office:value-type="string" office:string-value="Fontawesome.create!(prefijo_nombre_css: 'fab fa-superpowers: Superpoderes', icono: 'fab fa-superpowers', termino: '', codigo_css: '\f2dd')" calcext:value-type="string">
            <text:p>Fontawesome.create!(prefijo_nombre_css: 'fab fa-superpowers: Superpoderes', icono: 'fab fa-superpowers', termino: '', codigo_css: '\f2dd')</text:p>
          </table:table-cell>
        </table:table-row>
        <table:table-row table:style-name="ro1">
          <table:table-cell/>
          <table:table-cell office:value-type="string" calcext:value-type="string">
            <text:p>fas fa-superscript: sobrescrito </text:p>
          </table:table-cell>
          <table:table-cell office:value-type="string" calcext:value-type="string">
            <text:p><text:s/>fas fa-superscript </text:p>
          </table:table-cell>
          <table:table-cell office:value-type="string" calcext:value-type="string">
            <text:p><text:s/>editar, exponencial, fuente, formato, texto, tipo, </text:p>
          </table:table-cell>
          <table:table-cell office:value-type="string" calcext:value-type="string">
            <text:p><text:s/>\f12b</text:p>
          </table:table-cell>
          <table:table-cell table:formula="of:=CONCATENATE(&quot;Fontawesome.create!(&quot;;[.$B$1];&quot;: '&quot;;TRIM([.$B1202]);&quot;', &quot;;[.$C$1];&quot;: '&quot;;TRIM([.$C1202]);&quot;', &quot;;[.$D$1];&quot;: '&quot;;TRIM([.$D1202]);&quot;', &quot;;[.$E$1];&quot;: '&quot;;TRIM([.$E1202]);&quot;')&quot;)" office:value-type="string" office:string-value="Fontawesome.create!(prefijo_nombre_css: 'fas fa-superscript: sobrescrito', icono: 'fas fa-superscript', termino: 'editar, exponencial, fuente, formato, texto, tipo,', codigo_css: '\f12b')" calcext:value-type="string">
            <text:p>Fontawesome.create!(prefijo_nombre_css: 'fas fa-superscript: sobrescrito', icono: 'fas fa-superscript', termino: 'editar, exponencial, fuente, formato, texto, tipo,', codigo_css: '\f12b')</text:p>
          </table:table-cell>
        </table:table-row>
        <table:table-row table:style-name="ro1">
          <table:table-cell/>
          <table:table-cell office:value-type="string" calcext:value-type="string">
            <text:p>fab fa-supple: Flexible </text:p>
          </table:table-cell>
          <table:table-cell office:value-type="string" calcext:value-type="string">
            <text:p><text:s/>fab fa-supp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f9</text:p>
          </table:table-cell>
          <table:table-cell table:formula="of:=CONCATENATE(&quot;Fontawesome.create!(&quot;;[.$B$1];&quot;: '&quot;;TRIM([.$B1203]);&quot;', &quot;;[.$C$1];&quot;: '&quot;;TRIM([.$C1203]);&quot;', &quot;;[.$D$1];&quot;: '&quot;;TRIM([.$D1203]);&quot;', &quot;;[.$E$1];&quot;: '&quot;;TRIM([.$E1203]);&quot;')&quot;)" office:value-type="string" office:string-value="Fontawesome.create!(prefijo_nombre_css: 'fab fa-supple: Flexible', icono: 'fab fa-supple', termino: '', codigo_css: '\f3f9')" calcext:value-type="string">
            <text:p>Fontawesome.create!(prefijo_nombre_css: 'fab fa-supple: Flexible', icono: 'fab fa-supple', termino: '', codigo_css: '\f3f9')</text:p>
          </table:table-cell>
        </table:table-row>
        <table:table-row table:style-name="ro1">
          <table:table-cell/>
          <table:table-cell office:value-type="string" calcext:value-type="string">
            <text:p>fas fa-surprise: Cara silenciosa </text:p>
          </table:table-cell>
          <table:table-cell office:value-type="string" calcext:value-type="string">
            <text:p><text:s/>fas fa-surprise </text:p>
          </table:table-cell>
          <table:table-cell office:value-type="string" calcext:value-type="string">
            <text:p><text:s/>emoticon, cara, sorprendido, </text:p>
          </table:table-cell>
          <table:table-cell office:value-type="string" calcext:value-type="string">
            <text:p><text:s/>\f5c2</text:p>
          </table:table-cell>
          <table:table-cell table:formula="of:=CONCATENATE(&quot;Fontawesome.create!(&quot;;[.$B$1];&quot;: '&quot;;TRIM([.$B1204]);&quot;', &quot;;[.$C$1];&quot;: '&quot;;TRIM([.$C1204]);&quot;', &quot;;[.$D$1];&quot;: '&quot;;TRIM([.$D1204]);&quot;', &quot;;[.$E$1];&quot;: '&quot;;TRIM([.$E1204]);&quot;')&quot;)" office:value-type="string" office:string-value="Fontawesome.create!(prefijo_nombre_css: 'fas fa-surprise: Cara silenciosa', icono: 'fas fa-surprise', termino: 'emoticon, cara, sorprendido,', codigo_css: '\f5c2')" calcext:value-type="string">
            <text:p>Fontawesome.create!(prefijo_nombre_css: 'fas fa-surprise: Cara silenciosa', icono: 'fas fa-surprise', termino: 'emoticon, cara, sorprendido,', codigo_css: '\f5c2')</text:p>
          </table:table-cell>
        </table:table-row>
        <table:table-row table:style-name="ro1">
          <table:table-cell/>
          <table:table-cell office:value-type="string" calcext:value-type="string">
            <text:p>fab fa-suse: Suse </text:p>
          </table:table-cell>
          <table:table-cell office:value-type="string" calcext:value-type="string">
            <text:p><text:s/>fab fa-suse </text:p>
          </table:table-cell>
          <table:table-cell office:value-type="string" calcext:value-type="string">
            <text:p><text:s/>linux, sistema operativo, os, </text:p>
          </table:table-cell>
          <table:table-cell office:value-type="string" calcext:value-type="string">
            <text:p><text:s/>\f7d6</text:p>
          </table:table-cell>
          <table:table-cell table:formula="of:=CONCATENATE(&quot;Fontawesome.create!(&quot;;[.$B$1];&quot;: '&quot;;TRIM([.$B1205]);&quot;', &quot;;[.$C$1];&quot;: '&quot;;TRIM([.$C1205]);&quot;', &quot;;[.$D$1];&quot;: '&quot;;TRIM([.$D1205]);&quot;', &quot;;[.$E$1];&quot;: '&quot;;TRIM([.$E1205]);&quot;')&quot;)" office:value-type="string" office:string-value="Fontawesome.create!(prefijo_nombre_css: 'fab fa-suse: Suse', icono: 'fab fa-suse', termino: 'linux, sistema operativo, os,', codigo_css: '\f7d6')" calcext:value-type="string">
            <text:p>Fontawesome.create!(prefijo_nombre_css: 'fab fa-suse: Suse', icono: 'fab fa-suse', termino: 'linux, sistema operativo, os,', codigo_css: '\f7d6')</text:p>
          </table:table-cell>
        </table:table-row>
        <table:table-row table:style-name="ro1">
          <table:table-cell/>
          <table:table-cell office:value-type="string" calcext:value-type="string">
            <text:p>fas fa-swatchbook: Muestrario </text:p>
          </table:table-cell>
          <table:table-cell office:value-type="string" calcext:value-type="string">
            <text:p><text:s/>fas fa-swatchbook </text:p>
          </table:table-cell>
          <table:table-cell office:value-type="string" calcext:value-type="string">
            <text:p><text:s/>Pantone, color, diseño, matiz, paleta, </text:p>
          </table:table-cell>
          <table:table-cell office:value-type="string" calcext:value-type="string">
            <text:p><text:s/>\f5c3</text:p>
          </table:table-cell>
          <table:table-cell table:formula="of:=CONCATENATE(&quot;Fontawesome.create!(&quot;;[.$B$1];&quot;: '&quot;;TRIM([.$B1206]);&quot;', &quot;;[.$C$1];&quot;: '&quot;;TRIM([.$C1206]);&quot;', &quot;;[.$D$1];&quot;: '&quot;;TRIM([.$D1206]);&quot;', &quot;;[.$E$1];&quot;: '&quot;;TRIM([.$E1206]);&quot;')&quot;)" office:value-type="string" office:string-value="Fontawesome.create!(prefijo_nombre_css: 'fas fa-swatchbook: Muestrario', icono: 'fas fa-swatchbook', termino: 'Pantone, color, diseño, matiz, paleta,', codigo_css: '\f5c3')" calcext:value-type="string">
            <text:p>Fontawesome.create!(prefijo_nombre_css: 'fas fa-swatchbook: Muestrario', icono: 'fas fa-swatchbook', termino: 'Pantone, color, diseño, matiz, paleta,', codigo_css: '\f5c3')</text:p>
          </table:table-cell>
        </table:table-row>
        <table:table-row table:style-name="ro1">
          <table:table-cell/>
          <table:table-cell office:value-type="string" calcext:value-type="string">
            <text:p>fab fa-swift: Rápido </text:p>
          </table:table-cell>
          <table:table-cell office:value-type="string" calcext:value-type="string">
            <text:p><text:s/>fab fa-swif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e1</text:p>
          </table:table-cell>
          <table:table-cell table:formula="of:=CONCATENATE(&quot;Fontawesome.create!(&quot;;[.$B$1];&quot;: '&quot;;TRIM([.$B1207]);&quot;', &quot;;[.$C$1];&quot;: '&quot;;TRIM([.$C1207]);&quot;', &quot;;[.$D$1];&quot;: '&quot;;TRIM([.$D1207]);&quot;', &quot;;[.$E$1];&quot;: '&quot;;TRIM([.$E1207]);&quot;')&quot;)" office:value-type="string" office:string-value="Fontawesome.create!(prefijo_nombre_css: 'fab fa-swift: Rápido', icono: 'fab fa-swift', termino: '', codigo_css: '\f8e1')" calcext:value-type="string">
            <text:p>Fontawesome.create!(prefijo_nombre_css: 'fab fa-swift: Rápido', icono: 'fab fa-swift', termino: '', codigo_css: '\f8e1')</text:p>
          </table:table-cell>
        </table:table-row>
        <table:table-row table:style-name="ro1">
          <table:table-cell/>
          <table:table-cell office:value-type="string" calcext:value-type="string">
            <text:p>fas fa-swimmer: Nadador </text:p>
          </table:table-cell>
          <table:table-cell office:value-type="string" calcext:value-type="string">
            <text:p><text:s/>fas fa-swimmer </text:p>
          </table:table-cell>
          <table:table-cell office:value-type="string" calcext:value-type="string">
            <text:p><text:s/>agua, atleta, cabeza, hombre, olimpiadas, persona, piscina, </text:p>
          </table:table-cell>
          <table:table-cell office:value-type="string" calcext:value-type="string">
            <text:p><text:s/>\f5c4</text:p>
          </table:table-cell>
          <table:table-cell table:formula="of:=CONCATENATE(&quot;Fontawesome.create!(&quot;;[.$B$1];&quot;: '&quot;;TRIM([.$B1208]);&quot;', &quot;;[.$C$1];&quot;: '&quot;;TRIM([.$C1208]);&quot;', &quot;;[.$D$1];&quot;: '&quot;;TRIM([.$D1208]);&quot;', &quot;;[.$E$1];&quot;: '&quot;;TRIM([.$E1208]);&quot;')&quot;)" office:value-type="string" office:string-value="Fontawesome.create!(prefijo_nombre_css: 'fas fa-swimmer: Nadador', icono: 'fas fa-swimmer', termino: 'agua, atleta, cabeza, hombre, olimpiadas, persona, piscina,', codigo_css: '\f5c4')" calcext:value-type="string">
            <text:p>Fontawesome.create!(prefijo_nombre_css: 'fas fa-swimmer: Nadador', icono: 'fas fa-swimmer', termino: 'agua, atleta, cabeza, hombre, olimpiadas, persona, piscina,', codigo_css: '\f5c4')</text:p>
          </table:table-cell>
        </table:table-row>
        <table:table-row table:style-name="ro1">
          <table:table-cell/>
          <table:table-cell office:value-type="string" calcext:value-type="string">
            <text:p>fas fa-swimming-pool: Piscina </text:p>
          </table:table-cell>
          <table:table-cell office:value-type="string" calcext:value-type="string">
            <text:p><text:s/>fas fa-swimming-pool </text:p>
          </table:table-cell>
          <table:table-cell office:value-type="string" calcext:value-type="string">
            <text:p><text:s/>escalera, recreación, nadar, agua, </text:p>
          </table:table-cell>
          <table:table-cell office:value-type="string" calcext:value-type="string">
            <text:p><text:s/>\f5c5</text:p>
          </table:table-cell>
          <table:table-cell table:formula="of:=CONCATENATE(&quot;Fontawesome.create!(&quot;;[.$B$1];&quot;: '&quot;;TRIM([.$B1209]);&quot;', &quot;;[.$C$1];&quot;: '&quot;;TRIM([.$C1209]);&quot;', &quot;;[.$D$1];&quot;: '&quot;;TRIM([.$D1209]);&quot;', &quot;;[.$E$1];&quot;: '&quot;;TRIM([.$E1209]);&quot;')&quot;)" office:value-type="string" office:string-value="Fontawesome.create!(prefijo_nombre_css: 'fas fa-swimming-pool: Piscina', icono: 'fas fa-swimming-pool', termino: 'escalera, recreación, nadar, agua,', codigo_css: '\f5c5')" calcext:value-type="string">
            <text:p>Fontawesome.create!(prefijo_nombre_css: 'fas fa-swimming-pool: Piscina', icono: 'fas fa-swimming-pool', termino: 'escalera, recreación, nadar, agua,', codigo_css: '\f5c5')</text:p>
          </table:table-cell>
        </table:table-row>
        <table:table-row table:style-name="ro1">
          <table:table-cell/>
          <table:table-cell office:value-type="string" calcext:value-type="string">
            <text:p>fab fa-symfony: Symfony </text:p>
          </table:table-cell>
          <table:table-cell office:value-type="string" calcext:value-type="string">
            <text:p><text:s/>fab fa-symfon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d</text:p>
          </table:table-cell>
          <table:table-cell table:formula="of:=CONCATENATE(&quot;Fontawesome.create!(&quot;;[.$B$1];&quot;: '&quot;;TRIM([.$B1210]);&quot;', &quot;;[.$C$1];&quot;: '&quot;;TRIM([.$C1210]);&quot;', &quot;;[.$D$1];&quot;: '&quot;;TRIM([.$D1210]);&quot;', &quot;;[.$E$1];&quot;: '&quot;;TRIM([.$E1210]);&quot;')&quot;)" office:value-type="string" office:string-value="Fontawesome.create!(prefijo_nombre_css: 'fab fa-symfony: Symfony', icono: 'fab fa-symfony', termino: '', codigo_css: '\f83d')" calcext:value-type="string">
            <text:p>Fontawesome.create!(prefijo_nombre_css: 'fab fa-symfony: Symfony', icono: 'fab fa-symfony', termino: '', codigo_css: '\f83d')</text:p>
          </table:table-cell>
        </table:table-row>
        <table:table-row table:style-name="ro1">
          <table:table-cell/>
          <table:table-cell office:value-type="string" calcext:value-type="string">
            <text:p>fas fa-synagogue: Sinagoga </text:p>
          </table:table-cell>
          <table:table-cell office:value-type="string" calcext:value-type="string">
            <text:p><text:s/>fas fa-synagogue </text:p>
          </table:table-cell>
          <table:table-cell office:value-type="string" calcext:value-type="string">
            <text:p><text:s/>building, judío, judaísmo, religión, star of david, temple, </text:p>
          </table:table-cell>
          <table:table-cell office:value-type="string" calcext:value-type="string">
            <text:p><text:s/>\f69b</text:p>
          </table:table-cell>
          <table:table-cell table:formula="of:=CONCATENATE(&quot;Fontawesome.create!(&quot;;[.$B$1];&quot;: '&quot;;TRIM([.$B1211]);&quot;', &quot;;[.$C$1];&quot;: '&quot;;TRIM([.$C1211]);&quot;', &quot;;[.$D$1];&quot;: '&quot;;TRIM([.$D1211]);&quot;', &quot;;[.$E$1];&quot;: '&quot;;TRIM([.$E1211]);&quot;')&quot;)" office:value-type="string" office:string-value="Fontawesome.create!(prefijo_nombre_css: 'fas fa-synagogue: Sinagoga', icono: 'fas fa-synagogue', termino: 'building, judío, judaísmo, religión, star of david, temple,', codigo_css: '\f69b')" calcext:value-type="string">
            <text:p>Fontawesome.create!(prefijo_nombre_css: 'fas fa-synagogue: Sinagoga', icono: 'fas fa-synagogue', termino: 'building, judío, judaísmo, religión, star of david, temple,', codigo_css: '\f69b')</text:p>
          </table:table-cell>
        </table:table-row>
        <table:table-row table:style-name="ro1">
          <table:table-cell/>
          <table:table-cell office:value-type="string" calcext:value-type="string">
            <text:p>fas fa-sync: Sincronizar </text:p>
          </table:table-cell>
          <table:table-cell office:value-type="string" calcext:value-type="string">
            <text:p><text:s/>fas fa-sync </text:p>
          </table:table-cell>
          <table:table-cell office:value-type="string" calcext:value-type="string">
            <text:p><text:s/>intercambiar, actualizar, recargar, rotar, intercambiar, </text:p>
          </table:table-cell>
          <table:table-cell office:value-type="string" calcext:value-type="string">
            <text:p><text:s/>\f021</text:p>
          </table:table-cell>
          <table:table-cell table:formula="of:=CONCATENATE(&quot;Fontawesome.create!(&quot;;[.$B$1];&quot;: '&quot;;TRIM([.$B1212]);&quot;', &quot;;[.$C$1];&quot;: '&quot;;TRIM([.$C1212]);&quot;', &quot;;[.$D$1];&quot;: '&quot;;TRIM([.$D1212]);&quot;', &quot;;[.$E$1];&quot;: '&quot;;TRIM([.$E1212]);&quot;')&quot;)" office:value-type="string" office:string-value="Fontawesome.create!(prefijo_nombre_css: 'fas fa-sync: Sincronizar', icono: 'fas fa-sync', termino: 'intercambiar, actualizar, recargar, rotar, intercambiar,', codigo_css: '\f021')" calcext:value-type="string">
            <text:p>Fontawesome.create!(prefijo_nombre_css: 'fas fa-sync: Sincronizar', icono: 'fas fa-sync', termino: 'intercambiar, actualizar, recargar, rotar, intercambiar,', codigo_css: '\f021')</text:p>
          </table:table-cell>
        </table:table-row>
        <table:table-row table:style-name="ro1">
          <table:table-cell/>
          <table:table-cell office:value-type="string" calcext:value-type="string">
            <text:p>fas fa-sync-alt: Alternate Sincronizar </text:p>
          </table:table-cell>
          <table:table-cell office:value-type="string" calcext:value-type="string">
            <text:p><text:s/>fas fa-sync-alt </text:p>
          </table:table-cell>
          <table:table-cell office:value-type="string" calcext:value-type="string">
            <text:p><text:s/>intercambiar, actualizar, recargar, rotar, intercambiar, </text:p>
          </table:table-cell>
          <table:table-cell office:value-type="string" calcext:value-type="string">
            <text:p><text:s/>\f2f1</text:p>
          </table:table-cell>
          <table:table-cell table:formula="of:=CONCATENATE(&quot;Fontawesome.create!(&quot;;[.$B$1];&quot;: '&quot;;TRIM([.$B1213]);&quot;', &quot;;[.$C$1];&quot;: '&quot;;TRIM([.$C1213]);&quot;', &quot;;[.$D$1];&quot;: '&quot;;TRIM([.$D1213]);&quot;', &quot;;[.$E$1];&quot;: '&quot;;TRIM([.$E1213]);&quot;')&quot;)" office:value-type="string" office:string-value="Fontawesome.create!(prefijo_nombre_css: 'fas fa-sync-alt: Alternate Sincronizar', icono: 'fas fa-sync-alt', termino: 'intercambiar, actualizar, recargar, rotar, intercambiar,', codigo_css: '\f2f1')" calcext:value-type="string">
            <text:p>Fontawesome.create!(prefijo_nombre_css: 'fas fa-sync-alt: Alternate Sincronizar', icono: 'fas fa-sync-alt', termino: 'intercambiar, actualizar, recargar, rotar, intercambiar,', codigo_css: '\f2f1')</text:p>
          </table:table-cell>
        </table:table-row>
        <table:table-row table:style-name="ro1">
          <table:table-cell/>
          <table:table-cell office:value-type="string" calcext:value-type="string">
            <text:p>fas fa-syringe: Jeringuilla </text:p>
          </table:table-cell>
          <table:table-cell office:value-type="string" calcext:value-type="string">
            <text:p><text:s/>fas fa-syringe </text:p>
          </table:table-cell>
          <table:table-cell office:value-type="string" calcext:value-type="string">
            <text:p><text:s/>aguja, covid-19, médico, inmunizaciones, medico, </text:p>
          </table:table-cell>
          <table:table-cell office:value-type="string" calcext:value-type="string">
            <text:p><text:s/>\f48e</text:p>
          </table:table-cell>
          <table:table-cell table:formula="of:=CONCATENATE(&quot;Fontawesome.create!(&quot;;[.$B$1];&quot;: '&quot;;TRIM([.$B1214]);&quot;', &quot;;[.$C$1];&quot;: '&quot;;TRIM([.$C1214]);&quot;', &quot;;[.$D$1];&quot;: '&quot;;TRIM([.$D1214]);&quot;', &quot;;[.$E$1];&quot;: '&quot;;TRIM([.$E1214]);&quot;')&quot;)" office:value-type="string" office:string-value="Fontawesome.create!(prefijo_nombre_css: 'fas fa-syringe: Jeringuilla', icono: 'fas fa-syringe', termino: 'aguja, covid-19, médico, inmunizaciones, medico,', codigo_css: '\f48e')" calcext:value-type="string">
            <text:p>Fontawesome.create!(prefijo_nombre_css: 'fas fa-syringe: Jeringuilla', icono: 'fas fa-syringe', termino: 'aguja, covid-19, médico, inmunizaciones, medico,', codigo_css: '\f48e')</text:p>
          </table:table-cell>
        </table:table-row>
        <table:table-row table:style-name="ro1">
          <table:table-cell/>
          <table:table-cell office:value-type="string" calcext:value-type="string">
            <text:p>fas fa-table: mesa </text:p>
          </table:table-cell>
          <table:table-cell office:value-type="string" calcext:value-type="string">
            <text:p><text:s/>fas fa-table </text:p>
          </table:table-cell>
          <table:table-cell office:value-type="string" calcext:value-type="string">
            <text:p><text:s/>datos, Excel, hoja de cálculo, </text:p>
          </table:table-cell>
          <table:table-cell office:value-type="string" calcext:value-type="string">
            <text:p><text:s/>\f0ce</text:p>
          </table:table-cell>
          <table:table-cell table:formula="of:=CONCATENATE(&quot;Fontawesome.create!(&quot;;[.$B$1];&quot;: '&quot;;TRIM([.$B1215]);&quot;', &quot;;[.$C$1];&quot;: '&quot;;TRIM([.$C1215]);&quot;', &quot;;[.$D$1];&quot;: '&quot;;TRIM([.$D1215]);&quot;', &quot;;[.$E$1];&quot;: '&quot;;TRIM([.$E1215]);&quot;')&quot;)" office:value-type="string" office:string-value="Fontawesome.create!(prefijo_nombre_css: 'fas fa-table: mesa', icono: 'fas fa-table', termino: 'datos, Excel, hoja de cálculo,', codigo_css: '\f0ce')" calcext:value-type="string">
            <text:p>Fontawesome.create!(prefijo_nombre_css: 'fas fa-table: mesa', icono: 'fas fa-table', termino: 'datos, Excel, hoja de cálculo,', codigo_css: '\f0ce')</text:p>
          </table:table-cell>
        </table:table-row>
        <table:table-row table:style-name="ro1">
          <table:table-cell/>
          <table:table-cell office:value-type="string" calcext:value-type="string">
            <text:p>fas fa-table-tennis: Tenis de mesa </text:p>
          </table:table-cell>
          <table:table-cell office:value-type="string" calcext:value-type="string">
            <text:p><text:s/>fas fa-table-tennis </text:p>
          </table:table-cell>
          <table:table-cell office:value-type="string" calcext:value-type="string">
            <text:p><text:s/>pelota, paleta, ping pong, </text:p>
          </table:table-cell>
          <table:table-cell office:value-type="string" calcext:value-type="string">
            <text:p><text:s/>\f45d</text:p>
          </table:table-cell>
          <table:table-cell table:formula="of:=CONCATENATE(&quot;Fontawesome.create!(&quot;;[.$B$1];&quot;: '&quot;;TRIM([.$B1216]);&quot;', &quot;;[.$C$1];&quot;: '&quot;;TRIM([.$C1216]);&quot;', &quot;;[.$D$1];&quot;: '&quot;;TRIM([.$D1216]);&quot;', &quot;;[.$E$1];&quot;: '&quot;;TRIM([.$E1216]);&quot;')&quot;)" office:value-type="string" office:string-value="Fontawesome.create!(prefijo_nombre_css: 'fas fa-table-tennis: Tenis de mesa', icono: 'fas fa-table-tennis', termino: 'pelota, paleta, ping pong,', codigo_css: '\f45d')" calcext:value-type="string">
            <text:p>Fontawesome.create!(prefijo_nombre_css: 'fas fa-table-tennis: Tenis de mesa', icono: 'fas fa-table-tennis', termino: 'pelota, paleta, ping pong,', codigo_css: '\f45d')</text:p>
          </table:table-cell>
        </table:table-row>
        <table:table-row table:style-name="ro1">
          <table:table-cell/>
          <table:table-cell office:value-type="string" calcext:value-type="string">
            <text:p>fas fa-tablet: mesat </text:p>
          </table:table-cell>
          <table:table-cell office:value-type="string" calcext:value-type="string">
            <text:p><text:s/>fas fa-tablet </text:p>
          </table:table-cell>
          <table:table-cell office:value-type="string" calcext:value-type="string">
            <text:p><text:s/>dispositivo, ipad, kindle, pantalla, manzana, </text:p>
          </table:table-cell>
          <table:table-cell office:value-type="string" calcext:value-type="string">
            <text:p><text:s/>\f10a</text:p>
          </table:table-cell>
          <table:table-cell table:formula="of:=CONCATENATE(&quot;Fontawesome.create!(&quot;;[.$B$1];&quot;: '&quot;;TRIM([.$B1217]);&quot;', &quot;;[.$C$1];&quot;: '&quot;;TRIM([.$C1217]);&quot;', &quot;;[.$D$1];&quot;: '&quot;;TRIM([.$D1217]);&quot;', &quot;;[.$E$1];&quot;: '&quot;;TRIM([.$E1217]);&quot;')&quot;)" office:value-type="string" office:string-value="Fontawesome.create!(prefijo_nombre_css: 'fas fa-tablet: mesat', icono: 'fas fa-tablet', termino: 'dispositivo, ipad, kindle, pantalla, manzana,', codigo_css: '\f10a')" calcext:value-type="string">
            <text:p>Fontawesome.create!(prefijo_nombre_css: 'fas fa-tablet: mesat', icono: 'fas fa-tablet', termino: 'dispositivo, ipad, kindle, pantalla, manzana,', codigo_css: '\f10a')</text:p>
          </table:table-cell>
        </table:table-row>
        <table:table-row table:style-name="ro1">
          <table:table-cell/>
          <table:table-cell office:value-type="string" calcext:value-type="string">
            <text:p>fas fa-tablet-alt: Tableta alternativa </text:p>
          </table:table-cell>
          <table:table-cell office:value-type="string" calcext:value-type="string">
            <text:p><text:s/>fas fa-tablet-alt </text:p>
          </table:table-cell>
          <table:table-cell office:value-type="string" calcext:value-type="string">
            <text:p><text:s/>dispositivo, ipad, kindle, pantalla, manzana, </text:p>
          </table:table-cell>
          <table:table-cell office:value-type="string" calcext:value-type="string">
            <text:p><text:s/>\f3fa</text:p>
          </table:table-cell>
          <table:table-cell table:formula="of:=CONCATENATE(&quot;Fontawesome.create!(&quot;;[.$B$1];&quot;: '&quot;;TRIM([.$B1218]);&quot;', &quot;;[.$C$1];&quot;: '&quot;;TRIM([.$C1218]);&quot;', &quot;;[.$D$1];&quot;: '&quot;;TRIM([.$D1218]);&quot;', &quot;;[.$E$1];&quot;: '&quot;;TRIM([.$E1218]);&quot;')&quot;)" office:value-type="string" office:string-value="Fontawesome.create!(prefijo_nombre_css: 'fas fa-tablet-alt: Tableta alternativa', icono: 'fas fa-tablet-alt', termino: 'dispositivo, ipad, kindle, pantalla, manzana,', codigo_css: '\f3fa')" calcext:value-type="string">
            <text:p>Fontawesome.create!(prefijo_nombre_css: 'fas fa-tablet-alt: Tableta alternativa', icono: 'fas fa-tablet-alt', termino: 'dispositivo, ipad, kindle, pantalla, manzana,', codigo_css: '\f3fa')</text:p>
          </table:table-cell>
        </table:table-row>
        <table:table-row table:style-name="ro1">
          <table:table-cell/>
          <table:table-cell office:value-type="string" calcext:value-type="string">
            <text:p>fas fa-tablets: Tabletas </text:p>
          </table:table-cell>
          <table:table-cell office:value-type="string" calcext:value-type="string">
            <text:p><text:s/>fas fa-tablets </text:p>
          </table:table-cell>
          <table:table-cell office:value-type="string" calcext:value-type="string">
            <text:p><text:s/>drogas, medicina, pastillas, prescripción, </text:p>
          </table:table-cell>
          <table:table-cell office:value-type="string" calcext:value-type="string">
            <text:p><text:s/>\f490</text:p>
          </table:table-cell>
          <table:table-cell table:formula="of:=CONCATENATE(&quot;Fontawesome.create!(&quot;;[.$B$1];&quot;: '&quot;;TRIM([.$B1219]);&quot;', &quot;;[.$C$1];&quot;: '&quot;;TRIM([.$C1219]);&quot;', &quot;;[.$D$1];&quot;: '&quot;;TRIM([.$D1219]);&quot;', &quot;;[.$E$1];&quot;: '&quot;;TRIM([.$E1219]);&quot;')&quot;)" office:value-type="string" office:string-value="Fontawesome.create!(prefijo_nombre_css: 'fas fa-tablets: Tabletas', icono: 'fas fa-tablets', termino: 'drogas, medicina, pastillas, prescripción,', codigo_css: '\f490')" calcext:value-type="string">
            <text:p>Fontawesome.create!(prefijo_nombre_css: 'fas fa-tablets: Tabletas', icono: 'fas fa-tablets', termino: 'drogas, medicina, pastillas, prescripción,', codigo_css: '\f490')</text:p>
          </table:table-cell>
        </table:table-row>
        <table:table-row table:style-name="ro1">
          <table:table-cell/>
          <table:table-cell office:value-type="string" calcext:value-type="string">
            <text:p>fas fa-tachometer-alt: Tacómetro alternativo </text:p>
          </table:table-cell>
          <table:table-cell office:value-type="string" calcext:value-type="string">
            <text:p><text:s/>fas fa-tachometer-alt </text:p>
          </table:table-cell>
          <table:table-cell office:value-type="string" calcext:value-type="string">
            <text:p><text:s/>tablero de instrumentos, rápido, odómetro, velocidad, velocímetro, </text:p>
          </table:table-cell>
          <table:table-cell office:value-type="string" calcext:value-type="string">
            <text:p><text:s/>\f3fd</text:p>
          </table:table-cell>
          <table:table-cell table:formula="of:=CONCATENATE(&quot;Fontawesome.create!(&quot;;[.$B$1];&quot;: '&quot;;TRIM([.$B1220]);&quot;', &quot;;[.$C$1];&quot;: '&quot;;TRIM([.$C1220]);&quot;', &quot;;[.$D$1];&quot;: '&quot;;TRIM([.$D1220]);&quot;', &quot;;[.$E$1];&quot;: '&quot;;TRIM([.$E1220]);&quot;')&quot;)" office:value-type="string" office:string-value="Fontawesome.create!(prefijo_nombre_css: 'fas fa-tachometer-alt: Tacómetro alternativo', icono: 'fas fa-tachometer-alt', termino: 'tablero de instrumentos, rápido, odómetro, velocidad, velocímetro,', codigo_css: '\f3fd')" calcext:value-type="string">
            <text:p>Fontawesome.create!(prefijo_nombre_css: 'fas fa-tachometer-alt: Tacómetro alternativo', icono: 'fas fa-tachometer-alt', termino: 'tablero de instrumentos, rápido, odómetro, velocidad, velocímetro,', codigo_css: '\f3fd')</text:p>
          </table:table-cell>
        </table:table-row>
        <table:table-row table:style-name="ro1">
          <table:table-cell/>
          <table:table-cell office:value-type="string" calcext:value-type="string">
            <text:p>fas fa-tag: etiqueta </text:p>
          </table:table-cell>
          <table:table-cell office:value-type="string" calcext:value-type="string">
            <text:p><text:s/>fas fa-tag </text:p>
          </table:table-cell>
          <table:table-cell office:value-type="string" calcext:value-type="string">
            <text:p><text:s/>descuento, etiqueta, precio, compras, </text:p>
          </table:table-cell>
          <table:table-cell office:value-type="string" calcext:value-type="string">
            <text:p><text:s/>\f02b</text:p>
          </table:table-cell>
          <table:table-cell table:formula="of:=CONCATENATE(&quot;Fontawesome.create!(&quot;;[.$B$1];&quot;: '&quot;;TRIM([.$B1221]);&quot;', &quot;;[.$C$1];&quot;: '&quot;;TRIM([.$C1221]);&quot;', &quot;;[.$D$1];&quot;: '&quot;;TRIM([.$D1221]);&quot;', &quot;;[.$E$1];&quot;: '&quot;;TRIM([.$E1221]);&quot;')&quot;)" office:value-type="string" office:string-value="Fontawesome.create!(prefijo_nombre_css: 'fas fa-tag: etiqueta', icono: 'fas fa-tag', termino: 'descuento, etiqueta, precio, compras,', codigo_css: '\f02b')" calcext:value-type="string">
            <text:p>Fontawesome.create!(prefijo_nombre_css: 'fas fa-tag: etiqueta', icono: 'fas fa-tag', termino: 'descuento, etiqueta, precio, compras,', codigo_css: '\f02b')</text:p>
          </table:table-cell>
        </table:table-row>
        <table:table-row table:style-name="ro1">
          <table:table-cell/>
          <table:table-cell office:value-type="string" calcext:value-type="string">
            <text:p>fas fa-tags: etiquetas </text:p>
          </table:table-cell>
          <table:table-cell office:value-type="string" calcext:value-type="string">
            <text:p><text:s/>fas fa-tags </text:p>
          </table:table-cell>
          <table:table-cell office:value-type="string" calcext:value-type="string">
            <text:p><text:s/>descuento, etiqueta, precio, compras, </text:p>
          </table:table-cell>
          <table:table-cell office:value-type="string" calcext:value-type="string">
            <text:p><text:s/>\f02c</text:p>
          </table:table-cell>
          <table:table-cell table:formula="of:=CONCATENATE(&quot;Fontawesome.create!(&quot;;[.$B$1];&quot;: '&quot;;TRIM([.$B1222]);&quot;', &quot;;[.$C$1];&quot;: '&quot;;TRIM([.$C1222]);&quot;', &quot;;[.$D$1];&quot;: '&quot;;TRIM([.$D1222]);&quot;', &quot;;[.$E$1];&quot;: '&quot;;TRIM([.$E1222]);&quot;')&quot;)" office:value-type="string" office:string-value="Fontawesome.create!(prefijo_nombre_css: 'fas fa-tags: etiquetas', icono: 'fas fa-tags', termino: 'descuento, etiqueta, precio, compras,', codigo_css: '\f02c')" calcext:value-type="string">
            <text:p>Fontawesome.create!(prefijo_nombre_css: 'fas fa-tags: etiquetas', icono: 'fas fa-tags', termino: 'descuento, etiqueta, precio, compras,', codigo_css: '\f02c')</text:p>
          </table:table-cell>
        </table:table-row>
        <table:table-row table:style-name="ro1">
          <table:table-cell/>
          <table:table-cell office:value-type="string" calcext:value-type="string">
            <text:p>fas fa-tape: Cinta </text:p>
          </table:table-cell>
          <table:table-cell office:value-type="string" calcext:value-type="string">
            <text:p><text:s/>fas fa-tape </text:p>
          </table:table-cell>
          <table:table-cell office:value-type="string" calcext:value-type="string">
            <text:p><text:s/>diseño, paquete, pegajoso, </text:p>
          </table:table-cell>
          <table:table-cell office:value-type="string" calcext:value-type="string">
            <text:p><text:s/>\f4db</text:p>
          </table:table-cell>
          <table:table-cell table:formula="of:=CONCATENATE(&quot;Fontawesome.create!(&quot;;[.$B$1];&quot;: '&quot;;TRIM([.$B1223]);&quot;', &quot;;[.$C$1];&quot;: '&quot;;TRIM([.$C1223]);&quot;', &quot;;[.$D$1];&quot;: '&quot;;TRIM([.$D1223]);&quot;', &quot;;[.$E$1];&quot;: '&quot;;TRIM([.$E1223]);&quot;')&quot;)" office:value-type="string" office:string-value="Fontawesome.create!(prefijo_nombre_css: 'fas fa-tape: Cinta', icono: 'fas fa-tape', termino: 'diseño, paquete, pegajoso,', codigo_css: '\f4db')" calcext:value-type="string">
            <text:p>Fontawesome.create!(prefijo_nombre_css: 'fas fa-tape: Cinta', icono: 'fas fa-tape', termino: 'diseño, paquete, pegajoso,', codigo_css: '\f4db')</text:p>
          </table:table-cell>
        </table:table-row>
        <table:table-row table:style-name="ro1">
          <table:table-cell/>
          <table:table-cell office:value-type="string" calcext:value-type="string">
            <text:p>fas fa-tasks: Tareas </text:p>
          </table:table-cell>
          <table:table-cell office:value-type="string" calcext:value-type="string">
            <text:p><text:s/>fas fa-tasks </text:p>
          </table:table-cell>
          <table:table-cell office:value-type="string" calcext:value-type="string">
            <text:p><text:s/>lista de verificación, descarga, descargas, carga, progreso, gestión de proyectos, configuración, tareas pendientes, </text:p>
          </table:table-cell>
          <table:table-cell office:value-type="string" calcext:value-type="string">
            <text:p><text:s/>\f0ae</text:p>
          </table:table-cell>
          <table:table-cell table:formula="of:=CONCATENATE(&quot;Fontawesome.create!(&quot;;[.$B$1];&quot;: '&quot;;TRIM([.$B1224]);&quot;', &quot;;[.$C$1];&quot;: '&quot;;TRIM([.$C1224]);&quot;', &quot;;[.$D$1];&quot;: '&quot;;TRIM([.$D1224]);&quot;', &quot;;[.$E$1];&quot;: '&quot;;TRIM([.$E1224]);&quot;')&quot;)" office:value-type="string" office:string-value="Fontawesome.create!(prefijo_nombre_css: 'fas fa-tasks: Tareas', icono: 'fas fa-tasks', termino: 'lista de verificación, descarga, descargas, carga, progreso, gestión de proyectos, configuración, tareas pendientes,', codigo_css: '\f0ae')" calcext:value-type="string">
            <text:p>Fontawesome.create!(prefijo_nombre_css: 'fas fa-tasks: Tareas', icono: 'fas fa-tasks', termino: 'lista de verificación, descarga, descargas, carga, progreso, gestión de proyectos, configuración, tareas pendientes,', codigo_css: '\f0ae')</text:p>
          </table:table-cell>
        </table:table-row>
        <table:table-row table:style-name="ro1">
          <table:table-cell/>
          <table:table-cell office:value-type="string" calcext:value-type="string">
            <text:p>fas fa-taxi: Taxi </text:p>
          </table:table-cell>
          <table:table-cell office:value-type="string" calcext:value-type="string">
            <text:p><text:s/>fas fa-taxi </text:p>
          </table:table-cell>
          <table:table-cell office:value-type="string" calcext:value-type="string">
            <text:p><text:s/>taxi, taxista, coche, servicio de coche, lyft, máquina, transporte, viaje, uber, vehículo, </text:p>
          </table:table-cell>
          <table:table-cell office:value-type="string" calcext:value-type="string">
            <text:p><text:s/>\f1ba</text:p>
          </table:table-cell>
          <table:table-cell table:formula="of:=CONCATENATE(&quot;Fontawesome.create!(&quot;;[.$B$1];&quot;: '&quot;;TRIM([.$B1225]);&quot;', &quot;;[.$C$1];&quot;: '&quot;;TRIM([.$C1225]);&quot;', &quot;;[.$D$1];&quot;: '&quot;;TRIM([.$D1225]);&quot;', &quot;;[.$E$1];&quot;: '&quot;;TRIM([.$E1225]);&quot;')&quot;)" office:value-type="string" office:string-value="Fontawesome.create!(prefijo_nombre_css: 'fas fa-taxi: Taxi', icono: 'fas fa-taxi', termino: 'taxi, taxista, coche, servicio de coche, lyft, máquina, transporte, viaje, uber, vehículo,', codigo_css: '\f1ba')" calcext:value-type="string">
            <text:p>Fontawesome.create!(prefijo_nombre_css: 'fas fa-taxi: Taxi', icono: 'fas fa-taxi', termino: 'taxi, taxista, coche, servicio de coche, lyft, máquina, transporte, viaje, uber, vehículo,', codigo_css: '\f1ba')</text:p>
          </table:table-cell>
        </table:table-row>
        <table:table-row table:style-name="ro1">
          <table:table-cell/>
          <table:table-cell office:value-type="string" calcext:value-type="string">
            <text:p>fab fa-teamspeak: TeamSpeak </text:p>
          </table:table-cell>
          <table:table-cell office:value-type="string" calcext:value-type="string">
            <text:p><text:s/>fab fa-teamspea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f9</text:p>
          </table:table-cell>
          <table:table-cell table:formula="of:=CONCATENATE(&quot;Fontawesome.create!(&quot;;[.$B$1];&quot;: '&quot;;TRIM([.$B1226]);&quot;', &quot;;[.$C$1];&quot;: '&quot;;TRIM([.$C1226]);&quot;', &quot;;[.$D$1];&quot;: '&quot;;TRIM([.$D1226]);&quot;', &quot;;[.$E$1];&quot;: '&quot;;TRIM([.$E1226]);&quot;')&quot;)" office:value-type="string" office:string-value="Fontawesome.create!(prefijo_nombre_css: 'fab fa-teamspeak: TeamSpeak', icono: 'fab fa-teamspeak', termino: '', codigo_css: '\f4f9')" calcext:value-type="string">
            <text:p>Fontawesome.create!(prefijo_nombre_css: 'fab fa-teamspeak: TeamSpeak', icono: 'fab fa-teamspeak', termino: '', codigo_css: '\f4f9')</text:p>
          </table:table-cell>
        </table:table-row>
        <table:table-row table:style-name="ro1">
          <table:table-cell/>
          <table:table-cell office:value-type="string" calcext:value-type="string">
            <text:p>fas fa-teeth: Dientes </text:p>
          </table:table-cell>
          <table:table-cell office:value-type="string" calcext:value-type="string">
            <text:p><text:s/>fas fa-teeth </text:p>
          </table:table-cell>
          <table:table-cell office:value-type="string" calcext:value-type="string">
            <text:p><text:s/>dental, dientes, encías, la boca, mordedura, dentista, sonreír, </text:p>
          </table:table-cell>
          <table:table-cell office:value-type="string" calcext:value-type="string">
            <text:p><text:s/>\f62e</text:p>
          </table:table-cell>
          <table:table-cell table:formula="of:=CONCATENATE(&quot;Fontawesome.create!(&quot;;[.$B$1];&quot;: '&quot;;TRIM([.$B1227]);&quot;', &quot;;[.$C$1];&quot;: '&quot;;TRIM([.$C1227]);&quot;', &quot;;[.$D$1];&quot;: '&quot;;TRIM([.$D1227]);&quot;', &quot;;[.$E$1];&quot;: '&quot;;TRIM([.$E1227]);&quot;')&quot;)" office:value-type="string" office:string-value="Fontawesome.create!(prefijo_nombre_css: 'fas fa-teeth: Dientes', icono: 'fas fa-teeth', termino: 'dental, dientes, encías, la boca, mordedura, dentista, sonreír,', codigo_css: '\f62e')" calcext:value-type="string">
            <text:p>Fontawesome.create!(prefijo_nombre_css: 'fas fa-teeth: Dientes', icono: 'fas fa-teeth', termino: 'dental, dientes, encías, la boca, mordedura, dentista, sonreír,', codigo_css: '\f62e')</text:p>
          </table:table-cell>
        </table:table-row>
        <table:table-row table:style-name="ro1">
          <table:table-cell/>
          <table:table-cell office:value-type="string" calcext:value-type="string">
            <text:p>fas fa-teeth-open: Dientes Open </text:p>
          </table:table-cell>
          <table:table-cell office:value-type="string" calcext:value-type="string">
            <text:p><text:s/>fas fa-teeth-open </text:p>
          </table:table-cell>
          <table:table-cell office:value-type="string" calcext:value-type="string">
            <text:p><text:s/>dental, dientes, encías, la boca, dentista, sonreír, </text:p>
          </table:table-cell>
          <table:table-cell office:value-type="string" calcext:value-type="string">
            <text:p><text:s/>\f62f</text:p>
          </table:table-cell>
          <table:table-cell table:formula="of:=CONCATENATE(&quot;Fontawesome.create!(&quot;;[.$B$1];&quot;: '&quot;;TRIM([.$B1228]);&quot;', &quot;;[.$C$1];&quot;: '&quot;;TRIM([.$C1228]);&quot;', &quot;;[.$D$1];&quot;: '&quot;;TRIM([.$D1228]);&quot;', &quot;;[.$E$1];&quot;: '&quot;;TRIM([.$E1228]);&quot;')&quot;)" office:value-type="string" office:string-value="Fontawesome.create!(prefijo_nombre_css: 'fas fa-teeth-open: Dientes Open', icono: 'fas fa-teeth-open', termino: 'dental, dientes, encías, la boca, dentista, sonreír,', codigo_css: '\f62f')" calcext:value-type="string">
            <text:p>Fontawesome.create!(prefijo_nombre_css: 'fas fa-teeth-open: Dientes Open', icono: 'fas fa-teeth-open', termino: 'dental, dientes, encías, la boca, dentista, sonreír,', codigo_css: '\f62f')</text:p>
          </table:table-cell>
        </table:table-row>
        <table:table-row table:style-name="ro1">
          <table:table-cell/>
          <table:table-cell office:value-type="string" calcext:value-type="string">
            <text:p>fab fa-telegram: Telegrama </text:p>
          </table:table-cell>
          <table:table-cell office:value-type="string" calcext:value-type="string">
            <text:p><text:s/>fab fa-telegr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c6</text:p>
          </table:table-cell>
          <table:table-cell table:formula="of:=CONCATENATE(&quot;Fontawesome.create!(&quot;;[.$B$1];&quot;: '&quot;;TRIM([.$B1229]);&quot;', &quot;;[.$C$1];&quot;: '&quot;;TRIM([.$C1229]);&quot;', &quot;;[.$D$1];&quot;: '&quot;;TRIM([.$D1229]);&quot;', &quot;;[.$E$1];&quot;: '&quot;;TRIM([.$E1229]);&quot;')&quot;)" office:value-type="string" office:string-value="Fontawesome.create!(prefijo_nombre_css: 'fab fa-telegram: Telegrama', icono: 'fab fa-telegram', termino: '', codigo_css: '\f2c6')" calcext:value-type="string">
            <text:p>Fontawesome.create!(prefijo_nombre_css: 'fab fa-telegram: Telegrama', icono: 'fab fa-telegram', termino: '', codigo_css: '\f2c6')</text:p>
          </table:table-cell>
        </table:table-row>
        <table:table-row table:style-name="ro1">
          <table:table-cell/>
          <table:table-cell office:value-type="string" calcext:value-type="string">
            <text:p>fab fa-telegram-plane: Telegrama Plane </text:p>
          </table:table-cell>
          <table:table-cell office:value-type="string" calcext:value-type="string">
            <text:p><text:s/>fab fa-telegram-plan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3fe</text:p>
          </table:table-cell>
          <table:table-cell table:formula="of:=CONCATENATE(&quot;Fontawesome.create!(&quot;;[.$B$1];&quot;: '&quot;;TRIM([.$B1230]);&quot;', &quot;;[.$C$1];&quot;: '&quot;;TRIM([.$C1230]);&quot;', &quot;;[.$D$1];&quot;: '&quot;;TRIM([.$D1230]);&quot;', &quot;;[.$E$1];&quot;: '&quot;;TRIM([.$E1230]);&quot;')&quot;)" office:value-type="string" office:string-value="Fontawesome.create!(prefijo_nombre_css: 'fab fa-telegram-plane: Telegrama Plane', icono: 'fab fa-telegram-plane', termino: '', codigo_css: '\f3fe')" calcext:value-type="string">
            <text:p>Fontawesome.create!(prefijo_nombre_css: 'fab fa-telegram-plane: Telegrama Plane', icono: 'fab fa-telegram-plane', termino: '', codigo_css: '\f3fe')</text:p>
          </table:table-cell>
        </table:table-row>
        <table:table-row table:style-name="ro1">
          <table:table-cell/>
          <table:table-cell office:value-type="string" calcext:value-type="string">
            <text:p>fas fa-temperature-high: Alta temperatura </text:p>
          </table:table-cell>
          <table:table-cell office:value-type="string" calcext:value-type="string">
            <text:p><text:s/>fas fa-temperature-high </text:p>
          </table:table-cell>
          <table:table-cell office:value-type="string" calcext:value-type="string">
            <text:p><text:s/>cocinar, covid-19, mercurio, termómetro, verano, calentar, </text:p>
          </table:table-cell>
          <table:table-cell office:value-type="string" calcext:value-type="string">
            <text:p><text:s/>\f769</text:p>
          </table:table-cell>
          <table:table-cell table:formula="of:=CONCATENATE(&quot;Fontawesome.create!(&quot;;[.$B$1];&quot;: '&quot;;TRIM([.$B1231]);&quot;', &quot;;[.$C$1];&quot;: '&quot;;TRIM([.$C1231]);&quot;', &quot;;[.$D$1];&quot;: '&quot;;TRIM([.$D1231]);&quot;', &quot;;[.$E$1];&quot;: '&quot;;TRIM([.$E1231]);&quot;')&quot;)" office:value-type="string" office:string-value="Fontawesome.create!(prefijo_nombre_css: 'fas fa-temperature-high: Alta temperatura', icono: 'fas fa-temperature-high', termino: 'cocinar, covid-19, mercurio, termómetro, verano, calentar,', codigo_css: '\f769')" calcext:value-type="string">
            <text:p>Fontawesome.create!(prefijo_nombre_css: 'fas fa-temperature-high: Alta temperatura', icono: 'fas fa-temperature-high', termino: 'cocinar, covid-19, mercurio, termómetro, verano, calentar,', codigo_css: '\f769')</text:p>
          </table:table-cell>
        </table:table-row>
        <table:table-row table:style-name="ro1">
          <table:table-cell/>
          <table:table-cell office:value-type="string" calcext:value-type="string">
            <text:p>fas fa-temperature-low: Baja temperatura </text:p>
          </table:table-cell>
          <table:table-cell office:value-type="string" calcext:value-type="string">
            <text:p><text:s/>fas fa-temperature-low </text:p>
          </table:table-cell>
          <table:table-cell office:value-type="string" calcext:value-type="string">
            <text:p><text:s/>frío, frío, guay, invierno, mercurio, termómetro, </text:p>
          </table:table-cell>
          <table:table-cell office:value-type="string" calcext:value-type="string">
            <text:p><text:s/>\f76b</text:p>
          </table:table-cell>
          <table:table-cell table:formula="of:=CONCATENATE(&quot;Fontawesome.create!(&quot;;[.$B$1];&quot;: '&quot;;TRIM([.$B1232]);&quot;', &quot;;[.$C$1];&quot;: '&quot;;TRIM([.$C1232]);&quot;', &quot;;[.$D$1];&quot;: '&quot;;TRIM([.$D1232]);&quot;', &quot;;[.$E$1];&quot;: '&quot;;TRIM([.$E1232]);&quot;')&quot;)" office:value-type="string" office:string-value="Fontawesome.create!(prefijo_nombre_css: 'fas fa-temperature-low: Baja temperatura', icono: 'fas fa-temperature-low', termino: 'frío, frío, guay, invierno, mercurio, termómetro,', codigo_css: '\f76b')" calcext:value-type="string">
            <text:p>Fontawesome.create!(prefijo_nombre_css: 'fas fa-temperature-low: Baja temperatura', icono: 'fas fa-temperature-low', termino: 'frío, frío, guay, invierno, mercurio, termómetro,', codigo_css: '\f76b')</text:p>
          </table:table-cell>
        </table:table-row>
        <table:table-row table:style-name="ro1">
          <table:table-cell/>
          <table:table-cell office:value-type="string" calcext:value-type="string">
            <text:p>fab fa-tencent-weibo: Tencent Weibo </text:p>
          </table:table-cell>
          <table:table-cell office:value-type="string" calcext:value-type="string">
            <text:p><text:s/>fab fa-tencent-weib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d5</text:p>
          </table:table-cell>
          <table:table-cell table:formula="of:=CONCATENATE(&quot;Fontawesome.create!(&quot;;[.$B$1];&quot;: '&quot;;TRIM([.$B1233]);&quot;', &quot;;[.$C$1];&quot;: '&quot;;TRIM([.$C1233]);&quot;', &quot;;[.$D$1];&quot;: '&quot;;TRIM([.$D1233]);&quot;', &quot;;[.$E$1];&quot;: '&quot;;TRIM([.$E1233]);&quot;')&quot;)" office:value-type="string" office:string-value="Fontawesome.create!(prefijo_nombre_css: 'fab fa-tencent-weibo: Tencent Weibo', icono: 'fab fa-tencent-weibo', termino: '', codigo_css: '\f1d5')" calcext:value-type="string">
            <text:p>Fontawesome.create!(prefijo_nombre_css: 'fab fa-tencent-weibo: Tencent Weibo', icono: 'fab fa-tencent-weibo', termino: '', codigo_css: '\f1d5')</text:p>
          </table:table-cell>
        </table:table-row>
        <table:table-row table:style-name="ro1">
          <table:table-cell/>
          <table:table-cell office:value-type="string" calcext:value-type="string">
            <text:p>fas fa-tenge: Tenge </text:p>
          </table:table-cell>
          <table:table-cell office:value-type="string" calcext:value-type="string">
            <text:p><text:s/>fas fa-tenge </text:p>
          </table:table-cell>
          <table:table-cell office:value-type="string" calcext:value-type="string">
            <text:p><text:s/>moneda, kazajstán, precio, </text:p>
          </table:table-cell>
          <table:table-cell office:value-type="string" calcext:value-type="string">
            <text:p><text:s/>\f7d7</text:p>
          </table:table-cell>
          <table:table-cell table:formula="of:=CONCATENATE(&quot;Fontawesome.create!(&quot;;[.$B$1];&quot;: '&quot;;TRIM([.$B1234]);&quot;', &quot;;[.$C$1];&quot;: '&quot;;TRIM([.$C1234]);&quot;', &quot;;[.$D$1];&quot;: '&quot;;TRIM([.$D1234]);&quot;', &quot;;[.$E$1];&quot;: '&quot;;TRIM([.$E1234]);&quot;')&quot;)" office:value-type="string" office:string-value="Fontawesome.create!(prefijo_nombre_css: 'fas fa-tenge: Tenge', icono: 'fas fa-tenge', termino: 'moneda, kazajstán, precio,', codigo_css: '\f7d7')" calcext:value-type="string">
            <text:p>Fontawesome.create!(prefijo_nombre_css: 'fas fa-tenge: Tenge', icono: 'fas fa-tenge', termino: 'moneda, kazajstán, precio,', codigo_css: '\f7d7')</text:p>
          </table:table-cell>
        </table:table-row>
        <table:table-row table:style-name="ro1">
          <table:table-cell/>
          <table:table-cell office:value-type="string" calcext:value-type="string">
            <text:p>fas fa-terminal: Terminal </text:p>
          </table:table-cell>
          <table:table-cell office:value-type="string" calcext:value-type="string">
            <text:p><text:s/>fas fa-terminal </text:p>
          </table:table-cell>
          <table:table-cell office:value-type="string" calcext:value-type="string">
            <text:p><text:s/>código, comando, consola, desarrollo, solicitud, </text:p>
          </table:table-cell>
          <table:table-cell office:value-type="string" calcext:value-type="string">
            <text:p><text:s/>\f120</text:p>
          </table:table-cell>
          <table:table-cell table:formula="of:=CONCATENATE(&quot;Fontawesome.create!(&quot;;[.$B$1];&quot;: '&quot;;TRIM([.$B1235]);&quot;', &quot;;[.$C$1];&quot;: '&quot;;TRIM([.$C1235]);&quot;', &quot;;[.$D$1];&quot;: '&quot;;TRIM([.$D1235]);&quot;', &quot;;[.$E$1];&quot;: '&quot;;TRIM([.$E1235]);&quot;')&quot;)" office:value-type="string" office:string-value="Fontawesome.create!(prefijo_nombre_css: 'fas fa-terminal: Terminal', icono: 'fas fa-terminal', termino: 'código, comando, consola, desarrollo, solicitud,', codigo_css: '\f120')" calcext:value-type="string">
            <text:p>Fontawesome.create!(prefijo_nombre_css: 'fas fa-terminal: Terminal', icono: 'fas fa-terminal', termino: 'código, comando, consola, desarrollo, solicitud,', codigo_css: '\f120')</text:p>
          </table:table-cell>
        </table:table-row>
        <table:table-row table:style-name="ro1">
          <table:table-cell/>
          <table:table-cell office:value-type="string" calcext:value-type="string">
            <text:p>fas fa-text-height: Altura del texto </text:p>
          </table:table-cell>
          <table:table-cell office:value-type="string" calcext:value-type="string">
            <text:p><text:s/>fas fa-text-height </text:p>
          </table:table-cell>
          <table:table-cell office:value-type="string" calcext:value-type="string">
            <text:p><text:s/>editar, fuente, formato, texto, tipo, </text:p>
          </table:table-cell>
          <table:table-cell office:value-type="string" calcext:value-type="string">
            <text:p><text:s/>\f034</text:p>
          </table:table-cell>
          <table:table-cell table:formula="of:=CONCATENATE(&quot;Fontawesome.create!(&quot;;[.$B$1];&quot;: '&quot;;TRIM([.$B1236]);&quot;', &quot;;[.$C$1];&quot;: '&quot;;TRIM([.$C1236]);&quot;', &quot;;[.$D$1];&quot;: '&quot;;TRIM([.$D1236]);&quot;', &quot;;[.$E$1];&quot;: '&quot;;TRIM([.$E1236]);&quot;')&quot;)" office:value-type="string" office:string-value="Fontawesome.create!(prefijo_nombre_css: 'fas fa-text-height: Altura del texto', icono: 'fas fa-text-height', termino: 'editar, fuente, formato, texto, tipo,', codigo_css: '\f034')" calcext:value-type="string">
            <text:p>Fontawesome.create!(prefijo_nombre_css: 'fas fa-text-height: Altura del texto', icono: 'fas fa-text-height', termino: 'editar, fuente, formato, texto, tipo,', codigo_css: '\f034')</text:p>
          </table:table-cell>
        </table:table-row>
        <table:table-row table:style-name="ro1">
          <table:table-cell/>
          <table:table-cell office:value-type="string" calcext:value-type="string">
            <text:p>fas fa-text-width: Ancho del texto </text:p>
          </table:table-cell>
          <table:table-cell office:value-type="string" calcext:value-type="string">
            <text:p><text:s/>fas fa-text-width </text:p>
          </table:table-cell>
          <table:table-cell office:value-type="string" calcext:value-type="string">
            <text:p><text:s/>editar, fuente, formato, texto, tipo, </text:p>
          </table:table-cell>
          <table:table-cell office:value-type="string" calcext:value-type="string">
            <text:p><text:s/>\f035</text:p>
          </table:table-cell>
          <table:table-cell table:formula="of:=CONCATENATE(&quot;Fontawesome.create!(&quot;;[.$B$1];&quot;: '&quot;;TRIM([.$B1237]);&quot;', &quot;;[.$C$1];&quot;: '&quot;;TRIM([.$C1237]);&quot;', &quot;;[.$D$1];&quot;: '&quot;;TRIM([.$D1237]);&quot;', &quot;;[.$E$1];&quot;: '&quot;;TRIM([.$E1237]);&quot;')&quot;)" office:value-type="string" office:string-value="Fontawesome.create!(prefijo_nombre_css: 'fas fa-text-width: Ancho del texto', icono: 'fas fa-text-width', termino: 'editar, fuente, formato, texto, tipo,', codigo_css: '\f035')" calcext:value-type="string">
            <text:p>Fontawesome.create!(prefijo_nombre_css: 'fas fa-text-width: Ancho del texto', icono: 'fas fa-text-width', termino: 'editar, fuente, formato, texto, tipo,', codigo_css: '\f035')</text:p>
          </table:table-cell>
        </table:table-row>
        <table:table-row table:style-name="ro1">
          <table:table-cell/>
          <table:table-cell office:value-type="string" calcext:value-type="string">
            <text:p>fas fa-th: th </text:p>
          </table:table-cell>
          <table:table-cell office:value-type="string" calcext:value-type="string">
            <text:p><text:s/>fas fa-th </text:p>
          </table:table-cell>
          <table:table-cell office:value-type="string" calcext:value-type="string">
            <text:p><text:s/>bloques, cajas, cuadrículas, cuadrados, </text:p>
          </table:table-cell>
          <table:table-cell office:value-type="string" calcext:value-type="string">
            <text:p><text:s/>\f00a</text:p>
          </table:table-cell>
          <table:table-cell table:formula="of:=CONCATENATE(&quot;Fontawesome.create!(&quot;;[.$B$1];&quot;: '&quot;;TRIM([.$B1238]);&quot;', &quot;;[.$C$1];&quot;: '&quot;;TRIM([.$C1238]);&quot;', &quot;;[.$D$1];&quot;: '&quot;;TRIM([.$D1238]);&quot;', &quot;;[.$E$1];&quot;: '&quot;;TRIM([.$E1238]);&quot;')&quot;)" office:value-type="string" office:string-value="Fontawesome.create!(prefijo_nombre_css: 'fas fa-th: th', icono: 'fas fa-th', termino: 'bloques, cajas, cuadrículas, cuadrados,', codigo_css: '\f00a')" calcext:value-type="string">
            <text:p>Fontawesome.create!(prefijo_nombre_css: 'fas fa-th: th', icono: 'fas fa-th', termino: 'bloques, cajas, cuadrículas, cuadrados,', codigo_css: '\f00a')</text:p>
          </table:table-cell>
        </table:table-row>
        <table:table-row table:style-name="ro1">
          <table:table-cell/>
          <table:table-cell office:value-type="string" calcext:value-type="string">
            <text:p>fas fa-th-large: th-grande </text:p>
          </table:table-cell>
          <table:table-cell office:value-type="string" calcext:value-type="string">
            <text:p><text:s/>fas fa-th-large </text:p>
          </table:table-cell>
          <table:table-cell office:value-type="string" calcext:value-type="string">
            <text:p><text:s/>bloques, cajas, cuadrículas, cuadrados, </text:p>
          </table:table-cell>
          <table:table-cell office:value-type="string" calcext:value-type="string">
            <text:p><text:s/>\f009</text:p>
          </table:table-cell>
          <table:table-cell table:formula="of:=CONCATENATE(&quot;Fontawesome.create!(&quot;;[.$B$1];&quot;: '&quot;;TRIM([.$B1239]);&quot;', &quot;;[.$C$1];&quot;: '&quot;;TRIM([.$C1239]);&quot;', &quot;;[.$D$1];&quot;: '&quot;;TRIM([.$D1239]);&quot;', &quot;;[.$E$1];&quot;: '&quot;;TRIM([.$E1239]);&quot;')&quot;)" office:value-type="string" office:string-value="Fontawesome.create!(prefijo_nombre_css: 'fas fa-th-large: th-grande', icono: 'fas fa-th-large', termino: 'bloques, cajas, cuadrículas, cuadrados,', codigo_css: '\f009')" calcext:value-type="string">
            <text:p>Fontawesome.create!(prefijo_nombre_css: 'fas fa-th-large: th-grande', icono: 'fas fa-th-large', termino: 'bloques, cajas, cuadrículas, cuadrados,', codigo_css: '\f009')</text:p>
          </table:table-cell>
        </table:table-row>
        <table:table-row table:style-name="ro1">
          <table:table-cell/>
          <table:table-cell office:value-type="string" calcext:value-type="string">
            <text:p>fas fa-th-list: lista-th </text:p>
          </table:table-cell>
          <table:table-cell office:value-type="string" calcext:value-type="string">
            <text:p><text:s/>fas fa-th-list </text:p>
          </table:table-cell>
          <table:table-cell office:value-type="string" calcext:value-type="string">
            <text:p><text:s/>lista de verificación, completado, hecho, terminado, ol, todo, ul, </text:p>
          </table:table-cell>
          <table:table-cell office:value-type="string" calcext:value-type="string">
            <text:p><text:s/>\f00b</text:p>
          </table:table-cell>
          <table:table-cell table:formula="of:=CONCATENATE(&quot;Fontawesome.create!(&quot;;[.$B$1];&quot;: '&quot;;TRIM([.$B1240]);&quot;', &quot;;[.$C$1];&quot;: '&quot;;TRIM([.$C1240]);&quot;', &quot;;[.$D$1];&quot;: '&quot;;TRIM([.$D1240]);&quot;', &quot;;[.$E$1];&quot;: '&quot;;TRIM([.$E1240]);&quot;')&quot;)" office:value-type="string" office:string-value="Fontawesome.create!(prefijo_nombre_css: 'fas fa-th-list: lista-th', icono: 'fas fa-th-list', termino: 'lista de verificación, completado, hecho, terminado, ol, todo, ul,', codigo_css: '\f00b')" calcext:value-type="string">
            <text:p>Fontawesome.create!(prefijo_nombre_css: 'fas fa-th-list: lista-th', icono: 'fas fa-th-list', termino: 'lista de verificación, completado, hecho, terminado, ol, todo, ul,', codigo_css: '\f00b')</text:p>
          </table:table-cell>
        </table:table-row>
        <table:table-row table:style-name="ro1">
          <table:table-cell/>
          <table:table-cell office:value-type="string" calcext:value-type="string">
            <text:p>fab fa-the-red-yeti: El Yeti Rojo </text:p>
          </table:table-cell>
          <table:table-cell office:value-type="string" calcext:value-type="string">
            <text:p><text:s/>fab fa-the-red-yeti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69d</text:p>
          </table:table-cell>
          <table:table-cell table:formula="of:=CONCATENATE(&quot;Fontawesome.create!(&quot;;[.$B$1];&quot;: '&quot;;TRIM([.$B1241]);&quot;', &quot;;[.$C$1];&quot;: '&quot;;TRIM([.$C1241]);&quot;', &quot;;[.$D$1];&quot;: '&quot;;TRIM([.$D1241]);&quot;', &quot;;[.$E$1];&quot;: '&quot;;TRIM([.$E1241]);&quot;')&quot;)" office:value-type="string" office:string-value="Fontawesome.create!(prefijo_nombre_css: 'fab fa-the-red-yeti: El Yeti Rojo', icono: 'fab fa-the-red-yeti', termino: '', codigo_css: '\f69d')" calcext:value-type="string">
            <text:p>Fontawesome.create!(prefijo_nombre_css: 'fab fa-the-red-yeti: El Yeti Rojo', icono: 'fab fa-the-red-yeti', termino: '', codigo_css: '\f69d')</text:p>
          </table:table-cell>
        </table:table-row>
        <table:table-row table:style-name="ro1">
          <table:table-cell/>
          <table:table-cell office:value-type="string" calcext:value-type="string">
            <text:p>fas fa-theater-masks: Máscaras de teatro </text:p>
          </table:table-cell>
          <table:table-cell office:value-type="string" calcext:value-type="string">
            <text:p><text:s/>fas fa-theater-masks </text:p>
          </table:table-cell>
          <table:table-cell office:value-type="string" calcext:value-type="string">
            <text:p><text:s/>comedia, realizar, teatro, tragedia, </text:p>
          </table:table-cell>
          <table:table-cell office:value-type="string" calcext:value-type="string">
            <text:p><text:s/>\f630</text:p>
          </table:table-cell>
          <table:table-cell table:formula="of:=CONCATENATE(&quot;Fontawesome.create!(&quot;;[.$B$1];&quot;: '&quot;;TRIM([.$B1242]);&quot;', &quot;;[.$C$1];&quot;: '&quot;;TRIM([.$C1242]);&quot;', &quot;;[.$D$1];&quot;: '&quot;;TRIM([.$D1242]);&quot;', &quot;;[.$E$1];&quot;: '&quot;;TRIM([.$E1242]);&quot;')&quot;)" office:value-type="string" office:string-value="Fontawesome.create!(prefijo_nombre_css: 'fas fa-theater-masks: Máscaras de teatro', icono: 'fas fa-theater-masks', termino: 'comedia, realizar, teatro, tragedia,', codigo_css: '\f630')" calcext:value-type="string">
            <text:p>Fontawesome.create!(prefijo_nombre_css: 'fas fa-theater-masks: Máscaras de teatro', icono: 'fas fa-theater-masks', termino: 'comedia, realizar, teatro, tragedia,', codigo_css: '\f630')</text:p>
          </table:table-cell>
        </table:table-row>
        <table:table-row table:style-name="ro1">
          <table:table-cell/>
          <table:table-cell office:value-type="string" calcext:value-type="string">
            <text:p>fab fa-themeco: Themeco </text:p>
          </table:table-cell>
          <table:table-cell office:value-type="string" calcext:value-type="string">
            <text:p><text:s/>fab fa-themec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c6</text:p>
          </table:table-cell>
          <table:table-cell table:formula="of:=CONCATENATE(&quot;Fontawesome.create!(&quot;;[.$B$1];&quot;: '&quot;;TRIM([.$B1243]);&quot;', &quot;;[.$C$1];&quot;: '&quot;;TRIM([.$C1243]);&quot;', &quot;;[.$D$1];&quot;: '&quot;;TRIM([.$D1243]);&quot;', &quot;;[.$E$1];&quot;: '&quot;;TRIM([.$E1243]);&quot;')&quot;)" office:value-type="string" office:string-value="Fontawesome.create!(prefijo_nombre_css: 'fab fa-themeco: Themeco', icono: 'fab fa-themeco', termino: '', codigo_css: '\f5c6')" calcext:value-type="string">
            <text:p>Fontawesome.create!(prefijo_nombre_css: 'fab fa-themeco: Themeco', icono: 'fab fa-themeco', termino: '', codigo_css: '\f5c6')</text:p>
          </table:table-cell>
        </table:table-row>
        <table:table-row table:style-name="ro1">
          <table:table-cell/>
          <table:table-cell office:value-type="string" calcext:value-type="string">
            <text:p>fab fa-themeisle: ThemeIsle </text:p>
          </table:table-cell>
          <table:table-cell office:value-type="string" calcext:value-type="string">
            <text:p><text:s/>fab fa-themeis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b2</text:p>
          </table:table-cell>
          <table:table-cell table:formula="of:=CONCATENATE(&quot;Fontawesome.create!(&quot;;[.$B$1];&quot;: '&quot;;TRIM([.$B1244]);&quot;', &quot;;[.$C$1];&quot;: '&quot;;TRIM([.$C1244]);&quot;', &quot;;[.$D$1];&quot;: '&quot;;TRIM([.$D1244]);&quot;', &quot;;[.$E$1];&quot;: '&quot;;TRIM([.$E1244]);&quot;')&quot;)" office:value-type="string" office:string-value="Fontawesome.create!(prefijo_nombre_css: 'fab fa-themeisle: ThemeIsle', icono: 'fab fa-themeisle', termino: '', codigo_css: '\f2b2')" calcext:value-type="string">
            <text:p>Fontawesome.create!(prefijo_nombre_css: 'fab fa-themeisle: ThemeIsle', icono: 'fab fa-themeisle', termino: '', codigo_css: '\f2b2')</text:p>
          </table:table-cell>
        </table:table-row>
        <table:table-row table:style-name="ro1">
          <table:table-cell/>
          <table:table-cell office:value-type="string" calcext:value-type="string">
            <text:p>fas fa-thermometer: Termómetro </text:p>
          </table:table-cell>
          <table:table-cell office:value-type="string" calcext:value-type="string">
            <text:p><text:s/>fas fa-thermometer </text:p>
          </table:table-cell>
          <table:table-cell office:value-type="string" calcext:value-type="string">
            <text:p><text:s/>covid-19, estado de mercurio, temperatura, </text:p>
          </table:table-cell>
          <table:table-cell office:value-type="string" calcext:value-type="string">
            <text:p><text:s/>\f491</text:p>
          </table:table-cell>
          <table:table-cell table:formula="of:=CONCATENATE(&quot;Fontawesome.create!(&quot;;[.$B$1];&quot;: '&quot;;TRIM([.$B1245]);&quot;', &quot;;[.$C$1];&quot;: '&quot;;TRIM([.$C1245]);&quot;', &quot;;[.$D$1];&quot;: '&quot;;TRIM([.$D1245]);&quot;', &quot;;[.$E$1];&quot;: '&quot;;TRIM([.$E1245]);&quot;')&quot;)" office:value-type="string" office:string-value="Fontawesome.create!(prefijo_nombre_css: 'fas fa-thermometer: Termómetro', icono: 'fas fa-thermometer', termino: 'covid-19, estado de mercurio, temperatura,', codigo_css: '\f491')" calcext:value-type="string">
            <text:p>Fontawesome.create!(prefijo_nombre_css: 'fas fa-thermometer: Termómetro', icono: 'fas fa-thermometer', termino: 'covid-19, estado de mercurio, temperatura,', codigo_css: '\f491')</text:p>
          </table:table-cell>
        </table:table-row>
        <table:table-row table:style-name="ro1">
          <table:table-cell/>
          <table:table-cell office:value-type="string" calcext:value-type="string">
            <text:p>fas fa-thermometer-empty: Termómetro Empty </text:p>
          </table:table-cell>
          <table:table-cell office:value-type="string" calcext:value-type="string">
            <text:p><text:s/>fas fa-thermometer-empty </text:p>
          </table:table-cell>
          <table:table-cell office:value-type="string" calcext:value-type="string">
            <text:p><text:s/>frío, mercurio, estado, temperatura, </text:p>
          </table:table-cell>
          <table:table-cell office:value-type="string" calcext:value-type="string">
            <text:p><text:s/>\f2cb</text:p>
          </table:table-cell>
          <table:table-cell table:formula="of:=CONCATENATE(&quot;Fontawesome.create!(&quot;;[.$B$1];&quot;: '&quot;;TRIM([.$B1246]);&quot;', &quot;;[.$C$1];&quot;: '&quot;;TRIM([.$C1246]);&quot;', &quot;;[.$D$1];&quot;: '&quot;;TRIM([.$D1246]);&quot;', &quot;;[.$E$1];&quot;: '&quot;;TRIM([.$E1246]);&quot;')&quot;)" office:value-type="string" office:string-value="Fontawesome.create!(prefijo_nombre_css: 'fas fa-thermometer-empty: Termómetro Empty', icono: 'fas fa-thermometer-empty', termino: 'frío, mercurio, estado, temperatura,', codigo_css: '\f2cb')" calcext:value-type="string">
            <text:p>Fontawesome.create!(prefijo_nombre_css: 'fas fa-thermometer-empty: Termómetro Empty', icono: 'fas fa-thermometer-empty', termino: 'frío, mercurio, estado, temperatura,', codigo_css: '\f2cb')</text:p>
          </table:table-cell>
        </table:table-row>
        <table:table-row table:style-name="ro1">
          <table:table-cell/>
          <table:table-cell office:value-type="string" calcext:value-type="string">
            <text:p>fas fa-thermometer-full: Termómetro Full </text:p>
          </table:table-cell>
          <table:table-cell office:value-type="string" calcext:value-type="string">
            <text:p><text:s/>fas fa-thermometer-full </text:p>
          </table:table-cell>
          <table:table-cell office:value-type="string" calcext:value-type="string">
            <text:p><text:s/>fiebre, calor, mercurio, estado, temperatura, </text:p>
          </table:table-cell>
          <table:table-cell office:value-type="string" calcext:value-type="string">
            <text:p><text:s/>\f2c7</text:p>
          </table:table-cell>
          <table:table-cell table:formula="of:=CONCATENATE(&quot;Fontawesome.create!(&quot;;[.$B$1];&quot;: '&quot;;TRIM([.$B1247]);&quot;', &quot;;[.$C$1];&quot;: '&quot;;TRIM([.$C1247]);&quot;', &quot;;[.$D$1];&quot;: '&quot;;TRIM([.$D1247]);&quot;', &quot;;[.$E$1];&quot;: '&quot;;TRIM([.$E1247]);&quot;')&quot;)" office:value-type="string" office:string-value="Fontawesome.create!(prefijo_nombre_css: 'fas fa-thermometer-full: Termómetro Full', icono: 'fas fa-thermometer-full', termino: 'fiebre, calor, mercurio, estado, temperatura,', codigo_css: '\f2c7')" calcext:value-type="string">
            <text:p>Fontawesome.create!(prefijo_nombre_css: 'fas fa-thermometer-full: Termómetro Full', icono: 'fas fa-thermometer-full', termino: 'fiebre, calor, mercurio, estado, temperatura,', codigo_css: '\f2c7')</text:p>
          </table:table-cell>
        </table:table-row>
        <table:table-row table:style-name="ro1">
          <table:table-cell/>
          <table:table-cell office:value-type="string" calcext:value-type="string">
            <text:p>fas fa-thermometer-half: Termómetro 1/2 Full </text:p>
          </table:table-cell>
          <table:table-cell office:value-type="string" calcext:value-type="string">
            <text:p><text:s/>fas fa-thermometer-half </text:p>
          </table:table-cell>
          <table:table-cell office:value-type="string" calcext:value-type="string">
            <text:p><text:s/>mercurio, estado, temperatura, </text:p>
          </table:table-cell>
          <table:table-cell office:value-type="string" calcext:value-type="string">
            <text:p><text:s/>\f2c9</text:p>
          </table:table-cell>
          <table:table-cell table:formula="of:=CONCATENATE(&quot;Fontawesome.create!(&quot;;[.$B$1];&quot;: '&quot;;TRIM([.$B1248]);&quot;', &quot;;[.$C$1];&quot;: '&quot;;TRIM([.$C1248]);&quot;', &quot;;[.$D$1];&quot;: '&quot;;TRIM([.$D1248]);&quot;', &quot;;[.$E$1];&quot;: '&quot;;TRIM([.$E1248]);&quot;')&quot;)" office:value-type="string" office:string-value="Fontawesome.create!(prefijo_nombre_css: 'fas fa-thermometer-half: Termómetro 1/2 Full', icono: 'fas fa-thermometer-half', termino: 'mercurio, estado, temperatura,', codigo_css: '\f2c9')" calcext:value-type="string">
            <text:p>Fontawesome.create!(prefijo_nombre_css: 'fas fa-thermometer-half: Termómetro 1/2 Full', icono: 'fas fa-thermometer-half', termino: 'mercurio, estado, temperatura,', codigo_css: '\f2c9')</text:p>
          </table:table-cell>
        </table:table-row>
        <table:table-row table:style-name="ro1">
          <table:table-cell/>
          <table:table-cell office:value-type="string" calcext:value-type="string">
            <text:p>fas fa-thermometer-quarter: Termómetro 1/4 Full </text:p>
          </table:table-cell>
          <table:table-cell office:value-type="string" calcext:value-type="string">
            <text:p><text:s/>fas fa-thermometer-quarter </text:p>
          </table:table-cell>
          <table:table-cell office:value-type="string" calcext:value-type="string">
            <text:p><text:s/>mercurio, estado, temperatura, </text:p>
          </table:table-cell>
          <table:table-cell office:value-type="string" calcext:value-type="string">
            <text:p><text:s/>\f2ca</text:p>
          </table:table-cell>
          <table:table-cell table:formula="of:=CONCATENATE(&quot;Fontawesome.create!(&quot;;[.$B$1];&quot;: '&quot;;TRIM([.$B1249]);&quot;', &quot;;[.$C$1];&quot;: '&quot;;TRIM([.$C1249]);&quot;', &quot;;[.$D$1];&quot;: '&quot;;TRIM([.$D1249]);&quot;', &quot;;[.$E$1];&quot;: '&quot;;TRIM([.$E1249]);&quot;')&quot;)" office:value-type="string" office:string-value="Fontawesome.create!(prefijo_nombre_css: 'fas fa-thermometer-quarter: Termómetro 1/4 Full', icono: 'fas fa-thermometer-quarter', termino: 'mercurio, estado, temperatura,', codigo_css: '\f2ca')" calcext:value-type="string">
            <text:p>Fontawesome.create!(prefijo_nombre_css: 'fas fa-thermometer-quarter: Termómetro 1/4 Full', icono: 'fas fa-thermometer-quarter', termino: 'mercurio, estado, temperatura,', codigo_css: '\f2ca')</text:p>
          </table:table-cell>
        </table:table-row>
        <table:table-row table:style-name="ro1">
          <table:table-cell/>
          <table:table-cell office:value-type="string" calcext:value-type="string">
            <text:p>fas fa-thermometer-three-quarters: Termómetro 3/4 Full </text:p>
          </table:table-cell>
          <table:table-cell office:value-type="string" calcext:value-type="string">
            <text:p><text:s/>fas fa-thermometer-three-quarters </text:p>
          </table:table-cell>
          <table:table-cell office:value-type="string" calcext:value-type="string">
            <text:p><text:s/>mercurio, estado, temperatura, </text:p>
          </table:table-cell>
          <table:table-cell office:value-type="string" calcext:value-type="string">
            <text:p><text:s/>\f2c8</text:p>
          </table:table-cell>
          <table:table-cell table:formula="of:=CONCATENATE(&quot;Fontawesome.create!(&quot;;[.$B$1];&quot;: '&quot;;TRIM([.$B1250]);&quot;', &quot;;[.$C$1];&quot;: '&quot;;TRIM([.$C1250]);&quot;', &quot;;[.$D$1];&quot;: '&quot;;TRIM([.$D1250]);&quot;', &quot;;[.$E$1];&quot;: '&quot;;TRIM([.$E1250]);&quot;')&quot;)" office:value-type="string" office:string-value="Fontawesome.create!(prefijo_nombre_css: 'fas fa-thermometer-three-quarters: Termómetro 3/4 Full', icono: 'fas fa-thermometer-three-quarters', termino: 'mercurio, estado, temperatura,', codigo_css: '\f2c8')" calcext:value-type="string">
            <text:p>Fontawesome.create!(prefijo_nombre_css: 'fas fa-thermometer-three-quarters: Termómetro 3/4 Full', icono: 'fas fa-thermometer-three-quarters', termino: 'mercurio, estado, temperatura,', codigo_css: '\f2c8')</text:p>
          </table:table-cell>
        </table:table-row>
        <table:table-row table:style-name="ro1">
          <table:table-cell/>
          <table:table-cell office:value-type="string" calcext:value-type="string">
            <text:p>fab fa-think-peaks: Think Peaks </text:p>
          </table:table-cell>
          <table:table-cell office:value-type="string" calcext:value-type="string">
            <text:p><text:s/>fab fa-think-peak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731</text:p>
          </table:table-cell>
          <table:table-cell table:formula="of:=CONCATENATE(&quot;Fontawesome.create!(&quot;;[.$B$1];&quot;: '&quot;;TRIM([.$B1251]);&quot;', &quot;;[.$C$1];&quot;: '&quot;;TRIM([.$C1251]);&quot;', &quot;;[.$D$1];&quot;: '&quot;;TRIM([.$D1251]);&quot;', &quot;;[.$E$1];&quot;: '&quot;;TRIM([.$E1251]);&quot;')&quot;)" office:value-type="string" office:string-value="Fontawesome.create!(prefijo_nombre_css: 'fab fa-think-peaks: Think Peaks', icono: 'fab fa-think-peaks', termino: '', codigo_css: '\f731')" calcext:value-type="string">
            <text:p>Fontawesome.create!(prefijo_nombre_css: 'fab fa-think-peaks: Think Peaks', icono: 'fab fa-think-peaks', termino: '', codigo_css: '\f731')</text:p>
          </table:table-cell>
        </table:table-row>
        <table:table-row table:style-name="ro1">
          <table:table-cell/>
          <table:table-cell office:value-type="string" calcext:value-type="string">
            <text:p>fas fa-thumbs-down: pulgares abajo </text:p>
          </table:table-cell>
          <table:table-cell office:value-type="string" calcext:value-type="string">
            <text:p><text:s/>fas fa-thumbs-down </text:p>
          </table:table-cell>
          <table:table-cell office:value-type="string" calcext:value-type="string">
            <text:p><text:s/>desacuerdo, desaprobar, disgusto, mano, social, pulgar hacia abajo, </text:p>
          </table:table-cell>
          <table:table-cell office:value-type="string" calcext:value-type="string">
            <text:p><text:s/>\f165</text:p>
          </table:table-cell>
          <table:table-cell table:formula="of:=CONCATENATE(&quot;Fontawesome.create!(&quot;;[.$B$1];&quot;: '&quot;;TRIM([.$B1252]);&quot;', &quot;;[.$C$1];&quot;: '&quot;;TRIM([.$C1252]);&quot;', &quot;;[.$D$1];&quot;: '&quot;;TRIM([.$D1252]);&quot;', &quot;;[.$E$1];&quot;: '&quot;;TRIM([.$E1252]);&quot;')&quot;)" office:value-type="string" office:string-value="Fontawesome.create!(prefijo_nombre_css: 'fas fa-thumbs-down: pulgares abajo', icono: 'fas fa-thumbs-down', termino: 'desacuerdo, desaprobar, disgusto, mano, social, pulgar hacia abajo,', codigo_css: '\f165')" calcext:value-type="string">
            <text:p>Fontawesome.create!(prefijo_nombre_css: 'fas fa-thumbs-down: pulgares abajo', icono: 'fas fa-thumbs-down', termino: 'desacuerdo, desaprobar, disgusto, mano, social, pulgar hacia abajo,', codigo_css: '\f165')</text:p>
          </table:table-cell>
        </table:table-row>
        <table:table-row table:style-name="ro1">
          <table:table-cell/>
          <table:table-cell office:value-type="string" calcext:value-type="string">
            <text:p>fas fa-thumbs-up: Pulgares hacia arriba </text:p>
          </table:table-cell>
          <table:table-cell office:value-type="string" calcext:value-type="string">
            <text:p><text:s/>fas fa-thumbs-up </text:p>
          </table:table-cell>
          <table:table-cell office:value-type="string" calcext:value-type="string">
            <text:p><text:s/>de acuerdo, aprobar, favorito, mano, me gusta, vale, vale, social, éxito, pulgar hacia arriba, sí, lo tienes amigo, </text:p>
          </table:table-cell>
          <table:table-cell office:value-type="string" calcext:value-type="string">
            <text:p><text:s/>\f164</text:p>
          </table:table-cell>
          <table:table-cell table:formula="of:=CONCATENATE(&quot;Fontawesome.create!(&quot;;[.$B$1];&quot;: '&quot;;TRIM([.$B1253]);&quot;', &quot;;[.$C$1];&quot;: '&quot;;TRIM([.$C1253]);&quot;', &quot;;[.$D$1];&quot;: '&quot;;TRIM([.$D1253]);&quot;', &quot;;[.$E$1];&quot;: '&quot;;TRIM([.$E1253]);&quot;')&quot;)" office:value-type="string" office:string-value="Fontawesome.create!(prefijo_nombre_css: 'fas fa-thumbs-up: Pulgares hacia arriba', icono: 'fas fa-thumbs-up', termino: 'de acuerdo, aprobar, favorito, mano, me gusta, vale, vale, social, éxito, pulgar hacia arriba, sí, lo tienes amigo,', codigo_css: '\f164')" calcext:value-type="string">
            <text:p>Fontawesome.create!(prefijo_nombre_css: 'fas fa-thumbs-up: Pulgares hacia arriba', icono: 'fas fa-thumbs-up', termino: 'de acuerdo, aprobar, favorito, mano, me gusta, vale, vale, social, éxito, pulgar hacia arriba, sí, lo tienes amigo,', codigo_css: '\f164')</text:p>
          </table:table-cell>
        </table:table-row>
        <table:table-row table:style-name="ro1">
          <table:table-cell/>
          <table:table-cell office:value-type="string" calcext:value-type="string">
            <text:p>fas fa-thumbtack: Chinche </text:p>
          </table:table-cell>
          <table:table-cell office:value-type="string" calcext:value-type="string">
            <text:p><text:s/>fas fa-thumbtack </text:p>
          </table:table-cell>
          <table:table-cell office:value-type="string" calcext:value-type="string">
            <text:p><text:s/>coordenadas, ubicación, marcador, alfiler, chincheta, </text:p>
          </table:table-cell>
          <table:table-cell office:value-type="string" calcext:value-type="string">
            <text:p><text:s/>\f08d</text:p>
          </table:table-cell>
          <table:table-cell table:formula="of:=CONCATENATE(&quot;Fontawesome.create!(&quot;;[.$B$1];&quot;: '&quot;;TRIM([.$B1254]);&quot;', &quot;;[.$C$1];&quot;: '&quot;;TRIM([.$C1254]);&quot;', &quot;;[.$D$1];&quot;: '&quot;;TRIM([.$D1254]);&quot;', &quot;;[.$E$1];&quot;: '&quot;;TRIM([.$E1254]);&quot;')&quot;)" office:value-type="string" office:string-value="Fontawesome.create!(prefijo_nombre_css: 'fas fa-thumbtack: Chinche', icono: 'fas fa-thumbtack', termino: 'coordenadas, ubicación, marcador, alfiler, chincheta,', codigo_css: '\f08d')" calcext:value-type="string">
            <text:p>Fontawesome.create!(prefijo_nombre_css: 'fas fa-thumbtack: Chinche', icono: 'fas fa-thumbtack', termino: 'coordenadas, ubicación, marcador, alfiler, chincheta,', codigo_css: '\f08d')</text:p>
          </table:table-cell>
        </table:table-row>
        <table:table-row table:style-name="ro1">
          <table:table-cell/>
          <table:table-cell office:value-type="string" calcext:value-type="string">
            <text:p>fas fa-ticket-alt: Boleto alternativo </text:p>
          </table:table-cell>
          <table:table-cell office:value-type="string" calcext:value-type="string">
            <text:p><text:s/>fas fa-ticket-alt </text:p>
          </table:table-cell>
          <table:table-cell office:value-type="string" calcext:value-type="string">
            <text:p><text:s/>película, pase, soporte, boleto, </text:p>
          </table:table-cell>
          <table:table-cell office:value-type="string" calcext:value-type="string">
            <text:p><text:s/>\f3ff</text:p>
          </table:table-cell>
          <table:table-cell table:formula="of:=CONCATENATE(&quot;Fontawesome.create!(&quot;;[.$B$1];&quot;: '&quot;;TRIM([.$B1255]);&quot;', &quot;;[.$C$1];&quot;: '&quot;;TRIM([.$C1255]);&quot;', &quot;;[.$D$1];&quot;: '&quot;;TRIM([.$D1255]);&quot;', &quot;;[.$E$1];&quot;: '&quot;;TRIM([.$E1255]);&quot;')&quot;)" office:value-type="string" office:string-value="Fontawesome.create!(prefijo_nombre_css: 'fas fa-ticket-alt: Boleto alternativo', icono: 'fas fa-ticket-alt', termino: 'película, pase, soporte, boleto,', codigo_css: '\f3ff')" calcext:value-type="string">
            <text:p>Fontawesome.create!(prefijo_nombre_css: 'fas fa-ticket-alt: Boleto alternativo', icono: 'fas fa-ticket-alt', termino: 'película, pase, soporte, boleto,', codigo_css: '\f3ff')</text:p>
          </table:table-cell>
        </table:table-row>
        <table:table-row table:style-name="ro1">
          <table:table-cell/>
          <table:table-cell office:value-type="string" calcext:value-type="string">
            <text:p>fas fa-times: Veces </text:p>
          </table:table-cell>
          <table:table-cell office:value-type="string" calcext:value-type="string">
            <text:p><text:s/>fas fa-times </text:p>
          </table:table-cell>
          <table:table-cell office:value-type="string" calcext:value-type="string">
            <text:p><text:s/>cerrar, cruzar, error, salir, incorrecto, aviso, notificación, notificar, problema, incorrecto, x, multiplicar </text:p>
          </table:table-cell>
          <table:table-cell office:value-type="string" calcext:value-type="string">
            <text:p><text:s/>\f00d</text:p>
          </table:table-cell>
          <table:table-cell table:formula="of:=CONCATENATE(&quot;Fontawesome.create!(&quot;;[.$B$1];&quot;: '&quot;;TRIM([.$B1256]);&quot;', &quot;;[.$C$1];&quot;: '&quot;;TRIM([.$C1256]);&quot;', &quot;;[.$D$1];&quot;: '&quot;;TRIM([.$D1256]);&quot;', &quot;;[.$E$1];&quot;: '&quot;;TRIM([.$E1256]);&quot;')&quot;)" office:value-type="string" office:string-value="Fontawesome.create!(prefijo_nombre_css: 'fas fa-times: Veces', icono: 'fas fa-times', termino: 'cerrar, cruzar, error, salir, incorrecto, aviso, notificación, notificar, problema, incorrecto, x, multiplicar', codigo_css: '\f00d')" calcext:value-type="string">
            <text:p>Fontawesome.create!(prefijo_nombre_css: 'fas fa-times: Veces', icono: 'fas fa-times', termino: 'cerrar, cruzar, error, salir, incorrecto, aviso, notificación, notificar, problema, incorrecto, x, multiplicar', codigo_css: '\f00d')</text:p>
          </table:table-cell>
        </table:table-row>
        <table:table-row table:style-name="ro1">
          <table:table-cell/>
          <table:table-cell office:value-type="string" calcext:value-type="string">
            <text:p>fas fa-times-circle: Veces Circle </text:p>
          </table:table-cell>
          <table:table-cell office:value-type="string" calcext:value-type="string">
            <text:p><text:s/>fas fa-times-circle </text:p>
          </table:table-cell>
          <table:table-cell office:value-type="string" calcext:value-type="string">
            <text:p><text:s/>cerrar, cruzar, salir, incorrecto, aviso, notificación, notificar, problema, incorrecto, x, multiplicar </text:p>
          </table:table-cell>
          <table:table-cell office:value-type="string" calcext:value-type="string">
            <text:p><text:s/>\f057</text:p>
          </table:table-cell>
          <table:table-cell table:formula="of:=CONCATENATE(&quot;Fontawesome.create!(&quot;;[.$B$1];&quot;: '&quot;;TRIM([.$B1257]);&quot;', &quot;;[.$C$1];&quot;: '&quot;;TRIM([.$C1257]);&quot;', &quot;;[.$D$1];&quot;: '&quot;;TRIM([.$D1257]);&quot;', &quot;;[.$E$1];&quot;: '&quot;;TRIM([.$E1257]);&quot;')&quot;)" office:value-type="string" office:string-value="Fontawesome.create!(prefijo_nombre_css: 'fas fa-times-circle: Veces Circle', icono: 'fas fa-times-circle', termino: 'cerrar, cruzar, salir, incorrecto, aviso, notificación, notificar, problema, incorrecto, x, multiplicar', codigo_css: '\f057')" calcext:value-type="string">
            <text:p>Fontawesome.create!(prefijo_nombre_css: 'fas fa-times-circle: Veces Circle', icono: 'fas fa-times-circle', termino: 'cerrar, cruzar, salir, incorrecto, aviso, notificación, notificar, problema, incorrecto, x, multiplicar', codigo_css: '\f057')</text:p>
          </table:table-cell>
        </table:table-row>
        <table:table-row table:style-name="ro1">
          <table:table-cell/>
          <table:table-cell office:value-type="string" calcext:value-type="string">
            <text:p>fas fa-tint: tinte </text:p>
          </table:table-cell>
          <table:table-cell office:value-type="string" calcext:value-type="string">
            <text:p><text:s/>fas fa-tint </text:p>
          </table:table-cell>
          <table:table-cell office:value-type="string" calcext:value-type="string">
            <text:p><text:s/>color, gota, gota, gota de agua, gota de agua, </text:p>
          </table:table-cell>
          <table:table-cell office:value-type="string" calcext:value-type="string">
            <text:p><text:s/>\f043</text:p>
          </table:table-cell>
          <table:table-cell table:formula="of:=CONCATENATE(&quot;Fontawesome.create!(&quot;;[.$B$1];&quot;: '&quot;;TRIM([.$B1258]);&quot;', &quot;;[.$C$1];&quot;: '&quot;;TRIM([.$C1258]);&quot;', &quot;;[.$D$1];&quot;: '&quot;;TRIM([.$D1258]);&quot;', &quot;;[.$E$1];&quot;: '&quot;;TRIM([.$E1258]);&quot;')&quot;)" office:value-type="string" office:string-value="Fontawesome.create!(prefijo_nombre_css: 'fas fa-tint: tinte', icono: 'fas fa-tint', termino: 'color, gota, gota, gota de agua, gota de agua,', codigo_css: '\f043')" calcext:value-type="string">
            <text:p>Fontawesome.create!(prefijo_nombre_css: 'fas fa-tint: tinte', icono: 'fas fa-tint', termino: 'color, gota, gota, gota de agua, gota de agua,', codigo_css: '\f043')</text:p>
          </table:table-cell>
        </table:table-row>
        <table:table-row table:style-name="ro1">
          <table:table-cell/>
          <table:table-cell office:value-type="string" calcext:value-type="string">
            <text:p>fas fa-tint-slash: Barra de tinte </text:p>
          </table:table-cell>
          <table:table-cell office:value-type="string" calcext:value-type="string">
            <text:p><text:s/>fas fa-tint-slash </text:p>
          </table:table-cell>
          <table:table-cell office:value-type="string" calcext:value-type="string">
            <text:p><text:s/>color, gota, gota, gota de agua, gota de agua, </text:p>
          </table:table-cell>
          <table:table-cell office:value-type="string" calcext:value-type="string">
            <text:p><text:s/>\f5c7</text:p>
          </table:table-cell>
          <table:table-cell table:formula="of:=CONCATENATE(&quot;Fontawesome.create!(&quot;;[.$B$1];&quot;: '&quot;;TRIM([.$B1259]);&quot;', &quot;;[.$C$1];&quot;: '&quot;;TRIM([.$C1259]);&quot;', &quot;;[.$D$1];&quot;: '&quot;;TRIM([.$D1259]);&quot;', &quot;;[.$E$1];&quot;: '&quot;;TRIM([.$E1259]);&quot;')&quot;)" office:value-type="string" office:string-value="Fontawesome.create!(prefijo_nombre_css: 'fas fa-tint-slash: Barra de tinte', icono: 'fas fa-tint-slash', termino: 'color, gota, gota, gota de agua, gota de agua,', codigo_css: '\f5c7')" calcext:value-type="string">
            <text:p>Fontawesome.create!(prefijo_nombre_css: 'fas fa-tint-slash: Barra de tinte', icono: 'fas fa-tint-slash', termino: 'color, gota, gota, gota de agua, gota de agua,', codigo_css: '\f5c7')</text:p>
          </table:table-cell>
        </table:table-row>
        <table:table-row table:style-name="ro1">
          <table:table-cell/>
          <table:table-cell office:value-type="string" calcext:value-type="string">
            <text:p>fas fa-tired: Cara cansada </text:p>
          </table:table-cell>
          <table:table-cell office:value-type="string" calcext:value-type="string">
            <text:p><text:s/>fas fa-tired </text:p>
          </table:table-cell>
          <table:table-cell office:value-type="string" calcext:value-type="string">
            <text:p><text:s/>cara, enojado, emoticón, gruñón, trastornar, </text:p>
          </table:table-cell>
          <table:table-cell office:value-type="string" calcext:value-type="string">
            <text:p><text:s/>\f5c8</text:p>
          </table:table-cell>
          <table:table-cell table:formula="of:=CONCATENATE(&quot;Fontawesome.create!(&quot;;[.$B$1];&quot;: '&quot;;TRIM([.$B1260]);&quot;', &quot;;[.$C$1];&quot;: '&quot;;TRIM([.$C1260]);&quot;', &quot;;[.$D$1];&quot;: '&quot;;TRIM([.$D1260]);&quot;', &quot;;[.$E$1];&quot;: '&quot;;TRIM([.$E1260]);&quot;')&quot;)" office:value-type="string" office:string-value="Fontawesome.create!(prefijo_nombre_css: 'fas fa-tired: Cara cansada', icono: 'fas fa-tired', termino: 'cara, enojado, emoticón, gruñón, trastornar,', codigo_css: '\f5c8')" calcext:value-type="string">
            <text:p>Fontawesome.create!(prefijo_nombre_css: 'fas fa-tired: Cara cansada', icono: 'fas fa-tired', termino: 'cara, enojado, emoticón, gruñón, trastornar,', codigo_css: '\f5c8')</text:p>
          </table:table-cell>
        </table:table-row>
        <table:table-row table:style-name="ro1">
          <table:table-cell/>
          <table:table-cell office:value-type="string" calcext:value-type="string">
            <text:p>fas fa-toggle-off: Desactivar </text:p>
          </table:table-cell>
          <table:table-cell office:value-type="string" calcext:value-type="string">
            <text:p><text:s/>fas fa-toggle-off </text:p>
          </table:table-cell>
          <table:table-cell office:value-type="string" calcext:value-type="string">
            <text:p><text:s/>cambiar, </text:p>
          </table:table-cell>
          <table:table-cell office:value-type="string" calcext:value-type="string">
            <text:p><text:s/>\f204</text:p>
          </table:table-cell>
          <table:table-cell table:formula="of:=CONCATENATE(&quot;Fontawesome.create!(&quot;;[.$B$1];&quot;: '&quot;;TRIM([.$B1261]);&quot;', &quot;;[.$C$1];&quot;: '&quot;;TRIM([.$C1261]);&quot;', &quot;;[.$D$1];&quot;: '&quot;;TRIM([.$D1261]);&quot;', &quot;;[.$E$1];&quot;: '&quot;;TRIM([.$E1261]);&quot;')&quot;)" office:value-type="string" office:string-value="Fontawesome.create!(prefijo_nombre_css: 'fas fa-toggle-off: Desactivar', icono: 'fas fa-toggle-off', termino: 'cambiar,', codigo_css: '\f204')" calcext:value-type="string">
            <text:p>Fontawesome.create!(prefijo_nombre_css: 'fas fa-toggle-off: Desactivar', icono: 'fas fa-toggle-off', termino: 'cambiar,', codigo_css: '\f204')</text:p>
          </table:table-cell>
        </table:table-row>
        <table:table-row table:style-name="ro1">
          <table:table-cell/>
          <table:table-cell office:value-type="string" calcext:value-type="string">
            <text:p>fas fa-toggle-on: Activar </text:p>
          </table:table-cell>
          <table:table-cell office:value-type="string" calcext:value-type="string">
            <text:p><text:s/>fas fa-toggle-on </text:p>
          </table:table-cell>
          <table:table-cell office:value-type="string" calcext:value-type="string">
            <text:p><text:s/>cambiar, </text:p>
          </table:table-cell>
          <table:table-cell office:value-type="string" calcext:value-type="string">
            <text:p><text:s/>\f205</text:p>
          </table:table-cell>
          <table:table-cell table:formula="of:=CONCATENATE(&quot;Fontawesome.create!(&quot;;[.$B$1];&quot;: '&quot;;TRIM([.$B1262]);&quot;', &quot;;[.$C$1];&quot;: '&quot;;TRIM([.$C1262]);&quot;', &quot;;[.$D$1];&quot;: '&quot;;TRIM([.$D1262]);&quot;', &quot;;[.$E$1];&quot;: '&quot;;TRIM([.$E1262]);&quot;')&quot;)" office:value-type="string" office:string-value="Fontawesome.create!(prefijo_nombre_css: 'fas fa-toggle-on: Activar', icono: 'fas fa-toggle-on', termino: 'cambiar,', codigo_css: '\f205')" calcext:value-type="string">
            <text:p>Fontawesome.create!(prefijo_nombre_css: 'fas fa-toggle-on: Activar', icono: 'fas fa-toggle-on', termino: 'cambiar,', codigo_css: '\f205')</text:p>
          </table:table-cell>
        </table:table-row>
        <table:table-row table:style-name="ro1">
          <table:table-cell/>
          <table:table-cell office:value-type="string" calcext:value-type="string">
            <text:p>fas fa-toilet: Baño </text:p>
          </table:table-cell>
          <table:table-cell office:value-type="string" calcext:value-type="string">
            <text:p><text:s/>fas fa-toilet </text:p>
          </table:table-cell>
          <table:table-cell office:value-type="string" calcext:value-type="string">
            <text:p><text:s/>baño, enrasado, john, loo, orinar, plomería, caca, porcelana, orinal, baño, trono, lavadero, residuos, wc, </text:p>
          </table:table-cell>
          <table:table-cell office:value-type="string" calcext:value-type="string">
            <text:p><text:s/>\f7d8</text:p>
          </table:table-cell>
          <table:table-cell table:formula="of:=CONCATENATE(&quot;Fontawesome.create!(&quot;;[.$B$1];&quot;: '&quot;;TRIM([.$B1263]);&quot;', &quot;;[.$C$1];&quot;: '&quot;;TRIM([.$C1263]);&quot;', &quot;;[.$D$1];&quot;: '&quot;;TRIM([.$D1263]);&quot;', &quot;;[.$E$1];&quot;: '&quot;;TRIM([.$E1263]);&quot;')&quot;)" office:value-type="string" office:string-value="Fontawesome.create!(prefijo_nombre_css: 'fas fa-toilet: Baño', icono: 'fas fa-toilet', termino: 'baño, enrasado, john, loo, orinar, plomería, caca, porcelana, orinal, baño, trono, lavadero, residuos, wc,', codigo_css: '\f7d8')" calcext:value-type="string">
            <text:p>Fontawesome.create!(prefijo_nombre_css: 'fas fa-toilet: Baño', icono: 'fas fa-toilet', termino: 'baño, enrasado, john, loo, orinar, plomería, caca, porcelana, orinal, baño, trono, lavadero, residuos, wc,', codigo_css: '\f7d8')</text:p>
          </table:table-cell>
        </table:table-row>
        <table:table-row table:style-name="ro1">
          <table:table-cell/>
          <table:table-cell office:value-type="string" calcext:value-type="string">
            <text:p>fas fa-toilet-paper: Baño Paper </text:p>
          </table:table-cell>
          <table:table-cell office:value-type="string" calcext:value-type="string">
            <text:p><text:s/>fas fa-toilet-paper </text:p>
          </table:table-cell>
          <table:table-cell office:value-type="string" calcext:value-type="string">
            <text:p><text:s/>baño, covid-19, dia de fiesta, halloween, lavabo, rodar, </text:p>
          </table:table-cell>
          <table:table-cell office:value-type="string" calcext:value-type="string">
            <text:p><text:s/>\f71e</text:p>
          </table:table-cell>
          <table:table-cell table:formula="of:=CONCATENATE(&quot;Fontawesome.create!(&quot;;[.$B$1];&quot;: '&quot;;TRIM([.$B1264]);&quot;', &quot;;[.$C$1];&quot;: '&quot;;TRIM([.$C1264]);&quot;', &quot;;[.$D$1];&quot;: '&quot;;TRIM([.$D1264]);&quot;', &quot;;[.$E$1];&quot;: '&quot;;TRIM([.$E1264]);&quot;')&quot;)" office:value-type="string" office:string-value="Fontawesome.create!(prefijo_nombre_css: 'fas fa-toilet-paper: Baño Paper', icono: 'fas fa-toilet-paper', termino: 'baño, covid-19, dia de fiesta, halloween, lavabo, rodar,', codigo_css: '\f71e')" calcext:value-type="string">
            <text:p>Fontawesome.create!(prefijo_nombre_css: 'fas fa-toilet-paper: Baño Paper', icono: 'fas fa-toilet-paper', termino: 'baño, covid-19, dia de fiesta, halloween, lavabo, rodar,', codigo_css: '\f71e')</text:p>
          </table:table-cell>
        </table:table-row>
        <table:table-row table:style-name="ro1">
          <table:table-cell/>
          <table:table-cell office:value-type="string" calcext:value-type="string">
            <text:p>fas fa-toilet-paper-slash: Baño Paper Slash </text:p>
          </table:table-cell>
          <table:table-cell office:value-type="string" calcext:value-type="string">
            <text:p><text:s/>fas fa-toilet-paper-slash </text:p>
          </table:table-cell>
          <table:table-cell office:value-type="string" calcext:value-type="string">
            <text:p><text:s/>baño, covid-19, dia de fiesta, halloween, hojas, lavabo, problema, rodar, ut oh </text:p>
          </table:table-cell>
          <table:table-cell office:value-type="string" calcext:value-type="string">
            <text:p><text:s/>\f972</text:p>
          </table:table-cell>
          <table:table-cell table:formula="of:=CONCATENATE(&quot;Fontawesome.create!(&quot;;[.$B$1];&quot;: '&quot;;TRIM([.$B1265]);&quot;', &quot;;[.$C$1];&quot;: '&quot;;TRIM([.$C1265]);&quot;', &quot;;[.$D$1];&quot;: '&quot;;TRIM([.$D1265]);&quot;', &quot;;[.$E$1];&quot;: '&quot;;TRIM([.$E1265]);&quot;')&quot;)" office:value-type="string" office:string-value="Fontawesome.create!(prefijo_nombre_css: 'fas fa-toilet-paper-slash: Baño Paper Slash', icono: 'fas fa-toilet-paper-slash', termino: 'baño, covid-19, dia de fiesta, halloween, hojas, lavabo, problema, rodar, ut oh', codigo_css: '\f972')" calcext:value-type="string">
            <text:p>Fontawesome.create!(prefijo_nombre_css: 'fas fa-toilet-paper-slash: Baño Paper Slash', icono: 'fas fa-toilet-paper-slash', termino: 'baño, covid-19, dia de fiesta, halloween, hojas, lavabo, problema, rodar, ut oh', codigo_css: '\f972')</text:p>
          </table:table-cell>
        </table:table-row>
        <table:table-row table:style-name="ro1">
          <table:table-cell/>
          <table:table-cell office:value-type="string" calcext:value-type="string">
            <text:p>fas fa-toolbox: Caja de herramientas </text:p>
          </table:table-cell>
          <table:table-cell office:value-type="string" calcext:value-type="string">
            <text:p><text:s/>fas fa-toolbox </text:p>
          </table:table-cell>
          <table:table-cell office:value-type="string" calcext:value-type="string">
            <text:p><text:s/>administrador, contenedor, arreglar, reparar, configuraciones, herramientas, </text:p>
          </table:table-cell>
          <table:table-cell office:value-type="string" calcext:value-type="string">
            <text:p><text:s/>\f552</text:p>
          </table:table-cell>
          <table:table-cell table:formula="of:=CONCATENATE(&quot;Fontawesome.create!(&quot;;[.$B$1];&quot;: '&quot;;TRIM([.$B1266]);&quot;', &quot;;[.$C$1];&quot;: '&quot;;TRIM([.$C1266]);&quot;', &quot;;[.$D$1];&quot;: '&quot;;TRIM([.$D1266]);&quot;', &quot;;[.$E$1];&quot;: '&quot;;TRIM([.$E1266]);&quot;')&quot;)" office:value-type="string" office:string-value="Fontawesome.create!(prefijo_nombre_css: 'fas fa-toolbox: Caja de herramientas', icono: 'fas fa-toolbox', termino: 'administrador, contenedor, arreglar, reparar, configuraciones, herramientas,', codigo_css: '\f552')" calcext:value-type="string">
            <text:p>Fontawesome.create!(prefijo_nombre_css: 'fas fa-toolbox: Caja de herramientas', icono: 'fas fa-toolbox', termino: 'administrador, contenedor, arreglar, reparar, configuraciones, herramientas,', codigo_css: '\f552')</text:p>
          </table:table-cell>
        </table:table-row>
        <table:table-row table:style-name="ro1">
          <table:table-cell/>
          <table:table-cell office:value-type="string" calcext:value-type="string">
            <text:p>fas fa-tools: Herramientas </text:p>
          </table:table-cell>
          <table:table-cell office:value-type="string" calcext:value-type="string">
            <text:p><text:s/>fas fa-tools </text:p>
          </table:table-cell>
          <table:table-cell office:value-type="string" calcext:value-type="string">
            <text:p><text:s/>admin, arreglar, reparar, destornillador, ajustes, herramientas, llave inglesa, </text:p>
          </table:table-cell>
          <table:table-cell office:value-type="string" calcext:value-type="string">
            <text:p><text:s/>\f7d9</text:p>
          </table:table-cell>
          <table:table-cell table:formula="of:=CONCATENATE(&quot;Fontawesome.create!(&quot;;[.$B$1];&quot;: '&quot;;TRIM([.$B1267]);&quot;', &quot;;[.$C$1];&quot;: '&quot;;TRIM([.$C1267]);&quot;', &quot;;[.$D$1];&quot;: '&quot;;TRIM([.$D1267]);&quot;', &quot;;[.$E$1];&quot;: '&quot;;TRIM([.$E1267]);&quot;')&quot;)" office:value-type="string" office:string-value="Fontawesome.create!(prefijo_nombre_css: 'fas fa-tools: Herramientas', icono: 'fas fa-tools', termino: 'admin, arreglar, reparar, destornillador, ajustes, herramientas, llave inglesa,', codigo_css: '\f7d9')" calcext:value-type="string">
            <text:p>Fontawesome.create!(prefijo_nombre_css: 'fas fa-tools: Herramientas', icono: 'fas fa-tools', termino: 'admin, arreglar, reparar, destornillador, ajustes, herramientas, llave inglesa,', codigo_css: '\f7d9')</text:p>
          </table:table-cell>
        </table:table-row>
        <table:table-row table:style-name="ro1">
          <table:table-cell/>
          <table:table-cell office:value-type="string" calcext:value-type="string">
            <text:p>fas fa-tooth: Diente </text:p>
          </table:table-cell>
          <table:table-cell office:value-type="string" calcext:value-type="string">
            <text:p><text:s/>fas fa-tooth </text:p>
          </table:table-cell>
          <table:table-cell office:value-type="string" calcext:value-type="string">
            <text:p><text:s/>bicúspide, dental, dientes, la boca, molar, dentista, </text:p>
          </table:table-cell>
          <table:table-cell office:value-type="string" calcext:value-type="string">
            <text:p><text:s/>\f5c9</text:p>
          </table:table-cell>
          <table:table-cell table:formula="of:=CONCATENATE(&quot;Fontawesome.create!(&quot;;[.$B$1];&quot;: '&quot;;TRIM([.$B1268]);&quot;', &quot;;[.$C$1];&quot;: '&quot;;TRIM([.$C1268]);&quot;', &quot;;[.$D$1];&quot;: '&quot;;TRIM([.$D1268]);&quot;', &quot;;[.$E$1];&quot;: '&quot;;TRIM([.$E1268]);&quot;')&quot;)" office:value-type="string" office:string-value="Fontawesome.create!(prefijo_nombre_css: 'fas fa-tooth: Diente', icono: 'fas fa-tooth', termino: 'bicúspide, dental, dientes, la boca, molar, dentista,', codigo_css: '\f5c9')" calcext:value-type="string">
            <text:p>Fontawesome.create!(prefijo_nombre_css: 'fas fa-tooth: Diente', icono: 'fas fa-tooth', termino: 'bicúspide, dental, dientes, la boca, molar, dentista,', codigo_css: '\f5c9')</text:p>
          </table:table-cell>
        </table:table-row>
        <table:table-row table:style-name="ro1">
          <table:table-cell/>
          <table:table-cell office:value-type="string" calcext:value-type="string">
            <text:p>fas fa-torah: Tora </text:p>
          </table:table-cell>
          <table:table-cell office:value-type="string" calcext:value-type="string">
            <text:p><text:s/>fas fa-torah </text:p>
          </table:table-cell>
          <table:table-cell office:value-type="string" calcext:value-type="string">
            <text:p><text:s/>book, judío, judaísmo, religión, scroll, </text:p>
          </table:table-cell>
          <table:table-cell office:value-type="string" calcext:value-type="string">
            <text:p><text:s/>\f6a0</text:p>
          </table:table-cell>
          <table:table-cell table:formula="of:=CONCATENATE(&quot;Fontawesome.create!(&quot;;[.$B$1];&quot;: '&quot;;TRIM([.$B1269]);&quot;', &quot;;[.$C$1];&quot;: '&quot;;TRIM([.$C1269]);&quot;', &quot;;[.$D$1];&quot;: '&quot;;TRIM([.$D1269]);&quot;', &quot;;[.$E$1];&quot;: '&quot;;TRIM([.$E1269]);&quot;')&quot;)" office:value-type="string" office:string-value="Fontawesome.create!(prefijo_nombre_css: 'fas fa-torah: Tora', icono: 'fas fa-torah', termino: 'book, judío, judaísmo, religión, scroll,', codigo_css: '\f6a0')" calcext:value-type="string">
            <text:p>Fontawesome.create!(prefijo_nombre_css: 'fas fa-torah: Tora', icono: 'fas fa-torah', termino: 'book, judío, judaísmo, religión, scroll,', codigo_css: '\f6a0')</text:p>
          </table:table-cell>
        </table:table-row>
        <table:table-row table:style-name="ro1">
          <table:table-cell/>
          <table:table-cell office:value-type="string" calcext:value-type="string">
            <text:p>fas fa-torii-gate: Puerta Torii </text:p>
          </table:table-cell>
          <table:table-cell office:value-type="string" calcext:value-type="string">
            <text:p><text:s/>fas fa-torii-gate </text:p>
          </table:table-cell>
          <table:table-cell office:value-type="string" calcext:value-type="string">
            <text:p><text:s/>edificio, sintoísmo, </text:p>
          </table:table-cell>
          <table:table-cell office:value-type="string" calcext:value-type="string">
            <text:p><text:s/>\f6a1</text:p>
          </table:table-cell>
          <table:table-cell table:formula="of:=CONCATENATE(&quot;Fontawesome.create!(&quot;;[.$B$1];&quot;: '&quot;;TRIM([.$B1270]);&quot;', &quot;;[.$C$1];&quot;: '&quot;;TRIM([.$C1270]);&quot;', &quot;;[.$D$1];&quot;: '&quot;;TRIM([.$D1270]);&quot;', &quot;;[.$E$1];&quot;: '&quot;;TRIM([.$E1270]);&quot;')&quot;)" office:value-type="string" office:string-value="Fontawesome.create!(prefijo_nombre_css: 'fas fa-torii-gate: Puerta Torii', icono: 'fas fa-torii-gate', termino: 'edificio, sintoísmo,', codigo_css: '\f6a1')" calcext:value-type="string">
            <text:p>Fontawesome.create!(prefijo_nombre_css: 'fas fa-torii-gate: Puerta Torii', icono: 'fas fa-torii-gate', termino: 'edificio, sintoísmo,', codigo_css: '\f6a1')</text:p>
          </table:table-cell>
        </table:table-row>
        <table:table-row table:style-name="ro1">
          <table:table-cell/>
          <table:table-cell office:value-type="string" calcext:value-type="string">
            <text:p>fas fa-tractor: Tractor </text:p>
          </table:table-cell>
          <table:table-cell office:value-type="string" calcext:value-type="string">
            <text:p><text:s/>fas fa-tractor </text:p>
          </table:table-cell>
          <table:table-cell office:value-type="string" calcext:value-type="string">
            <text:p><text:s/>agricultura, granja, vehículo, </text:p>
          </table:table-cell>
          <table:table-cell office:value-type="string" calcext:value-type="string">
            <text:p><text:s/>\f722</text:p>
          </table:table-cell>
          <table:table-cell table:formula="of:=CONCATENATE(&quot;Fontawesome.create!(&quot;;[.$B$1];&quot;: '&quot;;TRIM([.$B1271]);&quot;', &quot;;[.$C$1];&quot;: '&quot;;TRIM([.$C1271]);&quot;', &quot;;[.$D$1];&quot;: '&quot;;TRIM([.$D1271]);&quot;', &quot;;[.$E$1];&quot;: '&quot;;TRIM([.$E1271]);&quot;')&quot;)" office:value-type="string" office:string-value="Fontawesome.create!(prefijo_nombre_css: 'fas fa-tractor: Tractor', icono: 'fas fa-tractor', termino: 'agricultura, granja, vehículo,', codigo_css: '\f722')" calcext:value-type="string">
            <text:p>Fontawesome.create!(prefijo_nombre_css: 'fas fa-tractor: Tractor', icono: 'fas fa-tractor', termino: 'agricultura, granja, vehículo,', codigo_css: '\f722')</text:p>
          </table:table-cell>
        </table:table-row>
        <table:table-row table:style-name="ro1">
          <table:table-cell/>
          <table:table-cell office:value-type="string" calcext:value-type="string">
            <text:p>fab fa-trade-federation: Federación de comercio </text:p>
          </table:table-cell>
          <table:table-cell office:value-type="string" calcext:value-type="string">
            <text:p><text:s/>fab fa-trade-federati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13</text:p>
          </table:table-cell>
          <table:table-cell table:formula="of:=CONCATENATE(&quot;Fontawesome.create!(&quot;;[.$B$1];&quot;: '&quot;;TRIM([.$B1272]);&quot;', &quot;;[.$C$1];&quot;: '&quot;;TRIM([.$C1272]);&quot;', &quot;;[.$D$1];&quot;: '&quot;;TRIM([.$D1272]);&quot;', &quot;;[.$E$1];&quot;: '&quot;;TRIM([.$E1272]);&quot;')&quot;)" office:value-type="string" office:string-value="Fontawesome.create!(prefijo_nombre_css: 'fab fa-trade-federation: Federación de comercio', icono: 'fab fa-trade-federation', termino: '', codigo_css: '\f513')" calcext:value-type="string">
            <text:p>Fontawesome.create!(prefijo_nombre_css: 'fab fa-trade-federation: Federación de comercio', icono: 'fab fa-trade-federation', termino: '', codigo_css: '\f513')</text:p>
          </table:table-cell>
        </table:table-row>
        <table:table-row table:style-name="ro1">
          <table:table-cell/>
          <table:table-cell office:value-type="string" calcext:value-type="string">
            <text:p>fas fa-trademark: Marca comercial </text:p>
          </table:table-cell>
          <table:table-cell office:value-type="string" calcext:value-type="string">
            <text:p><text:s/>fas fa-trademark </text:p>
          </table:table-cell>
          <table:table-cell office:value-type="string" calcext:value-type="string">
            <text:p><text:s/>copyright, registro, símbolo, </text:p>
          </table:table-cell>
          <table:table-cell office:value-type="string" calcext:value-type="string">
            <text:p><text:s/>\f25c</text:p>
          </table:table-cell>
          <table:table-cell table:formula="of:=CONCATENATE(&quot;Fontawesome.create!(&quot;;[.$B$1];&quot;: '&quot;;TRIM([.$B1273]);&quot;', &quot;;[.$C$1];&quot;: '&quot;;TRIM([.$C1273]);&quot;', &quot;;[.$D$1];&quot;: '&quot;;TRIM([.$D1273]);&quot;', &quot;;[.$E$1];&quot;: '&quot;;TRIM([.$E1273]);&quot;')&quot;)" office:value-type="string" office:string-value="Fontawesome.create!(prefijo_nombre_css: 'fas fa-trademark: Marca comercial', icono: 'fas fa-trademark', termino: 'copyright, registro, símbolo,', codigo_css: '\f25c')" calcext:value-type="string">
            <text:p>Fontawesome.create!(prefijo_nombre_css: 'fas fa-trademark: Marca comercial', icono: 'fas fa-trademark', termino: 'copyright, registro, símbolo,', codigo_css: '\f25c')</text:p>
          </table:table-cell>
        </table:table-row>
        <table:table-row table:style-name="ro1">
          <table:table-cell/>
          <table:table-cell office:value-type="string" calcext:value-type="string">
            <text:p>fas fa-traffic-light: Semáforo </text:p>
          </table:table-cell>
          <table:table-cell office:value-type="string" calcext:value-type="string">
            <text:p><text:s/>fas fa-traffic-light </text:p>
          </table:table-cell>
          <table:table-cell office:value-type="string" calcext:value-type="string">
            <text:p><text:s/>dirección, carretera, señal, viaje, </text:p>
          </table:table-cell>
          <table:table-cell office:value-type="string" calcext:value-type="string">
            <text:p><text:s/>\f637</text:p>
          </table:table-cell>
          <table:table-cell table:formula="of:=CONCATENATE(&quot;Fontawesome.create!(&quot;;[.$B$1];&quot;: '&quot;;TRIM([.$B1274]);&quot;', &quot;;[.$C$1];&quot;: '&quot;;TRIM([.$C1274]);&quot;', &quot;;[.$D$1];&quot;: '&quot;;TRIM([.$D1274]);&quot;', &quot;;[.$E$1];&quot;: '&quot;;TRIM([.$E1274]);&quot;')&quot;)" office:value-type="string" office:string-value="Fontawesome.create!(prefijo_nombre_css: 'fas fa-traffic-light: Semáforo', icono: 'fas fa-traffic-light', termino: 'dirección, carretera, señal, viaje,', codigo_css: '\f637')" calcext:value-type="string">
            <text:p>Fontawesome.create!(prefijo_nombre_css: 'fas fa-traffic-light: Semáforo', icono: 'fas fa-traffic-light', termino: 'dirección, carretera, señal, viaje,', codigo_css: '\f637')</text:p>
          </table:table-cell>
        </table:table-row>
        <table:table-row table:style-name="ro1">
          <table:table-cell/>
          <table:table-cell office:value-type="string" calcext:value-type="string">
            <text:p>fas fa-trailer: Remolque </text:p>
          </table:table-cell>
          <table:table-cell office:value-type="string" calcext:value-type="string">
            <text:p><text:s/>fas fa-trailer </text:p>
          </table:table-cell>
          <table:table-cell office:value-type="string" calcext:value-type="string">
            <text:p><text:s/>llevar, lance, en movimiento, viaje, </text:p>
          </table:table-cell>
          <table:table-cell office:value-type="string" calcext:value-type="string">
            <text:p><text:s/>\f941</text:p>
          </table:table-cell>
          <table:table-cell table:formula="of:=CONCATENATE(&quot;Fontawesome.create!(&quot;;[.$B$1];&quot;: '&quot;;TRIM([.$B1275]);&quot;', &quot;;[.$C$1];&quot;: '&quot;;TRIM([.$C1275]);&quot;', &quot;;[.$D$1];&quot;: '&quot;;TRIM([.$D1275]);&quot;', &quot;;[.$E$1];&quot;: '&quot;;TRIM([.$E1275]);&quot;')&quot;)" office:value-type="string" office:string-value="Fontawesome.create!(prefijo_nombre_css: 'fas fa-trailer: Remolque', icono: 'fas fa-trailer', termino: 'llevar, lance, en movimiento, viaje,', codigo_css: '\f941')" calcext:value-type="string">
            <text:p>Fontawesome.create!(prefijo_nombre_css: 'fas fa-trailer: Remolque', icono: 'fas fa-trailer', termino: 'llevar, lance, en movimiento, viaje,', codigo_css: '\f941')</text:p>
          </table:table-cell>
        </table:table-row>
        <table:table-row table:style-name="ro1">
          <table:table-cell/>
          <table:table-cell office:value-type="string" calcext:value-type="string">
            <text:p>fas fa-train: Entrenar </text:p>
          </table:table-cell>
          <table:table-cell office:value-type="string" calcext:value-type="string">
            <text:p><text:s/>fas fa-train </text:p>
          </table:table-cell>
          <table:table-cell office:value-type="string" calcext:value-type="string">
            <text:p><text:s/>bala, conmutar, locomotora, ferrocarril, metro, </text:p>
          </table:table-cell>
          <table:table-cell office:value-type="string" calcext:value-type="string">
            <text:p><text:s/>\f238</text:p>
          </table:table-cell>
          <table:table-cell table:formula="of:=CONCATENATE(&quot;Fontawesome.create!(&quot;;[.$B$1];&quot;: '&quot;;TRIM([.$B1276]);&quot;', &quot;;[.$C$1];&quot;: '&quot;;TRIM([.$C1276]);&quot;', &quot;;[.$D$1];&quot;: '&quot;;TRIM([.$D1276]);&quot;', &quot;;[.$E$1];&quot;: '&quot;;TRIM([.$E1276]);&quot;')&quot;)" office:value-type="string" office:string-value="Fontawesome.create!(prefijo_nombre_css: 'fas fa-train: Entrenar', icono: 'fas fa-train', termino: 'bala, conmutar, locomotora, ferrocarril, metro,', codigo_css: '\f238')" calcext:value-type="string">
            <text:p>Fontawesome.create!(prefijo_nombre_css: 'fas fa-train: Entrenar', icono: 'fas fa-train', termino: 'bala, conmutar, locomotora, ferrocarril, metro,', codigo_css: '\f238')</text:p>
          </table:table-cell>
        </table:table-row>
        <table:table-row table:style-name="ro1">
          <table:table-cell/>
          <table:table-cell office:value-type="string" calcext:value-type="string">
            <text:p>fas fa-tram: Tranvía </text:p>
          </table:table-cell>
          <table:table-cell office:value-type="string" calcext:value-type="string">
            <text:p><text:s/>fas fa-tram </text:p>
          </table:table-cell>
          <table:table-cell office:value-type="string" calcext:value-type="string">
            <text:p><text:s/>cruce, estacional, máquina, montañas, transporte, </text:p>
          </table:table-cell>
          <table:table-cell office:value-type="string" calcext:value-type="string">
            <text:p><text:s/>\f7da</text:p>
          </table:table-cell>
          <table:table-cell table:formula="of:=CONCATENATE(&quot;Fontawesome.create!(&quot;;[.$B$1];&quot;: '&quot;;TRIM([.$B1277]);&quot;', &quot;;[.$C$1];&quot;: '&quot;;TRIM([.$C1277]);&quot;', &quot;;[.$D$1];&quot;: '&quot;;TRIM([.$D1277]);&quot;', &quot;;[.$E$1];&quot;: '&quot;;TRIM([.$E1277]);&quot;')&quot;)" office:value-type="string" office:string-value="Fontawesome.create!(prefijo_nombre_css: 'fas fa-tram: Tranvía', icono: 'fas fa-tram', termino: 'cruce, estacional, máquina, montañas, transporte,', codigo_css: '\f7da')" calcext:value-type="string">
            <text:p>Fontawesome.create!(prefijo_nombre_css: 'fas fa-tram: Tranvía', icono: 'fas fa-tram', termino: 'cruce, estacional, máquina, montañas, transporte,', codigo_css: '\f7da')</text:p>
          </table:table-cell>
        </table:table-row>
        <table:table-row table:style-name="ro1">
          <table:table-cell/>
          <table:table-cell office:value-type="string" calcext:value-type="string">
            <text:p>fas fa-transgender: Transgénero </text:p>
          </table:table-cell>
          <table:table-cell office:value-type="string" calcext:value-type="string">
            <text:p><text:s/>fas fa-transgender </text:p>
          </table:table-cell>
          <table:table-cell office:value-type="string" calcext:value-type="string">
            <text:p><text:s/>intersexual, </text:p>
          </table:table-cell>
          <table:table-cell office:value-type="string" calcext:value-type="string">
            <text:p><text:s/>\f224</text:p>
          </table:table-cell>
          <table:table-cell table:formula="of:=CONCATENATE(&quot;Fontawesome.create!(&quot;;[.$B$1];&quot;: '&quot;;TRIM([.$B1278]);&quot;', &quot;;[.$C$1];&quot;: '&quot;;TRIM([.$C1278]);&quot;', &quot;;[.$D$1];&quot;: '&quot;;TRIM([.$D1278]);&quot;', &quot;;[.$E$1];&quot;: '&quot;;TRIM([.$E1278]);&quot;')&quot;)" office:value-type="string" office:string-value="Fontawesome.create!(prefijo_nombre_css: 'fas fa-transgender: Transgénero', icono: 'fas fa-transgender', termino: 'intersexual,', codigo_css: '\f224')" calcext:value-type="string">
            <text:p>Fontawesome.create!(prefijo_nombre_css: 'fas fa-transgender: Transgénero', icono: 'fas fa-transgender', termino: 'intersexual,', codigo_css: '\f224')</text:p>
          </table:table-cell>
        </table:table-row>
        <table:table-row table:style-name="ro1">
          <table:table-cell/>
          <table:table-cell office:value-type="string" calcext:value-type="string">
            <text:p>fas fa-transgender-alt: Alternate Transgénero </text:p>
          </table:table-cell>
          <table:table-cell office:value-type="string" calcext:value-type="string">
            <text:p><text:s/>fas fa-transgender-alt </text:p>
          </table:table-cell>
          <table:table-cell office:value-type="string" calcext:value-type="string">
            <text:p><text:s/>intersexual, </text:p>
          </table:table-cell>
          <table:table-cell office:value-type="string" calcext:value-type="string">
            <text:p><text:s/>\f225</text:p>
          </table:table-cell>
          <table:table-cell table:formula="of:=CONCATENATE(&quot;Fontawesome.create!(&quot;;[.$B$1];&quot;: '&quot;;TRIM([.$B1279]);&quot;', &quot;;[.$C$1];&quot;: '&quot;;TRIM([.$C1279]);&quot;', &quot;;[.$D$1];&quot;: '&quot;;TRIM([.$D1279]);&quot;', &quot;;[.$E$1];&quot;: '&quot;;TRIM([.$E1279]);&quot;')&quot;)" office:value-type="string" office:string-value="Fontawesome.create!(prefijo_nombre_css: 'fas fa-transgender-alt: Alternate Transgénero', icono: 'fas fa-transgender-alt', termino: 'intersexual,', codigo_css: '\f225')" calcext:value-type="string">
            <text:p>Fontawesome.create!(prefijo_nombre_css: 'fas fa-transgender-alt: Alternate Transgénero', icono: 'fas fa-transgender-alt', termino: 'intersexual,', codigo_css: '\f225')</text:p>
          </table:table-cell>
        </table:table-row>
        <table:table-row table:style-name="ro1">
          <table:table-cell/>
          <table:table-cell office:value-type="string" calcext:value-type="string">
            <text:p>fas fa-trash: Basura </text:p>
          </table:table-cell>
          <table:table-cell office:value-type="string" calcext:value-type="string">
            <text:p><text:s/>fas fa-trash </text:p>
          </table:table-cell>
          <table:table-cell office:value-type="string" calcext:value-type="string">
            <text:p><text:s/>eliminar, basura, esconder, quitar, cubo de basura </text:p>
          </table:table-cell>
          <table:table-cell office:value-type="string" calcext:value-type="string">
            <text:p><text:s/>\f1f8</text:p>
          </table:table-cell>
          <table:table-cell table:formula="of:=CONCATENATE(&quot;Fontawesome.create!(&quot;;[.$B$1];&quot;: '&quot;;TRIM([.$B1280]);&quot;', &quot;;[.$C$1];&quot;: '&quot;;TRIM([.$C1280]);&quot;', &quot;;[.$D$1];&quot;: '&quot;;TRIM([.$D1280]);&quot;', &quot;;[.$E$1];&quot;: '&quot;;TRIM([.$E1280]);&quot;')&quot;)" office:value-type="string" office:string-value="Fontawesome.create!(prefijo_nombre_css: 'fas fa-trash: Basura', icono: 'fas fa-trash', termino: 'eliminar, basura, esconder, quitar, cubo de basura', codigo_css: '\f1f8')" calcext:value-type="string">
            <text:p>Fontawesome.create!(prefijo_nombre_css: 'fas fa-trash: Basura', icono: 'fas fa-trash', termino: 'eliminar, basura, esconder, quitar, cubo de basura', codigo_css: '\f1f8')</text:p>
          </table:table-cell>
        </table:table-row>
        <table:table-row table:style-name="ro1">
          <table:table-cell/>
          <table:table-cell office:value-type="string" calcext:value-type="string">
            <text:p>fas fa-trash-alt: Alternate Basura </text:p>
          </table:table-cell>
          <table:table-cell office:value-type="string" calcext:value-type="string">
            <text:p><text:s/>fas fa-trash-alt </text:p>
          </table:table-cell>
          <table:table-cell office:value-type="string" calcext:value-type="string">
            <text:p><text:s/>eliminar, basura, ocultar, eliminar, trash-o, </text:p>
          </table:table-cell>
          <table:table-cell office:value-type="string" calcext:value-type="string">
            <text:p><text:s/>\f2ed</text:p>
          </table:table-cell>
          <table:table-cell table:formula="of:=CONCATENATE(&quot;Fontawesome.create!(&quot;;[.$B$1];&quot;: '&quot;;TRIM([.$B1281]);&quot;', &quot;;[.$C$1];&quot;: '&quot;;TRIM([.$C1281]);&quot;', &quot;;[.$D$1];&quot;: '&quot;;TRIM([.$D1281]);&quot;', &quot;;[.$E$1];&quot;: '&quot;;TRIM([.$E1281]);&quot;')&quot;)" office:value-type="string" office:string-value="Fontawesome.create!(prefijo_nombre_css: 'fas fa-trash-alt: Alternate Basura', icono: 'fas fa-trash-alt', termino: 'eliminar, basura, ocultar, eliminar, trash-o,', codigo_css: '\f2ed')" calcext:value-type="string">
            <text:p>Fontawesome.create!(prefijo_nombre_css: 'fas fa-trash-alt: Alternate Basura', icono: 'fas fa-trash-alt', termino: 'eliminar, basura, ocultar, eliminar, trash-o,', codigo_css: '\f2ed')</text:p>
          </table:table-cell>
        </table:table-row>
        <table:table-row table:style-name="ro1">
          <table:table-cell/>
          <table:table-cell office:value-type="string" calcext:value-type="string">
            <text:p>fas fa-trash-restore: Basura Restore </text:p>
          </table:table-cell>
          <table:table-cell office:value-type="string" calcext:value-type="string">
            <text:p><text:s/>fas fa-trash-restore </text:p>
          </table:table-cell>
          <table:table-cell office:value-type="string" calcext:value-type="string">
            <text:p><text:s/>atrás, control z, oops, deshacer, </text:p>
          </table:table-cell>
          <table:table-cell office:value-type="string" calcext:value-type="string">
            <text:p><text:s/>\f829</text:p>
          </table:table-cell>
          <table:table-cell table:formula="of:=CONCATENATE(&quot;Fontawesome.create!(&quot;;[.$B$1];&quot;: '&quot;;TRIM([.$B1282]);&quot;', &quot;;[.$C$1];&quot;: '&quot;;TRIM([.$C1282]);&quot;', &quot;;[.$D$1];&quot;: '&quot;;TRIM([.$D1282]);&quot;', &quot;;[.$E$1];&quot;: '&quot;;TRIM([.$E1282]);&quot;')&quot;)" office:value-type="string" office:string-value="Fontawesome.create!(prefijo_nombre_css: 'fas fa-trash-restore: Basura Restore', icono: 'fas fa-trash-restore', termino: 'atrás, control z, oops, deshacer,', codigo_css: '\f829')" calcext:value-type="string">
            <text:p>Fontawesome.create!(prefijo_nombre_css: 'fas fa-trash-restore: Basura Restore', icono: 'fas fa-trash-restore', termino: 'atrás, control z, oops, deshacer,', codigo_css: '\f829')</text:p>
          </table:table-cell>
        </table:table-row>
        <table:table-row table:style-name="ro1">
          <table:table-cell/>
          <table:table-cell office:value-type="string" calcext:value-type="string">
            <text:p>fas fa-trash-restore-alt: Alternative Basura Restore </text:p>
          </table:table-cell>
          <table:table-cell office:value-type="string" calcext:value-type="string">
            <text:p><text:s/>fas fa-trash-restore-alt </text:p>
          </table:table-cell>
          <table:table-cell office:value-type="string" calcext:value-type="string">
            <text:p><text:s/>atrás, control z, oops, deshacer, </text:p>
          </table:table-cell>
          <table:table-cell office:value-type="string" calcext:value-type="string">
            <text:p><text:s/>\f82a</text:p>
          </table:table-cell>
          <table:table-cell table:formula="of:=CONCATENATE(&quot;Fontawesome.create!(&quot;;[.$B$1];&quot;: '&quot;;TRIM([.$B1283]);&quot;', &quot;;[.$C$1];&quot;: '&quot;;TRIM([.$C1283]);&quot;', &quot;;[.$D$1];&quot;: '&quot;;TRIM([.$D1283]);&quot;', &quot;;[.$E$1];&quot;: '&quot;;TRIM([.$E1283]);&quot;')&quot;)" office:value-type="string" office:string-value="Fontawesome.create!(prefijo_nombre_css: 'fas fa-trash-restore-alt: Alternative Basura Restore', icono: 'fas fa-trash-restore-alt', termino: 'atrás, control z, oops, deshacer,', codigo_css: '\f82a')" calcext:value-type="string">
            <text:p>Fontawesome.create!(prefijo_nombre_css: 'fas fa-trash-restore-alt: Alternative Basura Restore', icono: 'fas fa-trash-restore-alt', termino: 'atrás, control z, oops, deshacer,', codigo_css: '\f82a')</text:p>
          </table:table-cell>
        </table:table-row>
        <table:table-row table:style-name="ro1">
          <table:table-cell/>
          <table:table-cell office:value-type="string" calcext:value-type="string">
            <text:p>fas fa-tree: Árbol </text:p>
          </table:table-cell>
          <table:table-cell office:value-type="string" calcext:value-type="string">
            <text:p><text:s/>fas fa-tree </text:p>
          </table:table-cell>
          <table:table-cell office:value-type="string" calcext:value-type="string">
            <text:p><text:s/>bosque, estacional, flore, ladrido, naturaleza, otoño, planta, </text:p>
          </table:table-cell>
          <table:table-cell office:value-type="string" calcext:value-type="string">
            <text:p><text:s/>\f1bb</text:p>
          </table:table-cell>
          <table:table-cell table:formula="of:=CONCATENATE(&quot;Fontawesome.create!(&quot;;[.$B$1];&quot;: '&quot;;TRIM([.$B1284]);&quot;', &quot;;[.$C$1];&quot;: '&quot;;TRIM([.$C1284]);&quot;', &quot;;[.$D$1];&quot;: '&quot;;TRIM([.$D1284]);&quot;', &quot;;[.$E$1];&quot;: '&quot;;TRIM([.$E1284]);&quot;')&quot;)" office:value-type="string" office:string-value="Fontawesome.create!(prefijo_nombre_css: 'fas fa-tree: Árbol', icono: 'fas fa-tree', termino: 'bosque, estacional, flore, ladrido, naturaleza, otoño, planta,', codigo_css: '\f1bb')" calcext:value-type="string">
            <text:p>Fontawesome.create!(prefijo_nombre_css: 'fas fa-tree: Árbol', icono: 'fas fa-tree', termino: 'bosque, estacional, flore, ladrido, naturaleza, otoño, planta,', codigo_css: '\f1bb')</text:p>
          </table:table-cell>
        </table:table-row>
        <table:table-row table:style-name="ro1">
          <table:table-cell/>
          <table:table-cell office:value-type="string" calcext:value-type="string">
            <text:p>fab fa-trello: Trello </text:p>
          </table:table-cell>
          <table:table-cell office:value-type="string" calcext:value-type="string">
            <text:p><text:s/>fab fa-trello </text:p>
          </table:table-cell>
          <table:table-cell office:value-type="string" calcext:value-type="string">
            <text:p><text:s/>atlassian, </text:p>
          </table:table-cell>
          <table:table-cell office:value-type="string" calcext:value-type="string">
            <text:p><text:s/>\f181</text:p>
          </table:table-cell>
          <table:table-cell table:formula="of:=CONCATENATE(&quot;Fontawesome.create!(&quot;;[.$B$1];&quot;: '&quot;;TRIM([.$B1285]);&quot;', &quot;;[.$C$1];&quot;: '&quot;;TRIM([.$C1285]);&quot;', &quot;;[.$D$1];&quot;: '&quot;;TRIM([.$D1285]);&quot;', &quot;;[.$E$1];&quot;: '&quot;;TRIM([.$E1285]);&quot;')&quot;)" office:value-type="string" office:string-value="Fontawesome.create!(prefijo_nombre_css: 'fab fa-trello: Trello', icono: 'fab fa-trello', termino: 'atlassian,', codigo_css: '\f181')" calcext:value-type="string">
            <text:p>Fontawesome.create!(prefijo_nombre_css: 'fab fa-trello: Trello', icono: 'fab fa-trello', termino: 'atlassian,', codigo_css: '\f181')</text:p>
          </table:table-cell>
        </table:table-row>
        <table:table-row table:style-name="ro1">
          <table:table-cell/>
          <table:table-cell office:value-type="string" calcext:value-type="string">
            <text:p>fab fa-tripadvisor: TripAdvisor </text:p>
          </table:table-cell>
          <table:table-cell office:value-type="string" calcext:value-type="string">
            <text:p><text:s/>fab fa-tripadviso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2</text:p>
          </table:table-cell>
          <table:table-cell table:formula="of:=CONCATENATE(&quot;Fontawesome.create!(&quot;;[.$B$1];&quot;: '&quot;;TRIM([.$B1286]);&quot;', &quot;;[.$C$1];&quot;: '&quot;;TRIM([.$C1286]);&quot;', &quot;;[.$D$1];&quot;: '&quot;;TRIM([.$D1286]);&quot;', &quot;;[.$E$1];&quot;: '&quot;;TRIM([.$E1286]);&quot;')&quot;)" office:value-type="string" office:string-value="Fontawesome.create!(prefijo_nombre_css: 'fab fa-tripadvisor: TripAdvisor', icono: 'fab fa-tripadvisor', termino: '', codigo_css: '\f262')" calcext:value-type="string">
            <text:p>Fontawesome.create!(prefijo_nombre_css: 'fab fa-tripadvisor: TripAdvisor', icono: 'fab fa-tripadvisor', termino: '', codigo_css: '\f262')</text:p>
          </table:table-cell>
        </table:table-row>
        <table:table-row table:style-name="ro1">
          <table:table-cell/>
          <table:table-cell office:value-type="string" calcext:value-type="string">
            <text:p>fas fa-trophy: trofeo </text:p>
          </table:table-cell>
          <table:table-cell office:value-type="string" calcext:value-type="string">
            <text:p><text:s/>fas fa-trophy </text:p>
          </table:table-cell>
          <table:table-cell office:value-type="string" calcext:value-type="string">
            <text:p><text:s/>copa mundial, ganador, juego, logro, premio, </text:p>
          </table:table-cell>
          <table:table-cell office:value-type="string" calcext:value-type="string">
            <text:p><text:s/>\f091</text:p>
          </table:table-cell>
          <table:table-cell table:formula="of:=CONCATENATE(&quot;Fontawesome.create!(&quot;;[.$B$1];&quot;: '&quot;;TRIM([.$B1287]);&quot;', &quot;;[.$C$1];&quot;: '&quot;;TRIM([.$C1287]);&quot;', &quot;;[.$D$1];&quot;: '&quot;;TRIM([.$D1287]);&quot;', &quot;;[.$E$1];&quot;: '&quot;;TRIM([.$E1287]);&quot;')&quot;)" office:value-type="string" office:string-value="Fontawesome.create!(prefijo_nombre_css: 'fas fa-trophy: trofeo', icono: 'fas fa-trophy', termino: 'copa mundial, ganador, juego, logro, premio,', codigo_css: '\f091')" calcext:value-type="string">
            <text:p>Fontawesome.create!(prefijo_nombre_css: 'fas fa-trophy: trofeo', icono: 'fas fa-trophy', termino: 'copa mundial, ganador, juego, logro, premio,', codigo_css: '\f091')</text:p>
          </table:table-cell>
        </table:table-row>
        <table:table-row table:style-name="ro1">
          <table:table-cell/>
          <table:table-cell office:value-type="string" calcext:value-type="string">
            <text:p>fas fa-truck: camión </text:p>
          </table:table-cell>
          <table:table-cell office:value-type="string" calcext:value-type="string">
            <text:p><text:s/>fas fa-truck </text:p>
          </table:table-cell>
          <table:table-cell office:value-type="string" calcext:value-type="string">
            <text:p><text:s/>carga, entrega, envío, vehículo, </text:p>
          </table:table-cell>
          <table:table-cell office:value-type="string" calcext:value-type="string">
            <text:p><text:s/>\f0d1</text:p>
          </table:table-cell>
          <table:table-cell table:formula="of:=CONCATENATE(&quot;Fontawesome.create!(&quot;;[.$B$1];&quot;: '&quot;;TRIM([.$B1288]);&quot;', &quot;;[.$C$1];&quot;: '&quot;;TRIM([.$C1288]);&quot;', &quot;;[.$D$1];&quot;: '&quot;;TRIM([.$D1288]);&quot;', &quot;;[.$E$1];&quot;: '&quot;;TRIM([.$E1288]);&quot;')&quot;)" office:value-type="string" office:string-value="Fontawesome.create!(prefijo_nombre_css: 'fas fa-truck: camión', icono: 'fas fa-truck', termino: 'carga, entrega, envío, vehículo,', codigo_css: '\f0d1')" calcext:value-type="string">
            <text:p>Fontawesome.create!(prefijo_nombre_css: 'fas fa-truck: camión', icono: 'fas fa-truck', termino: 'carga, entrega, envío, vehículo,', codigo_css: '\f0d1')</text:p>
          </table:table-cell>
        </table:table-row>
        <table:table-row table:style-name="ro1">
          <table:table-cell/>
          <table:table-cell office:value-type="string" calcext:value-type="string">
            <text:p>fas fa-truck-loading: Carga de camiones </text:p>
          </table:table-cell>
          <table:table-cell office:value-type="string" calcext:value-type="string">
            <text:p><text:s/>fas fa-truck-loading </text:p>
          </table:table-cell>
          <table:table-cell office:value-type="string" calcext:value-type="string">
            <text:p><text:s/>caja, carga, entrega, inventario, emocionante, alquiler, vehículo, producto </text:p>
          </table:table-cell>
          <table:table-cell office:value-type="string" calcext:value-type="string">
            <text:p><text:s/>\f4de</text:p>
          </table:table-cell>
          <table:table-cell table:formula="of:=CONCATENATE(&quot;Fontawesome.create!(&quot;;[.$B$1];&quot;: '&quot;;TRIM([.$B1289]);&quot;', &quot;;[.$C$1];&quot;: '&quot;;TRIM([.$C1289]);&quot;', &quot;;[.$D$1];&quot;: '&quot;;TRIM([.$D1289]);&quot;', &quot;;[.$E$1];&quot;: '&quot;;TRIM([.$E1289]);&quot;')&quot;)" office:value-type="string" office:string-value="Fontawesome.create!(prefijo_nombre_css: 'fas fa-truck-loading: Carga de camiones', icono: 'fas fa-truck-loading', termino: 'caja, carga, entrega, inventario, emocionante, alquiler, vehículo, producto', codigo_css: '\f4de')" calcext:value-type="string">
            <text:p>Fontawesome.create!(prefijo_nombre_css: 'fas fa-truck-loading: Carga de camiones', icono: 'fas fa-truck-loading', termino: 'caja, carga, entrega, inventario, emocionante, alquiler, vehículo, producto', codigo_css: '\f4de')</text:p>
          </table:table-cell>
        </table:table-row>
        <table:table-row table:style-name="ro1">
          <table:table-cell/>
          <table:table-cell office:value-type="string" calcext:value-type="string">
            <text:p>fas fa-truck-monster: Monstruo de camión </text:p>
          </table:table-cell>
          <table:table-cell office:value-type="string" calcext:value-type="string">
            <text:p><text:s/>fas fa-truck-monster </text:p>
          </table:table-cell>
          <table:table-cell office:value-type="string" calcext:value-type="string">
            <text:p><text:s/>todoterreno, vehículo, rueda, </text:p>
          </table:table-cell>
          <table:table-cell office:value-type="string" calcext:value-type="string">
            <text:p><text:s/>\f63b</text:p>
          </table:table-cell>
          <table:table-cell table:formula="of:=CONCATENATE(&quot;Fontawesome.create!(&quot;;[.$B$1];&quot;: '&quot;;TRIM([.$B1290]);&quot;', &quot;;[.$C$1];&quot;: '&quot;;TRIM([.$C1290]);&quot;', &quot;;[.$D$1];&quot;: '&quot;;TRIM([.$D1290]);&quot;', &quot;;[.$E$1];&quot;: '&quot;;TRIM([.$E1290]);&quot;')&quot;)" office:value-type="string" office:string-value="Fontawesome.create!(prefijo_nombre_css: 'fas fa-truck-monster: Monstruo de camión', icono: 'fas fa-truck-monster', termino: 'todoterreno, vehículo, rueda,', codigo_css: '\f63b')" calcext:value-type="string">
            <text:p>Fontawesome.create!(prefijo_nombre_css: 'fas fa-truck-monster: Monstruo de camión', icono: 'fas fa-truck-monster', termino: 'todoterreno, vehículo, rueda,', codigo_css: '\f63b')</text:p>
          </table:table-cell>
        </table:table-row>
        <table:table-row table:style-name="ro1">
          <table:table-cell/>
          <table:table-cell office:value-type="string" calcext:value-type="string">
            <text:p>fas fa-truck-moving: Camión en movimiento </text:p>
          </table:table-cell>
          <table:table-cell office:value-type="string" calcext:value-type="string">
            <text:p><text:s/>fas fa-truck-moving </text:p>
          </table:table-cell>
          <table:table-cell office:value-type="string" calcext:value-type="string">
            <text:p><text:s/>carga, inventario, alquiler, vehículo, </text:p>
          </table:table-cell>
          <table:table-cell office:value-type="string" calcext:value-type="string">
            <text:p><text:s/>\f4df</text:p>
          </table:table-cell>
          <table:table-cell table:formula="of:=CONCATENATE(&quot;Fontawesome.create!(&quot;;[.$B$1];&quot;: '&quot;;TRIM([.$B1291]);&quot;', &quot;;[.$C$1];&quot;: '&quot;;TRIM([.$C1291]);&quot;', &quot;;[.$D$1];&quot;: '&quot;;TRIM([.$D1291]);&quot;', &quot;;[.$E$1];&quot;: '&quot;;TRIM([.$E1291]);&quot;')&quot;)" office:value-type="string" office:string-value="Fontawesome.create!(prefijo_nombre_css: 'fas fa-truck-moving: Camión en movimiento', icono: 'fas fa-truck-moving', termino: 'carga, inventario, alquiler, vehículo,', codigo_css: '\f4df')" calcext:value-type="string">
            <text:p>Fontawesome.create!(prefijo_nombre_css: 'fas fa-truck-moving: Camión en movimiento', icono: 'fas fa-truck-moving', termino: 'carga, inventario, alquiler, vehículo,', codigo_css: '\f4df')</text:p>
          </table:table-cell>
        </table:table-row>
        <table:table-row table:style-name="ro1">
          <table:table-cell/>
          <table:table-cell office:value-type="string" calcext:value-type="string">
            <text:p>fas fa-truck-pickup: Lado del camión </text:p>
          </table:table-cell>
          <table:table-cell office:value-type="string" calcext:value-type="string">
            <text:p><text:s/>fas fa-truck-pickup </text:p>
          </table:table-cell>
          <table:table-cell office:value-type="string" calcext:value-type="string">
            <text:p><text:s/>carga, vehículo, </text:p>
          </table:table-cell>
          <table:table-cell office:value-type="string" calcext:value-type="string">
            <text:p><text:s/>\f63c</text:p>
          </table:table-cell>
          <table:table-cell table:formula="of:=CONCATENATE(&quot;Fontawesome.create!(&quot;;[.$B$1];&quot;: '&quot;;TRIM([.$B1292]);&quot;', &quot;;[.$C$1];&quot;: '&quot;;TRIM([.$C1292]);&quot;', &quot;;[.$D$1];&quot;: '&quot;;TRIM([.$D1292]);&quot;', &quot;;[.$E$1];&quot;: '&quot;;TRIM([.$E1292]);&quot;')&quot;)" office:value-type="string" office:string-value="Fontawesome.create!(prefijo_nombre_css: 'fas fa-truck-pickup: Lado del camión', icono: 'fas fa-truck-pickup', termino: 'carga, vehículo,', codigo_css: '\f63c')" calcext:value-type="string">
            <text:p>Fontawesome.create!(prefijo_nombre_css: 'fas fa-truck-pickup: Lado del camión', icono: 'fas fa-truck-pickup', termino: 'carga, vehículo,', codigo_css: '\f63c')</text:p>
          </table:table-cell>
        </table:table-row>
        <table:table-row table:style-name="ro1">
          <table:table-cell/>
          <table:table-cell office:value-type="string" calcext:value-type="string">
            <text:p>fas fa-tshirt: Camiseta </text:p>
          </table:table-cell>
          <table:table-cell office:value-type="string" calcext:value-type="string">
            <text:p><text:s/>fas fa-tshirt </text:p>
          </table:table-cell>
          <table:table-cell office:value-type="string" calcext:value-type="string">
            <text:p><text:s/>ropa, moda, prenda, camisa, </text:p>
          </table:table-cell>
          <table:table-cell office:value-type="string" calcext:value-type="string">
            <text:p><text:s/>\f553</text:p>
          </table:table-cell>
          <table:table-cell table:formula="of:=CONCATENATE(&quot;Fontawesome.create!(&quot;;[.$B$1];&quot;: '&quot;;TRIM([.$B1293]);&quot;', &quot;;[.$C$1];&quot;: '&quot;;TRIM([.$C1293]);&quot;', &quot;;[.$D$1];&quot;: '&quot;;TRIM([.$D1293]);&quot;', &quot;;[.$E$1];&quot;: '&quot;;TRIM([.$E1293]);&quot;')&quot;)" office:value-type="string" office:string-value="Fontawesome.create!(prefijo_nombre_css: 'fas fa-tshirt: Camiseta', icono: 'fas fa-tshirt', termino: 'ropa, moda, prenda, camisa,', codigo_css: '\f553')" calcext:value-type="string">
            <text:p>Fontawesome.create!(prefijo_nombre_css: 'fas fa-tshirt: Camiseta', icono: 'fas fa-tshirt', termino: 'ropa, moda, prenda, camisa,', codigo_css: '\f553')</text:p>
          </table:table-cell>
        </table:table-row>
        <table:table-row table:style-name="ro1">
          <table:table-cell/>
          <table:table-cell office:value-type="string" calcext:value-type="string">
            <text:p>fas fa-tty: TTY </text:p>
          </table:table-cell>
          <table:table-cell office:value-type="string" calcext:value-type="string">
            <text:p><text:s/>fas fa-tty </text:p>
          </table:table-cell>
          <table:table-cell office:value-type="string" calcext:value-type="string">
            <text:p><text:s/>comunicación, sordo, telefon, teletipo, texto, </text:p>
          </table:table-cell>
          <table:table-cell office:value-type="string" calcext:value-type="string">
            <text:p><text:s/>\f1e4</text:p>
          </table:table-cell>
          <table:table-cell table:formula="of:=CONCATENATE(&quot;Fontawesome.create!(&quot;;[.$B$1];&quot;: '&quot;;TRIM([.$B1294]);&quot;', &quot;;[.$C$1];&quot;: '&quot;;TRIM([.$C1294]);&quot;', &quot;;[.$D$1];&quot;: '&quot;;TRIM([.$D1294]);&quot;', &quot;;[.$E$1];&quot;: '&quot;;TRIM([.$E1294]);&quot;')&quot;)" office:value-type="string" office:string-value="Fontawesome.create!(prefijo_nombre_css: 'fas fa-tty: TTY', icono: 'fas fa-tty', termino: 'comunicación, sordo, telefon, teletipo, texto,', codigo_css: '\f1e4')" calcext:value-type="string">
            <text:p>Fontawesome.create!(prefijo_nombre_css: 'fas fa-tty: TTY', icono: 'fas fa-tty', termino: 'comunicación, sordo, telefon, teletipo, texto,', codigo_css: '\f1e4')</text:p>
          </table:table-cell>
        </table:table-row>
        <table:table-row table:style-name="ro1">
          <table:table-cell/>
          <table:table-cell office:value-type="string" calcext:value-type="string">
            <text:p>fab fa-tumblr: Tumblr </text:p>
          </table:table-cell>
          <table:table-cell office:value-type="string" calcext:value-type="string">
            <text:p><text:s/>fab fa-tumbl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73</text:p>
          </table:table-cell>
          <table:table-cell table:formula="of:=CONCATENATE(&quot;Fontawesome.create!(&quot;;[.$B$1];&quot;: '&quot;;TRIM([.$B1295]);&quot;', &quot;;[.$C$1];&quot;: '&quot;;TRIM([.$C1295]);&quot;', &quot;;[.$D$1];&quot;: '&quot;;TRIM([.$D1295]);&quot;', &quot;;[.$E$1];&quot;: '&quot;;TRIM([.$E1295]);&quot;')&quot;)" office:value-type="string" office:string-value="Fontawesome.create!(prefijo_nombre_css: 'fab fa-tumblr: Tumblr', icono: 'fab fa-tumblr', termino: '', codigo_css: '\f173')" calcext:value-type="string">
            <text:p>Fontawesome.create!(prefijo_nombre_css: 'fab fa-tumblr: Tumblr', icono: 'fab fa-tumblr', termino: '', codigo_css: '\f173')</text:p>
          </table:table-cell>
        </table:table-row>
        <table:table-row table:style-name="ro1">
          <table:table-cell/>
          <table:table-cell office:value-type="string" calcext:value-type="string">
            <text:p>fab fa-tumblr-square: Tumblr Square </text:p>
          </table:table-cell>
          <table:table-cell office:value-type="string" calcext:value-type="string">
            <text:p><text:s/>fab fa-tumblr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74</text:p>
          </table:table-cell>
          <table:table-cell table:formula="of:=CONCATENATE(&quot;Fontawesome.create!(&quot;;[.$B$1];&quot;: '&quot;;TRIM([.$B1296]);&quot;', &quot;;[.$C$1];&quot;: '&quot;;TRIM([.$C1296]);&quot;', &quot;;[.$D$1];&quot;: '&quot;;TRIM([.$D1296]);&quot;', &quot;;[.$E$1];&quot;: '&quot;;TRIM([.$E1296]);&quot;')&quot;)" office:value-type="string" office:string-value="Fontawesome.create!(prefijo_nombre_css: 'fab fa-tumblr-square: Tumblr Square', icono: 'fab fa-tumblr-square', termino: '', codigo_css: '\f174')" calcext:value-type="string">
            <text:p>Fontawesome.create!(prefijo_nombre_css: 'fab fa-tumblr-square: Tumblr Square', icono: 'fab fa-tumblr-square', termino: '', codigo_css: '\f174')</text:p>
          </table:table-cell>
        </table:table-row>
        <table:table-row table:style-name="ro1">
          <table:table-cell/>
          <table:table-cell office:value-type="string" calcext:value-type="string">
            <text:p>fas fa-tv: Televisión </text:p>
          </table:table-cell>
          <table:table-cell office:value-type="string" calcext:value-type="string">
            <text:p><text:s/>fas fa-tv </text:p>
          </table:table-cell>
          <table:table-cell office:value-type="string" calcext:value-type="string">
            <text:p><text:s/>computadora, pantalla, monitor, televisión, </text:p>
          </table:table-cell>
          <table:table-cell office:value-type="string" calcext:value-type="string">
            <text:p><text:s/>\f26c</text:p>
          </table:table-cell>
          <table:table-cell table:formula="of:=CONCATENATE(&quot;Fontawesome.create!(&quot;;[.$B$1];&quot;: '&quot;;TRIM([.$B1297]);&quot;', &quot;;[.$C$1];&quot;: '&quot;;TRIM([.$C1297]);&quot;', &quot;;[.$D$1];&quot;: '&quot;;TRIM([.$D1297]);&quot;', &quot;;[.$E$1];&quot;: '&quot;;TRIM([.$E1297]);&quot;')&quot;)" office:value-type="string" office:string-value="Fontawesome.create!(prefijo_nombre_css: 'fas fa-tv: Televisión', icono: 'fas fa-tv', termino: 'computadora, pantalla, monitor, televisión,', codigo_css: '\f26c')" calcext:value-type="string">
            <text:p>Fontawesome.create!(prefijo_nombre_css: 'fas fa-tv: Televisión', icono: 'fas fa-tv', termino: 'computadora, pantalla, monitor, televisión,', codigo_css: '\f26c')</text:p>
          </table:table-cell>
        </table:table-row>
        <table:table-row table:style-name="ro1">
          <table:table-cell/>
          <table:table-cell office:value-type="string" calcext:value-type="string">
            <text:p>fab fa-twitch: Contracción nerviosa </text:p>
          </table:table-cell>
          <table:table-cell office:value-type="string" calcext:value-type="string">
            <text:p><text:s/>fab fa-twitc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e8</text:p>
          </table:table-cell>
          <table:table-cell table:formula="of:=CONCATENATE(&quot;Fontawesome.create!(&quot;;[.$B$1];&quot;: '&quot;;TRIM([.$B1298]);&quot;', &quot;;[.$C$1];&quot;: '&quot;;TRIM([.$C1298]);&quot;', &quot;;[.$D$1];&quot;: '&quot;;TRIM([.$D1298]);&quot;', &quot;;[.$E$1];&quot;: '&quot;;TRIM([.$E1298]);&quot;')&quot;)" office:value-type="string" office:string-value="Fontawesome.create!(prefijo_nombre_css: 'fab fa-twitch: Contracción nerviosa', icono: 'fab fa-twitch', termino: '', codigo_css: '\f1e8')" calcext:value-type="string">
            <text:p>Fontawesome.create!(prefijo_nombre_css: 'fab fa-twitch: Contracción nerviosa', icono: 'fab fa-twitch', termino: '', codigo_css: '\f1e8')</text:p>
          </table:table-cell>
        </table:table-row>
        <table:table-row table:style-name="ro1">
          <table:table-cell/>
          <table:table-cell office:value-type="string" calcext:value-type="string">
            <text:p>fab fa-twitter: Gorjeo </text:p>
          </table:table-cell>
          <table:table-cell office:value-type="string" calcext:value-type="string">
            <text:p><text:s/>fab fa-twitter </text:p>
          </table:table-cell>
          <table:table-cell office:value-type="string" calcext:value-type="string">
            <text:p><text:s/>red social, tweet, </text:p>
          </table:table-cell>
          <table:table-cell office:value-type="string" calcext:value-type="string">
            <text:p><text:s/>\f099</text:p>
          </table:table-cell>
          <table:table-cell table:formula="of:=CONCATENATE(&quot;Fontawesome.create!(&quot;;[.$B$1];&quot;: '&quot;;TRIM([.$B1299]);&quot;', &quot;;[.$C$1];&quot;: '&quot;;TRIM([.$C1299]);&quot;', &quot;;[.$D$1];&quot;: '&quot;;TRIM([.$D1299]);&quot;', &quot;;[.$E$1];&quot;: '&quot;;TRIM([.$E1299]);&quot;')&quot;)" office:value-type="string" office:string-value="Fontawesome.create!(prefijo_nombre_css: 'fab fa-twitter: Gorjeo', icono: 'fab fa-twitter', termino: 'red social, tweet,', codigo_css: '\f099')" calcext:value-type="string">
            <text:p>Fontawesome.create!(prefijo_nombre_css: 'fab fa-twitter: Gorjeo', icono: 'fab fa-twitter', termino: 'red social, tweet,', codigo_css: '\f099')</text:p>
          </table:table-cell>
        </table:table-row>
        <table:table-row table:style-name="ro1">
          <table:table-cell/>
          <table:table-cell office:value-type="string" calcext:value-type="string">
            <text:p>fab fa-twitter-square: Gorjeo Square </text:p>
          </table:table-cell>
          <table:table-cell office:value-type="string" calcext:value-type="string">
            <text:p><text:s/>fab fa-twitter-square </text:p>
          </table:table-cell>
          <table:table-cell office:value-type="string" calcext:value-type="string">
            <text:p><text:s/>red social, tweet, </text:p>
          </table:table-cell>
          <table:table-cell office:value-type="string" calcext:value-type="string">
            <text:p><text:s/>\f081</text:p>
          </table:table-cell>
          <table:table-cell table:formula="of:=CONCATENATE(&quot;Fontawesome.create!(&quot;;[.$B$1];&quot;: '&quot;;TRIM([.$B1300]);&quot;', &quot;;[.$C$1];&quot;: '&quot;;TRIM([.$C1300]);&quot;', &quot;;[.$D$1];&quot;: '&quot;;TRIM([.$D1300]);&quot;', &quot;;[.$E$1];&quot;: '&quot;;TRIM([.$E1300]);&quot;')&quot;)" office:value-type="string" office:string-value="Fontawesome.create!(prefijo_nombre_css: 'fab fa-twitter-square: Gorjeo Square', icono: 'fab fa-twitter-square', termino: 'red social, tweet,', codigo_css: '\f081')" calcext:value-type="string">
            <text:p>Fontawesome.create!(prefijo_nombre_css: 'fab fa-twitter-square: Gorjeo Square', icono: 'fab fa-twitter-square', termino: 'red social, tweet,', codigo_css: '\f081')</text:p>
          </table:table-cell>
        </table:table-row>
        <table:table-row table:style-name="ro1">
          <table:table-cell/>
          <table:table-cell office:value-type="string" calcext:value-type="string">
            <text:p>fab fa-typo3: Typo3 </text:p>
          </table:table-cell>
          <table:table-cell office:value-type="string" calcext:value-type="string">
            <text:p><text:s/>fab fa-typo3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2b</text:p>
          </table:table-cell>
          <table:table-cell table:formula="of:=CONCATENATE(&quot;Fontawesome.create!(&quot;;[.$B$1];&quot;: '&quot;;TRIM([.$B1301]);&quot;', &quot;;[.$C$1];&quot;: '&quot;;TRIM([.$C1301]);&quot;', &quot;;[.$D$1];&quot;: '&quot;;TRIM([.$D1301]);&quot;', &quot;;[.$E$1];&quot;: '&quot;;TRIM([.$E1301]);&quot;')&quot;)" office:value-type="string" office:string-value="Fontawesome.create!(prefijo_nombre_css: 'fab fa-typo3: Typo3', icono: 'fab fa-typo3', termino: '', codigo_css: '\f42b')" calcext:value-type="string">
            <text:p>Fontawesome.create!(prefijo_nombre_css: 'fab fa-typo3: Typo3', icono: 'fab fa-typo3', termino: '', codigo_css: '\f42b')</text:p>
          </table:table-cell>
        </table:table-row>
        <table:table-row table:style-name="ro1">
          <table:table-cell/>
          <table:table-cell office:value-type="string" calcext:value-type="string">
            <text:p>fab fa-uber: Uber </text:p>
          </table:table-cell>
          <table:table-cell office:value-type="string" calcext:value-type="string">
            <text:p><text:s/>fab fa-ub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2</text:p>
          </table:table-cell>
          <table:table-cell table:formula="of:=CONCATENATE(&quot;Fontawesome.create!(&quot;;[.$B$1];&quot;: '&quot;;TRIM([.$B1302]);&quot;', &quot;;[.$C$1];&quot;: '&quot;;TRIM([.$C1302]);&quot;', &quot;;[.$D$1];&quot;: '&quot;;TRIM([.$D1302]);&quot;', &quot;;[.$E$1];&quot;: '&quot;;TRIM([.$E1302]);&quot;')&quot;)" office:value-type="string" office:string-value="Fontawesome.create!(prefijo_nombre_css: 'fab fa-uber: Uber', icono: 'fab fa-uber', termino: '', codigo_css: '\f402')" calcext:value-type="string">
            <text:p>Fontawesome.create!(prefijo_nombre_css: 'fab fa-uber: Uber', icono: 'fab fa-uber', termino: '', codigo_css: '\f402')</text:p>
          </table:table-cell>
        </table:table-row>
        <table:table-row table:style-name="ro1">
          <table:table-cell/>
          <table:table-cell office:value-type="string" calcext:value-type="string">
            <text:p>fab fa-ubuntu: Ubuntu </text:p>
          </table:table-cell>
          <table:table-cell office:value-type="string" calcext:value-type="string">
            <text:p><text:s/>fab fa-ubuntu </text:p>
          </table:table-cell>
          <table:table-cell office:value-type="string" calcext:value-type="string">
            <text:p><text:s/>linux, sistema operativo, os, </text:p>
          </table:table-cell>
          <table:table-cell office:value-type="string" calcext:value-type="string">
            <text:p><text:s/>\f7df</text:p>
          </table:table-cell>
          <table:table-cell table:formula="of:=CONCATENATE(&quot;Fontawesome.create!(&quot;;[.$B$1];&quot;: '&quot;;TRIM([.$B1303]);&quot;', &quot;;[.$C$1];&quot;: '&quot;;TRIM([.$C1303]);&quot;', &quot;;[.$D$1];&quot;: '&quot;;TRIM([.$D1303]);&quot;', &quot;;[.$E$1];&quot;: '&quot;;TRIM([.$E1303]);&quot;')&quot;)" office:value-type="string" office:string-value="Fontawesome.create!(prefijo_nombre_css: 'fab fa-ubuntu: Ubuntu', icono: 'fab fa-ubuntu', termino: 'linux, sistema operativo, os,', codigo_css: '\f7df')" calcext:value-type="string">
            <text:p>Fontawesome.create!(prefijo_nombre_css: 'fab fa-ubuntu: Ubuntu', icono: 'fab fa-ubuntu', termino: 'linux, sistema operativo, os,', codigo_css: '\f7df')</text:p>
          </table:table-cell>
        </table:table-row>
        <table:table-row table:style-name="ro1">
          <table:table-cell/>
          <table:table-cell office:value-type="string" calcext:value-type="string">
            <text:p>fab fa-uikit: UIkit </text:p>
          </table:table-cell>
          <table:table-cell office:value-type="string" calcext:value-type="string">
            <text:p><text:s/>fab fa-uiki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3</text:p>
          </table:table-cell>
          <table:table-cell table:formula="of:=CONCATENATE(&quot;Fontawesome.create!(&quot;;[.$B$1];&quot;: '&quot;;TRIM([.$B1304]);&quot;', &quot;;[.$C$1];&quot;: '&quot;;TRIM([.$C1304]);&quot;', &quot;;[.$D$1];&quot;: '&quot;;TRIM([.$D1304]);&quot;', &quot;;[.$E$1];&quot;: '&quot;;TRIM([.$E1304]);&quot;')&quot;)" office:value-type="string" office:string-value="Fontawesome.create!(prefijo_nombre_css: 'fab fa-uikit: UIkit', icono: 'fab fa-uikit', termino: '', codigo_css: '\f403')" calcext:value-type="string">
            <text:p>Fontawesome.create!(prefijo_nombre_css: 'fab fa-uikit: UIkit', icono: 'fab fa-uikit', termino: '', codigo_css: '\f403')</text:p>
          </table:table-cell>
        </table:table-row>
        <table:table-row table:style-name="ro1">
          <table:table-cell/>
          <table:table-cell office:value-type="string" calcext:value-type="string">
            <text:p>fab fa-umbraco: Umbraco </text:p>
          </table:table-cell>
          <table:table-cell office:value-type="string" calcext:value-type="string">
            <text:p><text:s/>fab fa-umbrac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e8</text:p>
          </table:table-cell>
          <table:table-cell table:formula="of:=CONCATENATE(&quot;Fontawesome.create!(&quot;;[.$B$1];&quot;: '&quot;;TRIM([.$B1305]);&quot;', &quot;;[.$C$1];&quot;: '&quot;;TRIM([.$C1305]);&quot;', &quot;;[.$D$1];&quot;: '&quot;;TRIM([.$D1305]);&quot;', &quot;;[.$E$1];&quot;: '&quot;;TRIM([.$E1305]);&quot;')&quot;)" office:value-type="string" office:string-value="Fontawesome.create!(prefijo_nombre_css: 'fab fa-umbraco: Umbraco', icono: 'fab fa-umbraco', termino: '', codigo_css: '\f8e8')" calcext:value-type="string">
            <text:p>Fontawesome.create!(prefijo_nombre_css: 'fab fa-umbraco: Umbraco', icono: 'fab fa-umbraco', termino: '', codigo_css: '\f8e8')</text:p>
          </table:table-cell>
        </table:table-row>
        <table:table-row table:style-name="ro1">
          <table:table-cell/>
          <table:table-cell office:value-type="string" calcext:value-type="string">
            <text:p>fas fa-umbrella: Paraguas </text:p>
          </table:table-cell>
          <table:table-cell office:value-type="string" calcext:value-type="string">
            <text:p><text:s/>fas fa-umbrella </text:p>
          </table:table-cell>
          <table:table-cell office:value-type="string" calcext:value-type="string">
            <text:p><text:s/>protección, lluvia, tormenta, mojado, </text:p>
          </table:table-cell>
          <table:table-cell office:value-type="string" calcext:value-type="string">
            <text:p><text:s/>\f0e9</text:p>
          </table:table-cell>
          <table:table-cell table:formula="of:=CONCATENATE(&quot;Fontawesome.create!(&quot;;[.$B$1];&quot;: '&quot;;TRIM([.$B1306]);&quot;', &quot;;[.$C$1];&quot;: '&quot;;TRIM([.$C1306]);&quot;', &quot;;[.$D$1];&quot;: '&quot;;TRIM([.$D1306]);&quot;', &quot;;[.$E$1];&quot;: '&quot;;TRIM([.$E1306]);&quot;')&quot;)" office:value-type="string" office:string-value="Fontawesome.create!(prefijo_nombre_css: 'fas fa-umbrella: Paraguas', icono: 'fas fa-umbrella', termino: 'protección, lluvia, tormenta, mojado,', codigo_css: '\f0e9')" calcext:value-type="string">
            <text:p>Fontawesome.create!(prefijo_nombre_css: 'fas fa-umbrella: Paraguas', icono: 'fas fa-umbrella', termino: 'protección, lluvia, tormenta, mojado,', codigo_css: '\f0e9')</text:p>
          </table:table-cell>
        </table:table-row>
        <table:table-row table:style-name="ro1">
          <table:table-cell/>
          <table:table-cell office:value-type="string" calcext:value-type="string">
            <text:p>fas fa-umbrella-beach: Paraguas Beach </text:p>
          </table:table-cell>
          <table:table-cell office:value-type="string" calcext:value-type="string">
            <text:p><text:s/>fas fa-umbrella-beach </text:p>
          </table:table-cell>
          <table:table-cell office:value-type="string" calcext:value-type="string">
            <text:p><text:s/>arena, proteccion, recreación, sombra, sol, veraniego </text:p>
          </table:table-cell>
          <table:table-cell office:value-type="string" calcext:value-type="string">
            <text:p><text:s/>\f5ca</text:p>
          </table:table-cell>
          <table:table-cell table:formula="of:=CONCATENATE(&quot;Fontawesome.create!(&quot;;[.$B$1];&quot;: '&quot;;TRIM([.$B1307]);&quot;', &quot;;[.$C$1];&quot;: '&quot;;TRIM([.$C1307]);&quot;', &quot;;[.$D$1];&quot;: '&quot;;TRIM([.$D1307]);&quot;', &quot;;[.$E$1];&quot;: '&quot;;TRIM([.$E1307]);&quot;')&quot;)" office:value-type="string" office:string-value="Fontawesome.create!(prefijo_nombre_css: 'fas fa-umbrella-beach: Paraguas Beach', icono: 'fas fa-umbrella-beach', termino: 'arena, proteccion, recreación, sombra, sol, veraniego', codigo_css: '\f5ca')" calcext:value-type="string">
            <text:p>Fontawesome.create!(prefijo_nombre_css: 'fas fa-umbrella-beach: Paraguas Beach', icono: 'fas fa-umbrella-beach', termino: 'arena, proteccion, recreación, sombra, sol, veraniego', codigo_css: '\f5ca')</text:p>
          </table:table-cell>
        </table:table-row>
        <table:table-row table:style-name="ro1">
          <table:table-cell/>
          <table:table-cell office:value-type="string" calcext:value-type="string">
            <text:p>fas fa-underline: Subrayar </text:p>
          </table:table-cell>
          <table:table-cell office:value-type="string" calcext:value-type="string">
            <text:p><text:s/>fas fa-underline </text:p>
          </table:table-cell>
          <table:table-cell office:value-type="string" calcext:value-type="string">
            <text:p><text:s/>editar, énfasis, formato, texto, escritura, </text:p>
          </table:table-cell>
          <table:table-cell office:value-type="string" calcext:value-type="string">
            <text:p><text:s/>\f0cd</text:p>
          </table:table-cell>
          <table:table-cell table:formula="of:=CONCATENATE(&quot;Fontawesome.create!(&quot;;[.$B$1];&quot;: '&quot;;TRIM([.$B1308]);&quot;', &quot;;[.$C$1];&quot;: '&quot;;TRIM([.$C1308]);&quot;', &quot;;[.$D$1];&quot;: '&quot;;TRIM([.$D1308]);&quot;', &quot;;[.$E$1];&quot;: '&quot;;TRIM([.$E1308]);&quot;')&quot;)" office:value-type="string" office:string-value="Fontawesome.create!(prefijo_nombre_css: 'fas fa-underline: Subrayar', icono: 'fas fa-underline', termino: 'editar, énfasis, formato, texto, escritura,', codigo_css: '\f0cd')" calcext:value-type="string">
            <text:p>Fontawesome.create!(prefijo_nombre_css: 'fas fa-underline: Subrayar', icono: 'fas fa-underline', termino: 'editar, énfasis, formato, texto, escritura,', codigo_css: '\f0cd')</text:p>
          </table:table-cell>
        </table:table-row>
        <table:table-row table:style-name="ro1">
          <table:table-cell/>
          <table:table-cell office:value-type="string" calcext:value-type="string">
            <text:p>fas fa-undo: Deshacer </text:p>
          </table:table-cell>
          <table:table-cell office:value-type="string" calcext:value-type="string">
            <text:p><text:s/>fas fa-undo </text:p>
          </table:table-cell>
          <table:table-cell office:value-type="string" calcext:value-type="string">
            <text:p><text:s/>atrás, controlar z, intercambiar, oops, volver, rotar, intercambiar, </text:p>
          </table:table-cell>
          <table:table-cell office:value-type="string" calcext:value-type="string">
            <text:p><text:s/>\f0e2</text:p>
          </table:table-cell>
          <table:table-cell table:formula="of:=CONCATENATE(&quot;Fontawesome.create!(&quot;;[.$B$1];&quot;: '&quot;;TRIM([.$B1309]);&quot;', &quot;;[.$C$1];&quot;: '&quot;;TRIM([.$C1309]);&quot;', &quot;;[.$D$1];&quot;: '&quot;;TRIM([.$D1309]);&quot;', &quot;;[.$E$1];&quot;: '&quot;;TRIM([.$E1309]);&quot;')&quot;)" office:value-type="string" office:string-value="Fontawesome.create!(prefijo_nombre_css: 'fas fa-undo: Deshacer', icono: 'fas fa-undo', termino: 'atrás, controlar z, intercambiar, oops, volver, rotar, intercambiar,', codigo_css: '\f0e2')" calcext:value-type="string">
            <text:p>Fontawesome.create!(prefijo_nombre_css: 'fas fa-undo: Deshacer', icono: 'fas fa-undo', termino: 'atrás, controlar z, intercambiar, oops, volver, rotar, intercambiar,', codigo_css: '\f0e2')</text:p>
          </table:table-cell>
        </table:table-row>
        <table:table-row table:style-name="ro1">
          <table:table-cell/>
          <table:table-cell office:value-type="string" calcext:value-type="string">
            <text:p>fas fa-undo-alt: Alternate Deshacer </text:p>
          </table:table-cell>
          <table:table-cell office:value-type="string" calcext:value-type="string">
            <text:p><text:s/>fas fa-undo-alt </text:p>
          </table:table-cell>
          <table:table-cell office:value-type="string" calcext:value-type="string">
            <text:p><text:s/>atrás, control z, intercambio, oops, volver, intercambiar, </text:p>
          </table:table-cell>
          <table:table-cell office:value-type="string" calcext:value-type="string">
            <text:p><text:s/>\f2ea</text:p>
          </table:table-cell>
          <table:table-cell table:formula="of:=CONCATENATE(&quot;Fontawesome.create!(&quot;;[.$B$1];&quot;: '&quot;;TRIM([.$B1310]);&quot;', &quot;;[.$C$1];&quot;: '&quot;;TRIM([.$C1310]);&quot;', &quot;;[.$D$1];&quot;: '&quot;;TRIM([.$D1310]);&quot;', &quot;;[.$E$1];&quot;: '&quot;;TRIM([.$E1310]);&quot;')&quot;)" office:value-type="string" office:string-value="Fontawesome.create!(prefijo_nombre_css: 'fas fa-undo-alt: Alternate Deshacer', icono: 'fas fa-undo-alt', termino: 'atrás, control z, intercambio, oops, volver, intercambiar,', codigo_css: '\f2ea')" calcext:value-type="string">
            <text:p>Fontawesome.create!(prefijo_nombre_css: 'fas fa-undo-alt: Alternate Deshacer', icono: 'fas fa-undo-alt', termino: 'atrás, control z, intercambio, oops, volver, intercambiar,', codigo_css: '\f2ea')</text:p>
          </table:table-cell>
        </table:table-row>
        <table:table-row table:style-name="ro1">
          <table:table-cell/>
          <table:table-cell office:value-type="string" calcext:value-type="string">
            <text:p>fab fa-uniregistry: Unirregistro </text:p>
          </table:table-cell>
          <table:table-cell office:value-type="string" calcext:value-type="string">
            <text:p><text:s/>fab fa-uniregistr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4</text:p>
          </table:table-cell>
          <table:table-cell table:formula="of:=CONCATENATE(&quot;Fontawesome.create!(&quot;;[.$B$1];&quot;: '&quot;;TRIM([.$B1311]);&quot;', &quot;;[.$C$1];&quot;: '&quot;;TRIM([.$C1311]);&quot;', &quot;;[.$D$1];&quot;: '&quot;;TRIM([.$D1311]);&quot;', &quot;;[.$E$1];&quot;: '&quot;;TRIM([.$E1311]);&quot;')&quot;)" office:value-type="string" office:string-value="Fontawesome.create!(prefijo_nombre_css: 'fab fa-uniregistry: Unirregistro', icono: 'fab fa-uniregistry', termino: '', codigo_css: '\f404')" calcext:value-type="string">
            <text:p>Fontawesome.create!(prefijo_nombre_css: 'fab fa-uniregistry: Unirregistro', icono: 'fab fa-uniregistry', termino: '', codigo_css: '\f404')</text:p>
          </table:table-cell>
        </table:table-row>
        <table:table-row table:style-name="ro1">
          <table:table-cell/>
          <table:table-cell office:value-type="string" calcext:value-type="string">
            <text:p>fab fa-unity: Unidad 3D </text:p>
          </table:table-cell>
          <table:table-cell office:value-type="string" calcext:value-type="string">
            <text:p><text:s/>fab fa-unit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949</text:p>
          </table:table-cell>
          <table:table-cell table:formula="of:=CONCATENATE(&quot;Fontawesome.create!(&quot;;[.$B$1];&quot;: '&quot;;TRIM([.$B1312]);&quot;', &quot;;[.$C$1];&quot;: '&quot;;TRIM([.$C1312]);&quot;', &quot;;[.$D$1];&quot;: '&quot;;TRIM([.$D1312]);&quot;', &quot;;[.$E$1];&quot;: '&quot;;TRIM([.$E1312]);&quot;')&quot;)" office:value-type="string" office:string-value="Fontawesome.create!(prefijo_nombre_css: 'fab fa-unity: Unidad 3D', icono: 'fab fa-unity', termino: '', codigo_css: '\f949')" calcext:value-type="string">
            <text:p>Fontawesome.create!(prefijo_nombre_css: 'fab fa-unity: Unidad 3D', icono: 'fab fa-unity', termino: '', codigo_css: '\f949')</text:p>
          </table:table-cell>
        </table:table-row>
        <table:table-row table:style-name="ro1">
          <table:table-cell/>
          <table:table-cell office:value-type="string" calcext:value-type="string">
            <text:p>fas fa-universal-access: Acceso universal </text:p>
          </table:table-cell>
          <table:table-cell office:value-type="string" calcext:value-type="string">
            <text:p><text:s/>fas fa-universal-access </text:p>
          </table:table-cell>
          <table:table-cell office:value-type="string" calcext:value-type="string">
            <text:p><text:s/>accesibilidad, audición, persona, ver, discapacidad visual, </text:p>
          </table:table-cell>
          <table:table-cell office:value-type="string" calcext:value-type="string">
            <text:p><text:s/>\f29a</text:p>
          </table:table-cell>
          <table:table-cell table:formula="of:=CONCATENATE(&quot;Fontawesome.create!(&quot;;[.$B$1];&quot;: '&quot;;TRIM([.$B1313]);&quot;', &quot;;[.$C$1];&quot;: '&quot;;TRIM([.$C1313]);&quot;', &quot;;[.$D$1];&quot;: '&quot;;TRIM([.$D1313]);&quot;', &quot;;[.$E$1];&quot;: '&quot;;TRIM([.$E1313]);&quot;')&quot;)" office:value-type="string" office:string-value="Fontawesome.create!(prefijo_nombre_css: 'fas fa-universal-access: Acceso universal', icono: 'fas fa-universal-access', termino: 'accesibilidad, audición, persona, ver, discapacidad visual,', codigo_css: '\f29a')" calcext:value-type="string">
            <text:p>Fontawesome.create!(prefijo_nombre_css: 'fas fa-universal-access: Acceso universal', icono: 'fas fa-universal-access', termino: 'accesibilidad, audición, persona, ver, discapacidad visual,', codigo_css: '\f29a')</text:p>
          </table:table-cell>
        </table:table-row>
        <table:table-row table:style-name="ro1">
          <table:table-cell/>
          <table:table-cell office:value-type="string" calcext:value-type="string">
            <text:p>fas fa-university: Universidad </text:p>
          </table:table-cell>
          <table:table-cell office:value-type="string" calcext:value-type="string">
            <text:p><text:s/>fas fa-university </text:p>
          </table:table-cell>
          <table:table-cell office:value-type="string" calcext:value-type="string">
            <text:p><text:s/>banco, edificio, educación superior - estudiantes, institución, </text:p>
          </table:table-cell>
          <table:table-cell office:value-type="string" calcext:value-type="string">
            <text:p><text:s/>\f19c</text:p>
          </table:table-cell>
          <table:table-cell table:formula="of:=CONCATENATE(&quot;Fontawesome.create!(&quot;;[.$B$1];&quot;: '&quot;;TRIM([.$B1314]);&quot;', &quot;;[.$C$1];&quot;: '&quot;;TRIM([.$C1314]);&quot;', &quot;;[.$D$1];&quot;: '&quot;;TRIM([.$D1314]);&quot;', &quot;;[.$E$1];&quot;: '&quot;;TRIM([.$E1314]);&quot;')&quot;)" office:value-type="string" office:string-value="Fontawesome.create!(prefijo_nombre_css: 'fas fa-university: Universidad', icono: 'fas fa-university', termino: 'banco, edificio, educación superior - estudiantes, institución,', codigo_css: '\f19c')" calcext:value-type="string">
            <text:p>Fontawesome.create!(prefijo_nombre_css: 'fas fa-university: Universidad', icono: 'fas fa-university', termino: 'banco, edificio, educación superior - estudiantes, institución,', codigo_css: '\f19c')</text:p>
          </table:table-cell>
        </table:table-row>
        <table:table-row table:style-name="ro1">
          <table:table-cell/>
          <table:table-cell office:value-type="string" calcext:value-type="string">
            <text:p>fas fa-unlink: desconectar </text:p>
          </table:table-cell>
          <table:table-cell office:value-type="string" calcext:value-type="string">
            <text:p><text:s/>fas fa-unlink </text:p>
          </table:table-cell>
          <table:table-cell office:value-type="string" calcext:value-type="string">
            <text:p><text:s/>adjunto, cadena, cadena rota, quitar, </text:p>
          </table:table-cell>
          <table:table-cell office:value-type="string" calcext:value-type="string">
            <text:p><text:s/>\f127</text:p>
          </table:table-cell>
          <table:table-cell table:formula="of:=CONCATENATE(&quot;Fontawesome.create!(&quot;;[.$B$1];&quot;: '&quot;;TRIM([.$B1315]);&quot;', &quot;;[.$C$1];&quot;: '&quot;;TRIM([.$C1315]);&quot;', &quot;;[.$D$1];&quot;: '&quot;;TRIM([.$D1315]);&quot;', &quot;;[.$E$1];&quot;: '&quot;;TRIM([.$E1315]);&quot;')&quot;)" office:value-type="string" office:string-value="Fontawesome.create!(prefijo_nombre_css: 'fas fa-unlink: desconectar', icono: 'fas fa-unlink', termino: 'adjunto, cadena, cadena rota, quitar,', codigo_css: '\f127')" calcext:value-type="string">
            <text:p>Fontawesome.create!(prefijo_nombre_css: 'fas fa-unlink: desconectar', icono: 'fas fa-unlink', termino: 'adjunto, cadena, cadena rota, quitar,', codigo_css: '\f127')</text:p>
          </table:table-cell>
        </table:table-row>
        <table:table-row table:style-name="ro1">
          <table:table-cell/>
          <table:table-cell office:value-type="string" calcext:value-type="string">
            <text:p>fas fa-unlock: desbloquear </text:p>
          </table:table-cell>
          <table:table-cell office:value-type="string" calcext:value-type="string">
            <text:p><text:s/>fas fa-unlock </text:p>
          </table:table-cell>
          <table:table-cell office:value-type="string" calcext:value-type="string">
            <text:p><text:s/>admin, bloquear, contraseña, privado, proteger, </text:p>
          </table:table-cell>
          <table:table-cell office:value-type="string" calcext:value-type="string">
            <text:p><text:s/>\f09c</text:p>
          </table:table-cell>
          <table:table-cell table:formula="of:=CONCATENATE(&quot;Fontawesome.create!(&quot;;[.$B$1];&quot;: '&quot;;TRIM([.$B1316]);&quot;', &quot;;[.$C$1];&quot;: '&quot;;TRIM([.$C1316]);&quot;', &quot;;[.$D$1];&quot;: '&quot;;TRIM([.$D1316]);&quot;', &quot;;[.$E$1];&quot;: '&quot;;TRIM([.$E1316]);&quot;')&quot;)" office:value-type="string" office:string-value="Fontawesome.create!(prefijo_nombre_css: 'fas fa-unlock: desbloquear', icono: 'fas fa-unlock', termino: 'admin, bloquear, contraseña, privado, proteger,', codigo_css: '\f09c')" calcext:value-type="string">
            <text:p>Fontawesome.create!(prefijo_nombre_css: 'fas fa-unlock: desbloquear', icono: 'fas fa-unlock', termino: 'admin, bloquear, contraseña, privado, proteger,', codigo_css: '\f09c')</text:p>
          </table:table-cell>
        </table:table-row>
        <table:table-row table:style-name="ro1">
          <table:table-cell/>
          <table:table-cell office:value-type="string" calcext:value-type="string">
            <text:p>fas fa-unlock-alt: Desbloqueo alternativo </text:p>
          </table:table-cell>
          <table:table-cell office:value-type="string" calcext:value-type="string">
            <text:p><text:s/>fas fa-unlock-alt </text:p>
          </table:table-cell>
          <table:table-cell office:value-type="string" calcext:value-type="string">
            <text:p><text:s/>admin, bloquear, contraseña, privado, proteger, </text:p>
          </table:table-cell>
          <table:table-cell office:value-type="string" calcext:value-type="string">
            <text:p><text:s/>\f13e</text:p>
          </table:table-cell>
          <table:table-cell table:formula="of:=CONCATENATE(&quot;Fontawesome.create!(&quot;;[.$B$1];&quot;: '&quot;;TRIM([.$B1317]);&quot;', &quot;;[.$C$1];&quot;: '&quot;;TRIM([.$C1317]);&quot;', &quot;;[.$D$1];&quot;: '&quot;;TRIM([.$D1317]);&quot;', &quot;;[.$E$1];&quot;: '&quot;;TRIM([.$E1317]);&quot;')&quot;)" office:value-type="string" office:string-value="Fontawesome.create!(prefijo_nombre_css: 'fas fa-unlock-alt: Desbloqueo alternativo', icono: 'fas fa-unlock-alt', termino: 'admin, bloquear, contraseña, privado, proteger,', codigo_css: '\f13e')" calcext:value-type="string">
            <text:p>Fontawesome.create!(prefijo_nombre_css: 'fas fa-unlock-alt: Desbloqueo alternativo', icono: 'fas fa-unlock-alt', termino: 'admin, bloquear, contraseña, privado, proteger,', codigo_css: '\f13e')</text:p>
          </table:table-cell>
        </table:table-row>
        <table:table-row table:style-name="ro1">
          <table:table-cell/>
          <table:table-cell office:value-type="string" calcext:value-type="string">
            <text:p>fab fa-untappd: Untappd </text:p>
          </table:table-cell>
          <table:table-cell office:value-type="string" calcext:value-type="string">
            <text:p><text:s/>fab fa-untapp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5</text:p>
          </table:table-cell>
          <table:table-cell table:formula="of:=CONCATENATE(&quot;Fontawesome.create!(&quot;;[.$B$1];&quot;: '&quot;;TRIM([.$B1318]);&quot;', &quot;;[.$C$1];&quot;: '&quot;;TRIM([.$C1318]);&quot;', &quot;;[.$D$1];&quot;: '&quot;;TRIM([.$D1318]);&quot;', &quot;;[.$E$1];&quot;: '&quot;;TRIM([.$E1318]);&quot;')&quot;)" office:value-type="string" office:string-value="Fontawesome.create!(prefijo_nombre_css: 'fab fa-untappd: Untappd', icono: 'fab fa-untappd', termino: '', codigo_css: '\f405')" calcext:value-type="string">
            <text:p>Fontawesome.create!(prefijo_nombre_css: 'fab fa-untappd: Untappd', icono: 'fab fa-untappd', termino: '', codigo_css: '\f405')</text:p>
          </table:table-cell>
        </table:table-row>
        <table:table-row table:style-name="ro1">
          <table:table-cell/>
          <table:table-cell office:value-type="string" calcext:value-type="string">
            <text:p>fas fa-upload: Subir </text:p>
          </table:table-cell>
          <table:table-cell office:value-type="string" calcext:value-type="string">
            <text:p><text:s/>fas fa-upload </text:p>
          </table:table-cell>
          <table:table-cell office:value-type="string" calcext:value-type="string">
            <text:p><text:s/>disco duro, importar, publicar, </text:p>
          </table:table-cell>
          <table:table-cell office:value-type="string" calcext:value-type="string">
            <text:p><text:s/>\f093</text:p>
          </table:table-cell>
          <table:table-cell table:formula="of:=CONCATENATE(&quot;Fontawesome.create!(&quot;;[.$B$1];&quot;: '&quot;;TRIM([.$B1319]);&quot;', &quot;;[.$C$1];&quot;: '&quot;;TRIM([.$C1319]);&quot;', &quot;;[.$D$1];&quot;: '&quot;;TRIM([.$D1319]);&quot;', &quot;;[.$E$1];&quot;: '&quot;;TRIM([.$E1319]);&quot;')&quot;)" office:value-type="string" office:string-value="Fontawesome.create!(prefijo_nombre_css: 'fas fa-upload: Subir', icono: 'fas fa-upload', termino: 'disco duro, importar, publicar,', codigo_css: '\f093')" calcext:value-type="string">
            <text:p>Fontawesome.create!(prefijo_nombre_css: 'fas fa-upload: Subir', icono: 'fas fa-upload', termino: 'disco duro, importar, publicar,', codigo_css: '\f093')</text:p>
          </table:table-cell>
        </table:table-row>
        <table:table-row table:style-name="ro1">
          <table:table-cell/>
          <table:table-cell office:value-type="string" calcext:value-type="string">
            <text:p>fab fa-ups: UPS </text:p>
          </table:table-cell>
          <table:table-cell office:value-type="string" calcext:value-type="string">
            <text:p><text:s/>fab fa-ups </text:p>
          </table:table-cell>
          <table:table-cell office:value-type="string" calcext:value-type="string">
            <text:p><text:s/>United Parcel Service, paquete, envío, </text:p>
          </table:table-cell>
          <table:table-cell office:value-type="string" calcext:value-type="string">
            <text:p><text:s/>\f7e0</text:p>
          </table:table-cell>
          <table:table-cell table:formula="of:=CONCATENATE(&quot;Fontawesome.create!(&quot;;[.$B$1];&quot;: '&quot;;TRIM([.$B1320]);&quot;', &quot;;[.$C$1];&quot;: '&quot;;TRIM([.$C1320]);&quot;', &quot;;[.$D$1];&quot;: '&quot;;TRIM([.$D1320]);&quot;', &quot;;[.$E$1];&quot;: '&quot;;TRIM([.$E1320]);&quot;')&quot;)" office:value-type="string" office:string-value="Fontawesome.create!(prefijo_nombre_css: 'fab fa-ups: UPS', icono: 'fab fa-ups', termino: 'United Parcel Service, paquete, envío,', codigo_css: '\f7e0')" calcext:value-type="string">
            <text:p>Fontawesome.create!(prefijo_nombre_css: 'fab fa-ups: UPS', icono: 'fab fa-ups', termino: 'United Parcel Service, paquete, envío,', codigo_css: '\f7e0')</text:p>
          </table:table-cell>
        </table:table-row>
        <table:table-row table:style-name="ro1">
          <table:table-cell/>
          <table:table-cell office:value-type="string" calcext:value-type="string">
            <text:p>fab fa-usb: USB </text:p>
          </table:table-cell>
          <table:table-cell office:value-type="string" calcext:value-type="string">
            <text:p><text:s/>fab fa-us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87</text:p>
          </table:table-cell>
          <table:table-cell table:formula="of:=CONCATENATE(&quot;Fontawesome.create!(&quot;;[.$B$1];&quot;: '&quot;;TRIM([.$B1321]);&quot;', &quot;;[.$C$1];&quot;: '&quot;;TRIM([.$C1321]);&quot;', &quot;;[.$D$1];&quot;: '&quot;;TRIM([.$D1321]);&quot;', &quot;;[.$E$1];&quot;: '&quot;;TRIM([.$E1321]);&quot;')&quot;)" office:value-type="string" office:string-value="Fontawesome.create!(prefijo_nombre_css: 'fab fa-usb: USB', icono: 'fab fa-usb', termino: '', codigo_css: '\f287')" calcext:value-type="string">
            <text:p>Fontawesome.create!(prefijo_nombre_css: 'fab fa-usb: USB', icono: 'fab fa-usb', termino: '', codigo_css: '\f287')</text:p>
          </table:table-cell>
        </table:table-row>
        <table:table-row table:style-name="ro1">
          <table:table-cell/>
          <table:table-cell office:value-type="string" calcext:value-type="string">
            <text:p>fas fa-user: Usuario </text:p>
          </table:table-cell>
          <table:table-cell office:value-type="string" calcext:value-type="string">
            <text:p><text:s/>fas fa-user </text:p>
          </table:table-cell>
          <table:table-cell office:value-type="string" calcext:value-type="string">
            <text:p><text:s/>cuenta, avatar, cabeza, humano, hombre, persona, perfil, </text:p>
          </table:table-cell>
          <table:table-cell office:value-type="string" calcext:value-type="string">
            <text:p><text:s/>\f007</text:p>
          </table:table-cell>
          <table:table-cell table:formula="of:=CONCATENATE(&quot;Fontawesome.create!(&quot;;[.$B$1];&quot;: '&quot;;TRIM([.$B1322]);&quot;', &quot;;[.$C$1];&quot;: '&quot;;TRIM([.$C1322]);&quot;', &quot;;[.$D$1];&quot;: '&quot;;TRIM([.$D1322]);&quot;', &quot;;[.$E$1];&quot;: '&quot;;TRIM([.$E1322]);&quot;')&quot;)" office:value-type="string" office:string-value="Fontawesome.create!(prefijo_nombre_css: 'fas fa-user: Usuario', icono: 'fas fa-user', termino: 'cuenta, avatar, cabeza, humano, hombre, persona, perfil,', codigo_css: '\f007')" calcext:value-type="string">
            <text:p>Fontawesome.create!(prefijo_nombre_css: 'fas fa-user: Usuario', icono: 'fas fa-user', termino: 'cuenta, avatar, cabeza, humano, hombre, persona, perfil,', codigo_css: '\f007')</text:p>
          </table:table-cell>
        </table:table-row>
        <table:table-row table:style-name="ro1">
          <table:table-cell/>
          <table:table-cell office:value-type="string" calcext:value-type="string">
            <text:p>fas fa-user-alt: Alternate Usuario </text:p>
          </table:table-cell>
          <table:table-cell office:value-type="string" calcext:value-type="string">
            <text:p><text:s/>fas fa-user-alt </text:p>
          </table:table-cell>
          <table:table-cell office:value-type="string" calcext:value-type="string">
            <text:p><text:s/>cuenta, avatar, cabeza, humano, hombre, persona, perfil, </text:p>
          </table:table-cell>
          <table:table-cell office:value-type="string" calcext:value-type="string">
            <text:p><text:s/>\f406</text:p>
          </table:table-cell>
          <table:table-cell table:formula="of:=CONCATENATE(&quot;Fontawesome.create!(&quot;;[.$B$1];&quot;: '&quot;;TRIM([.$B1323]);&quot;', &quot;;[.$C$1];&quot;: '&quot;;TRIM([.$C1323]);&quot;', &quot;;[.$D$1];&quot;: '&quot;;TRIM([.$D1323]);&quot;', &quot;;[.$E$1];&quot;: '&quot;;TRIM([.$E1323]);&quot;')&quot;)" office:value-type="string" office:string-value="Fontawesome.create!(prefijo_nombre_css: 'fas fa-user-alt: Alternate Usuario', icono: 'fas fa-user-alt', termino: 'cuenta, avatar, cabeza, humano, hombre, persona, perfil,', codigo_css: '\f406')" calcext:value-type="string">
            <text:p>Fontawesome.create!(prefijo_nombre_css: 'fas fa-user-alt: Alternate Usuario', icono: 'fas fa-user-alt', termino: 'cuenta, avatar, cabeza, humano, hombre, persona, perfil,', codigo_css: '\f406')</text:p>
          </table:table-cell>
        </table:table-row>
        <table:table-row table:style-name="ro1">
          <table:table-cell/>
          <table:table-cell office:value-type="string" calcext:value-type="string">
            <text:p>fas fa-user-alt-slash: Alternate Usuario Slash </text:p>
          </table:table-cell>
          <table:table-cell office:value-type="string" calcext:value-type="string">
            <text:p><text:s/>fas fa-user-alt-slash </text:p>
          </table:table-cell>
          <table:table-cell office:value-type="string" calcext:value-type="string">
            <text:p><text:s/>cuenta, avatar, cabeza, humano, hombre, persona, perfil, </text:p>
          </table:table-cell>
          <table:table-cell office:value-type="string" calcext:value-type="string">
            <text:p><text:s/>\f4fa</text:p>
          </table:table-cell>
          <table:table-cell table:formula="of:=CONCATENATE(&quot;Fontawesome.create!(&quot;;[.$B$1];&quot;: '&quot;;TRIM([.$B1324]);&quot;', &quot;;[.$C$1];&quot;: '&quot;;TRIM([.$C1324]);&quot;', &quot;;[.$D$1];&quot;: '&quot;;TRIM([.$D1324]);&quot;', &quot;;[.$E$1];&quot;: '&quot;;TRIM([.$E1324]);&quot;')&quot;)" office:value-type="string" office:string-value="Fontawesome.create!(prefijo_nombre_css: 'fas fa-user-alt-slash: Alternate Usuario Slash', icono: 'fas fa-user-alt-slash', termino: 'cuenta, avatar, cabeza, humano, hombre, persona, perfil,', codigo_css: '\f4fa')" calcext:value-type="string">
            <text:p>Fontawesome.create!(prefijo_nombre_css: 'fas fa-user-alt-slash: Alternate Usuario Slash', icono: 'fas fa-user-alt-slash', termino: 'cuenta, avatar, cabeza, humano, hombre, persona, perfil,', codigo_css: '\f4fa')</text:p>
          </table:table-cell>
        </table:table-row>
        <table:table-row table:style-name="ro1">
          <table:table-cell/>
          <table:table-cell office:value-type="string" calcext:value-type="string">
            <text:p>fas fa-user-astronaut: Usuario Astronaut </text:p>
          </table:table-cell>
          <table:table-cell office:value-type="string" calcext:value-type="string">
            <text:p><text:s/>fas fa-user-astronaut </text:p>
          </table:table-cell>
          <table:table-cell office:value-type="string" calcext:value-type="string">
            <text:p><text:s/>avatar, cosmonauta, espacio, nasa, ropa, </text:p>
          </table:table-cell>
          <table:table-cell office:value-type="string" calcext:value-type="string">
            <text:p><text:s/>\f4fb</text:p>
          </table:table-cell>
          <table:table-cell table:formula="of:=CONCATENATE(&quot;Fontawesome.create!(&quot;;[.$B$1];&quot;: '&quot;;TRIM([.$B1325]);&quot;', &quot;;[.$C$1];&quot;: '&quot;;TRIM([.$C1325]);&quot;', &quot;;[.$D$1];&quot;: '&quot;;TRIM([.$D1325]);&quot;', &quot;;[.$E$1];&quot;: '&quot;;TRIM([.$E1325]);&quot;')&quot;)" office:value-type="string" office:string-value="Fontawesome.create!(prefijo_nombre_css: 'fas fa-user-astronaut: Usuario Astronaut', icono: 'fas fa-user-astronaut', termino: 'avatar, cosmonauta, espacio, nasa, ropa,', codigo_css: '\f4fb')" calcext:value-type="string">
            <text:p>Fontawesome.create!(prefijo_nombre_css: 'fas fa-user-astronaut: Usuario Astronaut', icono: 'fas fa-user-astronaut', termino: 'avatar, cosmonauta, espacio, nasa, ropa,', codigo_css: '\f4fb')</text:p>
          </table:table-cell>
        </table:table-row>
        <table:table-row table:style-name="ro1">
          <table:table-cell/>
          <table:table-cell office:value-type="string" calcext:value-type="string">
            <text:p>fas fa-user-check: Usuario Check </text:p>
          </table:table-cell>
          <table:table-cell office:value-type="string" calcext:value-type="string">
            <text:p><text:s/>fas fa-user-check </text:p>
          </table:table-cell>
          <table:table-cell office:value-type="string" calcext:value-type="string">
            <text:p><text:s/>aceptar, comprobar, persona, verificado, completo </text:p>
          </table:table-cell>
          <table:table-cell office:value-type="string" calcext:value-type="string">
            <text:p><text:s/>\f4fc</text:p>
          </table:table-cell>
          <table:table-cell table:formula="of:=CONCATENATE(&quot;Fontawesome.create!(&quot;;[.$B$1];&quot;: '&quot;;TRIM([.$B1326]);&quot;', &quot;;[.$C$1];&quot;: '&quot;;TRIM([.$C1326]);&quot;', &quot;;[.$D$1];&quot;: '&quot;;TRIM([.$D1326]);&quot;', &quot;;[.$E$1];&quot;: '&quot;;TRIM([.$E1326]);&quot;')&quot;)" office:value-type="string" office:string-value="Fontawesome.create!(prefijo_nombre_css: 'fas fa-user-check: Usuario Check', icono: 'fas fa-user-check', termino: 'aceptar, comprobar, persona, verificado, completo', codigo_css: '\f4fc')" calcext:value-type="string">
            <text:p>Fontawesome.create!(prefijo_nombre_css: 'fas fa-user-check: Usuario Check', icono: 'fas fa-user-check', termino: 'aceptar, comprobar, persona, verificado, completo', codigo_css: '\f4fc')</text:p>
          </table:table-cell>
        </table:table-row>
        <table:table-row table:style-name="ro1">
          <table:table-cell/>
          <table:table-cell office:value-type="string" calcext:value-type="string">
            <text:p>fas fa-user-circle: Usuario Circle </text:p>
          </table:table-cell>
          <table:table-cell office:value-type="string" calcext:value-type="string">
            <text:p><text:s/>fas fa-user-circle </text:p>
          </table:table-cell>
          <table:table-cell office:value-type="string" calcext:value-type="string">
            <text:p><text:s/>cuenta, avatar, cabeza, humano, hombre, persona, perfil, </text:p>
          </table:table-cell>
          <table:table-cell office:value-type="string" calcext:value-type="string">
            <text:p><text:s/>\f2bd</text:p>
          </table:table-cell>
          <table:table-cell table:formula="of:=CONCATENATE(&quot;Fontawesome.create!(&quot;;[.$B$1];&quot;: '&quot;;TRIM([.$B1327]);&quot;', &quot;;[.$C$1];&quot;: '&quot;;TRIM([.$C1327]);&quot;', &quot;;[.$D$1];&quot;: '&quot;;TRIM([.$D1327]);&quot;', &quot;;[.$E$1];&quot;: '&quot;;TRIM([.$E1327]);&quot;')&quot;)" office:value-type="string" office:string-value="Fontawesome.create!(prefijo_nombre_css: 'fas fa-user-circle: Usuario Circle', icono: 'fas fa-user-circle', termino: 'cuenta, avatar, cabeza, humano, hombre, persona, perfil,', codigo_css: '\f2bd')" calcext:value-type="string">
            <text:p>Fontawesome.create!(prefijo_nombre_css: 'fas fa-user-circle: Usuario Circle', icono: 'fas fa-user-circle', termino: 'cuenta, avatar, cabeza, humano, hombre, persona, perfil,', codigo_css: '\f2bd')</text:p>
          </table:table-cell>
        </table:table-row>
        <table:table-row table:style-name="ro1">
          <table:table-cell/>
          <table:table-cell office:value-type="string" calcext:value-type="string">
            <text:p>fas fa-user-clock: Usuario Clock </text:p>
          </table:table-cell>
          <table:table-cell office:value-type="string" calcext:value-type="string">
            <text:p><text:s/>fas fa-user-clock </text:p>
          </table:table-cell>
          <table:table-cell office:value-type="string" calcext:value-type="string">
            <text:p><text:s/>alerta, persona, recordar, tiempo, </text:p>
          </table:table-cell>
          <table:table-cell office:value-type="string" calcext:value-type="string">
            <text:p><text:s/>\f4fd</text:p>
          </table:table-cell>
          <table:table-cell table:formula="of:=CONCATENATE(&quot;Fontawesome.create!(&quot;;[.$B$1];&quot;: '&quot;;TRIM([.$B1328]);&quot;', &quot;;[.$C$1];&quot;: '&quot;;TRIM([.$C1328]);&quot;', &quot;;[.$D$1];&quot;: '&quot;;TRIM([.$D1328]);&quot;', &quot;;[.$E$1];&quot;: '&quot;;TRIM([.$E1328]);&quot;')&quot;)" office:value-type="string" office:string-value="Fontawesome.create!(prefijo_nombre_css: 'fas fa-user-clock: Usuario Clock', icono: 'fas fa-user-clock', termino: 'alerta, persona, recordar, tiempo,', codigo_css: '\f4fd')" calcext:value-type="string">
            <text:p>Fontawesome.create!(prefijo_nombre_css: 'fas fa-user-clock: Usuario Clock', icono: 'fas fa-user-clock', termino: 'alerta, persona, recordar, tiempo,', codigo_css: '\f4fd')</text:p>
          </table:table-cell>
        </table:table-row>
        <table:table-row table:style-name="ro1">
          <table:table-cell/>
          <table:table-cell office:value-type="string" calcext:value-type="string">
            <text:p>fas fa-user-cog: Usuario Cog </text:p>
          </table:table-cell>
          <table:table-cell office:value-type="string" calcext:value-type="string">
            <text:p><text:s/>fas fa-user-cog </text:p>
          </table:table-cell>
          <table:table-cell office:value-type="string" calcext:value-type="string">
            <text:p><text:s/>admin, cog, persona, configuraciones, </text:p>
          </table:table-cell>
          <table:table-cell office:value-type="string" calcext:value-type="string">
            <text:p><text:s/>\f4fe</text:p>
          </table:table-cell>
          <table:table-cell table:formula="of:=CONCATENATE(&quot;Fontawesome.create!(&quot;;[.$B$1];&quot;: '&quot;;TRIM([.$B1329]);&quot;', &quot;;[.$C$1];&quot;: '&quot;;TRIM([.$C1329]);&quot;', &quot;;[.$D$1];&quot;: '&quot;;TRIM([.$D1329]);&quot;', &quot;;[.$E$1];&quot;: '&quot;;TRIM([.$E1329]);&quot;')&quot;)" office:value-type="string" office:string-value="Fontawesome.create!(prefijo_nombre_css: 'fas fa-user-cog: Usuario Cog', icono: 'fas fa-user-cog', termino: 'admin, cog, persona, configuraciones,', codigo_css: '\f4fe')" calcext:value-type="string">
            <text:p>Fontawesome.create!(prefijo_nombre_css: 'fas fa-user-cog: Usuario Cog', icono: 'fas fa-user-cog', termino: 'admin, cog, persona, configuraciones,', codigo_css: '\f4fe')</text:p>
          </table:table-cell>
        </table:table-row>
        <table:table-row table:style-name="ro1">
          <table:table-cell/>
          <table:table-cell office:value-type="string" calcext:value-type="string">
            <text:p>fas fa-user-edit: Usuario Edit </text:p>
          </table:table-cell>
          <table:table-cell office:value-type="string" calcext:value-type="string">
            <text:p><text:s/>fas fa-user-edit </text:p>
          </table:table-cell>
          <table:table-cell office:value-type="string" calcext:value-type="string">
            <text:p><text:s/>editar, bolígrafo, lápiz, persona, actualizar, escribir, </text:p>
          </table:table-cell>
          <table:table-cell office:value-type="string" calcext:value-type="string">
            <text:p><text:s/>\f4ff</text:p>
          </table:table-cell>
          <table:table-cell table:formula="of:=CONCATENATE(&quot;Fontawesome.create!(&quot;;[.$B$1];&quot;: '&quot;;TRIM([.$B1330]);&quot;', &quot;;[.$C$1];&quot;: '&quot;;TRIM([.$C1330]);&quot;', &quot;;[.$D$1];&quot;: '&quot;;TRIM([.$D1330]);&quot;', &quot;;[.$E$1];&quot;: '&quot;;TRIM([.$E1330]);&quot;')&quot;)" office:value-type="string" office:string-value="Fontawesome.create!(prefijo_nombre_css: 'fas fa-user-edit: Usuario Edit', icono: 'fas fa-user-edit', termino: 'editar, bolígrafo, lápiz, persona, actualizar, escribir,', codigo_css: '\f4ff')" calcext:value-type="string">
            <text:p>Fontawesome.create!(prefijo_nombre_css: 'fas fa-user-edit: Usuario Edit', icono: 'fas fa-user-edit', termino: 'editar, bolígrafo, lápiz, persona, actualizar, escribir,', codigo_css: '\f4ff')</text:p>
          </table:table-cell>
        </table:table-row>
        <table:table-row table:style-name="ro1">
          <table:table-cell/>
          <table:table-cell office:value-type="string" calcext:value-type="string">
            <text:p>fas fa-user-friends: Usuario Friends </text:p>
          </table:table-cell>
          <table:table-cell office:value-type="string" calcext:value-type="string">
            <text:p><text:s/>fas fa-user-friends </text:p>
          </table:table-cell>
          <table:table-cell office:value-type="string" calcext:value-type="string">
            <text:p><text:s/>grupo, gente, persona, equipo, usuarios, </text:p>
          </table:table-cell>
          <table:table-cell office:value-type="string" calcext:value-type="string">
            <text:p><text:s/>\f500</text:p>
          </table:table-cell>
          <table:table-cell table:formula="of:=CONCATENATE(&quot;Fontawesome.create!(&quot;;[.$B$1];&quot;: '&quot;;TRIM([.$B1331]);&quot;', &quot;;[.$C$1];&quot;: '&quot;;TRIM([.$C1331]);&quot;', &quot;;[.$D$1];&quot;: '&quot;;TRIM([.$D1331]);&quot;', &quot;;[.$E$1];&quot;: '&quot;;TRIM([.$E1331]);&quot;')&quot;)" office:value-type="string" office:string-value="Fontawesome.create!(prefijo_nombre_css: 'fas fa-user-friends: Usuario Friends', icono: 'fas fa-user-friends', termino: 'grupo, gente, persona, equipo, usuarios,', codigo_css: '\f500')" calcext:value-type="string">
            <text:p>Fontawesome.create!(prefijo_nombre_css: 'fas fa-user-friends: Usuario Friends', icono: 'fas fa-user-friends', termino: 'grupo, gente, persona, equipo, usuarios,', codigo_css: '\f500')</text:p>
          </table:table-cell>
        </table:table-row>
        <table:table-row table:style-name="ro1">
          <table:table-cell/>
          <table:table-cell office:value-type="string" calcext:value-type="string">
            <text:p>fas fa-user-graduate: Usuario Graduate </text:p>
          </table:table-cell>
          <table:table-cell office:value-type="string" calcext:value-type="string">
            <text:p><text:s/>fas fa-user-graduate </text:p>
          </table:table-cell>
          <table:table-cell office:value-type="string" calcext:value-type="string">
            <text:p><text:s/>gorra, ropa, comienzo, vestido, graduación, persona, estudiante, </text:p>
          </table:table-cell>
          <table:table-cell office:value-type="string" calcext:value-type="string">
            <text:p><text:s/>\f501</text:p>
          </table:table-cell>
          <table:table-cell table:formula="of:=CONCATENATE(&quot;Fontawesome.create!(&quot;;[.$B$1];&quot;: '&quot;;TRIM([.$B1332]);&quot;', &quot;;[.$C$1];&quot;: '&quot;;TRIM([.$C1332]);&quot;', &quot;;[.$D$1];&quot;: '&quot;;TRIM([.$D1332]);&quot;', &quot;;[.$E$1];&quot;: '&quot;;TRIM([.$E1332]);&quot;')&quot;)" office:value-type="string" office:string-value="Fontawesome.create!(prefijo_nombre_css: 'fas fa-user-graduate: Usuario Graduate', icono: 'fas fa-user-graduate', termino: 'gorra, ropa, comienzo, vestido, graduación, persona, estudiante,', codigo_css: '\f501')" calcext:value-type="string">
            <text:p>Fontawesome.create!(prefijo_nombre_css: 'fas fa-user-graduate: Usuario Graduate', icono: 'fas fa-user-graduate', termino: 'gorra, ropa, comienzo, vestido, graduación, persona, estudiante,', codigo_css: '\f501')</text:p>
          </table:table-cell>
        </table:table-row>
        <table:table-row table:style-name="ro1">
          <table:table-cell/>
          <table:table-cell office:value-type="string" calcext:value-type="string">
            <text:p>fas fa-user-injured: Usuario Injured </text:p>
          </table:table-cell>
          <table:table-cell office:value-type="string" calcext:value-type="string">
            <text:p><text:s/>fas fa-user-injured </text:p>
          </table:table-cell>
          <table:table-cell office:value-type="string" calcext:value-type="string">
            <text:p><text:s/>emitir, lesión, ay, paciente, persona, cabestrillo, </text:p>
          </table:table-cell>
          <table:table-cell office:value-type="string" calcext:value-type="string">
            <text:p><text:s/>\f728</text:p>
          </table:table-cell>
          <table:table-cell table:formula="of:=CONCATENATE(&quot;Fontawesome.create!(&quot;;[.$B$1];&quot;: '&quot;;TRIM([.$B1333]);&quot;', &quot;;[.$C$1];&quot;: '&quot;;TRIM([.$C1333]);&quot;', &quot;;[.$D$1];&quot;: '&quot;;TRIM([.$D1333]);&quot;', &quot;;[.$E$1];&quot;: '&quot;;TRIM([.$E1333]);&quot;')&quot;)" office:value-type="string" office:string-value="Fontawesome.create!(prefijo_nombre_css: 'fas fa-user-injured: Usuario Injured', icono: 'fas fa-user-injured', termino: 'emitir, lesión, ay, paciente, persona, cabestrillo,', codigo_css: '\f728')" calcext:value-type="string">
            <text:p>Fontawesome.create!(prefijo_nombre_css: 'fas fa-user-injured: Usuario Injured', icono: 'fas fa-user-injured', termino: 'emitir, lesión, ay, paciente, persona, cabestrillo,', codigo_css: '\f728')</text:p>
          </table:table-cell>
        </table:table-row>
        <table:table-row table:style-name="ro1">
          <table:table-cell/>
          <table:table-cell office:value-type="string" calcext:value-type="string">
            <text:p>fas fa-user-lock: Usuario Lock </text:p>
          </table:table-cell>
          <table:table-cell office:value-type="string" calcext:value-type="string">
            <text:p><text:s/>fas fa-user-lock </text:p>
          </table:table-cell>
          <table:table-cell office:value-type="string" calcext:value-type="string">
            <text:p><text:s/>administrador, bloqueo, persona, privado, desbloqueo, </text:p>
          </table:table-cell>
          <table:table-cell office:value-type="string" calcext:value-type="string">
            <text:p><text:s/>\f502</text:p>
          </table:table-cell>
          <table:table-cell table:formula="of:=CONCATENATE(&quot;Fontawesome.create!(&quot;;[.$B$1];&quot;: '&quot;;TRIM([.$B1334]);&quot;', &quot;;[.$C$1];&quot;: '&quot;;TRIM([.$C1334]);&quot;', &quot;;[.$D$1];&quot;: '&quot;;TRIM([.$D1334]);&quot;', &quot;;[.$E$1];&quot;: '&quot;;TRIM([.$E1334]);&quot;')&quot;)" office:value-type="string" office:string-value="Fontawesome.create!(prefijo_nombre_css: 'fas fa-user-lock: Usuario Lock', icono: 'fas fa-user-lock', termino: 'administrador, bloqueo, persona, privado, desbloqueo,', codigo_css: '\f502')" calcext:value-type="string">
            <text:p>Fontawesome.create!(prefijo_nombre_css: 'fas fa-user-lock: Usuario Lock', icono: 'fas fa-user-lock', termino: 'administrador, bloqueo, persona, privado, desbloqueo,', codigo_css: '\f502')</text:p>
          </table:table-cell>
        </table:table-row>
        <table:table-row table:style-name="ro1">
          <table:table-cell/>
          <table:table-cell office:value-type="string" calcext:value-type="string">
            <text:p>fas fa-user-md: Médico </text:p>
          </table:table-cell>
          <table:table-cell office:value-type="string" calcext:value-type="string">
            <text:p><text:s/>fas fa-user-md </text:p>
          </table:table-cell>
          <table:table-cell office:value-type="string" calcext:value-type="string">
            <text:p><text:s/>cirujano, covid-19, empleo, enfermera, médico, ocupación, perfil, </text:p>
          </table:table-cell>
          <table:table-cell office:value-type="string" calcext:value-type="string">
            <text:p><text:s/>\f0f0</text:p>
          </table:table-cell>
          <table:table-cell table:formula="of:=CONCATENATE(&quot;Fontawesome.create!(&quot;;[.$B$1];&quot;: '&quot;;TRIM([.$B1335]);&quot;', &quot;;[.$C$1];&quot;: '&quot;;TRIM([.$C1335]);&quot;', &quot;;[.$D$1];&quot;: '&quot;;TRIM([.$D1335]);&quot;', &quot;;[.$E$1];&quot;: '&quot;;TRIM([.$E1335]);&quot;')&quot;)" office:value-type="string" office:string-value="Fontawesome.create!(prefijo_nombre_css: 'fas fa-user-md: Médico', icono: 'fas fa-user-md', termino: 'cirujano, covid-19, empleo, enfermera, médico, ocupación, perfil,', codigo_css: '\f0f0')" calcext:value-type="string">
            <text:p>Fontawesome.create!(prefijo_nombre_css: 'fas fa-user-md: Médico', icono: 'fas fa-user-md', termino: 'cirujano, covid-19, empleo, enfermera, médico, ocupación, perfil,', codigo_css: '\f0f0')</text:p>
          </table:table-cell>
        </table:table-row>
        <table:table-row table:style-name="ro1">
          <table:table-cell/>
          <table:table-cell office:value-type="string" calcext:value-type="string">
            <text:p>fas fa-user-minus: Usuario Minus </text:p>
          </table:table-cell>
          <table:table-cell office:value-type="string" calcext:value-type="string">
            <text:p><text:s/>fas fa-user-minus </text:p>
          </table:table-cell>
          <table:table-cell office:value-type="string" calcext:value-type="string">
            <text:p><text:s/>eliminar, negativo, eliminar, </text:p>
          </table:table-cell>
          <table:table-cell office:value-type="string" calcext:value-type="string">
            <text:p><text:s/>\f503</text:p>
          </table:table-cell>
          <table:table-cell table:formula="of:=CONCATENATE(&quot;Fontawesome.create!(&quot;;[.$B$1];&quot;: '&quot;;TRIM([.$B1336]);&quot;', &quot;;[.$C$1];&quot;: '&quot;;TRIM([.$C1336]);&quot;', &quot;;[.$D$1];&quot;: '&quot;;TRIM([.$D1336]);&quot;', &quot;;[.$E$1];&quot;: '&quot;;TRIM([.$E1336]);&quot;')&quot;)" office:value-type="string" office:string-value="Fontawesome.create!(prefijo_nombre_css: 'fas fa-user-minus: Usuario Minus', icono: 'fas fa-user-minus', termino: 'eliminar, negativo, eliminar,', codigo_css: '\f503')" calcext:value-type="string">
            <text:p>Fontawesome.create!(prefijo_nombre_css: 'fas fa-user-minus: Usuario Minus', icono: 'fas fa-user-minus', termino: 'eliminar, negativo, eliminar,', codigo_css: '\f503')</text:p>
          </table:table-cell>
        </table:table-row>
        <table:table-row table:style-name="ro1">
          <table:table-cell/>
          <table:table-cell office:value-type="string" calcext:value-type="string">
            <text:p>fas fa-user-ninja: Usuario Ninja </text:p>
          </table:table-cell>
          <table:table-cell office:value-type="string" calcext:value-type="string">
            <text:p><text:s/>fas fa-user-ninja </text:p>
          </table:table-cell>
          <table:table-cell office:value-type="string" calcext:value-type="string">
            <text:p><text:s/>asesino, avatar, astuto, mortal, peligroso, </text:p>
          </table:table-cell>
          <table:table-cell office:value-type="string" calcext:value-type="string">
            <text:p><text:s/>\f504</text:p>
          </table:table-cell>
          <table:table-cell table:formula="of:=CONCATENATE(&quot;Fontawesome.create!(&quot;;[.$B$1];&quot;: '&quot;;TRIM([.$B1337]);&quot;', &quot;;[.$C$1];&quot;: '&quot;;TRIM([.$C1337]);&quot;', &quot;;[.$D$1];&quot;: '&quot;;TRIM([.$D1337]);&quot;', &quot;;[.$E$1];&quot;: '&quot;;TRIM([.$E1337]);&quot;')&quot;)" office:value-type="string" office:string-value="Fontawesome.create!(prefijo_nombre_css: 'fas fa-user-ninja: Usuario Ninja', icono: 'fas fa-user-ninja', termino: 'asesino, avatar, astuto, mortal, peligroso,', codigo_css: '\f504')" calcext:value-type="string">
            <text:p>Fontawesome.create!(prefijo_nombre_css: 'fas fa-user-ninja: Usuario Ninja', icono: 'fas fa-user-ninja', termino: 'asesino, avatar, astuto, mortal, peligroso,', codigo_css: '\f504')</text:p>
          </table:table-cell>
        </table:table-row>
        <table:table-row table:style-name="ro1">
          <table:table-cell/>
          <table:table-cell office:value-type="string" calcext:value-type="string">
            <text:p>fas fa-user-nurse: enfermera </text:p>
          </table:table-cell>
          <table:table-cell office:value-type="string" calcext:value-type="string">
            <text:p><text:s/>fas fa-user-nurse </text:p>
          </table:table-cell>
          <table:table-cell office:value-type="string" calcext:value-type="string">
            <text:p><text:s/>covid-19, cirujano, doctor, partera, practicante, </text:p>
          </table:table-cell>
          <table:table-cell office:value-type="string" calcext:value-type="string">
            <text:p><text:s/>\f82f</text:p>
          </table:table-cell>
          <table:table-cell table:formula="of:=CONCATENATE(&quot;Fontawesome.create!(&quot;;[.$B$1];&quot;: '&quot;;TRIM([.$B1338]);&quot;', &quot;;[.$C$1];&quot;: '&quot;;TRIM([.$C1338]);&quot;', &quot;;[.$D$1];&quot;: '&quot;;TRIM([.$D1338]);&quot;', &quot;;[.$E$1];&quot;: '&quot;;TRIM([.$E1338]);&quot;')&quot;)" office:value-type="string" office:string-value="Fontawesome.create!(prefijo_nombre_css: 'fas fa-user-nurse: enfermera', icono: 'fas fa-user-nurse', termino: 'covid-19, cirujano, doctor, partera, practicante,', codigo_css: '\f82f')" calcext:value-type="string">
            <text:p>Fontawesome.create!(prefijo_nombre_css: 'fas fa-user-nurse: enfermera', icono: 'fas fa-user-nurse', termino: 'covid-19, cirujano, doctor, partera, practicante,', codigo_css: '\f82f')</text:p>
          </table:table-cell>
        </table:table-row>
        <table:table-row table:style-name="ro1">
          <table:table-cell/>
          <table:table-cell office:value-type="string" calcext:value-type="string">
            <text:p>fas fa-user-plus: Usuario Plus </text:p>
          </table:table-cell>
          <table:table-cell office:value-type="string" calcext:value-type="string">
            <text:p><text:s/>fas fa-user-plus </text:p>
          </table:table-cell>
          <table:table-cell office:value-type="string" calcext:value-type="string">
            <text:p><text:s/>agregar, avatar, positivo, equipo, firmar, </text:p>
          </table:table-cell>
          <table:table-cell office:value-type="string" calcext:value-type="string">
            <text:p><text:s/>\f234</text:p>
          </table:table-cell>
          <table:table-cell table:formula="of:=CONCATENATE(&quot;Fontawesome.create!(&quot;;[.$B$1];&quot;: '&quot;;TRIM([.$B1339]);&quot;', &quot;;[.$C$1];&quot;: '&quot;;TRIM([.$C1339]);&quot;', &quot;;[.$D$1];&quot;: '&quot;;TRIM([.$D1339]);&quot;', &quot;;[.$E$1];&quot;: '&quot;;TRIM([.$E1339]);&quot;')&quot;)" office:value-type="string" office:string-value="Fontawesome.create!(prefijo_nombre_css: 'fas fa-user-plus: Usuario Plus', icono: 'fas fa-user-plus', termino: 'agregar, avatar, positivo, equipo, firmar,', codigo_css: '\f234')" calcext:value-type="string">
            <text:p>Fontawesome.create!(prefijo_nombre_css: 'fas fa-user-plus: Usuario Plus', icono: 'fas fa-user-plus', termino: 'agregar, avatar, positivo, equipo, firmar,', codigo_css: '\f234')</text:p>
          </table:table-cell>
        </table:table-row>
        <table:table-row table:style-name="ro1">
          <table:table-cell/>
          <table:table-cell office:value-type="string" calcext:value-type="string">
            <text:p>fas fa-user-secret: Usuario Secret </text:p>
          </table:table-cell>
          <table:table-cell office:value-type="string" calcext:value-type="string">
            <text:p><text:s/>fas fa-user-secret </text:p>
          </table:table-cell>
          <table:table-cell office:value-type="string" calcext:value-type="string">
            <text:p><text:s/>ropa, abrigo, sombrero, incógnito, persona, intimidad, espía, susurro, </text:p>
          </table:table-cell>
          <table:table-cell office:value-type="string" calcext:value-type="string">
            <text:p><text:s/>\f21b</text:p>
          </table:table-cell>
          <table:table-cell table:formula="of:=CONCATENATE(&quot;Fontawesome.create!(&quot;;[.$B$1];&quot;: '&quot;;TRIM([.$B1340]);&quot;', &quot;;[.$C$1];&quot;: '&quot;;TRIM([.$C1340]);&quot;', &quot;;[.$D$1];&quot;: '&quot;;TRIM([.$D1340]);&quot;', &quot;;[.$E$1];&quot;: '&quot;;TRIM([.$E1340]);&quot;')&quot;)" office:value-type="string" office:string-value="Fontawesome.create!(prefijo_nombre_css: 'fas fa-user-secret: Usuario Secret', icono: 'fas fa-user-secret', termino: 'ropa, abrigo, sombrero, incógnito, persona, intimidad, espía, susurro,', codigo_css: '\f21b')" calcext:value-type="string">
            <text:p>Fontawesome.create!(prefijo_nombre_css: 'fas fa-user-secret: Usuario Secret', icono: 'fas fa-user-secret', termino: 'ropa, abrigo, sombrero, incógnito, persona, intimidad, espía, susurro,', codigo_css: '\f21b')</text:p>
          </table:table-cell>
        </table:table-row>
        <table:table-row table:style-name="ro1">
          <table:table-cell/>
          <table:table-cell office:value-type="string" calcext:value-type="string">
            <text:p>fas fa-user-shield: Usuario Shield </text:p>
          </table:table-cell>
          <table:table-cell office:value-type="string" calcext:value-type="string">
            <text:p><text:s/>fas fa-user-shield </text:p>
          </table:table-cell>
          <table:table-cell office:value-type="string" calcext:value-type="string">
            <text:p><text:s/>admin, persona, privado, proteger, seguro, </text:p>
          </table:table-cell>
          <table:table-cell office:value-type="string" calcext:value-type="string">
            <text:p><text:s/>\f505</text:p>
          </table:table-cell>
          <table:table-cell table:formula="of:=CONCATENATE(&quot;Fontawesome.create!(&quot;;[.$B$1];&quot;: '&quot;;TRIM([.$B1341]);&quot;', &quot;;[.$C$1];&quot;: '&quot;;TRIM([.$C1341]);&quot;', &quot;;[.$D$1];&quot;: '&quot;;TRIM([.$D1341]);&quot;', &quot;;[.$E$1];&quot;: '&quot;;TRIM([.$E1341]);&quot;')&quot;)" office:value-type="string" office:string-value="Fontawesome.create!(prefijo_nombre_css: 'fas fa-user-shield: Usuario Shield', icono: 'fas fa-user-shield', termino: 'admin, persona, privado, proteger, seguro,', codigo_css: '\f505')" calcext:value-type="string">
            <text:p>Fontawesome.create!(prefijo_nombre_css: 'fas fa-user-shield: Usuario Shield', icono: 'fas fa-user-shield', termino: 'admin, persona, privado, proteger, seguro,', codigo_css: '\f505')</text:p>
          </table:table-cell>
        </table:table-row>
        <table:table-row table:style-name="ro1">
          <table:table-cell/>
          <table:table-cell office:value-type="string" calcext:value-type="string">
            <text:p>fas fa-user-slash: Usuario Slash </text:p>
          </table:table-cell>
          <table:table-cell office:value-type="string" calcext:value-type="string">
            <text:p><text:s/>fas fa-user-slash </text:p>
          </table:table-cell>
          <table:table-cell office:value-type="string" calcext:value-type="string">
            <text:p><text:s/>prohibir, eliminar, eliminar, </text:p>
          </table:table-cell>
          <table:table-cell office:value-type="string" calcext:value-type="string">
            <text:p><text:s/>\f506</text:p>
          </table:table-cell>
          <table:table-cell table:formula="of:=CONCATENATE(&quot;Fontawesome.create!(&quot;;[.$B$1];&quot;: '&quot;;TRIM([.$B1342]);&quot;', &quot;;[.$C$1];&quot;: '&quot;;TRIM([.$C1342]);&quot;', &quot;;[.$D$1];&quot;: '&quot;;TRIM([.$D1342]);&quot;', &quot;;[.$E$1];&quot;: '&quot;;TRIM([.$E1342]);&quot;')&quot;)" office:value-type="string" office:string-value="Fontawesome.create!(prefijo_nombre_css: 'fas fa-user-slash: Usuario Slash', icono: 'fas fa-user-slash', termino: 'prohibir, eliminar, eliminar,', codigo_css: '\f506')" calcext:value-type="string">
            <text:p>Fontawesome.create!(prefijo_nombre_css: 'fas fa-user-slash: Usuario Slash', icono: 'fas fa-user-slash', termino: 'prohibir, eliminar, eliminar,', codigo_css: '\f506')</text:p>
          </table:table-cell>
        </table:table-row>
        <table:table-row table:style-name="ro1">
          <table:table-cell/>
          <table:table-cell office:value-type="string" calcext:value-type="string">
            <text:p>fas fa-user-tag: Usuario Tag </text:p>
          </table:table-cell>
          <table:table-cell office:value-type="string" calcext:value-type="string">
            <text:p><text:s/>fas fa-user-tag </text:p>
          </table:table-cell>
          <table:table-cell office:value-type="string" calcext:value-type="string">
            <text:p><text:s/>avatar, descuento, etiqueta, persona, papel, especial, </text:p>
          </table:table-cell>
          <table:table-cell office:value-type="string" calcext:value-type="string">
            <text:p><text:s/>\f507</text:p>
          </table:table-cell>
          <table:table-cell table:formula="of:=CONCATENATE(&quot;Fontawesome.create!(&quot;;[.$B$1];&quot;: '&quot;;TRIM([.$B1343]);&quot;', &quot;;[.$C$1];&quot;: '&quot;;TRIM([.$C1343]);&quot;', &quot;;[.$D$1];&quot;: '&quot;;TRIM([.$D1343]);&quot;', &quot;;[.$E$1];&quot;: '&quot;;TRIM([.$E1343]);&quot;')&quot;)" office:value-type="string" office:string-value="Fontawesome.create!(prefijo_nombre_css: 'fas fa-user-tag: Usuario Tag', icono: 'fas fa-user-tag', termino: 'avatar, descuento, etiqueta, persona, papel, especial,', codigo_css: '\f507')" calcext:value-type="string">
            <text:p>Fontawesome.create!(prefijo_nombre_css: 'fas fa-user-tag: Usuario Tag', icono: 'fas fa-user-tag', termino: 'avatar, descuento, etiqueta, persona, papel, especial,', codigo_css: '\f507')</text:p>
          </table:table-cell>
        </table:table-row>
        <table:table-row table:style-name="ro1">
          <table:table-cell/>
          <table:table-cell office:value-type="string" calcext:value-type="string">
            <text:p>fas fa-user-tie: Usuario Tie </text:p>
          </table:table-cell>
          <table:table-cell office:value-type="string" calcext:value-type="string">
            <text:p><text:s/>fas fa-user-tie </text:p>
          </table:table-cell>
          <table:table-cell office:value-type="string" calcext:value-type="string">
            <text:p><text:s/>avatar, negocio, ropa, formal, profesional, traje, consultoría </text:p>
          </table:table-cell>
          <table:table-cell office:value-type="string" calcext:value-type="string">
            <text:p><text:s/>\f508</text:p>
          </table:table-cell>
          <table:table-cell table:formula="of:=CONCATENATE(&quot;Fontawesome.create!(&quot;;[.$B$1];&quot;: '&quot;;TRIM([.$B1344]);&quot;', &quot;;[.$C$1];&quot;: '&quot;;TRIM([.$C1344]);&quot;', &quot;;[.$D$1];&quot;: '&quot;;TRIM([.$D1344]);&quot;', &quot;;[.$E$1];&quot;: '&quot;;TRIM([.$E1344]);&quot;')&quot;)" office:value-type="string" office:string-value="Fontawesome.create!(prefijo_nombre_css: 'fas fa-user-tie: Usuario Tie', icono: 'fas fa-user-tie', termino: 'avatar, negocio, ropa, formal, profesional, traje, consultoría', codigo_css: '\f508')" calcext:value-type="string">
            <text:p>Fontawesome.create!(prefijo_nombre_css: 'fas fa-user-tie: Usuario Tie', icono: 'fas fa-user-tie', termino: 'avatar, negocio, ropa, formal, profesional, traje, consultoría', codigo_css: '\f508')</text:p>
          </table:table-cell>
        </table:table-row>
        <table:table-row table:style-name="ro1">
          <table:table-cell/>
          <table:table-cell office:value-type="string" calcext:value-type="string">
            <text:p>fas fa-user-times: Remove Usuario </text:p>
          </table:table-cell>
          <table:table-cell office:value-type="string" calcext:value-type="string">
            <text:p><text:s/>fas fa-user-times </text:p>
          </table:table-cell>
          <table:table-cell office:value-type="string" calcext:value-type="string">
            <text:p><text:s/>archivar, eliminar, eliminar, x, </text:p>
          </table:table-cell>
          <table:table-cell office:value-type="string" calcext:value-type="string">
            <text:p><text:s/>\f235</text:p>
          </table:table-cell>
          <table:table-cell table:formula="of:=CONCATENATE(&quot;Fontawesome.create!(&quot;;[.$B$1];&quot;: '&quot;;TRIM([.$B1345]);&quot;', &quot;;[.$C$1];&quot;: '&quot;;TRIM([.$C1345]);&quot;', &quot;;[.$D$1];&quot;: '&quot;;TRIM([.$D1345]);&quot;', &quot;;[.$E$1];&quot;: '&quot;;TRIM([.$E1345]);&quot;')&quot;)" office:value-type="string" office:string-value="Fontawesome.create!(prefijo_nombre_css: 'fas fa-user-times: Remove Usuario', icono: 'fas fa-user-times', termino: 'archivar, eliminar, eliminar, x,', codigo_css: '\f235')" calcext:value-type="string">
            <text:p>Fontawesome.create!(prefijo_nombre_css: 'fas fa-user-times: Remove Usuario', icono: 'fas fa-user-times', termino: 'archivar, eliminar, eliminar, x,', codigo_css: '\f235')</text:p>
          </table:table-cell>
        </table:table-row>
        <table:table-row table:style-name="ro1">
          <table:table-cell/>
          <table:table-cell office:value-type="string" calcext:value-type="string">
            <text:p>fas fa-users: Usuarios </text:p>
          </table:table-cell>
          <table:table-cell office:value-type="string" calcext:value-type="string">
            <text:p><text:s/>fas fa-users </text:p>
          </table:table-cell>
          <table:table-cell office:value-type="string" calcext:value-type="string">
            <text:p><text:s/>amigos, equipo, gente, grupo, personas, perfiles, consultoría </text:p>
          </table:table-cell>
          <table:table-cell office:value-type="string" calcext:value-type="string">
            <text:p><text:s/>\f0c0</text:p>
          </table:table-cell>
          <table:table-cell table:formula="of:=CONCATENATE(&quot;Fontawesome.create!(&quot;;[.$B$1];&quot;: '&quot;;TRIM([.$B1346]);&quot;', &quot;;[.$C$1];&quot;: '&quot;;TRIM([.$C1346]);&quot;', &quot;;[.$D$1];&quot;: '&quot;;TRIM([.$D1346]);&quot;', &quot;;[.$E$1];&quot;: '&quot;;TRIM([.$E1346]);&quot;')&quot;)" office:value-type="string" office:string-value="Fontawesome.create!(prefijo_nombre_css: 'fas fa-users: Usuarios', icono: 'fas fa-users', termino: 'amigos, equipo, gente, grupo, personas, perfiles, consultoría', codigo_css: '\f0c0')" calcext:value-type="string">
            <text:p>Fontawesome.create!(prefijo_nombre_css: 'fas fa-users: Usuarios', icono: 'fas fa-users', termino: 'amigos, equipo, gente, grupo, personas, perfiles, consultoría', codigo_css: '\f0c0')</text:p>
          </table:table-cell>
        </table:table-row>
        <table:table-row table:style-name="ro1">
          <table:table-cell/>
          <table:table-cell office:value-type="string" calcext:value-type="string">
            <text:p>fas fa-users-cog: Usuarios Cog </text:p>
          </table:table-cell>
          <table:table-cell office:value-type="string" calcext:value-type="string">
            <text:p><text:s/>fas fa-users-cog </text:p>
          </table:table-cell>
          <table:table-cell office:value-type="string" calcext:value-type="string">
            <text:p><text:s/>admin, cog, grupo, persona, ajustes, equipo, </text:p>
          </table:table-cell>
          <table:table-cell office:value-type="string" calcext:value-type="string">
            <text:p><text:s/>\f509</text:p>
          </table:table-cell>
          <table:table-cell table:formula="of:=CONCATENATE(&quot;Fontawesome.create!(&quot;;[.$B$1];&quot;: '&quot;;TRIM([.$B1347]);&quot;', &quot;;[.$C$1];&quot;: '&quot;;TRIM([.$C1347]);&quot;', &quot;;[.$D$1];&quot;: '&quot;;TRIM([.$D1347]);&quot;', &quot;;[.$E$1];&quot;: '&quot;;TRIM([.$E1347]);&quot;')&quot;)" office:value-type="string" office:string-value="Fontawesome.create!(prefijo_nombre_css: 'fas fa-users-cog: Usuarios Cog', icono: 'fas fa-users-cog', termino: 'admin, cog, grupo, persona, ajustes, equipo,', codigo_css: '\f509')" calcext:value-type="string">
            <text:p>Fontawesome.create!(prefijo_nombre_css: 'fas fa-users-cog: Usuarios Cog', icono: 'fas fa-users-cog', termino: 'admin, cog, grupo, persona, ajustes, equipo,', codigo_css: '\f509')</text:p>
          </table:table-cell>
        </table:table-row>
        <table:table-row table:style-name="ro1">
          <table:table-cell/>
          <table:table-cell office:value-type="string" calcext:value-type="string">
            <text:p>fab fa-usps: Servicio Postal de los Estados Unidos </text:p>
          </table:table-cell>
          <table:table-cell office:value-type="string" calcext:value-type="string">
            <text:p><text:s/>fab fa-usps </text:p>
          </table:table-cell>
          <table:table-cell office:value-type="string" calcext:value-type="string">
            <text:p><text:s/>americano, paquete, envío, estados unidos, </text:p>
          </table:table-cell>
          <table:table-cell office:value-type="string" calcext:value-type="string">
            <text:p><text:s/>\f7e1</text:p>
          </table:table-cell>
          <table:table-cell table:formula="of:=CONCATENATE(&quot;Fontawesome.create!(&quot;;[.$B$1];&quot;: '&quot;;TRIM([.$B1348]);&quot;', &quot;;[.$C$1];&quot;: '&quot;;TRIM([.$C1348]);&quot;', &quot;;[.$D$1];&quot;: '&quot;;TRIM([.$D1348]);&quot;', &quot;;[.$E$1];&quot;: '&quot;;TRIM([.$E1348]);&quot;')&quot;)" office:value-type="string" office:string-value="Fontawesome.create!(prefijo_nombre_css: 'fab fa-usps: Servicio Postal de los Estados Unidos', icono: 'fab fa-usps', termino: 'americano, paquete, envío, estados unidos,', codigo_css: '\f7e1')" calcext:value-type="string">
            <text:p>Fontawesome.create!(prefijo_nombre_css: 'fab fa-usps: Servicio Postal de los Estados Unidos', icono: 'fab fa-usps', termino: 'americano, paquete, envío, estados unidos,', codigo_css: '\f7e1')</text:p>
          </table:table-cell>
        </table:table-row>
        <table:table-row table:style-name="ro1">
          <table:table-cell/>
          <table:table-cell office:value-type="string" calcext:value-type="string">
            <text:p>fab fa-ussunnah: Fundación us-Sunnah </text:p>
          </table:table-cell>
          <table:table-cell office:value-type="string" calcext:value-type="string">
            <text:p><text:s/>fab fa-ussunna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7</text:p>
          </table:table-cell>
          <table:table-cell table:formula="of:=CONCATENATE(&quot;Fontawesome.create!(&quot;;[.$B$1];&quot;: '&quot;;TRIM([.$B1349]);&quot;', &quot;;[.$C$1];&quot;: '&quot;;TRIM([.$C1349]);&quot;', &quot;;[.$D$1];&quot;: '&quot;;TRIM([.$D1349]);&quot;', &quot;;[.$E$1];&quot;: '&quot;;TRIM([.$E1349]);&quot;')&quot;)" office:value-type="string" office:string-value="Fontawesome.create!(prefijo_nombre_css: 'fab fa-ussunnah: Fundación us-Sunnah', icono: 'fab fa-ussunnah', termino: '', codigo_css: '\f407')" calcext:value-type="string">
            <text:p>Fontawesome.create!(prefijo_nombre_css: 'fab fa-ussunnah: Fundación us-Sunnah', icono: 'fab fa-ussunnah', termino: '', codigo_css: '\f407')</text:p>
          </table:table-cell>
        </table:table-row>
        <table:table-row table:style-name="ro1">
          <table:table-cell/>
          <table:table-cell office:value-type="string" calcext:value-type="string">
            <text:p>fas fa-utensil-spoon: Cuchara para utensilios </text:p>
          </table:table-cell>
          <table:table-cell office:value-type="string" calcext:value-type="string">
            <text:p><text:s/>fas fa-utensil-spoon </text:p>
          </table:table-cell>
          <table:table-cell office:value-type="string" calcext:value-type="string">
            <text:p><text:s/>cuchara, cubiertos, cuchara, cuchara, cubiertos, </text:p>
          </table:table-cell>
          <table:table-cell office:value-type="string" calcext:value-type="string">
            <text:p><text:s/>\f2e5</text:p>
          </table:table-cell>
          <table:table-cell table:formula="of:=CONCATENATE(&quot;Fontawesome.create!(&quot;;[.$B$1];&quot;: '&quot;;TRIM([.$B1350]);&quot;', &quot;;[.$C$1];&quot;: '&quot;;TRIM([.$C1350]);&quot;', &quot;;[.$D$1];&quot;: '&quot;;TRIM([.$D1350]);&quot;', &quot;;[.$E$1];&quot;: '&quot;;TRIM([.$E1350]);&quot;')&quot;)" office:value-type="string" office:string-value="Fontawesome.create!(prefijo_nombre_css: 'fas fa-utensil-spoon: Cuchara para utensilios', icono: 'fas fa-utensil-spoon', termino: 'cuchara, cubiertos, cuchara, cuchara, cubiertos,', codigo_css: '\f2e5')" calcext:value-type="string">
            <text:p>Fontawesome.create!(prefijo_nombre_css: 'fas fa-utensil-spoon: Cuchara para utensilios', icono: 'fas fa-utensil-spoon', termino: 'cuchara, cubiertos, cuchara, cuchara, cubiertos,', codigo_css: '\f2e5')</text:p>
          </table:table-cell>
        </table:table-row>
        <table:table-row table:style-name="ro1">
          <table:table-cell/>
          <table:table-cell office:value-type="string" calcext:value-type="string">
            <text:p>fas fa-utensils: Utensilios </text:p>
          </table:table-cell>
          <table:table-cell office:value-type="string" calcext:value-type="string">
            <text:p><text:s/>fas fa-utensils </text:p>
          </table:table-cell>
          <table:table-cell office:value-type="string" calcext:value-type="string">
            <text:p><text:s/>cena, comer, comida, cuchillería, cuchillo, cuchillería, restaurante, </text:p>
          </table:table-cell>
          <table:table-cell office:value-type="string" calcext:value-type="string">
            <text:p><text:s/>\f2e7</text:p>
          </table:table-cell>
          <table:table-cell table:formula="of:=CONCATENATE(&quot;Fontawesome.create!(&quot;;[.$B$1];&quot;: '&quot;;TRIM([.$B1351]);&quot;', &quot;;[.$C$1];&quot;: '&quot;;TRIM([.$C1351]);&quot;', &quot;;[.$D$1];&quot;: '&quot;;TRIM([.$D1351]);&quot;', &quot;;[.$E$1];&quot;: '&quot;;TRIM([.$E1351]);&quot;')&quot;)" office:value-type="string" office:string-value="Fontawesome.create!(prefijo_nombre_css: 'fas fa-utensils: Utensilios', icono: 'fas fa-utensils', termino: 'cena, comer, comida, cuchillería, cuchillo, cuchillería, restaurante,', codigo_css: '\f2e7')" calcext:value-type="string">
            <text:p>Fontawesome.create!(prefijo_nombre_css: 'fas fa-utensils: Utensilios', icono: 'fas fa-utensils', termino: 'cena, comer, comida, cuchillería, cuchillo, cuchillería, restaurante,', codigo_css: '\f2e7')</text:p>
          </table:table-cell>
        </table:table-row>
        <table:table-row table:style-name="ro1">
          <table:table-cell/>
          <table:table-cell office:value-type="string" calcext:value-type="string">
            <text:p>fab fa-vaadin: Vaadin </text:p>
          </table:table-cell>
          <table:table-cell office:value-type="string" calcext:value-type="string">
            <text:p><text:s/>fab fa-vaadi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8</text:p>
          </table:table-cell>
          <table:table-cell table:formula="of:=CONCATENATE(&quot;Fontawesome.create!(&quot;;[.$B$1];&quot;: '&quot;;TRIM([.$B1352]);&quot;', &quot;;[.$C$1];&quot;: '&quot;;TRIM([.$C1352]);&quot;', &quot;;[.$D$1];&quot;: '&quot;;TRIM([.$D1352]);&quot;', &quot;;[.$E$1];&quot;: '&quot;;TRIM([.$E1352]);&quot;')&quot;)" office:value-type="string" office:string-value="Fontawesome.create!(prefijo_nombre_css: 'fab fa-vaadin: Vaadin', icono: 'fab fa-vaadin', termino: '', codigo_css: '\f408')" calcext:value-type="string">
            <text:p>Fontawesome.create!(prefijo_nombre_css: 'fab fa-vaadin: Vaadin', icono: 'fab fa-vaadin', termino: '', codigo_css: '\f408')</text:p>
          </table:table-cell>
        </table:table-row>
        <table:table-row table:style-name="ro1">
          <table:table-cell/>
          <table:table-cell office:value-type="string" calcext:value-type="string">
            <text:p>fas fa-vector-square: Vector cuadrado </text:p>
          </table:table-cell>
          <table:table-cell office:value-type="string" calcext:value-type="string">
            <text:p><text:s/>fas fa-vector-square </text:p>
          </table:table-cell>
          <table:table-cell office:value-type="string" calcext:value-type="string">
            <text:p><text:s/>anclas, líneas, objeto, render, forma, </text:p>
          </table:table-cell>
          <table:table-cell office:value-type="string" calcext:value-type="string">
            <text:p><text:s/>\f5cb</text:p>
          </table:table-cell>
          <table:table-cell table:formula="of:=CONCATENATE(&quot;Fontawesome.create!(&quot;;[.$B$1];&quot;: '&quot;;TRIM([.$B1353]);&quot;', &quot;;[.$C$1];&quot;: '&quot;;TRIM([.$C1353]);&quot;', &quot;;[.$D$1];&quot;: '&quot;;TRIM([.$D1353]);&quot;', &quot;;[.$E$1];&quot;: '&quot;;TRIM([.$E1353]);&quot;')&quot;)" office:value-type="string" office:string-value="Fontawesome.create!(prefijo_nombre_css: 'fas fa-vector-square: Vector cuadrado', icono: 'fas fa-vector-square', termino: 'anclas, líneas, objeto, render, forma,', codigo_css: '\f5cb')" calcext:value-type="string">
            <text:p>Fontawesome.create!(prefijo_nombre_css: 'fas fa-vector-square: Vector cuadrado', icono: 'fas fa-vector-square', termino: 'anclas, líneas, objeto, render, forma,', codigo_css: '\f5cb')</text:p>
          </table:table-cell>
        </table:table-row>
        <table:table-row table:style-name="ro1">
          <table:table-cell/>
          <table:table-cell office:value-type="string" calcext:value-type="string">
            <text:p>fas fa-venus: Venus </text:p>
          </table:table-cell>
          <table:table-cell office:value-type="string" calcext:value-type="string">
            <text:p><text:s/>fas fa-venus </text:p>
          </table:table-cell>
          <table:table-cell office:value-type="string" calcext:value-type="string">
            <text:p><text:s/>hembra, </text:p>
          </table:table-cell>
          <table:table-cell office:value-type="string" calcext:value-type="string">
            <text:p><text:s/>\f221</text:p>
          </table:table-cell>
          <table:table-cell table:formula="of:=CONCATENATE(&quot;Fontawesome.create!(&quot;;[.$B$1];&quot;: '&quot;;TRIM([.$B1354]);&quot;', &quot;;[.$C$1];&quot;: '&quot;;TRIM([.$C1354]);&quot;', &quot;;[.$D$1];&quot;: '&quot;;TRIM([.$D1354]);&quot;', &quot;;[.$E$1];&quot;: '&quot;;TRIM([.$E1354]);&quot;')&quot;)" office:value-type="string" office:string-value="Fontawesome.create!(prefijo_nombre_css: 'fas fa-venus: Venus', icono: 'fas fa-venus', termino: 'hembra,', codigo_css: '\f221')" calcext:value-type="string">
            <text:p>Fontawesome.create!(prefijo_nombre_css: 'fas fa-venus: Venus', icono: 'fas fa-venus', termino: 'hembra,', codigo_css: '\f221')</text:p>
          </table:table-cell>
        </table:table-row>
        <table:table-row table:style-name="ro1">
          <table:table-cell/>
          <table:table-cell office:value-type="string" calcext:value-type="string">
            <text:p>fas fa-venus-double: Venus doble </text:p>
          </table:table-cell>
          <table:table-cell office:value-type="string" calcext:value-type="string">
            <text:p><text:s/>fas fa-venus-double </text:p>
          </table:table-cell>
          <table:table-cell office:value-type="string" calcext:value-type="string">
            <text:p><text:s/>hembra, </text:p>
          </table:table-cell>
          <table:table-cell office:value-type="string" calcext:value-type="string">
            <text:p><text:s/>\f226</text:p>
          </table:table-cell>
          <table:table-cell table:formula="of:=CONCATENATE(&quot;Fontawesome.create!(&quot;;[.$B$1];&quot;: '&quot;;TRIM([.$B1355]);&quot;', &quot;;[.$C$1];&quot;: '&quot;;TRIM([.$C1355]);&quot;', &quot;;[.$D$1];&quot;: '&quot;;TRIM([.$D1355]);&quot;', &quot;;[.$E$1];&quot;: '&quot;;TRIM([.$E1355]);&quot;')&quot;)" office:value-type="string" office:string-value="Fontawesome.create!(prefijo_nombre_css: 'fas fa-venus-double: Venus doble', icono: 'fas fa-venus-double', termino: 'hembra,', codigo_css: '\f226')" calcext:value-type="string">
            <text:p>Fontawesome.create!(prefijo_nombre_css: 'fas fa-venus-double: Venus doble', icono: 'fas fa-venus-double', termino: 'hembra,', codigo_css: '\f226')</text:p>
          </table:table-cell>
        </table:table-row>
        <table:table-row table:style-name="ro1">
          <table:table-cell/>
          <table:table-cell office:value-type="string" calcext:value-type="string">
            <text:p>fas fa-venus-mars: Venus Marte </text:p>
          </table:table-cell>
          <table:table-cell office:value-type="string" calcext:value-type="string">
            <text:p><text:s/>fas fa-venus-mars </text:p>
          </table:table-cell>
          <table:table-cell office:value-type="string" calcext:value-type="string">
            <text:p><text:s/>Género, </text:p>
          </table:table-cell>
          <table:table-cell office:value-type="string" calcext:value-type="string">
            <text:p><text:s/>\f228</text:p>
          </table:table-cell>
          <table:table-cell table:formula="of:=CONCATENATE(&quot;Fontawesome.create!(&quot;;[.$B$1];&quot;: '&quot;;TRIM([.$B1356]);&quot;', &quot;;[.$C$1];&quot;: '&quot;;TRIM([.$C1356]);&quot;', &quot;;[.$D$1];&quot;: '&quot;;TRIM([.$D1356]);&quot;', &quot;;[.$E$1];&quot;: '&quot;;TRIM([.$E1356]);&quot;')&quot;)" office:value-type="string" office:string-value="Fontawesome.create!(prefijo_nombre_css: 'fas fa-venus-mars: Venus Marte', icono: 'fas fa-venus-mars', termino: 'Género,', codigo_css: '\f228')" calcext:value-type="string">
            <text:p>Fontawesome.create!(prefijo_nombre_css: 'fas fa-venus-mars: Venus Marte', icono: 'fas fa-venus-mars', termino: 'Género,', codigo_css: '\f228')</text:p>
          </table:table-cell>
        </table:table-row>
        <table:table-row table:style-name="ro1">
          <table:table-cell/>
          <table:table-cell office:value-type="string" calcext:value-type="string">
            <text:p>fab fa-viacoin: Viacoin </text:p>
          </table:table-cell>
          <table:table-cell office:value-type="string" calcext:value-type="string">
            <text:p><text:s/>fab fa-viacoi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37</text:p>
          </table:table-cell>
          <table:table-cell table:formula="of:=CONCATENATE(&quot;Fontawesome.create!(&quot;;[.$B$1];&quot;: '&quot;;TRIM([.$B1357]);&quot;', &quot;;[.$C$1];&quot;: '&quot;;TRIM([.$C1357]);&quot;', &quot;;[.$D$1];&quot;: '&quot;;TRIM([.$D1357]);&quot;', &quot;;[.$E$1];&quot;: '&quot;;TRIM([.$E1357]);&quot;')&quot;)" office:value-type="string" office:string-value="Fontawesome.create!(prefijo_nombre_css: 'fab fa-viacoin: Viacoin', icono: 'fab fa-viacoin', termino: '', codigo_css: '\f237')" calcext:value-type="string">
            <text:p>Fontawesome.create!(prefijo_nombre_css: 'fab fa-viacoin: Viacoin', icono: 'fab fa-viacoin', termino: '', codigo_css: '\f237')</text:p>
          </table:table-cell>
        </table:table-row>
        <table:table-row table:style-name="ro1">
          <table:table-cell/>
          <table:table-cell office:value-type="string" calcext:value-type="string">
            <text:p>fab fa-viadeo: Vídeo </text:p>
          </table:table-cell>
          <table:table-cell office:value-type="string" calcext:value-type="string">
            <text:p><text:s/>fab fa-viade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a9</text:p>
          </table:table-cell>
          <table:table-cell table:formula="of:=CONCATENATE(&quot;Fontawesome.create!(&quot;;[.$B$1];&quot;: '&quot;;TRIM([.$B1358]);&quot;', &quot;;[.$C$1];&quot;: '&quot;;TRIM([.$C1358]);&quot;', &quot;;[.$D$1];&quot;: '&quot;;TRIM([.$D1358]);&quot;', &quot;;[.$E$1];&quot;: '&quot;;TRIM([.$E1358]);&quot;')&quot;)" office:value-type="string" office:string-value="Fontawesome.create!(prefijo_nombre_css: 'fab fa-viadeo: Vídeo', icono: 'fab fa-viadeo', termino: '', codigo_css: '\f2a9')" calcext:value-type="string">
            <text:p>Fontawesome.create!(prefijo_nombre_css: 'fab fa-viadeo: Vídeo', icono: 'fab fa-viadeo', termino: '', codigo_css: '\f2a9')</text:p>
          </table:table-cell>
        </table:table-row>
        <table:table-row table:style-name="ro1">
          <table:table-cell/>
          <table:table-cell office:value-type="string" calcext:value-type="string">
            <text:p>fab fa-viadeo-square: Vídeo Square </text:p>
          </table:table-cell>
          <table:table-cell office:value-type="string" calcext:value-type="string">
            <text:p><text:s/>fab fa-viadeo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aa</text:p>
          </table:table-cell>
          <table:table-cell table:formula="of:=CONCATENATE(&quot;Fontawesome.create!(&quot;;[.$B$1];&quot;: '&quot;;TRIM([.$B1359]);&quot;', &quot;;[.$C$1];&quot;: '&quot;;TRIM([.$C1359]);&quot;', &quot;;[.$D$1];&quot;: '&quot;;TRIM([.$D1359]);&quot;', &quot;;[.$E$1];&quot;: '&quot;;TRIM([.$E1359]);&quot;')&quot;)" office:value-type="string" office:string-value="Fontawesome.create!(prefijo_nombre_css: 'fab fa-viadeo-square: Vídeo Square', icono: 'fab fa-viadeo-square', termino: '', codigo_css: '\f2aa')" calcext:value-type="string">
            <text:p>Fontawesome.create!(prefijo_nombre_css: 'fab fa-viadeo-square: Vídeo Square', icono: 'fab fa-viadeo-square', termino: '', codigo_css: '\f2aa')</text:p>
          </table:table-cell>
        </table:table-row>
        <table:table-row table:style-name="ro1">
          <table:table-cell/>
          <table:table-cell office:value-type="string" calcext:value-type="string">
            <text:p>fas fa-vial: Frasco </text:p>
          </table:table-cell>
          <table:table-cell office:value-type="string" calcext:value-type="string">
            <text:p><text:s/>fas fa-vial </text:p>
          </table:table-cell>
          <table:table-cell office:value-type="string" calcext:value-type="string">
            <text:p><text:s/>experimento, laboratorio, muestra, prueba, tubo de ensayo, </text:p>
          </table:table-cell>
          <table:table-cell office:value-type="string" calcext:value-type="string">
            <text:p><text:s/>\f492</text:p>
          </table:table-cell>
          <table:table-cell table:formula="of:=CONCATENATE(&quot;Fontawesome.create!(&quot;;[.$B$1];&quot;: '&quot;;TRIM([.$B1360]);&quot;', &quot;;[.$C$1];&quot;: '&quot;;TRIM([.$C1360]);&quot;', &quot;;[.$D$1];&quot;: '&quot;;TRIM([.$D1360]);&quot;', &quot;;[.$E$1];&quot;: '&quot;;TRIM([.$E1360]);&quot;')&quot;)" office:value-type="string" office:string-value="Fontawesome.create!(prefijo_nombre_css: 'fas fa-vial: Frasco', icono: 'fas fa-vial', termino: 'experimento, laboratorio, muestra, prueba, tubo de ensayo,', codigo_css: '\f492')" calcext:value-type="string">
            <text:p>Fontawesome.create!(prefijo_nombre_css: 'fas fa-vial: Frasco', icono: 'fas fa-vial', termino: 'experimento, laboratorio, muestra, prueba, tubo de ensayo,', codigo_css: '\f492')</text:p>
          </table:table-cell>
        </table:table-row>
        <table:table-row table:style-name="ro1">
          <table:table-cell/>
          <table:table-cell office:value-type="string" calcext:value-type="string">
            <text:p>fas fa-vials: Frascos </text:p>
          </table:table-cell>
          <table:table-cell office:value-type="string" calcext:value-type="string">
            <text:p><text:s/>fas fa-vials </text:p>
          </table:table-cell>
          <table:table-cell office:value-type="string" calcext:value-type="string">
            <text:p><text:s/>experimento, laboratorio, muestra, prueba, tubo de ensayo, </text:p>
          </table:table-cell>
          <table:table-cell office:value-type="string" calcext:value-type="string">
            <text:p><text:s/>\f493</text:p>
          </table:table-cell>
          <table:table-cell table:formula="of:=CONCATENATE(&quot;Fontawesome.create!(&quot;;[.$B$1];&quot;: '&quot;;TRIM([.$B1361]);&quot;', &quot;;[.$C$1];&quot;: '&quot;;TRIM([.$C1361]);&quot;', &quot;;[.$D$1];&quot;: '&quot;;TRIM([.$D1361]);&quot;', &quot;;[.$E$1];&quot;: '&quot;;TRIM([.$E1361]);&quot;')&quot;)" office:value-type="string" office:string-value="Fontawesome.create!(prefijo_nombre_css: 'fas fa-vials: Frascos', icono: 'fas fa-vials', termino: 'experimento, laboratorio, muestra, prueba, tubo de ensayo,', codigo_css: '\f493')" calcext:value-type="string">
            <text:p>Fontawesome.create!(prefijo_nombre_css: 'fas fa-vials: Frascos', icono: 'fas fa-vials', termino: 'experimento, laboratorio, muestra, prueba, tubo de ensayo,', codigo_css: '\f493')</text:p>
          </table:table-cell>
        </table:table-row>
        <table:table-row table:style-name="ro1">
          <table:table-cell/>
          <table:table-cell office:value-type="string" calcext:value-type="string">
            <text:p>fab fa-viber: Viber </text:p>
          </table:table-cell>
          <table:table-cell office:value-type="string" calcext:value-type="string">
            <text:p><text:s/>fab fa-vib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9</text:p>
          </table:table-cell>
          <table:table-cell table:formula="of:=CONCATENATE(&quot;Fontawesome.create!(&quot;;[.$B$1];&quot;: '&quot;;TRIM([.$B1362]);&quot;', &quot;;[.$C$1];&quot;: '&quot;;TRIM([.$C1362]);&quot;', &quot;;[.$D$1];&quot;: '&quot;;TRIM([.$D1362]);&quot;', &quot;;[.$E$1];&quot;: '&quot;;TRIM([.$E1362]);&quot;')&quot;)" office:value-type="string" office:string-value="Fontawesome.create!(prefijo_nombre_css: 'fab fa-viber: Viber', icono: 'fab fa-viber', termino: '', codigo_css: '\f409')" calcext:value-type="string">
            <text:p>Fontawesome.create!(prefijo_nombre_css: 'fab fa-viber: Viber', icono: 'fab fa-viber', termino: '', codigo_css: '\f409')</text:p>
          </table:table-cell>
        </table:table-row>
        <table:table-row table:style-name="ro1">
          <table:table-cell/>
          <table:table-cell office:value-type="string" calcext:value-type="string">
            <text:p>fas fa-video: Vídeo </text:p>
          </table:table-cell>
          <table:table-cell office:value-type="string" calcext:value-type="string">
            <text:p><text:s/>fas fa-video </text:p>
          </table:table-cell>
          <table:table-cell office:value-type="string" calcext:value-type="string">
            <text:p><text:s/>cámara, película, grabar, cámara de video, </text:p>
          </table:table-cell>
          <table:table-cell office:value-type="string" calcext:value-type="string">
            <text:p><text:s/>\f03d</text:p>
          </table:table-cell>
          <table:table-cell table:formula="of:=CONCATENATE(&quot;Fontawesome.create!(&quot;;[.$B$1];&quot;: '&quot;;TRIM([.$B1363]);&quot;', &quot;;[.$C$1];&quot;: '&quot;;TRIM([.$C1363]);&quot;', &quot;;[.$D$1];&quot;: '&quot;;TRIM([.$D1363]);&quot;', &quot;;[.$E$1];&quot;: '&quot;;TRIM([.$E1363]);&quot;')&quot;)" office:value-type="string" office:string-value="Fontawesome.create!(prefijo_nombre_css: 'fas fa-video: Vídeo', icono: 'fas fa-video', termino: 'cámara, película, grabar, cámara de video,', codigo_css: '\f03d')" calcext:value-type="string">
            <text:p>Fontawesome.create!(prefijo_nombre_css: 'fas fa-video: Vídeo', icono: 'fas fa-video', termino: 'cámara, película, grabar, cámara de video,', codigo_css: '\f03d')</text:p>
          </table:table-cell>
        </table:table-row>
        <table:table-row table:style-name="ro1">
          <table:table-cell/>
          <table:table-cell office:value-type="string" calcext:value-type="string">
            <text:p>fas fa-video-slash: Vídeo Slash </text:p>
          </table:table-cell>
          <table:table-cell office:value-type="string" calcext:value-type="string">
            <text:p><text:s/>fas fa-video-slash </text:p>
          </table:table-cell>
          <table:table-cell office:value-type="string" calcext:value-type="string">
            <text:p><text:s/>agregar, crear, grabar, nuevo, película, positivo, vídeo, </text:p>
          </table:table-cell>
          <table:table-cell office:value-type="string" calcext:value-type="string">
            <text:p><text:s/>\f4e2</text:p>
          </table:table-cell>
          <table:table-cell table:formula="of:=CONCATENATE(&quot;Fontawesome.create!(&quot;;[.$B$1];&quot;: '&quot;;TRIM([.$B1364]);&quot;', &quot;;[.$C$1];&quot;: '&quot;;TRIM([.$C1364]);&quot;', &quot;;[.$D$1];&quot;: '&quot;;TRIM([.$D1364]);&quot;', &quot;;[.$E$1];&quot;: '&quot;;TRIM([.$E1364]);&quot;')&quot;)" office:value-type="string" office:string-value="Fontawesome.create!(prefijo_nombre_css: 'fas fa-video-slash: Vídeo Slash', icono: 'fas fa-video-slash', termino: 'agregar, crear, grabar, nuevo, película, positivo, vídeo,', codigo_css: '\f4e2')" calcext:value-type="string">
            <text:p>Fontawesome.create!(prefijo_nombre_css: 'fas fa-video-slash: Vídeo Slash', icono: 'fas fa-video-slash', termino: 'agregar, crear, grabar, nuevo, película, positivo, vídeo,', codigo_css: '\f4e2')</text:p>
          </table:table-cell>
        </table:table-row>
        <table:table-row table:style-name="ro1">
          <table:table-cell/>
          <table:table-cell office:value-type="string" calcext:value-type="string">
            <text:p>fas fa-vihara: Vihara </text:p>
          </table:table-cell>
          <table:table-cell office:value-type="string" calcext:value-type="string">
            <text:p><text:s/>fas fa-vihara </text:p>
          </table:table-cell>
          <table:table-cell office:value-type="string" calcext:value-type="string">
            <text:p><text:s/>el budismo, budista, construcción, monasterio, </text:p>
          </table:table-cell>
          <table:table-cell office:value-type="string" calcext:value-type="string">
            <text:p><text:s/>\f6a7</text:p>
          </table:table-cell>
          <table:table-cell table:formula="of:=CONCATENATE(&quot;Fontawesome.create!(&quot;;[.$B$1];&quot;: '&quot;;TRIM([.$B1365]);&quot;', &quot;;[.$C$1];&quot;: '&quot;;TRIM([.$C1365]);&quot;', &quot;;[.$D$1];&quot;: '&quot;;TRIM([.$D1365]);&quot;', &quot;;[.$E$1];&quot;: '&quot;;TRIM([.$E1365]);&quot;')&quot;)" office:value-type="string" office:string-value="Fontawesome.create!(prefijo_nombre_css: 'fas fa-vihara: Vihara', icono: 'fas fa-vihara', termino: 'el budismo, budista, construcción, monasterio,', codigo_css: '\f6a7')" calcext:value-type="string">
            <text:p>Fontawesome.create!(prefijo_nombre_css: 'fas fa-vihara: Vihara', icono: 'fas fa-vihara', termino: 'el budismo, budista, construcción, monasterio,', codigo_css: '\f6a7')</text:p>
          </table:table-cell>
        </table:table-row>
        <table:table-row table:style-name="ro1">
          <table:table-cell/>
          <table:table-cell office:value-type="string" calcext:value-type="string">
            <text:p>fab fa-vimeo: Vimeo </text:p>
          </table:table-cell>
          <table:table-cell office:value-type="string" calcext:value-type="string">
            <text:p><text:s/>fab fa-vime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a</text:p>
          </table:table-cell>
          <table:table-cell table:formula="of:=CONCATENATE(&quot;Fontawesome.create!(&quot;;[.$B$1];&quot;: '&quot;;TRIM([.$B1366]);&quot;', &quot;;[.$C$1];&quot;: '&quot;;TRIM([.$C1366]);&quot;', &quot;;[.$D$1];&quot;: '&quot;;TRIM([.$D1366]);&quot;', &quot;;[.$E$1];&quot;: '&quot;;TRIM([.$E1366]);&quot;')&quot;)" office:value-type="string" office:string-value="Fontawesome.create!(prefijo_nombre_css: 'fab fa-vimeo: Vimeo', icono: 'fab fa-vimeo', termino: '', codigo_css: '\f40a')" calcext:value-type="string">
            <text:p>Fontawesome.create!(prefijo_nombre_css: 'fab fa-vimeo: Vimeo', icono: 'fab fa-vimeo', termino: '', codigo_css: '\f40a')</text:p>
          </table:table-cell>
        </table:table-row>
        <table:table-row table:style-name="ro1">
          <table:table-cell/>
          <table:table-cell office:value-type="string" calcext:value-type="string">
            <text:p>fab fa-vimeo-square: Plaza Vimeo </text:p>
          </table:table-cell>
          <table:table-cell office:value-type="string" calcext:value-type="string">
            <text:p><text:s/>fab fa-vimeo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94</text:p>
          </table:table-cell>
          <table:table-cell table:formula="of:=CONCATENATE(&quot;Fontawesome.create!(&quot;;[.$B$1];&quot;: '&quot;;TRIM([.$B1367]);&quot;', &quot;;[.$C$1];&quot;: '&quot;;TRIM([.$C1367]);&quot;', &quot;;[.$D$1];&quot;: '&quot;;TRIM([.$D1367]);&quot;', &quot;;[.$E$1];&quot;: '&quot;;TRIM([.$E1367]);&quot;')&quot;)" office:value-type="string" office:string-value="Fontawesome.create!(prefijo_nombre_css: 'fab fa-vimeo-square: Plaza Vimeo', icono: 'fab fa-vimeo-square', termino: '', codigo_css: '\f194')" calcext:value-type="string">
            <text:p>Fontawesome.create!(prefijo_nombre_css: 'fab fa-vimeo-square: Plaza Vimeo', icono: 'fab fa-vimeo-square', termino: '', codigo_css: '\f194')</text:p>
          </table:table-cell>
        </table:table-row>
        <table:table-row table:style-name="ro1">
          <table:table-cell/>
          <table:table-cell office:value-type="string" calcext:value-type="string">
            <text:p>fab fa-vimeo-v: Vimeo </text:p>
          </table:table-cell>
          <table:table-cell office:value-type="string" calcext:value-type="string">
            <text:p><text:s/>fab fa-vimeo-v </text:p>
          </table:table-cell>
          <table:table-cell office:value-type="string" calcext:value-type="string">
            <text:p><text:s/>vimeo, </text:p>
          </table:table-cell>
          <table:table-cell office:value-type="string" calcext:value-type="string">
            <text:p><text:s/>\f27d</text:p>
          </table:table-cell>
          <table:table-cell table:formula="of:=CONCATENATE(&quot;Fontawesome.create!(&quot;;[.$B$1];&quot;: '&quot;;TRIM([.$B1368]);&quot;', &quot;;[.$C$1];&quot;: '&quot;;TRIM([.$C1368]);&quot;', &quot;;[.$D$1];&quot;: '&quot;;TRIM([.$D1368]);&quot;', &quot;;[.$E$1];&quot;: '&quot;;TRIM([.$E1368]);&quot;')&quot;)" office:value-type="string" office:string-value="Fontawesome.create!(prefijo_nombre_css: 'fab fa-vimeo-v: Vimeo', icono: 'fab fa-vimeo-v', termino: 'vimeo,', codigo_css: '\f27d')" calcext:value-type="string">
            <text:p>Fontawesome.create!(prefijo_nombre_css: 'fab fa-vimeo-v: Vimeo', icono: 'fab fa-vimeo-v', termino: 'vimeo,', codigo_css: '\f27d')</text:p>
          </table:table-cell>
        </table:table-row>
        <table:table-row table:style-name="ro1">
          <table:table-cell/>
          <table:table-cell office:value-type="string" calcext:value-type="string">
            <text:p>fab fa-vine: Vino </text:p>
          </table:table-cell>
          <table:table-cell office:value-type="string" calcext:value-type="string">
            <text:p><text:s/>fab fa-vin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ca</text:p>
          </table:table-cell>
          <table:table-cell table:formula="of:=CONCATENATE(&quot;Fontawesome.create!(&quot;;[.$B$1];&quot;: '&quot;;TRIM([.$B1369]);&quot;', &quot;;[.$C$1];&quot;: '&quot;;TRIM([.$C1369]);&quot;', &quot;;[.$D$1];&quot;: '&quot;;TRIM([.$D1369]);&quot;', &quot;;[.$E$1];&quot;: '&quot;;TRIM([.$E1369]);&quot;')&quot;)" office:value-type="string" office:string-value="Fontawesome.create!(prefijo_nombre_css: 'fab fa-vine: Vino', icono: 'fab fa-vine', termino: '', codigo_css: '\f1ca')" calcext:value-type="string">
            <text:p>Fontawesome.create!(prefijo_nombre_css: 'fab fa-vine: Vino', icono: 'fab fa-vine', termino: '', codigo_css: '\f1ca')</text:p>
          </table:table-cell>
        </table:table-row>
        <table:table-row table:style-name="ro1">
          <table:table-cell/>
          <table:table-cell office:value-type="string" calcext:value-type="string">
            <text:p>fas fa-virus: Virus </text:p>
          </table:table-cell>
          <table:table-cell office:value-type="string" calcext:value-type="string">
            <text:p><text:s/>fas fa-virus </text:p>
          </table:table-cell>
          <table:table-cell office:value-type="string" calcext:value-type="string">
            <text:p><text:s/>covid-19, enfermedad, enfermos, gripe, virus, </text:p>
          </table:table-cell>
          <table:table-cell office:value-type="string" calcext:value-type="string">
            <text:p><text:s/>\f974</text:p>
          </table:table-cell>
          <table:table-cell table:formula="of:=CONCATENATE(&quot;Fontawesome.create!(&quot;;[.$B$1];&quot;: '&quot;;TRIM([.$B1370]);&quot;', &quot;;[.$C$1];&quot;: '&quot;;TRIM([.$C1370]);&quot;', &quot;;[.$D$1];&quot;: '&quot;;TRIM([.$D1370]);&quot;', &quot;;[.$E$1];&quot;: '&quot;;TRIM([.$E1370]);&quot;')&quot;)" office:value-type="string" office:string-value="Fontawesome.create!(prefijo_nombre_css: 'fas fa-virus: Virus', icono: 'fas fa-virus', termino: 'covid-19, enfermedad, enfermos, gripe, virus,', codigo_css: '\f974')" calcext:value-type="string">
            <text:p>Fontawesome.create!(prefijo_nombre_css: 'fas fa-virus: Virus', icono: 'fas fa-virus', termino: 'covid-19, enfermedad, enfermos, gripe, virus,', codigo_css: '\f974')</text:p>
          </table:table-cell>
        </table:table-row>
        <table:table-row table:style-name="ro1">
          <table:table-cell/>
          <table:table-cell office:value-type="string" calcext:value-type="string">
            <text:p>fas fa-virus-slash: Barra de virus </text:p>
          </table:table-cell>
          <table:table-cell office:value-type="string" calcext:value-type="string">
            <text:p><text:s/>fas fa-virus-slash </text:p>
          </table:table-cell>
          <table:table-cell office:value-type="string" calcext:value-type="string">
            <text:p><text:s/>covid-19, curar, enfermos, eliminar, gripe, error, salud, viral, </text:p>
          </table:table-cell>
          <table:table-cell office:value-type="string" calcext:value-type="string">
            <text:p><text:s/>\f975</text:p>
          </table:table-cell>
          <table:table-cell table:formula="of:=CONCATENATE(&quot;Fontawesome.create!(&quot;;[.$B$1];&quot;: '&quot;;TRIM([.$B1371]);&quot;', &quot;;[.$C$1];&quot;: '&quot;;TRIM([.$C1371]);&quot;', &quot;;[.$D$1];&quot;: '&quot;;TRIM([.$D1371]);&quot;', &quot;;[.$E$1];&quot;: '&quot;;TRIM([.$E1371]);&quot;')&quot;)" office:value-type="string" office:string-value="Fontawesome.create!(prefijo_nombre_css: 'fas fa-virus-slash: Barra de virus', icono: 'fas fa-virus-slash', termino: 'covid-19, curar, enfermos, eliminar, gripe, error, salud, viral,', codigo_css: '\f975')" calcext:value-type="string">
            <text:p>Fontawesome.create!(prefijo_nombre_css: 'fas fa-virus-slash: Barra de virus', icono: 'fas fa-virus-slash', termino: 'covid-19, curar, enfermos, eliminar, gripe, error, salud, viral,', codigo_css: '\f975')</text:p>
          </table:table-cell>
        </table:table-row>
        <table:table-row table:style-name="ro1">
          <table:table-cell/>
          <table:table-cell office:value-type="string" calcext:value-type="string">
            <text:p>fas fa-viruses: Virus </text:p>
          </table:table-cell>
          <table:table-cell office:value-type="string" calcext:value-type="string">
            <text:p><text:s/>fas fa-viruses </text:p>
          </table:table-cell>
          <table:table-cell office:value-type="string" calcext:value-type="string">
            <text:p><text:s/>covid-19, enfermedad, enfermos, gripe, multiplicar, propagación, viral, </text:p>
          </table:table-cell>
          <table:table-cell office:value-type="string" calcext:value-type="string">
            <text:p><text:s/>\f976</text:p>
          </table:table-cell>
          <table:table-cell table:formula="of:=CONCATENATE(&quot;Fontawesome.create!(&quot;;[.$B$1];&quot;: '&quot;;TRIM([.$B1372]);&quot;', &quot;;[.$C$1];&quot;: '&quot;;TRIM([.$C1372]);&quot;', &quot;;[.$D$1];&quot;: '&quot;;TRIM([.$D1372]);&quot;', &quot;;[.$E$1];&quot;: '&quot;;TRIM([.$E1372]);&quot;')&quot;)" office:value-type="string" office:string-value="Fontawesome.create!(prefijo_nombre_css: 'fas fa-viruses: Virus', icono: 'fas fa-viruses', termino: 'covid-19, enfermedad, enfermos, gripe, multiplicar, propagación, viral,', codigo_css: '\f976')" calcext:value-type="string">
            <text:p>Fontawesome.create!(prefijo_nombre_css: 'fas fa-viruses: Virus', icono: 'fas fa-viruses', termino: 'covid-19, enfermedad, enfermos, gripe, multiplicar, propagación, viral,', codigo_css: '\f976')</text:p>
          </table:table-cell>
        </table:table-row>
        <table:table-row table:style-name="ro1">
          <table:table-cell/>
          <table:table-cell office:value-type="string" calcext:value-type="string">
            <text:p>fab fa-vk: VK </text:p>
          </table:table-cell>
          <table:table-cell office:value-type="string" calcext:value-type="string">
            <text:p><text:s/>fab fa-v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89</text:p>
          </table:table-cell>
          <table:table-cell table:formula="of:=CONCATENATE(&quot;Fontawesome.create!(&quot;;[.$B$1];&quot;: '&quot;;TRIM([.$B1373]);&quot;', &quot;;[.$C$1];&quot;: '&quot;;TRIM([.$C1373]);&quot;', &quot;;[.$D$1];&quot;: '&quot;;TRIM([.$D1373]);&quot;', &quot;;[.$E$1];&quot;: '&quot;;TRIM([.$E1373]);&quot;')&quot;)" office:value-type="string" office:string-value="Fontawesome.create!(prefijo_nombre_css: 'fab fa-vk: VK', icono: 'fab fa-vk', termino: '', codigo_css: '\f189')" calcext:value-type="string">
            <text:p>Fontawesome.create!(prefijo_nombre_css: 'fab fa-vk: VK', icono: 'fab fa-vk', termino: '', codigo_css: '\f189')</text:p>
          </table:table-cell>
        </table:table-row>
        <table:table-row table:style-name="ro1">
          <table:table-cell/>
          <table:table-cell office:value-type="string" calcext:value-type="string">
            <text:p>fab fa-vnv: VNV </text:p>
          </table:table-cell>
          <table:table-cell office:value-type="string" calcext:value-type="string">
            <text:p><text:s/>fab fa-vnv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b</text:p>
          </table:table-cell>
          <table:table-cell table:formula="of:=CONCATENATE(&quot;Fontawesome.create!(&quot;;[.$B$1];&quot;: '&quot;;TRIM([.$B1374]);&quot;', &quot;;[.$C$1];&quot;: '&quot;;TRIM([.$C1374]);&quot;', &quot;;[.$D$1];&quot;: '&quot;;TRIM([.$D1374]);&quot;', &quot;;[.$E$1];&quot;: '&quot;;TRIM([.$E1374]);&quot;')&quot;)" office:value-type="string" office:string-value="Fontawesome.create!(prefijo_nombre_css: 'fab fa-vnv: VNV', icono: 'fab fa-vnv', termino: '', codigo_css: '\f40b')" calcext:value-type="string">
            <text:p>Fontawesome.create!(prefijo_nombre_css: 'fab fa-vnv: VNV', icono: 'fab fa-vnv', termino: '', codigo_css: '\f40b')</text:p>
          </table:table-cell>
        </table:table-row>
        <table:table-row table:style-name="ro1">
          <table:table-cell/>
          <table:table-cell office:value-type="string" calcext:value-type="string">
            <text:p>fas fa-voicemail: Mensaje de voz </text:p>
          </table:table-cell>
          <table:table-cell office:value-type="string" calcext:value-type="string">
            <text:p><text:s/>fas fa-voicemail </text:p>
          </table:table-cell>
          <table:table-cell office:value-type="string" calcext:value-type="string">
            <text:p><text:s/>responder, bandeja de entrada, mensaje, teléfono, </text:p>
          </table:table-cell>
          <table:table-cell office:value-type="string" calcext:value-type="string">
            <text:p><text:s/>\f897</text:p>
          </table:table-cell>
          <table:table-cell table:formula="of:=CONCATENATE(&quot;Fontawesome.create!(&quot;;[.$B$1];&quot;: '&quot;;TRIM([.$B1375]);&quot;', &quot;;[.$C$1];&quot;: '&quot;;TRIM([.$C1375]);&quot;', &quot;;[.$D$1];&quot;: '&quot;;TRIM([.$D1375]);&quot;', &quot;;[.$E$1];&quot;: '&quot;;TRIM([.$E1375]);&quot;')&quot;)" office:value-type="string" office:string-value="Fontawesome.create!(prefijo_nombre_css: 'fas fa-voicemail: Mensaje de voz', icono: 'fas fa-voicemail', termino: 'responder, bandeja de entrada, mensaje, teléfono,', codigo_css: '\f897')" calcext:value-type="string">
            <text:p>Fontawesome.create!(prefijo_nombre_css: 'fas fa-voicemail: Mensaje de voz', icono: 'fas fa-voicemail', termino: 'responder, bandeja de entrada, mensaje, teléfono,', codigo_css: '\f897')</text:p>
          </table:table-cell>
        </table:table-row>
        <table:table-row table:style-name="ro1">
          <table:table-cell/>
          <table:table-cell office:value-type="string" calcext:value-type="string">
            <text:p>fas fa-volleyball-ball: Pelota de voleibol </text:p>
          </table:table-cell>
          <table:table-cell office:value-type="string" calcext:value-type="string">
            <text:p><text:s/>fas fa-volleyball-ball </text:p>
          </table:table-cell>
          <table:table-cell office:value-type="string" calcext:value-type="string">
            <text:p><text:s/>playa, olimpiadas, deporte, </text:p>
          </table:table-cell>
          <table:table-cell office:value-type="string" calcext:value-type="string">
            <text:p><text:s/>\f45f</text:p>
          </table:table-cell>
          <table:table-cell table:formula="of:=CONCATENATE(&quot;Fontawesome.create!(&quot;;[.$B$1];&quot;: '&quot;;TRIM([.$B1376]);&quot;', &quot;;[.$C$1];&quot;: '&quot;;TRIM([.$C1376]);&quot;', &quot;;[.$D$1];&quot;: '&quot;;TRIM([.$D1376]);&quot;', &quot;;[.$E$1];&quot;: '&quot;;TRIM([.$E1376]);&quot;')&quot;)" office:value-type="string" office:string-value="Fontawesome.create!(prefijo_nombre_css: 'fas fa-volleyball-ball: Pelota de voleibol', icono: 'fas fa-volleyball-ball', termino: 'playa, olimpiadas, deporte,', codigo_css: '\f45f')" calcext:value-type="string">
            <text:p>Fontawesome.create!(prefijo_nombre_css: 'fas fa-volleyball-ball: Pelota de voleibol', icono: 'fas fa-volleyball-ball', termino: 'playa, olimpiadas, deporte,', codigo_css: '\f45f')</text:p>
          </table:table-cell>
        </table:table-row>
        <table:table-row table:style-name="ro1">
          <table:table-cell/>
          <table:table-cell office:value-type="string" calcext:value-type="string">
            <text:p>fas fa-volume-down: Bajar volumen </text:p>
          </table:table-cell>
          <table:table-cell office:value-type="string" calcext:value-type="string">
            <text:p><text:s/>fas fa-volume-down </text:p>
          </table:table-cell>
          <table:table-cell office:value-type="string" calcext:value-type="string">
            <text:p><text:s/>altavoz, audio, más bajo, música, más silencioso, </text:p>
          </table:table-cell>
          <table:table-cell office:value-type="string" calcext:value-type="string">
            <text:p><text:s/>\f027</text:p>
          </table:table-cell>
          <table:table-cell table:formula="of:=CONCATENATE(&quot;Fontawesome.create!(&quot;;[.$B$1];&quot;: '&quot;;TRIM([.$B1377]);&quot;', &quot;;[.$C$1];&quot;: '&quot;;TRIM([.$C1377]);&quot;', &quot;;[.$D$1];&quot;: '&quot;;TRIM([.$D1377]);&quot;', &quot;;[.$E$1];&quot;: '&quot;;TRIM([.$E1377]);&quot;')&quot;)" office:value-type="string" office:string-value="Fontawesome.create!(prefijo_nombre_css: 'fas fa-volume-down: Bajar volumen', icono: 'fas fa-volume-down', termino: 'altavoz, audio, más bajo, música, más silencioso,', codigo_css: '\f027')" calcext:value-type="string">
            <text:p>Fontawesome.create!(prefijo_nombre_css: 'fas fa-volume-down: Bajar volumen', icono: 'fas fa-volume-down', termino: 'altavoz, audio, más bajo, música, más silencioso,', codigo_css: '\f027')</text:p>
          </table:table-cell>
        </table:table-row>
        <table:table-row table:style-name="ro1">
          <table:table-cell/>
          <table:table-cell office:value-type="string" calcext:value-type="string">
            <text:p>fas fa-volume-mute: Silenciar volumen </text:p>
          </table:table-cell>
          <table:table-cell office:value-type="string" calcext:value-type="string">
            <text:p><text:s/>fas fa-volume-mute </text:p>
          </table:table-cell>
          <table:table-cell office:value-type="string" calcext:value-type="string">
            <text:p><text:s/>audio, música, silencio, sonido, altavoz, </text:p>
          </table:table-cell>
          <table:table-cell office:value-type="string" calcext:value-type="string">
            <text:p><text:s/>\f6a9</text:p>
          </table:table-cell>
          <table:table-cell table:formula="of:=CONCATENATE(&quot;Fontawesome.create!(&quot;;[.$B$1];&quot;: '&quot;;TRIM([.$B1378]);&quot;', &quot;;[.$C$1];&quot;: '&quot;;TRIM([.$C1378]);&quot;', &quot;;[.$D$1];&quot;: '&quot;;TRIM([.$D1378]);&quot;', &quot;;[.$E$1];&quot;: '&quot;;TRIM([.$E1378]);&quot;')&quot;)" office:value-type="string" office:string-value="Fontawesome.create!(prefijo_nombre_css: 'fas fa-volume-mute: Silenciar volumen', icono: 'fas fa-volume-mute', termino: 'audio, música, silencio, sonido, altavoz,', codigo_css: '\f6a9')" calcext:value-type="string">
            <text:p>Fontawesome.create!(prefijo_nombre_css: 'fas fa-volume-mute: Silenciar volumen', icono: 'fas fa-volume-mute', termino: 'audio, música, silencio, sonido, altavoz,', codigo_css: '\f6a9')</text:p>
          </table:table-cell>
        </table:table-row>
        <table:table-row table:style-name="ro1">
          <table:table-cell/>
          <table:table-cell office:value-type="string" calcext:value-type="string">
            <text:p>fas fa-volume-off: Volumen apagado </text:p>
          </table:table-cell>
          <table:table-cell office:value-type="string" calcext:value-type="string">
            <text:p><text:s/>fas fa-volume-off </text:p>
          </table:table-cell>
          <table:table-cell office:value-type="string" calcext:value-type="string">
            <text:p><text:s/>audio, ban, música, mudo, silencioso, sadio, </text:p>
          </table:table-cell>
          <table:table-cell office:value-type="string" calcext:value-type="string">
            <text:p><text:s/>\f026</text:p>
          </table:table-cell>
          <table:table-cell table:formula="of:=CONCATENATE(&quot;Fontawesome.create!(&quot;;[.$B$1];&quot;: '&quot;;TRIM([.$B1379]);&quot;', &quot;;[.$C$1];&quot;: '&quot;;TRIM([.$C1379]);&quot;', &quot;;[.$D$1];&quot;: '&quot;;TRIM([.$D1379]);&quot;', &quot;;[.$E$1];&quot;: '&quot;;TRIM([.$E1379]);&quot;')&quot;)" office:value-type="string" office:string-value="Fontawesome.create!(prefijo_nombre_css: 'fas fa-volume-off: Volumen apagado', icono: 'fas fa-volume-off', termino: 'audio, ban, música, mudo, silencioso, sadio,', codigo_css: '\f026')" calcext:value-type="string">
            <text:p>Fontawesome.create!(prefijo_nombre_css: 'fas fa-volume-off: Volumen apagado', icono: 'fas fa-volume-off', termino: 'audio, ban, música, mudo, silencioso, sadio,', codigo_css: '\f026')</text:p>
          </table:table-cell>
        </table:table-row>
        <table:table-row table:style-name="ro1">
          <table:table-cell/>
          <table:table-cell office:value-type="string" calcext:value-type="string">
            <text:p>fas fa-volume-up: Sube el volumen </text:p>
          </table:table-cell>
          <table:table-cell office:value-type="string" calcext:value-type="string">
            <text:p><text:s/>fas fa-volume-up </text:p>
          </table:table-cell>
          <table:table-cell office:value-type="string" calcext:value-type="string">
            <text:p><text:s/>altavoz, audio, más fuerte, música, sonido, </text:p>
          </table:table-cell>
          <table:table-cell office:value-type="string" calcext:value-type="string">
            <text:p><text:s/>\f028</text:p>
          </table:table-cell>
          <table:table-cell table:formula="of:=CONCATENATE(&quot;Fontawesome.create!(&quot;;[.$B$1];&quot;: '&quot;;TRIM([.$B1380]);&quot;', &quot;;[.$C$1];&quot;: '&quot;;TRIM([.$C1380]);&quot;', &quot;;[.$D$1];&quot;: '&quot;;TRIM([.$D1380]);&quot;', &quot;;[.$E$1];&quot;: '&quot;;TRIM([.$E1380]);&quot;')&quot;)" office:value-type="string" office:string-value="Fontawesome.create!(prefijo_nombre_css: 'fas fa-volume-up: Sube el volumen', icono: 'fas fa-volume-up', termino: 'altavoz, audio, más fuerte, música, sonido,', codigo_css: '\f028')" calcext:value-type="string">
            <text:p>Fontawesome.create!(prefijo_nombre_css: 'fas fa-volume-up: Sube el volumen', icono: 'fas fa-volume-up', termino: 'altavoz, audio, más fuerte, música, sonido,', codigo_css: '\f028')</text:p>
          </table:table-cell>
        </table:table-row>
        <table:table-row table:style-name="ro1">
          <table:table-cell/>
          <table:table-cell office:value-type="string" calcext:value-type="string">
            <text:p>fas fa-vote-yea: Vote sí </text:p>
          </table:table-cell>
          <table:table-cell office:value-type="string" calcext:value-type="string">
            <text:p><text:s/>fas fa-vote-yea </text:p>
          </table:table-cell>
          <table:table-cell office:value-type="string" calcext:value-type="string">
            <text:p><text:s/>aceptar, emitir, elección, política, positivo, sí, </text:p>
          </table:table-cell>
          <table:table-cell office:value-type="string" calcext:value-type="string">
            <text:p><text:s/>\f772</text:p>
          </table:table-cell>
          <table:table-cell table:formula="of:=CONCATENATE(&quot;Fontawesome.create!(&quot;;[.$B$1];&quot;: '&quot;;TRIM([.$B1381]);&quot;', &quot;;[.$C$1];&quot;: '&quot;;TRIM([.$C1381]);&quot;', &quot;;[.$D$1];&quot;: '&quot;;TRIM([.$D1381]);&quot;', &quot;;[.$E$1];&quot;: '&quot;;TRIM([.$E1381]);&quot;')&quot;)" office:value-type="string" office:string-value="Fontawesome.create!(prefijo_nombre_css: 'fas fa-vote-yea: Vote sí', icono: 'fas fa-vote-yea', termino: 'aceptar, emitir, elección, política, positivo, sí,', codigo_css: '\f772')" calcext:value-type="string">
            <text:p>Fontawesome.create!(prefijo_nombre_css: 'fas fa-vote-yea: Vote sí', icono: 'fas fa-vote-yea', termino: 'aceptar, emitir, elección, política, positivo, sí,', codigo_css: '\f772')</text:p>
          </table:table-cell>
        </table:table-row>
        <table:table-row table:style-name="ro1">
          <table:table-cell/>
          <table:table-cell office:value-type="string" calcext:value-type="string">
            <text:p>fas fa-vr-cardboard: Cartón VR </text:p>
          </table:table-cell>
          <table:table-cell office:value-type="string" calcext:value-type="string">
            <text:p><text:s/>fas fa-vr-cardboard </text:p>
          </table:table-cell>
          <table:table-cell office:value-type="string" calcext:value-type="string">
            <text:p><text:s/>3d, aumento, google, realidad, virtual, </text:p>
          </table:table-cell>
          <table:table-cell office:value-type="string" calcext:value-type="string">
            <text:p><text:s/>\f729</text:p>
          </table:table-cell>
          <table:table-cell table:formula="of:=CONCATENATE(&quot;Fontawesome.create!(&quot;;[.$B$1];&quot;: '&quot;;TRIM([.$B1382]);&quot;', &quot;;[.$C$1];&quot;: '&quot;;TRIM([.$C1382]);&quot;', &quot;;[.$D$1];&quot;: '&quot;;TRIM([.$D1382]);&quot;', &quot;;[.$E$1];&quot;: '&quot;;TRIM([.$E1382]);&quot;')&quot;)" office:value-type="string" office:string-value="Fontawesome.create!(prefijo_nombre_css: 'fas fa-vr-cardboard: Cartón VR', icono: 'fas fa-vr-cardboard', termino: '3d, aumento, google, realidad, virtual,', codigo_css: '\f729')" calcext:value-type="string">
            <text:p>Fontawesome.create!(prefijo_nombre_css: 'fas fa-vr-cardboard: Cartón VR', icono: 'fas fa-vr-cardboard', termino: '3d, aumento, google, realidad, virtual,', codigo_css: '\f729')</text:p>
          </table:table-cell>
        </table:table-row>
        <table:table-row table:style-name="ro1">
          <table:table-cell/>
          <table:table-cell office:value-type="string" calcext:value-type="string">
            <text:p>fab fa-vuejs: Vue.js </text:p>
          </table:table-cell>
          <table:table-cell office:value-type="string" calcext:value-type="string">
            <text:p><text:s/>fab fa-vuej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f</text:p>
          </table:table-cell>
          <table:table-cell table:formula="of:=CONCATENATE(&quot;Fontawesome.create!(&quot;;[.$B$1];&quot;: '&quot;;TRIM([.$B1383]);&quot;', &quot;;[.$C$1];&quot;: '&quot;;TRIM([.$C1383]);&quot;', &quot;;[.$D$1];&quot;: '&quot;;TRIM([.$D1383]);&quot;', &quot;;[.$E$1];&quot;: '&quot;;TRIM([.$E1383]);&quot;')&quot;)" office:value-type="string" office:string-value="Fontawesome.create!(prefijo_nombre_css: 'fab fa-vuejs: Vue.js', icono: 'fab fa-vuejs', termino: '', codigo_css: '\f41f')" calcext:value-type="string">
            <text:p>Fontawesome.create!(prefijo_nombre_css: 'fab fa-vuejs: Vue.js', icono: 'fab fa-vuejs', termino: '', codigo_css: '\f41f')</text:p>
          </table:table-cell>
        </table:table-row>
        <table:table-row table:style-name="ro1">
          <table:table-cell/>
          <table:table-cell office:value-type="string" calcext:value-type="string">
            <text:p>fas fa-walking: Caminando </text:p>
          </table:table-cell>
          <table:table-cell office:value-type="string" calcext:value-type="string">
            <text:p><text:s/>fas fa-walking </text:p>
          </table:table-cell>
          <table:table-cell office:value-type="string" calcext:value-type="string">
            <text:p><text:s/>ejercicio, salud, podómetro, persona, pasos, </text:p>
          </table:table-cell>
          <table:table-cell office:value-type="string" calcext:value-type="string">
            <text:p><text:s/>\f554</text:p>
          </table:table-cell>
          <table:table-cell table:formula="of:=CONCATENATE(&quot;Fontawesome.create!(&quot;;[.$B$1];&quot;: '&quot;;TRIM([.$B1384]);&quot;', &quot;;[.$C$1];&quot;: '&quot;;TRIM([.$C1384]);&quot;', &quot;;[.$D$1];&quot;: '&quot;;TRIM([.$D1384]);&quot;', &quot;;[.$E$1];&quot;: '&quot;;TRIM([.$E1384]);&quot;')&quot;)" office:value-type="string" office:string-value="Fontawesome.create!(prefijo_nombre_css: 'fas fa-walking: Caminando', icono: 'fas fa-walking', termino: 'ejercicio, salud, podómetro, persona, pasos,', codigo_css: '\f554')" calcext:value-type="string">
            <text:p>Fontawesome.create!(prefijo_nombre_css: 'fas fa-walking: Caminando', icono: 'fas fa-walking', termino: 'ejercicio, salud, podómetro, persona, pasos,', codigo_css: '\f554')</text:p>
          </table:table-cell>
        </table:table-row>
        <table:table-row table:style-name="ro1">
          <table:table-cell/>
          <table:table-cell office:value-type="string" calcext:value-type="string">
            <text:p>fas fa-wallet: Billetera </text:p>
          </table:table-cell>
          <table:table-cell office:value-type="string" calcext:value-type="string">
            <text:p><text:s/>fas fa-wallet </text:p>
          </table:table-cell>
          <table:table-cell office:value-type="string" calcext:value-type="string">
            <text:p><text:s/>billetera, dinero en efectivo, moneda, </text:p>
          </table:table-cell>
          <table:table-cell office:value-type="string" calcext:value-type="string">
            <text:p><text:s/>\f555</text:p>
          </table:table-cell>
          <table:table-cell table:formula="of:=CONCATENATE(&quot;Fontawesome.create!(&quot;;[.$B$1];&quot;: '&quot;;TRIM([.$B1385]);&quot;', &quot;;[.$C$1];&quot;: '&quot;;TRIM([.$C1385]);&quot;', &quot;;[.$D$1];&quot;: '&quot;;TRIM([.$D1385]);&quot;', &quot;;[.$E$1];&quot;: '&quot;;TRIM([.$E1385]);&quot;')&quot;)" office:value-type="string" office:string-value="Fontawesome.create!(prefijo_nombre_css: 'fas fa-wallet: Billetera', icono: 'fas fa-wallet', termino: 'billetera, dinero en efectivo, moneda,', codigo_css: '\f555')" calcext:value-type="string">
            <text:p>Fontawesome.create!(prefijo_nombre_css: 'fas fa-wallet: Billetera', icono: 'fas fa-wallet', termino: 'billetera, dinero en efectivo, moneda,', codigo_css: '\f555')</text:p>
          </table:table-cell>
        </table:table-row>
        <table:table-row table:style-name="ro1">
          <table:table-cell/>
          <table:table-cell office:value-type="string" calcext:value-type="string">
            <text:p>fas fa-warehouse: Almacén </text:p>
          </table:table-cell>
          <table:table-cell office:value-type="string" calcext:value-type="string">
            <text:p><text:s/>fas fa-warehouse </text:p>
          </table:table-cell>
          <table:table-cell office:value-type="string" calcext:value-type="string">
            <text:p><text:s/>almacenamiento, capacidad, edificio, inventario, </text:p>
          </table:table-cell>
          <table:table-cell office:value-type="string" calcext:value-type="string">
            <text:p><text:s/>\f494</text:p>
          </table:table-cell>
          <table:table-cell table:formula="of:=CONCATENATE(&quot;Fontawesome.create!(&quot;;[.$B$1];&quot;: '&quot;;TRIM([.$B1386]);&quot;', &quot;;[.$C$1];&quot;: '&quot;;TRIM([.$C1386]);&quot;', &quot;;[.$D$1];&quot;: '&quot;;TRIM([.$D1386]);&quot;', &quot;;[.$E$1];&quot;: '&quot;;TRIM([.$E1386]);&quot;')&quot;)" office:value-type="string" office:string-value="Fontawesome.create!(prefijo_nombre_css: 'fas fa-warehouse: Almacén', icono: 'fas fa-warehouse', termino: 'almacenamiento, capacidad, edificio, inventario,', codigo_css: '\f494')" calcext:value-type="string">
            <text:p>Fontawesome.create!(prefijo_nombre_css: 'fas fa-warehouse: Almacén', icono: 'fas fa-warehouse', termino: 'almacenamiento, capacidad, edificio, inventario,', codigo_css: '\f494')</text:p>
          </table:table-cell>
        </table:table-row>
        <table:table-row table:style-name="ro1">
          <table:table-cell/>
          <table:table-cell office:value-type="string" calcext:value-type="string">
            <text:p>fas fa-water: Agua </text:p>
          </table:table-cell>
          <table:table-cell office:value-type="string" calcext:value-type="string">
            <text:p><text:s/>fas fa-water </text:p>
          </table:table-cell>
          <table:table-cell office:value-type="string" calcext:value-type="string">
            <text:p><text:s/>lago, líquido, mar, nadar, mojado, océano, </text:p>
          </table:table-cell>
          <table:table-cell office:value-type="string" calcext:value-type="string">
            <text:p><text:s/>\f773</text:p>
          </table:table-cell>
          <table:table-cell table:formula="of:=CONCATENATE(&quot;Fontawesome.create!(&quot;;[.$B$1];&quot;: '&quot;;TRIM([.$B1387]);&quot;', &quot;;[.$C$1];&quot;: '&quot;;TRIM([.$C1387]);&quot;', &quot;;[.$D$1];&quot;: '&quot;;TRIM([.$D1387]);&quot;', &quot;;[.$E$1];&quot;: '&quot;;TRIM([.$E1387]);&quot;')&quot;)" office:value-type="string" office:string-value="Fontawesome.create!(prefijo_nombre_css: 'fas fa-water: Agua', icono: 'fas fa-water', termino: 'lago, líquido, mar, nadar, mojado, océano,', codigo_css: '\f773')" calcext:value-type="string">
            <text:p>Fontawesome.create!(prefijo_nombre_css: 'fas fa-water: Agua', icono: 'fas fa-water', termino: 'lago, líquido, mar, nadar, mojado, océano,', codigo_css: '\f773')</text:p>
          </table:table-cell>
        </table:table-row>
        <table:table-row table:style-name="ro1">
          <table:table-cell/>
          <table:table-cell office:value-type="string" calcext:value-type="string">
            <text:p>fas fa-wave-square: Ola cuadrada </text:p>
          </table:table-cell>
          <table:table-cell office:value-type="string" calcext:value-type="string">
            <text:p><text:s/>fas fa-wave-square </text:p>
          </table:table-cell>
          <table:table-cell office:value-type="string" calcext:value-type="string">
            <text:p><text:s/>frecuencia, pulso, señal, </text:p>
          </table:table-cell>
          <table:table-cell office:value-type="string" calcext:value-type="string">
            <text:p><text:s/>\f83e</text:p>
          </table:table-cell>
          <table:table-cell table:formula="of:=CONCATENATE(&quot;Fontawesome.create!(&quot;;[.$B$1];&quot;: '&quot;;TRIM([.$B1388]);&quot;', &quot;;[.$C$1];&quot;: '&quot;;TRIM([.$C1388]);&quot;', &quot;;[.$D$1];&quot;: '&quot;;TRIM([.$D1388]);&quot;', &quot;;[.$E$1];&quot;: '&quot;;TRIM([.$E1388]);&quot;')&quot;)" office:value-type="string" office:string-value="Fontawesome.create!(prefijo_nombre_css: 'fas fa-wave-square: Ola cuadrada', icono: 'fas fa-wave-square', termino: 'frecuencia, pulso, señal,', codigo_css: '\f83e')" calcext:value-type="string">
            <text:p>Fontawesome.create!(prefijo_nombre_css: 'fas fa-wave-square: Ola cuadrada', icono: 'fas fa-wave-square', termino: 'frecuencia, pulso, señal,', codigo_css: '\f83e')</text:p>
          </table:table-cell>
        </table:table-row>
        <table:table-row table:style-name="ro1">
          <table:table-cell/>
          <table:table-cell office:value-type="string" calcext:value-type="string">
            <text:p>fab fa-waze: Waze </text:p>
          </table:table-cell>
          <table:table-cell office:value-type="string" calcext:value-type="string">
            <text:p><text:s/>fab fa-waz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3f</text:p>
          </table:table-cell>
          <table:table-cell table:formula="of:=CONCATENATE(&quot;Fontawesome.create!(&quot;;[.$B$1];&quot;: '&quot;;TRIM([.$B1389]);&quot;', &quot;;[.$C$1];&quot;: '&quot;;TRIM([.$C1389]);&quot;', &quot;;[.$D$1];&quot;: '&quot;;TRIM([.$D1389]);&quot;', &quot;;[.$E$1];&quot;: '&quot;;TRIM([.$E1389]);&quot;')&quot;)" office:value-type="string" office:string-value="Fontawesome.create!(prefijo_nombre_css: 'fab fa-waze: Waze', icono: 'fab fa-waze', termino: '', codigo_css: '\f83f')" calcext:value-type="string">
            <text:p>Fontawesome.create!(prefijo_nombre_css: 'fab fa-waze: Waze', icono: 'fab fa-waze', termino: '', codigo_css: '\f83f')</text:p>
          </table:table-cell>
        </table:table-row>
        <table:table-row table:style-name="ro1">
          <table:table-cell/>
          <table:table-cell office:value-type="string" calcext:value-type="string">
            <text:p>fab fa-weebly: Weebly </text:p>
          </table:table-cell>
          <table:table-cell office:value-type="string" calcext:value-type="string">
            <text:p><text:s/>fab fa-weebl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cc</text:p>
          </table:table-cell>
          <table:table-cell table:formula="of:=CONCATENATE(&quot;Fontawesome.create!(&quot;;[.$B$1];&quot;: '&quot;;TRIM([.$B1390]);&quot;', &quot;;[.$C$1];&quot;: '&quot;;TRIM([.$C1390]);&quot;', &quot;;[.$D$1];&quot;: '&quot;;TRIM([.$D1390]);&quot;', &quot;;[.$E$1];&quot;: '&quot;;TRIM([.$E1390]);&quot;')&quot;)" office:value-type="string" office:string-value="Fontawesome.create!(prefijo_nombre_css: 'fab fa-weebly: Weebly', icono: 'fab fa-weebly', termino: '', codigo_css: '\f5cc')" calcext:value-type="string">
            <text:p>Fontawesome.create!(prefijo_nombre_css: 'fab fa-weebly: Weebly', icono: 'fab fa-weebly', termino: '', codigo_css: '\f5cc')</text:p>
          </table:table-cell>
        </table:table-row>
        <table:table-row table:style-name="ro1">
          <table:table-cell/>
          <table:table-cell office:value-type="string" calcext:value-type="string">
            <text:p>fab fa-weibo: Weibo </text:p>
          </table:table-cell>
          <table:table-cell office:value-type="string" calcext:value-type="string">
            <text:p><text:s/>fab fa-weib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8a</text:p>
          </table:table-cell>
          <table:table-cell table:formula="of:=CONCATENATE(&quot;Fontawesome.create!(&quot;;[.$B$1];&quot;: '&quot;;TRIM([.$B1391]);&quot;', &quot;;[.$C$1];&quot;: '&quot;;TRIM([.$C1391]);&quot;', &quot;;[.$D$1];&quot;: '&quot;;TRIM([.$D1391]);&quot;', &quot;;[.$E$1];&quot;: '&quot;;TRIM([.$E1391]);&quot;')&quot;)" office:value-type="string" office:string-value="Fontawesome.create!(prefijo_nombre_css: 'fab fa-weibo: Weibo', icono: 'fab fa-weibo', termino: '', codigo_css: '\f18a')" calcext:value-type="string">
            <text:p>Fontawesome.create!(prefijo_nombre_css: 'fab fa-weibo: Weibo', icono: 'fab fa-weibo', termino: '', codigo_css: '\f18a')</text:p>
          </table:table-cell>
        </table:table-row>
        <table:table-row table:style-name="ro1">
          <table:table-cell/>
          <table:table-cell office:value-type="string" calcext:value-type="string">
            <text:p>fas fa-weight: Peso </text:p>
          </table:table-cell>
          <table:table-cell office:value-type="string" calcext:value-type="string">
            <text:p><text:s/>fas fa-weight </text:p>
          </table:table-cell>
          <table:table-cell office:value-type="string" calcext:value-type="string">
            <text:p><text:s/>salud, medida, escala, peso, </text:p>
          </table:table-cell>
          <table:table-cell office:value-type="string" calcext:value-type="string">
            <text:p><text:s/>\f496</text:p>
          </table:table-cell>
          <table:table-cell table:formula="of:=CONCATENATE(&quot;Fontawesome.create!(&quot;;[.$B$1];&quot;: '&quot;;TRIM([.$B1392]);&quot;', &quot;;[.$C$1];&quot;: '&quot;;TRIM([.$C1392]);&quot;', &quot;;[.$D$1];&quot;: '&quot;;TRIM([.$D1392]);&quot;', &quot;;[.$E$1];&quot;: '&quot;;TRIM([.$E1392]);&quot;')&quot;)" office:value-type="string" office:string-value="Fontawesome.create!(prefijo_nombre_css: 'fas fa-weight: Peso', icono: 'fas fa-weight', termino: 'salud, medida, escala, peso,', codigo_css: '\f496')" calcext:value-type="string">
            <text:p>Fontawesome.create!(prefijo_nombre_css: 'fas fa-weight: Peso', icono: 'fas fa-weight', termino: 'salud, medida, escala, peso,', codigo_css: '\f496')</text:p>
          </table:table-cell>
        </table:table-row>
        <table:table-row table:style-name="ro1">
          <table:table-cell/>
          <table:table-cell office:value-type="string" calcext:value-type="string">
            <text:p>fas fa-weight-hanging: Hanging Peso </text:p>
          </table:table-cell>
          <table:table-cell office:value-type="string" calcext:value-type="string">
            <text:p><text:s/>fas fa-weight-hanging </text:p>
          </table:table-cell>
          <table:table-cell office:value-type="string" calcext:value-type="string">
            <text:p><text:s/>yunque, pesado, medición, </text:p>
          </table:table-cell>
          <table:table-cell office:value-type="string" calcext:value-type="string">
            <text:p><text:s/>\f5cd</text:p>
          </table:table-cell>
          <table:table-cell table:formula="of:=CONCATENATE(&quot;Fontawesome.create!(&quot;;[.$B$1];&quot;: '&quot;;TRIM([.$B1393]);&quot;', &quot;;[.$C$1];&quot;: '&quot;;TRIM([.$C1393]);&quot;', &quot;;[.$D$1];&quot;: '&quot;;TRIM([.$D1393]);&quot;', &quot;;[.$E$1];&quot;: '&quot;;TRIM([.$E1393]);&quot;')&quot;)" office:value-type="string" office:string-value="Fontawesome.create!(prefijo_nombre_css: 'fas fa-weight-hanging: Hanging Peso', icono: 'fas fa-weight-hanging', termino: 'yunque, pesado, medición,', codigo_css: '\f5cd')" calcext:value-type="string">
            <text:p>Fontawesome.create!(prefijo_nombre_css: 'fas fa-weight-hanging: Hanging Peso', icono: 'fas fa-weight-hanging', termino: 'yunque, pesado, medición,', codigo_css: '\f5cd')</text:p>
          </table:table-cell>
        </table:table-row>
        <table:table-row table:style-name="ro1">
          <table:table-cell/>
          <table:table-cell office:value-type="string" calcext:value-type="string">
            <text:p>fab fa-weixin: Weixin (WeChat) </text:p>
          </table:table-cell>
          <table:table-cell office:value-type="string" calcext:value-type="string">
            <text:p><text:s/>fab fa-weixi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d7</text:p>
          </table:table-cell>
          <table:table-cell table:formula="of:=CONCATENATE(&quot;Fontawesome.create!(&quot;;[.$B$1];&quot;: '&quot;;TRIM([.$B1394]);&quot;', &quot;;[.$C$1];&quot;: '&quot;;TRIM([.$C1394]);&quot;', &quot;;[.$D$1];&quot;: '&quot;;TRIM([.$D1394]);&quot;', &quot;;[.$E$1];&quot;: '&quot;;TRIM([.$E1394]);&quot;')&quot;)" office:value-type="string" office:string-value="Fontawesome.create!(prefijo_nombre_css: 'fab fa-weixin: Weixin (WeChat)', icono: 'fab fa-weixin', termino: '', codigo_css: '\f1d7')" calcext:value-type="string">
            <text:p>Fontawesome.create!(prefijo_nombre_css: 'fab fa-weixin: Weixin (WeChat)', icono: 'fab fa-weixin', termino: '', codigo_css: '\f1d7')</text:p>
          </table:table-cell>
        </table:table-row>
        <table:table-row table:style-name="ro1">
          <table:table-cell/>
          <table:table-cell office:value-type="string" calcext:value-type="string">
            <text:p>fab fa-whatsapp: ¿Qué es la aplicación? </text:p>
          </table:table-cell>
          <table:table-cell office:value-type="string" calcext:value-type="string">
            <text:p><text:s/>fab fa-whatsap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32</text:p>
          </table:table-cell>
          <table:table-cell table:formula="of:=CONCATENATE(&quot;Fontawesome.create!(&quot;;[.$B$1];&quot;: '&quot;;TRIM([.$B1395]);&quot;', &quot;;[.$C$1];&quot;: '&quot;;TRIM([.$C1395]);&quot;', &quot;;[.$D$1];&quot;: '&quot;;TRIM([.$D1395]);&quot;', &quot;;[.$E$1];&quot;: '&quot;;TRIM([.$E1395]);&quot;')&quot;)" office:value-type="string" office:string-value="Fontawesome.create!(prefijo_nombre_css: 'fab fa-whatsapp: ¿Qué es la aplicación?', icono: 'fab fa-whatsapp', termino: '', codigo_css: '\f232')" calcext:value-type="string">
            <text:p>Fontawesome.create!(prefijo_nombre_css: 'fab fa-whatsapp: ¿Qué es la aplicación?', icono: 'fab fa-whatsapp', termino: '', codigo_css: '\f232')</text:p>
          </table:table-cell>
        </table:table-row>
        <table:table-row table:style-name="ro1">
          <table:table-cell/>
          <table:table-cell office:value-type="string" calcext:value-type="string">
            <text:p>fab fa-whatsapp-square: ¿Qué es la aplicación? Square </text:p>
          </table:table-cell>
          <table:table-cell office:value-type="string" calcext:value-type="string">
            <text:p><text:s/>fab fa-whatsapp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c</text:p>
          </table:table-cell>
          <table:table-cell table:formula="of:=CONCATENATE(&quot;Fontawesome.create!(&quot;;[.$B$1];&quot;: '&quot;;TRIM([.$B1396]);&quot;', &quot;;[.$C$1];&quot;: '&quot;;TRIM([.$C1396]);&quot;', &quot;;[.$D$1];&quot;: '&quot;;TRIM([.$D1396]);&quot;', &quot;;[.$E$1];&quot;: '&quot;;TRIM([.$E1396]);&quot;')&quot;)" office:value-type="string" office:string-value="Fontawesome.create!(prefijo_nombre_css: 'fab fa-whatsapp-square: ¿Qué es la aplicación? Square', icono: 'fab fa-whatsapp-square', termino: '', codigo_css: '\f40c')" calcext:value-type="string">
            <text:p>Fontawesome.create!(prefijo_nombre_css: 'fab fa-whatsapp-square: ¿Qué es la aplicación? Square', icono: 'fab fa-whatsapp-square', termino: '', codigo_css: '\f40c')</text:p>
          </table:table-cell>
        </table:table-row>
        <table:table-row table:style-name="ro1">
          <table:table-cell/>
          <table:table-cell office:value-type="string" calcext:value-type="string">
            <text:p>fas fa-wheelchair: Silla de ruedas </text:p>
          </table:table-cell>
          <table:table-cell office:value-type="string" calcext:value-type="string">
            <text:p><text:s/>fas fa-wheelchair </text:p>
          </table:table-cell>
          <table:table-cell office:value-type="string" calcext:value-type="string">
            <text:p><text:s/>accesible, discapacidad, persona, </text:p>
          </table:table-cell>
          <table:table-cell office:value-type="string" calcext:value-type="string">
            <text:p><text:s/>\f193</text:p>
          </table:table-cell>
          <table:table-cell table:formula="of:=CONCATENATE(&quot;Fontawesome.create!(&quot;;[.$B$1];&quot;: '&quot;;TRIM([.$B1397]);&quot;', &quot;;[.$C$1];&quot;: '&quot;;TRIM([.$C1397]);&quot;', &quot;;[.$D$1];&quot;: '&quot;;TRIM([.$D1397]);&quot;', &quot;;[.$E$1];&quot;: '&quot;;TRIM([.$E1397]);&quot;')&quot;)" office:value-type="string" office:string-value="Fontawesome.create!(prefijo_nombre_css: 'fas fa-wheelchair: Silla de ruedas', icono: 'fas fa-wheelchair', termino: 'accesible, discapacidad, persona,', codigo_css: '\f193')" calcext:value-type="string">
            <text:p>Fontawesome.create!(prefijo_nombre_css: 'fas fa-wheelchair: Silla de ruedas', icono: 'fas fa-wheelchair', termino: 'accesible, discapacidad, persona,', codigo_css: '\f193')</text:p>
          </table:table-cell>
        </table:table-row>
        <table:table-row table:style-name="ro1">
          <table:table-cell/>
          <table:table-cell office:value-type="string" calcext:value-type="string">
            <text:p>fab fa-whmcs: WHMCS </text:p>
          </table:table-cell>
          <table:table-cell office:value-type="string" calcext:value-type="string">
            <text:p><text:s/>fab fa-whmc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0d</text:p>
          </table:table-cell>
          <table:table-cell table:formula="of:=CONCATENATE(&quot;Fontawesome.create!(&quot;;[.$B$1];&quot;: '&quot;;TRIM([.$B1398]);&quot;', &quot;;[.$C$1];&quot;: '&quot;;TRIM([.$C1398]);&quot;', &quot;;[.$D$1];&quot;: '&quot;;TRIM([.$D1398]);&quot;', &quot;;[.$E$1];&quot;: '&quot;;TRIM([.$E1398]);&quot;')&quot;)" office:value-type="string" office:string-value="Fontawesome.create!(prefijo_nombre_css: 'fab fa-whmcs: WHMCS', icono: 'fab fa-whmcs', termino: '', codigo_css: '\f40d')" calcext:value-type="string">
            <text:p>Fontawesome.create!(prefijo_nombre_css: 'fab fa-whmcs: WHMCS', icono: 'fab fa-whmcs', termino: '', codigo_css: '\f40d')</text:p>
          </table:table-cell>
        </table:table-row>
        <table:table-row table:style-name="ro1">
          <table:table-cell/>
          <table:table-cell office:value-type="string" calcext:value-type="string">
            <text:p>fas fa-wifi: Wifi </text:p>
          </table:table-cell>
          <table:table-cell office:value-type="string" calcext:value-type="string">
            <text:p><text:s/>fas fa-wifi </text:p>
          </table:table-cell>
          <table:table-cell office:value-type="string" calcext:value-type="string">
            <text:p><text:s/>conexión, hotspot, internet, red, inalámbrico, </text:p>
          </table:table-cell>
          <table:table-cell office:value-type="string" calcext:value-type="string">
            <text:p><text:s/>\f1eb</text:p>
          </table:table-cell>
          <table:table-cell table:formula="of:=CONCATENATE(&quot;Fontawesome.create!(&quot;;[.$B$1];&quot;: '&quot;;TRIM([.$B1399]);&quot;', &quot;;[.$C$1];&quot;: '&quot;;TRIM([.$C1399]);&quot;', &quot;;[.$D$1];&quot;: '&quot;;TRIM([.$D1399]);&quot;', &quot;;[.$E$1];&quot;: '&quot;;TRIM([.$E1399]);&quot;')&quot;)" office:value-type="string" office:string-value="Fontawesome.create!(prefijo_nombre_css: 'fas fa-wifi: Wifi', icono: 'fas fa-wifi', termino: 'conexión, hotspot, internet, red, inalámbrico,', codigo_css: '\f1eb')" calcext:value-type="string">
            <text:p>Fontawesome.create!(prefijo_nombre_css: 'fas fa-wifi: Wifi', icono: 'fas fa-wifi', termino: 'conexión, hotspot, internet, red, inalámbrico,', codigo_css: '\f1eb')</text:p>
          </table:table-cell>
        </table:table-row>
        <table:table-row table:style-name="ro1">
          <table:table-cell/>
          <table:table-cell office:value-type="string" calcext:value-type="string">
            <text:p>fab fa-wikipedia-w: Wikipedia W </text:p>
          </table:table-cell>
          <table:table-cell office:value-type="string" calcext:value-type="string">
            <text:p><text:s/>fab fa-wikipedia-w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66</text:p>
          </table:table-cell>
          <table:table-cell table:formula="of:=CONCATENATE(&quot;Fontawesome.create!(&quot;;[.$B$1];&quot;: '&quot;;TRIM([.$B1400]);&quot;', &quot;;[.$C$1];&quot;: '&quot;;TRIM([.$C1400]);&quot;', &quot;;[.$D$1];&quot;: '&quot;;TRIM([.$D1400]);&quot;', &quot;;[.$E$1];&quot;: '&quot;;TRIM([.$E1400]);&quot;')&quot;)" office:value-type="string" office:string-value="Fontawesome.create!(prefijo_nombre_css: 'fab fa-wikipedia-w: Wikipedia W', icono: 'fab fa-wikipedia-w', termino: '', codigo_css: '\f266')" calcext:value-type="string">
            <text:p>Fontawesome.create!(prefijo_nombre_css: 'fab fa-wikipedia-w: Wikipedia W', icono: 'fab fa-wikipedia-w', termino: '', codigo_css: '\f266')</text:p>
          </table:table-cell>
        </table:table-row>
        <table:table-row table:style-name="ro1">
          <table:table-cell/>
          <table:table-cell office:value-type="string" calcext:value-type="string">
            <text:p>fas fa-wind: Viento </text:p>
          </table:table-cell>
          <table:table-cell office:value-type="string" calcext:value-type="string">
            <text:p><text:s/>fas fa-wind </text:p>
          </table:table-cell>
          <table:table-cell office:value-type="string" calcext:value-type="string">
            <text:p><text:s/>aire, clima, estacional, brisa, otoño, </text:p>
          </table:table-cell>
          <table:table-cell office:value-type="string" calcext:value-type="string">
            <text:p><text:s/>\f72e</text:p>
          </table:table-cell>
          <table:table-cell table:formula="of:=CONCATENATE(&quot;Fontawesome.create!(&quot;;[.$B$1];&quot;: '&quot;;TRIM([.$B1401]);&quot;', &quot;;[.$C$1];&quot;: '&quot;;TRIM([.$C1401]);&quot;', &quot;;[.$D$1];&quot;: '&quot;;TRIM([.$D1401]);&quot;', &quot;;[.$E$1];&quot;: '&quot;;TRIM([.$E1401]);&quot;')&quot;)" office:value-type="string" office:string-value="Fontawesome.create!(prefijo_nombre_css: 'fas fa-wind: Viento', icono: 'fas fa-wind', termino: 'aire, clima, estacional, brisa, otoño,', codigo_css: '\f72e')" calcext:value-type="string">
            <text:p>Fontawesome.create!(prefijo_nombre_css: 'fas fa-wind: Viento', icono: 'fas fa-wind', termino: 'aire, clima, estacional, brisa, otoño,', codigo_css: '\f72e')</text:p>
          </table:table-cell>
        </table:table-row>
        <table:table-row table:style-name="ro1">
          <table:table-cell/>
          <table:table-cell office:value-type="string" calcext:value-type="string">
            <text:p>fas fa-window-close: Vientoow Close </text:p>
          </table:table-cell>
          <table:table-cell office:value-type="string" calcext:value-type="string">
            <text:p><text:s/>fas fa-window-close </text:p>
          </table:table-cell>
          <table:table-cell office:value-type="string" calcext:value-type="string">
            <text:p><text:s/>navegador, cancelar, computadora, desarrollo, </text:p>
          </table:table-cell>
          <table:table-cell office:value-type="string" calcext:value-type="string">
            <text:p><text:s/>\f410</text:p>
          </table:table-cell>
          <table:table-cell table:formula="of:=CONCATENATE(&quot;Fontawesome.create!(&quot;;[.$B$1];&quot;: '&quot;;TRIM([.$B1402]);&quot;', &quot;;[.$C$1];&quot;: '&quot;;TRIM([.$C1402]);&quot;', &quot;;[.$D$1];&quot;: '&quot;;TRIM([.$D1402]);&quot;', &quot;;[.$E$1];&quot;: '&quot;;TRIM([.$E1402]);&quot;')&quot;)" office:value-type="string" office:string-value="Fontawesome.create!(prefijo_nombre_css: 'fas fa-window-close: Vientoow Close', icono: 'fas fa-window-close', termino: 'navegador, cancelar, computadora, desarrollo,', codigo_css: '\f410')" calcext:value-type="string">
            <text:p>Fontawesome.create!(prefijo_nombre_css: 'fas fa-window-close: Vientoow Close', icono: 'fas fa-window-close', termino: 'navegador, cancelar, computadora, desarrollo,', codigo_css: '\f410')</text:p>
          </table:table-cell>
        </table:table-row>
        <table:table-row table:style-name="ro1">
          <table:table-cell/>
          <table:table-cell office:value-type="string" calcext:value-type="string">
            <text:p>fas fa-window-maximize: Vientoow Maximize </text:p>
          </table:table-cell>
          <table:table-cell office:value-type="string" calcext:value-type="string">
            <text:p><text:s/>fas fa-window-maximize </text:p>
          </table:table-cell>
          <table:table-cell office:value-type="string" calcext:value-type="string">
            <text:p><text:s/>navegador, computadora, desarrollo, expandir, </text:p>
          </table:table-cell>
          <table:table-cell office:value-type="string" calcext:value-type="string">
            <text:p><text:s/>\f2d0</text:p>
          </table:table-cell>
          <table:table-cell table:formula="of:=CONCATENATE(&quot;Fontawesome.create!(&quot;;[.$B$1];&quot;: '&quot;;TRIM([.$B1403]);&quot;', &quot;;[.$C$1];&quot;: '&quot;;TRIM([.$C1403]);&quot;', &quot;;[.$D$1];&quot;: '&quot;;TRIM([.$D1403]);&quot;', &quot;;[.$E$1];&quot;: '&quot;;TRIM([.$E1403]);&quot;')&quot;)" office:value-type="string" office:string-value="Fontawesome.create!(prefijo_nombre_css: 'fas fa-window-maximize: Vientoow Maximize', icono: 'fas fa-window-maximize', termino: 'navegador, computadora, desarrollo, expandir,', codigo_css: '\f2d0')" calcext:value-type="string">
            <text:p>Fontawesome.create!(prefijo_nombre_css: 'fas fa-window-maximize: Vientoow Maximize', icono: 'fas fa-window-maximize', termino: 'navegador, computadora, desarrollo, expandir,', codigo_css: '\f2d0')</text:p>
          </table:table-cell>
        </table:table-row>
        <table:table-row table:style-name="ro1">
          <table:table-cell/>
          <table:table-cell office:value-type="string" calcext:value-type="string">
            <text:p>fas fa-window-minimize: Vientoow Minimize </text:p>
          </table:table-cell>
          <table:table-cell office:value-type="string" calcext:value-type="string">
            <text:p><text:s/>fas fa-window-minimize </text:p>
          </table:table-cell>
          <table:table-cell office:value-type="string" calcext:value-type="string">
            <text:p><text:s/>navegador, colapso, computadora, desarrollo, </text:p>
          </table:table-cell>
          <table:table-cell office:value-type="string" calcext:value-type="string">
            <text:p><text:s/>\f2d1</text:p>
          </table:table-cell>
          <table:table-cell table:formula="of:=CONCATENATE(&quot;Fontawesome.create!(&quot;;[.$B$1];&quot;: '&quot;;TRIM([.$B1404]);&quot;', &quot;;[.$C$1];&quot;: '&quot;;TRIM([.$C1404]);&quot;', &quot;;[.$D$1];&quot;: '&quot;;TRIM([.$D1404]);&quot;', &quot;;[.$E$1];&quot;: '&quot;;TRIM([.$E1404]);&quot;')&quot;)" office:value-type="string" office:string-value="Fontawesome.create!(prefijo_nombre_css: 'fas fa-window-minimize: Vientoow Minimize', icono: 'fas fa-window-minimize', termino: 'navegador, colapso, computadora, desarrollo,', codigo_css: '\f2d1')" calcext:value-type="string">
            <text:p>Fontawesome.create!(prefijo_nombre_css: 'fas fa-window-minimize: Vientoow Minimize', icono: 'fas fa-window-minimize', termino: 'navegador, colapso, computadora, desarrollo,', codigo_css: '\f2d1')</text:p>
          </table:table-cell>
        </table:table-row>
        <table:table-row table:style-name="ro1">
          <table:table-cell/>
          <table:table-cell office:value-type="string" calcext:value-type="string">
            <text:p>fas fa-window-restore: Vientoow Restore </text:p>
          </table:table-cell>
          <table:table-cell office:value-type="string" calcext:value-type="string">
            <text:p><text:s/>fas fa-window-restore </text:p>
          </table:table-cell>
          <table:table-cell office:value-type="string" calcext:value-type="string">
            <text:p><text:s/>navegador, computadora, desarrollo, </text:p>
          </table:table-cell>
          <table:table-cell office:value-type="string" calcext:value-type="string">
            <text:p><text:s/>\f2d2</text:p>
          </table:table-cell>
          <table:table-cell table:formula="of:=CONCATENATE(&quot;Fontawesome.create!(&quot;;[.$B$1];&quot;: '&quot;;TRIM([.$B1405]);&quot;', &quot;;[.$C$1];&quot;: '&quot;;TRIM([.$C1405]);&quot;', &quot;;[.$D$1];&quot;: '&quot;;TRIM([.$D1405]);&quot;', &quot;;[.$E$1];&quot;: '&quot;;TRIM([.$E1405]);&quot;')&quot;)" office:value-type="string" office:string-value="Fontawesome.create!(prefijo_nombre_css: 'fas fa-window-restore: Vientoow Restore', icono: 'fas fa-window-restore', termino: 'navegador, computadora, desarrollo,', codigo_css: '\f2d2')" calcext:value-type="string">
            <text:p>Fontawesome.create!(prefijo_nombre_css: 'fas fa-window-restore: Vientoow Restore', icono: 'fas fa-window-restore', termino: 'navegador, computadora, desarrollo,', codigo_css: '\f2d2')</text:p>
          </table:table-cell>
        </table:table-row>
        <table:table-row table:style-name="ro1">
          <table:table-cell/>
          <table:table-cell office:value-type="string" calcext:value-type="string">
            <text:p>fab fa-windows: Vientoows </text:p>
          </table:table-cell>
          <table:table-cell office:value-type="string" calcext:value-type="string">
            <text:p><text:s/>fab fa-windows </text:p>
          </table:table-cell>
          <table:table-cell office:value-type="string" calcext:value-type="string">
            <text:p><text:s/>microsoft, sistema operativo, os, </text:p>
          </table:table-cell>
          <table:table-cell office:value-type="string" calcext:value-type="string">
            <text:p><text:s/>\f17a</text:p>
          </table:table-cell>
          <table:table-cell table:formula="of:=CONCATENATE(&quot;Fontawesome.create!(&quot;;[.$B$1];&quot;: '&quot;;TRIM([.$B1406]);&quot;', &quot;;[.$C$1];&quot;: '&quot;;TRIM([.$C1406]);&quot;', &quot;;[.$D$1];&quot;: '&quot;;TRIM([.$D1406]);&quot;', &quot;;[.$E$1];&quot;: '&quot;;TRIM([.$E1406]);&quot;')&quot;)" office:value-type="string" office:string-value="Fontawesome.create!(prefijo_nombre_css: 'fab fa-windows: Vientoows', icono: 'fab fa-windows', termino: 'microsoft, sistema operativo, os,', codigo_css: '\f17a')" calcext:value-type="string">
            <text:p>Fontawesome.create!(prefijo_nombre_css: 'fab fa-windows: Vientoows', icono: 'fab fa-windows', termino: 'microsoft, sistema operativo, os,', codigo_css: '\f17a')</text:p>
          </table:table-cell>
        </table:table-row>
        <table:table-row table:style-name="ro1">
          <table:table-cell/>
          <table:table-cell office:value-type="string" calcext:value-type="string">
            <text:p>fas fa-wine-bottle: Botella de vino </text:p>
          </table:table-cell>
          <table:table-cell office:value-type="string" calcext:value-type="string">
            <text:p><text:s/>fas fa-wine-bottle </text:p>
          </table:table-cell>
          <table:table-cell office:value-type="string" calcext:value-type="string">
            <text:p><text:s/>alcohol, bebida, cabernet, beber, uvas, merlot, sauvignon, </text:p>
          </table:table-cell>
          <table:table-cell office:value-type="string" calcext:value-type="string">
            <text:p><text:s/>\f72f</text:p>
          </table:table-cell>
          <table:table-cell table:formula="of:=CONCATENATE(&quot;Fontawesome.create!(&quot;;[.$B$1];&quot;: '&quot;;TRIM([.$B1407]);&quot;', &quot;;[.$C$1];&quot;: '&quot;;TRIM([.$C1407]);&quot;', &quot;;[.$D$1];&quot;: '&quot;;TRIM([.$D1407]);&quot;', &quot;;[.$E$1];&quot;: '&quot;;TRIM([.$E1407]);&quot;')&quot;)" office:value-type="string" office:string-value="Fontawesome.create!(prefijo_nombre_css: 'fas fa-wine-bottle: Botella de vino', icono: 'fas fa-wine-bottle', termino: 'alcohol, bebida, cabernet, beber, uvas, merlot, sauvignon,', codigo_css: '\f72f')" calcext:value-type="string">
            <text:p>Fontawesome.create!(prefijo_nombre_css: 'fas fa-wine-bottle: Botella de vino', icono: 'fas fa-wine-bottle', termino: 'alcohol, bebida, cabernet, beber, uvas, merlot, sauvignon,', codigo_css: '\f72f')</text:p>
          </table:table-cell>
        </table:table-row>
        <table:table-row table:style-name="ro1">
          <table:table-cell/>
          <table:table-cell office:value-type="string" calcext:value-type="string">
            <text:p>fas fa-wine-glass: Copa de vino </text:p>
          </table:table-cell>
          <table:table-cell office:value-type="string" calcext:value-type="string">
            <text:p><text:s/>fas fa-wine-glass </text:p>
          </table:table-cell>
          <table:table-cell office:value-type="string" calcext:value-type="string">
            <text:p><text:s/>alcohol, bebida, cabernet, uvas, merlot, sauvignon, </text:p>
          </table:table-cell>
          <table:table-cell office:value-type="string" calcext:value-type="string">
            <text:p><text:s/>\f4e3</text:p>
          </table:table-cell>
          <table:table-cell table:formula="of:=CONCATENATE(&quot;Fontawesome.create!(&quot;;[.$B$1];&quot;: '&quot;;TRIM([.$B1408]);&quot;', &quot;;[.$C$1];&quot;: '&quot;;TRIM([.$C1408]);&quot;', &quot;;[.$D$1];&quot;: '&quot;;TRIM([.$D1408]);&quot;', &quot;;[.$E$1];&quot;: '&quot;;TRIM([.$E1408]);&quot;')&quot;)" office:value-type="string" office:string-value="Fontawesome.create!(prefijo_nombre_css: 'fas fa-wine-glass: Copa de vino', icono: 'fas fa-wine-glass', termino: 'alcohol, bebida, cabernet, uvas, merlot, sauvignon,', codigo_css: '\f4e3')" calcext:value-type="string">
            <text:p>Fontawesome.create!(prefijo_nombre_css: 'fas fa-wine-glass: Copa de vino', icono: 'fas fa-wine-glass', termino: 'alcohol, bebida, cabernet, uvas, merlot, sauvignon,', codigo_css: '\f4e3')</text:p>
          </table:table-cell>
        </table:table-row>
        <table:table-row table:style-name="ro1">
          <table:table-cell/>
          <table:table-cell office:value-type="string" calcext:value-type="string">
            <text:p>fas fa-wine-glass-alt: Copa de vino alternativa </text:p>
          </table:table-cell>
          <table:table-cell office:value-type="string" calcext:value-type="string">
            <text:p><text:s/>fas fa-wine-glass-alt </text:p>
          </table:table-cell>
          <table:table-cell office:value-type="string" calcext:value-type="string">
            <text:p><text:s/>alcohol, bebida, cabernet, uvas, merlot, sauvignon, </text:p>
          </table:table-cell>
          <table:table-cell office:value-type="string" calcext:value-type="string">
            <text:p><text:s/>\f5ce</text:p>
          </table:table-cell>
          <table:table-cell table:formula="of:=CONCATENATE(&quot;Fontawesome.create!(&quot;;[.$B$1];&quot;: '&quot;;TRIM([.$B1409]);&quot;', &quot;;[.$C$1];&quot;: '&quot;;TRIM([.$C1409]);&quot;', &quot;;[.$D$1];&quot;: '&quot;;TRIM([.$D1409]);&quot;', &quot;;[.$E$1];&quot;: '&quot;;TRIM([.$E1409]);&quot;')&quot;)" office:value-type="string" office:string-value="Fontawesome.create!(prefijo_nombre_css: 'fas fa-wine-glass-alt: Copa de vino alternativa', icono: 'fas fa-wine-glass-alt', termino: 'alcohol, bebida, cabernet, uvas, merlot, sauvignon,', codigo_css: '\f5ce')" calcext:value-type="string">
            <text:p>Fontawesome.create!(prefijo_nombre_css: 'fas fa-wine-glass-alt: Copa de vino alternativa', icono: 'fas fa-wine-glass-alt', termino: 'alcohol, bebida, cabernet, uvas, merlot, sauvignon,', codigo_css: '\f5ce')</text:p>
          </table:table-cell>
        </table:table-row>
        <table:table-row table:style-name="ro1">
          <table:table-cell/>
          <table:table-cell office:value-type="string" calcext:value-type="string">
            <text:p>fab fa-wix: Wix </text:p>
          </table:table-cell>
          <table:table-cell office:value-type="string" calcext:value-type="string">
            <text:p><text:s/>fab fa-wi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cf</text:p>
          </table:table-cell>
          <table:table-cell table:formula="of:=CONCATENATE(&quot;Fontawesome.create!(&quot;;[.$B$1];&quot;: '&quot;;TRIM([.$B1410]);&quot;', &quot;;[.$C$1];&quot;: '&quot;;TRIM([.$C1410]);&quot;', &quot;;[.$D$1];&quot;: '&quot;;TRIM([.$D1410]);&quot;', &quot;;[.$E$1];&quot;: '&quot;;TRIM([.$E1410]);&quot;')&quot;)" office:value-type="string" office:string-value="Fontawesome.create!(prefijo_nombre_css: 'fab fa-wix: Wix', icono: 'fab fa-wix', termino: '', codigo_css: '\f5cf')" calcext:value-type="string">
            <text:p>Fontawesome.create!(prefijo_nombre_css: 'fab fa-wix: Wix', icono: 'fab fa-wix', termino: '', codigo_css: '\f5cf')</text:p>
          </table:table-cell>
        </table:table-row>
        <table:table-row table:style-name="ro1">
          <table:table-cell/>
          <table:table-cell office:value-type="string" calcext:value-type="string">
            <text:p>fab fa-wizards-of-the-coast: Magos de la costa </text:p>
          </table:table-cell>
          <table:table-cell office:value-type="string" calcext:value-type="string">
            <text:p><text:s/>fab fa-wizards-of-the-coast </text:p>
          </table:table-cell>
          <table:table-cell office:value-type="string" calcext:value-type="string">
            <text:p><text:s/>Dungeons &amp; Dragons, d &amp; d, dnd, fantasía, juego, videojuegos, mesa, </text:p>
          </table:table-cell>
          <table:table-cell office:value-type="string" calcext:value-type="string">
            <text:p><text:s/>\f730</text:p>
          </table:table-cell>
          <table:table-cell table:formula="of:=CONCATENATE(&quot;Fontawesome.create!(&quot;;[.$B$1];&quot;: '&quot;;TRIM([.$B1411]);&quot;', &quot;;[.$C$1];&quot;: '&quot;;TRIM([.$C1411]);&quot;', &quot;;[.$D$1];&quot;: '&quot;;TRIM([.$D1411]);&quot;', &quot;;[.$E$1];&quot;: '&quot;;TRIM([.$E1411]);&quot;')&quot;)" office:value-type="string" office:string-value="Fontawesome.create!(prefijo_nombre_css: 'fab fa-wizards-of-the-coast: Magos de la costa', icono: 'fab fa-wizards-of-the-coast', termino: 'Dungeons &amp; Dragons, d &amp; d, dnd, fantasía, juego, videojuegos, mesa,', codigo_css: '\f730')" calcext:value-type="string">
            <text:p>Fontawesome.create!(prefijo_nombre_css: 'fab fa-wizards-of-the-coast: Magos de la costa', icono: 'fab fa-wizards-of-the-coast', termino: 'Dungeons &amp; Dragons, d &amp; d, dnd, fantasía, juego, videojuegos, mesa,', codigo_css: '\f730')</text:p>
          </table:table-cell>
        </table:table-row>
        <table:table-row table:style-name="ro1">
          <table:table-cell/>
          <table:table-cell office:value-type="string" calcext:value-type="string">
            <text:p>fab fa-wolf-pack-battalion: Batallón de manada de lobos </text:p>
          </table:table-cell>
          <table:table-cell office:value-type="string" calcext:value-type="string">
            <text:p><text:s/>fab fa-wolf-pack-battali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514</text:p>
          </table:table-cell>
          <table:table-cell table:formula="of:=CONCATENATE(&quot;Fontawesome.create!(&quot;;[.$B$1];&quot;: '&quot;;TRIM([.$B1412]);&quot;', &quot;;[.$C$1];&quot;: '&quot;;TRIM([.$C1412]);&quot;', &quot;;[.$D$1];&quot;: '&quot;;TRIM([.$D1412]);&quot;', &quot;;[.$E$1];&quot;: '&quot;;TRIM([.$E1412]);&quot;')&quot;)" office:value-type="string" office:string-value="Fontawesome.create!(prefijo_nombre_css: 'fab fa-wolf-pack-battalion: Batallón de manada de lobos', icono: 'fab fa-wolf-pack-battalion', termino: '', codigo_css: '\f514')" calcext:value-type="string">
            <text:p>Fontawesome.create!(prefijo_nombre_css: 'fab fa-wolf-pack-battalion: Batallón de manada de lobos', icono: 'fab fa-wolf-pack-battalion', termino: '', codigo_css: '\f514')</text:p>
          </table:table-cell>
        </table:table-row>
        <table:table-row table:style-name="ro1">
          <table:table-cell/>
          <table:table-cell office:value-type="string" calcext:value-type="string">
            <text:p>fas fa-won-sign: Signo ganado </text:p>
          </table:table-cell>
          <table:table-cell office:value-type="string" calcext:value-type="string">
            <text:p><text:s/>fas fa-won-sign </text:p>
          </table:table-cell>
          <table:table-cell office:value-type="string" calcext:value-type="string">
            <text:p><text:s/>moneda, krw, dinero, </text:p>
          </table:table-cell>
          <table:table-cell office:value-type="string" calcext:value-type="string">
            <text:p><text:s/>\f159</text:p>
          </table:table-cell>
          <table:table-cell table:formula="of:=CONCATENATE(&quot;Fontawesome.create!(&quot;;[.$B$1];&quot;: '&quot;;TRIM([.$B1413]);&quot;', &quot;;[.$C$1];&quot;: '&quot;;TRIM([.$C1413]);&quot;', &quot;;[.$D$1];&quot;: '&quot;;TRIM([.$D1413]);&quot;', &quot;;[.$E$1];&quot;: '&quot;;TRIM([.$E1413]);&quot;')&quot;)" office:value-type="string" office:string-value="Fontawesome.create!(prefijo_nombre_css: 'fas fa-won-sign: Signo ganado', icono: 'fas fa-won-sign', termino: 'moneda, krw, dinero,', codigo_css: '\f159')" calcext:value-type="string">
            <text:p>Fontawesome.create!(prefijo_nombre_css: 'fas fa-won-sign: Signo ganado', icono: 'fas fa-won-sign', termino: 'moneda, krw, dinero,', codigo_css: '\f159')</text:p>
          </table:table-cell>
        </table:table-row>
        <table:table-row table:style-name="ro1">
          <table:table-cell/>
          <table:table-cell office:value-type="string" calcext:value-type="string">
            <text:p>fab fa-wordpress: Logotipo de WordPress </text:p>
          </table:table-cell>
          <table:table-cell office:value-type="string" calcext:value-type="string">
            <text:p><text:s/>fab fa-wordpres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9a</text:p>
          </table:table-cell>
          <table:table-cell table:formula="of:=CONCATENATE(&quot;Fontawesome.create!(&quot;;[.$B$1];&quot;: '&quot;;TRIM([.$B1414]);&quot;', &quot;;[.$C$1];&quot;: '&quot;;TRIM([.$C1414]);&quot;', &quot;;[.$D$1];&quot;: '&quot;;TRIM([.$D1414]);&quot;', &quot;;[.$E$1];&quot;: '&quot;;TRIM([.$E1414]);&quot;')&quot;)" office:value-type="string" office:string-value="Fontawesome.create!(prefijo_nombre_css: 'fab fa-wordpress: Logotipo de WordPress', icono: 'fab fa-wordpress', termino: '', codigo_css: '\f19a')" calcext:value-type="string">
            <text:p>Fontawesome.create!(prefijo_nombre_css: 'fab fa-wordpress: Logotipo de WordPress', icono: 'fab fa-wordpress', termino: '', codigo_css: '\f19a')</text:p>
          </table:table-cell>
        </table:table-row>
        <table:table-row table:style-name="ro1">
          <table:table-cell/>
          <table:table-cell office:value-type="string" calcext:value-type="string">
            <text:p>fab fa-wordpress-simple: Wordpress Simple </text:p>
          </table:table-cell>
          <table:table-cell office:value-type="string" calcext:value-type="string">
            <text:p><text:s/>fab fa-wordpress-simpl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1</text:p>
          </table:table-cell>
          <table:table-cell table:formula="of:=CONCATENATE(&quot;Fontawesome.create!(&quot;;[.$B$1];&quot;: '&quot;;TRIM([.$B1415]);&quot;', &quot;;[.$C$1];&quot;: '&quot;;TRIM([.$C1415]);&quot;', &quot;;[.$D$1];&quot;: '&quot;;TRIM([.$D1415]);&quot;', &quot;;[.$E$1];&quot;: '&quot;;TRIM([.$E1415]);&quot;')&quot;)" office:value-type="string" office:string-value="Fontawesome.create!(prefijo_nombre_css: 'fab fa-wordpress-simple: Wordpress Simple', icono: 'fab fa-wordpress-simple', termino: '', codigo_css: '\f411')" calcext:value-type="string">
            <text:p>Fontawesome.create!(prefijo_nombre_css: 'fab fa-wordpress-simple: Wordpress Simple', icono: 'fab fa-wordpress-simple', termino: '', codigo_css: '\f411')</text:p>
          </table:table-cell>
        </table:table-row>
        <table:table-row table:style-name="ro1">
          <table:table-cell/>
          <table:table-cell office:value-type="string" calcext:value-type="string">
            <text:p>fab fa-wpbeginner: WPBeginner </text:p>
          </table:table-cell>
          <table:table-cell office:value-type="string" calcext:value-type="string">
            <text:p><text:s/>fab fa-wpbeginn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97</text:p>
          </table:table-cell>
          <table:table-cell table:formula="of:=CONCATENATE(&quot;Fontawesome.create!(&quot;;[.$B$1];&quot;: '&quot;;TRIM([.$B1416]);&quot;', &quot;;[.$C$1];&quot;: '&quot;;TRIM([.$C1416]);&quot;', &quot;;[.$D$1];&quot;: '&quot;;TRIM([.$D1416]);&quot;', &quot;;[.$E$1];&quot;: '&quot;;TRIM([.$E1416]);&quot;')&quot;)" office:value-type="string" office:string-value="Fontawesome.create!(prefijo_nombre_css: 'fab fa-wpbeginner: WPBeginner', icono: 'fab fa-wpbeginner', termino: '', codigo_css: '\f297')" calcext:value-type="string">
            <text:p>Fontawesome.create!(prefijo_nombre_css: 'fab fa-wpbeginner: WPBeginner', icono: 'fab fa-wpbeginner', termino: '', codigo_css: '\f297')</text:p>
          </table:table-cell>
        </table:table-row>
        <table:table-row table:style-name="ro1">
          <table:table-cell/>
          <table:table-cell office:value-type="string" calcext:value-type="string">
            <text:p>fab fa-wpexplorer: WPExplorer </text:p>
          </table:table-cell>
          <table:table-cell office:value-type="string" calcext:value-type="string">
            <text:p><text:s/>fab fa-wpexplor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de</text:p>
          </table:table-cell>
          <table:table-cell table:formula="of:=CONCATENATE(&quot;Fontawesome.create!(&quot;;[.$B$1];&quot;: '&quot;;TRIM([.$B1417]);&quot;', &quot;;[.$C$1];&quot;: '&quot;;TRIM([.$C1417]);&quot;', &quot;;[.$D$1];&quot;: '&quot;;TRIM([.$D1417]);&quot;', &quot;;[.$E$1];&quot;: '&quot;;TRIM([.$E1417]);&quot;')&quot;)" office:value-type="string" office:string-value="Fontawesome.create!(prefijo_nombre_css: 'fab fa-wpexplorer: WPExplorer', icono: 'fab fa-wpexplorer', termino: '', codigo_css: '\f2de')" calcext:value-type="string">
            <text:p>Fontawesome.create!(prefijo_nombre_css: 'fab fa-wpexplorer: WPExplorer', icono: 'fab fa-wpexplorer', termino: '', codigo_css: '\f2de')</text:p>
          </table:table-cell>
        </table:table-row>
        <table:table-row table:style-name="ro1">
          <table:table-cell/>
          <table:table-cell office:value-type="string" calcext:value-type="string">
            <text:p>fab fa-wpforms: WPForms </text:p>
          </table:table-cell>
          <table:table-cell office:value-type="string" calcext:value-type="string">
            <text:p><text:s/>fab fa-wpform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98</text:p>
          </table:table-cell>
          <table:table-cell table:formula="of:=CONCATENATE(&quot;Fontawesome.create!(&quot;;[.$B$1];&quot;: '&quot;;TRIM([.$B1418]);&quot;', &quot;;[.$C$1];&quot;: '&quot;;TRIM([.$C1418]);&quot;', &quot;;[.$D$1];&quot;: '&quot;;TRIM([.$D1418]);&quot;', &quot;;[.$E$1];&quot;: '&quot;;TRIM([.$E1418]);&quot;')&quot;)" office:value-type="string" office:string-value="Fontawesome.create!(prefijo_nombre_css: 'fab fa-wpforms: WPForms', icono: 'fab fa-wpforms', termino: '', codigo_css: '\f298')" calcext:value-type="string">
            <text:p>Fontawesome.create!(prefijo_nombre_css: 'fab fa-wpforms: WPForms', icono: 'fab fa-wpforms', termino: '', codigo_css: '\f298')</text:p>
          </table:table-cell>
        </table:table-row>
        <table:table-row table:style-name="ro1">
          <table:table-cell/>
          <table:table-cell office:value-type="string" calcext:value-type="string">
            <text:p>fab fa-wpressr: wpressr </text:p>
          </table:table-cell>
          <table:table-cell office:value-type="string" calcext:value-type="string">
            <text:p><text:s/>fab fa-wpressr </text:p>
          </table:table-cell>
          <table:table-cell office:value-type="string" calcext:value-type="string">
            <text:p><text:s/>rendact, </text:p>
          </table:table-cell>
          <table:table-cell office:value-type="string" calcext:value-type="string">
            <text:p><text:s/>\f3e4</text:p>
          </table:table-cell>
          <table:table-cell table:formula="of:=CONCATENATE(&quot;Fontawesome.create!(&quot;;[.$B$1];&quot;: '&quot;;TRIM([.$B1419]);&quot;', &quot;;[.$C$1];&quot;: '&quot;;TRIM([.$C1419]);&quot;', &quot;;[.$D$1];&quot;: '&quot;;TRIM([.$D1419]);&quot;', &quot;;[.$E$1];&quot;: '&quot;;TRIM([.$E1419]);&quot;')&quot;)" office:value-type="string" office:string-value="Fontawesome.create!(prefijo_nombre_css: 'fab fa-wpressr: wpressr', icono: 'fab fa-wpressr', termino: 'rendact,', codigo_css: '\f3e4')" calcext:value-type="string">
            <text:p>Fontawesome.create!(prefijo_nombre_css: 'fab fa-wpressr: wpressr', icono: 'fab fa-wpressr', termino: 'rendact,', codigo_css: '\f3e4')</text:p>
          </table:table-cell>
        </table:table-row>
        <table:table-row table:style-name="ro1">
          <table:table-cell/>
          <table:table-cell office:value-type="string" calcext:value-type="string">
            <text:p>fas fa-wrench: Llave inglesa </text:p>
          </table:table-cell>
          <table:table-cell office:value-type="string" calcext:value-type="string">
            <text:p><text:s/>fas fa-wrench </text:p>
          </table:table-cell>
          <table:table-cell office:value-type="string" calcext:value-type="string">
            <text:p><text:s/>Construcción, arreglar, mecánico, plomería, ajustes, llave inglesa, herramienta, actualización, </text:p>
          </table:table-cell>
          <table:table-cell office:value-type="string" calcext:value-type="string">
            <text:p><text:s/>\f0ad</text:p>
          </table:table-cell>
          <table:table-cell table:formula="of:=CONCATENATE(&quot;Fontawesome.create!(&quot;;[.$B$1];&quot;: '&quot;;TRIM([.$B1420]);&quot;', &quot;;[.$C$1];&quot;: '&quot;;TRIM([.$C1420]);&quot;', &quot;;[.$D$1];&quot;: '&quot;;TRIM([.$D1420]);&quot;', &quot;;[.$E$1];&quot;: '&quot;;TRIM([.$E1420]);&quot;')&quot;)" office:value-type="string" office:string-value="Fontawesome.create!(prefijo_nombre_css: 'fas fa-wrench: Llave inglesa', icono: 'fas fa-wrench', termino: 'Construcción, arreglar, mecánico, plomería, ajustes, llave inglesa, herramienta, actualización,', codigo_css: '\f0ad')" calcext:value-type="string">
            <text:p>Fontawesome.create!(prefijo_nombre_css: 'fas fa-wrench: Llave inglesa', icono: 'fas fa-wrench', termino: 'Construcción, arreglar, mecánico, plomería, ajustes, llave inglesa, herramienta, actualización,', codigo_css: '\f0ad')</text:p>
          </table:table-cell>
        </table:table-row>
        <table:table-row table:style-name="ro1">
          <table:table-cell/>
          <table:table-cell office:value-type="string" calcext:value-type="string">
            <text:p>fas fa-x-ray: Radiografía </text:p>
          </table:table-cell>
          <table:table-cell office:value-type="string" calcext:value-type="string">
            <text:p><text:s/>fas fa-x-ray </text:p>
          </table:table-cell>
          <table:table-cell office:value-type="string" calcext:value-type="string">
            <text:p><text:s/>esqueleto, imágenes radiológicas, médico, radiología, </text:p>
          </table:table-cell>
          <table:table-cell office:value-type="string" calcext:value-type="string">
            <text:p><text:s/>\f497</text:p>
          </table:table-cell>
          <table:table-cell table:formula="of:=CONCATENATE(&quot;Fontawesome.create!(&quot;;[.$B$1];&quot;: '&quot;;TRIM([.$B1421]);&quot;', &quot;;[.$C$1];&quot;: '&quot;;TRIM([.$C1421]);&quot;', &quot;;[.$D$1];&quot;: '&quot;;TRIM([.$D1421]);&quot;', &quot;;[.$E$1];&quot;: '&quot;;TRIM([.$E1421]);&quot;')&quot;)" office:value-type="string" office:string-value="Fontawesome.create!(prefijo_nombre_css: 'fas fa-x-ray: Radiografía', icono: 'fas fa-x-ray', termino: 'esqueleto, imágenes radiológicas, médico, radiología,', codigo_css: '\f497')" calcext:value-type="string">
            <text:p>Fontawesome.create!(prefijo_nombre_css: 'fas fa-x-ray: Radiografía', icono: 'fas fa-x-ray', termino: 'esqueleto, imágenes radiológicas, médico, radiología,', codigo_css: '\f497')</text:p>
          </table:table-cell>
        </table:table-row>
        <table:table-row table:style-name="ro1">
          <table:table-cell/>
          <table:table-cell office:value-type="string" calcext:value-type="string">
            <text:p>fab fa-xbox: Xbox </text:p>
          </table:table-cell>
          <table:table-cell office:value-type="string" calcext:value-type="string">
            <text:p><text:s/>fab fa-xbo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2</text:p>
          </table:table-cell>
          <table:table-cell table:formula="of:=CONCATENATE(&quot;Fontawesome.create!(&quot;;[.$B$1];&quot;: '&quot;;TRIM([.$B1422]);&quot;', &quot;;[.$C$1];&quot;: '&quot;;TRIM([.$C1422]);&quot;', &quot;;[.$D$1];&quot;: '&quot;;TRIM([.$D1422]);&quot;', &quot;;[.$E$1];&quot;: '&quot;;TRIM([.$E1422]);&quot;')&quot;)" office:value-type="string" office:string-value="Fontawesome.create!(prefijo_nombre_css: 'fab fa-xbox: Xbox', icono: 'fab fa-xbox', termino: '', codigo_css: '\f412')" calcext:value-type="string">
            <text:p>Fontawesome.create!(prefijo_nombre_css: 'fab fa-xbox: Xbox', icono: 'fab fa-xbox', termino: '', codigo_css: '\f412')</text:p>
          </table:table-cell>
        </table:table-row>
        <table:table-row table:style-name="ro1">
          <table:table-cell/>
          <table:table-cell office:value-type="string" calcext:value-type="string">
            <text:p>fab fa-xing: Xing </text:p>
          </table:table-cell>
          <table:table-cell office:value-type="string" calcext:value-type="string">
            <text:p><text:s/>fab fa-xing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68</text:p>
          </table:table-cell>
          <table:table-cell table:formula="of:=CONCATENATE(&quot;Fontawesome.create!(&quot;;[.$B$1];&quot;: '&quot;;TRIM([.$B1423]);&quot;', &quot;;[.$C$1];&quot;: '&quot;;TRIM([.$C1423]);&quot;', &quot;;[.$D$1];&quot;: '&quot;;TRIM([.$D1423]);&quot;', &quot;;[.$E$1];&quot;: '&quot;;TRIM([.$E1423]);&quot;')&quot;)" office:value-type="string" office:string-value="Fontawesome.create!(prefijo_nombre_css: 'fab fa-xing: Xing', icono: 'fab fa-xing', termino: '', codigo_css: '\f168')" calcext:value-type="string">
            <text:p>Fontawesome.create!(prefijo_nombre_css: 'fab fa-xing: Xing', icono: 'fab fa-xing', termino: '', codigo_css: '\f168')</text:p>
          </table:table-cell>
        </table:table-row>
        <table:table-row table:style-name="ro1">
          <table:table-cell/>
          <table:table-cell office:value-type="string" calcext:value-type="string">
            <text:p>fab fa-xing-square: Plaza Xing </text:p>
          </table:table-cell>
          <table:table-cell office:value-type="string" calcext:value-type="string">
            <text:p><text:s/>fab fa-xing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69</text:p>
          </table:table-cell>
          <table:table-cell table:formula="of:=CONCATENATE(&quot;Fontawesome.create!(&quot;;[.$B$1];&quot;: '&quot;;TRIM([.$B1424]);&quot;', &quot;;[.$C$1];&quot;: '&quot;;TRIM([.$C1424]);&quot;', &quot;;[.$D$1];&quot;: '&quot;;TRIM([.$D1424]);&quot;', &quot;;[.$E$1];&quot;: '&quot;;TRIM([.$E1424]);&quot;')&quot;)" office:value-type="string" office:string-value="Fontawesome.create!(prefijo_nombre_css: 'fab fa-xing-square: Plaza Xing', icono: 'fab fa-xing-square', termino: '', codigo_css: '\f169')" calcext:value-type="string">
            <text:p>Fontawesome.create!(prefijo_nombre_css: 'fab fa-xing-square: Plaza Xing', icono: 'fab fa-xing-square', termino: '', codigo_css: '\f169')</text:p>
          </table:table-cell>
        </table:table-row>
        <table:table-row table:style-name="ro1">
          <table:table-cell/>
          <table:table-cell office:value-type="string" calcext:value-type="string">
            <text:p>fab fa-y-combinator: Combinador Y </text:p>
          </table:table-cell>
          <table:table-cell office:value-type="string" calcext:value-type="string">
            <text:p><text:s/>fab fa-y-combinato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3b</text:p>
          </table:table-cell>
          <table:table-cell table:formula="of:=CONCATENATE(&quot;Fontawesome.create!(&quot;;[.$B$1];&quot;: '&quot;;TRIM([.$B1425]);&quot;', &quot;;[.$C$1];&quot;: '&quot;;TRIM([.$C1425]);&quot;', &quot;;[.$D$1];&quot;: '&quot;;TRIM([.$D1425]);&quot;', &quot;;[.$E$1];&quot;: '&quot;;TRIM([.$E1425]);&quot;')&quot;)" office:value-type="string" office:string-value="Fontawesome.create!(prefijo_nombre_css: 'fab fa-y-combinator: Combinador Y', icono: 'fab fa-y-combinator', termino: '', codigo_css: '\f23b')" calcext:value-type="string">
            <text:p>Fontawesome.create!(prefijo_nombre_css: 'fab fa-y-combinator: Combinador Y', icono: 'fab fa-y-combinator', termino: '', codigo_css: '\f23b')</text:p>
          </table:table-cell>
        </table:table-row>
        <table:table-row table:style-name="ro1">
          <table:table-cell/>
          <table:table-cell office:value-type="string" calcext:value-type="string">
            <text:p>fab fa-yahoo: Logotipo de Yahoo </text:p>
          </table:table-cell>
          <table:table-cell office:value-type="string" calcext:value-type="string">
            <text:p><text:s/>fab fa-yahoo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9e</text:p>
          </table:table-cell>
          <table:table-cell table:formula="of:=CONCATENATE(&quot;Fontawesome.create!(&quot;;[.$B$1];&quot;: '&quot;;TRIM([.$B1426]);&quot;', &quot;;[.$C$1];&quot;: '&quot;;TRIM([.$C1426]);&quot;', &quot;;[.$D$1];&quot;: '&quot;;TRIM([.$D1426]);&quot;', &quot;;[.$E$1];&quot;: '&quot;;TRIM([.$E1426]);&quot;')&quot;)" office:value-type="string" office:string-value="Fontawesome.create!(prefijo_nombre_css: 'fab fa-yahoo: Logotipo de Yahoo', icono: 'fab fa-yahoo', termino: '', codigo_css: '\f19e')" calcext:value-type="string">
            <text:p>Fontawesome.create!(prefijo_nombre_css: 'fab fa-yahoo: Logotipo de Yahoo', icono: 'fab fa-yahoo', termino: '', codigo_css: '\f19e')</text:p>
          </table:table-cell>
        </table:table-row>
        <table:table-row table:style-name="ro1">
          <table:table-cell/>
          <table:table-cell office:value-type="string" calcext:value-type="string">
            <text:p>fab fa-yammer: Quejarse </text:p>
          </table:table-cell>
          <table:table-cell office:value-type="string" calcext:value-type="string">
            <text:p><text:s/>fab fa-yamm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840</text:p>
          </table:table-cell>
          <table:table-cell table:formula="of:=CONCATENATE(&quot;Fontawesome.create!(&quot;;[.$B$1];&quot;: '&quot;;TRIM([.$B1427]);&quot;', &quot;;[.$C$1];&quot;: '&quot;;TRIM([.$C1427]);&quot;', &quot;;[.$D$1];&quot;: '&quot;;TRIM([.$D1427]);&quot;', &quot;;[.$E$1];&quot;: '&quot;;TRIM([.$E1427]);&quot;')&quot;)" office:value-type="string" office:string-value="Fontawesome.create!(prefijo_nombre_css: 'fab fa-yammer: Quejarse', icono: 'fab fa-yammer', termino: '', codigo_css: '\f840')" calcext:value-type="string">
            <text:p>Fontawesome.create!(prefijo_nombre_css: 'fab fa-yammer: Quejarse', icono: 'fab fa-yammer', termino: '', codigo_css: '\f840')</text:p>
          </table:table-cell>
        </table:table-row>
        <table:table-row table:style-name="ro1">
          <table:table-cell/>
          <table:table-cell office:value-type="string" calcext:value-type="string">
            <text:p>fab fa-yandex: Yandex </text:p>
          </table:table-cell>
          <table:table-cell office:value-type="string" calcext:value-type="string">
            <text:p><text:s/>fab fa-yande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3</text:p>
          </table:table-cell>
          <table:table-cell table:formula="of:=CONCATENATE(&quot;Fontawesome.create!(&quot;;[.$B$1];&quot;: '&quot;;TRIM([.$B1428]);&quot;', &quot;;[.$C$1];&quot;: '&quot;;TRIM([.$C1428]);&quot;', &quot;;[.$D$1];&quot;: '&quot;;TRIM([.$D1428]);&quot;', &quot;;[.$E$1];&quot;: '&quot;;TRIM([.$E1428]);&quot;')&quot;)" office:value-type="string" office:string-value="Fontawesome.create!(prefijo_nombre_css: 'fab fa-yandex: Yandex', icono: 'fab fa-yandex', termino: '', codigo_css: '\f413')" calcext:value-type="string">
            <text:p>Fontawesome.create!(prefijo_nombre_css: 'fab fa-yandex: Yandex', icono: 'fab fa-yandex', termino: '', codigo_css: '\f413')</text:p>
          </table:table-cell>
        </table:table-row>
        <table:table-row table:style-name="ro1">
          <table:table-cell/>
          <table:table-cell office:value-type="string" calcext:value-type="string">
            <text:p>fab fa-yandex-international: Yandex Internacional </text:p>
          </table:table-cell>
          <table:table-cell office:value-type="string" calcext:value-type="string">
            <text:p><text:s/>fab fa-yandex-internation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14</text:p>
          </table:table-cell>
          <table:table-cell table:formula="of:=CONCATENATE(&quot;Fontawesome.create!(&quot;;[.$B$1];&quot;: '&quot;;TRIM([.$B1429]);&quot;', &quot;;[.$C$1];&quot;: '&quot;;TRIM([.$C1429]);&quot;', &quot;;[.$D$1];&quot;: '&quot;;TRIM([.$D1429]);&quot;', &quot;;[.$E$1];&quot;: '&quot;;TRIM([.$E1429]);&quot;')&quot;)" office:value-type="string" office:string-value="Fontawesome.create!(prefijo_nombre_css: 'fab fa-yandex-international: Yandex Internacional', icono: 'fab fa-yandex-international', termino: '', codigo_css: '\f414')" calcext:value-type="string">
            <text:p>Fontawesome.create!(prefijo_nombre_css: 'fab fa-yandex-international: Yandex Internacional', icono: 'fab fa-yandex-international', termino: '', codigo_css: '\f414')</text:p>
          </table:table-cell>
        </table:table-row>
        <table:table-row table:style-name="ro1">
          <table:table-cell/>
          <table:table-cell office:value-type="string" calcext:value-type="string">
            <text:p>fab fa-yarn: Hilo </text:p>
          </table:table-cell>
          <table:table-cell office:value-type="string" calcext:value-type="string">
            <text:p><text:s/>fab fa-yar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7e3</text:p>
          </table:table-cell>
          <table:table-cell table:formula="of:=CONCATENATE(&quot;Fontawesome.create!(&quot;;[.$B$1];&quot;: '&quot;;TRIM([.$B1430]);&quot;', &quot;;[.$C$1];&quot;: '&quot;;TRIM([.$C1430]);&quot;', &quot;;[.$D$1];&quot;: '&quot;;TRIM([.$D1430]);&quot;', &quot;;[.$E$1];&quot;: '&quot;;TRIM([.$E1430]);&quot;')&quot;)" office:value-type="string" office:string-value="Fontawesome.create!(prefijo_nombre_css: 'fab fa-yarn: Hilo', icono: 'fab fa-yarn', termino: '', codigo_css: '\f7e3')" calcext:value-type="string">
            <text:p>Fontawesome.create!(prefijo_nombre_css: 'fab fa-yarn: Hilo', icono: 'fab fa-yarn', termino: '', codigo_css: '\f7e3')</text:p>
          </table:table-cell>
        </table:table-row>
        <table:table-row table:style-name="ro1">
          <table:table-cell/>
          <table:table-cell office:value-type="string" calcext:value-type="string">
            <text:p>fab fa-yelp: Gañido </text:p>
          </table:table-cell>
          <table:table-cell office:value-type="string" calcext:value-type="string">
            <text:p><text:s/>fab fa-yel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1e9</text:p>
          </table:table-cell>
          <table:table-cell table:formula="of:=CONCATENATE(&quot;Fontawesome.create!(&quot;;[.$B$1];&quot;: '&quot;;TRIM([.$B1431]);&quot;', &quot;;[.$C$1];&quot;: '&quot;;TRIM([.$C1431]);&quot;', &quot;;[.$D$1];&quot;: '&quot;;TRIM([.$D1431]);&quot;', &quot;;[.$E$1];&quot;: '&quot;;TRIM([.$E1431]);&quot;')&quot;)" office:value-type="string" office:string-value="Fontawesome.create!(prefijo_nombre_css: 'fab fa-yelp: Gañido', icono: 'fab fa-yelp', termino: '', codigo_css: '\f1e9')" calcext:value-type="string">
            <text:p>Fontawesome.create!(prefijo_nombre_css: 'fab fa-yelp: Gañido', icono: 'fab fa-yelp', termino: '', codigo_css: '\f1e9')</text:p>
          </table:table-cell>
        </table:table-row>
        <table:table-row table:style-name="ro1">
          <table:table-cell/>
          <table:table-cell office:value-type="string" calcext:value-type="string">
            <text:p>fas fa-yen-sign: Signo de yen </text:p>
          </table:table-cell>
          <table:table-cell office:value-type="string" calcext:value-type="string">
            <text:p><text:s/>fas fa-yen-sign </text:p>
          </table:table-cell>
          <table:table-cell office:value-type="string" calcext:value-type="string">
            <text:p><text:s/>moneda, jpy, dinero, </text:p>
          </table:table-cell>
          <table:table-cell office:value-type="string" calcext:value-type="string">
            <text:p><text:s/>\f157</text:p>
          </table:table-cell>
          <table:table-cell table:formula="of:=CONCATENATE(&quot;Fontawesome.create!(&quot;;[.$B$1];&quot;: '&quot;;TRIM([.$B1432]);&quot;', &quot;;[.$C$1];&quot;: '&quot;;TRIM([.$C1432]);&quot;', &quot;;[.$D$1];&quot;: '&quot;;TRIM([.$D1432]);&quot;', &quot;;[.$E$1];&quot;: '&quot;;TRIM([.$E1432]);&quot;')&quot;)" office:value-type="string" office:string-value="Fontawesome.create!(prefijo_nombre_css: 'fas fa-yen-sign: Signo de yen', icono: 'fas fa-yen-sign', termino: 'moneda, jpy, dinero,', codigo_css: '\f157')" calcext:value-type="string">
            <text:p>Fontawesome.create!(prefijo_nombre_css: 'fas fa-yen-sign: Signo de yen', icono: 'fas fa-yen-sign', termino: 'moneda, jpy, dinero,', codigo_css: '\f157')</text:p>
          </table:table-cell>
        </table:table-row>
        <table:table-row table:style-name="ro1">
          <table:table-cell/>
          <table:table-cell office:value-type="string" calcext:value-type="string">
            <text:p>fas fa-yin-yang: Yin Yang </text:p>
          </table:table-cell>
          <table:table-cell office:value-type="string" calcext:value-type="string">
            <text:p><text:s/>fas fa-yin-yang </text:p>
          </table:table-cell>
          <table:table-cell office:value-type="string" calcext:value-type="string">
            <text:p><text:s/>daoísmo, opuestos, taoísmo, </text:p>
          </table:table-cell>
          <table:table-cell office:value-type="string" calcext:value-type="string">
            <text:p><text:s/>\f6ad</text:p>
          </table:table-cell>
          <table:table-cell table:formula="of:=CONCATENATE(&quot;Fontawesome.create!(&quot;;[.$B$1];&quot;: '&quot;;TRIM([.$B1433]);&quot;', &quot;;[.$C$1];&quot;: '&quot;;TRIM([.$C1433]);&quot;', &quot;;[.$D$1];&quot;: '&quot;;TRIM([.$D1433]);&quot;', &quot;;[.$E$1];&quot;: '&quot;;TRIM([.$E1433]);&quot;')&quot;)" office:value-type="string" office:string-value="Fontawesome.create!(prefijo_nombre_css: 'fas fa-yin-yang: Yin Yang', icono: 'fas fa-yin-yang', termino: 'daoísmo, opuestos, taoísmo,', codigo_css: '\f6ad')" calcext:value-type="string">
            <text:p>Fontawesome.create!(prefijo_nombre_css: 'fas fa-yin-yang: Yin Yang', icono: 'fas fa-yin-yang', termino: 'daoísmo, opuestos, taoísmo,', codigo_css: '\f6ad')</text:p>
          </table:table-cell>
        </table:table-row>
        <table:table-row table:style-name="ro1">
          <table:table-cell/>
          <table:table-cell office:value-type="string" calcext:value-type="string">
            <text:p>fab fa-yoast: Yoast </text:p>
          </table:table-cell>
          <table:table-cell office:value-type="string" calcext:value-type="string">
            <text:p><text:s/>fab fa-yoa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2b1</text:p>
          </table:table-cell>
          <table:table-cell table:formula="of:=CONCATENATE(&quot;Fontawesome.create!(&quot;;[.$B$1];&quot;: '&quot;;TRIM([.$B1434]);&quot;', &quot;;[.$C$1];&quot;: '&quot;;TRIM([.$C1434]);&quot;', &quot;;[.$D$1];&quot;: '&quot;;TRIM([.$D1434]);&quot;', &quot;;[.$E$1];&quot;: '&quot;;TRIM([.$E1434]);&quot;')&quot;)" office:value-type="string" office:string-value="Fontawesome.create!(prefijo_nombre_css: 'fab fa-yoast: Yoast', icono: 'fab fa-yoast', termino: '', codigo_css: '\f2b1')" calcext:value-type="string">
            <text:p>Fontawesome.create!(prefijo_nombre_css: 'fab fa-yoast: Yoast', icono: 'fab fa-yoast', termino: '', codigo_css: '\f2b1')</text:p>
          </table:table-cell>
        </table:table-row>
        <table:table-row table:style-name="ro1">
          <table:table-cell/>
          <table:table-cell office:value-type="string" calcext:value-type="string">
            <text:p>fab fa-youtube: Youtube </text:p>
          </table:table-cell>
          <table:table-cell office:value-type="string" calcext:value-type="string">
            <text:p><text:s/>fab fa-youtube </text:p>
          </table:table-cell>
          <table:table-cell office:value-type="string" calcext:value-type="string">
            <text:p><text:s/>película, video, youtube-play, youtube-square, </text:p>
          </table:table-cell>
          <table:table-cell office:value-type="string" calcext:value-type="string">
            <text:p><text:s/>\f167</text:p>
          </table:table-cell>
          <table:table-cell table:formula="of:=CONCATENATE(&quot;Fontawesome.create!(&quot;;[.$B$1];&quot;: '&quot;;TRIM([.$B1435]);&quot;', &quot;;[.$C$1];&quot;: '&quot;;TRIM([.$C1435]);&quot;', &quot;;[.$D$1];&quot;: '&quot;;TRIM([.$D1435]);&quot;', &quot;;[.$E$1];&quot;: '&quot;;TRIM([.$E1435]);&quot;')&quot;)" office:value-type="string" office:string-value="Fontawesome.create!(prefijo_nombre_css: 'fab fa-youtube: Youtube', icono: 'fab fa-youtube', termino: 'película, video, youtube-play, youtube-square,', codigo_css: '\f167')" calcext:value-type="string">
            <text:p>Fontawesome.create!(prefijo_nombre_css: 'fab fa-youtube: Youtube', icono: 'fab fa-youtube', termino: 'película, video, youtube-play, youtube-square,', codigo_css: '\f167')</text:p>
          </table:table-cell>
        </table:table-row>
        <table:table-row table:style-name="ro1">
          <table:table-cell/>
          <table:table-cell office:value-type="string" calcext:value-type="string">
            <text:p>fab fa-youtube-square: Youtube Square </text:p>
          </table:table-cell>
          <table:table-cell office:value-type="string" calcext:value-type="string">
            <text:p><text:s/>fab fa-youtube-squa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431</text:p>
          </table:table-cell>
          <table:table-cell table:formula="of:=CONCATENATE(&quot;Fontawesome.create!(&quot;;[.$B$1];&quot;: '&quot;;TRIM([.$B1436]);&quot;', &quot;;[.$C$1];&quot;: '&quot;;TRIM([.$C1436]);&quot;', &quot;;[.$D$1];&quot;: '&quot;;TRIM([.$D1436]);&quot;', &quot;;[.$E$1];&quot;: '&quot;;TRIM([.$E1436]);&quot;')&quot;)" office:value-type="string" office:string-value="Fontawesome.create!(prefijo_nombre_css: 'fab fa-youtube-square: Youtube Square', icono: 'fab fa-youtube-square', termino: '', codigo_css: '\f431')" calcext:value-type="string">
            <text:p>Fontawesome.create!(prefijo_nombre_css: 'fab fa-youtube-square: Youtube Square', icono: 'fab fa-youtube-square', termino: '', codigo_css: '\f431')</text:p>
          </table:table-cell>
        </table:table-row>
        <table:table-row table:style-name="ro1">
          <table:table-cell/>
          <table:table-cell office:value-type="string" calcext:value-type="string">
            <text:p>fab fa-zhihu: Zhihu </text:p>
          </table:table-cell>
          <table:table-cell office:value-type="string" calcext:value-type="string">
            <text:p><text:s/>fab fa-zhihu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\f63f</text:p>
          </table:table-cell>
          <table:table-cell table:formula="of:=CONCATENATE(&quot;Fontawesome.create!(&quot;;[.$B$1];&quot;: '&quot;;TRIM([.$B1437]);&quot;', &quot;;[.$C$1];&quot;: '&quot;;TRIM([.$C1437]);&quot;', &quot;;[.$D$1];&quot;: '&quot;;TRIM([.$D1437]);&quot;', &quot;;[.$E$1];&quot;: '&quot;;TRIM([.$E1437]);&quot;')&quot;)" office:value-type="string" office:string-value="Fontawesome.create!(prefijo_nombre_css: 'fab fa-zhihu: Zhihu', icono: 'fab fa-zhihu', termino: '', codigo_css: '\f63f')" calcext:value-type="string">
            <text:p>Fontawesome.create!(prefijo_nombre_css: 'fab fa-zhihu: Zhihu', icono: 'fab fa-zhihu', termino: '', codigo_css: '\f63f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01:59:56.169642472</meta:creation-date>
    <dc:date>2022-08-18T02:43:00.944832838</dc:date>
    <meta:editing-duration>PT21M42S</meta:editing-duration>
    <meta:editing-cycles>4</meta:editing-cycles>
    <meta:generator>LibreOffice/6.4.7.2$Linux_X86_64 LibreOffice_project/40$Build-2</meta:generator>
    <meta:document-statistic meta:table-count="1" meta:cell-count="7184" meta:object-count="0"/>
  </office:meta>
</office:document-meta>
</file>